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co2" style:family="table-column">
      <style:table-column-properties fo:break-before="auto" style:column-width="0.9819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108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6f9d4"/>
    </style:style>
    <style:style style:name="ce3" style:family="table-cell" style:parent-style-name="Default" style:data-style-name="N108"/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fo:background-color="#fff5ce"/>
    </style:style>
    <style:style style:name="ce6" style:family="table-cell" style:parent-style-name="Default" style:data-style-name="N1">
      <style:table-cell-properties fo:background-color="#f6f9d4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3" table:default-cell-style-name="ce4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timer tick period (s)</text:p>
          </table:table-cell>
          <table:table-cell/>
          <table:table-cell office:value-type="string" calcext:value-type="string">
            <text:p>pole pairs</text:p>
          </table:table-cell>
          <table:table-cell/>
          <table:table-cell office:value-type="string" calcext:value-type="string">
            <text:p>Sheave ratio</text:p>
          </table:table-cell>
          <table:table-cell table:number-columns-repeated="2"/>
          <table:table-cell office:value-type="string" calcext:value-type="string">
            <text:p>pole pairs</text:p>
          </table:table-cell>
          <table:table-cell/>
          <table:table-cell office:value-type="string" calcext:value-type="string">
            <text:p>Sheave ratio</text:p>
          </table:table-cell>
        </table:table-row>
        <table:table-row table:style-name="ro1">
          <table:table-cell/>
          <table:table-cell table:style-name="ce3" office:value-type="float" office:value="0.000016" calcext:value-type="float">
            <text:p>16.00E-0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2x16 LC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seudo-16b</text:p>
            <text:p>counter value</text:p>
          </table:table-cell>
          <table:table-cell office:value-type="string" calcext:value-type="string">
            <text:p>time between</text:p>
            <text:p>hallB rising</text:p>
            <text:p>edges (ms)</text:p>
          </table:table-cell>
          <table:table-cell office:value-type="string" calcext:value-type="string">
            <text:p>frequency</text:p>
            <text:p>HallB L→H</text:p>
            <text:p>(Hz)</text:p>
          </table:table-cell>
          <table:table-cell office:value-type="string" calcext:value-type="string">
            <text:p>frequency</text:p>
            <text:p>BLDC shaft</text:p>
            <text:p>rotation (Hz)</text:p>
          </table:table-cell>
          <table:table-cell office:value-type="string" calcext:value-type="string">
            <text:p>frequency</text:p>
            <text:p>BLDC shaft</text:p>
            <text:p>rotation (rpm)</text:p>
          </table:table-cell>
          <table:table-cell office:value-type="string" calcext:value-type="string">
            <text:p>frequency</text:p>
            <text:p>spindle shaft</text:p>
            <text:p>rotation (rpm)</text:p>
          </table:table-cell>
          <table:table-cell/>
          <table:table-cell office:value-type="string" calcext:value-type="string">
            <text:p>hallB rising</text:p>
            <text:p>edges per</text:p>
            <text:p>second (Hz)</text:p>
            <text:p>counter</text:p>
          </table:table-cell>
          <table:table-cell office:value-type="string" calcext:value-type="string">
            <text:p>frequency</text:p>
            <text:p>BLDC shaft</text:p>
            <text:p>rotation (Hz)</text:p>
          </table:table-cell>
          <table:table-cell table:style-name="ce4" office:value-type="string" calcext:value-type="string">
            <text:p>frequency</text:p>
            <text:p>BLDC shaft</text:p>
            <text:p>rotation (rpm)</text:p>
          </table:table-cell>
          <table:table-cell office:value-type="string" calcext:value-type="string">
            <text:p>frequency</text:p>
            <text:p>spindle shaft</text:p>
            <text:p>rotation (rpm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$2]*[.A4]*1000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formula="of:=[.H4]/[.I$2]" office:value-type="float" office:value="0" calcext:value-type="float">
            <text:p>0</text:p>
          </table:table-cell>
          <table:table-cell table:formula="of:=[.I4]*6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[.A5]*1000" office:value-type="float" office:value="0.016" calcext:value-type="float">
            <text:p>0.016</text:p>
          </table:table-cell>
          <table:table-cell table:formula="of:=1/([.B5]/1000)" office:value-type="float" office:value="62500" calcext:value-type="float">
            <text:p>62500</text:p>
          </table:table-cell>
          <table:table-cell table:formula="of:=[.C5]/[.D$2]" office:value-type="float" office:value="15625" calcext:value-type="float">
            <text:p>15625</text:p>
          </table:table-cell>
          <table:table-cell table:formula="of:=[.D5]*60" office:value-type="float" office:value="937500" calcext:value-type="float">
            <text:p>937500</text:p>
          </table:table-cell>
          <table:table-cell table:formula="of:=[.E5]*[.F$2]" office:value-type="float" office:value="1875000" calcext:value-type="float">
            <text:p>1875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5]/[.I$2]" office:value-type="float" office:value="0.25" calcext:value-type="float">
            <text:p>0.25</text:p>
          </table:table-cell>
          <table:table-cell table:formula="of:=[.I5]*60" office:value-type="float" office:value="15" calcext:value-type="float">
            <text:p>15</text:p>
          </table:table-cell>
          <table:table-cell table:formula="of:=[.J5]*[.F$2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*[.A6]*1000" office:value-type="float" office:value="0.032" calcext:value-type="float">
            <text:p>0.032</text:p>
          </table:table-cell>
          <table:table-cell table:formula="of:=1/([.B6]/1000)" office:value-type="float" office:value="31250" calcext:value-type="float">
            <text:p>31250</text:p>
          </table:table-cell>
          <table:table-cell table:formula="of:=[.C6]/[.D$2]" office:value-type="float" office:value="7812.5" calcext:value-type="float">
            <text:p>7813</text:p>
          </table:table-cell>
          <table:table-cell table:formula="of:=[.D6]*60" office:value-type="float" office:value="468750" calcext:value-type="float">
            <text:p>468750</text:p>
          </table:table-cell>
          <table:table-cell table:formula="of:=[.E6]*[.F$2]" office:value-type="float" office:value="937500" calcext:value-type="float">
            <text:p>93750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6]/[.I$2]" office:value-type="float" office:value="0.5" calcext:value-type="float">
            <text:p>0.5</text:p>
          </table:table-cell>
          <table:table-cell table:formula="of:=[.I6]*60" office:value-type="float" office:value="30" calcext:value-type="float">
            <text:p>30</text:p>
          </table:table-cell>
          <table:table-cell table:formula="of:=[.J6]*[.F$2]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*[.A7]*1000" office:value-type="float" office:value="0.048" calcext:value-type="float">
            <text:p>0.048</text:p>
          </table:table-cell>
          <table:table-cell table:formula="of:=1/([.B7]/1000)" office:value-type="float" office:value="20833.3333333333" calcext:value-type="float">
            <text:p>20833</text:p>
          </table:table-cell>
          <table:table-cell table:formula="of:=[.C7]/[.D$2]" office:value-type="float" office:value="5208.33333333333" calcext:value-type="float">
            <text:p>5208</text:p>
          </table:table-cell>
          <table:table-cell table:formula="of:=[.D7]*60" office:value-type="float" office:value="312500" calcext:value-type="float">
            <text:p>312500</text:p>
          </table:table-cell>
          <table:table-cell table:formula="of:=[.E7]*[.F$2]" office:value-type="float" office:value="625000" calcext:value-type="float">
            <text:p>62500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7]/[.I$2]" office:value-type="float" office:value="0.75" calcext:value-type="float">
            <text:p>0.75</text:p>
          </table:table-cell>
          <table:table-cell table:formula="of:=[.I7]*60" office:value-type="float" office:value="45" calcext:value-type="float">
            <text:p>45</text:p>
          </table:table-cell>
          <table:table-cell table:formula="of:=[.J7]*[.F$2]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*[.A8]*1000" office:value-type="float" office:value="0.064" calcext:value-type="float">
            <text:p>0.064</text:p>
          </table:table-cell>
          <table:table-cell table:formula="of:=1/([.B8]/1000)" office:value-type="float" office:value="15625" calcext:value-type="float">
            <text:p>15625</text:p>
          </table:table-cell>
          <table:table-cell table:formula="of:=[.C8]/[.D$2]" office:value-type="float" office:value="3906.25" calcext:value-type="float">
            <text:p>3906</text:p>
          </table:table-cell>
          <table:table-cell table:formula="of:=[.D8]*60" office:value-type="float" office:value="234375" calcext:value-type="float">
            <text:p>234375</text:p>
          </table:table-cell>
          <table:table-cell table:formula="of:=[.E8]*[.F$2]" office:value-type="float" office:value="468750" calcext:value-type="float">
            <text:p>4687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8]/[.I$2]" office:value-type="float" office:value="1" calcext:value-type="float">
            <text:p>1</text:p>
          </table:table-cell>
          <table:table-cell table:formula="of:=[.I8]*60" office:value-type="float" office:value="60" calcext:value-type="float">
            <text:p>60</text:p>
          </table:table-cell>
          <table:table-cell table:formula="of:=[.J8]*[.F$2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*[.A9]*1000" office:value-type="float" office:value="0.08" calcext:value-type="float">
            <text:p>0.08</text:p>
          </table:table-cell>
          <table:table-cell table:formula="of:=1/([.B9]/1000)" office:value-type="float" office:value="12500" calcext:value-type="float">
            <text:p>12500</text:p>
          </table:table-cell>
          <table:table-cell table:formula="of:=[.C9]/[.D$2]" office:value-type="float" office:value="3125" calcext:value-type="float">
            <text:p>3125</text:p>
          </table:table-cell>
          <table:table-cell table:formula="of:=[.D9]*60" office:value-type="float" office:value="187500" calcext:value-type="float">
            <text:p>187500</text:p>
          </table:table-cell>
          <table:table-cell table:formula="of:=[.E9]*[.F$2]" office:value-type="float" office:value="375000" calcext:value-type="float">
            <text:p>37500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9]/[.I$2]" office:value-type="float" office:value="1.25" calcext:value-type="float">
            <text:p>1.25</text:p>
          </table:table-cell>
          <table:table-cell table:formula="of:=[.I9]*60" office:value-type="float" office:value="75" calcext:value-type="float">
            <text:p>75</text:p>
          </table:table-cell>
          <table:table-cell table:formula="of:=[.J9]*[.F$2]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*[.A10]*1000" office:value-type="float" office:value="0.096" calcext:value-type="float">
            <text:p>0.096</text:p>
          </table:table-cell>
          <table:table-cell table:formula="of:=1/([.B10]/1000)" office:value-type="float" office:value="10416.6666666667" calcext:value-type="float">
            <text:p>10417</text:p>
          </table:table-cell>
          <table:table-cell table:formula="of:=[.C10]/[.D$2]" office:value-type="float" office:value="2604.16666666667" calcext:value-type="float">
            <text:p>2604</text:p>
          </table:table-cell>
          <table:table-cell table:formula="of:=[.D10]*60" office:value-type="float" office:value="156250" calcext:value-type="float">
            <text:p>156250</text:p>
          </table:table-cell>
          <table:table-cell table:formula="of:=[.E10]*[.F$2]" office:value-type="float" office:value="312500" calcext:value-type="float">
            <text:p>3125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10]/[.I$2]" office:value-type="float" office:value="1.5" calcext:value-type="float">
            <text:p>1.5</text:p>
          </table:table-cell>
          <table:table-cell table:formula="of:=[.I10]*60" office:value-type="float" office:value="90" calcext:value-type="float">
            <text:p>90</text:p>
          </table:table-cell>
          <table:table-cell table:formula="of:=[.J10]*[.F$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*[.A11]*1000" office:value-type="float" office:value="0.112" calcext:value-type="float">
            <text:p>0.112</text:p>
          </table:table-cell>
          <table:table-cell table:formula="of:=1/([.B11]/1000)" office:value-type="float" office:value="8928.57142857143" calcext:value-type="float">
            <text:p>8929</text:p>
          </table:table-cell>
          <table:table-cell table:formula="of:=[.C11]/[.D$2]" office:value-type="float" office:value="2232.14285714286" calcext:value-type="float">
            <text:p>2232</text:p>
          </table:table-cell>
          <table:table-cell table:formula="of:=[.D11]*60" office:value-type="float" office:value="133928.571428571" calcext:value-type="float">
            <text:p>133929</text:p>
          </table:table-cell>
          <table:table-cell table:formula="of:=[.E11]*[.F$2]" office:value-type="float" office:value="267857.142857143" calcext:value-type="float">
            <text:p>26785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11]/[.I$2]" office:value-type="float" office:value="1.75" calcext:value-type="float">
            <text:p>1.75</text:p>
          </table:table-cell>
          <table:table-cell table:formula="of:=[.I11]*60" office:value-type="float" office:value="105" calcext:value-type="float">
            <text:p>105</text:p>
          </table:table-cell>
          <table:table-cell table:formula="of:=[.J11]*[.F$2]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*[.A12]*1000" office:value-type="float" office:value="0.128" calcext:value-type="float">
            <text:p>0.128</text:p>
          </table:table-cell>
          <table:table-cell table:formula="of:=1/([.B12]/1000)" office:value-type="float" office:value="7812.5" calcext:value-type="float">
            <text:p>7813</text:p>
          </table:table-cell>
          <table:table-cell table:formula="of:=[.C12]/[.D$2]" office:value-type="float" office:value="1953.125" calcext:value-type="float">
            <text:p>1953</text:p>
          </table:table-cell>
          <table:table-cell table:formula="of:=[.D12]*60" office:value-type="float" office:value="117187.5" calcext:value-type="float">
            <text:p>117188</text:p>
          </table:table-cell>
          <table:table-cell table:formula="of:=[.E12]*[.F$2]" office:value-type="float" office:value="234375" calcext:value-type="float">
            <text:p>23437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H12]/[.I$2]" office:value-type="float" office:value="2" calcext:value-type="float">
            <text:p>2</text:p>
          </table:table-cell>
          <table:table-cell table:formula="of:=[.I12]*60" office:value-type="float" office:value="120" calcext:value-type="float">
            <text:p>120</text:p>
          </table:table-cell>
          <table:table-cell table:formula="of:=[.J12]*[.F$2]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*[.A13]*1000" office:value-type="float" office:value="0.144" calcext:value-type="float">
            <text:p>0.144</text:p>
          </table:table-cell>
          <table:table-cell table:formula="of:=1/([.B13]/1000)" office:value-type="float" office:value="6944.44444444444" calcext:value-type="float">
            <text:p>6944</text:p>
          </table:table-cell>
          <table:table-cell table:formula="of:=[.C13]/[.D$2]" office:value-type="float" office:value="1736.11111111111" calcext:value-type="float">
            <text:p>1736</text:p>
          </table:table-cell>
          <table:table-cell table:formula="of:=[.D13]*60" office:value-type="float" office:value="104166.666666667" calcext:value-type="float">
            <text:p>104167</text:p>
          </table:table-cell>
          <table:table-cell table:formula="of:=[.E13]*[.F$2]" office:value-type="float" office:value="208333.333333333" calcext:value-type="float">
            <text:p>20833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/[.I$2]" office:value-type="float" office:value="2.25" calcext:value-type="float">
            <text:p>2.25</text:p>
          </table:table-cell>
          <table:table-cell table:formula="of:=[.I13]*60" office:value-type="float" office:value="135" calcext:value-type="float">
            <text:p>135</text:p>
          </table:table-cell>
          <table:table-cell table:formula="of:=[.J13]*[.F$2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*[.A14]*1000" office:value-type="float" office:value="0.16" calcext:value-type="float">
            <text:p>0.16</text:p>
          </table:table-cell>
          <table:table-cell table:formula="of:=1/([.B14]/1000)" office:value-type="float" office:value="6250" calcext:value-type="float">
            <text:p>6250</text:p>
          </table:table-cell>
          <table:table-cell table:formula="of:=[.C14]/[.D$2]" office:value-type="float" office:value="1562.5" calcext:value-type="float">
            <text:p>1563</text:p>
          </table:table-cell>
          <table:table-cell table:formula="of:=[.D14]*60" office:value-type="float" office:value="93750" calcext:value-type="float">
            <text:p>93750</text:p>
          </table:table-cell>
          <table:table-cell table:formula="of:=[.E14]*[.F$2]" office:value-type="float" office:value="187500" calcext:value-type="float">
            <text:p>1875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4]/[.I$2]" office:value-type="float" office:value="2.5" calcext:value-type="float">
            <text:p>2.5</text:p>
          </table:table-cell>
          <table:table-cell table:formula="of:=[.I14]*60" office:value-type="float" office:value="150" calcext:value-type="float">
            <text:p>150</text:p>
          </table:table-cell>
          <table:table-cell table:formula="of:=[.J14]*[.F$2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$2]*[.A15]*1000" office:value-type="float" office:value="0.176" calcext:value-type="float">
            <text:p>0.176</text:p>
          </table:table-cell>
          <table:table-cell table:formula="of:=1/([.B15]/1000)" office:value-type="float" office:value="5681.81818181818" calcext:value-type="float">
            <text:p>5682</text:p>
          </table:table-cell>
          <table:table-cell table:formula="of:=[.C15]/[.D$2]" office:value-type="float" office:value="1420.45454545455" calcext:value-type="float">
            <text:p>1420</text:p>
          </table:table-cell>
          <table:table-cell table:formula="of:=[.D15]*60" office:value-type="float" office:value="85227.2727272727" calcext:value-type="float">
            <text:p>85227</text:p>
          </table:table-cell>
          <table:table-cell table:formula="of:=[.E15]*[.F$2]" office:value-type="float" office:value="170454.545454545" calcext:value-type="float">
            <text:p>1704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5]/[.I$2]" office:value-type="float" office:value="2.75" calcext:value-type="float">
            <text:p>2.75</text:p>
          </table:table-cell>
          <table:table-cell table:formula="of:=[.I15]*60" office:value-type="float" office:value="165" calcext:value-type="float">
            <text:p>165</text:p>
          </table:table-cell>
          <table:table-cell table:formula="of:=[.J15]*[.F$2]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$2]*[.A16]*1000" office:value-type="float" office:value="0.192" calcext:value-type="float">
            <text:p>0.192</text:p>
          </table:table-cell>
          <table:table-cell table:formula="of:=1/([.B16]/1000)" office:value-type="float" office:value="5208.33333333333" calcext:value-type="float">
            <text:p>5208</text:p>
          </table:table-cell>
          <table:table-cell table:formula="of:=[.C16]/[.D$2]" office:value-type="float" office:value="1302.08333333333" calcext:value-type="float">
            <text:p>1302</text:p>
          </table:table-cell>
          <table:table-cell table:formula="of:=[.D16]*60" office:value-type="float" office:value="78125" calcext:value-type="float">
            <text:p>78125</text:p>
          </table:table-cell>
          <table:table-cell table:formula="of:=[.E16]*[.F$2]" office:value-type="float" office:value="156250" calcext:value-type="float">
            <text:p>156250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6]/[.I$2]" office:value-type="float" office:value="3" calcext:value-type="float">
            <text:p>3</text:p>
          </table:table-cell>
          <table:table-cell table:formula="of:=[.I16]*60" office:value-type="float" office:value="180" calcext:value-type="float">
            <text:p>180</text:p>
          </table:table-cell>
          <table:table-cell table:formula="of:=[.J16]*[.F$2]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$2]*[.A17]*1000" office:value-type="float" office:value="0.208" calcext:value-type="float">
            <text:p>0.208</text:p>
          </table:table-cell>
          <table:table-cell table:formula="of:=1/([.B17]/1000)" office:value-type="float" office:value="4807.69230769231" calcext:value-type="float">
            <text:p>4808</text:p>
          </table:table-cell>
          <table:table-cell table:formula="of:=[.C17]/[.D$2]" office:value-type="float" office:value="1201.92307692308" calcext:value-type="float">
            <text:p>1202</text:p>
          </table:table-cell>
          <table:table-cell table:formula="of:=[.D17]*60" office:value-type="float" office:value="72115.3846153846" calcext:value-type="float">
            <text:p>72115</text:p>
          </table:table-cell>
          <table:table-cell table:formula="of:=[.E17]*[.F$2]" office:value-type="float" office:value="144230.769230769" calcext:value-type="float">
            <text:p>14423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17]/[.I$2]" office:value-type="float" office:value="3.25" calcext:value-type="float">
            <text:p>3.25</text:p>
          </table:table-cell>
          <table:table-cell table:formula="of:=[.I17]*60" office:value-type="float" office:value="195" calcext:value-type="float">
            <text:p>195</text:p>
          </table:table-cell>
          <table:table-cell table:formula="of:=[.J17]*[.F$2]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$2]*[.A18]*1000" office:value-type="float" office:value="0.224" calcext:value-type="float">
            <text:p>0.224</text:p>
          </table:table-cell>
          <table:table-cell table:formula="of:=1/([.B18]/1000)" office:value-type="float" office:value="4464.28571428571" calcext:value-type="float">
            <text:p>4464</text:p>
          </table:table-cell>
          <table:table-cell table:formula="of:=[.C18]/[.D$2]" office:value-type="float" office:value="1116.07142857143" calcext:value-type="float">
            <text:p>1116</text:p>
          </table:table-cell>
          <table:table-cell table:formula="of:=[.D18]*60" office:value-type="float" office:value="66964.2857142857" calcext:value-type="float">
            <text:p>66964</text:p>
          </table:table-cell>
          <table:table-cell table:formula="of:=[.E18]*[.F$2]" office:value-type="float" office:value="133928.571428571" calcext:value-type="float">
            <text:p>13392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18]/[.I$2]" office:value-type="float" office:value="3.5" calcext:value-type="float">
            <text:p>3.5</text:p>
          </table:table-cell>
          <table:table-cell table:formula="of:=[.I18]*60" office:value-type="float" office:value="210" calcext:value-type="float">
            <text:p>210</text:p>
          </table:table-cell>
          <table:table-cell table:formula="of:=[.J18]*[.F$2]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$2]*[.A19]*1000" office:value-type="float" office:value="0.24" calcext:value-type="float">
            <text:p>0.24</text:p>
          </table:table-cell>
          <table:table-cell table:formula="of:=1/([.B19]/1000)" office:value-type="float" office:value="4166.66666666667" calcext:value-type="float">
            <text:p>4167</text:p>
          </table:table-cell>
          <table:table-cell table:formula="of:=[.C19]/[.D$2]" office:value-type="float" office:value="1041.66666666667" calcext:value-type="float">
            <text:p>1042</text:p>
          </table:table-cell>
          <table:table-cell table:formula="of:=[.D19]*60" office:value-type="float" office:value="62500" calcext:value-type="float">
            <text:p>62500</text:p>
          </table:table-cell>
          <table:table-cell table:formula="of:=[.E19]*[.F$2]" office:value-type="float" office:value="125000" calcext:value-type="float">
            <text:p>125000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9]/[.I$2]" office:value-type="float" office:value="3.75" calcext:value-type="float">
            <text:p>3.75</text:p>
          </table:table-cell>
          <table:table-cell table:formula="of:=[.I19]*60" office:value-type="float" office:value="225" calcext:value-type="float">
            <text:p>225</text:p>
          </table:table-cell>
          <table:table-cell table:formula="of:=[.J19]*[.F$2]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$2]*[.A20]*1000" office:value-type="float" office:value="0.256" calcext:value-type="float">
            <text:p>0.256</text:p>
          </table:table-cell>
          <table:table-cell table:formula="of:=1/([.B20]/1000)" office:value-type="float" office:value="3906.25" calcext:value-type="float">
            <text:p>3906</text:p>
          </table:table-cell>
          <table:table-cell table:formula="of:=[.C20]/[.D$2]" office:value-type="float" office:value="976.5625" calcext:value-type="float">
            <text:p>977</text:p>
          </table:table-cell>
          <table:table-cell table:formula="of:=[.D20]*60" office:value-type="float" office:value="58593.75" calcext:value-type="float">
            <text:p>58594</text:p>
          </table:table-cell>
          <table:table-cell table:formula="of:=[.E20]*[.F$2]" office:value-type="float" office:value="117187.5" calcext:value-type="float">
            <text:p>11718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0]/[.I$2]" office:value-type="float" office:value="4" calcext:value-type="float">
            <text:p>4</text:p>
          </table:table-cell>
          <table:table-cell table:formula="of:=[.I20]*60" office:value-type="float" office:value="240" calcext:value-type="float">
            <text:p>240</text:p>
          </table:table-cell>
          <table:table-cell table:formula="of:=[.J20]*[.F$2]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$2]*[.A21]*1000" office:value-type="float" office:value="0.272" calcext:value-type="float">
            <text:p>0.272</text:p>
          </table:table-cell>
          <table:table-cell table:formula="of:=1/([.B21]/1000)" office:value-type="float" office:value="3676.47058823529" calcext:value-type="float">
            <text:p>3676</text:p>
          </table:table-cell>
          <table:table-cell table:formula="of:=[.C21]/[.D$2]" office:value-type="float" office:value="919.117647058824" calcext:value-type="float">
            <text:p>919</text:p>
          </table:table-cell>
          <table:table-cell table:formula="of:=[.D21]*60" office:value-type="float" office:value="55147.0588235294" calcext:value-type="float">
            <text:p>55147</text:p>
          </table:table-cell>
          <table:table-cell table:formula="of:=[.E21]*[.F$2]" office:value-type="float" office:value="110294.117647059" calcext:value-type="float">
            <text:p>110294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1]/[.I$2]" office:value-type="float" office:value="4.25" calcext:value-type="float">
            <text:p>4.25</text:p>
          </table:table-cell>
          <table:table-cell table:formula="of:=[.I21]*60" office:value-type="float" office:value="255" calcext:value-type="float">
            <text:p>255</text:p>
          </table:table-cell>
          <table:table-cell table:formula="of:=[.J21]*[.F$2]"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$2]*[.A22]*1000" office:value-type="float" office:value="0.288" calcext:value-type="float">
            <text:p>0.288</text:p>
          </table:table-cell>
          <table:table-cell table:formula="of:=1/([.B22]/1000)" office:value-type="float" office:value="3472.22222222222" calcext:value-type="float">
            <text:p>3472</text:p>
          </table:table-cell>
          <table:table-cell table:formula="of:=[.C22]/[.D$2]" office:value-type="float" office:value="868.055555555556" calcext:value-type="float">
            <text:p>868</text:p>
          </table:table-cell>
          <table:table-cell table:formula="of:=[.D22]*60" office:value-type="float" office:value="52083.3333333333" calcext:value-type="float">
            <text:p>52083</text:p>
          </table:table-cell>
          <table:table-cell table:formula="of:=[.E22]*[.F$2]" office:value-type="float" office:value="104166.666666667" calcext:value-type="float">
            <text:p>104167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2]/[.I$2]" office:value-type="float" office:value="4.5" calcext:value-type="float">
            <text:p>4.5</text:p>
          </table:table-cell>
          <table:table-cell table:formula="of:=[.I22]*60" office:value-type="float" office:value="270" calcext:value-type="float">
            <text:p>270</text:p>
          </table:table-cell>
          <table:table-cell table:formula="of:=[.J22]*[.F$2]" office:value-type="float" office:value="540" calcext:value-type="float">
            <text:p>54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$2]*[.A23]*1000" office:value-type="float" office:value="0.304" calcext:value-type="float">
            <text:p>0.304</text:p>
          </table:table-cell>
          <table:table-cell table:formula="of:=1/([.B23]/1000)" office:value-type="float" office:value="3289.47368421053" calcext:value-type="float">
            <text:p>3289</text:p>
          </table:table-cell>
          <table:table-cell table:formula="of:=[.C23]/[.D$2]" office:value-type="float" office:value="822.368421052632" calcext:value-type="float">
            <text:p>822</text:p>
          </table:table-cell>
          <table:table-cell table:formula="of:=[.D23]*60" office:value-type="float" office:value="49342.1052631579" calcext:value-type="float">
            <text:p>49342</text:p>
          </table:table-cell>
          <table:table-cell table:formula="of:=[.E23]*[.F$2]" office:value-type="float" office:value="98684.2105263158" calcext:value-type="float">
            <text:p>98684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H23]/[.I$2]" office:value-type="float" office:value="4.75" calcext:value-type="float">
            <text:p>4.75</text:p>
          </table:table-cell>
          <table:table-cell table:formula="of:=[.I23]*60" office:value-type="float" office:value="285" calcext:value-type="float">
            <text:p>285</text:p>
          </table:table-cell>
          <table:table-cell table:formula="of:=[.J23]*[.F$2]"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$2]*[.A24]*1000" office:value-type="float" office:value="0.32" calcext:value-type="float">
            <text:p>0.32</text:p>
          </table:table-cell>
          <table:table-cell table:formula="of:=1/([.B24]/1000)" office:value-type="float" office:value="3125" calcext:value-type="float">
            <text:p>3125</text:p>
          </table:table-cell>
          <table:table-cell table:formula="of:=[.C24]/[.D$2]" office:value-type="float" office:value="781.25" calcext:value-type="float">
            <text:p>781</text:p>
          </table:table-cell>
          <table:table-cell table:formula="of:=[.D24]*60" office:value-type="float" office:value="46875" calcext:value-type="float">
            <text:p>46875</text:p>
          </table:table-cell>
          <table:table-cell table:formula="of:=[.E24]*[.F$2]" office:value-type="float" office:value="93750" calcext:value-type="float">
            <text:p>9375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H24]/[.I$2]" office:value-type="float" office:value="5" calcext:value-type="float">
            <text:p>5</text:p>
          </table:table-cell>
          <table:table-cell table:formula="of:=[.I24]*60" office:value-type="float" office:value="300" calcext:value-type="float">
            <text:p>300</text:p>
          </table:table-cell>
          <table:table-cell table:formula="of:=[.J24]*[.F$2]"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$2]*[.A25]*1000" office:value-type="float" office:value="0.336" calcext:value-type="float">
            <text:p>0.336</text:p>
          </table:table-cell>
          <table:table-cell table:formula="of:=1/([.B25]/1000)" office:value-type="float" office:value="2976.19047619048" calcext:value-type="float">
            <text:p>2976</text:p>
          </table:table-cell>
          <table:table-cell table:formula="of:=[.C25]/[.D$2]" office:value-type="float" office:value="744.047619047619" calcext:value-type="float">
            <text:p>744</text:p>
          </table:table-cell>
          <table:table-cell table:formula="of:=[.D25]*60" office:value-type="float" office:value="44642.8571428571" calcext:value-type="float">
            <text:p>44643</text:p>
          </table:table-cell>
          <table:table-cell table:formula="of:=[.E25]*[.F$2]" office:value-type="float" office:value="89285.7142857143" calcext:value-type="float">
            <text:p>8928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H25]/[.I$2]" office:value-type="float" office:value="5.25" calcext:value-type="float">
            <text:p>5.25</text:p>
          </table:table-cell>
          <table:table-cell table:formula="of:=[.I25]*60" office:value-type="float" office:value="315" calcext:value-type="float">
            <text:p>315</text:p>
          </table:table-cell>
          <table:table-cell table:formula="of:=[.J25]*[.F$2]"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$2]*[.A26]*1000" office:value-type="float" office:value="0.352" calcext:value-type="float">
            <text:p>0.352</text:p>
          </table:table-cell>
          <table:table-cell table:formula="of:=1/([.B26]/1000)" office:value-type="float" office:value="2840.90909090909" calcext:value-type="float">
            <text:p>2841</text:p>
          </table:table-cell>
          <table:table-cell table:formula="of:=[.C26]/[.D$2]" office:value-type="float" office:value="710.227272727273" calcext:value-type="float">
            <text:p>710</text:p>
          </table:table-cell>
          <table:table-cell table:formula="of:=[.D26]*60" office:value-type="float" office:value="42613.6363636364" calcext:value-type="float">
            <text:p>42614</text:p>
          </table:table-cell>
          <table:table-cell table:formula="of:=[.E26]*[.F$2]" office:value-type="float" office:value="85227.2727272727" calcext:value-type="float">
            <text:p>85227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H26]/[.I$2]" office:value-type="float" office:value="5.5" calcext:value-type="float">
            <text:p>5.5</text:p>
          </table:table-cell>
          <table:table-cell table:formula="of:=[.I26]*60" office:value-type="float" office:value="330" calcext:value-type="float">
            <text:p>330</text:p>
          </table:table-cell>
          <table:table-cell table:formula="of:=[.J26]*[.F$2]" office:value-type="float" office:value="660" calcext:value-type="float">
            <text:p>6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$2]*[.A27]*1000" office:value-type="float" office:value="0.368" calcext:value-type="float">
            <text:p>0.368</text:p>
          </table:table-cell>
          <table:table-cell table:formula="of:=1/([.B27]/1000)" office:value-type="float" office:value="2717.39130434783" calcext:value-type="float">
            <text:p>2717</text:p>
          </table:table-cell>
          <table:table-cell table:formula="of:=[.C27]/[.D$2]" office:value-type="float" office:value="679.347826086957" calcext:value-type="float">
            <text:p>679</text:p>
          </table:table-cell>
          <table:table-cell table:formula="of:=[.D27]*60" office:value-type="float" office:value="40760.8695652174" calcext:value-type="float">
            <text:p>40761</text:p>
          </table:table-cell>
          <table:table-cell table:formula="of:=[.E27]*[.F$2]" office:value-type="float" office:value="81521.7391304348" calcext:value-type="float">
            <text:p>81522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H27]/[.I$2]" office:value-type="float" office:value="5.75" calcext:value-type="float">
            <text:p>5.75</text:p>
          </table:table-cell>
          <table:table-cell table:formula="of:=[.I27]*60" office:value-type="float" office:value="345" calcext:value-type="float">
            <text:p>345</text:p>
          </table:table-cell>
          <table:table-cell table:formula="of:=[.J27]*[.F$2]"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$2]*[.A28]*1000" office:value-type="float" office:value="0.384" calcext:value-type="float">
            <text:p>0.384</text:p>
          </table:table-cell>
          <table:table-cell table:formula="of:=1/([.B28]/1000)" office:value-type="float" office:value="2604.16666666667" calcext:value-type="float">
            <text:p>2604</text:p>
          </table:table-cell>
          <table:table-cell table:formula="of:=[.C28]/[.D$2]" office:value-type="float" office:value="651.041666666667" calcext:value-type="float">
            <text:p>651</text:p>
          </table:table-cell>
          <table:table-cell table:formula="of:=[.D28]*60" office:value-type="float" office:value="39062.5" calcext:value-type="float">
            <text:p>39063</text:p>
          </table:table-cell>
          <table:table-cell table:formula="of:=[.E28]*[.F$2]" office:value-type="float" office:value="78125" calcext:value-type="float">
            <text:p>78125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H28]/[.I$2]" office:value-type="float" office:value="6" calcext:value-type="float">
            <text:p>6</text:p>
          </table:table-cell>
          <table:table-cell table:formula="of:=[.I28]*60" office:value-type="float" office:value="360" calcext:value-type="float">
            <text:p>360</text:p>
          </table:table-cell>
          <table:table-cell table:formula="of:=[.J28]*[.F$2]"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$2]*[.A29]*1000" office:value-type="float" office:value="0.4" calcext:value-type="float">
            <text:p>0.4</text:p>
          </table:table-cell>
          <table:table-cell table:formula="of:=1/([.B29]/1000)" office:value-type="float" office:value="2500" calcext:value-type="float">
            <text:p>2500</text:p>
          </table:table-cell>
          <table:table-cell table:formula="of:=[.C29]/[.D$2]" office:value-type="float" office:value="625" calcext:value-type="float">
            <text:p>625</text:p>
          </table:table-cell>
          <table:table-cell table:formula="of:=[.D29]*60" office:value-type="float" office:value="37500" calcext:value-type="float">
            <text:p>37500</text:p>
          </table:table-cell>
          <table:table-cell table:formula="of:=[.E29]*[.F$2]" office:value-type="float" office:value="75000" calcext:value-type="float">
            <text:p>7500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H29]/[.I$2]" office:value-type="float" office:value="6.25" calcext:value-type="float">
            <text:p>6.25</text:p>
          </table:table-cell>
          <table:table-cell table:formula="of:=[.I29]*60" office:value-type="float" office:value="375" calcext:value-type="float">
            <text:p>375</text:p>
          </table:table-cell>
          <table:table-cell table:formula="of:=[.J29]*[.F$2]"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$2]*[.A30]*1000" office:value-type="float" office:value="0.416" calcext:value-type="float">
            <text:p>0.416</text:p>
          </table:table-cell>
          <table:table-cell table:formula="of:=1/([.B30]/1000)" office:value-type="float" office:value="2403.84615384615" calcext:value-type="float">
            <text:p>2404</text:p>
          </table:table-cell>
          <table:table-cell table:formula="of:=[.C30]/[.D$2]" office:value-type="float" office:value="600.961538461538" calcext:value-type="float">
            <text:p>601</text:p>
          </table:table-cell>
          <table:table-cell table:formula="of:=[.D30]*60" office:value-type="float" office:value="36057.6923076923" calcext:value-type="float">
            <text:p>36058</text:p>
          </table:table-cell>
          <table:table-cell table:formula="of:=[.E30]*[.F$2]" office:value-type="float" office:value="72115.3846153846" calcext:value-type="float">
            <text:p>72115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H30]/[.I$2]" office:value-type="float" office:value="6.5" calcext:value-type="float">
            <text:p>6.5</text:p>
          </table:table-cell>
          <table:table-cell table:formula="of:=[.I30]*60" office:value-type="float" office:value="390" calcext:value-type="float">
            <text:p>390</text:p>
          </table:table-cell>
          <table:table-cell table:formula="of:=[.J30]*[.F$2]"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$2]*[.A31]*1000" office:value-type="float" office:value="0.432" calcext:value-type="float">
            <text:p>0.432</text:p>
          </table:table-cell>
          <table:table-cell table:formula="of:=1/([.B31]/1000)" office:value-type="float" office:value="2314.81481481481" calcext:value-type="float">
            <text:p>2315</text:p>
          </table:table-cell>
          <table:table-cell table:formula="of:=[.C31]/[.D$2]" office:value-type="float" office:value="578.703703703704" calcext:value-type="float">
            <text:p>579</text:p>
          </table:table-cell>
          <table:table-cell table:formula="of:=[.D31]*60" office:value-type="float" office:value="34722.2222222222" calcext:value-type="float">
            <text:p>34722</text:p>
          </table:table-cell>
          <table:table-cell table:formula="of:=[.E31]*[.F$2]" office:value-type="float" office:value="69444.4444444444" calcext:value-type="float">
            <text:p>69444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H31]/[.I$2]" office:value-type="float" office:value="6.75" calcext:value-type="float">
            <text:p>6.75</text:p>
          </table:table-cell>
          <table:table-cell table:formula="of:=[.I31]*60" office:value-type="float" office:value="405" calcext:value-type="float">
            <text:p>405</text:p>
          </table:table-cell>
          <table:table-cell table:formula="of:=[.J31]*[.F$2]"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$2]*[.A32]*1000" office:value-type="float" office:value="0.448" calcext:value-type="float">
            <text:p>0.448</text:p>
          </table:table-cell>
          <table:table-cell table:formula="of:=1/([.B32]/1000)" office:value-type="float" office:value="2232.14285714286" calcext:value-type="float">
            <text:p>2232</text:p>
          </table:table-cell>
          <table:table-cell table:formula="of:=[.C32]/[.D$2]" office:value-type="float" office:value="558.035714285714" calcext:value-type="float">
            <text:p>558</text:p>
          </table:table-cell>
          <table:table-cell table:formula="of:=[.D32]*60" office:value-type="float" office:value="33482.1428571429" calcext:value-type="float">
            <text:p>33482</text:p>
          </table:table-cell>
          <table:table-cell table:formula="of:=[.E32]*[.F$2]" office:value-type="float" office:value="66964.2857142857" calcext:value-type="float">
            <text:p>6696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H32]/[.I$2]" office:value-type="float" office:value="7" calcext:value-type="float">
            <text:p>7</text:p>
          </table:table-cell>
          <table:table-cell table:formula="of:=[.I32]*60" office:value-type="float" office:value="420" calcext:value-type="float">
            <text:p>420</text:p>
          </table:table-cell>
          <table:table-cell table:formula="of:=[.J32]*[.F$2]" office:value-type="float" office:value="840" calcext:value-type="float">
            <text:p>84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$2]*[.A33]*1000" office:value-type="float" office:value="0.464" calcext:value-type="float">
            <text:p>0.464</text:p>
          </table:table-cell>
          <table:table-cell table:formula="of:=1/([.B33]/1000)" office:value-type="float" office:value="2155.1724137931" calcext:value-type="float">
            <text:p>2155</text:p>
          </table:table-cell>
          <table:table-cell table:formula="of:=[.C33]/[.D$2]" office:value-type="float" office:value="538.793103448276" calcext:value-type="float">
            <text:p>539</text:p>
          </table:table-cell>
          <table:table-cell table:formula="of:=[.D33]*60" office:value-type="float" office:value="32327.5862068966" calcext:value-type="float">
            <text:p>32328</text:p>
          </table:table-cell>
          <table:table-cell table:formula="of:=[.E33]*[.F$2]" office:value-type="float" office:value="64655.1724137931" calcext:value-type="float">
            <text:p>6465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H33]/[.I$2]" office:value-type="float" office:value="7.25" calcext:value-type="float">
            <text:p>7.25</text:p>
          </table:table-cell>
          <table:table-cell table:formula="of:=[.I33]*60" office:value-type="float" office:value="435" calcext:value-type="float">
            <text:p>435</text:p>
          </table:table-cell>
          <table:table-cell table:formula="of:=[.J33]*[.F$2]"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$2]*[.A34]*1000" office:value-type="float" office:value="0.48" calcext:value-type="float">
            <text:p>0.48</text:p>
          </table:table-cell>
          <table:table-cell table:formula="of:=1/([.B34]/1000)" office:value-type="float" office:value="2083.33333333333" calcext:value-type="float">
            <text:p>2083</text:p>
          </table:table-cell>
          <table:table-cell table:formula="of:=[.C34]/[.D$2]" office:value-type="float" office:value="520.833333333333" calcext:value-type="float">
            <text:p>521</text:p>
          </table:table-cell>
          <table:table-cell table:formula="of:=[.D34]*60" office:value-type="float" office:value="31250" calcext:value-type="float">
            <text:p>31250</text:p>
          </table:table-cell>
          <table:table-cell table:formula="of:=[.E34]*[.F$2]" office:value-type="float" office:value="62500" calcext:value-type="float">
            <text:p>6250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H34]/[.I$2]" office:value-type="float" office:value="7.5" calcext:value-type="float">
            <text:p>7.5</text:p>
          </table:table-cell>
          <table:table-cell table:formula="of:=[.I34]*60" office:value-type="float" office:value="450" calcext:value-type="float">
            <text:p>450</text:p>
          </table:table-cell>
          <table:table-cell table:formula="of:=[.J34]*[.F$2]"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$2]*[.A35]*1000" office:value-type="float" office:value="0.496" calcext:value-type="float">
            <text:p>0.496</text:p>
          </table:table-cell>
          <table:table-cell table:formula="of:=1/([.B35]/1000)" office:value-type="float" office:value="2016.12903225806" calcext:value-type="float">
            <text:p>2016</text:p>
          </table:table-cell>
          <table:table-cell table:formula="of:=[.C35]/[.D$2]" office:value-type="float" office:value="504.032258064516" calcext:value-type="float">
            <text:p>504</text:p>
          </table:table-cell>
          <table:table-cell table:formula="of:=[.D35]*60" office:value-type="float" office:value="30241.935483871" calcext:value-type="float">
            <text:p>30242</text:p>
          </table:table-cell>
          <table:table-cell table:formula="of:=[.E35]*[.F$2]" office:value-type="float" office:value="60483.8709677419" calcext:value-type="float">
            <text:p>6048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35]/[.I$2]" office:value-type="float" office:value="7.75" calcext:value-type="float">
            <text:p>7.75</text:p>
          </table:table-cell>
          <table:table-cell table:formula="of:=[.I35]*60" office:value-type="float" office:value="465" calcext:value-type="float">
            <text:p>465</text:p>
          </table:table-cell>
          <table:table-cell table:formula="of:=[.J35]*[.F$2]"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$2]*[.A36]*1000" office:value-type="float" office:value="0.512" calcext:value-type="float">
            <text:p>0.512</text:p>
          </table:table-cell>
          <table:table-cell table:formula="of:=1/([.B36]/1000)" office:value-type="float" office:value="1953.125" calcext:value-type="float">
            <text:p>1953</text:p>
          </table:table-cell>
          <table:table-cell table:formula="of:=[.C36]/[.D$2]" office:value-type="float" office:value="488.28125" calcext:value-type="float">
            <text:p>488</text:p>
          </table:table-cell>
          <table:table-cell table:formula="of:=[.D36]*60" office:value-type="float" office:value="29296.875" calcext:value-type="float">
            <text:p>29297</text:p>
          </table:table-cell>
          <table:table-cell table:formula="of:=[.E36]*[.F$2]" office:value-type="float" office:value="58593.75" calcext:value-type="float">
            <text:p>58594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36]/[.I$2]" office:value-type="float" office:value="8" calcext:value-type="float">
            <text:p>8</text:p>
          </table:table-cell>
          <table:table-cell table:formula="of:=[.I36]*60" office:value-type="float" office:value="480" calcext:value-type="float">
            <text:p>480</text:p>
          </table:table-cell>
          <table:table-cell table:formula="of:=[.J36]*[.F$2]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$2]*[.A37]*1000" office:value-type="float" office:value="0.528" calcext:value-type="float">
            <text:p>0.528</text:p>
          </table:table-cell>
          <table:table-cell table:formula="of:=1/([.B37]/1000)" office:value-type="float" office:value="1893.93939393939" calcext:value-type="float">
            <text:p>1894</text:p>
          </table:table-cell>
          <table:table-cell table:formula="of:=[.C37]/[.D$2]" office:value-type="float" office:value="473.484848484849" calcext:value-type="float">
            <text:p>473</text:p>
          </table:table-cell>
          <table:table-cell table:formula="of:=[.D37]*60" office:value-type="float" office:value="28409.0909090909" calcext:value-type="float">
            <text:p>28409</text:p>
          </table:table-cell>
          <table:table-cell table:formula="of:=[.E37]*[.F$2]" office:value-type="float" office:value="56818.1818181818" calcext:value-type="float">
            <text:p>56818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H37]/[.I$2]" office:value-type="float" office:value="8.25" calcext:value-type="float">
            <text:p>8.25</text:p>
          </table:table-cell>
          <table:table-cell table:formula="of:=[.I37]*60" office:value-type="float" office:value="495" calcext:value-type="float">
            <text:p>495</text:p>
          </table:table-cell>
          <table:table-cell table:formula="of:=[.J37]*[.F$2]"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$2]*[.A38]*1000" office:value-type="float" office:value="0.544" calcext:value-type="float">
            <text:p>0.544</text:p>
          </table:table-cell>
          <table:table-cell table:formula="of:=1/([.B38]/1000)" office:value-type="float" office:value="1838.23529411765" calcext:value-type="float">
            <text:p>1838</text:p>
          </table:table-cell>
          <table:table-cell table:formula="of:=[.C38]/[.D$2]" office:value-type="float" office:value="459.558823529412" calcext:value-type="float">
            <text:p>460</text:p>
          </table:table-cell>
          <table:table-cell table:formula="of:=[.D38]*60" office:value-type="float" office:value="27573.5294117647" calcext:value-type="float">
            <text:p>27574</text:p>
          </table:table-cell>
          <table:table-cell table:formula="of:=[.E38]*[.F$2]" office:value-type="float" office:value="55147.0588235294" calcext:value-type="float">
            <text:p>55147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H38]/[.I$2]" office:value-type="float" office:value="8.5" calcext:value-type="float">
            <text:p>8.5</text:p>
          </table:table-cell>
          <table:table-cell table:formula="of:=[.I38]*60" office:value-type="float" office:value="510" calcext:value-type="float">
            <text:p>510</text:p>
          </table:table-cell>
          <table:table-cell table:formula="of:=[.J38]*[.F$2]"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$2]*[.A39]*1000" office:value-type="float" office:value="0.56" calcext:value-type="float">
            <text:p>0.56</text:p>
          </table:table-cell>
          <table:table-cell table:formula="of:=1/([.B39]/1000)" office:value-type="float" office:value="1785.71428571429" calcext:value-type="float">
            <text:p>1786</text:p>
          </table:table-cell>
          <table:table-cell table:formula="of:=[.C39]/[.D$2]" office:value-type="float" office:value="446.428571428571" calcext:value-type="float">
            <text:p>446</text:p>
          </table:table-cell>
          <table:table-cell table:formula="of:=[.D39]*60" office:value-type="float" office:value="26785.7142857143" calcext:value-type="float">
            <text:p>26786</text:p>
          </table:table-cell>
          <table:table-cell table:formula="of:=[.E39]*[.F$2]" office:value-type="float" office:value="53571.4285714286" calcext:value-type="float">
            <text:p>5357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H39]/[.I$2]" office:value-type="float" office:value="8.75" calcext:value-type="float">
            <text:p>8.75</text:p>
          </table:table-cell>
          <table:table-cell table:formula="of:=[.I39]*60" office:value-type="float" office:value="525" calcext:value-type="float">
            <text:p>525</text:p>
          </table:table-cell>
          <table:table-cell table:formula="of:=[.J39]*[.F$2]"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$2]*[.A40]*1000" office:value-type="float" office:value="0.576" calcext:value-type="float">
            <text:p>0.576</text:p>
          </table:table-cell>
          <table:table-cell table:formula="of:=1/([.B40]/1000)" office:value-type="float" office:value="1736.11111111111" calcext:value-type="float">
            <text:p>1736</text:p>
          </table:table-cell>
          <table:table-cell table:formula="of:=[.C40]/[.D$2]" office:value-type="float" office:value="434.027777777778" calcext:value-type="float">
            <text:p>434</text:p>
          </table:table-cell>
          <table:table-cell table:formula="of:=[.D40]*60" office:value-type="float" office:value="26041.6666666667" calcext:value-type="float">
            <text:p>26042</text:p>
          </table:table-cell>
          <table:table-cell table:formula="of:=[.E40]*[.F$2]" office:value-type="float" office:value="52083.3333333333" calcext:value-type="float">
            <text:p>52083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H40]/[.I$2]" office:value-type="float" office:value="9" calcext:value-type="float">
            <text:p>9</text:p>
          </table:table-cell>
          <table:table-cell table:formula="of:=[.I40]*60" office:value-type="float" office:value="540" calcext:value-type="float">
            <text:p>540</text:p>
          </table:table-cell>
          <table:table-cell table:formula="of:=[.J40]*[.F$2]"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$2]*[.A41]*1000" office:value-type="float" office:value="0.592" calcext:value-type="float">
            <text:p>0.592</text:p>
          </table:table-cell>
          <table:table-cell table:formula="of:=1/([.B41]/1000)" office:value-type="float" office:value="1689.18918918919" calcext:value-type="float">
            <text:p>1689</text:p>
          </table:table-cell>
          <table:table-cell table:formula="of:=[.C41]/[.D$2]" office:value-type="float" office:value="422.297297297297" calcext:value-type="float">
            <text:p>422</text:p>
          </table:table-cell>
          <table:table-cell table:formula="of:=[.D41]*60" office:value-type="float" office:value="25337.8378378378" calcext:value-type="float">
            <text:p>25338</text:p>
          </table:table-cell>
          <table:table-cell table:formula="of:=[.E41]*[.F$2]" office:value-type="float" office:value="50675.6756756757" calcext:value-type="float">
            <text:p>50676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H41]/[.I$2]" office:value-type="float" office:value="9.25" calcext:value-type="float">
            <text:p>9.25</text:p>
          </table:table-cell>
          <table:table-cell table:formula="of:=[.I41]*60" office:value-type="float" office:value="555" calcext:value-type="float">
            <text:p>555</text:p>
          </table:table-cell>
          <table:table-cell table:formula="of:=[.J41]*[.F$2]"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$2]*[.A42]*1000" office:value-type="float" office:value="0.608" calcext:value-type="float">
            <text:p>0.608</text:p>
          </table:table-cell>
          <table:table-cell table:formula="of:=1/([.B42]/1000)" office:value-type="float" office:value="1644.73684210526" calcext:value-type="float">
            <text:p>1645</text:p>
          </table:table-cell>
          <table:table-cell table:formula="of:=[.C42]/[.D$2]" office:value-type="float" office:value="411.184210526316" calcext:value-type="float">
            <text:p>411</text:p>
          </table:table-cell>
          <table:table-cell table:formula="of:=[.D42]*60" office:value-type="float" office:value="24671.052631579" calcext:value-type="float">
            <text:p>24671</text:p>
          </table:table-cell>
          <table:table-cell table:formula="of:=[.E42]*[.F$2]" office:value-type="float" office:value="49342.1052631579" calcext:value-type="float">
            <text:p>49342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H42]/[.I$2]" office:value-type="float" office:value="9.5" calcext:value-type="float">
            <text:p>9.5</text:p>
          </table:table-cell>
          <table:table-cell table:formula="of:=[.I42]*60" office:value-type="float" office:value="570" calcext:value-type="float">
            <text:p>570</text:p>
          </table:table-cell>
          <table:table-cell table:formula="of:=[.J42]*[.F$2]"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$2]*[.A43]*1000" office:value-type="float" office:value="0.624" calcext:value-type="float">
            <text:p>0.624</text:p>
          </table:table-cell>
          <table:table-cell table:formula="of:=1/([.B43]/1000)" office:value-type="float" office:value="1602.5641025641" calcext:value-type="float">
            <text:p>1603</text:p>
          </table:table-cell>
          <table:table-cell table:formula="of:=[.C43]/[.D$2]" office:value-type="float" office:value="400.641025641026" calcext:value-type="float">
            <text:p>401</text:p>
          </table:table-cell>
          <table:table-cell table:formula="of:=[.D43]*60" office:value-type="float" office:value="24038.4615384615" calcext:value-type="float">
            <text:p>24038</text:p>
          </table:table-cell>
          <table:table-cell table:formula="of:=[.E43]*[.F$2]" office:value-type="float" office:value="48076.9230769231" calcext:value-type="float">
            <text:p>48077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H43]/[.I$2]" office:value-type="float" office:value="9.75" calcext:value-type="float">
            <text:p>9.75</text:p>
          </table:table-cell>
          <table:table-cell table:formula="of:=[.I43]*60" office:value-type="float" office:value="585" calcext:value-type="float">
            <text:p>585</text:p>
          </table:table-cell>
          <table:table-cell table:formula="of:=[.J43]*[.F$2]"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$2]*[.A44]*1000" office:value-type="float" office:value="0.64" calcext:value-type="float">
            <text:p>0.64</text:p>
          </table:table-cell>
          <table:table-cell table:formula="of:=1/([.B44]/1000)" office:value-type="float" office:value="1562.5" calcext:value-type="float">
            <text:p>1563</text:p>
          </table:table-cell>
          <table:table-cell table:formula="of:=[.C44]/[.D$2]" office:value-type="float" office:value="390.625" calcext:value-type="float">
            <text:p>391</text:p>
          </table:table-cell>
          <table:table-cell table:formula="of:=[.D44]*60" office:value-type="float" office:value="23437.5" calcext:value-type="float">
            <text:p>23438</text:p>
          </table:table-cell>
          <table:table-cell table:formula="of:=[.E44]*[.F$2]" office:value-type="float" office:value="46875" calcext:value-type="float">
            <text:p>46875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44]/[.I$2]" office:value-type="float" office:value="10" calcext:value-type="float">
            <text:p>10</text:p>
          </table:table-cell>
          <table:table-cell table:formula="of:=[.I44]*60" office:value-type="float" office:value="600" calcext:value-type="float">
            <text:p>600</text:p>
          </table:table-cell>
          <table:table-cell table:formula="of:=[.J44]*[.F$2]"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$2]*[.A45]*1000" office:value-type="float" office:value="0.656" calcext:value-type="float">
            <text:p>0.656</text:p>
          </table:table-cell>
          <table:table-cell table:formula="of:=1/([.B45]/1000)" office:value-type="float" office:value="1524.39024390244" calcext:value-type="float">
            <text:p>1524</text:p>
          </table:table-cell>
          <table:table-cell table:formula="of:=[.C45]/[.D$2]" office:value-type="float" office:value="381.09756097561" calcext:value-type="float">
            <text:p>381</text:p>
          </table:table-cell>
          <table:table-cell table:formula="of:=[.D45]*60" office:value-type="float" office:value="22865.8536585366" calcext:value-type="float">
            <text:p>22866</text:p>
          </table:table-cell>
          <table:table-cell table:formula="of:=[.E45]*[.F$2]" office:value-type="float" office:value="45731.7073170732" calcext:value-type="float">
            <text:p>45732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H45]/[.I$2]" office:value-type="float" office:value="10.25" calcext:value-type="float">
            <text:p>10.25</text:p>
          </table:table-cell>
          <table:table-cell table:formula="of:=[.I45]*60" office:value-type="float" office:value="615" calcext:value-type="float">
            <text:p>615</text:p>
          </table:table-cell>
          <table:table-cell table:formula="of:=[.J45]*[.F$2]"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$2]*[.A46]*1000" office:value-type="float" office:value="0.672" calcext:value-type="float">
            <text:p>0.672</text:p>
          </table:table-cell>
          <table:table-cell table:formula="of:=1/([.B46]/1000)" office:value-type="float" office:value="1488.09523809524" calcext:value-type="float">
            <text:p>1488</text:p>
          </table:table-cell>
          <table:table-cell table:formula="of:=[.C46]/[.D$2]" office:value-type="float" office:value="372.02380952381" calcext:value-type="float">
            <text:p>372</text:p>
          </table:table-cell>
          <table:table-cell table:formula="of:=[.D46]*60" office:value-type="float" office:value="22321.4285714286" calcext:value-type="float">
            <text:p>22321</text:p>
          </table:table-cell>
          <table:table-cell table:formula="of:=[.E46]*[.F$2]" office:value-type="float" office:value="44642.8571428571" calcext:value-type="float">
            <text:p>44643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46]/[.I$2]" office:value-type="float" office:value="10.5" calcext:value-type="float">
            <text:p>10.5</text:p>
          </table:table-cell>
          <table:table-cell table:formula="of:=[.I46]*60" office:value-type="float" office:value="630" calcext:value-type="float">
            <text:p>630</text:p>
          </table:table-cell>
          <table:table-cell table:formula="of:=[.J46]*[.F$2]"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$2]*[.A47]*1000" office:value-type="float" office:value="0.688" calcext:value-type="float">
            <text:p>0.688</text:p>
          </table:table-cell>
          <table:table-cell table:formula="of:=1/([.B47]/1000)" office:value-type="float" office:value="1453.48837209302" calcext:value-type="float">
            <text:p>1453</text:p>
          </table:table-cell>
          <table:table-cell table:formula="of:=[.C47]/[.D$2]" office:value-type="float" office:value="363.372093023256" calcext:value-type="float">
            <text:p>363</text:p>
          </table:table-cell>
          <table:table-cell table:formula="of:=[.D47]*60" office:value-type="float" office:value="21802.3255813954" calcext:value-type="float">
            <text:p>21802</text:p>
          </table:table-cell>
          <table:table-cell table:formula="of:=[.E47]*[.F$2]" office:value-type="float" office:value="43604.6511627907" calcext:value-type="float">
            <text:p>4360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H47]/[.I$2]" office:value-type="float" office:value="10.75" calcext:value-type="float">
            <text:p>10.75</text:p>
          </table:table-cell>
          <table:table-cell table:formula="of:=[.I47]*60" office:value-type="float" office:value="645" calcext:value-type="float">
            <text:p>645</text:p>
          </table:table-cell>
          <table:table-cell table:formula="of:=[.J47]*[.F$2]"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$2]*[.A48]*1000" office:value-type="float" office:value="0.704" calcext:value-type="float">
            <text:p>0.704</text:p>
          </table:table-cell>
          <table:table-cell table:formula="of:=1/([.B48]/1000)" office:value-type="float" office:value="1420.45454545455" calcext:value-type="float">
            <text:p>1420</text:p>
          </table:table-cell>
          <table:table-cell table:formula="of:=[.C48]/[.D$2]" office:value-type="float" office:value="355.113636363636" calcext:value-type="float">
            <text:p>355</text:p>
          </table:table-cell>
          <table:table-cell table:formula="of:=[.D48]*60" office:value-type="float" office:value="21306.8181818182" calcext:value-type="float">
            <text:p>21307</text:p>
          </table:table-cell>
          <table:table-cell table:formula="of:=[.E48]*[.F$2]" office:value-type="float" office:value="42613.6363636364" calcext:value-type="float">
            <text:p>42614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48]/[.I$2]" office:value-type="float" office:value="11" calcext:value-type="float">
            <text:p>11</text:p>
          </table:table-cell>
          <table:table-cell table:formula="of:=[.I48]*60" office:value-type="float" office:value="660" calcext:value-type="float">
            <text:p>660</text:p>
          </table:table-cell>
          <table:table-cell table:formula="of:=[.J48]*[.F$2]" office:value-type="float" office:value="1320" calcext:value-type="float">
            <text:p>13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$2]*[.A49]*1000" office:value-type="float" office:value="0.72" calcext:value-type="float">
            <text:p>0.72</text:p>
          </table:table-cell>
          <table:table-cell table:formula="of:=1/([.B49]/1000)" office:value-type="float" office:value="1388.88888888889" calcext:value-type="float">
            <text:p>1389</text:p>
          </table:table-cell>
          <table:table-cell table:formula="of:=[.C49]/[.D$2]" office:value-type="float" office:value="347.222222222222" calcext:value-type="float">
            <text:p>347</text:p>
          </table:table-cell>
          <table:table-cell table:formula="of:=[.D49]*60" office:value-type="float" office:value="20833.3333333333" calcext:value-type="float">
            <text:p>20833</text:p>
          </table:table-cell>
          <table:table-cell table:formula="of:=[.E49]*[.F$2]" office:value-type="float" office:value="41666.6666666667" calcext:value-type="float">
            <text:p>41667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H49]/[.I$2]" office:value-type="float" office:value="11.25" calcext:value-type="float">
            <text:p>11.25</text:p>
          </table:table-cell>
          <table:table-cell table:formula="of:=[.I49]*60" office:value-type="float" office:value="675" calcext:value-type="float">
            <text:p>675</text:p>
          </table:table-cell>
          <table:table-cell table:formula="of:=[.J49]*[.F$2]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$2]*[.A50]*1000" office:value-type="float" office:value="0.736" calcext:value-type="float">
            <text:p>0.736</text:p>
          </table:table-cell>
          <table:table-cell table:formula="of:=1/([.B50]/1000)" office:value-type="float" office:value="1358.69565217391" calcext:value-type="float">
            <text:p>1359</text:p>
          </table:table-cell>
          <table:table-cell table:formula="of:=[.C50]/[.D$2]" office:value-type="float" office:value="339.673913043478" calcext:value-type="float">
            <text:p>340</text:p>
          </table:table-cell>
          <table:table-cell table:formula="of:=[.D50]*60" office:value-type="float" office:value="20380.4347826087" calcext:value-type="float">
            <text:p>20380</text:p>
          </table:table-cell>
          <table:table-cell table:formula="of:=[.E50]*[.F$2]" office:value-type="float" office:value="40760.8695652174" calcext:value-type="float">
            <text:p>4076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H50]/[.I$2]" office:value-type="float" office:value="11.5" calcext:value-type="float">
            <text:p>11.5</text:p>
          </table:table-cell>
          <table:table-cell table:formula="of:=[.I50]*60" office:value-type="float" office:value="690" calcext:value-type="float">
            <text:p>690</text:p>
          </table:table-cell>
          <table:table-cell table:formula="of:=[.J50]*[.F$2]" office:value-type="float" office:value="1380" calcext:value-type="float">
            <text:p>138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$2]*[.A51]*1000" office:value-type="float" office:value="0.752" calcext:value-type="float">
            <text:p>0.752</text:p>
          </table:table-cell>
          <table:table-cell table:formula="of:=1/([.B51]/1000)" office:value-type="float" office:value="1329.78723404255" calcext:value-type="float">
            <text:p>1330</text:p>
          </table:table-cell>
          <table:table-cell table:formula="of:=[.C51]/[.D$2]" office:value-type="float" office:value="332.446808510638" calcext:value-type="float">
            <text:p>332</text:p>
          </table:table-cell>
          <table:table-cell table:formula="of:=[.D51]*60" office:value-type="float" office:value="19946.8085106383" calcext:value-type="float">
            <text:p>19947</text:p>
          </table:table-cell>
          <table:table-cell table:formula="of:=[.E51]*[.F$2]" office:value-type="float" office:value="39893.6170212766" calcext:value-type="float">
            <text:p>3989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H51]/[.I$2]" office:value-type="float" office:value="11.75" calcext:value-type="float">
            <text:p>11.75</text:p>
          </table:table-cell>
          <table:table-cell table:formula="of:=[.I51]*60" office:value-type="float" office:value="705" calcext:value-type="float">
            <text:p>705</text:p>
          </table:table-cell>
          <table:table-cell table:formula="of:=[.J51]*[.F$2]" office:value-type="float" office:value="1410" calcext:value-type="float">
            <text:p>141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$2]*[.A52]*1000" office:value-type="float" office:value="0.768" calcext:value-type="float">
            <text:p>0.768</text:p>
          </table:table-cell>
          <table:table-cell table:formula="of:=1/([.B52]/1000)" office:value-type="float" office:value="1302.08333333333" calcext:value-type="float">
            <text:p>1302</text:p>
          </table:table-cell>
          <table:table-cell table:formula="of:=[.C52]/[.D$2]" office:value-type="float" office:value="325.520833333333" calcext:value-type="float">
            <text:p>326</text:p>
          </table:table-cell>
          <table:table-cell table:formula="of:=[.D52]*60" office:value-type="float" office:value="19531.25" calcext:value-type="float">
            <text:p>19531</text:p>
          </table:table-cell>
          <table:table-cell table:formula="of:=[.E52]*[.F$2]" office:value-type="float" office:value="39062.5" calcext:value-type="float">
            <text:p>3906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H52]/[.I$2]" office:value-type="float" office:value="12" calcext:value-type="float">
            <text:p>12</text:p>
          </table:table-cell>
          <table:table-cell table:formula="of:=[.I52]*60" office:value-type="float" office:value="720" calcext:value-type="float">
            <text:p>720</text:p>
          </table:table-cell>
          <table:table-cell table:formula="of:=[.J52]*[.F$2]" office:value-type="float" office:value="1440" calcext:value-type="float">
            <text:p>144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$2]*[.A53]*1000" office:value-type="float" office:value="0.784" calcext:value-type="float">
            <text:p>0.784</text:p>
          </table:table-cell>
          <table:table-cell table:formula="of:=1/([.B53]/1000)" office:value-type="float" office:value="1275.51020408163" calcext:value-type="float">
            <text:p>1276</text:p>
          </table:table-cell>
          <table:table-cell table:formula="of:=[.C53]/[.D$2]" office:value-type="float" office:value="318.877551020408" calcext:value-type="float">
            <text:p>319</text:p>
          </table:table-cell>
          <table:table-cell table:formula="of:=[.D53]*60" office:value-type="float" office:value="19132.6530612245" calcext:value-type="float">
            <text:p>19133</text:p>
          </table:table-cell>
          <table:table-cell table:formula="of:=[.E53]*[.F$2]" office:value-type="float" office:value="38265.306122449" calcext:value-type="float">
            <text:p>38265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H53]/[.I$2]" office:value-type="float" office:value="12.25" calcext:value-type="float">
            <text:p>12.25</text:p>
          </table:table-cell>
          <table:table-cell table:formula="of:=[.I53]*60" office:value-type="float" office:value="735" calcext:value-type="float">
            <text:p>735</text:p>
          </table:table-cell>
          <table:table-cell table:formula="of:=[.J53]*[.F$2]" office:value-type="float" office:value="1470" calcext:value-type="float">
            <text:p>147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$2]*[.A54]*1000" office:value-type="float" office:value="0.8" calcext:value-type="float">
            <text:p>0.8</text:p>
          </table:table-cell>
          <table:table-cell table:formula="of:=1/([.B54]/1000)" office:value-type="float" office:value="1250" calcext:value-type="float">
            <text:p>1250</text:p>
          </table:table-cell>
          <table:table-cell table:formula="of:=[.C54]/[.D$2]" office:value-type="float" office:value="312.5" calcext:value-type="float">
            <text:p>313</text:p>
          </table:table-cell>
          <table:table-cell table:formula="of:=[.D54]*60" office:value-type="float" office:value="18750" calcext:value-type="float">
            <text:p>18750</text:p>
          </table:table-cell>
          <table:table-cell table:formula="of:=[.E54]*[.F$2]" office:value-type="float" office:value="37500" calcext:value-type="float">
            <text:p>375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H54]/[.I$2]" office:value-type="float" office:value="12.5" calcext:value-type="float">
            <text:p>12.5</text:p>
          </table:table-cell>
          <table:table-cell table:formula="of:=[.I54]*60" office:value-type="float" office:value="750" calcext:value-type="float">
            <text:p>750</text:p>
          </table:table-cell>
          <table:table-cell table:formula="of:=[.J54]*[.F$2]" office:value-type="float" office:value="1500" calcext:value-type="float">
            <text:p>15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$2]*[.A55]*1000" office:value-type="float" office:value="0.816" calcext:value-type="float">
            <text:p>0.816</text:p>
          </table:table-cell>
          <table:table-cell table:formula="of:=1/([.B55]/1000)" office:value-type="float" office:value="1225.49019607843" calcext:value-type="float">
            <text:p>1225</text:p>
          </table:table-cell>
          <table:table-cell table:formula="of:=[.C55]/[.D$2]" office:value-type="float" office:value="306.372549019608" calcext:value-type="float">
            <text:p>306</text:p>
          </table:table-cell>
          <table:table-cell table:formula="of:=[.D55]*60" office:value-type="float" office:value="18382.3529411765" calcext:value-type="float">
            <text:p>18382</text:p>
          </table:table-cell>
          <table:table-cell table:formula="of:=[.E55]*[.F$2]" office:value-type="float" office:value="36764.7058823529" calcext:value-type="float">
            <text:p>36765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H55]/[.I$2]" office:value-type="float" office:value="12.75" calcext:value-type="float">
            <text:p>12.75</text:p>
          </table:table-cell>
          <table:table-cell table:formula="of:=[.I55]*60" office:value-type="float" office:value="765" calcext:value-type="float">
            <text:p>765</text:p>
          </table:table-cell>
          <table:table-cell table:formula="of:=[.J55]*[.F$2]" office:value-type="float" office:value="1530" calcext:value-type="float">
            <text:p>153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$2]*[.A56]*1000" office:value-type="float" office:value="0.832" calcext:value-type="float">
            <text:p>0.832</text:p>
          </table:table-cell>
          <table:table-cell table:formula="of:=1/([.B56]/1000)" office:value-type="float" office:value="1201.92307692308" calcext:value-type="float">
            <text:p>1202</text:p>
          </table:table-cell>
          <table:table-cell table:formula="of:=[.C56]/[.D$2]" office:value-type="float" office:value="300.480769230769" calcext:value-type="float">
            <text:p>300</text:p>
          </table:table-cell>
          <table:table-cell table:formula="of:=[.D56]*60" office:value-type="float" office:value="18028.8461538462" calcext:value-type="float">
            <text:p>18029</text:p>
          </table:table-cell>
          <table:table-cell table:formula="of:=[.E56]*[.F$2]" office:value-type="float" office:value="36057.6923076923" calcext:value-type="float">
            <text:p>3605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H56]/[.I$2]" office:value-type="float" office:value="13" calcext:value-type="float">
            <text:p>13</text:p>
          </table:table-cell>
          <table:table-cell table:formula="of:=[.I56]*60" office:value-type="float" office:value="780" calcext:value-type="float">
            <text:p>780</text:p>
          </table:table-cell>
          <table:table-cell table:formula="of:=[.J56]*[.F$2]" office:value-type="float" office:value="1560" calcext:value-type="float">
            <text:p>15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$2]*[.A57]*1000" office:value-type="float" office:value="0.848" calcext:value-type="float">
            <text:p>0.848</text:p>
          </table:table-cell>
          <table:table-cell table:formula="of:=1/([.B57]/1000)" office:value-type="float" office:value="1179.24528301887" calcext:value-type="float">
            <text:p>1179</text:p>
          </table:table-cell>
          <table:table-cell table:formula="of:=[.C57]/[.D$2]" office:value-type="float" office:value="294.811320754717" calcext:value-type="float">
            <text:p>295</text:p>
          </table:table-cell>
          <table:table-cell table:formula="of:=[.D57]*60" office:value-type="float" office:value="17688.679245283" calcext:value-type="float">
            <text:p>17689</text:p>
          </table:table-cell>
          <table:table-cell table:formula="of:=[.E57]*[.F$2]" office:value-type="float" office:value="35377.358490566" calcext:value-type="float">
            <text:p>35377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H57]/[.I$2]" office:value-type="float" office:value="13.25" calcext:value-type="float">
            <text:p>13.25</text:p>
          </table:table-cell>
          <table:table-cell table:formula="of:=[.I57]*60" office:value-type="float" office:value="795" calcext:value-type="float">
            <text:p>795</text:p>
          </table:table-cell>
          <table:table-cell table:formula="of:=[.J57]*[.F$2]" office:value-type="float" office:value="1590" calcext:value-type="float">
            <text:p>159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$2]*[.A58]*1000" office:value-type="float" office:value="0.864" calcext:value-type="float">
            <text:p>0.864</text:p>
          </table:table-cell>
          <table:table-cell table:formula="of:=1/([.B58]/1000)" office:value-type="float" office:value="1157.40740740741" calcext:value-type="float">
            <text:p>1157</text:p>
          </table:table-cell>
          <table:table-cell table:formula="of:=[.C58]/[.D$2]" office:value-type="float" office:value="289.351851851852" calcext:value-type="float">
            <text:p>289</text:p>
          </table:table-cell>
          <table:table-cell table:formula="of:=[.D58]*60" office:value-type="float" office:value="17361.1111111111" calcext:value-type="float">
            <text:p>17361</text:p>
          </table:table-cell>
          <table:table-cell table:formula="of:=[.E58]*[.F$2]" office:value-type="float" office:value="34722.2222222222" calcext:value-type="float">
            <text:p>34722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H58]/[.I$2]" office:value-type="float" office:value="13.5" calcext:value-type="float">
            <text:p>13.5</text:p>
          </table:table-cell>
          <table:table-cell table:formula="of:=[.I58]*60" office:value-type="float" office:value="810" calcext:value-type="float">
            <text:p>810</text:p>
          </table:table-cell>
          <table:table-cell table:formula="of:=[.J58]*[.F$2]" office:value-type="float" office:value="1620" calcext:value-type="float">
            <text:p>16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$2]*[.A59]*1000" office:value-type="float" office:value="0.88" calcext:value-type="float">
            <text:p>0.88</text:p>
          </table:table-cell>
          <table:table-cell table:formula="of:=1/([.B59]/1000)" office:value-type="float" office:value="1136.36363636364" calcext:value-type="float">
            <text:p>1136</text:p>
          </table:table-cell>
          <table:table-cell table:formula="of:=[.C59]/[.D$2]" office:value-type="float" office:value="284.090909090909" calcext:value-type="float">
            <text:p>284</text:p>
          </table:table-cell>
          <table:table-cell table:formula="of:=[.D59]*60" office:value-type="float" office:value="17045.4545454545" calcext:value-type="float">
            <text:p>17045</text:p>
          </table:table-cell>
          <table:table-cell table:formula="of:=[.E59]*[.F$2]" office:value-type="float" office:value="34090.9090909091" calcext:value-type="float">
            <text:p>34091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H59]/[.I$2]" office:value-type="float" office:value="13.75" calcext:value-type="float">
            <text:p>13.75</text:p>
          </table:table-cell>
          <table:table-cell table:formula="of:=[.I59]*60" office:value-type="float" office:value="825" calcext:value-type="float">
            <text:p>825</text:p>
          </table:table-cell>
          <table:table-cell table:formula="of:=[.J59]*[.F$2]" office:value-type="float" office:value="1650" calcext:value-type="float">
            <text:p>165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$2]*[.A60]*1000" office:value-type="float" office:value="0.896" calcext:value-type="float">
            <text:p>0.896</text:p>
          </table:table-cell>
          <table:table-cell table:formula="of:=1/([.B60]/1000)" office:value-type="float" office:value="1116.07142857143" calcext:value-type="float">
            <text:p>1116</text:p>
          </table:table-cell>
          <table:table-cell table:formula="of:=[.C60]/[.D$2]" office:value-type="float" office:value="279.017857142857" calcext:value-type="float">
            <text:p>279</text:p>
          </table:table-cell>
          <table:table-cell table:formula="of:=[.D60]*60" office:value-type="float" office:value="16741.0714285714" calcext:value-type="float">
            <text:p>16741</text:p>
          </table:table-cell>
          <table:table-cell table:formula="of:=[.E60]*[.F$2]" office:value-type="float" office:value="33482.1428571429" calcext:value-type="float">
            <text:p>33482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H60]/[.I$2]" office:value-type="float" office:value="14" calcext:value-type="float">
            <text:p>14</text:p>
          </table:table-cell>
          <table:table-cell table:formula="of:=[.I60]*60" office:value-type="float" office:value="840" calcext:value-type="float">
            <text:p>840</text:p>
          </table:table-cell>
          <table:table-cell table:formula="of:=[.J60]*[.F$2]" office:value-type="float" office:value="1680" calcext:value-type="float">
            <text:p>16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$2]*[.A61]*1000" office:value-type="float" office:value="0.912" calcext:value-type="float">
            <text:p>0.912</text:p>
          </table:table-cell>
          <table:table-cell table:formula="of:=1/([.B61]/1000)" office:value-type="float" office:value="1096.49122807018" calcext:value-type="float">
            <text:p>1096</text:p>
          </table:table-cell>
          <table:table-cell table:formula="of:=[.C61]/[.D$2]" office:value-type="float" office:value="274.122807017544" calcext:value-type="float">
            <text:p>274</text:p>
          </table:table-cell>
          <table:table-cell table:formula="of:=[.D61]*60" office:value-type="float" office:value="16447.3684210526" calcext:value-type="float">
            <text:p>16447</text:p>
          </table:table-cell>
          <table:table-cell table:formula="of:=[.E61]*[.F$2]" office:value-type="float" office:value="32894.7368421053" calcext:value-type="float">
            <text:p>3289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H61]/[.I$2]" office:value-type="float" office:value="14.25" calcext:value-type="float">
            <text:p>14.25</text:p>
          </table:table-cell>
          <table:table-cell table:formula="of:=[.I61]*60" office:value-type="float" office:value="855" calcext:value-type="float">
            <text:p>855</text:p>
          </table:table-cell>
          <table:table-cell table:formula="of:=[.J61]*[.F$2]" office:value-type="float" office:value="1710" calcext:value-type="float">
            <text:p>17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$2]*[.A62]*1000" office:value-type="float" office:value="0.928" calcext:value-type="float">
            <text:p>0.928</text:p>
          </table:table-cell>
          <table:table-cell table:formula="of:=1/([.B62]/1000)" office:value-type="float" office:value="1077.58620689655" calcext:value-type="float">
            <text:p>1078</text:p>
          </table:table-cell>
          <table:table-cell table:formula="of:=[.C62]/[.D$2]" office:value-type="float" office:value="269.396551724138" calcext:value-type="float">
            <text:p>269</text:p>
          </table:table-cell>
          <table:table-cell table:formula="of:=[.D62]*60" office:value-type="float" office:value="16163.7931034483" calcext:value-type="float">
            <text:p>16164</text:p>
          </table:table-cell>
          <table:table-cell table:formula="of:=[.E62]*[.F$2]" office:value-type="float" office:value="32327.5862068966" calcext:value-type="float">
            <text:p>32328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H62]/[.I$2]" office:value-type="float" office:value="14.5" calcext:value-type="float">
            <text:p>14.5</text:p>
          </table:table-cell>
          <table:table-cell table:formula="of:=[.I62]*60" office:value-type="float" office:value="870" calcext:value-type="float">
            <text:p>870</text:p>
          </table:table-cell>
          <table:table-cell table:formula="of:=[.J62]*[.F$2]" office:value-type="float" office:value="1740" calcext:value-type="float">
            <text:p>1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$2]*[.A63]*1000" office:value-type="float" office:value="0.944" calcext:value-type="float">
            <text:p>0.944</text:p>
          </table:table-cell>
          <table:table-cell table:formula="of:=1/([.B63]/1000)" office:value-type="float" office:value="1059.32203389831" calcext:value-type="float">
            <text:p>1059</text:p>
          </table:table-cell>
          <table:table-cell table:formula="of:=[.C63]/[.D$2]" office:value-type="float" office:value="264.830508474576" calcext:value-type="float">
            <text:p>265</text:p>
          </table:table-cell>
          <table:table-cell table:formula="of:=[.D63]*60" office:value-type="float" office:value="15889.8305084746" calcext:value-type="float">
            <text:p>15890</text:p>
          </table:table-cell>
          <table:table-cell table:formula="of:=[.E63]*[.F$2]" office:value-type="float" office:value="31779.6610169492" calcext:value-type="float">
            <text:p>31780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H63]/[.I$2]" office:value-type="float" office:value="14.75" calcext:value-type="float">
            <text:p>14.75</text:p>
          </table:table-cell>
          <table:table-cell table:formula="of:=[.I63]*60" office:value-type="float" office:value="885" calcext:value-type="float">
            <text:p>885</text:p>
          </table:table-cell>
          <table:table-cell table:formula="of:=[.J63]*[.F$2]" office:value-type="float" office:value="1770" calcext:value-type="float">
            <text:p>177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$2]*[.A64]*1000" office:value-type="float" office:value="0.96" calcext:value-type="float">
            <text:p>0.96</text:p>
          </table:table-cell>
          <table:table-cell table:formula="of:=1/([.B64]/1000)" office:value-type="float" office:value="1041.66666666667" calcext:value-type="float">
            <text:p>1042</text:p>
          </table:table-cell>
          <table:table-cell table:formula="of:=[.C64]/[.D$2]" office:value-type="float" office:value="260.416666666667" calcext:value-type="float">
            <text:p>260</text:p>
          </table:table-cell>
          <table:table-cell table:formula="of:=[.D64]*60" office:value-type="float" office:value="15625" calcext:value-type="float">
            <text:p>15625</text:p>
          </table:table-cell>
          <table:table-cell table:formula="of:=[.E64]*[.F$2]" office:value-type="float" office:value="31250" calcext:value-type="float">
            <text:p>31250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H64]/[.I$2]" office:value-type="float" office:value="15" calcext:value-type="float">
            <text:p>15</text:p>
          </table:table-cell>
          <table:table-cell table:formula="of:=[.I64]*60" office:value-type="float" office:value="900" calcext:value-type="float">
            <text:p>900</text:p>
          </table:table-cell>
          <table:table-cell table:formula="of:=[.J64]*[.F$2]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$2]*[.A65]*1000" office:value-type="float" office:value="0.976" calcext:value-type="float">
            <text:p>0.976</text:p>
          </table:table-cell>
          <table:table-cell table:formula="of:=1/([.B65]/1000)" office:value-type="float" office:value="1024.59016393443" calcext:value-type="float">
            <text:p>1025</text:p>
          </table:table-cell>
          <table:table-cell table:formula="of:=[.C65]/[.D$2]" office:value-type="float" office:value="256.147540983607" calcext:value-type="float">
            <text:p>256</text:p>
          </table:table-cell>
          <table:table-cell table:formula="of:=[.D65]*60" office:value-type="float" office:value="15368.8524590164" calcext:value-type="float">
            <text:p>15369</text:p>
          </table:table-cell>
          <table:table-cell table:formula="of:=[.E65]*[.F$2]" office:value-type="float" office:value="30737.7049180328" calcext:value-type="float">
            <text:p>30738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H65]/[.I$2]" office:value-type="float" office:value="15.25" calcext:value-type="float">
            <text:p>15.25</text:p>
          </table:table-cell>
          <table:table-cell table:formula="of:=[.I65]*60" office:value-type="float" office:value="915" calcext:value-type="float">
            <text:p>915</text:p>
          </table:table-cell>
          <table:table-cell table:formula="of:=[.J65]*[.F$2]" office:value-type="float" office:value="1830" calcext:value-type="float">
            <text:p>183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$2]*[.A66]*1000" office:value-type="float" office:value="0.992" calcext:value-type="float">
            <text:p>0.992</text:p>
          </table:table-cell>
          <table:table-cell table:formula="of:=1/([.B66]/1000)" office:value-type="float" office:value="1008.06451612903" calcext:value-type="float">
            <text:p>1008</text:p>
          </table:table-cell>
          <table:table-cell table:formula="of:=[.C66]/[.D$2]" office:value-type="float" office:value="252.016129032258" calcext:value-type="float">
            <text:p>252</text:p>
          </table:table-cell>
          <table:table-cell table:formula="of:=[.D66]*60" office:value-type="float" office:value="15120.9677419355" calcext:value-type="float">
            <text:p>15121</text:p>
          </table:table-cell>
          <table:table-cell table:formula="of:=[.E66]*[.F$2]" office:value-type="float" office:value="30241.935483871" calcext:value-type="float">
            <text:p>30242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H66]/[.I$2]" office:value-type="float" office:value="15.5" calcext:value-type="float">
            <text:p>15.5</text:p>
          </table:table-cell>
          <table:table-cell table:formula="of:=[.I66]*60" office:value-type="float" office:value="930" calcext:value-type="float">
            <text:p>930</text:p>
          </table:table-cell>
          <table:table-cell table:formula="of:=[.J66]*[.F$2]" office:value-type="float" office:value="1860" calcext:value-type="float">
            <text:p>18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$2]*[.A67]*1000" office:value-type="float" office:value="1.008" calcext:value-type="float">
            <text:p>1.008</text:p>
          </table:table-cell>
          <table:table-cell table:formula="of:=1/([.B67]/1000)" office:value-type="float" office:value="992.063492063492" calcext:value-type="float">
            <text:p>992</text:p>
          </table:table-cell>
          <table:table-cell table:formula="of:=[.C67]/[.D$2]" office:value-type="float" office:value="248.015873015873" calcext:value-type="float">
            <text:p>248</text:p>
          </table:table-cell>
          <table:table-cell table:formula="of:=[.D67]*60" office:value-type="float" office:value="14880.9523809524" calcext:value-type="float">
            <text:p>14881</text:p>
          </table:table-cell>
          <table:table-cell table:formula="of:=[.E67]*[.F$2]" office:value-type="float" office:value="29761.9047619048" calcext:value-type="float">
            <text:p>29762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H67]/[.I$2]" office:value-type="float" office:value="15.75" calcext:value-type="float">
            <text:p>15.75</text:p>
          </table:table-cell>
          <table:table-cell table:formula="of:=[.I67]*60" office:value-type="float" office:value="945" calcext:value-type="float">
            <text:p>945</text:p>
          </table:table-cell>
          <table:table-cell table:formula="of:=[.J67]*[.F$2]"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$2]*[.A68]*1000" office:value-type="float" office:value="1.024" calcext:value-type="float">
            <text:p>1.024</text:p>
          </table:table-cell>
          <table:table-cell table:formula="of:=1/([.B68]/1000)" office:value-type="float" office:value="976.5625" calcext:value-type="float">
            <text:p>977</text:p>
          </table:table-cell>
          <table:table-cell table:formula="of:=[.C68]/[.D$2]" office:value-type="float" office:value="244.140625" calcext:value-type="float">
            <text:p>244</text:p>
          </table:table-cell>
          <table:table-cell table:formula="of:=[.D68]*60" office:value-type="float" office:value="14648.4375" calcext:value-type="float">
            <text:p>14648</text:p>
          </table:table-cell>
          <table:table-cell table:formula="of:=[.E68]*[.F$2]" office:value-type="float" office:value="29296.875" calcext:value-type="float">
            <text:p>29297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H68]/[.I$2]" office:value-type="float" office:value="16" calcext:value-type="float">
            <text:p>16</text:p>
          </table:table-cell>
          <table:table-cell table:formula="of:=[.I68]*60" office:value-type="float" office:value="960" calcext:value-type="float">
            <text:p>960</text:p>
          </table:table-cell>
          <table:table-cell table:formula="of:=[.J68]*[.F$2]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$2]*[.A69]*1000" office:value-type="float" office:value="1.04" calcext:value-type="float">
            <text:p>1.04</text:p>
          </table:table-cell>
          <table:table-cell table:formula="of:=1/([.B69]/1000)" office:value-type="float" office:value="961.538461538462" calcext:value-type="float">
            <text:p>962</text:p>
          </table:table-cell>
          <table:table-cell table:formula="of:=[.C69]/[.D$2]" office:value-type="float" office:value="240.384615384615" calcext:value-type="float">
            <text:p>240</text:p>
          </table:table-cell>
          <table:table-cell table:formula="of:=[.D69]*60" office:value-type="float" office:value="14423.0769230769" calcext:value-type="float">
            <text:p>14423</text:p>
          </table:table-cell>
          <table:table-cell table:formula="of:=[.E69]*[.F$2]" office:value-type="float" office:value="28846.1538461538" calcext:value-type="float">
            <text:p>28846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H69]/[.I$2]" office:value-type="float" office:value="16.25" calcext:value-type="float">
            <text:p>16.25</text:p>
          </table:table-cell>
          <table:table-cell table:formula="of:=[.I69]*60" office:value-type="float" office:value="975" calcext:value-type="float">
            <text:p>975</text:p>
          </table:table-cell>
          <table:table-cell table:formula="of:=[.J69]*[.F$2]"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$2]*[.A70]*1000" office:value-type="float" office:value="1.056" calcext:value-type="float">
            <text:p>1.056</text:p>
          </table:table-cell>
          <table:table-cell table:formula="of:=1/([.B70]/1000)" office:value-type="float" office:value="946.969696969697" calcext:value-type="float">
            <text:p>947</text:p>
          </table:table-cell>
          <table:table-cell table:formula="of:=[.C70]/[.D$2]" office:value-type="float" office:value="236.742424242424" calcext:value-type="float">
            <text:p>237</text:p>
          </table:table-cell>
          <table:table-cell table:formula="of:=[.D70]*60" office:value-type="float" office:value="14204.5454545455" calcext:value-type="float">
            <text:p>14205</text:p>
          </table:table-cell>
          <table:table-cell table:formula="of:=[.E70]*[.F$2]" office:value-type="float" office:value="28409.0909090909" calcext:value-type="float">
            <text:p>28409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H70]/[.I$2]" office:value-type="float" office:value="16.5" calcext:value-type="float">
            <text:p>16.5</text:p>
          </table:table-cell>
          <table:table-cell table:formula="of:=[.I70]*60" office:value-type="float" office:value="990" calcext:value-type="float">
            <text:p>990</text:p>
          </table:table-cell>
          <table:table-cell table:formula="of:=[.J70]*[.F$2]" office:value-type="float" office:value="1980" calcext:value-type="float">
            <text:p>198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$2]*[.A71]*1000" office:value-type="float" office:value="1.072" calcext:value-type="float">
            <text:p>1.072</text:p>
          </table:table-cell>
          <table:table-cell table:formula="of:=1/([.B71]/1000)" office:value-type="float" office:value="932.835820895522" calcext:value-type="float">
            <text:p>933</text:p>
          </table:table-cell>
          <table:table-cell table:formula="of:=[.C71]/[.D$2]" office:value-type="float" office:value="233.208955223881" calcext:value-type="float">
            <text:p>233</text:p>
          </table:table-cell>
          <table:table-cell table:formula="of:=[.D71]*60" office:value-type="float" office:value="13992.5373134328" calcext:value-type="float">
            <text:p>13993</text:p>
          </table:table-cell>
          <table:table-cell table:formula="of:=[.E71]*[.F$2]" office:value-type="float" office:value="27985.0746268657" calcext:value-type="float">
            <text:p>27985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H71]/[.I$2]" office:value-type="float" office:value="16.75" calcext:value-type="float">
            <text:p>16.75</text:p>
          </table:table-cell>
          <table:table-cell table:formula="of:=[.I71]*60" office:value-type="float" office:value="1005" calcext:value-type="float">
            <text:p>1005</text:p>
          </table:table-cell>
          <table:table-cell table:formula="of:=[.J71]*[.F$2]"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$2]*[.A72]*1000" office:value-type="float" office:value="1.088" calcext:value-type="float">
            <text:p>1.088</text:p>
          </table:table-cell>
          <table:table-cell table:formula="of:=1/([.B72]/1000)" office:value-type="float" office:value="919.117647058824" calcext:value-type="float">
            <text:p>919</text:p>
          </table:table-cell>
          <table:table-cell table:formula="of:=[.C72]/[.D$2]" office:value-type="float" office:value="229.779411764706" calcext:value-type="float">
            <text:p>230</text:p>
          </table:table-cell>
          <table:table-cell table:formula="of:=[.D72]*60" office:value-type="float" office:value="13786.7647058824" calcext:value-type="float">
            <text:p>13787</text:p>
          </table:table-cell>
          <table:table-cell table:formula="of:=[.E72]*[.F$2]" office:value-type="float" office:value="27573.5294117647" calcext:value-type="float">
            <text:p>27574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H72]/[.I$2]" office:value-type="float" office:value="17" calcext:value-type="float">
            <text:p>17</text:p>
          </table:table-cell>
          <table:table-cell table:formula="of:=[.I72]*60" office:value-type="float" office:value="1020" calcext:value-type="float">
            <text:p>1020</text:p>
          </table:table-cell>
          <table:table-cell table:formula="of:=[.J72]*[.F$2]" office:value-type="float" office:value="2040" calcext:value-type="float">
            <text:p>20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$2]*[.A73]*1000" office:value-type="float" office:value="1.104" calcext:value-type="float">
            <text:p>1.104</text:p>
          </table:table-cell>
          <table:table-cell table:formula="of:=1/([.B73]/1000)" office:value-type="float" office:value="905.797101449275" calcext:value-type="float">
            <text:p>906</text:p>
          </table:table-cell>
          <table:table-cell table:formula="of:=[.C73]/[.D$2]" office:value-type="float" office:value="226.449275362319" calcext:value-type="float">
            <text:p>226</text:p>
          </table:table-cell>
          <table:table-cell table:formula="of:=[.D73]*60" office:value-type="float" office:value="13586.9565217391" calcext:value-type="float">
            <text:p>13587</text:p>
          </table:table-cell>
          <table:table-cell table:formula="of:=[.E73]*[.F$2]" office:value-type="float" office:value="27173.9130434783" calcext:value-type="float">
            <text:p>27174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H73]/[.I$2]" office:value-type="float" office:value="17.25" calcext:value-type="float">
            <text:p>17.25</text:p>
          </table:table-cell>
          <table:table-cell table:formula="of:=[.I73]*60" office:value-type="float" office:value="1035" calcext:value-type="float">
            <text:p>1035</text:p>
          </table:table-cell>
          <table:table-cell table:formula="of:=[.J73]*[.F$2]"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$2]*[.A74]*1000" office:value-type="float" office:value="1.12" calcext:value-type="float">
            <text:p>1.12</text:p>
          </table:table-cell>
          <table:table-cell table:formula="of:=1/([.B74]/1000)" office:value-type="float" office:value="892.857142857143" calcext:value-type="float">
            <text:p>893</text:p>
          </table:table-cell>
          <table:table-cell table:formula="of:=[.C74]/[.D$2]" office:value-type="float" office:value="223.214285714286" calcext:value-type="float">
            <text:p>223</text:p>
          </table:table-cell>
          <table:table-cell table:formula="of:=[.D74]*60" office:value-type="float" office:value="13392.8571428571" calcext:value-type="float">
            <text:p>13393</text:p>
          </table:table-cell>
          <table:table-cell table:formula="of:=[.E74]*[.F$2]" office:value-type="float" office:value="26785.7142857143" calcext:value-type="float">
            <text:p>2678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H74]/[.I$2]" office:value-type="float" office:value="17.5" calcext:value-type="float">
            <text:p>17.5</text:p>
          </table:table-cell>
          <table:table-cell table:formula="of:=[.I74]*60" office:value-type="float" office:value="1050" calcext:value-type="float">
            <text:p>1050</text:p>
          </table:table-cell>
          <table:table-cell table:formula="of:=[.J74]*[.F$2]"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$2]*[.A75]*1000" office:value-type="float" office:value="1.136" calcext:value-type="float">
            <text:p>1.136</text:p>
          </table:table-cell>
          <table:table-cell table:formula="of:=1/([.B75]/1000)" office:value-type="float" office:value="880.281690140845" calcext:value-type="float">
            <text:p>880</text:p>
          </table:table-cell>
          <table:table-cell table:formula="of:=[.C75]/[.D$2]" office:value-type="float" office:value="220.070422535211" calcext:value-type="float">
            <text:p>220</text:p>
          </table:table-cell>
          <table:table-cell table:formula="of:=[.D75]*60" office:value-type="float" office:value="13204.2253521127" calcext:value-type="float">
            <text:p>13204</text:p>
          </table:table-cell>
          <table:table-cell table:formula="of:=[.E75]*[.F$2]" office:value-type="float" office:value="26408.4507042254" calcext:value-type="float">
            <text:p>26408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H75]/[.I$2]" office:value-type="float" office:value="17.75" calcext:value-type="float">
            <text:p>17.75</text:p>
          </table:table-cell>
          <table:table-cell table:formula="of:=[.I75]*60" office:value-type="float" office:value="1065" calcext:value-type="float">
            <text:p>1065</text:p>
          </table:table-cell>
          <table:table-cell table:formula="of:=[.J75]*[.F$2]" office:value-type="float" office:value="2130" calcext:value-type="float">
            <text:p>213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$2]*[.A76]*1000" office:value-type="float" office:value="1.152" calcext:value-type="float">
            <text:p>1.152</text:p>
          </table:table-cell>
          <table:table-cell table:formula="of:=1/([.B76]/1000)" office:value-type="float" office:value="868.055555555556" calcext:value-type="float">
            <text:p>868</text:p>
          </table:table-cell>
          <table:table-cell table:formula="of:=[.C76]/[.D$2]" office:value-type="float" office:value="217.013888888889" calcext:value-type="float">
            <text:p>217</text:p>
          </table:table-cell>
          <table:table-cell table:formula="of:=[.D76]*60" office:value-type="float" office:value="13020.8333333333" calcext:value-type="float">
            <text:p>13021</text:p>
          </table:table-cell>
          <table:table-cell table:formula="of:=[.E76]*[.F$2]" office:value-type="float" office:value="26041.6666666667" calcext:value-type="float">
            <text:p>26042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H76]/[.I$2]" office:value-type="float" office:value="18" calcext:value-type="float">
            <text:p>18</text:p>
          </table:table-cell>
          <table:table-cell table:formula="of:=[.I76]*60" office:value-type="float" office:value="1080" calcext:value-type="float">
            <text:p>1080</text:p>
          </table:table-cell>
          <table:table-cell table:formula="of:=[.J76]*[.F$2]" office:value-type="float" office:value="2160" calcext:value-type="float">
            <text:p>21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$2]*[.A77]*1000" office:value-type="float" office:value="1.168" calcext:value-type="float">
            <text:p>1.168</text:p>
          </table:table-cell>
          <table:table-cell table:formula="of:=1/([.B77]/1000)" office:value-type="float" office:value="856.164383561644" calcext:value-type="float">
            <text:p>856</text:p>
          </table:table-cell>
          <table:table-cell table:formula="of:=[.C77]/[.D$2]" office:value-type="float" office:value="214.041095890411" calcext:value-type="float">
            <text:p>214</text:p>
          </table:table-cell>
          <table:table-cell table:formula="of:=[.D77]*60" office:value-type="float" office:value="12842.4657534247" calcext:value-type="float">
            <text:p>12842</text:p>
          </table:table-cell>
          <table:table-cell table:formula="of:=[.E77]*[.F$2]" office:value-type="float" office:value="25684.9315068493" calcext:value-type="float">
            <text:p>2568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H77]/[.I$2]" office:value-type="float" office:value="18.25" calcext:value-type="float">
            <text:p>18.25</text:p>
          </table:table-cell>
          <table:table-cell table:formula="of:=[.I77]*60" office:value-type="float" office:value="1095" calcext:value-type="float">
            <text:p>1095</text:p>
          </table:table-cell>
          <table:table-cell table:formula="of:=[.J77]*[.F$2]" office:value-type="float" office:value="2190" calcext:value-type="float">
            <text:p>219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$2]*[.A78]*1000" office:value-type="float" office:value="1.184" calcext:value-type="float">
            <text:p>1.184</text:p>
          </table:table-cell>
          <table:table-cell table:formula="of:=1/([.B78]/1000)" office:value-type="float" office:value="844.594594594595" calcext:value-type="float">
            <text:p>845</text:p>
          </table:table-cell>
          <table:table-cell table:formula="of:=[.C78]/[.D$2]" office:value-type="float" office:value="211.148648648649" calcext:value-type="float">
            <text:p>211</text:p>
          </table:table-cell>
          <table:table-cell table:formula="of:=[.D78]*60" office:value-type="float" office:value="12668.9189189189" calcext:value-type="float">
            <text:p>12669</text:p>
          </table:table-cell>
          <table:table-cell table:formula="of:=[.E78]*[.F$2]" office:value-type="float" office:value="25337.8378378378" calcext:value-type="float">
            <text:p>25338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H78]/[.I$2]" office:value-type="float" office:value="18.5" calcext:value-type="float">
            <text:p>18.5</text:p>
          </table:table-cell>
          <table:table-cell table:formula="of:=[.I78]*60" office:value-type="float" office:value="1110" calcext:value-type="float">
            <text:p>1110</text:p>
          </table:table-cell>
          <table:table-cell table:formula="of:=[.J78]*[.F$2]" office:value-type="float" office:value="2220" calcext:value-type="float">
            <text:p>2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$2]*[.A79]*1000" office:value-type="float" office:value="1.2" calcext:value-type="float">
            <text:p>1.2</text:p>
          </table:table-cell>
          <table:table-cell table:formula="of:=1/([.B79]/1000)" office:value-type="float" office:value="833.333333333333" calcext:value-type="float">
            <text:p>833</text:p>
          </table:table-cell>
          <table:table-cell table:formula="of:=[.C79]/[.D$2]" office:value-type="float" office:value="208.333333333333" calcext:value-type="float">
            <text:p>208</text:p>
          </table:table-cell>
          <table:table-cell table:formula="of:=[.D79]*60" office:value-type="float" office:value="12500" calcext:value-type="float">
            <text:p>12500</text:p>
          </table:table-cell>
          <table:table-cell table:formula="of:=[.E79]*[.F$2]" office:value-type="float" office:value="25000" calcext:value-type="float">
            <text:p>25000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H79]/[.I$2]" office:value-type="float" office:value="18.75" calcext:value-type="float">
            <text:p>18.75</text:p>
          </table:table-cell>
          <table:table-cell table:formula="of:=[.I79]*60" office:value-type="float" office:value="1125" calcext:value-type="float">
            <text:p>1125</text:p>
          </table:table-cell>
          <table:table-cell table:formula="of:=[.J79]*[.F$2]" office:value-type="float" office:value="2250" calcext:value-type="float">
            <text:p>225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$2]*[.A80]*1000" office:value-type="float" office:value="1.216" calcext:value-type="float">
            <text:p>1.216</text:p>
          </table:table-cell>
          <table:table-cell table:formula="of:=1/([.B80]/1000)" office:value-type="float" office:value="822.368421052632" calcext:value-type="float">
            <text:p>822</text:p>
          </table:table-cell>
          <table:table-cell table:formula="of:=[.C80]/[.D$2]" office:value-type="float" office:value="205.592105263158" calcext:value-type="float">
            <text:p>206</text:p>
          </table:table-cell>
          <table:table-cell table:formula="of:=[.D80]*60" office:value-type="float" office:value="12335.5263157895" calcext:value-type="float">
            <text:p>12336</text:p>
          </table:table-cell>
          <table:table-cell table:formula="of:=[.E80]*[.F$2]" office:value-type="float" office:value="24671.052631579" calcext:value-type="float">
            <text:p>24671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H80]/[.I$2]" office:value-type="float" office:value="19" calcext:value-type="float">
            <text:p>19</text:p>
          </table:table-cell>
          <table:table-cell table:formula="of:=[.I80]*60" office:value-type="float" office:value="1140" calcext:value-type="float">
            <text:p>1140</text:p>
          </table:table-cell>
          <table:table-cell table:formula="of:=[.J80]*[.F$2]"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$2]*[.A81]*1000" office:value-type="float" office:value="1.232" calcext:value-type="float">
            <text:p>1.232</text:p>
          </table:table-cell>
          <table:table-cell table:formula="of:=1/([.B81]/1000)" office:value-type="float" office:value="811.688311688312" calcext:value-type="float">
            <text:p>812</text:p>
          </table:table-cell>
          <table:table-cell table:formula="of:=[.C81]/[.D$2]" office:value-type="float" office:value="202.922077922078" calcext:value-type="float">
            <text:p>203</text:p>
          </table:table-cell>
          <table:table-cell table:formula="of:=[.D81]*60" office:value-type="float" office:value="12175.3246753247" calcext:value-type="float">
            <text:p>12175</text:p>
          </table:table-cell>
          <table:table-cell table:formula="of:=[.E81]*[.F$2]" office:value-type="float" office:value="24350.6493506494" calcext:value-type="float">
            <text:p>24351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H81]/[.I$2]" office:value-type="float" office:value="19.25" calcext:value-type="float">
            <text:p>19.25</text:p>
          </table:table-cell>
          <table:table-cell table:formula="of:=[.I81]*60" office:value-type="float" office:value="1155" calcext:value-type="float">
            <text:p>1155</text:p>
          </table:table-cell>
          <table:table-cell table:formula="of:=[.J81]*[.F$2]" office:value-type="float" office:value="2310" calcext:value-type="float">
            <text:p>231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$2]*[.A82]*1000" office:value-type="float" office:value="1.248" calcext:value-type="float">
            <text:p>1.248</text:p>
          </table:table-cell>
          <table:table-cell table:formula="of:=1/([.B82]/1000)" office:value-type="float" office:value="801.282051282051" calcext:value-type="float">
            <text:p>801</text:p>
          </table:table-cell>
          <table:table-cell table:formula="of:=[.C82]/[.D$2]" office:value-type="float" office:value="200.320512820513" calcext:value-type="float">
            <text:p>200</text:p>
          </table:table-cell>
          <table:table-cell table:formula="of:=[.D82]*60" office:value-type="float" office:value="12019.2307692308" calcext:value-type="float">
            <text:p>12019</text:p>
          </table:table-cell>
          <table:table-cell table:formula="of:=[.E82]*[.F$2]" office:value-type="float" office:value="24038.4615384615" calcext:value-type="float">
            <text:p>24038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H82]/[.I$2]" office:value-type="float" office:value="19.5" calcext:value-type="float">
            <text:p>19.5</text:p>
          </table:table-cell>
          <table:table-cell table:formula="of:=[.I82]*60" office:value-type="float" office:value="1170" calcext:value-type="float">
            <text:p>1170</text:p>
          </table:table-cell>
          <table:table-cell table:formula="of:=[.J82]*[.F$2]"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$2]*[.A83]*1000" office:value-type="float" office:value="1.264" calcext:value-type="float">
            <text:p>1.264</text:p>
          </table:table-cell>
          <table:table-cell table:formula="of:=1/([.B83]/1000)" office:value-type="float" office:value="791.139240506329" calcext:value-type="float">
            <text:p>791</text:p>
          </table:table-cell>
          <table:table-cell table:formula="of:=[.C83]/[.D$2]" office:value-type="float" office:value="197.784810126582" calcext:value-type="float">
            <text:p>198</text:p>
          </table:table-cell>
          <table:table-cell table:formula="of:=[.D83]*60" office:value-type="float" office:value="11867.0886075949" calcext:value-type="float">
            <text:p>11867</text:p>
          </table:table-cell>
          <table:table-cell table:formula="of:=[.E83]*[.F$2]" office:value-type="float" office:value="23734.1772151899" calcext:value-type="float">
            <text:p>23734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H83]/[.I$2]" office:value-type="float" office:value="19.75" calcext:value-type="float">
            <text:p>19.75</text:p>
          </table:table-cell>
          <table:table-cell table:formula="of:=[.I83]*60" office:value-type="float" office:value="1185" calcext:value-type="float">
            <text:p>1185</text:p>
          </table:table-cell>
          <table:table-cell table:formula="of:=[.J83]*[.F$2]" office:value-type="float" office:value="2370" calcext:value-type="float">
            <text:p>237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$2]*[.A84]*1000" office:value-type="float" office:value="1.28" calcext:value-type="float">
            <text:p>1.28</text:p>
          </table:table-cell>
          <table:table-cell table:formula="of:=1/([.B84]/1000)" office:value-type="float" office:value="781.25" calcext:value-type="float">
            <text:p>781</text:p>
          </table:table-cell>
          <table:table-cell table:formula="of:=[.C84]/[.D$2]" office:value-type="float" office:value="195.3125" calcext:value-type="float">
            <text:p>195</text:p>
          </table:table-cell>
          <table:table-cell table:formula="of:=[.D84]*60" office:value-type="float" office:value="11718.75" calcext:value-type="float">
            <text:p>11719</text:p>
          </table:table-cell>
          <table:table-cell table:formula="of:=[.E84]*[.F$2]" office:value-type="float" office:value="23437.5" calcext:value-type="float">
            <text:p>23438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H84]/[.I$2]" office:value-type="float" office:value="20" calcext:value-type="float">
            <text:p>20</text:p>
          </table:table-cell>
          <table:table-cell table:formula="of:=[.I84]*60" office:value-type="float" office:value="1200" calcext:value-type="float">
            <text:p>1200</text:p>
          </table:table-cell>
          <table:table-cell table:formula="of:=[.J84]*[.F$2]"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$2]*[.A85]*1000" office:value-type="float" office:value="1.296" calcext:value-type="float">
            <text:p>1.296</text:p>
          </table:table-cell>
          <table:table-cell table:formula="of:=1/([.B85]/1000)" office:value-type="float" office:value="771.604938271605" calcext:value-type="float">
            <text:p>772</text:p>
          </table:table-cell>
          <table:table-cell table:formula="of:=[.C85]/[.D$2]" office:value-type="float" office:value="192.901234567901" calcext:value-type="float">
            <text:p>193</text:p>
          </table:table-cell>
          <table:table-cell table:formula="of:=[.D85]*60" office:value-type="float" office:value="11574.0740740741" calcext:value-type="float">
            <text:p>11574</text:p>
          </table:table-cell>
          <table:table-cell table:formula="of:=[.E85]*[.F$2]" office:value-type="float" office:value="23148.1481481482" calcext:value-type="float">
            <text:p>23148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H85]/[.I$2]" office:value-type="float" office:value="20.25" calcext:value-type="float">
            <text:p>20.25</text:p>
          </table:table-cell>
          <table:table-cell table:formula="of:=[.I85]*60" office:value-type="float" office:value="1215" calcext:value-type="float">
            <text:p>1215</text:p>
          </table:table-cell>
          <table:table-cell table:formula="of:=[.J85]*[.F$2]"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$2]*[.A86]*1000" office:value-type="float" office:value="1.312" calcext:value-type="float">
            <text:p>1.312</text:p>
          </table:table-cell>
          <table:table-cell table:formula="of:=1/([.B86]/1000)" office:value-type="float" office:value="762.195121951219" calcext:value-type="float">
            <text:p>762</text:p>
          </table:table-cell>
          <table:table-cell table:formula="of:=[.C86]/[.D$2]" office:value-type="float" office:value="190.548780487805" calcext:value-type="float">
            <text:p>191</text:p>
          </table:table-cell>
          <table:table-cell table:formula="of:=[.D86]*60" office:value-type="float" office:value="11432.9268292683" calcext:value-type="float">
            <text:p>11433</text:p>
          </table:table-cell>
          <table:table-cell table:formula="of:=[.E86]*[.F$2]" office:value-type="float" office:value="22865.8536585366" calcext:value-type="float">
            <text:p>22866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H86]/[.I$2]" office:value-type="float" office:value="20.5" calcext:value-type="float">
            <text:p>20.5</text:p>
          </table:table-cell>
          <table:table-cell table:formula="of:=[.I86]*60" office:value-type="float" office:value="1230" calcext:value-type="float">
            <text:p>1230</text:p>
          </table:table-cell>
          <table:table-cell table:formula="of:=[.J86]*[.F$2]" office:value-type="float" office:value="2460" calcext:value-type="float">
            <text:p>24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$2]*[.A87]*1000" office:value-type="float" office:value="1.328" calcext:value-type="float">
            <text:p>1.328</text:p>
          </table:table-cell>
          <table:table-cell table:formula="of:=1/([.B87]/1000)" office:value-type="float" office:value="753.012048192771" calcext:value-type="float">
            <text:p>753</text:p>
          </table:table-cell>
          <table:table-cell table:formula="of:=[.C87]/[.D$2]" office:value-type="float" office:value="188.253012048193" calcext:value-type="float">
            <text:p>188</text:p>
          </table:table-cell>
          <table:table-cell table:formula="of:=[.D87]*60" office:value-type="float" office:value="11295.1807228916" calcext:value-type="float">
            <text:p>11295</text:p>
          </table:table-cell>
          <table:table-cell table:formula="of:=[.E87]*[.F$2]" office:value-type="float" office:value="22590.3614457831" calcext:value-type="float">
            <text:p>22590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H87]/[.I$2]" office:value-type="float" office:value="20.75" calcext:value-type="float">
            <text:p>20.75</text:p>
          </table:table-cell>
          <table:table-cell table:formula="of:=[.I87]*60" office:value-type="float" office:value="1245" calcext:value-type="float">
            <text:p>1245</text:p>
          </table:table-cell>
          <table:table-cell table:formula="of:=[.J87]*[.F$2]"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$2]*[.A88]*1000" office:value-type="float" office:value="1.344" calcext:value-type="float">
            <text:p>1.344</text:p>
          </table:table-cell>
          <table:table-cell table:formula="of:=1/([.B88]/1000)" office:value-type="float" office:value="744.047619047619" calcext:value-type="float">
            <text:p>744</text:p>
          </table:table-cell>
          <table:table-cell table:formula="of:=[.C88]/[.D$2]" office:value-type="float" office:value="186.011904761905" calcext:value-type="float">
            <text:p>186</text:p>
          </table:table-cell>
          <table:table-cell table:formula="of:=[.D88]*60" office:value-type="float" office:value="11160.7142857143" calcext:value-type="float">
            <text:p>11161</text:p>
          </table:table-cell>
          <table:table-cell table:formula="of:=[.E88]*[.F$2]" office:value-type="float" office:value="22321.4285714286" calcext:value-type="float">
            <text:p>22321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H88]/[.I$2]" office:value-type="float" office:value="21" calcext:value-type="float">
            <text:p>21</text:p>
          </table:table-cell>
          <table:table-cell table:formula="of:=[.I88]*60" office:value-type="float" office:value="1260" calcext:value-type="float">
            <text:p>1260</text:p>
          </table:table-cell>
          <table:table-cell table:formula="of:=[.J88]*[.F$2]"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$2]*[.A89]*1000" office:value-type="float" office:value="1.36" calcext:value-type="float">
            <text:p>1.36</text:p>
          </table:table-cell>
          <table:table-cell table:formula="of:=1/([.B89]/1000)" office:value-type="float" office:value="735.294117647059" calcext:value-type="float">
            <text:p>735</text:p>
          </table:table-cell>
          <table:table-cell table:formula="of:=[.C89]/[.D$2]" office:value-type="float" office:value="183.823529411765" calcext:value-type="float">
            <text:p>184</text:p>
          </table:table-cell>
          <table:table-cell table:formula="of:=[.D89]*60" office:value-type="float" office:value="11029.4117647059" calcext:value-type="float">
            <text:p>11029</text:p>
          </table:table-cell>
          <table:table-cell table:formula="of:=[.E89]*[.F$2]" office:value-type="float" office:value="22058.8235294118" calcext:value-type="float">
            <text:p>22059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H89]/[.I$2]" office:value-type="float" office:value="21.25" calcext:value-type="float">
            <text:p>21.25</text:p>
          </table:table-cell>
          <table:table-cell table:formula="of:=[.I89]*60" office:value-type="float" office:value="1275" calcext:value-type="float">
            <text:p>1275</text:p>
          </table:table-cell>
          <table:table-cell table:formula="of:=[.J89]*[.F$2]" office:value-type="float" office:value="2550" calcext:value-type="float">
            <text:p>255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$2]*[.A90]*1000" office:value-type="float" office:value="1.376" calcext:value-type="float">
            <text:p>1.376</text:p>
          </table:table-cell>
          <table:table-cell table:formula="of:=1/([.B90]/1000)" office:value-type="float" office:value="726.744186046512" calcext:value-type="float">
            <text:p>727</text:p>
          </table:table-cell>
          <table:table-cell table:formula="of:=[.C90]/[.D$2]" office:value-type="float" office:value="181.686046511628" calcext:value-type="float">
            <text:p>182</text:p>
          </table:table-cell>
          <table:table-cell table:formula="of:=[.D90]*60" office:value-type="float" office:value="10901.1627906977" calcext:value-type="float">
            <text:p>10901</text:p>
          </table:table-cell>
          <table:table-cell table:formula="of:=[.E90]*[.F$2]" office:value-type="float" office:value="21802.3255813954" calcext:value-type="float">
            <text:p>21802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H90]/[.I$2]" office:value-type="float" office:value="21.5" calcext:value-type="float">
            <text:p>21.5</text:p>
          </table:table-cell>
          <table:table-cell table:formula="of:=[.I90]*60" office:value-type="float" office:value="1290" calcext:value-type="float">
            <text:p>1290</text:p>
          </table:table-cell>
          <table:table-cell table:formula="of:=[.J90]*[.F$2]"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$2]*[.A91]*1000" office:value-type="float" office:value="1.392" calcext:value-type="float">
            <text:p>1.392</text:p>
          </table:table-cell>
          <table:table-cell table:formula="of:=1/([.B91]/1000)" office:value-type="float" office:value="718.390804597701" calcext:value-type="float">
            <text:p>718</text:p>
          </table:table-cell>
          <table:table-cell table:formula="of:=[.C91]/[.D$2]" office:value-type="float" office:value="179.597701149425" calcext:value-type="float">
            <text:p>180</text:p>
          </table:table-cell>
          <table:table-cell table:formula="of:=[.D91]*60" office:value-type="float" office:value="10775.8620689655" calcext:value-type="float">
            <text:p>10776</text:p>
          </table:table-cell>
          <table:table-cell table:formula="of:=[.E91]*[.F$2]" office:value-type="float" office:value="21551.724137931" calcext:value-type="float">
            <text:p>21552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H91]/[.I$2]" office:value-type="float" office:value="21.75" calcext:value-type="float">
            <text:p>21.75</text:p>
          </table:table-cell>
          <table:table-cell table:formula="of:=[.I91]*60" office:value-type="float" office:value="1305" calcext:value-type="float">
            <text:p>1305</text:p>
          </table:table-cell>
          <table:table-cell table:formula="of:=[.J91]*[.F$2]" office:value-type="float" office:value="2610" calcext:value-type="float">
            <text:p>261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$2]*[.A92]*1000" office:value-type="float" office:value="1.408" calcext:value-type="float">
            <text:p>1.408</text:p>
          </table:table-cell>
          <table:table-cell table:formula="of:=1/([.B92]/1000)" office:value-type="float" office:value="710.227272727273" calcext:value-type="float">
            <text:p>710</text:p>
          </table:table-cell>
          <table:table-cell table:formula="of:=[.C92]/[.D$2]" office:value-type="float" office:value="177.556818181818" calcext:value-type="float">
            <text:p>178</text:p>
          </table:table-cell>
          <table:table-cell table:formula="of:=[.D92]*60" office:value-type="float" office:value="10653.4090909091" calcext:value-type="float">
            <text:p>10653</text:p>
          </table:table-cell>
          <table:table-cell table:formula="of:=[.E92]*[.F$2]" office:value-type="float" office:value="21306.8181818182" calcext:value-type="float">
            <text:p>21307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92]/[.I$2]" office:value-type="float" office:value="22" calcext:value-type="float">
            <text:p>22</text:p>
          </table:table-cell>
          <table:table-cell table:formula="of:=[.I92]*60" office:value-type="float" office:value="1320" calcext:value-type="float">
            <text:p>1320</text:p>
          </table:table-cell>
          <table:table-cell table:formula="of:=[.J92]*[.F$2]"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$2]*[.A93]*1000" office:value-type="float" office:value="1.424" calcext:value-type="float">
            <text:p>1.424</text:p>
          </table:table-cell>
          <table:table-cell table:formula="of:=1/([.B93]/1000)" office:value-type="float" office:value="702.247191011236" calcext:value-type="float">
            <text:p>702</text:p>
          </table:table-cell>
          <table:table-cell table:formula="of:=[.C93]/[.D$2]" office:value-type="float" office:value="175.561797752809" calcext:value-type="float">
            <text:p>176</text:p>
          </table:table-cell>
          <table:table-cell table:formula="of:=[.D93]*60" office:value-type="float" office:value="10533.7078651685" calcext:value-type="float">
            <text:p>10534</text:p>
          </table:table-cell>
          <table:table-cell table:formula="of:=[.E93]*[.F$2]" office:value-type="float" office:value="21067.4157303371" calcext:value-type="float">
            <text:p>2106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H93]/[.I$2]" office:value-type="float" office:value="22.25" calcext:value-type="float">
            <text:p>22.25</text:p>
          </table:table-cell>
          <table:table-cell table:formula="of:=[.I93]*60" office:value-type="float" office:value="1335" calcext:value-type="float">
            <text:p>1335</text:p>
          </table:table-cell>
          <table:table-cell table:formula="of:=[.J93]*[.F$2]" office:value-type="float" office:value="2670" calcext:value-type="float">
            <text:p>26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$2]*[.A94]*1000" office:value-type="float" office:value="1.44" calcext:value-type="float">
            <text:p>1.44</text:p>
          </table:table-cell>
          <table:table-cell table:formula="of:=1/([.B94]/1000)" office:value-type="float" office:value="694.444444444444" calcext:value-type="float">
            <text:p>694</text:p>
          </table:table-cell>
          <table:table-cell table:formula="of:=[.C94]/[.D$2]" office:value-type="float" office:value="173.611111111111" calcext:value-type="float">
            <text:p>174</text:p>
          </table:table-cell>
          <table:table-cell table:formula="of:=[.D94]*60" office:value-type="float" office:value="10416.6666666667" calcext:value-type="float">
            <text:p>10417</text:p>
          </table:table-cell>
          <table:table-cell table:formula="of:=[.E94]*[.F$2]" office:value-type="float" office:value="20833.3333333333" calcext:value-type="float">
            <text:p>20833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H94]/[.I$2]" office:value-type="float" office:value="22.5" calcext:value-type="float">
            <text:p>22.5</text:p>
          </table:table-cell>
          <table:table-cell table:formula="of:=[.I94]*60" office:value-type="float" office:value="1350" calcext:value-type="float">
            <text:p>1350</text:p>
          </table:table-cell>
          <table:table-cell table:formula="of:=[.J94]*[.F$2]"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$2]*[.A95]*1000" office:value-type="float" office:value="1.456" calcext:value-type="float">
            <text:p>1.456</text:p>
          </table:table-cell>
          <table:table-cell table:formula="of:=1/([.B95]/1000)" office:value-type="float" office:value="686.813186813187" calcext:value-type="float">
            <text:p>687</text:p>
          </table:table-cell>
          <table:table-cell table:formula="of:=[.C95]/[.D$2]" office:value-type="float" office:value="171.703296703297" calcext:value-type="float">
            <text:p>172</text:p>
          </table:table-cell>
          <table:table-cell table:formula="of:=[.D95]*60" office:value-type="float" office:value="10302.1978021978" calcext:value-type="float">
            <text:p>10302</text:p>
          </table:table-cell>
          <table:table-cell table:formula="of:=[.E95]*[.F$2]" office:value-type="float" office:value="20604.3956043956" calcext:value-type="float">
            <text:p>2060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H95]/[.I$2]" office:value-type="float" office:value="22.75" calcext:value-type="float">
            <text:p>22.75</text:p>
          </table:table-cell>
          <table:table-cell table:formula="of:=[.I95]*60" office:value-type="float" office:value="1365" calcext:value-type="float">
            <text:p>1365</text:p>
          </table:table-cell>
          <table:table-cell table:formula="of:=[.J95]*[.F$2]"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$2]*[.A96]*1000" office:value-type="float" office:value="1.472" calcext:value-type="float">
            <text:p>1.472</text:p>
          </table:table-cell>
          <table:table-cell table:formula="of:=1/([.B96]/1000)" office:value-type="float" office:value="679.347826086957" calcext:value-type="float">
            <text:p>679</text:p>
          </table:table-cell>
          <table:table-cell table:formula="of:=[.C96]/[.D$2]" office:value-type="float" office:value="169.836956521739" calcext:value-type="float">
            <text:p>170</text:p>
          </table:table-cell>
          <table:table-cell table:formula="of:=[.D96]*60" office:value-type="float" office:value="10190.2173913043" calcext:value-type="float">
            <text:p>10190</text:p>
          </table:table-cell>
          <table:table-cell table:formula="of:=[.E96]*[.F$2]" office:value-type="float" office:value="20380.4347826087" calcext:value-type="float">
            <text:p>20380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H96]/[.I$2]" office:value-type="float" office:value="23" calcext:value-type="float">
            <text:p>23</text:p>
          </table:table-cell>
          <table:table-cell table:formula="of:=[.I96]*60" office:value-type="float" office:value="1380" calcext:value-type="float">
            <text:p>1380</text:p>
          </table:table-cell>
          <table:table-cell table:formula="of:=[.J96]*[.F$2]"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$2]*[.A97]*1000" office:value-type="float" office:value="1.488" calcext:value-type="float">
            <text:p>1.488</text:p>
          </table:table-cell>
          <table:table-cell table:formula="of:=1/([.B97]/1000)" office:value-type="float" office:value="672.043010752688" calcext:value-type="float">
            <text:p>672</text:p>
          </table:table-cell>
          <table:table-cell table:formula="of:=[.C97]/[.D$2]" office:value-type="float" office:value="168.010752688172" calcext:value-type="float">
            <text:p>168</text:p>
          </table:table-cell>
          <table:table-cell table:formula="of:=[.D97]*60" office:value-type="float" office:value="10080.6451612903" calcext:value-type="float">
            <text:p>10081</text:p>
          </table:table-cell>
          <table:table-cell table:formula="of:=[.E97]*[.F$2]" office:value-type="float" office:value="20161.2903225806" calcext:value-type="float">
            <text:p>20161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H97]/[.I$2]" office:value-type="float" office:value="23.25" calcext:value-type="float">
            <text:p>23.25</text:p>
          </table:table-cell>
          <table:table-cell table:formula="of:=[.I97]*60" office:value-type="float" office:value="1395" calcext:value-type="float">
            <text:p>1395</text:p>
          </table:table-cell>
          <table:table-cell table:formula="of:=[.J97]*[.F$2]" office:value-type="float" office:value="2790" calcext:value-type="float">
            <text:p>279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$2]*[.A98]*1000" office:value-type="float" office:value="1.504" calcext:value-type="float">
            <text:p>1.504</text:p>
          </table:table-cell>
          <table:table-cell table:formula="of:=1/([.B98]/1000)" office:value-type="float" office:value="664.893617021277" calcext:value-type="float">
            <text:p>665</text:p>
          </table:table-cell>
          <table:table-cell table:formula="of:=[.C98]/[.D$2]" office:value-type="float" office:value="166.223404255319" calcext:value-type="float">
            <text:p>166</text:p>
          </table:table-cell>
          <table:table-cell table:formula="of:=[.D98]*60" office:value-type="float" office:value="9973.40425531915" calcext:value-type="float">
            <text:p>9973</text:p>
          </table:table-cell>
          <table:table-cell table:formula="of:=[.E98]*[.F$2]" office:value-type="float" office:value="19946.8085106383" calcext:value-type="float">
            <text:p>19947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H98]/[.I$2]" office:value-type="float" office:value="23.5" calcext:value-type="float">
            <text:p>23.5</text:p>
          </table:table-cell>
          <table:table-cell table:formula="of:=[.I98]*60" office:value-type="float" office:value="1410" calcext:value-type="float">
            <text:p>1410</text:p>
          </table:table-cell>
          <table:table-cell table:formula="of:=[.J98]*[.F$2]"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$2]*[.A99]*1000" office:value-type="float" office:value="1.52" calcext:value-type="float">
            <text:p>1.52</text:p>
          </table:table-cell>
          <table:table-cell table:formula="of:=1/([.B99]/1000)" office:value-type="float" office:value="657.894736842105" calcext:value-type="float">
            <text:p>658</text:p>
          </table:table-cell>
          <table:table-cell table:formula="of:=[.C99]/[.D$2]" office:value-type="float" office:value="164.473684210526" calcext:value-type="float">
            <text:p>164</text:p>
          </table:table-cell>
          <table:table-cell table:formula="of:=[.D99]*60" office:value-type="float" office:value="9868.42105263158" calcext:value-type="float">
            <text:p>9868</text:p>
          </table:table-cell>
          <table:table-cell table:formula="of:=[.E99]*[.F$2]" office:value-type="float" office:value="19736.8421052632" calcext:value-type="float">
            <text:p>19737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H99]/[.I$2]" office:value-type="float" office:value="23.75" calcext:value-type="float">
            <text:p>23.75</text:p>
          </table:table-cell>
          <table:table-cell table:formula="of:=[.I99]*60" office:value-type="float" office:value="1425" calcext:value-type="float">
            <text:p>1425</text:p>
          </table:table-cell>
          <table:table-cell table:formula="of:=[.J99]*[.F$2]"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$2]*[.A100]*1000" office:value-type="float" office:value="1.536" calcext:value-type="float">
            <text:p>1.536</text:p>
          </table:table-cell>
          <table:table-cell table:formula="of:=1/([.B100]/1000)" office:value-type="float" office:value="651.041666666667" calcext:value-type="float">
            <text:p>651</text:p>
          </table:table-cell>
          <table:table-cell table:formula="of:=[.C100]/[.D$2]" office:value-type="float" office:value="162.760416666667" calcext:value-type="float">
            <text:p>163</text:p>
          </table:table-cell>
          <table:table-cell table:formula="of:=[.D100]*60" office:value-type="float" office:value="9765.625" calcext:value-type="float">
            <text:p>9766</text:p>
          </table:table-cell>
          <table:table-cell table:formula="of:=[.E100]*[.F$2]" office:value-type="float" office:value="19531.25" calcext:value-type="float">
            <text:p>19531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H100]/[.I$2]" office:value-type="float" office:value="24" calcext:value-type="float">
            <text:p>24</text:p>
          </table:table-cell>
          <table:table-cell table:formula="of:=[.I100]*60" office:value-type="float" office:value="1440" calcext:value-type="float">
            <text:p>1440</text:p>
          </table:table-cell>
          <table:table-cell table:formula="of:=[.J100]*[.F$2]"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$2]*[.A101]*1000" office:value-type="float" office:value="1.552" calcext:value-type="float">
            <text:p>1.552</text:p>
          </table:table-cell>
          <table:table-cell table:formula="of:=1/([.B101]/1000)" office:value-type="float" office:value="644.329896907217" calcext:value-type="float">
            <text:p>644</text:p>
          </table:table-cell>
          <table:table-cell table:formula="of:=[.C101]/[.D$2]" office:value-type="float" office:value="161.082474226804" calcext:value-type="float">
            <text:p>161</text:p>
          </table:table-cell>
          <table:table-cell table:formula="of:=[.D101]*60" office:value-type="float" office:value="9664.94845360825" calcext:value-type="float">
            <text:p>9665</text:p>
          </table:table-cell>
          <table:table-cell table:formula="of:=[.E101]*[.F$2]" office:value-type="float" office:value="19329.8969072165" calcext:value-type="float">
            <text:p>19330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H101]/[.I$2]" office:value-type="float" office:value="24.25" calcext:value-type="float">
            <text:p>24.25</text:p>
          </table:table-cell>
          <table:table-cell table:formula="of:=[.I101]*60" office:value-type="float" office:value="1455" calcext:value-type="float">
            <text:p>1455</text:p>
          </table:table-cell>
          <table:table-cell table:formula="of:=[.J101]*[.F$2]" office:value-type="float" office:value="2910" calcext:value-type="float">
            <text:p>291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$2]*[.A102]*1000" office:value-type="float" office:value="1.568" calcext:value-type="float">
            <text:p>1.568</text:p>
          </table:table-cell>
          <table:table-cell table:formula="of:=1/([.B102]/1000)" office:value-type="float" office:value="637.755102040816" calcext:value-type="float">
            <text:p>638</text:p>
          </table:table-cell>
          <table:table-cell table:formula="of:=[.C102]/[.D$2]" office:value-type="float" office:value="159.438775510204" calcext:value-type="float">
            <text:p>159</text:p>
          </table:table-cell>
          <table:table-cell table:formula="of:=[.D102]*60" office:value-type="float" office:value="9566.32653061224" calcext:value-type="float">
            <text:p>9566</text:p>
          </table:table-cell>
          <table:table-cell table:formula="of:=[.E102]*[.F$2]" office:value-type="float" office:value="19132.6530612245" calcext:value-type="float">
            <text:p>19133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H102]/[.I$2]" office:value-type="float" office:value="24.5" calcext:value-type="float">
            <text:p>24.5</text:p>
          </table:table-cell>
          <table:table-cell table:formula="of:=[.I102]*60" office:value-type="float" office:value="1470" calcext:value-type="float">
            <text:p>1470</text:p>
          </table:table-cell>
          <table:table-cell table:formula="of:=[.J102]*[.F$2]"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$2]*[.A103]*1000" office:value-type="float" office:value="1.584" calcext:value-type="float">
            <text:p>1.584</text:p>
          </table:table-cell>
          <table:table-cell table:formula="of:=1/([.B103]/1000)" office:value-type="float" office:value="631.313131313131" calcext:value-type="float">
            <text:p>631</text:p>
          </table:table-cell>
          <table:table-cell table:formula="of:=[.C103]/[.D$2]" office:value-type="float" office:value="157.828282828283" calcext:value-type="float">
            <text:p>158</text:p>
          </table:table-cell>
          <table:table-cell table:formula="of:=[.D103]*60" office:value-type="float" office:value="9469.69696969697" calcext:value-type="float">
            <text:p>9470</text:p>
          </table:table-cell>
          <table:table-cell table:formula="of:=[.E103]*[.F$2]" office:value-type="float" office:value="18939.3939393939" calcext:value-type="float">
            <text:p>18939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H103]/[.I$2]" office:value-type="float" office:value="24.75" calcext:value-type="float">
            <text:p>24.75</text:p>
          </table:table-cell>
          <table:table-cell table:formula="of:=[.I103]*60" office:value-type="float" office:value="1485" calcext:value-type="float">
            <text:p>1485</text:p>
          </table:table-cell>
          <table:table-cell table:formula="of:=[.J103]*[.F$2]"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$2]*[.A104]*1000" office:value-type="float" office:value="1.6" calcext:value-type="float">
            <text:p>1.6</text:p>
          </table:table-cell>
          <table:table-cell table:formula="of:=1/([.B104]/1000)" office:value-type="float" office:value="625" calcext:value-type="float">
            <text:p>625</text:p>
          </table:table-cell>
          <table:table-cell table:formula="of:=[.C104]/[.D$2]" office:value-type="float" office:value="156.25" calcext:value-type="float">
            <text:p>156</text:p>
          </table:table-cell>
          <table:table-cell table:formula="of:=[.D104]*60" office:value-type="float" office:value="9375" calcext:value-type="float">
            <text:p>9375</text:p>
          </table:table-cell>
          <table:table-cell table:formula="of:=[.E104]*[.F$2]" office:value-type="float" office:value="18750" calcext:value-type="float">
            <text:p>1875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H104]/[.I$2]" office:value-type="float" office:value="25" calcext:value-type="float">
            <text:p>25</text:p>
          </table:table-cell>
          <table:table-cell table:formula="of:=[.I104]*60" office:value-type="float" office:value="1500" calcext:value-type="float">
            <text:p>1500</text:p>
          </table:table-cell>
          <table:table-cell table:formula="of:=[.J104]*[.F$2]"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$2]*[.A105]*1000" office:value-type="float" office:value="1.616" calcext:value-type="float">
            <text:p>1.616</text:p>
          </table:table-cell>
          <table:table-cell table:formula="of:=1/([.B105]/1000)" office:value-type="float" office:value="618.811881188119" calcext:value-type="float">
            <text:p>619</text:p>
          </table:table-cell>
          <table:table-cell table:formula="of:=[.C105]/[.D$2]" office:value-type="float" office:value="154.70297029703" calcext:value-type="float">
            <text:p>155</text:p>
          </table:table-cell>
          <table:table-cell table:formula="of:=[.D105]*60" office:value-type="float" office:value="9282.17821782178" calcext:value-type="float">
            <text:p>9282</text:p>
          </table:table-cell>
          <table:table-cell table:formula="of:=[.E105]*[.F$2]" office:value-type="float" office:value="18564.3564356436" calcext:value-type="float">
            <text:p>18564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H105]/[.I$2]" office:value-type="float" office:value="25.25" calcext:value-type="float">
            <text:p>25.25</text:p>
          </table:table-cell>
          <table:table-cell table:formula="of:=[.I105]*60" office:value-type="float" office:value="1515" calcext:value-type="float">
            <text:p>1515</text:p>
          </table:table-cell>
          <table:table-cell table:formula="of:=[.J105]*[.F$2]" office:value-type="float" office:value="3030" calcext:value-type="float">
            <text:p>303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$2]*[.A106]*1000" office:value-type="float" office:value="1.632" calcext:value-type="float">
            <text:p>1.632</text:p>
          </table:table-cell>
          <table:table-cell table:formula="of:=1/([.B106]/1000)" office:value-type="float" office:value="612.745098039216" calcext:value-type="float">
            <text:p>613</text:p>
          </table:table-cell>
          <table:table-cell table:formula="of:=[.C106]/[.D$2]" office:value-type="float" office:value="153.186274509804" calcext:value-type="float">
            <text:p>153</text:p>
          </table:table-cell>
          <table:table-cell table:formula="of:=[.D106]*60" office:value-type="float" office:value="9191.17647058824" calcext:value-type="float">
            <text:p>9191</text:p>
          </table:table-cell>
          <table:table-cell table:formula="of:=[.E106]*[.F$2]" office:value-type="float" office:value="18382.3529411765" calcext:value-type="float">
            <text:p>18382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H106]/[.I$2]" office:value-type="float" office:value="25.5" calcext:value-type="float">
            <text:p>25.5</text:p>
          </table:table-cell>
          <table:table-cell table:formula="of:=[.I106]*60" office:value-type="float" office:value="1530" calcext:value-type="float">
            <text:p>1530</text:p>
          </table:table-cell>
          <table:table-cell table:formula="of:=[.J106]*[.F$2]"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$2]*[.A107]*1000" office:value-type="float" office:value="1.648" calcext:value-type="float">
            <text:p>1.648</text:p>
          </table:table-cell>
          <table:table-cell table:formula="of:=1/([.B107]/1000)" office:value-type="float" office:value="606.796116504854" calcext:value-type="float">
            <text:p>607</text:p>
          </table:table-cell>
          <table:table-cell table:formula="of:=[.C107]/[.D$2]" office:value-type="float" office:value="151.699029126214" calcext:value-type="float">
            <text:p>152</text:p>
          </table:table-cell>
          <table:table-cell table:formula="of:=[.D107]*60" office:value-type="float" office:value="9101.94174757281" calcext:value-type="float">
            <text:p>9102</text:p>
          </table:table-cell>
          <table:table-cell table:formula="of:=[.E107]*[.F$2]" office:value-type="float" office:value="18203.8834951456" calcext:value-type="float">
            <text:p>18204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H107]/[.I$2]" office:value-type="float" office:value="25.75" calcext:value-type="float">
            <text:p>25.75</text:p>
          </table:table-cell>
          <table:table-cell table:formula="of:=[.I107]*60" office:value-type="float" office:value="1545" calcext:value-type="float">
            <text:p>1545</text:p>
          </table:table-cell>
          <table:table-cell table:formula="of:=[.J107]*[.F$2]" office:value-type="float" office:value="3090" calcext:value-type="float">
            <text:p>309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$2]*[.A108]*1000" office:value-type="float" office:value="1.664" calcext:value-type="float">
            <text:p>1.664</text:p>
          </table:table-cell>
          <table:table-cell table:formula="of:=1/([.B108]/1000)" office:value-type="float" office:value="600.961538461538" calcext:value-type="float">
            <text:p>601</text:p>
          </table:table-cell>
          <table:table-cell table:formula="of:=[.C108]/[.D$2]" office:value-type="float" office:value="150.240384615385" calcext:value-type="float">
            <text:p>150</text:p>
          </table:table-cell>
          <table:table-cell table:formula="of:=[.D108]*60" office:value-type="float" office:value="9014.42307692308" calcext:value-type="float">
            <text:p>9014</text:p>
          </table:table-cell>
          <table:table-cell table:formula="of:=[.E108]*[.F$2]" office:value-type="float" office:value="18028.8461538462" calcext:value-type="float">
            <text:p>18029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H108]/[.I$2]" office:value-type="float" office:value="26" calcext:value-type="float">
            <text:p>26</text:p>
          </table:table-cell>
          <table:table-cell table:formula="of:=[.I108]*60" office:value-type="float" office:value="1560" calcext:value-type="float">
            <text:p>1560</text:p>
          </table:table-cell>
          <table:table-cell table:formula="of:=[.J108]*[.F$2]" office:value-type="float" office:value="3120" calcext:value-type="float">
            <text:p>31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$2]*[.A109]*1000" office:value-type="float" office:value="1.68" calcext:value-type="float">
            <text:p>1.68</text:p>
          </table:table-cell>
          <table:table-cell table:formula="of:=1/([.B109]/1000)" office:value-type="float" office:value="595.238095238095" calcext:value-type="float">
            <text:p>595</text:p>
          </table:table-cell>
          <table:table-cell table:formula="of:=[.C109]/[.D$2]" office:value-type="float" office:value="148.809523809524" calcext:value-type="float">
            <text:p>149</text:p>
          </table:table-cell>
          <table:table-cell table:formula="of:=[.D109]*60" office:value-type="float" office:value="8928.57142857143" calcext:value-type="float">
            <text:p>8929</text:p>
          </table:table-cell>
          <table:table-cell table:formula="of:=[.E109]*[.F$2]" office:value-type="float" office:value="17857.1428571429" calcext:value-type="float">
            <text:p>17857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H109]/[.I$2]" office:value-type="float" office:value="26.25" calcext:value-type="float">
            <text:p>26.25</text:p>
          </table:table-cell>
          <table:table-cell table:formula="of:=[.I109]*60" office:value-type="float" office:value="1575" calcext:value-type="float">
            <text:p>1575</text:p>
          </table:table-cell>
          <table:table-cell table:formula="of:=[.J109]*[.F$2]" office:value-type="float" office:value="3150" calcext:value-type="float">
            <text:p>315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$2]*[.A110]*1000" office:value-type="float" office:value="1.696" calcext:value-type="float">
            <text:p>1.696</text:p>
          </table:table-cell>
          <table:table-cell table:formula="of:=1/([.B110]/1000)" office:value-type="float" office:value="589.622641509434" calcext:value-type="float">
            <text:p>590</text:p>
          </table:table-cell>
          <table:table-cell table:formula="of:=[.C110]/[.D$2]" office:value-type="float" office:value="147.405660377359" calcext:value-type="float">
            <text:p>147</text:p>
          </table:table-cell>
          <table:table-cell table:formula="of:=[.D110]*60" office:value-type="float" office:value="8844.33962264151" calcext:value-type="float">
            <text:p>8844</text:p>
          </table:table-cell>
          <table:table-cell table:formula="of:=[.E110]*[.F$2]" office:value-type="float" office:value="17688.679245283" calcext:value-type="float">
            <text:p>17689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H110]/[.I$2]" office:value-type="float" office:value="26.5" calcext:value-type="float">
            <text:p>26.5</text:p>
          </table:table-cell>
          <table:table-cell table:formula="of:=[.I110]*60" office:value-type="float" office:value="1590" calcext:value-type="float">
            <text:p>1590</text:p>
          </table:table-cell>
          <table:table-cell table:formula="of:=[.J110]*[.F$2]"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$2]*[.A111]*1000" office:value-type="float" office:value="1.712" calcext:value-type="float">
            <text:p>1.712</text:p>
          </table:table-cell>
          <table:table-cell table:formula="of:=1/([.B111]/1000)" office:value-type="float" office:value="584.11214953271" calcext:value-type="float">
            <text:p>584</text:p>
          </table:table-cell>
          <table:table-cell table:formula="of:=[.C111]/[.D$2]" office:value-type="float" office:value="146.028037383178" calcext:value-type="float">
            <text:p>146</text:p>
          </table:table-cell>
          <table:table-cell table:formula="of:=[.D111]*60" office:value-type="float" office:value="8761.68224299066" calcext:value-type="float">
            <text:p>8762</text:p>
          </table:table-cell>
          <table:table-cell table:formula="of:=[.E111]*[.F$2]" office:value-type="float" office:value="17523.3644859813" calcext:value-type="float">
            <text:p>17523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H111]/[.I$2]" office:value-type="float" office:value="26.75" calcext:value-type="float">
            <text:p>26.75</text:p>
          </table:table-cell>
          <table:table-cell table:formula="of:=[.I111]*60" office:value-type="float" office:value="1605" calcext:value-type="float">
            <text:p>1605</text:p>
          </table:table-cell>
          <table:table-cell table:formula="of:=[.J111]*[.F$2]"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$2]*[.A112]*1000" office:value-type="float" office:value="1.728" calcext:value-type="float">
            <text:p>1.728</text:p>
          </table:table-cell>
          <table:table-cell table:formula="of:=1/([.B112]/1000)" office:value-type="float" office:value="578.703703703704" calcext:value-type="float">
            <text:p>579</text:p>
          </table:table-cell>
          <table:table-cell table:formula="of:=[.C112]/[.D$2]" office:value-type="float" office:value="144.675925925926" calcext:value-type="float">
            <text:p>145</text:p>
          </table:table-cell>
          <table:table-cell table:formula="of:=[.D112]*60" office:value-type="float" office:value="8680.55555555556" calcext:value-type="float">
            <text:p>8681</text:p>
          </table:table-cell>
          <table:table-cell table:formula="of:=[.E112]*[.F$2]" office:value-type="float" office:value="17361.1111111111" calcext:value-type="float">
            <text:p>17361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H112]/[.I$2]" office:value-type="float" office:value="27" calcext:value-type="float">
            <text:p>27</text:p>
          </table:table-cell>
          <table:table-cell table:formula="of:=[.I112]*60" office:value-type="float" office:value="1620" calcext:value-type="float">
            <text:p>1620</text:p>
          </table:table-cell>
          <table:table-cell table:formula="of:=[.J112]*[.F$2]"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$2]*[.A113]*1000" office:value-type="float" office:value="1.744" calcext:value-type="float">
            <text:p>1.744</text:p>
          </table:table-cell>
          <table:table-cell table:formula="of:=1/([.B113]/1000)" office:value-type="float" office:value="573.394495412844" calcext:value-type="float">
            <text:p>573</text:p>
          </table:table-cell>
          <table:table-cell table:formula="of:=[.C113]/[.D$2]" office:value-type="float" office:value="143.348623853211" calcext:value-type="float">
            <text:p>143</text:p>
          </table:table-cell>
          <table:table-cell table:formula="of:=[.D113]*60" office:value-type="float" office:value="8600.91743119266" calcext:value-type="float">
            <text:p>8601</text:p>
          </table:table-cell>
          <table:table-cell table:formula="of:=[.E113]*[.F$2]" office:value-type="float" office:value="17201.8348623853" calcext:value-type="float">
            <text:p>17202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H113]/[.I$2]" office:value-type="float" office:value="27.25" calcext:value-type="float">
            <text:p>27.25</text:p>
          </table:table-cell>
          <table:table-cell table:formula="of:=[.I113]*60" office:value-type="float" office:value="1635" calcext:value-type="float">
            <text:p>1635</text:p>
          </table:table-cell>
          <table:table-cell table:formula="of:=[.J113]*[.F$2]"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$2]*[.A114]*1000" office:value-type="float" office:value="1.76" calcext:value-type="float">
            <text:p>1.76</text:p>
          </table:table-cell>
          <table:table-cell table:formula="of:=1/([.B114]/1000)" office:value-type="float" office:value="568.181818181818" calcext:value-type="float">
            <text:p>568</text:p>
          </table:table-cell>
          <table:table-cell table:formula="of:=[.C114]/[.D$2]" office:value-type="float" office:value="142.045454545455" calcext:value-type="float">
            <text:p>142</text:p>
          </table:table-cell>
          <table:table-cell table:formula="of:=[.D114]*60" office:value-type="float" office:value="8522.72727272727" calcext:value-type="float">
            <text:p>8523</text:p>
          </table:table-cell>
          <table:table-cell table:formula="of:=[.E114]*[.F$2]" office:value-type="float" office:value="17045.4545454545" calcext:value-type="float">
            <text:p>17045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H114]/[.I$2]" office:value-type="float" office:value="27.5" calcext:value-type="float">
            <text:p>27.5</text:p>
          </table:table-cell>
          <table:table-cell table:formula="of:=[.I114]*60" office:value-type="float" office:value="1650" calcext:value-type="float">
            <text:p>1650</text:p>
          </table:table-cell>
          <table:table-cell table:formula="of:=[.J114]*[.F$2]"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$2]*[.A115]*1000" office:value-type="float" office:value="1.776" calcext:value-type="float">
            <text:p>1.776</text:p>
          </table:table-cell>
          <table:table-cell table:formula="of:=1/([.B115]/1000)" office:value-type="float" office:value="563.063063063063" calcext:value-type="float">
            <text:p>563</text:p>
          </table:table-cell>
          <table:table-cell table:formula="of:=[.C115]/[.D$2]" office:value-type="float" office:value="140.765765765766" calcext:value-type="float">
            <text:p>141</text:p>
          </table:table-cell>
          <table:table-cell table:formula="of:=[.D115]*60" office:value-type="float" office:value="8445.94594594595" calcext:value-type="float">
            <text:p>8446</text:p>
          </table:table-cell>
          <table:table-cell table:formula="of:=[.E115]*[.F$2]" office:value-type="float" office:value="16891.8918918919" calcext:value-type="float">
            <text:p>16892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H115]/[.I$2]" office:value-type="float" office:value="27.75" calcext:value-type="float">
            <text:p>27.75</text:p>
          </table:table-cell>
          <table:table-cell table:formula="of:=[.I115]*60" office:value-type="float" office:value="1665" calcext:value-type="float">
            <text:p>1665</text:p>
          </table:table-cell>
          <table:table-cell table:formula="of:=[.J115]*[.F$2]"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$2]*[.A116]*1000" office:value-type="float" office:value="1.792" calcext:value-type="float">
            <text:p>1.792</text:p>
          </table:table-cell>
          <table:table-cell table:formula="of:=1/([.B116]/1000)" office:value-type="float" office:value="558.035714285714" calcext:value-type="float">
            <text:p>558</text:p>
          </table:table-cell>
          <table:table-cell table:formula="of:=[.C116]/[.D$2]" office:value-type="float" office:value="139.508928571429" calcext:value-type="float">
            <text:p>140</text:p>
          </table:table-cell>
          <table:table-cell table:formula="of:=[.D116]*60" office:value-type="float" office:value="8370.53571428572" calcext:value-type="float">
            <text:p>8371</text:p>
          </table:table-cell>
          <table:table-cell table:formula="of:=[.E116]*[.F$2]" office:value-type="float" office:value="16741.0714285714" calcext:value-type="float">
            <text:p>16741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H116]/[.I$2]" office:value-type="float" office:value="28" calcext:value-type="float">
            <text:p>28</text:p>
          </table:table-cell>
          <table:table-cell table:formula="of:=[.I116]*60" office:value-type="float" office:value="1680" calcext:value-type="float">
            <text:p>1680</text:p>
          </table:table-cell>
          <table:table-cell table:formula="of:=[.J116]*[.F$2]" office:value-type="float" office:value="3360" calcext:value-type="float">
            <text:p>336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$2]*[.A117]*1000" office:value-type="float" office:value="1.808" calcext:value-type="float">
            <text:p>1.808</text:p>
          </table:table-cell>
          <table:table-cell table:formula="of:=1/([.B117]/1000)" office:value-type="float" office:value="553.097345132743" calcext:value-type="float">
            <text:p>553</text:p>
          </table:table-cell>
          <table:table-cell table:formula="of:=[.C117]/[.D$2]" office:value-type="float" office:value="138.274336283186" calcext:value-type="float">
            <text:p>138</text:p>
          </table:table-cell>
          <table:table-cell table:formula="of:=[.D117]*60" office:value-type="float" office:value="8296.46017699115" calcext:value-type="float">
            <text:p>8296</text:p>
          </table:table-cell>
          <table:table-cell table:formula="of:=[.E117]*[.F$2]" office:value-type="float" office:value="16592.9203539823" calcext:value-type="float">
            <text:p>16593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H117]/[.I$2]" office:value-type="float" office:value="28.25" calcext:value-type="float">
            <text:p>28.25</text:p>
          </table:table-cell>
          <table:table-cell table:formula="of:=[.I117]*60" office:value-type="float" office:value="1695" calcext:value-type="float">
            <text:p>1695</text:p>
          </table:table-cell>
          <table:table-cell table:formula="of:=[.J117]*[.F$2]"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$2]*[.A118]*1000" office:value-type="float" office:value="1.824" calcext:value-type="float">
            <text:p>1.824</text:p>
          </table:table-cell>
          <table:table-cell table:formula="of:=1/([.B118]/1000)" office:value-type="float" office:value="548.245614035088" calcext:value-type="float">
            <text:p>548</text:p>
          </table:table-cell>
          <table:table-cell table:formula="of:=[.C118]/[.D$2]" office:value-type="float" office:value="137.061403508772" calcext:value-type="float">
            <text:p>137</text:p>
          </table:table-cell>
          <table:table-cell table:formula="of:=[.D118]*60" office:value-type="float" office:value="8223.68421052632" calcext:value-type="float">
            <text:p>8224</text:p>
          </table:table-cell>
          <table:table-cell table:formula="of:=[.E118]*[.F$2]" office:value-type="float" office:value="16447.3684210526" calcext:value-type="float">
            <text:p>16447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H118]/[.I$2]" office:value-type="float" office:value="28.5" calcext:value-type="float">
            <text:p>28.5</text:p>
          </table:table-cell>
          <table:table-cell table:formula="of:=[.I118]*60" office:value-type="float" office:value="1710" calcext:value-type="float">
            <text:p>1710</text:p>
          </table:table-cell>
          <table:table-cell table:formula="of:=[.J118]*[.F$2]"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$2]*[.A119]*1000" office:value-type="float" office:value="1.84" calcext:value-type="float">
            <text:p>1.84</text:p>
          </table:table-cell>
          <table:table-cell table:formula="of:=1/([.B119]/1000)" office:value-type="float" office:value="543.478260869565" calcext:value-type="float">
            <text:p>543</text:p>
          </table:table-cell>
          <table:table-cell table:formula="of:=[.C119]/[.D$2]" office:value-type="float" office:value="135.869565217391" calcext:value-type="float">
            <text:p>136</text:p>
          </table:table-cell>
          <table:table-cell table:formula="of:=[.D119]*60" office:value-type="float" office:value="8152.17391304348" calcext:value-type="float">
            <text:p>8152</text:p>
          </table:table-cell>
          <table:table-cell table:formula="of:=[.E119]*[.F$2]" office:value-type="float" office:value="16304.347826087" calcext:value-type="float">
            <text:p>16304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H119]/[.I$2]" office:value-type="float" office:value="28.75" calcext:value-type="float">
            <text:p>28.75</text:p>
          </table:table-cell>
          <table:table-cell table:formula="of:=[.I119]*60" office:value-type="float" office:value="1725" calcext:value-type="float">
            <text:p>1725</text:p>
          </table:table-cell>
          <table:table-cell table:formula="of:=[.J119]*[.F$2]"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$2]*[.A120]*1000" office:value-type="float" office:value="1.856" calcext:value-type="float">
            <text:p>1.856</text:p>
          </table:table-cell>
          <table:table-cell table:formula="of:=1/([.B120]/1000)" office:value-type="float" office:value="538.793103448276" calcext:value-type="float">
            <text:p>539</text:p>
          </table:table-cell>
          <table:table-cell table:formula="of:=[.C120]/[.D$2]" office:value-type="float" office:value="134.698275862069" calcext:value-type="float">
            <text:p>135</text:p>
          </table:table-cell>
          <table:table-cell table:formula="of:=[.D120]*60" office:value-type="float" office:value="8081.89655172414" calcext:value-type="float">
            <text:p>8082</text:p>
          </table:table-cell>
          <table:table-cell table:formula="of:=[.E120]*[.F$2]" office:value-type="float" office:value="16163.7931034483" calcext:value-type="float">
            <text:p>16164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H120]/[.I$2]" office:value-type="float" office:value="29" calcext:value-type="float">
            <text:p>29</text:p>
          </table:table-cell>
          <table:table-cell table:formula="of:=[.I120]*60" office:value-type="float" office:value="1740" calcext:value-type="float">
            <text:p>1740</text:p>
          </table:table-cell>
          <table:table-cell table:formula="of:=[.J120]*[.F$2]" office:value-type="float" office:value="3480" calcext:value-type="float">
            <text:p>348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$2]*[.A121]*1000" office:value-type="float" office:value="1.872" calcext:value-type="float">
            <text:p>1.872</text:p>
          </table:table-cell>
          <table:table-cell table:formula="of:=1/([.B121]/1000)" office:value-type="float" office:value="534.188034188034" calcext:value-type="float">
            <text:p>534</text:p>
          </table:table-cell>
          <table:table-cell table:formula="of:=[.C121]/[.D$2]" office:value-type="float" office:value="133.547008547009" calcext:value-type="float">
            <text:p>134</text:p>
          </table:table-cell>
          <table:table-cell table:formula="of:=[.D121]*60" office:value-type="float" office:value="8012.82051282051" calcext:value-type="float">
            <text:p>8013</text:p>
          </table:table-cell>
          <table:table-cell table:formula="of:=[.E121]*[.F$2]" office:value-type="float" office:value="16025.641025641" calcext:value-type="float">
            <text:p>16026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H121]/[.I$2]" office:value-type="float" office:value="29.25" calcext:value-type="float">
            <text:p>29.25</text:p>
          </table:table-cell>
          <table:table-cell table:formula="of:=[.I121]*60" office:value-type="float" office:value="1755" calcext:value-type="float">
            <text:p>1755</text:p>
          </table:table-cell>
          <table:table-cell table:formula="of:=[.J121]*[.F$2]" office:value-type="float" office:value="3510" calcext:value-type="float">
            <text:p>351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$2]*[.A122]*1000" office:value-type="float" office:value="1.888" calcext:value-type="float">
            <text:p>1.888</text:p>
          </table:table-cell>
          <table:table-cell table:formula="of:=1/([.B122]/1000)" office:value-type="float" office:value="529.661016949153" calcext:value-type="float">
            <text:p>530</text:p>
          </table:table-cell>
          <table:table-cell table:formula="of:=[.C122]/[.D$2]" office:value-type="float" office:value="132.415254237288" calcext:value-type="float">
            <text:p>132</text:p>
          </table:table-cell>
          <table:table-cell table:formula="of:=[.D122]*60" office:value-type="float" office:value="7944.91525423729" calcext:value-type="float">
            <text:p>7945</text:p>
          </table:table-cell>
          <table:table-cell table:formula="of:=[.E122]*[.F$2]" office:value-type="float" office:value="15889.8305084746" calcext:value-type="float">
            <text:p>15890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H122]/[.I$2]" office:value-type="float" office:value="29.5" calcext:value-type="float">
            <text:p>29.5</text:p>
          </table:table-cell>
          <table:table-cell table:formula="of:=[.I122]*60" office:value-type="float" office:value="1770" calcext:value-type="float">
            <text:p>1770</text:p>
          </table:table-cell>
          <table:table-cell table:formula="of:=[.J122]*[.F$2]" office:value-type="float" office:value="3540" calcext:value-type="float">
            <text:p>35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$2]*[.A123]*1000" office:value-type="float" office:value="1.904" calcext:value-type="float">
            <text:p>1.904</text:p>
          </table:table-cell>
          <table:table-cell table:formula="of:=1/([.B123]/1000)" office:value-type="float" office:value="525.210084033614" calcext:value-type="float">
            <text:p>525</text:p>
          </table:table-cell>
          <table:table-cell table:formula="of:=[.C123]/[.D$2]" office:value-type="float" office:value="131.302521008403" calcext:value-type="float">
            <text:p>131</text:p>
          </table:table-cell>
          <table:table-cell table:formula="of:=[.D123]*60" office:value-type="float" office:value="7878.1512605042" calcext:value-type="float">
            <text:p>7878</text:p>
          </table:table-cell>
          <table:table-cell table:formula="of:=[.E123]*[.F$2]" office:value-type="float" office:value="15756.3025210084" calcext:value-type="float">
            <text:p>15756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H123]/[.I$2]" office:value-type="float" office:value="29.75" calcext:value-type="float">
            <text:p>29.75</text:p>
          </table:table-cell>
          <table:table-cell table:formula="of:=[.I123]*60" office:value-type="float" office:value="1785" calcext:value-type="float">
            <text:p>1785</text:p>
          </table:table-cell>
          <table:table-cell table:formula="of:=[.J123]*[.F$2]"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$2]*[.A124]*1000" office:value-type="float" office:value="1.92" calcext:value-type="float">
            <text:p>1.92</text:p>
          </table:table-cell>
          <table:table-cell table:formula="of:=1/([.B124]/1000)" office:value-type="float" office:value="520.833333333333" calcext:value-type="float">
            <text:p>521</text:p>
          </table:table-cell>
          <table:table-cell table:formula="of:=[.C124]/[.D$2]" office:value-type="float" office:value="130.208333333333" calcext:value-type="float">
            <text:p>130</text:p>
          </table:table-cell>
          <table:table-cell table:formula="of:=[.D124]*60" office:value-type="float" office:value="7812.5" calcext:value-type="float">
            <text:p>7813</text:p>
          </table:table-cell>
          <table:table-cell table:formula="of:=[.E124]*[.F$2]" office:value-type="float" office:value="15625" calcext:value-type="float">
            <text:p>15625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H124]/[.I$2]" office:value-type="float" office:value="30" calcext:value-type="float">
            <text:p>30</text:p>
          </table:table-cell>
          <table:table-cell table:formula="of:=[.I124]*60" office:value-type="float" office:value="1800" calcext:value-type="float">
            <text:p>1800</text:p>
          </table:table-cell>
          <table:table-cell table:formula="of:=[.J124]*[.F$2]"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$2]*[.A125]*1000" office:value-type="float" office:value="1.936" calcext:value-type="float">
            <text:p>1.936</text:p>
          </table:table-cell>
          <table:table-cell table:formula="of:=1/([.B125]/1000)" office:value-type="float" office:value="516.528925619835" calcext:value-type="float">
            <text:p>517</text:p>
          </table:table-cell>
          <table:table-cell table:formula="of:=[.C125]/[.D$2]" office:value-type="float" office:value="129.132231404959" calcext:value-type="float">
            <text:p>129</text:p>
          </table:table-cell>
          <table:table-cell table:formula="of:=[.D125]*60" office:value-type="float" office:value="7747.93388429752" calcext:value-type="float">
            <text:p>7748</text:p>
          </table:table-cell>
          <table:table-cell table:formula="of:=[.E125]*[.F$2]" office:value-type="float" office:value="15495.867768595" calcext:value-type="float">
            <text:p>15496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H125]/[.I$2]" office:value-type="float" office:value="30.25" calcext:value-type="float">
            <text:p>30.25</text:p>
          </table:table-cell>
          <table:table-cell table:formula="of:=[.I125]*60" office:value-type="float" office:value="1815" calcext:value-type="float">
            <text:p>1815</text:p>
          </table:table-cell>
          <table:table-cell table:formula="of:=[.J125]*[.F$2]"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$2]*[.A126]*1000" office:value-type="float" office:value="1.952" calcext:value-type="float">
            <text:p>1.952</text:p>
          </table:table-cell>
          <table:table-cell table:formula="of:=1/([.B126]/1000)" office:value-type="float" office:value="512.295081967213" calcext:value-type="float">
            <text:p>512</text:p>
          </table:table-cell>
          <table:table-cell table:formula="of:=[.C126]/[.D$2]" office:value-type="float" office:value="128.073770491803" calcext:value-type="float">
            <text:p>128</text:p>
          </table:table-cell>
          <table:table-cell table:formula="of:=[.D126]*60" office:value-type="float" office:value="7684.4262295082" calcext:value-type="float">
            <text:p>7684</text:p>
          </table:table-cell>
          <table:table-cell table:formula="of:=[.E126]*[.F$2]" office:value-type="float" office:value="15368.8524590164" calcext:value-type="float">
            <text:p>15369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H126]/[.I$2]" office:value-type="float" office:value="30.5" calcext:value-type="float">
            <text:p>30.5</text:p>
          </table:table-cell>
          <table:table-cell table:formula="of:=[.I126]*60" office:value-type="float" office:value="1830" calcext:value-type="float">
            <text:p>1830</text:p>
          </table:table-cell>
          <table:table-cell table:formula="of:=[.J126]*[.F$2]" office:value-type="float" office:value="3660" calcext:value-type="float">
            <text:p>366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$2]*[.A127]*1000" office:value-type="float" office:value="1.968" calcext:value-type="float">
            <text:p>1.968</text:p>
          </table:table-cell>
          <table:table-cell table:formula="of:=1/([.B127]/1000)" office:value-type="float" office:value="508.130081300813" calcext:value-type="float">
            <text:p>508</text:p>
          </table:table-cell>
          <table:table-cell table:formula="of:=[.C127]/[.D$2]" office:value-type="float" office:value="127.032520325203" calcext:value-type="float">
            <text:p>127</text:p>
          </table:table-cell>
          <table:table-cell table:formula="of:=[.D127]*60" office:value-type="float" office:value="7621.9512195122" calcext:value-type="float">
            <text:p>7622</text:p>
          </table:table-cell>
          <table:table-cell table:formula="of:=[.E127]*[.F$2]" office:value-type="float" office:value="15243.9024390244" calcext:value-type="float">
            <text:p>15244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H127]/[.I$2]" office:value-type="float" office:value="30.75" calcext:value-type="float">
            <text:p>30.75</text:p>
          </table:table-cell>
          <table:table-cell table:formula="of:=[.I127]*60" office:value-type="float" office:value="1845" calcext:value-type="float">
            <text:p>1845</text:p>
          </table:table-cell>
          <table:table-cell table:formula="of:=[.J127]*[.F$2]" office:value-type="float" office:value="3690" calcext:value-type="float">
            <text:p>369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$2]*[.A128]*1000" office:value-type="float" office:value="1.984" calcext:value-type="float">
            <text:p>1.984</text:p>
          </table:table-cell>
          <table:table-cell table:formula="of:=1/([.B128]/1000)" office:value-type="float" office:value="504.032258064516" calcext:value-type="float">
            <text:p>504</text:p>
          </table:table-cell>
          <table:table-cell table:formula="of:=[.C128]/[.D$2]" office:value-type="float" office:value="126.008064516129" calcext:value-type="float">
            <text:p>126</text:p>
          </table:table-cell>
          <table:table-cell table:formula="of:=[.D128]*60" office:value-type="float" office:value="7560.48387096774" calcext:value-type="float">
            <text:p>7560</text:p>
          </table:table-cell>
          <table:table-cell table:formula="of:=[.E128]*[.F$2]" office:value-type="float" office:value="15120.9677419355" calcext:value-type="float">
            <text:p>15121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H128]/[.I$2]" office:value-type="float" office:value="31" calcext:value-type="float">
            <text:p>31</text:p>
          </table:table-cell>
          <table:table-cell table:formula="of:=[.I128]*60" office:value-type="float" office:value="1860" calcext:value-type="float">
            <text:p>1860</text:p>
          </table:table-cell>
          <table:table-cell table:formula="of:=[.J128]*[.F$2]"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$2]*[.A129]*1000" office:value-type="float" office:value="2" calcext:value-type="float">
            <text:p>2</text:p>
          </table:table-cell>
          <table:table-cell table:formula="of:=1/([.B129]/1000)" office:value-type="float" office:value="500" calcext:value-type="float">
            <text:p>500</text:p>
          </table:table-cell>
          <table:table-cell table:formula="of:=[.C129]/[.D$2]" office:value-type="float" office:value="125" calcext:value-type="float">
            <text:p>125</text:p>
          </table:table-cell>
          <table:table-cell table:formula="of:=[.D129]*60" office:value-type="float" office:value="7500" calcext:value-type="float">
            <text:p>7500</text:p>
          </table:table-cell>
          <table:table-cell table:formula="of:=[.E129]*[.F$2]" office:value-type="float" office:value="15000" calcext:value-type="float">
            <text:p>15000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H129]/[.I$2]" office:value-type="float" office:value="31.25" calcext:value-type="float">
            <text:p>31.25</text:p>
          </table:table-cell>
          <table:table-cell table:formula="of:=[.I129]*60" office:value-type="float" office:value="1875" calcext:value-type="float">
            <text:p>1875</text:p>
          </table:table-cell>
          <table:table-cell table:formula="of:=[.J129]*[.F$2]" office:value-type="float" office:value="3750" calcext:value-type="float">
            <text:p>37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$2]*[.A130]*1000" office:value-type="float" office:value="2.016" calcext:value-type="float">
            <text:p>2.016</text:p>
          </table:table-cell>
          <table:table-cell table:formula="of:=1/([.B130]/1000)" office:value-type="float" office:value="496.031746031746" calcext:value-type="float">
            <text:p>496</text:p>
          </table:table-cell>
          <table:table-cell table:formula="of:=[.C130]/[.D$2]" office:value-type="float" office:value="124.007936507937" calcext:value-type="float">
            <text:p>124</text:p>
          </table:table-cell>
          <table:table-cell table:formula="of:=[.D130]*60" office:value-type="float" office:value="7440.47619047619" calcext:value-type="float">
            <text:p>7440</text:p>
          </table:table-cell>
          <table:table-cell table:formula="of:=[.E130]*[.F$2]" office:value-type="float" office:value="14880.9523809524" calcext:value-type="float">
            <text:p>14881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H130]/[.I$2]" office:value-type="float" office:value="31.5" calcext:value-type="float">
            <text:p>31.5</text:p>
          </table:table-cell>
          <table:table-cell table:formula="of:=[.I130]*60" office:value-type="float" office:value="1890" calcext:value-type="float">
            <text:p>1890</text:p>
          </table:table-cell>
          <table:table-cell table:formula="of:=[.J130]*[.F$2]"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$2]*[.A131]*1000" office:value-type="float" office:value="2.032" calcext:value-type="float">
            <text:p>2.032</text:p>
          </table:table-cell>
          <table:table-cell table:formula="of:=1/([.B131]/1000)" office:value-type="float" office:value="492.125984251969" calcext:value-type="float">
            <text:p>492</text:p>
          </table:table-cell>
          <table:table-cell table:formula="of:=[.C131]/[.D$2]" office:value-type="float" office:value="123.031496062992" calcext:value-type="float">
            <text:p>123</text:p>
          </table:table-cell>
          <table:table-cell table:formula="of:=[.D131]*60" office:value-type="float" office:value="7381.88976377953" calcext:value-type="float">
            <text:p>7382</text:p>
          </table:table-cell>
          <table:table-cell table:formula="of:=[.E131]*[.F$2]" office:value-type="float" office:value="14763.7795275591" calcext:value-type="float">
            <text:p>14764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H131]/[.I$2]" office:value-type="float" office:value="31.75" calcext:value-type="float">
            <text:p>31.75</text:p>
          </table:table-cell>
          <table:table-cell table:formula="of:=[.I131]*60" office:value-type="float" office:value="1905" calcext:value-type="float">
            <text:p>1905</text:p>
          </table:table-cell>
          <table:table-cell table:formula="of:=[.J131]*[.F$2]" office:value-type="float" office:value="3810" calcext:value-type="float">
            <text:p>381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$2]*[.A132]*1000" office:value-type="float" office:value="2.048" calcext:value-type="float">
            <text:p>2.048</text:p>
          </table:table-cell>
          <table:table-cell table:formula="of:=1/([.B132]/1000)" office:value-type="float" office:value="488.28125" calcext:value-type="float">
            <text:p>488</text:p>
          </table:table-cell>
          <table:table-cell table:formula="of:=[.C132]/[.D$2]" office:value-type="float" office:value="122.0703125" calcext:value-type="float">
            <text:p>122</text:p>
          </table:table-cell>
          <table:table-cell table:formula="of:=[.D132]*60" office:value-type="float" office:value="7324.21875" calcext:value-type="float">
            <text:p>7324</text:p>
          </table:table-cell>
          <table:table-cell table:formula="of:=[.E132]*[.F$2]" office:value-type="float" office:value="14648.4375" calcext:value-type="float">
            <text:p>14648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H132]/[.I$2]" office:value-type="float" office:value="32" calcext:value-type="float">
            <text:p>32</text:p>
          </table:table-cell>
          <table:table-cell table:formula="of:=[.I132]*60" office:value-type="float" office:value="1920" calcext:value-type="float">
            <text:p>1920</text:p>
          </table:table-cell>
          <table:table-cell table:formula="of:=[.J132]*[.F$2]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$2]*[.A133]*1000" office:value-type="float" office:value="2.064" calcext:value-type="float">
            <text:p>2.064</text:p>
          </table:table-cell>
          <table:table-cell table:formula="of:=1/([.B133]/1000)" office:value-type="float" office:value="484.496124031008" calcext:value-type="float">
            <text:p>484</text:p>
          </table:table-cell>
          <table:table-cell table:formula="of:=[.C133]/[.D$2]" office:value-type="float" office:value="121.124031007752" calcext:value-type="float">
            <text:p>121</text:p>
          </table:table-cell>
          <table:table-cell table:formula="of:=[.D133]*60" office:value-type="float" office:value="7267.44186046512" calcext:value-type="float">
            <text:p>7267</text:p>
          </table:table-cell>
          <table:table-cell table:formula="of:=[.E133]*[.F$2]" office:value-type="float" office:value="14534.8837209302" calcext:value-type="float">
            <text:p>14535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H133]/[.I$2]" office:value-type="float" office:value="32.25" calcext:value-type="float">
            <text:p>32.25</text:p>
          </table:table-cell>
          <table:table-cell table:formula="of:=[.I133]*60" office:value-type="float" office:value="1935" calcext:value-type="float">
            <text:p>1935</text:p>
          </table:table-cell>
          <table:table-cell table:formula="of:=[.J133]*[.F$2]"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$2]*[.A134]*1000" office:value-type="float" office:value="2.08" calcext:value-type="float">
            <text:p>2.08</text:p>
          </table:table-cell>
          <table:table-cell table:formula="of:=1/([.B134]/1000)" office:value-type="float" office:value="480.769230769231" calcext:value-type="float">
            <text:p>481</text:p>
          </table:table-cell>
          <table:table-cell table:formula="of:=[.C134]/[.D$2]" office:value-type="float" office:value="120.192307692308" calcext:value-type="float">
            <text:p>120</text:p>
          </table:table-cell>
          <table:table-cell table:formula="of:=[.D134]*60" office:value-type="float" office:value="7211.53846153846" calcext:value-type="float">
            <text:p>7212</text:p>
          </table:table-cell>
          <table:table-cell table:formula="of:=[.E134]*[.F$2]" office:value-type="float" office:value="14423.0769230769" calcext:value-type="float">
            <text:p>14423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134]/[.I$2]" office:value-type="float" office:value="32.5" calcext:value-type="float">
            <text:p>32.5</text:p>
          </table:table-cell>
          <table:table-cell table:formula="of:=[.I134]*60" office:value-type="float" office:value="1950" calcext:value-type="float">
            <text:p>1950</text:p>
          </table:table-cell>
          <table:table-cell table:formula="of:=[.J134]*[.F$2]"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$2]*[.A135]*1000" office:value-type="float" office:value="2.096" calcext:value-type="float">
            <text:p>2.096</text:p>
          </table:table-cell>
          <table:table-cell table:formula="of:=1/([.B135]/1000)" office:value-type="float" office:value="477.099236641221" calcext:value-type="float">
            <text:p>477</text:p>
          </table:table-cell>
          <table:table-cell table:formula="of:=[.C135]/[.D$2]" office:value-type="float" office:value="119.274809160305" calcext:value-type="float">
            <text:p>119</text:p>
          </table:table-cell>
          <table:table-cell table:formula="of:=[.D135]*60" office:value-type="float" office:value="7156.48854961832" calcext:value-type="float">
            <text:p>7156</text:p>
          </table:table-cell>
          <table:table-cell table:formula="of:=[.E135]*[.F$2]" office:value-type="float" office:value="14312.9770992366" calcext:value-type="float">
            <text:p>14313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H135]/[.I$2]" office:value-type="float" office:value="32.75" calcext:value-type="float">
            <text:p>32.75</text:p>
          </table:table-cell>
          <table:table-cell table:formula="of:=[.I135]*60" office:value-type="float" office:value="1965" calcext:value-type="float">
            <text:p>1965</text:p>
          </table:table-cell>
          <table:table-cell table:formula="of:=[.J135]*[.F$2]"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$2]*[.A136]*1000" office:value-type="float" office:value="2.112" calcext:value-type="float">
            <text:p>2.112</text:p>
          </table:table-cell>
          <table:table-cell table:formula="of:=1/([.B136]/1000)" office:value-type="float" office:value="473.484848484849" calcext:value-type="float">
            <text:p>473</text:p>
          </table:table-cell>
          <table:table-cell table:formula="of:=[.C136]/[.D$2]" office:value-type="float" office:value="118.371212121212" calcext:value-type="float">
            <text:p>118</text:p>
          </table:table-cell>
          <table:table-cell table:formula="of:=[.D136]*60" office:value-type="float" office:value="7102.27272727273" calcext:value-type="float">
            <text:p>7102</text:p>
          </table:table-cell>
          <table:table-cell table:formula="of:=[.E136]*[.F$2]" office:value-type="float" office:value="14204.5454545455" calcext:value-type="float">
            <text:p>14205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H136]/[.I$2]" office:value-type="float" office:value="33" calcext:value-type="float">
            <text:p>33</text:p>
          </table:table-cell>
          <table:table-cell table:formula="of:=[.I136]*60" office:value-type="float" office:value="1980" calcext:value-type="float">
            <text:p>1980</text:p>
          </table:table-cell>
          <table:table-cell table:formula="of:=[.J136]*[.F$2]"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$2]*[.A137]*1000" office:value-type="float" office:value="2.128" calcext:value-type="float">
            <text:p>2.128</text:p>
          </table:table-cell>
          <table:table-cell table:formula="of:=1/([.B137]/1000)" office:value-type="float" office:value="469.924812030075" calcext:value-type="float">
            <text:p>470</text:p>
          </table:table-cell>
          <table:table-cell table:formula="of:=[.C137]/[.D$2]" office:value-type="float" office:value="117.481203007519" calcext:value-type="float">
            <text:p>117</text:p>
          </table:table-cell>
          <table:table-cell table:formula="of:=[.D137]*60" office:value-type="float" office:value="7048.87218045113" calcext:value-type="float">
            <text:p>7049</text:p>
          </table:table-cell>
          <table:table-cell table:formula="of:=[.E137]*[.F$2]" office:value-type="float" office:value="14097.7443609023" calcext:value-type="float">
            <text:p>14098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H137]/[.I$2]" office:value-type="float" office:value="33.25" calcext:value-type="float">
            <text:p>33.25</text:p>
          </table:table-cell>
          <table:table-cell table:formula="of:=[.I137]*60" office:value-type="float" office:value="1995" calcext:value-type="float">
            <text:p>1995</text:p>
          </table:table-cell>
          <table:table-cell table:formula="of:=[.J137]*[.F$2]" office:value-type="float" office:value="3990" calcext:value-type="float">
            <text:p>399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$2]*[.A138]*1000" office:value-type="float" office:value="2.144" calcext:value-type="float">
            <text:p>2.144</text:p>
          </table:table-cell>
          <table:table-cell table:formula="of:=1/([.B138]/1000)" office:value-type="float" office:value="466.417910447761" calcext:value-type="float">
            <text:p>466</text:p>
          </table:table-cell>
          <table:table-cell table:formula="of:=[.C138]/[.D$2]" office:value-type="float" office:value="116.60447761194" calcext:value-type="float">
            <text:p>117</text:p>
          </table:table-cell>
          <table:table-cell table:formula="of:=[.D138]*60" office:value-type="float" office:value="6996.26865671642" calcext:value-type="float">
            <text:p>6996</text:p>
          </table:table-cell>
          <table:table-cell table:formula="of:=[.E138]*[.F$2]" office:value-type="float" office:value="13992.5373134328" calcext:value-type="float">
            <text:p>13993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H138]/[.I$2]" office:value-type="float" office:value="33.5" calcext:value-type="float">
            <text:p>33.5</text:p>
          </table:table-cell>
          <table:table-cell table:formula="of:=[.I138]*60" office:value-type="float" office:value="2010" calcext:value-type="float">
            <text:p>2010</text:p>
          </table:table-cell>
          <table:table-cell table:formula="of:=[.J138]*[.F$2]" office:value-type="float" office:value="4020" calcext:value-type="float">
            <text:p>40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$2]*[.A139]*1000" office:value-type="float" office:value="2.16" calcext:value-type="float">
            <text:p>2.16</text:p>
          </table:table-cell>
          <table:table-cell table:formula="of:=1/([.B139]/1000)" office:value-type="float" office:value="462.962962962963" calcext:value-type="float">
            <text:p>463</text:p>
          </table:table-cell>
          <table:table-cell table:formula="of:=[.C139]/[.D$2]" office:value-type="float" office:value="115.740740740741" calcext:value-type="float">
            <text:p>116</text:p>
          </table:table-cell>
          <table:table-cell table:formula="of:=[.D139]*60" office:value-type="float" office:value="6944.44444444444" calcext:value-type="float">
            <text:p>6944</text:p>
          </table:table-cell>
          <table:table-cell table:formula="of:=[.E139]*[.F$2]" office:value-type="float" office:value="13888.8888888889" calcext:value-type="float">
            <text:p>13889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H139]/[.I$2]" office:value-type="float" office:value="33.75" calcext:value-type="float">
            <text:p>33.75</text:p>
          </table:table-cell>
          <table:table-cell table:formula="of:=[.I139]*60" office:value-type="float" office:value="2025" calcext:value-type="float">
            <text:p>2025</text:p>
          </table:table-cell>
          <table:table-cell table:formula="of:=[.J139]*[.F$2]"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$2]*[.A140]*1000" office:value-type="float" office:value="2.176" calcext:value-type="float">
            <text:p>2.176</text:p>
          </table:table-cell>
          <table:table-cell table:formula="of:=1/([.B140]/1000)" office:value-type="float" office:value="459.558823529412" calcext:value-type="float">
            <text:p>460</text:p>
          </table:table-cell>
          <table:table-cell table:formula="of:=[.C140]/[.D$2]" office:value-type="float" office:value="114.889705882353" calcext:value-type="float">
            <text:p>115</text:p>
          </table:table-cell>
          <table:table-cell table:formula="of:=[.D140]*60" office:value-type="float" office:value="6893.38235294118" calcext:value-type="float">
            <text:p>6893</text:p>
          </table:table-cell>
          <table:table-cell table:formula="of:=[.E140]*[.F$2]" office:value-type="float" office:value="13786.7647058824" calcext:value-type="float">
            <text:p>13787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H140]/[.I$2]" office:value-type="float" office:value="34" calcext:value-type="float">
            <text:p>34</text:p>
          </table:table-cell>
          <table:table-cell table:formula="of:=[.I140]*60" office:value-type="float" office:value="2040" calcext:value-type="float">
            <text:p>2040</text:p>
          </table:table-cell>
          <table:table-cell table:formula="of:=[.J140]*[.F$2]"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$2]*[.A141]*1000" office:value-type="float" office:value="2.192" calcext:value-type="float">
            <text:p>2.192</text:p>
          </table:table-cell>
          <table:table-cell table:formula="of:=1/([.B141]/1000)" office:value-type="float" office:value="456.204379562044" calcext:value-type="float">
            <text:p>456</text:p>
          </table:table-cell>
          <table:table-cell table:formula="of:=[.C141]/[.D$2]" office:value-type="float" office:value="114.051094890511" calcext:value-type="float">
            <text:p>114</text:p>
          </table:table-cell>
          <table:table-cell table:formula="of:=[.D141]*60" office:value-type="float" office:value="6843.06569343066" calcext:value-type="float">
            <text:p>6843</text:p>
          </table:table-cell>
          <table:table-cell table:formula="of:=[.E141]*[.F$2]" office:value-type="float" office:value="13686.1313868613" calcext:value-type="float">
            <text:p>13686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141]/[.I$2]" office:value-type="float" office:value="34.25" calcext:value-type="float">
            <text:p>34.25</text:p>
          </table:table-cell>
          <table:table-cell table:formula="of:=[.I141]*60" office:value-type="float" office:value="2055" calcext:value-type="float">
            <text:p>2055</text:p>
          </table:table-cell>
          <table:table-cell table:formula="of:=[.J141]*[.F$2]" office:value-type="float" office:value="4110" calcext:value-type="float">
            <text:p>411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$2]*[.A142]*1000" office:value-type="float" office:value="2.208" calcext:value-type="float">
            <text:p>2.208</text:p>
          </table:table-cell>
          <table:table-cell table:formula="of:=1/([.B142]/1000)" office:value-type="float" office:value="452.898550724638" calcext:value-type="float">
            <text:p>453</text:p>
          </table:table-cell>
          <table:table-cell table:formula="of:=[.C142]/[.D$2]" office:value-type="float" office:value="113.224637681159" calcext:value-type="float">
            <text:p>113</text:p>
          </table:table-cell>
          <table:table-cell table:formula="of:=[.D142]*60" office:value-type="float" office:value="6793.47826086957" calcext:value-type="float">
            <text:p>6793</text:p>
          </table:table-cell>
          <table:table-cell table:formula="of:=[.E142]*[.F$2]" office:value-type="float" office:value="13586.9565217391" calcext:value-type="float">
            <text:p>13587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H142]/[.I$2]" office:value-type="float" office:value="34.5" calcext:value-type="float">
            <text:p>34.5</text:p>
          </table:table-cell>
          <table:table-cell table:formula="of:=[.I142]*60" office:value-type="float" office:value="2070" calcext:value-type="float">
            <text:p>2070</text:p>
          </table:table-cell>
          <table:table-cell table:formula="of:=[.J142]*[.F$2]" office:value-type="float" office:value="4140" calcext:value-type="float">
            <text:p>414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$2]*[.A143]*1000" office:value-type="float" office:value="2.224" calcext:value-type="float">
            <text:p>2.224</text:p>
          </table:table-cell>
          <table:table-cell table:formula="of:=1/([.B143]/1000)" office:value-type="float" office:value="449.640287769784" calcext:value-type="float">
            <text:p>450</text:p>
          </table:table-cell>
          <table:table-cell table:formula="of:=[.C143]/[.D$2]" office:value-type="float" office:value="112.410071942446" calcext:value-type="float">
            <text:p>112</text:p>
          </table:table-cell>
          <table:table-cell table:formula="of:=[.D143]*60" office:value-type="float" office:value="6744.60431654676" calcext:value-type="float">
            <text:p>6745</text:p>
          </table:table-cell>
          <table:table-cell table:formula="of:=[.E143]*[.F$2]" office:value-type="float" office:value="13489.2086330935" calcext:value-type="float">
            <text:p>13489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H143]/[.I$2]" office:value-type="float" office:value="34.75" calcext:value-type="float">
            <text:p>34.75</text:p>
          </table:table-cell>
          <table:table-cell table:formula="of:=[.I143]*60" office:value-type="float" office:value="2085" calcext:value-type="float">
            <text:p>2085</text:p>
          </table:table-cell>
          <table:table-cell table:formula="of:=[.J143]*[.F$2]" office:value-type="float" office:value="4170" calcext:value-type="float">
            <text:p>417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$2]*[.A144]*1000" office:value-type="float" office:value="2.24" calcext:value-type="float">
            <text:p>2.24</text:p>
          </table:table-cell>
          <table:table-cell table:formula="of:=1/([.B144]/1000)" office:value-type="float" office:value="446.428571428571" calcext:value-type="float">
            <text:p>446</text:p>
          </table:table-cell>
          <table:table-cell table:formula="of:=[.C144]/[.D$2]" office:value-type="float" office:value="111.607142857143" calcext:value-type="float">
            <text:p>112</text:p>
          </table:table-cell>
          <table:table-cell table:formula="of:=[.D144]*60" office:value-type="float" office:value="6696.42857142857" calcext:value-type="float">
            <text:p>6696</text:p>
          </table:table-cell>
          <table:table-cell table:formula="of:=[.E144]*[.F$2]" office:value-type="float" office:value="13392.8571428571" calcext:value-type="float">
            <text:p>1339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H144]/[.I$2]" office:value-type="float" office:value="35" calcext:value-type="float">
            <text:p>35</text:p>
          </table:table-cell>
          <table:table-cell table:formula="of:=[.I144]*60" office:value-type="float" office:value="2100" calcext:value-type="float">
            <text:p>2100</text:p>
          </table:table-cell>
          <table:table-cell table:formula="of:=[.J144]*[.F$2]"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$2]*[.A145]*1000" office:value-type="float" office:value="2.256" calcext:value-type="float">
            <text:p>2.256</text:p>
          </table:table-cell>
          <table:table-cell table:formula="of:=1/([.B145]/1000)" office:value-type="float" office:value="443.262411347518" calcext:value-type="float">
            <text:p>443</text:p>
          </table:table-cell>
          <table:table-cell table:formula="of:=[.C145]/[.D$2]" office:value-type="float" office:value="110.815602836879" calcext:value-type="float">
            <text:p>111</text:p>
          </table:table-cell>
          <table:table-cell table:formula="of:=[.D145]*60" office:value-type="float" office:value="6648.93617021277" calcext:value-type="float">
            <text:p>6649</text:p>
          </table:table-cell>
          <table:table-cell table:formula="of:=[.E145]*[.F$2]" office:value-type="float" office:value="13297.8723404255" calcext:value-type="float">
            <text:p>13298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H145]/[.I$2]" office:value-type="float" office:value="35.25" calcext:value-type="float">
            <text:p>35.25</text:p>
          </table:table-cell>
          <table:table-cell table:formula="of:=[.I145]*60" office:value-type="float" office:value="2115" calcext:value-type="float">
            <text:p>2115</text:p>
          </table:table-cell>
          <table:table-cell table:formula="of:=[.J145]*[.F$2]" office:value-type="float" office:value="4230" calcext:value-type="float">
            <text:p>423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$2]*[.A146]*1000" office:value-type="float" office:value="2.272" calcext:value-type="float">
            <text:p>2.272</text:p>
          </table:table-cell>
          <table:table-cell table:formula="of:=1/([.B146]/1000)" office:value-type="float" office:value="440.140845070423" calcext:value-type="float">
            <text:p>440</text:p>
          </table:table-cell>
          <table:table-cell table:formula="of:=[.C146]/[.D$2]" office:value-type="float" office:value="110.035211267606" calcext:value-type="float">
            <text:p>110</text:p>
          </table:table-cell>
          <table:table-cell table:formula="of:=[.D146]*60" office:value-type="float" office:value="6602.11267605634" calcext:value-type="float">
            <text:p>6602</text:p>
          </table:table-cell>
          <table:table-cell table:formula="of:=[.E146]*[.F$2]" office:value-type="float" office:value="13204.2253521127" calcext:value-type="float">
            <text:p>13204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H146]/[.I$2]" office:value-type="float" office:value="35.5" calcext:value-type="float">
            <text:p>35.5</text:p>
          </table:table-cell>
          <table:table-cell table:formula="of:=[.I146]*60" office:value-type="float" office:value="2130" calcext:value-type="float">
            <text:p>2130</text:p>
          </table:table-cell>
          <table:table-cell table:formula="of:=[.J146]*[.F$2]" office:value-type="float" office:value="4260" calcext:value-type="float">
            <text:p>426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$2]*[.A147]*1000" office:value-type="float" office:value="2.288" calcext:value-type="float">
            <text:p>2.288</text:p>
          </table:table-cell>
          <table:table-cell table:formula="of:=1/([.B147]/1000)" office:value-type="float" office:value="437.062937062937" calcext:value-type="float">
            <text:p>437</text:p>
          </table:table-cell>
          <table:table-cell table:formula="of:=[.C147]/[.D$2]" office:value-type="float" office:value="109.265734265734" calcext:value-type="float">
            <text:p>109</text:p>
          </table:table-cell>
          <table:table-cell table:formula="of:=[.D147]*60" office:value-type="float" office:value="6555.94405594406" calcext:value-type="float">
            <text:p>6556</text:p>
          </table:table-cell>
          <table:table-cell table:formula="of:=[.E147]*[.F$2]" office:value-type="float" office:value="13111.8881118881" calcext:value-type="float">
            <text:p>13112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H147]/[.I$2]" office:value-type="float" office:value="35.75" calcext:value-type="float">
            <text:p>35.75</text:p>
          </table:table-cell>
          <table:table-cell table:formula="of:=[.I147]*60" office:value-type="float" office:value="2145" calcext:value-type="float">
            <text:p>2145</text:p>
          </table:table-cell>
          <table:table-cell table:formula="of:=[.J147]*[.F$2]" office:value-type="float" office:value="4290" calcext:value-type="float">
            <text:p>429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$2]*[.A148]*1000" office:value-type="float" office:value="2.304" calcext:value-type="float">
            <text:p>2.304</text:p>
          </table:table-cell>
          <table:table-cell table:formula="of:=1/([.B148]/1000)" office:value-type="float" office:value="434.027777777778" calcext:value-type="float">
            <text:p>434</text:p>
          </table:table-cell>
          <table:table-cell table:formula="of:=[.C148]/[.D$2]" office:value-type="float" office:value="108.506944444444" calcext:value-type="float">
            <text:p>109</text:p>
          </table:table-cell>
          <table:table-cell table:formula="of:=[.D148]*60" office:value-type="float" office:value="6510.41666666667" calcext:value-type="float">
            <text:p>6510</text:p>
          </table:table-cell>
          <table:table-cell table:formula="of:=[.E148]*[.F$2]" office:value-type="float" office:value="13020.8333333333" calcext:value-type="float">
            <text:p>13021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H148]/[.I$2]" office:value-type="float" office:value="36" calcext:value-type="float">
            <text:p>36</text:p>
          </table:table-cell>
          <table:table-cell table:formula="of:=[.I148]*60" office:value-type="float" office:value="2160" calcext:value-type="float">
            <text:p>2160</text:p>
          </table:table-cell>
          <table:table-cell table:formula="of:=[.J148]*[.F$2]"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$2]*[.A149]*1000" office:value-type="float" office:value="2.32" calcext:value-type="float">
            <text:p>2.32</text:p>
          </table:table-cell>
          <table:table-cell table:formula="of:=1/([.B149]/1000)" office:value-type="float" office:value="431.034482758621" calcext:value-type="float">
            <text:p>431</text:p>
          </table:table-cell>
          <table:table-cell table:formula="of:=[.C149]/[.D$2]" office:value-type="float" office:value="107.758620689655" calcext:value-type="float">
            <text:p>108</text:p>
          </table:table-cell>
          <table:table-cell table:formula="of:=[.D149]*60" office:value-type="float" office:value="6465.51724137931" calcext:value-type="float">
            <text:p>6466</text:p>
          </table:table-cell>
          <table:table-cell table:formula="of:=[.E149]*[.F$2]" office:value-type="float" office:value="12931.0344827586" calcext:value-type="float">
            <text:p>12931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H149]/[.I$2]" office:value-type="float" office:value="36.25" calcext:value-type="float">
            <text:p>36.25</text:p>
          </table:table-cell>
          <table:table-cell table:formula="of:=[.I149]*60" office:value-type="float" office:value="2175" calcext:value-type="float">
            <text:p>2175</text:p>
          </table:table-cell>
          <table:table-cell table:formula="of:=[.J149]*[.F$2]" office:value-type="float" office:value="4350" calcext:value-type="float">
            <text:p>435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$2]*[.A150]*1000" office:value-type="float" office:value="2.336" calcext:value-type="float">
            <text:p>2.336</text:p>
          </table:table-cell>
          <table:table-cell table:formula="of:=1/([.B150]/1000)" office:value-type="float" office:value="428.082191780822" calcext:value-type="float">
            <text:p>428</text:p>
          </table:table-cell>
          <table:table-cell table:formula="of:=[.C150]/[.D$2]" office:value-type="float" office:value="107.020547945205" calcext:value-type="float">
            <text:p>107</text:p>
          </table:table-cell>
          <table:table-cell table:formula="of:=[.D150]*60" office:value-type="float" office:value="6421.23287671233" calcext:value-type="float">
            <text:p>6421</text:p>
          </table:table-cell>
          <table:table-cell table:formula="of:=[.E150]*[.F$2]" office:value-type="float" office:value="12842.4657534247" calcext:value-type="float">
            <text:p>12842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H150]/[.I$2]" office:value-type="float" office:value="36.5" calcext:value-type="float">
            <text:p>36.5</text:p>
          </table:table-cell>
          <table:table-cell table:formula="of:=[.I150]*60" office:value-type="float" office:value="2190" calcext:value-type="float">
            <text:p>2190</text:p>
          </table:table-cell>
          <table:table-cell table:formula="of:=[.J150]*[.F$2]"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$2]*[.A151]*1000" office:value-type="float" office:value="2.352" calcext:value-type="float">
            <text:p>2.352</text:p>
          </table:table-cell>
          <table:table-cell table:formula="of:=1/([.B151]/1000)" office:value-type="float" office:value="425.170068027211" calcext:value-type="float">
            <text:p>425</text:p>
          </table:table-cell>
          <table:table-cell table:formula="of:=[.C151]/[.D$2]" office:value-type="float" office:value="106.292517006803" calcext:value-type="float">
            <text:p>106</text:p>
          </table:table-cell>
          <table:table-cell table:formula="of:=[.D151]*60" office:value-type="float" office:value="6377.55102040816" calcext:value-type="float">
            <text:p>6378</text:p>
          </table:table-cell>
          <table:table-cell table:formula="of:=[.E151]*[.F$2]" office:value-type="float" office:value="12755.1020408163" calcext:value-type="float">
            <text:p>12755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H151]/[.I$2]" office:value-type="float" office:value="36.75" calcext:value-type="float">
            <text:p>36.75</text:p>
          </table:table-cell>
          <table:table-cell table:formula="of:=[.I151]*60" office:value-type="float" office:value="2205" calcext:value-type="float">
            <text:p>2205</text:p>
          </table:table-cell>
          <table:table-cell table:formula="of:=[.J151]*[.F$2]" office:value-type="float" office:value="4410" calcext:value-type="float">
            <text:p>441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$2]*[.A152]*1000" office:value-type="float" office:value="2.368" calcext:value-type="float">
            <text:p>2.368</text:p>
          </table:table-cell>
          <table:table-cell table:formula="of:=1/([.B152]/1000)" office:value-type="float" office:value="422.297297297297" calcext:value-type="float">
            <text:p>422</text:p>
          </table:table-cell>
          <table:table-cell table:formula="of:=[.C152]/[.D$2]" office:value-type="float" office:value="105.574324324324" calcext:value-type="float">
            <text:p>106</text:p>
          </table:table-cell>
          <table:table-cell table:formula="of:=[.D152]*60" office:value-type="float" office:value="6334.45945945946" calcext:value-type="float">
            <text:p>6334</text:p>
          </table:table-cell>
          <table:table-cell table:formula="of:=[.E152]*[.F$2]" office:value-type="float" office:value="12668.9189189189" calcext:value-type="float">
            <text:p>12669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H152]/[.I$2]" office:value-type="float" office:value="37" calcext:value-type="float">
            <text:p>37</text:p>
          </table:table-cell>
          <table:table-cell table:formula="of:=[.I152]*60" office:value-type="float" office:value="2220" calcext:value-type="float">
            <text:p>2220</text:p>
          </table:table-cell>
          <table:table-cell table:formula="of:=[.J152]*[.F$2]" office:value-type="float" office:value="4440" calcext:value-type="float">
            <text:p>444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$2]*[.A153]*1000" office:value-type="float" office:value="2.384" calcext:value-type="float">
            <text:p>2.384</text:p>
          </table:table-cell>
          <table:table-cell table:formula="of:=1/([.B153]/1000)" office:value-type="float" office:value="419.463087248322" calcext:value-type="float">
            <text:p>419</text:p>
          </table:table-cell>
          <table:table-cell table:formula="of:=[.C153]/[.D$2]" office:value-type="float" office:value="104.865771812081" calcext:value-type="float">
            <text:p>105</text:p>
          </table:table-cell>
          <table:table-cell table:formula="of:=[.D153]*60" office:value-type="float" office:value="6291.94630872483" calcext:value-type="float">
            <text:p>6292</text:p>
          </table:table-cell>
          <table:table-cell table:formula="of:=[.E153]*[.F$2]" office:value-type="float" office:value="12583.8926174497" calcext:value-type="float">
            <text:p>12584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H153]/[.I$2]" office:value-type="float" office:value="37.25" calcext:value-type="float">
            <text:p>37.25</text:p>
          </table:table-cell>
          <table:table-cell table:formula="of:=[.I153]*60" office:value-type="float" office:value="2235" calcext:value-type="float">
            <text:p>2235</text:p>
          </table:table-cell>
          <table:table-cell table:formula="of:=[.J153]*[.F$2]" office:value-type="float" office:value="4470" calcext:value-type="float">
            <text:p>447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$2]*[.A154]*1000" office:value-type="float" office:value="2.4" calcext:value-type="float">
            <text:p>2.4</text:p>
          </table:table-cell>
          <table:table-cell table:formula="of:=1/([.B154]/1000)" office:value-type="float" office:value="416.666666666667" calcext:value-type="float">
            <text:p>417</text:p>
          </table:table-cell>
          <table:table-cell table:formula="of:=[.C154]/[.D$2]" office:value-type="float" office:value="104.166666666667" calcext:value-type="float">
            <text:p>104</text:p>
          </table:table-cell>
          <table:table-cell table:formula="of:=[.D154]*60" office:value-type="float" office:value="6250" calcext:value-type="float">
            <text:p>6250</text:p>
          </table:table-cell>
          <table:table-cell table:formula="of:=[.E154]*[.F$2]" office:value-type="float" office:value="12500" calcext:value-type="float">
            <text:p>125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H154]/[.I$2]" office:value-type="float" office:value="37.5" calcext:value-type="float">
            <text:p>37.5</text:p>
          </table:table-cell>
          <table:table-cell table:formula="of:=[.I154]*60" office:value-type="float" office:value="2250" calcext:value-type="float">
            <text:p>2250</text:p>
          </table:table-cell>
          <table:table-cell table:formula="of:=[.J154]*[.F$2]"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$2]*[.A155]*1000" office:value-type="float" office:value="2.416" calcext:value-type="float">
            <text:p>2.416</text:p>
          </table:table-cell>
          <table:table-cell table:formula="of:=1/([.B155]/1000)" office:value-type="float" office:value="413.907284768212" calcext:value-type="float">
            <text:p>414</text:p>
          </table:table-cell>
          <table:table-cell table:formula="of:=[.C155]/[.D$2]" office:value-type="float" office:value="103.476821192053" calcext:value-type="float">
            <text:p>103</text:p>
          </table:table-cell>
          <table:table-cell table:formula="of:=[.D155]*60" office:value-type="float" office:value="6208.60927152318" calcext:value-type="float">
            <text:p>6209</text:p>
          </table:table-cell>
          <table:table-cell table:formula="of:=[.E155]*[.F$2]" office:value-type="float" office:value="12417.2185430464" calcext:value-type="float">
            <text:p>12417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H155]/[.I$2]" office:value-type="float" office:value="37.75" calcext:value-type="float">
            <text:p>37.75</text:p>
          </table:table-cell>
          <table:table-cell table:formula="of:=[.I155]*60" office:value-type="float" office:value="2265" calcext:value-type="float">
            <text:p>2265</text:p>
          </table:table-cell>
          <table:table-cell table:formula="of:=[.J155]*[.F$2]"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$2]*[.A156]*1000" office:value-type="float" office:value="2.432" calcext:value-type="float">
            <text:p>2.432</text:p>
          </table:table-cell>
          <table:table-cell table:formula="of:=1/([.B156]/1000)" office:value-type="float" office:value="411.184210526316" calcext:value-type="float">
            <text:p>411</text:p>
          </table:table-cell>
          <table:table-cell table:formula="of:=[.C156]/[.D$2]" office:value-type="float" office:value="102.796052631579" calcext:value-type="float">
            <text:p>103</text:p>
          </table:table-cell>
          <table:table-cell table:formula="of:=[.D156]*60" office:value-type="float" office:value="6167.76315789474" calcext:value-type="float">
            <text:p>6168</text:p>
          </table:table-cell>
          <table:table-cell table:formula="of:=[.E156]*[.F$2]" office:value-type="float" office:value="12335.5263157895" calcext:value-type="float">
            <text:p>12336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H156]/[.I$2]" office:value-type="float" office:value="38" calcext:value-type="float">
            <text:p>38</text:p>
          </table:table-cell>
          <table:table-cell table:formula="of:=[.I156]*60" office:value-type="float" office:value="2280" calcext:value-type="float">
            <text:p>2280</text:p>
          </table:table-cell>
          <table:table-cell table:formula="of:=[.J156]*[.F$2]" office:value-type="float" office:value="4560" calcext:value-type="float">
            <text:p>456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$2]*[.A157]*1000" office:value-type="float" office:value="2.448" calcext:value-type="float">
            <text:p>2.448</text:p>
          </table:table-cell>
          <table:table-cell table:formula="of:=1/([.B157]/1000)" office:value-type="float" office:value="408.496732026144" calcext:value-type="float">
            <text:p>408</text:p>
          </table:table-cell>
          <table:table-cell table:formula="of:=[.C157]/[.D$2]" office:value-type="float" office:value="102.124183006536" calcext:value-type="float">
            <text:p>102</text:p>
          </table:table-cell>
          <table:table-cell table:formula="of:=[.D157]*60" office:value-type="float" office:value="6127.45098039216" calcext:value-type="float">
            <text:p>6127</text:p>
          </table:table-cell>
          <table:table-cell table:formula="of:=[.E157]*[.F$2]" office:value-type="float" office:value="12254.9019607843" calcext:value-type="float">
            <text:p>12255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H157]/[.I$2]" office:value-type="float" office:value="38.25" calcext:value-type="float">
            <text:p>38.25</text:p>
          </table:table-cell>
          <table:table-cell table:formula="of:=[.I157]*60" office:value-type="float" office:value="2295" calcext:value-type="float">
            <text:p>2295</text:p>
          </table:table-cell>
          <table:table-cell table:formula="of:=[.J157]*[.F$2]"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$2]*[.A158]*1000" office:value-type="float" office:value="2.464" calcext:value-type="float">
            <text:p>2.464</text:p>
          </table:table-cell>
          <table:table-cell table:formula="of:=1/([.B158]/1000)" office:value-type="float" office:value="405.844155844156" calcext:value-type="float">
            <text:p>406</text:p>
          </table:table-cell>
          <table:table-cell table:formula="of:=[.C158]/[.D$2]" office:value-type="float" office:value="101.461038961039" calcext:value-type="float">
            <text:p>101</text:p>
          </table:table-cell>
          <table:table-cell table:formula="of:=[.D158]*60" office:value-type="float" office:value="6087.66233766234" calcext:value-type="float">
            <text:p>6088</text:p>
          </table:table-cell>
          <table:table-cell table:formula="of:=[.E158]*[.F$2]" office:value-type="float" office:value="12175.3246753247" calcext:value-type="float">
            <text:p>12175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H158]/[.I$2]" office:value-type="float" office:value="38.5" calcext:value-type="float">
            <text:p>38.5</text:p>
          </table:table-cell>
          <table:table-cell table:formula="of:=[.I158]*60" office:value-type="float" office:value="2310" calcext:value-type="float">
            <text:p>2310</text:p>
          </table:table-cell>
          <table:table-cell table:formula="of:=[.J158]*[.F$2]"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$2]*[.A159]*1000" office:value-type="float" office:value="2.48" calcext:value-type="float">
            <text:p>2.48</text:p>
          </table:table-cell>
          <table:table-cell table:formula="of:=1/([.B159]/1000)" office:value-type="float" office:value="403.225806451613" calcext:value-type="float">
            <text:p>403</text:p>
          </table:table-cell>
          <table:table-cell table:formula="of:=[.C159]/[.D$2]" office:value-type="float" office:value="100.806451612903" calcext:value-type="float">
            <text:p>101</text:p>
          </table:table-cell>
          <table:table-cell table:formula="of:=[.D159]*60" office:value-type="float" office:value="6048.38709677419" calcext:value-type="float">
            <text:p>6048</text:p>
          </table:table-cell>
          <table:table-cell table:formula="of:=[.E159]*[.F$2]" office:value-type="float" office:value="12096.7741935484" calcext:value-type="float">
            <text:p>12097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H159]/[.I$2]" office:value-type="float" office:value="38.75" calcext:value-type="float">
            <text:p>38.75</text:p>
          </table:table-cell>
          <table:table-cell table:formula="of:=[.I159]*60" office:value-type="float" office:value="2325" calcext:value-type="float">
            <text:p>2325</text:p>
          </table:table-cell>
          <table:table-cell table:formula="of:=[.J159]*[.F$2]"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$2]*[.A160]*1000" office:value-type="float" office:value="2.496" calcext:value-type="float">
            <text:p>2.496</text:p>
          </table:table-cell>
          <table:table-cell table:formula="of:=1/([.B160]/1000)" office:value-type="float" office:value="400.641025641026" calcext:value-type="float">
            <text:p>401</text:p>
          </table:table-cell>
          <table:table-cell table:formula="of:=[.C160]/[.D$2]" office:value-type="float" office:value="100.160256410256" calcext:value-type="float">
            <text:p>100</text:p>
          </table:table-cell>
          <table:table-cell table:formula="of:=[.D160]*60" office:value-type="float" office:value="6009.61538461539" calcext:value-type="float">
            <text:p>6010</text:p>
          </table:table-cell>
          <table:table-cell table:formula="of:=[.E160]*[.F$2]" office:value-type="float" office:value="12019.2307692308" calcext:value-type="float">
            <text:p>12019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H160]/[.I$2]" office:value-type="float" office:value="39" calcext:value-type="float">
            <text:p>39</text:p>
          </table:table-cell>
          <table:table-cell table:formula="of:=[.I160]*60" office:value-type="float" office:value="2340" calcext:value-type="float">
            <text:p>2340</text:p>
          </table:table-cell>
          <table:table-cell table:formula="of:=[.J160]*[.F$2]"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$2]*[.A161]*1000" office:value-type="float" office:value="2.512" calcext:value-type="float">
            <text:p>2.512</text:p>
          </table:table-cell>
          <table:table-cell table:formula="of:=1/([.B161]/1000)" office:value-type="float" office:value="398.089171974522" calcext:value-type="float">
            <text:p>398</text:p>
          </table:table-cell>
          <table:table-cell table:formula="of:=[.C161]/[.D$2]" office:value-type="float" office:value="99.5222929936306" calcext:value-type="float">
            <text:p>100</text:p>
          </table:table-cell>
          <table:table-cell table:formula="of:=[.D161]*60" office:value-type="float" office:value="5971.33757961784" calcext:value-type="float">
            <text:p>5971</text:p>
          </table:table-cell>
          <table:table-cell table:formula="of:=[.E161]*[.F$2]" office:value-type="float" office:value="11942.6751592357" calcext:value-type="float">
            <text:p>11943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H161]/[.I$2]" office:value-type="float" office:value="39.25" calcext:value-type="float">
            <text:p>39.25</text:p>
          </table:table-cell>
          <table:table-cell table:formula="of:=[.I161]*60" office:value-type="float" office:value="2355" calcext:value-type="float">
            <text:p>2355</text:p>
          </table:table-cell>
          <table:table-cell table:formula="of:=[.J161]*[.F$2]" office:value-type="float" office:value="4710" calcext:value-type="float">
            <text:p>471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$2]*[.A162]*1000" office:value-type="float" office:value="2.528" calcext:value-type="float">
            <text:p>2.528</text:p>
          </table:table-cell>
          <table:table-cell table:formula="of:=1/([.B162]/1000)" office:value-type="float" office:value="395.569620253165" calcext:value-type="float">
            <text:p>396</text:p>
          </table:table-cell>
          <table:table-cell table:formula="of:=[.C162]/[.D$2]" office:value-type="float" office:value="98.8924050632911" calcext:value-type="float">
            <text:p>99</text:p>
          </table:table-cell>
          <table:table-cell table:formula="of:=[.D162]*60" office:value-type="float" office:value="5933.54430379747" calcext:value-type="float">
            <text:p>5934</text:p>
          </table:table-cell>
          <table:table-cell table:formula="of:=[.E162]*[.F$2]" office:value-type="float" office:value="11867.0886075949" calcext:value-type="float">
            <text:p>11867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H162]/[.I$2]" office:value-type="float" office:value="39.5" calcext:value-type="float">
            <text:p>39.5</text:p>
          </table:table-cell>
          <table:table-cell table:formula="of:=[.I162]*60" office:value-type="float" office:value="2370" calcext:value-type="float">
            <text:p>2370</text:p>
          </table:table-cell>
          <table:table-cell table:formula="of:=[.J162]*[.F$2]"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$2]*[.A163]*1000" office:value-type="float" office:value="2.544" calcext:value-type="float">
            <text:p>2.544</text:p>
          </table:table-cell>
          <table:table-cell table:formula="of:=1/([.B163]/1000)" office:value-type="float" office:value="393.081761006289" calcext:value-type="float">
            <text:p>393</text:p>
          </table:table-cell>
          <table:table-cell table:formula="of:=[.C163]/[.D$2]" office:value-type="float" office:value="98.2704402515723" calcext:value-type="float">
            <text:p>98</text:p>
          </table:table-cell>
          <table:table-cell table:formula="of:=[.D163]*60" office:value-type="float" office:value="5896.22641509434" calcext:value-type="float">
            <text:p>5896</text:p>
          </table:table-cell>
          <table:table-cell table:formula="of:=[.E163]*[.F$2]" office:value-type="float" office:value="11792.4528301887" calcext:value-type="float">
            <text:p>11792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H163]/[.I$2]" office:value-type="float" office:value="39.75" calcext:value-type="float">
            <text:p>39.75</text:p>
          </table:table-cell>
          <table:table-cell table:formula="of:=[.I163]*60" office:value-type="float" office:value="2385" calcext:value-type="float">
            <text:p>2385</text:p>
          </table:table-cell>
          <table:table-cell table:formula="of:=[.J163]*[.F$2]" office:value-type="float" office:value="4770" calcext:value-type="float">
            <text:p>477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$2]*[.A164]*1000" office:value-type="float" office:value="2.56" calcext:value-type="float">
            <text:p>2.56</text:p>
          </table:table-cell>
          <table:table-cell table:formula="of:=1/([.B164]/1000)" office:value-type="float" office:value="390.625" calcext:value-type="float">
            <text:p>391</text:p>
          </table:table-cell>
          <table:table-cell table:formula="of:=[.C164]/[.D$2]" office:value-type="float" office:value="97.65625" calcext:value-type="float">
            <text:p>98</text:p>
          </table:table-cell>
          <table:table-cell table:formula="of:=[.D164]*60" office:value-type="float" office:value="5859.375" calcext:value-type="float">
            <text:p>5859</text:p>
          </table:table-cell>
          <table:table-cell table:formula="of:=[.E164]*[.F$2]" office:value-type="float" office:value="11718.75" calcext:value-type="float">
            <text:p>1171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H164]/[.I$2]" office:value-type="float" office:value="40" calcext:value-type="float">
            <text:p>40</text:p>
          </table:table-cell>
          <table:table-cell table:formula="of:=[.I164]*60" office:value-type="float" office:value="2400" calcext:value-type="float">
            <text:p>2400</text:p>
          </table:table-cell>
          <table:table-cell table:formula="of:=[.J164]*[.F$2]"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$2]*[.A165]*1000" office:value-type="float" office:value="2.576" calcext:value-type="float">
            <text:p>2.576</text:p>
          </table:table-cell>
          <table:table-cell table:formula="of:=1/([.B165]/1000)" office:value-type="float" office:value="388.198757763975" calcext:value-type="float">
            <text:p>388</text:p>
          </table:table-cell>
          <table:table-cell table:formula="of:=[.C165]/[.D$2]" office:value-type="float" office:value="97.0496894409938" calcext:value-type="float">
            <text:p>97</text:p>
          </table:table-cell>
          <table:table-cell table:formula="of:=[.D165]*60" office:value-type="float" office:value="5822.98136645963" calcext:value-type="float">
            <text:p>5823</text:p>
          </table:table-cell>
          <table:table-cell table:formula="of:=[.E165]*[.F$2]" office:value-type="float" office:value="11645.9627329193" calcext:value-type="float">
            <text:p>11646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H165]/[.I$2]" office:value-type="float" office:value="40.25" calcext:value-type="float">
            <text:p>40.25</text:p>
          </table:table-cell>
          <table:table-cell table:formula="of:=[.I165]*60" office:value-type="float" office:value="2415" calcext:value-type="float">
            <text:p>2415</text:p>
          </table:table-cell>
          <table:table-cell table:formula="of:=[.J165]*[.F$2]" office:value-type="float" office:value="4830" calcext:value-type="float">
            <text:p>483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$2]*[.A166]*1000" office:value-type="float" office:value="2.592" calcext:value-type="float">
            <text:p>2.592</text:p>
          </table:table-cell>
          <table:table-cell table:formula="of:=1/([.B166]/1000)" office:value-type="float" office:value="385.802469135803" calcext:value-type="float">
            <text:p>386</text:p>
          </table:table-cell>
          <table:table-cell table:formula="of:=[.C166]/[.D$2]" office:value-type="float" office:value="96.4506172839506" calcext:value-type="float">
            <text:p>96</text:p>
          </table:table-cell>
          <table:table-cell table:formula="of:=[.D166]*60" office:value-type="float" office:value="5787.03703703704" calcext:value-type="float">
            <text:p>5787</text:p>
          </table:table-cell>
          <table:table-cell table:formula="of:=[.E166]*[.F$2]" office:value-type="float" office:value="11574.0740740741" calcext:value-type="float">
            <text:p>11574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H166]/[.I$2]" office:value-type="float" office:value="40.5" calcext:value-type="float">
            <text:p>40.5</text:p>
          </table:table-cell>
          <table:table-cell table:formula="of:=[.I166]*60" office:value-type="float" office:value="2430" calcext:value-type="float">
            <text:p>2430</text:p>
          </table:table-cell>
          <table:table-cell table:formula="of:=[.J166]*[.F$2]"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$2]*[.A167]*1000" office:value-type="float" office:value="2.608" calcext:value-type="float">
            <text:p>2.608</text:p>
          </table:table-cell>
          <table:table-cell table:formula="of:=1/([.B167]/1000)" office:value-type="float" office:value="383.435582822086" calcext:value-type="float">
            <text:p>383</text:p>
          </table:table-cell>
          <table:table-cell table:formula="of:=[.C167]/[.D$2]" office:value-type="float" office:value="95.8588957055215" calcext:value-type="float">
            <text:p>96</text:p>
          </table:table-cell>
          <table:table-cell table:formula="of:=[.D167]*60" office:value-type="float" office:value="5751.53374233129" calcext:value-type="float">
            <text:p>5752</text:p>
          </table:table-cell>
          <table:table-cell table:formula="of:=[.E167]*[.F$2]" office:value-type="float" office:value="11503.0674846626" calcext:value-type="float">
            <text:p>11503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H167]/[.I$2]" office:value-type="float" office:value="40.75" calcext:value-type="float">
            <text:p>40.75</text:p>
          </table:table-cell>
          <table:table-cell table:formula="of:=[.I167]*60" office:value-type="float" office:value="2445" calcext:value-type="float">
            <text:p>2445</text:p>
          </table:table-cell>
          <table:table-cell table:formula="of:=[.J167]*[.F$2]" office:value-type="float" office:value="4890" calcext:value-type="float">
            <text:p>489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$2]*[.A168]*1000" office:value-type="float" office:value="2.624" calcext:value-type="float">
            <text:p>2.624</text:p>
          </table:table-cell>
          <table:table-cell table:formula="of:=1/([.B168]/1000)" office:value-type="float" office:value="381.09756097561" calcext:value-type="float">
            <text:p>381</text:p>
          </table:table-cell>
          <table:table-cell table:formula="of:=[.C168]/[.D$2]" office:value-type="float" office:value="95.2743902439024" calcext:value-type="float">
            <text:p>95</text:p>
          </table:table-cell>
          <table:table-cell table:formula="of:=[.D168]*60" office:value-type="float" office:value="5716.46341463415" calcext:value-type="float">
            <text:p>5716</text:p>
          </table:table-cell>
          <table:table-cell table:formula="of:=[.E168]*[.F$2]" office:value-type="float" office:value="11432.9268292683" calcext:value-type="float">
            <text:p>11433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H168]/[.I$2]" office:value-type="float" office:value="41" calcext:value-type="float">
            <text:p>41</text:p>
          </table:table-cell>
          <table:table-cell table:formula="of:=[.I168]*60" office:value-type="float" office:value="2460" calcext:value-type="float">
            <text:p>2460</text:p>
          </table:table-cell>
          <table:table-cell table:formula="of:=[.J168]*[.F$2]" office:value-type="float" office:value="4920" calcext:value-type="float">
            <text:p>49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$2]*[.A169]*1000" office:value-type="float" office:value="2.64" calcext:value-type="float">
            <text:p>2.64</text:p>
          </table:table-cell>
          <table:table-cell table:formula="of:=1/([.B169]/1000)" office:value-type="float" office:value="378.787878787879" calcext:value-type="float">
            <text:p>379</text:p>
          </table:table-cell>
          <table:table-cell table:formula="of:=[.C169]/[.D$2]" office:value-type="float" office:value="94.6969696969697" calcext:value-type="float">
            <text:p>95</text:p>
          </table:table-cell>
          <table:table-cell table:formula="of:=[.D169]*60" office:value-type="float" office:value="5681.81818181818" calcext:value-type="float">
            <text:p>5682</text:p>
          </table:table-cell>
          <table:table-cell table:formula="of:=[.E169]*[.F$2]" office:value-type="float" office:value="11363.6363636364" calcext:value-type="float">
            <text:p>11364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H169]/[.I$2]" office:value-type="float" office:value="41.25" calcext:value-type="float">
            <text:p>41.25</text:p>
          </table:table-cell>
          <table:table-cell table:formula="of:=[.I169]*60" office:value-type="float" office:value="2475" calcext:value-type="float">
            <text:p>2475</text:p>
          </table:table-cell>
          <table:table-cell table:formula="of:=[.J169]*[.F$2]"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$2]*[.A170]*1000" office:value-type="float" office:value="2.656" calcext:value-type="float">
            <text:p>2.656</text:p>
          </table:table-cell>
          <table:table-cell table:formula="of:=1/([.B170]/1000)" office:value-type="float" office:value="376.506024096386" calcext:value-type="float">
            <text:p>377</text:p>
          </table:table-cell>
          <table:table-cell table:formula="of:=[.C170]/[.D$2]" office:value-type="float" office:value="94.1265060240964" calcext:value-type="float">
            <text:p>94</text:p>
          </table:table-cell>
          <table:table-cell table:formula="of:=[.D170]*60" office:value-type="float" office:value="5647.59036144578" calcext:value-type="float">
            <text:p>5648</text:p>
          </table:table-cell>
          <table:table-cell table:formula="of:=[.E170]*[.F$2]" office:value-type="float" office:value="11295.1807228916" calcext:value-type="float">
            <text:p>11295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H170]/[.I$2]" office:value-type="float" office:value="41.5" calcext:value-type="float">
            <text:p>41.5</text:p>
          </table:table-cell>
          <table:table-cell table:formula="of:=[.I170]*60" office:value-type="float" office:value="2490" calcext:value-type="float">
            <text:p>2490</text:p>
          </table:table-cell>
          <table:table-cell table:formula="of:=[.J170]*[.F$2]" office:value-type="float" office:value="4980" calcext:value-type="float">
            <text:p>498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$2]*[.A171]*1000" office:value-type="float" office:value="2.672" calcext:value-type="float">
            <text:p>2.672</text:p>
          </table:table-cell>
          <table:table-cell table:formula="of:=1/([.B171]/1000)" office:value-type="float" office:value="374.251497005988" calcext:value-type="float">
            <text:p>374</text:p>
          </table:table-cell>
          <table:table-cell table:formula="of:=[.C171]/[.D$2]" office:value-type="float" office:value="93.562874251497" calcext:value-type="float">
            <text:p>94</text:p>
          </table:table-cell>
          <table:table-cell table:formula="of:=[.D171]*60" office:value-type="float" office:value="5613.77245508982" calcext:value-type="float">
            <text:p>5614</text:p>
          </table:table-cell>
          <table:table-cell table:formula="of:=[.E171]*[.F$2]" office:value-type="float" office:value="11227.5449101796" calcext:value-type="float">
            <text:p>11228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H171]/[.I$2]" office:value-type="float" office:value="41.75" calcext:value-type="float">
            <text:p>41.75</text:p>
          </table:table-cell>
          <table:table-cell table:formula="of:=[.I171]*60" office:value-type="float" office:value="2505" calcext:value-type="float">
            <text:p>2505</text:p>
          </table:table-cell>
          <table:table-cell table:formula="of:=[.J171]*[.F$2]" office:value-type="float" office:value="5010" calcext:value-type="float">
            <text:p>501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$2]*[.A172]*1000" office:value-type="float" office:value="2.688" calcext:value-type="float">
            <text:p>2.688</text:p>
          </table:table-cell>
          <table:table-cell table:formula="of:=1/([.B172]/1000)" office:value-type="float" office:value="372.02380952381" calcext:value-type="float">
            <text:p>372</text:p>
          </table:table-cell>
          <table:table-cell table:formula="of:=[.C172]/[.D$2]" office:value-type="float" office:value="93.0059523809524" calcext:value-type="float">
            <text:p>93</text:p>
          </table:table-cell>
          <table:table-cell table:formula="of:=[.D172]*60" office:value-type="float" office:value="5580.35714285714" calcext:value-type="float">
            <text:p>5580</text:p>
          </table:table-cell>
          <table:table-cell table:formula="of:=[.E172]*[.F$2]" office:value-type="float" office:value="11160.7142857143" calcext:value-type="float">
            <text:p>11161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H172]/[.I$2]" office:value-type="float" office:value="42" calcext:value-type="float">
            <text:p>42</text:p>
          </table:table-cell>
          <table:table-cell table:formula="of:=[.I172]*60" office:value-type="float" office:value="2520" calcext:value-type="float">
            <text:p>2520</text:p>
          </table:table-cell>
          <table:table-cell table:formula="of:=[.J172]*[.F$2]" office:value-type="float" office:value="5040" calcext:value-type="float">
            <text:p>504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$2]*[.A173]*1000" office:value-type="float" office:value="2.704" calcext:value-type="float">
            <text:p>2.704</text:p>
          </table:table-cell>
          <table:table-cell table:formula="of:=1/([.B173]/1000)" office:value-type="float" office:value="369.822485207101" calcext:value-type="float">
            <text:p>370</text:p>
          </table:table-cell>
          <table:table-cell table:formula="of:=[.C173]/[.D$2]" office:value-type="float" office:value="92.4556213017751" calcext:value-type="float">
            <text:p>92</text:p>
          </table:table-cell>
          <table:table-cell table:formula="of:=[.D173]*60" office:value-type="float" office:value="5547.33727810651" calcext:value-type="float">
            <text:p>5547</text:p>
          </table:table-cell>
          <table:table-cell table:formula="of:=[.E173]*[.F$2]" office:value-type="float" office:value="11094.674556213" calcext:value-type="float">
            <text:p>11095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H173]/[.I$2]" office:value-type="float" office:value="42.25" calcext:value-type="float">
            <text:p>42.25</text:p>
          </table:table-cell>
          <table:table-cell table:formula="of:=[.I173]*60" office:value-type="float" office:value="2535" calcext:value-type="float">
            <text:p>2535</text:p>
          </table:table-cell>
          <table:table-cell table:formula="of:=[.J173]*[.F$2]" office:value-type="float" office:value="5070" calcext:value-type="float">
            <text:p>507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$2]*[.A174]*1000" office:value-type="float" office:value="2.72" calcext:value-type="float">
            <text:p>2.72</text:p>
          </table:table-cell>
          <table:table-cell table:formula="of:=1/([.B174]/1000)" office:value-type="float" office:value="367.647058823529" calcext:value-type="float">
            <text:p>368</text:p>
          </table:table-cell>
          <table:table-cell table:formula="of:=[.C174]/[.D$2]" office:value-type="float" office:value="91.9117647058824" calcext:value-type="float">
            <text:p>92</text:p>
          </table:table-cell>
          <table:table-cell table:formula="of:=[.D174]*60" office:value-type="float" office:value="5514.70588235294" calcext:value-type="float">
            <text:p>5515</text:p>
          </table:table-cell>
          <table:table-cell table:formula="of:=[.E174]*[.F$2]" office:value-type="float" office:value="11029.4117647059" calcext:value-type="float">
            <text:p>11029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H174]/[.I$2]" office:value-type="float" office:value="42.5" calcext:value-type="float">
            <text:p>42.5</text:p>
          </table:table-cell>
          <table:table-cell table:formula="of:=[.I174]*60" office:value-type="float" office:value="2550" calcext:value-type="float">
            <text:p>2550</text:p>
          </table:table-cell>
          <table:table-cell table:formula="of:=[.J174]*[.F$2]"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$2]*[.A175]*1000" office:value-type="float" office:value="2.736" calcext:value-type="float">
            <text:p>2.736</text:p>
          </table:table-cell>
          <table:table-cell table:formula="of:=1/([.B175]/1000)" office:value-type="float" office:value="365.497076023392" calcext:value-type="float">
            <text:p>365</text:p>
          </table:table-cell>
          <table:table-cell table:formula="of:=[.C175]/[.D$2]" office:value-type="float" office:value="91.374269005848" calcext:value-type="float">
            <text:p>91</text:p>
          </table:table-cell>
          <table:table-cell table:formula="of:=[.D175]*60" office:value-type="float" office:value="5482.45614035088" calcext:value-type="float">
            <text:p>5482</text:p>
          </table:table-cell>
          <table:table-cell table:formula="of:=[.E175]*[.F$2]" office:value-type="float" office:value="10964.9122807018" calcext:value-type="float">
            <text:p>10965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H175]/[.I$2]" office:value-type="float" office:value="42.75" calcext:value-type="float">
            <text:p>42.75</text:p>
          </table:table-cell>
          <table:table-cell table:formula="of:=[.I175]*60" office:value-type="float" office:value="2565" calcext:value-type="float">
            <text:p>2565</text:p>
          </table:table-cell>
          <table:table-cell table:formula="of:=[.J175]*[.F$2]"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$2]*[.A176]*1000" office:value-type="float" office:value="2.752" calcext:value-type="float">
            <text:p>2.752</text:p>
          </table:table-cell>
          <table:table-cell table:formula="of:=1/([.B176]/1000)" office:value-type="float" office:value="363.372093023256" calcext:value-type="float">
            <text:p>363</text:p>
          </table:table-cell>
          <table:table-cell table:formula="of:=[.C176]/[.D$2]" office:value-type="float" office:value="90.843023255814" calcext:value-type="float">
            <text:p>91</text:p>
          </table:table-cell>
          <table:table-cell table:formula="of:=[.D176]*60" office:value-type="float" office:value="5450.58139534884" calcext:value-type="float">
            <text:p>5451</text:p>
          </table:table-cell>
          <table:table-cell table:formula="of:=[.E176]*[.F$2]" office:value-type="float" office:value="10901.1627906977" calcext:value-type="float">
            <text:p>10901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176]/[.I$2]" office:value-type="float" office:value="43" calcext:value-type="float">
            <text:p>43</text:p>
          </table:table-cell>
          <table:table-cell table:formula="of:=[.I176]*60" office:value-type="float" office:value="2580" calcext:value-type="float">
            <text:p>2580</text:p>
          </table:table-cell>
          <table:table-cell table:formula="of:=[.J176]*[.F$2]" office:value-type="float" office:value="5160" calcext:value-type="float">
            <text:p>516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$2]*[.A177]*1000" office:value-type="float" office:value="2.768" calcext:value-type="float">
            <text:p>2.768</text:p>
          </table:table-cell>
          <table:table-cell table:formula="of:=1/([.B177]/1000)" office:value-type="float" office:value="361.271676300578" calcext:value-type="float">
            <text:p>361</text:p>
          </table:table-cell>
          <table:table-cell table:formula="of:=[.C177]/[.D$2]" office:value-type="float" office:value="90.3179190751445" calcext:value-type="float">
            <text:p>90</text:p>
          </table:table-cell>
          <table:table-cell table:formula="of:=[.D177]*60" office:value-type="float" office:value="5419.07514450867" calcext:value-type="float">
            <text:p>5419</text:p>
          </table:table-cell>
          <table:table-cell table:formula="of:=[.E177]*[.F$2]" office:value-type="float" office:value="10838.1502890173" calcext:value-type="float">
            <text:p>10838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H177]/[.I$2]" office:value-type="float" office:value="43.25" calcext:value-type="float">
            <text:p>43.25</text:p>
          </table:table-cell>
          <table:table-cell table:formula="of:=[.I177]*60" office:value-type="float" office:value="2595" calcext:value-type="float">
            <text:p>2595</text:p>
          </table:table-cell>
          <table:table-cell table:formula="of:=[.J177]*[.F$2]" office:value-type="float" office:value="5190" calcext:value-type="float">
            <text:p>519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$2]*[.A178]*1000" office:value-type="float" office:value="2.784" calcext:value-type="float">
            <text:p>2.784</text:p>
          </table:table-cell>
          <table:table-cell table:formula="of:=1/([.B178]/1000)" office:value-type="float" office:value="359.195402298851" calcext:value-type="float">
            <text:p>359</text:p>
          </table:table-cell>
          <table:table-cell table:formula="of:=[.C178]/[.D$2]" office:value-type="float" office:value="89.7988505747126" calcext:value-type="float">
            <text:p>90</text:p>
          </table:table-cell>
          <table:table-cell table:formula="of:=[.D178]*60" office:value-type="float" office:value="5387.93103448276" calcext:value-type="float">
            <text:p>5388</text:p>
          </table:table-cell>
          <table:table-cell table:formula="of:=[.E178]*[.F$2]" office:value-type="float" office:value="10775.8620689655" calcext:value-type="float">
            <text:p>10776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H178]/[.I$2]" office:value-type="float" office:value="43.5" calcext:value-type="float">
            <text:p>43.5</text:p>
          </table:table-cell>
          <table:table-cell table:formula="of:=[.I178]*60" office:value-type="float" office:value="2610" calcext:value-type="float">
            <text:p>2610</text:p>
          </table:table-cell>
          <table:table-cell table:formula="of:=[.J178]*[.F$2]" office:value-type="float" office:value="5220" calcext:value-type="float">
            <text:p>52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$2]*[.A179]*1000" office:value-type="float" office:value="2.8" calcext:value-type="float">
            <text:p>2.8</text:p>
          </table:table-cell>
          <table:table-cell table:formula="of:=1/([.B179]/1000)" office:value-type="float" office:value="357.142857142857" calcext:value-type="float">
            <text:p>357</text:p>
          </table:table-cell>
          <table:table-cell table:formula="of:=[.C179]/[.D$2]" office:value-type="float" office:value="89.2857142857143" calcext:value-type="float">
            <text:p>89</text:p>
          </table:table-cell>
          <table:table-cell table:formula="of:=[.D179]*60" office:value-type="float" office:value="5357.14285714286" calcext:value-type="float">
            <text:p>5357</text:p>
          </table:table-cell>
          <table:table-cell table:formula="of:=[.E179]*[.F$2]" office:value-type="float" office:value="10714.2857142857" calcext:value-type="float">
            <text:p>10714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H179]/[.I$2]" office:value-type="float" office:value="43.75" calcext:value-type="float">
            <text:p>43.75</text:p>
          </table:table-cell>
          <table:table-cell table:formula="of:=[.I179]*60" office:value-type="float" office:value="2625" calcext:value-type="float">
            <text:p>2625</text:p>
          </table:table-cell>
          <table:table-cell table:formula="of:=[.J179]*[.F$2]"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$2]*[.A180]*1000" office:value-type="float" office:value="2.816" calcext:value-type="float">
            <text:p>2.816</text:p>
          </table:table-cell>
          <table:table-cell table:formula="of:=1/([.B180]/1000)" office:value-type="float" office:value="355.113636363636" calcext:value-type="float">
            <text:p>355</text:p>
          </table:table-cell>
          <table:table-cell table:formula="of:=[.C180]/[.D$2]" office:value-type="float" office:value="88.7784090909091" calcext:value-type="float">
            <text:p>89</text:p>
          </table:table-cell>
          <table:table-cell table:formula="of:=[.D180]*60" office:value-type="float" office:value="5326.70454545455" calcext:value-type="float">
            <text:p>5327</text:p>
          </table:table-cell>
          <table:table-cell table:formula="of:=[.E180]*[.F$2]" office:value-type="float" office:value="10653.4090909091" calcext:value-type="float">
            <text:p>1065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H180]/[.I$2]" office:value-type="float" office:value="44" calcext:value-type="float">
            <text:p>44</text:p>
          </table:table-cell>
          <table:table-cell table:formula="of:=[.I180]*60" office:value-type="float" office:value="2640" calcext:value-type="float">
            <text:p>2640</text:p>
          </table:table-cell>
          <table:table-cell table:formula="of:=[.J180]*[.F$2]" office:value-type="float" office:value="5280" calcext:value-type="float">
            <text:p>528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$2]*[.A181]*1000" office:value-type="float" office:value="2.832" calcext:value-type="float">
            <text:p>2.832</text:p>
          </table:table-cell>
          <table:table-cell table:formula="of:=1/([.B181]/1000)" office:value-type="float" office:value="353.107344632768" calcext:value-type="float">
            <text:p>353</text:p>
          </table:table-cell>
          <table:table-cell table:formula="of:=[.C181]/[.D$2]" office:value-type="float" office:value="88.2768361581921" calcext:value-type="float">
            <text:p>88</text:p>
          </table:table-cell>
          <table:table-cell table:formula="of:=[.D181]*60" office:value-type="float" office:value="5296.61016949153" calcext:value-type="float">
            <text:p>5297</text:p>
          </table:table-cell>
          <table:table-cell table:formula="of:=[.E181]*[.F$2]" office:value-type="float" office:value="10593.2203389831" calcext:value-type="float">
            <text:p>10593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H181]/[.I$2]" office:value-type="float" office:value="44.25" calcext:value-type="float">
            <text:p>44.25</text:p>
          </table:table-cell>
          <table:table-cell table:formula="of:=[.I181]*60" office:value-type="float" office:value="2655" calcext:value-type="float">
            <text:p>2655</text:p>
          </table:table-cell>
          <table:table-cell table:formula="of:=[.J181]*[.F$2]" office:value-type="float" office:value="5310" calcext:value-type="float">
            <text:p>53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$2]*[.A182]*1000" office:value-type="float" office:value="2.848" calcext:value-type="float">
            <text:p>2.848</text:p>
          </table:table-cell>
          <table:table-cell table:formula="of:=1/([.B182]/1000)" office:value-type="float" office:value="351.123595505618" calcext:value-type="float">
            <text:p>351</text:p>
          </table:table-cell>
          <table:table-cell table:formula="of:=[.C182]/[.D$2]" office:value-type="float" office:value="87.7808988764045" calcext:value-type="float">
            <text:p>88</text:p>
          </table:table-cell>
          <table:table-cell table:formula="of:=[.D182]*60" office:value-type="float" office:value="5266.85393258427" calcext:value-type="float">
            <text:p>5267</text:p>
          </table:table-cell>
          <table:table-cell table:formula="of:=[.E182]*[.F$2]" office:value-type="float" office:value="10533.7078651685" calcext:value-type="float">
            <text:p>10534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H182]/[.I$2]" office:value-type="float" office:value="44.5" calcext:value-type="float">
            <text:p>44.5</text:p>
          </table:table-cell>
          <table:table-cell table:formula="of:=[.I182]*60" office:value-type="float" office:value="2670" calcext:value-type="float">
            <text:p>2670</text:p>
          </table:table-cell>
          <table:table-cell table:formula="of:=[.J182]*[.F$2]" office:value-type="float" office:value="5340" calcext:value-type="float">
            <text:p>534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$2]*[.A183]*1000" office:value-type="float" office:value="2.864" calcext:value-type="float">
            <text:p>2.864</text:p>
          </table:table-cell>
          <table:table-cell table:formula="of:=1/([.B183]/1000)" office:value-type="float" office:value="349.162011173184" calcext:value-type="float">
            <text:p>349</text:p>
          </table:table-cell>
          <table:table-cell table:formula="of:=[.C183]/[.D$2]" office:value-type="float" office:value="87.2905027932961" calcext:value-type="float">
            <text:p>87</text:p>
          </table:table-cell>
          <table:table-cell table:formula="of:=[.D183]*60" office:value-type="float" office:value="5237.43016759777" calcext:value-type="float">
            <text:p>5237</text:p>
          </table:table-cell>
          <table:table-cell table:formula="of:=[.E183]*[.F$2]" office:value-type="float" office:value="10474.8603351955" calcext:value-type="float">
            <text:p>10475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183]/[.I$2]" office:value-type="float" office:value="44.75" calcext:value-type="float">
            <text:p>44.75</text:p>
          </table:table-cell>
          <table:table-cell table:formula="of:=[.I183]*60" office:value-type="float" office:value="2685" calcext:value-type="float">
            <text:p>2685</text:p>
          </table:table-cell>
          <table:table-cell table:formula="of:=[.J183]*[.F$2]" office:value-type="float" office:value="5370" calcext:value-type="float">
            <text:p>537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$2]*[.A184]*1000" office:value-type="float" office:value="2.88" calcext:value-type="float">
            <text:p>2.88</text:p>
          </table:table-cell>
          <table:table-cell table:formula="of:=1/([.B184]/1000)" office:value-type="float" office:value="347.222222222222" calcext:value-type="float">
            <text:p>347</text:p>
          </table:table-cell>
          <table:table-cell table:formula="of:=[.C184]/[.D$2]" office:value-type="float" office:value="86.8055555555556" calcext:value-type="float">
            <text:p>87</text:p>
          </table:table-cell>
          <table:table-cell table:formula="of:=[.D184]*60" office:value-type="float" office:value="5208.33333333333" calcext:value-type="float">
            <text:p>5208</text:p>
          </table:table-cell>
          <table:table-cell table:formula="of:=[.E184]*[.F$2]" office:value-type="float" office:value="10416.6666666667" calcext:value-type="float">
            <text:p>10417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H184]/[.I$2]" office:value-type="float" office:value="45" calcext:value-type="float">
            <text:p>45</text:p>
          </table:table-cell>
          <table:table-cell table:formula="of:=[.I184]*60" office:value-type="float" office:value="2700" calcext:value-type="float">
            <text:p>2700</text:p>
          </table:table-cell>
          <table:table-cell table:formula="of:=[.J184]*[.F$2]"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$2]*[.A185]*1000" office:value-type="float" office:value="2.896" calcext:value-type="float">
            <text:p>2.896</text:p>
          </table:table-cell>
          <table:table-cell table:formula="of:=1/([.B185]/1000)" office:value-type="float" office:value="345.303867403315" calcext:value-type="float">
            <text:p>345</text:p>
          </table:table-cell>
          <table:table-cell table:formula="of:=[.C185]/[.D$2]" office:value-type="float" office:value="86.3259668508287" calcext:value-type="float">
            <text:p>86</text:p>
          </table:table-cell>
          <table:table-cell table:formula="of:=[.D185]*60" office:value-type="float" office:value="5179.55801104972" calcext:value-type="float">
            <text:p>5180</text:p>
          </table:table-cell>
          <table:table-cell table:formula="of:=[.E185]*[.F$2]" office:value-type="float" office:value="10359.1160220994" calcext:value-type="float">
            <text:p>10359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H185]/[.I$2]" office:value-type="float" office:value="45.25" calcext:value-type="float">
            <text:p>45.25</text:p>
          </table:table-cell>
          <table:table-cell table:formula="of:=[.I185]*60" office:value-type="float" office:value="2715" calcext:value-type="float">
            <text:p>2715</text:p>
          </table:table-cell>
          <table:table-cell table:formula="of:=[.J185]*[.F$2]" office:value-type="float" office:value="5430" calcext:value-type="float">
            <text:p>543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$2]*[.A186]*1000" office:value-type="float" office:value="2.912" calcext:value-type="float">
            <text:p>2.912</text:p>
          </table:table-cell>
          <table:table-cell table:formula="of:=1/([.B186]/1000)" office:value-type="float" office:value="343.406593406593" calcext:value-type="float">
            <text:p>343</text:p>
          </table:table-cell>
          <table:table-cell table:formula="of:=[.C186]/[.D$2]" office:value-type="float" office:value="85.8516483516484" calcext:value-type="float">
            <text:p>86</text:p>
          </table:table-cell>
          <table:table-cell table:formula="of:=[.D186]*60" office:value-type="float" office:value="5151.0989010989" calcext:value-type="float">
            <text:p>5151</text:p>
          </table:table-cell>
          <table:table-cell table:formula="of:=[.E186]*[.F$2]" office:value-type="float" office:value="10302.1978021978" calcext:value-type="float">
            <text:p>10302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H186]/[.I$2]" office:value-type="float" office:value="45.5" calcext:value-type="float">
            <text:p>45.5</text:p>
          </table:table-cell>
          <table:table-cell table:formula="of:=[.I186]*60" office:value-type="float" office:value="2730" calcext:value-type="float">
            <text:p>2730</text:p>
          </table:table-cell>
          <table:table-cell table:formula="of:=[.J186]*[.F$2]"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$2]*[.A187]*1000" office:value-type="float" office:value="2.928" calcext:value-type="float">
            <text:p>2.928</text:p>
          </table:table-cell>
          <table:table-cell table:formula="of:=1/([.B187]/1000)" office:value-type="float" office:value="341.530054644809" calcext:value-type="float">
            <text:p>342</text:p>
          </table:table-cell>
          <table:table-cell table:formula="of:=[.C187]/[.D$2]" office:value-type="float" office:value="85.3825136612022" calcext:value-type="float">
            <text:p>85</text:p>
          </table:table-cell>
          <table:table-cell table:formula="of:=[.D187]*60" office:value-type="float" office:value="5122.95081967213" calcext:value-type="float">
            <text:p>5123</text:p>
          </table:table-cell>
          <table:table-cell table:formula="of:=[.E187]*[.F$2]" office:value-type="float" office:value="10245.9016393443" calcext:value-type="float">
            <text:p>10246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H187]/[.I$2]" office:value-type="float" office:value="45.75" calcext:value-type="float">
            <text:p>45.75</text:p>
          </table:table-cell>
          <table:table-cell table:formula="of:=[.I187]*60" office:value-type="float" office:value="2745" calcext:value-type="float">
            <text:p>2745</text:p>
          </table:table-cell>
          <table:table-cell table:formula="of:=[.J187]*[.F$2]" office:value-type="float" office:value="5490" calcext:value-type="float">
            <text:p>549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$2]*[.A188]*1000" office:value-type="float" office:value="2.944" calcext:value-type="float">
            <text:p>2.944</text:p>
          </table:table-cell>
          <table:table-cell table:formula="of:=1/([.B188]/1000)" office:value-type="float" office:value="339.673913043478" calcext:value-type="float">
            <text:p>340</text:p>
          </table:table-cell>
          <table:table-cell table:formula="of:=[.C188]/[.D$2]" office:value-type="float" office:value="84.9184782608696" calcext:value-type="float">
            <text:p>85</text:p>
          </table:table-cell>
          <table:table-cell table:formula="of:=[.D188]*60" office:value-type="float" office:value="5095.10869565217" calcext:value-type="float">
            <text:p>5095</text:p>
          </table:table-cell>
          <table:table-cell table:formula="of:=[.E188]*[.F$2]" office:value-type="float" office:value="10190.2173913043" calcext:value-type="float">
            <text:p>10190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H188]/[.I$2]" office:value-type="float" office:value="46" calcext:value-type="float">
            <text:p>46</text:p>
          </table:table-cell>
          <table:table-cell table:formula="of:=[.I188]*60" office:value-type="float" office:value="2760" calcext:value-type="float">
            <text:p>2760</text:p>
          </table:table-cell>
          <table:table-cell table:formula="of:=[.J188]*[.F$2]" office:value-type="float" office:value="5520" calcext:value-type="float">
            <text:p>552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$2]*[.A189]*1000" office:value-type="float" office:value="2.96" calcext:value-type="float">
            <text:p>2.96</text:p>
          </table:table-cell>
          <table:table-cell table:formula="of:=1/([.B189]/1000)" office:value-type="float" office:value="337.837837837838" calcext:value-type="float">
            <text:p>338</text:p>
          </table:table-cell>
          <table:table-cell table:formula="of:=[.C189]/[.D$2]" office:value-type="float" office:value="84.4594594594595" calcext:value-type="float">
            <text:p>84</text:p>
          </table:table-cell>
          <table:table-cell table:formula="of:=[.D189]*60" office:value-type="float" office:value="5067.56756756757" calcext:value-type="float">
            <text:p>5068</text:p>
          </table:table-cell>
          <table:table-cell table:formula="of:=[.E189]*[.F$2]" office:value-type="float" office:value="10135.1351351351" calcext:value-type="float">
            <text:p>10135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H189]/[.I$2]" office:value-type="float" office:value="46.25" calcext:value-type="float">
            <text:p>46.25</text:p>
          </table:table-cell>
          <table:table-cell table:formula="of:=[.I189]*60" office:value-type="float" office:value="2775" calcext:value-type="float">
            <text:p>2775</text:p>
          </table:table-cell>
          <table:table-cell table:formula="of:=[.J189]*[.F$2]"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$2]*[.A190]*1000" office:value-type="float" office:value="2.976" calcext:value-type="float">
            <text:p>2.976</text:p>
          </table:table-cell>
          <table:table-cell table:formula="of:=1/([.B190]/1000)" office:value-type="float" office:value="336.021505376344" calcext:value-type="float">
            <text:p>336</text:p>
          </table:table-cell>
          <table:table-cell table:formula="of:=[.C190]/[.D$2]" office:value-type="float" office:value="84.005376344086" calcext:value-type="float">
            <text:p>84</text:p>
          </table:table-cell>
          <table:table-cell table:formula="of:=[.D190]*60" office:value-type="float" office:value="5040.32258064516" calcext:value-type="float">
            <text:p>5040</text:p>
          </table:table-cell>
          <table:table-cell table:formula="of:=[.E190]*[.F$2]" office:value-type="float" office:value="10080.6451612903" calcext:value-type="float">
            <text:p>1008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190]/[.I$2]" office:value-type="float" office:value="46.5" calcext:value-type="float">
            <text:p>46.5</text:p>
          </table:table-cell>
          <table:table-cell table:formula="of:=[.I190]*60" office:value-type="float" office:value="2790" calcext:value-type="float">
            <text:p>2790</text:p>
          </table:table-cell>
          <table:table-cell table:formula="of:=[.J190]*[.F$2]" office:value-type="float" office:value="5580" calcext:value-type="float">
            <text:p>558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table:formula="of:=[.B$2]*[.A191]*1000" office:value-type="float" office:value="2.992" calcext:value-type="float">
            <text:p>2.992</text:p>
          </table:table-cell>
          <table:table-cell table:style-name="ce5" table:formula="of:=1/([.B191]/1000)" office:value-type="float" office:value="334.224598930481" calcext:value-type="float">
            <text:p>334</text:p>
          </table:table-cell>
          <table:table-cell table:style-name="ce5" table:formula="of:=[.C191]/[.D$2]" office:value-type="float" office:value="83.5561497326203" calcext:value-type="float">
            <text:p>84</text:p>
          </table:table-cell>
          <table:table-cell table:style-name="ce5" table:formula="of:=[.D191]*60" office:value-type="float" office:value="5013.36898395722" calcext:value-type="float">
            <text:p>5013</text:p>
          </table:table-cell>
          <table:table-cell table:style-name="ce5" table:formula="of:=[.E191]*[.F$2]" office:value-type="float" office:value="10026.7379679144" calcext:value-type="float">
            <text:p>10027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H191]/[.I$2]" office:value-type="float" office:value="46.75" calcext:value-type="float">
            <text:p>46.75</text:p>
          </table:table-cell>
          <table:table-cell table:formula="of:=[.I191]*60" office:value-type="float" office:value="2805" calcext:value-type="float">
            <text:p>2805</text:p>
          </table:table-cell>
          <table:table-cell table:formula="of:=[.J191]*[.F$2]" office:value-type="float" office:value="5610" calcext:value-type="float">
            <text:p>5610</text:p>
          </table:table-cell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style-name="ce1" table:formula="of:=[.B$2]*[.A192]*1000" office:value-type="float" office:value="3.008" calcext:value-type="float">
            <text:p>3.008</text:p>
          </table:table-cell>
          <table:table-cell table:style-name="ce5" table:formula="of:=1/([.B192]/1000)" office:value-type="float" office:value="332.446808510638" calcext:value-type="float">
            <text:p>332</text:p>
          </table:table-cell>
          <table:table-cell table:style-name="ce5" table:formula="of:=[.C192]/[.D$2]" office:value-type="float" office:value="83.1117021276596" calcext:value-type="float">
            <text:p>83</text:p>
          </table:table-cell>
          <table:table-cell table:style-name="ce5" table:formula="of:=[.D192]*60" office:value-type="float" office:value="4986.70212765958" calcext:value-type="float">
            <text:p>4987</text:p>
          </table:table-cell>
          <table:table-cell table:style-name="ce5" table:formula="of:=[.E192]*[.F$2]" office:value-type="float" office:value="9973.40425531915" calcext:value-type="float">
            <text:p>9973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192]/[.I$2]" office:value-type="float" office:value="47" calcext:value-type="float">
            <text:p>47</text:p>
          </table:table-cell>
          <table:table-cell table:formula="of:=[.I192]*60" office:value-type="float" office:value="2820" calcext:value-type="float">
            <text:p>2820</text:p>
          </table:table-cell>
          <table:table-cell table:formula="of:=[.J192]*[.F$2]" office:value-type="float" office:value="5640" calcext:value-type="float">
            <text:p>5640</text:p>
          </table:table-cell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style-name="ce1" table:formula="of:=[.B$2]*[.A193]*1000" office:value-type="float" office:value="3.024" calcext:value-type="float">
            <text:p>3.024</text:p>
          </table:table-cell>
          <table:table-cell table:style-name="ce5" table:formula="of:=1/([.B193]/1000)" office:value-type="float" office:value="330.687830687831" calcext:value-type="float">
            <text:p>331</text:p>
          </table:table-cell>
          <table:table-cell table:style-name="ce5" table:formula="of:=[.C193]/[.D$2]" office:value-type="float" office:value="82.6719576719577" calcext:value-type="float">
            <text:p>83</text:p>
          </table:table-cell>
          <table:table-cell table:style-name="ce5" table:formula="of:=[.D193]*60" office:value-type="float" office:value="4960.31746031746" calcext:value-type="float">
            <text:p>4960</text:p>
          </table:table-cell>
          <table:table-cell table:style-name="ce5" table:formula="of:=[.E193]*[.F$2]" office:value-type="float" office:value="9920.63492063492" calcext:value-type="float">
            <text:p>9921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H193]/[.I$2]" office:value-type="float" office:value="47.25" calcext:value-type="float">
            <text:p>47.25</text:p>
          </table:table-cell>
          <table:table-cell table:formula="of:=[.I193]*60" office:value-type="float" office:value="2835" calcext:value-type="float">
            <text:p>2835</text:p>
          </table:table-cell>
          <table:table-cell table:formula="of:=[.J193]*[.F$2]" office:value-type="float" office:value="5670" calcext:value-type="float">
            <text:p>5670</text:p>
          </table:table-cell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style-name="ce1" table:formula="of:=[.B$2]*[.A194]*1000" office:value-type="float" office:value="3.04" calcext:value-type="float">
            <text:p>3.04</text:p>
          </table:table-cell>
          <table:table-cell table:style-name="ce5" table:formula="of:=1/([.B194]/1000)" office:value-type="float" office:value="328.947368421053" calcext:value-type="float">
            <text:p>329</text:p>
          </table:table-cell>
          <table:table-cell table:style-name="ce5" table:formula="of:=[.C194]/[.D$2]" office:value-type="float" office:value="82.2368421052632" calcext:value-type="float">
            <text:p>82</text:p>
          </table:table-cell>
          <table:table-cell table:style-name="ce5" table:formula="of:=[.D194]*60" office:value-type="float" office:value="4934.21052631579" calcext:value-type="float">
            <text:p>4934</text:p>
          </table:table-cell>
          <table:table-cell table:style-name="ce5" table:formula="of:=[.E194]*[.F$2]" office:value-type="float" office:value="9868.42105263158" calcext:value-type="float">
            <text:p>9868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H194]/[.I$2]" office:value-type="float" office:value="47.5" calcext:value-type="float">
            <text:p>47.5</text:p>
          </table:table-cell>
          <table:table-cell table:formula="of:=[.I194]*60" office:value-type="float" office:value="2850" calcext:value-type="float">
            <text:p>2850</text:p>
          </table:table-cell>
          <table:table-cell table:formula="of:=[.J194]*[.F$2]" office:value-type="float" office:value="5700" calcext:value-type="float">
            <text:p>5700</text:p>
          </table:table-cell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style-name="ce1" table:formula="of:=[.B$2]*[.A195]*1000" office:value-type="float" office:value="3.056" calcext:value-type="float">
            <text:p>3.056</text:p>
          </table:table-cell>
          <table:table-cell table:style-name="ce5" table:formula="of:=1/([.B195]/1000)" office:value-type="float" office:value="327.225130890052" calcext:value-type="float">
            <text:p>327</text:p>
          </table:table-cell>
          <table:table-cell table:style-name="ce5" table:formula="of:=[.C195]/[.D$2]" office:value-type="float" office:value="81.8062827225131" calcext:value-type="float">
            <text:p>82</text:p>
          </table:table-cell>
          <table:table-cell table:style-name="ce5" table:formula="of:=[.D195]*60" office:value-type="float" office:value="4908.37696335079" calcext:value-type="float">
            <text:p>4908</text:p>
          </table:table-cell>
          <table:table-cell table:style-name="ce5" table:formula="of:=[.E195]*[.F$2]" office:value-type="float" office:value="9816.75392670157" calcext:value-type="float">
            <text:p>9817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H195]/[.I$2]" office:value-type="float" office:value="47.75" calcext:value-type="float">
            <text:p>47.75</text:p>
          </table:table-cell>
          <table:table-cell table:formula="of:=[.I195]*60" office:value-type="float" office:value="2865" calcext:value-type="float">
            <text:p>2865</text:p>
          </table:table-cell>
          <table:table-cell table:formula="of:=[.J195]*[.F$2]" office:value-type="float" office:value="5730" calcext:value-type="float">
            <text:p>5730</text:p>
          </table:table-cell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style-name="ce1" table:formula="of:=[.B$2]*[.A196]*1000" office:value-type="float" office:value="3.072" calcext:value-type="float">
            <text:p>3.072</text:p>
          </table:table-cell>
          <table:table-cell table:style-name="ce5" table:formula="of:=1/([.B196]/1000)" office:value-type="float" office:value="325.520833333333" calcext:value-type="float">
            <text:p>326</text:p>
          </table:table-cell>
          <table:table-cell table:style-name="ce5" table:formula="of:=[.C196]/[.D$2]" office:value-type="float" office:value="81.3802083333333" calcext:value-type="float">
            <text:p>81</text:p>
          </table:table-cell>
          <table:table-cell table:style-name="ce5" table:formula="of:=[.D196]*60" office:value-type="float" office:value="4882.8125" calcext:value-type="float">
            <text:p>4883</text:p>
          </table:table-cell>
          <table:table-cell table:style-name="ce5" table:formula="of:=[.E196]*[.F$2]" office:value-type="float" office:value="9765.625" calcext:value-type="float">
            <text:p>9766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H196]/[.I$2]" office:value-type="float" office:value="48" calcext:value-type="float">
            <text:p>48</text:p>
          </table:table-cell>
          <table:table-cell table:formula="of:=[.I196]*60" office:value-type="float" office:value="2880" calcext:value-type="float">
            <text:p>2880</text:p>
          </table:table-cell>
          <table:table-cell table:formula="of:=[.J196]*[.F$2]" office:value-type="float" office:value="5760" calcext:value-type="float">
            <text:p>5760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table:formula="of:=[.B$2]*[.A197]*1000" office:value-type="float" office:value="3.088" calcext:value-type="float">
            <text:p>3.088</text:p>
          </table:table-cell>
          <table:table-cell table:style-name="ce5" table:formula="of:=1/([.B197]/1000)" office:value-type="float" office:value="323.834196891192" calcext:value-type="float">
            <text:p>324</text:p>
          </table:table-cell>
          <table:table-cell table:style-name="ce5" table:formula="of:=[.C197]/[.D$2]" office:value-type="float" office:value="80.9585492227979" calcext:value-type="float">
            <text:p>81</text:p>
          </table:table-cell>
          <table:table-cell table:style-name="ce5" table:formula="of:=[.D197]*60" office:value-type="float" office:value="4857.51295336788" calcext:value-type="float">
            <text:p>4858</text:p>
          </table:table-cell>
          <table:table-cell table:style-name="ce5" table:formula="of:=[.E197]*[.F$2]" office:value-type="float" office:value="9715.02590673575" calcext:value-type="float">
            <text:p>9715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H197]/[.I$2]" office:value-type="float" office:value="48.25" calcext:value-type="float">
            <text:p>48.25</text:p>
          </table:table-cell>
          <table:table-cell table:formula="of:=[.I197]*60" office:value-type="float" office:value="2895" calcext:value-type="float">
            <text:p>2895</text:p>
          </table:table-cell>
          <table:table-cell table:formula="of:=[.J197]*[.F$2]" office:value-type="float" office:value="5790" calcext:value-type="float">
            <text:p>5790</text:p>
          </table:table-cell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style-name="ce1" table:formula="of:=[.B$2]*[.A198]*1000" office:value-type="float" office:value="3.104" calcext:value-type="float">
            <text:p>3.104</text:p>
          </table:table-cell>
          <table:table-cell table:style-name="ce5" table:formula="of:=1/([.B198]/1000)" office:value-type="float" office:value="322.164948453608" calcext:value-type="float">
            <text:p>322</text:p>
          </table:table-cell>
          <table:table-cell table:style-name="ce5" table:formula="of:=[.C198]/[.D$2]" office:value-type="float" office:value="80.5412371134021" calcext:value-type="float">
            <text:p>81</text:p>
          </table:table-cell>
          <table:table-cell table:style-name="ce5" table:formula="of:=[.D198]*60" office:value-type="float" office:value="4832.47422680412" calcext:value-type="float">
            <text:p>4832</text:p>
          </table:table-cell>
          <table:table-cell table:style-name="ce5" table:formula="of:=[.E198]*[.F$2]" office:value-type="float" office:value="9664.94845360825" calcext:value-type="float">
            <text:p>9665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198]/[.I$2]" office:value-type="float" office:value="48.5" calcext:value-type="float">
            <text:p>48.5</text:p>
          </table:table-cell>
          <table:table-cell table:formula="of:=[.I198]*60" office:value-type="float" office:value="2910" calcext:value-type="float">
            <text:p>2910</text:p>
          </table:table-cell>
          <table:table-cell table:formula="of:=[.J198]*[.F$2]" office:value-type="float" office:value="5820" calcext:value-type="float">
            <text:p>5820</text:p>
          </table:table-cell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1" table:formula="of:=[.B$2]*[.A199]*1000" office:value-type="float" office:value="3.12" calcext:value-type="float">
            <text:p>3.12</text:p>
          </table:table-cell>
          <table:table-cell table:style-name="ce5" table:formula="of:=1/([.B199]/1000)" office:value-type="float" office:value="320.51282051282" calcext:value-type="float">
            <text:p>321</text:p>
          </table:table-cell>
          <table:table-cell table:style-name="ce5" table:formula="of:=[.C199]/[.D$2]" office:value-type="float" office:value="80.1282051282051" calcext:value-type="float">
            <text:p>80</text:p>
          </table:table-cell>
          <table:table-cell table:style-name="ce5" table:formula="of:=[.D199]*60" office:value-type="float" office:value="4807.69230769231" calcext:value-type="float">
            <text:p>4808</text:p>
          </table:table-cell>
          <table:table-cell table:style-name="ce5" table:formula="of:=[.E199]*[.F$2]" office:value-type="float" office:value="9615.38461538462" calcext:value-type="float">
            <text:p>9615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H199]/[.I$2]" office:value-type="float" office:value="48.75" calcext:value-type="float">
            <text:p>48.75</text:p>
          </table:table-cell>
          <table:table-cell table:formula="of:=[.I199]*60" office:value-type="float" office:value="2925" calcext:value-type="float">
            <text:p>2925</text:p>
          </table:table-cell>
          <table:table-cell table:formula="of:=[.J199]*[.F$2]" office:value-type="float" office:value="5850" calcext:value-type="float">
            <text:p>5850</text:p>
          </table:table-cell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style-name="ce1" table:formula="of:=[.B$2]*[.A200]*1000" office:value-type="float" office:value="3.136" calcext:value-type="float">
            <text:p>3.136</text:p>
          </table:table-cell>
          <table:table-cell table:style-name="ce5" table:formula="of:=1/([.B200]/1000)" office:value-type="float" office:value="318.877551020408" calcext:value-type="float">
            <text:p>319</text:p>
          </table:table-cell>
          <table:table-cell table:style-name="ce5" table:formula="of:=[.C200]/[.D$2]" office:value-type="float" office:value="79.719387755102" calcext:value-type="float">
            <text:p>80</text:p>
          </table:table-cell>
          <table:table-cell table:style-name="ce5" table:formula="of:=[.D200]*60" office:value-type="float" office:value="4783.16326530612" calcext:value-type="float">
            <text:p>4783</text:p>
          </table:table-cell>
          <table:table-cell table:style-name="ce5" table:formula="of:=[.E200]*[.F$2]" office:value-type="float" office:value="9566.32653061224" calcext:value-type="float">
            <text:p>9566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H200]/[.I$2]" office:value-type="float" office:value="49" calcext:value-type="float">
            <text:p>49</text:p>
          </table:table-cell>
          <table:table-cell table:formula="of:=[.I200]*60" office:value-type="float" office:value="2940" calcext:value-type="float">
            <text:p>2940</text:p>
          </table:table-cell>
          <table:table-cell table:formula="of:=[.J200]*[.F$2]" office:value-type="float" office:value="5880" calcext:value-type="float">
            <text:p>5880</text:p>
          </table:table-cell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style-name="ce1" table:formula="of:=[.B$2]*[.A201]*1000" office:value-type="float" office:value="3.152" calcext:value-type="float">
            <text:p>3.152</text:p>
          </table:table-cell>
          <table:table-cell table:style-name="ce5" table:formula="of:=1/([.B201]/1000)" office:value-type="float" office:value="317.258883248731" calcext:value-type="float">
            <text:p>317</text:p>
          </table:table-cell>
          <table:table-cell table:style-name="ce5" table:formula="of:=[.C201]/[.D$2]" office:value-type="float" office:value="79.3147208121827" calcext:value-type="float">
            <text:p>79</text:p>
          </table:table-cell>
          <table:table-cell table:style-name="ce5" table:formula="of:=[.D201]*60" office:value-type="float" office:value="4758.88324873097" calcext:value-type="float">
            <text:p>4759</text:p>
          </table:table-cell>
          <table:table-cell table:style-name="ce5" table:formula="of:=[.E201]*[.F$2]" office:value-type="float" office:value="9517.76649746193" calcext:value-type="float">
            <text:p>9518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201]/[.I$2]" office:value-type="float" office:value="49.25" calcext:value-type="float">
            <text:p>49.25</text:p>
          </table:table-cell>
          <table:table-cell table:formula="of:=[.I201]*60" office:value-type="float" office:value="2955" calcext:value-type="float">
            <text:p>2955</text:p>
          </table:table-cell>
          <table:table-cell table:formula="of:=[.J201]*[.F$2]" office:value-type="float" office:value="5910" calcext:value-type="float">
            <text:p>5910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table:formula="of:=[.B$2]*[.A202]*1000" office:value-type="float" office:value="3.168" calcext:value-type="float">
            <text:p>3.168</text:p>
          </table:table-cell>
          <table:table-cell table:style-name="ce5" table:formula="of:=1/([.B202]/1000)" office:value-type="float" office:value="315.656565656566" calcext:value-type="float">
            <text:p>316</text:p>
          </table:table-cell>
          <table:table-cell table:style-name="ce5" table:formula="of:=[.C202]/[.D$2]" office:value-type="float" office:value="78.9141414141414" calcext:value-type="float">
            <text:p>79</text:p>
          </table:table-cell>
          <table:table-cell table:style-name="ce5" table:formula="of:=[.D202]*60" office:value-type="float" office:value="4734.84848484849" calcext:value-type="float">
            <text:p>4735</text:p>
          </table:table-cell>
          <table:table-cell table:style-name="ce5" table:formula="of:=[.E202]*[.F$2]" office:value-type="float" office:value="9469.69696969697" calcext:value-type="float">
            <text:p>947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H202]/[.I$2]" office:value-type="float" office:value="49.5" calcext:value-type="float">
            <text:p>49.5</text:p>
          </table:table-cell>
          <table:table-cell table:formula="of:=[.I202]*60" office:value-type="float" office:value="2970" calcext:value-type="float">
            <text:p>2970</text:p>
          </table:table-cell>
          <table:table-cell table:formula="of:=[.J202]*[.F$2]" office:value-type="float" office:value="5940" calcext:value-type="float">
            <text:p>5940</text:p>
          </table:table-cell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style-name="ce1" table:formula="of:=[.B$2]*[.A203]*1000" office:value-type="float" office:value="3.184" calcext:value-type="float">
            <text:p>3.184</text:p>
          </table:table-cell>
          <table:table-cell table:style-name="ce5" table:formula="of:=1/([.B203]/1000)" office:value-type="float" office:value="314.070351758794" calcext:value-type="float">
            <text:p>314</text:p>
          </table:table-cell>
          <table:table-cell table:style-name="ce5" table:formula="of:=[.C203]/[.D$2]" office:value-type="float" office:value="78.5175879396985" calcext:value-type="float">
            <text:p>79</text:p>
          </table:table-cell>
          <table:table-cell table:style-name="ce5" table:formula="of:=[.D203]*60" office:value-type="float" office:value="4711.05527638191" calcext:value-type="float">
            <text:p>4711</text:p>
          </table:table-cell>
          <table:table-cell table:style-name="ce5" table:formula="of:=[.E203]*[.F$2]" office:value-type="float" office:value="9422.11055276382" calcext:value-type="float">
            <text:p>9422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H203]/[.I$2]" office:value-type="float" office:value="49.75" calcext:value-type="float">
            <text:p>49.75</text:p>
          </table:table-cell>
          <table:table-cell table:formula="of:=[.I203]*60" office:value-type="float" office:value="2985" calcext:value-type="float">
            <text:p>2985</text:p>
          </table:table-cell>
          <table:table-cell table:formula="of:=[.J203]*[.F$2]" office:value-type="float" office:value="5970" calcext:value-type="float">
            <text:p>597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table:formula="of:=[.B$2]*[.A204]*1000" office:value-type="float" office:value="3.2" calcext:value-type="float">
            <text:p>3.2</text:p>
          </table:table-cell>
          <table:table-cell table:style-name="ce5" table:formula="of:=1/([.B204]/1000)" office:value-type="float" office:value="312.5" calcext:value-type="float">
            <text:p>313</text:p>
          </table:table-cell>
          <table:table-cell table:style-name="ce5" table:formula="of:=[.C204]/[.D$2]" office:value-type="float" office:value="78.125" calcext:value-type="float">
            <text:p>78</text:p>
          </table:table-cell>
          <table:table-cell table:style-name="ce5" table:formula="of:=[.D204]*60" office:value-type="float" office:value="4687.5" calcext:value-type="float">
            <text:p>4688</text:p>
          </table:table-cell>
          <table:table-cell table:style-name="ce5" table:formula="of:=[.E204]*[.F$2]" office:value-type="float" office:value="9375" calcext:value-type="float">
            <text:p>937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H204]/[.I$2]" office:value-type="float" office:value="50" calcext:value-type="float">
            <text:p>50</text:p>
          </table:table-cell>
          <table:table-cell table:formula="of:=[.I204]*60" office:value-type="float" office:value="3000" calcext:value-type="float">
            <text:p>3000</text:p>
          </table:table-cell>
          <table:table-cell table:formula="of:=[.J204]*[.F$2]" office:value-type="float" office:value="6000" calcext:value-type="float">
            <text:p>6000</text:p>
          </table:table-cell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table:formula="of:=[.B$2]*[.A205]*1000" office:value-type="float" office:value="3.216" calcext:value-type="float">
            <text:p>3.216</text:p>
          </table:table-cell>
          <table:table-cell table:style-name="ce5" table:formula="of:=1/([.B205]/1000)" office:value-type="float" office:value="310.945273631841" calcext:value-type="float">
            <text:p>311</text:p>
          </table:table-cell>
          <table:table-cell table:style-name="ce5" table:formula="of:=[.C205]/[.D$2]" office:value-type="float" office:value="77.7363184079602" calcext:value-type="float">
            <text:p>78</text:p>
          </table:table-cell>
          <table:table-cell table:style-name="ce5" table:formula="of:=[.D205]*60" office:value-type="float" office:value="4664.17910447761" calcext:value-type="float">
            <text:p>4664</text:p>
          </table:table-cell>
          <table:table-cell table:style-name="ce5" table:formula="of:=[.E205]*[.F$2]" office:value-type="float" office:value="9328.35820895523" calcext:value-type="float">
            <text:p>9328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H205]/[.I$2]" office:value-type="float" office:value="50.25" calcext:value-type="float">
            <text:p>50.25</text:p>
          </table:table-cell>
          <table:table-cell table:formula="of:=[.I205]*60" office:value-type="float" office:value="3015" calcext:value-type="float">
            <text:p>3015</text:p>
          </table:table-cell>
          <table:table-cell table:formula="of:=[.J205]*[.F$2]" office:value-type="float" office:value="6030" calcext:value-type="float">
            <text:p>6030</text:p>
          </table:table-cell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style-name="ce1" table:formula="of:=[.B$2]*[.A206]*1000" office:value-type="float" office:value="3.232" calcext:value-type="float">
            <text:p>3.232</text:p>
          </table:table-cell>
          <table:table-cell table:style-name="ce5" table:formula="of:=1/([.B206]/1000)" office:value-type="float" office:value="309.405940594059" calcext:value-type="float">
            <text:p>309</text:p>
          </table:table-cell>
          <table:table-cell table:style-name="ce5" table:formula="of:=[.C206]/[.D$2]" office:value-type="float" office:value="77.3514851485149" calcext:value-type="float">
            <text:p>77</text:p>
          </table:table-cell>
          <table:table-cell table:style-name="ce5" table:formula="of:=[.D206]*60" office:value-type="float" office:value="4641.08910891089" calcext:value-type="float">
            <text:p>4641</text:p>
          </table:table-cell>
          <table:table-cell table:style-name="ce5" table:formula="of:=[.E206]*[.F$2]" office:value-type="float" office:value="9282.17821782178" calcext:value-type="float">
            <text:p>9282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H206]/[.I$2]" office:value-type="float" office:value="50.5" calcext:value-type="float">
            <text:p>50.5</text:p>
          </table:table-cell>
          <table:table-cell table:formula="of:=[.I206]*60" office:value-type="float" office:value="3030" calcext:value-type="float">
            <text:p>3030</text:p>
          </table:table-cell>
          <table:table-cell table:formula="of:=[.J206]*[.F$2]" office:value-type="float" office:value="6060" calcext:value-type="float">
            <text:p>6060</text:p>
          </table:table-cell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style-name="ce1" table:formula="of:=[.B$2]*[.A207]*1000" office:value-type="float" office:value="3.248" calcext:value-type="float">
            <text:p>3.248</text:p>
          </table:table-cell>
          <table:table-cell table:style-name="ce5" table:formula="of:=1/([.B207]/1000)" office:value-type="float" office:value="307.881773399015" calcext:value-type="float">
            <text:p>308</text:p>
          </table:table-cell>
          <table:table-cell table:style-name="ce5" table:formula="of:=[.C207]/[.D$2]" office:value-type="float" office:value="76.9704433497537" calcext:value-type="float">
            <text:p>77</text:p>
          </table:table-cell>
          <table:table-cell table:style-name="ce5" table:formula="of:=[.D207]*60" office:value-type="float" office:value="4618.22660098522" calcext:value-type="float">
            <text:p>4618</text:p>
          </table:table-cell>
          <table:table-cell table:style-name="ce5" table:formula="of:=[.E207]*[.F$2]" office:value-type="float" office:value="9236.45320197044" calcext:value-type="float">
            <text:p>9236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H207]/[.I$2]" office:value-type="float" office:value="50.75" calcext:value-type="float">
            <text:p>50.75</text:p>
          </table:table-cell>
          <table:table-cell table:formula="of:=[.I207]*60" office:value-type="float" office:value="3045" calcext:value-type="float">
            <text:p>3045</text:p>
          </table:table-cell>
          <table:table-cell table:formula="of:=[.J207]*[.F$2]" office:value-type="float" office:value="6090" calcext:value-type="float">
            <text:p>6090</text:p>
          </table:table-cell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style-name="ce1" table:formula="of:=[.B$2]*[.A208]*1000" office:value-type="float" office:value="3.264" calcext:value-type="float">
            <text:p>3.264</text:p>
          </table:table-cell>
          <table:table-cell table:style-name="ce5" table:formula="of:=1/([.B208]/1000)" office:value-type="float" office:value="306.372549019608" calcext:value-type="float">
            <text:p>306</text:p>
          </table:table-cell>
          <table:table-cell table:style-name="ce5" table:formula="of:=[.C208]/[.D$2]" office:value-type="float" office:value="76.593137254902" calcext:value-type="float">
            <text:p>77</text:p>
          </table:table-cell>
          <table:table-cell table:style-name="ce5" table:formula="of:=[.D208]*60" office:value-type="float" office:value="4595.58823529412" calcext:value-type="float">
            <text:p>4596</text:p>
          </table:table-cell>
          <table:table-cell table:style-name="ce5" table:formula="of:=[.E208]*[.F$2]" office:value-type="float" office:value="9191.17647058824" calcext:value-type="float">
            <text:p>9191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H208]/[.I$2]" office:value-type="float" office:value="51" calcext:value-type="float">
            <text:p>51</text:p>
          </table:table-cell>
          <table:table-cell table:formula="of:=[.I208]*60" office:value-type="float" office:value="3060" calcext:value-type="float">
            <text:p>3060</text:p>
          </table:table-cell>
          <table:table-cell table:formula="of:=[.J208]*[.F$2]" office:value-type="float" office:value="6120" calcext:value-type="float">
            <text:p>6120</text:p>
          </table:table-cell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style-name="ce1" table:formula="of:=[.B$2]*[.A209]*1000" office:value-type="float" office:value="3.28" calcext:value-type="float">
            <text:p>3.28</text:p>
          </table:table-cell>
          <table:table-cell table:style-name="ce5" table:formula="of:=1/([.B209]/1000)" office:value-type="float" office:value="304.878048780488" calcext:value-type="float">
            <text:p>305</text:p>
          </table:table-cell>
          <table:table-cell table:style-name="ce5" table:formula="of:=[.C209]/[.D$2]" office:value-type="float" office:value="76.219512195122" calcext:value-type="float">
            <text:p>76</text:p>
          </table:table-cell>
          <table:table-cell table:style-name="ce5" table:formula="of:=[.D209]*60" office:value-type="float" office:value="4573.17073170732" calcext:value-type="float">
            <text:p>4573</text:p>
          </table:table-cell>
          <table:table-cell table:style-name="ce5" table:formula="of:=[.E209]*[.F$2]" office:value-type="float" office:value="9146.34146341463" calcext:value-type="float">
            <text:p>9146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H209]/[.I$2]" office:value-type="float" office:value="51.25" calcext:value-type="float">
            <text:p>51.25</text:p>
          </table:table-cell>
          <table:table-cell table:formula="of:=[.I209]*60" office:value-type="float" office:value="3075" calcext:value-type="float">
            <text:p>3075</text:p>
          </table:table-cell>
          <table:table-cell table:formula="of:=[.J209]*[.F$2]" office:value-type="float" office:value="6150" calcext:value-type="float">
            <text:p>6150</text:p>
          </table:table-cell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style-name="ce1" table:formula="of:=[.B$2]*[.A210]*1000" office:value-type="float" office:value="3.296" calcext:value-type="float">
            <text:p>3.296</text:p>
          </table:table-cell>
          <table:table-cell table:style-name="ce5" table:formula="of:=1/([.B210]/1000)" office:value-type="float" office:value="303.398058252427" calcext:value-type="float">
            <text:p>303</text:p>
          </table:table-cell>
          <table:table-cell table:style-name="ce5" table:formula="of:=[.C210]/[.D$2]" office:value-type="float" office:value="75.8495145631068" calcext:value-type="float">
            <text:p>76</text:p>
          </table:table-cell>
          <table:table-cell table:style-name="ce5" table:formula="of:=[.D210]*60" office:value-type="float" office:value="4550.97087378641" calcext:value-type="float">
            <text:p>4551</text:p>
          </table:table-cell>
          <table:table-cell table:style-name="ce5" table:formula="of:=[.E210]*[.F$2]" office:value-type="float" office:value="9101.94174757281" calcext:value-type="float">
            <text:p>9102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H210]/[.I$2]" office:value-type="float" office:value="51.5" calcext:value-type="float">
            <text:p>51.5</text:p>
          </table:table-cell>
          <table:table-cell table:formula="of:=[.I210]*60" office:value-type="float" office:value="3090" calcext:value-type="float">
            <text:p>3090</text:p>
          </table:table-cell>
          <table:table-cell table:formula="of:=[.J210]*[.F$2]" office:value-type="float" office:value="6180" calcext:value-type="float">
            <text:p>6180</text:p>
          </table:table-cell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style-name="ce1" table:formula="of:=[.B$2]*[.A211]*1000" office:value-type="float" office:value="3.312" calcext:value-type="float">
            <text:p>3.312</text:p>
          </table:table-cell>
          <table:table-cell table:style-name="ce5" table:formula="of:=1/([.B211]/1000)" office:value-type="float" office:value="301.932367149758" calcext:value-type="float">
            <text:p>302</text:p>
          </table:table-cell>
          <table:table-cell table:style-name="ce5" table:formula="of:=[.C211]/[.D$2]" office:value-type="float" office:value="75.4830917874396" calcext:value-type="float">
            <text:p>75</text:p>
          </table:table-cell>
          <table:table-cell table:style-name="ce5" table:formula="of:=[.D211]*60" office:value-type="float" office:value="4528.98550724638" calcext:value-type="float">
            <text:p>4529</text:p>
          </table:table-cell>
          <table:table-cell table:style-name="ce5" table:formula="of:=[.E211]*[.F$2]" office:value-type="float" office:value="9057.97101449275" calcext:value-type="float">
            <text:p>9058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H211]/[.I$2]" office:value-type="float" office:value="51.75" calcext:value-type="float">
            <text:p>51.75</text:p>
          </table:table-cell>
          <table:table-cell table:formula="of:=[.I211]*60" office:value-type="float" office:value="3105" calcext:value-type="float">
            <text:p>3105</text:p>
          </table:table-cell>
          <table:table-cell table:formula="of:=[.J211]*[.F$2]" office:value-type="float" office:value="6210" calcext:value-type="float">
            <text:p>621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table:formula="of:=[.B$2]*[.A212]*1000" office:value-type="float" office:value="3.328" calcext:value-type="float">
            <text:p>3.328</text:p>
          </table:table-cell>
          <table:table-cell table:style-name="ce5" table:formula="of:=1/([.B212]/1000)" office:value-type="float" office:value="300.480769230769" calcext:value-type="float">
            <text:p>300</text:p>
          </table:table-cell>
          <table:table-cell table:style-name="ce5" table:formula="of:=[.C212]/[.D$2]" office:value-type="float" office:value="75.1201923076923" calcext:value-type="float">
            <text:p>75</text:p>
          </table:table-cell>
          <table:table-cell table:style-name="ce5" table:formula="of:=[.D212]*60" office:value-type="float" office:value="4507.21153846154" calcext:value-type="float">
            <text:p>4507</text:p>
          </table:table-cell>
          <table:table-cell table:style-name="ce5" table:formula="of:=[.E212]*[.F$2]" office:value-type="float" office:value="9014.42307692308" calcext:value-type="float">
            <text:p>9014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H212]/[.I$2]" office:value-type="float" office:value="52" calcext:value-type="float">
            <text:p>52</text:p>
          </table:table-cell>
          <table:table-cell table:formula="of:=[.I212]*60" office:value-type="float" office:value="3120" calcext:value-type="float">
            <text:p>3120</text:p>
          </table:table-cell>
          <table:table-cell table:formula="of:=[.J212]*[.F$2]" office:value-type="float" office:value="6240" calcext:value-type="float">
            <text:p>6240</text:p>
          </table:table-cell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table:formula="of:=[.B$2]*[.A213]*1000" office:value-type="float" office:value="3.344" calcext:value-type="float">
            <text:p>3.344</text:p>
          </table:table-cell>
          <table:table-cell table:style-name="ce5" table:formula="of:=1/([.B213]/1000)" office:value-type="float" office:value="299.043062200957" calcext:value-type="float">
            <text:p>299</text:p>
          </table:table-cell>
          <table:table-cell table:style-name="ce5" table:formula="of:=[.C213]/[.D$2]" office:value-type="float" office:value="74.7607655502392" calcext:value-type="float">
            <text:p>75</text:p>
          </table:table-cell>
          <table:table-cell table:style-name="ce5" table:formula="of:=[.D213]*60" office:value-type="float" office:value="4485.64593301435" calcext:value-type="float">
            <text:p>4486</text:p>
          </table:table-cell>
          <table:table-cell table:style-name="ce5" table:formula="of:=[.E213]*[.F$2]" office:value-type="float" office:value="8971.29186602871" calcext:value-type="float">
            <text:p>8971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H213]/[.I$2]" office:value-type="float" office:value="52.25" calcext:value-type="float">
            <text:p>52.25</text:p>
          </table:table-cell>
          <table:table-cell table:formula="of:=[.I213]*60" office:value-type="float" office:value="3135" calcext:value-type="float">
            <text:p>3135</text:p>
          </table:table-cell>
          <table:table-cell table:formula="of:=[.J213]*[.F$2]" office:value-type="float" office:value="6270" calcext:value-type="float">
            <text:p>6270</text:p>
          </table:table-cell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table:formula="of:=[.B$2]*[.A214]*1000" office:value-type="float" office:value="3.36" calcext:value-type="float">
            <text:p>3.36</text:p>
          </table:table-cell>
          <table:table-cell table:style-name="ce5" table:formula="of:=1/([.B214]/1000)" office:value-type="float" office:value="297.619047619048" calcext:value-type="float">
            <text:p>298</text:p>
          </table:table-cell>
          <table:table-cell table:style-name="ce5" table:formula="of:=[.C214]/[.D$2]" office:value-type="float" office:value="74.4047619047619" calcext:value-type="float">
            <text:p>74</text:p>
          </table:table-cell>
          <table:table-cell table:style-name="ce5" table:formula="of:=[.D214]*60" office:value-type="float" office:value="4464.28571428571" calcext:value-type="float">
            <text:p>4464</text:p>
          </table:table-cell>
          <table:table-cell table:style-name="ce5" table:formula="of:=[.E214]*[.F$2]" office:value-type="float" office:value="8928.57142857143" calcext:value-type="float">
            <text:p>8929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H214]/[.I$2]" office:value-type="float" office:value="52.5" calcext:value-type="float">
            <text:p>52.5</text:p>
          </table:table-cell>
          <table:table-cell table:formula="of:=[.I214]*60" office:value-type="float" office:value="3150" calcext:value-type="float">
            <text:p>3150</text:p>
          </table:table-cell>
          <table:table-cell table:formula="of:=[.J214]*[.F$2]" office:value-type="float" office:value="6300" calcext:value-type="float">
            <text:p>6300</text:p>
          </table:table-cell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table:formula="of:=[.B$2]*[.A215]*1000" office:value-type="float" office:value="3.376" calcext:value-type="float">
            <text:p>3.376</text:p>
          </table:table-cell>
          <table:table-cell table:style-name="ce5" table:formula="of:=1/([.B215]/1000)" office:value-type="float" office:value="296.208530805687" calcext:value-type="float">
            <text:p>296</text:p>
          </table:table-cell>
          <table:table-cell table:style-name="ce5" table:formula="of:=[.C215]/[.D$2]" office:value-type="float" office:value="74.0521327014218" calcext:value-type="float">
            <text:p>74</text:p>
          </table:table-cell>
          <table:table-cell table:style-name="ce5" table:formula="of:=[.D215]*60" office:value-type="float" office:value="4443.12796208531" calcext:value-type="float">
            <text:p>4443</text:p>
          </table:table-cell>
          <table:table-cell table:style-name="ce5" table:formula="of:=[.E215]*[.F$2]" office:value-type="float" office:value="8886.25592417062" calcext:value-type="float">
            <text:p>8886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H215]/[.I$2]" office:value-type="float" office:value="52.75" calcext:value-type="float">
            <text:p>52.75</text:p>
          </table:table-cell>
          <table:table-cell table:formula="of:=[.I215]*60" office:value-type="float" office:value="3165" calcext:value-type="float">
            <text:p>3165</text:p>
          </table:table-cell>
          <table:table-cell table:formula="of:=[.J215]*[.F$2]" office:value-type="float" office:value="6330" calcext:value-type="float">
            <text:p>6330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table:formula="of:=[.B$2]*[.A216]*1000" office:value-type="float" office:value="3.392" calcext:value-type="float">
            <text:p>3.392</text:p>
          </table:table-cell>
          <table:table-cell table:style-name="ce5" table:formula="of:=1/([.B216]/1000)" office:value-type="float" office:value="294.811320754717" calcext:value-type="float">
            <text:p>295</text:p>
          </table:table-cell>
          <table:table-cell table:style-name="ce5" table:formula="of:=[.C216]/[.D$2]" office:value-type="float" office:value="73.7028301886793" calcext:value-type="float">
            <text:p>74</text:p>
          </table:table-cell>
          <table:table-cell table:style-name="ce5" table:formula="of:=[.D216]*60" office:value-type="float" office:value="4422.16981132076" calcext:value-type="float">
            <text:p>4422</text:p>
          </table:table-cell>
          <table:table-cell table:style-name="ce5" table:formula="of:=[.E216]*[.F$2]" office:value-type="float" office:value="8844.33962264151" calcext:value-type="float">
            <text:p>8844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H216]/[.I$2]" office:value-type="float" office:value="53" calcext:value-type="float">
            <text:p>53</text:p>
          </table:table-cell>
          <table:table-cell table:formula="of:=[.I216]*60" office:value-type="float" office:value="3180" calcext:value-type="float">
            <text:p>3180</text:p>
          </table:table-cell>
          <table:table-cell table:formula="of:=[.J216]*[.F$2]" office:value-type="float" office:value="6360" calcext:value-type="float">
            <text:p>6360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table:formula="of:=[.B$2]*[.A217]*1000" office:value-type="float" office:value="3.408" calcext:value-type="float">
            <text:p>3.408</text:p>
          </table:table-cell>
          <table:table-cell table:style-name="ce5" table:formula="of:=1/([.B217]/1000)" office:value-type="float" office:value="293.427230046948" calcext:value-type="float">
            <text:p>293</text:p>
          </table:table-cell>
          <table:table-cell table:style-name="ce5" table:formula="of:=[.C217]/[.D$2]" office:value-type="float" office:value="73.3568075117371" calcext:value-type="float">
            <text:p>73</text:p>
          </table:table-cell>
          <table:table-cell table:style-name="ce5" table:formula="of:=[.D217]*60" office:value-type="float" office:value="4401.40845070423" calcext:value-type="float">
            <text:p>4401</text:p>
          </table:table-cell>
          <table:table-cell table:style-name="ce5" table:formula="of:=[.E217]*[.F$2]" office:value-type="float" office:value="8802.81690140845" calcext:value-type="float">
            <text:p>8803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H217]/[.I$2]" office:value-type="float" office:value="53.25" calcext:value-type="float">
            <text:p>53.25</text:p>
          </table:table-cell>
          <table:table-cell table:formula="of:=[.I217]*60" office:value-type="float" office:value="3195" calcext:value-type="float">
            <text:p>3195</text:p>
          </table:table-cell>
          <table:table-cell table:formula="of:=[.J217]*[.F$2]" office:value-type="float" office:value="6390" calcext:value-type="float">
            <text:p>6390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table:formula="of:=[.B$2]*[.A218]*1000" office:value-type="float" office:value="3.424" calcext:value-type="float">
            <text:p>3.424</text:p>
          </table:table-cell>
          <table:table-cell table:style-name="ce5" table:formula="of:=1/([.B218]/1000)" office:value-type="float" office:value="292.056074766355" calcext:value-type="float">
            <text:p>292</text:p>
          </table:table-cell>
          <table:table-cell table:style-name="ce5" table:formula="of:=[.C218]/[.D$2]" office:value-type="float" office:value="73.0140186915888" calcext:value-type="float">
            <text:p>73</text:p>
          </table:table-cell>
          <table:table-cell table:style-name="ce5" table:formula="of:=[.D218]*60" office:value-type="float" office:value="4380.84112149533" calcext:value-type="float">
            <text:p>4381</text:p>
          </table:table-cell>
          <table:table-cell table:style-name="ce5" table:formula="of:=[.E218]*[.F$2]" office:value-type="float" office:value="8761.68224299066" calcext:value-type="float">
            <text:p>8762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H218]/[.I$2]" office:value-type="float" office:value="53.5" calcext:value-type="float">
            <text:p>53.5</text:p>
          </table:table-cell>
          <table:table-cell table:formula="of:=[.I218]*60" office:value-type="float" office:value="3210" calcext:value-type="float">
            <text:p>3210</text:p>
          </table:table-cell>
          <table:table-cell table:formula="of:=[.J218]*[.F$2]" office:value-type="float" office:value="6420" calcext:value-type="float">
            <text:p>6420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table:formula="of:=[.B$2]*[.A219]*1000" office:value-type="float" office:value="3.44" calcext:value-type="float">
            <text:p>3.44</text:p>
          </table:table-cell>
          <table:table-cell table:style-name="ce5" table:formula="of:=1/([.B219]/1000)" office:value-type="float" office:value="290.697674418605" calcext:value-type="float">
            <text:p>291</text:p>
          </table:table-cell>
          <table:table-cell table:style-name="ce5" table:formula="of:=[.C219]/[.D$2]" office:value-type="float" office:value="72.6744186046512" calcext:value-type="float">
            <text:p>73</text:p>
          </table:table-cell>
          <table:table-cell table:style-name="ce5" table:formula="of:=[.D219]*60" office:value-type="float" office:value="4360.46511627907" calcext:value-type="float">
            <text:p>4360</text:p>
          </table:table-cell>
          <table:table-cell table:style-name="ce5" table:formula="of:=[.E219]*[.F$2]" office:value-type="float" office:value="8720.93023255814" calcext:value-type="float">
            <text:p>872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H219]/[.I$2]" office:value-type="float" office:value="53.75" calcext:value-type="float">
            <text:p>53.75</text:p>
          </table:table-cell>
          <table:table-cell table:formula="of:=[.I219]*60" office:value-type="float" office:value="3225" calcext:value-type="float">
            <text:p>3225</text:p>
          </table:table-cell>
          <table:table-cell table:formula="of:=[.J219]*[.F$2]" office:value-type="float" office:value="6450" calcext:value-type="float">
            <text:p>6450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table:formula="of:=[.B$2]*[.A220]*1000" office:value-type="float" office:value="3.456" calcext:value-type="float">
            <text:p>3.456</text:p>
          </table:table-cell>
          <table:table-cell table:style-name="ce5" table:formula="of:=1/([.B220]/1000)" office:value-type="float" office:value="289.351851851852" calcext:value-type="float">
            <text:p>289</text:p>
          </table:table-cell>
          <table:table-cell table:style-name="ce5" table:formula="of:=[.C220]/[.D$2]" office:value-type="float" office:value="72.337962962963" calcext:value-type="float">
            <text:p>72</text:p>
          </table:table-cell>
          <table:table-cell table:style-name="ce5" table:formula="of:=[.D220]*60" office:value-type="float" office:value="4340.27777777778" calcext:value-type="float">
            <text:p>4340</text:p>
          </table:table-cell>
          <table:table-cell table:style-name="ce5" table:formula="of:=[.E220]*[.F$2]" office:value-type="float" office:value="8680.55555555556" calcext:value-type="float">
            <text:p>868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H220]/[.I$2]" office:value-type="float" office:value="54" calcext:value-type="float">
            <text:p>54</text:p>
          </table:table-cell>
          <table:table-cell table:formula="of:=[.I220]*60" office:value-type="float" office:value="3240" calcext:value-type="float">
            <text:p>3240</text:p>
          </table:table-cell>
          <table:table-cell table:formula="of:=[.J220]*[.F$2]" office:value-type="float" office:value="6480" calcext:value-type="float">
            <text:p>6480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table:formula="of:=[.B$2]*[.A221]*1000" office:value-type="float" office:value="3.472" calcext:value-type="float">
            <text:p>3.472</text:p>
          </table:table-cell>
          <table:table-cell table:style-name="ce5" table:formula="of:=1/([.B221]/1000)" office:value-type="float" office:value="288.018433179723" calcext:value-type="float">
            <text:p>288</text:p>
          </table:table-cell>
          <table:table-cell table:style-name="ce5" table:formula="of:=[.C221]/[.D$2]" office:value-type="float" office:value="72.0046082949309" calcext:value-type="float">
            <text:p>72</text:p>
          </table:table-cell>
          <table:table-cell table:style-name="ce5" table:formula="of:=[.D221]*60" office:value-type="float" office:value="4320.27649769585" calcext:value-type="float">
            <text:p>4320</text:p>
          </table:table-cell>
          <table:table-cell table:style-name="ce5" table:formula="of:=[.E221]*[.F$2]" office:value-type="float" office:value="8640.5529953917" calcext:value-type="float">
            <text:p>864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H221]/[.I$2]" office:value-type="float" office:value="54.25" calcext:value-type="float">
            <text:p>54.25</text:p>
          </table:table-cell>
          <table:table-cell table:formula="of:=[.I221]*60" office:value-type="float" office:value="3255" calcext:value-type="float">
            <text:p>3255</text:p>
          </table:table-cell>
          <table:table-cell table:formula="of:=[.J221]*[.F$2]" office:value-type="float" office:value="6510" calcext:value-type="float">
            <text:p>6510</text:p>
          </table:table-cell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style-name="ce1" table:formula="of:=[.B$2]*[.A222]*1000" office:value-type="float" office:value="3.488" calcext:value-type="float">
            <text:p>3.488</text:p>
          </table:table-cell>
          <table:table-cell table:style-name="ce5" table:formula="of:=1/([.B222]/1000)" office:value-type="float" office:value="286.697247706422" calcext:value-type="float">
            <text:p>287</text:p>
          </table:table-cell>
          <table:table-cell table:style-name="ce5" table:formula="of:=[.C222]/[.D$2]" office:value-type="float" office:value="71.6743119266055" calcext:value-type="float">
            <text:p>72</text:p>
          </table:table-cell>
          <table:table-cell table:style-name="ce5" table:formula="of:=[.D222]*60" office:value-type="float" office:value="4300.45871559633" calcext:value-type="float">
            <text:p>4300</text:p>
          </table:table-cell>
          <table:table-cell table:style-name="ce5" table:formula="of:=[.E222]*[.F$2]" office:value-type="float" office:value="8600.91743119266" calcext:value-type="float">
            <text:p>860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H222]/[.I$2]" office:value-type="float" office:value="54.5" calcext:value-type="float">
            <text:p>54.5</text:p>
          </table:table-cell>
          <table:table-cell table:formula="of:=[.I222]*60" office:value-type="float" office:value="3270" calcext:value-type="float">
            <text:p>3270</text:p>
          </table:table-cell>
          <table:table-cell table:formula="of:=[.J222]*[.F$2]" office:value-type="float" office:value="6540" calcext:value-type="float">
            <text:p>6540</text:p>
          </table:table-cell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style-name="ce1" table:formula="of:=[.B$2]*[.A223]*1000" office:value-type="float" office:value="3.504" calcext:value-type="float">
            <text:p>3.504</text:p>
          </table:table-cell>
          <table:table-cell table:style-name="ce5" table:formula="of:=1/([.B223]/1000)" office:value-type="float" office:value="285.388127853881" calcext:value-type="float">
            <text:p>285</text:p>
          </table:table-cell>
          <table:table-cell table:style-name="ce5" table:formula="of:=[.C223]/[.D$2]" office:value-type="float" office:value="71.3470319634703" calcext:value-type="float">
            <text:p>71</text:p>
          </table:table-cell>
          <table:table-cell table:style-name="ce5" table:formula="of:=[.D223]*60" office:value-type="float" office:value="4280.82191780822" calcext:value-type="float">
            <text:p>4281</text:p>
          </table:table-cell>
          <table:table-cell table:style-name="ce5" table:formula="of:=[.E223]*[.F$2]" office:value-type="float" office:value="8561.64383561644" calcext:value-type="float">
            <text:p>8562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H223]/[.I$2]" office:value-type="float" office:value="54.75" calcext:value-type="float">
            <text:p>54.75</text:p>
          </table:table-cell>
          <table:table-cell table:formula="of:=[.I223]*60" office:value-type="float" office:value="3285" calcext:value-type="float">
            <text:p>3285</text:p>
          </table:table-cell>
          <table:table-cell table:formula="of:=[.J223]*[.F$2]" office:value-type="float" office:value="6570" calcext:value-type="float">
            <text:p>6570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table:formula="of:=[.B$2]*[.A224]*1000" office:value-type="float" office:value="3.52" calcext:value-type="float">
            <text:p>3.52</text:p>
          </table:table-cell>
          <table:table-cell table:style-name="ce5" table:formula="of:=1/([.B224]/1000)" office:value-type="float" office:value="284.090909090909" calcext:value-type="float">
            <text:p>284</text:p>
          </table:table-cell>
          <table:table-cell table:style-name="ce5" table:formula="of:=[.C224]/[.D$2]" office:value-type="float" office:value="71.0227272727273" calcext:value-type="float">
            <text:p>71</text:p>
          </table:table-cell>
          <table:table-cell table:style-name="ce5" table:formula="of:=[.D224]*60" office:value-type="float" office:value="4261.36363636364" calcext:value-type="float">
            <text:p>4261</text:p>
          </table:table-cell>
          <table:table-cell table:style-name="ce5" table:formula="of:=[.E224]*[.F$2]" office:value-type="float" office:value="8522.72727272727" calcext:value-type="float">
            <text:p>8523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H224]/[.I$2]" office:value-type="float" office:value="55" calcext:value-type="float">
            <text:p>55</text:p>
          </table:table-cell>
          <table:table-cell table:formula="of:=[.I224]*60" office:value-type="float" office:value="3300" calcext:value-type="float">
            <text:p>3300</text:p>
          </table:table-cell>
          <table:table-cell table:formula="of:=[.J224]*[.F$2]" office:value-type="float" office:value="6600" calcext:value-type="float">
            <text:p>6600</text:p>
          </table:table-cell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style-name="ce1" table:formula="of:=[.B$2]*[.A225]*1000" office:value-type="float" office:value="3.536" calcext:value-type="float">
            <text:p>3.536</text:p>
          </table:table-cell>
          <table:table-cell table:style-name="ce5" table:formula="of:=1/([.B225]/1000)" office:value-type="float" office:value="282.805429864253" calcext:value-type="float">
            <text:p>283</text:p>
          </table:table-cell>
          <table:table-cell table:style-name="ce5" table:formula="of:=[.C225]/[.D$2]" office:value-type="float" office:value="70.7013574660634" calcext:value-type="float">
            <text:p>71</text:p>
          </table:table-cell>
          <table:table-cell table:style-name="ce5" table:formula="of:=[.D225]*60" office:value-type="float" office:value="4242.0814479638" calcext:value-type="float">
            <text:p>4242</text:p>
          </table:table-cell>
          <table:table-cell table:style-name="ce5" table:formula="of:=[.E225]*[.F$2]" office:value-type="float" office:value="8484.1628959276" calcext:value-type="float">
            <text:p>8484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H225]/[.I$2]" office:value-type="float" office:value="55.25" calcext:value-type="float">
            <text:p>55.25</text:p>
          </table:table-cell>
          <table:table-cell table:formula="of:=[.I225]*60" office:value-type="float" office:value="3315" calcext:value-type="float">
            <text:p>3315</text:p>
          </table:table-cell>
          <table:table-cell table:formula="of:=[.J225]*[.F$2]" office:value-type="float" office:value="6630" calcext:value-type="float">
            <text:p>6630</text:p>
          </table:table-cell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style-name="ce1" table:formula="of:=[.B$2]*[.A226]*1000" office:value-type="float" office:value="3.552" calcext:value-type="float">
            <text:p>3.552</text:p>
          </table:table-cell>
          <table:table-cell table:style-name="ce5" table:formula="of:=1/([.B226]/1000)" office:value-type="float" office:value="281.531531531532" calcext:value-type="float">
            <text:p>282</text:p>
          </table:table-cell>
          <table:table-cell table:style-name="ce5" table:formula="of:=[.C226]/[.D$2]" office:value-type="float" office:value="70.3828828828829" calcext:value-type="float">
            <text:p>70</text:p>
          </table:table-cell>
          <table:table-cell table:style-name="ce5" table:formula="of:=[.D226]*60" office:value-type="float" office:value="4222.97297297297" calcext:value-type="float">
            <text:p>4223</text:p>
          </table:table-cell>
          <table:table-cell table:style-name="ce5" table:formula="of:=[.E226]*[.F$2]" office:value-type="float" office:value="8445.94594594595" calcext:value-type="float">
            <text:p>8446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H226]/[.I$2]" office:value-type="float" office:value="55.5" calcext:value-type="float">
            <text:p>55.5</text:p>
          </table:table-cell>
          <table:table-cell table:formula="of:=[.I226]*60" office:value-type="float" office:value="3330" calcext:value-type="float">
            <text:p>3330</text:p>
          </table:table-cell>
          <table:table-cell table:formula="of:=[.J226]*[.F$2]" office:value-type="float" office:value="6660" calcext:value-type="float">
            <text:p>6660</text:p>
          </table:table-cell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style-name="ce1" table:formula="of:=[.B$2]*[.A227]*1000" office:value-type="float" office:value="3.568" calcext:value-type="float">
            <text:p>3.568</text:p>
          </table:table-cell>
          <table:table-cell table:style-name="ce5" table:formula="of:=1/([.B227]/1000)" office:value-type="float" office:value="280.269058295964" calcext:value-type="float">
            <text:p>280</text:p>
          </table:table-cell>
          <table:table-cell table:style-name="ce5" table:formula="of:=[.C227]/[.D$2]" office:value-type="float" office:value="70.067264573991" calcext:value-type="float">
            <text:p>70</text:p>
          </table:table-cell>
          <table:table-cell table:style-name="ce5" table:formula="of:=[.D227]*60" office:value-type="float" office:value="4204.03587443946" calcext:value-type="float">
            <text:p>4204</text:p>
          </table:table-cell>
          <table:table-cell table:style-name="ce5" table:formula="of:=[.E227]*[.F$2]" office:value-type="float" office:value="8408.07174887892" calcext:value-type="float">
            <text:p>8408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H227]/[.I$2]" office:value-type="float" office:value="55.75" calcext:value-type="float">
            <text:p>55.75</text:p>
          </table:table-cell>
          <table:table-cell table:formula="of:=[.I227]*60" office:value-type="float" office:value="3345" calcext:value-type="float">
            <text:p>3345</text:p>
          </table:table-cell>
          <table:table-cell table:formula="of:=[.J227]*[.F$2]" office:value-type="float" office:value="6690" calcext:value-type="float">
            <text:p>6690</text:p>
          </table:table-cell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style-name="ce1" table:formula="of:=[.B$2]*[.A228]*1000" office:value-type="float" office:value="3.584" calcext:value-type="float">
            <text:p>3.584</text:p>
          </table:table-cell>
          <table:table-cell table:style-name="ce5" table:formula="of:=1/([.B228]/1000)" office:value-type="float" office:value="279.017857142857" calcext:value-type="float">
            <text:p>279</text:p>
          </table:table-cell>
          <table:table-cell table:style-name="ce5" table:formula="of:=[.C228]/[.D$2]" office:value-type="float" office:value="69.7544642857143" calcext:value-type="float">
            <text:p>70</text:p>
          </table:table-cell>
          <table:table-cell table:style-name="ce5" table:formula="of:=[.D228]*60" office:value-type="float" office:value="4185.26785714286" calcext:value-type="float">
            <text:p>4185</text:p>
          </table:table-cell>
          <table:table-cell table:style-name="ce5" table:formula="of:=[.E228]*[.F$2]" office:value-type="float" office:value="8370.53571428572" calcext:value-type="float">
            <text:p>8371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H228]/[.I$2]" office:value-type="float" office:value="56" calcext:value-type="float">
            <text:p>56</text:p>
          </table:table-cell>
          <table:table-cell table:formula="of:=[.I228]*60" office:value-type="float" office:value="3360" calcext:value-type="float">
            <text:p>3360</text:p>
          </table:table-cell>
          <table:table-cell table:formula="of:=[.J228]*[.F$2]" office:value-type="float" office:value="6720" calcext:value-type="float">
            <text:p>6720</text:p>
          </table:table-cell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table:formula="of:=[.B$2]*[.A229]*1000" office:value-type="float" office:value="3.6" calcext:value-type="float">
            <text:p>3.6</text:p>
          </table:table-cell>
          <table:table-cell table:style-name="ce5" table:formula="of:=1/([.B229]/1000)" office:value-type="float" office:value="277.777777777778" calcext:value-type="float">
            <text:p>278</text:p>
          </table:table-cell>
          <table:table-cell table:style-name="ce5" table:formula="of:=[.C229]/[.D$2]" office:value-type="float" office:value="69.4444444444444" calcext:value-type="float">
            <text:p>69</text:p>
          </table:table-cell>
          <table:table-cell table:style-name="ce5" table:formula="of:=[.D229]*60" office:value-type="float" office:value="4166.66666666667" calcext:value-type="float">
            <text:p>4167</text:p>
          </table:table-cell>
          <table:table-cell table:style-name="ce5" table:formula="of:=[.E229]*[.F$2]" office:value-type="float" office:value="8333.33333333333" calcext:value-type="float">
            <text:p>8333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H229]/[.I$2]" office:value-type="float" office:value="56.25" calcext:value-type="float">
            <text:p>56.25</text:p>
          </table:table-cell>
          <table:table-cell table:formula="of:=[.I229]*60" office:value-type="float" office:value="3375" calcext:value-type="float">
            <text:p>3375</text:p>
          </table:table-cell>
          <table:table-cell table:formula="of:=[.J229]*[.F$2]" office:value-type="float" office:value="6750" calcext:value-type="float">
            <text:p>6750</text:p>
          </table:table-cell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style-name="ce1" table:formula="of:=[.B$2]*[.A230]*1000" office:value-type="float" office:value="3.616" calcext:value-type="float">
            <text:p>3.616</text:p>
          </table:table-cell>
          <table:table-cell table:style-name="ce5" table:formula="of:=1/([.B230]/1000)" office:value-type="float" office:value="276.548672566372" calcext:value-type="float">
            <text:p>277</text:p>
          </table:table-cell>
          <table:table-cell table:style-name="ce5" table:formula="of:=[.C230]/[.D$2]" office:value-type="float" office:value="69.1371681415929" calcext:value-type="float">
            <text:p>69</text:p>
          </table:table-cell>
          <table:table-cell table:style-name="ce5" table:formula="of:=[.D230]*60" office:value-type="float" office:value="4148.23008849558" calcext:value-type="float">
            <text:p>4148</text:p>
          </table:table-cell>
          <table:table-cell table:style-name="ce5" table:formula="of:=[.E230]*[.F$2]" office:value-type="float" office:value="8296.46017699115" calcext:value-type="float">
            <text:p>8296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H230]/[.I$2]" office:value-type="float" office:value="56.5" calcext:value-type="float">
            <text:p>56.5</text:p>
          </table:table-cell>
          <table:table-cell table:formula="of:=[.I230]*60" office:value-type="float" office:value="3390" calcext:value-type="float">
            <text:p>3390</text:p>
          </table:table-cell>
          <table:table-cell table:formula="of:=[.J230]*[.F$2]" office:value-type="float" office:value="6780" calcext:value-type="float">
            <text:p>6780</text:p>
          </table:table-cell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style-name="ce1" table:formula="of:=[.B$2]*[.A231]*1000" office:value-type="float" office:value="3.632" calcext:value-type="float">
            <text:p>3.632</text:p>
          </table:table-cell>
          <table:table-cell table:style-name="ce5" table:formula="of:=1/([.B231]/1000)" office:value-type="float" office:value="275.330396475771" calcext:value-type="float">
            <text:p>275</text:p>
          </table:table-cell>
          <table:table-cell table:style-name="ce5" table:formula="of:=[.C231]/[.D$2]" office:value-type="float" office:value="68.8325991189427" calcext:value-type="float">
            <text:p>69</text:p>
          </table:table-cell>
          <table:table-cell table:style-name="ce5" table:formula="of:=[.D231]*60" office:value-type="float" office:value="4129.95594713656" calcext:value-type="float">
            <text:p>4130</text:p>
          </table:table-cell>
          <table:table-cell table:style-name="ce5" table:formula="of:=[.E231]*[.F$2]" office:value-type="float" office:value="8259.91189427313" calcext:value-type="float">
            <text:p>8260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H231]/[.I$2]" office:value-type="float" office:value="56.75" calcext:value-type="float">
            <text:p>56.75</text:p>
          </table:table-cell>
          <table:table-cell table:formula="of:=[.I231]*60" office:value-type="float" office:value="3405" calcext:value-type="float">
            <text:p>3405</text:p>
          </table:table-cell>
          <table:table-cell table:formula="of:=[.J231]*[.F$2]" office:value-type="float" office:value="6810" calcext:value-type="float">
            <text:p>6810</text:p>
          </table:table-cell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style-name="ce1" table:formula="of:=[.B$2]*[.A232]*1000" office:value-type="float" office:value="3.648" calcext:value-type="float">
            <text:p>3.648</text:p>
          </table:table-cell>
          <table:table-cell table:style-name="ce5" table:formula="of:=1/([.B232]/1000)" office:value-type="float" office:value="274.122807017544" calcext:value-type="float">
            <text:p>274</text:p>
          </table:table-cell>
          <table:table-cell table:style-name="ce5" table:formula="of:=[.C232]/[.D$2]" office:value-type="float" office:value="68.530701754386" calcext:value-type="float">
            <text:p>69</text:p>
          </table:table-cell>
          <table:table-cell table:style-name="ce5" table:formula="of:=[.D232]*60" office:value-type="float" office:value="4111.84210526316" calcext:value-type="float">
            <text:p>4112</text:p>
          </table:table-cell>
          <table:table-cell table:style-name="ce5" table:formula="of:=[.E232]*[.F$2]" office:value-type="float" office:value="8223.68421052632" calcext:value-type="float">
            <text:p>8224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H232]/[.I$2]" office:value-type="float" office:value="57" calcext:value-type="float">
            <text:p>57</text:p>
          </table:table-cell>
          <table:table-cell table:formula="of:=[.I232]*60" office:value-type="float" office:value="3420" calcext:value-type="float">
            <text:p>3420</text:p>
          </table:table-cell>
          <table:table-cell table:formula="of:=[.J232]*[.F$2]" office:value-type="float" office:value="6840" calcext:value-type="float">
            <text:p>6840</text:p>
          </table:table-cell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style-name="ce1" table:formula="of:=[.B$2]*[.A233]*1000" office:value-type="float" office:value="3.664" calcext:value-type="float">
            <text:p>3.664</text:p>
          </table:table-cell>
          <table:table-cell table:style-name="ce5" table:formula="of:=1/([.B233]/1000)" office:value-type="float" office:value="272.92576419214" calcext:value-type="float">
            <text:p>273</text:p>
          </table:table-cell>
          <table:table-cell table:style-name="ce5" table:formula="of:=[.C233]/[.D$2]" office:value-type="float" office:value="68.2314410480349" calcext:value-type="float">
            <text:p>68</text:p>
          </table:table-cell>
          <table:table-cell table:style-name="ce5" table:formula="of:=[.D233]*60" office:value-type="float" office:value="4093.8864628821" calcext:value-type="float">
            <text:p>4094</text:p>
          </table:table-cell>
          <table:table-cell table:style-name="ce5" table:formula="of:=[.E233]*[.F$2]" office:value-type="float" office:value="8187.77292576419" calcext:value-type="float">
            <text:p>8188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H233]/[.I$2]" office:value-type="float" office:value="57.25" calcext:value-type="float">
            <text:p>57.25</text:p>
          </table:table-cell>
          <table:table-cell table:formula="of:=[.I233]*60" office:value-type="float" office:value="3435" calcext:value-type="float">
            <text:p>3435</text:p>
          </table:table-cell>
          <table:table-cell table:formula="of:=[.J233]*[.F$2]" office:value-type="float" office:value="6870" calcext:value-type="float">
            <text:p>6870</text:p>
          </table:table-cell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style-name="ce1" table:formula="of:=[.B$2]*[.A234]*1000" office:value-type="float" office:value="3.68" calcext:value-type="float">
            <text:p>3.68</text:p>
          </table:table-cell>
          <table:table-cell table:style-name="ce5" table:formula="of:=1/([.B234]/1000)" office:value-type="float" office:value="271.739130434783" calcext:value-type="float">
            <text:p>272</text:p>
          </table:table-cell>
          <table:table-cell table:style-name="ce5" table:formula="of:=[.C234]/[.D$2]" office:value-type="float" office:value="67.9347826086957" calcext:value-type="float">
            <text:p>68</text:p>
          </table:table-cell>
          <table:table-cell table:style-name="ce5" table:formula="of:=[.D234]*60" office:value-type="float" office:value="4076.08695652174" calcext:value-type="float">
            <text:p>4076</text:p>
          </table:table-cell>
          <table:table-cell table:style-name="ce5" table:formula="of:=[.E234]*[.F$2]" office:value-type="float" office:value="8152.17391304348" calcext:value-type="float">
            <text:p>8152</text:p>
          </table:table-cell>
          <table:table-cell/>
          <table:table-cell office:value-type="float" office:value="230" calcext:value-type="float">
            <text:p>230</text:p>
          </table:table-cell>
          <table:table-cell table:formula="of:=[.H234]/[.I$2]" office:value-type="float" office:value="57.5" calcext:value-type="float">
            <text:p>57.5</text:p>
          </table:table-cell>
          <table:table-cell table:formula="of:=[.I234]*60" office:value-type="float" office:value="3450" calcext:value-type="float">
            <text:p>3450</text:p>
          </table:table-cell>
          <table:table-cell table:formula="of:=[.J234]*[.F$2]" office:value-type="float" office:value="6900" calcext:value-type="float">
            <text:p>6900</text:p>
          </table:table-cell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style-name="ce1" table:formula="of:=[.B$2]*[.A235]*1000" office:value-type="float" office:value="3.696" calcext:value-type="float">
            <text:p>3.696</text:p>
          </table:table-cell>
          <table:table-cell table:style-name="ce5" table:formula="of:=1/([.B235]/1000)" office:value-type="float" office:value="270.562770562771" calcext:value-type="float">
            <text:p>271</text:p>
          </table:table-cell>
          <table:table-cell table:style-name="ce5" table:formula="of:=[.C235]/[.D$2]" office:value-type="float" office:value="67.6406926406927" calcext:value-type="float">
            <text:p>68</text:p>
          </table:table-cell>
          <table:table-cell table:style-name="ce5" table:formula="of:=[.D235]*60" office:value-type="float" office:value="4058.44155844156" calcext:value-type="float">
            <text:p>4058</text:p>
          </table:table-cell>
          <table:table-cell table:style-name="ce5" table:formula="of:=[.E235]*[.F$2]" office:value-type="float" office:value="8116.88311688312" calcext:value-type="float">
            <text:p>8117</text:p>
          </table:table-cell>
          <table:table-cell/>
          <table:table-cell office:value-type="float" office:value="231" calcext:value-type="float">
            <text:p>231</text:p>
          </table:table-cell>
          <table:table-cell table:formula="of:=[.H235]/[.I$2]" office:value-type="float" office:value="57.75" calcext:value-type="float">
            <text:p>57.75</text:p>
          </table:table-cell>
          <table:table-cell table:formula="of:=[.I235]*60" office:value-type="float" office:value="3465" calcext:value-type="float">
            <text:p>3465</text:p>
          </table:table-cell>
          <table:table-cell table:formula="of:=[.J235]*[.F$2]" office:value-type="float" office:value="6930" calcext:value-type="float">
            <text:p>693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table:formula="of:=[.B$2]*[.A236]*1000" office:value-type="float" office:value="3.712" calcext:value-type="float">
            <text:p>3.712</text:p>
          </table:table-cell>
          <table:table-cell table:style-name="ce5" table:formula="of:=1/([.B236]/1000)" office:value-type="float" office:value="269.396551724138" calcext:value-type="float">
            <text:p>269</text:p>
          </table:table-cell>
          <table:table-cell table:style-name="ce5" table:formula="of:=[.C236]/[.D$2]" office:value-type="float" office:value="67.3491379310345" calcext:value-type="float">
            <text:p>67</text:p>
          </table:table-cell>
          <table:table-cell table:style-name="ce5" table:formula="of:=[.D236]*60" office:value-type="float" office:value="4040.94827586207" calcext:value-type="float">
            <text:p>4041</text:p>
          </table:table-cell>
          <table:table-cell table:style-name="ce5" table:formula="of:=[.E236]*[.F$2]" office:value-type="float" office:value="8081.89655172414" calcext:value-type="float">
            <text:p>8082</text:p>
          </table:table-cell>
          <table:table-cell/>
          <table:table-cell office:value-type="float" office:value="232" calcext:value-type="float">
            <text:p>232</text:p>
          </table:table-cell>
          <table:table-cell table:formula="of:=[.H236]/[.I$2]" office:value-type="float" office:value="58" calcext:value-type="float">
            <text:p>58</text:p>
          </table:table-cell>
          <table:table-cell table:formula="of:=[.I236]*60" office:value-type="float" office:value="3480" calcext:value-type="float">
            <text:p>3480</text:p>
          </table:table-cell>
          <table:table-cell table:formula="of:=[.J236]*[.F$2]" office:value-type="float" office:value="6960" calcext:value-type="float">
            <text:p>6960</text:p>
          </table:table-cell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style-name="ce1" table:formula="of:=[.B$2]*[.A237]*1000" office:value-type="float" office:value="3.728" calcext:value-type="float">
            <text:p>3.728</text:p>
          </table:table-cell>
          <table:table-cell table:style-name="ce5" table:formula="of:=1/([.B237]/1000)" office:value-type="float" office:value="268.240343347639" calcext:value-type="float">
            <text:p>268</text:p>
          </table:table-cell>
          <table:table-cell table:style-name="ce5" table:formula="of:=[.C237]/[.D$2]" office:value-type="float" office:value="67.0600858369099" calcext:value-type="float">
            <text:p>67</text:p>
          </table:table-cell>
          <table:table-cell table:style-name="ce5" table:formula="of:=[.D237]*60" office:value-type="float" office:value="4023.60515021459" calcext:value-type="float">
            <text:p>4024</text:p>
          </table:table-cell>
          <table:table-cell table:style-name="ce5" table:formula="of:=[.E237]*[.F$2]" office:value-type="float" office:value="8047.21030042919" calcext:value-type="float">
            <text:p>8047</text:p>
          </table:table-cell>
          <table:table-cell/>
          <table:table-cell office:value-type="float" office:value="233" calcext:value-type="float">
            <text:p>233</text:p>
          </table:table-cell>
          <table:table-cell table:formula="of:=[.H237]/[.I$2]" office:value-type="float" office:value="58.25" calcext:value-type="float">
            <text:p>58.25</text:p>
          </table:table-cell>
          <table:table-cell table:formula="of:=[.I237]*60" office:value-type="float" office:value="3495" calcext:value-type="float">
            <text:p>3495</text:p>
          </table:table-cell>
          <table:table-cell table:formula="of:=[.J237]*[.F$2]" office:value-type="float" office:value="6990" calcext:value-type="float">
            <text:p>6990</text:p>
          </table:table-cell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style-name="ce1" table:formula="of:=[.B$2]*[.A238]*1000" office:value-type="float" office:value="3.744" calcext:value-type="float">
            <text:p>3.744</text:p>
          </table:table-cell>
          <table:table-cell table:style-name="ce5" table:formula="of:=1/([.B238]/1000)" office:value-type="float" office:value="267.094017094017" calcext:value-type="float">
            <text:p>267</text:p>
          </table:table-cell>
          <table:table-cell table:style-name="ce5" table:formula="of:=[.C238]/[.D$2]" office:value-type="float" office:value="66.7735042735043" calcext:value-type="float">
            <text:p>67</text:p>
          </table:table-cell>
          <table:table-cell table:style-name="ce5" table:formula="of:=[.D238]*60" office:value-type="float" office:value="4006.41025641026" calcext:value-type="float">
            <text:p>4006</text:p>
          </table:table-cell>
          <table:table-cell table:style-name="ce5" table:formula="of:=[.E238]*[.F$2]" office:value-type="float" office:value="8012.82051282051" calcext:value-type="float">
            <text:p>8013</text:p>
          </table:table-cell>
          <table:table-cell/>
          <table:table-cell office:value-type="float" office:value="234" calcext:value-type="float">
            <text:p>234</text:p>
          </table:table-cell>
          <table:table-cell table:formula="of:=[.H238]/[.I$2]" office:value-type="float" office:value="58.5" calcext:value-type="float">
            <text:p>58.5</text:p>
          </table:table-cell>
          <table:table-cell table:formula="of:=[.I238]*60" office:value-type="float" office:value="3510" calcext:value-type="float">
            <text:p>3510</text:p>
          </table:table-cell>
          <table:table-cell table:formula="of:=[.J238]*[.F$2]" office:value-type="float" office:value="7020" calcext:value-type="float">
            <text:p>7020</text:p>
          </table:table-cell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 table:formula="of:=[.B$2]*[.A239]*1000" office:value-type="float" office:value="3.76" calcext:value-type="float">
            <text:p>3.76</text:p>
          </table:table-cell>
          <table:table-cell table:style-name="ce6" table:formula="of:=1/([.B239]/1000)" office:value-type="float" office:value="265.957446808511" calcext:value-type="float">
            <text:p>266</text:p>
          </table:table-cell>
          <table:table-cell table:style-name="ce6" table:formula="of:=[.C239]/[.D$2]" office:value-type="float" office:value="66.4893617021277" calcext:value-type="float">
            <text:p>66</text:p>
          </table:table-cell>
          <table:table-cell table:style-name="ce6" table:formula="of:=[.D239]*60" office:value-type="float" office:value="3989.36170212766" calcext:value-type="float">
            <text:p>3989</text:p>
          </table:table-cell>
          <table:table-cell table:style-name="ce6" table:formula="of:=[.E239]*[.F$2]" office:value-type="float" office:value="7978.72340425532" calcext:value-type="float">
            <text:p>7979</text:p>
          </table:table-cell>
          <table:table-cell/>
          <table:table-cell office:value-type="float" office:value="235" calcext:value-type="float">
            <text:p>235</text:p>
          </table:table-cell>
          <table:table-cell table:formula="of:=[.H239]/[.I$2]" office:value-type="float" office:value="58.75" calcext:value-type="float">
            <text:p>58.75</text:p>
          </table:table-cell>
          <table:table-cell table:formula="of:=[.I239]*60" office:value-type="float" office:value="3525" calcext:value-type="float">
            <text:p>3525</text:p>
          </table:table-cell>
          <table:table-cell table:formula="of:=[.J239]*[.F$2]" office:value-type="float" office:value="7050" calcext:value-type="float">
            <text:p>7050</text:p>
          </table:table-cell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 table:formula="of:=[.B$2]*[.A240]*1000" office:value-type="float" office:value="3.776" calcext:value-type="float">
            <text:p>3.776</text:p>
          </table:table-cell>
          <table:table-cell table:style-name="ce6" table:formula="of:=1/([.B240]/1000)" office:value-type="float" office:value="264.830508474576" calcext:value-type="float">
            <text:p>265</text:p>
          </table:table-cell>
          <table:table-cell table:style-name="ce6" table:formula="of:=[.C240]/[.D$2]" office:value-type="float" office:value="66.2076271186441" calcext:value-type="float">
            <text:p>66</text:p>
          </table:table-cell>
          <table:table-cell table:style-name="ce6" table:formula="of:=[.D240]*60" office:value-type="float" office:value="3972.45762711864" calcext:value-type="float">
            <text:p>3972</text:p>
          </table:table-cell>
          <table:table-cell table:style-name="ce6" table:formula="of:=[.E240]*[.F$2]" office:value-type="float" office:value="7944.91525423729" calcext:value-type="float">
            <text:p>7945</text:p>
          </table:table-cell>
          <table:table-cell/>
          <table:table-cell office:value-type="float" office:value="236" calcext:value-type="float">
            <text:p>236</text:p>
          </table:table-cell>
          <table:table-cell table:formula="of:=[.H240]/[.I$2]" office:value-type="float" office:value="59" calcext:value-type="float">
            <text:p>59</text:p>
          </table:table-cell>
          <table:table-cell table:formula="of:=[.I240]*60" office:value-type="float" office:value="3540" calcext:value-type="float">
            <text:p>3540</text:p>
          </table:table-cell>
          <table:table-cell table:formula="of:=[.J240]*[.F$2]" office:value-type="float" office:value="7080" calcext:value-type="float">
            <text:p>7080</text:p>
          </table:table-cell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 table:formula="of:=[.B$2]*[.A241]*1000" office:value-type="float" office:value="3.792" calcext:value-type="float">
            <text:p>3.792</text:p>
          </table:table-cell>
          <table:table-cell table:style-name="ce6" table:formula="of:=1/([.B241]/1000)" office:value-type="float" office:value="263.713080168776" calcext:value-type="float">
            <text:p>264</text:p>
          </table:table-cell>
          <table:table-cell table:style-name="ce6" table:formula="of:=[.C241]/[.D$2]" office:value-type="float" office:value="65.9282700421941" calcext:value-type="float">
            <text:p>66</text:p>
          </table:table-cell>
          <table:table-cell table:style-name="ce6" table:formula="of:=[.D241]*60" office:value-type="float" office:value="3955.69620253165" calcext:value-type="float">
            <text:p>3956</text:p>
          </table:table-cell>
          <table:table-cell table:style-name="ce6" table:formula="of:=[.E241]*[.F$2]" office:value-type="float" office:value="7911.39240506329" calcext:value-type="float">
            <text:p>7911</text:p>
          </table:table-cell>
          <table:table-cell/>
          <table:table-cell office:value-type="float" office:value="237" calcext:value-type="float">
            <text:p>237</text:p>
          </table:table-cell>
          <table:table-cell table:formula="of:=[.H241]/[.I$2]" office:value-type="float" office:value="59.25" calcext:value-type="float">
            <text:p>59.25</text:p>
          </table:table-cell>
          <table:table-cell table:formula="of:=[.I241]*60" office:value-type="float" office:value="3555" calcext:value-type="float">
            <text:p>3555</text:p>
          </table:table-cell>
          <table:table-cell table:formula="of:=[.J241]*[.F$2]" office:value-type="float" office:value="7110" calcext:value-type="float">
            <text:p>7110</text:p>
          </table:table-cell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 table:formula="of:=[.B$2]*[.A242]*1000" office:value-type="float" office:value="3.808" calcext:value-type="float">
            <text:p>3.808</text:p>
          </table:table-cell>
          <table:table-cell table:style-name="ce6" table:formula="of:=1/([.B242]/1000)" office:value-type="float" office:value="262.605042016807" calcext:value-type="float">
            <text:p>263</text:p>
          </table:table-cell>
          <table:table-cell table:style-name="ce6" table:formula="of:=[.C242]/[.D$2]" office:value-type="float" office:value="65.6512605042017" calcext:value-type="float">
            <text:p>66</text:p>
          </table:table-cell>
          <table:table-cell table:style-name="ce6" table:formula="of:=[.D242]*60" office:value-type="float" office:value="3939.0756302521" calcext:value-type="float">
            <text:p>3939</text:p>
          </table:table-cell>
          <table:table-cell table:style-name="ce6" table:formula="of:=[.E242]*[.F$2]" office:value-type="float" office:value="7878.1512605042" calcext:value-type="float">
            <text:p>7878</text:p>
          </table:table-cell>
          <table:table-cell/>
          <table:table-cell office:value-type="float" office:value="238" calcext:value-type="float">
            <text:p>238</text:p>
          </table:table-cell>
          <table:table-cell table:formula="of:=[.H242]/[.I$2]" office:value-type="float" office:value="59.5" calcext:value-type="float">
            <text:p>59.5</text:p>
          </table:table-cell>
          <table:table-cell table:formula="of:=[.I242]*60" office:value-type="float" office:value="3570" calcext:value-type="float">
            <text:p>3570</text:p>
          </table:table-cell>
          <table:table-cell table:formula="of:=[.J242]*[.F$2]" office:value-type="float" office:value="7140" calcext:value-type="float">
            <text:p>7140</text:p>
          </table:table-cell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 table:formula="of:=[.B$2]*[.A243]*1000" office:value-type="float" office:value="3.824" calcext:value-type="float">
            <text:p>3.824</text:p>
          </table:table-cell>
          <table:table-cell table:style-name="ce6" table:formula="of:=1/([.B243]/1000)" office:value-type="float" office:value="261.506276150628" calcext:value-type="float">
            <text:p>262</text:p>
          </table:table-cell>
          <table:table-cell table:style-name="ce6" table:formula="of:=[.C243]/[.D$2]" office:value-type="float" office:value="65.3765690376569" calcext:value-type="float">
            <text:p>65</text:p>
          </table:table-cell>
          <table:table-cell table:style-name="ce6" table:formula="of:=[.D243]*60" office:value-type="float" office:value="3922.59414225941" calcext:value-type="float">
            <text:p>3923</text:p>
          </table:table-cell>
          <table:table-cell table:style-name="ce6" table:formula="of:=[.E243]*[.F$2]" office:value-type="float" office:value="7845.18828451883" calcext:value-type="float">
            <text:p>7845</text:p>
          </table:table-cell>
          <table:table-cell/>
          <table:table-cell office:value-type="float" office:value="239" calcext:value-type="float">
            <text:p>239</text:p>
          </table:table-cell>
          <table:table-cell table:formula="of:=[.H243]/[.I$2]" office:value-type="float" office:value="59.75" calcext:value-type="float">
            <text:p>59.75</text:p>
          </table:table-cell>
          <table:table-cell table:formula="of:=[.I243]*60" office:value-type="float" office:value="3585" calcext:value-type="float">
            <text:p>3585</text:p>
          </table:table-cell>
          <table:table-cell table:formula="of:=[.J243]*[.F$2]" office:value-type="float" office:value="7170" calcext:value-type="float">
            <text:p>7170</text:p>
          </table:table-cell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 table:formula="of:=[.B$2]*[.A244]*1000" office:value-type="float" office:value="3.84" calcext:value-type="float">
            <text:p>3.84</text:p>
          </table:table-cell>
          <table:table-cell table:style-name="ce6" table:formula="of:=1/([.B244]/1000)" office:value-type="float" office:value="260.416666666667" calcext:value-type="float">
            <text:p>260</text:p>
          </table:table-cell>
          <table:table-cell table:style-name="ce6" table:formula="of:=[.C244]/[.D$2]" office:value-type="float" office:value="65.1041666666667" calcext:value-type="float">
            <text:p>65</text:p>
          </table:table-cell>
          <table:table-cell table:style-name="ce6" table:formula="of:=[.D244]*60" office:value-type="float" office:value="3906.25" calcext:value-type="float">
            <text:p>3906</text:p>
          </table:table-cell>
          <table:table-cell table:style-name="ce6" table:formula="of:=[.E244]*[.F$2]" office:value-type="float" office:value="7812.5" calcext:value-type="float">
            <text:p>781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H244]/[.I$2]" office:value-type="float" office:value="60" calcext:value-type="float">
            <text:p>60</text:p>
          </table:table-cell>
          <table:table-cell table:formula="of:=[.I244]*60" office:value-type="float" office:value="3600" calcext:value-type="float">
            <text:p>3600</text:p>
          </table:table-cell>
          <table:table-cell table:formula="of:=[.J244]*[.F$2]" office:value-type="float" office:value="7200" calcext:value-type="float">
            <text:p>7200</text:p>
          </table:table-cell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 table:formula="of:=[.B$2]*[.A245]*1000" office:value-type="float" office:value="3.856" calcext:value-type="float">
            <text:p>3.856</text:p>
          </table:table-cell>
          <table:table-cell table:style-name="ce6" table:formula="of:=1/([.B245]/1000)" office:value-type="float" office:value="259.336099585062" calcext:value-type="float">
            <text:p>259</text:p>
          </table:table-cell>
          <table:table-cell table:style-name="ce6" table:formula="of:=[.C245]/[.D$2]" office:value-type="float" office:value="64.8340248962656" calcext:value-type="float">
            <text:p>65</text:p>
          </table:table-cell>
          <table:table-cell table:style-name="ce6" table:formula="of:=[.D245]*60" office:value-type="float" office:value="3890.04149377593" calcext:value-type="float">
            <text:p>3890</text:p>
          </table:table-cell>
          <table:table-cell table:style-name="ce6" table:formula="of:=[.E245]*[.F$2]" office:value-type="float" office:value="7780.08298755187" calcext:value-type="float">
            <text:p>7780</text:p>
          </table:table-cell>
          <table:table-cell/>
          <table:table-cell office:value-type="float" office:value="241" calcext:value-type="float">
            <text:p>241</text:p>
          </table:table-cell>
          <table:table-cell table:formula="of:=[.H245]/[.I$2]" office:value-type="float" office:value="60.25" calcext:value-type="float">
            <text:p>60.25</text:p>
          </table:table-cell>
          <table:table-cell table:formula="of:=[.I245]*60" office:value-type="float" office:value="3615" calcext:value-type="float">
            <text:p>3615</text:p>
          </table:table-cell>
          <table:table-cell table:formula="of:=[.J245]*[.F$2]" office:value-type="float" office:value="7230" calcext:value-type="float">
            <text:p>7230</text:p>
          </table:table-cell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 table:formula="of:=[.B$2]*[.A246]*1000" office:value-type="float" office:value="3.872" calcext:value-type="float">
            <text:p>3.872</text:p>
          </table:table-cell>
          <table:table-cell table:style-name="ce6" table:formula="of:=1/([.B246]/1000)" office:value-type="float" office:value="258.264462809917" calcext:value-type="float">
            <text:p>258</text:p>
          </table:table-cell>
          <table:table-cell table:style-name="ce6" table:formula="of:=[.C246]/[.D$2]" office:value-type="float" office:value="64.5661157024793" calcext:value-type="float">
            <text:p>65</text:p>
          </table:table-cell>
          <table:table-cell table:style-name="ce6" table:formula="of:=[.D246]*60" office:value-type="float" office:value="3873.96694214876" calcext:value-type="float">
            <text:p>3874</text:p>
          </table:table-cell>
          <table:table-cell table:style-name="ce6" table:formula="of:=[.E246]*[.F$2]" office:value-type="float" office:value="7747.93388429752" calcext:value-type="float">
            <text:p>7748</text:p>
          </table:table-cell>
          <table:table-cell/>
          <table:table-cell office:value-type="float" office:value="242" calcext:value-type="float">
            <text:p>242</text:p>
          </table:table-cell>
          <table:table-cell table:formula="of:=[.H246]/[.I$2]" office:value-type="float" office:value="60.5" calcext:value-type="float">
            <text:p>60.5</text:p>
          </table:table-cell>
          <table:table-cell table:formula="of:=[.I246]*60" office:value-type="float" office:value="3630" calcext:value-type="float">
            <text:p>3630</text:p>
          </table:table-cell>
          <table:table-cell table:formula="of:=[.J246]*[.F$2]" office:value-type="float" office:value="7260" calcext:value-type="float">
            <text:p>7260</text:p>
          </table:table-cell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 table:formula="of:=[.B$2]*[.A247]*1000" office:value-type="float" office:value="3.888" calcext:value-type="float">
            <text:p>3.888</text:p>
          </table:table-cell>
          <table:table-cell table:style-name="ce6" table:formula="of:=1/([.B247]/1000)" office:value-type="float" office:value="257.201646090535" calcext:value-type="float">
            <text:p>257</text:p>
          </table:table-cell>
          <table:table-cell table:style-name="ce6" table:formula="of:=[.C247]/[.D$2]" office:value-type="float" office:value="64.3004115226338" calcext:value-type="float">
            <text:p>64</text:p>
          </table:table-cell>
          <table:table-cell table:style-name="ce6" table:formula="of:=[.D247]*60" office:value-type="float" office:value="3858.02469135802" calcext:value-type="float">
            <text:p>3858</text:p>
          </table:table-cell>
          <table:table-cell table:style-name="ce6" table:formula="of:=[.E247]*[.F$2]" office:value-type="float" office:value="7716.04938271605" calcext:value-type="float">
            <text:p>7716</text:p>
          </table:table-cell>
          <table:table-cell/>
          <table:table-cell office:value-type="float" office:value="243" calcext:value-type="float">
            <text:p>243</text:p>
          </table:table-cell>
          <table:table-cell table:formula="of:=[.H247]/[.I$2]" office:value-type="float" office:value="60.75" calcext:value-type="float">
            <text:p>60.75</text:p>
          </table:table-cell>
          <table:table-cell table:formula="of:=[.I247]*60" office:value-type="float" office:value="3645" calcext:value-type="float">
            <text:p>3645</text:p>
          </table:table-cell>
          <table:table-cell table:formula="of:=[.J247]*[.F$2]" office:value-type="float" office:value="7290" calcext:value-type="float">
            <text:p>7290</text:p>
          </table:table-cell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 table:formula="of:=[.B$2]*[.A248]*1000" office:value-type="float" office:value="3.904" calcext:value-type="float">
            <text:p>3.904</text:p>
          </table:table-cell>
          <table:table-cell table:style-name="ce6" table:formula="of:=1/([.B248]/1000)" office:value-type="float" office:value="256.147540983607" calcext:value-type="float">
            <text:p>256</text:p>
          </table:table-cell>
          <table:table-cell table:style-name="ce6" table:formula="of:=[.C248]/[.D$2]" office:value-type="float" office:value="64.0368852459016" calcext:value-type="float">
            <text:p>64</text:p>
          </table:table-cell>
          <table:table-cell table:style-name="ce6" table:formula="of:=[.D248]*60" office:value-type="float" office:value="3842.2131147541" calcext:value-type="float">
            <text:p>3842</text:p>
          </table:table-cell>
          <table:table-cell table:style-name="ce6" table:formula="of:=[.E248]*[.F$2]" office:value-type="float" office:value="7684.4262295082" calcext:value-type="float">
            <text:p>7684</text:p>
          </table:table-cell>
          <table:table-cell/>
          <table:table-cell office:value-type="float" office:value="244" calcext:value-type="float">
            <text:p>244</text:p>
          </table:table-cell>
          <table:table-cell table:formula="of:=[.H248]/[.I$2]" office:value-type="float" office:value="61" calcext:value-type="float">
            <text:p>61</text:p>
          </table:table-cell>
          <table:table-cell table:formula="of:=[.I248]*60" office:value-type="float" office:value="3660" calcext:value-type="float">
            <text:p>3660</text:p>
          </table:table-cell>
          <table:table-cell table:formula="of:=[.J248]*[.F$2]" office:value-type="float" office:value="7320" calcext:value-type="float">
            <text:p>7320</text:p>
          </table:table-cell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 table:formula="of:=[.B$2]*[.A249]*1000" office:value-type="float" office:value="3.92" calcext:value-type="float">
            <text:p>3.92</text:p>
          </table:table-cell>
          <table:table-cell table:style-name="ce6" table:formula="of:=1/([.B249]/1000)" office:value-type="float" office:value="255.102040816327" calcext:value-type="float">
            <text:p>255</text:p>
          </table:table-cell>
          <table:table-cell table:style-name="ce6" table:formula="of:=[.C249]/[.D$2]" office:value-type="float" office:value="63.7755102040816" calcext:value-type="float">
            <text:p>64</text:p>
          </table:table-cell>
          <table:table-cell table:style-name="ce6" table:formula="of:=[.D249]*60" office:value-type="float" office:value="3826.5306122449" calcext:value-type="float">
            <text:p>3827</text:p>
          </table:table-cell>
          <table:table-cell table:style-name="ce6" table:formula="of:=[.E249]*[.F$2]" office:value-type="float" office:value="7653.0612244898" calcext:value-type="float">
            <text:p>7653</text:p>
          </table:table-cell>
          <table:table-cell/>
          <table:table-cell office:value-type="float" office:value="245" calcext:value-type="float">
            <text:p>245</text:p>
          </table:table-cell>
          <table:table-cell table:formula="of:=[.H249]/[.I$2]" office:value-type="float" office:value="61.25" calcext:value-type="float">
            <text:p>61.25</text:p>
          </table:table-cell>
          <table:table-cell table:formula="of:=[.I249]*60" office:value-type="float" office:value="3675" calcext:value-type="float">
            <text:p>3675</text:p>
          </table:table-cell>
          <table:table-cell table:formula="of:=[.J249]*[.F$2]" office:value-type="float" office:value="7350" calcext:value-type="float">
            <text:p>7350</text:p>
          </table:table-cell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 table:formula="of:=[.B$2]*[.A250]*1000" office:value-type="float" office:value="3.936" calcext:value-type="float">
            <text:p>3.936</text:p>
          </table:table-cell>
          <table:table-cell table:style-name="ce6" table:formula="of:=1/([.B250]/1000)" office:value-type="float" office:value="254.065040650407" calcext:value-type="float">
            <text:p>254</text:p>
          </table:table-cell>
          <table:table-cell table:style-name="ce6" table:formula="of:=[.C250]/[.D$2]" office:value-type="float" office:value="63.5162601626016" calcext:value-type="float">
            <text:p>64</text:p>
          </table:table-cell>
          <table:table-cell table:style-name="ce6" table:formula="of:=[.D250]*60" office:value-type="float" office:value="3810.9756097561" calcext:value-type="float">
            <text:p>3811</text:p>
          </table:table-cell>
          <table:table-cell table:style-name="ce6" table:formula="of:=[.E250]*[.F$2]" office:value-type="float" office:value="7621.9512195122" calcext:value-type="float">
            <text:p>7622</text:p>
          </table:table-cell>
          <table:table-cell/>
          <table:table-cell office:value-type="float" office:value="246" calcext:value-type="float">
            <text:p>246</text:p>
          </table:table-cell>
          <table:table-cell table:formula="of:=[.H250]/[.I$2]" office:value-type="float" office:value="61.5" calcext:value-type="float">
            <text:p>61.5</text:p>
          </table:table-cell>
          <table:table-cell table:formula="of:=[.I250]*60" office:value-type="float" office:value="3690" calcext:value-type="float">
            <text:p>3690</text:p>
          </table:table-cell>
          <table:table-cell table:formula="of:=[.J250]*[.F$2]" office:value-type="float" office:value="7380" calcext:value-type="float">
            <text:p>7380</text:p>
          </table:table-cell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table:formula="of:=[.B$2]*[.A251]*1000" office:value-type="float" office:value="3.952" calcext:value-type="float">
            <text:p>3.952</text:p>
          </table:table-cell>
          <table:table-cell table:style-name="ce6" table:formula="of:=1/([.B251]/1000)" office:value-type="float" office:value="253.036437246964" calcext:value-type="float">
            <text:p>253</text:p>
          </table:table-cell>
          <table:table-cell table:style-name="ce6" table:formula="of:=[.C251]/[.D$2]" office:value-type="float" office:value="63.2591093117409" calcext:value-type="float">
            <text:p>63</text:p>
          </table:table-cell>
          <table:table-cell table:style-name="ce6" table:formula="of:=[.D251]*60" office:value-type="float" office:value="3795.54655870445" calcext:value-type="float">
            <text:p>3796</text:p>
          </table:table-cell>
          <table:table-cell table:style-name="ce6" table:formula="of:=[.E251]*[.F$2]" office:value-type="float" office:value="7591.09311740891" calcext:value-type="float">
            <text:p>7591</text:p>
          </table:table-cell>
          <table:table-cell/>
          <table:table-cell office:value-type="float" office:value="247" calcext:value-type="float">
            <text:p>247</text:p>
          </table:table-cell>
          <table:table-cell table:formula="of:=[.H251]/[.I$2]" office:value-type="float" office:value="61.75" calcext:value-type="float">
            <text:p>61.75</text:p>
          </table:table-cell>
          <table:table-cell table:formula="of:=[.I251]*60" office:value-type="float" office:value="3705" calcext:value-type="float">
            <text:p>3705</text:p>
          </table:table-cell>
          <table:table-cell table:formula="of:=[.J251]*[.F$2]" office:value-type="float" office:value="7410" calcext:value-type="float">
            <text:p>7410</text:p>
          </table:table-cell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 table:formula="of:=[.B$2]*[.A252]*1000" office:value-type="float" office:value="3.968" calcext:value-type="float">
            <text:p>3.968</text:p>
          </table:table-cell>
          <table:table-cell table:style-name="ce6" table:formula="of:=1/([.B252]/1000)" office:value-type="float" office:value="252.016129032258" calcext:value-type="float">
            <text:p>252</text:p>
          </table:table-cell>
          <table:table-cell table:style-name="ce6" table:formula="of:=[.C252]/[.D$2]" office:value-type="float" office:value="63.0040322580645" calcext:value-type="float">
            <text:p>63</text:p>
          </table:table-cell>
          <table:table-cell table:style-name="ce6" table:formula="of:=[.D252]*60" office:value-type="float" office:value="3780.24193548387" calcext:value-type="float">
            <text:p>3780</text:p>
          </table:table-cell>
          <table:table-cell table:style-name="ce6" table:formula="of:=[.E252]*[.F$2]" office:value-type="float" office:value="7560.48387096774" calcext:value-type="float">
            <text:p>7560</text:p>
          </table:table-cell>
          <table:table-cell/>
          <table:table-cell office:value-type="float" office:value="248" calcext:value-type="float">
            <text:p>248</text:p>
          </table:table-cell>
          <table:table-cell table:formula="of:=[.H252]/[.I$2]" office:value-type="float" office:value="62" calcext:value-type="float">
            <text:p>62</text:p>
          </table:table-cell>
          <table:table-cell table:formula="of:=[.I252]*60" office:value-type="float" office:value="3720" calcext:value-type="float">
            <text:p>3720</text:p>
          </table:table-cell>
          <table:table-cell table:formula="of:=[.J252]*[.F$2]" office:value-type="float" office:value="7440" calcext:value-type="float">
            <text:p>7440</text:p>
          </table:table-cell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 table:formula="of:=[.B$2]*[.A253]*1000" office:value-type="float" office:value="3.984" calcext:value-type="float">
            <text:p>3.984</text:p>
          </table:table-cell>
          <table:table-cell table:style-name="ce6" table:formula="of:=1/([.B253]/1000)" office:value-type="float" office:value="251.004016064257" calcext:value-type="float">
            <text:p>251</text:p>
          </table:table-cell>
          <table:table-cell table:style-name="ce6" table:formula="of:=[.C253]/[.D$2]" office:value-type="float" office:value="62.7510040160643" calcext:value-type="float">
            <text:p>63</text:p>
          </table:table-cell>
          <table:table-cell table:style-name="ce6" table:formula="of:=[.D253]*60" office:value-type="float" office:value="3765.06024096386" calcext:value-type="float">
            <text:p>3765</text:p>
          </table:table-cell>
          <table:table-cell table:style-name="ce6" table:formula="of:=[.E253]*[.F$2]" office:value-type="float" office:value="7530.12048192771" calcext:value-type="float">
            <text:p>7530</text:p>
          </table:table-cell>
          <table:table-cell/>
          <table:table-cell office:value-type="float" office:value="249" calcext:value-type="float">
            <text:p>249</text:p>
          </table:table-cell>
          <table:table-cell table:formula="of:=[.H253]/[.I$2]" office:value-type="float" office:value="62.25" calcext:value-type="float">
            <text:p>62.25</text:p>
          </table:table-cell>
          <table:table-cell table:formula="of:=[.I253]*60" office:value-type="float" office:value="3735" calcext:value-type="float">
            <text:p>3735</text:p>
          </table:table-cell>
          <table:table-cell table:formula="of:=[.J253]*[.F$2]" office:value-type="float" office:value="7470" calcext:value-type="float">
            <text:p>7470</text:p>
          </table:table-cell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table:formula="of:=[.B$2]*[.A254]*1000" office:value-type="float" office:value="4" calcext:value-type="float">
            <text:p>4</text:p>
          </table:table-cell>
          <table:table-cell table:style-name="ce6" table:formula="of:=1/([.B254]/1000)" office:value-type="float" office:value="250" calcext:value-type="float">
            <text:p>250</text:p>
          </table:table-cell>
          <table:table-cell table:style-name="ce6" table:formula="of:=[.C254]/[.D$2]" office:value-type="float" office:value="62.5" calcext:value-type="float">
            <text:p>63</text:p>
          </table:table-cell>
          <table:table-cell table:style-name="ce6" table:formula="of:=[.D254]*60" office:value-type="float" office:value="3750" calcext:value-type="float">
            <text:p>3750</text:p>
          </table:table-cell>
          <table:table-cell table:style-name="ce6" table:formula="of:=[.E254]*[.F$2]" office:value-type="float" office:value="7500" calcext:value-type="float">
            <text:p>75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H254]/[.I$2]" office:value-type="float" office:value="62.5" calcext:value-type="float">
            <text:p>62.5</text:p>
          </table:table-cell>
          <table:table-cell table:formula="of:=[.I254]*60" office:value-type="float" office:value="3750" calcext:value-type="float">
            <text:p>3750</text:p>
          </table:table-cell>
          <table:table-cell table:formula="of:=[.J254]*[.F$2]" office:value-type="float" office:value="7500" calcext:value-type="float">
            <text:p>7500</text:p>
          </table:table-cell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 table:formula="of:=[.B$2]*[.A255]*1000" office:value-type="float" office:value="4.016" calcext:value-type="float">
            <text:p>4.016</text:p>
          </table:table-cell>
          <table:table-cell table:style-name="ce6" table:formula="of:=1/([.B255]/1000)" office:value-type="float" office:value="249.003984063745" calcext:value-type="float">
            <text:p>249</text:p>
          </table:table-cell>
          <table:table-cell table:style-name="ce6" table:formula="of:=[.C255]/[.D$2]" office:value-type="float" office:value="62.2509960159363" calcext:value-type="float">
            <text:p>62</text:p>
          </table:table-cell>
          <table:table-cell table:style-name="ce6" table:formula="of:=[.D255]*60" office:value-type="float" office:value="3735.05976095618" calcext:value-type="float">
            <text:p>3735</text:p>
          </table:table-cell>
          <table:table-cell table:style-name="ce6" table:formula="of:=[.E255]*[.F$2]" office:value-type="float" office:value="7470.11952191235" calcext:value-type="float">
            <text:p>7470</text:p>
          </table:table-cell>
          <table:table-cell/>
          <table:table-cell office:value-type="float" office:value="251" calcext:value-type="float">
            <text:p>251</text:p>
          </table:table-cell>
          <table:table-cell table:formula="of:=[.H255]/[.I$2]" office:value-type="float" office:value="62.75" calcext:value-type="float">
            <text:p>62.75</text:p>
          </table:table-cell>
          <table:table-cell table:formula="of:=[.I255]*60" office:value-type="float" office:value="3765" calcext:value-type="float">
            <text:p>3765</text:p>
          </table:table-cell>
          <table:table-cell table:formula="of:=[.J255]*[.F$2]" office:value-type="float" office:value="7530" calcext:value-type="float">
            <text:p>7530</text:p>
          </table:table-cell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 table:formula="of:=[.B$2]*[.A256]*1000" office:value-type="float" office:value="4.032" calcext:value-type="float">
            <text:p>4.032</text:p>
          </table:table-cell>
          <table:table-cell table:style-name="ce6" table:formula="of:=1/([.B256]/1000)" office:value-type="float" office:value="248.015873015873" calcext:value-type="float">
            <text:p>248</text:p>
          </table:table-cell>
          <table:table-cell table:style-name="ce6" table:formula="of:=[.C256]/[.D$2]" office:value-type="float" office:value="62.0039682539683" calcext:value-type="float">
            <text:p>62</text:p>
          </table:table-cell>
          <table:table-cell table:style-name="ce6" table:formula="of:=[.D256]*60" office:value-type="float" office:value="3720.2380952381" calcext:value-type="float">
            <text:p>3720</text:p>
          </table:table-cell>
          <table:table-cell table:style-name="ce6" table:formula="of:=[.E256]*[.F$2]" office:value-type="float" office:value="7440.47619047619" calcext:value-type="float">
            <text:p>7440</text:p>
          </table:table-cell>
          <table:table-cell/>
          <table:table-cell office:value-type="float" office:value="252" calcext:value-type="float">
            <text:p>252</text:p>
          </table:table-cell>
          <table:table-cell table:formula="of:=[.H256]/[.I$2]" office:value-type="float" office:value="63" calcext:value-type="float">
            <text:p>63</text:p>
          </table:table-cell>
          <table:table-cell table:formula="of:=[.I256]*60" office:value-type="float" office:value="3780" calcext:value-type="float">
            <text:p>3780</text:p>
          </table:table-cell>
          <table:table-cell table:formula="of:=[.J256]*[.F$2]" office:value-type="float" office:value="7560" calcext:value-type="float">
            <text:p>7560</text:p>
          </table:table-cell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 table:formula="of:=[.B$2]*[.A257]*1000" office:value-type="float" office:value="4.048" calcext:value-type="float">
            <text:p>4.048</text:p>
          </table:table-cell>
          <table:table-cell table:style-name="ce6" table:formula="of:=1/([.B257]/1000)" office:value-type="float" office:value="247.03557312253" calcext:value-type="float">
            <text:p>247</text:p>
          </table:table-cell>
          <table:table-cell table:style-name="ce6" table:formula="of:=[.C257]/[.D$2]" office:value-type="float" office:value="61.7588932806324" calcext:value-type="float">
            <text:p>62</text:p>
          </table:table-cell>
          <table:table-cell table:style-name="ce6" table:formula="of:=[.D257]*60" office:value-type="float" office:value="3705.53359683795" calcext:value-type="float">
            <text:p>3706</text:p>
          </table:table-cell>
          <table:table-cell table:style-name="ce6" table:formula="of:=[.E257]*[.F$2]" office:value-type="float" office:value="7411.06719367589" calcext:value-type="float">
            <text:p>7411</text:p>
          </table:table-cell>
          <table:table-cell/>
          <table:table-cell office:value-type="float" office:value="253" calcext:value-type="float">
            <text:p>253</text:p>
          </table:table-cell>
          <table:table-cell table:formula="of:=[.H257]/[.I$2]" office:value-type="float" office:value="63.25" calcext:value-type="float">
            <text:p>63.25</text:p>
          </table:table-cell>
          <table:table-cell table:formula="of:=[.I257]*60" office:value-type="float" office:value="3795" calcext:value-type="float">
            <text:p>3795</text:p>
          </table:table-cell>
          <table:table-cell table:formula="of:=[.J257]*[.F$2]" office:value-type="float" office:value="7590" calcext:value-type="float">
            <text:p>7590</text:p>
          </table:table-cell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 table:formula="of:=[.B$2]*[.A258]*1000" office:value-type="float" office:value="4.064" calcext:value-type="float">
            <text:p>4.064</text:p>
          </table:table-cell>
          <table:table-cell table:style-name="ce6" table:formula="of:=1/([.B258]/1000)" office:value-type="float" office:value="246.062992125984" calcext:value-type="float">
            <text:p>246</text:p>
          </table:table-cell>
          <table:table-cell table:style-name="ce6" table:formula="of:=[.C258]/[.D$2]" office:value-type="float" office:value="61.5157480314961" calcext:value-type="float">
            <text:p>62</text:p>
          </table:table-cell>
          <table:table-cell table:style-name="ce6" table:formula="of:=[.D258]*60" office:value-type="float" office:value="3690.94488188976" calcext:value-type="float">
            <text:p>3691</text:p>
          </table:table-cell>
          <table:table-cell table:style-name="ce6" table:formula="of:=[.E258]*[.F$2]" office:value-type="float" office:value="7381.88976377953" calcext:value-type="float">
            <text:p>7382</text:p>
          </table:table-cell>
          <table:table-cell/>
          <table:table-cell office:value-type="float" office:value="254" calcext:value-type="float">
            <text:p>254</text:p>
          </table:table-cell>
          <table:table-cell table:formula="of:=[.H258]/[.I$2]" office:value-type="float" office:value="63.5" calcext:value-type="float">
            <text:p>63.5</text:p>
          </table:table-cell>
          <table:table-cell table:formula="of:=[.I258]*60" office:value-type="float" office:value="3810" calcext:value-type="float">
            <text:p>3810</text:p>
          </table:table-cell>
          <table:table-cell table:formula="of:=[.J258]*[.F$2]" office:value-type="float" office:value="7620" calcext:value-type="float">
            <text:p>7620</text:p>
          </table:table-cell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 table:formula="of:=[.B$2]*[.A259]*1000" office:value-type="float" office:value="4.08" calcext:value-type="float">
            <text:p>4.08</text:p>
          </table:table-cell>
          <table:table-cell table:style-name="ce6" table:formula="of:=1/([.B259]/1000)" office:value-type="float" office:value="245.098039215686" calcext:value-type="float">
            <text:p>245</text:p>
          </table:table-cell>
          <table:table-cell table:style-name="ce6" table:formula="of:=[.C259]/[.D$2]" office:value-type="float" office:value="61.2745098039216" calcext:value-type="float">
            <text:p>61</text:p>
          </table:table-cell>
          <table:table-cell table:style-name="ce6" table:formula="of:=[.D259]*60" office:value-type="float" office:value="3676.47058823529" calcext:value-type="float">
            <text:p>3676</text:p>
          </table:table-cell>
          <table:table-cell table:style-name="ce6" table:formula="of:=[.E259]*[.F$2]" office:value-type="float" office:value="7352.94117647059" calcext:value-type="float">
            <text:p>7353</text:p>
          </table:table-cell>
          <table:table-cell/>
          <table:table-cell office:value-type="float" office:value="255" calcext:value-type="float">
            <text:p>255</text:p>
          </table:table-cell>
          <table:table-cell table:formula="of:=[.H259]/[.I$2]" office:value-type="float" office:value="63.75" calcext:value-type="float">
            <text:p>63.75</text:p>
          </table:table-cell>
          <table:table-cell table:formula="of:=[.I259]*60" office:value-type="float" office:value="3825" calcext:value-type="float">
            <text:p>3825</text:p>
          </table:table-cell>
          <table:table-cell table:formula="of:=[.J259]*[.F$2]" office:value-type="float" office:value="7650" calcext:value-type="float">
            <text:p>7650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 table:formula="of:=[.B$2]*[.A260]*1000" office:value-type="float" office:value="4.096" calcext:value-type="float">
            <text:p>4.096</text:p>
          </table:table-cell>
          <table:table-cell table:style-name="ce6" table:formula="of:=1/([.B260]/1000)" office:value-type="float" office:value="244.140625" calcext:value-type="float">
            <text:p>244</text:p>
          </table:table-cell>
          <table:table-cell table:style-name="ce6" table:formula="of:=[.C260]/[.D$2]" office:value-type="float" office:value="61.03515625" calcext:value-type="float">
            <text:p>61</text:p>
          </table:table-cell>
          <table:table-cell table:style-name="ce6" table:formula="of:=[.D260]*60" office:value-type="float" office:value="3662.109375" calcext:value-type="float">
            <text:p>3662</text:p>
          </table:table-cell>
          <table:table-cell table:style-name="ce6" table:formula="of:=[.E260]*[.F$2]" office:value-type="float" office:value="7324.21875" calcext:value-type="float">
            <text:p>7324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[.H260]/[.I$2]" office:value-type="float" office:value="64" calcext:value-type="float">
            <text:p>64</text:p>
          </table:table-cell>
          <table:table-cell table:formula="of:=[.I260]*60" office:value-type="float" office:value="3840" calcext:value-type="float">
            <text:p>3840</text:p>
          </table:table-cell>
          <table:table-cell table:formula="of:=[.J260]*[.F$2]" office:value-type="float" office:value="7680" calcext:value-type="float">
            <text:p>7680</text:p>
          </table:table-cell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table:formula="of:=[.B$2]*[.A261]*1000" office:value-type="float" office:value="4.112" calcext:value-type="float">
            <text:p>4.112</text:p>
          </table:table-cell>
          <table:table-cell table:style-name="ce6" table:formula="of:=1/([.B261]/1000)" office:value-type="float" office:value="243.190661478599" calcext:value-type="float">
            <text:p>243</text:p>
          </table:table-cell>
          <table:table-cell table:style-name="ce6" table:formula="of:=[.C261]/[.D$2]" office:value-type="float" office:value="60.7976653696498" calcext:value-type="float">
            <text:p>61</text:p>
          </table:table-cell>
          <table:table-cell table:style-name="ce6" table:formula="of:=[.D261]*60" office:value-type="float" office:value="3647.85992217899" calcext:value-type="float">
            <text:p>3648</text:p>
          </table:table-cell>
          <table:table-cell table:style-name="ce6" table:formula="of:=[.E261]*[.F$2]" office:value-type="float" office:value="7295.71984435798" calcext:value-type="float">
            <text:p>7296</text:p>
          </table:table-cell>
          <table:table-cell/>
          <table:table-cell office:value-type="float" office:value="257" calcext:value-type="float">
            <text:p>257</text:p>
          </table:table-cell>
          <table:table-cell table:formula="of:=[.H261]/[.I$2]" office:value-type="float" office:value="64.25" calcext:value-type="float">
            <text:p>64.25</text:p>
          </table:table-cell>
          <table:table-cell table:formula="of:=[.I261]*60" office:value-type="float" office:value="3855" calcext:value-type="float">
            <text:p>3855</text:p>
          </table:table-cell>
          <table:table-cell table:formula="of:=[.J261]*[.F$2]" office:value-type="float" office:value="7710" calcext:value-type="float">
            <text:p>7710</text:p>
          </table:table-cell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 table:formula="of:=[.B$2]*[.A262]*1000" office:value-type="float" office:value="4.128" calcext:value-type="float">
            <text:p>4.128</text:p>
          </table:table-cell>
          <table:table-cell table:style-name="ce6" table:formula="of:=1/([.B262]/1000)" office:value-type="float" office:value="242.248062015504" calcext:value-type="float">
            <text:p>242</text:p>
          </table:table-cell>
          <table:table-cell table:style-name="ce6" table:formula="of:=[.C262]/[.D$2]" office:value-type="float" office:value="60.562015503876" calcext:value-type="float">
            <text:p>61</text:p>
          </table:table-cell>
          <table:table-cell table:style-name="ce6" table:formula="of:=[.D262]*60" office:value-type="float" office:value="3633.72093023256" calcext:value-type="float">
            <text:p>3634</text:p>
          </table:table-cell>
          <table:table-cell table:style-name="ce6" table:formula="of:=[.E262]*[.F$2]" office:value-type="float" office:value="7267.44186046512" calcext:value-type="float">
            <text:p>7267</text:p>
          </table:table-cell>
          <table:table-cell/>
          <table:table-cell office:value-type="float" office:value="258" calcext:value-type="float">
            <text:p>258</text:p>
          </table:table-cell>
          <table:table-cell table:formula="of:=[.H262]/[.I$2]" office:value-type="float" office:value="64.5" calcext:value-type="float">
            <text:p>64.5</text:p>
          </table:table-cell>
          <table:table-cell table:formula="of:=[.I262]*60" office:value-type="float" office:value="3870" calcext:value-type="float">
            <text:p>3870</text:p>
          </table:table-cell>
          <table:table-cell table:formula="of:=[.J262]*[.F$2]" office:value-type="float" office:value="7740" calcext:value-type="float">
            <text:p>7740</text:p>
          </table:table-cell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 table:formula="of:=[.B$2]*[.A263]*1000" office:value-type="float" office:value="4.144" calcext:value-type="float">
            <text:p>4.144</text:p>
          </table:table-cell>
          <table:table-cell table:style-name="ce6" table:formula="of:=1/([.B263]/1000)" office:value-type="float" office:value="241.312741312741" calcext:value-type="float">
            <text:p>241</text:p>
          </table:table-cell>
          <table:table-cell table:style-name="ce6" table:formula="of:=[.C263]/[.D$2]" office:value-type="float" office:value="60.3281853281853" calcext:value-type="float">
            <text:p>60</text:p>
          </table:table-cell>
          <table:table-cell table:style-name="ce6" table:formula="of:=[.D263]*60" office:value-type="float" office:value="3619.69111969112" calcext:value-type="float">
            <text:p>3620</text:p>
          </table:table-cell>
          <table:table-cell table:style-name="ce6" table:formula="of:=[.E263]*[.F$2]" office:value-type="float" office:value="7239.38223938224" calcext:value-type="float">
            <text:p>7239</text:p>
          </table:table-cell>
          <table:table-cell/>
          <table:table-cell office:value-type="float" office:value="259" calcext:value-type="float">
            <text:p>259</text:p>
          </table:table-cell>
          <table:table-cell table:formula="of:=[.H263]/[.I$2]" office:value-type="float" office:value="64.75" calcext:value-type="float">
            <text:p>64.75</text:p>
          </table:table-cell>
          <table:table-cell table:formula="of:=[.I263]*60" office:value-type="float" office:value="3885" calcext:value-type="float">
            <text:p>3885</text:p>
          </table:table-cell>
          <table:table-cell table:formula="of:=[.J263]*[.F$2]" office:value-type="float" office:value="7770" calcext:value-type="float">
            <text:p>7770</text:p>
          </table:table-cell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 table:formula="of:=[.B$2]*[.A264]*1000" office:value-type="float" office:value="4.16" calcext:value-type="float">
            <text:p>4.16</text:p>
          </table:table-cell>
          <table:table-cell table:style-name="ce6" table:formula="of:=1/([.B264]/1000)" office:value-type="float" office:value="240.384615384615" calcext:value-type="float">
            <text:p>240</text:p>
          </table:table-cell>
          <table:table-cell table:style-name="ce6" table:formula="of:=[.C264]/[.D$2]" office:value-type="float" office:value="60.0961538461539" calcext:value-type="float">
            <text:p>60</text:p>
          </table:table-cell>
          <table:table-cell table:style-name="ce6" table:formula="of:=[.D264]*60" office:value-type="float" office:value="3605.76923076923" calcext:value-type="float">
            <text:p>3606</text:p>
          </table:table-cell>
          <table:table-cell table:style-name="ce6" table:formula="of:=[.E264]*[.F$2]" office:value-type="float" office:value="7211.53846153846" calcext:value-type="float">
            <text:p>7212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H264]/[.I$2]" office:value-type="float" office:value="65" calcext:value-type="float">
            <text:p>65</text:p>
          </table:table-cell>
          <table:table-cell table:formula="of:=[.I264]*60" office:value-type="float" office:value="3900" calcext:value-type="float">
            <text:p>3900</text:p>
          </table:table-cell>
          <table:table-cell table:formula="of:=[.J264]*[.F$2]" office:value-type="float" office:value="7800" calcext:value-type="float">
            <text:p>7800</text:p>
          </table:table-cell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 table:formula="of:=[.B$2]*[.A265]*1000" office:value-type="float" office:value="4.176" calcext:value-type="float">
            <text:p>4.176</text:p>
          </table:table-cell>
          <table:table-cell table:style-name="ce6" table:formula="of:=1/([.B265]/1000)" office:value-type="float" office:value="239.463601532567" calcext:value-type="float">
            <text:p>239</text:p>
          </table:table-cell>
          <table:table-cell table:style-name="ce6" table:formula="of:=[.C265]/[.D$2]" office:value-type="float" office:value="59.8659003831418" calcext:value-type="float">
            <text:p>60</text:p>
          </table:table-cell>
          <table:table-cell table:style-name="ce6" table:formula="of:=[.D265]*60" office:value-type="float" office:value="3591.95402298851" calcext:value-type="float">
            <text:p>3592</text:p>
          </table:table-cell>
          <table:table-cell table:style-name="ce6" table:formula="of:=[.E265]*[.F$2]" office:value-type="float" office:value="7183.90804597701" calcext:value-type="float">
            <text:p>7184</text:p>
          </table:table-cell>
          <table:table-cell/>
          <table:table-cell office:value-type="float" office:value="261" calcext:value-type="float">
            <text:p>261</text:p>
          </table:table-cell>
          <table:table-cell table:formula="of:=[.H265]/[.I$2]" office:value-type="float" office:value="65.25" calcext:value-type="float">
            <text:p>65.25</text:p>
          </table:table-cell>
          <table:table-cell table:formula="of:=[.I265]*60" office:value-type="float" office:value="3915" calcext:value-type="float">
            <text:p>3915</text:p>
          </table:table-cell>
          <table:table-cell table:formula="of:=[.J265]*[.F$2]" office:value-type="float" office:value="7830" calcext:value-type="float">
            <text:p>7830</text:p>
          </table:table-cell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 table:formula="of:=[.B$2]*[.A266]*1000" office:value-type="float" office:value="4.192" calcext:value-type="float">
            <text:p>4.192</text:p>
          </table:table-cell>
          <table:table-cell table:style-name="ce6" table:formula="of:=1/([.B266]/1000)" office:value-type="float" office:value="238.549618320611" calcext:value-type="float">
            <text:p>239</text:p>
          </table:table-cell>
          <table:table-cell table:style-name="ce6" table:formula="of:=[.C266]/[.D$2]" office:value-type="float" office:value="59.6374045801527" calcext:value-type="float">
            <text:p>60</text:p>
          </table:table-cell>
          <table:table-cell table:style-name="ce6" table:formula="of:=[.D266]*60" office:value-type="float" office:value="3578.24427480916" calcext:value-type="float">
            <text:p>3578</text:p>
          </table:table-cell>
          <table:table-cell table:style-name="ce6" table:formula="of:=[.E266]*[.F$2]" office:value-type="float" office:value="7156.48854961832" calcext:value-type="float">
            <text:p>7156</text:p>
          </table:table-cell>
          <table:table-cell/>
          <table:table-cell office:value-type="float" office:value="262" calcext:value-type="float">
            <text:p>262</text:p>
          </table:table-cell>
          <table:table-cell table:formula="of:=[.H266]/[.I$2]" office:value-type="float" office:value="65.5" calcext:value-type="float">
            <text:p>65.5</text:p>
          </table:table-cell>
          <table:table-cell table:formula="of:=[.I266]*60" office:value-type="float" office:value="3930" calcext:value-type="float">
            <text:p>3930</text:p>
          </table:table-cell>
          <table:table-cell table:formula="of:=[.J266]*[.F$2]" office:value-type="float" office:value="7860" calcext:value-type="float">
            <text:p>7860</text:p>
          </table:table-cell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 table:formula="of:=[.B$2]*[.A267]*1000" office:value-type="float" office:value="4.208" calcext:value-type="float">
            <text:p>4.208</text:p>
          </table:table-cell>
          <table:table-cell table:style-name="ce6" table:formula="of:=1/([.B267]/1000)" office:value-type="float" office:value="237.642585551331" calcext:value-type="float">
            <text:p>238</text:p>
          </table:table-cell>
          <table:table-cell table:style-name="ce6" table:formula="of:=[.C267]/[.D$2]" office:value-type="float" office:value="59.4106463878327" calcext:value-type="float">
            <text:p>59</text:p>
          </table:table-cell>
          <table:table-cell table:style-name="ce6" table:formula="of:=[.D267]*60" office:value-type="float" office:value="3564.63878326996" calcext:value-type="float">
            <text:p>3565</text:p>
          </table:table-cell>
          <table:table-cell table:style-name="ce6" table:formula="of:=[.E267]*[.F$2]" office:value-type="float" office:value="7129.27756653992" calcext:value-type="float">
            <text:p>7129</text:p>
          </table:table-cell>
          <table:table-cell/>
          <table:table-cell office:value-type="float" office:value="263" calcext:value-type="float">
            <text:p>263</text:p>
          </table:table-cell>
          <table:table-cell table:formula="of:=[.H267]/[.I$2]" office:value-type="float" office:value="65.75" calcext:value-type="float">
            <text:p>65.75</text:p>
          </table:table-cell>
          <table:table-cell table:formula="of:=[.I267]*60" office:value-type="float" office:value="3945" calcext:value-type="float">
            <text:p>3945</text:p>
          </table:table-cell>
          <table:table-cell table:formula="of:=[.J267]*[.F$2]" office:value-type="float" office:value="7890" calcext:value-type="float">
            <text:p>7890</text:p>
          </table:table-cell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 table:formula="of:=[.B$2]*[.A268]*1000" office:value-type="float" office:value="4.224" calcext:value-type="float">
            <text:p>4.224</text:p>
          </table:table-cell>
          <table:table-cell table:style-name="ce6" table:formula="of:=1/([.B268]/1000)" office:value-type="float" office:value="236.742424242424" calcext:value-type="float">
            <text:p>237</text:p>
          </table:table-cell>
          <table:table-cell table:style-name="ce6" table:formula="of:=[.C268]/[.D$2]" office:value-type="float" office:value="59.1856060606061" calcext:value-type="float">
            <text:p>59</text:p>
          </table:table-cell>
          <table:table-cell table:style-name="ce6" table:formula="of:=[.D268]*60" office:value-type="float" office:value="3551.13636363636" calcext:value-type="float">
            <text:p>3551</text:p>
          </table:table-cell>
          <table:table-cell table:style-name="ce6" table:formula="of:=[.E268]*[.F$2]" office:value-type="float" office:value="7102.27272727273" calcext:value-type="float">
            <text:p>7102</text:p>
          </table:table-cell>
          <table:table-cell/>
          <table:table-cell office:value-type="float" office:value="264" calcext:value-type="float">
            <text:p>264</text:p>
          </table:table-cell>
          <table:table-cell table:formula="of:=[.H268]/[.I$2]" office:value-type="float" office:value="66" calcext:value-type="float">
            <text:p>66</text:p>
          </table:table-cell>
          <table:table-cell table:formula="of:=[.I268]*60" office:value-type="float" office:value="3960" calcext:value-type="float">
            <text:p>3960</text:p>
          </table:table-cell>
          <table:table-cell table:formula="of:=[.J268]*[.F$2]" office:value-type="float" office:value="7920" calcext:value-type="float">
            <text:p>7920</text:p>
          </table:table-cell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 table:formula="of:=[.B$2]*[.A269]*1000" office:value-type="float" office:value="4.24" calcext:value-type="float">
            <text:p>4.24</text:p>
          </table:table-cell>
          <table:table-cell table:style-name="ce6" table:formula="of:=1/([.B269]/1000)" office:value-type="float" office:value="235.849056603774" calcext:value-type="float">
            <text:p>236</text:p>
          </table:table-cell>
          <table:table-cell table:style-name="ce6" table:formula="of:=[.C269]/[.D$2]" office:value-type="float" office:value="58.9622641509434" calcext:value-type="float">
            <text:p>59</text:p>
          </table:table-cell>
          <table:table-cell table:style-name="ce6" table:formula="of:=[.D269]*60" office:value-type="float" office:value="3537.7358490566" calcext:value-type="float">
            <text:p>3538</text:p>
          </table:table-cell>
          <table:table-cell table:style-name="ce6" table:formula="of:=[.E269]*[.F$2]" office:value-type="float" office:value="7075.47169811321" calcext:value-type="float">
            <text:p>7075</text:p>
          </table:table-cell>
          <table:table-cell/>
          <table:table-cell office:value-type="float" office:value="265" calcext:value-type="float">
            <text:p>265</text:p>
          </table:table-cell>
          <table:table-cell table:formula="of:=[.H269]/[.I$2]" office:value-type="float" office:value="66.25" calcext:value-type="float">
            <text:p>66.25</text:p>
          </table:table-cell>
          <table:table-cell table:formula="of:=[.I269]*60" office:value-type="float" office:value="3975" calcext:value-type="float">
            <text:p>3975</text:p>
          </table:table-cell>
          <table:table-cell table:formula="of:=[.J269]*[.F$2]" office:value-type="float" office:value="7950" calcext:value-type="float">
            <text:p>7950</text:p>
          </table:table-cell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 table:formula="of:=[.B$2]*[.A270]*1000" office:value-type="float" office:value="4.256" calcext:value-type="float">
            <text:p>4.256</text:p>
          </table:table-cell>
          <table:table-cell table:style-name="ce6" table:formula="of:=1/([.B270]/1000)" office:value-type="float" office:value="234.962406015038" calcext:value-type="float">
            <text:p>235</text:p>
          </table:table-cell>
          <table:table-cell table:style-name="ce6" table:formula="of:=[.C270]/[.D$2]" office:value-type="float" office:value="58.7406015037594" calcext:value-type="float">
            <text:p>59</text:p>
          </table:table-cell>
          <table:table-cell table:style-name="ce6" table:formula="of:=[.D270]*60" office:value-type="float" office:value="3524.43609022556" calcext:value-type="float">
            <text:p>3524</text:p>
          </table:table-cell>
          <table:table-cell table:style-name="ce6" table:formula="of:=[.E270]*[.F$2]" office:value-type="float" office:value="7048.87218045113" calcext:value-type="float">
            <text:p>7049</text:p>
          </table:table-cell>
          <table:table-cell/>
          <table:table-cell office:value-type="float" office:value="266" calcext:value-type="float">
            <text:p>266</text:p>
          </table:table-cell>
          <table:table-cell table:formula="of:=[.H270]/[.I$2]" office:value-type="float" office:value="66.5" calcext:value-type="float">
            <text:p>66.5</text:p>
          </table:table-cell>
          <table:table-cell table:formula="of:=[.I270]*60" office:value-type="float" office:value="3990" calcext:value-type="float">
            <text:p>3990</text:p>
          </table:table-cell>
          <table:table-cell table:formula="of:=[.J270]*[.F$2]" office:value-type="float" office:value="7980" calcext:value-type="float">
            <text:p>7980</text:p>
          </table:table-cell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 table:formula="of:=[.B$2]*[.A271]*1000" office:value-type="float" office:value="4.272" calcext:value-type="float">
            <text:p>4.272</text:p>
          </table:table-cell>
          <table:table-cell table:style-name="ce6" table:formula="of:=1/([.B271]/1000)" office:value-type="float" office:value="234.082397003745" calcext:value-type="float">
            <text:p>234</text:p>
          </table:table-cell>
          <table:table-cell table:style-name="ce6" table:formula="of:=[.C271]/[.D$2]" office:value-type="float" office:value="58.5205992509363" calcext:value-type="float">
            <text:p>59</text:p>
          </table:table-cell>
          <table:table-cell table:style-name="ce6" table:formula="of:=[.D271]*60" office:value-type="float" office:value="3511.23595505618" calcext:value-type="float">
            <text:p>3511</text:p>
          </table:table-cell>
          <table:table-cell table:style-name="ce6" table:formula="of:=[.E271]*[.F$2]" office:value-type="float" office:value="7022.47191011236" calcext:value-type="float">
            <text:p>7022</text:p>
          </table:table-cell>
          <table:table-cell/>
          <table:table-cell office:value-type="float" office:value="267" calcext:value-type="float">
            <text:p>267</text:p>
          </table:table-cell>
          <table:table-cell table:formula="of:=[.H271]/[.I$2]" office:value-type="float" office:value="66.75" calcext:value-type="float">
            <text:p>66.75</text:p>
          </table:table-cell>
          <table:table-cell table:formula="of:=[.I271]*60" office:value-type="float" office:value="4005" calcext:value-type="float">
            <text:p>4005</text:p>
          </table:table-cell>
          <table:table-cell table:formula="of:=[.J271]*[.F$2]" office:value-type="float" office:value="8010" calcext:value-type="float">
            <text:p>8010</text:p>
          </table:table-cell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 table:formula="of:=[.B$2]*[.A272]*1000" office:value-type="float" office:value="4.288" calcext:value-type="float">
            <text:p>4.288</text:p>
          </table:table-cell>
          <table:table-cell table:style-name="ce6" table:formula="of:=1/([.B272]/1000)" office:value-type="float" office:value="233.208955223881" calcext:value-type="float">
            <text:p>233</text:p>
          </table:table-cell>
          <table:table-cell table:style-name="ce6" table:formula="of:=[.C272]/[.D$2]" office:value-type="float" office:value="58.3022388059702" calcext:value-type="float">
            <text:p>58</text:p>
          </table:table-cell>
          <table:table-cell table:style-name="ce6" table:formula="of:=[.D272]*60" office:value-type="float" office:value="3498.13432835821" calcext:value-type="float">
            <text:p>3498</text:p>
          </table:table-cell>
          <table:table-cell table:style-name="ce6" table:formula="of:=[.E272]*[.F$2]" office:value-type="float" office:value="6996.26865671642" calcext:value-type="float">
            <text:p>6996</text:p>
          </table:table-cell>
          <table:table-cell/>
          <table:table-cell office:value-type="float" office:value="268" calcext:value-type="float">
            <text:p>268</text:p>
          </table:table-cell>
          <table:table-cell table:formula="of:=[.H272]/[.I$2]" office:value-type="float" office:value="67" calcext:value-type="float">
            <text:p>67</text:p>
          </table:table-cell>
          <table:table-cell table:formula="of:=[.I272]*60" office:value-type="float" office:value="4020" calcext:value-type="float">
            <text:p>4020</text:p>
          </table:table-cell>
          <table:table-cell table:formula="of:=[.J272]*[.F$2]" office:value-type="float" office:value="8040" calcext:value-type="float">
            <text:p>8040</text:p>
          </table:table-cell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table:formula="of:=[.B$2]*[.A273]*1000" office:value-type="float" office:value="4.304" calcext:value-type="float">
            <text:p>4.304</text:p>
          </table:table-cell>
          <table:table-cell table:style-name="ce6" table:formula="of:=1/([.B273]/1000)" office:value-type="float" office:value="232.342007434944" calcext:value-type="float">
            <text:p>232</text:p>
          </table:table-cell>
          <table:table-cell table:style-name="ce6" table:formula="of:=[.C273]/[.D$2]" office:value-type="float" office:value="58.0855018587361" calcext:value-type="float">
            <text:p>58</text:p>
          </table:table-cell>
          <table:table-cell table:style-name="ce6" table:formula="of:=[.D273]*60" office:value-type="float" office:value="3485.13011152416" calcext:value-type="float">
            <text:p>3485</text:p>
          </table:table-cell>
          <table:table-cell table:style-name="ce6" table:formula="of:=[.E273]*[.F$2]" office:value-type="float" office:value="6970.26022304833" calcext:value-type="float">
            <text:p>6970</text:p>
          </table:table-cell>
          <table:table-cell/>
          <table:table-cell office:value-type="float" office:value="269" calcext:value-type="float">
            <text:p>269</text:p>
          </table:table-cell>
          <table:table-cell table:formula="of:=[.H273]/[.I$2]" office:value-type="float" office:value="67.25" calcext:value-type="float">
            <text:p>67.25</text:p>
          </table:table-cell>
          <table:table-cell table:formula="of:=[.I273]*60" office:value-type="float" office:value="4035" calcext:value-type="float">
            <text:p>4035</text:p>
          </table:table-cell>
          <table:table-cell table:formula="of:=[.J273]*[.F$2]" office:value-type="float" office:value="8070" calcext:value-type="float">
            <text:p>8070</text:p>
          </table:table-cell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 table:formula="of:=[.B$2]*[.A274]*1000" office:value-type="float" office:value="4.32" calcext:value-type="float">
            <text:p>4.32</text:p>
          </table:table-cell>
          <table:table-cell table:style-name="ce6" table:formula="of:=1/([.B274]/1000)" office:value-type="float" office:value="231.481481481481" calcext:value-type="float">
            <text:p>231</text:p>
          </table:table-cell>
          <table:table-cell table:style-name="ce6" table:formula="of:=[.C274]/[.D$2]" office:value-type="float" office:value="57.8703703703704" calcext:value-type="float">
            <text:p>58</text:p>
          </table:table-cell>
          <table:table-cell table:style-name="ce6" table:formula="of:=[.D274]*60" office:value-type="float" office:value="3472.22222222222" calcext:value-type="float">
            <text:p>3472</text:p>
          </table:table-cell>
          <table:table-cell table:style-name="ce6" table:formula="of:=[.E274]*[.F$2]" office:value-type="float" office:value="6944.44444444444" calcext:value-type="float">
            <text:p>6944</text:p>
          </table:table-cell>
          <table:table-cell/>
          <table:table-cell office:value-type="float" office:value="270" calcext:value-type="float">
            <text:p>270</text:p>
          </table:table-cell>
          <table:table-cell table:formula="of:=[.H274]/[.I$2]" office:value-type="float" office:value="67.5" calcext:value-type="float">
            <text:p>67.5</text:p>
          </table:table-cell>
          <table:table-cell table:formula="of:=[.I274]*60" office:value-type="float" office:value="4050" calcext:value-type="float">
            <text:p>4050</text:p>
          </table:table-cell>
          <table:table-cell table:formula="of:=[.J274]*[.F$2]" office:value-type="float" office:value="8100" calcext:value-type="float">
            <text:p>8100</text:p>
          </table:table-cell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 table:formula="of:=[.B$2]*[.A275]*1000" office:value-type="float" office:value="4.336" calcext:value-type="float">
            <text:p>4.336</text:p>
          </table:table-cell>
          <table:table-cell table:style-name="ce6" table:formula="of:=1/([.B275]/1000)" office:value-type="float" office:value="230.627306273063" calcext:value-type="float">
            <text:p>231</text:p>
          </table:table-cell>
          <table:table-cell table:style-name="ce6" table:formula="of:=[.C275]/[.D$2]" office:value-type="float" office:value="57.6568265682657" calcext:value-type="float">
            <text:p>58</text:p>
          </table:table-cell>
          <table:table-cell table:style-name="ce6" table:formula="of:=[.D275]*60" office:value-type="float" office:value="3459.40959409594" calcext:value-type="float">
            <text:p>3459</text:p>
          </table:table-cell>
          <table:table-cell table:style-name="ce6" table:formula="of:=[.E275]*[.F$2]" office:value-type="float" office:value="6918.81918819188" calcext:value-type="float">
            <text:p>6919</text:p>
          </table:table-cell>
          <table:table-cell/>
          <table:table-cell office:value-type="float" office:value="271" calcext:value-type="float">
            <text:p>271</text:p>
          </table:table-cell>
          <table:table-cell table:formula="of:=[.H275]/[.I$2]" office:value-type="float" office:value="67.75" calcext:value-type="float">
            <text:p>67.75</text:p>
          </table:table-cell>
          <table:table-cell table:formula="of:=[.I275]*60" office:value-type="float" office:value="4065" calcext:value-type="float">
            <text:p>4065</text:p>
          </table:table-cell>
          <table:table-cell table:formula="of:=[.J275]*[.F$2]" office:value-type="float" office:value="8130" calcext:value-type="float">
            <text:p>8130</text:p>
          </table:table-cell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 table:formula="of:=[.B$2]*[.A276]*1000" office:value-type="float" office:value="4.352" calcext:value-type="float">
            <text:p>4.352</text:p>
          </table:table-cell>
          <table:table-cell table:style-name="ce6" table:formula="of:=1/([.B276]/1000)" office:value-type="float" office:value="229.779411764706" calcext:value-type="float">
            <text:p>230</text:p>
          </table:table-cell>
          <table:table-cell table:style-name="ce6" table:formula="of:=[.C276]/[.D$2]" office:value-type="float" office:value="57.4448529411765" calcext:value-type="float">
            <text:p>57</text:p>
          </table:table-cell>
          <table:table-cell table:style-name="ce6" table:formula="of:=[.D276]*60" office:value-type="float" office:value="3446.69117647059" calcext:value-type="float">
            <text:p>3447</text:p>
          </table:table-cell>
          <table:table-cell table:style-name="ce6" table:formula="of:=[.E276]*[.F$2]" office:value-type="float" office:value="6893.38235294118" calcext:value-type="float">
            <text:p>6893</text:p>
          </table:table-cell>
          <table:table-cell/>
          <table:table-cell office:value-type="float" office:value="272" calcext:value-type="float">
            <text:p>272</text:p>
          </table:table-cell>
          <table:table-cell table:formula="of:=[.H276]/[.I$2]" office:value-type="float" office:value="68" calcext:value-type="float">
            <text:p>68</text:p>
          </table:table-cell>
          <table:table-cell table:formula="of:=[.I276]*60" office:value-type="float" office:value="4080" calcext:value-type="float">
            <text:p>4080</text:p>
          </table:table-cell>
          <table:table-cell table:formula="of:=[.J276]*[.F$2]" office:value-type="float" office:value="8160" calcext:value-type="float">
            <text:p>8160</text:p>
          </table:table-cell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 table:formula="of:=[.B$2]*[.A277]*1000" office:value-type="float" office:value="4.368" calcext:value-type="float">
            <text:p>4.368</text:p>
          </table:table-cell>
          <table:table-cell table:style-name="ce6" table:formula="of:=1/([.B277]/1000)" office:value-type="float" office:value="228.937728937729" calcext:value-type="float">
            <text:p>229</text:p>
          </table:table-cell>
          <table:table-cell table:style-name="ce6" table:formula="of:=[.C277]/[.D$2]" office:value-type="float" office:value="57.2344322344322" calcext:value-type="float">
            <text:p>57</text:p>
          </table:table-cell>
          <table:table-cell table:style-name="ce6" table:formula="of:=[.D277]*60" office:value-type="float" office:value="3434.06593406593" calcext:value-type="float">
            <text:p>3434</text:p>
          </table:table-cell>
          <table:table-cell table:style-name="ce6" table:formula="of:=[.E277]*[.F$2]" office:value-type="float" office:value="6868.13186813187" calcext:value-type="float">
            <text:p>6868</text:p>
          </table:table-cell>
          <table:table-cell/>
          <table:table-cell office:value-type="float" office:value="273" calcext:value-type="float">
            <text:p>273</text:p>
          </table:table-cell>
          <table:table-cell table:formula="of:=[.H277]/[.I$2]" office:value-type="float" office:value="68.25" calcext:value-type="float">
            <text:p>68.25</text:p>
          </table:table-cell>
          <table:table-cell table:formula="of:=[.I277]*60" office:value-type="float" office:value="4095" calcext:value-type="float">
            <text:p>4095</text:p>
          </table:table-cell>
          <table:table-cell table:formula="of:=[.J277]*[.F$2]" office:value-type="float" office:value="8190" calcext:value-type="float">
            <text:p>8190</text:p>
          </table:table-cell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 table:formula="of:=[.B$2]*[.A278]*1000" office:value-type="float" office:value="4.384" calcext:value-type="float">
            <text:p>4.384</text:p>
          </table:table-cell>
          <table:table-cell table:style-name="ce6" table:formula="of:=1/([.B278]/1000)" office:value-type="float" office:value="228.102189781022" calcext:value-type="float">
            <text:p>228</text:p>
          </table:table-cell>
          <table:table-cell table:style-name="ce6" table:formula="of:=[.C278]/[.D$2]" office:value-type="float" office:value="57.0255474452555" calcext:value-type="float">
            <text:p>57</text:p>
          </table:table-cell>
          <table:table-cell table:style-name="ce6" table:formula="of:=[.D278]*60" office:value-type="float" office:value="3421.53284671533" calcext:value-type="float">
            <text:p>3422</text:p>
          </table:table-cell>
          <table:table-cell table:style-name="ce6" table:formula="of:=[.E278]*[.F$2]" office:value-type="float" office:value="6843.06569343066" calcext:value-type="float">
            <text:p>6843</text:p>
          </table:table-cell>
          <table:table-cell/>
          <table:table-cell office:value-type="float" office:value="274" calcext:value-type="float">
            <text:p>274</text:p>
          </table:table-cell>
          <table:table-cell table:formula="of:=[.H278]/[.I$2]" office:value-type="float" office:value="68.5" calcext:value-type="float">
            <text:p>68.5</text:p>
          </table:table-cell>
          <table:table-cell table:formula="of:=[.I278]*60" office:value-type="float" office:value="4110" calcext:value-type="float">
            <text:p>4110</text:p>
          </table:table-cell>
          <table:table-cell table:formula="of:=[.J278]*[.F$2]" office:value-type="float" office:value="8220" calcext:value-type="float">
            <text:p>8220</text:p>
          </table:table-cell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 table:formula="of:=[.B$2]*[.A279]*1000" office:value-type="float" office:value="4.4" calcext:value-type="float">
            <text:p>4.4</text:p>
          </table:table-cell>
          <table:table-cell table:style-name="ce6" table:formula="of:=1/([.B279]/1000)" office:value-type="float" office:value="227.272727272727" calcext:value-type="float">
            <text:p>227</text:p>
          </table:table-cell>
          <table:table-cell table:style-name="ce6" table:formula="of:=[.C279]/[.D$2]" office:value-type="float" office:value="56.8181818181818" calcext:value-type="float">
            <text:p>57</text:p>
          </table:table-cell>
          <table:table-cell table:style-name="ce6" table:formula="of:=[.D279]*60" office:value-type="float" office:value="3409.09090909091" calcext:value-type="float">
            <text:p>3409</text:p>
          </table:table-cell>
          <table:table-cell table:style-name="ce6" table:formula="of:=[.E279]*[.F$2]" office:value-type="float" office:value="6818.18181818182" calcext:value-type="float">
            <text:p>6818</text:p>
          </table:table-cell>
          <table:table-cell/>
          <table:table-cell office:value-type="float" office:value="275" calcext:value-type="float">
            <text:p>275</text:p>
          </table:table-cell>
          <table:table-cell table:formula="of:=[.H279]/[.I$2]" office:value-type="float" office:value="68.75" calcext:value-type="float">
            <text:p>68.75</text:p>
          </table:table-cell>
          <table:table-cell table:formula="of:=[.I279]*60" office:value-type="float" office:value="4125" calcext:value-type="float">
            <text:p>4125</text:p>
          </table:table-cell>
          <table:table-cell table:formula="of:=[.J279]*[.F$2]" office:value-type="float" office:value="8250" calcext:value-type="float">
            <text:p>8250</text:p>
          </table:table-cell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 table:formula="of:=[.B$2]*[.A280]*1000" office:value-type="float" office:value="4.416" calcext:value-type="float">
            <text:p>4.416</text:p>
          </table:table-cell>
          <table:table-cell table:style-name="ce6" table:formula="of:=1/([.B280]/1000)" office:value-type="float" office:value="226.449275362319" calcext:value-type="float">
            <text:p>226</text:p>
          </table:table-cell>
          <table:table-cell table:style-name="ce6" table:formula="of:=[.C280]/[.D$2]" office:value-type="float" office:value="56.6123188405797" calcext:value-type="float">
            <text:p>57</text:p>
          </table:table-cell>
          <table:table-cell table:style-name="ce6" table:formula="of:=[.D280]*60" office:value-type="float" office:value="3396.73913043478" calcext:value-type="float">
            <text:p>3397</text:p>
          </table:table-cell>
          <table:table-cell table:style-name="ce6" table:formula="of:=[.E280]*[.F$2]" office:value-type="float" office:value="6793.47826086957" calcext:value-type="float">
            <text:p>6793</text:p>
          </table:table-cell>
          <table:table-cell/>
          <table:table-cell office:value-type="float" office:value="276" calcext:value-type="float">
            <text:p>276</text:p>
          </table:table-cell>
          <table:table-cell table:formula="of:=[.H280]/[.I$2]" office:value-type="float" office:value="69" calcext:value-type="float">
            <text:p>69</text:p>
          </table:table-cell>
          <table:table-cell table:formula="of:=[.I280]*60" office:value-type="float" office:value="4140" calcext:value-type="float">
            <text:p>4140</text:p>
          </table:table-cell>
          <table:table-cell table:formula="of:=[.J280]*[.F$2]" office:value-type="float" office:value="8280" calcext:value-type="float">
            <text:p>8280</text:p>
          </table:table-cell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 table:formula="of:=[.B$2]*[.A281]*1000" office:value-type="float" office:value="4.432" calcext:value-type="float">
            <text:p>4.432</text:p>
          </table:table-cell>
          <table:table-cell table:style-name="ce6" table:formula="of:=1/([.B281]/1000)" office:value-type="float" office:value="225.631768953069" calcext:value-type="float">
            <text:p>226</text:p>
          </table:table-cell>
          <table:table-cell table:style-name="ce6" table:formula="of:=[.C281]/[.D$2]" office:value-type="float" office:value="56.4079422382672" calcext:value-type="float">
            <text:p>56</text:p>
          </table:table-cell>
          <table:table-cell table:style-name="ce6" table:formula="of:=[.D281]*60" office:value-type="float" office:value="3384.47653429603" calcext:value-type="float">
            <text:p>3384</text:p>
          </table:table-cell>
          <table:table-cell table:style-name="ce6" table:formula="of:=[.E281]*[.F$2]" office:value-type="float" office:value="6768.95306859206" calcext:value-type="float">
            <text:p>6769</text:p>
          </table:table-cell>
          <table:table-cell/>
          <table:table-cell office:value-type="float" office:value="277" calcext:value-type="float">
            <text:p>277</text:p>
          </table:table-cell>
          <table:table-cell table:formula="of:=[.H281]/[.I$2]" office:value-type="float" office:value="69.25" calcext:value-type="float">
            <text:p>69.25</text:p>
          </table:table-cell>
          <table:table-cell table:formula="of:=[.I281]*60" office:value-type="float" office:value="4155" calcext:value-type="float">
            <text:p>4155</text:p>
          </table:table-cell>
          <table:table-cell table:formula="of:=[.J281]*[.F$2]" office:value-type="float" office:value="8310" calcext:value-type="float">
            <text:p>8310</text:p>
          </table:table-cell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 table:formula="of:=[.B$2]*[.A282]*1000" office:value-type="float" office:value="4.448" calcext:value-type="float">
            <text:p>4.448</text:p>
          </table:table-cell>
          <table:table-cell table:style-name="ce6" table:formula="of:=1/([.B282]/1000)" office:value-type="float" office:value="224.820143884892" calcext:value-type="float">
            <text:p>225</text:p>
          </table:table-cell>
          <table:table-cell table:style-name="ce6" table:formula="of:=[.C282]/[.D$2]" office:value-type="float" office:value="56.205035971223" calcext:value-type="float">
            <text:p>56</text:p>
          </table:table-cell>
          <table:table-cell table:style-name="ce6" table:formula="of:=[.D282]*60" office:value-type="float" office:value="3372.30215827338" calcext:value-type="float">
            <text:p>3372</text:p>
          </table:table-cell>
          <table:table-cell table:style-name="ce6" table:formula="of:=[.E282]*[.F$2]" office:value-type="float" office:value="6744.60431654676" calcext:value-type="float">
            <text:p>6745</text:p>
          </table:table-cell>
          <table:table-cell/>
          <table:table-cell office:value-type="float" office:value="278" calcext:value-type="float">
            <text:p>278</text:p>
          </table:table-cell>
          <table:table-cell table:formula="of:=[.H282]/[.I$2]" office:value-type="float" office:value="69.5" calcext:value-type="float">
            <text:p>69.5</text:p>
          </table:table-cell>
          <table:table-cell table:formula="of:=[.I282]*60" office:value-type="float" office:value="4170" calcext:value-type="float">
            <text:p>4170</text:p>
          </table:table-cell>
          <table:table-cell table:formula="of:=[.J282]*[.F$2]" office:value-type="float" office:value="8340" calcext:value-type="float">
            <text:p>8340</text:p>
          </table:table-cell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 table:formula="of:=[.B$2]*[.A283]*1000" office:value-type="float" office:value="4.464" calcext:value-type="float">
            <text:p>4.464</text:p>
          </table:table-cell>
          <table:table-cell table:style-name="ce6" table:formula="of:=1/([.B283]/1000)" office:value-type="float" office:value="224.014336917563" calcext:value-type="float">
            <text:p>224</text:p>
          </table:table-cell>
          <table:table-cell table:style-name="ce6" table:formula="of:=[.C283]/[.D$2]" office:value-type="float" office:value="56.0035842293907" calcext:value-type="float">
            <text:p>56</text:p>
          </table:table-cell>
          <table:table-cell table:style-name="ce6" table:formula="of:=[.D283]*60" office:value-type="float" office:value="3360.21505376344" calcext:value-type="float">
            <text:p>3360</text:p>
          </table:table-cell>
          <table:table-cell table:style-name="ce6" table:formula="of:=[.E283]*[.F$2]" office:value-type="float" office:value="6720.43010752688" calcext:value-type="float">
            <text:p>6720</text:p>
          </table:table-cell>
          <table:table-cell/>
          <table:table-cell office:value-type="float" office:value="279" calcext:value-type="float">
            <text:p>279</text:p>
          </table:table-cell>
          <table:table-cell table:formula="of:=[.H283]/[.I$2]" office:value-type="float" office:value="69.75" calcext:value-type="float">
            <text:p>69.75</text:p>
          </table:table-cell>
          <table:table-cell table:formula="of:=[.I283]*60" office:value-type="float" office:value="4185" calcext:value-type="float">
            <text:p>4185</text:p>
          </table:table-cell>
          <table:table-cell table:formula="of:=[.J283]*[.F$2]" office:value-type="float" office:value="8370" calcext:value-type="float">
            <text:p>8370</text:p>
          </table:table-cell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table:formula="of:=[.B$2]*[.A284]*1000" office:value-type="float" office:value="4.48" calcext:value-type="float">
            <text:p>4.48</text:p>
          </table:table-cell>
          <table:table-cell table:style-name="ce6" table:formula="of:=1/([.B284]/1000)" office:value-type="float" office:value="223.214285714286" calcext:value-type="float">
            <text:p>223</text:p>
          </table:table-cell>
          <table:table-cell table:style-name="ce6" table:formula="of:=[.C284]/[.D$2]" office:value-type="float" office:value="55.8035714285714" calcext:value-type="float">
            <text:p>56</text:p>
          </table:table-cell>
          <table:table-cell table:style-name="ce6" table:formula="of:=[.D284]*60" office:value-type="float" office:value="3348.21428571429" calcext:value-type="float">
            <text:p>3348</text:p>
          </table:table-cell>
          <table:table-cell table:style-name="ce6" table:formula="of:=[.E284]*[.F$2]" office:value-type="float" office:value="6696.42857142857" calcext:value-type="float">
            <text:p>6696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H284]/[.I$2]" office:value-type="float" office:value="70" calcext:value-type="float">
            <text:p>70</text:p>
          </table:table-cell>
          <table:table-cell table:formula="of:=[.I284]*60" office:value-type="float" office:value="4200" calcext:value-type="float">
            <text:p>4200</text:p>
          </table:table-cell>
          <table:table-cell table:formula="of:=[.J284]*[.F$2]" office:value-type="float" office:value="8400" calcext:value-type="float">
            <text:p>8400</text:p>
          </table:table-cell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 table:formula="of:=[.B$2]*[.A285]*1000" office:value-type="float" office:value="4.496" calcext:value-type="float">
            <text:p>4.496</text:p>
          </table:table-cell>
          <table:table-cell table:style-name="ce6" table:formula="of:=1/([.B285]/1000)" office:value-type="float" office:value="222.419928825623" calcext:value-type="float">
            <text:p>222</text:p>
          </table:table-cell>
          <table:table-cell table:style-name="ce6" table:formula="of:=[.C285]/[.D$2]" office:value-type="float" office:value="55.6049822064057" calcext:value-type="float">
            <text:p>56</text:p>
          </table:table-cell>
          <table:table-cell table:style-name="ce6" table:formula="of:=[.D285]*60" office:value-type="float" office:value="3336.29893238434" calcext:value-type="float">
            <text:p>3336</text:p>
          </table:table-cell>
          <table:table-cell table:style-name="ce6" table:formula="of:=[.E285]*[.F$2]" office:value-type="float" office:value="6672.59786476868" calcext:value-type="float">
            <text:p>6673</text:p>
          </table:table-cell>
          <table:table-cell/>
          <table:table-cell office:value-type="float" office:value="281" calcext:value-type="float">
            <text:p>281</text:p>
          </table:table-cell>
          <table:table-cell table:formula="of:=[.H285]/[.I$2]" office:value-type="float" office:value="70.25" calcext:value-type="float">
            <text:p>70.25</text:p>
          </table:table-cell>
          <table:table-cell table:formula="of:=[.I285]*60" office:value-type="float" office:value="4215" calcext:value-type="float">
            <text:p>4215</text:p>
          </table:table-cell>
          <table:table-cell table:formula="of:=[.J285]*[.F$2]" office:value-type="float" office:value="8430" calcext:value-type="float">
            <text:p>8430</text:p>
          </table:table-cell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 table:formula="of:=[.B$2]*[.A286]*1000" office:value-type="float" office:value="4.512" calcext:value-type="float">
            <text:p>4.512</text:p>
          </table:table-cell>
          <table:table-cell table:style-name="ce6" table:formula="of:=1/([.B286]/1000)" office:value-type="float" office:value="221.631205673759" calcext:value-type="float">
            <text:p>222</text:p>
          </table:table-cell>
          <table:table-cell table:style-name="ce6" table:formula="of:=[.C286]/[.D$2]" office:value-type="float" office:value="55.4078014184397" calcext:value-type="float">
            <text:p>55</text:p>
          </table:table-cell>
          <table:table-cell table:style-name="ce6" table:formula="of:=[.D286]*60" office:value-type="float" office:value="3324.46808510638" calcext:value-type="float">
            <text:p>3324</text:p>
          </table:table-cell>
          <table:table-cell table:style-name="ce6" table:formula="of:=[.E286]*[.F$2]" office:value-type="float" office:value="6648.93617021277" calcext:value-type="float">
            <text:p>6649</text:p>
          </table:table-cell>
          <table:table-cell/>
          <table:table-cell office:value-type="float" office:value="282" calcext:value-type="float">
            <text:p>282</text:p>
          </table:table-cell>
          <table:table-cell table:formula="of:=[.H286]/[.I$2]" office:value-type="float" office:value="70.5" calcext:value-type="float">
            <text:p>70.5</text:p>
          </table:table-cell>
          <table:table-cell table:formula="of:=[.I286]*60" office:value-type="float" office:value="4230" calcext:value-type="float">
            <text:p>4230</text:p>
          </table:table-cell>
          <table:table-cell table:formula="of:=[.J286]*[.F$2]" office:value-type="float" office:value="8460" calcext:value-type="float">
            <text:p>8460</text:p>
          </table:table-cell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 table:formula="of:=[.B$2]*[.A287]*1000" office:value-type="float" office:value="4.528" calcext:value-type="float">
            <text:p>4.528</text:p>
          </table:table-cell>
          <table:table-cell table:style-name="ce6" table:formula="of:=1/([.B287]/1000)" office:value-type="float" office:value="220.848056537102" calcext:value-type="float">
            <text:p>221</text:p>
          </table:table-cell>
          <table:table-cell table:style-name="ce6" table:formula="of:=[.C287]/[.D$2]" office:value-type="float" office:value="55.2120141342756" calcext:value-type="float">
            <text:p>55</text:p>
          </table:table-cell>
          <table:table-cell table:style-name="ce6" table:formula="of:=[.D287]*60" office:value-type="float" office:value="3312.72084805654" calcext:value-type="float">
            <text:p>3313</text:p>
          </table:table-cell>
          <table:table-cell table:style-name="ce6" table:formula="of:=[.E287]*[.F$2]" office:value-type="float" office:value="6625.44169611307" calcext:value-type="float">
            <text:p>6625</text:p>
          </table:table-cell>
          <table:table-cell/>
          <table:table-cell office:value-type="float" office:value="283" calcext:value-type="float">
            <text:p>283</text:p>
          </table:table-cell>
          <table:table-cell table:formula="of:=[.H287]/[.I$2]" office:value-type="float" office:value="70.75" calcext:value-type="float">
            <text:p>70.75</text:p>
          </table:table-cell>
          <table:table-cell table:formula="of:=[.I287]*60" office:value-type="float" office:value="4245" calcext:value-type="float">
            <text:p>4245</text:p>
          </table:table-cell>
          <table:table-cell table:formula="of:=[.J287]*[.F$2]" office:value-type="float" office:value="8490" calcext:value-type="float">
            <text:p>8490</text:p>
          </table:table-cell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 table:formula="of:=[.B$2]*[.A288]*1000" office:value-type="float" office:value="4.544" calcext:value-type="float">
            <text:p>4.544</text:p>
          </table:table-cell>
          <table:table-cell table:style-name="ce6" table:formula="of:=1/([.B288]/1000)" office:value-type="float" office:value="220.070422535211" calcext:value-type="float">
            <text:p>220</text:p>
          </table:table-cell>
          <table:table-cell table:style-name="ce6" table:formula="of:=[.C288]/[.D$2]" office:value-type="float" office:value="55.0176056338028" calcext:value-type="float">
            <text:p>55</text:p>
          </table:table-cell>
          <table:table-cell table:style-name="ce6" table:formula="of:=[.D288]*60" office:value-type="float" office:value="3301.05633802817" calcext:value-type="float">
            <text:p>3301</text:p>
          </table:table-cell>
          <table:table-cell table:style-name="ce6" table:formula="of:=[.E288]*[.F$2]" office:value-type="float" office:value="6602.11267605634" calcext:value-type="float">
            <text:p>6602</text:p>
          </table:table-cell>
          <table:table-cell/>
          <table:table-cell office:value-type="float" office:value="284" calcext:value-type="float">
            <text:p>284</text:p>
          </table:table-cell>
          <table:table-cell table:formula="of:=[.H288]/[.I$2]" office:value-type="float" office:value="71" calcext:value-type="float">
            <text:p>71</text:p>
          </table:table-cell>
          <table:table-cell table:formula="of:=[.I288]*60" office:value-type="float" office:value="4260" calcext:value-type="float">
            <text:p>4260</text:p>
          </table:table-cell>
          <table:table-cell table:formula="of:=[.J288]*[.F$2]" office:value-type="float" office:value="8520" calcext:value-type="float">
            <text:p>8520</text:p>
          </table:table-cell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 table:formula="of:=[.B$2]*[.A289]*1000" office:value-type="float" office:value="4.56" calcext:value-type="float">
            <text:p>4.56</text:p>
          </table:table-cell>
          <table:table-cell table:style-name="ce6" table:formula="of:=1/([.B289]/1000)" office:value-type="float" office:value="219.298245614035" calcext:value-type="float">
            <text:p>219</text:p>
          </table:table-cell>
          <table:table-cell table:style-name="ce6" table:formula="of:=[.C289]/[.D$2]" office:value-type="float" office:value="54.8245614035088" calcext:value-type="float">
            <text:p>55</text:p>
          </table:table-cell>
          <table:table-cell table:style-name="ce6" table:formula="of:=[.D289]*60" office:value-type="float" office:value="3289.47368421053" calcext:value-type="float">
            <text:p>3289</text:p>
          </table:table-cell>
          <table:table-cell table:style-name="ce6" table:formula="of:=[.E289]*[.F$2]" office:value-type="float" office:value="6578.94736842105" calcext:value-type="float">
            <text:p>6579</text:p>
          </table:table-cell>
          <table:table-cell/>
          <table:table-cell office:value-type="float" office:value="285" calcext:value-type="float">
            <text:p>285</text:p>
          </table:table-cell>
          <table:table-cell table:formula="of:=[.H289]/[.I$2]" office:value-type="float" office:value="71.25" calcext:value-type="float">
            <text:p>71.25</text:p>
          </table:table-cell>
          <table:table-cell table:formula="of:=[.I289]*60" office:value-type="float" office:value="4275" calcext:value-type="float">
            <text:p>4275</text:p>
          </table:table-cell>
          <table:table-cell table:formula="of:=[.J289]*[.F$2]" office:value-type="float" office:value="8550" calcext:value-type="float">
            <text:p>8550</text:p>
          </table:table-cell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 table:formula="of:=[.B$2]*[.A290]*1000" office:value-type="float" office:value="4.576" calcext:value-type="float">
            <text:p>4.576</text:p>
          </table:table-cell>
          <table:table-cell table:style-name="ce6" table:formula="of:=1/([.B290]/1000)" office:value-type="float" office:value="218.531468531469" calcext:value-type="float">
            <text:p>219</text:p>
          </table:table-cell>
          <table:table-cell table:style-name="ce6" table:formula="of:=[.C290]/[.D$2]" office:value-type="float" office:value="54.6328671328671" calcext:value-type="float">
            <text:p>55</text:p>
          </table:table-cell>
          <table:table-cell table:style-name="ce6" table:formula="of:=[.D290]*60" office:value-type="float" office:value="3277.97202797203" calcext:value-type="float">
            <text:p>3278</text:p>
          </table:table-cell>
          <table:table-cell table:style-name="ce6" table:formula="of:=[.E290]*[.F$2]" office:value-type="float" office:value="6555.94405594406" calcext:value-type="float">
            <text:p>6556</text:p>
          </table:table-cell>
          <table:table-cell/>
          <table:table-cell office:value-type="float" office:value="286" calcext:value-type="float">
            <text:p>286</text:p>
          </table:table-cell>
          <table:table-cell table:formula="of:=[.H290]/[.I$2]" office:value-type="float" office:value="71.5" calcext:value-type="float">
            <text:p>71.5</text:p>
          </table:table-cell>
          <table:table-cell table:formula="of:=[.I290]*60" office:value-type="float" office:value="4290" calcext:value-type="float">
            <text:p>4290</text:p>
          </table:table-cell>
          <table:table-cell table:formula="of:=[.J290]*[.F$2]" office:value-type="float" office:value="8580" calcext:value-type="float">
            <text:p>8580</text:p>
          </table:table-cell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 table:formula="of:=[.B$2]*[.A291]*1000" office:value-type="float" office:value="4.592" calcext:value-type="float">
            <text:p>4.592</text:p>
          </table:table-cell>
          <table:table-cell table:style-name="ce6" table:formula="of:=1/([.B291]/1000)" office:value-type="float" office:value="217.770034843206" calcext:value-type="float">
            <text:p>218</text:p>
          </table:table-cell>
          <table:table-cell table:style-name="ce6" table:formula="of:=[.C291]/[.D$2]" office:value-type="float" office:value="54.4425087108014" calcext:value-type="float">
            <text:p>54</text:p>
          </table:table-cell>
          <table:table-cell table:style-name="ce6" table:formula="of:=[.D291]*60" office:value-type="float" office:value="3266.55052264808" calcext:value-type="float">
            <text:p>3267</text:p>
          </table:table-cell>
          <table:table-cell table:style-name="ce6" table:formula="of:=[.E291]*[.F$2]" office:value-type="float" office:value="6533.10104529617" calcext:value-type="float">
            <text:p>6533</text:p>
          </table:table-cell>
          <table:table-cell/>
          <table:table-cell office:value-type="float" office:value="287" calcext:value-type="float">
            <text:p>287</text:p>
          </table:table-cell>
          <table:table-cell table:formula="of:=[.H291]/[.I$2]" office:value-type="float" office:value="71.75" calcext:value-type="float">
            <text:p>71.75</text:p>
          </table:table-cell>
          <table:table-cell table:formula="of:=[.I291]*60" office:value-type="float" office:value="4305" calcext:value-type="float">
            <text:p>4305</text:p>
          </table:table-cell>
          <table:table-cell table:formula="of:=[.J291]*[.F$2]" office:value-type="float" office:value="8610" calcext:value-type="float">
            <text:p>8610</text:p>
          </table:table-cell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 table:formula="of:=[.B$2]*[.A292]*1000" office:value-type="float" office:value="4.608" calcext:value-type="float">
            <text:p>4.608</text:p>
          </table:table-cell>
          <table:table-cell table:style-name="ce6" table:formula="of:=1/([.B292]/1000)" office:value-type="float" office:value="217.013888888889" calcext:value-type="float">
            <text:p>217</text:p>
          </table:table-cell>
          <table:table-cell table:style-name="ce6" table:formula="of:=[.C292]/[.D$2]" office:value-type="float" office:value="54.2534722222222" calcext:value-type="float">
            <text:p>54</text:p>
          </table:table-cell>
          <table:table-cell table:style-name="ce6" table:formula="of:=[.D292]*60" office:value-type="float" office:value="3255.20833333333" calcext:value-type="float">
            <text:p>3255</text:p>
          </table:table-cell>
          <table:table-cell table:style-name="ce6" table:formula="of:=[.E292]*[.F$2]" office:value-type="float" office:value="6510.41666666667" calcext:value-type="float">
            <text:p>6510</text:p>
          </table:table-cell>
          <table:table-cell/>
          <table:table-cell office:value-type="float" office:value="288" calcext:value-type="float">
            <text:p>288</text:p>
          </table:table-cell>
          <table:table-cell table:formula="of:=[.H292]/[.I$2]" office:value-type="float" office:value="72" calcext:value-type="float">
            <text:p>72</text:p>
          </table:table-cell>
          <table:table-cell table:formula="of:=[.I292]*60" office:value-type="float" office:value="4320" calcext:value-type="float">
            <text:p>4320</text:p>
          </table:table-cell>
          <table:table-cell table:formula="of:=[.J292]*[.F$2]" office:value-type="float" office:value="8640" calcext:value-type="float">
            <text:p>8640</text:p>
          </table:table-cell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 table:formula="of:=[.B$2]*[.A293]*1000" office:value-type="float" office:value="4.624" calcext:value-type="float">
            <text:p>4.624</text:p>
          </table:table-cell>
          <table:table-cell table:style-name="ce6" table:formula="of:=1/([.B293]/1000)" office:value-type="float" office:value="216.262975778547" calcext:value-type="float">
            <text:p>216</text:p>
          </table:table-cell>
          <table:table-cell table:style-name="ce6" table:formula="of:=[.C293]/[.D$2]" office:value-type="float" office:value="54.0657439446367" calcext:value-type="float">
            <text:p>54</text:p>
          </table:table-cell>
          <table:table-cell table:style-name="ce6" table:formula="of:=[.D293]*60" office:value-type="float" office:value="3243.9446366782" calcext:value-type="float">
            <text:p>3244</text:p>
          </table:table-cell>
          <table:table-cell table:style-name="ce6" table:formula="of:=[.E293]*[.F$2]" office:value-type="float" office:value="6487.8892733564" calcext:value-type="float">
            <text:p>6488</text:p>
          </table:table-cell>
          <table:table-cell/>
          <table:table-cell office:value-type="float" office:value="289" calcext:value-type="float">
            <text:p>289</text:p>
          </table:table-cell>
          <table:table-cell table:formula="of:=[.H293]/[.I$2]" office:value-type="float" office:value="72.25" calcext:value-type="float">
            <text:p>72.25</text:p>
          </table:table-cell>
          <table:table-cell table:formula="of:=[.I293]*60" office:value-type="float" office:value="4335" calcext:value-type="float">
            <text:p>4335</text:p>
          </table:table-cell>
          <table:table-cell table:formula="of:=[.J293]*[.F$2]" office:value-type="float" office:value="8670" calcext:value-type="float">
            <text:p>8670</text:p>
          </table:table-cell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 table:formula="of:=[.B$2]*[.A294]*1000" office:value-type="float" office:value="4.64" calcext:value-type="float">
            <text:p>4.64</text:p>
          </table:table-cell>
          <table:table-cell table:style-name="ce6" table:formula="of:=1/([.B294]/1000)" office:value-type="float" office:value="215.51724137931" calcext:value-type="float">
            <text:p>216</text:p>
          </table:table-cell>
          <table:table-cell table:style-name="ce6" table:formula="of:=[.C294]/[.D$2]" office:value-type="float" office:value="53.8793103448276" calcext:value-type="float">
            <text:p>54</text:p>
          </table:table-cell>
          <table:table-cell table:style-name="ce6" table:formula="of:=[.D294]*60" office:value-type="float" office:value="3232.75862068966" calcext:value-type="float">
            <text:p>3233</text:p>
          </table:table-cell>
          <table:table-cell table:style-name="ce6" table:formula="of:=[.E294]*[.F$2]" office:value-type="float" office:value="6465.51724137931" calcext:value-type="float">
            <text:p>6466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H294]/[.I$2]" office:value-type="float" office:value="72.5" calcext:value-type="float">
            <text:p>72.5</text:p>
          </table:table-cell>
          <table:table-cell table:formula="of:=[.I294]*60" office:value-type="float" office:value="4350" calcext:value-type="float">
            <text:p>4350</text:p>
          </table:table-cell>
          <table:table-cell table:formula="of:=[.J294]*[.F$2]" office:value-type="float" office:value="8700" calcext:value-type="float">
            <text:p>8700</text:p>
          </table:table-cell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 table:formula="of:=[.B$2]*[.A295]*1000" office:value-type="float" office:value="4.656" calcext:value-type="float">
            <text:p>4.656</text:p>
          </table:table-cell>
          <table:table-cell table:style-name="ce6" table:formula="of:=1/([.B295]/1000)" office:value-type="float" office:value="214.776632302406" calcext:value-type="float">
            <text:p>215</text:p>
          </table:table-cell>
          <table:table-cell table:style-name="ce6" table:formula="of:=[.C295]/[.D$2]" office:value-type="float" office:value="53.6941580756014" calcext:value-type="float">
            <text:p>54</text:p>
          </table:table-cell>
          <table:table-cell table:style-name="ce6" table:formula="of:=[.D295]*60" office:value-type="float" office:value="3221.64948453608" calcext:value-type="float">
            <text:p>3222</text:p>
          </table:table-cell>
          <table:table-cell table:style-name="ce6" table:formula="of:=[.E295]*[.F$2]" office:value-type="float" office:value="6443.29896907217" calcext:value-type="float">
            <text:p>6443</text:p>
          </table:table-cell>
          <table:table-cell/>
          <table:table-cell office:value-type="float" office:value="291" calcext:value-type="float">
            <text:p>291</text:p>
          </table:table-cell>
          <table:table-cell table:formula="of:=[.H295]/[.I$2]" office:value-type="float" office:value="72.75" calcext:value-type="float">
            <text:p>72.75</text:p>
          </table:table-cell>
          <table:table-cell table:formula="of:=[.I295]*60" office:value-type="float" office:value="4365" calcext:value-type="float">
            <text:p>4365</text:p>
          </table:table-cell>
          <table:table-cell table:formula="of:=[.J295]*[.F$2]" office:value-type="float" office:value="8730" calcext:value-type="float">
            <text:p>8730</text:p>
          </table:table-cell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 table:formula="of:=[.B$2]*[.A296]*1000" office:value-type="float" office:value="4.672" calcext:value-type="float">
            <text:p>4.672</text:p>
          </table:table-cell>
          <table:table-cell table:style-name="ce6" table:formula="of:=1/([.B296]/1000)" office:value-type="float" office:value="214.041095890411" calcext:value-type="float">
            <text:p>214</text:p>
          </table:table-cell>
          <table:table-cell table:style-name="ce6" table:formula="of:=[.C296]/[.D$2]" office:value-type="float" office:value="53.5102739726027" calcext:value-type="float">
            <text:p>54</text:p>
          </table:table-cell>
          <table:table-cell table:style-name="ce6" table:formula="of:=[.D296]*60" office:value-type="float" office:value="3210.61643835616" calcext:value-type="float">
            <text:p>3211</text:p>
          </table:table-cell>
          <table:table-cell table:style-name="ce6" table:formula="of:=[.E296]*[.F$2]" office:value-type="float" office:value="6421.23287671233" calcext:value-type="float">
            <text:p>6421</text:p>
          </table:table-cell>
          <table:table-cell/>
          <table:table-cell office:value-type="float" office:value="292" calcext:value-type="float">
            <text:p>292</text:p>
          </table:table-cell>
          <table:table-cell table:formula="of:=[.H296]/[.I$2]" office:value-type="float" office:value="73" calcext:value-type="float">
            <text:p>73</text:p>
          </table:table-cell>
          <table:table-cell table:formula="of:=[.I296]*60" office:value-type="float" office:value="4380" calcext:value-type="float">
            <text:p>4380</text:p>
          </table:table-cell>
          <table:table-cell table:formula="of:=[.J296]*[.F$2]" office:value-type="float" office:value="8760" calcext:value-type="float">
            <text:p>8760</text:p>
          </table:table-cell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 table:formula="of:=[.B$2]*[.A297]*1000" office:value-type="float" office:value="4.688" calcext:value-type="float">
            <text:p>4.688</text:p>
          </table:table-cell>
          <table:table-cell table:style-name="ce6" table:formula="of:=1/([.B297]/1000)" office:value-type="float" office:value="213.310580204778" calcext:value-type="float">
            <text:p>213</text:p>
          </table:table-cell>
          <table:table-cell table:style-name="ce6" table:formula="of:=[.C297]/[.D$2]" office:value-type="float" office:value="53.3276450511946" calcext:value-type="float">
            <text:p>53</text:p>
          </table:table-cell>
          <table:table-cell table:style-name="ce6" table:formula="of:=[.D297]*60" office:value-type="float" office:value="3199.65870307167" calcext:value-type="float">
            <text:p>3200</text:p>
          </table:table-cell>
          <table:table-cell table:style-name="ce6" table:formula="of:=[.E297]*[.F$2]" office:value-type="float" office:value="6399.31740614335" calcext:value-type="float">
            <text:p>6399</text:p>
          </table:table-cell>
          <table:table-cell/>
          <table:table-cell office:value-type="float" office:value="293" calcext:value-type="float">
            <text:p>293</text:p>
          </table:table-cell>
          <table:table-cell table:formula="of:=[.H297]/[.I$2]" office:value-type="float" office:value="73.25" calcext:value-type="float">
            <text:p>73.25</text:p>
          </table:table-cell>
          <table:table-cell table:formula="of:=[.I297]*60" office:value-type="float" office:value="4395" calcext:value-type="float">
            <text:p>4395</text:p>
          </table:table-cell>
          <table:table-cell table:formula="of:=[.J297]*[.F$2]" office:value-type="float" office:value="8790" calcext:value-type="float">
            <text:p>8790</text:p>
          </table:table-cell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 table:formula="of:=[.B$2]*[.A298]*1000" office:value-type="float" office:value="4.704" calcext:value-type="float">
            <text:p>4.704</text:p>
          </table:table-cell>
          <table:table-cell table:style-name="ce6" table:formula="of:=1/([.B298]/1000)" office:value-type="float" office:value="212.585034013605" calcext:value-type="float">
            <text:p>213</text:p>
          </table:table-cell>
          <table:table-cell table:style-name="ce6" table:formula="of:=[.C298]/[.D$2]" office:value-type="float" office:value="53.1462585034014" calcext:value-type="float">
            <text:p>53</text:p>
          </table:table-cell>
          <table:table-cell table:style-name="ce6" table:formula="of:=[.D298]*60" office:value-type="float" office:value="3188.77551020408" calcext:value-type="float">
            <text:p>3189</text:p>
          </table:table-cell>
          <table:table-cell table:style-name="ce6" table:formula="of:=[.E298]*[.F$2]" office:value-type="float" office:value="6377.55102040816" calcext:value-type="float">
            <text:p>6378</text:p>
          </table:table-cell>
          <table:table-cell/>
          <table:table-cell office:value-type="float" office:value="294" calcext:value-type="float">
            <text:p>294</text:p>
          </table:table-cell>
          <table:table-cell table:formula="of:=[.H298]/[.I$2]" office:value-type="float" office:value="73.5" calcext:value-type="float">
            <text:p>73.5</text:p>
          </table:table-cell>
          <table:table-cell table:formula="of:=[.I298]*60" office:value-type="float" office:value="4410" calcext:value-type="float">
            <text:p>4410</text:p>
          </table:table-cell>
          <table:table-cell table:formula="of:=[.J298]*[.F$2]" office:value-type="float" office:value="8820" calcext:value-type="float">
            <text:p>8820</text:p>
          </table:table-cell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 table:formula="of:=[.B$2]*[.A299]*1000" office:value-type="float" office:value="4.72" calcext:value-type="float">
            <text:p>4.72</text:p>
          </table:table-cell>
          <table:table-cell table:style-name="ce6" table:formula="of:=1/([.B299]/1000)" office:value-type="float" office:value="211.864406779661" calcext:value-type="float">
            <text:p>212</text:p>
          </table:table-cell>
          <table:table-cell table:style-name="ce6" table:formula="of:=[.C299]/[.D$2]" office:value-type="float" office:value="52.9661016949153" calcext:value-type="float">
            <text:p>53</text:p>
          </table:table-cell>
          <table:table-cell table:style-name="ce6" table:formula="of:=[.D299]*60" office:value-type="float" office:value="3177.96610169492" calcext:value-type="float">
            <text:p>3178</text:p>
          </table:table-cell>
          <table:table-cell table:style-name="ce6" table:formula="of:=[.E299]*[.F$2]" office:value-type="float" office:value="6355.93220338983" calcext:value-type="float">
            <text:p>6356</text:p>
          </table:table-cell>
          <table:table-cell/>
          <table:table-cell office:value-type="float" office:value="295" calcext:value-type="float">
            <text:p>295</text:p>
          </table:table-cell>
          <table:table-cell table:formula="of:=[.H299]/[.I$2]" office:value-type="float" office:value="73.75" calcext:value-type="float">
            <text:p>73.75</text:p>
          </table:table-cell>
          <table:table-cell table:formula="of:=[.I299]*60" office:value-type="float" office:value="4425" calcext:value-type="float">
            <text:p>4425</text:p>
          </table:table-cell>
          <table:table-cell table:formula="of:=[.J299]*[.F$2]" office:value-type="float" office:value="8850" calcext:value-type="float">
            <text:p>8850</text:p>
          </table:table-cell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 table:formula="of:=[.B$2]*[.A300]*1000" office:value-type="float" office:value="4.736" calcext:value-type="float">
            <text:p>4.736</text:p>
          </table:table-cell>
          <table:table-cell table:style-name="ce6" table:formula="of:=1/([.B300]/1000)" office:value-type="float" office:value="211.148648648649" calcext:value-type="float">
            <text:p>211</text:p>
          </table:table-cell>
          <table:table-cell table:style-name="ce6" table:formula="of:=[.C300]/[.D$2]" office:value-type="float" office:value="52.7871621621622" calcext:value-type="float">
            <text:p>53</text:p>
          </table:table-cell>
          <table:table-cell table:style-name="ce6" table:formula="of:=[.D300]*60" office:value-type="float" office:value="3167.22972972973" calcext:value-type="float">
            <text:p>3167</text:p>
          </table:table-cell>
          <table:table-cell table:style-name="ce6" table:formula="of:=[.E300]*[.F$2]" office:value-type="float" office:value="6334.45945945946" calcext:value-type="float">
            <text:p>6334</text:p>
          </table:table-cell>
          <table:table-cell/>
          <table:table-cell office:value-type="float" office:value="296" calcext:value-type="float">
            <text:p>296</text:p>
          </table:table-cell>
          <table:table-cell table:formula="of:=[.H300]/[.I$2]" office:value-type="float" office:value="74" calcext:value-type="float">
            <text:p>74</text:p>
          </table:table-cell>
          <table:table-cell table:formula="of:=[.I300]*60" office:value-type="float" office:value="4440" calcext:value-type="float">
            <text:p>4440</text:p>
          </table:table-cell>
          <table:table-cell table:formula="of:=[.J300]*[.F$2]" office:value-type="float" office:value="8880" calcext:value-type="float">
            <text:p>8880</text:p>
          </table:table-cell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 table:formula="of:=[.B$2]*[.A301]*1000" office:value-type="float" office:value="4.752" calcext:value-type="float">
            <text:p>4.752</text:p>
          </table:table-cell>
          <table:table-cell table:style-name="ce6" table:formula="of:=1/([.B301]/1000)" office:value-type="float" office:value="210.43771043771" calcext:value-type="float">
            <text:p>210</text:p>
          </table:table-cell>
          <table:table-cell table:style-name="ce6" table:formula="of:=[.C301]/[.D$2]" office:value-type="float" office:value="52.6094276094276" calcext:value-type="float">
            <text:p>53</text:p>
          </table:table-cell>
          <table:table-cell table:style-name="ce6" table:formula="of:=[.D301]*60" office:value-type="float" office:value="3156.56565656566" calcext:value-type="float">
            <text:p>3157</text:p>
          </table:table-cell>
          <table:table-cell table:style-name="ce6" table:formula="of:=[.E301]*[.F$2]" office:value-type="float" office:value="6313.13131313131" calcext:value-type="float">
            <text:p>6313</text:p>
          </table:table-cell>
          <table:table-cell/>
          <table:table-cell office:value-type="float" office:value="297" calcext:value-type="float">
            <text:p>297</text:p>
          </table:table-cell>
          <table:table-cell table:formula="of:=[.H301]/[.I$2]" office:value-type="float" office:value="74.25" calcext:value-type="float">
            <text:p>74.25</text:p>
          </table:table-cell>
          <table:table-cell table:formula="of:=[.I301]*60" office:value-type="float" office:value="4455" calcext:value-type="float">
            <text:p>4455</text:p>
          </table:table-cell>
          <table:table-cell table:formula="of:=[.J301]*[.F$2]" office:value-type="float" office:value="8910" calcext:value-type="float">
            <text:p>8910</text:p>
          </table:table-cell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 table:formula="of:=[.B$2]*[.A302]*1000" office:value-type="float" office:value="4.768" calcext:value-type="float">
            <text:p>4.768</text:p>
          </table:table-cell>
          <table:table-cell table:style-name="ce6" table:formula="of:=1/([.B302]/1000)" office:value-type="float" office:value="209.731543624161" calcext:value-type="float">
            <text:p>210</text:p>
          </table:table-cell>
          <table:table-cell table:style-name="ce6" table:formula="of:=[.C302]/[.D$2]" office:value-type="float" office:value="52.4328859060403" calcext:value-type="float">
            <text:p>52</text:p>
          </table:table-cell>
          <table:table-cell table:style-name="ce6" table:formula="of:=[.D302]*60" office:value-type="float" office:value="3145.97315436242" calcext:value-type="float">
            <text:p>3146</text:p>
          </table:table-cell>
          <table:table-cell table:style-name="ce6" table:formula="of:=[.E302]*[.F$2]" office:value-type="float" office:value="6291.94630872483" calcext:value-type="float">
            <text:p>6292</text:p>
          </table:table-cell>
          <table:table-cell/>
          <table:table-cell office:value-type="float" office:value="298" calcext:value-type="float">
            <text:p>298</text:p>
          </table:table-cell>
          <table:table-cell table:formula="of:=[.H302]/[.I$2]" office:value-type="float" office:value="74.5" calcext:value-type="float">
            <text:p>74.5</text:p>
          </table:table-cell>
          <table:table-cell table:formula="of:=[.I302]*60" office:value-type="float" office:value="4470" calcext:value-type="float">
            <text:p>4470</text:p>
          </table:table-cell>
          <table:table-cell table:formula="of:=[.J302]*[.F$2]" office:value-type="float" office:value="8940" calcext:value-type="float">
            <text:p>8940</text:p>
          </table:table-cell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 table:formula="of:=[.B$2]*[.A303]*1000" office:value-type="float" office:value="4.784" calcext:value-type="float">
            <text:p>4.784</text:p>
          </table:table-cell>
          <table:table-cell table:style-name="ce6" table:formula="of:=1/([.B303]/1000)" office:value-type="float" office:value="209.030100334448" calcext:value-type="float">
            <text:p>209</text:p>
          </table:table-cell>
          <table:table-cell table:style-name="ce6" table:formula="of:=[.C303]/[.D$2]" office:value-type="float" office:value="52.257525083612" calcext:value-type="float">
            <text:p>52</text:p>
          </table:table-cell>
          <table:table-cell table:style-name="ce6" table:formula="of:=[.D303]*60" office:value-type="float" office:value="3135.45150501672" calcext:value-type="float">
            <text:p>3135</text:p>
          </table:table-cell>
          <table:table-cell table:style-name="ce6" table:formula="of:=[.E303]*[.F$2]" office:value-type="float" office:value="6270.90301003345" calcext:value-type="float">
            <text:p>6271</text:p>
          </table:table-cell>
          <table:table-cell/>
          <table:table-cell office:value-type="float" office:value="299" calcext:value-type="float">
            <text:p>299</text:p>
          </table:table-cell>
          <table:table-cell table:formula="of:=[.H303]/[.I$2]" office:value-type="float" office:value="74.75" calcext:value-type="float">
            <text:p>74.75</text:p>
          </table:table-cell>
          <table:table-cell table:formula="of:=[.I303]*60" office:value-type="float" office:value="4485" calcext:value-type="float">
            <text:p>4485</text:p>
          </table:table-cell>
          <table:table-cell table:formula="of:=[.J303]*[.F$2]" office:value-type="float" office:value="8970" calcext:value-type="float">
            <text:p>8970</text:p>
          </table:table-cell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 table:formula="of:=[.B$2]*[.A304]*1000" office:value-type="float" office:value="4.8" calcext:value-type="float">
            <text:p>4.8</text:p>
          </table:table-cell>
          <table:table-cell table:style-name="ce6" table:formula="of:=1/([.B304]/1000)" office:value-type="float" office:value="208.333333333333" calcext:value-type="float">
            <text:p>208</text:p>
          </table:table-cell>
          <table:table-cell table:style-name="ce6" table:formula="of:=[.C304]/[.D$2]" office:value-type="float" office:value="52.0833333333333" calcext:value-type="float">
            <text:p>52</text:p>
          </table:table-cell>
          <table:table-cell table:style-name="ce6" table:formula="of:=[.D304]*60" office:value-type="float" office:value="3125" calcext:value-type="float">
            <text:p>3125</text:p>
          </table:table-cell>
          <table:table-cell table:style-name="ce6" table:formula="of:=[.E304]*[.F$2]" office:value-type="float" office:value="6250" calcext:value-type="float">
            <text:p>625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H304]/[.I$2]" office:value-type="float" office:value="75" calcext:value-type="float">
            <text:p>75</text:p>
          </table:table-cell>
          <table:table-cell table:formula="of:=[.I304]*60" office:value-type="float" office:value="4500" calcext:value-type="float">
            <text:p>4500</text:p>
          </table:table-cell>
          <table:table-cell table:formula="of:=[.J304]*[.F$2]" office:value-type="float" office:value="9000" calcext:value-type="float">
            <text:p>9000</text:p>
          </table:table-cell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 table:formula="of:=[.B$2]*[.A305]*1000" office:value-type="float" office:value="4.816" calcext:value-type="float">
            <text:p>4.816</text:p>
          </table:table-cell>
          <table:table-cell table:style-name="ce6" table:formula="of:=1/([.B305]/1000)" office:value-type="float" office:value="207.641196013289" calcext:value-type="float">
            <text:p>208</text:p>
          </table:table-cell>
          <table:table-cell table:style-name="ce6" table:formula="of:=[.C305]/[.D$2]" office:value-type="float" office:value="51.9102990033223" calcext:value-type="float">
            <text:p>52</text:p>
          </table:table-cell>
          <table:table-cell table:style-name="ce6" table:formula="of:=[.D305]*60" office:value-type="float" office:value="3114.61794019934" calcext:value-type="float">
            <text:p>3115</text:p>
          </table:table-cell>
          <table:table-cell table:style-name="ce6" table:formula="of:=[.E305]*[.F$2]" office:value-type="float" office:value="6229.23588039867" calcext:value-type="float">
            <text:p>6229</text:p>
          </table:table-cell>
          <table:table-cell/>
          <table:table-cell office:value-type="float" office:value="301" calcext:value-type="float">
            <text:p>301</text:p>
          </table:table-cell>
          <table:table-cell table:formula="of:=[.H305]/[.I$2]" office:value-type="float" office:value="75.25" calcext:value-type="float">
            <text:p>75.25</text:p>
          </table:table-cell>
          <table:table-cell table:formula="of:=[.I305]*60" office:value-type="float" office:value="4515" calcext:value-type="float">
            <text:p>4515</text:p>
          </table:table-cell>
          <table:table-cell table:formula="of:=[.J305]*[.F$2]" office:value-type="float" office:value="9030" calcext:value-type="float">
            <text:p>9030</text:p>
          </table:table-cell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 table:formula="of:=[.B$2]*[.A306]*1000" office:value-type="float" office:value="4.832" calcext:value-type="float">
            <text:p>4.832</text:p>
          </table:table-cell>
          <table:table-cell table:style-name="ce6" table:formula="of:=1/([.B306]/1000)" office:value-type="float" office:value="206.953642384106" calcext:value-type="float">
            <text:p>207</text:p>
          </table:table-cell>
          <table:table-cell table:style-name="ce6" table:formula="of:=[.C306]/[.D$2]" office:value-type="float" office:value="51.7384105960265" calcext:value-type="float">
            <text:p>52</text:p>
          </table:table-cell>
          <table:table-cell table:style-name="ce6" table:formula="of:=[.D306]*60" office:value-type="float" office:value="3104.30463576159" calcext:value-type="float">
            <text:p>3104</text:p>
          </table:table-cell>
          <table:table-cell table:style-name="ce6" table:formula="of:=[.E306]*[.F$2]" office:value-type="float" office:value="6208.60927152318" calcext:value-type="float">
            <text:p>6209</text:p>
          </table:table-cell>
          <table:table-cell/>
          <table:table-cell office:value-type="float" office:value="302" calcext:value-type="float">
            <text:p>302</text:p>
          </table:table-cell>
          <table:table-cell table:formula="of:=[.H306]/[.I$2]" office:value-type="float" office:value="75.5" calcext:value-type="float">
            <text:p>75.5</text:p>
          </table:table-cell>
          <table:table-cell table:formula="of:=[.I306]*60" office:value-type="float" office:value="4530" calcext:value-type="float">
            <text:p>4530</text:p>
          </table:table-cell>
          <table:table-cell table:formula="of:=[.J306]*[.F$2]" office:value-type="float" office:value="9060" calcext:value-type="float">
            <text:p>9060</text:p>
          </table:table-cell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 table:formula="of:=[.B$2]*[.A307]*1000" office:value-type="float" office:value="4.848" calcext:value-type="float">
            <text:p>4.848</text:p>
          </table:table-cell>
          <table:table-cell table:style-name="ce6" table:formula="of:=1/([.B307]/1000)" office:value-type="float" office:value="206.270627062706" calcext:value-type="float">
            <text:p>206</text:p>
          </table:table-cell>
          <table:table-cell table:style-name="ce6" table:formula="of:=[.C307]/[.D$2]" office:value-type="float" office:value="51.5676567656766" calcext:value-type="float">
            <text:p>52</text:p>
          </table:table-cell>
          <table:table-cell table:style-name="ce6" table:formula="of:=[.D307]*60" office:value-type="float" office:value="3094.05940594059" calcext:value-type="float">
            <text:p>3094</text:p>
          </table:table-cell>
          <table:table-cell table:style-name="ce6" table:formula="of:=[.E307]*[.F$2]" office:value-type="float" office:value="6188.11881188119" calcext:value-type="float">
            <text:p>6188</text:p>
          </table:table-cell>
          <table:table-cell/>
          <table:table-cell office:value-type="float" office:value="303" calcext:value-type="float">
            <text:p>303</text:p>
          </table:table-cell>
          <table:table-cell table:formula="of:=[.H307]/[.I$2]" office:value-type="float" office:value="75.75" calcext:value-type="float">
            <text:p>75.75</text:p>
          </table:table-cell>
          <table:table-cell table:formula="of:=[.I307]*60" office:value-type="float" office:value="4545" calcext:value-type="float">
            <text:p>4545</text:p>
          </table:table-cell>
          <table:table-cell table:formula="of:=[.J307]*[.F$2]" office:value-type="float" office:value="9090" calcext:value-type="float">
            <text:p>9090</text:p>
          </table:table-cell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 table:formula="of:=[.B$2]*[.A308]*1000" office:value-type="float" office:value="4.864" calcext:value-type="float">
            <text:p>4.864</text:p>
          </table:table-cell>
          <table:table-cell table:style-name="ce6" table:formula="of:=1/([.B308]/1000)" office:value-type="float" office:value="205.592105263158" calcext:value-type="float">
            <text:p>206</text:p>
          </table:table-cell>
          <table:table-cell table:style-name="ce6" table:formula="of:=[.C308]/[.D$2]" office:value-type="float" office:value="51.3980263157895" calcext:value-type="float">
            <text:p>51</text:p>
          </table:table-cell>
          <table:table-cell table:style-name="ce6" table:formula="of:=[.D308]*60" office:value-type="float" office:value="3083.88157894737" calcext:value-type="float">
            <text:p>3084</text:p>
          </table:table-cell>
          <table:table-cell table:style-name="ce6" table:formula="of:=[.E308]*[.F$2]" office:value-type="float" office:value="6167.76315789474" calcext:value-type="float">
            <text:p>6168</text:p>
          </table:table-cell>
          <table:table-cell/>
          <table:table-cell office:value-type="float" office:value="304" calcext:value-type="float">
            <text:p>304</text:p>
          </table:table-cell>
          <table:table-cell table:formula="of:=[.H308]/[.I$2]" office:value-type="float" office:value="76" calcext:value-type="float">
            <text:p>76</text:p>
          </table:table-cell>
          <table:table-cell table:formula="of:=[.I308]*60" office:value-type="float" office:value="4560" calcext:value-type="float">
            <text:p>4560</text:p>
          </table:table-cell>
          <table:table-cell table:formula="of:=[.J308]*[.F$2]" office:value-type="float" office:value="9120" calcext:value-type="float">
            <text:p>9120</text:p>
          </table:table-cell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 table:formula="of:=[.B$2]*[.A309]*1000" office:value-type="float" office:value="4.88" calcext:value-type="float">
            <text:p>4.88</text:p>
          </table:table-cell>
          <table:table-cell table:style-name="ce6" table:formula="of:=1/([.B309]/1000)" office:value-type="float" office:value="204.918032786885" calcext:value-type="float">
            <text:p>205</text:p>
          </table:table-cell>
          <table:table-cell table:style-name="ce6" table:formula="of:=[.C309]/[.D$2]" office:value-type="float" office:value="51.2295081967213" calcext:value-type="float">
            <text:p>51</text:p>
          </table:table-cell>
          <table:table-cell table:style-name="ce6" table:formula="of:=[.D309]*60" office:value-type="float" office:value="3073.77049180328" calcext:value-type="float">
            <text:p>3074</text:p>
          </table:table-cell>
          <table:table-cell table:style-name="ce6" table:formula="of:=[.E309]*[.F$2]" office:value-type="float" office:value="6147.54098360656" calcext:value-type="float">
            <text:p>6148</text:p>
          </table:table-cell>
          <table:table-cell/>
          <table:table-cell office:value-type="float" office:value="305" calcext:value-type="float">
            <text:p>305</text:p>
          </table:table-cell>
          <table:table-cell table:formula="of:=[.H309]/[.I$2]" office:value-type="float" office:value="76.25" calcext:value-type="float">
            <text:p>76.25</text:p>
          </table:table-cell>
          <table:table-cell table:formula="of:=[.I309]*60" office:value-type="float" office:value="4575" calcext:value-type="float">
            <text:p>4575</text:p>
          </table:table-cell>
          <table:table-cell table:formula="of:=[.J309]*[.F$2]" office:value-type="float" office:value="9150" calcext:value-type="float">
            <text:p>9150</text:p>
          </table:table-cell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 table:formula="of:=[.B$2]*[.A310]*1000" office:value-type="float" office:value="4.896" calcext:value-type="float">
            <text:p>4.896</text:p>
          </table:table-cell>
          <table:table-cell table:style-name="ce6" table:formula="of:=1/([.B310]/1000)" office:value-type="float" office:value="204.248366013072" calcext:value-type="float">
            <text:p>204</text:p>
          </table:table-cell>
          <table:table-cell table:style-name="ce6" table:formula="of:=[.C310]/[.D$2]" office:value-type="float" office:value="51.062091503268" calcext:value-type="float">
            <text:p>51</text:p>
          </table:table-cell>
          <table:table-cell table:style-name="ce6" table:formula="of:=[.D310]*60" office:value-type="float" office:value="3063.72549019608" calcext:value-type="float">
            <text:p>3064</text:p>
          </table:table-cell>
          <table:table-cell table:style-name="ce6" table:formula="of:=[.E310]*[.F$2]" office:value-type="float" office:value="6127.45098039216" calcext:value-type="float">
            <text:p>6127</text:p>
          </table:table-cell>
          <table:table-cell/>
          <table:table-cell office:value-type="float" office:value="306" calcext:value-type="float">
            <text:p>306</text:p>
          </table:table-cell>
          <table:table-cell table:formula="of:=[.H310]/[.I$2]" office:value-type="float" office:value="76.5" calcext:value-type="float">
            <text:p>76.5</text:p>
          </table:table-cell>
          <table:table-cell table:formula="of:=[.I310]*60" office:value-type="float" office:value="4590" calcext:value-type="float">
            <text:p>4590</text:p>
          </table:table-cell>
          <table:table-cell table:formula="of:=[.J310]*[.F$2]" office:value-type="float" office:value="9180" calcext:value-type="float">
            <text:p>9180</text:p>
          </table:table-cell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 table:formula="of:=[.B$2]*[.A311]*1000" office:value-type="float" office:value="4.912" calcext:value-type="float">
            <text:p>4.912</text:p>
          </table:table-cell>
          <table:table-cell table:style-name="ce6" table:formula="of:=1/([.B311]/1000)" office:value-type="float" office:value="203.583061889251" calcext:value-type="float">
            <text:p>204</text:p>
          </table:table-cell>
          <table:table-cell table:style-name="ce6" table:formula="of:=[.C311]/[.D$2]" office:value-type="float" office:value="50.8957654723127" calcext:value-type="float">
            <text:p>51</text:p>
          </table:table-cell>
          <table:table-cell table:style-name="ce6" table:formula="of:=[.D311]*60" office:value-type="float" office:value="3053.74592833876" calcext:value-type="float">
            <text:p>3054</text:p>
          </table:table-cell>
          <table:table-cell table:style-name="ce6" table:formula="of:=[.E311]*[.F$2]" office:value-type="float" office:value="6107.49185667752" calcext:value-type="float">
            <text:p>6107</text:p>
          </table:table-cell>
          <table:table-cell/>
          <table:table-cell office:value-type="float" office:value="307" calcext:value-type="float">
            <text:p>307</text:p>
          </table:table-cell>
          <table:table-cell table:formula="of:=[.H311]/[.I$2]" office:value-type="float" office:value="76.75" calcext:value-type="float">
            <text:p>76.75</text:p>
          </table:table-cell>
          <table:table-cell table:formula="of:=[.I311]*60" office:value-type="float" office:value="4605" calcext:value-type="float">
            <text:p>4605</text:p>
          </table:table-cell>
          <table:table-cell table:formula="of:=[.J311]*[.F$2]" office:value-type="float" office:value="9210" calcext:value-type="float">
            <text:p>9210</text:p>
          </table:table-cell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table:formula="of:=[.B$2]*[.A312]*1000" office:value-type="float" office:value="4.928" calcext:value-type="float">
            <text:p>4.928</text:p>
          </table:table-cell>
          <table:table-cell table:style-name="ce6" table:formula="of:=1/([.B312]/1000)" office:value-type="float" office:value="202.922077922078" calcext:value-type="float">
            <text:p>203</text:p>
          </table:table-cell>
          <table:table-cell table:style-name="ce6" table:formula="of:=[.C312]/[.D$2]" office:value-type="float" office:value="50.7305194805195" calcext:value-type="float">
            <text:p>51</text:p>
          </table:table-cell>
          <table:table-cell table:style-name="ce6" table:formula="of:=[.D312]*60" office:value-type="float" office:value="3043.83116883117" calcext:value-type="float">
            <text:p>3044</text:p>
          </table:table-cell>
          <table:table-cell table:style-name="ce6" table:formula="of:=[.E312]*[.F$2]" office:value-type="float" office:value="6087.66233766234" calcext:value-type="float">
            <text:p>6088</text:p>
          </table:table-cell>
          <table:table-cell/>
          <table:table-cell office:value-type="float" office:value="308" calcext:value-type="float">
            <text:p>308</text:p>
          </table:table-cell>
          <table:table-cell table:formula="of:=[.H312]/[.I$2]" office:value-type="float" office:value="77" calcext:value-type="float">
            <text:p>77</text:p>
          </table:table-cell>
          <table:table-cell table:formula="of:=[.I312]*60" office:value-type="float" office:value="4620" calcext:value-type="float">
            <text:p>4620</text:p>
          </table:table-cell>
          <table:table-cell table:formula="of:=[.J312]*[.F$2]" office:value-type="float" office:value="9240" calcext:value-type="float">
            <text:p>9240</text:p>
          </table:table-cell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 table:formula="of:=[.B$2]*[.A313]*1000" office:value-type="float" office:value="4.944" calcext:value-type="float">
            <text:p>4.944</text:p>
          </table:table-cell>
          <table:table-cell table:style-name="ce6" table:formula="of:=1/([.B313]/1000)" office:value-type="float" office:value="202.265372168285" calcext:value-type="float">
            <text:p>202</text:p>
          </table:table-cell>
          <table:table-cell table:style-name="ce6" table:formula="of:=[.C313]/[.D$2]" office:value-type="float" office:value="50.5663430420712" calcext:value-type="float">
            <text:p>51</text:p>
          </table:table-cell>
          <table:table-cell table:style-name="ce6" table:formula="of:=[.D313]*60" office:value-type="float" office:value="3033.98058252427" calcext:value-type="float">
            <text:p>3034</text:p>
          </table:table-cell>
          <table:table-cell table:style-name="ce6" table:formula="of:=[.E313]*[.F$2]" office:value-type="float" office:value="6067.96116504854" calcext:value-type="float">
            <text:p>6068</text:p>
          </table:table-cell>
          <table:table-cell/>
          <table:table-cell office:value-type="float" office:value="309" calcext:value-type="float">
            <text:p>309</text:p>
          </table:table-cell>
          <table:table-cell table:formula="of:=[.H313]/[.I$2]" office:value-type="float" office:value="77.25" calcext:value-type="float">
            <text:p>77.25</text:p>
          </table:table-cell>
          <table:table-cell table:formula="of:=[.I313]*60" office:value-type="float" office:value="4635" calcext:value-type="float">
            <text:p>4635</text:p>
          </table:table-cell>
          <table:table-cell table:formula="of:=[.J313]*[.F$2]" office:value-type="float" office:value="9270" calcext:value-type="float">
            <text:p>9270</text:p>
          </table:table-cell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 table:formula="of:=[.B$2]*[.A314]*1000" office:value-type="float" office:value="4.96" calcext:value-type="float">
            <text:p>4.96</text:p>
          </table:table-cell>
          <table:table-cell table:style-name="ce6" table:formula="of:=1/([.B314]/1000)" office:value-type="float" office:value="201.612903225806" calcext:value-type="float">
            <text:p>202</text:p>
          </table:table-cell>
          <table:table-cell table:style-name="ce6" table:formula="of:=[.C314]/[.D$2]" office:value-type="float" office:value="50.4032258064516" calcext:value-type="float">
            <text:p>50</text:p>
          </table:table-cell>
          <table:table-cell table:style-name="ce6" table:formula="of:=[.D314]*60" office:value-type="float" office:value="3024.1935483871" calcext:value-type="float">
            <text:p>3024</text:p>
          </table:table-cell>
          <table:table-cell table:style-name="ce6" table:formula="of:=[.E314]*[.F$2]" office:value-type="float" office:value="6048.38709677419" calcext:value-type="float">
            <text:p>6048</text:p>
          </table:table-cell>
          <table:table-cell/>
          <table:table-cell office:value-type="float" office:value="310" calcext:value-type="float">
            <text:p>310</text:p>
          </table:table-cell>
          <table:table-cell table:formula="of:=[.H314]/[.I$2]" office:value-type="float" office:value="77.5" calcext:value-type="float">
            <text:p>77.5</text:p>
          </table:table-cell>
          <table:table-cell table:formula="of:=[.I314]*60" office:value-type="float" office:value="4650" calcext:value-type="float">
            <text:p>4650</text:p>
          </table:table-cell>
          <table:table-cell table:formula="of:=[.J314]*[.F$2]" office:value-type="float" office:value="9300" calcext:value-type="float">
            <text:p>9300</text:p>
          </table:table-cell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 table:formula="of:=[.B$2]*[.A315]*1000" office:value-type="float" office:value="4.976" calcext:value-type="float">
            <text:p>4.976</text:p>
          </table:table-cell>
          <table:table-cell table:style-name="ce6" table:formula="of:=1/([.B315]/1000)" office:value-type="float" office:value="200.96463022508" calcext:value-type="float">
            <text:p>201</text:p>
          </table:table-cell>
          <table:table-cell table:style-name="ce6" table:formula="of:=[.C315]/[.D$2]" office:value-type="float" office:value="50.2411575562701" calcext:value-type="float">
            <text:p>50</text:p>
          </table:table-cell>
          <table:table-cell table:style-name="ce6" table:formula="of:=[.D315]*60" office:value-type="float" office:value="3014.46945337621" calcext:value-type="float">
            <text:p>3014</text:p>
          </table:table-cell>
          <table:table-cell table:style-name="ce6" table:formula="of:=[.E315]*[.F$2]" office:value-type="float" office:value="6028.93890675241" calcext:value-type="float">
            <text:p>6029</text:p>
          </table:table-cell>
          <table:table-cell/>
          <table:table-cell office:value-type="float" office:value="311" calcext:value-type="float">
            <text:p>311</text:p>
          </table:table-cell>
          <table:table-cell table:formula="of:=[.H315]/[.I$2]" office:value-type="float" office:value="77.75" calcext:value-type="float">
            <text:p>77.75</text:p>
          </table:table-cell>
          <table:table-cell table:formula="of:=[.I315]*60" office:value-type="float" office:value="4665" calcext:value-type="float">
            <text:p>4665</text:p>
          </table:table-cell>
          <table:table-cell table:formula="of:=[.J315]*[.F$2]" office:value-type="float" office:value="9330" calcext:value-type="float">
            <text:p>9330</text:p>
          </table:table-cell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 table:formula="of:=[.B$2]*[.A316]*1000" office:value-type="float" office:value="4.992" calcext:value-type="float">
            <text:p>4.992</text:p>
          </table:table-cell>
          <table:table-cell table:style-name="ce6" table:formula="of:=1/([.B316]/1000)" office:value-type="float" office:value="200.320512820513" calcext:value-type="float">
            <text:p>200</text:p>
          </table:table-cell>
          <table:table-cell table:style-name="ce6" table:formula="of:=[.C316]/[.D$2]" office:value-type="float" office:value="50.0801282051282" calcext:value-type="float">
            <text:p>50</text:p>
          </table:table-cell>
          <table:table-cell table:style-name="ce6" table:formula="of:=[.D316]*60" office:value-type="float" office:value="3004.80769230769" calcext:value-type="float">
            <text:p>3005</text:p>
          </table:table-cell>
          <table:table-cell table:style-name="ce6" table:formula="of:=[.E316]*[.F$2]" office:value-type="float" office:value="6009.61538461539" calcext:value-type="float">
            <text:p>6010</text:p>
          </table:table-cell>
          <table:table-cell/>
          <table:table-cell office:value-type="float" office:value="312" calcext:value-type="float">
            <text:p>312</text:p>
          </table:table-cell>
          <table:table-cell table:formula="of:=[.H316]/[.I$2]" office:value-type="float" office:value="78" calcext:value-type="float">
            <text:p>78</text:p>
          </table:table-cell>
          <table:table-cell table:formula="of:=[.I316]*60" office:value-type="float" office:value="4680" calcext:value-type="float">
            <text:p>4680</text:p>
          </table:table-cell>
          <table:table-cell table:formula="of:=[.J316]*[.F$2]" office:value-type="float" office:value="9360" calcext:value-type="float">
            <text:p>9360</text:p>
          </table:table-cell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 table:formula="of:=[.B$2]*[.A317]*1000" office:value-type="float" office:value="5.008" calcext:value-type="float">
            <text:p>5.008</text:p>
          </table:table-cell>
          <table:table-cell table:style-name="ce6" table:formula="of:=1/([.B317]/1000)" office:value-type="float" office:value="199.680511182109" calcext:value-type="float">
            <text:p>200</text:p>
          </table:table-cell>
          <table:table-cell table:style-name="ce6" table:formula="of:=[.C317]/[.D$2]" office:value-type="float" office:value="49.9201277955272" calcext:value-type="float">
            <text:p>50</text:p>
          </table:table-cell>
          <table:table-cell table:style-name="ce6" table:formula="of:=[.D317]*60" office:value-type="float" office:value="2995.20766773163" calcext:value-type="float">
            <text:p>2995</text:p>
          </table:table-cell>
          <table:table-cell table:style-name="ce6" table:formula="of:=[.E317]*[.F$2]" office:value-type="float" office:value="5990.41533546326" calcext:value-type="float">
            <text:p>5990</text:p>
          </table:table-cell>
          <table:table-cell/>
          <table:table-cell office:value-type="float" office:value="313" calcext:value-type="float">
            <text:p>313</text:p>
          </table:table-cell>
          <table:table-cell table:formula="of:=[.H317]/[.I$2]" office:value-type="float" office:value="78.25" calcext:value-type="float">
            <text:p>78.25</text:p>
          </table:table-cell>
          <table:table-cell table:formula="of:=[.I317]*60" office:value-type="float" office:value="4695" calcext:value-type="float">
            <text:p>4695</text:p>
          </table:table-cell>
          <table:table-cell table:formula="of:=[.J317]*[.F$2]" office:value-type="float" office:value="9390" calcext:value-type="float">
            <text:p>9390</text:p>
          </table:table-cell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 table:formula="of:=[.B$2]*[.A318]*1000" office:value-type="float" office:value="5.024" calcext:value-type="float">
            <text:p>5.024</text:p>
          </table:table-cell>
          <table:table-cell table:style-name="ce6" table:formula="of:=1/([.B318]/1000)" office:value-type="float" office:value="199.044585987261" calcext:value-type="float">
            <text:p>199</text:p>
          </table:table-cell>
          <table:table-cell table:style-name="ce6" table:formula="of:=[.C318]/[.D$2]" office:value-type="float" office:value="49.7611464968153" calcext:value-type="float">
            <text:p>50</text:p>
          </table:table-cell>
          <table:table-cell table:style-name="ce6" table:formula="of:=[.D318]*60" office:value-type="float" office:value="2985.66878980892" calcext:value-type="float">
            <text:p>2986</text:p>
          </table:table-cell>
          <table:table-cell table:style-name="ce6" table:formula="of:=[.E318]*[.F$2]" office:value-type="float" office:value="5971.33757961784" calcext:value-type="float">
            <text:p>5971</text:p>
          </table:table-cell>
          <table:table-cell/>
          <table:table-cell office:value-type="float" office:value="314" calcext:value-type="float">
            <text:p>314</text:p>
          </table:table-cell>
          <table:table-cell table:formula="of:=[.H318]/[.I$2]" office:value-type="float" office:value="78.5" calcext:value-type="float">
            <text:p>78.5</text:p>
          </table:table-cell>
          <table:table-cell table:formula="of:=[.I318]*60" office:value-type="float" office:value="4710" calcext:value-type="float">
            <text:p>4710</text:p>
          </table:table-cell>
          <table:table-cell table:formula="of:=[.J318]*[.F$2]" office:value-type="float" office:value="9420" calcext:value-type="float">
            <text:p>9420</text:p>
          </table:table-cell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 table:formula="of:=[.B$2]*[.A319]*1000" office:value-type="float" office:value="5.04" calcext:value-type="float">
            <text:p>5.04</text:p>
          </table:table-cell>
          <table:table-cell table:style-name="ce6" table:formula="of:=1/([.B319]/1000)" office:value-type="float" office:value="198.412698412698" calcext:value-type="float">
            <text:p>198</text:p>
          </table:table-cell>
          <table:table-cell table:style-name="ce6" table:formula="of:=[.C319]/[.D$2]" office:value-type="float" office:value="49.6031746031746" calcext:value-type="float">
            <text:p>50</text:p>
          </table:table-cell>
          <table:table-cell table:style-name="ce6" table:formula="of:=[.D319]*60" office:value-type="float" office:value="2976.19047619048" calcext:value-type="float">
            <text:p>2976</text:p>
          </table:table-cell>
          <table:table-cell table:style-name="ce6" table:formula="of:=[.E319]*[.F$2]" office:value-type="float" office:value="5952.38095238095" calcext:value-type="float">
            <text:p>5952</text:p>
          </table:table-cell>
          <table:table-cell/>
          <table:table-cell office:value-type="float" office:value="315" calcext:value-type="float">
            <text:p>315</text:p>
          </table:table-cell>
          <table:table-cell table:formula="of:=[.H319]/[.I$2]" office:value-type="float" office:value="78.75" calcext:value-type="float">
            <text:p>78.75</text:p>
          </table:table-cell>
          <table:table-cell table:formula="of:=[.I319]*60" office:value-type="float" office:value="4725" calcext:value-type="float">
            <text:p>4725</text:p>
          </table:table-cell>
          <table:table-cell table:formula="of:=[.J319]*[.F$2]" office:value-type="float" office:value="9450" calcext:value-type="float">
            <text:p>9450</text:p>
          </table:table-cell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 table:formula="of:=[.B$2]*[.A320]*1000" office:value-type="float" office:value="5.056" calcext:value-type="float">
            <text:p>5.056</text:p>
          </table:table-cell>
          <table:table-cell table:style-name="ce6" table:formula="of:=1/([.B320]/1000)" office:value-type="float" office:value="197.784810126582" calcext:value-type="float">
            <text:p>198</text:p>
          </table:table-cell>
          <table:table-cell table:style-name="ce6" table:formula="of:=[.C320]/[.D$2]" office:value-type="float" office:value="49.4462025316456" calcext:value-type="float">
            <text:p>49</text:p>
          </table:table-cell>
          <table:table-cell table:style-name="ce6" table:formula="of:=[.D320]*60" office:value-type="float" office:value="2966.77215189873" calcext:value-type="float">
            <text:p>2967</text:p>
          </table:table-cell>
          <table:table-cell table:style-name="ce6" table:formula="of:=[.E320]*[.F$2]" office:value-type="float" office:value="5933.54430379747" calcext:value-type="float">
            <text:p>5934</text:p>
          </table:table-cell>
          <table:table-cell/>
          <table:table-cell office:value-type="float" office:value="316" calcext:value-type="float">
            <text:p>316</text:p>
          </table:table-cell>
          <table:table-cell table:formula="of:=[.H320]/[.I$2]" office:value-type="float" office:value="79" calcext:value-type="float">
            <text:p>79</text:p>
          </table:table-cell>
          <table:table-cell table:formula="of:=[.I320]*60" office:value-type="float" office:value="4740" calcext:value-type="float">
            <text:p>4740</text:p>
          </table:table-cell>
          <table:table-cell table:formula="of:=[.J320]*[.F$2]" office:value-type="float" office:value="9480" calcext:value-type="float">
            <text:p>9480</text:p>
          </table:table-cell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 table:formula="of:=[.B$2]*[.A321]*1000" office:value-type="float" office:value="5.072" calcext:value-type="float">
            <text:p>5.072</text:p>
          </table:table-cell>
          <table:table-cell table:style-name="ce6" table:formula="of:=1/([.B321]/1000)" office:value-type="float" office:value="197.160883280757" calcext:value-type="float">
            <text:p>197</text:p>
          </table:table-cell>
          <table:table-cell table:style-name="ce6" table:formula="of:=[.C321]/[.D$2]" office:value-type="float" office:value="49.2902208201893" calcext:value-type="float">
            <text:p>49</text:p>
          </table:table-cell>
          <table:table-cell table:style-name="ce6" table:formula="of:=[.D321]*60" office:value-type="float" office:value="2957.41324921136" calcext:value-type="float">
            <text:p>2957</text:p>
          </table:table-cell>
          <table:table-cell table:style-name="ce6" table:formula="of:=[.E321]*[.F$2]" office:value-type="float" office:value="5914.82649842271" calcext:value-type="float">
            <text:p>5915</text:p>
          </table:table-cell>
          <table:table-cell/>
          <table:table-cell office:value-type="float" office:value="317" calcext:value-type="float">
            <text:p>317</text:p>
          </table:table-cell>
          <table:table-cell table:formula="of:=[.H321]/[.I$2]" office:value-type="float" office:value="79.25" calcext:value-type="float">
            <text:p>79.25</text:p>
          </table:table-cell>
          <table:table-cell table:formula="of:=[.I321]*60" office:value-type="float" office:value="4755" calcext:value-type="float">
            <text:p>4755</text:p>
          </table:table-cell>
          <table:table-cell table:formula="of:=[.J321]*[.F$2]" office:value-type="float" office:value="9510" calcext:value-type="float">
            <text:p>9510</text:p>
          </table:table-cell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 table:formula="of:=[.B$2]*[.A322]*1000" office:value-type="float" office:value="5.088" calcext:value-type="float">
            <text:p>5.088</text:p>
          </table:table-cell>
          <table:table-cell table:style-name="ce6" table:formula="of:=1/([.B322]/1000)" office:value-type="float" office:value="196.540880503145" calcext:value-type="float">
            <text:p>197</text:p>
          </table:table-cell>
          <table:table-cell table:style-name="ce6" table:formula="of:=[.C322]/[.D$2]" office:value-type="float" office:value="49.1352201257862" calcext:value-type="float">
            <text:p>49</text:p>
          </table:table-cell>
          <table:table-cell table:style-name="ce6" table:formula="of:=[.D322]*60" office:value-type="float" office:value="2948.11320754717" calcext:value-type="float">
            <text:p>2948</text:p>
          </table:table-cell>
          <table:table-cell table:style-name="ce6" table:formula="of:=[.E322]*[.F$2]" office:value-type="float" office:value="5896.22641509434" calcext:value-type="float">
            <text:p>5896</text:p>
          </table:table-cell>
          <table:table-cell/>
          <table:table-cell office:value-type="float" office:value="318" calcext:value-type="float">
            <text:p>318</text:p>
          </table:table-cell>
          <table:table-cell table:formula="of:=[.H322]/[.I$2]" office:value-type="float" office:value="79.5" calcext:value-type="float">
            <text:p>79.5</text:p>
          </table:table-cell>
          <table:table-cell table:formula="of:=[.I322]*60" office:value-type="float" office:value="4770" calcext:value-type="float">
            <text:p>4770</text:p>
          </table:table-cell>
          <table:table-cell table:formula="of:=[.J322]*[.F$2]" office:value-type="float" office:value="9540" calcext:value-type="float">
            <text:p>9540</text:p>
          </table:table-cell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 table:formula="of:=[.B$2]*[.A323]*1000" office:value-type="float" office:value="5.104" calcext:value-type="float">
            <text:p>5.104</text:p>
          </table:table-cell>
          <table:table-cell table:style-name="ce6" table:formula="of:=1/([.B323]/1000)" office:value-type="float" office:value="195.924764890282" calcext:value-type="float">
            <text:p>196</text:p>
          </table:table-cell>
          <table:table-cell table:style-name="ce6" table:formula="of:=[.C323]/[.D$2]" office:value-type="float" office:value="48.9811912225705" calcext:value-type="float">
            <text:p>49</text:p>
          </table:table-cell>
          <table:table-cell table:style-name="ce6" table:formula="of:=[.D323]*60" office:value-type="float" office:value="2938.87147335423" calcext:value-type="float">
            <text:p>2939</text:p>
          </table:table-cell>
          <table:table-cell table:style-name="ce6" table:formula="of:=[.E323]*[.F$2]" office:value-type="float" office:value="5877.74294670846" calcext:value-type="float">
            <text:p>5878</text:p>
          </table:table-cell>
          <table:table-cell/>
          <table:table-cell office:value-type="float" office:value="319" calcext:value-type="float">
            <text:p>319</text:p>
          </table:table-cell>
          <table:table-cell table:formula="of:=[.H323]/[.I$2]" office:value-type="float" office:value="79.75" calcext:value-type="float">
            <text:p>79.75</text:p>
          </table:table-cell>
          <table:table-cell table:formula="of:=[.I323]*60" office:value-type="float" office:value="4785" calcext:value-type="float">
            <text:p>4785</text:p>
          </table:table-cell>
          <table:table-cell table:formula="of:=[.J323]*[.F$2]" office:value-type="float" office:value="9570" calcext:value-type="float">
            <text:p>9570</text:p>
          </table:table-cell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 table:formula="of:=[.B$2]*[.A324]*1000" office:value-type="float" office:value="5.12" calcext:value-type="float">
            <text:p>5.12</text:p>
          </table:table-cell>
          <table:table-cell table:style-name="ce6" table:formula="of:=1/([.B324]/1000)" office:value-type="float" office:value="195.3125" calcext:value-type="float">
            <text:p>195</text:p>
          </table:table-cell>
          <table:table-cell table:style-name="ce6" table:formula="of:=[.C324]/[.D$2]" office:value-type="float" office:value="48.828125" calcext:value-type="float">
            <text:p>49</text:p>
          </table:table-cell>
          <table:table-cell table:style-name="ce6" table:formula="of:=[.D324]*60" office:value-type="float" office:value="2929.6875" calcext:value-type="float">
            <text:p>2930</text:p>
          </table:table-cell>
          <table:table-cell table:style-name="ce6" table:formula="of:=[.E324]*[.F$2]" office:value-type="float" office:value="5859.375" calcext:value-type="float">
            <text:p>5859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H324]/[.I$2]" office:value-type="float" office:value="80" calcext:value-type="float">
            <text:p>80</text:p>
          </table:table-cell>
          <table:table-cell table:formula="of:=[.I324]*60" office:value-type="float" office:value="4800" calcext:value-type="float">
            <text:p>4800</text:p>
          </table:table-cell>
          <table:table-cell table:formula="of:=[.J324]*[.F$2]" office:value-type="float" office:value="9600" calcext:value-type="float">
            <text:p>9600</text:p>
          </table:table-cell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 table:formula="of:=[.B$2]*[.A325]*1000" office:value-type="float" office:value="5.136" calcext:value-type="float">
            <text:p>5.136</text:p>
          </table:table-cell>
          <table:table-cell table:style-name="ce6" table:formula="of:=1/([.B325]/1000)" office:value-type="float" office:value="194.704049844237" calcext:value-type="float">
            <text:p>195</text:p>
          </table:table-cell>
          <table:table-cell table:style-name="ce6" table:formula="of:=[.C325]/[.D$2]" office:value-type="float" office:value="48.6760124610592" calcext:value-type="float">
            <text:p>49</text:p>
          </table:table-cell>
          <table:table-cell table:style-name="ce6" table:formula="of:=[.D325]*60" office:value-type="float" office:value="2920.56074766355" calcext:value-type="float">
            <text:p>2921</text:p>
          </table:table-cell>
          <table:table-cell table:style-name="ce6" table:formula="of:=[.E325]*[.F$2]" office:value-type="float" office:value="5841.1214953271" calcext:value-type="float">
            <text:p>5841</text:p>
          </table:table-cell>
          <table:table-cell/>
          <table:table-cell office:value-type="float" office:value="321" calcext:value-type="float">
            <text:p>321</text:p>
          </table:table-cell>
          <table:table-cell table:formula="of:=[.H325]/[.I$2]" office:value-type="float" office:value="80.25" calcext:value-type="float">
            <text:p>80.25</text:p>
          </table:table-cell>
          <table:table-cell table:formula="of:=[.I325]*60" office:value-type="float" office:value="4815" calcext:value-type="float">
            <text:p>4815</text:p>
          </table:table-cell>
          <table:table-cell table:formula="of:=[.J325]*[.F$2]" office:value-type="float" office:value="9630" calcext:value-type="float">
            <text:p>9630</text:p>
          </table:table-cell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 table:formula="of:=[.B$2]*[.A326]*1000" office:value-type="float" office:value="5.152" calcext:value-type="float">
            <text:p>5.152</text:p>
          </table:table-cell>
          <table:table-cell table:style-name="ce6" table:formula="of:=1/([.B326]/1000)" office:value-type="float" office:value="194.099378881988" calcext:value-type="float">
            <text:p>194</text:p>
          </table:table-cell>
          <table:table-cell table:style-name="ce6" table:formula="of:=[.C326]/[.D$2]" office:value-type="float" office:value="48.5248447204969" calcext:value-type="float">
            <text:p>49</text:p>
          </table:table-cell>
          <table:table-cell table:style-name="ce6" table:formula="of:=[.D326]*60" office:value-type="float" office:value="2911.49068322981" calcext:value-type="float">
            <text:p>2911</text:p>
          </table:table-cell>
          <table:table-cell table:style-name="ce6" table:formula="of:=[.E326]*[.F$2]" office:value-type="float" office:value="5822.98136645963" calcext:value-type="float">
            <text:p>5823</text:p>
          </table:table-cell>
          <table:table-cell/>
          <table:table-cell office:value-type="float" office:value="322" calcext:value-type="float">
            <text:p>322</text:p>
          </table:table-cell>
          <table:table-cell table:formula="of:=[.H326]/[.I$2]" office:value-type="float" office:value="80.5" calcext:value-type="float">
            <text:p>80.5</text:p>
          </table:table-cell>
          <table:table-cell table:formula="of:=[.I326]*60" office:value-type="float" office:value="4830" calcext:value-type="float">
            <text:p>4830</text:p>
          </table:table-cell>
          <table:table-cell table:formula="of:=[.J326]*[.F$2]" office:value-type="float" office:value="9660" calcext:value-type="float">
            <text:p>9660</text:p>
          </table:table-cell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 table:formula="of:=[.B$2]*[.A327]*1000" office:value-type="float" office:value="5.168" calcext:value-type="float">
            <text:p>5.168</text:p>
          </table:table-cell>
          <table:table-cell table:style-name="ce6" table:formula="of:=1/([.B327]/1000)" office:value-type="float" office:value="193.498452012384" calcext:value-type="float">
            <text:p>193</text:p>
          </table:table-cell>
          <table:table-cell table:style-name="ce6" table:formula="of:=[.C327]/[.D$2]" office:value-type="float" office:value="48.374613003096" calcext:value-type="float">
            <text:p>48</text:p>
          </table:table-cell>
          <table:table-cell table:style-name="ce6" table:formula="of:=[.D327]*60" office:value-type="float" office:value="2902.47678018576" calcext:value-type="float">
            <text:p>2902</text:p>
          </table:table-cell>
          <table:table-cell table:style-name="ce6" table:formula="of:=[.E327]*[.F$2]" office:value-type="float" office:value="5804.95356037152" calcext:value-type="float">
            <text:p>5805</text:p>
          </table:table-cell>
          <table:table-cell/>
          <table:table-cell office:value-type="float" office:value="323" calcext:value-type="float">
            <text:p>323</text:p>
          </table:table-cell>
          <table:table-cell table:formula="of:=[.H327]/[.I$2]" office:value-type="float" office:value="80.75" calcext:value-type="float">
            <text:p>80.75</text:p>
          </table:table-cell>
          <table:table-cell table:formula="of:=[.I327]*60" office:value-type="float" office:value="4845" calcext:value-type="float">
            <text:p>4845</text:p>
          </table:table-cell>
          <table:table-cell table:formula="of:=[.J327]*[.F$2]" office:value-type="float" office:value="9690" calcext:value-type="float">
            <text:p>9690</text:p>
          </table:table-cell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 table:formula="of:=[.B$2]*[.A328]*1000" office:value-type="float" office:value="5.184" calcext:value-type="float">
            <text:p>5.184</text:p>
          </table:table-cell>
          <table:table-cell table:style-name="ce6" table:formula="of:=1/([.B328]/1000)" office:value-type="float" office:value="192.901234567901" calcext:value-type="float">
            <text:p>193</text:p>
          </table:table-cell>
          <table:table-cell table:style-name="ce6" table:formula="of:=[.C328]/[.D$2]" office:value-type="float" office:value="48.2253086419753" calcext:value-type="float">
            <text:p>48</text:p>
          </table:table-cell>
          <table:table-cell table:style-name="ce6" table:formula="of:=[.D328]*60" office:value-type="float" office:value="2893.51851851852" calcext:value-type="float">
            <text:p>2894</text:p>
          </table:table-cell>
          <table:table-cell table:style-name="ce6" table:formula="of:=[.E328]*[.F$2]" office:value-type="float" office:value="5787.03703703704" calcext:value-type="float">
            <text:p>5787</text:p>
          </table:table-cell>
          <table:table-cell/>
          <table:table-cell office:value-type="float" office:value="324" calcext:value-type="float">
            <text:p>324</text:p>
          </table:table-cell>
          <table:table-cell table:formula="of:=[.H328]/[.I$2]" office:value-type="float" office:value="81" calcext:value-type="float">
            <text:p>81</text:p>
          </table:table-cell>
          <table:table-cell table:formula="of:=[.I328]*60" office:value-type="float" office:value="4860" calcext:value-type="float">
            <text:p>4860</text:p>
          </table:table-cell>
          <table:table-cell table:formula="of:=[.J328]*[.F$2]" office:value-type="float" office:value="9720" calcext:value-type="float">
            <text:p>9720</text:p>
          </table:table-cell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 table:formula="of:=[.B$2]*[.A329]*1000" office:value-type="float" office:value="5.2" calcext:value-type="float">
            <text:p>5.2</text:p>
          </table:table-cell>
          <table:table-cell table:style-name="ce6" table:formula="of:=1/([.B329]/1000)" office:value-type="float" office:value="192.307692307692" calcext:value-type="float">
            <text:p>192</text:p>
          </table:table-cell>
          <table:table-cell table:style-name="ce6" table:formula="of:=[.C329]/[.D$2]" office:value-type="float" office:value="48.0769230769231" calcext:value-type="float">
            <text:p>48</text:p>
          </table:table-cell>
          <table:table-cell table:style-name="ce6" table:formula="of:=[.D329]*60" office:value-type="float" office:value="2884.61538461538" calcext:value-type="float">
            <text:p>2885</text:p>
          </table:table-cell>
          <table:table-cell table:style-name="ce6" table:formula="of:=[.E329]*[.F$2]" office:value-type="float" office:value="5769.23076923077" calcext:value-type="float">
            <text:p>5769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[.H329]/[.I$2]" office:value-type="float" office:value="81.25" calcext:value-type="float">
            <text:p>81.25</text:p>
          </table:table-cell>
          <table:table-cell table:formula="of:=[.I329]*60" office:value-type="float" office:value="4875" calcext:value-type="float">
            <text:p>4875</text:p>
          </table:table-cell>
          <table:table-cell table:formula="of:=[.J329]*[.F$2]" office:value-type="float" office:value="9750" calcext:value-type="float">
            <text:p>9750</text:p>
          </table:table-cell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 table:formula="of:=[.B$2]*[.A330]*1000" office:value-type="float" office:value="5.216" calcext:value-type="float">
            <text:p>5.216</text:p>
          </table:table-cell>
          <table:table-cell table:style-name="ce6" table:formula="of:=1/([.B330]/1000)" office:value-type="float" office:value="191.717791411043" calcext:value-type="float">
            <text:p>192</text:p>
          </table:table-cell>
          <table:table-cell table:style-name="ce6" table:formula="of:=[.C330]/[.D$2]" office:value-type="float" office:value="47.9294478527607" calcext:value-type="float">
            <text:p>48</text:p>
          </table:table-cell>
          <table:table-cell table:style-name="ce6" table:formula="of:=[.D330]*60" office:value-type="float" office:value="2875.76687116564" calcext:value-type="float">
            <text:p>2876</text:p>
          </table:table-cell>
          <table:table-cell table:style-name="ce6" table:formula="of:=[.E330]*[.F$2]" office:value-type="float" office:value="5751.53374233129" calcext:value-type="float">
            <text:p>5752</text:p>
          </table:table-cell>
          <table:table-cell/>
          <table:table-cell office:value-type="float" office:value="326" calcext:value-type="float">
            <text:p>326</text:p>
          </table:table-cell>
          <table:table-cell table:formula="of:=[.H330]/[.I$2]" office:value-type="float" office:value="81.5" calcext:value-type="float">
            <text:p>81.5</text:p>
          </table:table-cell>
          <table:table-cell table:formula="of:=[.I330]*60" office:value-type="float" office:value="4890" calcext:value-type="float">
            <text:p>4890</text:p>
          </table:table-cell>
          <table:table-cell table:formula="of:=[.J330]*[.F$2]" office:value-type="float" office:value="9780" calcext:value-type="float">
            <text:p>9780</text:p>
          </table:table-cell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 table:formula="of:=[.B$2]*[.A331]*1000" office:value-type="float" office:value="5.232" calcext:value-type="float">
            <text:p>5.232</text:p>
          </table:table-cell>
          <table:table-cell table:style-name="ce6" table:formula="of:=1/([.B331]/1000)" office:value-type="float" office:value="191.131498470948" calcext:value-type="float">
            <text:p>191</text:p>
          </table:table-cell>
          <table:table-cell table:style-name="ce6" table:formula="of:=[.C331]/[.D$2]" office:value-type="float" office:value="47.782874617737" calcext:value-type="float">
            <text:p>48</text:p>
          </table:table-cell>
          <table:table-cell table:style-name="ce6" table:formula="of:=[.D331]*60" office:value-type="float" office:value="2866.97247706422" calcext:value-type="float">
            <text:p>2867</text:p>
          </table:table-cell>
          <table:table-cell table:style-name="ce6" table:formula="of:=[.E331]*[.F$2]" office:value-type="float" office:value="5733.94495412844" calcext:value-type="float">
            <text:p>5734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[.H331]/[.I$2]" office:value-type="float" office:value="81.75" calcext:value-type="float">
            <text:p>81.75</text:p>
          </table:table-cell>
          <table:table-cell table:formula="of:=[.I331]*60" office:value-type="float" office:value="4905" calcext:value-type="float">
            <text:p>4905</text:p>
          </table:table-cell>
          <table:table-cell table:formula="of:=[.J331]*[.F$2]" office:value-type="float" office:value="9810" calcext:value-type="float">
            <text:p>9810</text:p>
          </table:table-cell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 table:formula="of:=[.B$2]*[.A332]*1000" office:value-type="float" office:value="5.248" calcext:value-type="float">
            <text:p>5.248</text:p>
          </table:table-cell>
          <table:table-cell table:style-name="ce6" table:formula="of:=1/([.B332]/1000)" office:value-type="float" office:value="190.548780487805" calcext:value-type="float">
            <text:p>191</text:p>
          </table:table-cell>
          <table:table-cell table:style-name="ce6" table:formula="of:=[.C332]/[.D$2]" office:value-type="float" office:value="47.6371951219512" calcext:value-type="float">
            <text:p>48</text:p>
          </table:table-cell>
          <table:table-cell table:style-name="ce6" table:formula="of:=[.D332]*60" office:value-type="float" office:value="2858.23170731707" calcext:value-type="float">
            <text:p>2858</text:p>
          </table:table-cell>
          <table:table-cell table:style-name="ce6" table:formula="of:=[.E332]*[.F$2]" office:value-type="float" office:value="5716.46341463415" calcext:value-type="float">
            <text:p>5716</text:p>
          </table:table-cell>
          <table:table-cell/>
          <table:table-cell office:value-type="float" office:value="328" calcext:value-type="float">
            <text:p>328</text:p>
          </table:table-cell>
          <table:table-cell table:formula="of:=[.H332]/[.I$2]" office:value-type="float" office:value="82" calcext:value-type="float">
            <text:p>82</text:p>
          </table:table-cell>
          <table:table-cell table:formula="of:=[.I332]*60" office:value-type="float" office:value="4920" calcext:value-type="float">
            <text:p>4920</text:p>
          </table:table-cell>
          <table:table-cell table:formula="of:=[.J332]*[.F$2]" office:value-type="float" office:value="9840" calcext:value-type="float">
            <text:p>9840</text:p>
          </table:table-cell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 table:formula="of:=[.B$2]*[.A333]*1000" office:value-type="float" office:value="5.264" calcext:value-type="float">
            <text:p>5.264</text:p>
          </table:table-cell>
          <table:table-cell table:style-name="ce6" table:formula="of:=1/([.B333]/1000)" office:value-type="float" office:value="189.969604863222" calcext:value-type="float">
            <text:p>190</text:p>
          </table:table-cell>
          <table:table-cell table:style-name="ce6" table:formula="of:=[.C333]/[.D$2]" office:value-type="float" office:value="47.4924012158055" calcext:value-type="float">
            <text:p>47</text:p>
          </table:table-cell>
          <table:table-cell table:style-name="ce6" table:formula="of:=[.D333]*60" office:value-type="float" office:value="2849.54407294833" calcext:value-type="float">
            <text:p>2850</text:p>
          </table:table-cell>
          <table:table-cell table:style-name="ce6" table:formula="of:=[.E333]*[.F$2]" office:value-type="float" office:value="5699.08814589666" calcext:value-type="float">
            <text:p>5699</text:p>
          </table:table-cell>
          <table:table-cell/>
          <table:table-cell office:value-type="float" office:value="329" calcext:value-type="float">
            <text:p>329</text:p>
          </table:table-cell>
          <table:table-cell table:formula="of:=[.H333]/[.I$2]" office:value-type="float" office:value="82.25" calcext:value-type="float">
            <text:p>82.25</text:p>
          </table:table-cell>
          <table:table-cell table:formula="of:=[.I333]*60" office:value-type="float" office:value="4935" calcext:value-type="float">
            <text:p>4935</text:p>
          </table:table-cell>
          <table:table-cell table:formula="of:=[.J333]*[.F$2]" office:value-type="float" office:value="9870" calcext:value-type="float">
            <text:p>9870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 table:formula="of:=[.B$2]*[.A334]*1000" office:value-type="float" office:value="5.28" calcext:value-type="float">
            <text:p>5.28</text:p>
          </table:table-cell>
          <table:table-cell table:style-name="ce6" table:formula="of:=1/([.B334]/1000)" office:value-type="float" office:value="189.393939393939" calcext:value-type="float">
            <text:p>189</text:p>
          </table:table-cell>
          <table:table-cell table:style-name="ce6" table:formula="of:=[.C334]/[.D$2]" office:value-type="float" office:value="47.3484848484849" calcext:value-type="float">
            <text:p>47</text:p>
          </table:table-cell>
          <table:table-cell table:style-name="ce6" table:formula="of:=[.D334]*60" office:value-type="float" office:value="2840.90909090909" calcext:value-type="float">
            <text:p>2841</text:p>
          </table:table-cell>
          <table:table-cell table:style-name="ce6" table:formula="of:=[.E334]*[.F$2]" office:value-type="float" office:value="5681.81818181818" calcext:value-type="float">
            <text:p>5682</text:p>
          </table:table-cell>
          <table:table-cell/>
          <table:table-cell office:value-type="float" office:value="330" calcext:value-type="float">
            <text:p>330</text:p>
          </table:table-cell>
          <table:table-cell table:formula="of:=[.H334]/[.I$2]" office:value-type="float" office:value="82.5" calcext:value-type="float">
            <text:p>82.5</text:p>
          </table:table-cell>
          <table:table-cell table:formula="of:=[.I334]*60" office:value-type="float" office:value="4950" calcext:value-type="float">
            <text:p>4950</text:p>
          </table:table-cell>
          <table:table-cell table:formula="of:=[.J334]*[.F$2]" office:value-type="float" office:value="9900" calcext:value-type="float">
            <text:p>9900</text:p>
          </table:table-cell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 table:formula="of:=[.B$2]*[.A335]*1000" office:value-type="float" office:value="5.296" calcext:value-type="float">
            <text:p>5.296</text:p>
          </table:table-cell>
          <table:table-cell table:style-name="ce6" table:formula="of:=1/([.B335]/1000)" office:value-type="float" office:value="188.821752265861" calcext:value-type="float">
            <text:p>189</text:p>
          </table:table-cell>
          <table:table-cell table:style-name="ce6" table:formula="of:=[.C335]/[.D$2]" office:value-type="float" office:value="47.2054380664653" calcext:value-type="float">
            <text:p>47</text:p>
          </table:table-cell>
          <table:table-cell table:style-name="ce6" table:formula="of:=[.D335]*60" office:value-type="float" office:value="2832.32628398792" calcext:value-type="float">
            <text:p>2832</text:p>
          </table:table-cell>
          <table:table-cell table:style-name="ce6" table:formula="of:=[.E335]*[.F$2]" office:value-type="float" office:value="5664.65256797583" calcext:value-type="float">
            <text:p>5665</text:p>
          </table:table-cell>
          <table:table-cell/>
          <table:table-cell office:value-type="float" office:value="331" calcext:value-type="float">
            <text:p>331</text:p>
          </table:table-cell>
          <table:table-cell table:formula="of:=[.H335]/[.I$2]" office:value-type="float" office:value="82.75" calcext:value-type="float">
            <text:p>82.75</text:p>
          </table:table-cell>
          <table:table-cell table:formula="of:=[.I335]*60" office:value-type="float" office:value="4965" calcext:value-type="float">
            <text:p>4965</text:p>
          </table:table-cell>
          <table:table-cell table:formula="of:=[.J335]*[.F$2]" office:value-type="float" office:value="9930" calcext:value-type="float">
            <text:p>9930</text:p>
          </table:table-cell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 table:formula="of:=[.B$2]*[.A336]*1000" office:value-type="float" office:value="5.312" calcext:value-type="float">
            <text:p>5.312</text:p>
          </table:table-cell>
          <table:table-cell table:style-name="ce6" table:formula="of:=1/([.B336]/1000)" office:value-type="float" office:value="188.253012048193" calcext:value-type="float">
            <text:p>188</text:p>
          </table:table-cell>
          <table:table-cell table:style-name="ce6" table:formula="of:=[.C336]/[.D$2]" office:value-type="float" office:value="47.0632530120482" calcext:value-type="float">
            <text:p>47</text:p>
          </table:table-cell>
          <table:table-cell table:style-name="ce6" table:formula="of:=[.D336]*60" office:value-type="float" office:value="2823.79518072289" calcext:value-type="float">
            <text:p>2824</text:p>
          </table:table-cell>
          <table:table-cell table:style-name="ce6" table:formula="of:=[.E336]*[.F$2]" office:value-type="float" office:value="5647.59036144578" calcext:value-type="float">
            <text:p>5648</text:p>
          </table:table-cell>
          <table:table-cell/>
          <table:table-cell office:value-type="float" office:value="332" calcext:value-type="float">
            <text:p>332</text:p>
          </table:table-cell>
          <table:table-cell table:formula="of:=[.H336]/[.I$2]" office:value-type="float" office:value="83" calcext:value-type="float">
            <text:p>83</text:p>
          </table:table-cell>
          <table:table-cell table:formula="of:=[.I336]*60" office:value-type="float" office:value="4980" calcext:value-type="float">
            <text:p>4980</text:p>
          </table:table-cell>
          <table:table-cell table:formula="of:=[.J336]*[.F$2]" office:value-type="float" office:value="9960" calcext:value-type="float">
            <text:p>9960</text:p>
          </table:table-cell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 table:formula="of:=[.B$2]*[.A337]*1000" office:value-type="float" office:value="5.328" calcext:value-type="float">
            <text:p>5.328</text:p>
          </table:table-cell>
          <table:table-cell table:style-name="ce6" table:formula="of:=1/([.B337]/1000)" office:value-type="float" office:value="187.687687687688" calcext:value-type="float">
            <text:p>188</text:p>
          </table:table-cell>
          <table:table-cell table:style-name="ce6" table:formula="of:=[.C337]/[.D$2]" office:value-type="float" office:value="46.9219219219219" calcext:value-type="float">
            <text:p>47</text:p>
          </table:table-cell>
          <table:table-cell table:style-name="ce6" table:formula="of:=[.D337]*60" office:value-type="float" office:value="2815.31531531532" calcext:value-type="float">
            <text:p>2815</text:p>
          </table:table-cell>
          <table:table-cell table:style-name="ce6" table:formula="of:=[.E337]*[.F$2]" office:value-type="float" office:value="5630.63063063063" calcext:value-type="float">
            <text:p>5631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H337]/[.I$2]" office:value-type="float" office:value="83.25" calcext:value-type="float">
            <text:p>83.25</text:p>
          </table:table-cell>
          <table:table-cell table:formula="of:=[.I337]*60" office:value-type="float" office:value="4995" calcext:value-type="float">
            <text:p>4995</text:p>
          </table:table-cell>
          <table:table-cell table:formula="of:=[.J337]*[.F$2]" office:value-type="float" office:value="9990" calcext:value-type="float">
            <text:p>9990</text:p>
          </table:table-cell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 table:formula="of:=[.B$2]*[.A338]*1000" office:value-type="float" office:value="5.344" calcext:value-type="float">
            <text:p>5.344</text:p>
          </table:table-cell>
          <table:table-cell table:style-name="ce6" table:formula="of:=1/([.B338]/1000)" office:value-type="float" office:value="187.125748502994" calcext:value-type="float">
            <text:p>187</text:p>
          </table:table-cell>
          <table:table-cell table:style-name="ce6" table:formula="of:=[.C338]/[.D$2]" office:value-type="float" office:value="46.7814371257485" calcext:value-type="float">
            <text:p>47</text:p>
          </table:table-cell>
          <table:table-cell table:style-name="ce6" table:formula="of:=[.D338]*60" office:value-type="float" office:value="2806.88622754491" calcext:value-type="float">
            <text:p>2807</text:p>
          </table:table-cell>
          <table:table-cell table:style-name="ce6" table:formula="of:=[.E338]*[.F$2]" office:value-type="float" office:value="5613.77245508982" calcext:value-type="float">
            <text:p>5614</text:p>
          </table:table-cell>
          <table:table-cell/>
          <table:table-cell office:value-type="float" office:value="334" calcext:value-type="float">
            <text:p>334</text:p>
          </table:table-cell>
          <table:table-cell table:formula="of:=[.H338]/[.I$2]" office:value-type="float" office:value="83.5" calcext:value-type="float">
            <text:p>83.5</text:p>
          </table:table-cell>
          <table:table-cell table:formula="of:=[.I338]*60" office:value-type="float" office:value="5010" calcext:value-type="float">
            <text:p>5010</text:p>
          </table:table-cell>
          <table:table-cell table:formula="of:=[.J338]*[.F$2]" office:value-type="float" office:value="10020" calcext:value-type="float">
            <text:p>10020</text:p>
          </table:table-cell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 table:formula="of:=[.B$2]*[.A339]*1000" office:value-type="float" office:value="5.36" calcext:value-type="float">
            <text:p>5.36</text:p>
          </table:table-cell>
          <table:table-cell table:style-name="ce6" table:formula="of:=1/([.B339]/1000)" office:value-type="float" office:value="186.567164179104" calcext:value-type="float">
            <text:p>187</text:p>
          </table:table-cell>
          <table:table-cell table:style-name="ce6" table:formula="of:=[.C339]/[.D$2]" office:value-type="float" office:value="46.6417910447761" calcext:value-type="float">
            <text:p>47</text:p>
          </table:table-cell>
          <table:table-cell table:style-name="ce6" table:formula="of:=[.D339]*60" office:value-type="float" office:value="2798.50746268657" calcext:value-type="float">
            <text:p>2799</text:p>
          </table:table-cell>
          <table:table-cell table:style-name="ce6" table:formula="of:=[.E339]*[.F$2]" office:value-type="float" office:value="5597.01492537313" calcext:value-type="float">
            <text:p>5597</text:p>
          </table:table-cell>
          <table:table-cell table:number-columns-repeated="5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table:formula="of:=[.B$2]*[.A340]*1000" office:value-type="float" office:value="5.376" calcext:value-type="float">
            <text:p>5.376</text:p>
          </table:table-cell>
          <table:table-cell table:style-name="ce6" table:formula="of:=1/([.B340]/1000)" office:value-type="float" office:value="186.011904761905" calcext:value-type="float">
            <text:p>186</text:p>
          </table:table-cell>
          <table:table-cell table:style-name="ce6" table:formula="of:=[.C340]/[.D$2]" office:value-type="float" office:value="46.5029761904762" calcext:value-type="float">
            <text:p>47</text:p>
          </table:table-cell>
          <table:table-cell table:style-name="ce6" table:formula="of:=[.D340]*60" office:value-type="float" office:value="2790.17857142857" calcext:value-type="float">
            <text:p>2790</text:p>
          </table:table-cell>
          <table:table-cell table:style-name="ce6" table:formula="of:=[.E340]*[.F$2]" office:value-type="float" office:value="5580.35714285714" calcext:value-type="float">
            <text:p>5580</text:p>
          </table:table-cell>
          <table:table-cell table:number-columns-repeated="5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 table:formula="of:=[.B$2]*[.A341]*1000" office:value-type="float" office:value="5.392" calcext:value-type="float">
            <text:p>5.392</text:p>
          </table:table-cell>
          <table:table-cell table:style-name="ce6" table:formula="of:=1/([.B341]/1000)" office:value-type="float" office:value="185.459940652819" calcext:value-type="float">
            <text:p>185</text:p>
          </table:table-cell>
          <table:table-cell table:style-name="ce6" table:formula="of:=[.C341]/[.D$2]" office:value-type="float" office:value="46.3649851632048" calcext:value-type="float">
            <text:p>46</text:p>
          </table:table-cell>
          <table:table-cell table:style-name="ce6" table:formula="of:=[.D341]*60" office:value-type="float" office:value="2781.89910979228" calcext:value-type="float">
            <text:p>2782</text:p>
          </table:table-cell>
          <table:table-cell table:style-name="ce6" table:formula="of:=[.E341]*[.F$2]" office:value-type="float" office:value="5563.79821958457" calcext:value-type="float">
            <text:p>5564</text:p>
          </table:table-cell>
          <table:table-cell table:number-columns-repeated="5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 table:formula="of:=[.B$2]*[.A342]*1000" office:value-type="float" office:value="5.408" calcext:value-type="float">
            <text:p>5.408</text:p>
          </table:table-cell>
          <table:table-cell table:style-name="ce6" table:formula="of:=1/([.B342]/1000)" office:value-type="float" office:value="184.91124260355" calcext:value-type="float">
            <text:p>185</text:p>
          </table:table-cell>
          <table:table-cell table:style-name="ce6" table:formula="of:=[.C342]/[.D$2]" office:value-type="float" office:value="46.2278106508876" calcext:value-type="float">
            <text:p>46</text:p>
          </table:table-cell>
          <table:table-cell table:style-name="ce6" table:formula="of:=[.D342]*60" office:value-type="float" office:value="2773.66863905325" calcext:value-type="float">
            <text:p>2774</text:p>
          </table:table-cell>
          <table:table-cell table:style-name="ce6" table:formula="of:=[.E342]*[.F$2]" office:value-type="float" office:value="5547.33727810651" calcext:value-type="float">
            <text:p>5547</text:p>
          </table:table-cell>
          <table:table-cell table:number-columns-repeated="5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 table:formula="of:=[.B$2]*[.A343]*1000" office:value-type="float" office:value="5.424" calcext:value-type="float">
            <text:p>5.424</text:p>
          </table:table-cell>
          <table:table-cell table:style-name="ce6" table:formula="of:=1/([.B343]/1000)" office:value-type="float" office:value="184.365781710914" calcext:value-type="float">
            <text:p>184</text:p>
          </table:table-cell>
          <table:table-cell table:style-name="ce6" table:formula="of:=[.C343]/[.D$2]" office:value-type="float" office:value="46.0914454277286" calcext:value-type="float">
            <text:p>46</text:p>
          </table:table-cell>
          <table:table-cell table:style-name="ce6" table:formula="of:=[.D343]*60" office:value-type="float" office:value="2765.48672566372" calcext:value-type="float">
            <text:p>2765</text:p>
          </table:table-cell>
          <table:table-cell table:style-name="ce6" table:formula="of:=[.E343]*[.F$2]" office:value-type="float" office:value="5530.97345132743" calcext:value-type="float">
            <text:p>5531</text:p>
          </table:table-cell>
          <table:table-cell table:number-columns-repeated="5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 table:formula="of:=[.B$2]*[.A344]*1000" office:value-type="float" office:value="5.44" calcext:value-type="float">
            <text:p>5.44</text:p>
          </table:table-cell>
          <table:table-cell table:style-name="ce6" table:formula="of:=1/([.B344]/1000)" office:value-type="float" office:value="183.823529411765" calcext:value-type="float">
            <text:p>184</text:p>
          </table:table-cell>
          <table:table-cell table:style-name="ce6" table:formula="of:=[.C344]/[.D$2]" office:value-type="float" office:value="45.9558823529412" calcext:value-type="float">
            <text:p>46</text:p>
          </table:table-cell>
          <table:table-cell table:style-name="ce6" table:formula="of:=[.D344]*60" office:value-type="float" office:value="2757.35294117647" calcext:value-type="float">
            <text:p>2757</text:p>
          </table:table-cell>
          <table:table-cell table:style-name="ce6" table:formula="of:=[.E344]*[.F$2]" office:value-type="float" office:value="5514.70588235294" calcext:value-type="float">
            <text:p>5515</text:p>
          </table:table-cell>
          <table:table-cell table:number-columns-repeated="5"/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 table:formula="of:=[.B$2]*[.A345]*1000" office:value-type="float" office:value="5.456" calcext:value-type="float">
            <text:p>5.456</text:p>
          </table:table-cell>
          <table:table-cell table:style-name="ce6" table:formula="of:=1/([.B345]/1000)" office:value-type="float" office:value="183.284457478006" calcext:value-type="float">
            <text:p>183</text:p>
          </table:table-cell>
          <table:table-cell table:style-name="ce6" table:formula="of:=[.C345]/[.D$2]" office:value-type="float" office:value="45.8211143695015" calcext:value-type="float">
            <text:p>46</text:p>
          </table:table-cell>
          <table:table-cell table:style-name="ce6" table:formula="of:=[.D345]*60" office:value-type="float" office:value="2749.26686217009" calcext:value-type="float">
            <text:p>2749</text:p>
          </table:table-cell>
          <table:table-cell table:style-name="ce6" table:formula="of:=[.E345]*[.F$2]" office:value-type="float" office:value="5498.53372434018" calcext:value-type="float">
            <text:p>5499</text:p>
          </table:table-cell>
          <table:table-cell table:number-columns-repeated="5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 table:formula="of:=[.B$2]*[.A346]*1000" office:value-type="float" office:value="5.472" calcext:value-type="float">
            <text:p>5.472</text:p>
          </table:table-cell>
          <table:table-cell table:style-name="ce6" table:formula="of:=1/([.B346]/1000)" office:value-type="float" office:value="182.748538011696" calcext:value-type="float">
            <text:p>183</text:p>
          </table:table-cell>
          <table:table-cell table:style-name="ce6" table:formula="of:=[.C346]/[.D$2]" office:value-type="float" office:value="45.687134502924" calcext:value-type="float">
            <text:p>46</text:p>
          </table:table-cell>
          <table:table-cell table:style-name="ce6" table:formula="of:=[.D346]*60" office:value-type="float" office:value="2741.22807017544" calcext:value-type="float">
            <text:p>2741</text:p>
          </table:table-cell>
          <table:table-cell table:style-name="ce6" table:formula="of:=[.E346]*[.F$2]" office:value-type="float" office:value="5482.45614035088" calcext:value-type="float">
            <text:p>5482</text:p>
          </table:table-cell>
          <table:table-cell table:number-columns-repeated="5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 table:formula="of:=[.B$2]*[.A347]*1000" office:value-type="float" office:value="5.488" calcext:value-type="float">
            <text:p>5.488</text:p>
          </table:table-cell>
          <table:table-cell table:style-name="ce6" table:formula="of:=1/([.B347]/1000)" office:value-type="float" office:value="182.215743440233" calcext:value-type="float">
            <text:p>182</text:p>
          </table:table-cell>
          <table:table-cell table:style-name="ce6" table:formula="of:=[.C347]/[.D$2]" office:value-type="float" office:value="45.5539358600583" calcext:value-type="float">
            <text:p>46</text:p>
          </table:table-cell>
          <table:table-cell table:style-name="ce6" table:formula="of:=[.D347]*60" office:value-type="float" office:value="2733.2361516035" calcext:value-type="float">
            <text:p>2733</text:p>
          </table:table-cell>
          <table:table-cell table:style-name="ce6" table:formula="of:=[.E347]*[.F$2]" office:value-type="float" office:value="5466.472303207" calcext:value-type="float">
            <text:p>5466</text:p>
          </table:table-cell>
          <table:table-cell table:number-columns-repeated="5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 table:formula="of:=[.B$2]*[.A348]*1000" office:value-type="float" office:value="5.504" calcext:value-type="float">
            <text:p>5.504</text:p>
          </table:table-cell>
          <table:table-cell table:style-name="ce6" table:formula="of:=1/([.B348]/1000)" office:value-type="float" office:value="181.686046511628" calcext:value-type="float">
            <text:p>182</text:p>
          </table:table-cell>
          <table:table-cell table:style-name="ce6" table:formula="of:=[.C348]/[.D$2]" office:value-type="float" office:value="45.421511627907" calcext:value-type="float">
            <text:p>45</text:p>
          </table:table-cell>
          <table:table-cell table:style-name="ce6" table:formula="of:=[.D348]*60" office:value-type="float" office:value="2725.29069767442" calcext:value-type="float">
            <text:p>2725</text:p>
          </table:table-cell>
          <table:table-cell table:style-name="ce6" table:formula="of:=[.E348]*[.F$2]" office:value-type="float" office:value="5450.58139534884" calcext:value-type="float">
            <text:p>5451</text:p>
          </table:table-cell>
          <table:table-cell table:number-columns-repeated="5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 table:formula="of:=[.B$2]*[.A349]*1000" office:value-type="float" office:value="5.52" calcext:value-type="float">
            <text:p>5.52</text:p>
          </table:table-cell>
          <table:table-cell table:style-name="ce6" table:formula="of:=1/([.B349]/1000)" office:value-type="float" office:value="181.159420289855" calcext:value-type="float">
            <text:p>181</text:p>
          </table:table-cell>
          <table:table-cell table:style-name="ce6" table:formula="of:=[.C349]/[.D$2]" office:value-type="float" office:value="45.2898550724638" calcext:value-type="float">
            <text:p>45</text:p>
          </table:table-cell>
          <table:table-cell table:style-name="ce6" table:formula="of:=[.D349]*60" office:value-type="float" office:value="2717.39130434783" calcext:value-type="float">
            <text:p>2717</text:p>
          </table:table-cell>
          <table:table-cell table:style-name="ce6" table:formula="of:=[.E349]*[.F$2]" office:value-type="float" office:value="5434.78260869565" calcext:value-type="float">
            <text:p>5435</text:p>
          </table:table-cell>
          <table:table-cell table:number-columns-repeated="5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 table:formula="of:=[.B$2]*[.A350]*1000" office:value-type="float" office:value="5.536" calcext:value-type="float">
            <text:p>5.536</text:p>
          </table:table-cell>
          <table:table-cell table:style-name="ce6" table:formula="of:=1/([.B350]/1000)" office:value-type="float" office:value="180.635838150289" calcext:value-type="float">
            <text:p>181</text:p>
          </table:table-cell>
          <table:table-cell table:style-name="ce6" table:formula="of:=[.C350]/[.D$2]" office:value-type="float" office:value="45.1589595375723" calcext:value-type="float">
            <text:p>45</text:p>
          </table:table-cell>
          <table:table-cell table:style-name="ce6" table:formula="of:=[.D350]*60" office:value-type="float" office:value="2709.53757225433" calcext:value-type="float">
            <text:p>2710</text:p>
          </table:table-cell>
          <table:table-cell table:style-name="ce6" table:formula="of:=[.E350]*[.F$2]" office:value-type="float" office:value="5419.07514450867" calcext:value-type="float">
            <text:p>5419</text:p>
          </table:table-cell>
          <table:table-cell table:number-columns-repeated="5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 table:formula="of:=[.B$2]*[.A351]*1000" office:value-type="float" office:value="5.552" calcext:value-type="float">
            <text:p>5.552</text:p>
          </table:table-cell>
          <table:table-cell table:style-name="ce6" table:formula="of:=1/([.B351]/1000)" office:value-type="float" office:value="180.115273775216" calcext:value-type="float">
            <text:p>180</text:p>
          </table:table-cell>
          <table:table-cell table:style-name="ce6" table:formula="of:=[.C351]/[.D$2]" office:value-type="float" office:value="45.028818443804" calcext:value-type="float">
            <text:p>45</text:p>
          </table:table-cell>
          <table:table-cell table:style-name="ce6" table:formula="of:=[.D351]*60" office:value-type="float" office:value="2701.72910662824" calcext:value-type="float">
            <text:p>2702</text:p>
          </table:table-cell>
          <table:table-cell table:style-name="ce6" table:formula="of:=[.E351]*[.F$2]" office:value-type="float" office:value="5403.45821325648" calcext:value-type="float">
            <text:p>5403</text:p>
          </table:table-cell>
          <table:table-cell table:number-columns-repeated="5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 table:formula="of:=[.B$2]*[.A352]*1000" office:value-type="float" office:value="5.568" calcext:value-type="float">
            <text:p>5.568</text:p>
          </table:table-cell>
          <table:table-cell table:style-name="ce6" table:formula="of:=1/([.B352]/1000)" office:value-type="float" office:value="179.597701149425" calcext:value-type="float">
            <text:p>180</text:p>
          </table:table-cell>
          <table:table-cell table:style-name="ce6" table:formula="of:=[.C352]/[.D$2]" office:value-type="float" office:value="44.8994252873563" calcext:value-type="float">
            <text:p>45</text:p>
          </table:table-cell>
          <table:table-cell table:style-name="ce6" table:formula="of:=[.D352]*60" office:value-type="float" office:value="2693.96551724138" calcext:value-type="float">
            <text:p>2694</text:p>
          </table:table-cell>
          <table:table-cell table:style-name="ce6" table:formula="of:=[.E352]*[.F$2]" office:value-type="float" office:value="5387.93103448276" calcext:value-type="float">
            <text:p>5388</text:p>
          </table:table-cell>
          <table:table-cell table:number-columns-repeated="5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 table:formula="of:=[.B$2]*[.A353]*1000" office:value-type="float" office:value="5.584" calcext:value-type="float">
            <text:p>5.584</text:p>
          </table:table-cell>
          <table:table-cell table:style-name="ce6" table:formula="of:=1/([.B353]/1000)" office:value-type="float" office:value="179.083094555874" calcext:value-type="float">
            <text:p>179</text:p>
          </table:table-cell>
          <table:table-cell table:style-name="ce6" table:formula="of:=[.C353]/[.D$2]" office:value-type="float" office:value="44.7707736389685" calcext:value-type="float">
            <text:p>45</text:p>
          </table:table-cell>
          <table:table-cell table:style-name="ce6" table:formula="of:=[.D353]*60" office:value-type="float" office:value="2686.24641833811" calcext:value-type="float">
            <text:p>2686</text:p>
          </table:table-cell>
          <table:table-cell table:style-name="ce6" table:formula="of:=[.E353]*[.F$2]" office:value-type="float" office:value="5372.49283667622" calcext:value-type="float">
            <text:p>5372</text:p>
          </table:table-cell>
          <table:table-cell table:number-columns-repeated="5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 table:formula="of:=[.B$2]*[.A354]*1000" office:value-type="float" office:value="5.6" calcext:value-type="float">
            <text:p>5.6</text:p>
          </table:table-cell>
          <table:table-cell table:style-name="ce6" table:formula="of:=1/([.B354]/1000)" office:value-type="float" office:value="178.571428571429" calcext:value-type="float">
            <text:p>179</text:p>
          </table:table-cell>
          <table:table-cell table:style-name="ce6" table:formula="of:=[.C354]/[.D$2]" office:value-type="float" office:value="44.6428571428571" calcext:value-type="float">
            <text:p>45</text:p>
          </table:table-cell>
          <table:table-cell table:style-name="ce6" table:formula="of:=[.D354]*60" office:value-type="float" office:value="2678.57142857143" calcext:value-type="float">
            <text:p>2679</text:p>
          </table:table-cell>
          <table:table-cell table:style-name="ce6" table:formula="of:=[.E354]*[.F$2]" office:value-type="float" office:value="5357.14285714286" calcext:value-type="float">
            <text:p>5357</text:p>
          </table:table-cell>
          <table:table-cell table:number-columns-repeated="5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 table:formula="of:=[.B$2]*[.A355]*1000" office:value-type="float" office:value="5.616" calcext:value-type="float">
            <text:p>5.616</text:p>
          </table:table-cell>
          <table:table-cell table:style-name="ce6" table:formula="of:=1/([.B355]/1000)" office:value-type="float" office:value="178.062678062678" calcext:value-type="float">
            <text:p>178</text:p>
          </table:table-cell>
          <table:table-cell table:style-name="ce6" table:formula="of:=[.C355]/[.D$2]" office:value-type="float" office:value="44.5156695156695" calcext:value-type="float">
            <text:p>45</text:p>
          </table:table-cell>
          <table:table-cell table:style-name="ce6" table:formula="of:=[.D355]*60" office:value-type="float" office:value="2670.94017094017" calcext:value-type="float">
            <text:p>2671</text:p>
          </table:table-cell>
          <table:table-cell table:style-name="ce6" table:formula="of:=[.E355]*[.F$2]" office:value-type="float" office:value="5341.88034188034" calcext:value-type="float">
            <text:p>5342</text:p>
          </table:table-cell>
          <table:table-cell table:number-columns-repeated="5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 table:formula="of:=[.B$2]*[.A356]*1000" office:value-type="float" office:value="5.632" calcext:value-type="float">
            <text:p>5.632</text:p>
          </table:table-cell>
          <table:table-cell table:style-name="ce6" table:formula="of:=1/([.B356]/1000)" office:value-type="float" office:value="177.556818181818" calcext:value-type="float">
            <text:p>178</text:p>
          </table:table-cell>
          <table:table-cell table:style-name="ce6" table:formula="of:=[.C356]/[.D$2]" office:value-type="float" office:value="44.3892045454546" calcext:value-type="float">
            <text:p>44</text:p>
          </table:table-cell>
          <table:table-cell table:style-name="ce6" table:formula="of:=[.D356]*60" office:value-type="float" office:value="2663.35227272727" calcext:value-type="float">
            <text:p>2663</text:p>
          </table:table-cell>
          <table:table-cell table:style-name="ce6" table:formula="of:=[.E356]*[.F$2]" office:value-type="float" office:value="5326.70454545455" calcext:value-type="float">
            <text:p>5327</text:p>
          </table:table-cell>
          <table:table-cell table:number-columns-repeated="5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 table:formula="of:=[.B$2]*[.A357]*1000" office:value-type="float" office:value="5.648" calcext:value-type="float">
            <text:p>5.648</text:p>
          </table:table-cell>
          <table:table-cell table:style-name="ce6" table:formula="of:=1/([.B357]/1000)" office:value-type="float" office:value="177.053824362606" calcext:value-type="float">
            <text:p>177</text:p>
          </table:table-cell>
          <table:table-cell table:style-name="ce6" table:formula="of:=[.C357]/[.D$2]" office:value-type="float" office:value="44.2634560906516" calcext:value-type="float">
            <text:p>44</text:p>
          </table:table-cell>
          <table:table-cell table:style-name="ce6" table:formula="of:=[.D357]*60" office:value-type="float" office:value="2655.80736543909" calcext:value-type="float">
            <text:p>2656</text:p>
          </table:table-cell>
          <table:table-cell table:style-name="ce6" table:formula="of:=[.E357]*[.F$2]" office:value-type="float" office:value="5311.61473087819" calcext:value-type="float">
            <text:p>5312</text:p>
          </table:table-cell>
          <table:table-cell table:number-columns-repeated="5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 table:formula="of:=[.B$2]*[.A358]*1000" office:value-type="float" office:value="5.664" calcext:value-type="float">
            <text:p>5.664</text:p>
          </table:table-cell>
          <table:table-cell table:style-name="ce6" table:formula="of:=1/([.B358]/1000)" office:value-type="float" office:value="176.553672316384" calcext:value-type="float">
            <text:p>177</text:p>
          </table:table-cell>
          <table:table-cell table:style-name="ce6" table:formula="of:=[.C358]/[.D$2]" office:value-type="float" office:value="44.1384180790961" calcext:value-type="float">
            <text:p>44</text:p>
          </table:table-cell>
          <table:table-cell table:style-name="ce6" table:formula="of:=[.D358]*60" office:value-type="float" office:value="2648.30508474576" calcext:value-type="float">
            <text:p>2648</text:p>
          </table:table-cell>
          <table:table-cell table:style-name="ce6" table:formula="of:=[.E358]*[.F$2]" office:value-type="float" office:value="5296.61016949153" calcext:value-type="float">
            <text:p>5297</text:p>
          </table:table-cell>
          <table:table-cell table:number-columns-repeated="5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 table:formula="of:=[.B$2]*[.A359]*1000" office:value-type="float" office:value="5.68" calcext:value-type="float">
            <text:p>5.68</text:p>
          </table:table-cell>
          <table:table-cell table:style-name="ce6" table:formula="of:=1/([.B359]/1000)" office:value-type="float" office:value="176.056338028169" calcext:value-type="float">
            <text:p>176</text:p>
          </table:table-cell>
          <table:table-cell table:style-name="ce6" table:formula="of:=[.C359]/[.D$2]" office:value-type="float" office:value="44.0140845070423" calcext:value-type="float">
            <text:p>44</text:p>
          </table:table-cell>
          <table:table-cell table:style-name="ce6" table:formula="of:=[.D359]*60" office:value-type="float" office:value="2640.84507042253" calcext:value-type="float">
            <text:p>2641</text:p>
          </table:table-cell>
          <table:table-cell table:style-name="ce6" table:formula="of:=[.E359]*[.F$2]" office:value-type="float" office:value="5281.69014084507" calcext:value-type="float">
            <text:p>5282</text:p>
          </table:table-cell>
          <table:table-cell table:number-columns-repeated="5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 table:formula="of:=[.B$2]*[.A360]*1000" office:value-type="float" office:value="5.696" calcext:value-type="float">
            <text:p>5.696</text:p>
          </table:table-cell>
          <table:table-cell table:style-name="ce6" table:formula="of:=1/([.B360]/1000)" office:value-type="float" office:value="175.561797752809" calcext:value-type="float">
            <text:p>176</text:p>
          </table:table-cell>
          <table:table-cell table:style-name="ce6" table:formula="of:=[.C360]/[.D$2]" office:value-type="float" office:value="43.8904494382023" calcext:value-type="float">
            <text:p>44</text:p>
          </table:table-cell>
          <table:table-cell table:style-name="ce6" table:formula="of:=[.D360]*60" office:value-type="float" office:value="2633.42696629213" calcext:value-type="float">
            <text:p>2633</text:p>
          </table:table-cell>
          <table:table-cell table:style-name="ce6" table:formula="of:=[.E360]*[.F$2]" office:value-type="float" office:value="5266.85393258427" calcext:value-type="float">
            <text:p>5267</text:p>
          </table:table-cell>
          <table:table-cell table:number-columns-repeated="5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 table:formula="of:=[.B$2]*[.A361]*1000" office:value-type="float" office:value="5.712" calcext:value-type="float">
            <text:p>5.712</text:p>
          </table:table-cell>
          <table:table-cell table:style-name="ce6" table:formula="of:=1/([.B361]/1000)" office:value-type="float" office:value="175.070028011204" calcext:value-type="float">
            <text:p>175</text:p>
          </table:table-cell>
          <table:table-cell table:style-name="ce6" table:formula="of:=[.C361]/[.D$2]" office:value-type="float" office:value="43.7675070028011" calcext:value-type="float">
            <text:p>44</text:p>
          </table:table-cell>
          <table:table-cell table:style-name="ce6" table:formula="of:=[.D361]*60" office:value-type="float" office:value="2626.05042016807" calcext:value-type="float">
            <text:p>2626</text:p>
          </table:table-cell>
          <table:table-cell table:style-name="ce6" table:formula="of:=[.E361]*[.F$2]" office:value-type="float" office:value="5252.10084033613" calcext:value-type="float">
            <text:p>5252</text:p>
          </table:table-cell>
          <table:table-cell table:number-columns-repeated="5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 table:formula="of:=[.B$2]*[.A362]*1000" office:value-type="float" office:value="5.728" calcext:value-type="float">
            <text:p>5.728</text:p>
          </table:table-cell>
          <table:table-cell table:style-name="ce6" table:formula="of:=1/([.B362]/1000)" office:value-type="float" office:value="174.581005586592" calcext:value-type="float">
            <text:p>175</text:p>
          </table:table-cell>
          <table:table-cell table:style-name="ce6" table:formula="of:=[.C362]/[.D$2]" office:value-type="float" office:value="43.645251396648" calcext:value-type="float">
            <text:p>44</text:p>
          </table:table-cell>
          <table:table-cell table:style-name="ce6" table:formula="of:=[.D362]*60" office:value-type="float" office:value="2618.71508379888" calcext:value-type="float">
            <text:p>2619</text:p>
          </table:table-cell>
          <table:table-cell table:style-name="ce6" table:formula="of:=[.E362]*[.F$2]" office:value-type="float" office:value="5237.43016759777" calcext:value-type="float">
            <text:p>5237</text:p>
          </table:table-cell>
          <table:table-cell table:number-columns-repeated="5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 table:formula="of:=[.B$2]*[.A363]*1000" office:value-type="float" office:value="5.744" calcext:value-type="float">
            <text:p>5.744</text:p>
          </table:table-cell>
          <table:table-cell table:style-name="ce6" table:formula="of:=1/([.B363]/1000)" office:value-type="float" office:value="174.094707520891" calcext:value-type="float">
            <text:p>174</text:p>
          </table:table-cell>
          <table:table-cell table:style-name="ce6" table:formula="of:=[.C363]/[.D$2]" office:value-type="float" office:value="43.5236768802228" calcext:value-type="float">
            <text:p>44</text:p>
          </table:table-cell>
          <table:table-cell table:style-name="ce6" table:formula="of:=[.D363]*60" office:value-type="float" office:value="2611.42061281337" calcext:value-type="float">
            <text:p>2611</text:p>
          </table:table-cell>
          <table:table-cell table:style-name="ce6" table:formula="of:=[.E363]*[.F$2]" office:value-type="float" office:value="5222.84122562674" calcext:value-type="float">
            <text:p>5223</text:p>
          </table:table-cell>
          <table:table-cell table:number-columns-repeated="5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 table:formula="of:=[.B$2]*[.A364]*1000" office:value-type="float" office:value="5.76" calcext:value-type="float">
            <text:p>5.76</text:p>
          </table:table-cell>
          <table:table-cell table:style-name="ce6" table:formula="of:=1/([.B364]/1000)" office:value-type="float" office:value="173.611111111111" calcext:value-type="float">
            <text:p>174</text:p>
          </table:table-cell>
          <table:table-cell table:style-name="ce6" table:formula="of:=[.C364]/[.D$2]" office:value-type="float" office:value="43.4027777777778" calcext:value-type="float">
            <text:p>43</text:p>
          </table:table-cell>
          <table:table-cell table:style-name="ce6" table:formula="of:=[.D364]*60" office:value-type="float" office:value="2604.16666666667" calcext:value-type="float">
            <text:p>2604</text:p>
          </table:table-cell>
          <table:table-cell table:style-name="ce6" table:formula="of:=[.E364]*[.F$2]" office:value-type="float" office:value="5208.33333333333" calcext:value-type="float">
            <text:p>5208</text:p>
          </table:table-cell>
          <table:table-cell table:number-columns-repeated="5"/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 table:formula="of:=[.B$2]*[.A365]*1000" office:value-type="float" office:value="5.776" calcext:value-type="float">
            <text:p>5.776</text:p>
          </table:table-cell>
          <table:table-cell table:style-name="ce6" table:formula="of:=1/([.B365]/1000)" office:value-type="float" office:value="173.130193905817" calcext:value-type="float">
            <text:p>173</text:p>
          </table:table-cell>
          <table:table-cell table:style-name="ce6" table:formula="of:=[.C365]/[.D$2]" office:value-type="float" office:value="43.2825484764543" calcext:value-type="float">
            <text:p>43</text:p>
          </table:table-cell>
          <table:table-cell table:style-name="ce6" table:formula="of:=[.D365]*60" office:value-type="float" office:value="2596.95290858726" calcext:value-type="float">
            <text:p>2597</text:p>
          </table:table-cell>
          <table:table-cell table:style-name="ce6" table:formula="of:=[.E365]*[.F$2]" office:value-type="float" office:value="5193.90581717452" calcext:value-type="float">
            <text:p>5194</text:p>
          </table:table-cell>
          <table:table-cell table:number-columns-repeated="5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 table:formula="of:=[.B$2]*[.A366]*1000" office:value-type="float" office:value="5.792" calcext:value-type="float">
            <text:p>5.792</text:p>
          </table:table-cell>
          <table:table-cell table:style-name="ce6" table:formula="of:=1/([.B366]/1000)" office:value-type="float" office:value="172.651933701657" calcext:value-type="float">
            <text:p>173</text:p>
          </table:table-cell>
          <table:table-cell table:style-name="ce6" table:formula="of:=[.C366]/[.D$2]" office:value-type="float" office:value="43.1629834254144" calcext:value-type="float">
            <text:p>43</text:p>
          </table:table-cell>
          <table:table-cell table:style-name="ce6" table:formula="of:=[.D366]*60" office:value-type="float" office:value="2589.77900552486" calcext:value-type="float">
            <text:p>2590</text:p>
          </table:table-cell>
          <table:table-cell table:style-name="ce6" table:formula="of:=[.E366]*[.F$2]" office:value-type="float" office:value="5179.55801104972" calcext:value-type="float">
            <text:p>5180</text:p>
          </table:table-cell>
          <table:table-cell table:number-columns-repeated="5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 table:formula="of:=[.B$2]*[.A367]*1000" office:value-type="float" office:value="5.808" calcext:value-type="float">
            <text:p>5.808</text:p>
          </table:table-cell>
          <table:table-cell table:style-name="ce6" table:formula="of:=1/([.B367]/1000)" office:value-type="float" office:value="172.176308539945" calcext:value-type="float">
            <text:p>172</text:p>
          </table:table-cell>
          <table:table-cell table:style-name="ce6" table:formula="of:=[.C367]/[.D$2]" office:value-type="float" office:value="43.0440771349862" calcext:value-type="float">
            <text:p>43</text:p>
          </table:table-cell>
          <table:table-cell table:style-name="ce6" table:formula="of:=[.D367]*60" office:value-type="float" office:value="2582.64462809917" calcext:value-type="float">
            <text:p>2583</text:p>
          </table:table-cell>
          <table:table-cell table:style-name="ce6" table:formula="of:=[.E367]*[.F$2]" office:value-type="float" office:value="5165.28925619835" calcext:value-type="float">
            <text:p>5165</text:p>
          </table:table-cell>
          <table:table-cell table:number-columns-repeated="5"/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 table:formula="of:=[.B$2]*[.A368]*1000" office:value-type="float" office:value="5.824" calcext:value-type="float">
            <text:p>5.824</text:p>
          </table:table-cell>
          <table:table-cell table:style-name="ce6" table:formula="of:=1/([.B368]/1000)" office:value-type="float" office:value="171.703296703297" calcext:value-type="float">
            <text:p>172</text:p>
          </table:table-cell>
          <table:table-cell table:style-name="ce6" table:formula="of:=[.C368]/[.D$2]" office:value-type="float" office:value="42.9258241758242" calcext:value-type="float">
            <text:p>43</text:p>
          </table:table-cell>
          <table:table-cell table:style-name="ce6" table:formula="of:=[.D368]*60" office:value-type="float" office:value="2575.54945054945" calcext:value-type="float">
            <text:p>2576</text:p>
          </table:table-cell>
          <table:table-cell table:style-name="ce6" table:formula="of:=[.E368]*[.F$2]" office:value-type="float" office:value="5151.0989010989" calcext:value-type="float">
            <text:p>5151</text:p>
          </table:table-cell>
          <table:table-cell table:number-columns-repeated="5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table:formula="of:=[.B$2]*[.A369]*1000" office:value-type="float" office:value="5.84" calcext:value-type="float">
            <text:p>5.84</text:p>
          </table:table-cell>
          <table:table-cell table:style-name="ce6" table:formula="of:=1/([.B369]/1000)" office:value-type="float" office:value="171.232876712329" calcext:value-type="float">
            <text:p>171</text:p>
          </table:table-cell>
          <table:table-cell table:style-name="ce6" table:formula="of:=[.C369]/[.D$2]" office:value-type="float" office:value="42.8082191780822" calcext:value-type="float">
            <text:p>43</text:p>
          </table:table-cell>
          <table:table-cell table:style-name="ce6" table:formula="of:=[.D369]*60" office:value-type="float" office:value="2568.49315068493" calcext:value-type="float">
            <text:p>2568</text:p>
          </table:table-cell>
          <table:table-cell table:style-name="ce6" table:formula="of:=[.E369]*[.F$2]" office:value-type="float" office:value="5136.98630136986" calcext:value-type="float">
            <text:p>5137</text:p>
          </table:table-cell>
          <table:table-cell table:number-columns-repeated="5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table:formula="of:=[.B$2]*[.A370]*1000" office:value-type="float" office:value="5.856" calcext:value-type="float">
            <text:p>5.856</text:p>
          </table:table-cell>
          <table:table-cell table:style-name="ce6" table:formula="of:=1/([.B370]/1000)" office:value-type="float" office:value="170.765027322404" calcext:value-type="float">
            <text:p>171</text:p>
          </table:table-cell>
          <table:table-cell table:style-name="ce6" table:formula="of:=[.C370]/[.D$2]" office:value-type="float" office:value="42.6912568306011" calcext:value-type="float">
            <text:p>43</text:p>
          </table:table-cell>
          <table:table-cell table:style-name="ce6" table:formula="of:=[.D370]*60" office:value-type="float" office:value="2561.47540983607" calcext:value-type="float">
            <text:p>2561</text:p>
          </table:table-cell>
          <table:table-cell table:style-name="ce6" table:formula="of:=[.E370]*[.F$2]" office:value-type="float" office:value="5122.95081967213" calcext:value-type="float">
            <text:p>5123</text:p>
          </table:table-cell>
          <table:table-cell table:number-columns-repeated="5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table:formula="of:=[.B$2]*[.A371]*1000" office:value-type="float" office:value="5.872" calcext:value-type="float">
            <text:p>5.872</text:p>
          </table:table-cell>
          <table:table-cell table:style-name="ce6" table:formula="of:=1/([.B371]/1000)" office:value-type="float" office:value="170.299727520436" calcext:value-type="float">
            <text:p>170</text:p>
          </table:table-cell>
          <table:table-cell table:style-name="ce6" table:formula="of:=[.C371]/[.D$2]" office:value-type="float" office:value="42.574931880109" calcext:value-type="float">
            <text:p>43</text:p>
          </table:table-cell>
          <table:table-cell table:style-name="ce6" table:formula="of:=[.D371]*60" office:value-type="float" office:value="2554.49591280654" calcext:value-type="float">
            <text:p>2554</text:p>
          </table:table-cell>
          <table:table-cell table:style-name="ce6" table:formula="of:=[.E371]*[.F$2]" office:value-type="float" office:value="5108.99182561308" calcext:value-type="float">
            <text:p>5109</text:p>
          </table:table-cell>
          <table:table-cell table:number-columns-repeated="5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table:formula="of:=[.B$2]*[.A372]*1000" office:value-type="float" office:value="5.888" calcext:value-type="float">
            <text:p>5.888</text:p>
          </table:table-cell>
          <table:table-cell table:style-name="ce6" table:formula="of:=1/([.B372]/1000)" office:value-type="float" office:value="169.836956521739" calcext:value-type="float">
            <text:p>170</text:p>
          </table:table-cell>
          <table:table-cell table:style-name="ce6" table:formula="of:=[.C372]/[.D$2]" office:value-type="float" office:value="42.4592391304348" calcext:value-type="float">
            <text:p>42</text:p>
          </table:table-cell>
          <table:table-cell table:style-name="ce6" table:formula="of:=[.D372]*60" office:value-type="float" office:value="2547.55434782609" calcext:value-type="float">
            <text:p>2548</text:p>
          </table:table-cell>
          <table:table-cell table:style-name="ce6" table:formula="of:=[.E372]*[.F$2]" office:value-type="float" office:value="5095.10869565217" calcext:value-type="float">
            <text:p>5095</text:p>
          </table:table-cell>
          <table:table-cell table:number-columns-repeated="5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 table:formula="of:=[.B$2]*[.A373]*1000" office:value-type="float" office:value="5.904" calcext:value-type="float">
            <text:p>5.904</text:p>
          </table:table-cell>
          <table:table-cell table:style-name="ce6" table:formula="of:=1/([.B373]/1000)" office:value-type="float" office:value="169.376693766938" calcext:value-type="float">
            <text:p>169</text:p>
          </table:table-cell>
          <table:table-cell table:style-name="ce6" table:formula="of:=[.C373]/[.D$2]" office:value-type="float" office:value="42.3441734417344" calcext:value-type="float">
            <text:p>42</text:p>
          </table:table-cell>
          <table:table-cell table:style-name="ce6" table:formula="of:=[.D373]*60" office:value-type="float" office:value="2540.65040650407" calcext:value-type="float">
            <text:p>2541</text:p>
          </table:table-cell>
          <table:table-cell table:style-name="ce6" table:formula="of:=[.E373]*[.F$2]" office:value-type="float" office:value="5081.30081300813" calcext:value-type="float">
            <text:p>5081</text:p>
          </table:table-cell>
          <table:table-cell table:number-columns-repeated="5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 table:formula="of:=[.B$2]*[.A374]*1000" office:value-type="float" office:value="5.92" calcext:value-type="float">
            <text:p>5.92</text:p>
          </table:table-cell>
          <table:table-cell table:style-name="ce6" table:formula="of:=1/([.B374]/1000)" office:value-type="float" office:value="168.918918918919" calcext:value-type="float">
            <text:p>169</text:p>
          </table:table-cell>
          <table:table-cell table:style-name="ce6" table:formula="of:=[.C374]/[.D$2]" office:value-type="float" office:value="42.2297297297297" calcext:value-type="float">
            <text:p>42</text:p>
          </table:table-cell>
          <table:table-cell table:style-name="ce6" table:formula="of:=[.D374]*60" office:value-type="float" office:value="2533.78378378378" calcext:value-type="float">
            <text:p>2534</text:p>
          </table:table-cell>
          <table:table-cell table:style-name="ce6" table:formula="of:=[.E374]*[.F$2]" office:value-type="float" office:value="5067.56756756757" calcext:value-type="float">
            <text:p>5068</text:p>
          </table:table-cell>
          <table:table-cell table:number-columns-repeated="5"/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 table:formula="of:=[.B$2]*[.A375]*1000" office:value-type="float" office:value="5.936" calcext:value-type="float">
            <text:p>5.936</text:p>
          </table:table-cell>
          <table:table-cell table:style-name="ce6" table:formula="of:=1/([.B375]/1000)" office:value-type="float" office:value="168.463611859838" calcext:value-type="float">
            <text:p>168</text:p>
          </table:table-cell>
          <table:table-cell table:style-name="ce6" table:formula="of:=[.C375]/[.D$2]" office:value-type="float" office:value="42.1159029649596" calcext:value-type="float">
            <text:p>42</text:p>
          </table:table-cell>
          <table:table-cell table:style-name="ce6" table:formula="of:=[.D375]*60" office:value-type="float" office:value="2526.95417789757" calcext:value-type="float">
            <text:p>2527</text:p>
          </table:table-cell>
          <table:table-cell table:style-name="ce6" table:formula="of:=[.E375]*[.F$2]" office:value-type="float" office:value="5053.90835579515" calcext:value-type="float">
            <text:p>5054</text:p>
          </table:table-cell>
          <table:table-cell table:number-columns-repeated="5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 table:formula="of:=[.B$2]*[.A376]*1000" office:value-type="float" office:value="5.952" calcext:value-type="float">
            <text:p>5.952</text:p>
          </table:table-cell>
          <table:table-cell table:style-name="ce6" table:formula="of:=1/([.B376]/1000)" office:value-type="float" office:value="168.010752688172" calcext:value-type="float">
            <text:p>168</text:p>
          </table:table-cell>
          <table:table-cell table:style-name="ce6" table:formula="of:=[.C376]/[.D$2]" office:value-type="float" office:value="42.002688172043" calcext:value-type="float">
            <text:p>42</text:p>
          </table:table-cell>
          <table:table-cell table:style-name="ce6" table:formula="of:=[.D376]*60" office:value-type="float" office:value="2520.16129032258" calcext:value-type="float">
            <text:p>2520</text:p>
          </table:table-cell>
          <table:table-cell table:style-name="ce6" table:formula="of:=[.E376]*[.F$2]" office:value-type="float" office:value="5040.32258064516" calcext:value-type="float">
            <text:p>5040</text:p>
          </table:table-cell>
          <table:table-cell table:number-columns-repeated="5"/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 table:formula="of:=[.B$2]*[.A377]*1000" office:value-type="float" office:value="5.968" calcext:value-type="float">
            <text:p>5.968</text:p>
          </table:table-cell>
          <table:table-cell table:style-name="ce6" table:formula="of:=1/([.B377]/1000)" office:value-type="float" office:value="167.560321715818" calcext:value-type="float">
            <text:p>168</text:p>
          </table:table-cell>
          <table:table-cell table:style-name="ce6" table:formula="of:=[.C377]/[.D$2]" office:value-type="float" office:value="41.8900804289544" calcext:value-type="float">
            <text:p>42</text:p>
          </table:table-cell>
          <table:table-cell table:style-name="ce6" table:formula="of:=[.D377]*60" office:value-type="float" office:value="2513.40482573727" calcext:value-type="float">
            <text:p>2513</text:p>
          </table:table-cell>
          <table:table-cell table:style-name="ce6" table:formula="of:=[.E377]*[.F$2]" office:value-type="float" office:value="5026.80965147453" calcext:value-type="float">
            <text:p>5027</text:p>
          </table:table-cell>
          <table:table-cell table:number-columns-repeated="5"/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 table:formula="of:=[.B$2]*[.A378]*1000" office:value-type="float" office:value="5.984" calcext:value-type="float">
            <text:p>5.984</text:p>
          </table:table-cell>
          <table:table-cell table:style-name="ce6" table:formula="of:=1/([.B378]/1000)" office:value-type="float" office:value="167.112299465241" calcext:value-type="float">
            <text:p>167</text:p>
          </table:table-cell>
          <table:table-cell table:style-name="ce6" table:formula="of:=[.C378]/[.D$2]" office:value-type="float" office:value="41.7780748663102" calcext:value-type="float">
            <text:p>42</text:p>
          </table:table-cell>
          <table:table-cell table:style-name="ce6" table:formula="of:=[.D378]*60" office:value-type="float" office:value="2506.68449197861" calcext:value-type="float">
            <text:p>2507</text:p>
          </table:table-cell>
          <table:table-cell table:style-name="ce6" table:formula="of:=[.E378]*[.F$2]" office:value-type="float" office:value="5013.36898395722" calcext:value-type="float">
            <text:p>5013</text:p>
          </table:table-cell>
          <table:table-cell table:number-columns-repeated="5"/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 table:formula="of:=[.B$2]*[.A379]*1000" office:value-type="float" office:value="6" calcext:value-type="float">
            <text:p>6</text:p>
          </table:table-cell>
          <table:table-cell table:style-name="ce6" table:formula="of:=1/([.B379]/1000)" office:value-type="float" office:value="166.666666666667" calcext:value-type="float">
            <text:p>167</text:p>
          </table:table-cell>
          <table:table-cell table:style-name="ce6" table:formula="of:=[.C379]/[.D$2]" office:value-type="float" office:value="41.6666666666667" calcext:value-type="float">
            <text:p>42</text:p>
          </table:table-cell>
          <table:table-cell table:style-name="ce6" table:formula="of:=[.D379]*60" office:value-type="float" office:value="2500" calcext:value-type="float">
            <text:p>2500</text:p>
          </table:table-cell>
          <table:table-cell table:style-name="ce6" table:formula="of:=[.E379]*[.F$2]"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 table:formula="of:=[.B$2]*[.A380]*1000" office:value-type="float" office:value="6.016" calcext:value-type="float">
            <text:p>6.016</text:p>
          </table:table-cell>
          <table:table-cell table:style-name="ce6" table:formula="of:=1/([.B380]/1000)" office:value-type="float" office:value="166.223404255319" calcext:value-type="float">
            <text:p>166</text:p>
          </table:table-cell>
          <table:table-cell table:style-name="ce6" table:formula="of:=[.C380]/[.D$2]" office:value-type="float" office:value="41.5558510638298" calcext:value-type="float">
            <text:p>42</text:p>
          </table:table-cell>
          <table:table-cell table:style-name="ce6" table:formula="of:=[.D380]*60" office:value-type="float" office:value="2493.35106382979" calcext:value-type="float">
            <text:p>2493</text:p>
          </table:table-cell>
          <table:table-cell table:style-name="ce6" table:formula="of:=[.E380]*[.F$2]" office:value-type="float" office:value="4986.70212765958" calcext:value-type="float">
            <text:p>4987</text:p>
          </table:table-cell>
          <table:table-cell table:number-columns-repeated="5"/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 table:formula="of:=[.B$2]*[.A381]*1000" office:value-type="float" office:value="6.032" calcext:value-type="float">
            <text:p>6.032</text:p>
          </table:table-cell>
          <table:table-cell table:style-name="ce6" table:formula="of:=1/([.B381]/1000)" office:value-type="float" office:value="165.7824933687" calcext:value-type="float">
            <text:p>166</text:p>
          </table:table-cell>
          <table:table-cell table:style-name="ce6" table:formula="of:=[.C381]/[.D$2]" office:value-type="float" office:value="41.4456233421751" calcext:value-type="float">
            <text:p>41</text:p>
          </table:table-cell>
          <table:table-cell table:style-name="ce6" table:formula="of:=[.D381]*60" office:value-type="float" office:value="2486.7374005305" calcext:value-type="float">
            <text:p>2487</text:p>
          </table:table-cell>
          <table:table-cell table:style-name="ce6" table:formula="of:=[.E381]*[.F$2]" office:value-type="float" office:value="4973.47480106101" calcext:value-type="float">
            <text:p>4973</text:p>
          </table:table-cell>
          <table:table-cell table:number-columns-repeated="5"/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 table:formula="of:=[.B$2]*[.A382]*1000" office:value-type="float" office:value="6.048" calcext:value-type="float">
            <text:p>6.048</text:p>
          </table:table-cell>
          <table:table-cell table:style-name="ce6" table:formula="of:=1/([.B382]/1000)" office:value-type="float" office:value="165.343915343915" calcext:value-type="float">
            <text:p>165</text:p>
          </table:table-cell>
          <table:table-cell table:style-name="ce6" table:formula="of:=[.C382]/[.D$2]" office:value-type="float" office:value="41.3359788359788" calcext:value-type="float">
            <text:p>41</text:p>
          </table:table-cell>
          <table:table-cell table:style-name="ce6" table:formula="of:=[.D382]*60" office:value-type="float" office:value="2480.15873015873" calcext:value-type="float">
            <text:p>2480</text:p>
          </table:table-cell>
          <table:table-cell table:style-name="ce6" table:formula="of:=[.E382]*[.F$2]" office:value-type="float" office:value="4960.31746031746" calcext:value-type="float">
            <text:p>4960</text:p>
          </table:table-cell>
          <table:table-cell table:number-columns-repeated="5"/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 table:formula="of:=[.B$2]*[.A383]*1000" office:value-type="float" office:value="6.064" calcext:value-type="float">
            <text:p>6.064</text:p>
          </table:table-cell>
          <table:table-cell table:style-name="ce6" table:formula="of:=1/([.B383]/1000)" office:value-type="float" office:value="164.90765171504" calcext:value-type="float">
            <text:p>165</text:p>
          </table:table-cell>
          <table:table-cell table:style-name="ce6" table:formula="of:=[.C383]/[.D$2]" office:value-type="float" office:value="41.2269129287599" calcext:value-type="float">
            <text:p>41</text:p>
          </table:table-cell>
          <table:table-cell table:style-name="ce6" table:formula="of:=[.D383]*60" office:value-type="float" office:value="2473.61477572559" calcext:value-type="float">
            <text:p>2474</text:p>
          </table:table-cell>
          <table:table-cell table:style-name="ce6" table:formula="of:=[.E383]*[.F$2]" office:value-type="float" office:value="4947.22955145119" calcext:value-type="float">
            <text:p>4947</text:p>
          </table:table-cell>
          <table:table-cell table:number-columns-repeated="5"/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 table:formula="of:=[.B$2]*[.A384]*1000" office:value-type="float" office:value="6.08" calcext:value-type="float">
            <text:p>6.08</text:p>
          </table:table-cell>
          <table:table-cell table:style-name="ce6" table:formula="of:=1/([.B384]/1000)" office:value-type="float" office:value="164.473684210526" calcext:value-type="float">
            <text:p>164</text:p>
          </table:table-cell>
          <table:table-cell table:style-name="ce6" table:formula="of:=[.C384]/[.D$2]" office:value-type="float" office:value="41.1184210526316" calcext:value-type="float">
            <text:p>41</text:p>
          </table:table-cell>
          <table:table-cell table:style-name="ce6" table:formula="of:=[.D384]*60" office:value-type="float" office:value="2467.1052631579" calcext:value-type="float">
            <text:p>2467</text:p>
          </table:table-cell>
          <table:table-cell table:style-name="ce6" table:formula="of:=[.E384]*[.F$2]" office:value-type="float" office:value="4934.21052631579" calcext:value-type="float">
            <text:p>4934</text:p>
          </table:table-cell>
          <table:table-cell table:number-columns-repeated="5"/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 table:formula="of:=[.B$2]*[.A385]*1000" office:value-type="float" office:value="6.096" calcext:value-type="float">
            <text:p>6.096</text:p>
          </table:table-cell>
          <table:table-cell table:style-name="ce6" table:formula="of:=1/([.B385]/1000)" office:value-type="float" office:value="164.041994750656" calcext:value-type="float">
            <text:p>164</text:p>
          </table:table-cell>
          <table:table-cell table:style-name="ce6" table:formula="of:=[.C385]/[.D$2]" office:value-type="float" office:value="41.010498687664" calcext:value-type="float">
            <text:p>41</text:p>
          </table:table-cell>
          <table:table-cell table:style-name="ce6" table:formula="of:=[.D385]*60" office:value-type="float" office:value="2460.62992125984" calcext:value-type="float">
            <text:p>2461</text:p>
          </table:table-cell>
          <table:table-cell table:style-name="ce6" table:formula="of:=[.E385]*[.F$2]" office:value-type="float" office:value="4921.25984251969" calcext:value-type="float">
            <text:p>4921</text:p>
          </table:table-cell>
          <table:table-cell table:number-columns-repeated="5"/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 table:formula="of:=[.B$2]*[.A386]*1000" office:value-type="float" office:value="6.112" calcext:value-type="float">
            <text:p>6.112</text:p>
          </table:table-cell>
          <table:table-cell table:style-name="ce6" table:formula="of:=1/([.B386]/1000)" office:value-type="float" office:value="163.612565445026" calcext:value-type="float">
            <text:p>164</text:p>
          </table:table-cell>
          <table:table-cell table:style-name="ce6" table:formula="of:=[.C386]/[.D$2]" office:value-type="float" office:value="40.9031413612566" calcext:value-type="float">
            <text:p>41</text:p>
          </table:table-cell>
          <table:table-cell table:style-name="ce6" table:formula="of:=[.D386]*60" office:value-type="float" office:value="2454.18848167539" calcext:value-type="float">
            <text:p>2454</text:p>
          </table:table-cell>
          <table:table-cell table:style-name="ce6" table:formula="of:=[.E386]*[.F$2]" office:value-type="float" office:value="4908.37696335079" calcext:value-type="float">
            <text:p>4908</text:p>
          </table:table-cell>
          <table:table-cell table:number-columns-repeated="5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 table:formula="of:=[.B$2]*[.A387]*1000" office:value-type="float" office:value="6.128" calcext:value-type="float">
            <text:p>6.128</text:p>
          </table:table-cell>
          <table:table-cell table:style-name="ce6" table:formula="of:=1/([.B387]/1000)" office:value-type="float" office:value="163.185378590078" calcext:value-type="float">
            <text:p>163</text:p>
          </table:table-cell>
          <table:table-cell table:style-name="ce6" table:formula="of:=[.C387]/[.D$2]" office:value-type="float" office:value="40.7963446475196" calcext:value-type="float">
            <text:p>41</text:p>
          </table:table-cell>
          <table:table-cell table:style-name="ce6" table:formula="of:=[.D387]*60" office:value-type="float" office:value="2447.78067885117" calcext:value-type="float">
            <text:p>2448</text:p>
          </table:table-cell>
          <table:table-cell table:style-name="ce6" table:formula="of:=[.E387]*[.F$2]" office:value-type="float" office:value="4895.56135770235" calcext:value-type="float">
            <text:p>4896</text:p>
          </table:table-cell>
          <table:table-cell table:number-columns-repeated="5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 table:formula="of:=[.B$2]*[.A388]*1000" office:value-type="float" office:value="6.144" calcext:value-type="float">
            <text:p>6.144</text:p>
          </table:table-cell>
          <table:table-cell table:style-name="ce6" table:formula="of:=1/([.B388]/1000)" office:value-type="float" office:value="162.760416666667" calcext:value-type="float">
            <text:p>163</text:p>
          </table:table-cell>
          <table:table-cell table:style-name="ce6" table:formula="of:=[.C388]/[.D$2]" office:value-type="float" office:value="40.6901041666667" calcext:value-type="float">
            <text:p>41</text:p>
          </table:table-cell>
          <table:table-cell table:style-name="ce6" table:formula="of:=[.D388]*60" office:value-type="float" office:value="2441.40625" calcext:value-type="float">
            <text:p>2441</text:p>
          </table:table-cell>
          <table:table-cell table:style-name="ce6" table:formula="of:=[.E388]*[.F$2]" office:value-type="float" office:value="4882.8125" calcext:value-type="float">
            <text:p>4883</text:p>
          </table:table-cell>
          <table:table-cell table:number-columns-repeated="5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 table:formula="of:=[.B$2]*[.A389]*1000" office:value-type="float" office:value="6.16" calcext:value-type="float">
            <text:p>6.16</text:p>
          </table:table-cell>
          <table:table-cell table:style-name="ce6" table:formula="of:=1/([.B389]/1000)" office:value-type="float" office:value="162.337662337662" calcext:value-type="float">
            <text:p>162</text:p>
          </table:table-cell>
          <table:table-cell table:style-name="ce6" table:formula="of:=[.C389]/[.D$2]" office:value-type="float" office:value="40.5844155844156" calcext:value-type="float">
            <text:p>41</text:p>
          </table:table-cell>
          <table:table-cell table:style-name="ce6" table:formula="of:=[.D389]*60" office:value-type="float" office:value="2435.06493506493" calcext:value-type="float">
            <text:p>2435</text:p>
          </table:table-cell>
          <table:table-cell table:style-name="ce6" table:formula="of:=[.E389]*[.F$2]" office:value-type="float" office:value="4870.12987012987" calcext:value-type="float">
            <text:p>4870</text:p>
          </table:table-cell>
          <table:table-cell table:number-columns-repeated="5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 table:formula="of:=[.B$2]*[.A390]*1000" office:value-type="float" office:value="6.176" calcext:value-type="float">
            <text:p>6.176</text:p>
          </table:table-cell>
          <table:table-cell table:style-name="ce6" table:formula="of:=1/([.B390]/1000)" office:value-type="float" office:value="161.917098445596" calcext:value-type="float">
            <text:p>162</text:p>
          </table:table-cell>
          <table:table-cell table:style-name="ce6" table:formula="of:=[.C390]/[.D$2]" office:value-type="float" office:value="40.479274611399" calcext:value-type="float">
            <text:p>40</text:p>
          </table:table-cell>
          <table:table-cell table:style-name="ce6" table:formula="of:=[.D390]*60" office:value-type="float" office:value="2428.75647668394" calcext:value-type="float">
            <text:p>2429</text:p>
          </table:table-cell>
          <table:table-cell table:style-name="ce6" table:formula="of:=[.E390]*[.F$2]" office:value-type="float" office:value="4857.51295336788" calcext:value-type="float">
            <text:p>4858</text:p>
          </table:table-cell>
          <table:table-cell table:number-columns-repeated="5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 table:formula="of:=[.B$2]*[.A391]*1000" office:value-type="float" office:value="6.192" calcext:value-type="float">
            <text:p>6.192</text:p>
          </table:table-cell>
          <table:table-cell table:style-name="ce6" table:formula="of:=1/([.B391]/1000)" office:value-type="float" office:value="161.498708010336" calcext:value-type="float">
            <text:p>161</text:p>
          </table:table-cell>
          <table:table-cell table:style-name="ce6" table:formula="of:=[.C391]/[.D$2]" office:value-type="float" office:value="40.374677002584" calcext:value-type="float">
            <text:p>40</text:p>
          </table:table-cell>
          <table:table-cell table:style-name="ce6" table:formula="of:=[.D391]*60" office:value-type="float" office:value="2422.48062015504" calcext:value-type="float">
            <text:p>2422</text:p>
          </table:table-cell>
          <table:table-cell table:style-name="ce6" table:formula="of:=[.E391]*[.F$2]" office:value-type="float" office:value="4844.96124031008" calcext:value-type="float">
            <text:p>4845</text:p>
          </table:table-cell>
          <table:table-cell table:number-columns-repeated="5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 table:formula="of:=[.B$2]*[.A392]*1000" office:value-type="float" office:value="6.208" calcext:value-type="float">
            <text:p>6.208</text:p>
          </table:table-cell>
          <table:table-cell table:style-name="ce6" table:formula="of:=1/([.B392]/1000)" office:value-type="float" office:value="161.082474226804" calcext:value-type="float">
            <text:p>161</text:p>
          </table:table-cell>
          <table:table-cell table:style-name="ce6" table:formula="of:=[.C392]/[.D$2]" office:value-type="float" office:value="40.270618556701" calcext:value-type="float">
            <text:p>40</text:p>
          </table:table-cell>
          <table:table-cell table:style-name="ce6" table:formula="of:=[.D392]*60" office:value-type="float" office:value="2416.23711340206" calcext:value-type="float">
            <text:p>2416</text:p>
          </table:table-cell>
          <table:table-cell table:style-name="ce6" table:formula="of:=[.E392]*[.F$2]" office:value-type="float" office:value="4832.47422680412" calcext:value-type="float">
            <text:p>4832</text:p>
          </table:table-cell>
          <table:table-cell table:number-columns-repeated="5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 table:formula="of:=[.B$2]*[.A393]*1000" office:value-type="float" office:value="6.224" calcext:value-type="float">
            <text:p>6.224</text:p>
          </table:table-cell>
          <table:table-cell table:style-name="ce6" table:formula="of:=1/([.B393]/1000)" office:value-type="float" office:value="160.668380462725" calcext:value-type="float">
            <text:p>161</text:p>
          </table:table-cell>
          <table:table-cell table:style-name="ce6" table:formula="of:=[.C393]/[.D$2]" office:value-type="float" office:value="40.1670951156812" calcext:value-type="float">
            <text:p>40</text:p>
          </table:table-cell>
          <table:table-cell table:style-name="ce6" table:formula="of:=[.D393]*60" office:value-type="float" office:value="2410.02570694087" calcext:value-type="float">
            <text:p>2410</text:p>
          </table:table-cell>
          <table:table-cell table:style-name="ce6" table:formula="of:=[.E393]*[.F$2]" office:value-type="float" office:value="4820.05141388175" calcext:value-type="float">
            <text:p>4820</text:p>
          </table:table-cell>
          <table:table-cell table:number-columns-repeated="5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 table:formula="of:=[.B$2]*[.A394]*1000" office:value-type="float" office:value="6.24" calcext:value-type="float">
            <text:p>6.24</text:p>
          </table:table-cell>
          <table:table-cell table:style-name="ce6" table:formula="of:=1/([.B394]/1000)" office:value-type="float" office:value="160.25641025641" calcext:value-type="float">
            <text:p>160</text:p>
          </table:table-cell>
          <table:table-cell table:style-name="ce6" table:formula="of:=[.C394]/[.D$2]" office:value-type="float" office:value="40.0641025641026" calcext:value-type="float">
            <text:p>40</text:p>
          </table:table-cell>
          <table:table-cell table:style-name="ce6" table:formula="of:=[.D394]*60" office:value-type="float" office:value="2403.84615384615" calcext:value-type="float">
            <text:p>2404</text:p>
          </table:table-cell>
          <table:table-cell table:style-name="ce6" table:formula="of:=[.E394]*[.F$2]" office:value-type="float" office:value="4807.69230769231" calcext:value-type="float">
            <text:p>4808</text:p>
          </table:table-cell>
          <table:table-cell table:number-columns-repeated="5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 table:formula="of:=[.B$2]*[.A395]*1000" office:value-type="float" office:value="6.256" calcext:value-type="float">
            <text:p>6.256</text:p>
          </table:table-cell>
          <table:table-cell table:style-name="ce6" table:formula="of:=1/([.B395]/1000)" office:value-type="float" office:value="159.846547314578" calcext:value-type="float">
            <text:p>160</text:p>
          </table:table-cell>
          <table:table-cell table:style-name="ce6" table:formula="of:=[.C395]/[.D$2]" office:value-type="float" office:value="39.9616368286445" calcext:value-type="float">
            <text:p>40</text:p>
          </table:table-cell>
          <table:table-cell table:style-name="ce6" table:formula="of:=[.D395]*60" office:value-type="float" office:value="2397.69820971867" calcext:value-type="float">
            <text:p>2398</text:p>
          </table:table-cell>
          <table:table-cell table:style-name="ce6" table:formula="of:=[.E395]*[.F$2]" office:value-type="float" office:value="4795.39641943734" calcext:value-type="float">
            <text:p>4795</text:p>
          </table:table-cell>
          <table:table-cell table:number-columns-repeated="5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table:formula="of:=[.B$2]*[.A396]*1000" office:value-type="float" office:value="6.272" calcext:value-type="float">
            <text:p>6.272</text:p>
          </table:table-cell>
          <table:table-cell table:style-name="ce6" table:formula="of:=1/([.B396]/1000)" office:value-type="float" office:value="159.438775510204" calcext:value-type="float">
            <text:p>159</text:p>
          </table:table-cell>
          <table:table-cell table:style-name="ce6" table:formula="of:=[.C396]/[.D$2]" office:value-type="float" office:value="39.859693877551" calcext:value-type="float">
            <text:p>40</text:p>
          </table:table-cell>
          <table:table-cell table:style-name="ce6" table:formula="of:=[.D396]*60" office:value-type="float" office:value="2391.58163265306" calcext:value-type="float">
            <text:p>2392</text:p>
          </table:table-cell>
          <table:table-cell table:style-name="ce6" table:formula="of:=[.E396]*[.F$2]" office:value-type="float" office:value="4783.16326530612" calcext:value-type="float">
            <text:p>4783</text:p>
          </table:table-cell>
          <table:table-cell table:number-columns-repeated="5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 table:formula="of:=[.B$2]*[.A397]*1000" office:value-type="float" office:value="6.288" calcext:value-type="float">
            <text:p>6.288</text:p>
          </table:table-cell>
          <table:table-cell table:style-name="ce6" table:formula="of:=1/([.B397]/1000)" office:value-type="float" office:value="159.033078880407" calcext:value-type="float">
            <text:p>159</text:p>
          </table:table-cell>
          <table:table-cell table:style-name="ce6" table:formula="of:=[.C397]/[.D$2]" office:value-type="float" office:value="39.7582697201018" calcext:value-type="float">
            <text:p>40</text:p>
          </table:table-cell>
          <table:table-cell table:style-name="ce6" table:formula="of:=[.D397]*60" office:value-type="float" office:value="2385.49618320611" calcext:value-type="float">
            <text:p>2385</text:p>
          </table:table-cell>
          <table:table-cell table:style-name="ce6" table:formula="of:=[.E397]*[.F$2]" office:value-type="float" office:value="4770.99236641221" calcext:value-type="float">
            <text:p>4771</text:p>
          </table:table-cell>
          <table:table-cell table:number-columns-repeated="5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 table:formula="of:=[.B$2]*[.A398]*1000" office:value-type="float" office:value="6.304" calcext:value-type="float">
            <text:p>6.304</text:p>
          </table:table-cell>
          <table:table-cell table:style-name="ce6" table:formula="of:=1/([.B398]/1000)" office:value-type="float" office:value="158.629441624365" calcext:value-type="float">
            <text:p>159</text:p>
          </table:table-cell>
          <table:table-cell table:style-name="ce6" table:formula="of:=[.C398]/[.D$2]" office:value-type="float" office:value="39.6573604060914" calcext:value-type="float">
            <text:p>40</text:p>
          </table:table-cell>
          <table:table-cell table:style-name="ce6" table:formula="of:=[.D398]*60" office:value-type="float" office:value="2379.44162436548" calcext:value-type="float">
            <text:p>2379</text:p>
          </table:table-cell>
          <table:table-cell table:style-name="ce6" table:formula="of:=[.E398]*[.F$2]" office:value-type="float" office:value="4758.88324873097" calcext:value-type="float">
            <text:p>4759</text:p>
          </table:table-cell>
          <table:table-cell table:number-columns-repeated="5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 table:formula="of:=[.B$2]*[.A399]*1000" office:value-type="float" office:value="6.32" calcext:value-type="float">
            <text:p>6.32</text:p>
          </table:table-cell>
          <table:table-cell table:style-name="ce6" table:formula="of:=1/([.B399]/1000)" office:value-type="float" office:value="158.227848101266" calcext:value-type="float">
            <text:p>158</text:p>
          </table:table-cell>
          <table:table-cell table:style-name="ce6" table:formula="of:=[.C399]/[.D$2]" office:value-type="float" office:value="39.5569620253165" calcext:value-type="float">
            <text:p>40</text:p>
          </table:table-cell>
          <table:table-cell table:style-name="ce6" table:formula="of:=[.D399]*60" office:value-type="float" office:value="2373.41772151899" calcext:value-type="float">
            <text:p>2373</text:p>
          </table:table-cell>
          <table:table-cell table:style-name="ce6" table:formula="of:=[.E399]*[.F$2]" office:value-type="float" office:value="4746.83544303797" calcext:value-type="float">
            <text:p>4747</text:p>
          </table:table-cell>
          <table:table-cell table:number-columns-repeated="5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 table:formula="of:=[.B$2]*[.A400]*1000" office:value-type="float" office:value="6.336" calcext:value-type="float">
            <text:p>6.336</text:p>
          </table:table-cell>
          <table:table-cell table:style-name="ce6" table:formula="of:=1/([.B400]/1000)" office:value-type="float" office:value="157.828282828283" calcext:value-type="float">
            <text:p>158</text:p>
          </table:table-cell>
          <table:table-cell table:style-name="ce6" table:formula="of:=[.C400]/[.D$2]" office:value-type="float" office:value="39.4570707070707" calcext:value-type="float">
            <text:p>39</text:p>
          </table:table-cell>
          <table:table-cell table:style-name="ce6" table:formula="of:=[.D400]*60" office:value-type="float" office:value="2367.42424242424" calcext:value-type="float">
            <text:p>2367</text:p>
          </table:table-cell>
          <table:table-cell table:style-name="ce6" table:formula="of:=[.E400]*[.F$2]" office:value-type="float" office:value="4734.84848484849" calcext:value-type="float">
            <text:p>4735</text:p>
          </table:table-cell>
          <table:table-cell table:number-columns-repeated="5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 table:formula="of:=[.B$2]*[.A401]*1000" office:value-type="float" office:value="6.352" calcext:value-type="float">
            <text:p>6.352</text:p>
          </table:table-cell>
          <table:table-cell table:style-name="ce6" table:formula="of:=1/([.B401]/1000)" office:value-type="float" office:value="157.430730478589" calcext:value-type="float">
            <text:p>157</text:p>
          </table:table-cell>
          <table:table-cell table:style-name="ce6" table:formula="of:=[.C401]/[.D$2]" office:value-type="float" office:value="39.3576826196474" calcext:value-type="float">
            <text:p>39</text:p>
          </table:table-cell>
          <table:table-cell table:style-name="ce6" table:formula="of:=[.D401]*60" office:value-type="float" office:value="2361.46095717884" calcext:value-type="float">
            <text:p>2361</text:p>
          </table:table-cell>
          <table:table-cell table:style-name="ce6" table:formula="of:=[.E401]*[.F$2]" office:value-type="float" office:value="4722.92191435768" calcext:value-type="float">
            <text:p>4723</text:p>
          </table:table-cell>
          <table:table-cell table:number-columns-repeated="5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 table:formula="of:=[.B$2]*[.A402]*1000" office:value-type="float" office:value="6.368" calcext:value-type="float">
            <text:p>6.368</text:p>
          </table:table-cell>
          <table:table-cell table:style-name="ce6" table:formula="of:=1/([.B402]/1000)" office:value-type="float" office:value="157.035175879397" calcext:value-type="float">
            <text:p>157</text:p>
          </table:table-cell>
          <table:table-cell table:style-name="ce6" table:formula="of:=[.C402]/[.D$2]" office:value-type="float" office:value="39.2587939698493" calcext:value-type="float">
            <text:p>39</text:p>
          </table:table-cell>
          <table:table-cell table:style-name="ce6" table:formula="of:=[.D402]*60" office:value-type="float" office:value="2355.52763819096" calcext:value-type="float">
            <text:p>2356</text:p>
          </table:table-cell>
          <table:table-cell table:style-name="ce6" table:formula="of:=[.E402]*[.F$2]" office:value-type="float" office:value="4711.05527638191" calcext:value-type="float">
            <text:p>4711</text:p>
          </table:table-cell>
          <table:table-cell table:number-columns-repeated="5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 table:formula="of:=[.B$2]*[.A403]*1000" office:value-type="float" office:value="6.384" calcext:value-type="float">
            <text:p>6.384</text:p>
          </table:table-cell>
          <table:table-cell table:style-name="ce6" table:formula="of:=1/([.B403]/1000)" office:value-type="float" office:value="156.641604010025" calcext:value-type="float">
            <text:p>157</text:p>
          </table:table-cell>
          <table:table-cell table:style-name="ce6" table:formula="of:=[.C403]/[.D$2]" office:value-type="float" office:value="39.1604010025063" calcext:value-type="float">
            <text:p>39</text:p>
          </table:table-cell>
          <table:table-cell table:style-name="ce6" table:formula="of:=[.D403]*60" office:value-type="float" office:value="2349.62406015038" calcext:value-type="float">
            <text:p>2350</text:p>
          </table:table-cell>
          <table:table-cell table:style-name="ce6" table:formula="of:=[.E403]*[.F$2]" office:value-type="float" office:value="4699.24812030075" calcext:value-type="float">
            <text:p>4699</text:p>
          </table:table-cell>
          <table:table-cell table:number-columns-repeated="5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 table:formula="of:=[.B$2]*[.A404]*1000" office:value-type="float" office:value="6.4" calcext:value-type="float">
            <text:p>6.4</text:p>
          </table:table-cell>
          <table:table-cell table:style-name="ce6" table:formula="of:=1/([.B404]/1000)" office:value-type="float" office:value="156.25" calcext:value-type="float">
            <text:p>156</text:p>
          </table:table-cell>
          <table:table-cell table:style-name="ce6" table:formula="of:=[.C404]/[.D$2]" office:value-type="float" office:value="39.0625" calcext:value-type="float">
            <text:p>39</text:p>
          </table:table-cell>
          <table:table-cell table:style-name="ce6" table:formula="of:=[.D404]*60" office:value-type="float" office:value="2343.75" calcext:value-type="float">
            <text:p>2344</text:p>
          </table:table-cell>
          <table:table-cell table:style-name="ce6" table:formula="of:=[.E404]*[.F$2]" office:value-type="float" office:value="4687.5" calcext:value-type="float">
            <text:p>4688</text:p>
          </table:table-cell>
          <table:table-cell table:number-columns-repeated="5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 table:formula="of:=[.B$2]*[.A405]*1000" office:value-type="float" office:value="6.416" calcext:value-type="float">
            <text:p>6.416</text:p>
          </table:table-cell>
          <table:table-cell table:style-name="ce6" table:formula="of:=1/([.B405]/1000)" office:value-type="float" office:value="155.860349127182" calcext:value-type="float">
            <text:p>156</text:p>
          </table:table-cell>
          <table:table-cell table:style-name="ce6" table:formula="of:=[.C405]/[.D$2]" office:value-type="float" office:value="38.9650872817955" calcext:value-type="float">
            <text:p>39</text:p>
          </table:table-cell>
          <table:table-cell table:style-name="ce6" table:formula="of:=[.D405]*60" office:value-type="float" office:value="2337.90523690773" calcext:value-type="float">
            <text:p>2338</text:p>
          </table:table-cell>
          <table:table-cell table:style-name="ce6" table:formula="of:=[.E405]*[.F$2]" office:value-type="float" office:value="4675.81047381546" calcext:value-type="float">
            <text:p>4676</text:p>
          </table:table-cell>
          <table:table-cell table:number-columns-repeated="5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 table:formula="of:=[.B$2]*[.A406]*1000" office:value-type="float" office:value="6.432" calcext:value-type="float">
            <text:p>6.432</text:p>
          </table:table-cell>
          <table:table-cell table:style-name="ce6" table:formula="of:=1/([.B406]/1000)" office:value-type="float" office:value="155.47263681592" calcext:value-type="float">
            <text:p>155</text:p>
          </table:table-cell>
          <table:table-cell table:style-name="ce6" table:formula="of:=[.C406]/[.D$2]" office:value-type="float" office:value="38.8681592039801" calcext:value-type="float">
            <text:p>39</text:p>
          </table:table-cell>
          <table:table-cell table:style-name="ce6" table:formula="of:=[.D406]*60" office:value-type="float" office:value="2332.08955223881" calcext:value-type="float">
            <text:p>2332</text:p>
          </table:table-cell>
          <table:table-cell table:style-name="ce6" table:formula="of:=[.E406]*[.F$2]" office:value-type="float" office:value="4664.17910447761" calcext:value-type="float">
            <text:p>4664</text:p>
          </table:table-cell>
          <table:table-cell table:number-columns-repeated="5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 table:formula="of:=[.B$2]*[.A407]*1000" office:value-type="float" office:value="6.448" calcext:value-type="float">
            <text:p>6.448</text:p>
          </table:table-cell>
          <table:table-cell table:style-name="ce6" table:formula="of:=1/([.B407]/1000)" office:value-type="float" office:value="155.086848635236" calcext:value-type="float">
            <text:p>155</text:p>
          </table:table-cell>
          <table:table-cell table:style-name="ce6" table:formula="of:=[.C407]/[.D$2]" office:value-type="float" office:value="38.7717121588089" calcext:value-type="float">
            <text:p>39</text:p>
          </table:table-cell>
          <table:table-cell table:style-name="ce6" table:formula="of:=[.D407]*60" office:value-type="float" office:value="2326.30272952854" calcext:value-type="float">
            <text:p>2326</text:p>
          </table:table-cell>
          <table:table-cell table:style-name="ce6" table:formula="of:=[.E407]*[.F$2]" office:value-type="float" office:value="4652.60545905707" calcext:value-type="float">
            <text:p>4653</text:p>
          </table:table-cell>
          <table:table-cell table:number-columns-repeated="5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 table:formula="of:=[.B$2]*[.A408]*1000" office:value-type="float" office:value="6.464" calcext:value-type="float">
            <text:p>6.464</text:p>
          </table:table-cell>
          <table:table-cell table:style-name="ce6" table:formula="of:=1/([.B408]/1000)" office:value-type="float" office:value="154.70297029703" calcext:value-type="float">
            <text:p>155</text:p>
          </table:table-cell>
          <table:table-cell table:style-name="ce6" table:formula="of:=[.C408]/[.D$2]" office:value-type="float" office:value="38.6757425742574" calcext:value-type="float">
            <text:p>39</text:p>
          </table:table-cell>
          <table:table-cell table:style-name="ce6" table:formula="of:=[.D408]*60" office:value-type="float" office:value="2320.54455445545" calcext:value-type="float">
            <text:p>2321</text:p>
          </table:table-cell>
          <table:table-cell table:style-name="ce6" table:formula="of:=[.E408]*[.F$2]" office:value-type="float" office:value="4641.08910891089" calcext:value-type="float">
            <text:p>4641</text:p>
          </table:table-cell>
          <table:table-cell table:number-columns-repeated="5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 table:formula="of:=[.B$2]*[.A409]*1000" office:value-type="float" office:value="6.48" calcext:value-type="float">
            <text:p>6.48</text:p>
          </table:table-cell>
          <table:table-cell table:style-name="ce6" table:formula="of:=1/([.B409]/1000)" office:value-type="float" office:value="154.320987654321" calcext:value-type="float">
            <text:p>154</text:p>
          </table:table-cell>
          <table:table-cell table:style-name="ce6" table:formula="of:=[.C409]/[.D$2]" office:value-type="float" office:value="38.5802469135802" calcext:value-type="float">
            <text:p>39</text:p>
          </table:table-cell>
          <table:table-cell table:style-name="ce6" table:formula="of:=[.D409]*60" office:value-type="float" office:value="2314.81481481481" calcext:value-type="float">
            <text:p>2315</text:p>
          </table:table-cell>
          <table:table-cell table:style-name="ce6" table:formula="of:=[.E409]*[.F$2]" office:value-type="float" office:value="4629.62962962963" calcext:value-type="float">
            <text:p>4630</text:p>
          </table:table-cell>
          <table:table-cell table:number-columns-repeated="5"/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 table:formula="of:=[.B$2]*[.A410]*1000" office:value-type="float" office:value="6.496" calcext:value-type="float">
            <text:p>6.496</text:p>
          </table:table-cell>
          <table:table-cell table:style-name="ce6" table:formula="of:=1/([.B410]/1000)" office:value-type="float" office:value="153.940886699507" calcext:value-type="float">
            <text:p>154</text:p>
          </table:table-cell>
          <table:table-cell table:style-name="ce6" table:formula="of:=[.C410]/[.D$2]" office:value-type="float" office:value="38.4852216748768" calcext:value-type="float">
            <text:p>38</text:p>
          </table:table-cell>
          <table:table-cell table:style-name="ce6" table:formula="of:=[.D410]*60" office:value-type="float" office:value="2309.11330049261" calcext:value-type="float">
            <text:p>2309</text:p>
          </table:table-cell>
          <table:table-cell table:style-name="ce6" table:formula="of:=[.E410]*[.F$2]" office:value-type="float" office:value="4618.22660098522" calcext:value-type="float">
            <text:p>4618</text:p>
          </table:table-cell>
          <table:table-cell table:number-columns-repeated="5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 table:formula="of:=[.B$2]*[.A411]*1000" office:value-type="float" office:value="6.512" calcext:value-type="float">
            <text:p>6.512</text:p>
          </table:table-cell>
          <table:table-cell table:style-name="ce6" table:formula="of:=1/([.B411]/1000)" office:value-type="float" office:value="153.562653562654" calcext:value-type="float">
            <text:p>154</text:p>
          </table:table-cell>
          <table:table-cell table:style-name="ce6" table:formula="of:=[.C411]/[.D$2]" office:value-type="float" office:value="38.3906633906634" calcext:value-type="float">
            <text:p>38</text:p>
          </table:table-cell>
          <table:table-cell table:style-name="ce6" table:formula="of:=[.D411]*60" office:value-type="float" office:value="2303.4398034398" calcext:value-type="float">
            <text:p>2303</text:p>
          </table:table-cell>
          <table:table-cell table:style-name="ce6" table:formula="of:=[.E411]*[.F$2]" office:value-type="float" office:value="4606.87960687961" calcext:value-type="float">
            <text:p>4607</text:p>
          </table:table-cell>
          <table:table-cell table:number-columns-repeated="5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 table:formula="of:=[.B$2]*[.A412]*1000" office:value-type="float" office:value="6.528" calcext:value-type="float">
            <text:p>6.528</text:p>
          </table:table-cell>
          <table:table-cell table:style-name="ce6" table:formula="of:=1/([.B412]/1000)" office:value-type="float" office:value="153.186274509804" calcext:value-type="float">
            <text:p>153</text:p>
          </table:table-cell>
          <table:table-cell table:style-name="ce6" table:formula="of:=[.C412]/[.D$2]" office:value-type="float" office:value="38.296568627451" calcext:value-type="float">
            <text:p>38</text:p>
          </table:table-cell>
          <table:table-cell table:style-name="ce6" table:formula="of:=[.D412]*60" office:value-type="float" office:value="2297.79411764706" calcext:value-type="float">
            <text:p>2298</text:p>
          </table:table-cell>
          <table:table-cell table:style-name="ce6" table:formula="of:=[.E412]*[.F$2]" office:value-type="float" office:value="4595.58823529412" calcext:value-type="float">
            <text:p>4596</text:p>
          </table:table-cell>
          <table:table-cell table:number-columns-repeated="5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 table:formula="of:=[.B$2]*[.A413]*1000" office:value-type="float" office:value="6.544" calcext:value-type="float">
            <text:p>6.544</text:p>
          </table:table-cell>
          <table:table-cell table:style-name="ce6" table:formula="of:=1/([.B413]/1000)" office:value-type="float" office:value="152.81173594132" calcext:value-type="float">
            <text:p>153</text:p>
          </table:table-cell>
          <table:table-cell table:style-name="ce6" table:formula="of:=[.C413]/[.D$2]" office:value-type="float" office:value="38.2029339853301" calcext:value-type="float">
            <text:p>38</text:p>
          </table:table-cell>
          <table:table-cell table:style-name="ce6" table:formula="of:=[.D413]*60" office:value-type="float" office:value="2292.1760391198" calcext:value-type="float">
            <text:p>2292</text:p>
          </table:table-cell>
          <table:table-cell table:style-name="ce6" table:formula="of:=[.E413]*[.F$2]" office:value-type="float" office:value="4584.35207823961" calcext:value-type="float">
            <text:p>4584</text:p>
          </table:table-cell>
          <table:table-cell table:number-columns-repeated="5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 table:formula="of:=[.B$2]*[.A414]*1000" office:value-type="float" office:value="6.56" calcext:value-type="float">
            <text:p>6.56</text:p>
          </table:table-cell>
          <table:table-cell table:style-name="ce6" table:formula="of:=1/([.B414]/1000)" office:value-type="float" office:value="152.439024390244" calcext:value-type="float">
            <text:p>152</text:p>
          </table:table-cell>
          <table:table-cell table:style-name="ce6" table:formula="of:=[.C414]/[.D$2]" office:value-type="float" office:value="38.109756097561" calcext:value-type="float">
            <text:p>38</text:p>
          </table:table-cell>
          <table:table-cell table:style-name="ce6" table:formula="of:=[.D414]*60" office:value-type="float" office:value="2286.58536585366" calcext:value-type="float">
            <text:p>2287</text:p>
          </table:table-cell>
          <table:table-cell table:style-name="ce6" table:formula="of:=[.E414]*[.F$2]" office:value-type="float" office:value="4573.17073170732" calcext:value-type="float">
            <text:p>4573</text:p>
          </table:table-cell>
          <table:table-cell table:number-columns-repeated="5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table:formula="of:=[.B$2]*[.A415]*1000" office:value-type="float" office:value="6.576" calcext:value-type="float">
            <text:p>6.576</text:p>
          </table:table-cell>
          <table:table-cell table:style-name="ce6" table:formula="of:=1/([.B415]/1000)" office:value-type="float" office:value="152.068126520681" calcext:value-type="float">
            <text:p>152</text:p>
          </table:table-cell>
          <table:table-cell table:style-name="ce6" table:formula="of:=[.C415]/[.D$2]" office:value-type="float" office:value="38.0170316301703" calcext:value-type="float">
            <text:p>38</text:p>
          </table:table-cell>
          <table:table-cell table:style-name="ce6" table:formula="of:=[.D415]*60" office:value-type="float" office:value="2281.02189781022" calcext:value-type="float">
            <text:p>2281</text:p>
          </table:table-cell>
          <table:table-cell table:style-name="ce6" table:formula="of:=[.E415]*[.F$2]" office:value-type="float" office:value="4562.04379562044" calcext:value-type="float">
            <text:p>4562</text:p>
          </table:table-cell>
          <table:table-cell table:number-columns-repeated="5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 table:formula="of:=[.B$2]*[.A416]*1000" office:value-type="float" office:value="6.592" calcext:value-type="float">
            <text:p>6.592</text:p>
          </table:table-cell>
          <table:table-cell table:style-name="ce6" table:formula="of:=1/([.B416]/1000)" office:value-type="float" office:value="151.699029126214" calcext:value-type="float">
            <text:p>152</text:p>
          </table:table-cell>
          <table:table-cell table:style-name="ce6" table:formula="of:=[.C416]/[.D$2]" office:value-type="float" office:value="37.9247572815534" calcext:value-type="float">
            <text:p>38</text:p>
          </table:table-cell>
          <table:table-cell table:style-name="ce6" table:formula="of:=[.D416]*60" office:value-type="float" office:value="2275.4854368932" calcext:value-type="float">
            <text:p>2275</text:p>
          </table:table-cell>
          <table:table-cell table:style-name="ce6" table:formula="of:=[.E416]*[.F$2]" office:value-type="float" office:value="4550.97087378641" calcext:value-type="float">
            <text:p>4551</text:p>
          </table:table-cell>
          <table:table-cell table:number-columns-repeated="5"/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 table:formula="of:=[.B$2]*[.A417]*1000" office:value-type="float" office:value="6.608" calcext:value-type="float">
            <text:p>6.608</text:p>
          </table:table-cell>
          <table:table-cell table:style-name="ce6" table:formula="of:=1/([.B417]/1000)" office:value-type="float" office:value="151.331719128329" calcext:value-type="float">
            <text:p>151</text:p>
          </table:table-cell>
          <table:table-cell table:style-name="ce6" table:formula="of:=[.C417]/[.D$2]" office:value-type="float" office:value="37.8329297820823" calcext:value-type="float">
            <text:p>38</text:p>
          </table:table-cell>
          <table:table-cell table:style-name="ce6" table:formula="of:=[.D417]*60" office:value-type="float" office:value="2269.97578692494" calcext:value-type="float">
            <text:p>2270</text:p>
          </table:table-cell>
          <table:table-cell table:style-name="ce6" table:formula="of:=[.E417]*[.F$2]" office:value-type="float" office:value="4539.95157384988" calcext:value-type="float">
            <text:p>4540</text:p>
          </table:table-cell>
          <table:table-cell table:number-columns-repeated="5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 table:formula="of:=[.B$2]*[.A418]*1000" office:value-type="float" office:value="6.624" calcext:value-type="float">
            <text:p>6.624</text:p>
          </table:table-cell>
          <table:table-cell table:style-name="ce6" table:formula="of:=1/([.B418]/1000)" office:value-type="float" office:value="150.966183574879" calcext:value-type="float">
            <text:p>151</text:p>
          </table:table-cell>
          <table:table-cell table:style-name="ce6" table:formula="of:=[.C418]/[.D$2]" office:value-type="float" office:value="37.7415458937198" calcext:value-type="float">
            <text:p>38</text:p>
          </table:table-cell>
          <table:table-cell table:style-name="ce6" table:formula="of:=[.D418]*60" office:value-type="float" office:value="2264.49275362319" calcext:value-type="float">
            <text:p>2264</text:p>
          </table:table-cell>
          <table:table-cell table:style-name="ce6" table:formula="of:=[.E418]*[.F$2]" office:value-type="float" office:value="4528.98550724638" calcext:value-type="float">
            <text:p>4529</text:p>
          </table:table-cell>
          <table:table-cell table:number-columns-repeated="5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 table:formula="of:=[.B$2]*[.A419]*1000" office:value-type="float" office:value="6.64" calcext:value-type="float">
            <text:p>6.64</text:p>
          </table:table-cell>
          <table:table-cell table:style-name="ce6" table:formula="of:=1/([.B419]/1000)" office:value-type="float" office:value="150.602409638554" calcext:value-type="float">
            <text:p>151</text:p>
          </table:table-cell>
          <table:table-cell table:style-name="ce6" table:formula="of:=[.C419]/[.D$2]" office:value-type="float" office:value="37.6506024096386" calcext:value-type="float">
            <text:p>38</text:p>
          </table:table-cell>
          <table:table-cell table:style-name="ce6" table:formula="of:=[.D419]*60" office:value-type="float" office:value="2259.03614457831" calcext:value-type="float">
            <text:p>2259</text:p>
          </table:table-cell>
          <table:table-cell table:style-name="ce6" table:formula="of:=[.E419]*[.F$2]" office:value-type="float" office:value="4518.07228915663" calcext:value-type="float">
            <text:p>4518</text:p>
          </table:table-cell>
          <table:table-cell table:number-columns-repeated="5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 table:formula="of:=[.B$2]*[.A420]*1000" office:value-type="float" office:value="6.656" calcext:value-type="float">
            <text:p>6.656</text:p>
          </table:table-cell>
          <table:table-cell table:style-name="ce6" table:formula="of:=1/([.B420]/1000)" office:value-type="float" office:value="150.240384615385" calcext:value-type="float">
            <text:p>150</text:p>
          </table:table-cell>
          <table:table-cell table:style-name="ce6" table:formula="of:=[.C420]/[.D$2]" office:value-type="float" office:value="37.5600961538462" calcext:value-type="float">
            <text:p>38</text:p>
          </table:table-cell>
          <table:table-cell table:style-name="ce6" table:formula="of:=[.D420]*60" office:value-type="float" office:value="2253.60576923077" calcext:value-type="float">
            <text:p>2254</text:p>
          </table:table-cell>
          <table:table-cell table:style-name="ce6" table:formula="of:=[.E420]*[.F$2]" office:value-type="float" office:value="4507.21153846154" calcext:value-type="float">
            <text:p>4507</text:p>
          </table:table-cell>
          <table:table-cell table:number-columns-repeated="5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 table:formula="of:=[.B$2]*[.A421]*1000" office:value-type="float" office:value="6.672" calcext:value-type="float">
            <text:p>6.672</text:p>
          </table:table-cell>
          <table:table-cell table:style-name="ce6" table:formula="of:=1/([.B421]/1000)" office:value-type="float" office:value="149.880095923261" calcext:value-type="float">
            <text:p>150</text:p>
          </table:table-cell>
          <table:table-cell table:style-name="ce6" table:formula="of:=[.C421]/[.D$2]" office:value-type="float" office:value="37.4700239808153" calcext:value-type="float">
            <text:p>37</text:p>
          </table:table-cell>
          <table:table-cell table:style-name="ce6" table:formula="of:=[.D421]*60" office:value-type="float" office:value="2248.20143884892" calcext:value-type="float">
            <text:p>2248</text:p>
          </table:table-cell>
          <table:table-cell table:style-name="ce6" table:formula="of:=[.E421]*[.F$2]" office:value-type="float" office:value="4496.40287769784" calcext:value-type="float">
            <text:p>4496</text:p>
          </table:table-cell>
          <table:table-cell table:number-columns-repeated="5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 table:formula="of:=[.B$2]*[.A422]*1000" office:value-type="float" office:value="6.688" calcext:value-type="float">
            <text:p>6.688</text:p>
          </table:table-cell>
          <table:table-cell table:style-name="ce6" table:formula="of:=1/([.B422]/1000)" office:value-type="float" office:value="149.521531100478" calcext:value-type="float">
            <text:p>150</text:p>
          </table:table-cell>
          <table:table-cell table:style-name="ce6" table:formula="of:=[.C422]/[.D$2]" office:value-type="float" office:value="37.3803827751196" calcext:value-type="float">
            <text:p>37</text:p>
          </table:table-cell>
          <table:table-cell table:style-name="ce6" table:formula="of:=[.D422]*60" office:value-type="float" office:value="2242.82296650718" calcext:value-type="float">
            <text:p>2243</text:p>
          </table:table-cell>
          <table:table-cell table:style-name="ce6" table:formula="of:=[.E422]*[.F$2]" office:value-type="float" office:value="4485.64593301435" calcext:value-type="float">
            <text:p>4486</text:p>
          </table:table-cell>
          <table:table-cell table:number-columns-repeated="5"/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 table:formula="of:=[.B$2]*[.A423]*1000" office:value-type="float" office:value="6.704" calcext:value-type="float">
            <text:p>6.704</text:p>
          </table:table-cell>
          <table:table-cell table:style-name="ce6" table:formula="of:=1/([.B423]/1000)" office:value-type="float" office:value="149.164677804296" calcext:value-type="float">
            <text:p>149</text:p>
          </table:table-cell>
          <table:table-cell table:style-name="ce6" table:formula="of:=[.C423]/[.D$2]" office:value-type="float" office:value="37.291169451074" calcext:value-type="float">
            <text:p>37</text:p>
          </table:table-cell>
          <table:table-cell table:style-name="ce6" table:formula="of:=[.D423]*60" office:value-type="float" office:value="2237.47016706444" calcext:value-type="float">
            <text:p>2237</text:p>
          </table:table-cell>
          <table:table-cell table:style-name="ce6" table:formula="of:=[.E423]*[.F$2]" office:value-type="float" office:value="4474.94033412888" calcext:value-type="float">
            <text:p>4475</text:p>
          </table:table-cell>
          <table:table-cell table:number-columns-repeated="5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 table:formula="of:=[.B$2]*[.A424]*1000" office:value-type="float" office:value="6.72" calcext:value-type="float">
            <text:p>6.72</text:p>
          </table:table-cell>
          <table:table-cell table:style-name="ce6" table:formula="of:=1/([.B424]/1000)" office:value-type="float" office:value="148.809523809524" calcext:value-type="float">
            <text:p>149</text:p>
          </table:table-cell>
          <table:table-cell table:style-name="ce6" table:formula="of:=[.C424]/[.D$2]" office:value-type="float" office:value="37.202380952381" calcext:value-type="float">
            <text:p>37</text:p>
          </table:table-cell>
          <table:table-cell table:style-name="ce6" table:formula="of:=[.D424]*60" office:value-type="float" office:value="2232.14285714286" calcext:value-type="float">
            <text:p>2232</text:p>
          </table:table-cell>
          <table:table-cell table:style-name="ce6" table:formula="of:=[.E424]*[.F$2]" office:value-type="float" office:value="4464.28571428571" calcext:value-type="float">
            <text:p>4464</text:p>
          </table:table-cell>
          <table:table-cell table:number-columns-repeated="5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 table:formula="of:=[.B$2]*[.A425]*1000" office:value-type="float" office:value="6.736" calcext:value-type="float">
            <text:p>6.736</text:p>
          </table:table-cell>
          <table:table-cell table:style-name="ce6" table:formula="of:=1/([.B425]/1000)" office:value-type="float" office:value="148.456057007126" calcext:value-type="float">
            <text:p>148</text:p>
          </table:table-cell>
          <table:table-cell table:style-name="ce6" table:formula="of:=[.C425]/[.D$2]" office:value-type="float" office:value="37.1140142517815" calcext:value-type="float">
            <text:p>37</text:p>
          </table:table-cell>
          <table:table-cell table:style-name="ce6" table:formula="of:=[.D425]*60" office:value-type="float" office:value="2226.84085510689" calcext:value-type="float">
            <text:p>2227</text:p>
          </table:table-cell>
          <table:table-cell table:style-name="ce6" table:formula="of:=[.E425]*[.F$2]" office:value-type="float" office:value="4453.68171021378" calcext:value-type="float">
            <text:p>4454</text:p>
          </table:table-cell>
          <table:table-cell table:number-columns-repeated="5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 table:formula="of:=[.B$2]*[.A426]*1000" office:value-type="float" office:value="6.752" calcext:value-type="float">
            <text:p>6.752</text:p>
          </table:table-cell>
          <table:table-cell table:style-name="ce6" table:formula="of:=1/([.B426]/1000)" office:value-type="float" office:value="148.104265402844" calcext:value-type="float">
            <text:p>148</text:p>
          </table:table-cell>
          <table:table-cell table:style-name="ce6" table:formula="of:=[.C426]/[.D$2]" office:value-type="float" office:value="37.0260663507109" calcext:value-type="float">
            <text:p>37</text:p>
          </table:table-cell>
          <table:table-cell table:style-name="ce6" table:formula="of:=[.D426]*60" office:value-type="float" office:value="2221.56398104265" calcext:value-type="float">
            <text:p>2222</text:p>
          </table:table-cell>
          <table:table-cell table:style-name="ce6" table:formula="of:=[.E426]*[.F$2]" office:value-type="float" office:value="4443.12796208531" calcext:value-type="float">
            <text:p>4443</text:p>
          </table:table-cell>
          <table:table-cell table:number-columns-repeated="5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 table:formula="of:=[.B$2]*[.A427]*1000" office:value-type="float" office:value="6.768" calcext:value-type="float">
            <text:p>6.768</text:p>
          </table:table-cell>
          <table:table-cell table:style-name="ce6" table:formula="of:=1/([.B427]/1000)" office:value-type="float" office:value="147.754137115839" calcext:value-type="float">
            <text:p>148</text:p>
          </table:table-cell>
          <table:table-cell table:style-name="ce6" table:formula="of:=[.C427]/[.D$2]" office:value-type="float" office:value="36.9385342789598" calcext:value-type="float">
            <text:p>37</text:p>
          </table:table-cell>
          <table:table-cell table:style-name="ce6" table:formula="of:=[.D427]*60" office:value-type="float" office:value="2216.31205673759" calcext:value-type="float">
            <text:p>2216</text:p>
          </table:table-cell>
          <table:table-cell table:style-name="ce6" table:formula="of:=[.E427]*[.F$2]" office:value-type="float" office:value="4432.62411347518" calcext:value-type="float">
            <text:p>4433</text:p>
          </table:table-cell>
          <table:table-cell table:number-columns-repeated="5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 table:formula="of:=[.B$2]*[.A428]*1000" office:value-type="float" office:value="6.784" calcext:value-type="float">
            <text:p>6.784</text:p>
          </table:table-cell>
          <table:table-cell table:style-name="ce6" table:formula="of:=1/([.B428]/1000)" office:value-type="float" office:value="147.405660377359" calcext:value-type="float">
            <text:p>147</text:p>
          </table:table-cell>
          <table:table-cell table:style-name="ce6" table:formula="of:=[.C428]/[.D$2]" office:value-type="float" office:value="36.8514150943396" calcext:value-type="float">
            <text:p>37</text:p>
          </table:table-cell>
          <table:table-cell table:style-name="ce6" table:formula="of:=[.D428]*60" office:value-type="float" office:value="2211.08490566038" calcext:value-type="float">
            <text:p>2211</text:p>
          </table:table-cell>
          <table:table-cell table:style-name="ce6" table:formula="of:=[.E428]*[.F$2]" office:value-type="float" office:value="4422.16981132076" calcext:value-type="float">
            <text:p>4422</text:p>
          </table:table-cell>
          <table:table-cell table:number-columns-repeated="5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 table:formula="of:=[.B$2]*[.A429]*1000" office:value-type="float" office:value="6.8" calcext:value-type="float">
            <text:p>6.8</text:p>
          </table:table-cell>
          <table:table-cell table:style-name="ce6" table:formula="of:=1/([.B429]/1000)" office:value-type="float" office:value="147.058823529412" calcext:value-type="float">
            <text:p>147</text:p>
          </table:table-cell>
          <table:table-cell table:style-name="ce6" table:formula="of:=[.C429]/[.D$2]" office:value-type="float" office:value="36.7647058823529" calcext:value-type="float">
            <text:p>37</text:p>
          </table:table-cell>
          <table:table-cell table:style-name="ce6" table:formula="of:=[.D429]*60" office:value-type="float" office:value="2205.88235294118" calcext:value-type="float">
            <text:p>2206</text:p>
          </table:table-cell>
          <table:table-cell table:style-name="ce6" table:formula="of:=[.E429]*[.F$2]" office:value-type="float" office:value="4411.76470588235" calcext:value-type="float">
            <text:p>4412</text:p>
          </table:table-cell>
          <table:table-cell table:number-columns-repeated="5"/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 table:formula="of:=[.B$2]*[.A430]*1000" office:value-type="float" office:value="6.816" calcext:value-type="float">
            <text:p>6.816</text:p>
          </table:table-cell>
          <table:table-cell table:style-name="ce6" table:formula="of:=1/([.B430]/1000)" office:value-type="float" office:value="146.713615023474" calcext:value-type="float">
            <text:p>147</text:p>
          </table:table-cell>
          <table:table-cell table:style-name="ce6" table:formula="of:=[.C430]/[.D$2]" office:value-type="float" office:value="36.6784037558685" calcext:value-type="float">
            <text:p>37</text:p>
          </table:table-cell>
          <table:table-cell table:style-name="ce6" table:formula="of:=[.D430]*60" office:value-type="float" office:value="2200.70422535211" calcext:value-type="float">
            <text:p>2201</text:p>
          </table:table-cell>
          <table:table-cell table:style-name="ce6" table:formula="of:=[.E430]*[.F$2]" office:value-type="float" office:value="4401.40845070423" calcext:value-type="float">
            <text:p>4401</text:p>
          </table:table-cell>
          <table:table-cell table:number-columns-repeated="5"/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 table:formula="of:=[.B$2]*[.A431]*1000" office:value-type="float" office:value="6.832" calcext:value-type="float">
            <text:p>6.832</text:p>
          </table:table-cell>
          <table:table-cell table:style-name="ce6" table:formula="of:=1/([.B431]/1000)" office:value-type="float" office:value="146.370023419204" calcext:value-type="float">
            <text:p>146</text:p>
          </table:table-cell>
          <table:table-cell table:style-name="ce6" table:formula="of:=[.C431]/[.D$2]" office:value-type="float" office:value="36.5925058548009" calcext:value-type="float">
            <text:p>37</text:p>
          </table:table-cell>
          <table:table-cell table:style-name="ce6" table:formula="of:=[.D431]*60" office:value-type="float" office:value="2195.55035128806" calcext:value-type="float">
            <text:p>2196</text:p>
          </table:table-cell>
          <table:table-cell table:style-name="ce6" table:formula="of:=[.E431]*[.F$2]" office:value-type="float" office:value="4391.10070257611" calcext:value-type="float">
            <text:p>4391</text:p>
          </table:table-cell>
          <table:table-cell table:number-columns-repeated="5"/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 table:formula="of:=[.B$2]*[.A432]*1000" office:value-type="float" office:value="6.848" calcext:value-type="float">
            <text:p>6.848</text:p>
          </table:table-cell>
          <table:table-cell table:style-name="ce6" table:formula="of:=1/([.B432]/1000)" office:value-type="float" office:value="146.028037383178" calcext:value-type="float">
            <text:p>146</text:p>
          </table:table-cell>
          <table:table-cell table:style-name="ce6" table:formula="of:=[.C432]/[.D$2]" office:value-type="float" office:value="36.5070093457944" calcext:value-type="float">
            <text:p>37</text:p>
          </table:table-cell>
          <table:table-cell table:style-name="ce6" table:formula="of:=[.D432]*60" office:value-type="float" office:value="2190.42056074766" calcext:value-type="float">
            <text:p>2190</text:p>
          </table:table-cell>
          <table:table-cell table:style-name="ce6" table:formula="of:=[.E432]*[.F$2]" office:value-type="float" office:value="4380.84112149533" calcext:value-type="float">
            <text:p>4381</text:p>
          </table:table-cell>
          <table:table-cell table:number-columns-repeated="5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 table:formula="of:=[.B$2]*[.A433]*1000" office:value-type="float" office:value="6.864" calcext:value-type="float">
            <text:p>6.864</text:p>
          </table:table-cell>
          <table:table-cell table:style-name="ce6" table:formula="of:=1/([.B433]/1000)" office:value-type="float" office:value="145.687645687646" calcext:value-type="float">
            <text:p>146</text:p>
          </table:table-cell>
          <table:table-cell table:style-name="ce6" table:formula="of:=[.C433]/[.D$2]" office:value-type="float" office:value="36.4219114219114" calcext:value-type="float">
            <text:p>36</text:p>
          </table:table-cell>
          <table:table-cell table:style-name="ce6" table:formula="of:=[.D433]*60" office:value-type="float" office:value="2185.31468531468" calcext:value-type="float">
            <text:p>2185</text:p>
          </table:table-cell>
          <table:table-cell table:style-name="ce6" table:formula="of:=[.E433]*[.F$2]" office:value-type="float" office:value="4370.62937062937" calcext:value-type="float">
            <text:p>4371</text:p>
          </table:table-cell>
          <table:table-cell table:number-columns-repeated="5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 table:formula="of:=[.B$2]*[.A434]*1000" office:value-type="float" office:value="6.88" calcext:value-type="float">
            <text:p>6.88</text:p>
          </table:table-cell>
          <table:table-cell table:style-name="ce6" table:formula="of:=1/([.B434]/1000)" office:value-type="float" office:value="145.348837209302" calcext:value-type="float">
            <text:p>145</text:p>
          </table:table-cell>
          <table:table-cell table:style-name="ce6" table:formula="of:=[.C434]/[.D$2]" office:value-type="float" office:value="36.3372093023256" calcext:value-type="float">
            <text:p>36</text:p>
          </table:table-cell>
          <table:table-cell table:style-name="ce6" table:formula="of:=[.D434]*60" office:value-type="float" office:value="2180.23255813953" calcext:value-type="float">
            <text:p>2180</text:p>
          </table:table-cell>
          <table:table-cell table:style-name="ce6" table:formula="of:=[.E434]*[.F$2]" office:value-type="float" office:value="4360.46511627907" calcext:value-type="float">
            <text:p>4360</text:p>
          </table:table-cell>
          <table:table-cell table:number-columns-repeated="5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 table:formula="of:=[.B$2]*[.A435]*1000" office:value-type="float" office:value="6.896" calcext:value-type="float">
            <text:p>6.896</text:p>
          </table:table-cell>
          <table:table-cell table:style-name="ce6" table:formula="of:=1/([.B435]/1000)" office:value-type="float" office:value="145.011600928074" calcext:value-type="float">
            <text:p>145</text:p>
          </table:table-cell>
          <table:table-cell table:style-name="ce6" table:formula="of:=[.C435]/[.D$2]" office:value-type="float" office:value="36.2529002320186" calcext:value-type="float">
            <text:p>36</text:p>
          </table:table-cell>
          <table:table-cell table:style-name="ce6" table:formula="of:=[.D435]*60" office:value-type="float" office:value="2175.17401392111" calcext:value-type="float">
            <text:p>2175</text:p>
          </table:table-cell>
          <table:table-cell table:style-name="ce6" table:formula="of:=[.E435]*[.F$2]" office:value-type="float" office:value="4350.34802784223" calcext:value-type="float">
            <text:p>4350</text:p>
          </table:table-cell>
          <table:table-cell table:number-columns-repeated="5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 table:formula="of:=[.B$2]*[.A436]*1000" office:value-type="float" office:value="6.912" calcext:value-type="float">
            <text:p>6.912</text:p>
          </table:table-cell>
          <table:table-cell table:style-name="ce6" table:formula="of:=1/([.B436]/1000)" office:value-type="float" office:value="144.675925925926" calcext:value-type="float">
            <text:p>145</text:p>
          </table:table-cell>
          <table:table-cell table:style-name="ce6" table:formula="of:=[.C436]/[.D$2]" office:value-type="float" office:value="36.1689814814815" calcext:value-type="float">
            <text:p>36</text:p>
          </table:table-cell>
          <table:table-cell table:style-name="ce6" table:formula="of:=[.D436]*60" office:value-type="float" office:value="2170.13888888889" calcext:value-type="float">
            <text:p>2170</text:p>
          </table:table-cell>
          <table:table-cell table:style-name="ce6" table:formula="of:=[.E436]*[.F$2]" office:value-type="float" office:value="4340.27777777778" calcext:value-type="float">
            <text:p>4340</text:p>
          </table:table-cell>
          <table:table-cell table:number-columns-repeated="5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 table:formula="of:=[.B$2]*[.A437]*1000" office:value-type="float" office:value="6.928" calcext:value-type="float">
            <text:p>6.928</text:p>
          </table:table-cell>
          <table:table-cell table:style-name="ce6" table:formula="of:=1/([.B437]/1000)" office:value-type="float" office:value="144.341801385681" calcext:value-type="float">
            <text:p>144</text:p>
          </table:table-cell>
          <table:table-cell table:style-name="ce6" table:formula="of:=[.C437]/[.D$2]" office:value-type="float" office:value="36.0854503464203" calcext:value-type="float">
            <text:p>36</text:p>
          </table:table-cell>
          <table:table-cell table:style-name="ce6" table:formula="of:=[.D437]*60" office:value-type="float" office:value="2165.12702078522" calcext:value-type="float">
            <text:p>2165</text:p>
          </table:table-cell>
          <table:table-cell table:style-name="ce6" table:formula="of:=[.E437]*[.F$2]" office:value-type="float" office:value="4330.25404157044" calcext:value-type="float">
            <text:p>4330</text:p>
          </table:table-cell>
          <table:table-cell table:number-columns-repeated="5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 table:formula="of:=[.B$2]*[.A438]*1000" office:value-type="float" office:value="6.944" calcext:value-type="float">
            <text:p>6.944</text:p>
          </table:table-cell>
          <table:table-cell table:style-name="ce6" table:formula="of:=1/([.B438]/1000)" office:value-type="float" office:value="144.009216589862" calcext:value-type="float">
            <text:p>144</text:p>
          </table:table-cell>
          <table:table-cell table:style-name="ce6" table:formula="of:=[.C438]/[.D$2]" office:value-type="float" office:value="36.0023041474654" calcext:value-type="float">
            <text:p>36</text:p>
          </table:table-cell>
          <table:table-cell table:style-name="ce6" table:formula="of:=[.D438]*60" office:value-type="float" office:value="2160.13824884793" calcext:value-type="float">
            <text:p>2160</text:p>
          </table:table-cell>
          <table:table-cell table:style-name="ce6" table:formula="of:=[.E438]*[.F$2]" office:value-type="float" office:value="4320.27649769585" calcext:value-type="float">
            <text:p>4320</text:p>
          </table:table-cell>
          <table:table-cell table:number-columns-repeated="5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 table:formula="of:=[.B$2]*[.A439]*1000" office:value-type="float" office:value="6.96" calcext:value-type="float">
            <text:p>6.96</text:p>
          </table:table-cell>
          <table:table-cell table:style-name="ce6" table:formula="of:=1/([.B439]/1000)" office:value-type="float" office:value="143.67816091954" calcext:value-type="float">
            <text:p>144</text:p>
          </table:table-cell>
          <table:table-cell table:style-name="ce6" table:formula="of:=[.C439]/[.D$2]" office:value-type="float" office:value="35.9195402298851" calcext:value-type="float">
            <text:p>36</text:p>
          </table:table-cell>
          <table:table-cell table:style-name="ce6" table:formula="of:=[.D439]*60" office:value-type="float" office:value="2155.1724137931" calcext:value-type="float">
            <text:p>2155</text:p>
          </table:table-cell>
          <table:table-cell table:style-name="ce6" table:formula="of:=[.E439]*[.F$2]" office:value-type="float" office:value="4310.34482758621" calcext:value-type="float">
            <text:p>4310</text:p>
          </table:table-cell>
          <table:table-cell table:number-columns-repeated="5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 table:formula="of:=[.B$2]*[.A440]*1000" office:value-type="float" office:value="6.976" calcext:value-type="float">
            <text:p>6.976</text:p>
          </table:table-cell>
          <table:table-cell table:style-name="ce6" table:formula="of:=1/([.B440]/1000)" office:value-type="float" office:value="143.348623853211" calcext:value-type="float">
            <text:p>143</text:p>
          </table:table-cell>
          <table:table-cell table:style-name="ce6" table:formula="of:=[.C440]/[.D$2]" office:value-type="float" office:value="35.8371559633028" calcext:value-type="float">
            <text:p>36</text:p>
          </table:table-cell>
          <table:table-cell table:style-name="ce6" table:formula="of:=[.D440]*60" office:value-type="float" office:value="2150.22935779817" calcext:value-type="float">
            <text:p>2150</text:p>
          </table:table-cell>
          <table:table-cell table:style-name="ce6" table:formula="of:=[.E440]*[.F$2]" office:value-type="float" office:value="4300.45871559633" calcext:value-type="float">
            <text:p>4300</text:p>
          </table:table-cell>
          <table:table-cell table:number-columns-repeated="5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 table:formula="of:=[.B$2]*[.A441]*1000" office:value-type="float" office:value="6.992" calcext:value-type="float">
            <text:p>6.992</text:p>
          </table:table-cell>
          <table:table-cell table:style-name="ce6" table:formula="of:=1/([.B441]/1000)" office:value-type="float" office:value="143.020594965675" calcext:value-type="float">
            <text:p>143</text:p>
          </table:table-cell>
          <table:table-cell table:style-name="ce6" table:formula="of:=[.C441]/[.D$2]" office:value-type="float" office:value="35.7551487414188" calcext:value-type="float">
            <text:p>36</text:p>
          </table:table-cell>
          <table:table-cell table:style-name="ce6" table:formula="of:=[.D441]*60" office:value-type="float" office:value="2145.30892448513" calcext:value-type="float">
            <text:p>2145</text:p>
          </table:table-cell>
          <table:table-cell table:style-name="ce6" table:formula="of:=[.E441]*[.F$2]" office:value-type="float" office:value="4290.61784897025" calcext:value-type="float">
            <text:p>4291</text:p>
          </table:table-cell>
          <table:table-cell table:number-columns-repeated="5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 table:formula="of:=[.B$2]*[.A442]*1000" office:value-type="float" office:value="7.008" calcext:value-type="float">
            <text:p>7.008</text:p>
          </table:table-cell>
          <table:table-cell table:style-name="ce6" table:formula="of:=1/([.B442]/1000)" office:value-type="float" office:value="142.694063926941" calcext:value-type="float">
            <text:p>143</text:p>
          </table:table-cell>
          <table:table-cell table:style-name="ce6" table:formula="of:=[.C442]/[.D$2]" office:value-type="float" office:value="35.6735159817352" calcext:value-type="float">
            <text:p>36</text:p>
          </table:table-cell>
          <table:table-cell table:style-name="ce6" table:formula="of:=[.D442]*60" office:value-type="float" office:value="2140.41095890411" calcext:value-type="float">
            <text:p>2140</text:p>
          </table:table-cell>
          <table:table-cell table:style-name="ce6" table:formula="of:=[.E442]*[.F$2]" office:value-type="float" office:value="4280.82191780822" calcext:value-type="float">
            <text:p>4281</text:p>
          </table:table-cell>
          <table:table-cell table:number-columns-repeated="5"/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 table:formula="of:=[.B$2]*[.A443]*1000" office:value-type="float" office:value="7.024" calcext:value-type="float">
            <text:p>7.024</text:p>
          </table:table-cell>
          <table:table-cell table:style-name="ce6" table:formula="of:=1/([.B443]/1000)" office:value-type="float" office:value="142.369020501139" calcext:value-type="float">
            <text:p>142</text:p>
          </table:table-cell>
          <table:table-cell table:style-name="ce6" table:formula="of:=[.C443]/[.D$2]" office:value-type="float" office:value="35.5922551252847" calcext:value-type="float">
            <text:p>36</text:p>
          </table:table-cell>
          <table:table-cell table:style-name="ce6" table:formula="of:=[.D443]*60" office:value-type="float" office:value="2135.53530751708" calcext:value-type="float">
            <text:p>2136</text:p>
          </table:table-cell>
          <table:table-cell table:style-name="ce6" table:formula="of:=[.E443]*[.F$2]" office:value-type="float" office:value="4271.07061503417" calcext:value-type="float">
            <text:p>4271</text:p>
          </table:table-cell>
          <table:table-cell table:number-columns-repeated="5"/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 table:formula="of:=[.B$2]*[.A444]*1000" office:value-type="float" office:value="7.04" calcext:value-type="float">
            <text:p>7.04</text:p>
          </table:table-cell>
          <table:table-cell table:style-name="ce6" table:formula="of:=1/([.B444]/1000)" office:value-type="float" office:value="142.045454545455" calcext:value-type="float">
            <text:p>142</text:p>
          </table:table-cell>
          <table:table-cell table:style-name="ce6" table:formula="of:=[.C444]/[.D$2]" office:value-type="float" office:value="35.5113636363636" calcext:value-type="float">
            <text:p>36</text:p>
          </table:table-cell>
          <table:table-cell table:style-name="ce6" table:formula="of:=[.D444]*60" office:value-type="float" office:value="2130.68181818182" calcext:value-type="float">
            <text:p>2131</text:p>
          </table:table-cell>
          <table:table-cell table:style-name="ce6" table:formula="of:=[.E444]*[.F$2]" office:value-type="float" office:value="4261.36363636364" calcext:value-type="float">
            <text:p>4261</text:p>
          </table:table-cell>
          <table:table-cell table:number-columns-repeated="5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 table:formula="of:=[.B$2]*[.A445]*1000" office:value-type="float" office:value="7.056" calcext:value-type="float">
            <text:p>7.056</text:p>
          </table:table-cell>
          <table:table-cell table:style-name="ce6" table:formula="of:=1/([.B445]/1000)" office:value-type="float" office:value="141.72335600907" calcext:value-type="float">
            <text:p>142</text:p>
          </table:table-cell>
          <table:table-cell table:style-name="ce6" table:formula="of:=[.C445]/[.D$2]" office:value-type="float" office:value="35.4308390022676" calcext:value-type="float">
            <text:p>35</text:p>
          </table:table-cell>
          <table:table-cell table:style-name="ce6" table:formula="of:=[.D445]*60" office:value-type="float" office:value="2125.85034013605" calcext:value-type="float">
            <text:p>2126</text:p>
          </table:table-cell>
          <table:table-cell table:style-name="ce6" table:formula="of:=[.E445]*[.F$2]" office:value-type="float" office:value="4251.70068027211" calcext:value-type="float">
            <text:p>4252</text:p>
          </table:table-cell>
          <table:table-cell table:number-columns-repeated="5"/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 table:formula="of:=[.B$2]*[.A446]*1000" office:value-type="float" office:value="7.072" calcext:value-type="float">
            <text:p>7.072</text:p>
          </table:table-cell>
          <table:table-cell table:style-name="ce6" table:formula="of:=1/([.B446]/1000)" office:value-type="float" office:value="141.402714932127" calcext:value-type="float">
            <text:p>141</text:p>
          </table:table-cell>
          <table:table-cell table:style-name="ce6" table:formula="of:=[.C446]/[.D$2]" office:value-type="float" office:value="35.3506787330317" calcext:value-type="float">
            <text:p>35</text:p>
          </table:table-cell>
          <table:table-cell table:style-name="ce6" table:formula="of:=[.D446]*60" office:value-type="float" office:value="2121.0407239819" calcext:value-type="float">
            <text:p>2121</text:p>
          </table:table-cell>
          <table:table-cell table:style-name="ce6" table:formula="of:=[.E446]*[.F$2]" office:value-type="float" office:value="4242.0814479638" calcext:value-type="float">
            <text:p>4242</text:p>
          </table:table-cell>
          <table:table-cell table:number-columns-repeated="5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 table:formula="of:=[.B$2]*[.A447]*1000" office:value-type="float" office:value="7.088" calcext:value-type="float">
            <text:p>7.088</text:p>
          </table:table-cell>
          <table:table-cell table:style-name="ce6" table:formula="of:=1/([.B447]/1000)" office:value-type="float" office:value="141.083521444695" calcext:value-type="float">
            <text:p>141</text:p>
          </table:table-cell>
          <table:table-cell table:style-name="ce6" table:formula="of:=[.C447]/[.D$2]" office:value-type="float" office:value="35.2708803611738" calcext:value-type="float">
            <text:p>35</text:p>
          </table:table-cell>
          <table:table-cell table:style-name="ce6" table:formula="of:=[.D447]*60" office:value-type="float" office:value="2116.25282167043" calcext:value-type="float">
            <text:p>2116</text:p>
          </table:table-cell>
          <table:table-cell table:style-name="ce6" table:formula="of:=[.E447]*[.F$2]" office:value-type="float" office:value="4232.50564334086" calcext:value-type="float">
            <text:p>4233</text:p>
          </table:table-cell>
          <table:table-cell table:number-columns-repeated="5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 table:formula="of:=[.B$2]*[.A448]*1000" office:value-type="float" office:value="7.104" calcext:value-type="float">
            <text:p>7.104</text:p>
          </table:table-cell>
          <table:table-cell table:style-name="ce6" table:formula="of:=1/([.B448]/1000)" office:value-type="float" office:value="140.765765765766" calcext:value-type="float">
            <text:p>141</text:p>
          </table:table-cell>
          <table:table-cell table:style-name="ce6" table:formula="of:=[.C448]/[.D$2]" office:value-type="float" office:value="35.1914414414414" calcext:value-type="float">
            <text:p>35</text:p>
          </table:table-cell>
          <table:table-cell table:style-name="ce6" table:formula="of:=[.D448]*60" office:value-type="float" office:value="2111.48648648649" calcext:value-type="float">
            <text:p>2111</text:p>
          </table:table-cell>
          <table:table-cell table:style-name="ce6" table:formula="of:=[.E448]*[.F$2]" office:value-type="float" office:value="4222.97297297297" calcext:value-type="float">
            <text:p>4223</text:p>
          </table:table-cell>
          <table:table-cell table:number-columns-repeated="5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table:formula="of:=[.B$2]*[.A449]*1000" office:value-type="float" office:value="7.12" calcext:value-type="float">
            <text:p>7.12</text:p>
          </table:table-cell>
          <table:table-cell table:style-name="ce6" table:formula="of:=1/([.B449]/1000)" office:value-type="float" office:value="140.449438202247" calcext:value-type="float">
            <text:p>140</text:p>
          </table:table-cell>
          <table:table-cell table:style-name="ce6" table:formula="of:=[.C449]/[.D$2]" office:value-type="float" office:value="35.1123595505618" calcext:value-type="float">
            <text:p>35</text:p>
          </table:table-cell>
          <table:table-cell table:style-name="ce6" table:formula="of:=[.D449]*60" office:value-type="float" office:value="2106.74157303371" calcext:value-type="float">
            <text:p>2107</text:p>
          </table:table-cell>
          <table:table-cell table:style-name="ce6" table:formula="of:=[.E449]*[.F$2]" office:value-type="float" office:value="4213.48314606742" calcext:value-type="float">
            <text:p>4213</text:p>
          </table:table-cell>
          <table:table-cell table:number-columns-repeated="5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 table:formula="of:=[.B$2]*[.A450]*1000" office:value-type="float" office:value="7.136" calcext:value-type="float">
            <text:p>7.136</text:p>
          </table:table-cell>
          <table:table-cell table:style-name="ce6" table:formula="of:=1/([.B450]/1000)" office:value-type="float" office:value="140.134529147982" calcext:value-type="float">
            <text:p>140</text:p>
          </table:table-cell>
          <table:table-cell table:style-name="ce6" table:formula="of:=[.C450]/[.D$2]" office:value-type="float" office:value="35.0336322869955" calcext:value-type="float">
            <text:p>35</text:p>
          </table:table-cell>
          <table:table-cell table:style-name="ce6" table:formula="of:=[.D450]*60" office:value-type="float" office:value="2102.01793721973" calcext:value-type="float">
            <text:p>2102</text:p>
          </table:table-cell>
          <table:table-cell table:style-name="ce6" table:formula="of:=[.E450]*[.F$2]" office:value-type="float" office:value="4204.03587443946" calcext:value-type="float">
            <text:p>4204</text:p>
          </table:table-cell>
          <table:table-cell table:number-columns-repeated="5"/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table:formula="of:=[.B$2]*[.A451]*1000" office:value-type="float" office:value="7.152" calcext:value-type="float">
            <text:p>7.152</text:p>
          </table:table-cell>
          <table:table-cell table:style-name="ce6" table:formula="of:=1/([.B451]/1000)" office:value-type="float" office:value="139.821029082774" calcext:value-type="float">
            <text:p>140</text:p>
          </table:table-cell>
          <table:table-cell table:style-name="ce6" table:formula="of:=[.C451]/[.D$2]" office:value-type="float" office:value="34.9552572706935" calcext:value-type="float">
            <text:p>35</text:p>
          </table:table-cell>
          <table:table-cell table:style-name="ce6" table:formula="of:=[.D451]*60" office:value-type="float" office:value="2097.31543624161" calcext:value-type="float">
            <text:p>2097</text:p>
          </table:table-cell>
          <table:table-cell table:style-name="ce6" table:formula="of:=[.E451]*[.F$2]" office:value-type="float" office:value="4194.63087248322" calcext:value-type="float">
            <text:p>4195</text:p>
          </table:table-cell>
          <table:table-cell table:number-columns-repeated="5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table:formula="of:=[.B$2]*[.A452]*1000" office:value-type="float" office:value="7.168" calcext:value-type="float">
            <text:p>7.168</text:p>
          </table:table-cell>
          <table:table-cell table:style-name="ce6" table:formula="of:=1/([.B452]/1000)" office:value-type="float" office:value="139.508928571429" calcext:value-type="float">
            <text:p>140</text:p>
          </table:table-cell>
          <table:table-cell table:style-name="ce6" table:formula="of:=[.C452]/[.D$2]" office:value-type="float" office:value="34.8772321428571" calcext:value-type="float">
            <text:p>35</text:p>
          </table:table-cell>
          <table:table-cell table:style-name="ce6" table:formula="of:=[.D452]*60" office:value-type="float" office:value="2092.63392857143" calcext:value-type="float">
            <text:p>2093</text:p>
          </table:table-cell>
          <table:table-cell table:style-name="ce6" table:formula="of:=[.E452]*[.F$2]" office:value-type="float" office:value="4185.26785714286" calcext:value-type="float">
            <text:p>4185</text:p>
          </table:table-cell>
          <table:table-cell table:number-columns-repeated="5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 table:formula="of:=[.B$2]*[.A453]*1000" office:value-type="float" office:value="7.184" calcext:value-type="float">
            <text:p>7.184</text:p>
          </table:table-cell>
          <table:table-cell table:style-name="ce6" table:formula="of:=1/([.B453]/1000)" office:value-type="float" office:value="139.198218262806" calcext:value-type="float">
            <text:p>139</text:p>
          </table:table-cell>
          <table:table-cell table:style-name="ce6" table:formula="of:=[.C453]/[.D$2]" office:value-type="float" office:value="34.7995545657016" calcext:value-type="float">
            <text:p>35</text:p>
          </table:table-cell>
          <table:table-cell table:style-name="ce6" table:formula="of:=[.D453]*60" office:value-type="float" office:value="2087.97327394209" calcext:value-type="float">
            <text:p>2088</text:p>
          </table:table-cell>
          <table:table-cell table:style-name="ce6" table:formula="of:=[.E453]*[.F$2]" office:value-type="float" office:value="4175.94654788419" calcext:value-type="float">
            <text:p>4176</text:p>
          </table:table-cell>
          <table:table-cell table:number-columns-repeated="5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 table:formula="of:=[.B$2]*[.A454]*1000" office:value-type="float" office:value="7.2" calcext:value-type="float">
            <text:p>7.2</text:p>
          </table:table-cell>
          <table:table-cell table:style-name="ce6" table:formula="of:=1/([.B454]/1000)" office:value-type="float" office:value="138.888888888889" calcext:value-type="float">
            <text:p>139</text:p>
          </table:table-cell>
          <table:table-cell table:style-name="ce6" table:formula="of:=[.C454]/[.D$2]" office:value-type="float" office:value="34.7222222222222" calcext:value-type="float">
            <text:p>35</text:p>
          </table:table-cell>
          <table:table-cell table:style-name="ce6" table:formula="of:=[.D454]*60" office:value-type="float" office:value="2083.33333333333" calcext:value-type="float">
            <text:p>2083</text:p>
          </table:table-cell>
          <table:table-cell table:style-name="ce6" table:formula="of:=[.E454]*[.F$2]" office:value-type="float" office:value="4166.66666666667" calcext:value-type="float">
            <text:p>4167</text:p>
          </table:table-cell>
          <table:table-cell table:number-columns-repeated="5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 table:formula="of:=[.B$2]*[.A455]*1000" office:value-type="float" office:value="7.216" calcext:value-type="float">
            <text:p>7.216</text:p>
          </table:table-cell>
          <table:table-cell table:style-name="ce6" table:formula="of:=1/([.B455]/1000)" office:value-type="float" office:value="138.580931263858" calcext:value-type="float">
            <text:p>139</text:p>
          </table:table-cell>
          <table:table-cell table:style-name="ce6" table:formula="of:=[.C455]/[.D$2]" office:value-type="float" office:value="34.6452328159645" calcext:value-type="float">
            <text:p>35</text:p>
          </table:table-cell>
          <table:table-cell table:style-name="ce6" table:formula="of:=[.D455]*60" office:value-type="float" office:value="2078.71396895787" calcext:value-type="float">
            <text:p>2079</text:p>
          </table:table-cell>
          <table:table-cell table:style-name="ce6" table:formula="of:=[.E455]*[.F$2]" office:value-type="float" office:value="4157.42793791574" calcext:value-type="float">
            <text:p>4157</text:p>
          </table:table-cell>
          <table:table-cell table:number-columns-repeated="5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 table:formula="of:=[.B$2]*[.A456]*1000" office:value-type="float" office:value="7.232" calcext:value-type="float">
            <text:p>7.232</text:p>
          </table:table-cell>
          <table:table-cell table:style-name="ce6" table:formula="of:=1/([.B456]/1000)" office:value-type="float" office:value="138.274336283186" calcext:value-type="float">
            <text:p>138</text:p>
          </table:table-cell>
          <table:table-cell table:style-name="ce6" table:formula="of:=[.C456]/[.D$2]" office:value-type="float" office:value="34.5685840707965" calcext:value-type="float">
            <text:p>35</text:p>
          </table:table-cell>
          <table:table-cell table:style-name="ce6" table:formula="of:=[.D456]*60" office:value-type="float" office:value="2074.11504424779" calcext:value-type="float">
            <text:p>2074</text:p>
          </table:table-cell>
          <table:table-cell table:style-name="ce6" table:formula="of:=[.E456]*[.F$2]" office:value-type="float" office:value="4148.23008849558" calcext:value-type="float">
            <text:p>4148</text:p>
          </table:table-cell>
          <table:table-cell table:number-columns-repeated="5"/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 table:formula="of:=[.B$2]*[.A457]*1000" office:value-type="float" office:value="7.248" calcext:value-type="float">
            <text:p>7.248</text:p>
          </table:table-cell>
          <table:table-cell table:style-name="ce6" table:formula="of:=1/([.B457]/1000)" office:value-type="float" office:value="137.969094922737" calcext:value-type="float">
            <text:p>138</text:p>
          </table:table-cell>
          <table:table-cell table:style-name="ce6" table:formula="of:=[.C457]/[.D$2]" office:value-type="float" office:value="34.4922737306843" calcext:value-type="float">
            <text:p>34</text:p>
          </table:table-cell>
          <table:table-cell table:style-name="ce6" table:formula="of:=[.D457]*60" office:value-type="float" office:value="2069.53642384106" calcext:value-type="float">
            <text:p>2070</text:p>
          </table:table-cell>
          <table:table-cell table:style-name="ce6" table:formula="of:=[.E457]*[.F$2]" office:value-type="float" office:value="4139.07284768212" calcext:value-type="float">
            <text:p>4139</text:p>
          </table:table-cell>
          <table:table-cell table:number-columns-repeated="5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 table:formula="of:=[.B$2]*[.A458]*1000" office:value-type="float" office:value="7.264" calcext:value-type="float">
            <text:p>7.264</text:p>
          </table:table-cell>
          <table:table-cell table:style-name="ce6" table:formula="of:=1/([.B458]/1000)" office:value-type="float" office:value="137.665198237885" calcext:value-type="float">
            <text:p>138</text:p>
          </table:table-cell>
          <table:table-cell table:style-name="ce6" table:formula="of:=[.C458]/[.D$2]" office:value-type="float" office:value="34.4162995594714" calcext:value-type="float">
            <text:p>34</text:p>
          </table:table-cell>
          <table:table-cell table:style-name="ce6" table:formula="of:=[.D458]*60" office:value-type="float" office:value="2064.97797356828" calcext:value-type="float">
            <text:p>2065</text:p>
          </table:table-cell>
          <table:table-cell table:style-name="ce6" table:formula="of:=[.E458]*[.F$2]" office:value-type="float" office:value="4129.95594713656" calcext:value-type="float">
            <text:p>4130</text:p>
          </table:table-cell>
          <table:table-cell table:number-columns-repeated="5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table:formula="of:=[.B$2]*[.A459]*1000" office:value-type="float" office:value="7.28" calcext:value-type="float">
            <text:p>7.28</text:p>
          </table:table-cell>
          <table:table-cell table:style-name="ce6" table:formula="of:=1/([.B459]/1000)" office:value-type="float" office:value="137.362637362637" calcext:value-type="float">
            <text:p>137</text:p>
          </table:table-cell>
          <table:table-cell table:style-name="ce6" table:formula="of:=[.C459]/[.D$2]" office:value-type="float" office:value="34.3406593406593" calcext:value-type="float">
            <text:p>34</text:p>
          </table:table-cell>
          <table:table-cell table:style-name="ce6" table:formula="of:=[.D459]*60" office:value-type="float" office:value="2060.43956043956" calcext:value-type="float">
            <text:p>2060</text:p>
          </table:table-cell>
          <table:table-cell table:style-name="ce6" table:formula="of:=[.E459]*[.F$2]" office:value-type="float" office:value="4120.87912087912" calcext:value-type="float">
            <text:p>4121</text:p>
          </table:table-cell>
          <table:table-cell table:number-columns-repeated="5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table:formula="of:=[.B$2]*[.A460]*1000" office:value-type="float" office:value="7.296" calcext:value-type="float">
            <text:p>7.296</text:p>
          </table:table-cell>
          <table:table-cell table:style-name="ce6" table:formula="of:=1/([.B460]/1000)" office:value-type="float" office:value="137.061403508772" calcext:value-type="float">
            <text:p>137</text:p>
          </table:table-cell>
          <table:table-cell table:style-name="ce6" table:formula="of:=[.C460]/[.D$2]" office:value-type="float" office:value="34.265350877193" calcext:value-type="float">
            <text:p>34</text:p>
          </table:table-cell>
          <table:table-cell table:style-name="ce6" table:formula="of:=[.D460]*60" office:value-type="float" office:value="2055.92105263158" calcext:value-type="float">
            <text:p>2056</text:p>
          </table:table-cell>
          <table:table-cell table:style-name="ce6" table:formula="of:=[.E460]*[.F$2]" office:value-type="float" office:value="4111.84210526316" calcext:value-type="float">
            <text:p>4112</text:p>
          </table:table-cell>
          <table:table-cell table:number-columns-repeated="5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 table:formula="of:=[.B$2]*[.A461]*1000" office:value-type="float" office:value="7.312" calcext:value-type="float">
            <text:p>7.312</text:p>
          </table:table-cell>
          <table:table-cell table:style-name="ce6" table:formula="of:=1/([.B461]/1000)" office:value-type="float" office:value="136.761487964989" calcext:value-type="float">
            <text:p>137</text:p>
          </table:table-cell>
          <table:table-cell table:style-name="ce6" table:formula="of:=[.C461]/[.D$2]" office:value-type="float" office:value="34.1903719912473" calcext:value-type="float">
            <text:p>34</text:p>
          </table:table-cell>
          <table:table-cell table:style-name="ce6" table:formula="of:=[.D461]*60" office:value-type="float" office:value="2051.42231947484" calcext:value-type="float">
            <text:p>2051</text:p>
          </table:table-cell>
          <table:table-cell table:style-name="ce6" table:formula="of:=[.E461]*[.F$2]" office:value-type="float" office:value="4102.84463894967" calcext:value-type="float">
            <text:p>4103</text:p>
          </table:table-cell>
          <table:table-cell table:number-columns-repeated="5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 table:formula="of:=[.B$2]*[.A462]*1000" office:value-type="float" office:value="7.328" calcext:value-type="float">
            <text:p>7.328</text:p>
          </table:table-cell>
          <table:table-cell table:style-name="ce6" table:formula="of:=1/([.B462]/1000)" office:value-type="float" office:value="136.46288209607" calcext:value-type="float">
            <text:p>136</text:p>
          </table:table-cell>
          <table:table-cell table:style-name="ce6" table:formula="of:=[.C462]/[.D$2]" office:value-type="float" office:value="34.1157205240175" calcext:value-type="float">
            <text:p>34</text:p>
          </table:table-cell>
          <table:table-cell table:style-name="ce6" table:formula="of:=[.D462]*60" office:value-type="float" office:value="2046.94323144105" calcext:value-type="float">
            <text:p>2047</text:p>
          </table:table-cell>
          <table:table-cell table:style-name="ce6" table:formula="of:=[.E462]*[.F$2]" office:value-type="float" office:value="4093.8864628821" calcext:value-type="float">
            <text:p>4094</text:p>
          </table:table-cell>
          <table:table-cell table:number-columns-repeated="5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 table:formula="of:=[.B$2]*[.A463]*1000" office:value-type="float" office:value="7.344" calcext:value-type="float">
            <text:p>7.344</text:p>
          </table:table-cell>
          <table:table-cell table:style-name="ce6" table:formula="of:=1/([.B463]/1000)" office:value-type="float" office:value="136.165577342048" calcext:value-type="float">
            <text:p>136</text:p>
          </table:table-cell>
          <table:table-cell table:style-name="ce6" table:formula="of:=[.C463]/[.D$2]" office:value-type="float" office:value="34.041394335512" calcext:value-type="float">
            <text:p>34</text:p>
          </table:table-cell>
          <table:table-cell table:style-name="ce6" table:formula="of:=[.D463]*60" office:value-type="float" office:value="2042.48366013072" calcext:value-type="float">
            <text:p>2042</text:p>
          </table:table-cell>
          <table:table-cell table:style-name="ce6" table:formula="of:=[.E463]*[.F$2]" office:value-type="float" office:value="4084.96732026144" calcext:value-type="float">
            <text:p>4085</text:p>
          </table:table-cell>
          <table:table-cell table:number-columns-repeated="5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table:formula="of:=[.B$2]*[.A464]*1000" office:value-type="float" office:value="7.36" calcext:value-type="float">
            <text:p>7.36</text:p>
          </table:table-cell>
          <table:table-cell table:style-name="ce6" table:formula="of:=1/([.B464]/1000)" office:value-type="float" office:value="135.869565217391" calcext:value-type="float">
            <text:p>136</text:p>
          </table:table-cell>
          <table:table-cell table:style-name="ce6" table:formula="of:=[.C464]/[.D$2]" office:value-type="float" office:value="33.9673913043478" calcext:value-type="float">
            <text:p>34</text:p>
          </table:table-cell>
          <table:table-cell table:style-name="ce6" table:formula="of:=[.D464]*60" office:value-type="float" office:value="2038.04347826087" calcext:value-type="float">
            <text:p>2038</text:p>
          </table:table-cell>
          <table:table-cell table:style-name="ce6" table:formula="of:=[.E464]*[.F$2]" office:value-type="float" office:value="4076.08695652174" calcext:value-type="float">
            <text:p>4076</text:p>
          </table:table-cell>
          <table:table-cell table:number-columns-repeated="5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 table:formula="of:=[.B$2]*[.A465]*1000" office:value-type="float" office:value="7.376" calcext:value-type="float">
            <text:p>7.376</text:p>
          </table:table-cell>
          <table:table-cell table:style-name="ce6" table:formula="of:=1/([.B465]/1000)" office:value-type="float" office:value="135.574837310195" calcext:value-type="float">
            <text:p>136</text:p>
          </table:table-cell>
          <table:table-cell table:style-name="ce6" table:formula="of:=[.C465]/[.D$2]" office:value-type="float" office:value="33.8937093275488" calcext:value-type="float">
            <text:p>34</text:p>
          </table:table-cell>
          <table:table-cell table:style-name="ce6" table:formula="of:=[.D465]*60" office:value-type="float" office:value="2033.62255965293" calcext:value-type="float">
            <text:p>2034</text:p>
          </table:table-cell>
          <table:table-cell table:style-name="ce6" table:formula="of:=[.E465]*[.F$2]" office:value-type="float" office:value="4067.24511930586" calcext:value-type="float">
            <text:p>4067</text:p>
          </table:table-cell>
          <table:table-cell table:number-columns-repeated="5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 table:formula="of:=[.B$2]*[.A466]*1000" office:value-type="float" office:value="7.392" calcext:value-type="float">
            <text:p>7.392</text:p>
          </table:table-cell>
          <table:table-cell table:style-name="ce6" table:formula="of:=1/([.B466]/1000)" office:value-type="float" office:value="135.281385281385" calcext:value-type="float">
            <text:p>135</text:p>
          </table:table-cell>
          <table:table-cell table:style-name="ce6" table:formula="of:=[.C466]/[.D$2]" office:value-type="float" office:value="33.8203463203463" calcext:value-type="float">
            <text:p>34</text:p>
          </table:table-cell>
          <table:table-cell table:style-name="ce6" table:formula="of:=[.D466]*60" office:value-type="float" office:value="2029.22077922078" calcext:value-type="float">
            <text:p>2029</text:p>
          </table:table-cell>
          <table:table-cell table:style-name="ce6" table:formula="of:=[.E466]*[.F$2]" office:value-type="float" office:value="4058.44155844156" calcext:value-type="float">
            <text:p>4058</text:p>
          </table:table-cell>
          <table:table-cell table:number-columns-repeated="5"/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 table:formula="of:=[.B$2]*[.A467]*1000" office:value-type="float" office:value="7.408" calcext:value-type="float">
            <text:p>7.408</text:p>
          </table:table-cell>
          <table:table-cell table:style-name="ce6" table:formula="of:=1/([.B467]/1000)" office:value-type="float" office:value="134.989200863931" calcext:value-type="float">
            <text:p>135</text:p>
          </table:table-cell>
          <table:table-cell table:style-name="ce6" table:formula="of:=[.C467]/[.D$2]" office:value-type="float" office:value="33.7473002159827" calcext:value-type="float">
            <text:p>34</text:p>
          </table:table-cell>
          <table:table-cell table:style-name="ce6" table:formula="of:=[.D467]*60" office:value-type="float" office:value="2024.83801295896" calcext:value-type="float">
            <text:p>2025</text:p>
          </table:table-cell>
          <table:table-cell table:style-name="ce6" table:formula="of:=[.E467]*[.F$2]" office:value-type="float" office:value="4049.67602591793" calcext:value-type="float">
            <text:p>4050</text:p>
          </table:table-cell>
          <table:table-cell table:number-columns-repeated="5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 table:formula="of:=[.B$2]*[.A468]*1000" office:value-type="float" office:value="7.424" calcext:value-type="float">
            <text:p>7.424</text:p>
          </table:table-cell>
          <table:table-cell table:style-name="ce6" table:formula="of:=1/([.B468]/1000)" office:value-type="float" office:value="134.698275862069" calcext:value-type="float">
            <text:p>135</text:p>
          </table:table-cell>
          <table:table-cell table:style-name="ce6" table:formula="of:=[.C468]/[.D$2]" office:value-type="float" office:value="33.6745689655172" calcext:value-type="float">
            <text:p>34</text:p>
          </table:table-cell>
          <table:table-cell table:style-name="ce6" table:formula="of:=[.D468]*60" office:value-type="float" office:value="2020.47413793103" calcext:value-type="float">
            <text:p>2020</text:p>
          </table:table-cell>
          <table:table-cell table:style-name="ce6" table:formula="of:=[.E468]*[.F$2]" office:value-type="float" office:value="4040.94827586207" calcext:value-type="float">
            <text:p>4041</text:p>
          </table:table-cell>
          <table:table-cell table:number-columns-repeated="5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 table:formula="of:=[.B$2]*[.A469]*1000" office:value-type="float" office:value="7.44" calcext:value-type="float">
            <text:p>7.44</text:p>
          </table:table-cell>
          <table:table-cell table:style-name="ce6" table:formula="of:=1/([.B469]/1000)" office:value-type="float" office:value="134.408602150538" calcext:value-type="float">
            <text:p>134</text:p>
          </table:table-cell>
          <table:table-cell table:style-name="ce6" table:formula="of:=[.C469]/[.D$2]" office:value-type="float" office:value="33.6021505376344" calcext:value-type="float">
            <text:p>34</text:p>
          </table:table-cell>
          <table:table-cell table:style-name="ce6" table:formula="of:=[.D469]*60" office:value-type="float" office:value="2016.12903225806" calcext:value-type="float">
            <text:p>2016</text:p>
          </table:table-cell>
          <table:table-cell table:style-name="ce6" table:formula="of:=[.E469]*[.F$2]" office:value-type="float" office:value="4032.25806451613" calcext:value-type="float">
            <text:p>4032</text:p>
          </table:table-cell>
          <table:table-cell table:number-columns-repeated="5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 table:formula="of:=[.B$2]*[.A470]*1000" office:value-type="float" office:value="7.456" calcext:value-type="float">
            <text:p>7.456</text:p>
          </table:table-cell>
          <table:table-cell table:style-name="ce6" table:formula="of:=1/([.B470]/1000)" office:value-type="float" office:value="134.12017167382" calcext:value-type="float">
            <text:p>134</text:p>
          </table:table-cell>
          <table:table-cell table:style-name="ce6" table:formula="of:=[.C470]/[.D$2]" office:value-type="float" office:value="33.5300429184549" calcext:value-type="float">
            <text:p>34</text:p>
          </table:table-cell>
          <table:table-cell table:style-name="ce6" table:formula="of:=[.D470]*60" office:value-type="float" office:value="2011.8025751073" calcext:value-type="float">
            <text:p>2012</text:p>
          </table:table-cell>
          <table:table-cell table:style-name="ce6" table:formula="of:=[.E470]*[.F$2]" office:value-type="float" office:value="4023.60515021459" calcext:value-type="float">
            <text:p>4024</text:p>
          </table:table-cell>
          <table:table-cell table:number-columns-repeated="5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 table:formula="of:=[.B$2]*[.A471]*1000" office:value-type="float" office:value="7.472" calcext:value-type="float">
            <text:p>7.472</text:p>
          </table:table-cell>
          <table:table-cell table:style-name="ce6" table:formula="of:=1/([.B471]/1000)" office:value-type="float" office:value="133.832976445396" calcext:value-type="float">
            <text:p>134</text:p>
          </table:table-cell>
          <table:table-cell table:style-name="ce6" table:formula="of:=[.C471]/[.D$2]" office:value-type="float" office:value="33.458244111349" calcext:value-type="float">
            <text:p>33</text:p>
          </table:table-cell>
          <table:table-cell table:style-name="ce6" table:formula="of:=[.D471]*60" office:value-type="float" office:value="2007.49464668094" calcext:value-type="float">
            <text:p>2007</text:p>
          </table:table-cell>
          <table:table-cell table:style-name="ce6" table:formula="of:=[.E471]*[.F$2]" office:value-type="float" office:value="4014.98929336189" calcext:value-type="float">
            <text:p>4015</text:p>
          </table:table-cell>
          <table:table-cell table:number-columns-repeated="5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 table:formula="of:=[.B$2]*[.A472]*1000" office:value-type="float" office:value="7.488" calcext:value-type="float">
            <text:p>7.488</text:p>
          </table:table-cell>
          <table:table-cell table:style-name="ce6" table:formula="of:=1/([.B472]/1000)" office:value-type="float" office:value="133.547008547009" calcext:value-type="float">
            <text:p>134</text:p>
          </table:table-cell>
          <table:table-cell table:style-name="ce6" table:formula="of:=[.C472]/[.D$2]" office:value-type="float" office:value="33.3867521367521" calcext:value-type="float">
            <text:p>33</text:p>
          </table:table-cell>
          <table:table-cell table:style-name="ce6" table:formula="of:=[.D472]*60" office:value-type="float" office:value="2003.20512820513" calcext:value-type="float">
            <text:p>2003</text:p>
          </table:table-cell>
          <table:table-cell table:style-name="ce6" table:formula="of:=[.E472]*[.F$2]" office:value-type="float" office:value="4006.41025641026" calcext:value-type="float">
            <text:p>4006</text:p>
          </table:table-cell>
          <table:table-cell table:number-columns-repeated="5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 table:formula="of:=[.B$2]*[.A473]*1000" office:value-type="float" office:value="7.504" calcext:value-type="float">
            <text:p>7.504</text:p>
          </table:table-cell>
          <table:table-cell table:style-name="ce6" table:formula="of:=1/([.B473]/1000)" office:value-type="float" office:value="133.262260127932" calcext:value-type="float">
            <text:p>133</text:p>
          </table:table-cell>
          <table:table-cell table:style-name="ce6" table:formula="of:=[.C473]/[.D$2]" office:value-type="float" office:value="33.3155650319829" calcext:value-type="float">
            <text:p>33</text:p>
          </table:table-cell>
          <table:table-cell table:style-name="ce6" table:formula="of:=[.D473]*60" office:value-type="float" office:value="1998.93390191898" calcext:value-type="float">
            <text:p>1999</text:p>
          </table:table-cell>
          <table:table-cell table:style-name="ce6" table:formula="of:=[.E473]*[.F$2]" office:value-type="float" office:value="3997.86780383795" calcext:value-type="float">
            <text:p>3998</text:p>
          </table:table-cell>
          <table:table-cell table:number-columns-repeated="5"/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 table:formula="of:=[.B$2]*[.A474]*1000" office:value-type="float" office:value="7.52" calcext:value-type="float">
            <text:p>7.52</text:p>
          </table:table-cell>
          <table:table-cell table:style-name="ce6" table:formula="of:=1/([.B474]/1000)" office:value-type="float" office:value="132.978723404255" calcext:value-type="float">
            <text:p>133</text:p>
          </table:table-cell>
          <table:table-cell table:style-name="ce6" table:formula="of:=[.C474]/[.D$2]" office:value-type="float" office:value="33.2446808510638" calcext:value-type="float">
            <text:p>33</text:p>
          </table:table-cell>
          <table:table-cell table:style-name="ce6" table:formula="of:=[.D474]*60" office:value-type="float" office:value="1994.68085106383" calcext:value-type="float">
            <text:p>1995</text:p>
          </table:table-cell>
          <table:table-cell table:style-name="ce6" table:formula="of:=[.E474]*[.F$2]" office:value-type="float" office:value="3989.36170212766" calcext:value-type="float">
            <text:p>3989</text:p>
          </table:table-cell>
          <table:table-cell table:number-columns-repeated="5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 table:formula="of:=[.B$2]*[.A475]*1000" office:value-type="float" office:value="7.536" calcext:value-type="float">
            <text:p>7.536</text:p>
          </table:table-cell>
          <table:table-cell table:style-name="ce6" table:formula="of:=1/([.B475]/1000)" office:value-type="float" office:value="132.696390658174" calcext:value-type="float">
            <text:p>133</text:p>
          </table:table-cell>
          <table:table-cell table:style-name="ce6" table:formula="of:=[.C475]/[.D$2]" office:value-type="float" office:value="33.1740976645435" calcext:value-type="float">
            <text:p>33</text:p>
          </table:table-cell>
          <table:table-cell table:style-name="ce6" table:formula="of:=[.D475]*60" office:value-type="float" office:value="1990.44585987261" calcext:value-type="float">
            <text:p>1990</text:p>
          </table:table-cell>
          <table:table-cell table:style-name="ce6" table:formula="of:=[.E475]*[.F$2]" office:value-type="float" office:value="3980.89171974522" calcext:value-type="float">
            <text:p>3981</text:p>
          </table:table-cell>
          <table:table-cell table:number-columns-repeated="5"/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 table:formula="of:=[.B$2]*[.A476]*1000" office:value-type="float" office:value="7.552" calcext:value-type="float">
            <text:p>7.552</text:p>
          </table:table-cell>
          <table:table-cell table:style-name="ce6" table:formula="of:=1/([.B476]/1000)" office:value-type="float" office:value="132.415254237288" calcext:value-type="float">
            <text:p>132</text:p>
          </table:table-cell>
          <table:table-cell table:style-name="ce6" table:formula="of:=[.C476]/[.D$2]" office:value-type="float" office:value="33.103813559322" calcext:value-type="float">
            <text:p>33</text:p>
          </table:table-cell>
          <table:table-cell table:style-name="ce6" table:formula="of:=[.D476]*60" office:value-type="float" office:value="1986.22881355932" calcext:value-type="float">
            <text:p>1986</text:p>
          </table:table-cell>
          <table:table-cell table:style-name="ce6" table:formula="of:=[.E476]*[.F$2]" office:value-type="float" office:value="3972.45762711864" calcext:value-type="float">
            <text:p>3972</text:p>
          </table:table-cell>
          <table:table-cell table:number-columns-repeated="5"/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 table:formula="of:=[.B$2]*[.A477]*1000" office:value-type="float" office:value="7.568" calcext:value-type="float">
            <text:p>7.568</text:p>
          </table:table-cell>
          <table:table-cell table:style-name="ce6" table:formula="of:=1/([.B477]/1000)" office:value-type="float" office:value="132.135306553911" calcext:value-type="float">
            <text:p>132</text:p>
          </table:table-cell>
          <table:table-cell table:style-name="ce6" table:formula="of:=[.C477]/[.D$2]" office:value-type="float" office:value="33.0338266384778" calcext:value-type="float">
            <text:p>33</text:p>
          </table:table-cell>
          <table:table-cell table:style-name="ce6" table:formula="of:=[.D477]*60" office:value-type="float" office:value="1982.02959830867" calcext:value-type="float">
            <text:p>1982</text:p>
          </table:table-cell>
          <table:table-cell table:style-name="ce6" table:formula="of:=[.E477]*[.F$2]" office:value-type="float" office:value="3964.05919661734" calcext:value-type="float">
            <text:p>3964</text:p>
          </table:table-cell>
          <table:table-cell table:number-columns-repeated="5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 table:formula="of:=[.B$2]*[.A478]*1000" office:value-type="float" office:value="7.584" calcext:value-type="float">
            <text:p>7.584</text:p>
          </table:table-cell>
          <table:table-cell table:style-name="ce6" table:formula="of:=1/([.B478]/1000)" office:value-type="float" office:value="131.856540084388" calcext:value-type="float">
            <text:p>132</text:p>
          </table:table-cell>
          <table:table-cell table:style-name="ce6" table:formula="of:=[.C478]/[.D$2]" office:value-type="float" office:value="32.9641350210971" calcext:value-type="float">
            <text:p>33</text:p>
          </table:table-cell>
          <table:table-cell table:style-name="ce6" table:formula="of:=[.D478]*60" office:value-type="float" office:value="1977.84810126582" calcext:value-type="float">
            <text:p>1978</text:p>
          </table:table-cell>
          <table:table-cell table:style-name="ce6" table:formula="of:=[.E478]*[.F$2]" office:value-type="float" office:value="3955.69620253165" calcext:value-type="float">
            <text:p>3956</text:p>
          </table:table-cell>
          <table:table-cell table:number-columns-repeated="5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 table:formula="of:=[.B$2]*[.A479]*1000" office:value-type="float" office:value="7.6" calcext:value-type="float">
            <text:p>7.6</text:p>
          </table:table-cell>
          <table:table-cell table:style-name="ce6" table:formula="of:=1/([.B479]/1000)" office:value-type="float" office:value="131.578947368421" calcext:value-type="float">
            <text:p>132</text:p>
          </table:table-cell>
          <table:table-cell table:style-name="ce6" table:formula="of:=[.C479]/[.D$2]" office:value-type="float" office:value="32.8947368421053" calcext:value-type="float">
            <text:p>33</text:p>
          </table:table-cell>
          <table:table-cell table:style-name="ce6" table:formula="of:=[.D479]*60" office:value-type="float" office:value="1973.68421052632" calcext:value-type="float">
            <text:p>1974</text:p>
          </table:table-cell>
          <table:table-cell table:style-name="ce6" table:formula="of:=[.E479]*[.F$2]" office:value-type="float" office:value="3947.36842105263" calcext:value-type="float">
            <text:p>3947</text:p>
          </table:table-cell>
          <table:table-cell table:number-columns-repeated="5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table:formula="of:=[.B$2]*[.A480]*1000" office:value-type="float" office:value="7.616" calcext:value-type="float">
            <text:p>7.616</text:p>
          </table:table-cell>
          <table:table-cell table:style-name="ce6" table:formula="of:=1/([.B480]/1000)" office:value-type="float" office:value="131.302521008403" calcext:value-type="float">
            <text:p>131</text:p>
          </table:table-cell>
          <table:table-cell table:style-name="ce6" table:formula="of:=[.C480]/[.D$2]" office:value-type="float" office:value="32.8256302521008" calcext:value-type="float">
            <text:p>33</text:p>
          </table:table-cell>
          <table:table-cell table:style-name="ce6" table:formula="of:=[.D480]*60" office:value-type="float" office:value="1969.53781512605" calcext:value-type="float">
            <text:p>1970</text:p>
          </table:table-cell>
          <table:table-cell table:style-name="ce6" table:formula="of:=[.E480]*[.F$2]" office:value-type="float" office:value="3939.0756302521" calcext:value-type="float">
            <text:p>3939</text:p>
          </table:table-cell>
          <table:table-cell table:number-columns-repeated="5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 table:formula="of:=[.B$2]*[.A481]*1000" office:value-type="float" office:value="7.632" calcext:value-type="float">
            <text:p>7.632</text:p>
          </table:table-cell>
          <table:table-cell table:style-name="ce6" table:formula="of:=1/([.B481]/1000)" office:value-type="float" office:value="131.027253668763" calcext:value-type="float">
            <text:p>131</text:p>
          </table:table-cell>
          <table:table-cell table:style-name="ce6" table:formula="of:=[.C481]/[.D$2]" office:value-type="float" office:value="32.7568134171908" calcext:value-type="float">
            <text:p>33</text:p>
          </table:table-cell>
          <table:table-cell table:style-name="ce6" table:formula="of:=[.D481]*60" office:value-type="float" office:value="1965.40880503145" calcext:value-type="float">
            <text:p>1965</text:p>
          </table:table-cell>
          <table:table-cell table:style-name="ce6" table:formula="of:=[.E481]*[.F$2]" office:value-type="float" office:value="3930.81761006289" calcext:value-type="float">
            <text:p>3931</text:p>
          </table:table-cell>
          <table:table-cell table:number-columns-repeated="5"/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 table:formula="of:=[.B$2]*[.A482]*1000" office:value-type="float" office:value="7.648" calcext:value-type="float">
            <text:p>7.648</text:p>
          </table:table-cell>
          <table:table-cell table:style-name="ce6" table:formula="of:=1/([.B482]/1000)" office:value-type="float" office:value="130.753138075314" calcext:value-type="float">
            <text:p>131</text:p>
          </table:table-cell>
          <table:table-cell table:style-name="ce6" table:formula="of:=[.C482]/[.D$2]" office:value-type="float" office:value="32.6882845188285" calcext:value-type="float">
            <text:p>33</text:p>
          </table:table-cell>
          <table:table-cell table:style-name="ce6" table:formula="of:=[.D482]*60" office:value-type="float" office:value="1961.29707112971" calcext:value-type="float">
            <text:p>1961</text:p>
          </table:table-cell>
          <table:table-cell table:style-name="ce6" table:formula="of:=[.E482]*[.F$2]" office:value-type="float" office:value="3922.59414225941" calcext:value-type="float">
            <text:p>3923</text:p>
          </table:table-cell>
          <table:table-cell table:number-columns-repeated="5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 table:formula="of:=[.B$2]*[.A483]*1000" office:value-type="float" office:value="7.664" calcext:value-type="float">
            <text:p>7.664</text:p>
          </table:table-cell>
          <table:table-cell table:style-name="ce6" table:formula="of:=1/([.B483]/1000)" office:value-type="float" office:value="130.480167014614" calcext:value-type="float">
            <text:p>130</text:p>
          </table:table-cell>
          <table:table-cell table:style-name="ce6" table:formula="of:=[.C483]/[.D$2]" office:value-type="float" office:value="32.6200417536534" calcext:value-type="float">
            <text:p>33</text:p>
          </table:table-cell>
          <table:table-cell table:style-name="ce6" table:formula="of:=[.D483]*60" office:value-type="float" office:value="1957.20250521921" calcext:value-type="float">
            <text:p>1957</text:p>
          </table:table-cell>
          <table:table-cell table:style-name="ce6" table:formula="of:=[.E483]*[.F$2]" office:value-type="float" office:value="3914.40501043841" calcext:value-type="float">
            <text:p>3914</text:p>
          </table:table-cell>
          <table:table-cell table:number-columns-repeated="5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table:formula="of:=[.B$2]*[.A484]*1000" office:value-type="float" office:value="7.68" calcext:value-type="float">
            <text:p>7.68</text:p>
          </table:table-cell>
          <table:table-cell table:style-name="ce6" table:formula="of:=1/([.B484]/1000)" office:value-type="float" office:value="130.208333333333" calcext:value-type="float">
            <text:p>130</text:p>
          </table:table-cell>
          <table:table-cell table:style-name="ce6" table:formula="of:=[.C484]/[.D$2]" office:value-type="float" office:value="32.5520833333333" calcext:value-type="float">
            <text:p>33</text:p>
          </table:table-cell>
          <table:table-cell table:style-name="ce6" table:formula="of:=[.D484]*60" office:value-type="float" office:value="1953.125" calcext:value-type="float">
            <text:p>1953</text:p>
          </table:table-cell>
          <table:table-cell table:style-name="ce6" table:formula="of:=[.E484]*[.F$2]" office:value-type="float" office:value="3906.25" calcext:value-type="float">
            <text:p>3906</text:p>
          </table:table-cell>
          <table:table-cell table:number-columns-repeated="5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table:formula="of:=[.B$2]*[.A485]*1000" office:value-type="float" office:value="7.696" calcext:value-type="float">
            <text:p>7.696</text:p>
          </table:table-cell>
          <table:table-cell table:style-name="ce6" table:formula="of:=1/([.B485]/1000)" office:value-type="float" office:value="129.93762993763" calcext:value-type="float">
            <text:p>130</text:p>
          </table:table-cell>
          <table:table-cell table:style-name="ce6" table:formula="of:=[.C485]/[.D$2]" office:value-type="float" office:value="32.4844074844075" calcext:value-type="float">
            <text:p>32</text:p>
          </table:table-cell>
          <table:table-cell table:style-name="ce6" table:formula="of:=[.D485]*60" office:value-type="float" office:value="1949.06444906445" calcext:value-type="float">
            <text:p>1949</text:p>
          </table:table-cell>
          <table:table-cell table:style-name="ce6" table:formula="of:=[.E485]*[.F$2]" office:value-type="float" office:value="3898.1288981289" calcext:value-type="float">
            <text:p>3898</text:p>
          </table:table-cell>
          <table:table-cell table:number-columns-repeated="5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table:formula="of:=[.B$2]*[.A486]*1000" office:value-type="float" office:value="7.712" calcext:value-type="float">
            <text:p>7.712</text:p>
          </table:table-cell>
          <table:table-cell table:style-name="ce6" table:formula="of:=1/([.B486]/1000)" office:value-type="float" office:value="129.668049792531" calcext:value-type="float">
            <text:p>130</text:p>
          </table:table-cell>
          <table:table-cell table:style-name="ce6" table:formula="of:=[.C486]/[.D$2]" office:value-type="float" office:value="32.4170124481328" calcext:value-type="float">
            <text:p>32</text:p>
          </table:table-cell>
          <table:table-cell table:style-name="ce6" table:formula="of:=[.D486]*60" office:value-type="float" office:value="1945.02074688797" calcext:value-type="float">
            <text:p>1945</text:p>
          </table:table-cell>
          <table:table-cell table:style-name="ce6" table:formula="of:=[.E486]*[.F$2]" office:value-type="float" office:value="3890.04149377593" calcext:value-type="float">
            <text:p>3890</text:p>
          </table:table-cell>
          <table:table-cell table:number-columns-repeated="5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table:formula="of:=[.B$2]*[.A487]*1000" office:value-type="float" office:value="7.728" calcext:value-type="float">
            <text:p>7.728</text:p>
          </table:table-cell>
          <table:table-cell table:style-name="ce6" table:formula="of:=1/([.B487]/1000)" office:value-type="float" office:value="129.399585921325" calcext:value-type="float">
            <text:p>129</text:p>
          </table:table-cell>
          <table:table-cell table:style-name="ce6" table:formula="of:=[.C487]/[.D$2]" office:value-type="float" office:value="32.3498964803313" calcext:value-type="float">
            <text:p>32</text:p>
          </table:table-cell>
          <table:table-cell table:style-name="ce6" table:formula="of:=[.D487]*60" office:value-type="float" office:value="1940.99378881988" calcext:value-type="float">
            <text:p>1941</text:p>
          </table:table-cell>
          <table:table-cell table:style-name="ce6" table:formula="of:=[.E487]*[.F$2]" office:value-type="float" office:value="3881.98757763975" calcext:value-type="float">
            <text:p>3882</text:p>
          </table:table-cell>
          <table:table-cell table:number-columns-repeated="5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table:formula="of:=[.B$2]*[.A488]*1000" office:value-type="float" office:value="7.744" calcext:value-type="float">
            <text:p>7.744</text:p>
          </table:table-cell>
          <table:table-cell table:style-name="ce6" table:formula="of:=1/([.B488]/1000)" office:value-type="float" office:value="129.132231404959" calcext:value-type="float">
            <text:p>129</text:p>
          </table:table-cell>
          <table:table-cell table:style-name="ce6" table:formula="of:=[.C488]/[.D$2]" office:value-type="float" office:value="32.2830578512397" calcext:value-type="float">
            <text:p>32</text:p>
          </table:table-cell>
          <table:table-cell table:style-name="ce6" table:formula="of:=[.D488]*60" office:value-type="float" office:value="1936.98347107438" calcext:value-type="float">
            <text:p>1937</text:p>
          </table:table-cell>
          <table:table-cell table:style-name="ce6" table:formula="of:=[.E488]*[.F$2]" office:value-type="float" office:value="3873.96694214876" calcext:value-type="float">
            <text:p>3874</text:p>
          </table:table-cell>
          <table:table-cell table:number-columns-repeated="5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 table:formula="of:=[.B$2]*[.A489]*1000" office:value-type="float" office:value="7.76" calcext:value-type="float">
            <text:p>7.76</text:p>
          </table:table-cell>
          <table:table-cell table:style-name="ce6" table:formula="of:=1/([.B489]/1000)" office:value-type="float" office:value="128.865979381443" calcext:value-type="float">
            <text:p>129</text:p>
          </table:table-cell>
          <table:table-cell table:style-name="ce6" table:formula="of:=[.C489]/[.D$2]" office:value-type="float" office:value="32.2164948453608" calcext:value-type="float">
            <text:p>32</text:p>
          </table:table-cell>
          <table:table-cell table:style-name="ce6" table:formula="of:=[.D489]*60" office:value-type="float" office:value="1932.98969072165" calcext:value-type="float">
            <text:p>1933</text:p>
          </table:table-cell>
          <table:table-cell table:style-name="ce6" table:formula="of:=[.E489]*[.F$2]" office:value-type="float" office:value="3865.9793814433" calcext:value-type="float">
            <text:p>3866</text:p>
          </table:table-cell>
          <table:table-cell table:number-columns-repeated="5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 table:formula="of:=[.B$2]*[.A490]*1000" office:value-type="float" office:value="7.776" calcext:value-type="float">
            <text:p>7.776</text:p>
          </table:table-cell>
          <table:table-cell table:style-name="ce6" table:formula="of:=1/([.B490]/1000)" office:value-type="float" office:value="128.600823045268" calcext:value-type="float">
            <text:p>129</text:p>
          </table:table-cell>
          <table:table-cell table:style-name="ce6" table:formula="of:=[.C490]/[.D$2]" office:value-type="float" office:value="32.1502057613169" calcext:value-type="float">
            <text:p>32</text:p>
          </table:table-cell>
          <table:table-cell table:style-name="ce6" table:formula="of:=[.D490]*60" office:value-type="float" office:value="1929.01234567901" calcext:value-type="float">
            <text:p>1929</text:p>
          </table:table-cell>
          <table:table-cell table:style-name="ce6" table:formula="of:=[.E490]*[.F$2]" office:value-type="float" office:value="3858.02469135802" calcext:value-type="float">
            <text:p>3858</text:p>
          </table:table-cell>
          <table:table-cell table:number-columns-repeated="5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table:formula="of:=[.B$2]*[.A491]*1000" office:value-type="float" office:value="7.792" calcext:value-type="float">
            <text:p>7.792</text:p>
          </table:table-cell>
          <table:table-cell table:style-name="ce6" table:formula="of:=1/([.B491]/1000)" office:value-type="float" office:value="128.336755646817" calcext:value-type="float">
            <text:p>128</text:p>
          </table:table-cell>
          <table:table-cell table:style-name="ce6" table:formula="of:=[.C491]/[.D$2]" office:value-type="float" office:value="32.0841889117043" calcext:value-type="float">
            <text:p>32</text:p>
          </table:table-cell>
          <table:table-cell table:style-name="ce6" table:formula="of:=[.D491]*60" office:value-type="float" office:value="1925.05133470226" calcext:value-type="float">
            <text:p>1925</text:p>
          </table:table-cell>
          <table:table-cell table:style-name="ce6" table:formula="of:=[.E491]*[.F$2]" office:value-type="float" office:value="3850.10266940452" calcext:value-type="float">
            <text:p>3850</text:p>
          </table:table-cell>
          <table:table-cell table:number-columns-repeated="5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 table:formula="of:=[.B$2]*[.A492]*1000" office:value-type="float" office:value="7.808" calcext:value-type="float">
            <text:p>7.808</text:p>
          </table:table-cell>
          <table:table-cell table:style-name="ce6" table:formula="of:=1/([.B492]/1000)" office:value-type="float" office:value="128.073770491803" calcext:value-type="float">
            <text:p>128</text:p>
          </table:table-cell>
          <table:table-cell table:style-name="ce6" table:formula="of:=[.C492]/[.D$2]" office:value-type="float" office:value="32.0184426229508" calcext:value-type="float">
            <text:p>32</text:p>
          </table:table-cell>
          <table:table-cell table:style-name="ce6" table:formula="of:=[.D492]*60" office:value-type="float" office:value="1921.10655737705" calcext:value-type="float">
            <text:p>1921</text:p>
          </table:table-cell>
          <table:table-cell table:style-name="ce6" table:formula="of:=[.E492]*[.F$2]" office:value-type="float" office:value="3842.2131147541" calcext:value-type="float">
            <text:p>3842</text:p>
          </table:table-cell>
          <table:table-cell table:number-columns-repeated="5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 table:formula="of:=[.B$2]*[.A493]*1000" office:value-type="float" office:value="7.824" calcext:value-type="float">
            <text:p>7.824</text:p>
          </table:table-cell>
          <table:table-cell table:style-name="ce6" table:formula="of:=1/([.B493]/1000)" office:value-type="float" office:value="127.811860940695" calcext:value-type="float">
            <text:p>128</text:p>
          </table:table-cell>
          <table:table-cell table:style-name="ce6" table:formula="of:=[.C493]/[.D$2]" office:value-type="float" office:value="31.9529652351738" calcext:value-type="float">
            <text:p>32</text:p>
          </table:table-cell>
          <table:table-cell table:style-name="ce6" table:formula="of:=[.D493]*60" office:value-type="float" office:value="1917.17791411043" calcext:value-type="float">
            <text:p>1917</text:p>
          </table:table-cell>
          <table:table-cell table:style-name="ce6" table:formula="of:=[.E493]*[.F$2]" office:value-type="float" office:value="3834.35582822086" calcext:value-type="float">
            <text:p>3834</text:p>
          </table:table-cell>
          <table:table-cell table:number-columns-repeated="5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table:formula="of:=[.B$2]*[.A494]*1000" office:value-type="float" office:value="7.84" calcext:value-type="float">
            <text:p>7.84</text:p>
          </table:table-cell>
          <table:table-cell table:style-name="ce6" table:formula="of:=1/([.B494]/1000)" office:value-type="float" office:value="127.551020408163" calcext:value-type="float">
            <text:p>128</text:p>
          </table:table-cell>
          <table:table-cell table:style-name="ce6" table:formula="of:=[.C494]/[.D$2]" office:value-type="float" office:value="31.8877551020408" calcext:value-type="float">
            <text:p>32</text:p>
          </table:table-cell>
          <table:table-cell table:style-name="ce6" table:formula="of:=[.D494]*60" office:value-type="float" office:value="1913.26530612245" calcext:value-type="float">
            <text:p>1913</text:p>
          </table:table-cell>
          <table:table-cell table:style-name="ce6" table:formula="of:=[.E494]*[.F$2]" office:value-type="float" office:value="3826.5306122449" calcext:value-type="float">
            <text:p>3827</text:p>
          </table:table-cell>
          <table:table-cell table:number-columns-repeated="5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 table:formula="of:=[.B$2]*[.A495]*1000" office:value-type="float" office:value="7.856" calcext:value-type="float">
            <text:p>7.856</text:p>
          </table:table-cell>
          <table:table-cell table:style-name="ce6" table:formula="of:=1/([.B495]/1000)" office:value-type="float" office:value="127.291242362525" calcext:value-type="float">
            <text:p>127</text:p>
          </table:table-cell>
          <table:table-cell table:style-name="ce6" table:formula="of:=[.C495]/[.D$2]" office:value-type="float" office:value="31.8228105906314" calcext:value-type="float">
            <text:p>32</text:p>
          </table:table-cell>
          <table:table-cell table:style-name="ce6" table:formula="of:=[.D495]*60" office:value-type="float" office:value="1909.36863543788" calcext:value-type="float">
            <text:p>1909</text:p>
          </table:table-cell>
          <table:table-cell table:style-name="ce6" table:formula="of:=[.E495]*[.F$2]" office:value-type="float" office:value="3818.73727087576" calcext:value-type="float">
            <text:p>3819</text:p>
          </table:table-cell>
          <table:table-cell table:number-columns-repeated="5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table:formula="of:=[.B$2]*[.A496]*1000" office:value-type="float" office:value="7.872" calcext:value-type="float">
            <text:p>7.872</text:p>
          </table:table-cell>
          <table:table-cell table:style-name="ce6" table:formula="of:=1/([.B496]/1000)" office:value-type="float" office:value="127.032520325203" calcext:value-type="float">
            <text:p>127</text:p>
          </table:table-cell>
          <table:table-cell table:style-name="ce6" table:formula="of:=[.C496]/[.D$2]" office:value-type="float" office:value="31.7581300813008" calcext:value-type="float">
            <text:p>32</text:p>
          </table:table-cell>
          <table:table-cell table:style-name="ce6" table:formula="of:=[.D496]*60" office:value-type="float" office:value="1905.48780487805" calcext:value-type="float">
            <text:p>1905</text:p>
          </table:table-cell>
          <table:table-cell table:style-name="ce6" table:formula="of:=[.E496]*[.F$2]" office:value-type="float" office:value="3810.9756097561" calcext:value-type="float">
            <text:p>3811</text:p>
          </table:table-cell>
          <table:table-cell table:number-columns-repeated="5"/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 table:formula="of:=[.B$2]*[.A497]*1000" office:value-type="float" office:value="7.888" calcext:value-type="float">
            <text:p>7.888</text:p>
          </table:table-cell>
          <table:table-cell table:style-name="ce6" table:formula="of:=1/([.B497]/1000)" office:value-type="float" office:value="126.774847870183" calcext:value-type="float">
            <text:p>127</text:p>
          </table:table-cell>
          <table:table-cell table:style-name="ce6" table:formula="of:=[.C497]/[.D$2]" office:value-type="float" office:value="31.6937119675456" calcext:value-type="float">
            <text:p>32</text:p>
          </table:table-cell>
          <table:table-cell table:style-name="ce6" table:formula="of:=[.D497]*60" office:value-type="float" office:value="1901.62271805274" calcext:value-type="float">
            <text:p>1902</text:p>
          </table:table-cell>
          <table:table-cell table:style-name="ce6" table:formula="of:=[.E497]*[.F$2]" office:value-type="float" office:value="3803.24543610548" calcext:value-type="float">
            <text:p>3803</text:p>
          </table:table-cell>
          <table:table-cell table:number-columns-repeated="5"/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 table:formula="of:=[.B$2]*[.A498]*1000" office:value-type="float" office:value="7.904" calcext:value-type="float">
            <text:p>7.904</text:p>
          </table:table-cell>
          <table:table-cell table:style-name="ce6" table:formula="of:=1/([.B498]/1000)" office:value-type="float" office:value="126.518218623482" calcext:value-type="float">
            <text:p>127</text:p>
          </table:table-cell>
          <table:table-cell table:style-name="ce6" table:formula="of:=[.C498]/[.D$2]" office:value-type="float" office:value="31.6295546558704" calcext:value-type="float">
            <text:p>32</text:p>
          </table:table-cell>
          <table:table-cell table:style-name="ce6" table:formula="of:=[.D498]*60" office:value-type="float" office:value="1897.77327935223" calcext:value-type="float">
            <text:p>1898</text:p>
          </table:table-cell>
          <table:table-cell table:style-name="ce6" table:formula="of:=[.E498]*[.F$2]" office:value-type="float" office:value="3795.54655870445" calcext:value-type="float">
            <text:p>3796</text:p>
          </table:table-cell>
          <table:table-cell table:number-columns-repeated="5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 table:formula="of:=[.B$2]*[.A499]*1000" office:value-type="float" office:value="7.92" calcext:value-type="float">
            <text:p>7.92</text:p>
          </table:table-cell>
          <table:table-cell table:style-name="ce6" table:formula="of:=1/([.B499]/1000)" office:value-type="float" office:value="126.262626262626" calcext:value-type="float">
            <text:p>126</text:p>
          </table:table-cell>
          <table:table-cell table:style-name="ce6" table:formula="of:=[.C499]/[.D$2]" office:value-type="float" office:value="31.5656565656566" calcext:value-type="float">
            <text:p>32</text:p>
          </table:table-cell>
          <table:table-cell table:style-name="ce6" table:formula="of:=[.D499]*60" office:value-type="float" office:value="1893.93939393939" calcext:value-type="float">
            <text:p>1894</text:p>
          </table:table-cell>
          <table:table-cell table:style-name="ce6" table:formula="of:=[.E499]*[.F$2]" office:value-type="float" office:value="3787.87878787879" calcext:value-type="float">
            <text:p>3788</text:p>
          </table:table-cell>
          <table:table-cell table:number-columns-repeated="5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 table:formula="of:=[.B$2]*[.A500]*1000" office:value-type="float" office:value="7.936" calcext:value-type="float">
            <text:p>7.936</text:p>
          </table:table-cell>
          <table:table-cell table:style-name="ce6" table:formula="of:=1/([.B500]/1000)" office:value-type="float" office:value="126.008064516129" calcext:value-type="float">
            <text:p>126</text:p>
          </table:table-cell>
          <table:table-cell table:style-name="ce6" table:formula="of:=[.C500]/[.D$2]" office:value-type="float" office:value="31.5020161290323" calcext:value-type="float">
            <text:p>32</text:p>
          </table:table-cell>
          <table:table-cell table:style-name="ce6" table:formula="of:=[.D500]*60" office:value-type="float" office:value="1890.12096774194" calcext:value-type="float">
            <text:p>1890</text:p>
          </table:table-cell>
          <table:table-cell table:style-name="ce6" table:formula="of:=[.E500]*[.F$2]" office:value-type="float" office:value="3780.24193548387" calcext:value-type="float">
            <text:p>3780</text:p>
          </table:table-cell>
          <table:table-cell table:number-columns-repeated="5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 table:formula="of:=[.B$2]*[.A501]*1000" office:value-type="float" office:value="7.952" calcext:value-type="float">
            <text:p>7.952</text:p>
          </table:table-cell>
          <table:table-cell table:style-name="ce6" table:formula="of:=1/([.B501]/1000)" office:value-type="float" office:value="125.754527162978" calcext:value-type="float">
            <text:p>126</text:p>
          </table:table-cell>
          <table:table-cell table:style-name="ce6" table:formula="of:=[.C501]/[.D$2]" office:value-type="float" office:value="31.4386317907445" calcext:value-type="float">
            <text:p>31</text:p>
          </table:table-cell>
          <table:table-cell table:style-name="ce6" table:formula="of:=[.D501]*60" office:value-type="float" office:value="1886.31790744467" calcext:value-type="float">
            <text:p>1886</text:p>
          </table:table-cell>
          <table:table-cell table:style-name="ce6" table:formula="of:=[.E501]*[.F$2]" office:value-type="float" office:value="3772.63581488934" calcext:value-type="float">
            <text:p>3773</text:p>
          </table:table-cell>
          <table:table-cell table:number-columns-repeated="5"/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table:formula="of:=[.B$2]*[.A502]*1000" office:value-type="float" office:value="7.968" calcext:value-type="float">
            <text:p>7.968</text:p>
          </table:table-cell>
          <table:table-cell table:style-name="ce6" table:formula="of:=1/([.B502]/1000)" office:value-type="float" office:value="125.502008032129" calcext:value-type="float">
            <text:p>126</text:p>
          </table:table-cell>
          <table:table-cell table:style-name="ce6" table:formula="of:=[.C502]/[.D$2]" office:value-type="float" office:value="31.3755020080321" calcext:value-type="float">
            <text:p>31</text:p>
          </table:table-cell>
          <table:table-cell table:style-name="ce6" table:formula="of:=[.D502]*60" office:value-type="float" office:value="1882.53012048193" calcext:value-type="float">
            <text:p>1883</text:p>
          </table:table-cell>
          <table:table-cell table:style-name="ce6" table:formula="of:=[.E502]*[.F$2]" office:value-type="float" office:value="3765.06024096386" calcext:value-type="float">
            <text:p>3765</text:p>
          </table:table-cell>
          <table:table-cell table:number-columns-repeated="5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table:formula="of:=[.B$2]*[.A503]*1000" office:value-type="float" office:value="7.984" calcext:value-type="float">
            <text:p>7.984</text:p>
          </table:table-cell>
          <table:table-cell table:style-name="ce6" table:formula="of:=1/([.B503]/1000)" office:value-type="float" office:value="125.250501002004" calcext:value-type="float">
            <text:p>125</text:p>
          </table:table-cell>
          <table:table-cell table:style-name="ce6" table:formula="of:=[.C503]/[.D$2]" office:value-type="float" office:value="31.312625250501" calcext:value-type="float">
            <text:p>31</text:p>
          </table:table-cell>
          <table:table-cell table:style-name="ce6" table:formula="of:=[.D503]*60" office:value-type="float" office:value="1878.75751503006" calcext:value-type="float">
            <text:p>1879</text:p>
          </table:table-cell>
          <table:table-cell table:style-name="ce6" table:formula="of:=[.E503]*[.F$2]" office:value-type="float" office:value="3757.51503006012" calcext:value-type="float">
            <text:p>3758</text:p>
          </table:table-cell>
          <table:table-cell table:number-columns-repeated="5"/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 table:formula="of:=[.B$2]*[.A504]*1000" office:value-type="float" office:value="8" calcext:value-type="float">
            <text:p>8</text:p>
          </table:table-cell>
          <table:table-cell table:style-name="ce6" table:formula="of:=1/([.B504]/1000)" office:value-type="float" office:value="125" calcext:value-type="float">
            <text:p>125</text:p>
          </table:table-cell>
          <table:table-cell table:style-name="ce6" table:formula="of:=[.C504]/[.D$2]" office:value-type="float" office:value="31.25" calcext:value-type="float">
            <text:p>31</text:p>
          </table:table-cell>
          <table:table-cell table:style-name="ce6" table:formula="of:=[.D504]*60" office:value-type="float" office:value="1875" calcext:value-type="float">
            <text:p>1875</text:p>
          </table:table-cell>
          <table:table-cell table:style-name="ce6" table:formula="of:=[.E504]*[.F$2]" office:value-type="float" office:value="3750" calcext:value-type="float">
            <text:p>3750</text:p>
          </table:table-cell>
          <table:table-cell table:number-columns-repeated="5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 table:formula="of:=[.B$2]*[.A505]*1000" office:value-type="float" office:value="8.016" calcext:value-type="float">
            <text:p>8.016</text:p>
          </table:table-cell>
          <table:table-cell table:style-name="ce6" table:formula="of:=1/([.B505]/1000)" office:value-type="float" office:value="124.750499001996" calcext:value-type="float">
            <text:p>125</text:p>
          </table:table-cell>
          <table:table-cell table:style-name="ce6" table:formula="of:=[.C505]/[.D$2]" office:value-type="float" office:value="31.187624750499" calcext:value-type="float">
            <text:p>31</text:p>
          </table:table-cell>
          <table:table-cell table:style-name="ce6" table:formula="of:=[.D505]*60" office:value-type="float" office:value="1871.25748502994" calcext:value-type="float">
            <text:p>1871</text:p>
          </table:table-cell>
          <table:table-cell table:style-name="ce6" table:formula="of:=[.E505]*[.F$2]" office:value-type="float" office:value="3742.51497005988" calcext:value-type="float">
            <text:p>3743</text:p>
          </table:table-cell>
          <table:table-cell table:number-columns-repeated="5"/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table:formula="of:=[.B$2]*[.A506]*1000" office:value-type="float" office:value="8.032" calcext:value-type="float">
            <text:p>8.032</text:p>
          </table:table-cell>
          <table:table-cell table:style-name="ce6" table:formula="of:=1/([.B506]/1000)" office:value-type="float" office:value="124.501992031873" calcext:value-type="float">
            <text:p>125</text:p>
          </table:table-cell>
          <table:table-cell table:style-name="ce6" table:formula="of:=[.C506]/[.D$2]" office:value-type="float" office:value="31.1254980079681" calcext:value-type="float">
            <text:p>31</text:p>
          </table:table-cell>
          <table:table-cell table:style-name="ce6" table:formula="of:=[.D506]*60" office:value-type="float" office:value="1867.52988047809" calcext:value-type="float">
            <text:p>1868</text:p>
          </table:table-cell>
          <table:table-cell table:style-name="ce6" table:formula="of:=[.E506]*[.F$2]" office:value-type="float" office:value="3735.05976095618" calcext:value-type="float">
            <text:p>3735</text:p>
          </table:table-cell>
          <table:table-cell table:number-columns-repeated="5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 table:formula="of:=[.B$2]*[.A507]*1000" office:value-type="float" office:value="8.048" calcext:value-type="float">
            <text:p>8.048</text:p>
          </table:table-cell>
          <table:table-cell table:style-name="ce6" table:formula="of:=1/([.B507]/1000)" office:value-type="float" office:value="124.254473161034" calcext:value-type="float">
            <text:p>124</text:p>
          </table:table-cell>
          <table:table-cell table:style-name="ce6" table:formula="of:=[.C507]/[.D$2]" office:value-type="float" office:value="31.0636182902584" calcext:value-type="float">
            <text:p>31</text:p>
          </table:table-cell>
          <table:table-cell table:style-name="ce6" table:formula="of:=[.D507]*60" office:value-type="float" office:value="1863.81709741551" calcext:value-type="float">
            <text:p>1864</text:p>
          </table:table-cell>
          <table:table-cell table:style-name="ce6" table:formula="of:=[.E507]*[.F$2]" office:value-type="float" office:value="3727.63419483101" calcext:value-type="float">
            <text:p>3728</text:p>
          </table:table-cell>
          <table:table-cell table:number-columns-repeated="5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table:formula="of:=[.B$2]*[.A508]*1000" office:value-type="float" office:value="8.064" calcext:value-type="float">
            <text:p>8.064</text:p>
          </table:table-cell>
          <table:table-cell table:style-name="ce6" table:formula="of:=1/([.B508]/1000)" office:value-type="float" office:value="124.007936507937" calcext:value-type="float">
            <text:p>124</text:p>
          </table:table-cell>
          <table:table-cell table:style-name="ce6" table:formula="of:=[.C508]/[.D$2]" office:value-type="float" office:value="31.0019841269841" calcext:value-type="float">
            <text:p>31</text:p>
          </table:table-cell>
          <table:table-cell table:style-name="ce6" table:formula="of:=[.D508]*60" office:value-type="float" office:value="1860.11904761905" calcext:value-type="float">
            <text:p>1860</text:p>
          </table:table-cell>
          <table:table-cell table:style-name="ce6" table:formula="of:=[.E508]*[.F$2]" office:value-type="float" office:value="3720.2380952381" calcext:value-type="float">
            <text:p>3720</text:p>
          </table:table-cell>
          <table:table-cell table:number-columns-repeated="5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 table:formula="of:=[.B$2]*[.A509]*1000" office:value-type="float" office:value="8.08" calcext:value-type="float">
            <text:p>8.08</text:p>
          </table:table-cell>
          <table:table-cell table:style-name="ce6" table:formula="of:=1/([.B509]/1000)" office:value-type="float" office:value="123.762376237624" calcext:value-type="float">
            <text:p>124</text:p>
          </table:table-cell>
          <table:table-cell table:style-name="ce6" table:formula="of:=[.C509]/[.D$2]" office:value-type="float" office:value="30.9405940594059" calcext:value-type="float">
            <text:p>31</text:p>
          </table:table-cell>
          <table:table-cell table:style-name="ce6" table:formula="of:=[.D509]*60" office:value-type="float" office:value="1856.43564356436" calcext:value-type="float">
            <text:p>1856</text:p>
          </table:table-cell>
          <table:table-cell table:style-name="ce6" table:formula="of:=[.E509]*[.F$2]" office:value-type="float" office:value="3712.87128712871" calcext:value-type="float">
            <text:p>3713</text:p>
          </table:table-cell>
          <table:table-cell table:number-columns-repeated="5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 table:formula="of:=[.B$2]*[.A510]*1000" office:value-type="float" office:value="8.096" calcext:value-type="float">
            <text:p>8.096</text:p>
          </table:table-cell>
          <table:table-cell table:style-name="ce6" table:formula="of:=1/([.B510]/1000)" office:value-type="float" office:value="123.517786561265" calcext:value-type="float">
            <text:p>124</text:p>
          </table:table-cell>
          <table:table-cell table:style-name="ce6" table:formula="of:=[.C510]/[.D$2]" office:value-type="float" office:value="30.8794466403162" calcext:value-type="float">
            <text:p>31</text:p>
          </table:table-cell>
          <table:table-cell table:style-name="ce6" table:formula="of:=[.D510]*60" office:value-type="float" office:value="1852.76679841897" calcext:value-type="float">
            <text:p>1853</text:p>
          </table:table-cell>
          <table:table-cell table:style-name="ce6" table:formula="of:=[.E510]*[.F$2]" office:value-type="float" office:value="3705.53359683795" calcext:value-type="float">
            <text:p>3706</text:p>
          </table:table-cell>
          <table:table-cell table:number-columns-repeated="5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table:formula="of:=[.B$2]*[.A511]*1000" office:value-type="float" office:value="8.112" calcext:value-type="float">
            <text:p>8.112</text:p>
          </table:table-cell>
          <table:table-cell table:style-name="ce6" table:formula="of:=1/([.B511]/1000)" office:value-type="float" office:value="123.2741617357" calcext:value-type="float">
            <text:p>123</text:p>
          </table:table-cell>
          <table:table-cell table:style-name="ce6" table:formula="of:=[.C511]/[.D$2]" office:value-type="float" office:value="30.818540433925" calcext:value-type="float">
            <text:p>31</text:p>
          </table:table-cell>
          <table:table-cell table:style-name="ce6" table:formula="of:=[.D511]*60" office:value-type="float" office:value="1849.1124260355" calcext:value-type="float">
            <text:p>1849</text:p>
          </table:table-cell>
          <table:table-cell table:style-name="ce6" table:formula="of:=[.E511]*[.F$2]" office:value-type="float" office:value="3698.22485207101" calcext:value-type="float">
            <text:p>3698</text:p>
          </table:table-cell>
          <table:table-cell table:number-columns-repeated="5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 table:formula="of:=[.B$2]*[.A512]*1000" office:value-type="float" office:value="8.128" calcext:value-type="float">
            <text:p>8.128</text:p>
          </table:table-cell>
          <table:table-cell table:style-name="ce6" table:formula="of:=1/([.B512]/1000)" office:value-type="float" office:value="123.031496062992" calcext:value-type="float">
            <text:p>123</text:p>
          </table:table-cell>
          <table:table-cell table:style-name="ce6" table:formula="of:=[.C512]/[.D$2]" office:value-type="float" office:value="30.757874015748" calcext:value-type="float">
            <text:p>31</text:p>
          </table:table-cell>
          <table:table-cell table:style-name="ce6" table:formula="of:=[.D512]*60" office:value-type="float" office:value="1845.47244094488" calcext:value-type="float">
            <text:p>1845</text:p>
          </table:table-cell>
          <table:table-cell table:style-name="ce6" table:formula="of:=[.E512]*[.F$2]" office:value-type="float" office:value="3690.94488188976" calcext:value-type="float">
            <text:p>3691</text:p>
          </table:table-cell>
          <table:table-cell table:number-columns-repeated="5"/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 table:formula="of:=[.B$2]*[.A513]*1000" office:value-type="float" office:value="8.144" calcext:value-type="float">
            <text:p>8.144</text:p>
          </table:table-cell>
          <table:table-cell table:style-name="ce6" table:formula="of:=1/([.B513]/1000)" office:value-type="float" office:value="122.78978388998" calcext:value-type="float">
            <text:p>123</text:p>
          </table:table-cell>
          <table:table-cell table:style-name="ce6" table:formula="of:=[.C513]/[.D$2]" office:value-type="float" office:value="30.6974459724951" calcext:value-type="float">
            <text:p>31</text:p>
          </table:table-cell>
          <table:table-cell table:style-name="ce6" table:formula="of:=[.D513]*60" office:value-type="float" office:value="1841.84675834971" calcext:value-type="float">
            <text:p>1842</text:p>
          </table:table-cell>
          <table:table-cell table:style-name="ce6" table:formula="of:=[.E513]*[.F$2]" office:value-type="float" office:value="3683.69351669941" calcext:value-type="float">
            <text:p>3684</text:p>
          </table:table-cell>
          <table:table-cell table:number-columns-repeated="5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 table:formula="of:=[.B$2]*[.A514]*1000" office:value-type="float" office:value="8.16" calcext:value-type="float">
            <text:p>8.16</text:p>
          </table:table-cell>
          <table:table-cell table:style-name="ce6" table:formula="of:=1/([.B514]/1000)" office:value-type="float" office:value="122.549019607843" calcext:value-type="float">
            <text:p>123</text:p>
          </table:table-cell>
          <table:table-cell table:style-name="ce6" table:formula="of:=[.C514]/[.D$2]" office:value-type="float" office:value="30.6372549019608" calcext:value-type="float">
            <text:p>31</text:p>
          </table:table-cell>
          <table:table-cell table:style-name="ce6" table:formula="of:=[.D514]*60" office:value-type="float" office:value="1838.23529411765" calcext:value-type="float">
            <text:p>1838</text:p>
          </table:table-cell>
          <table:table-cell table:style-name="ce6" table:formula="of:=[.E514]*[.F$2]" office:value-type="float" office:value="3676.47058823529" calcext:value-type="float">
            <text:p>3676</text:p>
          </table:table-cell>
          <table:table-cell table:number-columns-repeated="5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 table:formula="of:=[.B$2]*[.A515]*1000" office:value-type="float" office:value="8.176" calcext:value-type="float">
            <text:p>8.176</text:p>
          </table:table-cell>
          <table:table-cell table:style-name="ce6" table:formula="of:=1/([.B515]/1000)" office:value-type="float" office:value="122.309197651663" calcext:value-type="float">
            <text:p>122</text:p>
          </table:table-cell>
          <table:table-cell table:style-name="ce6" table:formula="of:=[.C515]/[.D$2]" office:value-type="float" office:value="30.5772994129159" calcext:value-type="float">
            <text:p>31</text:p>
          </table:table-cell>
          <table:table-cell table:style-name="ce6" table:formula="of:=[.D515]*60" office:value-type="float" office:value="1834.63796477495" calcext:value-type="float">
            <text:p>1835</text:p>
          </table:table-cell>
          <table:table-cell table:style-name="ce6" table:formula="of:=[.E515]*[.F$2]" office:value-type="float" office:value="3669.2759295499" calcext:value-type="float">
            <text:p>3669</text:p>
          </table:table-cell>
          <table:table-cell table:number-columns-repeated="5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 table:formula="of:=[.B$2]*[.A516]*1000" office:value-type="float" office:value="8.192" calcext:value-type="float">
            <text:p>8.192</text:p>
          </table:table-cell>
          <table:table-cell table:style-name="ce6" table:formula="of:=1/([.B516]/1000)" office:value-type="float" office:value="122.0703125" calcext:value-type="float">
            <text:p>122</text:p>
          </table:table-cell>
          <table:table-cell table:style-name="ce6" table:formula="of:=[.C516]/[.D$2]" office:value-type="float" office:value="30.517578125" calcext:value-type="float">
            <text:p>31</text:p>
          </table:table-cell>
          <table:table-cell table:style-name="ce6" table:formula="of:=[.D516]*60" office:value-type="float" office:value="1831.0546875" calcext:value-type="float">
            <text:p>1831</text:p>
          </table:table-cell>
          <table:table-cell table:style-name="ce6" table:formula="of:=[.E516]*[.F$2]" office:value-type="float" office:value="3662.109375" calcext:value-type="float">
            <text:p>3662</text:p>
          </table:table-cell>
          <table:table-cell table:number-columns-repeated="5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 table:formula="of:=[.B$2]*[.A517]*1000" office:value-type="float" office:value="8.208" calcext:value-type="float">
            <text:p>8.208</text:p>
          </table:table-cell>
          <table:table-cell table:style-name="ce6" table:formula="of:=1/([.B517]/1000)" office:value-type="float" office:value="121.832358674464" calcext:value-type="float">
            <text:p>122</text:p>
          </table:table-cell>
          <table:table-cell table:style-name="ce6" table:formula="of:=[.C517]/[.D$2]" office:value-type="float" office:value="30.458089668616" calcext:value-type="float">
            <text:p>30</text:p>
          </table:table-cell>
          <table:table-cell table:style-name="ce6" table:formula="of:=[.D517]*60" office:value-type="float" office:value="1827.48538011696" calcext:value-type="float">
            <text:p>1827</text:p>
          </table:table-cell>
          <table:table-cell table:style-name="ce6" table:formula="of:=[.E517]*[.F$2]" office:value-type="float" office:value="3654.97076023392" calcext:value-type="float">
            <text:p>3655</text:p>
          </table:table-cell>
          <table:table-cell table:number-columns-repeated="5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 table:formula="of:=[.B$2]*[.A518]*1000" office:value-type="float" office:value="8.224" calcext:value-type="float">
            <text:p>8.224</text:p>
          </table:table-cell>
          <table:table-cell table:style-name="ce6" table:formula="of:=1/([.B518]/1000)" office:value-type="float" office:value="121.5953307393" calcext:value-type="float">
            <text:p>122</text:p>
          </table:table-cell>
          <table:table-cell table:style-name="ce6" table:formula="of:=[.C518]/[.D$2]" office:value-type="float" office:value="30.3988326848249" calcext:value-type="float">
            <text:p>30</text:p>
          </table:table-cell>
          <table:table-cell table:style-name="ce6" table:formula="of:=[.D518]*60" office:value-type="float" office:value="1823.92996108949" calcext:value-type="float">
            <text:p>1824</text:p>
          </table:table-cell>
          <table:table-cell table:style-name="ce6" table:formula="of:=[.E518]*[.F$2]" office:value-type="float" office:value="3647.85992217899" calcext:value-type="float">
            <text:p>3648</text:p>
          </table:table-cell>
          <table:table-cell table:number-columns-repeated="5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 table:formula="of:=[.B$2]*[.A519]*1000" office:value-type="float" office:value="8.24" calcext:value-type="float">
            <text:p>8.24</text:p>
          </table:table-cell>
          <table:table-cell table:style-name="ce6" table:formula="of:=1/([.B519]/1000)" office:value-type="float" office:value="121.359223300971" calcext:value-type="float">
            <text:p>121</text:p>
          </table:table-cell>
          <table:table-cell table:style-name="ce6" table:formula="of:=[.C519]/[.D$2]" office:value-type="float" office:value="30.3398058252427" calcext:value-type="float">
            <text:p>30</text:p>
          </table:table-cell>
          <table:table-cell table:style-name="ce6" table:formula="of:=[.D519]*60" office:value-type="float" office:value="1820.38834951456" calcext:value-type="float">
            <text:p>1820</text:p>
          </table:table-cell>
          <table:table-cell table:style-name="ce6" table:formula="of:=[.E519]*[.F$2]" office:value-type="float" office:value="3640.77669902913" calcext:value-type="float">
            <text:p>3641</text:p>
          </table:table-cell>
          <table:table-cell table:number-columns-repeated="5"/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 table:formula="of:=[.B$2]*[.A520]*1000" office:value-type="float" office:value="8.256" calcext:value-type="float">
            <text:p>8.256</text:p>
          </table:table-cell>
          <table:table-cell table:style-name="ce6" table:formula="of:=1/([.B520]/1000)" office:value-type="float" office:value="121.124031007752" calcext:value-type="float">
            <text:p>121</text:p>
          </table:table-cell>
          <table:table-cell table:style-name="ce6" table:formula="of:=[.C520]/[.D$2]" office:value-type="float" office:value="30.281007751938" calcext:value-type="float">
            <text:p>30</text:p>
          </table:table-cell>
          <table:table-cell table:style-name="ce6" table:formula="of:=[.D520]*60" office:value-type="float" office:value="1816.86046511628" calcext:value-type="float">
            <text:p>1817</text:p>
          </table:table-cell>
          <table:table-cell table:style-name="ce6" table:formula="of:=[.E520]*[.F$2]" office:value-type="float" office:value="3633.72093023256" calcext:value-type="float">
            <text:p>3634</text:p>
          </table:table-cell>
          <table:table-cell table:number-columns-repeated="5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 table:formula="of:=[.B$2]*[.A521]*1000" office:value-type="float" office:value="8.272" calcext:value-type="float">
            <text:p>8.272</text:p>
          </table:table-cell>
          <table:table-cell table:style-name="ce6" table:formula="of:=1/([.B521]/1000)" office:value-type="float" office:value="120.889748549323" calcext:value-type="float">
            <text:p>121</text:p>
          </table:table-cell>
          <table:table-cell table:style-name="ce6" table:formula="of:=[.C521]/[.D$2]" office:value-type="float" office:value="30.2224371373308" calcext:value-type="float">
            <text:p>30</text:p>
          </table:table-cell>
          <table:table-cell table:style-name="ce6" table:formula="of:=[.D521]*60" office:value-type="float" office:value="1813.34622823985" calcext:value-type="float">
            <text:p>1813</text:p>
          </table:table-cell>
          <table:table-cell table:style-name="ce6" table:formula="of:=[.E521]*[.F$2]" office:value-type="float" office:value="3626.69245647969" calcext:value-type="float">
            <text:p>3627</text:p>
          </table:table-cell>
          <table:table-cell table:number-columns-repeated="5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 table:formula="of:=[.B$2]*[.A522]*1000" office:value-type="float" office:value="8.288" calcext:value-type="float">
            <text:p>8.288</text:p>
          </table:table-cell>
          <table:table-cell table:style-name="ce6" table:formula="of:=1/([.B522]/1000)" office:value-type="float" office:value="120.656370656371" calcext:value-type="float">
            <text:p>121</text:p>
          </table:table-cell>
          <table:table-cell table:style-name="ce6" table:formula="of:=[.C522]/[.D$2]" office:value-type="float" office:value="30.1640926640927" calcext:value-type="float">
            <text:p>30</text:p>
          </table:table-cell>
          <table:table-cell table:style-name="ce6" table:formula="of:=[.D522]*60" office:value-type="float" office:value="1809.84555984556" calcext:value-type="float">
            <text:p>1810</text:p>
          </table:table-cell>
          <table:table-cell table:style-name="ce6" table:formula="of:=[.E522]*[.F$2]" office:value-type="float" office:value="3619.69111969112" calcext:value-type="float">
            <text:p>3620</text:p>
          </table:table-cell>
          <table:table-cell table:number-columns-repeated="5"/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 table:formula="of:=[.B$2]*[.A523]*1000" office:value-type="float" office:value="8.304" calcext:value-type="float">
            <text:p>8.304</text:p>
          </table:table-cell>
          <table:table-cell table:style-name="ce6" table:formula="of:=1/([.B523]/1000)" office:value-type="float" office:value="120.423892100193" calcext:value-type="float">
            <text:p>120</text:p>
          </table:table-cell>
          <table:table-cell table:style-name="ce6" table:formula="of:=[.C523]/[.D$2]" office:value-type="float" office:value="30.1059730250482" calcext:value-type="float">
            <text:p>30</text:p>
          </table:table-cell>
          <table:table-cell table:style-name="ce6" table:formula="of:=[.D523]*60" office:value-type="float" office:value="1806.35838150289" calcext:value-type="float">
            <text:p>1806</text:p>
          </table:table-cell>
          <table:table-cell table:style-name="ce6" table:formula="of:=[.E523]*[.F$2]" office:value-type="float" office:value="3612.71676300578" calcext:value-type="float">
            <text:p>3613</text:p>
          </table:table-cell>
          <table:table-cell table:number-columns-repeated="5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 table:formula="of:=[.B$2]*[.A524]*1000" office:value-type="float" office:value="8.32" calcext:value-type="float">
            <text:p>8.32</text:p>
          </table:table-cell>
          <table:table-cell table:style-name="ce6" table:formula="of:=1/([.B524]/1000)" office:value-type="float" office:value="120.192307692308" calcext:value-type="float">
            <text:p>120</text:p>
          </table:table-cell>
          <table:table-cell table:style-name="ce6" table:formula="of:=[.C524]/[.D$2]" office:value-type="float" office:value="30.0480769230769" calcext:value-type="float">
            <text:p>30</text:p>
          </table:table-cell>
          <table:table-cell table:style-name="ce6" table:formula="of:=[.D524]*60" office:value-type="float" office:value="1802.88461538462" calcext:value-type="float">
            <text:p>1803</text:p>
          </table:table-cell>
          <table:table-cell table:style-name="ce6" table:formula="of:=[.E524]*[.F$2]" office:value-type="float" office:value="3605.76923076923" calcext:value-type="float">
            <text:p>3606</text:p>
          </table:table-cell>
          <table:table-cell table:number-columns-repeated="5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 table:formula="of:=[.B$2]*[.A525]*1000" office:value-type="float" office:value="8.336" calcext:value-type="float">
            <text:p>8.336</text:p>
          </table:table-cell>
          <table:table-cell table:style-name="ce6" table:formula="of:=1/([.B525]/1000)" office:value-type="float" office:value="119.961612284069" calcext:value-type="float">
            <text:p>120</text:p>
          </table:table-cell>
          <table:table-cell table:style-name="ce6" table:formula="of:=[.C525]/[.D$2]" office:value-type="float" office:value="29.9904030710173" calcext:value-type="float">
            <text:p>30</text:p>
          </table:table-cell>
          <table:table-cell table:style-name="ce6" table:formula="of:=[.D525]*60" office:value-type="float" office:value="1799.42418426104" calcext:value-type="float">
            <text:p>1799</text:p>
          </table:table-cell>
          <table:table-cell table:style-name="ce6" table:formula="of:=[.E525]*[.F$2]" office:value-type="float" office:value="3598.84836852207" calcext:value-type="float">
            <text:p>3599</text:p>
          </table:table-cell>
          <table:table-cell table:number-columns-repeated="5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 table:formula="of:=[.B$2]*[.A526]*1000" office:value-type="float" office:value="8.352" calcext:value-type="float">
            <text:p>8.352</text:p>
          </table:table-cell>
          <table:table-cell table:style-name="ce6" table:formula="of:=1/([.B526]/1000)" office:value-type="float" office:value="119.731800766284" calcext:value-type="float">
            <text:p>120</text:p>
          </table:table-cell>
          <table:table-cell table:style-name="ce6" table:formula="of:=[.C526]/[.D$2]" office:value-type="float" office:value="29.9329501915709" calcext:value-type="float">
            <text:p>30</text:p>
          </table:table-cell>
          <table:table-cell table:style-name="ce6" table:formula="of:=[.D526]*60" office:value-type="float" office:value="1795.97701149425" calcext:value-type="float">
            <text:p>1796</text:p>
          </table:table-cell>
          <table:table-cell table:style-name="ce6" table:formula="of:=[.E526]*[.F$2]" office:value-type="float" office:value="3591.95402298851" calcext:value-type="float">
            <text:p>3592</text:p>
          </table:table-cell>
          <table:table-cell table:number-columns-repeated="5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 table:formula="of:=[.B$2]*[.A527]*1000" office:value-type="float" office:value="8.368" calcext:value-type="float">
            <text:p>8.368</text:p>
          </table:table-cell>
          <table:table-cell table:style-name="ce6" table:formula="of:=1/([.B527]/1000)" office:value-type="float" office:value="119.502868068834" calcext:value-type="float">
            <text:p>120</text:p>
          </table:table-cell>
          <table:table-cell table:style-name="ce6" table:formula="of:=[.C527]/[.D$2]" office:value-type="float" office:value="29.8757170172084" calcext:value-type="float">
            <text:p>30</text:p>
          </table:table-cell>
          <table:table-cell table:style-name="ce6" table:formula="of:=[.D527]*60" office:value-type="float" office:value="1792.5430210325" calcext:value-type="float">
            <text:p>1793</text:p>
          </table:table-cell>
          <table:table-cell table:style-name="ce6" table:formula="of:=[.E527]*[.F$2]" office:value-type="float" office:value="3585.08604206501" calcext:value-type="float">
            <text:p>3585</text:p>
          </table:table-cell>
          <table:table-cell table:number-columns-repeated="5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table:formula="of:=[.B$2]*[.A528]*1000" office:value-type="float" office:value="8.384" calcext:value-type="float">
            <text:p>8.384</text:p>
          </table:table-cell>
          <table:table-cell table:style-name="ce6" table:formula="of:=1/([.B528]/1000)" office:value-type="float" office:value="119.274809160305" calcext:value-type="float">
            <text:p>119</text:p>
          </table:table-cell>
          <table:table-cell table:style-name="ce6" table:formula="of:=[.C528]/[.D$2]" office:value-type="float" office:value="29.8187022900763" calcext:value-type="float">
            <text:p>30</text:p>
          </table:table-cell>
          <table:table-cell table:style-name="ce6" table:formula="of:=[.D528]*60" office:value-type="float" office:value="1789.12213740458" calcext:value-type="float">
            <text:p>1789</text:p>
          </table:table-cell>
          <table:table-cell table:style-name="ce6" table:formula="of:=[.E528]*[.F$2]" office:value-type="float" office:value="3578.24427480916" calcext:value-type="float">
            <text:p>3578</text:p>
          </table:table-cell>
          <table:table-cell table:number-columns-repeated="5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 table:formula="of:=[.B$2]*[.A529]*1000" office:value-type="float" office:value="8.4" calcext:value-type="float">
            <text:p>8.4</text:p>
          </table:table-cell>
          <table:table-cell table:style-name="ce6" table:formula="of:=1/([.B529]/1000)" office:value-type="float" office:value="119.047619047619" calcext:value-type="float">
            <text:p>119</text:p>
          </table:table-cell>
          <table:table-cell table:style-name="ce6" table:formula="of:=[.C529]/[.D$2]" office:value-type="float" office:value="29.7619047619048" calcext:value-type="float">
            <text:p>30</text:p>
          </table:table-cell>
          <table:table-cell table:style-name="ce6" table:formula="of:=[.D529]*60" office:value-type="float" office:value="1785.71428571429" calcext:value-type="float">
            <text:p>1786</text:p>
          </table:table-cell>
          <table:table-cell table:style-name="ce6" table:formula="of:=[.E529]*[.F$2]" office:value-type="float" office:value="3571.42857142857" calcext:value-type="float">
            <text:p>3571</text:p>
          </table:table-cell>
          <table:table-cell table:number-columns-repeated="5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table:formula="of:=[.B$2]*[.A530]*1000" office:value-type="float" office:value="8.416" calcext:value-type="float">
            <text:p>8.416</text:p>
          </table:table-cell>
          <table:table-cell table:style-name="ce6" table:formula="of:=1/([.B530]/1000)" office:value-type="float" office:value="118.821292775665" calcext:value-type="float">
            <text:p>119</text:p>
          </table:table-cell>
          <table:table-cell table:style-name="ce6" table:formula="of:=[.C530]/[.D$2]" office:value-type="float" office:value="29.7053231939163" calcext:value-type="float">
            <text:p>30</text:p>
          </table:table-cell>
          <table:table-cell table:style-name="ce6" table:formula="of:=[.D530]*60" office:value-type="float" office:value="1782.31939163498" calcext:value-type="float">
            <text:p>1782</text:p>
          </table:table-cell>
          <table:table-cell table:style-name="ce6" table:formula="of:=[.E530]*[.F$2]" office:value-type="float" office:value="3564.63878326996" calcext:value-type="float">
            <text:p>3565</text:p>
          </table:table-cell>
          <table:table-cell table:number-columns-repeated="5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 table:formula="of:=[.B$2]*[.A531]*1000" office:value-type="float" office:value="8.432" calcext:value-type="float">
            <text:p>8.432</text:p>
          </table:table-cell>
          <table:table-cell table:style-name="ce6" table:formula="of:=1/([.B531]/1000)" office:value-type="float" office:value="118.595825426945" calcext:value-type="float">
            <text:p>119</text:p>
          </table:table-cell>
          <table:table-cell table:style-name="ce6" table:formula="of:=[.C531]/[.D$2]" office:value-type="float" office:value="29.6489563567362" calcext:value-type="float">
            <text:p>30</text:p>
          </table:table-cell>
          <table:table-cell table:style-name="ce6" table:formula="of:=[.D531]*60" office:value-type="float" office:value="1778.93738140417" calcext:value-type="float">
            <text:p>1779</text:p>
          </table:table-cell>
          <table:table-cell table:style-name="ce6" table:formula="of:=[.E531]*[.F$2]" office:value-type="float" office:value="3557.87476280835" calcext:value-type="float">
            <text:p>3558</text:p>
          </table:table-cell>
          <table:table-cell table:number-columns-repeated="5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 table:formula="of:=[.B$2]*[.A532]*1000" office:value-type="float" office:value="8.448" calcext:value-type="float">
            <text:p>8.448</text:p>
          </table:table-cell>
          <table:table-cell table:style-name="ce6" table:formula="of:=1/([.B532]/1000)" office:value-type="float" office:value="118.371212121212" calcext:value-type="float">
            <text:p>118</text:p>
          </table:table-cell>
          <table:table-cell table:style-name="ce6" table:formula="of:=[.C532]/[.D$2]" office:value-type="float" office:value="29.592803030303" calcext:value-type="float">
            <text:p>30</text:p>
          </table:table-cell>
          <table:table-cell table:style-name="ce6" table:formula="of:=[.D532]*60" office:value-type="float" office:value="1775.56818181818" calcext:value-type="float">
            <text:p>1776</text:p>
          </table:table-cell>
          <table:table-cell table:style-name="ce6" table:formula="of:=[.E532]*[.F$2]" office:value-type="float" office:value="3551.13636363636" calcext:value-type="float">
            <text:p>3551</text:p>
          </table:table-cell>
          <table:table-cell table:number-columns-repeated="5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 table:formula="of:=[.B$2]*[.A533]*1000" office:value-type="float" office:value="8.464" calcext:value-type="float">
            <text:p>8.464</text:p>
          </table:table-cell>
          <table:table-cell table:style-name="ce6" table:formula="of:=1/([.B533]/1000)" office:value-type="float" office:value="118.147448015123" calcext:value-type="float">
            <text:p>118</text:p>
          </table:table-cell>
          <table:table-cell table:style-name="ce6" table:formula="of:=[.C533]/[.D$2]" office:value-type="float" office:value="29.5368620037807" calcext:value-type="float">
            <text:p>30</text:p>
          </table:table-cell>
          <table:table-cell table:style-name="ce6" table:formula="of:=[.D533]*60" office:value-type="float" office:value="1772.21172022684" calcext:value-type="float">
            <text:p>1772</text:p>
          </table:table-cell>
          <table:table-cell table:style-name="ce6" table:formula="of:=[.E533]*[.F$2]" office:value-type="float" office:value="3544.42344045369" calcext:value-type="float">
            <text:p>3544</text:p>
          </table:table-cell>
          <table:table-cell table:number-columns-repeated="5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 table:formula="of:=[.B$2]*[.A534]*1000" office:value-type="float" office:value="8.48" calcext:value-type="float">
            <text:p>8.48</text:p>
          </table:table-cell>
          <table:table-cell table:style-name="ce6" table:formula="of:=1/([.B534]/1000)" office:value-type="float" office:value="117.924528301887" calcext:value-type="float">
            <text:p>118</text:p>
          </table:table-cell>
          <table:table-cell table:style-name="ce6" table:formula="of:=[.C534]/[.D$2]" office:value-type="float" office:value="29.4811320754717" calcext:value-type="float">
            <text:p>29</text:p>
          </table:table-cell>
          <table:table-cell table:style-name="ce6" table:formula="of:=[.D534]*60" office:value-type="float" office:value="1768.8679245283" calcext:value-type="float">
            <text:p>1769</text:p>
          </table:table-cell>
          <table:table-cell table:style-name="ce6" table:formula="of:=[.E534]*[.F$2]" office:value-type="float" office:value="3537.7358490566" calcext:value-type="float">
            <text:p>3538</text:p>
          </table:table-cell>
          <table:table-cell table:number-columns-repeated="5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 table:formula="of:=[.B$2]*[.A535]*1000" office:value-type="float" office:value="8.496" calcext:value-type="float">
            <text:p>8.496</text:p>
          </table:table-cell>
          <table:table-cell table:style-name="ce6" table:formula="of:=1/([.B535]/1000)" office:value-type="float" office:value="117.702448210923" calcext:value-type="float">
            <text:p>118</text:p>
          </table:table-cell>
          <table:table-cell table:style-name="ce6" table:formula="of:=[.C535]/[.D$2]" office:value-type="float" office:value="29.4256120527307" calcext:value-type="float">
            <text:p>29</text:p>
          </table:table-cell>
          <table:table-cell table:style-name="ce6" table:formula="of:=[.D535]*60" office:value-type="float" office:value="1765.53672316384" calcext:value-type="float">
            <text:p>1766</text:p>
          </table:table-cell>
          <table:table-cell table:style-name="ce6" table:formula="of:=[.E535]*[.F$2]" office:value-type="float" office:value="3531.07344632768" calcext:value-type="float">
            <text:p>3531</text:p>
          </table:table-cell>
          <table:table-cell table:number-columns-repeated="5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 table:formula="of:=[.B$2]*[.A536]*1000" office:value-type="float" office:value="8.512" calcext:value-type="float">
            <text:p>8.512</text:p>
          </table:table-cell>
          <table:table-cell table:style-name="ce6" table:formula="of:=1/([.B536]/1000)" office:value-type="float" office:value="117.481203007519" calcext:value-type="float">
            <text:p>117</text:p>
          </table:table-cell>
          <table:table-cell table:style-name="ce6" table:formula="of:=[.C536]/[.D$2]" office:value-type="float" office:value="29.3703007518797" calcext:value-type="float">
            <text:p>29</text:p>
          </table:table-cell>
          <table:table-cell table:style-name="ce6" table:formula="of:=[.D536]*60" office:value-type="float" office:value="1762.21804511278" calcext:value-type="float">
            <text:p>1762</text:p>
          </table:table-cell>
          <table:table-cell table:style-name="ce6" table:formula="of:=[.E536]*[.F$2]" office:value-type="float" office:value="3524.43609022556" calcext:value-type="float">
            <text:p>3524</text:p>
          </table:table-cell>
          <table:table-cell table:number-columns-repeated="5"/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 table:formula="of:=[.B$2]*[.A537]*1000" office:value-type="float" office:value="8.528" calcext:value-type="float">
            <text:p>8.528</text:p>
          </table:table-cell>
          <table:table-cell table:style-name="ce6" table:formula="of:=1/([.B537]/1000)" office:value-type="float" office:value="117.260787992495" calcext:value-type="float">
            <text:p>117</text:p>
          </table:table-cell>
          <table:table-cell table:style-name="ce6" table:formula="of:=[.C537]/[.D$2]" office:value-type="float" office:value="29.3151969981238" calcext:value-type="float">
            <text:p>29</text:p>
          </table:table-cell>
          <table:table-cell table:style-name="ce6" table:formula="of:=[.D537]*60" office:value-type="float" office:value="1758.91181988743" calcext:value-type="float">
            <text:p>1759</text:p>
          </table:table-cell>
          <table:table-cell table:style-name="ce6" table:formula="of:=[.E537]*[.F$2]" office:value-type="float" office:value="3517.82363977486" calcext:value-type="float">
            <text:p>3518</text:p>
          </table:table-cell>
          <table:table-cell table:number-columns-repeated="5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 table:formula="of:=[.B$2]*[.A538]*1000" office:value-type="float" office:value="8.544" calcext:value-type="float">
            <text:p>8.544</text:p>
          </table:table-cell>
          <table:table-cell table:style-name="ce6" table:formula="of:=1/([.B538]/1000)" office:value-type="float" office:value="117.041198501873" calcext:value-type="float">
            <text:p>117</text:p>
          </table:table-cell>
          <table:table-cell table:style-name="ce6" table:formula="of:=[.C538]/[.D$2]" office:value-type="float" office:value="29.2602996254682" calcext:value-type="float">
            <text:p>29</text:p>
          </table:table-cell>
          <table:table-cell table:style-name="ce6" table:formula="of:=[.D538]*60" office:value-type="float" office:value="1755.61797752809" calcext:value-type="float">
            <text:p>1756</text:p>
          </table:table-cell>
          <table:table-cell table:style-name="ce6" table:formula="of:=[.E538]*[.F$2]" office:value-type="float" office:value="3511.23595505618" calcext:value-type="float">
            <text:p>3511</text:p>
          </table:table-cell>
          <table:table-cell table:number-columns-repeated="5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 table:formula="of:=[.B$2]*[.A539]*1000" office:value-type="float" office:value="8.56" calcext:value-type="float">
            <text:p>8.56</text:p>
          </table:table-cell>
          <table:table-cell table:style-name="ce6" table:formula="of:=1/([.B539]/1000)" office:value-type="float" office:value="116.822429906542" calcext:value-type="float">
            <text:p>117</text:p>
          </table:table-cell>
          <table:table-cell table:style-name="ce6" table:formula="of:=[.C539]/[.D$2]" office:value-type="float" office:value="29.2056074766355" calcext:value-type="float">
            <text:p>29</text:p>
          </table:table-cell>
          <table:table-cell table:style-name="ce6" table:formula="of:=[.D539]*60" office:value-type="float" office:value="1752.33644859813" calcext:value-type="float">
            <text:p>1752</text:p>
          </table:table-cell>
          <table:table-cell table:style-name="ce6" table:formula="of:=[.E539]*[.F$2]" office:value-type="float" office:value="3504.67289719626" calcext:value-type="float">
            <text:p>3505</text:p>
          </table:table-cell>
          <table:table-cell table:number-columns-repeated="5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 table:formula="of:=[.B$2]*[.A540]*1000" office:value-type="float" office:value="8.576" calcext:value-type="float">
            <text:p>8.576</text:p>
          </table:table-cell>
          <table:table-cell table:style-name="ce6" table:formula="of:=1/([.B540]/1000)" office:value-type="float" office:value="116.60447761194" calcext:value-type="float">
            <text:p>117</text:p>
          </table:table-cell>
          <table:table-cell table:style-name="ce6" table:formula="of:=[.C540]/[.D$2]" office:value-type="float" office:value="29.1511194029851" calcext:value-type="float">
            <text:p>29</text:p>
          </table:table-cell>
          <table:table-cell table:style-name="ce6" table:formula="of:=[.D540]*60" office:value-type="float" office:value="1749.0671641791" calcext:value-type="float">
            <text:p>1749</text:p>
          </table:table-cell>
          <table:table-cell table:style-name="ce6" table:formula="of:=[.E540]*[.F$2]" office:value-type="float" office:value="3498.13432835821" calcext:value-type="float">
            <text:p>3498</text:p>
          </table:table-cell>
          <table:table-cell table:number-columns-repeated="5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 table:formula="of:=[.B$2]*[.A541]*1000" office:value-type="float" office:value="8.592" calcext:value-type="float">
            <text:p>8.592</text:p>
          </table:table-cell>
          <table:table-cell table:style-name="ce6" table:formula="of:=1/([.B541]/1000)" office:value-type="float" office:value="116.387337057728" calcext:value-type="float">
            <text:p>116</text:p>
          </table:table-cell>
          <table:table-cell table:style-name="ce6" table:formula="of:=[.C541]/[.D$2]" office:value-type="float" office:value="29.096834264432" calcext:value-type="float">
            <text:p>29</text:p>
          </table:table-cell>
          <table:table-cell table:style-name="ce6" table:formula="of:=[.D541]*60" office:value-type="float" office:value="1745.81005586592" calcext:value-type="float">
            <text:p>1746</text:p>
          </table:table-cell>
          <table:table-cell table:style-name="ce6" table:formula="of:=[.E541]*[.F$2]" office:value-type="float" office:value="3491.62011173184" calcext:value-type="float">
            <text:p>3492</text:p>
          </table:table-cell>
          <table:table-cell table:number-columns-repeated="5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 table:formula="of:=[.B$2]*[.A542]*1000" office:value-type="float" office:value="8.608" calcext:value-type="float">
            <text:p>8.608</text:p>
          </table:table-cell>
          <table:table-cell table:style-name="ce6" table:formula="of:=1/([.B542]/1000)" office:value-type="float" office:value="116.171003717472" calcext:value-type="float">
            <text:p>116</text:p>
          </table:table-cell>
          <table:table-cell table:style-name="ce6" table:formula="of:=[.C542]/[.D$2]" office:value-type="float" office:value="29.042750929368" calcext:value-type="float">
            <text:p>29</text:p>
          </table:table-cell>
          <table:table-cell table:style-name="ce6" table:formula="of:=[.D542]*60" office:value-type="float" office:value="1742.56505576208" calcext:value-type="float">
            <text:p>1743</text:p>
          </table:table-cell>
          <table:table-cell table:style-name="ce6" table:formula="of:=[.E542]*[.F$2]" office:value-type="float" office:value="3485.13011152416" calcext:value-type="float">
            <text:p>3485</text:p>
          </table:table-cell>
          <table:table-cell table:number-columns-repeated="5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 table:formula="of:=[.B$2]*[.A543]*1000" office:value-type="float" office:value="8.624" calcext:value-type="float">
            <text:p>8.624</text:p>
          </table:table-cell>
          <table:table-cell table:style-name="ce6" table:formula="of:=1/([.B543]/1000)" office:value-type="float" office:value="115.95547309833" calcext:value-type="float">
            <text:p>116</text:p>
          </table:table-cell>
          <table:table-cell table:style-name="ce6" table:formula="of:=[.C543]/[.D$2]" office:value-type="float" office:value="28.9888682745826" calcext:value-type="float">
            <text:p>29</text:p>
          </table:table-cell>
          <table:table-cell table:style-name="ce6" table:formula="of:=[.D543]*60" office:value-type="float" office:value="1739.33209647495" calcext:value-type="float">
            <text:p>1739</text:p>
          </table:table-cell>
          <table:table-cell table:style-name="ce6" table:formula="of:=[.E543]*[.F$2]" office:value-type="float" office:value="3478.66419294991" calcext:value-type="float">
            <text:p>3479</text:p>
          </table:table-cell>
          <table:table-cell table:number-columns-repeated="5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 table:formula="of:=[.B$2]*[.A544]*1000" office:value-type="float" office:value="8.64" calcext:value-type="float">
            <text:p>8.64</text:p>
          </table:table-cell>
          <table:table-cell table:style-name="ce6" table:formula="of:=1/([.B544]/1000)" office:value-type="float" office:value="115.740740740741" calcext:value-type="float">
            <text:p>116</text:p>
          </table:table-cell>
          <table:table-cell table:style-name="ce6" table:formula="of:=[.C544]/[.D$2]" office:value-type="float" office:value="28.9351851851852" calcext:value-type="float">
            <text:p>29</text:p>
          </table:table-cell>
          <table:table-cell table:style-name="ce6" table:formula="of:=[.D544]*60" office:value-type="float" office:value="1736.11111111111" calcext:value-type="float">
            <text:p>1736</text:p>
          </table:table-cell>
          <table:table-cell table:style-name="ce6" table:formula="of:=[.E544]*[.F$2]" office:value-type="float" office:value="3472.22222222222" calcext:value-type="float">
            <text:p>3472</text:p>
          </table:table-cell>
          <table:table-cell table:number-columns-repeated="5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 table:formula="of:=[.B$2]*[.A545]*1000" office:value-type="float" office:value="8.656" calcext:value-type="float">
            <text:p>8.656</text:p>
          </table:table-cell>
          <table:table-cell table:style-name="ce6" table:formula="of:=1/([.B545]/1000)" office:value-type="float" office:value="115.526802218115" calcext:value-type="float">
            <text:p>116</text:p>
          </table:table-cell>
          <table:table-cell table:style-name="ce6" table:formula="of:=[.C545]/[.D$2]" office:value-type="float" office:value="28.8817005545287" calcext:value-type="float">
            <text:p>29</text:p>
          </table:table-cell>
          <table:table-cell table:style-name="ce6" table:formula="of:=[.D545]*60" office:value-type="float" office:value="1732.90203327172" calcext:value-type="float">
            <text:p>1733</text:p>
          </table:table-cell>
          <table:table-cell table:style-name="ce6" table:formula="of:=[.E545]*[.F$2]" office:value-type="float" office:value="3465.80406654344" calcext:value-type="float">
            <text:p>3466</text:p>
          </table:table-cell>
          <table:table-cell table:number-columns-repeated="5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table:formula="of:=[.B$2]*[.A546]*1000" office:value-type="float" office:value="8.672" calcext:value-type="float">
            <text:p>8.672</text:p>
          </table:table-cell>
          <table:table-cell table:style-name="ce6" table:formula="of:=1/([.B546]/1000)" office:value-type="float" office:value="115.313653136531" calcext:value-type="float">
            <text:p>115</text:p>
          </table:table-cell>
          <table:table-cell table:style-name="ce6" table:formula="of:=[.C546]/[.D$2]" office:value-type="float" office:value="28.8284132841328" calcext:value-type="float">
            <text:p>29</text:p>
          </table:table-cell>
          <table:table-cell table:style-name="ce6" table:formula="of:=[.D546]*60" office:value-type="float" office:value="1729.70479704797" calcext:value-type="float">
            <text:p>1730</text:p>
          </table:table-cell>
          <table:table-cell table:style-name="ce6" table:formula="of:=[.E546]*[.F$2]" office:value-type="float" office:value="3459.40959409594" calcext:value-type="float">
            <text:p>3459</text:p>
          </table:table-cell>
          <table:table-cell table:number-columns-repeated="5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 table:formula="of:=[.B$2]*[.A547]*1000" office:value-type="float" office:value="8.688" calcext:value-type="float">
            <text:p>8.688</text:p>
          </table:table-cell>
          <table:table-cell table:style-name="ce6" table:formula="of:=1/([.B547]/1000)" office:value-type="float" office:value="115.101289134438" calcext:value-type="float">
            <text:p>115</text:p>
          </table:table-cell>
          <table:table-cell table:style-name="ce6" table:formula="of:=[.C547]/[.D$2]" office:value-type="float" office:value="28.7753222836096" calcext:value-type="float">
            <text:p>29</text:p>
          </table:table-cell>
          <table:table-cell table:style-name="ce6" table:formula="of:=[.D547]*60" office:value-type="float" office:value="1726.51933701657" calcext:value-type="float">
            <text:p>1727</text:p>
          </table:table-cell>
          <table:table-cell table:style-name="ce6" table:formula="of:=[.E547]*[.F$2]" office:value-type="float" office:value="3453.03867403315" calcext:value-type="float">
            <text:p>3453</text:p>
          </table:table-cell>
          <table:table-cell table:number-columns-repeated="5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 table:formula="of:=[.B$2]*[.A548]*1000" office:value-type="float" office:value="8.704" calcext:value-type="float">
            <text:p>8.704</text:p>
          </table:table-cell>
          <table:table-cell table:style-name="ce6" table:formula="of:=1/([.B548]/1000)" office:value-type="float" office:value="114.889705882353" calcext:value-type="float">
            <text:p>115</text:p>
          </table:table-cell>
          <table:table-cell table:style-name="ce6" table:formula="of:=[.C548]/[.D$2]" office:value-type="float" office:value="28.7224264705882" calcext:value-type="float">
            <text:p>29</text:p>
          </table:table-cell>
          <table:table-cell table:style-name="ce6" table:formula="of:=[.D548]*60" office:value-type="float" office:value="1723.34558823529" calcext:value-type="float">
            <text:p>1723</text:p>
          </table:table-cell>
          <table:table-cell table:style-name="ce6" table:formula="of:=[.E548]*[.F$2]" office:value-type="float" office:value="3446.69117647059" calcext:value-type="float">
            <text:p>3447</text:p>
          </table:table-cell>
          <table:table-cell table:number-columns-repeated="5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 table:formula="of:=[.B$2]*[.A549]*1000" office:value-type="float" office:value="8.72" calcext:value-type="float">
            <text:p>8.72</text:p>
          </table:table-cell>
          <table:table-cell table:style-name="ce6" table:formula="of:=1/([.B549]/1000)" office:value-type="float" office:value="114.678899082569" calcext:value-type="float">
            <text:p>115</text:p>
          </table:table-cell>
          <table:table-cell table:style-name="ce6" table:formula="of:=[.C549]/[.D$2]" office:value-type="float" office:value="28.6697247706422" calcext:value-type="float">
            <text:p>29</text:p>
          </table:table-cell>
          <table:table-cell table:style-name="ce6" table:formula="of:=[.D549]*60" office:value-type="float" office:value="1720.18348623853" calcext:value-type="float">
            <text:p>1720</text:p>
          </table:table-cell>
          <table:table-cell table:style-name="ce6" table:formula="of:=[.E549]*[.F$2]" office:value-type="float" office:value="3440.36697247706" calcext:value-type="float">
            <text:p>3440</text:p>
          </table:table-cell>
          <table:table-cell table:number-columns-repeated="5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 table:formula="of:=[.B$2]*[.A550]*1000" office:value-type="float" office:value="8.736" calcext:value-type="float">
            <text:p>8.736</text:p>
          </table:table-cell>
          <table:table-cell table:style-name="ce6" table:formula="of:=1/([.B550]/1000)" office:value-type="float" office:value="114.468864468864" calcext:value-type="float">
            <text:p>114</text:p>
          </table:table-cell>
          <table:table-cell table:style-name="ce6" table:formula="of:=[.C550]/[.D$2]" office:value-type="float" office:value="28.6172161172161" calcext:value-type="float">
            <text:p>29</text:p>
          </table:table-cell>
          <table:table-cell table:style-name="ce6" table:formula="of:=[.D550]*60" office:value-type="float" office:value="1717.03296703297" calcext:value-type="float">
            <text:p>1717</text:p>
          </table:table-cell>
          <table:table-cell table:style-name="ce6" table:formula="of:=[.E550]*[.F$2]" office:value-type="float" office:value="3434.06593406593" calcext:value-type="float">
            <text:p>3434</text:p>
          </table:table-cell>
          <table:table-cell table:number-columns-repeated="5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 table:formula="of:=[.B$2]*[.A551]*1000" office:value-type="float" office:value="8.752" calcext:value-type="float">
            <text:p>8.752</text:p>
          </table:table-cell>
          <table:table-cell table:style-name="ce6" table:formula="of:=1/([.B551]/1000)" office:value-type="float" office:value="114.259597806216" calcext:value-type="float">
            <text:p>114</text:p>
          </table:table-cell>
          <table:table-cell table:style-name="ce6" table:formula="of:=[.C551]/[.D$2]" office:value-type="float" office:value="28.5648994515539" calcext:value-type="float">
            <text:p>29</text:p>
          </table:table-cell>
          <table:table-cell table:style-name="ce6" table:formula="of:=[.D551]*60" office:value-type="float" office:value="1713.89396709324" calcext:value-type="float">
            <text:p>1714</text:p>
          </table:table-cell>
          <table:table-cell table:style-name="ce6" table:formula="of:=[.E551]*[.F$2]" office:value-type="float" office:value="3427.78793418647" calcext:value-type="float">
            <text:p>3428</text:p>
          </table:table-cell>
          <table:table-cell table:number-columns-repeated="5"/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 table:formula="of:=[.B$2]*[.A552]*1000" office:value-type="float" office:value="8.768" calcext:value-type="float">
            <text:p>8.768</text:p>
          </table:table-cell>
          <table:table-cell table:style-name="ce6" table:formula="of:=1/([.B552]/1000)" office:value-type="float" office:value="114.051094890511" calcext:value-type="float">
            <text:p>114</text:p>
          </table:table-cell>
          <table:table-cell table:style-name="ce6" table:formula="of:=[.C552]/[.D$2]" office:value-type="float" office:value="28.5127737226277" calcext:value-type="float">
            <text:p>29</text:p>
          </table:table-cell>
          <table:table-cell table:style-name="ce6" table:formula="of:=[.D552]*60" office:value-type="float" office:value="1710.76642335766" calcext:value-type="float">
            <text:p>1711</text:p>
          </table:table-cell>
          <table:table-cell table:style-name="ce6" table:formula="of:=[.E552]*[.F$2]" office:value-type="float" office:value="3421.53284671533" calcext:value-type="float">
            <text:p>3422</text:p>
          </table:table-cell>
          <table:table-cell table:number-columns-repeated="5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table:formula="of:=[.B$2]*[.A553]*1000" office:value-type="float" office:value="8.784" calcext:value-type="float">
            <text:p>8.784</text:p>
          </table:table-cell>
          <table:table-cell table:style-name="ce6" table:formula="of:=1/([.B553]/1000)" office:value-type="float" office:value="113.84335154827" calcext:value-type="float">
            <text:p>114</text:p>
          </table:table-cell>
          <table:table-cell table:style-name="ce6" table:formula="of:=[.C553]/[.D$2]" office:value-type="float" office:value="28.4608378870674" calcext:value-type="float">
            <text:p>28</text:p>
          </table:table-cell>
          <table:table-cell table:style-name="ce6" table:formula="of:=[.D553]*60" office:value-type="float" office:value="1707.65027322404" calcext:value-type="float">
            <text:p>1708</text:p>
          </table:table-cell>
          <table:table-cell table:style-name="ce6" table:formula="of:=[.E553]*[.F$2]" office:value-type="float" office:value="3415.30054644809" calcext:value-type="float">
            <text:p>3415</text:p>
          </table:table-cell>
          <table:table-cell table:number-columns-repeated="5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 table:formula="of:=[.B$2]*[.A554]*1000" office:value-type="float" office:value="8.8" calcext:value-type="float">
            <text:p>8.8</text:p>
          </table:table-cell>
          <table:table-cell table:style-name="ce6" table:formula="of:=1/([.B554]/1000)" office:value-type="float" office:value="113.636363636364" calcext:value-type="float">
            <text:p>114</text:p>
          </table:table-cell>
          <table:table-cell table:style-name="ce6" table:formula="of:=[.C554]/[.D$2]" office:value-type="float" office:value="28.4090909090909" calcext:value-type="float">
            <text:p>28</text:p>
          </table:table-cell>
          <table:table-cell table:style-name="ce6" table:formula="of:=[.D554]*60" office:value-type="float" office:value="1704.54545454545" calcext:value-type="float">
            <text:p>1705</text:p>
          </table:table-cell>
          <table:table-cell table:style-name="ce6" table:formula="of:=[.E554]*[.F$2]" office:value-type="float" office:value="3409.09090909091" calcext:value-type="float">
            <text:p>3409</text:p>
          </table:table-cell>
          <table:table-cell table:number-columns-repeated="5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 table:formula="of:=[.B$2]*[.A555]*1000" office:value-type="float" office:value="8.816" calcext:value-type="float">
            <text:p>8.816</text:p>
          </table:table-cell>
          <table:table-cell table:style-name="ce6" table:formula="of:=1/([.B555]/1000)" office:value-type="float" office:value="113.430127041742" calcext:value-type="float">
            <text:p>113</text:p>
          </table:table-cell>
          <table:table-cell table:style-name="ce6" table:formula="of:=[.C555]/[.D$2]" office:value-type="float" office:value="28.3575317604356" calcext:value-type="float">
            <text:p>28</text:p>
          </table:table-cell>
          <table:table-cell table:style-name="ce6" table:formula="of:=[.D555]*60" office:value-type="float" office:value="1701.45190562613" calcext:value-type="float">
            <text:p>1701</text:p>
          </table:table-cell>
          <table:table-cell table:style-name="ce6" table:formula="of:=[.E555]*[.F$2]" office:value-type="float" office:value="3402.90381125227" calcext:value-type="float">
            <text:p>3403</text:p>
          </table:table-cell>
          <table:table-cell table:number-columns-repeated="5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 table:formula="of:=[.B$2]*[.A556]*1000" office:value-type="float" office:value="8.832" calcext:value-type="float">
            <text:p>8.832</text:p>
          </table:table-cell>
          <table:table-cell table:style-name="ce6" table:formula="of:=1/([.B556]/1000)" office:value-type="float" office:value="113.224637681159" calcext:value-type="float">
            <text:p>113</text:p>
          </table:table-cell>
          <table:table-cell table:style-name="ce6" table:formula="of:=[.C556]/[.D$2]" office:value-type="float" office:value="28.3061594202899" calcext:value-type="float">
            <text:p>28</text:p>
          </table:table-cell>
          <table:table-cell table:style-name="ce6" table:formula="of:=[.D556]*60" office:value-type="float" office:value="1698.36956521739" calcext:value-type="float">
            <text:p>1698</text:p>
          </table:table-cell>
          <table:table-cell table:style-name="ce6" table:formula="of:=[.E556]*[.F$2]" office:value-type="float" office:value="3396.73913043478" calcext:value-type="float">
            <text:p>3397</text:p>
          </table:table-cell>
          <table:table-cell table:number-columns-repeated="5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 table:formula="of:=[.B$2]*[.A557]*1000" office:value-type="float" office:value="8.848" calcext:value-type="float">
            <text:p>8.848</text:p>
          </table:table-cell>
          <table:table-cell table:style-name="ce6" table:formula="of:=1/([.B557]/1000)" office:value-type="float" office:value="113.019891500904" calcext:value-type="float">
            <text:p>113</text:p>
          </table:table-cell>
          <table:table-cell table:style-name="ce6" table:formula="of:=[.C557]/[.D$2]" office:value-type="float" office:value="28.254972875226" calcext:value-type="float">
            <text:p>28</text:p>
          </table:table-cell>
          <table:table-cell table:style-name="ce6" table:formula="of:=[.D557]*60" office:value-type="float" office:value="1695.29837251356" calcext:value-type="float">
            <text:p>1695</text:p>
          </table:table-cell>
          <table:table-cell table:style-name="ce6" table:formula="of:=[.E557]*[.F$2]" office:value-type="float" office:value="3390.59674502713" calcext:value-type="float">
            <text:p>3391</text:p>
          </table:table-cell>
          <table:table-cell table:number-columns-repeated="5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 table:formula="of:=[.B$2]*[.A558]*1000" office:value-type="float" office:value="8.864" calcext:value-type="float">
            <text:p>8.864</text:p>
          </table:table-cell>
          <table:table-cell table:style-name="ce6" table:formula="of:=1/([.B558]/1000)" office:value-type="float" office:value="112.815884476534" calcext:value-type="float">
            <text:p>113</text:p>
          </table:table-cell>
          <table:table-cell table:style-name="ce6" table:formula="of:=[.C558]/[.D$2]" office:value-type="float" office:value="28.2039711191336" calcext:value-type="float">
            <text:p>28</text:p>
          </table:table-cell>
          <table:table-cell table:style-name="ce6" table:formula="of:=[.D558]*60" office:value-type="float" office:value="1692.23826714801" calcext:value-type="float">
            <text:p>1692</text:p>
          </table:table-cell>
          <table:table-cell table:style-name="ce6" table:formula="of:=[.E558]*[.F$2]" office:value-type="float" office:value="3384.47653429603" calcext:value-type="float">
            <text:p>3384</text:p>
          </table:table-cell>
          <table:table-cell table:number-columns-repeated="5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 table:formula="of:=[.B$2]*[.A559]*1000" office:value-type="float" office:value="8.88" calcext:value-type="float">
            <text:p>8.88</text:p>
          </table:table-cell>
          <table:table-cell table:style-name="ce6" table:formula="of:=1/([.B559]/1000)" office:value-type="float" office:value="112.612612612613" calcext:value-type="float">
            <text:p>113</text:p>
          </table:table-cell>
          <table:table-cell table:style-name="ce6" table:formula="of:=[.C559]/[.D$2]" office:value-type="float" office:value="28.1531531531532" calcext:value-type="float">
            <text:p>28</text:p>
          </table:table-cell>
          <table:table-cell table:style-name="ce6" table:formula="of:=[.D559]*60" office:value-type="float" office:value="1689.18918918919" calcext:value-type="float">
            <text:p>1689</text:p>
          </table:table-cell>
          <table:table-cell table:style-name="ce6" table:formula="of:=[.E559]*[.F$2]" office:value-type="float" office:value="3378.37837837838" calcext:value-type="float">
            <text:p>3378</text:p>
          </table:table-cell>
          <table:table-cell table:number-columns-repeated="5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 table:formula="of:=[.B$2]*[.A560]*1000" office:value-type="float" office:value="8.896" calcext:value-type="float">
            <text:p>8.896</text:p>
          </table:table-cell>
          <table:table-cell table:style-name="ce6" table:formula="of:=1/([.B560]/1000)" office:value-type="float" office:value="112.410071942446" calcext:value-type="float">
            <text:p>112</text:p>
          </table:table-cell>
          <table:table-cell table:style-name="ce6" table:formula="of:=[.C560]/[.D$2]" office:value-type="float" office:value="28.1025179856115" calcext:value-type="float">
            <text:p>28</text:p>
          </table:table-cell>
          <table:table-cell table:style-name="ce6" table:formula="of:=[.D560]*60" office:value-type="float" office:value="1686.15107913669" calcext:value-type="float">
            <text:p>1686</text:p>
          </table:table-cell>
          <table:table-cell table:style-name="ce6" table:formula="of:=[.E560]*[.F$2]" office:value-type="float" office:value="3372.30215827338" calcext:value-type="float">
            <text:p>3372</text:p>
          </table:table-cell>
          <table:table-cell table:number-columns-repeated="5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table:formula="of:=[.B$2]*[.A561]*1000" office:value-type="float" office:value="8.912" calcext:value-type="float">
            <text:p>8.912</text:p>
          </table:table-cell>
          <table:table-cell table:style-name="ce6" table:formula="of:=1/([.B561]/1000)" office:value-type="float" office:value="112.208258527828" calcext:value-type="float">
            <text:p>112</text:p>
          </table:table-cell>
          <table:table-cell table:style-name="ce6" table:formula="of:=[.C561]/[.D$2]" office:value-type="float" office:value="28.0520646319569" calcext:value-type="float">
            <text:p>28</text:p>
          </table:table-cell>
          <table:table-cell table:style-name="ce6" table:formula="of:=[.D561]*60" office:value-type="float" office:value="1683.12387791741" calcext:value-type="float">
            <text:p>1683</text:p>
          </table:table-cell>
          <table:table-cell table:style-name="ce6" table:formula="of:=[.E561]*[.F$2]" office:value-type="float" office:value="3366.24775583483" calcext:value-type="float">
            <text:p>3366</text:p>
          </table:table-cell>
          <table:table-cell table:number-columns-repeated="5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table:formula="of:=[.B$2]*[.A562]*1000" office:value-type="float" office:value="8.928" calcext:value-type="float">
            <text:p>8.928</text:p>
          </table:table-cell>
          <table:table-cell table:style-name="ce6" table:formula="of:=1/([.B562]/1000)" office:value-type="float" office:value="112.007168458781" calcext:value-type="float">
            <text:p>112</text:p>
          </table:table-cell>
          <table:table-cell table:style-name="ce6" table:formula="of:=[.C562]/[.D$2]" office:value-type="float" office:value="28.0017921146953" calcext:value-type="float">
            <text:p>28</text:p>
          </table:table-cell>
          <table:table-cell table:style-name="ce6" table:formula="of:=[.D562]*60" office:value-type="float" office:value="1680.10752688172" calcext:value-type="float">
            <text:p>1680</text:p>
          </table:table-cell>
          <table:table-cell table:style-name="ce6" table:formula="of:=[.E562]*[.F$2]" office:value-type="float" office:value="3360.21505376344" calcext:value-type="float">
            <text:p>3360</text:p>
          </table:table-cell>
          <table:table-cell table:number-columns-repeated="5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 table:formula="of:=[.B$2]*[.A563]*1000" office:value-type="float" office:value="8.944" calcext:value-type="float">
            <text:p>8.944</text:p>
          </table:table-cell>
          <table:table-cell table:style-name="ce6" table:formula="of:=1/([.B563]/1000)" office:value-type="float" office:value="111.80679785331" calcext:value-type="float">
            <text:p>112</text:p>
          </table:table-cell>
          <table:table-cell table:style-name="ce6" table:formula="of:=[.C563]/[.D$2]" office:value-type="float" office:value="27.9516994633274" calcext:value-type="float">
            <text:p>28</text:p>
          </table:table-cell>
          <table:table-cell table:style-name="ce6" table:formula="of:=[.D563]*60" office:value-type="float" office:value="1677.10196779964" calcext:value-type="float">
            <text:p>1677</text:p>
          </table:table-cell>
          <table:table-cell table:style-name="ce6" table:formula="of:=[.E563]*[.F$2]" office:value-type="float" office:value="3354.20393559928" calcext:value-type="float">
            <text:p>3354</text:p>
          </table:table-cell>
          <table:table-cell table:number-columns-repeated="5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 table:formula="of:=[.B$2]*[.A564]*1000" office:value-type="float" office:value="8.96" calcext:value-type="float">
            <text:p>8.96</text:p>
          </table:table-cell>
          <table:table-cell table:style-name="ce6" table:formula="of:=1/([.B564]/1000)" office:value-type="float" office:value="111.607142857143" calcext:value-type="float">
            <text:p>112</text:p>
          </table:table-cell>
          <table:table-cell table:style-name="ce6" table:formula="of:=[.C564]/[.D$2]" office:value-type="float" office:value="27.9017857142857" calcext:value-type="float">
            <text:p>28</text:p>
          </table:table-cell>
          <table:table-cell table:style-name="ce6" table:formula="of:=[.D564]*60" office:value-type="float" office:value="1674.10714285714" calcext:value-type="float">
            <text:p>1674</text:p>
          </table:table-cell>
          <table:table-cell table:style-name="ce6" table:formula="of:=[.E564]*[.F$2]" office:value-type="float" office:value="3348.21428571429" calcext:value-type="float">
            <text:p>3348</text:p>
          </table:table-cell>
          <table:table-cell table:number-columns-repeated="5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 table:formula="of:=[.B$2]*[.A565]*1000" office:value-type="float" office:value="8.976" calcext:value-type="float">
            <text:p>8.976</text:p>
          </table:table-cell>
          <table:table-cell table:style-name="ce6" table:formula="of:=1/([.B565]/1000)" office:value-type="float" office:value="111.408199643494" calcext:value-type="float">
            <text:p>111</text:p>
          </table:table-cell>
          <table:table-cell table:style-name="ce6" table:formula="of:=[.C565]/[.D$2]" office:value-type="float" office:value="27.8520499108734" calcext:value-type="float">
            <text:p>28</text:p>
          </table:table-cell>
          <table:table-cell table:style-name="ce6" table:formula="of:=[.D565]*60" office:value-type="float" office:value="1671.12299465241" calcext:value-type="float">
            <text:p>1671</text:p>
          </table:table-cell>
          <table:table-cell table:style-name="ce6" table:formula="of:=[.E565]*[.F$2]" office:value-type="float" office:value="3342.24598930481" calcext:value-type="float">
            <text:p>3342</text:p>
          </table:table-cell>
          <table:table-cell table:number-columns-repeated="5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 table:formula="of:=[.B$2]*[.A566]*1000" office:value-type="float" office:value="8.992" calcext:value-type="float">
            <text:p>8.992</text:p>
          </table:table-cell>
          <table:table-cell table:style-name="ce6" table:formula="of:=1/([.B566]/1000)" office:value-type="float" office:value="111.209964412811" calcext:value-type="float">
            <text:p>111</text:p>
          </table:table-cell>
          <table:table-cell table:style-name="ce6" table:formula="of:=[.C566]/[.D$2]" office:value-type="float" office:value="27.8024911032028" calcext:value-type="float">
            <text:p>28</text:p>
          </table:table-cell>
          <table:table-cell table:style-name="ce6" table:formula="of:=[.D566]*60" office:value-type="float" office:value="1668.14946619217" calcext:value-type="float">
            <text:p>1668</text:p>
          </table:table-cell>
          <table:table-cell table:style-name="ce6" table:formula="of:=[.E566]*[.F$2]" office:value-type="float" office:value="3336.29893238434" calcext:value-type="float">
            <text:p>3336</text:p>
          </table:table-cell>
          <table:table-cell table:number-columns-repeated="5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 table:formula="of:=[.B$2]*[.A567]*1000" office:value-type="float" office:value="9.008" calcext:value-type="float">
            <text:p>9.008</text:p>
          </table:table-cell>
          <table:table-cell table:style-name="ce6" table:formula="of:=1/([.B567]/1000)" office:value-type="float" office:value="111.01243339254" calcext:value-type="float">
            <text:p>111</text:p>
          </table:table-cell>
          <table:table-cell table:style-name="ce6" table:formula="of:=[.C567]/[.D$2]" office:value-type="float" office:value="27.753108348135" calcext:value-type="float">
            <text:p>28</text:p>
          </table:table-cell>
          <table:table-cell table:style-name="ce6" table:formula="of:=[.D567]*60" office:value-type="float" office:value="1665.1865008881" calcext:value-type="float">
            <text:p>1665</text:p>
          </table:table-cell>
          <table:table-cell table:style-name="ce6" table:formula="of:=[.E567]*[.F$2]" office:value-type="float" office:value="3330.3730017762" calcext:value-type="float">
            <text:p>3330</text:p>
          </table:table-cell>
          <table:table-cell table:number-columns-repeated="5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 table:formula="of:=[.B$2]*[.A568]*1000" office:value-type="float" office:value="9.024" calcext:value-type="float">
            <text:p>9.024</text:p>
          </table:table-cell>
          <table:table-cell table:style-name="ce6" table:formula="of:=1/([.B568]/1000)" office:value-type="float" office:value="110.815602836879" calcext:value-type="float">
            <text:p>111</text:p>
          </table:table-cell>
          <table:table-cell table:style-name="ce6" table:formula="of:=[.C568]/[.D$2]" office:value-type="float" office:value="27.7039007092199" calcext:value-type="float">
            <text:p>28</text:p>
          </table:table-cell>
          <table:table-cell table:style-name="ce6" table:formula="of:=[.D568]*60" office:value-type="float" office:value="1662.23404255319" calcext:value-type="float">
            <text:p>1662</text:p>
          </table:table-cell>
          <table:table-cell table:style-name="ce6" table:formula="of:=[.E568]*[.F$2]" office:value-type="float" office:value="3324.46808510638" calcext:value-type="float">
            <text:p>3324</text:p>
          </table:table-cell>
          <table:table-cell table:number-columns-repeated="5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 table:formula="of:=[.B$2]*[.A569]*1000" office:value-type="float" office:value="9.04" calcext:value-type="float">
            <text:p>9.04</text:p>
          </table:table-cell>
          <table:table-cell table:style-name="ce6" table:formula="of:=1/([.B569]/1000)" office:value-type="float" office:value="110.619469026549" calcext:value-type="float">
            <text:p>111</text:p>
          </table:table-cell>
          <table:table-cell table:style-name="ce6" table:formula="of:=[.C569]/[.D$2]" office:value-type="float" office:value="27.6548672566372" calcext:value-type="float">
            <text:p>28</text:p>
          </table:table-cell>
          <table:table-cell table:style-name="ce6" table:formula="of:=[.D569]*60" office:value-type="float" office:value="1659.29203539823" calcext:value-type="float">
            <text:p>1659</text:p>
          </table:table-cell>
          <table:table-cell table:style-name="ce6" table:formula="of:=[.E569]*[.F$2]" office:value-type="float" office:value="3318.58407079646" calcext:value-type="float">
            <text:p>3319</text:p>
          </table:table-cell>
          <table:table-cell table:number-columns-repeated="5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 table:formula="of:=[.B$2]*[.A570]*1000" office:value-type="float" office:value="9.056" calcext:value-type="float">
            <text:p>9.056</text:p>
          </table:table-cell>
          <table:table-cell table:style-name="ce6" table:formula="of:=1/([.B570]/1000)" office:value-type="float" office:value="110.424028268551" calcext:value-type="float">
            <text:p>110</text:p>
          </table:table-cell>
          <table:table-cell table:style-name="ce6" table:formula="of:=[.C570]/[.D$2]" office:value-type="float" office:value="27.6060070671378" calcext:value-type="float">
            <text:p>28</text:p>
          </table:table-cell>
          <table:table-cell table:style-name="ce6" table:formula="of:=[.D570]*60" office:value-type="float" office:value="1656.36042402827" calcext:value-type="float">
            <text:p>1656</text:p>
          </table:table-cell>
          <table:table-cell table:style-name="ce6" table:formula="of:=[.E570]*[.F$2]" office:value-type="float" office:value="3312.72084805654" calcext:value-type="float">
            <text:p>3313</text:p>
          </table:table-cell>
          <table:table-cell table:number-columns-repeated="5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 table:formula="of:=[.B$2]*[.A571]*1000" office:value-type="float" office:value="9.072" calcext:value-type="float">
            <text:p>9.072</text:p>
          </table:table-cell>
          <table:table-cell table:style-name="ce6" table:formula="of:=1/([.B571]/1000)" office:value-type="float" office:value="110.229276895944" calcext:value-type="float">
            <text:p>110</text:p>
          </table:table-cell>
          <table:table-cell table:style-name="ce6" table:formula="of:=[.C571]/[.D$2]" office:value-type="float" office:value="27.5573192239859" calcext:value-type="float">
            <text:p>28</text:p>
          </table:table-cell>
          <table:table-cell table:style-name="ce6" table:formula="of:=[.D571]*60" office:value-type="float" office:value="1653.43915343915" calcext:value-type="float">
            <text:p>1653</text:p>
          </table:table-cell>
          <table:table-cell table:style-name="ce6" table:formula="of:=[.E571]*[.F$2]" office:value-type="float" office:value="3306.87830687831" calcext:value-type="float">
            <text:p>3307</text:p>
          </table:table-cell>
          <table:table-cell table:number-columns-repeated="5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 table:formula="of:=[.B$2]*[.A572]*1000" office:value-type="float" office:value="9.088" calcext:value-type="float">
            <text:p>9.088</text:p>
          </table:table-cell>
          <table:table-cell table:style-name="ce6" table:formula="of:=1/([.B572]/1000)" office:value-type="float" office:value="110.035211267606" calcext:value-type="float">
            <text:p>110</text:p>
          </table:table-cell>
          <table:table-cell table:style-name="ce6" table:formula="of:=[.C572]/[.D$2]" office:value-type="float" office:value="27.5088028169014" calcext:value-type="float">
            <text:p>28</text:p>
          </table:table-cell>
          <table:table-cell table:style-name="ce6" table:formula="of:=[.D572]*60" office:value-type="float" office:value="1650.52816901408" calcext:value-type="float">
            <text:p>1651</text:p>
          </table:table-cell>
          <table:table-cell table:style-name="ce6" table:formula="of:=[.E572]*[.F$2]" office:value-type="float" office:value="3301.05633802817" calcext:value-type="float">
            <text:p>3301</text:p>
          </table:table-cell>
          <table:table-cell table:number-columns-repeated="5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 table:formula="of:=[.B$2]*[.A573]*1000" office:value-type="float" office:value="9.104" calcext:value-type="float">
            <text:p>9.104</text:p>
          </table:table-cell>
          <table:table-cell table:style-name="ce6" table:formula="of:=1/([.B573]/1000)" office:value-type="float" office:value="109.841827768014" calcext:value-type="float">
            <text:p>110</text:p>
          </table:table-cell>
          <table:table-cell table:style-name="ce6" table:formula="of:=[.C573]/[.D$2]" office:value-type="float" office:value="27.4604569420035" calcext:value-type="float">
            <text:p>27</text:p>
          </table:table-cell>
          <table:table-cell table:style-name="ce6" table:formula="of:=[.D573]*60" office:value-type="float" office:value="1647.62741652021" calcext:value-type="float">
            <text:p>1648</text:p>
          </table:table-cell>
          <table:table-cell table:style-name="ce6" table:formula="of:=[.E573]*[.F$2]" office:value-type="float" office:value="3295.25483304042" calcext:value-type="float">
            <text:p>3295</text:p>
          </table:table-cell>
          <table:table-cell table:number-columns-repeated="5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 table:formula="of:=[.B$2]*[.A574]*1000" office:value-type="float" office:value="9.12" calcext:value-type="float">
            <text:p>9.12</text:p>
          </table:table-cell>
          <table:table-cell table:style-name="ce6" table:formula="of:=1/([.B574]/1000)" office:value-type="float" office:value="109.649122807018" calcext:value-type="float">
            <text:p>110</text:p>
          </table:table-cell>
          <table:table-cell table:style-name="ce6" table:formula="of:=[.C574]/[.D$2]" office:value-type="float" office:value="27.4122807017544" calcext:value-type="float">
            <text:p>27</text:p>
          </table:table-cell>
          <table:table-cell table:style-name="ce6" table:formula="of:=[.D574]*60" office:value-type="float" office:value="1644.73684210526" calcext:value-type="float">
            <text:p>1645</text:p>
          </table:table-cell>
          <table:table-cell table:style-name="ce6" table:formula="of:=[.E574]*[.F$2]" office:value-type="float" office:value="3289.47368421053" calcext:value-type="float">
            <text:p>3289</text:p>
          </table:table-cell>
          <table:table-cell table:number-columns-repeated="5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 table:formula="of:=[.B$2]*[.A575]*1000" office:value-type="float" office:value="9.136" calcext:value-type="float">
            <text:p>9.136</text:p>
          </table:table-cell>
          <table:table-cell table:style-name="ce6" table:formula="of:=1/([.B575]/1000)" office:value-type="float" office:value="109.457092819615" calcext:value-type="float">
            <text:p>109</text:p>
          </table:table-cell>
          <table:table-cell table:style-name="ce6" table:formula="of:=[.C575]/[.D$2]" office:value-type="float" office:value="27.3642732049037" calcext:value-type="float">
            <text:p>27</text:p>
          </table:table-cell>
          <table:table-cell table:style-name="ce6" table:formula="of:=[.D575]*60" office:value-type="float" office:value="1641.85639229422" calcext:value-type="float">
            <text:p>1642</text:p>
          </table:table-cell>
          <table:table-cell table:style-name="ce6" table:formula="of:=[.E575]*[.F$2]" office:value-type="float" office:value="3283.71278458844" calcext:value-type="float">
            <text:p>3284</text:p>
          </table:table-cell>
          <table:table-cell table:number-columns-repeated="5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 table:formula="of:=[.B$2]*[.A576]*1000" office:value-type="float" office:value="9.152" calcext:value-type="float">
            <text:p>9.152</text:p>
          </table:table-cell>
          <table:table-cell table:style-name="ce6" table:formula="of:=1/([.B576]/1000)" office:value-type="float" office:value="109.265734265734" calcext:value-type="float">
            <text:p>109</text:p>
          </table:table-cell>
          <table:table-cell table:style-name="ce6" table:formula="of:=[.C576]/[.D$2]" office:value-type="float" office:value="27.3164335664336" calcext:value-type="float">
            <text:p>27</text:p>
          </table:table-cell>
          <table:table-cell table:style-name="ce6" table:formula="of:=[.D576]*60" office:value-type="float" office:value="1638.98601398601" calcext:value-type="float">
            <text:p>1639</text:p>
          </table:table-cell>
          <table:table-cell table:style-name="ce6" table:formula="of:=[.E576]*[.F$2]" office:value-type="float" office:value="3277.97202797203" calcext:value-type="float">
            <text:p>3278</text:p>
          </table:table-cell>
          <table:table-cell table:number-columns-repeated="5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 table:formula="of:=[.B$2]*[.A577]*1000" office:value-type="float" office:value="9.168" calcext:value-type="float">
            <text:p>9.168</text:p>
          </table:table-cell>
          <table:table-cell table:style-name="ce6" table:formula="of:=1/([.B577]/1000)" office:value-type="float" office:value="109.075043630017" calcext:value-type="float">
            <text:p>109</text:p>
          </table:table-cell>
          <table:table-cell table:style-name="ce6" table:formula="of:=[.C577]/[.D$2]" office:value-type="float" office:value="27.2687609075044" calcext:value-type="float">
            <text:p>27</text:p>
          </table:table-cell>
          <table:table-cell table:style-name="ce6" table:formula="of:=[.D577]*60" office:value-type="float" office:value="1636.12565445026" calcext:value-type="float">
            <text:p>1636</text:p>
          </table:table-cell>
          <table:table-cell table:style-name="ce6" table:formula="of:=[.E577]*[.F$2]" office:value-type="float" office:value="3272.25130890052" calcext:value-type="float">
            <text:p>3272</text:p>
          </table:table-cell>
          <table:table-cell table:number-columns-repeated="5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table:formula="of:=[.B$2]*[.A578]*1000" office:value-type="float" office:value="9.184" calcext:value-type="float">
            <text:p>9.184</text:p>
          </table:table-cell>
          <table:table-cell table:style-name="ce6" table:formula="of:=1/([.B578]/1000)" office:value-type="float" office:value="108.885017421603" calcext:value-type="float">
            <text:p>109</text:p>
          </table:table-cell>
          <table:table-cell table:style-name="ce6" table:formula="of:=[.C578]/[.D$2]" office:value-type="float" office:value="27.2212543554007" calcext:value-type="float">
            <text:p>27</text:p>
          </table:table-cell>
          <table:table-cell table:style-name="ce6" table:formula="of:=[.D578]*60" office:value-type="float" office:value="1633.27526132404" calcext:value-type="float">
            <text:p>1633</text:p>
          </table:table-cell>
          <table:table-cell table:style-name="ce6" table:formula="of:=[.E578]*[.F$2]" office:value-type="float" office:value="3266.55052264808" calcext:value-type="float">
            <text:p>3267</text:p>
          </table:table-cell>
          <table:table-cell table:number-columns-repeated="5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 table:formula="of:=[.B$2]*[.A579]*1000" office:value-type="float" office:value="9.2" calcext:value-type="float">
            <text:p>9.2</text:p>
          </table:table-cell>
          <table:table-cell table:style-name="ce6" table:formula="of:=1/([.B579]/1000)" office:value-type="float" office:value="108.695652173913" calcext:value-type="float">
            <text:p>109</text:p>
          </table:table-cell>
          <table:table-cell table:style-name="ce6" table:formula="of:=[.C579]/[.D$2]" office:value-type="float" office:value="27.1739130434783" calcext:value-type="float">
            <text:p>27</text:p>
          </table:table-cell>
          <table:table-cell table:style-name="ce6" table:formula="of:=[.D579]*60" office:value-type="float" office:value="1630.4347826087" calcext:value-type="float">
            <text:p>1630</text:p>
          </table:table-cell>
          <table:table-cell table:style-name="ce6" table:formula="of:=[.E579]*[.F$2]" office:value-type="float" office:value="3260.86956521739" calcext:value-type="float">
            <text:p>3261</text:p>
          </table:table-cell>
          <table:table-cell table:number-columns-repeated="5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 table:formula="of:=[.B$2]*[.A580]*1000" office:value-type="float" office:value="9.216" calcext:value-type="float">
            <text:p>9.216</text:p>
          </table:table-cell>
          <table:table-cell table:style-name="ce6" table:formula="of:=1/([.B580]/1000)" office:value-type="float" office:value="108.506944444444" calcext:value-type="float">
            <text:p>109</text:p>
          </table:table-cell>
          <table:table-cell table:style-name="ce6" table:formula="of:=[.C580]/[.D$2]" office:value-type="float" office:value="27.1267361111111" calcext:value-type="float">
            <text:p>27</text:p>
          </table:table-cell>
          <table:table-cell table:style-name="ce6" table:formula="of:=[.D580]*60" office:value-type="float" office:value="1627.60416666667" calcext:value-type="float">
            <text:p>1628</text:p>
          </table:table-cell>
          <table:table-cell table:style-name="ce6" table:formula="of:=[.E580]*[.F$2]" office:value-type="float" office:value="3255.20833333333" calcext:value-type="float">
            <text:p>3255</text:p>
          </table:table-cell>
          <table:table-cell table:number-columns-repeated="5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table:formula="of:=[.B$2]*[.A581]*1000" office:value-type="float" office:value="9.232" calcext:value-type="float">
            <text:p>9.232</text:p>
          </table:table-cell>
          <table:table-cell table:style-name="ce6" table:formula="of:=1/([.B581]/1000)" office:value-type="float" office:value="108.318890814558" calcext:value-type="float">
            <text:p>108</text:p>
          </table:table-cell>
          <table:table-cell table:style-name="ce6" table:formula="of:=[.C581]/[.D$2]" office:value-type="float" office:value="27.0797227036395" calcext:value-type="float">
            <text:p>27</text:p>
          </table:table-cell>
          <table:table-cell table:style-name="ce6" table:formula="of:=[.D581]*60" office:value-type="float" office:value="1624.78336221837" calcext:value-type="float">
            <text:p>1625</text:p>
          </table:table-cell>
          <table:table-cell table:style-name="ce6" table:formula="of:=[.E581]*[.F$2]" office:value-type="float" office:value="3249.56672443674" calcext:value-type="float">
            <text:p>3250</text:p>
          </table:table-cell>
          <table:table-cell table:number-columns-repeated="5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 table:formula="of:=[.B$2]*[.A582]*1000" office:value-type="float" office:value="9.248" calcext:value-type="float">
            <text:p>9.248</text:p>
          </table:table-cell>
          <table:table-cell table:style-name="ce6" table:formula="of:=1/([.B582]/1000)" office:value-type="float" office:value="108.131487889273" calcext:value-type="float">
            <text:p>108</text:p>
          </table:table-cell>
          <table:table-cell table:style-name="ce6" table:formula="of:=[.C582]/[.D$2]" office:value-type="float" office:value="27.0328719723183" calcext:value-type="float">
            <text:p>27</text:p>
          </table:table-cell>
          <table:table-cell table:style-name="ce6" table:formula="of:=[.D582]*60" office:value-type="float" office:value="1621.9723183391" calcext:value-type="float">
            <text:p>1622</text:p>
          </table:table-cell>
          <table:table-cell table:style-name="ce6" table:formula="of:=[.E582]*[.F$2]" office:value-type="float" office:value="3243.9446366782" calcext:value-type="float">
            <text:p>3244</text:p>
          </table:table-cell>
          <table:table-cell table:number-columns-repeated="5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 table:formula="of:=[.B$2]*[.A583]*1000" office:value-type="float" office:value="9.264" calcext:value-type="float">
            <text:p>9.264</text:p>
          </table:table-cell>
          <table:table-cell table:style-name="ce6" table:formula="of:=1/([.B583]/1000)" office:value-type="float" office:value="107.944732297064" calcext:value-type="float">
            <text:p>108</text:p>
          </table:table-cell>
          <table:table-cell table:style-name="ce6" table:formula="of:=[.C583]/[.D$2]" office:value-type="float" office:value="26.986183074266" calcext:value-type="float">
            <text:p>27</text:p>
          </table:table-cell>
          <table:table-cell table:style-name="ce6" table:formula="of:=[.D583]*60" office:value-type="float" office:value="1619.17098445596" calcext:value-type="float">
            <text:p>1619</text:p>
          </table:table-cell>
          <table:table-cell table:style-name="ce6" table:formula="of:=[.E583]*[.F$2]" office:value-type="float" office:value="3238.34196891192" calcext:value-type="float">
            <text:p>3238</text:p>
          </table:table-cell>
          <table:table-cell table:number-columns-repeated="5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table:formula="of:=[.B$2]*[.A584]*1000" office:value-type="float" office:value="9.28" calcext:value-type="float">
            <text:p>9.28</text:p>
          </table:table-cell>
          <table:table-cell table:style-name="ce6" table:formula="of:=1/([.B584]/1000)" office:value-type="float" office:value="107.758620689655" calcext:value-type="float">
            <text:p>108</text:p>
          </table:table-cell>
          <table:table-cell table:style-name="ce6" table:formula="of:=[.C584]/[.D$2]" office:value-type="float" office:value="26.9396551724138" calcext:value-type="float">
            <text:p>27</text:p>
          </table:table-cell>
          <table:table-cell table:style-name="ce6" table:formula="of:=[.D584]*60" office:value-type="float" office:value="1616.37931034483" calcext:value-type="float">
            <text:p>1616</text:p>
          </table:table-cell>
          <table:table-cell table:style-name="ce6" table:formula="of:=[.E584]*[.F$2]" office:value-type="float" office:value="3232.75862068966" calcext:value-type="float">
            <text:p>3233</text:p>
          </table:table-cell>
          <table:table-cell table:number-columns-repeated="5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 table:formula="of:=[.B$2]*[.A585]*1000" office:value-type="float" office:value="9.296" calcext:value-type="float">
            <text:p>9.296</text:p>
          </table:table-cell>
          <table:table-cell table:style-name="ce6" table:formula="of:=1/([.B585]/1000)" office:value-type="float" office:value="107.573149741824" calcext:value-type="float">
            <text:p>108</text:p>
          </table:table-cell>
          <table:table-cell table:style-name="ce6" table:formula="of:=[.C585]/[.D$2]" office:value-type="float" office:value="26.8932874354561" calcext:value-type="float">
            <text:p>27</text:p>
          </table:table-cell>
          <table:table-cell table:style-name="ce6" table:formula="of:=[.D585]*60" office:value-type="float" office:value="1613.59724612737" calcext:value-type="float">
            <text:p>1614</text:p>
          </table:table-cell>
          <table:table-cell table:style-name="ce6" table:formula="of:=[.E585]*[.F$2]" office:value-type="float" office:value="3227.19449225473" calcext:value-type="float">
            <text:p>3227</text:p>
          </table:table-cell>
          <table:table-cell table:number-columns-repeated="5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 table:formula="of:=[.B$2]*[.A586]*1000" office:value-type="float" office:value="9.312" calcext:value-type="float">
            <text:p>9.312</text:p>
          </table:table-cell>
          <table:table-cell table:style-name="ce6" table:formula="of:=1/([.B586]/1000)" office:value-type="float" office:value="107.388316151203" calcext:value-type="float">
            <text:p>107</text:p>
          </table:table-cell>
          <table:table-cell table:style-name="ce6" table:formula="of:=[.C586]/[.D$2]" office:value-type="float" office:value="26.8470790378007" calcext:value-type="float">
            <text:p>27</text:p>
          </table:table-cell>
          <table:table-cell table:style-name="ce6" table:formula="of:=[.D586]*60" office:value-type="float" office:value="1610.82474226804" calcext:value-type="float">
            <text:p>1611</text:p>
          </table:table-cell>
          <table:table-cell table:style-name="ce6" table:formula="of:=[.E586]*[.F$2]" office:value-type="float" office:value="3221.64948453608" calcext:value-type="float">
            <text:p>3222</text:p>
          </table:table-cell>
          <table:table-cell table:number-columns-repeated="5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 table:formula="of:=[.B$2]*[.A587]*1000" office:value-type="float" office:value="9.328" calcext:value-type="float">
            <text:p>9.328</text:p>
          </table:table-cell>
          <table:table-cell table:style-name="ce6" table:formula="of:=1/([.B587]/1000)" office:value-type="float" office:value="107.204116638079" calcext:value-type="float">
            <text:p>107</text:p>
          </table:table-cell>
          <table:table-cell table:style-name="ce6" table:formula="of:=[.C587]/[.D$2]" office:value-type="float" office:value="26.8010291595197" calcext:value-type="float">
            <text:p>27</text:p>
          </table:table-cell>
          <table:table-cell table:style-name="ce6" table:formula="of:=[.D587]*60" office:value-type="float" office:value="1608.06174957118" calcext:value-type="float">
            <text:p>1608</text:p>
          </table:table-cell>
          <table:table-cell table:style-name="ce6" table:formula="of:=[.E587]*[.F$2]" office:value-type="float" office:value="3216.12349914237" calcext:value-type="float">
            <text:p>3216</text:p>
          </table:table-cell>
          <table:table-cell table:number-columns-repeated="5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 table:formula="of:=[.B$2]*[.A588]*1000" office:value-type="float" office:value="9.344" calcext:value-type="float">
            <text:p>9.344</text:p>
          </table:table-cell>
          <table:table-cell table:style-name="ce6" table:formula="of:=1/([.B588]/1000)" office:value-type="float" office:value="107.020547945205" calcext:value-type="float">
            <text:p>107</text:p>
          </table:table-cell>
          <table:table-cell table:style-name="ce6" table:formula="of:=[.C588]/[.D$2]" office:value-type="float" office:value="26.7551369863014" calcext:value-type="float">
            <text:p>27</text:p>
          </table:table-cell>
          <table:table-cell table:style-name="ce6" table:formula="of:=[.D588]*60" office:value-type="float" office:value="1605.30821917808" calcext:value-type="float">
            <text:p>1605</text:p>
          </table:table-cell>
          <table:table-cell table:style-name="ce6" table:formula="of:=[.E588]*[.F$2]" office:value-type="float" office:value="3210.61643835616" calcext:value-type="float">
            <text:p>3211</text:p>
          </table:table-cell>
          <table:table-cell table:number-columns-repeated="5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 table:formula="of:=[.B$2]*[.A589]*1000" office:value-type="float" office:value="9.36" calcext:value-type="float">
            <text:p>9.36</text:p>
          </table:table-cell>
          <table:table-cell table:style-name="ce6" table:formula="of:=1/([.B589]/1000)" office:value-type="float" office:value="106.837606837607" calcext:value-type="float">
            <text:p>107</text:p>
          </table:table-cell>
          <table:table-cell table:style-name="ce6" table:formula="of:=[.C589]/[.D$2]" office:value-type="float" office:value="26.7094017094017" calcext:value-type="float">
            <text:p>27</text:p>
          </table:table-cell>
          <table:table-cell table:style-name="ce6" table:formula="of:=[.D589]*60" office:value-type="float" office:value="1602.5641025641" calcext:value-type="float">
            <text:p>1603</text:p>
          </table:table-cell>
          <table:table-cell table:style-name="ce6" table:formula="of:=[.E589]*[.F$2]" office:value-type="float" office:value="3205.1282051282" calcext:value-type="float">
            <text:p>3205</text:p>
          </table:table-cell>
          <table:table-cell table:number-columns-repeated="5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 table:formula="of:=[.B$2]*[.A590]*1000" office:value-type="float" office:value="9.376" calcext:value-type="float">
            <text:p>9.376</text:p>
          </table:table-cell>
          <table:table-cell table:style-name="ce6" table:formula="of:=1/([.B590]/1000)" office:value-type="float" office:value="106.655290102389" calcext:value-type="float">
            <text:p>107</text:p>
          </table:table-cell>
          <table:table-cell table:style-name="ce6" table:formula="of:=[.C590]/[.D$2]" office:value-type="float" office:value="26.6638225255973" calcext:value-type="float">
            <text:p>27</text:p>
          </table:table-cell>
          <table:table-cell table:style-name="ce6" table:formula="of:=[.D590]*60" office:value-type="float" office:value="1599.82935153584" calcext:value-type="float">
            <text:p>1600</text:p>
          </table:table-cell>
          <table:table-cell table:style-name="ce6" table:formula="of:=[.E590]*[.F$2]" office:value-type="float" office:value="3199.65870307167" calcext:value-type="float">
            <text:p>3200</text:p>
          </table:table-cell>
          <table:table-cell table:number-columns-repeated="5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table:formula="of:=[.B$2]*[.A591]*1000" office:value-type="float" office:value="9.392" calcext:value-type="float">
            <text:p>9.392</text:p>
          </table:table-cell>
          <table:table-cell table:style-name="ce6" table:formula="of:=1/([.B591]/1000)" office:value-type="float" office:value="106.473594548552" calcext:value-type="float">
            <text:p>106</text:p>
          </table:table-cell>
          <table:table-cell table:style-name="ce6" table:formula="of:=[.C591]/[.D$2]" office:value-type="float" office:value="26.618398637138" calcext:value-type="float">
            <text:p>27</text:p>
          </table:table-cell>
          <table:table-cell table:style-name="ce6" table:formula="of:=[.D591]*60" office:value-type="float" office:value="1597.10391822828" calcext:value-type="float">
            <text:p>1597</text:p>
          </table:table-cell>
          <table:table-cell table:style-name="ce6" table:formula="of:=[.E591]*[.F$2]" office:value-type="float" office:value="3194.20783645656" calcext:value-type="float">
            <text:p>3194</text:p>
          </table:table-cell>
          <table:table-cell table:number-columns-repeated="5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 table:formula="of:=[.B$2]*[.A592]*1000" office:value-type="float" office:value="9.408" calcext:value-type="float">
            <text:p>9.408</text:p>
          </table:table-cell>
          <table:table-cell table:style-name="ce6" table:formula="of:=1/([.B592]/1000)" office:value-type="float" office:value="106.292517006803" calcext:value-type="float">
            <text:p>106</text:p>
          </table:table-cell>
          <table:table-cell table:style-name="ce6" table:formula="of:=[.C592]/[.D$2]" office:value-type="float" office:value="26.5731292517007" calcext:value-type="float">
            <text:p>27</text:p>
          </table:table-cell>
          <table:table-cell table:style-name="ce6" table:formula="of:=[.D592]*60" office:value-type="float" office:value="1594.38775510204" calcext:value-type="float">
            <text:p>1594</text:p>
          </table:table-cell>
          <table:table-cell table:style-name="ce6" table:formula="of:=[.E592]*[.F$2]" office:value-type="float" office:value="3188.77551020408" calcext:value-type="float">
            <text:p>3189</text:p>
          </table:table-cell>
          <table:table-cell table:number-columns-repeated="5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 table:formula="of:=[.B$2]*[.A593]*1000" office:value-type="float" office:value="9.424" calcext:value-type="float">
            <text:p>9.424</text:p>
          </table:table-cell>
          <table:table-cell table:style-name="ce6" table:formula="of:=1/([.B593]/1000)" office:value-type="float" office:value="106.112054329372" calcext:value-type="float">
            <text:p>106</text:p>
          </table:table-cell>
          <table:table-cell table:style-name="ce6" table:formula="of:=[.C593]/[.D$2]" office:value-type="float" office:value="26.528013582343" calcext:value-type="float">
            <text:p>27</text:p>
          </table:table-cell>
          <table:table-cell table:style-name="ce6" table:formula="of:=[.D593]*60" office:value-type="float" office:value="1591.68081494058" calcext:value-type="float">
            <text:p>1592</text:p>
          </table:table-cell>
          <table:table-cell table:style-name="ce6" table:formula="of:=[.E593]*[.F$2]" office:value-type="float" office:value="3183.36162988115" calcext:value-type="float">
            <text:p>3183</text:p>
          </table:table-cell>
          <table:table-cell table:number-columns-repeated="5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 table:formula="of:=[.B$2]*[.A594]*1000" office:value-type="float" office:value="9.44" calcext:value-type="float">
            <text:p>9.44</text:p>
          </table:table-cell>
          <table:table-cell table:style-name="ce6" table:formula="of:=1/([.B594]/1000)" office:value-type="float" office:value="105.932203389831" calcext:value-type="float">
            <text:p>106</text:p>
          </table:table-cell>
          <table:table-cell table:style-name="ce6" table:formula="of:=[.C594]/[.D$2]" office:value-type="float" office:value="26.4830508474576" calcext:value-type="float">
            <text:p>26</text:p>
          </table:table-cell>
          <table:table-cell table:style-name="ce6" table:formula="of:=[.D594]*60" office:value-type="float" office:value="1588.98305084746" calcext:value-type="float">
            <text:p>1589</text:p>
          </table:table-cell>
          <table:table-cell table:style-name="ce6" table:formula="of:=[.E594]*[.F$2]" office:value-type="float" office:value="3177.96610169492" calcext:value-type="float">
            <text:p>3178</text:p>
          </table:table-cell>
          <table:table-cell table:number-columns-repeated="5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 table:formula="of:=[.B$2]*[.A595]*1000" office:value-type="float" office:value="9.456" calcext:value-type="float">
            <text:p>9.456</text:p>
          </table:table-cell>
          <table:table-cell table:style-name="ce6" table:formula="of:=1/([.B595]/1000)" office:value-type="float" office:value="105.75296108291" calcext:value-type="float">
            <text:p>106</text:p>
          </table:table-cell>
          <table:table-cell table:style-name="ce6" table:formula="of:=[.C595]/[.D$2]" office:value-type="float" office:value="26.4382402707276" calcext:value-type="float">
            <text:p>26</text:p>
          </table:table-cell>
          <table:table-cell table:style-name="ce6" table:formula="of:=[.D595]*60" office:value-type="float" office:value="1586.29441624366" calcext:value-type="float">
            <text:p>1586</text:p>
          </table:table-cell>
          <table:table-cell table:style-name="ce6" table:formula="of:=[.E595]*[.F$2]" office:value-type="float" office:value="3172.58883248731" calcext:value-type="float">
            <text:p>3173</text:p>
          </table:table-cell>
          <table:table-cell table:number-columns-repeated="5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 table:formula="of:=[.B$2]*[.A596]*1000" office:value-type="float" office:value="9.472" calcext:value-type="float">
            <text:p>9.472</text:p>
          </table:table-cell>
          <table:table-cell table:style-name="ce6" table:formula="of:=1/([.B596]/1000)" office:value-type="float" office:value="105.574324324324" calcext:value-type="float">
            <text:p>106</text:p>
          </table:table-cell>
          <table:table-cell table:style-name="ce6" table:formula="of:=[.C596]/[.D$2]" office:value-type="float" office:value="26.3935810810811" calcext:value-type="float">
            <text:p>26</text:p>
          </table:table-cell>
          <table:table-cell table:style-name="ce6" table:formula="of:=[.D596]*60" office:value-type="float" office:value="1583.61486486486" calcext:value-type="float">
            <text:p>1584</text:p>
          </table:table-cell>
          <table:table-cell table:style-name="ce6" table:formula="of:=[.E596]*[.F$2]" office:value-type="float" office:value="3167.22972972973" calcext:value-type="float">
            <text:p>3167</text:p>
          </table:table-cell>
          <table:table-cell table:number-columns-repeated="5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 table:formula="of:=[.B$2]*[.A597]*1000" office:value-type="float" office:value="9.488" calcext:value-type="float">
            <text:p>9.488</text:p>
          </table:table-cell>
          <table:table-cell table:style-name="ce6" table:formula="of:=1/([.B597]/1000)" office:value-type="float" office:value="105.39629005059" calcext:value-type="float">
            <text:p>105</text:p>
          </table:table-cell>
          <table:table-cell table:style-name="ce6" table:formula="of:=[.C597]/[.D$2]" office:value-type="float" office:value="26.3490725126476" calcext:value-type="float">
            <text:p>26</text:p>
          </table:table-cell>
          <table:table-cell table:style-name="ce6" table:formula="of:=[.D597]*60" office:value-type="float" office:value="1580.94435075885" calcext:value-type="float">
            <text:p>1581</text:p>
          </table:table-cell>
          <table:table-cell table:style-name="ce6" table:formula="of:=[.E597]*[.F$2]" office:value-type="float" office:value="3161.88870151771" calcext:value-type="float">
            <text:p>3162</text:p>
          </table:table-cell>
          <table:table-cell table:number-columns-repeated="5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 table:formula="of:=[.B$2]*[.A598]*1000" office:value-type="float" office:value="9.504" calcext:value-type="float">
            <text:p>9.504</text:p>
          </table:table-cell>
          <table:table-cell table:style-name="ce6" table:formula="of:=1/([.B598]/1000)" office:value-type="float" office:value="105.218855218855" calcext:value-type="float">
            <text:p>105</text:p>
          </table:table-cell>
          <table:table-cell table:style-name="ce6" table:formula="of:=[.C598]/[.D$2]" office:value-type="float" office:value="26.3047138047138" calcext:value-type="float">
            <text:p>26</text:p>
          </table:table-cell>
          <table:table-cell table:style-name="ce6" table:formula="of:=[.D598]*60" office:value-type="float" office:value="1578.28282828283" calcext:value-type="float">
            <text:p>1578</text:p>
          </table:table-cell>
          <table:table-cell table:style-name="ce6" table:formula="of:=[.E598]*[.F$2]" office:value-type="float" office:value="3156.56565656566" calcext:value-type="float">
            <text:p>3157</text:p>
          </table:table-cell>
          <table:table-cell table:number-columns-repeated="5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 table:formula="of:=[.B$2]*[.A599]*1000" office:value-type="float" office:value="9.52" calcext:value-type="float">
            <text:p>9.52</text:p>
          </table:table-cell>
          <table:table-cell table:style-name="ce6" table:formula="of:=1/([.B599]/1000)" office:value-type="float" office:value="105.042016806723" calcext:value-type="float">
            <text:p>105</text:p>
          </table:table-cell>
          <table:table-cell table:style-name="ce6" table:formula="of:=[.C599]/[.D$2]" office:value-type="float" office:value="26.2605042016807" calcext:value-type="float">
            <text:p>26</text:p>
          </table:table-cell>
          <table:table-cell table:style-name="ce6" table:formula="of:=[.D599]*60" office:value-type="float" office:value="1575.63025210084" calcext:value-type="float">
            <text:p>1576</text:p>
          </table:table-cell>
          <table:table-cell table:style-name="ce6" table:formula="of:=[.E599]*[.F$2]" office:value-type="float" office:value="3151.26050420168" calcext:value-type="float">
            <text:p>3151</text:p>
          </table:table-cell>
          <table:table-cell table:number-columns-repeated="5"/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 table:formula="of:=[.B$2]*[.A600]*1000" office:value-type="float" office:value="9.536" calcext:value-type="float">
            <text:p>9.536</text:p>
          </table:table-cell>
          <table:table-cell table:style-name="ce6" table:formula="of:=1/([.B600]/1000)" office:value-type="float" office:value="104.865771812081" calcext:value-type="float">
            <text:p>105</text:p>
          </table:table-cell>
          <table:table-cell table:style-name="ce6" table:formula="of:=[.C600]/[.D$2]" office:value-type="float" office:value="26.2164429530201" calcext:value-type="float">
            <text:p>26</text:p>
          </table:table-cell>
          <table:table-cell table:style-name="ce6" table:formula="of:=[.D600]*60" office:value-type="float" office:value="1572.98657718121" calcext:value-type="float">
            <text:p>1573</text:p>
          </table:table-cell>
          <table:table-cell table:style-name="ce6" table:formula="of:=[.E600]*[.F$2]" office:value-type="float" office:value="3145.97315436242" calcext:value-type="float">
            <text:p>3146</text:p>
          </table:table-cell>
          <table:table-cell table:number-columns-repeated="5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 table:formula="of:=[.B$2]*[.A601]*1000" office:value-type="float" office:value="9.552" calcext:value-type="float">
            <text:p>9.552</text:p>
          </table:table-cell>
          <table:table-cell table:style-name="ce6" table:formula="of:=1/([.B601]/1000)" office:value-type="float" office:value="104.690117252931" calcext:value-type="float">
            <text:p>105</text:p>
          </table:table-cell>
          <table:table-cell table:style-name="ce6" table:formula="of:=[.C601]/[.D$2]" office:value-type="float" office:value="26.1725293132328" calcext:value-type="float">
            <text:p>26</text:p>
          </table:table-cell>
          <table:table-cell table:style-name="ce6" table:formula="of:=[.D601]*60" office:value-type="float" office:value="1570.35175879397" calcext:value-type="float">
            <text:p>1570</text:p>
          </table:table-cell>
          <table:table-cell table:style-name="ce6" table:formula="of:=[.E601]*[.F$2]" office:value-type="float" office:value="3140.70351758794" calcext:value-type="float">
            <text:p>3141</text:p>
          </table:table-cell>
          <table:table-cell table:number-columns-repeated="5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 table:formula="of:=[.B$2]*[.A602]*1000" office:value-type="float" office:value="9.568" calcext:value-type="float">
            <text:p>9.568</text:p>
          </table:table-cell>
          <table:table-cell table:style-name="ce6" table:formula="of:=1/([.B602]/1000)" office:value-type="float" office:value="104.515050167224" calcext:value-type="float">
            <text:p>105</text:p>
          </table:table-cell>
          <table:table-cell table:style-name="ce6" table:formula="of:=[.C602]/[.D$2]" office:value-type="float" office:value="26.128762541806" calcext:value-type="float">
            <text:p>26</text:p>
          </table:table-cell>
          <table:table-cell table:style-name="ce6" table:formula="of:=[.D602]*60" office:value-type="float" office:value="1567.72575250836" calcext:value-type="float">
            <text:p>1568</text:p>
          </table:table-cell>
          <table:table-cell table:style-name="ce6" table:formula="of:=[.E602]*[.F$2]" office:value-type="float" office:value="3135.45150501672" calcext:value-type="float">
            <text:p>3135</text:p>
          </table:table-cell>
          <table:table-cell table:number-columns-repeated="5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 table:formula="of:=[.B$2]*[.A603]*1000" office:value-type="float" office:value="9.584" calcext:value-type="float">
            <text:p>9.584</text:p>
          </table:table-cell>
          <table:table-cell table:style-name="ce6" table:formula="of:=1/([.B603]/1000)" office:value-type="float" office:value="104.340567612688" calcext:value-type="float">
            <text:p>104</text:p>
          </table:table-cell>
          <table:table-cell table:style-name="ce6" table:formula="of:=[.C603]/[.D$2]" office:value-type="float" office:value="26.085141903172" calcext:value-type="float">
            <text:p>26</text:p>
          </table:table-cell>
          <table:table-cell table:style-name="ce6" table:formula="of:=[.D603]*60" office:value-type="float" office:value="1565.10851419032" calcext:value-type="float">
            <text:p>1565</text:p>
          </table:table-cell>
          <table:table-cell table:style-name="ce6" table:formula="of:=[.E603]*[.F$2]" office:value-type="float" office:value="3130.21702838063" calcext:value-type="float">
            <text:p>3130</text:p>
          </table:table-cell>
          <table:table-cell table:number-columns-repeated="5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 table:formula="of:=[.B$2]*[.A604]*1000" office:value-type="float" office:value="9.6" calcext:value-type="float">
            <text:p>9.6</text:p>
          </table:table-cell>
          <table:table-cell table:style-name="ce6" table:formula="of:=1/([.B604]/1000)" office:value-type="float" office:value="104.166666666667" calcext:value-type="float">
            <text:p>104</text:p>
          </table:table-cell>
          <table:table-cell table:style-name="ce6" table:formula="of:=[.C604]/[.D$2]" office:value-type="float" office:value="26.0416666666667" calcext:value-type="float">
            <text:p>26</text:p>
          </table:table-cell>
          <table:table-cell table:style-name="ce6" table:formula="of:=[.D604]*60" office:value-type="float" office:value="1562.5" calcext:value-type="float">
            <text:p>1563</text:p>
          </table:table-cell>
          <table:table-cell table:style-name="ce6" table:formula="of:=[.E604]*[.F$2]" office:value-type="float" office:value="3125" calcext:value-type="float">
            <text:p>3125</text:p>
          </table:table-cell>
          <table:table-cell table:number-columns-repeated="5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 table:formula="of:=[.B$2]*[.A605]*1000" office:value-type="float" office:value="9.616" calcext:value-type="float">
            <text:p>9.616</text:p>
          </table:table-cell>
          <table:table-cell table:style-name="ce6" table:formula="of:=1/([.B605]/1000)" office:value-type="float" office:value="103.993344425957" calcext:value-type="float">
            <text:p>104</text:p>
          </table:table-cell>
          <table:table-cell table:style-name="ce6" table:formula="of:=[.C605]/[.D$2]" office:value-type="float" office:value="25.9983361064892" calcext:value-type="float">
            <text:p>26</text:p>
          </table:table-cell>
          <table:table-cell table:style-name="ce6" table:formula="of:=[.D605]*60" office:value-type="float" office:value="1559.90016638935" calcext:value-type="float">
            <text:p>1560</text:p>
          </table:table-cell>
          <table:table-cell table:style-name="ce6" table:formula="of:=[.E605]*[.F$2]" office:value-type="float" office:value="3119.8003327787" calcext:value-type="float">
            <text:p>3120</text:p>
          </table:table-cell>
          <table:table-cell table:number-columns-repeated="5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 table:formula="of:=[.B$2]*[.A606]*1000" office:value-type="float" office:value="9.632" calcext:value-type="float">
            <text:p>9.632</text:p>
          </table:table-cell>
          <table:table-cell table:style-name="ce6" table:formula="of:=1/([.B606]/1000)" office:value-type="float" office:value="103.820598006645" calcext:value-type="float">
            <text:p>104</text:p>
          </table:table-cell>
          <table:table-cell table:style-name="ce6" table:formula="of:=[.C606]/[.D$2]" office:value-type="float" office:value="25.9551495016611" calcext:value-type="float">
            <text:p>26</text:p>
          </table:table-cell>
          <table:table-cell table:style-name="ce6" table:formula="of:=[.D606]*60" office:value-type="float" office:value="1557.30897009967" calcext:value-type="float">
            <text:p>1557</text:p>
          </table:table-cell>
          <table:table-cell table:style-name="ce6" table:formula="of:=[.E606]*[.F$2]" office:value-type="float" office:value="3114.61794019934" calcext:value-type="float">
            <text:p>3115</text:p>
          </table:table-cell>
          <table:table-cell table:number-columns-repeated="5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 table:formula="of:=[.B$2]*[.A607]*1000" office:value-type="float" office:value="9.648" calcext:value-type="float">
            <text:p>9.648</text:p>
          </table:table-cell>
          <table:table-cell table:style-name="ce6" table:formula="of:=1/([.B607]/1000)" office:value-type="float" office:value="103.648424543947" calcext:value-type="float">
            <text:p>104</text:p>
          </table:table-cell>
          <table:table-cell table:style-name="ce6" table:formula="of:=[.C607]/[.D$2]" office:value-type="float" office:value="25.9121061359867" calcext:value-type="float">
            <text:p>26</text:p>
          </table:table-cell>
          <table:table-cell table:style-name="ce6" table:formula="of:=[.D607]*60" office:value-type="float" office:value="1554.7263681592" calcext:value-type="float">
            <text:p>1555</text:p>
          </table:table-cell>
          <table:table-cell table:style-name="ce6" table:formula="of:=[.E607]*[.F$2]" office:value-type="float" office:value="3109.45273631841" calcext:value-type="float">
            <text:p>3109</text:p>
          </table:table-cell>
          <table:table-cell table:number-columns-repeated="5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 table:formula="of:=[.B$2]*[.A608]*1000" office:value-type="float" office:value="9.664" calcext:value-type="float">
            <text:p>9.664</text:p>
          </table:table-cell>
          <table:table-cell table:style-name="ce6" table:formula="of:=1/([.B608]/1000)" office:value-type="float" office:value="103.476821192053" calcext:value-type="float">
            <text:p>103</text:p>
          </table:table-cell>
          <table:table-cell table:style-name="ce6" table:formula="of:=[.C608]/[.D$2]" office:value-type="float" office:value="25.8692052980132" calcext:value-type="float">
            <text:p>26</text:p>
          </table:table-cell>
          <table:table-cell table:style-name="ce6" table:formula="of:=[.D608]*60" office:value-type="float" office:value="1552.1523178808" calcext:value-type="float">
            <text:p>1552</text:p>
          </table:table-cell>
          <table:table-cell table:style-name="ce6" table:formula="of:=[.E608]*[.F$2]" office:value-type="float" office:value="3104.30463576159" calcext:value-type="float">
            <text:p>3104</text:p>
          </table:table-cell>
          <table:table-cell table:number-columns-repeated="5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 table:formula="of:=[.B$2]*[.A609]*1000" office:value-type="float" office:value="9.68" calcext:value-type="float">
            <text:p>9.68</text:p>
          </table:table-cell>
          <table:table-cell table:style-name="ce6" table:formula="of:=1/([.B609]/1000)" office:value-type="float" office:value="103.305785123967" calcext:value-type="float">
            <text:p>103</text:p>
          </table:table-cell>
          <table:table-cell table:style-name="ce6" table:formula="of:=[.C609]/[.D$2]" office:value-type="float" office:value="25.8264462809917" calcext:value-type="float">
            <text:p>26</text:p>
          </table:table-cell>
          <table:table-cell table:style-name="ce6" table:formula="of:=[.D609]*60" office:value-type="float" office:value="1549.5867768595" calcext:value-type="float">
            <text:p>1550</text:p>
          </table:table-cell>
          <table:table-cell table:style-name="ce6" table:formula="of:=[.E609]*[.F$2]" office:value-type="float" office:value="3099.17355371901" calcext:value-type="float">
            <text:p>3099</text:p>
          </table:table-cell>
          <table:table-cell table:number-columns-repeated="5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 table:formula="of:=[.B$2]*[.A610]*1000" office:value-type="float" office:value="9.696" calcext:value-type="float">
            <text:p>9.696</text:p>
          </table:table-cell>
          <table:table-cell table:style-name="ce6" table:formula="of:=1/([.B610]/1000)" office:value-type="float" office:value="103.135313531353" calcext:value-type="float">
            <text:p>103</text:p>
          </table:table-cell>
          <table:table-cell table:style-name="ce6" table:formula="of:=[.C610]/[.D$2]" office:value-type="float" office:value="25.7838283828383" calcext:value-type="float">
            <text:p>26</text:p>
          </table:table-cell>
          <table:table-cell table:style-name="ce6" table:formula="of:=[.D610]*60" office:value-type="float" office:value="1547.0297029703" calcext:value-type="float">
            <text:p>1547</text:p>
          </table:table-cell>
          <table:table-cell table:style-name="ce6" table:formula="of:=[.E610]*[.F$2]" office:value-type="float" office:value="3094.05940594059" calcext:value-type="float">
            <text:p>3094</text:p>
          </table:table-cell>
          <table:table-cell table:number-columns-repeated="5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 table:formula="of:=[.B$2]*[.A611]*1000" office:value-type="float" office:value="9.712" calcext:value-type="float">
            <text:p>9.712</text:p>
          </table:table-cell>
          <table:table-cell table:style-name="ce6" table:formula="of:=1/([.B611]/1000)" office:value-type="float" office:value="102.965403624382" calcext:value-type="float">
            <text:p>103</text:p>
          </table:table-cell>
          <table:table-cell table:style-name="ce6" table:formula="of:=[.C611]/[.D$2]" office:value-type="float" office:value="25.7413509060955" calcext:value-type="float">
            <text:p>26</text:p>
          </table:table-cell>
          <table:table-cell table:style-name="ce6" table:formula="of:=[.D611]*60" office:value-type="float" office:value="1544.48105436573" calcext:value-type="float">
            <text:p>1544</text:p>
          </table:table-cell>
          <table:table-cell table:style-name="ce6" table:formula="of:=[.E611]*[.F$2]" office:value-type="float" office:value="3088.96210873147" calcext:value-type="float">
            <text:p>3089</text:p>
          </table:table-cell>
          <table:table-cell table:number-columns-repeated="5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 table:formula="of:=[.B$2]*[.A612]*1000" office:value-type="float" office:value="9.728" calcext:value-type="float">
            <text:p>9.728</text:p>
          </table:table-cell>
          <table:table-cell table:style-name="ce6" table:formula="of:=1/([.B612]/1000)" office:value-type="float" office:value="102.796052631579" calcext:value-type="float">
            <text:p>103</text:p>
          </table:table-cell>
          <table:table-cell table:style-name="ce6" table:formula="of:=[.C612]/[.D$2]" office:value-type="float" office:value="25.6990131578947" calcext:value-type="float">
            <text:p>26</text:p>
          </table:table-cell>
          <table:table-cell table:style-name="ce6" table:formula="of:=[.D612]*60" office:value-type="float" office:value="1541.94078947368" calcext:value-type="float">
            <text:p>1542</text:p>
          </table:table-cell>
          <table:table-cell table:style-name="ce6" table:formula="of:=[.E612]*[.F$2]" office:value-type="float" office:value="3083.88157894737" calcext:value-type="float">
            <text:p>3084</text:p>
          </table:table-cell>
          <table:table-cell table:number-columns-repeated="5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 table:formula="of:=[.B$2]*[.A613]*1000" office:value-type="float" office:value="9.744" calcext:value-type="float">
            <text:p>9.744</text:p>
          </table:table-cell>
          <table:table-cell table:style-name="ce6" table:formula="of:=1/([.B613]/1000)" office:value-type="float" office:value="102.627257799672" calcext:value-type="float">
            <text:p>103</text:p>
          </table:table-cell>
          <table:table-cell table:style-name="ce6" table:formula="of:=[.C613]/[.D$2]" office:value-type="float" office:value="25.6568144499179" calcext:value-type="float">
            <text:p>26</text:p>
          </table:table-cell>
          <table:table-cell table:style-name="ce6" table:formula="of:=[.D613]*60" office:value-type="float" office:value="1539.40886699507" calcext:value-type="float">
            <text:p>1539</text:p>
          </table:table-cell>
          <table:table-cell table:style-name="ce6" table:formula="of:=[.E613]*[.F$2]" office:value-type="float" office:value="3078.81773399015" calcext:value-type="float">
            <text:p>3079</text:p>
          </table:table-cell>
          <table:table-cell table:number-columns-repeated="5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 table:formula="of:=[.B$2]*[.A614]*1000" office:value-type="float" office:value="9.76" calcext:value-type="float">
            <text:p>9.76</text:p>
          </table:table-cell>
          <table:table-cell table:style-name="ce6" table:formula="of:=1/([.B614]/1000)" office:value-type="float" office:value="102.459016393443" calcext:value-type="float">
            <text:p>102</text:p>
          </table:table-cell>
          <table:table-cell table:style-name="ce6" table:formula="of:=[.C614]/[.D$2]" office:value-type="float" office:value="25.6147540983607" calcext:value-type="float">
            <text:p>26</text:p>
          </table:table-cell>
          <table:table-cell table:style-name="ce6" table:formula="of:=[.D614]*60" office:value-type="float" office:value="1536.88524590164" calcext:value-type="float">
            <text:p>1537</text:p>
          </table:table-cell>
          <table:table-cell table:style-name="ce6" table:formula="of:=[.E614]*[.F$2]" office:value-type="float" office:value="3073.77049180328" calcext:value-type="float">
            <text:p>3074</text:p>
          </table:table-cell>
          <table:table-cell table:number-columns-repeated="5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 table:formula="of:=[.B$2]*[.A615]*1000" office:value-type="float" office:value="9.776" calcext:value-type="float">
            <text:p>9.776</text:p>
          </table:table-cell>
          <table:table-cell table:style-name="ce6" table:formula="of:=1/([.B615]/1000)" office:value-type="float" office:value="102.291325695581" calcext:value-type="float">
            <text:p>102</text:p>
          </table:table-cell>
          <table:table-cell table:style-name="ce6" table:formula="of:=[.C615]/[.D$2]" office:value-type="float" office:value="25.5728314238952" calcext:value-type="float">
            <text:p>26</text:p>
          </table:table-cell>
          <table:table-cell table:style-name="ce6" table:formula="of:=[.D615]*60" office:value-type="float" office:value="1534.36988543372" calcext:value-type="float">
            <text:p>1534</text:p>
          </table:table-cell>
          <table:table-cell table:style-name="ce6" table:formula="of:=[.E615]*[.F$2]" office:value-type="float" office:value="3068.73977086743" calcext:value-type="float">
            <text:p>3069</text:p>
          </table:table-cell>
          <table:table-cell table:number-columns-repeated="5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 table:formula="of:=[.B$2]*[.A616]*1000" office:value-type="float" office:value="9.792" calcext:value-type="float">
            <text:p>9.792</text:p>
          </table:table-cell>
          <table:table-cell table:style-name="ce6" table:formula="of:=1/([.B616]/1000)" office:value-type="float" office:value="102.124183006536" calcext:value-type="float">
            <text:p>102</text:p>
          </table:table-cell>
          <table:table-cell table:style-name="ce6" table:formula="of:=[.C616]/[.D$2]" office:value-type="float" office:value="25.531045751634" calcext:value-type="float">
            <text:p>26</text:p>
          </table:table-cell>
          <table:table-cell table:style-name="ce6" table:formula="of:=[.D616]*60" office:value-type="float" office:value="1531.86274509804" calcext:value-type="float">
            <text:p>1532</text:p>
          </table:table-cell>
          <table:table-cell table:style-name="ce6" table:formula="of:=[.E616]*[.F$2]" office:value-type="float" office:value="3063.72549019608" calcext:value-type="float">
            <text:p>3064</text:p>
          </table:table-cell>
          <table:table-cell table:number-columns-repeated="5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 table:formula="of:=[.B$2]*[.A617]*1000" office:value-type="float" office:value="9.808" calcext:value-type="float">
            <text:p>9.808</text:p>
          </table:table-cell>
          <table:table-cell table:style-name="ce6" table:formula="of:=1/([.B617]/1000)" office:value-type="float" office:value="101.957585644372" calcext:value-type="float">
            <text:p>102</text:p>
          </table:table-cell>
          <table:table-cell table:style-name="ce6" table:formula="of:=[.C617]/[.D$2]" office:value-type="float" office:value="25.489396411093" calcext:value-type="float">
            <text:p>25</text:p>
          </table:table-cell>
          <table:table-cell table:style-name="ce6" table:formula="of:=[.D617]*60" office:value-type="float" office:value="1529.36378466558" calcext:value-type="float">
            <text:p>1529</text:p>
          </table:table-cell>
          <table:table-cell table:style-name="ce6" table:formula="of:=[.E617]*[.F$2]" office:value-type="float" office:value="3058.72756933116" calcext:value-type="float">
            <text:p>3059</text:p>
          </table:table-cell>
          <table:table-cell table:number-columns-repeated="5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 table:formula="of:=[.B$2]*[.A618]*1000" office:value-type="float" office:value="9.824" calcext:value-type="float">
            <text:p>9.824</text:p>
          </table:table-cell>
          <table:table-cell table:style-name="ce6" table:formula="of:=1/([.B618]/1000)" office:value-type="float" office:value="101.791530944625" calcext:value-type="float">
            <text:p>102</text:p>
          </table:table-cell>
          <table:table-cell table:style-name="ce6" table:formula="of:=[.C618]/[.D$2]" office:value-type="float" office:value="25.4478827361563" calcext:value-type="float">
            <text:p>25</text:p>
          </table:table-cell>
          <table:table-cell table:style-name="ce6" table:formula="of:=[.D618]*60" office:value-type="float" office:value="1526.87296416938" calcext:value-type="float">
            <text:p>1527</text:p>
          </table:table-cell>
          <table:table-cell table:style-name="ce6" table:formula="of:=[.E618]*[.F$2]" office:value-type="float" office:value="3053.74592833876" calcext:value-type="float">
            <text:p>3054</text:p>
          </table:table-cell>
          <table:table-cell table:number-columns-repeated="5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 table:formula="of:=[.B$2]*[.A619]*1000" office:value-type="float" office:value="9.84" calcext:value-type="float">
            <text:p>9.84</text:p>
          </table:table-cell>
          <table:table-cell table:style-name="ce6" table:formula="of:=1/([.B619]/1000)" office:value-type="float" office:value="101.626016260163" calcext:value-type="float">
            <text:p>102</text:p>
          </table:table-cell>
          <table:table-cell table:style-name="ce6" table:formula="of:=[.C619]/[.D$2]" office:value-type="float" office:value="25.4065040650406" calcext:value-type="float">
            <text:p>25</text:p>
          </table:table-cell>
          <table:table-cell table:style-name="ce6" table:formula="of:=[.D619]*60" office:value-type="float" office:value="1524.39024390244" calcext:value-type="float">
            <text:p>1524</text:p>
          </table:table-cell>
          <table:table-cell table:style-name="ce6" table:formula="of:=[.E619]*[.F$2]" office:value-type="float" office:value="3048.78048780488" calcext:value-type="float">
            <text:p>3049</text:p>
          </table:table-cell>
          <table:table-cell table:number-columns-repeated="5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 table:formula="of:=[.B$2]*[.A620]*1000" office:value-type="float" office:value="9.856" calcext:value-type="float">
            <text:p>9.856</text:p>
          </table:table-cell>
          <table:table-cell table:style-name="ce6" table:formula="of:=1/([.B620]/1000)" office:value-type="float" office:value="101.461038961039" calcext:value-type="float">
            <text:p>101</text:p>
          </table:table-cell>
          <table:table-cell table:style-name="ce6" table:formula="of:=[.C620]/[.D$2]" office:value-type="float" office:value="25.3652597402597" calcext:value-type="float">
            <text:p>25</text:p>
          </table:table-cell>
          <table:table-cell table:style-name="ce6" table:formula="of:=[.D620]*60" office:value-type="float" office:value="1521.91558441558" calcext:value-type="float">
            <text:p>1522</text:p>
          </table:table-cell>
          <table:table-cell table:style-name="ce6" table:formula="of:=[.E620]*[.F$2]" office:value-type="float" office:value="3043.83116883117" calcext:value-type="float">
            <text:p>3044</text:p>
          </table:table-cell>
          <table:table-cell table:number-columns-repeated="5"/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 table:formula="of:=[.B$2]*[.A621]*1000" office:value-type="float" office:value="9.872" calcext:value-type="float">
            <text:p>9.872</text:p>
          </table:table-cell>
          <table:table-cell table:style-name="ce6" table:formula="of:=1/([.B621]/1000)" office:value-type="float" office:value="101.29659643436" calcext:value-type="float">
            <text:p>101</text:p>
          </table:table-cell>
          <table:table-cell table:style-name="ce6" table:formula="of:=[.C621]/[.D$2]" office:value-type="float" office:value="25.32414910859" calcext:value-type="float">
            <text:p>25</text:p>
          </table:table-cell>
          <table:table-cell table:style-name="ce6" table:formula="of:=[.D621]*60" office:value-type="float" office:value="1519.4489465154" calcext:value-type="float">
            <text:p>1519</text:p>
          </table:table-cell>
          <table:table-cell table:style-name="ce6" table:formula="of:=[.E621]*[.F$2]" office:value-type="float" office:value="3038.89789303079" calcext:value-type="float">
            <text:p>3039</text:p>
          </table:table-cell>
          <table:table-cell table:number-columns-repeated="5"/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 table:formula="of:=[.B$2]*[.A622]*1000" office:value-type="float" office:value="9.888" calcext:value-type="float">
            <text:p>9.888</text:p>
          </table:table-cell>
          <table:table-cell table:style-name="ce6" table:formula="of:=1/([.B622]/1000)" office:value-type="float" office:value="101.132686084142" calcext:value-type="float">
            <text:p>101</text:p>
          </table:table-cell>
          <table:table-cell table:style-name="ce6" table:formula="of:=[.C622]/[.D$2]" office:value-type="float" office:value="25.2831715210356" calcext:value-type="float">
            <text:p>25</text:p>
          </table:table-cell>
          <table:table-cell table:style-name="ce6" table:formula="of:=[.D622]*60" office:value-type="float" office:value="1516.99029126214" calcext:value-type="float">
            <text:p>1517</text:p>
          </table:table-cell>
          <table:table-cell table:style-name="ce6" table:formula="of:=[.E622]*[.F$2]" office:value-type="float" office:value="3033.98058252427" calcext:value-type="float">
            <text:p>3034</text:p>
          </table:table-cell>
          <table:table-cell table:number-columns-repeated="5"/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 table:formula="of:=[.B$2]*[.A623]*1000" office:value-type="float" office:value="9.904" calcext:value-type="float">
            <text:p>9.904</text:p>
          </table:table-cell>
          <table:table-cell table:style-name="ce6" table:formula="of:=1/([.B623]/1000)" office:value-type="float" office:value="100.969305331179" calcext:value-type="float">
            <text:p>101</text:p>
          </table:table-cell>
          <table:table-cell table:style-name="ce6" table:formula="of:=[.C623]/[.D$2]" office:value-type="float" office:value="25.2423263327948" calcext:value-type="float">
            <text:p>25</text:p>
          </table:table-cell>
          <table:table-cell table:style-name="ce6" table:formula="of:=[.D623]*60" office:value-type="float" office:value="1514.53957996769" calcext:value-type="float">
            <text:p>1515</text:p>
          </table:table-cell>
          <table:table-cell table:style-name="ce6" table:formula="of:=[.E623]*[.F$2]" office:value-type="float" office:value="3029.07915993538" calcext:value-type="float">
            <text:p>3029</text:p>
          </table:table-cell>
          <table:table-cell table:number-columns-repeated="5"/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table:formula="of:=[.B$2]*[.A624]*1000" office:value-type="float" office:value="9.92" calcext:value-type="float">
            <text:p>9.92</text:p>
          </table:table-cell>
          <table:table-cell table:style-name="ce6" table:formula="of:=1/([.B624]/1000)" office:value-type="float" office:value="100.806451612903" calcext:value-type="float">
            <text:p>101</text:p>
          </table:table-cell>
          <table:table-cell table:style-name="ce6" table:formula="of:=[.C624]/[.D$2]" office:value-type="float" office:value="25.2016129032258" calcext:value-type="float">
            <text:p>25</text:p>
          </table:table-cell>
          <table:table-cell table:style-name="ce6" table:formula="of:=[.D624]*60" office:value-type="float" office:value="1512.09677419355" calcext:value-type="float">
            <text:p>1512</text:p>
          </table:table-cell>
          <table:table-cell table:style-name="ce6" table:formula="of:=[.E624]*[.F$2]" office:value-type="float" office:value="3024.1935483871" calcext:value-type="float">
            <text:p>3024</text:p>
          </table:table-cell>
          <table:table-cell table:number-columns-repeated="5"/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 table:formula="of:=[.B$2]*[.A625]*1000" office:value-type="float" office:value="9.936" calcext:value-type="float">
            <text:p>9.936</text:p>
          </table:table-cell>
          <table:table-cell table:style-name="ce6" table:formula="of:=1/([.B625]/1000)" office:value-type="float" office:value="100.644122383253" calcext:value-type="float">
            <text:p>101</text:p>
          </table:table-cell>
          <table:table-cell table:style-name="ce6" table:formula="of:=[.C625]/[.D$2]" office:value-type="float" office:value="25.1610305958132" calcext:value-type="float">
            <text:p>25</text:p>
          </table:table-cell>
          <table:table-cell table:style-name="ce6" table:formula="of:=[.D625]*60" office:value-type="float" office:value="1509.66183574879" calcext:value-type="float">
            <text:p>1510</text:p>
          </table:table-cell>
          <table:table-cell table:style-name="ce6" table:formula="of:=[.E625]*[.F$2]" office:value-type="float" office:value="3019.32367149758" calcext:value-type="float">
            <text:p>3019</text:p>
          </table:table-cell>
          <table:table-cell table:number-columns-repeated="5"/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 table:formula="of:=[.B$2]*[.A626]*1000" office:value-type="float" office:value="9.952" calcext:value-type="float">
            <text:p>9.952</text:p>
          </table:table-cell>
          <table:table-cell table:style-name="ce6" table:formula="of:=1/([.B626]/1000)" office:value-type="float" office:value="100.48231511254" calcext:value-type="float">
            <text:p>100</text:p>
          </table:table-cell>
          <table:table-cell table:style-name="ce6" table:formula="of:=[.C626]/[.D$2]" office:value-type="float" office:value="25.120578778135" calcext:value-type="float">
            <text:p>25</text:p>
          </table:table-cell>
          <table:table-cell table:style-name="ce6" table:formula="of:=[.D626]*60" office:value-type="float" office:value="1507.2347266881" calcext:value-type="float">
            <text:p>1507</text:p>
          </table:table-cell>
          <table:table-cell table:style-name="ce6" table:formula="of:=[.E626]*[.F$2]" office:value-type="float" office:value="3014.46945337621" calcext:value-type="float">
            <text:p>3014</text:p>
          </table:table-cell>
          <table:table-cell table:number-columns-repeated="5"/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 table:formula="of:=[.B$2]*[.A627]*1000" office:value-type="float" office:value="9.968" calcext:value-type="float">
            <text:p>9.968</text:p>
          </table:table-cell>
          <table:table-cell table:style-name="ce6" table:formula="of:=1/([.B627]/1000)" office:value-type="float" office:value="100.321027287319" calcext:value-type="float">
            <text:p>100</text:p>
          </table:table-cell>
          <table:table-cell table:style-name="ce6" table:formula="of:=[.C627]/[.D$2]" office:value-type="float" office:value="25.0802568218299" calcext:value-type="float">
            <text:p>25</text:p>
          </table:table-cell>
          <table:table-cell table:style-name="ce6" table:formula="of:=[.D627]*60" office:value-type="float" office:value="1504.81540930979" calcext:value-type="float">
            <text:p>1505</text:p>
          </table:table-cell>
          <table:table-cell table:style-name="ce6" table:formula="of:=[.E627]*[.F$2]" office:value-type="float" office:value="3009.63081861958" calcext:value-type="float">
            <text:p>3010</text:p>
          </table:table-cell>
          <table:table-cell table:number-columns-repeated="5"/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 table:formula="of:=[.B$2]*[.A628]*1000" office:value-type="float" office:value="9.984" calcext:value-type="float">
            <text:p>9.984</text:p>
          </table:table-cell>
          <table:table-cell table:style-name="ce6" table:formula="of:=1/([.B628]/1000)" office:value-type="float" office:value="100.160256410256" calcext:value-type="float">
            <text:p>100</text:p>
          </table:table-cell>
          <table:table-cell table:style-name="ce6" table:formula="of:=[.C628]/[.D$2]" office:value-type="float" office:value="25.0400641025641" calcext:value-type="float">
            <text:p>25</text:p>
          </table:table-cell>
          <table:table-cell table:style-name="ce6" table:formula="of:=[.D628]*60" office:value-type="float" office:value="1502.40384615385" calcext:value-type="float">
            <text:p>1502</text:p>
          </table:table-cell>
          <table:table-cell table:style-name="ce6" table:formula="of:=[.E628]*[.F$2]" office:value-type="float" office:value="3004.80769230769" calcext:value-type="float">
            <text:p>3005</text:p>
          </table:table-cell>
          <table:table-cell table:number-columns-repeated="5"/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 table:formula="of:=[.B$2]*[.A629]*1000" office:value-type="float" office:value="10" calcext:value-type="float">
            <text:p>10</text:p>
          </table:table-cell>
          <table:table-cell table:style-name="ce6" table:formula="of:=1/([.B629]/1000)" office:value-type="float" office:value="100" calcext:value-type="float">
            <text:p>100</text:p>
          </table:table-cell>
          <table:table-cell table:style-name="ce6" table:formula="of:=[.C629]/[.D$2]" office:value-type="float" office:value="25" calcext:value-type="float">
            <text:p>25</text:p>
          </table:table-cell>
          <table:table-cell table:style-name="ce6" table:formula="of:=[.D629]*60" office:value-type="float" office:value="1500" calcext:value-type="float">
            <text:p>1500</text:p>
          </table:table-cell>
          <table:table-cell table:style-name="ce6" table:formula="of:=[.E629]*[.F$2]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table:formula="of:=[.B$2]*[.A630]*1000" office:value-type="float" office:value="10.016" calcext:value-type="float">
            <text:p>10.016</text:p>
          </table:table-cell>
          <table:table-cell table:style-name="ce6" table:formula="of:=1/([.B630]/1000)" office:value-type="float" office:value="99.8402555910543" calcext:value-type="float">
            <text:p>100</text:p>
          </table:table-cell>
          <table:table-cell table:style-name="ce6" table:formula="of:=[.C630]/[.D$2]" office:value-type="float" office:value="24.9600638977636" calcext:value-type="float">
            <text:p>25</text:p>
          </table:table-cell>
          <table:table-cell table:style-name="ce6" table:formula="of:=[.D630]*60" office:value-type="float" office:value="1497.60383386582" calcext:value-type="float">
            <text:p>1498</text:p>
          </table:table-cell>
          <table:table-cell table:style-name="ce6" table:formula="of:=[.E630]*[.F$2]" office:value-type="float" office:value="2995.20766773163" calcext:value-type="float">
            <text:p>2995</text:p>
          </table:table-cell>
          <table:table-cell table:number-columns-repeated="5"/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 table:formula="of:=[.B$2]*[.A631]*1000" office:value-type="float" office:value="10.032" calcext:value-type="float">
            <text:p>10.032</text:p>
          </table:table-cell>
          <table:table-cell table:style-name="ce6" table:formula="of:=1/([.B631]/1000)" office:value-type="float" office:value="99.6810207336523" calcext:value-type="float">
            <text:p>100</text:p>
          </table:table-cell>
          <table:table-cell table:style-name="ce6" table:formula="of:=[.C631]/[.D$2]" office:value-type="float" office:value="24.9202551834131" calcext:value-type="float">
            <text:p>25</text:p>
          </table:table-cell>
          <table:table-cell table:style-name="ce6" table:formula="of:=[.D631]*60" office:value-type="float" office:value="1495.21531100478" calcext:value-type="float">
            <text:p>1495</text:p>
          </table:table-cell>
          <table:table-cell table:style-name="ce6" table:formula="of:=[.E631]*[.F$2]" office:value-type="float" office:value="2990.43062200957" calcext:value-type="float">
            <text:p>2990</text:p>
          </table:table-cell>
          <table:table-cell table:number-columns-repeated="5"/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 table:formula="of:=[.B$2]*[.A632]*1000" office:value-type="float" office:value="10.048" calcext:value-type="float">
            <text:p>10.048</text:p>
          </table:table-cell>
          <table:table-cell table:style-name="ce6" table:formula="of:=1/([.B632]/1000)" office:value-type="float" office:value="99.5222929936306" calcext:value-type="float">
            <text:p>100</text:p>
          </table:table-cell>
          <table:table-cell table:style-name="ce6" table:formula="of:=[.C632]/[.D$2]" office:value-type="float" office:value="24.8805732484076" calcext:value-type="float">
            <text:p>25</text:p>
          </table:table-cell>
          <table:table-cell table:style-name="ce6" table:formula="of:=[.D632]*60" office:value-type="float" office:value="1492.83439490446" calcext:value-type="float">
            <text:p>1493</text:p>
          </table:table-cell>
          <table:table-cell table:style-name="ce6" table:formula="of:=[.E632]*[.F$2]" office:value-type="float" office:value="2985.66878980892" calcext:value-type="float">
            <text:p>2986</text:p>
          </table:table-cell>
          <table:table-cell table:number-columns-repeated="5"/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 table:formula="of:=[.B$2]*[.A633]*1000" office:value-type="float" office:value="10.064" calcext:value-type="float">
            <text:p>10.064</text:p>
          </table:table-cell>
          <table:table-cell table:style-name="ce6" table:formula="of:=1/([.B633]/1000)" office:value-type="float" office:value="99.3640699523052" calcext:value-type="float">
            <text:p>99</text:p>
          </table:table-cell>
          <table:table-cell table:style-name="ce6" table:formula="of:=[.C633]/[.D$2]" office:value-type="float" office:value="24.8410174880763" calcext:value-type="float">
            <text:p>25</text:p>
          </table:table-cell>
          <table:table-cell table:style-name="ce6" table:formula="of:=[.D633]*60" office:value-type="float" office:value="1490.46104928458" calcext:value-type="float">
            <text:p>1490</text:p>
          </table:table-cell>
          <table:table-cell table:style-name="ce6" table:formula="of:=[.E633]*[.F$2]" office:value-type="float" office:value="2980.92209856916" calcext:value-type="float">
            <text:p>2981</text:p>
          </table:table-cell>
          <table:table-cell table:number-columns-repeated="5"/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 table:formula="of:=[.B$2]*[.A634]*1000" office:value-type="float" office:value="10.08" calcext:value-type="float">
            <text:p>10.08</text:p>
          </table:table-cell>
          <table:table-cell table:style-name="ce6" table:formula="of:=1/([.B634]/1000)" office:value-type="float" office:value="99.2063492063492" calcext:value-type="float">
            <text:p>99</text:p>
          </table:table-cell>
          <table:table-cell table:style-name="ce6" table:formula="of:=[.C634]/[.D$2]" office:value-type="float" office:value="24.8015873015873" calcext:value-type="float">
            <text:p>25</text:p>
          </table:table-cell>
          <table:table-cell table:style-name="ce6" table:formula="of:=[.D634]*60" office:value-type="float" office:value="1488.09523809524" calcext:value-type="float">
            <text:p>1488</text:p>
          </table:table-cell>
          <table:table-cell table:style-name="ce6" table:formula="of:=[.E634]*[.F$2]" office:value-type="float" office:value="2976.19047619048" calcext:value-type="float">
            <text:p>2976</text:p>
          </table:table-cell>
          <table:table-cell table:number-columns-repeated="5"/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 table:formula="of:=[.B$2]*[.A635]*1000" office:value-type="float" office:value="10.096" calcext:value-type="float">
            <text:p>10.096</text:p>
          </table:table-cell>
          <table:table-cell table:style-name="ce6" table:formula="of:=1/([.B635]/1000)" office:value-type="float" office:value="99.0491283676704" calcext:value-type="float">
            <text:p>99</text:p>
          </table:table-cell>
          <table:table-cell table:style-name="ce6" table:formula="of:=[.C635]/[.D$2]" office:value-type="float" office:value="24.7622820919176" calcext:value-type="float">
            <text:p>25</text:p>
          </table:table-cell>
          <table:table-cell table:style-name="ce6" table:formula="of:=[.D635]*60" office:value-type="float" office:value="1485.73692551506" calcext:value-type="float">
            <text:p>1486</text:p>
          </table:table-cell>
          <table:table-cell table:style-name="ce6" table:formula="of:=[.E635]*[.F$2]" office:value-type="float" office:value="2971.47385103011" calcext:value-type="float">
            <text:p>2971</text:p>
          </table:table-cell>
          <table:table-cell table:number-columns-repeated="5"/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 table:formula="of:=[.B$2]*[.A636]*1000" office:value-type="float" office:value="10.112" calcext:value-type="float">
            <text:p>10.112</text:p>
          </table:table-cell>
          <table:table-cell table:style-name="ce6" table:formula="of:=1/([.B636]/1000)" office:value-type="float" office:value="98.8924050632911" calcext:value-type="float">
            <text:p>99</text:p>
          </table:table-cell>
          <table:table-cell table:style-name="ce6" table:formula="of:=[.C636]/[.D$2]" office:value-type="float" office:value="24.7231012658228" calcext:value-type="float">
            <text:p>25</text:p>
          </table:table-cell>
          <table:table-cell table:style-name="ce6" table:formula="of:=[.D636]*60" office:value-type="float" office:value="1483.38607594937" calcext:value-type="float">
            <text:p>1483</text:p>
          </table:table-cell>
          <table:table-cell table:style-name="ce6" table:formula="of:=[.E636]*[.F$2]" office:value-type="float" office:value="2966.77215189873" calcext:value-type="float">
            <text:p>2967</text:p>
          </table:table-cell>
          <table:table-cell table:number-columns-repeated="5"/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table:formula="of:=[.B$2]*[.A637]*1000" office:value-type="float" office:value="10.128" calcext:value-type="float">
            <text:p>10.128</text:p>
          </table:table-cell>
          <table:table-cell table:style-name="ce6" table:formula="of:=1/([.B637]/1000)" office:value-type="float" office:value="98.7361769352291" calcext:value-type="float">
            <text:p>99</text:p>
          </table:table-cell>
          <table:table-cell table:style-name="ce6" table:formula="of:=[.C637]/[.D$2]" office:value-type="float" office:value="24.6840442338073" calcext:value-type="float">
            <text:p>25</text:p>
          </table:table-cell>
          <table:table-cell table:style-name="ce6" table:formula="of:=[.D637]*60" office:value-type="float" office:value="1481.04265402844" calcext:value-type="float">
            <text:p>1481</text:p>
          </table:table-cell>
          <table:table-cell table:style-name="ce6" table:formula="of:=[.E637]*[.F$2]" office:value-type="float" office:value="2962.08530805687" calcext:value-type="float">
            <text:p>2962</text:p>
          </table:table-cell>
          <table:table-cell table:number-columns-repeated="5"/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 table:formula="of:=[.B$2]*[.A638]*1000" office:value-type="float" office:value="10.144" calcext:value-type="float">
            <text:p>10.144</text:p>
          </table:table-cell>
          <table:table-cell table:style-name="ce6" table:formula="of:=1/([.B638]/1000)" office:value-type="float" office:value="98.5804416403786" calcext:value-type="float">
            <text:p>99</text:p>
          </table:table-cell>
          <table:table-cell table:style-name="ce6" table:formula="of:=[.C638]/[.D$2]" office:value-type="float" office:value="24.6451104100946" calcext:value-type="float">
            <text:p>25</text:p>
          </table:table-cell>
          <table:table-cell table:style-name="ce6" table:formula="of:=[.D638]*60" office:value-type="float" office:value="1478.70662460568" calcext:value-type="float">
            <text:p>1479</text:p>
          </table:table-cell>
          <table:table-cell table:style-name="ce6" table:formula="of:=[.E638]*[.F$2]" office:value-type="float" office:value="2957.41324921136" calcext:value-type="float">
            <text:p>2957</text:p>
          </table:table-cell>
          <table:table-cell table:number-columns-repeated="5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 table:formula="of:=[.B$2]*[.A639]*1000" office:value-type="float" office:value="10.16" calcext:value-type="float">
            <text:p>10.16</text:p>
          </table:table-cell>
          <table:table-cell table:style-name="ce6" table:formula="of:=1/([.B639]/1000)" office:value-type="float" office:value="98.4251968503937" calcext:value-type="float">
            <text:p>98</text:p>
          </table:table-cell>
          <table:table-cell table:style-name="ce6" table:formula="of:=[.C639]/[.D$2]" office:value-type="float" office:value="24.6062992125984" calcext:value-type="float">
            <text:p>25</text:p>
          </table:table-cell>
          <table:table-cell table:style-name="ce6" table:formula="of:=[.D639]*60" office:value-type="float" office:value="1476.37795275591" calcext:value-type="float">
            <text:p>1476</text:p>
          </table:table-cell>
          <table:table-cell table:style-name="ce6" table:formula="of:=[.E639]*[.F$2]" office:value-type="float" office:value="2952.75590551181" calcext:value-type="float">
            <text:p>2953</text:p>
          </table:table-cell>
          <table:table-cell table:number-columns-repeated="5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 table:formula="of:=[.B$2]*[.A640]*1000" office:value-type="float" office:value="10.176" calcext:value-type="float">
            <text:p>10.176</text:p>
          </table:table-cell>
          <table:table-cell table:style-name="ce6" table:formula="of:=1/([.B640]/1000)" office:value-type="float" office:value="98.2704402515723" calcext:value-type="float">
            <text:p>98</text:p>
          </table:table-cell>
          <table:table-cell table:style-name="ce6" table:formula="of:=[.C640]/[.D$2]" office:value-type="float" office:value="24.5676100628931" calcext:value-type="float">
            <text:p>25</text:p>
          </table:table-cell>
          <table:table-cell table:style-name="ce6" table:formula="of:=[.D640]*60" office:value-type="float" office:value="1474.05660377358" calcext:value-type="float">
            <text:p>1474</text:p>
          </table:table-cell>
          <table:table-cell table:style-name="ce6" table:formula="of:=[.E640]*[.F$2]" office:value-type="float" office:value="2948.11320754717" calcext:value-type="float">
            <text:p>2948</text:p>
          </table:table-cell>
          <table:table-cell table:number-columns-repeated="5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 table:formula="of:=[.B$2]*[.A641]*1000" office:value-type="float" office:value="10.192" calcext:value-type="float">
            <text:p>10.192</text:p>
          </table:table-cell>
          <table:table-cell table:style-name="ce6" table:formula="of:=1/([.B641]/1000)" office:value-type="float" office:value="98.116169544741" calcext:value-type="float">
            <text:p>98</text:p>
          </table:table-cell>
          <table:table-cell table:style-name="ce6" table:formula="of:=[.C641]/[.D$2]" office:value-type="float" office:value="24.5290423861852" calcext:value-type="float">
            <text:p>25</text:p>
          </table:table-cell>
          <table:table-cell table:style-name="ce6" table:formula="of:=[.D641]*60" office:value-type="float" office:value="1471.74254317111" calcext:value-type="float">
            <text:p>1472</text:p>
          </table:table-cell>
          <table:table-cell table:style-name="ce6" table:formula="of:=[.E641]*[.F$2]" office:value-type="float" office:value="2943.48508634223" calcext:value-type="float">
            <text:p>2943</text:p>
          </table:table-cell>
          <table:table-cell table:number-columns-repeated="5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 table:formula="of:=[.B$2]*[.A642]*1000" office:value-type="float" office:value="10.208" calcext:value-type="float">
            <text:p>10.208</text:p>
          </table:table-cell>
          <table:table-cell table:style-name="ce6" table:formula="of:=1/([.B642]/1000)" office:value-type="float" office:value="97.9623824451411" calcext:value-type="float">
            <text:p>98</text:p>
          </table:table-cell>
          <table:table-cell table:style-name="ce6" table:formula="of:=[.C642]/[.D$2]" office:value-type="float" office:value="24.4905956112853" calcext:value-type="float">
            <text:p>24</text:p>
          </table:table-cell>
          <table:table-cell table:style-name="ce6" table:formula="of:=[.D642]*60" office:value-type="float" office:value="1469.43573667712" calcext:value-type="float">
            <text:p>1469</text:p>
          </table:table-cell>
          <table:table-cell table:style-name="ce6" table:formula="of:=[.E642]*[.F$2]" office:value-type="float" office:value="2938.87147335423" calcext:value-type="float">
            <text:p>2939</text:p>
          </table:table-cell>
          <table:table-cell table:number-columns-repeated="5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 table:formula="of:=[.B$2]*[.A643]*1000" office:value-type="float" office:value="10.224" calcext:value-type="float">
            <text:p>10.224</text:p>
          </table:table-cell>
          <table:table-cell table:style-name="ce6" table:formula="of:=1/([.B643]/1000)" office:value-type="float" office:value="97.8090766823161" calcext:value-type="float">
            <text:p>98</text:p>
          </table:table-cell>
          <table:table-cell table:style-name="ce6" table:formula="of:=[.C643]/[.D$2]" office:value-type="float" office:value="24.452269170579" calcext:value-type="float">
            <text:p>24</text:p>
          </table:table-cell>
          <table:table-cell table:style-name="ce6" table:formula="of:=[.D643]*60" office:value-type="float" office:value="1467.13615023474" calcext:value-type="float">
            <text:p>1467</text:p>
          </table:table-cell>
          <table:table-cell table:style-name="ce6" table:formula="of:=[.E643]*[.F$2]" office:value-type="float" office:value="2934.27230046948" calcext:value-type="float">
            <text:p>2934</text:p>
          </table:table-cell>
          <table:table-cell table:number-columns-repeated="5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 table:formula="of:=[.B$2]*[.A644]*1000" office:value-type="float" office:value="10.24" calcext:value-type="float">
            <text:p>10.24</text:p>
          </table:table-cell>
          <table:table-cell table:style-name="ce6" table:formula="of:=1/([.B644]/1000)" office:value-type="float" office:value="97.65625" calcext:value-type="float">
            <text:p>98</text:p>
          </table:table-cell>
          <table:table-cell table:style-name="ce6" table:formula="of:=[.C644]/[.D$2]" office:value-type="float" office:value="24.4140625" calcext:value-type="float">
            <text:p>24</text:p>
          </table:table-cell>
          <table:table-cell table:style-name="ce6" table:formula="of:=[.D644]*60" office:value-type="float" office:value="1464.84375" calcext:value-type="float">
            <text:p>1465</text:p>
          </table:table-cell>
          <table:table-cell table:style-name="ce6" table:formula="of:=[.E644]*[.F$2]" office:value-type="float" office:value="2929.6875" calcext:value-type="float">
            <text:p>2930</text:p>
          </table:table-cell>
          <table:table-cell table:number-columns-repeated="5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 table:formula="of:=[.B$2]*[.A645]*1000" office:value-type="float" office:value="10.256" calcext:value-type="float">
            <text:p>10.256</text:p>
          </table:table-cell>
          <table:table-cell table:style-name="ce6" table:formula="of:=1/([.B645]/1000)" office:value-type="float" office:value="97.5039001560062" calcext:value-type="float">
            <text:p>98</text:p>
          </table:table-cell>
          <table:table-cell table:style-name="ce6" table:formula="of:=[.C645]/[.D$2]" office:value-type="float" office:value="24.3759750390016" calcext:value-type="float">
            <text:p>24</text:p>
          </table:table-cell>
          <table:table-cell table:style-name="ce6" table:formula="of:=[.D645]*60" office:value-type="float" office:value="1462.55850234009" calcext:value-type="float">
            <text:p>1463</text:p>
          </table:table-cell>
          <table:table-cell table:style-name="ce6" table:formula="of:=[.E645]*[.F$2]" office:value-type="float" office:value="2925.11700468019" calcext:value-type="float">
            <text:p>2925</text:p>
          </table:table-cell>
          <table:table-cell table:number-columns-repeated="5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table:formula="of:=[.B$2]*[.A646]*1000" office:value-type="float" office:value="10.272" calcext:value-type="float">
            <text:p>10.272</text:p>
          </table:table-cell>
          <table:table-cell table:style-name="ce6" table:formula="of:=1/([.B646]/1000)" office:value-type="float" office:value="97.3520249221184" calcext:value-type="float">
            <text:p>97</text:p>
          </table:table-cell>
          <table:table-cell table:style-name="ce6" table:formula="of:=[.C646]/[.D$2]" office:value-type="float" office:value="24.3380062305296" calcext:value-type="float">
            <text:p>24</text:p>
          </table:table-cell>
          <table:table-cell table:style-name="ce6" table:formula="of:=[.D646]*60" office:value-type="float" office:value="1460.28037383178" calcext:value-type="float">
            <text:p>1460</text:p>
          </table:table-cell>
          <table:table-cell table:style-name="ce6" table:formula="of:=[.E646]*[.F$2]" office:value-type="float" office:value="2920.56074766355" calcext:value-type="float">
            <text:p>2921</text:p>
          </table:table-cell>
          <table:table-cell table:number-columns-repeated="5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 table:formula="of:=[.B$2]*[.A647]*1000" office:value-type="float" office:value="10.288" calcext:value-type="float">
            <text:p>10.288</text:p>
          </table:table-cell>
          <table:table-cell table:style-name="ce6" table:formula="of:=1/([.B647]/1000)" office:value-type="float" office:value="97.2006220839813" calcext:value-type="float">
            <text:p>97</text:p>
          </table:table-cell>
          <table:table-cell table:style-name="ce6" table:formula="of:=[.C647]/[.D$2]" office:value-type="float" office:value="24.3001555209953" calcext:value-type="float">
            <text:p>24</text:p>
          </table:table-cell>
          <table:table-cell table:style-name="ce6" table:formula="of:=[.D647]*60" office:value-type="float" office:value="1458.00933125972" calcext:value-type="float">
            <text:p>1458</text:p>
          </table:table-cell>
          <table:table-cell table:style-name="ce6" table:formula="of:=[.E647]*[.F$2]" office:value-type="float" office:value="2916.01866251944" calcext:value-type="float">
            <text:p>2916</text:p>
          </table:table-cell>
          <table:table-cell table:number-columns-repeated="5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table:formula="of:=[.B$2]*[.A648]*1000" office:value-type="float" office:value="10.304" calcext:value-type="float">
            <text:p>10.304</text:p>
          </table:table-cell>
          <table:table-cell table:style-name="ce6" table:formula="of:=1/([.B648]/1000)" office:value-type="float" office:value="97.0496894409938" calcext:value-type="float">
            <text:p>97</text:p>
          </table:table-cell>
          <table:table-cell table:style-name="ce6" table:formula="of:=[.C648]/[.D$2]" office:value-type="float" office:value="24.2624223602485" calcext:value-type="float">
            <text:p>24</text:p>
          </table:table-cell>
          <table:table-cell table:style-name="ce6" table:formula="of:=[.D648]*60" office:value-type="float" office:value="1455.74534161491" calcext:value-type="float">
            <text:p>1456</text:p>
          </table:table-cell>
          <table:table-cell table:style-name="ce6" table:formula="of:=[.E648]*[.F$2]" office:value-type="float" office:value="2911.49068322981" calcext:value-type="float">
            <text:p>2911</text:p>
          </table:table-cell>
          <table:table-cell table:number-columns-repeated="5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 table:formula="of:=[.B$2]*[.A649]*1000" office:value-type="float" office:value="10.32" calcext:value-type="float">
            <text:p>10.32</text:p>
          </table:table-cell>
          <table:table-cell table:style-name="ce6" table:formula="of:=1/([.B649]/1000)" office:value-type="float" office:value="96.8992248062016" calcext:value-type="float">
            <text:p>97</text:p>
          </table:table-cell>
          <table:table-cell table:style-name="ce6" table:formula="of:=[.C649]/[.D$2]" office:value-type="float" office:value="24.2248062015504" calcext:value-type="float">
            <text:p>24</text:p>
          </table:table-cell>
          <table:table-cell table:style-name="ce6" table:formula="of:=[.D649]*60" office:value-type="float" office:value="1453.48837209302" calcext:value-type="float">
            <text:p>1453</text:p>
          </table:table-cell>
          <table:table-cell table:style-name="ce6" table:formula="of:=[.E649]*[.F$2]" office:value-type="float" office:value="2906.97674418605" calcext:value-type="float">
            <text:p>2907</text:p>
          </table:table-cell>
          <table:table-cell table:number-columns-repeated="5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 table:formula="of:=[.B$2]*[.A650]*1000" office:value-type="float" office:value="10.336" calcext:value-type="float">
            <text:p>10.336</text:p>
          </table:table-cell>
          <table:table-cell table:style-name="ce6" table:formula="of:=1/([.B650]/1000)" office:value-type="float" office:value="96.7492260061919" calcext:value-type="float">
            <text:p>97</text:p>
          </table:table-cell>
          <table:table-cell table:style-name="ce6" table:formula="of:=[.C650]/[.D$2]" office:value-type="float" office:value="24.187306501548" calcext:value-type="float">
            <text:p>24</text:p>
          </table:table-cell>
          <table:table-cell table:style-name="ce6" table:formula="of:=[.D650]*60" office:value-type="float" office:value="1451.23839009288" calcext:value-type="float">
            <text:p>1451</text:p>
          </table:table-cell>
          <table:table-cell table:style-name="ce6" table:formula="of:=[.E650]*[.F$2]" office:value-type="float" office:value="2902.47678018576" calcext:value-type="float">
            <text:p>2902</text:p>
          </table:table-cell>
          <table:table-cell table:number-columns-repeated="5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 table:formula="of:=[.B$2]*[.A651]*1000" office:value-type="float" office:value="10.352" calcext:value-type="float">
            <text:p>10.352</text:p>
          </table:table-cell>
          <table:table-cell table:style-name="ce6" table:formula="of:=1/([.B651]/1000)" office:value-type="float" office:value="96.5996908809892" calcext:value-type="float">
            <text:p>97</text:p>
          </table:table-cell>
          <table:table-cell table:style-name="ce6" table:formula="of:=[.C651]/[.D$2]" office:value-type="float" office:value="24.1499227202473" calcext:value-type="float">
            <text:p>24</text:p>
          </table:table-cell>
          <table:table-cell table:style-name="ce6" table:formula="of:=[.D651]*60" office:value-type="float" office:value="1448.99536321484" calcext:value-type="float">
            <text:p>1449</text:p>
          </table:table-cell>
          <table:table-cell table:style-name="ce6" table:formula="of:=[.E651]*[.F$2]" office:value-type="float" office:value="2897.99072642968" calcext:value-type="float">
            <text:p>2898</text:p>
          </table:table-cell>
          <table:table-cell table:number-columns-repeated="5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 table:formula="of:=[.B$2]*[.A652]*1000" office:value-type="float" office:value="10.368" calcext:value-type="float">
            <text:p>10.368</text:p>
          </table:table-cell>
          <table:table-cell table:style-name="ce6" table:formula="of:=1/([.B652]/1000)" office:value-type="float" office:value="96.4506172839506" calcext:value-type="float">
            <text:p>96</text:p>
          </table:table-cell>
          <table:table-cell table:style-name="ce6" table:formula="of:=[.C652]/[.D$2]" office:value-type="float" office:value="24.1126543209877" calcext:value-type="float">
            <text:p>24</text:p>
          </table:table-cell>
          <table:table-cell table:style-name="ce6" table:formula="of:=[.D652]*60" office:value-type="float" office:value="1446.75925925926" calcext:value-type="float">
            <text:p>1447</text:p>
          </table:table-cell>
          <table:table-cell table:style-name="ce6" table:formula="of:=[.E652]*[.F$2]" office:value-type="float" office:value="2893.51851851852" calcext:value-type="float">
            <text:p>2894</text:p>
          </table:table-cell>
          <table:table-cell table:number-columns-repeated="5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 table:formula="of:=[.B$2]*[.A653]*1000" office:value-type="float" office:value="10.384" calcext:value-type="float">
            <text:p>10.384</text:p>
          </table:table-cell>
          <table:table-cell table:style-name="ce6" table:formula="of:=1/([.B653]/1000)" office:value-type="float" office:value="96.3020030816641" calcext:value-type="float">
            <text:p>96</text:p>
          </table:table-cell>
          <table:table-cell table:style-name="ce6" table:formula="of:=[.C653]/[.D$2]" office:value-type="float" office:value="24.075500770416" calcext:value-type="float">
            <text:p>24</text:p>
          </table:table-cell>
          <table:table-cell table:style-name="ce6" table:formula="of:=[.D653]*60" office:value-type="float" office:value="1444.53004622496" calcext:value-type="float">
            <text:p>1445</text:p>
          </table:table-cell>
          <table:table-cell table:style-name="ce6" table:formula="of:=[.E653]*[.F$2]" office:value-type="float" office:value="2889.06009244992" calcext:value-type="float">
            <text:p>2889</text:p>
          </table:table-cell>
          <table:table-cell table:number-columns-repeated="5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 table:formula="of:=[.B$2]*[.A654]*1000" office:value-type="float" office:value="10.4" calcext:value-type="float">
            <text:p>10.4</text:p>
          </table:table-cell>
          <table:table-cell table:style-name="ce6" table:formula="of:=1/([.B654]/1000)" office:value-type="float" office:value="96.1538461538462" calcext:value-type="float">
            <text:p>96</text:p>
          </table:table-cell>
          <table:table-cell table:style-name="ce6" table:formula="of:=[.C654]/[.D$2]" office:value-type="float" office:value="24.0384615384615" calcext:value-type="float">
            <text:p>24</text:p>
          </table:table-cell>
          <table:table-cell table:style-name="ce6" table:formula="of:=[.D654]*60" office:value-type="float" office:value="1442.30769230769" calcext:value-type="float">
            <text:p>1442</text:p>
          </table:table-cell>
          <table:table-cell table:style-name="ce6" table:formula="of:=[.E654]*[.F$2]" office:value-type="float" office:value="2884.61538461538" calcext:value-type="float">
            <text:p>2885</text:p>
          </table:table-cell>
          <table:table-cell table:number-columns-repeated="5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 table:formula="of:=[.B$2]*[.A655]*1000" office:value-type="float" office:value="10.416" calcext:value-type="float">
            <text:p>10.416</text:p>
          </table:table-cell>
          <table:table-cell table:style-name="ce6" table:formula="of:=1/([.B655]/1000)" office:value-type="float" office:value="96.0061443932412" calcext:value-type="float">
            <text:p>96</text:p>
          </table:table-cell>
          <table:table-cell table:style-name="ce6" table:formula="of:=[.C655]/[.D$2]" office:value-type="float" office:value="24.0015360983103" calcext:value-type="float">
            <text:p>24</text:p>
          </table:table-cell>
          <table:table-cell table:style-name="ce6" table:formula="of:=[.D655]*60" office:value-type="float" office:value="1440.09216589862" calcext:value-type="float">
            <text:p>1440</text:p>
          </table:table-cell>
          <table:table-cell table:style-name="ce6" table:formula="of:=[.E655]*[.F$2]" office:value-type="float" office:value="2880.18433179724" calcext:value-type="float">
            <text:p>2880</text:p>
          </table:table-cell>
          <table:table-cell table:number-columns-repeated="5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 table:formula="of:=[.B$2]*[.A656]*1000" office:value-type="float" office:value="10.432" calcext:value-type="float">
            <text:p>10.432</text:p>
          </table:table-cell>
          <table:table-cell table:style-name="ce6" table:formula="of:=1/([.B656]/1000)" office:value-type="float" office:value="95.8588957055215" calcext:value-type="float">
            <text:p>96</text:p>
          </table:table-cell>
          <table:table-cell table:style-name="ce6" table:formula="of:=[.C656]/[.D$2]" office:value-type="float" office:value="23.9647239263804" calcext:value-type="float">
            <text:p>24</text:p>
          </table:table-cell>
          <table:table-cell table:style-name="ce6" table:formula="of:=[.D656]*60" office:value-type="float" office:value="1437.88343558282" calcext:value-type="float">
            <text:p>1438</text:p>
          </table:table-cell>
          <table:table-cell table:style-name="ce6" table:formula="of:=[.E656]*[.F$2]" office:value-type="float" office:value="2875.76687116564" calcext:value-type="float">
            <text:p>2876</text:p>
          </table:table-cell>
          <table:table-cell table:number-columns-repeated="5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 table:formula="of:=[.B$2]*[.A657]*1000" office:value-type="float" office:value="10.448" calcext:value-type="float">
            <text:p>10.448</text:p>
          </table:table-cell>
          <table:table-cell table:style-name="ce6" table:formula="of:=1/([.B657]/1000)" office:value-type="float" office:value="95.7120980091884" calcext:value-type="float">
            <text:p>96</text:p>
          </table:table-cell>
          <table:table-cell table:style-name="ce6" table:formula="of:=[.C657]/[.D$2]" office:value-type="float" office:value="23.9280245022971" calcext:value-type="float">
            <text:p>24</text:p>
          </table:table-cell>
          <table:table-cell table:style-name="ce6" table:formula="of:=[.D657]*60" office:value-type="float" office:value="1435.68147013783" calcext:value-type="float">
            <text:p>1436</text:p>
          </table:table-cell>
          <table:table-cell table:style-name="ce6" table:formula="of:=[.E657]*[.F$2]" office:value-type="float" office:value="2871.36294027565" calcext:value-type="float">
            <text:p>2871</text:p>
          </table:table-cell>
          <table:table-cell table:number-columns-repeated="5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 table:formula="of:=[.B$2]*[.A658]*1000" office:value-type="float" office:value="10.464" calcext:value-type="float">
            <text:p>10.464</text:p>
          </table:table-cell>
          <table:table-cell table:style-name="ce6" table:formula="of:=1/([.B658]/1000)" office:value-type="float" office:value="95.565749235474" calcext:value-type="float">
            <text:p>96</text:p>
          </table:table-cell>
          <table:table-cell table:style-name="ce6" table:formula="of:=[.C658]/[.D$2]" office:value-type="float" office:value="23.8914373088685" calcext:value-type="float">
            <text:p>24</text:p>
          </table:table-cell>
          <table:table-cell table:style-name="ce6" table:formula="of:=[.D658]*60" office:value-type="float" office:value="1433.48623853211" calcext:value-type="float">
            <text:p>1433</text:p>
          </table:table-cell>
          <table:table-cell table:style-name="ce6" table:formula="of:=[.E658]*[.F$2]" office:value-type="float" office:value="2866.97247706422" calcext:value-type="float">
            <text:p>2867</text:p>
          </table:table-cell>
          <table:table-cell table:number-columns-repeated="5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 table:formula="of:=[.B$2]*[.A659]*1000" office:value-type="float" office:value="10.48" calcext:value-type="float">
            <text:p>10.48</text:p>
          </table:table-cell>
          <table:table-cell table:style-name="ce6" table:formula="of:=1/([.B659]/1000)" office:value-type="float" office:value="95.4198473282443" calcext:value-type="float">
            <text:p>95</text:p>
          </table:table-cell>
          <table:table-cell table:style-name="ce6" table:formula="of:=[.C659]/[.D$2]" office:value-type="float" office:value="23.8549618320611" calcext:value-type="float">
            <text:p>24</text:p>
          </table:table-cell>
          <table:table-cell table:style-name="ce6" table:formula="of:=[.D659]*60" office:value-type="float" office:value="1431.29770992366" calcext:value-type="float">
            <text:p>1431</text:p>
          </table:table-cell>
          <table:table-cell table:style-name="ce6" table:formula="of:=[.E659]*[.F$2]" office:value-type="float" office:value="2862.59541984733" calcext:value-type="float">
            <text:p>2863</text:p>
          </table:table-cell>
          <table:table-cell table:number-columns-repeated="5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 table:formula="of:=[.B$2]*[.A660]*1000" office:value-type="float" office:value="10.496" calcext:value-type="float">
            <text:p>10.496</text:p>
          </table:table-cell>
          <table:table-cell table:style-name="ce6" table:formula="of:=1/([.B660]/1000)" office:value-type="float" office:value="95.2743902439024" calcext:value-type="float">
            <text:p>95</text:p>
          </table:table-cell>
          <table:table-cell table:style-name="ce6" table:formula="of:=[.C660]/[.D$2]" office:value-type="float" office:value="23.8185975609756" calcext:value-type="float">
            <text:p>24</text:p>
          </table:table-cell>
          <table:table-cell table:style-name="ce6" table:formula="of:=[.D660]*60" office:value-type="float" office:value="1429.11585365854" calcext:value-type="float">
            <text:p>1429</text:p>
          </table:table-cell>
          <table:table-cell table:style-name="ce6" table:formula="of:=[.E660]*[.F$2]" office:value-type="float" office:value="2858.23170731707" calcext:value-type="float">
            <text:p>2858</text:p>
          </table:table-cell>
          <table:table-cell table:number-columns-repeated="5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 table:formula="of:=[.B$2]*[.A661]*1000" office:value-type="float" office:value="10.512" calcext:value-type="float">
            <text:p>10.512</text:p>
          </table:table-cell>
          <table:table-cell table:style-name="ce6" table:formula="of:=1/([.B661]/1000)" office:value-type="float" office:value="95.1293759512938" calcext:value-type="float">
            <text:p>95</text:p>
          </table:table-cell>
          <table:table-cell table:style-name="ce6" table:formula="of:=[.C661]/[.D$2]" office:value-type="float" office:value="23.7823439878234" calcext:value-type="float">
            <text:p>24</text:p>
          </table:table-cell>
          <table:table-cell table:style-name="ce6" table:formula="of:=[.D661]*60" office:value-type="float" office:value="1426.94063926941" calcext:value-type="float">
            <text:p>1427</text:p>
          </table:table-cell>
          <table:table-cell table:style-name="ce6" table:formula="of:=[.E661]*[.F$2]" office:value-type="float" office:value="2853.88127853881" calcext:value-type="float">
            <text:p>2854</text:p>
          </table:table-cell>
          <table:table-cell table:number-columns-repeated="5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table:formula="of:=[.B$2]*[.A662]*1000" office:value-type="float" office:value="10.528" calcext:value-type="float">
            <text:p>10.528</text:p>
          </table:table-cell>
          <table:table-cell table:style-name="ce6" table:formula="of:=1/([.B662]/1000)" office:value-type="float" office:value="94.9848024316109" calcext:value-type="float">
            <text:p>95</text:p>
          </table:table-cell>
          <table:table-cell table:style-name="ce6" table:formula="of:=[.C662]/[.D$2]" office:value-type="float" office:value="23.7462006079027" calcext:value-type="float">
            <text:p>24</text:p>
          </table:table-cell>
          <table:table-cell table:style-name="ce6" table:formula="of:=[.D662]*60" office:value-type="float" office:value="1424.77203647416" calcext:value-type="float">
            <text:p>1425</text:p>
          </table:table-cell>
          <table:table-cell table:style-name="ce6" table:formula="of:=[.E662]*[.F$2]" office:value-type="float" office:value="2849.54407294833" calcext:value-type="float">
            <text:p>2850</text:p>
          </table:table-cell>
          <table:table-cell table:number-columns-repeated="5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 table:formula="of:=[.B$2]*[.A663]*1000" office:value-type="float" office:value="10.544" calcext:value-type="float">
            <text:p>10.544</text:p>
          </table:table-cell>
          <table:table-cell table:style-name="ce6" table:formula="of:=1/([.B663]/1000)" office:value-type="float" office:value="94.8406676783005" calcext:value-type="float">
            <text:p>95</text:p>
          </table:table-cell>
          <table:table-cell table:style-name="ce6" table:formula="of:=[.C663]/[.D$2]" office:value-type="float" office:value="23.7101669195751" calcext:value-type="float">
            <text:p>24</text:p>
          </table:table-cell>
          <table:table-cell table:style-name="ce6" table:formula="of:=[.D663]*60" office:value-type="float" office:value="1422.61001517451" calcext:value-type="float">
            <text:p>1423</text:p>
          </table:table-cell>
          <table:table-cell table:style-name="ce6" table:formula="of:=[.E663]*[.F$2]" office:value-type="float" office:value="2845.22003034901" calcext:value-type="float">
            <text:p>2845</text:p>
          </table:table-cell>
          <table:table-cell table:number-columns-repeated="5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 table:formula="of:=[.B$2]*[.A664]*1000" office:value-type="float" office:value="10.56" calcext:value-type="float">
            <text:p>10.56</text:p>
          </table:table-cell>
          <table:table-cell table:style-name="ce6" table:formula="of:=1/([.B664]/1000)" office:value-type="float" office:value="94.6969696969697" calcext:value-type="float">
            <text:p>95</text:p>
          </table:table-cell>
          <table:table-cell table:style-name="ce6" table:formula="of:=[.C664]/[.D$2]" office:value-type="float" office:value="23.6742424242424" calcext:value-type="float">
            <text:p>24</text:p>
          </table:table-cell>
          <table:table-cell table:style-name="ce6" table:formula="of:=[.D664]*60" office:value-type="float" office:value="1420.45454545455" calcext:value-type="float">
            <text:p>1420</text:p>
          </table:table-cell>
          <table:table-cell table:style-name="ce6" table:formula="of:=[.E664]*[.F$2]" office:value-type="float" office:value="2840.90909090909" calcext:value-type="float">
            <text:p>2841</text:p>
          </table:table-cell>
          <table:table-cell table:number-columns-repeated="5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 table:formula="of:=[.B$2]*[.A665]*1000" office:value-type="float" office:value="10.576" calcext:value-type="float">
            <text:p>10.576</text:p>
          </table:table-cell>
          <table:table-cell table:style-name="ce6" table:formula="of:=1/([.B665]/1000)" office:value-type="float" office:value="94.553706505295" calcext:value-type="float">
            <text:p>95</text:p>
          </table:table-cell>
          <table:table-cell table:style-name="ce6" table:formula="of:=[.C665]/[.D$2]" office:value-type="float" office:value="23.6384266263238" calcext:value-type="float">
            <text:p>24</text:p>
          </table:table-cell>
          <table:table-cell table:style-name="ce6" table:formula="of:=[.D665]*60" office:value-type="float" office:value="1418.30559757943" calcext:value-type="float">
            <text:p>1418</text:p>
          </table:table-cell>
          <table:table-cell table:style-name="ce6" table:formula="of:=[.E665]*[.F$2]" office:value-type="float" office:value="2836.61119515885" calcext:value-type="float">
            <text:p>2837</text:p>
          </table:table-cell>
          <table:table-cell table:number-columns-repeated="5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 table:formula="of:=[.B$2]*[.A666]*1000" office:value-type="float" office:value="10.592" calcext:value-type="float">
            <text:p>10.592</text:p>
          </table:table-cell>
          <table:table-cell table:style-name="ce6" table:formula="of:=1/([.B666]/1000)" office:value-type="float" office:value="94.4108761329305" calcext:value-type="float">
            <text:p>94</text:p>
          </table:table-cell>
          <table:table-cell table:style-name="ce6" table:formula="of:=[.C666]/[.D$2]" office:value-type="float" office:value="23.6027190332326" calcext:value-type="float">
            <text:p>24</text:p>
          </table:table-cell>
          <table:table-cell table:style-name="ce6" table:formula="of:=[.D666]*60" office:value-type="float" office:value="1416.16314199396" calcext:value-type="float">
            <text:p>1416</text:p>
          </table:table-cell>
          <table:table-cell table:style-name="ce6" table:formula="of:=[.E666]*[.F$2]" office:value-type="float" office:value="2832.32628398792" calcext:value-type="float">
            <text:p>2832</text:p>
          </table:table-cell>
          <table:table-cell table:number-columns-repeated="5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 table:formula="of:=[.B$2]*[.A667]*1000" office:value-type="float" office:value="10.608" calcext:value-type="float">
            <text:p>10.608</text:p>
          </table:table-cell>
          <table:table-cell table:style-name="ce6" table:formula="of:=1/([.B667]/1000)" office:value-type="float" office:value="94.2684766214178" calcext:value-type="float">
            <text:p>94</text:p>
          </table:table-cell>
          <table:table-cell table:style-name="ce6" table:formula="of:=[.C667]/[.D$2]" office:value-type="float" office:value="23.5671191553544" calcext:value-type="float">
            <text:p>24</text:p>
          </table:table-cell>
          <table:table-cell table:style-name="ce6" table:formula="of:=[.D667]*60" office:value-type="float" office:value="1414.02714932127" calcext:value-type="float">
            <text:p>1414</text:p>
          </table:table-cell>
          <table:table-cell table:style-name="ce6" table:formula="of:=[.E667]*[.F$2]" office:value-type="float" office:value="2828.05429864253" calcext:value-type="float">
            <text:p>2828</text:p>
          </table:table-cell>
          <table:table-cell table:number-columns-repeated="5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 table:formula="of:=[.B$2]*[.A668]*1000" office:value-type="float" office:value="10.624" calcext:value-type="float">
            <text:p>10.624</text:p>
          </table:table-cell>
          <table:table-cell table:style-name="ce6" table:formula="of:=1/([.B668]/1000)" office:value-type="float" office:value="94.1265060240964" calcext:value-type="float">
            <text:p>94</text:p>
          </table:table-cell>
          <table:table-cell table:style-name="ce6" table:formula="of:=[.C668]/[.D$2]" office:value-type="float" office:value="23.5316265060241" calcext:value-type="float">
            <text:p>24</text:p>
          </table:table-cell>
          <table:table-cell table:style-name="ce6" table:formula="of:=[.D668]*60" office:value-type="float" office:value="1411.89759036145" calcext:value-type="float">
            <text:p>1412</text:p>
          </table:table-cell>
          <table:table-cell table:style-name="ce6" table:formula="of:=[.E668]*[.F$2]" office:value-type="float" office:value="2823.79518072289" calcext:value-type="float">
            <text:p>2824</text:p>
          </table:table-cell>
          <table:table-cell table:number-columns-repeated="5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 table:formula="of:=[.B$2]*[.A669]*1000" office:value-type="float" office:value="10.64" calcext:value-type="float">
            <text:p>10.64</text:p>
          </table:table-cell>
          <table:table-cell table:style-name="ce6" table:formula="of:=1/([.B669]/1000)" office:value-type="float" office:value="93.9849624060151" calcext:value-type="float">
            <text:p>94</text:p>
          </table:table-cell>
          <table:table-cell table:style-name="ce6" table:formula="of:=[.C669]/[.D$2]" office:value-type="float" office:value="23.4962406015038" calcext:value-type="float">
            <text:p>23</text:p>
          </table:table-cell>
          <table:table-cell table:style-name="ce6" table:formula="of:=[.D669]*60" office:value-type="float" office:value="1409.77443609023" calcext:value-type="float">
            <text:p>1410</text:p>
          </table:table-cell>
          <table:table-cell table:style-name="ce6" table:formula="of:=[.E669]*[.F$2]" office:value-type="float" office:value="2819.54887218045" calcext:value-type="float">
            <text:p>2820</text:p>
          </table:table-cell>
          <table:table-cell table:number-columns-repeated="5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 table:formula="of:=[.B$2]*[.A670]*1000" office:value-type="float" office:value="10.656" calcext:value-type="float">
            <text:p>10.656</text:p>
          </table:table-cell>
          <table:table-cell table:style-name="ce6" table:formula="of:=1/([.B670]/1000)" office:value-type="float" office:value="93.8438438438439" calcext:value-type="float">
            <text:p>94</text:p>
          </table:table-cell>
          <table:table-cell table:style-name="ce6" table:formula="of:=[.C670]/[.D$2]" office:value-type="float" office:value="23.460960960961" calcext:value-type="float">
            <text:p>23</text:p>
          </table:table-cell>
          <table:table-cell table:style-name="ce6" table:formula="of:=[.D670]*60" office:value-type="float" office:value="1407.65765765766" calcext:value-type="float">
            <text:p>1408</text:p>
          </table:table-cell>
          <table:table-cell table:style-name="ce6" table:formula="of:=[.E670]*[.F$2]" office:value-type="float" office:value="2815.31531531532" calcext:value-type="float">
            <text:p>2815</text:p>
          </table:table-cell>
          <table:table-cell table:number-columns-repeated="5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 table:formula="of:=[.B$2]*[.A671]*1000" office:value-type="float" office:value="10.672" calcext:value-type="float">
            <text:p>10.672</text:p>
          </table:table-cell>
          <table:table-cell table:style-name="ce6" table:formula="of:=1/([.B671]/1000)" office:value-type="float" office:value="93.7031484257871" calcext:value-type="float">
            <text:p>94</text:p>
          </table:table-cell>
          <table:table-cell table:style-name="ce6" table:formula="of:=[.C671]/[.D$2]" office:value-type="float" office:value="23.4257871064468" calcext:value-type="float">
            <text:p>23</text:p>
          </table:table-cell>
          <table:table-cell table:style-name="ce6" table:formula="of:=[.D671]*60" office:value-type="float" office:value="1405.54722638681" calcext:value-type="float">
            <text:p>1406</text:p>
          </table:table-cell>
          <table:table-cell table:style-name="ce6" table:formula="of:=[.E671]*[.F$2]" office:value-type="float" office:value="2811.09445277361" calcext:value-type="float">
            <text:p>2811</text:p>
          </table:table-cell>
          <table:table-cell table:number-columns-repeated="5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 table:formula="of:=[.B$2]*[.A672]*1000" office:value-type="float" office:value="10.688" calcext:value-type="float">
            <text:p>10.688</text:p>
          </table:table-cell>
          <table:table-cell table:style-name="ce6" table:formula="of:=1/([.B672]/1000)" office:value-type="float" office:value="93.562874251497" calcext:value-type="float">
            <text:p>94</text:p>
          </table:table-cell>
          <table:table-cell table:style-name="ce6" table:formula="of:=[.C672]/[.D$2]" office:value-type="float" office:value="23.3907185628742" calcext:value-type="float">
            <text:p>23</text:p>
          </table:table-cell>
          <table:table-cell table:style-name="ce6" table:formula="of:=[.D672]*60" office:value-type="float" office:value="1403.44311377246" calcext:value-type="float">
            <text:p>1403</text:p>
          </table:table-cell>
          <table:table-cell table:style-name="ce6" table:formula="of:=[.E672]*[.F$2]" office:value-type="float" office:value="2806.88622754491" calcext:value-type="float">
            <text:p>2807</text:p>
          </table:table-cell>
          <table:table-cell table:number-columns-repeated="5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 table:formula="of:=[.B$2]*[.A673]*1000" office:value-type="float" office:value="10.704" calcext:value-type="float">
            <text:p>10.704</text:p>
          </table:table-cell>
          <table:table-cell table:style-name="ce6" table:formula="of:=1/([.B673]/1000)" office:value-type="float" office:value="93.423019431988" calcext:value-type="float">
            <text:p>93</text:p>
          </table:table-cell>
          <table:table-cell table:style-name="ce6" table:formula="of:=[.C673]/[.D$2]" office:value-type="float" office:value="23.355754857997" calcext:value-type="float">
            <text:p>23</text:p>
          </table:table-cell>
          <table:table-cell table:style-name="ce6" table:formula="of:=[.D673]*60" office:value-type="float" office:value="1401.34529147982" calcext:value-type="float">
            <text:p>1401</text:p>
          </table:table-cell>
          <table:table-cell table:style-name="ce6" table:formula="of:=[.E673]*[.F$2]" office:value-type="float" office:value="2802.69058295964" calcext:value-type="float">
            <text:p>2803</text:p>
          </table:table-cell>
          <table:table-cell table:number-columns-repeated="5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 table:formula="of:=[.B$2]*[.A674]*1000" office:value-type="float" office:value="10.72" calcext:value-type="float">
            <text:p>10.72</text:p>
          </table:table-cell>
          <table:table-cell table:style-name="ce6" table:formula="of:=1/([.B674]/1000)" office:value-type="float" office:value="93.2835820895522" calcext:value-type="float">
            <text:p>93</text:p>
          </table:table-cell>
          <table:table-cell table:style-name="ce6" table:formula="of:=[.C674]/[.D$2]" office:value-type="float" office:value="23.3208955223881" calcext:value-type="float">
            <text:p>23</text:p>
          </table:table-cell>
          <table:table-cell table:style-name="ce6" table:formula="of:=[.D674]*60" office:value-type="float" office:value="1399.25373134328" calcext:value-type="float">
            <text:p>1399</text:p>
          </table:table-cell>
          <table:table-cell table:style-name="ce6" table:formula="of:=[.E674]*[.F$2]" office:value-type="float" office:value="2798.50746268657" calcext:value-type="float">
            <text:p>2799</text:p>
          </table:table-cell>
          <table:table-cell table:number-columns-repeated="5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 table:formula="of:=[.B$2]*[.A675]*1000" office:value-type="float" office:value="10.736" calcext:value-type="float">
            <text:p>10.736</text:p>
          </table:table-cell>
          <table:table-cell table:style-name="ce6" table:formula="of:=1/([.B675]/1000)" office:value-type="float" office:value="93.1445603576751" calcext:value-type="float">
            <text:p>93</text:p>
          </table:table-cell>
          <table:table-cell table:style-name="ce6" table:formula="of:=[.C675]/[.D$2]" office:value-type="float" office:value="23.2861400894188" calcext:value-type="float">
            <text:p>23</text:p>
          </table:table-cell>
          <table:table-cell table:style-name="ce6" table:formula="of:=[.D675]*60" office:value-type="float" office:value="1397.16840536513" calcext:value-type="float">
            <text:p>1397</text:p>
          </table:table-cell>
          <table:table-cell table:style-name="ce6" table:formula="of:=[.E675]*[.F$2]" office:value-type="float" office:value="2794.33681073025" calcext:value-type="float">
            <text:p>2794</text:p>
          </table:table-cell>
          <table:table-cell table:number-columns-repeated="5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 table:formula="of:=[.B$2]*[.A676]*1000" office:value-type="float" office:value="10.752" calcext:value-type="float">
            <text:p>10.752</text:p>
          </table:table-cell>
          <table:table-cell table:style-name="ce6" table:formula="of:=1/([.B676]/1000)" office:value-type="float" office:value="93.0059523809524" calcext:value-type="float">
            <text:p>93</text:p>
          </table:table-cell>
          <table:table-cell table:style-name="ce6" table:formula="of:=[.C676]/[.D$2]" office:value-type="float" office:value="23.2514880952381" calcext:value-type="float">
            <text:p>23</text:p>
          </table:table-cell>
          <table:table-cell table:style-name="ce6" table:formula="of:=[.D676]*60" office:value-type="float" office:value="1395.08928571429" calcext:value-type="float">
            <text:p>1395</text:p>
          </table:table-cell>
          <table:table-cell table:style-name="ce6" table:formula="of:=[.E676]*[.F$2]" office:value-type="float" office:value="2790.17857142857" calcext:value-type="float">
            <text:p>2790</text:p>
          </table:table-cell>
          <table:table-cell table:number-columns-repeated="5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 table:formula="of:=[.B$2]*[.A677]*1000" office:value-type="float" office:value="10.768" calcext:value-type="float">
            <text:p>10.768</text:p>
          </table:table-cell>
          <table:table-cell table:style-name="ce6" table:formula="of:=1/([.B677]/1000)" office:value-type="float" office:value="92.8677563150074" calcext:value-type="float">
            <text:p>93</text:p>
          </table:table-cell>
          <table:table-cell table:style-name="ce6" table:formula="of:=[.C677]/[.D$2]" office:value-type="float" office:value="23.2169390787519" calcext:value-type="float">
            <text:p>23</text:p>
          </table:table-cell>
          <table:table-cell table:style-name="ce6" table:formula="of:=[.D677]*60" office:value-type="float" office:value="1393.01634472511" calcext:value-type="float">
            <text:p>1393</text:p>
          </table:table-cell>
          <table:table-cell table:style-name="ce6" table:formula="of:=[.E677]*[.F$2]" office:value-type="float" office:value="2786.03268945022" calcext:value-type="float">
            <text:p>2786</text:p>
          </table:table-cell>
          <table:table-cell table:number-columns-repeated="5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 table:formula="of:=[.B$2]*[.A678]*1000" office:value-type="float" office:value="10.784" calcext:value-type="float">
            <text:p>10.784</text:p>
          </table:table-cell>
          <table:table-cell table:style-name="ce6" table:formula="of:=1/([.B678]/1000)" office:value-type="float" office:value="92.7299703264095" calcext:value-type="float">
            <text:p>93</text:p>
          </table:table-cell>
          <table:table-cell table:style-name="ce6" table:formula="of:=[.C678]/[.D$2]" office:value-type="float" office:value="23.1824925816024" calcext:value-type="float">
            <text:p>23</text:p>
          </table:table-cell>
          <table:table-cell table:style-name="ce6" table:formula="of:=[.D678]*60" office:value-type="float" office:value="1390.94955489614" calcext:value-type="float">
            <text:p>1391</text:p>
          </table:table-cell>
          <table:table-cell table:style-name="ce6" table:formula="of:=[.E678]*[.F$2]" office:value-type="float" office:value="2781.89910979228" calcext:value-type="float">
            <text:p>2782</text:p>
          </table:table-cell>
          <table:table-cell table:number-columns-repeated="5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 table:formula="of:=[.B$2]*[.A679]*1000" office:value-type="float" office:value="10.8" calcext:value-type="float">
            <text:p>10.8</text:p>
          </table:table-cell>
          <table:table-cell table:style-name="ce6" table:formula="of:=1/([.B679]/1000)" office:value-type="float" office:value="92.5925925925926" calcext:value-type="float">
            <text:p>93</text:p>
          </table:table-cell>
          <table:table-cell table:style-name="ce6" table:formula="of:=[.C679]/[.D$2]" office:value-type="float" office:value="23.1481481481482" calcext:value-type="float">
            <text:p>23</text:p>
          </table:table-cell>
          <table:table-cell table:style-name="ce6" table:formula="of:=[.D679]*60" office:value-type="float" office:value="1388.88888888889" calcext:value-type="float">
            <text:p>1389</text:p>
          </table:table-cell>
          <table:table-cell table:style-name="ce6" table:formula="of:=[.E679]*[.F$2]" office:value-type="float" office:value="2777.77777777778" calcext:value-type="float">
            <text:p>2778</text:p>
          </table:table-cell>
          <table:table-cell table:number-columns-repeated="5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 table:formula="of:=[.B$2]*[.A680]*1000" office:value-type="float" office:value="10.816" calcext:value-type="float">
            <text:p>10.816</text:p>
          </table:table-cell>
          <table:table-cell table:style-name="ce6" table:formula="of:=1/([.B680]/1000)" office:value-type="float" office:value="92.4556213017751" calcext:value-type="float">
            <text:p>92</text:p>
          </table:table-cell>
          <table:table-cell table:style-name="ce6" table:formula="of:=[.C680]/[.D$2]" office:value-type="float" office:value="23.1139053254438" calcext:value-type="float">
            <text:p>23</text:p>
          </table:table-cell>
          <table:table-cell table:style-name="ce6" table:formula="of:=[.D680]*60" office:value-type="float" office:value="1386.83431952663" calcext:value-type="float">
            <text:p>1387</text:p>
          </table:table-cell>
          <table:table-cell table:style-name="ce6" table:formula="of:=[.E680]*[.F$2]" office:value-type="float" office:value="2773.66863905325" calcext:value-type="float">
            <text:p>2774</text:p>
          </table:table-cell>
          <table:table-cell table:number-columns-repeated="5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 table:formula="of:=[.B$2]*[.A681]*1000" office:value-type="float" office:value="10.832" calcext:value-type="float">
            <text:p>10.832</text:p>
          </table:table-cell>
          <table:table-cell table:style-name="ce6" table:formula="of:=1/([.B681]/1000)" office:value-type="float" office:value="92.3190546528804" calcext:value-type="float">
            <text:p>92</text:p>
          </table:table-cell>
          <table:table-cell table:style-name="ce6" table:formula="of:=[.C681]/[.D$2]" office:value-type="float" office:value="23.0797636632201" calcext:value-type="float">
            <text:p>23</text:p>
          </table:table-cell>
          <table:table-cell table:style-name="ce6" table:formula="of:=[.D681]*60" office:value-type="float" office:value="1384.78581979321" calcext:value-type="float">
            <text:p>1385</text:p>
          </table:table-cell>
          <table:table-cell table:style-name="ce6" table:formula="of:=[.E681]*[.F$2]" office:value-type="float" office:value="2769.57163958641" calcext:value-type="float">
            <text:p>2770</text:p>
          </table:table-cell>
          <table:table-cell table:number-columns-repeated="5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 table:formula="of:=[.B$2]*[.A682]*1000" office:value-type="float" office:value="10.848" calcext:value-type="float">
            <text:p>10.848</text:p>
          </table:table-cell>
          <table:table-cell table:style-name="ce6" table:formula="of:=1/([.B682]/1000)" office:value-type="float" office:value="92.1828908554572" calcext:value-type="float">
            <text:p>92</text:p>
          </table:table-cell>
          <table:table-cell table:style-name="ce6" table:formula="of:=[.C682]/[.D$2]" office:value-type="float" office:value="23.0457227138643" calcext:value-type="float">
            <text:p>23</text:p>
          </table:table-cell>
          <table:table-cell table:style-name="ce6" table:formula="of:=[.D682]*60" office:value-type="float" office:value="1382.74336283186" calcext:value-type="float">
            <text:p>1383</text:p>
          </table:table-cell>
          <table:table-cell table:style-name="ce6" table:formula="of:=[.E682]*[.F$2]" office:value-type="float" office:value="2765.48672566372" calcext:value-type="float">
            <text:p>2765</text:p>
          </table:table-cell>
          <table:table-cell table:number-columns-repeated="5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 table:formula="of:=[.B$2]*[.A683]*1000" office:value-type="float" office:value="10.864" calcext:value-type="float">
            <text:p>10.864</text:p>
          </table:table-cell>
          <table:table-cell table:style-name="ce6" table:formula="of:=1/([.B683]/1000)" office:value-type="float" office:value="92.0471281296024" calcext:value-type="float">
            <text:p>92</text:p>
          </table:table-cell>
          <table:table-cell table:style-name="ce6" table:formula="of:=[.C683]/[.D$2]" office:value-type="float" office:value="23.0117820324006" calcext:value-type="float">
            <text:p>23</text:p>
          </table:table-cell>
          <table:table-cell table:style-name="ce6" table:formula="of:=[.D683]*60" office:value-type="float" office:value="1380.70692194404" calcext:value-type="float">
            <text:p>1381</text:p>
          </table:table-cell>
          <table:table-cell table:style-name="ce6" table:formula="of:=[.E683]*[.F$2]" office:value-type="float" office:value="2761.41384388807" calcext:value-type="float">
            <text:p>2761</text:p>
          </table:table-cell>
          <table:table-cell table:number-columns-repeated="5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 table:formula="of:=[.B$2]*[.A684]*1000" office:value-type="float" office:value="10.88" calcext:value-type="float">
            <text:p>10.88</text:p>
          </table:table-cell>
          <table:table-cell table:style-name="ce6" table:formula="of:=1/([.B684]/1000)" office:value-type="float" office:value="91.9117647058824" calcext:value-type="float">
            <text:p>92</text:p>
          </table:table-cell>
          <table:table-cell table:style-name="ce6" table:formula="of:=[.C684]/[.D$2]" office:value-type="float" office:value="22.9779411764706" calcext:value-type="float">
            <text:p>23</text:p>
          </table:table-cell>
          <table:table-cell table:style-name="ce6" table:formula="of:=[.D684]*60" office:value-type="float" office:value="1378.67647058824" calcext:value-type="float">
            <text:p>1379</text:p>
          </table:table-cell>
          <table:table-cell table:style-name="ce6" table:formula="of:=[.E684]*[.F$2]" office:value-type="float" office:value="2757.35294117647" calcext:value-type="float">
            <text:p>2757</text:p>
          </table:table-cell>
          <table:table-cell table:number-columns-repeated="5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 table:formula="of:=[.B$2]*[.A685]*1000" office:value-type="float" office:value="10.896" calcext:value-type="float">
            <text:p>10.896</text:p>
          </table:table-cell>
          <table:table-cell table:style-name="ce6" table:formula="of:=1/([.B685]/1000)" office:value-type="float" office:value="91.776798825257" calcext:value-type="float">
            <text:p>92</text:p>
          </table:table-cell>
          <table:table-cell table:style-name="ce6" table:formula="of:=[.C685]/[.D$2]" office:value-type="float" office:value="22.9441997063142" calcext:value-type="float">
            <text:p>23</text:p>
          </table:table-cell>
          <table:table-cell table:style-name="ce6" table:formula="of:=[.D685]*60" office:value-type="float" office:value="1376.65198237885" calcext:value-type="float">
            <text:p>1377</text:p>
          </table:table-cell>
          <table:table-cell table:style-name="ce6" table:formula="of:=[.E685]*[.F$2]" office:value-type="float" office:value="2753.30396475771" calcext:value-type="float">
            <text:p>2753</text:p>
          </table:table-cell>
          <table:table-cell table:number-columns-repeated="5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 table:formula="of:=[.B$2]*[.A686]*1000" office:value-type="float" office:value="10.912" calcext:value-type="float">
            <text:p>10.912</text:p>
          </table:table-cell>
          <table:table-cell table:style-name="ce6" table:formula="of:=1/([.B686]/1000)" office:value-type="float" office:value="91.6422287390029" calcext:value-type="float">
            <text:p>92</text:p>
          </table:table-cell>
          <table:table-cell table:style-name="ce6" table:formula="of:=[.C686]/[.D$2]" office:value-type="float" office:value="22.9105571847507" calcext:value-type="float">
            <text:p>23</text:p>
          </table:table-cell>
          <table:table-cell table:style-name="ce6" table:formula="of:=[.D686]*60" office:value-type="float" office:value="1374.63343108504" calcext:value-type="float">
            <text:p>1375</text:p>
          </table:table-cell>
          <table:table-cell table:style-name="ce6" table:formula="of:=[.E686]*[.F$2]" office:value-type="float" office:value="2749.26686217009" calcext:value-type="float">
            <text:p>2749</text:p>
          </table:table-cell>
          <table:table-cell table:number-columns-repeated="5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 table:formula="of:=[.B$2]*[.A687]*1000" office:value-type="float" office:value="10.928" calcext:value-type="float">
            <text:p>10.928</text:p>
          </table:table-cell>
          <table:table-cell table:style-name="ce6" table:formula="of:=1/([.B687]/1000)" office:value-type="float" office:value="91.5080527086384" calcext:value-type="float">
            <text:p>92</text:p>
          </table:table-cell>
          <table:table-cell table:style-name="ce6" table:formula="of:=[.C687]/[.D$2]" office:value-type="float" office:value="22.8770131771596" calcext:value-type="float">
            <text:p>23</text:p>
          </table:table-cell>
          <table:table-cell table:style-name="ce6" table:formula="of:=[.D687]*60" office:value-type="float" office:value="1372.62079062958" calcext:value-type="float">
            <text:p>1373</text:p>
          </table:table-cell>
          <table:table-cell table:style-name="ce6" table:formula="of:=[.E687]*[.F$2]" office:value-type="float" office:value="2745.24158125915" calcext:value-type="float">
            <text:p>2745</text:p>
          </table:table-cell>
          <table:table-cell table:number-columns-repeated="5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 table:formula="of:=[.B$2]*[.A688]*1000" office:value-type="float" office:value="10.944" calcext:value-type="float">
            <text:p>10.944</text:p>
          </table:table-cell>
          <table:table-cell table:style-name="ce6" table:formula="of:=1/([.B688]/1000)" office:value-type="float" office:value="91.374269005848" calcext:value-type="float">
            <text:p>91</text:p>
          </table:table-cell>
          <table:table-cell table:style-name="ce6" table:formula="of:=[.C688]/[.D$2]" office:value-type="float" office:value="22.843567251462" calcext:value-type="float">
            <text:p>23</text:p>
          </table:table-cell>
          <table:table-cell table:style-name="ce6" table:formula="of:=[.D688]*60" office:value-type="float" office:value="1370.61403508772" calcext:value-type="float">
            <text:p>1371</text:p>
          </table:table-cell>
          <table:table-cell table:style-name="ce6" table:formula="of:=[.E688]*[.F$2]" office:value-type="float" office:value="2741.22807017544" calcext:value-type="float">
            <text:p>2741</text:p>
          </table:table-cell>
          <table:table-cell table:number-columns-repeated="5"/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 table:formula="of:=[.B$2]*[.A689]*1000" office:value-type="float" office:value="10.96" calcext:value-type="float">
            <text:p>10.96</text:p>
          </table:table-cell>
          <table:table-cell table:style-name="ce6" table:formula="of:=1/([.B689]/1000)" office:value-type="float" office:value="91.2408759124088" calcext:value-type="float">
            <text:p>91</text:p>
          </table:table-cell>
          <table:table-cell table:style-name="ce6" table:formula="of:=[.C689]/[.D$2]" office:value-type="float" office:value="22.8102189781022" calcext:value-type="float">
            <text:p>23</text:p>
          </table:table-cell>
          <table:table-cell table:style-name="ce6" table:formula="of:=[.D689]*60" office:value-type="float" office:value="1368.61313868613" calcext:value-type="float">
            <text:p>1369</text:p>
          </table:table-cell>
          <table:table-cell table:style-name="ce6" table:formula="of:=[.E689]*[.F$2]" office:value-type="float" office:value="2737.22627737226" calcext:value-type="float">
            <text:p>2737</text:p>
          </table:table-cell>
          <table:table-cell table:number-columns-repeated="5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 table:formula="of:=[.B$2]*[.A690]*1000" office:value-type="float" office:value="10.976" calcext:value-type="float">
            <text:p>10.976</text:p>
          </table:table-cell>
          <table:table-cell table:style-name="ce6" table:formula="of:=1/([.B690]/1000)" office:value-type="float" office:value="91.1078717201166" calcext:value-type="float">
            <text:p>91</text:p>
          </table:table-cell>
          <table:table-cell table:style-name="ce6" table:formula="of:=[.C690]/[.D$2]" office:value-type="float" office:value="22.7769679300292" calcext:value-type="float">
            <text:p>23</text:p>
          </table:table-cell>
          <table:table-cell table:style-name="ce6" table:formula="of:=[.D690]*60" office:value-type="float" office:value="1366.61807580175" calcext:value-type="float">
            <text:p>1367</text:p>
          </table:table-cell>
          <table:table-cell table:style-name="ce6" table:formula="of:=[.E690]*[.F$2]" office:value-type="float" office:value="2733.2361516035" calcext:value-type="float">
            <text:p>2733</text:p>
          </table:table-cell>
          <table:table-cell table:number-columns-repeated="5"/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 table:formula="of:=[.B$2]*[.A691]*1000" office:value-type="float" office:value="10.992" calcext:value-type="float">
            <text:p>10.992</text:p>
          </table:table-cell>
          <table:table-cell table:style-name="ce6" table:formula="of:=1/([.B691]/1000)" office:value-type="float" office:value="90.9752547307133" calcext:value-type="float">
            <text:p>91</text:p>
          </table:table-cell>
          <table:table-cell table:style-name="ce6" table:formula="of:=[.C691]/[.D$2]" office:value-type="float" office:value="22.7438136826783" calcext:value-type="float">
            <text:p>23</text:p>
          </table:table-cell>
          <table:table-cell table:style-name="ce6" table:formula="of:=[.D691]*60" office:value-type="float" office:value="1364.6288209607" calcext:value-type="float">
            <text:p>1365</text:p>
          </table:table-cell>
          <table:table-cell table:style-name="ce6" table:formula="of:=[.E691]*[.F$2]" office:value-type="float" office:value="2729.2576419214" calcext:value-type="float">
            <text:p>2729</text:p>
          </table:table-cell>
          <table:table-cell table:number-columns-repeated="5"/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 table:formula="of:=[.B$2]*[.A692]*1000" office:value-type="float" office:value="11.008" calcext:value-type="float">
            <text:p>11.008</text:p>
          </table:table-cell>
          <table:table-cell table:style-name="ce6" table:formula="of:=1/([.B692]/1000)" office:value-type="float" office:value="90.843023255814" calcext:value-type="float">
            <text:p>91</text:p>
          </table:table-cell>
          <table:table-cell table:style-name="ce6" table:formula="of:=[.C692]/[.D$2]" office:value-type="float" office:value="22.7107558139535" calcext:value-type="float">
            <text:p>23</text:p>
          </table:table-cell>
          <table:table-cell table:style-name="ce6" table:formula="of:=[.D692]*60" office:value-type="float" office:value="1362.64534883721" calcext:value-type="float">
            <text:p>1363</text:p>
          </table:table-cell>
          <table:table-cell table:style-name="ce6" table:formula="of:=[.E692]*[.F$2]" office:value-type="float" office:value="2725.29069767442" calcext:value-type="float">
            <text:p>2725</text:p>
          </table:table-cell>
          <table:table-cell table:number-columns-repeated="5"/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 table:formula="of:=[.B$2]*[.A693]*1000" office:value-type="float" office:value="11.024" calcext:value-type="float">
            <text:p>11.024</text:p>
          </table:table-cell>
          <table:table-cell table:style-name="ce6" table:formula="of:=1/([.B693]/1000)" office:value-type="float" office:value="90.711175616836" calcext:value-type="float">
            <text:p>91</text:p>
          </table:table-cell>
          <table:table-cell table:style-name="ce6" table:formula="of:=[.C693]/[.D$2]" office:value-type="float" office:value="22.677793904209" calcext:value-type="float">
            <text:p>23</text:p>
          </table:table-cell>
          <table:table-cell table:style-name="ce6" table:formula="of:=[.D693]*60" office:value-type="float" office:value="1360.66763425254" calcext:value-type="float">
            <text:p>1361</text:p>
          </table:table-cell>
          <table:table-cell table:style-name="ce6" table:formula="of:=[.E693]*[.F$2]" office:value-type="float" office:value="2721.33526850508" calcext:value-type="float">
            <text:p>2721</text:p>
          </table:table-cell>
          <table:table-cell table:number-columns-repeated="5"/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 table:formula="of:=[.B$2]*[.A694]*1000" office:value-type="float" office:value="11.04" calcext:value-type="float">
            <text:p>11.04</text:p>
          </table:table-cell>
          <table:table-cell table:style-name="ce6" table:formula="of:=1/([.B694]/1000)" office:value-type="float" office:value="90.5797101449275" calcext:value-type="float">
            <text:p>91</text:p>
          </table:table-cell>
          <table:table-cell table:style-name="ce6" table:formula="of:=[.C694]/[.D$2]" office:value-type="float" office:value="22.6449275362319" calcext:value-type="float">
            <text:p>23</text:p>
          </table:table-cell>
          <table:table-cell table:style-name="ce6" table:formula="of:=[.D694]*60" office:value-type="float" office:value="1358.69565217391" calcext:value-type="float">
            <text:p>1359</text:p>
          </table:table-cell>
          <table:table-cell table:style-name="ce6" table:formula="of:=[.E694]*[.F$2]" office:value-type="float" office:value="2717.39130434783" calcext:value-type="float">
            <text:p>2717</text:p>
          </table:table-cell>
          <table:table-cell table:number-columns-repeated="5"/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 table:formula="of:=[.B$2]*[.A695]*1000" office:value-type="float" office:value="11.056" calcext:value-type="float">
            <text:p>11.056</text:p>
          </table:table-cell>
          <table:table-cell table:style-name="ce6" table:formula="of:=1/([.B695]/1000)" office:value-type="float" office:value="90.4486251808973" calcext:value-type="float">
            <text:p>90</text:p>
          </table:table-cell>
          <table:table-cell table:style-name="ce6" table:formula="of:=[.C695]/[.D$2]" office:value-type="float" office:value="22.6121562952243" calcext:value-type="float">
            <text:p>23</text:p>
          </table:table-cell>
          <table:table-cell table:style-name="ce6" table:formula="of:=[.D695]*60" office:value-type="float" office:value="1356.72937771346" calcext:value-type="float">
            <text:p>1357</text:p>
          </table:table-cell>
          <table:table-cell table:style-name="ce6" table:formula="of:=[.E695]*[.F$2]" office:value-type="float" office:value="2713.45875542692" calcext:value-type="float">
            <text:p>2713</text:p>
          </table:table-cell>
          <table:table-cell table:number-columns-repeated="5"/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 table:formula="of:=[.B$2]*[.A696]*1000" office:value-type="float" office:value="11.072" calcext:value-type="float">
            <text:p>11.072</text:p>
          </table:table-cell>
          <table:table-cell table:style-name="ce6" table:formula="of:=1/([.B696]/1000)" office:value-type="float" office:value="90.3179190751445" calcext:value-type="float">
            <text:p>90</text:p>
          </table:table-cell>
          <table:table-cell table:style-name="ce6" table:formula="of:=[.C696]/[.D$2]" office:value-type="float" office:value="22.5794797687861" calcext:value-type="float">
            <text:p>23</text:p>
          </table:table-cell>
          <table:table-cell table:style-name="ce6" table:formula="of:=[.D696]*60" office:value-type="float" office:value="1354.76878612717" calcext:value-type="float">
            <text:p>1355</text:p>
          </table:table-cell>
          <table:table-cell table:style-name="ce6" table:formula="of:=[.E696]*[.F$2]" office:value-type="float" office:value="2709.53757225433" calcext:value-type="float">
            <text:p>2710</text:p>
          </table:table-cell>
          <table:table-cell table:number-columns-repeated="5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 table:formula="of:=[.B$2]*[.A697]*1000" office:value-type="float" office:value="11.088" calcext:value-type="float">
            <text:p>11.088</text:p>
          </table:table-cell>
          <table:table-cell table:style-name="ce6" table:formula="of:=1/([.B697]/1000)" office:value-type="float" office:value="90.1875901875902" calcext:value-type="float">
            <text:p>90</text:p>
          </table:table-cell>
          <table:table-cell table:style-name="ce6" table:formula="of:=[.C697]/[.D$2]" office:value-type="float" office:value="22.5468975468975" calcext:value-type="float">
            <text:p>23</text:p>
          </table:table-cell>
          <table:table-cell table:style-name="ce6" table:formula="of:=[.D697]*60" office:value-type="float" office:value="1352.81385281385" calcext:value-type="float">
            <text:p>1353</text:p>
          </table:table-cell>
          <table:table-cell table:style-name="ce6" table:formula="of:=[.E697]*[.F$2]" office:value-type="float" office:value="2705.62770562771" calcext:value-type="float">
            <text:p>2706</text:p>
          </table:table-cell>
          <table:table-cell table:number-columns-repeated="5"/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 table:formula="of:=[.B$2]*[.A698]*1000" office:value-type="float" office:value="11.104" calcext:value-type="float">
            <text:p>11.104</text:p>
          </table:table-cell>
          <table:table-cell table:style-name="ce6" table:formula="of:=1/([.B698]/1000)" office:value-type="float" office:value="90.0576368876081" calcext:value-type="float">
            <text:p>90</text:p>
          </table:table-cell>
          <table:table-cell table:style-name="ce6" table:formula="of:=[.C698]/[.D$2]" office:value-type="float" office:value="22.514409221902" calcext:value-type="float">
            <text:p>23</text:p>
          </table:table-cell>
          <table:table-cell table:style-name="ce6" table:formula="of:=[.D698]*60" office:value-type="float" office:value="1350.86455331412" calcext:value-type="float">
            <text:p>1351</text:p>
          </table:table-cell>
          <table:table-cell table:style-name="ce6" table:formula="of:=[.E698]*[.F$2]" office:value-type="float" office:value="2701.72910662824" calcext:value-type="float">
            <text:p>2702</text:p>
          </table:table-cell>
          <table:table-cell table:number-columns-repeated="5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 table:formula="of:=[.B$2]*[.A699]*1000" office:value-type="float" office:value="11.12" calcext:value-type="float">
            <text:p>11.12</text:p>
          </table:table-cell>
          <table:table-cell table:style-name="ce6" table:formula="of:=1/([.B699]/1000)" office:value-type="float" office:value="89.9280575539568" calcext:value-type="float">
            <text:p>90</text:p>
          </table:table-cell>
          <table:table-cell table:style-name="ce6" table:formula="of:=[.C699]/[.D$2]" office:value-type="float" office:value="22.4820143884892" calcext:value-type="float">
            <text:p>22</text:p>
          </table:table-cell>
          <table:table-cell table:style-name="ce6" table:formula="of:=[.D699]*60" office:value-type="float" office:value="1348.92086330935" calcext:value-type="float">
            <text:p>1349</text:p>
          </table:table-cell>
          <table:table-cell table:style-name="ce6" table:formula="of:=[.E699]*[.F$2]" office:value-type="float" office:value="2697.8417266187" calcext:value-type="float">
            <text:p>2698</text:p>
          </table:table-cell>
          <table:table-cell table:number-columns-repeated="5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 table:formula="of:=[.B$2]*[.A700]*1000" office:value-type="float" office:value="11.136" calcext:value-type="float">
            <text:p>11.136</text:p>
          </table:table-cell>
          <table:table-cell table:style-name="ce6" table:formula="of:=1/([.B700]/1000)" office:value-type="float" office:value="89.7988505747126" calcext:value-type="float">
            <text:p>90</text:p>
          </table:table-cell>
          <table:table-cell table:style-name="ce6" table:formula="of:=[.C700]/[.D$2]" office:value-type="float" office:value="22.4497126436782" calcext:value-type="float">
            <text:p>22</text:p>
          </table:table-cell>
          <table:table-cell table:style-name="ce6" table:formula="of:=[.D700]*60" office:value-type="float" office:value="1346.98275862069" calcext:value-type="float">
            <text:p>1347</text:p>
          </table:table-cell>
          <table:table-cell table:style-name="ce6" table:formula="of:=[.E700]*[.F$2]" office:value-type="float" office:value="2693.96551724138" calcext:value-type="float">
            <text:p>2694</text:p>
          </table:table-cell>
          <table:table-cell table:number-columns-repeated="5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 table:formula="of:=[.B$2]*[.A701]*1000" office:value-type="float" office:value="11.152" calcext:value-type="float">
            <text:p>11.152</text:p>
          </table:table-cell>
          <table:table-cell table:style-name="ce6" table:formula="of:=1/([.B701]/1000)" office:value-type="float" office:value="89.6700143472023" calcext:value-type="float">
            <text:p>90</text:p>
          </table:table-cell>
          <table:table-cell table:style-name="ce6" table:formula="of:=[.C701]/[.D$2]" office:value-type="float" office:value="22.4175035868006" calcext:value-type="float">
            <text:p>22</text:p>
          </table:table-cell>
          <table:table-cell table:style-name="ce6" table:formula="of:=[.D701]*60" office:value-type="float" office:value="1345.05021520803" calcext:value-type="float">
            <text:p>1345</text:p>
          </table:table-cell>
          <table:table-cell table:style-name="ce6" table:formula="of:=[.E701]*[.F$2]" office:value-type="float" office:value="2690.10043041607" calcext:value-type="float">
            <text:p>2690</text:p>
          </table:table-cell>
          <table:table-cell table:number-columns-repeated="5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 table:formula="of:=[.B$2]*[.A702]*1000" office:value-type="float" office:value="11.168" calcext:value-type="float">
            <text:p>11.168</text:p>
          </table:table-cell>
          <table:table-cell table:style-name="ce6" table:formula="of:=1/([.B702]/1000)" office:value-type="float" office:value="89.541547277937" calcext:value-type="float">
            <text:p>90</text:p>
          </table:table-cell>
          <table:table-cell table:style-name="ce6" table:formula="of:=[.C702]/[.D$2]" office:value-type="float" office:value="22.3853868194842" calcext:value-type="float">
            <text:p>22</text:p>
          </table:table-cell>
          <table:table-cell table:style-name="ce6" table:formula="of:=[.D702]*60" office:value-type="float" office:value="1343.12320916905" calcext:value-type="float">
            <text:p>1343</text:p>
          </table:table-cell>
          <table:table-cell table:style-name="ce6" table:formula="of:=[.E702]*[.F$2]" office:value-type="float" office:value="2686.24641833811" calcext:value-type="float">
            <text:p>2686</text:p>
          </table:table-cell>
          <table:table-cell table:number-columns-repeated="5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 table:formula="of:=[.B$2]*[.A703]*1000" office:value-type="float" office:value="11.184" calcext:value-type="float">
            <text:p>11.184</text:p>
          </table:table-cell>
          <table:table-cell table:style-name="ce6" table:formula="of:=1/([.B703]/1000)" office:value-type="float" office:value="89.4134477825465" calcext:value-type="float">
            <text:p>89</text:p>
          </table:table-cell>
          <table:table-cell table:style-name="ce6" table:formula="of:=[.C703]/[.D$2]" office:value-type="float" office:value="22.3533619456366" calcext:value-type="float">
            <text:p>22</text:p>
          </table:table-cell>
          <table:table-cell table:style-name="ce6" table:formula="of:=[.D703]*60" office:value-type="float" office:value="1341.2017167382" calcext:value-type="float">
            <text:p>1341</text:p>
          </table:table-cell>
          <table:table-cell table:style-name="ce6" table:formula="of:=[.E703]*[.F$2]" office:value-type="float" office:value="2682.40343347639" calcext:value-type="float">
            <text:p>2682</text:p>
          </table:table-cell>
          <table:table-cell table:number-columns-repeated="5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 table:formula="of:=[.B$2]*[.A704]*1000" office:value-type="float" office:value="11.2" calcext:value-type="float">
            <text:p>11.2</text:p>
          </table:table-cell>
          <table:table-cell table:style-name="ce6" table:formula="of:=1/([.B704]/1000)" office:value-type="float" office:value="89.2857142857143" calcext:value-type="float">
            <text:p>89</text:p>
          </table:table-cell>
          <table:table-cell table:style-name="ce6" table:formula="of:=[.C704]/[.D$2]" office:value-type="float" office:value="22.3214285714286" calcext:value-type="float">
            <text:p>22</text:p>
          </table:table-cell>
          <table:table-cell table:style-name="ce6" table:formula="of:=[.D704]*60" office:value-type="float" office:value="1339.28571428571" calcext:value-type="float">
            <text:p>1339</text:p>
          </table:table-cell>
          <table:table-cell table:style-name="ce6" table:formula="of:=[.E704]*[.F$2]" office:value-type="float" office:value="2678.57142857143" calcext:value-type="float">
            <text:p>2679</text:p>
          </table:table-cell>
          <table:table-cell table:number-columns-repeated="5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table:formula="of:=[.B$2]*[.A705]*1000" office:value-type="float" office:value="11.216" calcext:value-type="float">
            <text:p>11.216</text:p>
          </table:table-cell>
          <table:table-cell table:style-name="ce6" table:formula="of:=1/([.B705]/1000)" office:value-type="float" office:value="89.1583452211127" calcext:value-type="float">
            <text:p>89</text:p>
          </table:table-cell>
          <table:table-cell table:style-name="ce6" table:formula="of:=[.C705]/[.D$2]" office:value-type="float" office:value="22.2895863052782" calcext:value-type="float">
            <text:p>22</text:p>
          </table:table-cell>
          <table:table-cell table:style-name="ce6" table:formula="of:=[.D705]*60" office:value-type="float" office:value="1337.37517831669" calcext:value-type="float">
            <text:p>1337</text:p>
          </table:table-cell>
          <table:table-cell table:style-name="ce6" table:formula="of:=[.E705]*[.F$2]" office:value-type="float" office:value="2674.75035663338" calcext:value-type="float">
            <text:p>2675</text:p>
          </table:table-cell>
          <table:table-cell table:number-columns-repeated="5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 table:formula="of:=[.B$2]*[.A706]*1000" office:value-type="float" office:value="11.232" calcext:value-type="float">
            <text:p>11.232</text:p>
          </table:table-cell>
          <table:table-cell table:style-name="ce6" table:formula="of:=1/([.B706]/1000)" office:value-type="float" office:value="89.031339031339" calcext:value-type="float">
            <text:p>89</text:p>
          </table:table-cell>
          <table:table-cell table:style-name="ce6" table:formula="of:=[.C706]/[.D$2]" office:value-type="float" office:value="22.2578347578348" calcext:value-type="float">
            <text:p>22</text:p>
          </table:table-cell>
          <table:table-cell table:style-name="ce6" table:formula="of:=[.D706]*60" office:value-type="float" office:value="1335.47008547009" calcext:value-type="float">
            <text:p>1335</text:p>
          </table:table-cell>
          <table:table-cell table:style-name="ce6" table:formula="of:=[.E706]*[.F$2]" office:value-type="float" office:value="2670.94017094017" calcext:value-type="float">
            <text:p>2671</text:p>
          </table:table-cell>
          <table:table-cell table:number-columns-repeated="5"/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 table:formula="of:=[.B$2]*[.A707]*1000" office:value-type="float" office:value="11.248" calcext:value-type="float">
            <text:p>11.248</text:p>
          </table:table-cell>
          <table:table-cell table:style-name="ce6" table:formula="of:=1/([.B707]/1000)" office:value-type="float" office:value="88.9046941678521" calcext:value-type="float">
            <text:p>89</text:p>
          </table:table-cell>
          <table:table-cell table:style-name="ce6" table:formula="of:=[.C707]/[.D$2]" office:value-type="float" office:value="22.226173541963" calcext:value-type="float">
            <text:p>22</text:p>
          </table:table-cell>
          <table:table-cell table:style-name="ce6" table:formula="of:=[.D707]*60" office:value-type="float" office:value="1333.57041251778" calcext:value-type="float">
            <text:p>1334</text:p>
          </table:table-cell>
          <table:table-cell table:style-name="ce6" table:formula="of:=[.E707]*[.F$2]" office:value-type="float" office:value="2667.14082503556" calcext:value-type="float">
            <text:p>2667</text:p>
          </table:table-cell>
          <table:table-cell table:number-columns-repeated="5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 table:formula="of:=[.B$2]*[.A708]*1000" office:value-type="float" office:value="11.264" calcext:value-type="float">
            <text:p>11.264</text:p>
          </table:table-cell>
          <table:table-cell table:style-name="ce6" table:formula="of:=1/([.B708]/1000)" office:value-type="float" office:value="88.7784090909091" calcext:value-type="float">
            <text:p>89</text:p>
          </table:table-cell>
          <table:table-cell table:style-name="ce6" table:formula="of:=[.C708]/[.D$2]" office:value-type="float" office:value="22.1946022727273" calcext:value-type="float">
            <text:p>22</text:p>
          </table:table-cell>
          <table:table-cell table:style-name="ce6" table:formula="of:=[.D708]*60" office:value-type="float" office:value="1331.67613636364" calcext:value-type="float">
            <text:p>1332</text:p>
          </table:table-cell>
          <table:table-cell table:style-name="ce6" table:formula="of:=[.E708]*[.F$2]" office:value-type="float" office:value="2663.35227272727" calcext:value-type="float">
            <text:p>2663</text:p>
          </table:table-cell>
          <table:table-cell table:number-columns-repeated="5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 table:formula="of:=[.B$2]*[.A709]*1000" office:value-type="float" office:value="11.28" calcext:value-type="float">
            <text:p>11.28</text:p>
          </table:table-cell>
          <table:table-cell table:style-name="ce6" table:formula="of:=1/([.B709]/1000)" office:value-type="float" office:value="88.6524822695036" calcext:value-type="float">
            <text:p>89</text:p>
          </table:table-cell>
          <table:table-cell table:style-name="ce6" table:formula="of:=[.C709]/[.D$2]" office:value-type="float" office:value="22.1631205673759" calcext:value-type="float">
            <text:p>22</text:p>
          </table:table-cell>
          <table:table-cell table:style-name="ce6" table:formula="of:=[.D709]*60" office:value-type="float" office:value="1329.78723404255" calcext:value-type="float">
            <text:p>1330</text:p>
          </table:table-cell>
          <table:table-cell table:style-name="ce6" table:formula="of:=[.E709]*[.F$2]" office:value-type="float" office:value="2659.57446808511" calcext:value-type="float">
            <text:p>2660</text:p>
          </table:table-cell>
          <table:table-cell table:number-columns-repeated="5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 table:formula="of:=[.B$2]*[.A710]*1000" office:value-type="float" office:value="11.296" calcext:value-type="float">
            <text:p>11.296</text:p>
          </table:table-cell>
          <table:table-cell table:style-name="ce6" table:formula="of:=1/([.B710]/1000)" office:value-type="float" office:value="88.5269121813031" calcext:value-type="float">
            <text:p>89</text:p>
          </table:table-cell>
          <table:table-cell table:style-name="ce6" table:formula="of:=[.C710]/[.D$2]" office:value-type="float" office:value="22.1317280453258" calcext:value-type="float">
            <text:p>22</text:p>
          </table:table-cell>
          <table:table-cell table:style-name="ce6" table:formula="of:=[.D710]*60" office:value-type="float" office:value="1327.90368271955" calcext:value-type="float">
            <text:p>1328</text:p>
          </table:table-cell>
          <table:table-cell table:style-name="ce6" table:formula="of:=[.E710]*[.F$2]" office:value-type="float" office:value="2655.80736543909" calcext:value-type="float">
            <text:p>2656</text:p>
          </table:table-cell>
          <table:table-cell table:number-columns-repeated="5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 table:formula="of:=[.B$2]*[.A711]*1000" office:value-type="float" office:value="11.312" calcext:value-type="float">
            <text:p>11.312</text:p>
          </table:table-cell>
          <table:table-cell table:style-name="ce6" table:formula="of:=1/([.B711]/1000)" office:value-type="float" office:value="88.4016973125884" calcext:value-type="float">
            <text:p>88</text:p>
          </table:table-cell>
          <table:table-cell table:style-name="ce6" table:formula="of:=[.C711]/[.D$2]" office:value-type="float" office:value="22.1004243281471" calcext:value-type="float">
            <text:p>22</text:p>
          </table:table-cell>
          <table:table-cell table:style-name="ce6" table:formula="of:=[.D711]*60" office:value-type="float" office:value="1326.02545968883" calcext:value-type="float">
            <text:p>1326</text:p>
          </table:table-cell>
          <table:table-cell table:style-name="ce6" table:formula="of:=[.E711]*[.F$2]" office:value-type="float" office:value="2652.05091937765" calcext:value-type="float">
            <text:p>2652</text:p>
          </table:table-cell>
          <table:table-cell table:number-columns-repeated="5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 table:formula="of:=[.B$2]*[.A712]*1000" office:value-type="float" office:value="11.328" calcext:value-type="float">
            <text:p>11.328</text:p>
          </table:table-cell>
          <table:table-cell table:style-name="ce6" table:formula="of:=1/([.B712]/1000)" office:value-type="float" office:value="88.2768361581921" calcext:value-type="float">
            <text:p>88</text:p>
          </table:table-cell>
          <table:table-cell table:style-name="ce6" table:formula="of:=[.C712]/[.D$2]" office:value-type="float" office:value="22.069209039548" calcext:value-type="float">
            <text:p>22</text:p>
          </table:table-cell>
          <table:table-cell table:style-name="ce6" table:formula="of:=[.D712]*60" office:value-type="float" office:value="1324.15254237288" calcext:value-type="float">
            <text:p>1324</text:p>
          </table:table-cell>
          <table:table-cell table:style-name="ce6" table:formula="of:=[.E712]*[.F$2]" office:value-type="float" office:value="2648.30508474576" calcext:value-type="float">
            <text:p>2648</text:p>
          </table:table-cell>
          <table:table-cell table:number-columns-repeated="5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 table:formula="of:=[.B$2]*[.A713]*1000" office:value-type="float" office:value="11.344" calcext:value-type="float">
            <text:p>11.344</text:p>
          </table:table-cell>
          <table:table-cell table:style-name="ce6" table:formula="of:=1/([.B713]/1000)" office:value-type="float" office:value="88.1523272214386" calcext:value-type="float">
            <text:p>88</text:p>
          </table:table-cell>
          <table:table-cell table:style-name="ce6" table:formula="of:=[.C713]/[.D$2]" office:value-type="float" office:value="22.0380818053597" calcext:value-type="float">
            <text:p>22</text:p>
          </table:table-cell>
          <table:table-cell table:style-name="ce6" table:formula="of:=[.D713]*60" office:value-type="float" office:value="1322.28490832158" calcext:value-type="float">
            <text:p>1322</text:p>
          </table:table-cell>
          <table:table-cell table:style-name="ce6" table:formula="of:=[.E713]*[.F$2]" office:value-type="float" office:value="2644.56981664316" calcext:value-type="float">
            <text:p>2645</text:p>
          </table:table-cell>
          <table:table-cell table:number-columns-repeated="5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 table:formula="of:=[.B$2]*[.A714]*1000" office:value-type="float" office:value="11.36" calcext:value-type="float">
            <text:p>11.36</text:p>
          </table:table-cell>
          <table:table-cell table:style-name="ce6" table:formula="of:=1/([.B714]/1000)" office:value-type="float" office:value="88.0281690140845" calcext:value-type="float">
            <text:p>88</text:p>
          </table:table-cell>
          <table:table-cell table:style-name="ce6" table:formula="of:=[.C714]/[.D$2]" office:value-type="float" office:value="22.0070422535211" calcext:value-type="float">
            <text:p>22</text:p>
          </table:table-cell>
          <table:table-cell table:style-name="ce6" table:formula="of:=[.D714]*60" office:value-type="float" office:value="1320.42253521127" calcext:value-type="float">
            <text:p>1320</text:p>
          </table:table-cell>
          <table:table-cell table:style-name="ce6" table:formula="of:=[.E714]*[.F$2]" office:value-type="float" office:value="2640.84507042253" calcext:value-type="float">
            <text:p>2641</text:p>
          </table:table-cell>
          <table:table-cell table:number-columns-repeated="5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 table:formula="of:=[.B$2]*[.A715]*1000" office:value-type="float" office:value="11.376" calcext:value-type="float">
            <text:p>11.376</text:p>
          </table:table-cell>
          <table:table-cell table:style-name="ce6" table:formula="of:=1/([.B715]/1000)" office:value-type="float" office:value="87.9043600562588" calcext:value-type="float">
            <text:p>88</text:p>
          </table:table-cell>
          <table:table-cell table:style-name="ce6" table:formula="of:=[.C715]/[.D$2]" office:value-type="float" office:value="21.9760900140647" calcext:value-type="float">
            <text:p>22</text:p>
          </table:table-cell>
          <table:table-cell table:style-name="ce6" table:formula="of:=[.D715]*60" office:value-type="float" office:value="1318.56540084388" calcext:value-type="float">
            <text:p>1319</text:p>
          </table:table-cell>
          <table:table-cell table:style-name="ce6" table:formula="of:=[.E715]*[.F$2]" office:value-type="float" office:value="2637.13080168776" calcext:value-type="float">
            <text:p>2637</text:p>
          </table:table-cell>
          <table:table-cell table:number-columns-repeated="5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table:formula="of:=[.B$2]*[.A716]*1000" office:value-type="float" office:value="11.392" calcext:value-type="float">
            <text:p>11.392</text:p>
          </table:table-cell>
          <table:table-cell table:style-name="ce6" table:formula="of:=1/([.B716]/1000)" office:value-type="float" office:value="87.7808988764045" calcext:value-type="float">
            <text:p>88</text:p>
          </table:table-cell>
          <table:table-cell table:style-name="ce6" table:formula="of:=[.C716]/[.D$2]" office:value-type="float" office:value="21.9452247191011" calcext:value-type="float">
            <text:p>22</text:p>
          </table:table-cell>
          <table:table-cell table:style-name="ce6" table:formula="of:=[.D716]*60" office:value-type="float" office:value="1316.71348314607" calcext:value-type="float">
            <text:p>1317</text:p>
          </table:table-cell>
          <table:table-cell table:style-name="ce6" table:formula="of:=[.E716]*[.F$2]" office:value-type="float" office:value="2633.42696629213" calcext:value-type="float">
            <text:p>2633</text:p>
          </table:table-cell>
          <table:table-cell table:number-columns-repeated="5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table:formula="of:=[.B$2]*[.A717]*1000" office:value-type="float" office:value="11.408" calcext:value-type="float">
            <text:p>11.408</text:p>
          </table:table-cell>
          <table:table-cell table:style-name="ce6" table:formula="of:=1/([.B717]/1000)" office:value-type="float" office:value="87.6577840112202" calcext:value-type="float">
            <text:p>88</text:p>
          </table:table-cell>
          <table:table-cell table:style-name="ce6" table:formula="of:=[.C717]/[.D$2]" office:value-type="float" office:value="21.914446002805" calcext:value-type="float">
            <text:p>22</text:p>
          </table:table-cell>
          <table:table-cell table:style-name="ce6" table:formula="of:=[.D717]*60" office:value-type="float" office:value="1314.8667601683" calcext:value-type="float">
            <text:p>1315</text:p>
          </table:table-cell>
          <table:table-cell table:style-name="ce6" table:formula="of:=[.E717]*[.F$2]" office:value-type="float" office:value="2629.73352033661" calcext:value-type="float">
            <text:p>2630</text:p>
          </table:table-cell>
          <table:table-cell table:number-columns-repeated="5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 table:formula="of:=[.B$2]*[.A718]*1000" office:value-type="float" office:value="11.424" calcext:value-type="float">
            <text:p>11.424</text:p>
          </table:table-cell>
          <table:table-cell table:style-name="ce6" table:formula="of:=1/([.B718]/1000)" office:value-type="float" office:value="87.5350140056022" calcext:value-type="float">
            <text:p>88</text:p>
          </table:table-cell>
          <table:table-cell table:style-name="ce6" table:formula="of:=[.C718]/[.D$2]" office:value-type="float" office:value="21.8837535014006" calcext:value-type="float">
            <text:p>22</text:p>
          </table:table-cell>
          <table:table-cell table:style-name="ce6" table:formula="of:=[.D718]*60" office:value-type="float" office:value="1313.02521008403" calcext:value-type="float">
            <text:p>1313</text:p>
          </table:table-cell>
          <table:table-cell table:style-name="ce6" table:formula="of:=[.E718]*[.F$2]" office:value-type="float" office:value="2626.05042016807" calcext:value-type="float">
            <text:p>2626</text:p>
          </table:table-cell>
          <table:table-cell table:number-columns-repeated="5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 table:formula="of:=[.B$2]*[.A719]*1000" office:value-type="float" office:value="11.44" calcext:value-type="float">
            <text:p>11.44</text:p>
          </table:table-cell>
          <table:table-cell table:style-name="ce6" table:formula="of:=1/([.B719]/1000)" office:value-type="float" office:value="87.4125874125874" calcext:value-type="float">
            <text:p>87</text:p>
          </table:table-cell>
          <table:table-cell table:style-name="ce6" table:formula="of:=[.C719]/[.D$2]" office:value-type="float" office:value="21.8531468531469" calcext:value-type="float">
            <text:p>22</text:p>
          </table:table-cell>
          <table:table-cell table:style-name="ce6" table:formula="of:=[.D719]*60" office:value-type="float" office:value="1311.18881118881" calcext:value-type="float">
            <text:p>1311</text:p>
          </table:table-cell>
          <table:table-cell table:style-name="ce6" table:formula="of:=[.E719]*[.F$2]" office:value-type="float" office:value="2622.37762237762" calcext:value-type="float">
            <text:p>2622</text:p>
          </table:table-cell>
          <table:table-cell table:number-columns-repeated="5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 table:formula="of:=[.B$2]*[.A720]*1000" office:value-type="float" office:value="11.456" calcext:value-type="float">
            <text:p>11.456</text:p>
          </table:table-cell>
          <table:table-cell table:style-name="ce6" table:formula="of:=1/([.B720]/1000)" office:value-type="float" office:value="87.2905027932961" calcext:value-type="float">
            <text:p>87</text:p>
          </table:table-cell>
          <table:table-cell table:style-name="ce6" table:formula="of:=[.C720]/[.D$2]" office:value-type="float" office:value="21.822625698324" calcext:value-type="float">
            <text:p>22</text:p>
          </table:table-cell>
          <table:table-cell table:style-name="ce6" table:formula="of:=[.D720]*60" office:value-type="float" office:value="1309.35754189944" calcext:value-type="float">
            <text:p>1309</text:p>
          </table:table-cell>
          <table:table-cell table:style-name="ce6" table:formula="of:=[.E720]*[.F$2]" office:value-type="float" office:value="2618.71508379888" calcext:value-type="float">
            <text:p>2619</text:p>
          </table:table-cell>
          <table:table-cell table:number-columns-repeated="5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 table:formula="of:=[.B$2]*[.A721]*1000" office:value-type="float" office:value="11.472" calcext:value-type="float">
            <text:p>11.472</text:p>
          </table:table-cell>
          <table:table-cell table:style-name="ce6" table:formula="of:=1/([.B721]/1000)" office:value-type="float" office:value="87.1687587168759" calcext:value-type="float">
            <text:p>87</text:p>
          </table:table-cell>
          <table:table-cell table:style-name="ce6" table:formula="of:=[.C721]/[.D$2]" office:value-type="float" office:value="21.792189679219" calcext:value-type="float">
            <text:p>22</text:p>
          </table:table-cell>
          <table:table-cell table:style-name="ce6" table:formula="of:=[.D721]*60" office:value-type="float" office:value="1307.53138075314" calcext:value-type="float">
            <text:p>1308</text:p>
          </table:table-cell>
          <table:table-cell table:style-name="ce6" table:formula="of:=[.E721]*[.F$2]" office:value-type="float" office:value="2615.06276150628" calcext:value-type="float">
            <text:p>2615</text:p>
          </table:table-cell>
          <table:table-cell table:number-columns-repeated="5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 table:formula="of:=[.B$2]*[.A722]*1000" office:value-type="float" office:value="11.488" calcext:value-type="float">
            <text:p>11.488</text:p>
          </table:table-cell>
          <table:table-cell table:style-name="ce6" table:formula="of:=1/([.B722]/1000)" office:value-type="float" office:value="87.0473537604457" calcext:value-type="float">
            <text:p>87</text:p>
          </table:table-cell>
          <table:table-cell table:style-name="ce6" table:formula="of:=[.C722]/[.D$2]" office:value-type="float" office:value="21.7618384401114" calcext:value-type="float">
            <text:p>22</text:p>
          </table:table-cell>
          <table:table-cell table:style-name="ce6" table:formula="of:=[.D722]*60" office:value-type="float" office:value="1305.71030640669" calcext:value-type="float">
            <text:p>1306</text:p>
          </table:table-cell>
          <table:table-cell table:style-name="ce6" table:formula="of:=[.E722]*[.F$2]" office:value-type="float" office:value="2611.42061281337" calcext:value-type="float">
            <text:p>2611</text:p>
          </table:table-cell>
          <table:table-cell table:number-columns-repeated="5"/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 table:formula="of:=[.B$2]*[.A723]*1000" office:value-type="float" office:value="11.504" calcext:value-type="float">
            <text:p>11.504</text:p>
          </table:table-cell>
          <table:table-cell table:style-name="ce6" table:formula="of:=1/([.B723]/1000)" office:value-type="float" office:value="86.9262865090403" calcext:value-type="float">
            <text:p>87</text:p>
          </table:table-cell>
          <table:table-cell table:style-name="ce6" table:formula="of:=[.C723]/[.D$2]" office:value-type="float" office:value="21.7315716272601" calcext:value-type="float">
            <text:p>22</text:p>
          </table:table-cell>
          <table:table-cell table:style-name="ce6" table:formula="of:=[.D723]*60" office:value-type="float" office:value="1303.89429763561" calcext:value-type="float">
            <text:p>1304</text:p>
          </table:table-cell>
          <table:table-cell table:style-name="ce6" table:formula="of:=[.E723]*[.F$2]" office:value-type="float" office:value="2607.78859527121" calcext:value-type="float">
            <text:p>2608</text:p>
          </table:table-cell>
          <table:table-cell table:number-columns-repeated="5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 table:formula="of:=[.B$2]*[.A724]*1000" office:value-type="float" office:value="11.52" calcext:value-type="float">
            <text:p>11.52</text:p>
          </table:table-cell>
          <table:table-cell table:style-name="ce6" table:formula="of:=1/([.B724]/1000)" office:value-type="float" office:value="86.8055555555556" calcext:value-type="float">
            <text:p>87</text:p>
          </table:table-cell>
          <table:table-cell table:style-name="ce6" table:formula="of:=[.C724]/[.D$2]" office:value-type="float" office:value="21.7013888888889" calcext:value-type="float">
            <text:p>22</text:p>
          </table:table-cell>
          <table:table-cell table:style-name="ce6" table:formula="of:=[.D724]*60" office:value-type="float" office:value="1302.08333333333" calcext:value-type="float">
            <text:p>1302</text:p>
          </table:table-cell>
          <table:table-cell table:style-name="ce6" table:formula="of:=[.E724]*[.F$2]" office:value-type="float" office:value="2604.16666666667" calcext:value-type="float">
            <text:p>2604</text:p>
          </table:table-cell>
          <table:table-cell table:number-columns-repeated="5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 table:formula="of:=[.B$2]*[.A725]*1000" office:value-type="float" office:value="11.536" calcext:value-type="float">
            <text:p>11.536</text:p>
          </table:table-cell>
          <table:table-cell table:style-name="ce6" table:formula="of:=1/([.B725]/1000)" office:value-type="float" office:value="86.6851595006935" calcext:value-type="float">
            <text:p>87</text:p>
          </table:table-cell>
          <table:table-cell table:style-name="ce6" table:formula="of:=[.C725]/[.D$2]" office:value-type="float" office:value="21.6712898751734" calcext:value-type="float">
            <text:p>22</text:p>
          </table:table-cell>
          <table:table-cell table:style-name="ce6" table:formula="of:=[.D725]*60" office:value-type="float" office:value="1300.2773925104" calcext:value-type="float">
            <text:p>1300</text:p>
          </table:table-cell>
          <table:table-cell table:style-name="ce6" table:formula="of:=[.E725]*[.F$2]" office:value-type="float" office:value="2600.5547850208" calcext:value-type="float">
            <text:p>2601</text:p>
          </table:table-cell>
          <table:table-cell table:number-columns-repeated="5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 table:formula="of:=[.B$2]*[.A726]*1000" office:value-type="float" office:value="11.552" calcext:value-type="float">
            <text:p>11.552</text:p>
          </table:table-cell>
          <table:table-cell table:style-name="ce6" table:formula="of:=1/([.B726]/1000)" office:value-type="float" office:value="86.5650969529086" calcext:value-type="float">
            <text:p>87</text:p>
          </table:table-cell>
          <table:table-cell table:style-name="ce6" table:formula="of:=[.C726]/[.D$2]" office:value-type="float" office:value="21.6412742382271" calcext:value-type="float">
            <text:p>22</text:p>
          </table:table-cell>
          <table:table-cell table:style-name="ce6" table:formula="of:=[.D726]*60" office:value-type="float" office:value="1298.47645429363" calcext:value-type="float">
            <text:p>1298</text:p>
          </table:table-cell>
          <table:table-cell table:style-name="ce6" table:formula="of:=[.E726]*[.F$2]" office:value-type="float" office:value="2596.95290858726" calcext:value-type="float">
            <text:p>2597</text:p>
          </table:table-cell>
          <table:table-cell table:number-columns-repeated="5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 table:formula="of:=[.B$2]*[.A727]*1000" office:value-type="float" office:value="11.568" calcext:value-type="float">
            <text:p>11.568</text:p>
          </table:table-cell>
          <table:table-cell table:style-name="ce6" table:formula="of:=1/([.B727]/1000)" office:value-type="float" office:value="86.4453665283541" calcext:value-type="float">
            <text:p>86</text:p>
          </table:table-cell>
          <table:table-cell table:style-name="ce6" table:formula="of:=[.C727]/[.D$2]" office:value-type="float" office:value="21.6113416320885" calcext:value-type="float">
            <text:p>22</text:p>
          </table:table-cell>
          <table:table-cell table:style-name="ce6" table:formula="of:=[.D727]*60" office:value-type="float" office:value="1296.68049792531" calcext:value-type="float">
            <text:p>1297</text:p>
          </table:table-cell>
          <table:table-cell table:style-name="ce6" table:formula="of:=[.E727]*[.F$2]" office:value-type="float" office:value="2593.36099585062" calcext:value-type="float">
            <text:p>2593</text:p>
          </table:table-cell>
          <table:table-cell table:number-columns-repeated="5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 table:formula="of:=[.B$2]*[.A728]*1000" office:value-type="float" office:value="11.584" calcext:value-type="float">
            <text:p>11.584</text:p>
          </table:table-cell>
          <table:table-cell table:style-name="ce6" table:formula="of:=1/([.B728]/1000)" office:value-type="float" office:value="86.3259668508287" calcext:value-type="float">
            <text:p>86</text:p>
          </table:table-cell>
          <table:table-cell table:style-name="ce6" table:formula="of:=[.C728]/[.D$2]" office:value-type="float" office:value="21.5814917127072" calcext:value-type="float">
            <text:p>22</text:p>
          </table:table-cell>
          <table:table-cell table:style-name="ce6" table:formula="of:=[.D728]*60" office:value-type="float" office:value="1294.88950276243" calcext:value-type="float">
            <text:p>1295</text:p>
          </table:table-cell>
          <table:table-cell table:style-name="ce6" table:formula="of:=[.E728]*[.F$2]" office:value-type="float" office:value="2589.77900552486" calcext:value-type="float">
            <text:p>2590</text:p>
          </table:table-cell>
          <table:table-cell table:number-columns-repeated="5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 table:formula="of:=[.B$2]*[.A729]*1000" office:value-type="float" office:value="11.6" calcext:value-type="float">
            <text:p>11.6</text:p>
          </table:table-cell>
          <table:table-cell table:style-name="ce6" table:formula="of:=1/([.B729]/1000)" office:value-type="float" office:value="86.2068965517241" calcext:value-type="float">
            <text:p>86</text:p>
          </table:table-cell>
          <table:table-cell table:style-name="ce6" table:formula="of:=[.C729]/[.D$2]" office:value-type="float" office:value="21.551724137931" calcext:value-type="float">
            <text:p>22</text:p>
          </table:table-cell>
          <table:table-cell table:style-name="ce6" table:formula="of:=[.D729]*60" office:value-type="float" office:value="1293.10344827586" calcext:value-type="float">
            <text:p>1293</text:p>
          </table:table-cell>
          <table:table-cell table:style-name="ce6" table:formula="of:=[.E729]*[.F$2]" office:value-type="float" office:value="2586.20689655172" calcext:value-type="float">
            <text:p>2586</text:p>
          </table:table-cell>
          <table:table-cell table:number-columns-repeated="5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 table:formula="of:=[.B$2]*[.A730]*1000" office:value-type="float" office:value="11.616" calcext:value-type="float">
            <text:p>11.616</text:p>
          </table:table-cell>
          <table:table-cell table:style-name="ce6" table:formula="of:=1/([.B730]/1000)" office:value-type="float" office:value="86.0881542699724" calcext:value-type="float">
            <text:p>86</text:p>
          </table:table-cell>
          <table:table-cell table:style-name="ce6" table:formula="of:=[.C730]/[.D$2]" office:value-type="float" office:value="21.5220385674931" calcext:value-type="float">
            <text:p>22</text:p>
          </table:table-cell>
          <table:table-cell table:style-name="ce6" table:formula="of:=[.D730]*60" office:value-type="float" office:value="1291.32231404959" calcext:value-type="float">
            <text:p>1291</text:p>
          </table:table-cell>
          <table:table-cell table:style-name="ce6" table:formula="of:=[.E730]*[.F$2]" office:value-type="float" office:value="2582.64462809917" calcext:value-type="float">
            <text:p>2583</text:p>
          </table:table-cell>
          <table:table-cell table:number-columns-repeated="5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 table:formula="of:=[.B$2]*[.A731]*1000" office:value-type="float" office:value="11.632" calcext:value-type="float">
            <text:p>11.632</text:p>
          </table:table-cell>
          <table:table-cell table:style-name="ce6" table:formula="of:=1/([.B731]/1000)" office:value-type="float" office:value="85.9697386519945" calcext:value-type="float">
            <text:p>86</text:p>
          </table:table-cell>
          <table:table-cell table:style-name="ce6" table:formula="of:=[.C731]/[.D$2]" office:value-type="float" office:value="21.4924346629986" calcext:value-type="float">
            <text:p>21</text:p>
          </table:table-cell>
          <table:table-cell table:style-name="ce6" table:formula="of:=[.D731]*60" office:value-type="float" office:value="1289.54607977992" calcext:value-type="float">
            <text:p>1290</text:p>
          </table:table-cell>
          <table:table-cell table:style-name="ce6" table:formula="of:=[.E731]*[.F$2]" office:value-type="float" office:value="2579.09215955984" calcext:value-type="float">
            <text:p>2579</text:p>
          </table:table-cell>
          <table:table-cell table:number-columns-repeated="5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 table:formula="of:=[.B$2]*[.A732]*1000" office:value-type="float" office:value="11.648" calcext:value-type="float">
            <text:p>11.648</text:p>
          </table:table-cell>
          <table:table-cell table:style-name="ce6" table:formula="of:=1/([.B732]/1000)" office:value-type="float" office:value="85.8516483516484" calcext:value-type="float">
            <text:p>86</text:p>
          </table:table-cell>
          <table:table-cell table:style-name="ce6" table:formula="of:=[.C732]/[.D$2]" office:value-type="float" office:value="21.4629120879121" calcext:value-type="float">
            <text:p>21</text:p>
          </table:table-cell>
          <table:table-cell table:style-name="ce6" table:formula="of:=[.D732]*60" office:value-type="float" office:value="1287.77472527473" calcext:value-type="float">
            <text:p>1288</text:p>
          </table:table-cell>
          <table:table-cell table:style-name="ce6" table:formula="of:=[.E732]*[.F$2]" office:value-type="float" office:value="2575.54945054945" calcext:value-type="float">
            <text:p>2576</text:p>
          </table:table-cell>
          <table:table-cell table:number-columns-repeated="5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 table:formula="of:=[.B$2]*[.A733]*1000" office:value-type="float" office:value="11.664" calcext:value-type="float">
            <text:p>11.664</text:p>
          </table:table-cell>
          <table:table-cell table:style-name="ce6" table:formula="of:=1/([.B733]/1000)" office:value-type="float" office:value="85.7338820301783" calcext:value-type="float">
            <text:p>86</text:p>
          </table:table-cell>
          <table:table-cell table:style-name="ce6" table:formula="of:=[.C733]/[.D$2]" office:value-type="float" office:value="21.4334705075446" calcext:value-type="float">
            <text:p>21</text:p>
          </table:table-cell>
          <table:table-cell table:style-name="ce6" table:formula="of:=[.D733]*60" office:value-type="float" office:value="1286.00823045268" calcext:value-type="float">
            <text:p>1286</text:p>
          </table:table-cell>
          <table:table-cell table:style-name="ce6" table:formula="of:=[.E733]*[.F$2]" office:value-type="float" office:value="2572.01646090535" calcext:value-type="float">
            <text:p>2572</text:p>
          </table:table-cell>
          <table:table-cell table:number-columns-repeated="5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 table:formula="of:=[.B$2]*[.A734]*1000" office:value-type="float" office:value="11.68" calcext:value-type="float">
            <text:p>11.68</text:p>
          </table:table-cell>
          <table:table-cell table:style-name="ce6" table:formula="of:=1/([.B734]/1000)" office:value-type="float" office:value="85.6164383561644" calcext:value-type="float">
            <text:p>86</text:p>
          </table:table-cell>
          <table:table-cell table:style-name="ce6" table:formula="of:=[.C734]/[.D$2]" office:value-type="float" office:value="21.4041095890411" calcext:value-type="float">
            <text:p>21</text:p>
          </table:table-cell>
          <table:table-cell table:style-name="ce6" table:formula="of:=[.D734]*60" office:value-type="float" office:value="1284.24657534247" calcext:value-type="float">
            <text:p>1284</text:p>
          </table:table-cell>
          <table:table-cell table:style-name="ce6" table:formula="of:=[.E734]*[.F$2]" office:value-type="float" office:value="2568.49315068493" calcext:value-type="float">
            <text:p>2568</text:p>
          </table:table-cell>
          <table:table-cell table:number-columns-repeated="5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 table:formula="of:=[.B$2]*[.A735]*1000" office:value-type="float" office:value="11.696" calcext:value-type="float">
            <text:p>11.696</text:p>
          </table:table-cell>
          <table:table-cell table:style-name="ce6" table:formula="of:=1/([.B735]/1000)" office:value-type="float" office:value="85.499316005472" calcext:value-type="float">
            <text:p>85</text:p>
          </table:table-cell>
          <table:table-cell table:style-name="ce6" table:formula="of:=[.C735]/[.D$2]" office:value-type="float" office:value="21.374829001368" calcext:value-type="float">
            <text:p>21</text:p>
          </table:table-cell>
          <table:table-cell table:style-name="ce6" table:formula="of:=[.D735]*60" office:value-type="float" office:value="1282.48974008208" calcext:value-type="float">
            <text:p>1282</text:p>
          </table:table-cell>
          <table:table-cell table:style-name="ce6" table:formula="of:=[.E735]*[.F$2]" office:value-type="float" office:value="2564.97948016416" calcext:value-type="float">
            <text:p>2565</text:p>
          </table:table-cell>
          <table:table-cell table:number-columns-repeated="5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 table:formula="of:=[.B$2]*[.A736]*1000" office:value-type="float" office:value="11.712" calcext:value-type="float">
            <text:p>11.712</text:p>
          </table:table-cell>
          <table:table-cell table:style-name="ce6" table:formula="of:=1/([.B736]/1000)" office:value-type="float" office:value="85.3825136612022" calcext:value-type="float">
            <text:p>85</text:p>
          </table:table-cell>
          <table:table-cell table:style-name="ce6" table:formula="of:=[.C736]/[.D$2]" office:value-type="float" office:value="21.3456284153005" calcext:value-type="float">
            <text:p>21</text:p>
          </table:table-cell>
          <table:table-cell table:style-name="ce6" table:formula="of:=[.D736]*60" office:value-type="float" office:value="1280.73770491803" calcext:value-type="float">
            <text:p>1281</text:p>
          </table:table-cell>
          <table:table-cell table:style-name="ce6" table:formula="of:=[.E736]*[.F$2]" office:value-type="float" office:value="2561.47540983607" calcext:value-type="float">
            <text:p>2561</text:p>
          </table:table-cell>
          <table:table-cell table:number-columns-repeated="5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table:formula="of:=[.B$2]*[.A737]*1000" office:value-type="float" office:value="11.728" calcext:value-type="float">
            <text:p>11.728</text:p>
          </table:table-cell>
          <table:table-cell table:style-name="ce6" table:formula="of:=1/([.B737]/1000)" office:value-type="float" office:value="85.2660300136426" calcext:value-type="float">
            <text:p>85</text:p>
          </table:table-cell>
          <table:table-cell table:style-name="ce6" table:formula="of:=[.C737]/[.D$2]" office:value-type="float" office:value="21.3165075034106" calcext:value-type="float">
            <text:p>21</text:p>
          </table:table-cell>
          <table:table-cell table:style-name="ce6" table:formula="of:=[.D737]*60" office:value-type="float" office:value="1278.99045020464" calcext:value-type="float">
            <text:p>1279</text:p>
          </table:table-cell>
          <table:table-cell table:style-name="ce6" table:formula="of:=[.E737]*[.F$2]" office:value-type="float" office:value="2557.98090040928" calcext:value-type="float">
            <text:p>2558</text:p>
          </table:table-cell>
          <table:table-cell table:number-columns-repeated="5"/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table:formula="of:=[.B$2]*[.A738]*1000" office:value-type="float" office:value="11.744" calcext:value-type="float">
            <text:p>11.744</text:p>
          </table:table-cell>
          <table:table-cell table:style-name="ce6" table:formula="of:=1/([.B738]/1000)" office:value-type="float" office:value="85.149863760218" calcext:value-type="float">
            <text:p>85</text:p>
          </table:table-cell>
          <table:table-cell table:style-name="ce6" table:formula="of:=[.C738]/[.D$2]" office:value-type="float" office:value="21.2874659400545" calcext:value-type="float">
            <text:p>21</text:p>
          </table:table-cell>
          <table:table-cell table:style-name="ce6" table:formula="of:=[.D738]*60" office:value-type="float" office:value="1277.24795640327" calcext:value-type="float">
            <text:p>1277</text:p>
          </table:table-cell>
          <table:table-cell table:style-name="ce6" table:formula="of:=[.E738]*[.F$2]" office:value-type="float" office:value="2554.49591280654" calcext:value-type="float">
            <text:p>2554</text:p>
          </table:table-cell>
          <table:table-cell table:number-columns-repeated="5"/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table:formula="of:=[.B$2]*[.A739]*1000" office:value-type="float" office:value="11.76" calcext:value-type="float">
            <text:p>11.76</text:p>
          </table:table-cell>
          <table:table-cell table:style-name="ce6" table:formula="of:=1/([.B739]/1000)" office:value-type="float" office:value="85.0340136054422" calcext:value-type="float">
            <text:p>85</text:p>
          </table:table-cell>
          <table:table-cell table:style-name="ce6" table:formula="of:=[.C739]/[.D$2]" office:value-type="float" office:value="21.2585034013605" calcext:value-type="float">
            <text:p>21</text:p>
          </table:table-cell>
          <table:table-cell table:style-name="ce6" table:formula="of:=[.D739]*60" office:value-type="float" office:value="1275.51020408163" calcext:value-type="float">
            <text:p>1276</text:p>
          </table:table-cell>
          <table:table-cell table:style-name="ce6" table:formula="of:=[.E739]*[.F$2]" office:value-type="float" office:value="2551.02040816327" calcext:value-type="float">
            <text:p>2551</text:p>
          </table:table-cell>
          <table:table-cell table:number-columns-repeated="5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 table:formula="of:=[.B$2]*[.A740]*1000" office:value-type="float" office:value="11.776" calcext:value-type="float">
            <text:p>11.776</text:p>
          </table:table-cell>
          <table:table-cell table:style-name="ce6" table:formula="of:=1/([.B740]/1000)" office:value-type="float" office:value="84.9184782608696" calcext:value-type="float">
            <text:p>85</text:p>
          </table:table-cell>
          <table:table-cell table:style-name="ce6" table:formula="of:=[.C740]/[.D$2]" office:value-type="float" office:value="21.2296195652174" calcext:value-type="float">
            <text:p>21</text:p>
          </table:table-cell>
          <table:table-cell table:style-name="ce6" table:formula="of:=[.D740]*60" office:value-type="float" office:value="1273.77717391304" calcext:value-type="float">
            <text:p>1274</text:p>
          </table:table-cell>
          <table:table-cell table:style-name="ce6" table:formula="of:=[.E740]*[.F$2]" office:value-type="float" office:value="2547.55434782609" calcext:value-type="float">
            <text:p>2548</text:p>
          </table:table-cell>
          <table:table-cell table:number-columns-repeated="5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 table:formula="of:=[.B$2]*[.A741]*1000" office:value-type="float" office:value="11.792" calcext:value-type="float">
            <text:p>11.792</text:p>
          </table:table-cell>
          <table:table-cell table:style-name="ce6" table:formula="of:=1/([.B741]/1000)" office:value-type="float" office:value="84.8032564450475" calcext:value-type="float">
            <text:p>85</text:p>
          </table:table-cell>
          <table:table-cell table:style-name="ce6" table:formula="of:=[.C741]/[.D$2]" office:value-type="float" office:value="21.2008141112619" calcext:value-type="float">
            <text:p>21</text:p>
          </table:table-cell>
          <table:table-cell table:style-name="ce6" table:formula="of:=[.D741]*60" office:value-type="float" office:value="1272.04884667571" calcext:value-type="float">
            <text:p>1272</text:p>
          </table:table-cell>
          <table:table-cell table:style-name="ce6" table:formula="of:=[.E741]*[.F$2]" office:value-type="float" office:value="2544.09769335142" calcext:value-type="float">
            <text:p>2544</text:p>
          </table:table-cell>
          <table:table-cell table:number-columns-repeated="5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 table:formula="of:=[.B$2]*[.A742]*1000" office:value-type="float" office:value="11.808" calcext:value-type="float">
            <text:p>11.808</text:p>
          </table:table-cell>
          <table:table-cell table:style-name="ce6" table:formula="of:=1/([.B742]/1000)" office:value-type="float" office:value="84.6883468834688" calcext:value-type="float">
            <text:p>85</text:p>
          </table:table-cell>
          <table:table-cell table:style-name="ce6" table:formula="of:=[.C742]/[.D$2]" office:value-type="float" office:value="21.1720867208672" calcext:value-type="float">
            <text:p>21</text:p>
          </table:table-cell>
          <table:table-cell table:style-name="ce6" table:formula="of:=[.D742]*60" office:value-type="float" office:value="1270.32520325203" calcext:value-type="float">
            <text:p>1270</text:p>
          </table:table-cell>
          <table:table-cell table:style-name="ce6" table:formula="of:=[.E742]*[.F$2]" office:value-type="float" office:value="2540.65040650407" calcext:value-type="float">
            <text:p>2541</text:p>
          </table:table-cell>
          <table:table-cell table:number-columns-repeated="5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table:formula="of:=[.B$2]*[.A743]*1000" office:value-type="float" office:value="11.824" calcext:value-type="float">
            <text:p>11.824</text:p>
          </table:table-cell>
          <table:table-cell table:style-name="ce6" table:formula="of:=1/([.B743]/1000)" office:value-type="float" office:value="84.5737483085251" calcext:value-type="float">
            <text:p>85</text:p>
          </table:table-cell>
          <table:table-cell table:style-name="ce6" table:formula="of:=[.C743]/[.D$2]" office:value-type="float" office:value="21.1434370771313" calcext:value-type="float">
            <text:p>21</text:p>
          </table:table-cell>
          <table:table-cell table:style-name="ce6" table:formula="of:=[.D743]*60" office:value-type="float" office:value="1268.60622462788" calcext:value-type="float">
            <text:p>1269</text:p>
          </table:table-cell>
          <table:table-cell table:style-name="ce6" table:formula="of:=[.E743]*[.F$2]" office:value-type="float" office:value="2537.21244925575" calcext:value-type="float">
            <text:p>2537</text:p>
          </table:table-cell>
          <table:table-cell table:number-columns-repeated="5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 table:formula="of:=[.B$2]*[.A744]*1000" office:value-type="float" office:value="11.84" calcext:value-type="float">
            <text:p>11.84</text:p>
          </table:table-cell>
          <table:table-cell table:style-name="ce6" table:formula="of:=1/([.B744]/1000)" office:value-type="float" office:value="84.4594594594595" calcext:value-type="float">
            <text:p>84</text:p>
          </table:table-cell>
          <table:table-cell table:style-name="ce6" table:formula="of:=[.C744]/[.D$2]" office:value-type="float" office:value="21.1148648648649" calcext:value-type="float">
            <text:p>21</text:p>
          </table:table-cell>
          <table:table-cell table:style-name="ce6" table:formula="of:=[.D744]*60" office:value-type="float" office:value="1266.89189189189" calcext:value-type="float">
            <text:p>1267</text:p>
          </table:table-cell>
          <table:table-cell table:style-name="ce6" table:formula="of:=[.E744]*[.F$2]" office:value-type="float" office:value="2533.78378378378" calcext:value-type="float">
            <text:p>2534</text:p>
          </table:table-cell>
          <table:table-cell table:number-columns-repeated="5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 table:formula="of:=[.B$2]*[.A745]*1000" office:value-type="float" office:value="11.856" calcext:value-type="float">
            <text:p>11.856</text:p>
          </table:table-cell>
          <table:table-cell table:style-name="ce6" table:formula="of:=1/([.B745]/1000)" office:value-type="float" office:value="84.3454790823212" calcext:value-type="float">
            <text:p>84</text:p>
          </table:table-cell>
          <table:table-cell table:style-name="ce6" table:formula="of:=[.C745]/[.D$2]" office:value-type="float" office:value="21.0863697705803" calcext:value-type="float">
            <text:p>21</text:p>
          </table:table-cell>
          <table:table-cell table:style-name="ce6" table:formula="of:=[.D745]*60" office:value-type="float" office:value="1265.18218623482" calcext:value-type="float">
            <text:p>1265</text:p>
          </table:table-cell>
          <table:table-cell table:style-name="ce6" table:formula="of:=[.E745]*[.F$2]" office:value-type="float" office:value="2530.36437246964" calcext:value-type="float">
            <text:p>2530</text:p>
          </table:table-cell>
          <table:table-cell table:number-columns-repeated="5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 table:formula="of:=[.B$2]*[.A746]*1000" office:value-type="float" office:value="11.872" calcext:value-type="float">
            <text:p>11.872</text:p>
          </table:table-cell>
          <table:table-cell table:style-name="ce6" table:formula="of:=1/([.B746]/1000)" office:value-type="float" office:value="84.2318059299192" calcext:value-type="float">
            <text:p>84</text:p>
          </table:table-cell>
          <table:table-cell table:style-name="ce6" table:formula="of:=[.C746]/[.D$2]" office:value-type="float" office:value="21.0579514824798" calcext:value-type="float">
            <text:p>21</text:p>
          </table:table-cell>
          <table:table-cell table:style-name="ce6" table:formula="of:=[.D746]*60" office:value-type="float" office:value="1263.47708894879" calcext:value-type="float">
            <text:p>1263</text:p>
          </table:table-cell>
          <table:table-cell table:style-name="ce6" table:formula="of:=[.E746]*[.F$2]" office:value-type="float" office:value="2526.95417789757" calcext:value-type="float">
            <text:p>2527</text:p>
          </table:table-cell>
          <table:table-cell table:number-columns-repeated="5"/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 table:formula="of:=[.B$2]*[.A747]*1000" office:value-type="float" office:value="11.888" calcext:value-type="float">
            <text:p>11.888</text:p>
          </table:table-cell>
          <table:table-cell table:style-name="ce6" table:formula="of:=1/([.B747]/1000)" office:value-type="float" office:value="84.1184387617766" calcext:value-type="float">
            <text:p>84</text:p>
          </table:table-cell>
          <table:table-cell table:style-name="ce6" table:formula="of:=[.C747]/[.D$2]" office:value-type="float" office:value="21.0296096904441" calcext:value-type="float">
            <text:p>21</text:p>
          </table:table-cell>
          <table:table-cell table:style-name="ce6" table:formula="of:=[.D747]*60" office:value-type="float" office:value="1261.77658142665" calcext:value-type="float">
            <text:p>1262</text:p>
          </table:table-cell>
          <table:table-cell table:style-name="ce6" table:formula="of:=[.E747]*[.F$2]" office:value-type="float" office:value="2523.5531628533" calcext:value-type="float">
            <text:p>2524</text:p>
          </table:table-cell>
          <table:table-cell table:number-columns-repeated="5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 table:formula="of:=[.B$2]*[.A748]*1000" office:value-type="float" office:value="11.904" calcext:value-type="float">
            <text:p>11.904</text:p>
          </table:table-cell>
          <table:table-cell table:style-name="ce6" table:formula="of:=1/([.B748]/1000)" office:value-type="float" office:value="84.005376344086" calcext:value-type="float">
            <text:p>84</text:p>
          </table:table-cell>
          <table:table-cell table:style-name="ce6" table:formula="of:=[.C748]/[.D$2]" office:value-type="float" office:value="21.0013440860215" calcext:value-type="float">
            <text:p>21</text:p>
          </table:table-cell>
          <table:table-cell table:style-name="ce6" table:formula="of:=[.D748]*60" office:value-type="float" office:value="1260.08064516129" calcext:value-type="float">
            <text:p>1260</text:p>
          </table:table-cell>
          <table:table-cell table:style-name="ce6" table:formula="of:=[.E748]*[.F$2]" office:value-type="float" office:value="2520.16129032258" calcext:value-type="float">
            <text:p>2520</text:p>
          </table:table-cell>
          <table:table-cell table:number-columns-repeated="5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 table:formula="of:=[.B$2]*[.A749]*1000" office:value-type="float" office:value="11.92" calcext:value-type="float">
            <text:p>11.92</text:p>
          </table:table-cell>
          <table:table-cell table:style-name="ce6" table:formula="of:=1/([.B749]/1000)" office:value-type="float" office:value="83.8926174496644" calcext:value-type="float">
            <text:p>84</text:p>
          </table:table-cell>
          <table:table-cell table:style-name="ce6" table:formula="of:=[.C749]/[.D$2]" office:value-type="float" office:value="20.9731543624161" calcext:value-type="float">
            <text:p>21</text:p>
          </table:table-cell>
          <table:table-cell table:style-name="ce6" table:formula="of:=[.D749]*60" office:value-type="float" office:value="1258.38926174497" calcext:value-type="float">
            <text:p>1258</text:p>
          </table:table-cell>
          <table:table-cell table:style-name="ce6" table:formula="of:=[.E749]*[.F$2]" office:value-type="float" office:value="2516.77852348993" calcext:value-type="float">
            <text:p>2517</text:p>
          </table:table-cell>
          <table:table-cell table:number-columns-repeated="5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 table:formula="of:=[.B$2]*[.A750]*1000" office:value-type="float" office:value="11.936" calcext:value-type="float">
            <text:p>11.936</text:p>
          </table:table-cell>
          <table:table-cell table:style-name="ce6" table:formula="of:=1/([.B750]/1000)" office:value-type="float" office:value="83.7801608579089" calcext:value-type="float">
            <text:p>84</text:p>
          </table:table-cell>
          <table:table-cell table:style-name="ce6" table:formula="of:=[.C750]/[.D$2]" office:value-type="float" office:value="20.9450402144772" calcext:value-type="float">
            <text:p>21</text:p>
          </table:table-cell>
          <table:table-cell table:style-name="ce6" table:formula="of:=[.D750]*60" office:value-type="float" office:value="1256.70241286863" calcext:value-type="float">
            <text:p>1257</text:p>
          </table:table-cell>
          <table:table-cell table:style-name="ce6" table:formula="of:=[.E750]*[.F$2]" office:value-type="float" office:value="2513.40482573727" calcext:value-type="float">
            <text:p>2513</text:p>
          </table:table-cell>
          <table:table-cell table:number-columns-repeated="5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 table:formula="of:=[.B$2]*[.A751]*1000" office:value-type="float" office:value="11.952" calcext:value-type="float">
            <text:p>11.952</text:p>
          </table:table-cell>
          <table:table-cell table:style-name="ce6" table:formula="of:=1/([.B751]/1000)" office:value-type="float" office:value="83.6680053547523" calcext:value-type="float">
            <text:p>84</text:p>
          </table:table-cell>
          <table:table-cell table:style-name="ce6" table:formula="of:=[.C751]/[.D$2]" office:value-type="float" office:value="20.9170013386881" calcext:value-type="float">
            <text:p>21</text:p>
          </table:table-cell>
          <table:table-cell table:style-name="ce6" table:formula="of:=[.D751]*60" office:value-type="float" office:value="1255.02008032129" calcext:value-type="float">
            <text:p>1255</text:p>
          </table:table-cell>
          <table:table-cell table:style-name="ce6" table:formula="of:=[.E751]*[.F$2]" office:value-type="float" office:value="2510.04016064257" calcext:value-type="float">
            <text:p>2510</text:p>
          </table:table-cell>
          <table:table-cell table:number-columns-repeated="5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 table:formula="of:=[.B$2]*[.A752]*1000" office:value-type="float" office:value="11.968" calcext:value-type="float">
            <text:p>11.968</text:p>
          </table:table-cell>
          <table:table-cell table:style-name="ce6" table:formula="of:=1/([.B752]/1000)" office:value-type="float" office:value="83.5561497326203" calcext:value-type="float">
            <text:p>84</text:p>
          </table:table-cell>
          <table:table-cell table:style-name="ce6" table:formula="of:=[.C752]/[.D$2]" office:value-type="float" office:value="20.8890374331551" calcext:value-type="float">
            <text:p>21</text:p>
          </table:table-cell>
          <table:table-cell table:style-name="ce6" table:formula="of:=[.D752]*60" office:value-type="float" office:value="1253.3422459893" calcext:value-type="float">
            <text:p>1253</text:p>
          </table:table-cell>
          <table:table-cell table:style-name="ce6" table:formula="of:=[.E752]*[.F$2]" office:value-type="float" office:value="2506.68449197861" calcext:value-type="float">
            <text:p>2507</text:p>
          </table:table-cell>
          <table:table-cell table:number-columns-repeated="5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 table:formula="of:=[.B$2]*[.A753]*1000" office:value-type="float" office:value="11.984" calcext:value-type="float">
            <text:p>11.984</text:p>
          </table:table-cell>
          <table:table-cell table:style-name="ce6" table:formula="of:=1/([.B753]/1000)" office:value-type="float" office:value="83.4445927903872" calcext:value-type="float">
            <text:p>83</text:p>
          </table:table-cell>
          <table:table-cell table:style-name="ce6" table:formula="of:=[.C753]/[.D$2]" office:value-type="float" office:value="20.8611481975968" calcext:value-type="float">
            <text:p>21</text:p>
          </table:table-cell>
          <table:table-cell table:style-name="ce6" table:formula="of:=[.D753]*60" office:value-type="float" office:value="1251.66889185581" calcext:value-type="float">
            <text:p>1252</text:p>
          </table:table-cell>
          <table:table-cell table:style-name="ce6" table:formula="of:=[.E753]*[.F$2]" office:value-type="float" office:value="2503.33778371162" calcext:value-type="float">
            <text:p>2503</text:p>
          </table:table-cell>
          <table:table-cell table:number-columns-repeated="5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 table:formula="of:=[.B$2]*[.A754]*1000" office:value-type="float" office:value="12" calcext:value-type="float">
            <text:p>12</text:p>
          </table:table-cell>
          <table:table-cell table:style-name="ce6" table:formula="of:=1/([.B754]/1000)" office:value-type="float" office:value="83.3333333333333" calcext:value-type="float">
            <text:p>83</text:p>
          </table:table-cell>
          <table:table-cell table:style-name="ce6" table:formula="of:=[.C754]/[.D$2]" office:value-type="float" office:value="20.8333333333333" calcext:value-type="float">
            <text:p>21</text:p>
          </table:table-cell>
          <table:table-cell table:style-name="ce6" table:formula="of:=[.D754]*60" office:value-type="float" office:value="1250" calcext:value-type="float">
            <text:p>1250</text:p>
          </table:table-cell>
          <table:table-cell table:style-name="ce6" table:formula="of:=[.E754]*[.F$2]" office:value-type="float" office:value="2500" calcext:value-type="float">
            <text:p>2500</text:p>
          </table:table-cell>
          <table:table-cell table:number-columns-repeated="5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 table:formula="of:=[.B$2]*[.A755]*1000" office:value-type="float" office:value="12.016" calcext:value-type="float">
            <text:p>12.016</text:p>
          </table:table-cell>
          <table:table-cell table:style-name="ce6" table:formula="of:=1/([.B755]/1000)" office:value-type="float" office:value="83.2223701731025" calcext:value-type="float">
            <text:p>83</text:p>
          </table:table-cell>
          <table:table-cell table:style-name="ce6" table:formula="of:=[.C755]/[.D$2]" office:value-type="float" office:value="20.8055925432756" calcext:value-type="float">
            <text:p>21</text:p>
          </table:table-cell>
          <table:table-cell table:style-name="ce6" table:formula="of:=[.D755]*60" office:value-type="float" office:value="1248.33555259654" calcext:value-type="float">
            <text:p>1248</text:p>
          </table:table-cell>
          <table:table-cell table:style-name="ce6" table:formula="of:=[.E755]*[.F$2]" office:value-type="float" office:value="2496.67110519308" calcext:value-type="float">
            <text:p>2497</text:p>
          </table:table-cell>
          <table:table-cell table:number-columns-repeated="5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 table:formula="of:=[.B$2]*[.A756]*1000" office:value-type="float" office:value="12.032" calcext:value-type="float">
            <text:p>12.032</text:p>
          </table:table-cell>
          <table:table-cell table:style-name="ce6" table:formula="of:=1/([.B756]/1000)" office:value-type="float" office:value="83.1117021276596" calcext:value-type="float">
            <text:p>83</text:p>
          </table:table-cell>
          <table:table-cell table:style-name="ce6" table:formula="of:=[.C756]/[.D$2]" office:value-type="float" office:value="20.7779255319149" calcext:value-type="float">
            <text:p>21</text:p>
          </table:table-cell>
          <table:table-cell table:style-name="ce6" table:formula="of:=[.D756]*60" office:value-type="float" office:value="1246.67553191489" calcext:value-type="float">
            <text:p>1247</text:p>
          </table:table-cell>
          <table:table-cell table:style-name="ce6" table:formula="of:=[.E756]*[.F$2]" office:value-type="float" office:value="2493.35106382979" calcext:value-type="float">
            <text:p>2493</text:p>
          </table:table-cell>
          <table:table-cell table:number-columns-repeated="5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 table:formula="of:=[.B$2]*[.A757]*1000" office:value-type="float" office:value="12.048" calcext:value-type="float">
            <text:p>12.048</text:p>
          </table:table-cell>
          <table:table-cell table:style-name="ce6" table:formula="of:=1/([.B757]/1000)" office:value-type="float" office:value="83.0013280212483" calcext:value-type="float">
            <text:p>83</text:p>
          </table:table-cell>
          <table:table-cell table:style-name="ce6" table:formula="of:=[.C757]/[.D$2]" office:value-type="float" office:value="20.7503320053121" calcext:value-type="float">
            <text:p>21</text:p>
          </table:table-cell>
          <table:table-cell table:style-name="ce6" table:formula="of:=[.D757]*60" office:value-type="float" office:value="1245.01992031873" calcext:value-type="float">
            <text:p>1245</text:p>
          </table:table-cell>
          <table:table-cell table:style-name="ce6" table:formula="of:=[.E757]*[.F$2]" office:value-type="float" office:value="2490.03984063745" calcext:value-type="float">
            <text:p>2490</text:p>
          </table:table-cell>
          <table:table-cell table:number-columns-repeated="5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 table:formula="of:=[.B$2]*[.A758]*1000" office:value-type="float" office:value="12.064" calcext:value-type="float">
            <text:p>12.064</text:p>
          </table:table-cell>
          <table:table-cell table:style-name="ce6" table:formula="of:=1/([.B758]/1000)" office:value-type="float" office:value="82.8912466843501" calcext:value-type="float">
            <text:p>83</text:p>
          </table:table-cell>
          <table:table-cell table:style-name="ce6" table:formula="of:=[.C758]/[.D$2]" office:value-type="float" office:value="20.7228116710875" calcext:value-type="float">
            <text:p>21</text:p>
          </table:table-cell>
          <table:table-cell table:style-name="ce6" table:formula="of:=[.D758]*60" office:value-type="float" office:value="1243.36870026525" calcext:value-type="float">
            <text:p>1243</text:p>
          </table:table-cell>
          <table:table-cell table:style-name="ce6" table:formula="of:=[.E758]*[.F$2]" office:value-type="float" office:value="2486.7374005305" calcext:value-type="float">
            <text:p>2487</text:p>
          </table:table-cell>
          <table:table-cell table:number-columns-repeated="5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 table:formula="of:=[.B$2]*[.A759]*1000" office:value-type="float" office:value="12.08" calcext:value-type="float">
            <text:p>12.08</text:p>
          </table:table-cell>
          <table:table-cell table:style-name="ce6" table:formula="of:=1/([.B759]/1000)" office:value-type="float" office:value="82.7814569536424" calcext:value-type="float">
            <text:p>83</text:p>
          </table:table-cell>
          <table:table-cell table:style-name="ce6" table:formula="of:=[.C759]/[.D$2]" office:value-type="float" office:value="20.6953642384106" calcext:value-type="float">
            <text:p>21</text:p>
          </table:table-cell>
          <table:table-cell table:style-name="ce6" table:formula="of:=[.D759]*60" office:value-type="float" office:value="1241.72185430464" calcext:value-type="float">
            <text:p>1242</text:p>
          </table:table-cell>
          <table:table-cell table:style-name="ce6" table:formula="of:=[.E759]*[.F$2]" office:value-type="float" office:value="2483.44370860927" calcext:value-type="float">
            <text:p>2483</text:p>
          </table:table-cell>
          <table:table-cell table:number-columns-repeated="5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2" table:formula="of:=[.B$2]*[.A760]*1000" office:value-type="float" office:value="12.096" calcext:value-type="float">
            <text:p>12.096</text:p>
          </table:table-cell>
          <table:table-cell table:style-name="ce6" table:formula="of:=1/([.B760]/1000)" office:value-type="float" office:value="82.6719576719577" calcext:value-type="float">
            <text:p>83</text:p>
          </table:table-cell>
          <table:table-cell table:style-name="ce6" table:formula="of:=[.C760]/[.D$2]" office:value-type="float" office:value="20.6679894179894" calcext:value-type="float">
            <text:p>21</text:p>
          </table:table-cell>
          <table:table-cell table:style-name="ce6" table:formula="of:=[.D760]*60" office:value-type="float" office:value="1240.07936507937" calcext:value-type="float">
            <text:p>1240</text:p>
          </table:table-cell>
          <table:table-cell table:style-name="ce6" table:formula="of:=[.E760]*[.F$2]" office:value-type="float" office:value="2480.15873015873" calcext:value-type="float">
            <text:p>2480</text:p>
          </table:table-cell>
          <table:table-cell table:number-columns-repeated="5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 table:formula="of:=[.B$2]*[.A761]*1000" office:value-type="float" office:value="12.112" calcext:value-type="float">
            <text:p>12.112</text:p>
          </table:table-cell>
          <table:table-cell table:style-name="ce6" table:formula="of:=1/([.B761]/1000)" office:value-type="float" office:value="82.5627476882431" calcext:value-type="float">
            <text:p>83</text:p>
          </table:table-cell>
          <table:table-cell table:style-name="ce6" table:formula="of:=[.C761]/[.D$2]" office:value-type="float" office:value="20.6406869220608" calcext:value-type="float">
            <text:p>21</text:p>
          </table:table-cell>
          <table:table-cell table:style-name="ce6" table:formula="of:=[.D761]*60" office:value-type="float" office:value="1238.44121532365" calcext:value-type="float">
            <text:p>1238</text:p>
          </table:table-cell>
          <table:table-cell table:style-name="ce6" table:formula="of:=[.E761]*[.F$2]" office:value-type="float" office:value="2476.88243064729" calcext:value-type="float">
            <text:p>2477</text:p>
          </table:table-cell>
          <table:table-cell table:number-columns-repeated="5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 table:formula="of:=[.B$2]*[.A762]*1000" office:value-type="float" office:value="12.128" calcext:value-type="float">
            <text:p>12.128</text:p>
          </table:table-cell>
          <table:table-cell table:style-name="ce6" table:formula="of:=1/([.B762]/1000)" office:value-type="float" office:value="82.4538258575198" calcext:value-type="float">
            <text:p>82</text:p>
          </table:table-cell>
          <table:table-cell table:style-name="ce6" table:formula="of:=[.C762]/[.D$2]" office:value-type="float" office:value="20.6134564643799" calcext:value-type="float">
            <text:p>21</text:p>
          </table:table-cell>
          <table:table-cell table:style-name="ce6" table:formula="of:=[.D762]*60" office:value-type="float" office:value="1236.8073878628" calcext:value-type="float">
            <text:p>1237</text:p>
          </table:table-cell>
          <table:table-cell table:style-name="ce6" table:formula="of:=[.E762]*[.F$2]" office:value-type="float" office:value="2473.61477572559" calcext:value-type="float">
            <text:p>2474</text:p>
          </table:table-cell>
          <table:table-cell table:number-columns-repeated="5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 table:formula="of:=[.B$2]*[.A763]*1000" office:value-type="float" office:value="12.144" calcext:value-type="float">
            <text:p>12.144</text:p>
          </table:table-cell>
          <table:table-cell table:style-name="ce6" table:formula="of:=1/([.B763]/1000)" office:value-type="float" office:value="82.3451910408432" calcext:value-type="float">
            <text:p>82</text:p>
          </table:table-cell>
          <table:table-cell table:style-name="ce6" table:formula="of:=[.C763]/[.D$2]" office:value-type="float" office:value="20.5862977602108" calcext:value-type="float">
            <text:p>21</text:p>
          </table:table-cell>
          <table:table-cell table:style-name="ce6" table:formula="of:=[.D763]*60" office:value-type="float" office:value="1235.17786561265" calcext:value-type="float">
            <text:p>1235</text:p>
          </table:table-cell>
          <table:table-cell table:style-name="ce6" table:formula="of:=[.E763]*[.F$2]" office:value-type="float" office:value="2470.3557312253" calcext:value-type="float">
            <text:p>2470</text:p>
          </table:table-cell>
          <table:table-cell table:number-columns-repeated="5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 table:formula="of:=[.B$2]*[.A764]*1000" office:value-type="float" office:value="12.16" calcext:value-type="float">
            <text:p>12.16</text:p>
          </table:table-cell>
          <table:table-cell table:style-name="ce6" table:formula="of:=1/([.B764]/1000)" office:value-type="float" office:value="82.2368421052632" calcext:value-type="float">
            <text:p>82</text:p>
          </table:table-cell>
          <table:table-cell table:style-name="ce6" table:formula="of:=[.C764]/[.D$2]" office:value-type="float" office:value="20.5592105263158" calcext:value-type="float">
            <text:p>21</text:p>
          </table:table-cell>
          <table:table-cell table:style-name="ce6" table:formula="of:=[.D764]*60" office:value-type="float" office:value="1233.55263157895" calcext:value-type="float">
            <text:p>1234</text:p>
          </table:table-cell>
          <table:table-cell table:style-name="ce6" table:formula="of:=[.E764]*[.F$2]" office:value-type="float" office:value="2467.1052631579" calcext:value-type="float">
            <text:p>2467</text:p>
          </table:table-cell>
          <table:table-cell table:number-columns-repeated="5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 table:formula="of:=[.B$2]*[.A765]*1000" office:value-type="float" office:value="12.176" calcext:value-type="float">
            <text:p>12.176</text:p>
          </table:table-cell>
          <table:table-cell table:style-name="ce6" table:formula="of:=1/([.B765]/1000)" office:value-type="float" office:value="82.1287779237845" calcext:value-type="float">
            <text:p>82</text:p>
          </table:table-cell>
          <table:table-cell table:style-name="ce6" table:formula="of:=[.C765]/[.D$2]" office:value-type="float" office:value="20.5321944809461" calcext:value-type="float">
            <text:p>21</text:p>
          </table:table-cell>
          <table:table-cell table:style-name="ce6" table:formula="of:=[.D765]*60" office:value-type="float" office:value="1231.93166885677" calcext:value-type="float">
            <text:p>1232</text:p>
          </table:table-cell>
          <table:table-cell table:style-name="ce6" table:formula="of:=[.E765]*[.F$2]" office:value-type="float" office:value="2463.86333771353" calcext:value-type="float">
            <text:p>2464</text:p>
          </table:table-cell>
          <table:table-cell table:number-columns-repeated="5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 table:formula="of:=[.B$2]*[.A766]*1000" office:value-type="float" office:value="12.192" calcext:value-type="float">
            <text:p>12.192</text:p>
          </table:table-cell>
          <table:table-cell table:style-name="ce6" table:formula="of:=1/([.B766]/1000)" office:value-type="float" office:value="82.0209973753281" calcext:value-type="float">
            <text:p>82</text:p>
          </table:table-cell>
          <table:table-cell table:style-name="ce6" table:formula="of:=[.C766]/[.D$2]" office:value-type="float" office:value="20.505249343832" calcext:value-type="float">
            <text:p>21</text:p>
          </table:table-cell>
          <table:table-cell table:style-name="ce6" table:formula="of:=[.D766]*60" office:value-type="float" office:value="1230.31496062992" calcext:value-type="float">
            <text:p>1230</text:p>
          </table:table-cell>
          <table:table-cell table:style-name="ce6" table:formula="of:=[.E766]*[.F$2]" office:value-type="float" office:value="2460.62992125984" calcext:value-type="float">
            <text:p>2461</text:p>
          </table:table-cell>
          <table:table-cell table:number-columns-repeated="5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 table:formula="of:=[.B$2]*[.A767]*1000" office:value-type="float" office:value="12.208" calcext:value-type="float">
            <text:p>12.208</text:p>
          </table:table-cell>
          <table:table-cell table:style-name="ce6" table:formula="of:=1/([.B767]/1000)" office:value-type="float" office:value="81.913499344692" calcext:value-type="float">
            <text:p>82</text:p>
          </table:table-cell>
          <table:table-cell table:style-name="ce6" table:formula="of:=[.C767]/[.D$2]" office:value-type="float" office:value="20.478374836173" calcext:value-type="float">
            <text:p>20</text:p>
          </table:table-cell>
          <table:table-cell table:style-name="ce6" table:formula="of:=[.D767]*60" office:value-type="float" office:value="1228.70249017038" calcext:value-type="float">
            <text:p>1229</text:p>
          </table:table-cell>
          <table:table-cell table:style-name="ce6" table:formula="of:=[.E767]*[.F$2]" office:value-type="float" office:value="2457.40498034076" calcext:value-type="float">
            <text:p>2457</text:p>
          </table:table-cell>
          <table:table-cell table:number-columns-repeated="5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table:formula="of:=[.B$2]*[.A768]*1000" office:value-type="float" office:value="12.224" calcext:value-type="float">
            <text:p>12.224</text:p>
          </table:table-cell>
          <table:table-cell table:style-name="ce6" table:formula="of:=1/([.B768]/1000)" office:value-type="float" office:value="81.8062827225131" calcext:value-type="float">
            <text:p>82</text:p>
          </table:table-cell>
          <table:table-cell table:style-name="ce6" table:formula="of:=[.C768]/[.D$2]" office:value-type="float" office:value="20.4515706806283" calcext:value-type="float">
            <text:p>20</text:p>
          </table:table-cell>
          <table:table-cell table:style-name="ce6" table:formula="of:=[.D768]*60" office:value-type="float" office:value="1227.0942408377" calcext:value-type="float">
            <text:p>1227</text:p>
          </table:table-cell>
          <table:table-cell table:style-name="ce6" table:formula="of:=[.E768]*[.F$2]" office:value-type="float" office:value="2454.18848167539" calcext:value-type="float">
            <text:p>2454</text:p>
          </table:table-cell>
          <table:table-cell table:number-columns-repeated="5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 table:formula="of:=[.B$2]*[.A769]*1000" office:value-type="float" office:value="12.24" calcext:value-type="float">
            <text:p>12.24</text:p>
          </table:table-cell>
          <table:table-cell table:style-name="ce6" table:formula="of:=1/([.B769]/1000)" office:value-type="float" office:value="81.6993464052288" calcext:value-type="float">
            <text:p>82</text:p>
          </table:table-cell>
          <table:table-cell table:style-name="ce6" table:formula="of:=[.C769]/[.D$2]" office:value-type="float" office:value="20.4248366013072" calcext:value-type="float">
            <text:p>20</text:p>
          </table:table-cell>
          <table:table-cell table:style-name="ce6" table:formula="of:=[.D769]*60" office:value-type="float" office:value="1225.49019607843" calcext:value-type="float">
            <text:p>1225</text:p>
          </table:table-cell>
          <table:table-cell table:style-name="ce6" table:formula="of:=[.E769]*[.F$2]" office:value-type="float" office:value="2450.98039215686" calcext:value-type="float">
            <text:p>2451</text:p>
          </table:table-cell>
          <table:table-cell table:number-columns-repeated="5"/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 table:formula="of:=[.B$2]*[.A770]*1000" office:value-type="float" office:value="12.256" calcext:value-type="float">
            <text:p>12.256</text:p>
          </table:table-cell>
          <table:table-cell table:style-name="ce6" table:formula="of:=1/([.B770]/1000)" office:value-type="float" office:value="81.5926892950392" calcext:value-type="float">
            <text:p>82</text:p>
          </table:table-cell>
          <table:table-cell table:style-name="ce6" table:formula="of:=[.C770]/[.D$2]" office:value-type="float" office:value="20.3981723237598" calcext:value-type="float">
            <text:p>20</text:p>
          </table:table-cell>
          <table:table-cell table:style-name="ce6" table:formula="of:=[.D770]*60" office:value-type="float" office:value="1223.89033942559" calcext:value-type="float">
            <text:p>1224</text:p>
          </table:table-cell>
          <table:table-cell table:style-name="ce6" table:formula="of:=[.E770]*[.F$2]" office:value-type="float" office:value="2447.78067885117" calcext:value-type="float">
            <text:p>2448</text:p>
          </table:table-cell>
          <table:table-cell table:number-columns-repeated="5"/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 table:formula="of:=[.B$2]*[.A771]*1000" office:value-type="float" office:value="12.272" calcext:value-type="float">
            <text:p>12.272</text:p>
          </table:table-cell>
          <table:table-cell table:style-name="ce6" table:formula="of:=1/([.B771]/1000)" office:value-type="float" office:value="81.4863102998696" calcext:value-type="float">
            <text:p>81</text:p>
          </table:table-cell>
          <table:table-cell table:style-name="ce6" table:formula="of:=[.C771]/[.D$2]" office:value-type="float" office:value="20.3715775749674" calcext:value-type="float">
            <text:p>20</text:p>
          </table:table-cell>
          <table:table-cell table:style-name="ce6" table:formula="of:=[.D771]*60" office:value-type="float" office:value="1222.29465449804" calcext:value-type="float">
            <text:p>1222</text:p>
          </table:table-cell>
          <table:table-cell table:style-name="ce6" table:formula="of:=[.E771]*[.F$2]" office:value-type="float" office:value="2444.58930899609" calcext:value-type="float">
            <text:p>2445</text:p>
          </table:table-cell>
          <table:table-cell table:number-columns-repeated="5"/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 table:formula="of:=[.B$2]*[.A772]*1000" office:value-type="float" office:value="12.288" calcext:value-type="float">
            <text:p>12.288</text:p>
          </table:table-cell>
          <table:table-cell table:style-name="ce6" table:formula="of:=1/([.B772]/1000)" office:value-type="float" office:value="81.3802083333333" calcext:value-type="float">
            <text:p>81</text:p>
          </table:table-cell>
          <table:table-cell table:style-name="ce6" table:formula="of:=[.C772]/[.D$2]" office:value-type="float" office:value="20.3450520833333" calcext:value-type="float">
            <text:p>20</text:p>
          </table:table-cell>
          <table:table-cell table:style-name="ce6" table:formula="of:=[.D772]*60" office:value-type="float" office:value="1220.703125" calcext:value-type="float">
            <text:p>1221</text:p>
          </table:table-cell>
          <table:table-cell table:style-name="ce6" table:formula="of:=[.E772]*[.F$2]" office:value-type="float" office:value="2441.40625" calcext:value-type="float">
            <text:p>2441</text:p>
          </table:table-cell>
          <table:table-cell table:number-columns-repeated="5"/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 table:formula="of:=[.B$2]*[.A773]*1000" office:value-type="float" office:value="12.304" calcext:value-type="float">
            <text:p>12.304</text:p>
          </table:table-cell>
          <table:table-cell table:style-name="ce6" table:formula="of:=1/([.B773]/1000)" office:value-type="float" office:value="81.2743823146944" calcext:value-type="float">
            <text:p>81</text:p>
          </table:table-cell>
          <table:table-cell table:style-name="ce6" table:formula="of:=[.C773]/[.D$2]" office:value-type="float" office:value="20.3185955786736" calcext:value-type="float">
            <text:p>20</text:p>
          </table:table-cell>
          <table:table-cell table:style-name="ce6" table:formula="of:=[.D773]*60" office:value-type="float" office:value="1219.11573472042" calcext:value-type="float">
            <text:p>1219</text:p>
          </table:table-cell>
          <table:table-cell table:style-name="ce6" table:formula="of:=[.E773]*[.F$2]" office:value-type="float" office:value="2438.23146944083" calcext:value-type="float">
            <text:p>2438</text:p>
          </table:table-cell>
          <table:table-cell table:number-columns-repeated="5"/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 table:formula="of:=[.B$2]*[.A774]*1000" office:value-type="float" office:value="12.32" calcext:value-type="float">
            <text:p>12.32</text:p>
          </table:table-cell>
          <table:table-cell table:style-name="ce6" table:formula="of:=1/([.B774]/1000)" office:value-type="float" office:value="81.1688311688312" calcext:value-type="float">
            <text:p>81</text:p>
          </table:table-cell>
          <table:table-cell table:style-name="ce6" table:formula="of:=[.C774]/[.D$2]" office:value-type="float" office:value="20.2922077922078" calcext:value-type="float">
            <text:p>20</text:p>
          </table:table-cell>
          <table:table-cell table:style-name="ce6" table:formula="of:=[.D774]*60" office:value-type="float" office:value="1217.53246753247" calcext:value-type="float">
            <text:p>1218</text:p>
          </table:table-cell>
          <table:table-cell table:style-name="ce6" table:formula="of:=[.E774]*[.F$2]" office:value-type="float" office:value="2435.06493506493" calcext:value-type="float">
            <text:p>2435</text:p>
          </table:table-cell>
          <table:table-cell table:number-columns-repeated="5"/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 table:formula="of:=[.B$2]*[.A775]*1000" office:value-type="float" office:value="12.336" calcext:value-type="float">
            <text:p>12.336</text:p>
          </table:table-cell>
          <table:table-cell table:style-name="ce6" table:formula="of:=1/([.B775]/1000)" office:value-type="float" office:value="81.0635538261997" calcext:value-type="float">
            <text:p>81</text:p>
          </table:table-cell>
          <table:table-cell table:style-name="ce6" table:formula="of:=[.C775]/[.D$2]" office:value-type="float" office:value="20.2658884565499" calcext:value-type="float">
            <text:p>20</text:p>
          </table:table-cell>
          <table:table-cell table:style-name="ce6" table:formula="of:=[.D775]*60" office:value-type="float" office:value="1215.953307393" calcext:value-type="float">
            <text:p>1216</text:p>
          </table:table-cell>
          <table:table-cell table:style-name="ce6" table:formula="of:=[.E775]*[.F$2]" office:value-type="float" office:value="2431.90661478599" calcext:value-type="float">
            <text:p>2432</text:p>
          </table:table-cell>
          <table:table-cell table:number-columns-repeated="5"/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 table:formula="of:=[.B$2]*[.A776]*1000" office:value-type="float" office:value="12.352" calcext:value-type="float">
            <text:p>12.352</text:p>
          </table:table-cell>
          <table:table-cell table:style-name="ce6" table:formula="of:=1/([.B776]/1000)" office:value-type="float" office:value="80.9585492227979" calcext:value-type="float">
            <text:p>81</text:p>
          </table:table-cell>
          <table:table-cell table:style-name="ce6" table:formula="of:=[.C776]/[.D$2]" office:value-type="float" office:value="20.2396373056995" calcext:value-type="float">
            <text:p>20</text:p>
          </table:table-cell>
          <table:table-cell table:style-name="ce6" table:formula="of:=[.D776]*60" office:value-type="float" office:value="1214.37823834197" calcext:value-type="float">
            <text:p>1214</text:p>
          </table:table-cell>
          <table:table-cell table:style-name="ce6" table:formula="of:=[.E776]*[.F$2]" office:value-type="float" office:value="2428.75647668394" calcext:value-type="float">
            <text:p>2429</text:p>
          </table:table-cell>
          <table:table-cell table:number-columns-repeated="5"/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 table:formula="of:=[.B$2]*[.A777]*1000" office:value-type="float" office:value="12.368" calcext:value-type="float">
            <text:p>12.368</text:p>
          </table:table-cell>
          <table:table-cell table:style-name="ce6" table:formula="of:=1/([.B777]/1000)" office:value-type="float" office:value="80.8538163001294" calcext:value-type="float">
            <text:p>81</text:p>
          </table:table-cell>
          <table:table-cell table:style-name="ce6" table:formula="of:=[.C777]/[.D$2]" office:value-type="float" office:value="20.2134540750323" calcext:value-type="float">
            <text:p>20</text:p>
          </table:table-cell>
          <table:table-cell table:style-name="ce6" table:formula="of:=[.D777]*60" office:value-type="float" office:value="1212.80724450194" calcext:value-type="float">
            <text:p>1213</text:p>
          </table:table-cell>
          <table:table-cell table:style-name="ce6" table:formula="of:=[.E777]*[.F$2]" office:value-type="float" office:value="2425.61448900388" calcext:value-type="float">
            <text:p>2426</text:p>
          </table:table-cell>
          <table:table-cell table:number-columns-repeated="5"/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 table:formula="of:=[.B$2]*[.A778]*1000" office:value-type="float" office:value="12.384" calcext:value-type="float">
            <text:p>12.384</text:p>
          </table:table-cell>
          <table:table-cell table:style-name="ce6" table:formula="of:=1/([.B778]/1000)" office:value-type="float" office:value="80.749354005168" calcext:value-type="float">
            <text:p>81</text:p>
          </table:table-cell>
          <table:table-cell table:style-name="ce6" table:formula="of:=[.C778]/[.D$2]" office:value-type="float" office:value="20.187338501292" calcext:value-type="float">
            <text:p>20</text:p>
          </table:table-cell>
          <table:table-cell table:style-name="ce6" table:formula="of:=[.D778]*60" office:value-type="float" office:value="1211.24031007752" calcext:value-type="float">
            <text:p>1211</text:p>
          </table:table-cell>
          <table:table-cell table:style-name="ce6" table:formula="of:=[.E778]*[.F$2]" office:value-type="float" office:value="2422.48062015504" calcext:value-type="float">
            <text:p>2422</text:p>
          </table:table-cell>
          <table:table-cell table:number-columns-repeated="5"/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 table:formula="of:=[.B$2]*[.A779]*1000" office:value-type="float" office:value="12.4" calcext:value-type="float">
            <text:p>12.4</text:p>
          </table:table-cell>
          <table:table-cell table:style-name="ce6" table:formula="of:=1/([.B779]/1000)" office:value-type="float" office:value="80.6451612903226" calcext:value-type="float">
            <text:p>81</text:p>
          </table:table-cell>
          <table:table-cell table:style-name="ce6" table:formula="of:=[.C779]/[.D$2]" office:value-type="float" office:value="20.1612903225806" calcext:value-type="float">
            <text:p>20</text:p>
          </table:table-cell>
          <table:table-cell table:style-name="ce6" table:formula="of:=[.D779]*60" office:value-type="float" office:value="1209.67741935484" calcext:value-type="float">
            <text:p>1210</text:p>
          </table:table-cell>
          <table:table-cell table:style-name="ce6" table:formula="of:=[.E779]*[.F$2]" office:value-type="float" office:value="2419.35483870968" calcext:value-type="float">
            <text:p>2419</text:p>
          </table:table-cell>
          <table:table-cell table:number-columns-repeated="5"/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 table:formula="of:=[.B$2]*[.A780]*1000" office:value-type="float" office:value="12.416" calcext:value-type="float">
            <text:p>12.416</text:p>
          </table:table-cell>
          <table:table-cell table:style-name="ce6" table:formula="of:=1/([.B780]/1000)" office:value-type="float" office:value="80.5412371134021" calcext:value-type="float">
            <text:p>81</text:p>
          </table:table-cell>
          <table:table-cell table:style-name="ce6" table:formula="of:=[.C780]/[.D$2]" office:value-type="float" office:value="20.1353092783505" calcext:value-type="float">
            <text:p>20</text:p>
          </table:table-cell>
          <table:table-cell table:style-name="ce6" table:formula="of:=[.D780]*60" office:value-type="float" office:value="1208.11855670103" calcext:value-type="float">
            <text:p>1208</text:p>
          </table:table-cell>
          <table:table-cell table:style-name="ce6" table:formula="of:=[.E780]*[.F$2]" office:value-type="float" office:value="2416.23711340206" calcext:value-type="float">
            <text:p>2416</text:p>
          </table:table-cell>
          <table:table-cell table:number-columns-repeated="5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 table:formula="of:=[.B$2]*[.A781]*1000" office:value-type="float" office:value="12.432" calcext:value-type="float">
            <text:p>12.432</text:p>
          </table:table-cell>
          <table:table-cell table:style-name="ce6" table:formula="of:=1/([.B781]/1000)" office:value-type="float" office:value="80.4375804375805" calcext:value-type="float">
            <text:p>80</text:p>
          </table:table-cell>
          <table:table-cell table:style-name="ce6" table:formula="of:=[.C781]/[.D$2]" office:value-type="float" office:value="20.1093951093951" calcext:value-type="float">
            <text:p>20</text:p>
          </table:table-cell>
          <table:table-cell table:style-name="ce6" table:formula="of:=[.D781]*60" office:value-type="float" office:value="1206.56370656371" calcext:value-type="float">
            <text:p>1207</text:p>
          </table:table-cell>
          <table:table-cell table:style-name="ce6" table:formula="of:=[.E781]*[.F$2]" office:value-type="float" office:value="2413.12741312741" calcext:value-type="float">
            <text:p>2413</text:p>
          </table:table-cell>
          <table:table-cell table:number-columns-repeated="5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 table:formula="of:=[.B$2]*[.A782]*1000" office:value-type="float" office:value="12.448" calcext:value-type="float">
            <text:p>12.448</text:p>
          </table:table-cell>
          <table:table-cell table:style-name="ce6" table:formula="of:=1/([.B782]/1000)" office:value-type="float" office:value="80.3341902313625" calcext:value-type="float">
            <text:p>80</text:p>
          </table:table-cell>
          <table:table-cell table:style-name="ce6" table:formula="of:=[.C782]/[.D$2]" office:value-type="float" office:value="20.0835475578406" calcext:value-type="float">
            <text:p>20</text:p>
          </table:table-cell>
          <table:table-cell table:style-name="ce6" table:formula="of:=[.D782]*60" office:value-type="float" office:value="1205.01285347044" calcext:value-type="float">
            <text:p>1205</text:p>
          </table:table-cell>
          <table:table-cell table:style-name="ce6" table:formula="of:=[.E782]*[.F$2]" office:value-type="float" office:value="2410.02570694087" calcext:value-type="float">
            <text:p>2410</text:p>
          </table:table-cell>
          <table:table-cell table:number-columns-repeated="5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 table:formula="of:=[.B$2]*[.A783]*1000" office:value-type="float" office:value="12.464" calcext:value-type="float">
            <text:p>12.464</text:p>
          </table:table-cell>
          <table:table-cell table:style-name="ce6" table:formula="of:=1/([.B783]/1000)" office:value-type="float" office:value="80.2310654685494" calcext:value-type="float">
            <text:p>80</text:p>
          </table:table-cell>
          <table:table-cell table:style-name="ce6" table:formula="of:=[.C783]/[.D$2]" office:value-type="float" office:value="20.0577663671374" calcext:value-type="float">
            <text:p>20</text:p>
          </table:table-cell>
          <table:table-cell table:style-name="ce6" table:formula="of:=[.D783]*60" office:value-type="float" office:value="1203.46598202824" calcext:value-type="float">
            <text:p>1203</text:p>
          </table:table-cell>
          <table:table-cell table:style-name="ce6" table:formula="of:=[.E783]*[.F$2]" office:value-type="float" office:value="2406.93196405648" calcext:value-type="float">
            <text:p>2407</text:p>
          </table:table-cell>
          <table:table-cell table:number-columns-repeated="5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 table:formula="of:=[.B$2]*[.A784]*1000" office:value-type="float" office:value="12.48" calcext:value-type="float">
            <text:p>12.48</text:p>
          </table:table-cell>
          <table:table-cell table:style-name="ce6" table:formula="of:=1/([.B784]/1000)" office:value-type="float" office:value="80.1282051282051" calcext:value-type="float">
            <text:p>80</text:p>
          </table:table-cell>
          <table:table-cell table:style-name="ce6" table:formula="of:=[.C784]/[.D$2]" office:value-type="float" office:value="20.0320512820513" calcext:value-type="float">
            <text:p>20</text:p>
          </table:table-cell>
          <table:table-cell table:style-name="ce6" table:formula="of:=[.D784]*60" office:value-type="float" office:value="1201.92307692308" calcext:value-type="float">
            <text:p>1202</text:p>
          </table:table-cell>
          <table:table-cell table:style-name="ce6" table:formula="of:=[.E784]*[.F$2]" office:value-type="float" office:value="2403.84615384615" calcext:value-type="float">
            <text:p>2404</text:p>
          </table:table-cell>
          <table:table-cell table:number-columns-repeated="5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 table:formula="of:=[.B$2]*[.A785]*1000" office:value-type="float" office:value="12.496" calcext:value-type="float">
            <text:p>12.496</text:p>
          </table:table-cell>
          <table:table-cell table:style-name="ce6" table:formula="of:=1/([.B785]/1000)" office:value-type="float" office:value="80.0256081946223" calcext:value-type="float">
            <text:p>80</text:p>
          </table:table-cell>
          <table:table-cell table:style-name="ce6" table:formula="of:=[.C785]/[.D$2]" office:value-type="float" office:value="20.0064020486556" calcext:value-type="float">
            <text:p>20</text:p>
          </table:table-cell>
          <table:table-cell table:style-name="ce6" table:formula="of:=[.D785]*60" office:value-type="float" office:value="1200.38412291933" calcext:value-type="float">
            <text:p>1200</text:p>
          </table:table-cell>
          <table:table-cell table:style-name="ce6" table:formula="of:=[.E785]*[.F$2]" office:value-type="float" office:value="2400.76824583867" calcext:value-type="float">
            <text:p>2401</text:p>
          </table:table-cell>
          <table:table-cell table:number-columns-repeated="5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 table:formula="of:=[.B$2]*[.A786]*1000" office:value-type="float" office:value="12.512" calcext:value-type="float">
            <text:p>12.512</text:p>
          </table:table-cell>
          <table:table-cell table:style-name="ce6" table:formula="of:=1/([.B786]/1000)" office:value-type="float" office:value="79.923273657289" calcext:value-type="float">
            <text:p>80</text:p>
          </table:table-cell>
          <table:table-cell table:style-name="ce6" table:formula="of:=[.C786]/[.D$2]" office:value-type="float" office:value="19.9808184143223" calcext:value-type="float">
            <text:p>20</text:p>
          </table:table-cell>
          <table:table-cell table:style-name="ce6" table:formula="of:=[.D786]*60" office:value-type="float" office:value="1198.84910485934" calcext:value-type="float">
            <text:p>1199</text:p>
          </table:table-cell>
          <table:table-cell table:style-name="ce6" table:formula="of:=[.E786]*[.F$2]" office:value-type="float" office:value="2397.69820971867" calcext:value-type="float">
            <text:p>2398</text:p>
          </table:table-cell>
          <table:table-cell table:number-columns-repeated="5"/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 table:formula="of:=[.B$2]*[.A787]*1000" office:value-type="float" office:value="12.528" calcext:value-type="float">
            <text:p>12.528</text:p>
          </table:table-cell>
          <table:table-cell table:style-name="ce6" table:formula="of:=1/([.B787]/1000)" office:value-type="float" office:value="79.8212005108557" calcext:value-type="float">
            <text:p>80</text:p>
          </table:table-cell>
          <table:table-cell table:style-name="ce6" table:formula="of:=[.C787]/[.D$2]" office:value-type="float" office:value="19.9553001277139" calcext:value-type="float">
            <text:p>20</text:p>
          </table:table-cell>
          <table:table-cell table:style-name="ce6" table:formula="of:=[.D787]*60" office:value-type="float" office:value="1197.31800766284" calcext:value-type="float">
            <text:p>1197</text:p>
          </table:table-cell>
          <table:table-cell table:style-name="ce6" table:formula="of:=[.E787]*[.F$2]" office:value-type="float" office:value="2394.63601532567" calcext:value-type="float">
            <text:p>2395</text:p>
          </table:table-cell>
          <table:table-cell table:number-columns-repeated="5"/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 table:formula="of:=[.B$2]*[.A788]*1000" office:value-type="float" office:value="12.544" calcext:value-type="float">
            <text:p>12.544</text:p>
          </table:table-cell>
          <table:table-cell table:style-name="ce6" table:formula="of:=1/([.B788]/1000)" office:value-type="float" office:value="79.719387755102" calcext:value-type="float">
            <text:p>80</text:p>
          </table:table-cell>
          <table:table-cell table:style-name="ce6" table:formula="of:=[.C788]/[.D$2]" office:value-type="float" office:value="19.9298469387755" calcext:value-type="float">
            <text:p>20</text:p>
          </table:table-cell>
          <table:table-cell table:style-name="ce6" table:formula="of:=[.D788]*60" office:value-type="float" office:value="1195.79081632653" calcext:value-type="float">
            <text:p>1196</text:p>
          </table:table-cell>
          <table:table-cell table:style-name="ce6" table:formula="of:=[.E788]*[.F$2]" office:value-type="float" office:value="2391.58163265306" calcext:value-type="float">
            <text:p>2392</text:p>
          </table:table-cell>
          <table:table-cell table:number-columns-repeated="5"/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 table:formula="of:=[.B$2]*[.A789]*1000" office:value-type="float" office:value="12.56" calcext:value-type="float">
            <text:p>12.56</text:p>
          </table:table-cell>
          <table:table-cell table:style-name="ce6" table:formula="of:=1/([.B789]/1000)" office:value-type="float" office:value="79.6178343949045" calcext:value-type="float">
            <text:p>80</text:p>
          </table:table-cell>
          <table:table-cell table:style-name="ce6" table:formula="of:=[.C789]/[.D$2]" office:value-type="float" office:value="19.9044585987261" calcext:value-type="float">
            <text:p>20</text:p>
          </table:table-cell>
          <table:table-cell table:style-name="ce6" table:formula="of:=[.D789]*60" office:value-type="float" office:value="1194.26751592357" calcext:value-type="float">
            <text:p>1194</text:p>
          </table:table-cell>
          <table:table-cell table:style-name="ce6" table:formula="of:=[.E789]*[.F$2]" office:value-type="float" office:value="2388.53503184713" calcext:value-type="float">
            <text:p>2389</text:p>
          </table:table-cell>
          <table:table-cell table:number-columns-repeated="5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 table:formula="of:=[.B$2]*[.A790]*1000" office:value-type="float" office:value="12.576" calcext:value-type="float">
            <text:p>12.576</text:p>
          </table:table-cell>
          <table:table-cell table:style-name="ce6" table:formula="of:=1/([.B790]/1000)" office:value-type="float" office:value="79.5165394402036" calcext:value-type="float">
            <text:p>80</text:p>
          </table:table-cell>
          <table:table-cell table:style-name="ce6" table:formula="of:=[.C790]/[.D$2]" office:value-type="float" office:value="19.8791348600509" calcext:value-type="float">
            <text:p>20</text:p>
          </table:table-cell>
          <table:table-cell table:style-name="ce6" table:formula="of:=[.D790]*60" office:value-type="float" office:value="1192.74809160305" calcext:value-type="float">
            <text:p>1193</text:p>
          </table:table-cell>
          <table:table-cell table:style-name="ce6" table:formula="of:=[.E790]*[.F$2]" office:value-type="float" office:value="2385.49618320611" calcext:value-type="float">
            <text:p>2385</text:p>
          </table:table-cell>
          <table:table-cell table:number-columns-repeated="5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 table:formula="of:=[.B$2]*[.A791]*1000" office:value-type="float" office:value="12.592" calcext:value-type="float">
            <text:p>12.592</text:p>
          </table:table-cell>
          <table:table-cell table:style-name="ce6" table:formula="of:=1/([.B791]/1000)" office:value-type="float" office:value="79.4155019059721" calcext:value-type="float">
            <text:p>79</text:p>
          </table:table-cell>
          <table:table-cell table:style-name="ce6" table:formula="of:=[.C791]/[.D$2]" office:value-type="float" office:value="19.853875476493" calcext:value-type="float">
            <text:p>20</text:p>
          </table:table-cell>
          <table:table-cell table:style-name="ce6" table:formula="of:=[.D791]*60" office:value-type="float" office:value="1191.23252858958" calcext:value-type="float">
            <text:p>1191</text:p>
          </table:table-cell>
          <table:table-cell table:style-name="ce6" table:formula="of:=[.E791]*[.F$2]" office:value-type="float" office:value="2382.46505717916" calcext:value-type="float">
            <text:p>2382</text:p>
          </table:table-cell>
          <table:table-cell table:number-columns-repeated="5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 table:formula="of:=[.B$2]*[.A792]*1000" office:value-type="float" office:value="12.608" calcext:value-type="float">
            <text:p>12.608</text:p>
          </table:table-cell>
          <table:table-cell table:style-name="ce6" table:formula="of:=1/([.B792]/1000)" office:value-type="float" office:value="79.3147208121827" calcext:value-type="float">
            <text:p>79</text:p>
          </table:table-cell>
          <table:table-cell table:style-name="ce6" table:formula="of:=[.C792]/[.D$2]" office:value-type="float" office:value="19.8286802030457" calcext:value-type="float">
            <text:p>20</text:p>
          </table:table-cell>
          <table:table-cell table:style-name="ce6" table:formula="of:=[.D792]*60" office:value-type="float" office:value="1189.72081218274" calcext:value-type="float">
            <text:p>1190</text:p>
          </table:table-cell>
          <table:table-cell table:style-name="ce6" table:formula="of:=[.E792]*[.F$2]" office:value-type="float" office:value="2379.44162436548" calcext:value-type="float">
            <text:p>2379</text:p>
          </table:table-cell>
          <table:table-cell table:number-columns-repeated="5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 table:formula="of:=[.B$2]*[.A793]*1000" office:value-type="float" office:value="12.624" calcext:value-type="float">
            <text:p>12.624</text:p>
          </table:table-cell>
          <table:table-cell table:style-name="ce6" table:formula="of:=1/([.B793]/1000)" office:value-type="float" office:value="79.2141951837769" calcext:value-type="float">
            <text:p>79</text:p>
          </table:table-cell>
          <table:table-cell table:style-name="ce6" table:formula="of:=[.C793]/[.D$2]" office:value-type="float" office:value="19.8035487959442" calcext:value-type="float">
            <text:p>20</text:p>
          </table:table-cell>
          <table:table-cell table:style-name="ce6" table:formula="of:=[.D793]*60" office:value-type="float" office:value="1188.21292775665" calcext:value-type="float">
            <text:p>1188</text:p>
          </table:table-cell>
          <table:table-cell table:style-name="ce6" table:formula="of:=[.E793]*[.F$2]" office:value-type="float" office:value="2376.42585551331" calcext:value-type="float">
            <text:p>2376</text:p>
          </table:table-cell>
          <table:table-cell table:number-columns-repeated="5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 table:formula="of:=[.B$2]*[.A794]*1000" office:value-type="float" office:value="12.64" calcext:value-type="float">
            <text:p>12.64</text:p>
          </table:table-cell>
          <table:table-cell table:style-name="ce6" table:formula="of:=1/([.B794]/1000)" office:value-type="float" office:value="79.1139240506329" calcext:value-type="float">
            <text:p>79</text:p>
          </table:table-cell>
          <table:table-cell table:style-name="ce6" table:formula="of:=[.C794]/[.D$2]" office:value-type="float" office:value="19.7784810126582" calcext:value-type="float">
            <text:p>20</text:p>
          </table:table-cell>
          <table:table-cell table:style-name="ce6" table:formula="of:=[.D794]*60" office:value-type="float" office:value="1186.70886075949" calcext:value-type="float">
            <text:p>1187</text:p>
          </table:table-cell>
          <table:table-cell table:style-name="ce6" table:formula="of:=[.E794]*[.F$2]" office:value-type="float" office:value="2373.41772151899" calcext:value-type="float">
            <text:p>2373</text:p>
          </table:table-cell>
          <table:table-cell table:number-columns-repeated="5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table:formula="of:=[.B$2]*[.A795]*1000" office:value-type="float" office:value="12.656" calcext:value-type="float">
            <text:p>12.656</text:p>
          </table:table-cell>
          <table:table-cell table:style-name="ce6" table:formula="of:=1/([.B795]/1000)" office:value-type="float" office:value="79.0139064475348" calcext:value-type="float">
            <text:p>79</text:p>
          </table:table-cell>
          <table:table-cell table:style-name="ce6" table:formula="of:=[.C795]/[.D$2]" office:value-type="float" office:value="19.7534766118837" calcext:value-type="float">
            <text:p>20</text:p>
          </table:table-cell>
          <table:table-cell table:style-name="ce6" table:formula="of:=[.D795]*60" office:value-type="float" office:value="1185.20859671302" calcext:value-type="float">
            <text:p>1185</text:p>
          </table:table-cell>
          <table:table-cell table:style-name="ce6" table:formula="of:=[.E795]*[.F$2]" office:value-type="float" office:value="2370.41719342604" calcext:value-type="float">
            <text:p>2370</text:p>
          </table:table-cell>
          <table:table-cell table:number-columns-repeated="5"/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 table:formula="of:=[.B$2]*[.A796]*1000" office:value-type="float" office:value="12.672" calcext:value-type="float">
            <text:p>12.672</text:p>
          </table:table-cell>
          <table:table-cell table:style-name="ce6" table:formula="of:=1/([.B796]/1000)" office:value-type="float" office:value="78.9141414141414" calcext:value-type="float">
            <text:p>79</text:p>
          </table:table-cell>
          <table:table-cell table:style-name="ce6" table:formula="of:=[.C796]/[.D$2]" office:value-type="float" office:value="19.7285353535354" calcext:value-type="float">
            <text:p>20</text:p>
          </table:table-cell>
          <table:table-cell table:style-name="ce6" table:formula="of:=[.D796]*60" office:value-type="float" office:value="1183.71212121212" calcext:value-type="float">
            <text:p>1184</text:p>
          </table:table-cell>
          <table:table-cell table:style-name="ce6" table:formula="of:=[.E796]*[.F$2]" office:value-type="float" office:value="2367.42424242424" calcext:value-type="float">
            <text:p>2367</text:p>
          </table:table-cell>
          <table:table-cell table:number-columns-repeated="5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 table:formula="of:=[.B$2]*[.A797]*1000" office:value-type="float" office:value="12.688" calcext:value-type="float">
            <text:p>12.688</text:p>
          </table:table-cell>
          <table:table-cell table:style-name="ce6" table:formula="of:=1/([.B797]/1000)" office:value-type="float" office:value="78.8146279949559" calcext:value-type="float">
            <text:p>79</text:p>
          </table:table-cell>
          <table:table-cell table:style-name="ce6" table:formula="of:=[.C797]/[.D$2]" office:value-type="float" office:value="19.703656998739" calcext:value-type="float">
            <text:p>20</text:p>
          </table:table-cell>
          <table:table-cell table:style-name="ce6" table:formula="of:=[.D797]*60" office:value-type="float" office:value="1182.21941992434" calcext:value-type="float">
            <text:p>1182</text:p>
          </table:table-cell>
          <table:table-cell table:style-name="ce6" table:formula="of:=[.E797]*[.F$2]" office:value-type="float" office:value="2364.43883984868" calcext:value-type="float">
            <text:p>2364</text:p>
          </table:table-cell>
          <table:table-cell table:number-columns-repeated="5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table:formula="of:=[.B$2]*[.A798]*1000" office:value-type="float" office:value="12.704" calcext:value-type="float">
            <text:p>12.704</text:p>
          </table:table-cell>
          <table:table-cell table:style-name="ce6" table:formula="of:=1/([.B798]/1000)" office:value-type="float" office:value="78.7153652392947" calcext:value-type="float">
            <text:p>79</text:p>
          </table:table-cell>
          <table:table-cell table:style-name="ce6" table:formula="of:=[.C798]/[.D$2]" office:value-type="float" office:value="19.6788413098237" calcext:value-type="float">
            <text:p>20</text:p>
          </table:table-cell>
          <table:table-cell table:style-name="ce6" table:formula="of:=[.D798]*60" office:value-type="float" office:value="1180.73047858942" calcext:value-type="float">
            <text:p>1181</text:p>
          </table:table-cell>
          <table:table-cell table:style-name="ce6" table:formula="of:=[.E798]*[.F$2]" office:value-type="float" office:value="2361.46095717884" calcext:value-type="float">
            <text:p>2361</text:p>
          </table:table-cell>
          <table:table-cell table:number-columns-repeated="5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2" table:formula="of:=[.B$2]*[.A799]*1000" office:value-type="float" office:value="12.72" calcext:value-type="float">
            <text:p>12.72</text:p>
          </table:table-cell>
          <table:table-cell table:style-name="ce6" table:formula="of:=1/([.B799]/1000)" office:value-type="float" office:value="78.6163522012579" calcext:value-type="float">
            <text:p>79</text:p>
          </table:table-cell>
          <table:table-cell table:style-name="ce6" table:formula="of:=[.C799]/[.D$2]" office:value-type="float" office:value="19.6540880503145" calcext:value-type="float">
            <text:p>20</text:p>
          </table:table-cell>
          <table:table-cell table:style-name="ce6" table:formula="of:=[.D799]*60" office:value-type="float" office:value="1179.24528301887" calcext:value-type="float">
            <text:p>1179</text:p>
          </table:table-cell>
          <table:table-cell table:style-name="ce6" table:formula="of:=[.E799]*[.F$2]" office:value-type="float" office:value="2358.49056603774" calcext:value-type="float">
            <text:p>2358</text:p>
          </table:table-cell>
          <table:table-cell table:number-columns-repeated="5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 table:formula="of:=[.B$2]*[.A800]*1000" office:value-type="float" office:value="12.736" calcext:value-type="float">
            <text:p>12.736</text:p>
          </table:table-cell>
          <table:table-cell table:style-name="ce6" table:formula="of:=1/([.B800]/1000)" office:value-type="float" office:value="78.5175879396985" calcext:value-type="float">
            <text:p>79</text:p>
          </table:table-cell>
          <table:table-cell table:style-name="ce6" table:formula="of:=[.C800]/[.D$2]" office:value-type="float" office:value="19.6293969849246" calcext:value-type="float">
            <text:p>20</text:p>
          </table:table-cell>
          <table:table-cell table:style-name="ce6" table:formula="of:=[.D800]*60" office:value-type="float" office:value="1177.76381909548" calcext:value-type="float">
            <text:p>1178</text:p>
          </table:table-cell>
          <table:table-cell table:style-name="ce6" table:formula="of:=[.E800]*[.F$2]" office:value-type="float" office:value="2355.52763819096" calcext:value-type="float">
            <text:p>2356</text:p>
          </table:table-cell>
          <table:table-cell table:number-columns-repeated="5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 table:formula="of:=[.B$2]*[.A801]*1000" office:value-type="float" office:value="12.752" calcext:value-type="float">
            <text:p>12.752</text:p>
          </table:table-cell>
          <table:table-cell table:style-name="ce6" table:formula="of:=1/([.B801]/1000)" office:value-type="float" office:value="78.4190715181932" calcext:value-type="float">
            <text:p>78</text:p>
          </table:table-cell>
          <table:table-cell table:style-name="ce6" table:formula="of:=[.C801]/[.D$2]" office:value-type="float" office:value="19.6047678795483" calcext:value-type="float">
            <text:p>20</text:p>
          </table:table-cell>
          <table:table-cell table:style-name="ce6" table:formula="of:=[.D801]*60" office:value-type="float" office:value="1176.2860727729" calcext:value-type="float">
            <text:p>1176</text:p>
          </table:table-cell>
          <table:table-cell table:style-name="ce6" table:formula="of:=[.E801]*[.F$2]" office:value-type="float" office:value="2352.5721455458" calcext:value-type="float">
            <text:p>2353</text:p>
          </table:table-cell>
          <table:table-cell table:number-columns-repeated="5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 table:formula="of:=[.B$2]*[.A802]*1000" office:value-type="float" office:value="12.768" calcext:value-type="float">
            <text:p>12.768</text:p>
          </table:table-cell>
          <table:table-cell table:style-name="ce6" table:formula="of:=1/([.B802]/1000)" office:value-type="float" office:value="78.3208020050125" calcext:value-type="float">
            <text:p>78</text:p>
          </table:table-cell>
          <table:table-cell table:style-name="ce6" table:formula="of:=[.C802]/[.D$2]" office:value-type="float" office:value="19.5802005012531" calcext:value-type="float">
            <text:p>20</text:p>
          </table:table-cell>
          <table:table-cell table:style-name="ce6" table:formula="of:=[.D802]*60" office:value-type="float" office:value="1174.81203007519" calcext:value-type="float">
            <text:p>1175</text:p>
          </table:table-cell>
          <table:table-cell table:style-name="ce6" table:formula="of:=[.E802]*[.F$2]" office:value-type="float" office:value="2349.62406015038" calcext:value-type="float">
            <text:p>2350</text:p>
          </table:table-cell>
          <table:table-cell table:number-columns-repeated="5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 table:formula="of:=[.B$2]*[.A803]*1000" office:value-type="float" office:value="12.784" calcext:value-type="float">
            <text:p>12.784</text:p>
          </table:table-cell>
          <table:table-cell table:style-name="ce6" table:formula="of:=1/([.B803]/1000)" office:value-type="float" office:value="78.2227784730914" calcext:value-type="float">
            <text:p>78</text:p>
          </table:table-cell>
          <table:table-cell table:style-name="ce6" table:formula="of:=[.C803]/[.D$2]" office:value-type="float" office:value="19.5556946182728" calcext:value-type="float">
            <text:p>20</text:p>
          </table:table-cell>
          <table:table-cell table:style-name="ce6" table:formula="of:=[.D803]*60" office:value-type="float" office:value="1173.34167709637" calcext:value-type="float">
            <text:p>1173</text:p>
          </table:table-cell>
          <table:table-cell table:style-name="ce6" table:formula="of:=[.E803]*[.F$2]" office:value-type="float" office:value="2346.68335419274" calcext:value-type="float">
            <text:p>2347</text:p>
          </table:table-cell>
          <table:table-cell table:number-columns-repeated="5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table:formula="of:=[.B$2]*[.A804]*1000" office:value-type="float" office:value="12.8" calcext:value-type="float">
            <text:p>12.8</text:p>
          </table:table-cell>
          <table:table-cell table:style-name="ce6" table:formula="of:=1/([.B804]/1000)" office:value-type="float" office:value="78.125" calcext:value-type="float">
            <text:p>78</text:p>
          </table:table-cell>
          <table:table-cell table:style-name="ce6" table:formula="of:=[.C804]/[.D$2]" office:value-type="float" office:value="19.53125" calcext:value-type="float">
            <text:p>20</text:p>
          </table:table-cell>
          <table:table-cell table:style-name="ce6" table:formula="of:=[.D804]*60" office:value-type="float" office:value="1171.875" calcext:value-type="float">
            <text:p>1172</text:p>
          </table:table-cell>
          <table:table-cell table:style-name="ce6" table:formula="of:=[.E804]*[.F$2]" office:value-type="float" office:value="2343.75" calcext:value-type="float">
            <text:p>2344</text:p>
          </table:table-cell>
          <table:table-cell table:number-columns-repeated="5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 table:formula="of:=[.B$2]*[.A805]*1000" office:value-type="float" office:value="12.816" calcext:value-type="float">
            <text:p>12.816</text:p>
          </table:table-cell>
          <table:table-cell table:style-name="ce6" table:formula="of:=1/([.B805]/1000)" office:value-type="float" office:value="78.0274656679151" calcext:value-type="float">
            <text:p>78</text:p>
          </table:table-cell>
          <table:table-cell table:style-name="ce6" table:formula="of:=[.C805]/[.D$2]" office:value-type="float" office:value="19.5068664169788" calcext:value-type="float">
            <text:p>20</text:p>
          </table:table-cell>
          <table:table-cell table:style-name="ce6" table:formula="of:=[.D805]*60" office:value-type="float" office:value="1170.41198501873" calcext:value-type="float">
            <text:p>1170</text:p>
          </table:table-cell>
          <table:table-cell table:style-name="ce6" table:formula="of:=[.E805]*[.F$2]" office:value-type="float" office:value="2340.82397003745" calcext:value-type="float">
            <text:p>2341</text:p>
          </table:table-cell>
          <table:table-cell table:number-columns-repeated="5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 table:formula="of:=[.B$2]*[.A806]*1000" office:value-type="float" office:value="12.832" calcext:value-type="float">
            <text:p>12.832</text:p>
          </table:table-cell>
          <table:table-cell table:style-name="ce6" table:formula="of:=1/([.B806]/1000)" office:value-type="float" office:value="77.930174563591" calcext:value-type="float">
            <text:p>78</text:p>
          </table:table-cell>
          <table:table-cell table:style-name="ce6" table:formula="of:=[.C806]/[.D$2]" office:value-type="float" office:value="19.4825436408978" calcext:value-type="float">
            <text:p>19</text:p>
          </table:table-cell>
          <table:table-cell table:style-name="ce6" table:formula="of:=[.D806]*60" office:value-type="float" office:value="1168.95261845387" calcext:value-type="float">
            <text:p>1169</text:p>
          </table:table-cell>
          <table:table-cell table:style-name="ce6" table:formula="of:=[.E806]*[.F$2]" office:value-type="float" office:value="2337.90523690773" calcext:value-type="float">
            <text:p>2338</text:p>
          </table:table-cell>
          <table:table-cell table:number-columns-repeated="5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 table:formula="of:=[.B$2]*[.A807]*1000" office:value-type="float" office:value="12.848" calcext:value-type="float">
            <text:p>12.848</text:p>
          </table:table-cell>
          <table:table-cell table:style-name="ce6" table:formula="of:=1/([.B807]/1000)" office:value-type="float" office:value="77.8331257783313" calcext:value-type="float">
            <text:p>78</text:p>
          </table:table-cell>
          <table:table-cell table:style-name="ce6" table:formula="of:=[.C807]/[.D$2]" office:value-type="float" office:value="19.4582814445828" calcext:value-type="float">
            <text:p>19</text:p>
          </table:table-cell>
          <table:table-cell table:style-name="ce6" table:formula="of:=[.D807]*60" office:value-type="float" office:value="1167.49688667497" calcext:value-type="float">
            <text:p>1167</text:p>
          </table:table-cell>
          <table:table-cell table:style-name="ce6" table:formula="of:=[.E807]*[.F$2]" office:value-type="float" office:value="2334.99377334994" calcext:value-type="float">
            <text:p>2335</text:p>
          </table:table-cell>
          <table:table-cell table:number-columns-repeated="5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 table:formula="of:=[.B$2]*[.A808]*1000" office:value-type="float" office:value="12.864" calcext:value-type="float">
            <text:p>12.864</text:p>
          </table:table-cell>
          <table:table-cell table:style-name="ce6" table:formula="of:=1/([.B808]/1000)" office:value-type="float" office:value="77.7363184079602" calcext:value-type="float">
            <text:p>78</text:p>
          </table:table-cell>
          <table:table-cell table:style-name="ce6" table:formula="of:=[.C808]/[.D$2]" office:value-type="float" office:value="19.4340796019901" calcext:value-type="float">
            <text:p>19</text:p>
          </table:table-cell>
          <table:table-cell table:style-name="ce6" table:formula="of:=[.D808]*60" office:value-type="float" office:value="1166.0447761194" calcext:value-type="float">
            <text:p>1166</text:p>
          </table:table-cell>
          <table:table-cell table:style-name="ce6" table:formula="of:=[.E808]*[.F$2]" office:value-type="float" office:value="2332.08955223881" calcext:value-type="float">
            <text:p>2332</text:p>
          </table:table-cell>
          <table:table-cell table:number-columns-repeated="5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table:formula="of:=[.B$2]*[.A809]*1000" office:value-type="float" office:value="12.88" calcext:value-type="float">
            <text:p>12.88</text:p>
          </table:table-cell>
          <table:table-cell table:style-name="ce6" table:formula="of:=1/([.B809]/1000)" office:value-type="float" office:value="77.639751552795" calcext:value-type="float">
            <text:p>78</text:p>
          </table:table-cell>
          <table:table-cell table:style-name="ce6" table:formula="of:=[.C809]/[.D$2]" office:value-type="float" office:value="19.4099378881988" calcext:value-type="float">
            <text:p>19</text:p>
          </table:table-cell>
          <table:table-cell table:style-name="ce6" table:formula="of:=[.D809]*60" office:value-type="float" office:value="1164.59627329193" calcext:value-type="float">
            <text:p>1165</text:p>
          </table:table-cell>
          <table:table-cell table:style-name="ce6" table:formula="of:=[.E809]*[.F$2]" office:value-type="float" office:value="2329.19254658385" calcext:value-type="float">
            <text:p>2329</text:p>
          </table:table-cell>
          <table:table-cell table:number-columns-repeated="5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 table:formula="of:=[.B$2]*[.A810]*1000" office:value-type="float" office:value="12.896" calcext:value-type="float">
            <text:p>12.896</text:p>
          </table:table-cell>
          <table:table-cell table:style-name="ce6" table:formula="of:=1/([.B810]/1000)" office:value-type="float" office:value="77.5434243176179" calcext:value-type="float">
            <text:p>78</text:p>
          </table:table-cell>
          <table:table-cell table:style-name="ce6" table:formula="of:=[.C810]/[.D$2]" office:value-type="float" office:value="19.3858560794045" calcext:value-type="float">
            <text:p>19</text:p>
          </table:table-cell>
          <table:table-cell table:style-name="ce6" table:formula="of:=[.D810]*60" office:value-type="float" office:value="1163.15136476427" calcext:value-type="float">
            <text:p>1163</text:p>
          </table:table-cell>
          <table:table-cell table:style-name="ce6" table:formula="of:=[.E810]*[.F$2]" office:value-type="float" office:value="2326.30272952854" calcext:value-type="float">
            <text:p>2326</text:p>
          </table:table-cell>
          <table:table-cell table:number-columns-repeated="5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table:formula="of:=[.B$2]*[.A811]*1000" office:value-type="float" office:value="12.912" calcext:value-type="float">
            <text:p>12.912</text:p>
          </table:table-cell>
          <table:table-cell table:style-name="ce6" table:formula="of:=1/([.B811]/1000)" office:value-type="float" office:value="77.4473358116481" calcext:value-type="float">
            <text:p>77</text:p>
          </table:table-cell>
          <table:table-cell table:style-name="ce6" table:formula="of:=[.C811]/[.D$2]" office:value-type="float" office:value="19.361833952912" calcext:value-type="float">
            <text:p>19</text:p>
          </table:table-cell>
          <table:table-cell table:style-name="ce6" table:formula="of:=[.D811]*60" office:value-type="float" office:value="1161.71003717472" calcext:value-type="float">
            <text:p>1162</text:p>
          </table:table-cell>
          <table:table-cell table:style-name="ce6" table:formula="of:=[.E811]*[.F$2]" office:value-type="float" office:value="2323.42007434944" calcext:value-type="float">
            <text:p>2323</text:p>
          </table:table-cell>
          <table:table-cell table:number-columns-repeated="5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table:formula="of:=[.B$2]*[.A812]*1000" office:value-type="float" office:value="12.928" calcext:value-type="float">
            <text:p>12.928</text:p>
          </table:table-cell>
          <table:table-cell table:style-name="ce6" table:formula="of:=1/([.B812]/1000)" office:value-type="float" office:value="77.3514851485149" calcext:value-type="float">
            <text:p>77</text:p>
          </table:table-cell>
          <table:table-cell table:style-name="ce6" table:formula="of:=[.C812]/[.D$2]" office:value-type="float" office:value="19.3378712871287" calcext:value-type="float">
            <text:p>19</text:p>
          </table:table-cell>
          <table:table-cell table:style-name="ce6" table:formula="of:=[.D812]*60" office:value-type="float" office:value="1160.27227722772" calcext:value-type="float">
            <text:p>1160</text:p>
          </table:table-cell>
          <table:table-cell table:style-name="ce6" table:formula="of:=[.E812]*[.F$2]" office:value-type="float" office:value="2320.54455445545" calcext:value-type="float">
            <text:p>2321</text:p>
          </table:table-cell>
          <table:table-cell table:number-columns-repeated="5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 table:formula="of:=[.B$2]*[.A813]*1000" office:value-type="float" office:value="12.944" calcext:value-type="float">
            <text:p>12.944</text:p>
          </table:table-cell>
          <table:table-cell table:style-name="ce6" table:formula="of:=1/([.B813]/1000)" office:value-type="float" office:value="77.2558714462299" calcext:value-type="float">
            <text:p>77</text:p>
          </table:table-cell>
          <table:table-cell table:style-name="ce6" table:formula="of:=[.C813]/[.D$2]" office:value-type="float" office:value="19.3139678615575" calcext:value-type="float">
            <text:p>19</text:p>
          </table:table-cell>
          <table:table-cell table:style-name="ce6" table:formula="of:=[.D813]*60" office:value-type="float" office:value="1158.83807169345" calcext:value-type="float">
            <text:p>1159</text:p>
          </table:table-cell>
          <table:table-cell table:style-name="ce6" table:formula="of:=[.E813]*[.F$2]" office:value-type="float" office:value="2317.6761433869" calcext:value-type="float">
            <text:p>2318</text:p>
          </table:table-cell>
          <table:table-cell table:number-columns-repeated="5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 table:formula="of:=[.B$2]*[.A814]*1000" office:value-type="float" office:value="12.96" calcext:value-type="float">
            <text:p>12.96</text:p>
          </table:table-cell>
          <table:table-cell table:style-name="ce6" table:formula="of:=1/([.B814]/1000)" office:value-type="float" office:value="77.1604938271605" calcext:value-type="float">
            <text:p>77</text:p>
          </table:table-cell>
          <table:table-cell table:style-name="ce6" table:formula="of:=[.C814]/[.D$2]" office:value-type="float" office:value="19.2901234567901" calcext:value-type="float">
            <text:p>19</text:p>
          </table:table-cell>
          <table:table-cell table:style-name="ce6" table:formula="of:=[.D814]*60" office:value-type="float" office:value="1157.40740740741" calcext:value-type="float">
            <text:p>1157</text:p>
          </table:table-cell>
          <table:table-cell table:style-name="ce6" table:formula="of:=[.E814]*[.F$2]" office:value-type="float" office:value="2314.81481481481" calcext:value-type="float">
            <text:p>2315</text:p>
          </table:table-cell>
          <table:table-cell table:number-columns-repeated="5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 table:formula="of:=[.B$2]*[.A815]*1000" office:value-type="float" office:value="12.976" calcext:value-type="float">
            <text:p>12.976</text:p>
          </table:table-cell>
          <table:table-cell table:style-name="ce6" table:formula="of:=1/([.B815]/1000)" office:value-type="float" office:value="77.0653514180025" calcext:value-type="float">
            <text:p>77</text:p>
          </table:table-cell>
          <table:table-cell table:style-name="ce6" table:formula="of:=[.C815]/[.D$2]" office:value-type="float" office:value="19.2663378545006" calcext:value-type="float">
            <text:p>19</text:p>
          </table:table-cell>
          <table:table-cell table:style-name="ce6" table:formula="of:=[.D815]*60" office:value-type="float" office:value="1155.98027127004" calcext:value-type="float">
            <text:p>1156</text:p>
          </table:table-cell>
          <table:table-cell table:style-name="ce6" table:formula="of:=[.E815]*[.F$2]" office:value-type="float" office:value="2311.96054254007" calcext:value-type="float">
            <text:p>2312</text:p>
          </table:table-cell>
          <table:table-cell table:number-columns-repeated="5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 table:formula="of:=[.B$2]*[.A816]*1000" office:value-type="float" office:value="12.992" calcext:value-type="float">
            <text:p>12.992</text:p>
          </table:table-cell>
          <table:table-cell table:style-name="ce6" table:formula="of:=1/([.B816]/1000)" office:value-type="float" office:value="76.9704433497537" calcext:value-type="float">
            <text:p>77</text:p>
          </table:table-cell>
          <table:table-cell table:style-name="ce6" table:formula="of:=[.C816]/[.D$2]" office:value-type="float" office:value="19.2426108374384" calcext:value-type="float">
            <text:p>19</text:p>
          </table:table-cell>
          <table:table-cell table:style-name="ce6" table:formula="of:=[.D816]*60" office:value-type="float" office:value="1154.55665024631" calcext:value-type="float">
            <text:p>1155</text:p>
          </table:table-cell>
          <table:table-cell table:style-name="ce6" table:formula="of:=[.E816]*[.F$2]" office:value-type="float" office:value="2309.11330049261" calcext:value-type="float">
            <text:p>2309</text:p>
          </table:table-cell>
          <table:table-cell table:number-columns-repeated="5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 table:formula="of:=[.B$2]*[.A817]*1000" office:value-type="float" office:value="13.008" calcext:value-type="float">
            <text:p>13.008</text:p>
          </table:table-cell>
          <table:table-cell table:style-name="ce6" table:formula="of:=1/([.B817]/1000)" office:value-type="float" office:value="76.8757687576876" calcext:value-type="float">
            <text:p>77</text:p>
          </table:table-cell>
          <table:table-cell table:style-name="ce6" table:formula="of:=[.C817]/[.D$2]" office:value-type="float" office:value="19.2189421894219" calcext:value-type="float">
            <text:p>19</text:p>
          </table:table-cell>
          <table:table-cell table:style-name="ce6" table:formula="of:=[.D817]*60" office:value-type="float" office:value="1153.13653136531" calcext:value-type="float">
            <text:p>1153</text:p>
          </table:table-cell>
          <table:table-cell table:style-name="ce6" table:formula="of:=[.E817]*[.F$2]" office:value-type="float" office:value="2306.27306273063" calcext:value-type="float">
            <text:p>2306</text:p>
          </table:table-cell>
          <table:table-cell table:number-columns-repeated="5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table:formula="of:=[.B$2]*[.A818]*1000" office:value-type="float" office:value="13.024" calcext:value-type="float">
            <text:p>13.024</text:p>
          </table:table-cell>
          <table:table-cell table:style-name="ce6" table:formula="of:=1/([.B818]/1000)" office:value-type="float" office:value="76.7813267813268" calcext:value-type="float">
            <text:p>77</text:p>
          </table:table-cell>
          <table:table-cell table:style-name="ce6" table:formula="of:=[.C818]/[.D$2]" office:value-type="float" office:value="19.1953316953317" calcext:value-type="float">
            <text:p>19</text:p>
          </table:table-cell>
          <table:table-cell table:style-name="ce6" table:formula="of:=[.D818]*60" office:value-type="float" office:value="1151.7199017199" calcext:value-type="float">
            <text:p>1152</text:p>
          </table:table-cell>
          <table:table-cell table:style-name="ce6" table:formula="of:=[.E818]*[.F$2]" office:value-type="float" office:value="2303.4398034398" calcext:value-type="float">
            <text:p>2303</text:p>
          </table:table-cell>
          <table:table-cell table:number-columns-repeated="5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table:formula="of:=[.B$2]*[.A819]*1000" office:value-type="float" office:value="13.04" calcext:value-type="float">
            <text:p>13.04</text:p>
          </table:table-cell>
          <table:table-cell table:style-name="ce6" table:formula="of:=1/([.B819]/1000)" office:value-type="float" office:value="76.6871165644172" calcext:value-type="float">
            <text:p>77</text:p>
          </table:table-cell>
          <table:table-cell table:style-name="ce6" table:formula="of:=[.C819]/[.D$2]" office:value-type="float" office:value="19.1717791411043" calcext:value-type="float">
            <text:p>19</text:p>
          </table:table-cell>
          <table:table-cell table:style-name="ce6" table:formula="of:=[.D819]*60" office:value-type="float" office:value="1150.30674846626" calcext:value-type="float">
            <text:p>1150</text:p>
          </table:table-cell>
          <table:table-cell table:style-name="ce6" table:formula="of:=[.E819]*[.F$2]" office:value-type="float" office:value="2300.61349693252" calcext:value-type="float">
            <text:p>2301</text:p>
          </table:table-cell>
          <table:table-cell table:number-columns-repeated="5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table:formula="of:=[.B$2]*[.A820]*1000" office:value-type="float" office:value="13.056" calcext:value-type="float">
            <text:p>13.056</text:p>
          </table:table-cell>
          <table:table-cell table:style-name="ce6" table:formula="of:=1/([.B820]/1000)" office:value-type="float" office:value="76.593137254902" calcext:value-type="float">
            <text:p>77</text:p>
          </table:table-cell>
          <table:table-cell table:style-name="ce6" table:formula="of:=[.C820]/[.D$2]" office:value-type="float" office:value="19.1482843137255" calcext:value-type="float">
            <text:p>19</text:p>
          </table:table-cell>
          <table:table-cell table:style-name="ce6" table:formula="of:=[.D820]*60" office:value-type="float" office:value="1148.89705882353" calcext:value-type="float">
            <text:p>1149</text:p>
          </table:table-cell>
          <table:table-cell table:style-name="ce6" table:formula="of:=[.E820]*[.F$2]" office:value-type="float" office:value="2297.79411764706" calcext:value-type="float">
            <text:p>2298</text:p>
          </table:table-cell>
          <table:table-cell table:number-columns-repeated="5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 table:formula="of:=[.B$2]*[.A821]*1000" office:value-type="float" office:value="13.072" calcext:value-type="float">
            <text:p>13.072</text:p>
          </table:table-cell>
          <table:table-cell table:style-name="ce6" table:formula="of:=1/([.B821]/1000)" office:value-type="float" office:value="76.499388004896" calcext:value-type="float">
            <text:p>76</text:p>
          </table:table-cell>
          <table:table-cell table:style-name="ce6" table:formula="of:=[.C821]/[.D$2]" office:value-type="float" office:value="19.124847001224" calcext:value-type="float">
            <text:p>19</text:p>
          </table:table-cell>
          <table:table-cell table:style-name="ce6" table:formula="of:=[.D821]*60" office:value-type="float" office:value="1147.49082007344" calcext:value-type="float">
            <text:p>1147</text:p>
          </table:table-cell>
          <table:table-cell table:style-name="ce6" table:formula="of:=[.E821]*[.F$2]" office:value-type="float" office:value="2294.98164014688" calcext:value-type="float">
            <text:p>2295</text:p>
          </table:table-cell>
          <table:table-cell table:number-columns-repeated="5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 table:formula="of:=[.B$2]*[.A822]*1000" office:value-type="float" office:value="13.088" calcext:value-type="float">
            <text:p>13.088</text:p>
          </table:table-cell>
          <table:table-cell table:style-name="ce6" table:formula="of:=1/([.B822]/1000)" office:value-type="float" office:value="76.4058679706602" calcext:value-type="float">
            <text:p>76</text:p>
          </table:table-cell>
          <table:table-cell table:style-name="ce6" table:formula="of:=[.C822]/[.D$2]" office:value-type="float" office:value="19.101466992665" calcext:value-type="float">
            <text:p>19</text:p>
          </table:table-cell>
          <table:table-cell table:style-name="ce6" table:formula="of:=[.D822]*60" office:value-type="float" office:value="1146.0880195599" calcext:value-type="float">
            <text:p>1146</text:p>
          </table:table-cell>
          <table:table-cell table:style-name="ce6" table:formula="of:=[.E822]*[.F$2]" office:value-type="float" office:value="2292.1760391198" calcext:value-type="float">
            <text:p>2292</text:p>
          </table:table-cell>
          <table:table-cell table:number-columns-repeated="5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 table:formula="of:=[.B$2]*[.A823]*1000" office:value-type="float" office:value="13.104" calcext:value-type="float">
            <text:p>13.104</text:p>
          </table:table-cell>
          <table:table-cell table:style-name="ce6" table:formula="of:=1/([.B823]/1000)" office:value-type="float" office:value="76.3125763125763" calcext:value-type="float">
            <text:p>76</text:p>
          </table:table-cell>
          <table:table-cell table:style-name="ce6" table:formula="of:=[.C823]/[.D$2]" office:value-type="float" office:value="19.0781440781441" calcext:value-type="float">
            <text:p>19</text:p>
          </table:table-cell>
          <table:table-cell table:style-name="ce6" table:formula="of:=[.D823]*60" office:value-type="float" office:value="1144.68864468864" calcext:value-type="float">
            <text:p>1145</text:p>
          </table:table-cell>
          <table:table-cell table:style-name="ce6" table:formula="of:=[.E823]*[.F$2]" office:value-type="float" office:value="2289.37728937729" calcext:value-type="float">
            <text:p>2289</text:p>
          </table:table-cell>
          <table:table-cell table:number-columns-repeated="5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 table:formula="of:=[.B$2]*[.A824]*1000" office:value-type="float" office:value="13.12" calcext:value-type="float">
            <text:p>13.12</text:p>
          </table:table-cell>
          <table:table-cell table:style-name="ce6" table:formula="of:=1/([.B824]/1000)" office:value-type="float" office:value="76.219512195122" calcext:value-type="float">
            <text:p>76</text:p>
          </table:table-cell>
          <table:table-cell table:style-name="ce6" table:formula="of:=[.C824]/[.D$2]" office:value-type="float" office:value="19.0548780487805" calcext:value-type="float">
            <text:p>19</text:p>
          </table:table-cell>
          <table:table-cell table:style-name="ce6" table:formula="of:=[.D824]*60" office:value-type="float" office:value="1143.29268292683" calcext:value-type="float">
            <text:p>1143</text:p>
          </table:table-cell>
          <table:table-cell table:style-name="ce6" table:formula="of:=[.E824]*[.F$2]" office:value-type="float" office:value="2286.58536585366" calcext:value-type="float">
            <text:p>2287</text:p>
          </table:table-cell>
          <table:table-cell table:number-columns-repeated="5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 table:formula="of:=[.B$2]*[.A825]*1000" office:value-type="float" office:value="13.136" calcext:value-type="float">
            <text:p>13.136</text:p>
          </table:table-cell>
          <table:table-cell table:style-name="ce6" table:formula="of:=1/([.B825]/1000)" office:value-type="float" office:value="76.1266747868453" calcext:value-type="float">
            <text:p>76</text:p>
          </table:table-cell>
          <table:table-cell table:style-name="ce6" table:formula="of:=[.C825]/[.D$2]" office:value-type="float" office:value="19.0316686967113" calcext:value-type="float">
            <text:p>19</text:p>
          </table:table-cell>
          <table:table-cell table:style-name="ce6" table:formula="of:=[.D825]*60" office:value-type="float" office:value="1141.90012180268" calcext:value-type="float">
            <text:p>1142</text:p>
          </table:table-cell>
          <table:table-cell table:style-name="ce6" table:formula="of:=[.E825]*[.F$2]" office:value-type="float" office:value="2283.80024360536" calcext:value-type="float">
            <text:p>2284</text:p>
          </table:table-cell>
          <table:table-cell table:number-columns-repeated="5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table:formula="of:=[.B$2]*[.A826]*1000" office:value-type="float" office:value="13.152" calcext:value-type="float">
            <text:p>13.152</text:p>
          </table:table-cell>
          <table:table-cell table:style-name="ce6" table:formula="of:=1/([.B826]/1000)" office:value-type="float" office:value="76.0340632603406" calcext:value-type="float">
            <text:p>76</text:p>
          </table:table-cell>
          <table:table-cell table:style-name="ce6" table:formula="of:=[.C826]/[.D$2]" office:value-type="float" office:value="19.0085158150852" calcext:value-type="float">
            <text:p>19</text:p>
          </table:table-cell>
          <table:table-cell table:style-name="ce6" table:formula="of:=[.D826]*60" office:value-type="float" office:value="1140.51094890511" calcext:value-type="float">
            <text:p>1141</text:p>
          </table:table-cell>
          <table:table-cell table:style-name="ce6" table:formula="of:=[.E826]*[.F$2]" office:value-type="float" office:value="2281.02189781022" calcext:value-type="float">
            <text:p>2281</text:p>
          </table:table-cell>
          <table:table-cell table:number-columns-repeated="5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 table:formula="of:=[.B$2]*[.A827]*1000" office:value-type="float" office:value="13.168" calcext:value-type="float">
            <text:p>13.168</text:p>
          </table:table-cell>
          <table:table-cell table:style-name="ce6" table:formula="of:=1/([.B827]/1000)" office:value-type="float" office:value="75.9416767922236" calcext:value-type="float">
            <text:p>76</text:p>
          </table:table-cell>
          <table:table-cell table:style-name="ce6" table:formula="of:=[.C827]/[.D$2]" office:value-type="float" office:value="18.9854191980559" calcext:value-type="float">
            <text:p>19</text:p>
          </table:table-cell>
          <table:table-cell table:style-name="ce6" table:formula="of:=[.D827]*60" office:value-type="float" office:value="1139.12515188335" calcext:value-type="float">
            <text:p>1139</text:p>
          </table:table-cell>
          <table:table-cell table:style-name="ce6" table:formula="of:=[.E827]*[.F$2]" office:value-type="float" office:value="2278.25030376671" calcext:value-type="float">
            <text:p>2278</text:p>
          </table:table-cell>
          <table:table-cell table:number-columns-repeated="5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 table:formula="of:=[.B$2]*[.A828]*1000" office:value-type="float" office:value="13.184" calcext:value-type="float">
            <text:p>13.184</text:p>
          </table:table-cell>
          <table:table-cell table:style-name="ce6" table:formula="of:=1/([.B828]/1000)" office:value-type="float" office:value="75.8495145631068" calcext:value-type="float">
            <text:p>76</text:p>
          </table:table-cell>
          <table:table-cell table:style-name="ce6" table:formula="of:=[.C828]/[.D$2]" office:value-type="float" office:value="18.9623786407767" calcext:value-type="float">
            <text:p>19</text:p>
          </table:table-cell>
          <table:table-cell table:style-name="ce6" table:formula="of:=[.D828]*60" office:value-type="float" office:value="1137.7427184466" calcext:value-type="float">
            <text:p>1138</text:p>
          </table:table-cell>
          <table:table-cell table:style-name="ce6" table:formula="of:=[.E828]*[.F$2]" office:value-type="float" office:value="2275.4854368932" calcext:value-type="float">
            <text:p>2275</text:p>
          </table:table-cell>
          <table:table-cell table:number-columns-repeated="5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 table:formula="of:=[.B$2]*[.A829]*1000" office:value-type="float" office:value="13.2" calcext:value-type="float">
            <text:p>13.2</text:p>
          </table:table-cell>
          <table:table-cell table:style-name="ce6" table:formula="of:=1/([.B829]/1000)" office:value-type="float" office:value="75.7575757575758" calcext:value-type="float">
            <text:p>76</text:p>
          </table:table-cell>
          <table:table-cell table:style-name="ce6" table:formula="of:=[.C829]/[.D$2]" office:value-type="float" office:value="18.9393939393939" calcext:value-type="float">
            <text:p>19</text:p>
          </table:table-cell>
          <table:table-cell table:style-name="ce6" table:formula="of:=[.D829]*60" office:value-type="float" office:value="1136.36363636364" calcext:value-type="float">
            <text:p>1136</text:p>
          </table:table-cell>
          <table:table-cell table:style-name="ce6" table:formula="of:=[.E829]*[.F$2]" office:value-type="float" office:value="2272.72727272727" calcext:value-type="float">
            <text:p>2273</text:p>
          </table:table-cell>
          <table:table-cell table:number-columns-repeated="5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 table:formula="of:=[.B$2]*[.A830]*1000" office:value-type="float" office:value="13.216" calcext:value-type="float">
            <text:p>13.216</text:p>
          </table:table-cell>
          <table:table-cell table:style-name="ce6" table:formula="of:=1/([.B830]/1000)" office:value-type="float" office:value="75.6658595641647" calcext:value-type="float">
            <text:p>76</text:p>
          </table:table-cell>
          <table:table-cell table:style-name="ce6" table:formula="of:=[.C830]/[.D$2]" office:value-type="float" office:value="18.9164648910412" calcext:value-type="float">
            <text:p>19</text:p>
          </table:table-cell>
          <table:table-cell table:style-name="ce6" table:formula="of:=[.D830]*60" office:value-type="float" office:value="1134.98789346247" calcext:value-type="float">
            <text:p>1135</text:p>
          </table:table-cell>
          <table:table-cell table:style-name="ce6" table:formula="of:=[.E830]*[.F$2]" office:value-type="float" office:value="2269.97578692494" calcext:value-type="float">
            <text:p>2270</text:p>
          </table:table-cell>
          <table:table-cell table:number-columns-repeated="5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 table:formula="of:=[.B$2]*[.A831]*1000" office:value-type="float" office:value="13.232" calcext:value-type="float">
            <text:p>13.232</text:p>
          </table:table-cell>
          <table:table-cell table:style-name="ce6" table:formula="of:=1/([.B831]/1000)" office:value-type="float" office:value="75.5743651753325" calcext:value-type="float">
            <text:p>76</text:p>
          </table:table-cell>
          <table:table-cell table:style-name="ce6" table:formula="of:=[.C831]/[.D$2]" office:value-type="float" office:value="18.8935912938331" calcext:value-type="float">
            <text:p>19</text:p>
          </table:table-cell>
          <table:table-cell table:style-name="ce6" table:formula="of:=[.D831]*60" office:value-type="float" office:value="1133.61547762999" calcext:value-type="float">
            <text:p>1134</text:p>
          </table:table-cell>
          <table:table-cell table:style-name="ce6" table:formula="of:=[.E831]*[.F$2]" office:value-type="float" office:value="2267.23095525998" calcext:value-type="float">
            <text:p>2267</text:p>
          </table:table-cell>
          <table:table-cell table:number-columns-repeated="5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 table:formula="of:=[.B$2]*[.A832]*1000" office:value-type="float" office:value="13.248" calcext:value-type="float">
            <text:p>13.248</text:p>
          </table:table-cell>
          <table:table-cell table:style-name="ce6" table:formula="of:=1/([.B832]/1000)" office:value-type="float" office:value="75.4830917874396" calcext:value-type="float">
            <text:p>75</text:p>
          </table:table-cell>
          <table:table-cell table:style-name="ce6" table:formula="of:=[.C832]/[.D$2]" office:value-type="float" office:value="18.8707729468599" calcext:value-type="float">
            <text:p>19</text:p>
          </table:table-cell>
          <table:table-cell table:style-name="ce6" table:formula="of:=[.D832]*60" office:value-type="float" office:value="1132.24637681159" calcext:value-type="float">
            <text:p>1132</text:p>
          </table:table-cell>
          <table:table-cell table:style-name="ce6" table:formula="of:=[.E832]*[.F$2]" office:value-type="float" office:value="2264.49275362319" calcext:value-type="float">
            <text:p>2264</text:p>
          </table:table-cell>
          <table:table-cell table:number-columns-repeated="5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 table:formula="of:=[.B$2]*[.A833]*1000" office:value-type="float" office:value="13.264" calcext:value-type="float">
            <text:p>13.264</text:p>
          </table:table-cell>
          <table:table-cell table:style-name="ce6" table:formula="of:=1/([.B833]/1000)" office:value-type="float" office:value="75.3920386007238" calcext:value-type="float">
            <text:p>75</text:p>
          </table:table-cell>
          <table:table-cell table:style-name="ce6" table:formula="of:=[.C833]/[.D$2]" office:value-type="float" office:value="18.8480096501809" calcext:value-type="float">
            <text:p>19</text:p>
          </table:table-cell>
          <table:table-cell table:style-name="ce6" table:formula="of:=[.D833]*60" office:value-type="float" office:value="1130.88057901086" calcext:value-type="float">
            <text:p>1131</text:p>
          </table:table-cell>
          <table:table-cell table:style-name="ce6" table:formula="of:=[.E833]*[.F$2]" office:value-type="float" office:value="2261.76115802171" calcext:value-type="float">
            <text:p>2262</text:p>
          </table:table-cell>
          <table:table-cell table:number-columns-repeated="5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 table:formula="of:=[.B$2]*[.A834]*1000" office:value-type="float" office:value="13.28" calcext:value-type="float">
            <text:p>13.28</text:p>
          </table:table-cell>
          <table:table-cell table:style-name="ce6" table:formula="of:=1/([.B834]/1000)" office:value-type="float" office:value="75.3012048192771" calcext:value-type="float">
            <text:p>75</text:p>
          </table:table-cell>
          <table:table-cell table:style-name="ce6" table:formula="of:=[.C834]/[.D$2]" office:value-type="float" office:value="18.8253012048193" calcext:value-type="float">
            <text:p>19</text:p>
          </table:table-cell>
          <table:table-cell table:style-name="ce6" table:formula="of:=[.D834]*60" office:value-type="float" office:value="1129.51807228916" calcext:value-type="float">
            <text:p>1130</text:p>
          </table:table-cell>
          <table:table-cell table:style-name="ce6" table:formula="of:=[.E834]*[.F$2]" office:value-type="float" office:value="2259.03614457831" calcext:value-type="float">
            <text:p>2259</text:p>
          </table:table-cell>
          <table:table-cell table:number-columns-repeated="5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 table:formula="of:=[.B$2]*[.A835]*1000" office:value-type="float" office:value="13.296" calcext:value-type="float">
            <text:p>13.296</text:p>
          </table:table-cell>
          <table:table-cell table:style-name="ce6" table:formula="of:=1/([.B835]/1000)" office:value-type="float" office:value="75.2105896510229" calcext:value-type="float">
            <text:p>75</text:p>
          </table:table-cell>
          <table:table-cell table:style-name="ce6" table:formula="of:=[.C835]/[.D$2]" office:value-type="float" office:value="18.8026474127557" calcext:value-type="float">
            <text:p>19</text:p>
          </table:table-cell>
          <table:table-cell table:style-name="ce6" table:formula="of:=[.D835]*60" office:value-type="float" office:value="1128.15884476534" calcext:value-type="float">
            <text:p>1128</text:p>
          </table:table-cell>
          <table:table-cell table:style-name="ce6" table:formula="of:=[.E835]*[.F$2]" office:value-type="float" office:value="2256.31768953069" calcext:value-type="float">
            <text:p>2256</text:p>
          </table:table-cell>
          <table:table-cell table:number-columns-repeated="5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 table:formula="of:=[.B$2]*[.A836]*1000" office:value-type="float" office:value="13.312" calcext:value-type="float">
            <text:p>13.312</text:p>
          </table:table-cell>
          <table:table-cell table:style-name="ce6" table:formula="of:=1/([.B836]/1000)" office:value-type="float" office:value="75.1201923076923" calcext:value-type="float">
            <text:p>75</text:p>
          </table:table-cell>
          <table:table-cell table:style-name="ce6" table:formula="of:=[.C836]/[.D$2]" office:value-type="float" office:value="18.7800480769231" calcext:value-type="float">
            <text:p>19</text:p>
          </table:table-cell>
          <table:table-cell table:style-name="ce6" table:formula="of:=[.D836]*60" office:value-type="float" office:value="1126.80288461538" calcext:value-type="float">
            <text:p>1127</text:p>
          </table:table-cell>
          <table:table-cell table:style-name="ce6" table:formula="of:=[.E836]*[.F$2]" office:value-type="float" office:value="2253.60576923077" calcext:value-type="float">
            <text:p>2254</text:p>
          </table:table-cell>
          <table:table-cell table:number-columns-repeated="5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 table:formula="of:=[.B$2]*[.A837]*1000" office:value-type="float" office:value="13.328" calcext:value-type="float">
            <text:p>13.328</text:p>
          </table:table-cell>
          <table:table-cell table:style-name="ce6" table:formula="of:=1/([.B837]/1000)" office:value-type="float" office:value="75.0300120048019" calcext:value-type="float">
            <text:p>75</text:p>
          </table:table-cell>
          <table:table-cell table:style-name="ce6" table:formula="of:=[.C837]/[.D$2]" office:value-type="float" office:value="18.7575030012005" calcext:value-type="float">
            <text:p>19</text:p>
          </table:table-cell>
          <table:table-cell table:style-name="ce6" table:formula="of:=[.D837]*60" office:value-type="float" office:value="1125.45018007203" calcext:value-type="float">
            <text:p>1125</text:p>
          </table:table-cell>
          <table:table-cell table:style-name="ce6" table:formula="of:=[.E837]*[.F$2]" office:value-type="float" office:value="2250.90036014406" calcext:value-type="float">
            <text:p>2251</text:p>
          </table:table-cell>
          <table:table-cell table:number-columns-repeated="5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2" table:formula="of:=[.B$2]*[.A838]*1000" office:value-type="float" office:value="13.344" calcext:value-type="float">
            <text:p>13.344</text:p>
          </table:table-cell>
          <table:table-cell table:style-name="ce6" table:formula="of:=1/([.B838]/1000)" office:value-type="float" office:value="74.9400479616307" calcext:value-type="float">
            <text:p>75</text:p>
          </table:table-cell>
          <table:table-cell table:style-name="ce6" table:formula="of:=[.C838]/[.D$2]" office:value-type="float" office:value="18.7350119904077" calcext:value-type="float">
            <text:p>19</text:p>
          </table:table-cell>
          <table:table-cell table:style-name="ce6" table:formula="of:=[.D838]*60" office:value-type="float" office:value="1124.10071942446" calcext:value-type="float">
            <text:p>1124</text:p>
          </table:table-cell>
          <table:table-cell table:style-name="ce6" table:formula="of:=[.E838]*[.F$2]" office:value-type="float" office:value="2248.20143884892" calcext:value-type="float">
            <text:p>2248</text:p>
          </table:table-cell>
          <table:table-cell table:number-columns-repeated="5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 table:formula="of:=[.B$2]*[.A839]*1000" office:value-type="float" office:value="13.36" calcext:value-type="float">
            <text:p>13.36</text:p>
          </table:table-cell>
          <table:table-cell table:style-name="ce6" table:formula="of:=1/([.B839]/1000)" office:value-type="float" office:value="74.8502994011976" calcext:value-type="float">
            <text:p>75</text:p>
          </table:table-cell>
          <table:table-cell table:style-name="ce6" table:formula="of:=[.C839]/[.D$2]" office:value-type="float" office:value="18.7125748502994" calcext:value-type="float">
            <text:p>19</text:p>
          </table:table-cell>
          <table:table-cell table:style-name="ce6" table:formula="of:=[.D839]*60" office:value-type="float" office:value="1122.75449101796" calcext:value-type="float">
            <text:p>1123</text:p>
          </table:table-cell>
          <table:table-cell table:style-name="ce6" table:formula="of:=[.E839]*[.F$2]" office:value-type="float" office:value="2245.50898203593" calcext:value-type="float">
            <text:p>2246</text:p>
          </table:table-cell>
          <table:table-cell table:number-columns-repeated="5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 table:formula="of:=[.B$2]*[.A840]*1000" office:value-type="float" office:value="13.376" calcext:value-type="float">
            <text:p>13.376</text:p>
          </table:table-cell>
          <table:table-cell table:style-name="ce6" table:formula="of:=1/([.B840]/1000)" office:value-type="float" office:value="74.7607655502392" calcext:value-type="float">
            <text:p>75</text:p>
          </table:table-cell>
          <table:table-cell table:style-name="ce6" table:formula="of:=[.C840]/[.D$2]" office:value-type="float" office:value="18.6901913875598" calcext:value-type="float">
            <text:p>19</text:p>
          </table:table-cell>
          <table:table-cell table:style-name="ce6" table:formula="of:=[.D840]*60" office:value-type="float" office:value="1121.41148325359" calcext:value-type="float">
            <text:p>1121</text:p>
          </table:table-cell>
          <table:table-cell table:style-name="ce6" table:formula="of:=[.E840]*[.F$2]" office:value-type="float" office:value="2242.82296650718" calcext:value-type="float">
            <text:p>2243</text:p>
          </table:table-cell>
          <table:table-cell table:number-columns-repeated="5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 table:formula="of:=[.B$2]*[.A841]*1000" office:value-type="float" office:value="13.392" calcext:value-type="float">
            <text:p>13.392</text:p>
          </table:table-cell>
          <table:table-cell table:style-name="ce6" table:formula="of:=1/([.B841]/1000)" office:value-type="float" office:value="74.6714456391876" calcext:value-type="float">
            <text:p>75</text:p>
          </table:table-cell>
          <table:table-cell table:style-name="ce6" table:formula="of:=[.C841]/[.D$2]" office:value-type="float" office:value="18.6678614097969" calcext:value-type="float">
            <text:p>19</text:p>
          </table:table-cell>
          <table:table-cell table:style-name="ce6" table:formula="of:=[.D841]*60" office:value-type="float" office:value="1120.07168458781" calcext:value-type="float">
            <text:p>1120</text:p>
          </table:table-cell>
          <table:table-cell table:style-name="ce6" table:formula="of:=[.E841]*[.F$2]" office:value-type="float" office:value="2240.14336917563" calcext:value-type="float">
            <text:p>2240</text:p>
          </table:table-cell>
          <table:table-cell table:number-columns-repeated="5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 table:formula="of:=[.B$2]*[.A842]*1000" office:value-type="float" office:value="13.408" calcext:value-type="float">
            <text:p>13.408</text:p>
          </table:table-cell>
          <table:table-cell table:style-name="ce6" table:formula="of:=1/([.B842]/1000)" office:value-type="float" office:value="74.582338902148" calcext:value-type="float">
            <text:p>75</text:p>
          </table:table-cell>
          <table:table-cell table:style-name="ce6" table:formula="of:=[.C842]/[.D$2]" office:value-type="float" office:value="18.645584725537" calcext:value-type="float">
            <text:p>19</text:p>
          </table:table-cell>
          <table:table-cell table:style-name="ce6" table:formula="of:=[.D842]*60" office:value-type="float" office:value="1118.73508353222" calcext:value-type="float">
            <text:p>1119</text:p>
          </table:table-cell>
          <table:table-cell table:style-name="ce6" table:formula="of:=[.E842]*[.F$2]" office:value-type="float" office:value="2237.47016706444" calcext:value-type="float">
            <text:p>2237</text:p>
          </table:table-cell>
          <table:table-cell table:number-columns-repeated="5"/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 table:formula="of:=[.B$2]*[.A843]*1000" office:value-type="float" office:value="13.424" calcext:value-type="float">
            <text:p>13.424</text:p>
          </table:table-cell>
          <table:table-cell table:style-name="ce6" table:formula="of:=1/([.B843]/1000)" office:value-type="float" office:value="74.4934445768772" calcext:value-type="float">
            <text:p>74</text:p>
          </table:table-cell>
          <table:table-cell table:style-name="ce6" table:formula="of:=[.C843]/[.D$2]" office:value-type="float" office:value="18.6233611442193" calcext:value-type="float">
            <text:p>19</text:p>
          </table:table-cell>
          <table:table-cell table:style-name="ce6" table:formula="of:=[.D843]*60" office:value-type="float" office:value="1117.40166865316" calcext:value-type="float">
            <text:p>1117</text:p>
          </table:table-cell>
          <table:table-cell table:style-name="ce6" table:formula="of:=[.E843]*[.F$2]" office:value-type="float" office:value="2234.80333730632" calcext:value-type="float">
            <text:p>2235</text:p>
          </table:table-cell>
          <table:table-cell table:number-columns-repeated="5"/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 table:formula="of:=[.B$2]*[.A844]*1000" office:value-type="float" office:value="13.44" calcext:value-type="float">
            <text:p>13.44</text:p>
          </table:table-cell>
          <table:table-cell table:style-name="ce6" table:formula="of:=1/([.B844]/1000)" office:value-type="float" office:value="74.4047619047619" calcext:value-type="float">
            <text:p>74</text:p>
          </table:table-cell>
          <table:table-cell table:style-name="ce6" table:formula="of:=[.C844]/[.D$2]" office:value-type="float" office:value="18.6011904761905" calcext:value-type="float">
            <text:p>19</text:p>
          </table:table-cell>
          <table:table-cell table:style-name="ce6" table:formula="of:=[.D844]*60" office:value-type="float" office:value="1116.07142857143" calcext:value-type="float">
            <text:p>1116</text:p>
          </table:table-cell>
          <table:table-cell table:style-name="ce6" table:formula="of:=[.E844]*[.F$2]" office:value-type="float" office:value="2232.14285714286" calcext:value-type="float">
            <text:p>2232</text:p>
          </table:table-cell>
          <table:table-cell table:number-columns-repeated="5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 table:formula="of:=[.B$2]*[.A845]*1000" office:value-type="float" office:value="13.456" calcext:value-type="float">
            <text:p>13.456</text:p>
          </table:table-cell>
          <table:table-cell table:style-name="ce6" table:formula="of:=1/([.B845]/1000)" office:value-type="float" office:value="74.3162901307967" calcext:value-type="float">
            <text:p>74</text:p>
          </table:table-cell>
          <table:table-cell table:style-name="ce6" table:formula="of:=[.C845]/[.D$2]" office:value-type="float" office:value="18.5790725326992" calcext:value-type="float">
            <text:p>19</text:p>
          </table:table-cell>
          <table:table-cell table:style-name="ce6" table:formula="of:=[.D845]*60" office:value-type="float" office:value="1114.74435196195" calcext:value-type="float">
            <text:p>1115</text:p>
          </table:table-cell>
          <table:table-cell table:style-name="ce6" table:formula="of:=[.E845]*[.F$2]" office:value-type="float" office:value="2229.4887039239" calcext:value-type="float">
            <text:p>2229</text:p>
          </table:table-cell>
          <table:table-cell table:number-columns-repeated="5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table:formula="of:=[.B$2]*[.A846]*1000" office:value-type="float" office:value="13.472" calcext:value-type="float">
            <text:p>13.472</text:p>
          </table:table-cell>
          <table:table-cell table:style-name="ce6" table:formula="of:=1/([.B846]/1000)" office:value-type="float" office:value="74.228028503563" calcext:value-type="float">
            <text:p>74</text:p>
          </table:table-cell>
          <table:table-cell table:style-name="ce6" table:formula="of:=[.C846]/[.D$2]" office:value-type="float" office:value="18.5570071258907" calcext:value-type="float">
            <text:p>19</text:p>
          </table:table-cell>
          <table:table-cell table:style-name="ce6" table:formula="of:=[.D846]*60" office:value-type="float" office:value="1113.42042755344" calcext:value-type="float">
            <text:p>1113</text:p>
          </table:table-cell>
          <table:table-cell table:style-name="ce6" table:formula="of:=[.E846]*[.F$2]" office:value-type="float" office:value="2226.84085510689" calcext:value-type="float">
            <text:p>2227</text:p>
          </table:table-cell>
          <table:table-cell table:number-columns-repeated="5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table:formula="of:=[.B$2]*[.A847]*1000" office:value-type="float" office:value="13.488" calcext:value-type="float">
            <text:p>13.488</text:p>
          </table:table-cell>
          <table:table-cell table:style-name="ce6" table:formula="of:=1/([.B847]/1000)" office:value-type="float" office:value="74.1399762752076" calcext:value-type="float">
            <text:p>74</text:p>
          </table:table-cell>
          <table:table-cell table:style-name="ce6" table:formula="of:=[.C847]/[.D$2]" office:value-type="float" office:value="18.5349940688019" calcext:value-type="float">
            <text:p>19</text:p>
          </table:table-cell>
          <table:table-cell table:style-name="ce6" table:formula="of:=[.D847]*60" office:value-type="float" office:value="1112.09964412811" calcext:value-type="float">
            <text:p>1112</text:p>
          </table:table-cell>
          <table:table-cell table:style-name="ce6" table:formula="of:=[.E847]*[.F$2]" office:value-type="float" office:value="2224.19928825623" calcext:value-type="float">
            <text:p>2224</text:p>
          </table:table-cell>
          <table:table-cell table:number-columns-repeated="5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 table:formula="of:=[.B$2]*[.A848]*1000" office:value-type="float" office:value="13.504" calcext:value-type="float">
            <text:p>13.504</text:p>
          </table:table-cell>
          <table:table-cell table:style-name="ce6" table:formula="of:=1/([.B848]/1000)" office:value-type="float" office:value="74.0521327014218" calcext:value-type="float">
            <text:p>74</text:p>
          </table:table-cell>
          <table:table-cell table:style-name="ce6" table:formula="of:=[.C848]/[.D$2]" office:value-type="float" office:value="18.5130331753555" calcext:value-type="float">
            <text:p>19</text:p>
          </table:table-cell>
          <table:table-cell table:style-name="ce6" table:formula="of:=[.D848]*60" office:value-type="float" office:value="1110.78199052133" calcext:value-type="float">
            <text:p>1111</text:p>
          </table:table-cell>
          <table:table-cell table:style-name="ce6" table:formula="of:=[.E848]*[.F$2]" office:value-type="float" office:value="2221.56398104265" calcext:value-type="float">
            <text:p>2222</text:p>
          </table:table-cell>
          <table:table-cell table:number-columns-repeated="5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 table:formula="of:=[.B$2]*[.A849]*1000" office:value-type="float" office:value="13.52" calcext:value-type="float">
            <text:p>13.52</text:p>
          </table:table-cell>
          <table:table-cell table:style-name="ce6" table:formula="of:=1/([.B849]/1000)" office:value-type="float" office:value="73.9644970414201" calcext:value-type="float">
            <text:p>74</text:p>
          </table:table-cell>
          <table:table-cell table:style-name="ce6" table:formula="of:=[.C849]/[.D$2]" office:value-type="float" office:value="18.491124260355" calcext:value-type="float">
            <text:p>18</text:p>
          </table:table-cell>
          <table:table-cell table:style-name="ce6" table:formula="of:=[.D849]*60" office:value-type="float" office:value="1109.4674556213" calcext:value-type="float">
            <text:p>1109</text:p>
          </table:table-cell>
          <table:table-cell table:style-name="ce6" table:formula="of:=[.E849]*[.F$2]" office:value-type="float" office:value="2218.9349112426" calcext:value-type="float">
            <text:p>2219</text:p>
          </table:table-cell>
          <table:table-cell table:number-columns-repeated="5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 table:formula="of:=[.B$2]*[.A850]*1000" office:value-type="float" office:value="13.536" calcext:value-type="float">
            <text:p>13.536</text:p>
          </table:table-cell>
          <table:table-cell table:style-name="ce6" table:formula="of:=1/([.B850]/1000)" office:value-type="float" office:value="73.8770685579196" calcext:value-type="float">
            <text:p>74</text:p>
          </table:table-cell>
          <table:table-cell table:style-name="ce6" table:formula="of:=[.C850]/[.D$2]" office:value-type="float" office:value="18.4692671394799" calcext:value-type="float">
            <text:p>18</text:p>
          </table:table-cell>
          <table:table-cell table:style-name="ce6" table:formula="of:=[.D850]*60" office:value-type="float" office:value="1108.15602836879" calcext:value-type="float">
            <text:p>1108</text:p>
          </table:table-cell>
          <table:table-cell table:style-name="ce6" table:formula="of:=[.E850]*[.F$2]" office:value-type="float" office:value="2216.31205673759" calcext:value-type="float">
            <text:p>2216</text:p>
          </table:table-cell>
          <table:table-cell table:number-columns-repeated="5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 table:formula="of:=[.B$2]*[.A851]*1000" office:value-type="float" office:value="13.552" calcext:value-type="float">
            <text:p>13.552</text:p>
          </table:table-cell>
          <table:table-cell table:style-name="ce6" table:formula="of:=1/([.B851]/1000)" office:value-type="float" office:value="73.7898465171192" calcext:value-type="float">
            <text:p>74</text:p>
          </table:table-cell>
          <table:table-cell table:style-name="ce6" table:formula="of:=[.C851]/[.D$2]" office:value-type="float" office:value="18.4474616292798" calcext:value-type="float">
            <text:p>18</text:p>
          </table:table-cell>
          <table:table-cell table:style-name="ce6" table:formula="of:=[.D851]*60" office:value-type="float" office:value="1106.84769775679" calcext:value-type="float">
            <text:p>1107</text:p>
          </table:table-cell>
          <table:table-cell table:style-name="ce6" table:formula="of:=[.E851]*[.F$2]" office:value-type="float" office:value="2213.69539551358" calcext:value-type="float">
            <text:p>2214</text:p>
          </table:table-cell>
          <table:table-cell table:number-columns-repeated="5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 table:formula="of:=[.B$2]*[.A852]*1000" office:value-type="float" office:value="13.568" calcext:value-type="float">
            <text:p>13.568</text:p>
          </table:table-cell>
          <table:table-cell table:style-name="ce6" table:formula="of:=1/([.B852]/1000)" office:value-type="float" office:value="73.7028301886793" calcext:value-type="float">
            <text:p>74</text:p>
          </table:table-cell>
          <table:table-cell table:style-name="ce6" table:formula="of:=[.C852]/[.D$2]" office:value-type="float" office:value="18.4257075471698" calcext:value-type="float">
            <text:p>18</text:p>
          </table:table-cell>
          <table:table-cell table:style-name="ce6" table:formula="of:=[.D852]*60" office:value-type="float" office:value="1105.54245283019" calcext:value-type="float">
            <text:p>1106</text:p>
          </table:table-cell>
          <table:table-cell table:style-name="ce6" table:formula="of:=[.E852]*[.F$2]" office:value-type="float" office:value="2211.08490566038" calcext:value-type="float">
            <text:p>2211</text:p>
          </table:table-cell>
          <table:table-cell table:number-columns-repeated="5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 table:formula="of:=[.B$2]*[.A853]*1000" office:value-type="float" office:value="13.584" calcext:value-type="float">
            <text:p>13.584</text:p>
          </table:table-cell>
          <table:table-cell table:style-name="ce6" table:formula="of:=1/([.B853]/1000)" office:value-type="float" office:value="73.6160188457008" calcext:value-type="float">
            <text:p>74</text:p>
          </table:table-cell>
          <table:table-cell table:style-name="ce6" table:formula="of:=[.C853]/[.D$2]" office:value-type="float" office:value="18.4040047114252" calcext:value-type="float">
            <text:p>18</text:p>
          </table:table-cell>
          <table:table-cell table:style-name="ce6" table:formula="of:=[.D853]*60" office:value-type="float" office:value="1104.24028268551" calcext:value-type="float">
            <text:p>1104</text:p>
          </table:table-cell>
          <table:table-cell table:style-name="ce6" table:formula="of:=[.E853]*[.F$2]" office:value-type="float" office:value="2208.48056537102" calcext:value-type="float">
            <text:p>2208</text:p>
          </table:table-cell>
          <table:table-cell table:number-columns-repeated="5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 table:formula="of:=[.B$2]*[.A854]*1000" office:value-type="float" office:value="13.6" calcext:value-type="float">
            <text:p>13.6</text:p>
          </table:table-cell>
          <table:table-cell table:style-name="ce6" table:formula="of:=1/([.B854]/1000)" office:value-type="float" office:value="73.5294117647059" calcext:value-type="float">
            <text:p>74</text:p>
          </table:table-cell>
          <table:table-cell table:style-name="ce6" table:formula="of:=[.C854]/[.D$2]" office:value-type="float" office:value="18.3823529411765" calcext:value-type="float">
            <text:p>18</text:p>
          </table:table-cell>
          <table:table-cell table:style-name="ce6" table:formula="of:=[.D854]*60" office:value-type="float" office:value="1102.94117647059" calcext:value-type="float">
            <text:p>1103</text:p>
          </table:table-cell>
          <table:table-cell table:style-name="ce6" table:formula="of:=[.E854]*[.F$2]" office:value-type="float" office:value="2205.88235294118" calcext:value-type="float">
            <text:p>2206</text:p>
          </table:table-cell>
          <table:table-cell table:number-columns-repeated="5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 table:formula="of:=[.B$2]*[.A855]*1000" office:value-type="float" office:value="13.616" calcext:value-type="float">
            <text:p>13.616</text:p>
          </table:table-cell>
          <table:table-cell table:style-name="ce6" table:formula="of:=1/([.B855]/1000)" office:value-type="float" office:value="73.4430082256169" calcext:value-type="float">
            <text:p>73</text:p>
          </table:table-cell>
          <table:table-cell table:style-name="ce6" table:formula="of:=[.C855]/[.D$2]" office:value-type="float" office:value="18.3607520564042" calcext:value-type="float">
            <text:p>18</text:p>
          </table:table-cell>
          <table:table-cell table:style-name="ce6" table:formula="of:=[.D855]*60" office:value-type="float" office:value="1101.64512338425" calcext:value-type="float">
            <text:p>1102</text:p>
          </table:table-cell>
          <table:table-cell table:style-name="ce6" table:formula="of:=[.E855]*[.F$2]" office:value-type="float" office:value="2203.29024676851" calcext:value-type="float">
            <text:p>2203</text:p>
          </table:table-cell>
          <table:table-cell table:number-columns-repeated="5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 table:formula="of:=[.B$2]*[.A856]*1000" office:value-type="float" office:value="13.632" calcext:value-type="float">
            <text:p>13.632</text:p>
          </table:table-cell>
          <table:table-cell table:style-name="ce6" table:formula="of:=1/([.B856]/1000)" office:value-type="float" office:value="73.3568075117371" calcext:value-type="float">
            <text:p>73</text:p>
          </table:table-cell>
          <table:table-cell table:style-name="ce6" table:formula="of:=[.C856]/[.D$2]" office:value-type="float" office:value="18.3392018779343" calcext:value-type="float">
            <text:p>18</text:p>
          </table:table-cell>
          <table:table-cell table:style-name="ce6" table:formula="of:=[.D856]*60" office:value-type="float" office:value="1100.35211267606" calcext:value-type="float">
            <text:p>1100</text:p>
          </table:table-cell>
          <table:table-cell table:style-name="ce6" table:formula="of:=[.E856]*[.F$2]" office:value-type="float" office:value="2200.70422535211" calcext:value-type="float">
            <text:p>2201</text:p>
          </table:table-cell>
          <table:table-cell table:number-columns-repeated="5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 table:formula="of:=[.B$2]*[.A857]*1000" office:value-type="float" office:value="13.648" calcext:value-type="float">
            <text:p>13.648</text:p>
          </table:table-cell>
          <table:table-cell table:style-name="ce6" table:formula="of:=1/([.B857]/1000)" office:value-type="float" office:value="73.2708089097304" calcext:value-type="float">
            <text:p>73</text:p>
          </table:table-cell>
          <table:table-cell table:style-name="ce6" table:formula="of:=[.C857]/[.D$2]" office:value-type="float" office:value="18.3177022274326" calcext:value-type="float">
            <text:p>18</text:p>
          </table:table-cell>
          <table:table-cell table:style-name="ce6" table:formula="of:=[.D857]*60" office:value-type="float" office:value="1099.06213364596" calcext:value-type="float">
            <text:p>1099</text:p>
          </table:table-cell>
          <table:table-cell table:style-name="ce6" table:formula="of:=[.E857]*[.F$2]" office:value-type="float" office:value="2198.12426729191" calcext:value-type="float">
            <text:p>2198</text:p>
          </table:table-cell>
          <table:table-cell table:number-columns-repeated="5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 table:formula="of:=[.B$2]*[.A858]*1000" office:value-type="float" office:value="13.664" calcext:value-type="float">
            <text:p>13.664</text:p>
          </table:table-cell>
          <table:table-cell table:style-name="ce6" table:formula="of:=1/([.B858]/1000)" office:value-type="float" office:value="73.1850117096019" calcext:value-type="float">
            <text:p>73</text:p>
          </table:table-cell>
          <table:table-cell table:style-name="ce6" table:formula="of:=[.C858]/[.D$2]" office:value-type="float" office:value="18.2962529274005" calcext:value-type="float">
            <text:p>18</text:p>
          </table:table-cell>
          <table:table-cell table:style-name="ce6" table:formula="of:=[.D858]*60" office:value-type="float" office:value="1097.77517564403" calcext:value-type="float">
            <text:p>1098</text:p>
          </table:table-cell>
          <table:table-cell table:style-name="ce6" table:formula="of:=[.E858]*[.F$2]" office:value-type="float" office:value="2195.55035128806" calcext:value-type="float">
            <text:p>2196</text:p>
          </table:table-cell>
          <table:table-cell table:number-columns-repeated="5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 table:formula="of:=[.B$2]*[.A859]*1000" office:value-type="float" office:value="13.68" calcext:value-type="float">
            <text:p>13.68</text:p>
          </table:table-cell>
          <table:table-cell table:style-name="ce6" table:formula="of:=1/([.B859]/1000)" office:value-type="float" office:value="73.0994152046784" calcext:value-type="float">
            <text:p>73</text:p>
          </table:table-cell>
          <table:table-cell table:style-name="ce6" table:formula="of:=[.C859]/[.D$2]" office:value-type="float" office:value="18.2748538011696" calcext:value-type="float">
            <text:p>18</text:p>
          </table:table-cell>
          <table:table-cell table:style-name="ce6" table:formula="of:=[.D859]*60" office:value-type="float" office:value="1096.49122807018" calcext:value-type="float">
            <text:p>1096</text:p>
          </table:table-cell>
          <table:table-cell table:style-name="ce6" table:formula="of:=[.E859]*[.F$2]" office:value-type="float" office:value="2192.98245614035" calcext:value-type="float">
            <text:p>2193</text:p>
          </table:table-cell>
          <table:table-cell table:number-columns-repeated="5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 table:formula="of:=[.B$2]*[.A860]*1000" office:value-type="float" office:value="13.696" calcext:value-type="float">
            <text:p>13.696</text:p>
          </table:table-cell>
          <table:table-cell table:style-name="ce6" table:formula="of:=1/([.B860]/1000)" office:value-type="float" office:value="73.0140186915888" calcext:value-type="float">
            <text:p>73</text:p>
          </table:table-cell>
          <table:table-cell table:style-name="ce6" table:formula="of:=[.C860]/[.D$2]" office:value-type="float" office:value="18.2535046728972" calcext:value-type="float">
            <text:p>18</text:p>
          </table:table-cell>
          <table:table-cell table:style-name="ce6" table:formula="of:=[.D860]*60" office:value-type="float" office:value="1095.21028037383" calcext:value-type="float">
            <text:p>1095</text:p>
          </table:table-cell>
          <table:table-cell table:style-name="ce6" table:formula="of:=[.E860]*[.F$2]" office:value-type="float" office:value="2190.42056074766" calcext:value-type="float">
            <text:p>2190</text:p>
          </table:table-cell>
          <table:table-cell table:number-columns-repeated="5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 table:formula="of:=[.B$2]*[.A861]*1000" office:value-type="float" office:value="13.712" calcext:value-type="float">
            <text:p>13.712</text:p>
          </table:table-cell>
          <table:table-cell table:style-name="ce6" table:formula="of:=1/([.B861]/1000)" office:value-type="float" office:value="72.928821470245" calcext:value-type="float">
            <text:p>73</text:p>
          </table:table-cell>
          <table:table-cell table:style-name="ce6" table:formula="of:=[.C861]/[.D$2]" office:value-type="float" office:value="18.2322053675613" calcext:value-type="float">
            <text:p>18</text:p>
          </table:table-cell>
          <table:table-cell table:style-name="ce6" table:formula="of:=[.D861]*60" office:value-type="float" office:value="1093.93232205368" calcext:value-type="float">
            <text:p>1094</text:p>
          </table:table-cell>
          <table:table-cell table:style-name="ce6" table:formula="of:=[.E861]*[.F$2]" office:value-type="float" office:value="2187.86464410735" calcext:value-type="float">
            <text:p>2188</text:p>
          </table:table-cell>
          <table:table-cell table:number-columns-repeated="5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 table:formula="of:=[.B$2]*[.A862]*1000" office:value-type="float" office:value="13.728" calcext:value-type="float">
            <text:p>13.728</text:p>
          </table:table-cell>
          <table:table-cell table:style-name="ce6" table:formula="of:=1/([.B862]/1000)" office:value-type="float" office:value="72.8438228438228" calcext:value-type="float">
            <text:p>73</text:p>
          </table:table-cell>
          <table:table-cell table:style-name="ce6" table:formula="of:=[.C862]/[.D$2]" office:value-type="float" office:value="18.2109557109557" calcext:value-type="float">
            <text:p>18</text:p>
          </table:table-cell>
          <table:table-cell table:style-name="ce6" table:formula="of:=[.D862]*60" office:value-type="float" office:value="1092.65734265734" calcext:value-type="float">
            <text:p>1093</text:p>
          </table:table-cell>
          <table:table-cell table:style-name="ce6" table:formula="of:=[.E862]*[.F$2]" office:value-type="float" office:value="2185.31468531468" calcext:value-type="float">
            <text:p>2185</text:p>
          </table:table-cell>
          <table:table-cell table:number-columns-repeated="5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 table:formula="of:=[.B$2]*[.A863]*1000" office:value-type="float" office:value="13.744" calcext:value-type="float">
            <text:p>13.744</text:p>
          </table:table-cell>
          <table:table-cell table:style-name="ce6" table:formula="of:=1/([.B863]/1000)" office:value-type="float" office:value="72.7590221187427" calcext:value-type="float">
            <text:p>73</text:p>
          </table:table-cell>
          <table:table-cell table:style-name="ce6" table:formula="of:=[.C863]/[.D$2]" office:value-type="float" office:value="18.1897555296857" calcext:value-type="float">
            <text:p>18</text:p>
          </table:table-cell>
          <table:table-cell table:style-name="ce6" table:formula="of:=[.D863]*60" office:value-type="float" office:value="1091.38533178114" calcext:value-type="float">
            <text:p>1091</text:p>
          </table:table-cell>
          <table:table-cell table:style-name="ce6" table:formula="of:=[.E863]*[.F$2]" office:value-type="float" office:value="2182.77066356228" calcext:value-type="float">
            <text:p>2183</text:p>
          </table:table-cell>
          <table:table-cell table:number-columns-repeated="5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 table:formula="of:=[.B$2]*[.A864]*1000" office:value-type="float" office:value="13.76" calcext:value-type="float">
            <text:p>13.76</text:p>
          </table:table-cell>
          <table:table-cell table:style-name="ce6" table:formula="of:=1/([.B864]/1000)" office:value-type="float" office:value="72.6744186046512" calcext:value-type="float">
            <text:p>73</text:p>
          </table:table-cell>
          <table:table-cell table:style-name="ce6" table:formula="of:=[.C864]/[.D$2]" office:value-type="float" office:value="18.1686046511628" calcext:value-type="float">
            <text:p>18</text:p>
          </table:table-cell>
          <table:table-cell table:style-name="ce6" table:formula="of:=[.D864]*60" office:value-type="float" office:value="1090.11627906977" calcext:value-type="float">
            <text:p>1090</text:p>
          </table:table-cell>
          <table:table-cell table:style-name="ce6" table:formula="of:=[.E864]*[.F$2]" office:value-type="float" office:value="2180.23255813953" calcext:value-type="float">
            <text:p>2180</text:p>
          </table:table-cell>
          <table:table-cell table:number-columns-repeated="5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 table:formula="of:=[.B$2]*[.A865]*1000" office:value-type="float" office:value="13.776" calcext:value-type="float">
            <text:p>13.776</text:p>
          </table:table-cell>
          <table:table-cell table:style-name="ce6" table:formula="of:=1/([.B865]/1000)" office:value-type="float" office:value="72.5900116144019" calcext:value-type="float">
            <text:p>73</text:p>
          </table:table-cell>
          <table:table-cell table:style-name="ce6" table:formula="of:=[.C865]/[.D$2]" office:value-type="float" office:value="18.1475029036005" calcext:value-type="float">
            <text:p>18</text:p>
          </table:table-cell>
          <table:table-cell table:style-name="ce6" table:formula="of:=[.D865]*60" office:value-type="float" office:value="1088.85017421603" calcext:value-type="float">
            <text:p>1089</text:p>
          </table:table-cell>
          <table:table-cell table:style-name="ce6" table:formula="of:=[.E865]*[.F$2]" office:value-type="float" office:value="2177.70034843206" calcext:value-type="float">
            <text:p>2178</text:p>
          </table:table-cell>
          <table:table-cell table:number-columns-repeated="5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 table:formula="of:=[.B$2]*[.A866]*1000" office:value-type="float" office:value="13.792" calcext:value-type="float">
            <text:p>13.792</text:p>
          </table:table-cell>
          <table:table-cell table:style-name="ce6" table:formula="of:=1/([.B866]/1000)" office:value-type="float" office:value="72.5058004640371" calcext:value-type="float">
            <text:p>73</text:p>
          </table:table-cell>
          <table:table-cell table:style-name="ce6" table:formula="of:=[.C866]/[.D$2]" office:value-type="float" office:value="18.1264501160093" calcext:value-type="float">
            <text:p>18</text:p>
          </table:table-cell>
          <table:table-cell table:style-name="ce6" table:formula="of:=[.D866]*60" office:value-type="float" office:value="1087.58700696056" calcext:value-type="float">
            <text:p>1088</text:p>
          </table:table-cell>
          <table:table-cell table:style-name="ce6" table:formula="of:=[.E866]*[.F$2]" office:value-type="float" office:value="2175.17401392111" calcext:value-type="float">
            <text:p>2175</text:p>
          </table:table-cell>
          <table:table-cell table:number-columns-repeated="5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 table:formula="of:=[.B$2]*[.A867]*1000" office:value-type="float" office:value="13.808" calcext:value-type="float">
            <text:p>13.808</text:p>
          </table:table-cell>
          <table:table-cell table:style-name="ce6" table:formula="of:=1/([.B867]/1000)" office:value-type="float" office:value="72.4217844727694" calcext:value-type="float">
            <text:p>72</text:p>
          </table:table-cell>
          <table:table-cell table:style-name="ce6" table:formula="of:=[.C867]/[.D$2]" office:value-type="float" office:value="18.1054461181924" calcext:value-type="float">
            <text:p>18</text:p>
          </table:table-cell>
          <table:table-cell table:style-name="ce6" table:formula="of:=[.D867]*60" office:value-type="float" office:value="1086.32676709154" calcext:value-type="float">
            <text:p>1086</text:p>
          </table:table-cell>
          <table:table-cell table:style-name="ce6" table:formula="of:=[.E867]*[.F$2]" office:value-type="float" office:value="2172.65353418308" calcext:value-type="float">
            <text:p>2173</text:p>
          </table:table-cell>
          <table:table-cell table:number-columns-repeated="5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 table:formula="of:=[.B$2]*[.A868]*1000" office:value-type="float" office:value="13.824" calcext:value-type="float">
            <text:p>13.824</text:p>
          </table:table-cell>
          <table:table-cell table:style-name="ce6" table:formula="of:=1/([.B868]/1000)" office:value-type="float" office:value="72.337962962963" calcext:value-type="float">
            <text:p>72</text:p>
          </table:table-cell>
          <table:table-cell table:style-name="ce6" table:formula="of:=[.C868]/[.D$2]" office:value-type="float" office:value="18.0844907407407" calcext:value-type="float">
            <text:p>18</text:p>
          </table:table-cell>
          <table:table-cell table:style-name="ce6" table:formula="of:=[.D868]*60" office:value-type="float" office:value="1085.06944444444" calcext:value-type="float">
            <text:p>1085</text:p>
          </table:table-cell>
          <table:table-cell table:style-name="ce6" table:formula="of:=[.E868]*[.F$2]" office:value-type="float" office:value="2170.13888888889" calcext:value-type="float">
            <text:p>2170</text:p>
          </table:table-cell>
          <table:table-cell table:number-columns-repeated="5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 table:formula="of:=[.B$2]*[.A869]*1000" office:value-type="float" office:value="13.84" calcext:value-type="float">
            <text:p>13.84</text:p>
          </table:table-cell>
          <table:table-cell table:style-name="ce6" table:formula="of:=1/([.B869]/1000)" office:value-type="float" office:value="72.2543352601156" calcext:value-type="float">
            <text:p>72</text:p>
          </table:table-cell>
          <table:table-cell table:style-name="ce6" table:formula="of:=[.C869]/[.D$2]" office:value-type="float" office:value="18.0635838150289" calcext:value-type="float">
            <text:p>18</text:p>
          </table:table-cell>
          <table:table-cell table:style-name="ce6" table:formula="of:=[.D869]*60" office:value-type="float" office:value="1083.81502890173" calcext:value-type="float">
            <text:p>1084</text:p>
          </table:table-cell>
          <table:table-cell table:style-name="ce6" table:formula="of:=[.E869]*[.F$2]" office:value-type="float" office:value="2167.63005780347" calcext:value-type="float">
            <text:p>2168</text:p>
          </table:table-cell>
          <table:table-cell table:number-columns-repeated="5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 table:formula="of:=[.B$2]*[.A870]*1000" office:value-type="float" office:value="13.856" calcext:value-type="float">
            <text:p>13.856</text:p>
          </table:table-cell>
          <table:table-cell table:style-name="ce6" table:formula="of:=1/([.B870]/1000)" office:value-type="float" office:value="72.1709006928407" calcext:value-type="float">
            <text:p>72</text:p>
          </table:table-cell>
          <table:table-cell table:style-name="ce6" table:formula="of:=[.C870]/[.D$2]" office:value-type="float" office:value="18.0427251732102" calcext:value-type="float">
            <text:p>18</text:p>
          </table:table-cell>
          <table:table-cell table:style-name="ce6" table:formula="of:=[.D870]*60" office:value-type="float" office:value="1082.56351039261" calcext:value-type="float">
            <text:p>1083</text:p>
          </table:table-cell>
          <table:table-cell table:style-name="ce6" table:formula="of:=[.E870]*[.F$2]" office:value-type="float" office:value="2165.12702078522" calcext:value-type="float">
            <text:p>2165</text:p>
          </table:table-cell>
          <table:table-cell table:number-columns-repeated="5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 table:formula="of:=[.B$2]*[.A871]*1000" office:value-type="float" office:value="13.872" calcext:value-type="float">
            <text:p>13.872</text:p>
          </table:table-cell>
          <table:table-cell table:style-name="ce6" table:formula="of:=1/([.B871]/1000)" office:value-type="float" office:value="72.0876585928489" calcext:value-type="float">
            <text:p>72</text:p>
          </table:table-cell>
          <table:table-cell table:style-name="ce6" table:formula="of:=[.C871]/[.D$2]" office:value-type="float" office:value="18.0219146482122" calcext:value-type="float">
            <text:p>18</text:p>
          </table:table-cell>
          <table:table-cell table:style-name="ce6" table:formula="of:=[.D871]*60" office:value-type="float" office:value="1081.31487889273" calcext:value-type="float">
            <text:p>1081</text:p>
          </table:table-cell>
          <table:table-cell table:style-name="ce6" table:formula="of:=[.E871]*[.F$2]" office:value-type="float" office:value="2162.62975778547" calcext:value-type="float">
            <text:p>2163</text:p>
          </table:table-cell>
          <table:table-cell table:number-columns-repeated="5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 table:formula="of:=[.B$2]*[.A872]*1000" office:value-type="float" office:value="13.888" calcext:value-type="float">
            <text:p>13.888</text:p>
          </table:table-cell>
          <table:table-cell table:style-name="ce6" table:formula="of:=1/([.B872]/1000)" office:value-type="float" office:value="72.0046082949309" calcext:value-type="float">
            <text:p>72</text:p>
          </table:table-cell>
          <table:table-cell table:style-name="ce6" table:formula="of:=[.C872]/[.D$2]" office:value-type="float" office:value="18.0011520737327" calcext:value-type="float">
            <text:p>18</text:p>
          </table:table-cell>
          <table:table-cell table:style-name="ce6" table:formula="of:=[.D872]*60" office:value-type="float" office:value="1080.06912442396" calcext:value-type="float">
            <text:p>1080</text:p>
          </table:table-cell>
          <table:table-cell table:style-name="ce6" table:formula="of:=[.E872]*[.F$2]" office:value-type="float" office:value="2160.13824884793" calcext:value-type="float">
            <text:p>2160</text:p>
          </table:table-cell>
          <table:table-cell table:number-columns-repeated="5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 table:formula="of:=[.B$2]*[.A873]*1000" office:value-type="float" office:value="13.904" calcext:value-type="float">
            <text:p>13.904</text:p>
          </table:table-cell>
          <table:table-cell table:style-name="ce6" table:formula="of:=1/([.B873]/1000)" office:value-type="float" office:value="71.921749136939" calcext:value-type="float">
            <text:p>72</text:p>
          </table:table-cell>
          <table:table-cell table:style-name="ce6" table:formula="of:=[.C873]/[.D$2]" office:value-type="float" office:value="17.9804372842348" calcext:value-type="float">
            <text:p>18</text:p>
          </table:table-cell>
          <table:table-cell table:style-name="ce6" table:formula="of:=[.D873]*60" office:value-type="float" office:value="1078.82623705409" calcext:value-type="float">
            <text:p>1079</text:p>
          </table:table-cell>
          <table:table-cell table:style-name="ce6" table:formula="of:=[.E873]*[.F$2]" office:value-type="float" office:value="2157.65247410817" calcext:value-type="float">
            <text:p>2158</text:p>
          </table:table-cell>
          <table:table-cell table:number-columns-repeated="5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 table:formula="of:=[.B$2]*[.A874]*1000" office:value-type="float" office:value="13.92" calcext:value-type="float">
            <text:p>13.92</text:p>
          </table:table-cell>
          <table:table-cell table:style-name="ce6" table:formula="of:=1/([.B874]/1000)" office:value-type="float" office:value="71.8390804597701" calcext:value-type="float">
            <text:p>72</text:p>
          </table:table-cell>
          <table:table-cell table:style-name="ce6" table:formula="of:=[.C874]/[.D$2]" office:value-type="float" office:value="17.9597701149425" calcext:value-type="float">
            <text:p>18</text:p>
          </table:table-cell>
          <table:table-cell table:style-name="ce6" table:formula="of:=[.D874]*60" office:value-type="float" office:value="1077.58620689655" calcext:value-type="float">
            <text:p>1078</text:p>
          </table:table-cell>
          <table:table-cell table:style-name="ce6" table:formula="of:=[.E874]*[.F$2]" office:value-type="float" office:value="2155.1724137931" calcext:value-type="float">
            <text:p>2155</text:p>
          </table:table-cell>
          <table:table-cell table:number-columns-repeated="5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 table:formula="of:=[.B$2]*[.A875]*1000" office:value-type="float" office:value="13.936" calcext:value-type="float">
            <text:p>13.936</text:p>
          </table:table-cell>
          <table:table-cell table:style-name="ce6" table:formula="of:=1/([.B875]/1000)" office:value-type="float" office:value="71.7566016073479" calcext:value-type="float">
            <text:p>72</text:p>
          </table:table-cell>
          <table:table-cell table:style-name="ce6" table:formula="of:=[.C875]/[.D$2]" office:value-type="float" office:value="17.939150401837" calcext:value-type="float">
            <text:p>18</text:p>
          </table:table-cell>
          <table:table-cell table:style-name="ce6" table:formula="of:=[.D875]*60" office:value-type="float" office:value="1076.34902411022" calcext:value-type="float">
            <text:p>1076</text:p>
          </table:table-cell>
          <table:table-cell table:style-name="ce6" table:formula="of:=[.E875]*[.F$2]" office:value-type="float" office:value="2152.69804822044" calcext:value-type="float">
            <text:p>2153</text:p>
          </table:table-cell>
          <table:table-cell table:number-columns-repeated="5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 table:formula="of:=[.B$2]*[.A876]*1000" office:value-type="float" office:value="13.952" calcext:value-type="float">
            <text:p>13.952</text:p>
          </table:table-cell>
          <table:table-cell table:style-name="ce6" table:formula="of:=1/([.B876]/1000)" office:value-type="float" office:value="71.6743119266055" calcext:value-type="float">
            <text:p>72</text:p>
          </table:table-cell>
          <table:table-cell table:style-name="ce6" table:formula="of:=[.C876]/[.D$2]" office:value-type="float" office:value="17.9185779816514" calcext:value-type="float">
            <text:p>18</text:p>
          </table:table-cell>
          <table:table-cell table:style-name="ce6" table:formula="of:=[.D876]*60" office:value-type="float" office:value="1075.11467889908" calcext:value-type="float">
            <text:p>1075</text:p>
          </table:table-cell>
          <table:table-cell table:style-name="ce6" table:formula="of:=[.E876]*[.F$2]" office:value-type="float" office:value="2150.22935779817" calcext:value-type="float">
            <text:p>2150</text:p>
          </table:table-cell>
          <table:table-cell table:number-columns-repeated="5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 table:formula="of:=[.B$2]*[.A877]*1000" office:value-type="float" office:value="13.968" calcext:value-type="float">
            <text:p>13.968</text:p>
          </table:table-cell>
          <table:table-cell table:style-name="ce6" table:formula="of:=1/([.B877]/1000)" office:value-type="float" office:value="71.5922107674685" calcext:value-type="float">
            <text:p>72</text:p>
          </table:table-cell>
          <table:table-cell table:style-name="ce6" table:formula="of:=[.C877]/[.D$2]" office:value-type="float" office:value="17.8980526918671" calcext:value-type="float">
            <text:p>18</text:p>
          </table:table-cell>
          <table:table-cell table:style-name="ce6" table:formula="of:=[.D877]*60" office:value-type="float" office:value="1073.88316151203" calcext:value-type="float">
            <text:p>1074</text:p>
          </table:table-cell>
          <table:table-cell table:style-name="ce6" table:formula="of:=[.E877]*[.F$2]" office:value-type="float" office:value="2147.76632302405" calcext:value-type="float">
            <text:p>2148</text:p>
          </table:table-cell>
          <table:table-cell table:number-columns-repeated="5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 table:formula="of:=[.B$2]*[.A878]*1000" office:value-type="float" office:value="13.984" calcext:value-type="float">
            <text:p>13.984</text:p>
          </table:table-cell>
          <table:table-cell table:style-name="ce6" table:formula="of:=1/([.B878]/1000)" office:value-type="float" office:value="71.5102974828375" calcext:value-type="float">
            <text:p>72</text:p>
          </table:table-cell>
          <table:table-cell table:style-name="ce6" table:formula="of:=[.C878]/[.D$2]" office:value-type="float" office:value="17.8775743707094" calcext:value-type="float">
            <text:p>18</text:p>
          </table:table-cell>
          <table:table-cell table:style-name="ce6" table:formula="of:=[.D878]*60" office:value-type="float" office:value="1072.65446224256" calcext:value-type="float">
            <text:p>1073</text:p>
          </table:table-cell>
          <table:table-cell table:style-name="ce6" table:formula="of:=[.E878]*[.F$2]" office:value-type="float" office:value="2145.30892448513" calcext:value-type="float">
            <text:p>2145</text:p>
          </table:table-cell>
          <table:table-cell table:number-columns-repeated="5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 table:formula="of:=[.B$2]*[.A879]*1000" office:value-type="float" office:value="14" calcext:value-type="float">
            <text:p>14</text:p>
          </table:table-cell>
          <table:table-cell table:style-name="ce6" table:formula="of:=1/([.B879]/1000)" office:value-type="float" office:value="71.4285714285714" calcext:value-type="float">
            <text:p>71</text:p>
          </table:table-cell>
          <table:table-cell table:style-name="ce6" table:formula="of:=[.C879]/[.D$2]" office:value-type="float" office:value="17.8571428571429" calcext:value-type="float">
            <text:p>18</text:p>
          </table:table-cell>
          <table:table-cell table:style-name="ce6" table:formula="of:=[.D879]*60" office:value-type="float" office:value="1071.42857142857" calcext:value-type="float">
            <text:p>1071</text:p>
          </table:table-cell>
          <table:table-cell table:style-name="ce6" table:formula="of:=[.E879]*[.F$2]" office:value-type="float" office:value="2142.85714285714" calcext:value-type="float">
            <text:p>2143</text:p>
          </table:table-cell>
          <table:table-cell table:number-columns-repeated="5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 table:formula="of:=[.B$2]*[.A880]*1000" office:value-type="float" office:value="14.016" calcext:value-type="float">
            <text:p>14.016</text:p>
          </table:table-cell>
          <table:table-cell table:style-name="ce6" table:formula="of:=1/([.B880]/1000)" office:value-type="float" office:value="71.3470319634703" calcext:value-type="float">
            <text:p>71</text:p>
          </table:table-cell>
          <table:table-cell table:style-name="ce6" table:formula="of:=[.C880]/[.D$2]" office:value-type="float" office:value="17.8367579908676" calcext:value-type="float">
            <text:p>18</text:p>
          </table:table-cell>
          <table:table-cell table:style-name="ce6" table:formula="of:=[.D880]*60" office:value-type="float" office:value="1070.20547945206" calcext:value-type="float">
            <text:p>1070</text:p>
          </table:table-cell>
          <table:table-cell table:style-name="ce6" table:formula="of:=[.E880]*[.F$2]" office:value-type="float" office:value="2140.41095890411" calcext:value-type="float">
            <text:p>2140</text:p>
          </table:table-cell>
          <table:table-cell table:number-columns-repeated="5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 table:formula="of:=[.B$2]*[.A881]*1000" office:value-type="float" office:value="14.032" calcext:value-type="float">
            <text:p>14.032</text:p>
          </table:table-cell>
          <table:table-cell table:style-name="ce6" table:formula="of:=1/([.B881]/1000)" office:value-type="float" office:value="71.2656784492588" calcext:value-type="float">
            <text:p>71</text:p>
          </table:table-cell>
          <table:table-cell table:style-name="ce6" table:formula="of:=[.C881]/[.D$2]" office:value-type="float" office:value="17.8164196123147" calcext:value-type="float">
            <text:p>18</text:p>
          </table:table-cell>
          <table:table-cell table:style-name="ce6" table:formula="of:=[.D881]*60" office:value-type="float" office:value="1068.98517673888" calcext:value-type="float">
            <text:p>1069</text:p>
          </table:table-cell>
          <table:table-cell table:style-name="ce6" table:formula="of:=[.E881]*[.F$2]" office:value-type="float" office:value="2137.97035347777" calcext:value-type="float">
            <text:p>2138</text:p>
          </table:table-cell>
          <table:table-cell table:number-columns-repeated="5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 table:formula="of:=[.B$2]*[.A882]*1000" office:value-type="float" office:value="14.048" calcext:value-type="float">
            <text:p>14.048</text:p>
          </table:table-cell>
          <table:table-cell table:style-name="ce6" table:formula="of:=1/([.B882]/1000)" office:value-type="float" office:value="71.1845102505695" calcext:value-type="float">
            <text:p>71</text:p>
          </table:table-cell>
          <table:table-cell table:style-name="ce6" table:formula="of:=[.C882]/[.D$2]" office:value-type="float" office:value="17.7961275626424" calcext:value-type="float">
            <text:p>18</text:p>
          </table:table-cell>
          <table:table-cell table:style-name="ce6" table:formula="of:=[.D882]*60" office:value-type="float" office:value="1067.76765375854" calcext:value-type="float">
            <text:p>1068</text:p>
          </table:table-cell>
          <table:table-cell table:style-name="ce6" table:formula="of:=[.E882]*[.F$2]" office:value-type="float" office:value="2135.53530751708" calcext:value-type="float">
            <text:p>2136</text:p>
          </table:table-cell>
          <table:table-cell table:number-columns-repeated="5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 table:formula="of:=[.B$2]*[.A883]*1000" office:value-type="float" office:value="14.064" calcext:value-type="float">
            <text:p>14.064</text:p>
          </table:table-cell>
          <table:table-cell table:style-name="ce6" table:formula="of:=1/([.B883]/1000)" office:value-type="float" office:value="71.103526734926" calcext:value-type="float">
            <text:p>71</text:p>
          </table:table-cell>
          <table:table-cell table:style-name="ce6" table:formula="of:=[.C883]/[.D$2]" office:value-type="float" office:value="17.7758816837315" calcext:value-type="float">
            <text:p>18</text:p>
          </table:table-cell>
          <table:table-cell table:style-name="ce6" table:formula="of:=[.D883]*60" office:value-type="float" office:value="1066.55290102389" calcext:value-type="float">
            <text:p>1067</text:p>
          </table:table-cell>
          <table:table-cell table:style-name="ce6" table:formula="of:=[.E883]*[.F$2]" office:value-type="float" office:value="2133.10580204778" calcext:value-type="float">
            <text:p>2133</text:p>
          </table:table-cell>
          <table:table-cell table:number-columns-repeated="5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 table:formula="of:=[.B$2]*[.A884]*1000" office:value-type="float" office:value="14.08" calcext:value-type="float">
            <text:p>14.08</text:p>
          </table:table-cell>
          <table:table-cell table:style-name="ce6" table:formula="of:=1/([.B884]/1000)" office:value-type="float" office:value="71.0227272727273" calcext:value-type="float">
            <text:p>71</text:p>
          </table:table-cell>
          <table:table-cell table:style-name="ce6" table:formula="of:=[.C884]/[.D$2]" office:value-type="float" office:value="17.7556818181818" calcext:value-type="float">
            <text:p>18</text:p>
          </table:table-cell>
          <table:table-cell table:style-name="ce6" table:formula="of:=[.D884]*60" office:value-type="float" office:value="1065.34090909091" calcext:value-type="float">
            <text:p>1065</text:p>
          </table:table-cell>
          <table:table-cell table:style-name="ce6" table:formula="of:=[.E884]*[.F$2]" office:value-type="float" office:value="2130.68181818182" calcext:value-type="float">
            <text:p>2131</text:p>
          </table:table-cell>
          <table:table-cell table:number-columns-repeated="5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 table:formula="of:=[.B$2]*[.A885]*1000" office:value-type="float" office:value="14.096" calcext:value-type="float">
            <text:p>14.096</text:p>
          </table:table-cell>
          <table:table-cell table:style-name="ce6" table:formula="of:=1/([.B885]/1000)" office:value-type="float" office:value="70.9421112372304" calcext:value-type="float">
            <text:p>71</text:p>
          </table:table-cell>
          <table:table-cell table:style-name="ce6" table:formula="of:=[.C885]/[.D$2]" office:value-type="float" office:value="17.7355278093076" calcext:value-type="float">
            <text:p>18</text:p>
          </table:table-cell>
          <table:table-cell table:style-name="ce6" table:formula="of:=[.D885]*60" office:value-type="float" office:value="1064.13166855846" calcext:value-type="float">
            <text:p>1064</text:p>
          </table:table-cell>
          <table:table-cell table:style-name="ce6" table:formula="of:=[.E885]*[.F$2]" office:value-type="float" office:value="2128.26333711691" calcext:value-type="float">
            <text:p>2128</text:p>
          </table:table-cell>
          <table:table-cell table:number-columns-repeated="5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 table:formula="of:=[.B$2]*[.A886]*1000" office:value-type="float" office:value="14.112" calcext:value-type="float">
            <text:p>14.112</text:p>
          </table:table-cell>
          <table:table-cell table:style-name="ce6" table:formula="of:=1/([.B886]/1000)" office:value-type="float" office:value="70.8616780045352" calcext:value-type="float">
            <text:p>71</text:p>
          </table:table-cell>
          <table:table-cell table:style-name="ce6" table:formula="of:=[.C886]/[.D$2]" office:value-type="float" office:value="17.7154195011338" calcext:value-type="float">
            <text:p>18</text:p>
          </table:table-cell>
          <table:table-cell table:style-name="ce6" table:formula="of:=[.D886]*60" office:value-type="float" office:value="1062.92517006803" calcext:value-type="float">
            <text:p>1063</text:p>
          </table:table-cell>
          <table:table-cell table:style-name="ce6" table:formula="of:=[.E886]*[.F$2]" office:value-type="float" office:value="2125.85034013605" calcext:value-type="float">
            <text:p>2126</text:p>
          </table:table-cell>
          <table:table-cell table:number-columns-repeated="5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 table:formula="of:=[.B$2]*[.A887]*1000" office:value-type="float" office:value="14.128" calcext:value-type="float">
            <text:p>14.128</text:p>
          </table:table-cell>
          <table:table-cell table:style-name="ce6" table:formula="of:=1/([.B887]/1000)" office:value-type="float" office:value="70.7814269535674" calcext:value-type="float">
            <text:p>71</text:p>
          </table:table-cell>
          <table:table-cell table:style-name="ce6" table:formula="of:=[.C887]/[.D$2]" office:value-type="float" office:value="17.6953567383918" calcext:value-type="float">
            <text:p>18</text:p>
          </table:table-cell>
          <table:table-cell table:style-name="ce6" table:formula="of:=[.D887]*60" office:value-type="float" office:value="1061.72140430351" calcext:value-type="float">
            <text:p>1062</text:p>
          </table:table-cell>
          <table:table-cell table:style-name="ce6" table:formula="of:=[.E887]*[.F$2]" office:value-type="float" office:value="2123.44280860702" calcext:value-type="float">
            <text:p>2123</text:p>
          </table:table-cell>
          <table:table-cell table:number-columns-repeated="5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 table:formula="of:=[.B$2]*[.A888]*1000" office:value-type="float" office:value="14.144" calcext:value-type="float">
            <text:p>14.144</text:p>
          </table:table-cell>
          <table:table-cell table:style-name="ce6" table:formula="of:=1/([.B888]/1000)" office:value-type="float" office:value="70.7013574660634" calcext:value-type="float">
            <text:p>71</text:p>
          </table:table-cell>
          <table:table-cell table:style-name="ce6" table:formula="of:=[.C888]/[.D$2]" office:value-type="float" office:value="17.6753393665158" calcext:value-type="float">
            <text:p>18</text:p>
          </table:table-cell>
          <table:table-cell table:style-name="ce6" table:formula="of:=[.D888]*60" office:value-type="float" office:value="1060.52036199095" calcext:value-type="float">
            <text:p>1061</text:p>
          </table:table-cell>
          <table:table-cell table:style-name="ce6" table:formula="of:=[.E888]*[.F$2]" office:value-type="float" office:value="2121.0407239819" calcext:value-type="float">
            <text:p>2121</text:p>
          </table:table-cell>
          <table:table-cell table:number-columns-repeated="5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 table:formula="of:=[.B$2]*[.A889]*1000" office:value-type="float" office:value="14.16" calcext:value-type="float">
            <text:p>14.16</text:p>
          </table:table-cell>
          <table:table-cell table:style-name="ce6" table:formula="of:=1/([.B889]/1000)" office:value-type="float" office:value="70.6214689265537" calcext:value-type="float">
            <text:p>71</text:p>
          </table:table-cell>
          <table:table-cell table:style-name="ce6" table:formula="of:=[.C889]/[.D$2]" office:value-type="float" office:value="17.6553672316384" calcext:value-type="float">
            <text:p>18</text:p>
          </table:table-cell>
          <table:table-cell table:style-name="ce6" table:formula="of:=[.D889]*60" office:value-type="float" office:value="1059.32203389831" calcext:value-type="float">
            <text:p>1059</text:p>
          </table:table-cell>
          <table:table-cell table:style-name="ce6" table:formula="of:=[.E889]*[.F$2]" office:value-type="float" office:value="2118.64406779661" calcext:value-type="float">
            <text:p>2119</text:p>
          </table:table-cell>
          <table:table-cell table:number-columns-repeated="5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2" table:formula="of:=[.B$2]*[.A890]*1000" office:value-type="float" office:value="14.176" calcext:value-type="float">
            <text:p>14.176</text:p>
          </table:table-cell>
          <table:table-cell table:style-name="ce6" table:formula="of:=1/([.B890]/1000)" office:value-type="float" office:value="70.5417607223476" calcext:value-type="float">
            <text:p>71</text:p>
          </table:table-cell>
          <table:table-cell table:style-name="ce6" table:formula="of:=[.C890]/[.D$2]" office:value-type="float" office:value="17.6354401805869" calcext:value-type="float">
            <text:p>18</text:p>
          </table:table-cell>
          <table:table-cell table:style-name="ce6" table:formula="of:=[.D890]*60" office:value-type="float" office:value="1058.12641083521" calcext:value-type="float">
            <text:p>1058</text:p>
          </table:table-cell>
          <table:table-cell table:style-name="ce6" table:formula="of:=[.E890]*[.F$2]" office:value-type="float" office:value="2116.25282167043" calcext:value-type="float">
            <text:p>2116</text:p>
          </table:table-cell>
          <table:table-cell table:number-columns-repeated="5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2" table:formula="of:=[.B$2]*[.A891]*1000" office:value-type="float" office:value="14.192" calcext:value-type="float">
            <text:p>14.192</text:p>
          </table:table-cell>
          <table:table-cell table:style-name="ce6" table:formula="of:=1/([.B891]/1000)" office:value-type="float" office:value="70.4622322435175" calcext:value-type="float">
            <text:p>70</text:p>
          </table:table-cell>
          <table:table-cell table:style-name="ce6" table:formula="of:=[.C891]/[.D$2]" office:value-type="float" office:value="17.6155580608794" calcext:value-type="float">
            <text:p>18</text:p>
          </table:table-cell>
          <table:table-cell table:style-name="ce6" table:formula="of:=[.D891]*60" office:value-type="float" office:value="1056.93348365276" calcext:value-type="float">
            <text:p>1057</text:p>
          </table:table-cell>
          <table:table-cell table:style-name="ce6" table:formula="of:=[.E891]*[.F$2]" office:value-type="float" office:value="2113.86696730552" calcext:value-type="float">
            <text:p>2114</text:p>
          </table:table-cell>
          <table:table-cell table:number-columns-repeated="5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 table:formula="of:=[.B$2]*[.A892]*1000" office:value-type="float" office:value="14.208" calcext:value-type="float">
            <text:p>14.208</text:p>
          </table:table-cell>
          <table:table-cell table:style-name="ce6" table:formula="of:=1/([.B892]/1000)" office:value-type="float" office:value="70.3828828828829" calcext:value-type="float">
            <text:p>70</text:p>
          </table:table-cell>
          <table:table-cell table:style-name="ce6" table:formula="of:=[.C892]/[.D$2]" office:value-type="float" office:value="17.5957207207207" calcext:value-type="float">
            <text:p>18</text:p>
          </table:table-cell>
          <table:table-cell table:style-name="ce6" table:formula="of:=[.D892]*60" office:value-type="float" office:value="1055.74324324324" calcext:value-type="float">
            <text:p>1056</text:p>
          </table:table-cell>
          <table:table-cell table:style-name="ce6" table:formula="of:=[.E892]*[.F$2]" office:value-type="float" office:value="2111.48648648649" calcext:value-type="float">
            <text:p>2111</text:p>
          </table:table-cell>
          <table:table-cell table:number-columns-repeated="5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2" table:formula="of:=[.B$2]*[.A893]*1000" office:value-type="float" office:value="14.224" calcext:value-type="float">
            <text:p>14.224</text:p>
          </table:table-cell>
          <table:table-cell table:style-name="ce6" table:formula="of:=1/([.B893]/1000)" office:value-type="float" office:value="70.3037120359955" calcext:value-type="float">
            <text:p>70</text:p>
          </table:table-cell>
          <table:table-cell table:style-name="ce6" table:formula="of:=[.C893]/[.D$2]" office:value-type="float" office:value="17.5759280089989" calcext:value-type="float">
            <text:p>18</text:p>
          </table:table-cell>
          <table:table-cell table:style-name="ce6" table:formula="of:=[.D893]*60" office:value-type="float" office:value="1054.55568053993" calcext:value-type="float">
            <text:p>1055</text:p>
          </table:table-cell>
          <table:table-cell table:style-name="ce6" table:formula="of:=[.E893]*[.F$2]" office:value-type="float" office:value="2109.11136107986" calcext:value-type="float">
            <text:p>2109</text:p>
          </table:table-cell>
          <table:table-cell table:number-columns-repeated="5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 table:formula="of:=[.B$2]*[.A894]*1000" office:value-type="float" office:value="14.24" calcext:value-type="float">
            <text:p>14.24</text:p>
          </table:table-cell>
          <table:table-cell table:style-name="ce6" table:formula="of:=1/([.B894]/1000)" office:value-type="float" office:value="70.2247191011236" calcext:value-type="float">
            <text:p>70</text:p>
          </table:table-cell>
          <table:table-cell table:style-name="ce6" table:formula="of:=[.C894]/[.D$2]" office:value-type="float" office:value="17.5561797752809" calcext:value-type="float">
            <text:p>18</text:p>
          </table:table-cell>
          <table:table-cell table:style-name="ce6" table:formula="of:=[.D894]*60" office:value-type="float" office:value="1053.37078651685" calcext:value-type="float">
            <text:p>1053</text:p>
          </table:table-cell>
          <table:table-cell table:style-name="ce6" table:formula="of:=[.E894]*[.F$2]" office:value-type="float" office:value="2106.74157303371" calcext:value-type="float">
            <text:p>2107</text:p>
          </table:table-cell>
          <table:table-cell table:number-columns-repeated="5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2" table:formula="of:=[.B$2]*[.A895]*1000" office:value-type="float" office:value="14.256" calcext:value-type="float">
            <text:p>14.256</text:p>
          </table:table-cell>
          <table:table-cell table:style-name="ce6" table:formula="of:=1/([.B895]/1000)" office:value-type="float" office:value="70.1459034792368" calcext:value-type="float">
            <text:p>70</text:p>
          </table:table-cell>
          <table:table-cell table:style-name="ce6" table:formula="of:=[.C895]/[.D$2]" office:value-type="float" office:value="17.5364758698092" calcext:value-type="float">
            <text:p>18</text:p>
          </table:table-cell>
          <table:table-cell table:style-name="ce6" table:formula="of:=[.D895]*60" office:value-type="float" office:value="1052.18855218855" calcext:value-type="float">
            <text:p>1052</text:p>
          </table:table-cell>
          <table:table-cell table:style-name="ce6" table:formula="of:=[.E895]*[.F$2]" office:value-type="float" office:value="2104.3771043771" calcext:value-type="float">
            <text:p>2104</text:p>
          </table:table-cell>
          <table:table-cell table:number-columns-repeated="5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2" table:formula="of:=[.B$2]*[.A896]*1000" office:value-type="float" office:value="14.272" calcext:value-type="float">
            <text:p>14.272</text:p>
          </table:table-cell>
          <table:table-cell table:style-name="ce6" table:formula="of:=1/([.B896]/1000)" office:value-type="float" office:value="70.067264573991" calcext:value-type="float">
            <text:p>70</text:p>
          </table:table-cell>
          <table:table-cell table:style-name="ce6" table:formula="of:=[.C896]/[.D$2]" office:value-type="float" office:value="17.5168161434978" calcext:value-type="float">
            <text:p>18</text:p>
          </table:table-cell>
          <table:table-cell table:style-name="ce6" table:formula="of:=[.D896]*60" office:value-type="float" office:value="1051.00896860987" calcext:value-type="float">
            <text:p>1051</text:p>
          </table:table-cell>
          <table:table-cell table:style-name="ce6" table:formula="of:=[.E896]*[.F$2]" office:value-type="float" office:value="2102.01793721973" calcext:value-type="float">
            <text:p>2102</text:p>
          </table:table-cell>
          <table:table-cell table:number-columns-repeated="5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2" table:formula="of:=[.B$2]*[.A897]*1000" office:value-type="float" office:value="14.288" calcext:value-type="float">
            <text:p>14.288</text:p>
          </table:table-cell>
          <table:table-cell table:style-name="ce6" table:formula="of:=1/([.B897]/1000)" office:value-type="float" office:value="69.9888017917133" calcext:value-type="float">
            <text:p>70</text:p>
          </table:table-cell>
          <table:table-cell table:style-name="ce6" table:formula="of:=[.C897]/[.D$2]" office:value-type="float" office:value="17.4972004479283" calcext:value-type="float">
            <text:p>17</text:p>
          </table:table-cell>
          <table:table-cell table:style-name="ce6" table:formula="of:=[.D897]*60" office:value-type="float" office:value="1049.8320268757" calcext:value-type="float">
            <text:p>1050</text:p>
          </table:table-cell>
          <table:table-cell table:style-name="ce6" table:formula="of:=[.E897]*[.F$2]" office:value-type="float" office:value="2099.6640537514" calcext:value-type="float">
            <text:p>2100</text:p>
          </table:table-cell>
          <table:table-cell table:number-columns-repeated="5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2" table:formula="of:=[.B$2]*[.A898]*1000" office:value-type="float" office:value="14.304" calcext:value-type="float">
            <text:p>14.304</text:p>
          </table:table-cell>
          <table:table-cell table:style-name="ce6" table:formula="of:=1/([.B898]/1000)" office:value-type="float" office:value="69.910514541387" calcext:value-type="float">
            <text:p>70</text:p>
          </table:table-cell>
          <table:table-cell table:style-name="ce6" table:formula="of:=[.C898]/[.D$2]" office:value-type="float" office:value="17.4776286353468" calcext:value-type="float">
            <text:p>17</text:p>
          </table:table-cell>
          <table:table-cell table:style-name="ce6" table:formula="of:=[.D898]*60" office:value-type="float" office:value="1048.65771812081" calcext:value-type="float">
            <text:p>1049</text:p>
          </table:table-cell>
          <table:table-cell table:style-name="ce6" table:formula="of:=[.E898]*[.F$2]" office:value-type="float" office:value="2097.31543624161" calcext:value-type="float">
            <text:p>2097</text:p>
          </table:table-cell>
          <table:table-cell table:number-columns-repeated="5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2" table:formula="of:=[.B$2]*[.A899]*1000" office:value-type="float" office:value="14.32" calcext:value-type="float">
            <text:p>14.32</text:p>
          </table:table-cell>
          <table:table-cell table:style-name="ce6" table:formula="of:=1/([.B899]/1000)" office:value-type="float" office:value="69.8324022346369" calcext:value-type="float">
            <text:p>70</text:p>
          </table:table-cell>
          <table:table-cell table:style-name="ce6" table:formula="of:=[.C899]/[.D$2]" office:value-type="float" office:value="17.4581005586592" calcext:value-type="float">
            <text:p>17</text:p>
          </table:table-cell>
          <table:table-cell table:style-name="ce6" table:formula="of:=[.D899]*60" office:value-type="float" office:value="1047.48603351955" calcext:value-type="float">
            <text:p>1047</text:p>
          </table:table-cell>
          <table:table-cell table:style-name="ce6" table:formula="of:=[.E899]*[.F$2]" office:value-type="float" office:value="2094.97206703911" calcext:value-type="float">
            <text:p>2095</text:p>
          </table:table-cell>
          <table:table-cell table:number-columns-repeated="5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2" table:formula="of:=[.B$2]*[.A900]*1000" office:value-type="float" office:value="14.336" calcext:value-type="float">
            <text:p>14.336</text:p>
          </table:table-cell>
          <table:table-cell table:style-name="ce6" table:formula="of:=1/([.B900]/1000)" office:value-type="float" office:value="69.7544642857143" calcext:value-type="float">
            <text:p>70</text:p>
          </table:table-cell>
          <table:table-cell table:style-name="ce6" table:formula="of:=[.C900]/[.D$2]" office:value-type="float" office:value="17.4386160714286" calcext:value-type="float">
            <text:p>17</text:p>
          </table:table-cell>
          <table:table-cell table:style-name="ce6" table:formula="of:=[.D900]*60" office:value-type="float" office:value="1046.31696428571" calcext:value-type="float">
            <text:p>1046</text:p>
          </table:table-cell>
          <table:table-cell table:style-name="ce6" table:formula="of:=[.E900]*[.F$2]" office:value-type="float" office:value="2092.63392857143" calcext:value-type="float">
            <text:p>2093</text:p>
          </table:table-cell>
          <table:table-cell table:number-columns-repeated="5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2" table:formula="of:=[.B$2]*[.A901]*1000" office:value-type="float" office:value="14.352" calcext:value-type="float">
            <text:p>14.352</text:p>
          </table:table-cell>
          <table:table-cell table:style-name="ce6" table:formula="of:=1/([.B901]/1000)" office:value-type="float" office:value="69.6767001114827" calcext:value-type="float">
            <text:p>70</text:p>
          </table:table-cell>
          <table:table-cell table:style-name="ce6" table:formula="of:=[.C901]/[.D$2]" office:value-type="float" office:value="17.4191750278707" calcext:value-type="float">
            <text:p>17</text:p>
          </table:table-cell>
          <table:table-cell table:style-name="ce6" table:formula="of:=[.D901]*60" office:value-type="float" office:value="1045.15050167224" calcext:value-type="float">
            <text:p>1045</text:p>
          </table:table-cell>
          <table:table-cell table:style-name="ce6" table:formula="of:=[.E901]*[.F$2]" office:value-type="float" office:value="2090.30100334448" calcext:value-type="float">
            <text:p>2090</text:p>
          </table:table-cell>
          <table:table-cell table:number-columns-repeated="5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2" table:formula="of:=[.B$2]*[.A902]*1000" office:value-type="float" office:value="14.368" calcext:value-type="float">
            <text:p>14.368</text:p>
          </table:table-cell>
          <table:table-cell table:style-name="ce6" table:formula="of:=1/([.B902]/1000)" office:value-type="float" office:value="69.5991091314031" calcext:value-type="float">
            <text:p>70</text:p>
          </table:table-cell>
          <table:table-cell table:style-name="ce6" table:formula="of:=[.C902]/[.D$2]" office:value-type="float" office:value="17.3997772828508" calcext:value-type="float">
            <text:p>17</text:p>
          </table:table-cell>
          <table:table-cell table:style-name="ce6" table:formula="of:=[.D902]*60" office:value-type="float" office:value="1043.98663697105" calcext:value-type="float">
            <text:p>1044</text:p>
          </table:table-cell>
          <table:table-cell table:style-name="ce6" table:formula="of:=[.E902]*[.F$2]" office:value-type="float" office:value="2087.97327394209" calcext:value-type="float">
            <text:p>2088</text:p>
          </table:table-cell>
          <table:table-cell table:number-columns-repeated="5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2" table:formula="of:=[.B$2]*[.A903]*1000" office:value-type="float" office:value="14.384" calcext:value-type="float">
            <text:p>14.384</text:p>
          </table:table-cell>
          <table:table-cell table:style-name="ce6" table:formula="of:=1/([.B903]/1000)" office:value-type="float" office:value="69.5216907675195" calcext:value-type="float">
            <text:p>70</text:p>
          </table:table-cell>
          <table:table-cell table:style-name="ce6" table:formula="of:=[.C903]/[.D$2]" office:value-type="float" office:value="17.3804226918799" calcext:value-type="float">
            <text:p>17</text:p>
          </table:table-cell>
          <table:table-cell table:style-name="ce6" table:formula="of:=[.D903]*60" office:value-type="float" office:value="1042.82536151279" calcext:value-type="float">
            <text:p>1043</text:p>
          </table:table-cell>
          <table:table-cell table:style-name="ce6" table:formula="of:=[.E903]*[.F$2]" office:value-type="float" office:value="2085.65072302558" calcext:value-type="float">
            <text:p>2086</text:p>
          </table:table-cell>
          <table:table-cell table:number-columns-repeated="5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2" table:formula="of:=[.B$2]*[.A904]*1000" office:value-type="float" office:value="14.4" calcext:value-type="float">
            <text:p>14.4</text:p>
          </table:table-cell>
          <table:table-cell table:style-name="ce6" table:formula="of:=1/([.B904]/1000)" office:value-type="float" office:value="69.4444444444444" calcext:value-type="float">
            <text:p>69</text:p>
          </table:table-cell>
          <table:table-cell table:style-name="ce6" table:formula="of:=[.C904]/[.D$2]" office:value-type="float" office:value="17.3611111111111" calcext:value-type="float">
            <text:p>17</text:p>
          </table:table-cell>
          <table:table-cell table:style-name="ce6" table:formula="of:=[.D904]*60" office:value-type="float" office:value="1041.66666666667" calcext:value-type="float">
            <text:p>1042</text:p>
          </table:table-cell>
          <table:table-cell table:style-name="ce6" table:formula="of:=[.E904]*[.F$2]" office:value-type="float" office:value="2083.33333333333" calcext:value-type="float">
            <text:p>2083</text:p>
          </table:table-cell>
          <table:table-cell table:number-columns-repeated="5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2" table:formula="of:=[.B$2]*[.A905]*1000" office:value-type="float" office:value="14.416" calcext:value-type="float">
            <text:p>14.416</text:p>
          </table:table-cell>
          <table:table-cell table:style-name="ce6" table:formula="of:=1/([.B905]/1000)" office:value-type="float" office:value="69.3673695893452" calcext:value-type="float">
            <text:p>69</text:p>
          </table:table-cell>
          <table:table-cell table:style-name="ce6" table:formula="of:=[.C905]/[.D$2]" office:value-type="float" office:value="17.3418423973363" calcext:value-type="float">
            <text:p>17</text:p>
          </table:table-cell>
          <table:table-cell table:style-name="ce6" table:formula="of:=[.D905]*60" office:value-type="float" office:value="1040.51054384018" calcext:value-type="float">
            <text:p>1041</text:p>
          </table:table-cell>
          <table:table-cell table:style-name="ce6" table:formula="of:=[.E905]*[.F$2]" office:value-type="float" office:value="2081.02108768036" calcext:value-type="float">
            <text:p>2081</text:p>
          </table:table-cell>
          <table:table-cell table:number-columns-repeated="5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 table:formula="of:=[.B$2]*[.A906]*1000" office:value-type="float" office:value="14.432" calcext:value-type="float">
            <text:p>14.432</text:p>
          </table:table-cell>
          <table:table-cell table:style-name="ce6" table:formula="of:=1/([.B906]/1000)" office:value-type="float" office:value="69.2904656319291" calcext:value-type="float">
            <text:p>69</text:p>
          </table:table-cell>
          <table:table-cell table:style-name="ce6" table:formula="of:=[.C906]/[.D$2]" office:value-type="float" office:value="17.3226164079823" calcext:value-type="float">
            <text:p>17</text:p>
          </table:table-cell>
          <table:table-cell table:style-name="ce6" table:formula="of:=[.D906]*60" office:value-type="float" office:value="1039.35698447894" calcext:value-type="float">
            <text:p>1039</text:p>
          </table:table-cell>
          <table:table-cell table:style-name="ce6" table:formula="of:=[.E906]*[.F$2]" office:value-type="float" office:value="2078.71396895787" calcext:value-type="float">
            <text:p>2079</text:p>
          </table:table-cell>
          <table:table-cell table:number-columns-repeated="5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2" table:formula="of:=[.B$2]*[.A907]*1000" office:value-type="float" office:value="14.448" calcext:value-type="float">
            <text:p>14.448</text:p>
          </table:table-cell>
          <table:table-cell table:style-name="ce6" table:formula="of:=1/([.B907]/1000)" office:value-type="float" office:value="69.2137320044297" calcext:value-type="float">
            <text:p>69</text:p>
          </table:table-cell>
          <table:table-cell table:style-name="ce6" table:formula="of:=[.C907]/[.D$2]" office:value-type="float" office:value="17.3034330011074" calcext:value-type="float">
            <text:p>17</text:p>
          </table:table-cell>
          <table:table-cell table:style-name="ce6" table:formula="of:=[.D907]*60" office:value-type="float" office:value="1038.20598006645" calcext:value-type="float">
            <text:p>1038</text:p>
          </table:table-cell>
          <table:table-cell table:style-name="ce6" table:formula="of:=[.E907]*[.F$2]" office:value-type="float" office:value="2076.41196013289" calcext:value-type="float">
            <text:p>2076</text:p>
          </table:table-cell>
          <table:table-cell table:number-columns-repeated="5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2" table:formula="of:=[.B$2]*[.A908]*1000" office:value-type="float" office:value="14.464" calcext:value-type="float">
            <text:p>14.464</text:p>
          </table:table-cell>
          <table:table-cell table:style-name="ce6" table:formula="of:=1/([.B908]/1000)" office:value-type="float" office:value="69.1371681415929" calcext:value-type="float">
            <text:p>69</text:p>
          </table:table-cell>
          <table:table-cell table:style-name="ce6" table:formula="of:=[.C908]/[.D$2]" office:value-type="float" office:value="17.2842920353982" calcext:value-type="float">
            <text:p>17</text:p>
          </table:table-cell>
          <table:table-cell table:style-name="ce6" table:formula="of:=[.D908]*60" office:value-type="float" office:value="1037.05752212389" calcext:value-type="float">
            <text:p>1037</text:p>
          </table:table-cell>
          <table:table-cell table:style-name="ce6" table:formula="of:=[.E908]*[.F$2]" office:value-type="float" office:value="2074.11504424779" calcext:value-type="float">
            <text:p>2074</text:p>
          </table:table-cell>
          <table:table-cell table:number-columns-repeated="5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2" table:formula="of:=[.B$2]*[.A909]*1000" office:value-type="float" office:value="14.48" calcext:value-type="float">
            <text:p>14.48</text:p>
          </table:table-cell>
          <table:table-cell table:style-name="ce6" table:formula="of:=1/([.B909]/1000)" office:value-type="float" office:value="69.060773480663" calcext:value-type="float">
            <text:p>69</text:p>
          </table:table-cell>
          <table:table-cell table:style-name="ce6" table:formula="of:=[.C909]/[.D$2]" office:value-type="float" office:value="17.2651933701657" calcext:value-type="float">
            <text:p>17</text:p>
          </table:table-cell>
          <table:table-cell table:style-name="ce6" table:formula="of:=[.D909]*60" office:value-type="float" office:value="1035.91160220994" calcext:value-type="float">
            <text:p>1036</text:p>
          </table:table-cell>
          <table:table-cell table:style-name="ce6" table:formula="of:=[.E909]*[.F$2]" office:value-type="float" office:value="2071.82320441989" calcext:value-type="float">
            <text:p>2072</text:p>
          </table:table-cell>
          <table:table-cell table:number-columns-repeated="5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 table:formula="of:=[.B$2]*[.A910]*1000" office:value-type="float" office:value="14.496" calcext:value-type="float">
            <text:p>14.496</text:p>
          </table:table-cell>
          <table:table-cell table:style-name="ce6" table:formula="of:=1/([.B910]/1000)" office:value-type="float" office:value="68.9845474613687" calcext:value-type="float">
            <text:p>69</text:p>
          </table:table-cell>
          <table:table-cell table:style-name="ce6" table:formula="of:=[.C910]/[.D$2]" office:value-type="float" office:value="17.2461368653422" calcext:value-type="float">
            <text:p>17</text:p>
          </table:table-cell>
          <table:table-cell table:style-name="ce6" table:formula="of:=[.D910]*60" office:value-type="float" office:value="1034.76821192053" calcext:value-type="float">
            <text:p>1035</text:p>
          </table:table-cell>
          <table:table-cell table:style-name="ce6" table:formula="of:=[.E910]*[.F$2]" office:value-type="float" office:value="2069.53642384106" calcext:value-type="float">
            <text:p>2070</text:p>
          </table:table-cell>
          <table:table-cell table:number-columns-repeated="5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2" table:formula="of:=[.B$2]*[.A911]*1000" office:value-type="float" office:value="14.512" calcext:value-type="float">
            <text:p>14.512</text:p>
          </table:table-cell>
          <table:table-cell table:style-name="ce6" table:formula="of:=1/([.B911]/1000)" office:value-type="float" office:value="68.9084895259096" calcext:value-type="float">
            <text:p>69</text:p>
          </table:table-cell>
          <table:table-cell table:style-name="ce6" table:formula="of:=[.C911]/[.D$2]" office:value-type="float" office:value="17.2271223814774" calcext:value-type="float">
            <text:p>17</text:p>
          </table:table-cell>
          <table:table-cell table:style-name="ce6" table:formula="of:=[.D911]*60" office:value-type="float" office:value="1033.62734288864" calcext:value-type="float">
            <text:p>1034</text:p>
          </table:table-cell>
          <table:table-cell table:style-name="ce6" table:formula="of:=[.E911]*[.F$2]" office:value-type="float" office:value="2067.25468577729" calcext:value-type="float">
            <text:p>2067</text:p>
          </table:table-cell>
          <table:table-cell table:number-columns-repeated="5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2" table:formula="of:=[.B$2]*[.A912]*1000" office:value-type="float" office:value="14.528" calcext:value-type="float">
            <text:p>14.528</text:p>
          </table:table-cell>
          <table:table-cell table:style-name="ce6" table:formula="of:=1/([.B912]/1000)" office:value-type="float" office:value="68.8325991189427" calcext:value-type="float">
            <text:p>69</text:p>
          </table:table-cell>
          <table:table-cell table:style-name="ce6" table:formula="of:=[.C912]/[.D$2]" office:value-type="float" office:value="17.2081497797357" calcext:value-type="float">
            <text:p>17</text:p>
          </table:table-cell>
          <table:table-cell table:style-name="ce6" table:formula="of:=[.D912]*60" office:value-type="float" office:value="1032.48898678414" calcext:value-type="float">
            <text:p>1032</text:p>
          </table:table-cell>
          <table:table-cell table:style-name="ce6" table:formula="of:=[.E912]*[.F$2]" office:value-type="float" office:value="2064.97797356828" calcext:value-type="float">
            <text:p>2065</text:p>
          </table:table-cell>
          <table:table-cell table:number-columns-repeated="5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2" table:formula="of:=[.B$2]*[.A913]*1000" office:value-type="float" office:value="14.544" calcext:value-type="float">
            <text:p>14.544</text:p>
          </table:table-cell>
          <table:table-cell table:style-name="ce6" table:formula="of:=1/([.B913]/1000)" office:value-type="float" office:value="68.7568756875688" calcext:value-type="float">
            <text:p>69</text:p>
          </table:table-cell>
          <table:table-cell table:style-name="ce6" table:formula="of:=[.C913]/[.D$2]" office:value-type="float" office:value="17.1892189218922" calcext:value-type="float">
            <text:p>17</text:p>
          </table:table-cell>
          <table:table-cell table:style-name="ce6" table:formula="of:=[.D913]*60" office:value-type="float" office:value="1031.35313531353" calcext:value-type="float">
            <text:p>1031</text:p>
          </table:table-cell>
          <table:table-cell table:style-name="ce6" table:formula="of:=[.E913]*[.F$2]" office:value-type="float" office:value="2062.70627062706" calcext:value-type="float">
            <text:p>2063</text:p>
          </table:table-cell>
          <table:table-cell table:number-columns-repeated="5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2" table:formula="of:=[.B$2]*[.A914]*1000" office:value-type="float" office:value="14.56" calcext:value-type="float">
            <text:p>14.56</text:p>
          </table:table-cell>
          <table:table-cell table:style-name="ce6" table:formula="of:=1/([.B914]/1000)" office:value-type="float" office:value="68.6813186813187" calcext:value-type="float">
            <text:p>69</text:p>
          </table:table-cell>
          <table:table-cell table:style-name="ce6" table:formula="of:=[.C914]/[.D$2]" office:value-type="float" office:value="17.1703296703297" calcext:value-type="float">
            <text:p>17</text:p>
          </table:table-cell>
          <table:table-cell table:style-name="ce6" table:formula="of:=[.D914]*60" office:value-type="float" office:value="1030.21978021978" calcext:value-type="float">
            <text:p>1030</text:p>
          </table:table-cell>
          <table:table-cell table:style-name="ce6" table:formula="of:=[.E914]*[.F$2]" office:value-type="float" office:value="2060.43956043956" calcext:value-type="float">
            <text:p>2060</text:p>
          </table:table-cell>
          <table:table-cell table:number-columns-repeated="5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2" table:formula="of:=[.B$2]*[.A915]*1000" office:value-type="float" office:value="14.576" calcext:value-type="float">
            <text:p>14.576</text:p>
          </table:table-cell>
          <table:table-cell table:style-name="ce6" table:formula="of:=1/([.B915]/1000)" office:value-type="float" office:value="68.6059275521405" calcext:value-type="float">
            <text:p>69</text:p>
          </table:table-cell>
          <table:table-cell table:style-name="ce6" table:formula="of:=[.C915]/[.D$2]" office:value-type="float" office:value="17.1514818880351" calcext:value-type="float">
            <text:p>17</text:p>
          </table:table-cell>
          <table:table-cell table:style-name="ce6" table:formula="of:=[.D915]*60" office:value-type="float" office:value="1029.08891328211" calcext:value-type="float">
            <text:p>1029</text:p>
          </table:table-cell>
          <table:table-cell table:style-name="ce6" table:formula="of:=[.E915]*[.F$2]" office:value-type="float" office:value="2058.17782656422" calcext:value-type="float">
            <text:p>2058</text:p>
          </table:table-cell>
          <table:table-cell table:number-columns-repeated="5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table:formula="of:=[.B$2]*[.A916]*1000" office:value-type="float" office:value="14.592" calcext:value-type="float">
            <text:p>14.592</text:p>
          </table:table-cell>
          <table:table-cell table:style-name="ce6" table:formula="of:=1/([.B916]/1000)" office:value-type="float" office:value="68.530701754386" calcext:value-type="float">
            <text:p>69</text:p>
          </table:table-cell>
          <table:table-cell table:style-name="ce6" table:formula="of:=[.C916]/[.D$2]" office:value-type="float" office:value="17.1326754385965" calcext:value-type="float">
            <text:p>17</text:p>
          </table:table-cell>
          <table:table-cell table:style-name="ce6" table:formula="of:=[.D916]*60" office:value-type="float" office:value="1027.96052631579" calcext:value-type="float">
            <text:p>1028</text:p>
          </table:table-cell>
          <table:table-cell table:style-name="ce6" table:formula="of:=[.E916]*[.F$2]" office:value-type="float" office:value="2055.92105263158" calcext:value-type="float">
            <text:p>2056</text:p>
          </table:table-cell>
          <table:table-cell table:number-columns-repeated="5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 table:formula="of:=[.B$2]*[.A917]*1000" office:value-type="float" office:value="14.608" calcext:value-type="float">
            <text:p>14.608</text:p>
          </table:table-cell>
          <table:table-cell table:style-name="ce6" table:formula="of:=1/([.B917]/1000)" office:value-type="float" office:value="68.4556407447974" calcext:value-type="float">
            <text:p>68</text:p>
          </table:table-cell>
          <table:table-cell table:style-name="ce6" table:formula="of:=[.C917]/[.D$2]" office:value-type="float" office:value="17.1139101861993" calcext:value-type="float">
            <text:p>17</text:p>
          </table:table-cell>
          <table:table-cell table:style-name="ce6" table:formula="of:=[.D917]*60" office:value-type="float" office:value="1026.83461117196" calcext:value-type="float">
            <text:p>1027</text:p>
          </table:table-cell>
          <table:table-cell table:style-name="ce6" table:formula="of:=[.E917]*[.F$2]" office:value-type="float" office:value="2053.66922234392" calcext:value-type="float">
            <text:p>2054</text:p>
          </table:table-cell>
          <table:table-cell table:number-columns-repeated="5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2" table:formula="of:=[.B$2]*[.A918]*1000" office:value-type="float" office:value="14.624" calcext:value-type="float">
            <text:p>14.624</text:p>
          </table:table-cell>
          <table:table-cell table:style-name="ce6" table:formula="of:=1/([.B918]/1000)" office:value-type="float" office:value="68.3807439824945" calcext:value-type="float">
            <text:p>68</text:p>
          </table:table-cell>
          <table:table-cell table:style-name="ce6" table:formula="of:=[.C918]/[.D$2]" office:value-type="float" office:value="17.0951859956236" calcext:value-type="float">
            <text:p>17</text:p>
          </table:table-cell>
          <table:table-cell table:style-name="ce6" table:formula="of:=[.D918]*60" office:value-type="float" office:value="1025.71115973742" calcext:value-type="float">
            <text:p>1026</text:p>
          </table:table-cell>
          <table:table-cell table:style-name="ce6" table:formula="of:=[.E918]*[.F$2]" office:value-type="float" office:value="2051.42231947484" calcext:value-type="float">
            <text:p>2051</text:p>
          </table:table-cell>
          <table:table-cell table:number-columns-repeated="5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2" table:formula="of:=[.B$2]*[.A919]*1000" office:value-type="float" office:value="14.64" calcext:value-type="float">
            <text:p>14.64</text:p>
          </table:table-cell>
          <table:table-cell table:style-name="ce6" table:formula="of:=1/([.B919]/1000)" office:value-type="float" office:value="68.3060109289618" calcext:value-type="float">
            <text:p>68</text:p>
          </table:table-cell>
          <table:table-cell table:style-name="ce6" table:formula="of:=[.C919]/[.D$2]" office:value-type="float" office:value="17.0765027322404" calcext:value-type="float">
            <text:p>17</text:p>
          </table:table-cell>
          <table:table-cell table:style-name="ce6" table:formula="of:=[.D919]*60" office:value-type="float" office:value="1024.59016393443" calcext:value-type="float">
            <text:p>1025</text:p>
          </table:table-cell>
          <table:table-cell table:style-name="ce6" table:formula="of:=[.E919]*[.F$2]" office:value-type="float" office:value="2049.18032786885" calcext:value-type="float">
            <text:p>2049</text:p>
          </table:table-cell>
          <table:table-cell table:number-columns-repeated="5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2" table:formula="of:=[.B$2]*[.A920]*1000" office:value-type="float" office:value="14.656" calcext:value-type="float">
            <text:p>14.656</text:p>
          </table:table-cell>
          <table:table-cell table:style-name="ce6" table:formula="of:=1/([.B920]/1000)" office:value-type="float" office:value="68.2314410480349" calcext:value-type="float">
            <text:p>68</text:p>
          </table:table-cell>
          <table:table-cell table:style-name="ce6" table:formula="of:=[.C920]/[.D$2]" office:value-type="float" office:value="17.0578602620087" calcext:value-type="float">
            <text:p>17</text:p>
          </table:table-cell>
          <table:table-cell table:style-name="ce6" table:formula="of:=[.D920]*60" office:value-type="float" office:value="1023.47161572052" calcext:value-type="float">
            <text:p>1023</text:p>
          </table:table-cell>
          <table:table-cell table:style-name="ce6" table:formula="of:=[.E920]*[.F$2]" office:value-type="float" office:value="2046.94323144105" calcext:value-type="float">
            <text:p>2047</text:p>
          </table:table-cell>
          <table:table-cell table:number-columns-repeated="5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2" table:formula="of:=[.B$2]*[.A921]*1000" office:value-type="float" office:value="14.672" calcext:value-type="float">
            <text:p>14.672</text:p>
          </table:table-cell>
          <table:table-cell table:style-name="ce6" table:formula="of:=1/([.B921]/1000)" office:value-type="float" office:value="68.1570338058888" calcext:value-type="float">
            <text:p>68</text:p>
          </table:table-cell>
          <table:table-cell table:style-name="ce6" table:formula="of:=[.C921]/[.D$2]" office:value-type="float" office:value="17.0392584514722" calcext:value-type="float">
            <text:p>17</text:p>
          </table:table-cell>
          <table:table-cell table:style-name="ce6" table:formula="of:=[.D921]*60" office:value-type="float" office:value="1022.35550708833" calcext:value-type="float">
            <text:p>1022</text:p>
          </table:table-cell>
          <table:table-cell table:style-name="ce6" table:formula="of:=[.E921]*[.F$2]" office:value-type="float" office:value="2044.71101417666" calcext:value-type="float">
            <text:p>2045</text:p>
          </table:table-cell>
          <table:table-cell table:number-columns-repeated="5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2" table:formula="of:=[.B$2]*[.A922]*1000" office:value-type="float" office:value="14.688" calcext:value-type="float">
            <text:p>14.688</text:p>
          </table:table-cell>
          <table:table-cell table:style-name="ce6" table:formula="of:=1/([.B922]/1000)" office:value-type="float" office:value="68.082788671024" calcext:value-type="float">
            <text:p>68</text:p>
          </table:table-cell>
          <table:table-cell table:style-name="ce6" table:formula="of:=[.C922]/[.D$2]" office:value-type="float" office:value="17.020697167756" calcext:value-type="float">
            <text:p>17</text:p>
          </table:table-cell>
          <table:table-cell table:style-name="ce6" table:formula="of:=[.D922]*60" office:value-type="float" office:value="1021.24183006536" calcext:value-type="float">
            <text:p>1021</text:p>
          </table:table-cell>
          <table:table-cell table:style-name="ce6" table:formula="of:=[.E922]*[.F$2]" office:value-type="float" office:value="2042.48366013072" calcext:value-type="float">
            <text:p>2042</text:p>
          </table:table-cell>
          <table:table-cell table:number-columns-repeated="5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2" table:formula="of:=[.B$2]*[.A923]*1000" office:value-type="float" office:value="14.704" calcext:value-type="float">
            <text:p>14.704</text:p>
          </table:table-cell>
          <table:table-cell table:style-name="ce6" table:formula="of:=1/([.B923]/1000)" office:value-type="float" office:value="68.0087051142546" calcext:value-type="float">
            <text:p>68</text:p>
          </table:table-cell>
          <table:table-cell table:style-name="ce6" table:formula="of:=[.C923]/[.D$2]" office:value-type="float" office:value="17.0021762785637" calcext:value-type="float">
            <text:p>17</text:p>
          </table:table-cell>
          <table:table-cell table:style-name="ce6" table:formula="of:=[.D923]*60" office:value-type="float" office:value="1020.13057671382" calcext:value-type="float">
            <text:p>1020</text:p>
          </table:table-cell>
          <table:table-cell table:style-name="ce6" table:formula="of:=[.E923]*[.F$2]" office:value-type="float" office:value="2040.26115342764" calcext:value-type="float">
            <text:p>2040</text:p>
          </table:table-cell>
          <table:table-cell table:number-columns-repeated="5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2" table:formula="of:=[.B$2]*[.A924]*1000" office:value-type="float" office:value="14.72" calcext:value-type="float">
            <text:p>14.72</text:p>
          </table:table-cell>
          <table:table-cell table:style-name="ce6" table:formula="of:=1/([.B924]/1000)" office:value-type="float" office:value="67.9347826086957" calcext:value-type="float">
            <text:p>68</text:p>
          </table:table-cell>
          <table:table-cell table:style-name="ce6" table:formula="of:=[.C924]/[.D$2]" office:value-type="float" office:value="16.9836956521739" calcext:value-type="float">
            <text:p>17</text:p>
          </table:table-cell>
          <table:table-cell table:style-name="ce6" table:formula="of:=[.D924]*60" office:value-type="float" office:value="1019.02173913043" calcext:value-type="float">
            <text:p>1019</text:p>
          </table:table-cell>
          <table:table-cell table:style-name="ce6" table:formula="of:=[.E924]*[.F$2]" office:value-type="float" office:value="2038.04347826087" calcext:value-type="float">
            <text:p>2038</text:p>
          </table:table-cell>
          <table:table-cell table:number-columns-repeated="5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2" table:formula="of:=[.B$2]*[.A925]*1000" office:value-type="float" office:value="14.736" calcext:value-type="float">
            <text:p>14.736</text:p>
          </table:table-cell>
          <table:table-cell table:style-name="ce6" table:formula="of:=1/([.B925]/1000)" office:value-type="float" office:value="67.8610206297503" calcext:value-type="float">
            <text:p>68</text:p>
          </table:table-cell>
          <table:table-cell table:style-name="ce6" table:formula="of:=[.C925]/[.D$2]" office:value-type="float" office:value="16.9652551574376" calcext:value-type="float">
            <text:p>17</text:p>
          </table:table-cell>
          <table:table-cell table:style-name="ce6" table:formula="of:=[.D925]*60" office:value-type="float" office:value="1017.91530944625" calcext:value-type="float">
            <text:p>1018</text:p>
          </table:table-cell>
          <table:table-cell table:style-name="ce6" table:formula="of:=[.E925]*[.F$2]" office:value-type="float" office:value="2035.83061889251" calcext:value-type="float">
            <text:p>2036</text:p>
          </table:table-cell>
          <table:table-cell table:number-columns-repeated="5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 table:formula="of:=[.B$2]*[.A926]*1000" office:value-type="float" office:value="14.752" calcext:value-type="float">
            <text:p>14.752</text:p>
          </table:table-cell>
          <table:table-cell table:style-name="ce6" table:formula="of:=1/([.B926]/1000)" office:value-type="float" office:value="67.7874186550976" calcext:value-type="float">
            <text:p>68</text:p>
          </table:table-cell>
          <table:table-cell table:style-name="ce6" table:formula="of:=[.C926]/[.D$2]" office:value-type="float" office:value="16.9468546637744" calcext:value-type="float">
            <text:p>17</text:p>
          </table:table-cell>
          <table:table-cell table:style-name="ce6" table:formula="of:=[.D926]*60" office:value-type="float" office:value="1016.81127982646" calcext:value-type="float">
            <text:p>1017</text:p>
          </table:table-cell>
          <table:table-cell table:style-name="ce6" table:formula="of:=[.E926]*[.F$2]" office:value-type="float" office:value="2033.62255965293" calcext:value-type="float">
            <text:p>2034</text:p>
          </table:table-cell>
          <table:table-cell table:number-columns-repeated="5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2" table:formula="of:=[.B$2]*[.A927]*1000" office:value-type="float" office:value="14.768" calcext:value-type="float">
            <text:p>14.768</text:p>
          </table:table-cell>
          <table:table-cell table:style-name="ce6" table:formula="of:=1/([.B927]/1000)" office:value-type="float" office:value="67.7139761646804" calcext:value-type="float">
            <text:p>68</text:p>
          </table:table-cell>
          <table:table-cell table:style-name="ce6" table:formula="of:=[.C927]/[.D$2]" office:value-type="float" office:value="16.9284940411701" calcext:value-type="float">
            <text:p>17</text:p>
          </table:table-cell>
          <table:table-cell table:style-name="ce6" table:formula="of:=[.D927]*60" office:value-type="float" office:value="1015.70964247021" calcext:value-type="float">
            <text:p>1016</text:p>
          </table:table-cell>
          <table:table-cell table:style-name="ce6" table:formula="of:=[.E927]*[.F$2]" office:value-type="float" office:value="2031.41928494041" calcext:value-type="float">
            <text:p>2031</text:p>
          </table:table-cell>
          <table:table-cell table:number-columns-repeated="5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2" table:formula="of:=[.B$2]*[.A928]*1000" office:value-type="float" office:value="14.784" calcext:value-type="float">
            <text:p>14.784</text:p>
          </table:table-cell>
          <table:table-cell table:style-name="ce6" table:formula="of:=1/([.B928]/1000)" office:value-type="float" office:value="67.6406926406927" calcext:value-type="float">
            <text:p>68</text:p>
          </table:table-cell>
          <table:table-cell table:style-name="ce6" table:formula="of:=[.C928]/[.D$2]" office:value-type="float" office:value="16.9101731601732" calcext:value-type="float">
            <text:p>17</text:p>
          </table:table-cell>
          <table:table-cell table:style-name="ce6" table:formula="of:=[.D928]*60" office:value-type="float" office:value="1014.61038961039" calcext:value-type="float">
            <text:p>1015</text:p>
          </table:table-cell>
          <table:table-cell table:style-name="ce6" table:formula="of:=[.E928]*[.F$2]" office:value-type="float" office:value="2029.22077922078" calcext:value-type="float">
            <text:p>2029</text:p>
          </table:table-cell>
          <table:table-cell table:number-columns-repeated="5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2" table:formula="of:=[.B$2]*[.A929]*1000" office:value-type="float" office:value="14.8" calcext:value-type="float">
            <text:p>14.8</text:p>
          </table:table-cell>
          <table:table-cell table:style-name="ce6" table:formula="of:=1/([.B929]/1000)" office:value-type="float" office:value="67.5675675675676" calcext:value-type="float">
            <text:p>68</text:p>
          </table:table-cell>
          <table:table-cell table:style-name="ce6" table:formula="of:=[.C929]/[.D$2]" office:value-type="float" office:value="16.8918918918919" calcext:value-type="float">
            <text:p>17</text:p>
          </table:table-cell>
          <table:table-cell table:style-name="ce6" table:formula="of:=[.D929]*60" office:value-type="float" office:value="1013.51351351351" calcext:value-type="float">
            <text:p>1014</text:p>
          </table:table-cell>
          <table:table-cell table:style-name="ce6" table:formula="of:=[.E929]*[.F$2]" office:value-type="float" office:value="2027.02702702703" calcext:value-type="float">
            <text:p>2027</text:p>
          </table:table-cell>
          <table:table-cell table:number-columns-repeated="5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2" table:formula="of:=[.B$2]*[.A930]*1000" office:value-type="float" office:value="14.816" calcext:value-type="float">
            <text:p>14.816</text:p>
          </table:table-cell>
          <table:table-cell table:style-name="ce6" table:formula="of:=1/([.B930]/1000)" office:value-type="float" office:value="67.4946004319655" calcext:value-type="float">
            <text:p>67</text:p>
          </table:table-cell>
          <table:table-cell table:style-name="ce6" table:formula="of:=[.C930]/[.D$2]" office:value-type="float" office:value="16.8736501079914" calcext:value-type="float">
            <text:p>17</text:p>
          </table:table-cell>
          <table:table-cell table:style-name="ce6" table:formula="of:=[.D930]*60" office:value-type="float" office:value="1012.41900647948" calcext:value-type="float">
            <text:p>1012</text:p>
          </table:table-cell>
          <table:table-cell table:style-name="ce6" table:formula="of:=[.E930]*[.F$2]" office:value-type="float" office:value="2024.83801295896" calcext:value-type="float">
            <text:p>2025</text:p>
          </table:table-cell>
          <table:table-cell table:number-columns-repeated="5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2" table:formula="of:=[.B$2]*[.A931]*1000" office:value-type="float" office:value="14.832" calcext:value-type="float">
            <text:p>14.832</text:p>
          </table:table-cell>
          <table:table-cell table:style-name="ce6" table:formula="of:=1/([.B931]/1000)" office:value-type="float" office:value="67.4217907227616" calcext:value-type="float">
            <text:p>67</text:p>
          </table:table-cell>
          <table:table-cell table:style-name="ce6" table:formula="of:=[.C931]/[.D$2]" office:value-type="float" office:value="16.8554476806904" calcext:value-type="float">
            <text:p>17</text:p>
          </table:table-cell>
          <table:table-cell table:style-name="ce6" table:formula="of:=[.D931]*60" office:value-type="float" office:value="1011.32686084142" calcext:value-type="float">
            <text:p>1011</text:p>
          </table:table-cell>
          <table:table-cell table:style-name="ce6" table:formula="of:=[.E931]*[.F$2]" office:value-type="float" office:value="2022.65372168285" calcext:value-type="float">
            <text:p>2023</text:p>
          </table:table-cell>
          <table:table-cell table:number-columns-repeated="5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2" table:formula="of:=[.B$2]*[.A932]*1000" office:value-type="float" office:value="14.848" calcext:value-type="float">
            <text:p>14.848</text:p>
          </table:table-cell>
          <table:table-cell table:style-name="ce6" table:formula="of:=1/([.B932]/1000)" office:value-type="float" office:value="67.3491379310345" calcext:value-type="float">
            <text:p>67</text:p>
          </table:table-cell>
          <table:table-cell table:style-name="ce6" table:formula="of:=[.C932]/[.D$2]" office:value-type="float" office:value="16.8372844827586" calcext:value-type="float">
            <text:p>17</text:p>
          </table:table-cell>
          <table:table-cell table:style-name="ce6" table:formula="of:=[.D932]*60" office:value-type="float" office:value="1010.23706896552" calcext:value-type="float">
            <text:p>1010</text:p>
          </table:table-cell>
          <table:table-cell table:style-name="ce6" table:formula="of:=[.E932]*[.F$2]" office:value-type="float" office:value="2020.47413793103" calcext:value-type="float">
            <text:p>2020</text:p>
          </table:table-cell>
          <table:table-cell table:number-columns-repeated="5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2" table:formula="of:=[.B$2]*[.A933]*1000" office:value-type="float" office:value="14.864" calcext:value-type="float">
            <text:p>14.864</text:p>
          </table:table-cell>
          <table:table-cell table:style-name="ce6" table:formula="of:=1/([.B933]/1000)" office:value-type="float" office:value="67.2766415500538" calcext:value-type="float">
            <text:p>67</text:p>
          </table:table-cell>
          <table:table-cell table:style-name="ce6" table:formula="of:=[.C933]/[.D$2]" office:value-type="float" office:value="16.8191603875135" calcext:value-type="float">
            <text:p>17</text:p>
          </table:table-cell>
          <table:table-cell table:style-name="ce6" table:formula="of:=[.D933]*60" office:value-type="float" office:value="1009.14962325081" calcext:value-type="float">
            <text:p>1009</text:p>
          </table:table-cell>
          <table:table-cell table:style-name="ce6" table:formula="of:=[.E933]*[.F$2]" office:value-type="float" office:value="2018.29924650161" calcext:value-type="float">
            <text:p>2018</text:p>
          </table:table-cell>
          <table:table-cell table:number-columns-repeated="5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 table:formula="of:=[.B$2]*[.A934]*1000" office:value-type="float" office:value="14.88" calcext:value-type="float">
            <text:p>14.88</text:p>
          </table:table-cell>
          <table:table-cell table:style-name="ce6" table:formula="of:=1/([.B934]/1000)" office:value-type="float" office:value="67.2043010752688" calcext:value-type="float">
            <text:p>67</text:p>
          </table:table-cell>
          <table:table-cell table:style-name="ce6" table:formula="of:=[.C934]/[.D$2]" office:value-type="float" office:value="16.8010752688172" calcext:value-type="float">
            <text:p>17</text:p>
          </table:table-cell>
          <table:table-cell table:style-name="ce6" table:formula="of:=[.D934]*60" office:value-type="float" office:value="1008.06451612903" calcext:value-type="float">
            <text:p>1008</text:p>
          </table:table-cell>
          <table:table-cell table:style-name="ce6" table:formula="of:=[.E934]*[.F$2]" office:value-type="float" office:value="2016.12903225806" calcext:value-type="float">
            <text:p>2016</text:p>
          </table:table-cell>
          <table:table-cell table:number-columns-repeated="5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 table:formula="of:=[.B$2]*[.A935]*1000" office:value-type="float" office:value="14.896" calcext:value-type="float">
            <text:p>14.896</text:p>
          </table:table-cell>
          <table:table-cell table:style-name="ce6" table:formula="of:=1/([.B935]/1000)" office:value-type="float" office:value="67.1321160042965" calcext:value-type="float">
            <text:p>67</text:p>
          </table:table-cell>
          <table:table-cell table:style-name="ce6" table:formula="of:=[.C935]/[.D$2]" office:value-type="float" office:value="16.7830290010741" calcext:value-type="float">
            <text:p>17</text:p>
          </table:table-cell>
          <table:table-cell table:style-name="ce6" table:formula="of:=[.D935]*60" office:value-type="float" office:value="1006.98174006445" calcext:value-type="float">
            <text:p>1007</text:p>
          </table:table-cell>
          <table:table-cell table:style-name="ce6" table:formula="of:=[.E935]*[.F$2]" office:value-type="float" office:value="2013.96348012889" calcext:value-type="float">
            <text:p>2014</text:p>
          </table:table-cell>
          <table:table-cell table:number-columns-repeated="5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 table:formula="of:=[.B$2]*[.A936]*1000" office:value-type="float" office:value="14.912" calcext:value-type="float">
            <text:p>14.912</text:p>
          </table:table-cell>
          <table:table-cell table:style-name="ce6" table:formula="of:=1/([.B936]/1000)" office:value-type="float" office:value="67.0600858369099" calcext:value-type="float">
            <text:p>67</text:p>
          </table:table-cell>
          <table:table-cell table:style-name="ce6" table:formula="of:=[.C936]/[.D$2]" office:value-type="float" office:value="16.7650214592275" calcext:value-type="float">
            <text:p>17</text:p>
          </table:table-cell>
          <table:table-cell table:style-name="ce6" table:formula="of:=[.D936]*60" office:value-type="float" office:value="1005.90128755365" calcext:value-type="float">
            <text:p>1006</text:p>
          </table:table-cell>
          <table:table-cell table:style-name="ce6" table:formula="of:=[.E936]*[.F$2]" office:value-type="float" office:value="2011.8025751073" calcext:value-type="float">
            <text:p>2012</text:p>
          </table:table-cell>
          <table:table-cell table:number-columns-repeated="5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2" table:formula="of:=[.B$2]*[.A937]*1000" office:value-type="float" office:value="14.928" calcext:value-type="float">
            <text:p>14.928</text:p>
          </table:table-cell>
          <table:table-cell table:style-name="ce6" table:formula="of:=1/([.B937]/1000)" office:value-type="float" office:value="66.9882100750268" calcext:value-type="float">
            <text:p>67</text:p>
          </table:table-cell>
          <table:table-cell table:style-name="ce6" table:formula="of:=[.C937]/[.D$2]" office:value-type="float" office:value="16.7470525187567" calcext:value-type="float">
            <text:p>17</text:p>
          </table:table-cell>
          <table:table-cell table:style-name="ce6" table:formula="of:=[.D937]*60" office:value-type="float" office:value="1004.8231511254" calcext:value-type="float">
            <text:p>1005</text:p>
          </table:table-cell>
          <table:table-cell table:style-name="ce6" table:formula="of:=[.E937]*[.F$2]" office:value-type="float" office:value="2009.6463022508" calcext:value-type="float">
            <text:p>2010</text:p>
          </table:table-cell>
          <table:table-cell table:number-columns-repeated="5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2" table:formula="of:=[.B$2]*[.A938]*1000" office:value-type="float" office:value="14.944" calcext:value-type="float">
            <text:p>14.944</text:p>
          </table:table-cell>
          <table:table-cell table:style-name="ce6" table:formula="of:=1/([.B938]/1000)" office:value-type="float" office:value="66.9164882226981" calcext:value-type="float">
            <text:p>67</text:p>
          </table:table-cell>
          <table:table-cell table:style-name="ce6" table:formula="of:=[.C938]/[.D$2]" office:value-type="float" office:value="16.7291220556745" calcext:value-type="float">
            <text:p>17</text:p>
          </table:table-cell>
          <table:table-cell table:style-name="ce6" table:formula="of:=[.D938]*60" office:value-type="float" office:value="1003.74732334047" calcext:value-type="float">
            <text:p>1004</text:p>
          </table:table-cell>
          <table:table-cell table:style-name="ce6" table:formula="of:=[.E938]*[.F$2]" office:value-type="float" office:value="2007.49464668094" calcext:value-type="float">
            <text:p>2007</text:p>
          </table:table-cell>
          <table:table-cell table:number-columns-repeated="5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2" table:formula="of:=[.B$2]*[.A939]*1000" office:value-type="float" office:value="14.96" calcext:value-type="float">
            <text:p>14.96</text:p>
          </table:table-cell>
          <table:table-cell table:style-name="ce6" table:formula="of:=1/([.B939]/1000)" office:value-type="float" office:value="66.8449197860963" calcext:value-type="float">
            <text:p>67</text:p>
          </table:table-cell>
          <table:table-cell table:style-name="ce6" table:formula="of:=[.C939]/[.D$2]" office:value-type="float" office:value="16.7112299465241" calcext:value-type="float">
            <text:p>17</text:p>
          </table:table-cell>
          <table:table-cell table:style-name="ce6" table:formula="of:=[.D939]*60" office:value-type="float" office:value="1002.67379679144" calcext:value-type="float">
            <text:p>1003</text:p>
          </table:table-cell>
          <table:table-cell table:style-name="ce6" table:formula="of:=[.E939]*[.F$2]" office:value-type="float" office:value="2005.34759358289" calcext:value-type="float">
            <text:p>2005</text:p>
          </table:table-cell>
          <table:table-cell table:number-columns-repeated="5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2" table:formula="of:=[.B$2]*[.A940]*1000" office:value-type="float" office:value="14.976" calcext:value-type="float">
            <text:p>14.976</text:p>
          </table:table-cell>
          <table:table-cell table:style-name="ce6" table:formula="of:=1/([.B940]/1000)" office:value-type="float" office:value="66.7735042735043" calcext:value-type="float">
            <text:p>67</text:p>
          </table:table-cell>
          <table:table-cell table:style-name="ce6" table:formula="of:=[.C940]/[.D$2]" office:value-type="float" office:value="16.6933760683761" calcext:value-type="float">
            <text:p>17</text:p>
          </table:table-cell>
          <table:table-cell table:style-name="ce6" table:formula="of:=[.D940]*60" office:value-type="float" office:value="1001.60256410256" calcext:value-type="float">
            <text:p>1002</text:p>
          </table:table-cell>
          <table:table-cell table:style-name="ce6" table:formula="of:=[.E940]*[.F$2]" office:value-type="float" office:value="2003.20512820513" calcext:value-type="float">
            <text:p>2003</text:p>
          </table:table-cell>
          <table:table-cell table:number-columns-repeated="5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2" table:formula="of:=[.B$2]*[.A941]*1000" office:value-type="float" office:value="14.992" calcext:value-type="float">
            <text:p>14.992</text:p>
          </table:table-cell>
          <table:table-cell table:style-name="ce6" table:formula="of:=1/([.B941]/1000)" office:value-type="float" office:value="66.7022411953042" calcext:value-type="float">
            <text:p>67</text:p>
          </table:table-cell>
          <table:table-cell table:style-name="ce6" table:formula="of:=[.C941]/[.D$2]" office:value-type="float" office:value="16.675560298826" calcext:value-type="float">
            <text:p>17</text:p>
          </table:table-cell>
          <table:table-cell table:style-name="ce6" table:formula="of:=[.D941]*60" office:value-type="float" office:value="1000.53361792956" calcext:value-type="float">
            <text:p>1001</text:p>
          </table:table-cell>
          <table:table-cell table:style-name="ce6" table:formula="of:=[.E941]*[.F$2]" office:value-type="float" office:value="2001.06723585912" calcext:value-type="float">
            <text:p>2001</text:p>
          </table:table-cell>
          <table:table-cell table:number-columns-repeated="5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2" table:formula="of:=[.B$2]*[.A942]*1000" office:value-type="float" office:value="15.008" calcext:value-type="float">
            <text:p>15.008</text:p>
          </table:table-cell>
          <table:table-cell table:style-name="ce6" table:formula="of:=1/([.B942]/1000)" office:value-type="float" office:value="66.6311300639659" calcext:value-type="float">
            <text:p>67</text:p>
          </table:table-cell>
          <table:table-cell table:style-name="ce6" table:formula="of:=[.C942]/[.D$2]" office:value-type="float" office:value="16.6577825159915" calcext:value-type="float">
            <text:p>17</text:p>
          </table:table-cell>
          <table:table-cell table:style-name="ce6" table:formula="of:=[.D942]*60" office:value-type="float" office:value="999.466950959488" calcext:value-type="float">
            <text:p>999</text:p>
          </table:table-cell>
          <table:table-cell table:style-name="ce6" table:formula="of:=[.E942]*[.F$2]" office:value-type="float" office:value="1998.93390191898" calcext:value-type="float">
            <text:p>1999</text:p>
          </table:table-cell>
          <table:table-cell table:number-columns-repeated="5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2" table:formula="of:=[.B$2]*[.A943]*1000" office:value-type="float" office:value="15.024" calcext:value-type="float">
            <text:p>15.024</text:p>
          </table:table-cell>
          <table:table-cell table:style-name="ce6" table:formula="of:=1/([.B943]/1000)" office:value-type="float" office:value="66.5601703940362" calcext:value-type="float">
            <text:p>67</text:p>
          </table:table-cell>
          <table:table-cell table:style-name="ce6" table:formula="of:=[.C943]/[.D$2]" office:value-type="float" office:value="16.6400425985091" calcext:value-type="float">
            <text:p>17</text:p>
          </table:table-cell>
          <table:table-cell table:style-name="ce6" table:formula="of:=[.D943]*60" office:value-type="float" office:value="998.402555910543" calcext:value-type="float">
            <text:p>998</text:p>
          </table:table-cell>
          <table:table-cell table:style-name="ce6" table:formula="of:=[.E943]*[.F$2]" office:value-type="float" office:value="1996.80511182109" calcext:value-type="float">
            <text:p>1997</text:p>
          </table:table-cell>
          <table:table-cell table:number-columns-repeated="5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2" table:formula="of:=[.B$2]*[.A944]*1000" office:value-type="float" office:value="15.04" calcext:value-type="float">
            <text:p>15.04</text:p>
          </table:table-cell>
          <table:table-cell table:style-name="ce6" table:formula="of:=1/([.B944]/1000)" office:value-type="float" office:value="66.4893617021277" calcext:value-type="float">
            <text:p>66</text:p>
          </table:table-cell>
          <table:table-cell table:style-name="ce6" table:formula="of:=[.C944]/[.D$2]" office:value-type="float" office:value="16.6223404255319" calcext:value-type="float">
            <text:p>17</text:p>
          </table:table-cell>
          <table:table-cell table:style-name="ce6" table:formula="of:=[.D944]*60" office:value-type="float" office:value="997.340425531915" calcext:value-type="float">
            <text:p>997</text:p>
          </table:table-cell>
          <table:table-cell table:style-name="ce6" table:formula="of:=[.E944]*[.F$2]" office:value-type="float" office:value="1994.68085106383" calcext:value-type="float">
            <text:p>1995</text:p>
          </table:table-cell>
          <table:table-cell table:number-columns-repeated="5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2" table:formula="of:=[.B$2]*[.A945]*1000" office:value-type="float" office:value="15.056" calcext:value-type="float">
            <text:p>15.056</text:p>
          </table:table-cell>
          <table:table-cell table:style-name="ce6" table:formula="of:=1/([.B945]/1000)" office:value-type="float" office:value="66.4187035069075" calcext:value-type="float">
            <text:p>66</text:p>
          </table:table-cell>
          <table:table-cell table:style-name="ce6" table:formula="of:=[.C945]/[.D$2]" office:value-type="float" office:value="16.6046758767269" calcext:value-type="float">
            <text:p>17</text:p>
          </table:table-cell>
          <table:table-cell table:style-name="ce6" table:formula="of:=[.D945]*60" office:value-type="float" office:value="996.280552603613" calcext:value-type="float">
            <text:p>996</text:p>
          </table:table-cell>
          <table:table-cell table:style-name="ce6" table:formula="of:=[.E945]*[.F$2]" office:value-type="float" office:value="1992.56110520723" calcext:value-type="float">
            <text:p>1993</text:p>
          </table:table-cell>
          <table:table-cell table:number-columns-repeated="5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 table:formula="of:=[.B$2]*[.A946]*1000" office:value-type="float" office:value="15.072" calcext:value-type="float">
            <text:p>15.072</text:p>
          </table:table-cell>
          <table:table-cell table:style-name="ce6" table:formula="of:=1/([.B946]/1000)" office:value-type="float" office:value="66.3481953290871" calcext:value-type="float">
            <text:p>66</text:p>
          </table:table-cell>
          <table:table-cell table:style-name="ce6" table:formula="of:=[.C946]/[.D$2]" office:value-type="float" office:value="16.5870488322718" calcext:value-type="float">
            <text:p>17</text:p>
          </table:table-cell>
          <table:table-cell table:style-name="ce6" table:formula="of:=[.D946]*60" office:value-type="float" office:value="995.222929936306" calcext:value-type="float">
            <text:p>995</text:p>
          </table:table-cell>
          <table:table-cell table:style-name="ce6" table:formula="of:=[.E946]*[.F$2]" office:value-type="float" office:value="1990.44585987261" calcext:value-type="float">
            <text:p>1990</text:p>
          </table:table-cell>
          <table:table-cell table:number-columns-repeated="5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2" table:formula="of:=[.B$2]*[.A947]*1000" office:value-type="float" office:value="15.088" calcext:value-type="float">
            <text:p>15.088</text:p>
          </table:table-cell>
          <table:table-cell table:style-name="ce6" table:formula="of:=1/([.B947]/1000)" office:value-type="float" office:value="66.2778366914104" calcext:value-type="float">
            <text:p>66</text:p>
          </table:table-cell>
          <table:table-cell table:style-name="ce6" table:formula="of:=[.C947]/[.D$2]" office:value-type="float" office:value="16.5694591728526" calcext:value-type="float">
            <text:p>17</text:p>
          </table:table-cell>
          <table:table-cell table:style-name="ce6" table:formula="of:=[.D947]*60" office:value-type="float" office:value="994.167550371156" calcext:value-type="float">
            <text:p>994</text:p>
          </table:table-cell>
          <table:table-cell table:style-name="ce6" table:formula="of:=[.E947]*[.F$2]" office:value-type="float" office:value="1988.33510074231" calcext:value-type="float">
            <text:p>1988</text:p>
          </table:table-cell>
          <table:table-cell table:number-columns-repeated="5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2" table:formula="of:=[.B$2]*[.A948]*1000" office:value-type="float" office:value="15.104" calcext:value-type="float">
            <text:p>15.104</text:p>
          </table:table-cell>
          <table:table-cell table:style-name="ce6" table:formula="of:=1/([.B948]/1000)" office:value-type="float" office:value="66.2076271186441" calcext:value-type="float">
            <text:p>66</text:p>
          </table:table-cell>
          <table:table-cell table:style-name="ce6" table:formula="of:=[.C948]/[.D$2]" office:value-type="float" office:value="16.551906779661" calcext:value-type="float">
            <text:p>17</text:p>
          </table:table-cell>
          <table:table-cell table:style-name="ce6" table:formula="of:=[.D948]*60" office:value-type="float" office:value="993.114406779661" calcext:value-type="float">
            <text:p>993</text:p>
          </table:table-cell>
          <table:table-cell table:style-name="ce6" table:formula="of:=[.E948]*[.F$2]" office:value-type="float" office:value="1986.22881355932" calcext:value-type="float">
            <text:p>1986</text:p>
          </table:table-cell>
          <table:table-cell table:number-columns-repeated="5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 table:formula="of:=[.B$2]*[.A949]*1000" office:value-type="float" office:value="15.12" calcext:value-type="float">
            <text:p>15.12</text:p>
          </table:table-cell>
          <table:table-cell table:style-name="ce6" table:formula="of:=1/([.B949]/1000)" office:value-type="float" office:value="66.1375661375661" calcext:value-type="float">
            <text:p>66</text:p>
          </table:table-cell>
          <table:table-cell table:style-name="ce6" table:formula="of:=[.C949]/[.D$2]" office:value-type="float" office:value="16.5343915343915" calcext:value-type="float">
            <text:p>17</text:p>
          </table:table-cell>
          <table:table-cell table:style-name="ce6" table:formula="of:=[.D949]*60" office:value-type="float" office:value="992.063492063492" calcext:value-type="float">
            <text:p>992</text:p>
          </table:table-cell>
          <table:table-cell table:style-name="ce6" table:formula="of:=[.E949]*[.F$2]" office:value-type="float" office:value="1984.12698412698" calcext:value-type="float">
            <text:p>1984</text:p>
          </table:table-cell>
          <table:table-cell table:number-columns-repeated="5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2" table:formula="of:=[.B$2]*[.A950]*1000" office:value-type="float" office:value="15.136" calcext:value-type="float">
            <text:p>15.136</text:p>
          </table:table-cell>
          <table:table-cell table:style-name="ce6" table:formula="of:=1/([.B950]/1000)" office:value-type="float" office:value="66.0676532769556" calcext:value-type="float">
            <text:p>66</text:p>
          </table:table-cell>
          <table:table-cell table:style-name="ce6" table:formula="of:=[.C950]/[.D$2]" office:value-type="float" office:value="16.5169133192389" calcext:value-type="float">
            <text:p>17</text:p>
          </table:table-cell>
          <table:table-cell table:style-name="ce6" table:formula="of:=[.D950]*60" office:value-type="float" office:value="991.014799154334" calcext:value-type="float">
            <text:p>991</text:p>
          </table:table-cell>
          <table:table-cell table:style-name="ce6" table:formula="of:=[.E950]*[.F$2]" office:value-type="float" office:value="1982.02959830867" calcext:value-type="float">
            <text:p>1982</text:p>
          </table:table-cell>
          <table:table-cell table:number-columns-repeated="5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2" table:formula="of:=[.B$2]*[.A951]*1000" office:value-type="float" office:value="15.152" calcext:value-type="float">
            <text:p>15.152</text:p>
          </table:table-cell>
          <table:table-cell table:style-name="ce6" table:formula="of:=1/([.B951]/1000)" office:value-type="float" office:value="65.9978880675818" calcext:value-type="float">
            <text:p>66</text:p>
          </table:table-cell>
          <table:table-cell table:style-name="ce6" table:formula="of:=[.C951]/[.D$2]" office:value-type="float" office:value="16.4994720168955" calcext:value-type="float">
            <text:p>16</text:p>
          </table:table-cell>
          <table:table-cell table:style-name="ce6" table:formula="of:=[.D951]*60" office:value-type="float" office:value="989.968321013728" calcext:value-type="float">
            <text:p>990</text:p>
          </table:table-cell>
          <table:table-cell table:style-name="ce6" table:formula="of:=[.E951]*[.F$2]" office:value-type="float" office:value="1979.93664202746" calcext:value-type="float">
            <text:p>1980</text:p>
          </table:table-cell>
          <table:table-cell table:number-columns-repeated="5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2" table:formula="of:=[.B$2]*[.A952]*1000" office:value-type="float" office:value="15.168" calcext:value-type="float">
            <text:p>15.168</text:p>
          </table:table-cell>
          <table:table-cell table:style-name="ce6" table:formula="of:=1/([.B952]/1000)" office:value-type="float" office:value="65.9282700421941" calcext:value-type="float">
            <text:p>66</text:p>
          </table:table-cell>
          <table:table-cell table:style-name="ce6" table:formula="of:=[.C952]/[.D$2]" office:value-type="float" office:value="16.4820675105485" calcext:value-type="float">
            <text:p>16</text:p>
          </table:table-cell>
          <table:table-cell table:style-name="ce6" table:formula="of:=[.D952]*60" office:value-type="float" office:value="988.924050632911" calcext:value-type="float">
            <text:p>989</text:p>
          </table:table-cell>
          <table:table-cell table:style-name="ce6" table:formula="of:=[.E952]*[.F$2]" office:value-type="float" office:value="1977.84810126582" calcext:value-type="float">
            <text:p>1978</text:p>
          </table:table-cell>
          <table:table-cell table:number-columns-repeated="5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2" table:formula="of:=[.B$2]*[.A953]*1000" office:value-type="float" office:value="15.184" calcext:value-type="float">
            <text:p>15.184</text:p>
          </table:table-cell>
          <table:table-cell table:style-name="ce6" table:formula="of:=1/([.B953]/1000)" office:value-type="float" office:value="65.8587987355111" calcext:value-type="float">
            <text:p>66</text:p>
          </table:table-cell>
          <table:table-cell table:style-name="ce6" table:formula="of:=[.C953]/[.D$2]" office:value-type="float" office:value="16.4646996838778" calcext:value-type="float">
            <text:p>16</text:p>
          </table:table-cell>
          <table:table-cell table:style-name="ce6" table:formula="of:=[.D953]*60" office:value-type="float" office:value="987.881981032666" calcext:value-type="float">
            <text:p>988</text:p>
          </table:table-cell>
          <table:table-cell table:style-name="ce6" table:formula="of:=[.E953]*[.F$2]" office:value-type="float" office:value="1975.76396206533" calcext:value-type="float">
            <text:p>1976</text:p>
          </table:table-cell>
          <table:table-cell table:number-columns-repeated="5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2" table:formula="of:=[.B$2]*[.A954]*1000" office:value-type="float" office:value="15.2" calcext:value-type="float">
            <text:p>15.2</text:p>
          </table:table-cell>
          <table:table-cell table:style-name="ce6" table:formula="of:=1/([.B954]/1000)" office:value-type="float" office:value="65.7894736842105" calcext:value-type="float">
            <text:p>66</text:p>
          </table:table-cell>
          <table:table-cell table:style-name="ce6" table:formula="of:=[.C954]/[.D$2]" office:value-type="float" office:value="16.4473684210526" calcext:value-type="float">
            <text:p>16</text:p>
          </table:table-cell>
          <table:table-cell table:style-name="ce6" table:formula="of:=[.D954]*60" office:value-type="float" office:value="986.842105263158" calcext:value-type="float">
            <text:p>987</text:p>
          </table:table-cell>
          <table:table-cell table:style-name="ce6" table:formula="of:=[.E954]*[.F$2]" office:value-type="float" office:value="1973.68421052632" calcext:value-type="float">
            <text:p>1974</text:p>
          </table:table-cell>
          <table:table-cell table:number-columns-repeated="5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2" table:formula="of:=[.B$2]*[.A955]*1000" office:value-type="float" office:value="15.216" calcext:value-type="float">
            <text:p>15.216</text:p>
          </table:table-cell>
          <table:table-cell table:style-name="ce6" table:formula="of:=1/([.B955]/1000)" office:value-type="float" office:value="65.720294426919" calcext:value-type="float">
            <text:p>66</text:p>
          </table:table-cell>
          <table:table-cell table:style-name="ce6" table:formula="of:=[.C955]/[.D$2]" office:value-type="float" office:value="16.4300736067298" calcext:value-type="float">
            <text:p>16</text:p>
          </table:table-cell>
          <table:table-cell table:style-name="ce6" table:formula="of:=[.D955]*60" office:value-type="float" office:value="985.804416403786" calcext:value-type="float">
            <text:p>986</text:p>
          </table:table-cell>
          <table:table-cell table:style-name="ce6" table:formula="of:=[.E955]*[.F$2]" office:value-type="float" office:value="1971.60883280757" calcext:value-type="float">
            <text:p>1972</text:p>
          </table:table-cell>
          <table:table-cell table:number-columns-repeated="5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table:formula="of:=[.B$2]*[.A956]*1000" office:value-type="float" office:value="15.232" calcext:value-type="float">
            <text:p>15.232</text:p>
          </table:table-cell>
          <table:table-cell table:style-name="ce6" table:formula="of:=1/([.B956]/1000)" office:value-type="float" office:value="65.6512605042017" calcext:value-type="float">
            <text:p>66</text:p>
          </table:table-cell>
          <table:table-cell table:style-name="ce6" table:formula="of:=[.C956]/[.D$2]" office:value-type="float" office:value="16.4128151260504" calcext:value-type="float">
            <text:p>16</text:p>
          </table:table-cell>
          <table:table-cell table:style-name="ce6" table:formula="of:=[.D956]*60" office:value-type="float" office:value="984.768907563025" calcext:value-type="float">
            <text:p>985</text:p>
          </table:table-cell>
          <table:table-cell table:style-name="ce6" table:formula="of:=[.E956]*[.F$2]" office:value-type="float" office:value="1969.53781512605" calcext:value-type="float">
            <text:p>1970</text:p>
          </table:table-cell>
          <table:table-cell table:number-columns-repeated="5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2" table:formula="of:=[.B$2]*[.A957]*1000" office:value-type="float" office:value="15.248" calcext:value-type="float">
            <text:p>15.248</text:p>
          </table:table-cell>
          <table:table-cell table:style-name="ce6" table:formula="of:=1/([.B957]/1000)" office:value-type="float" office:value="65.582371458552" calcext:value-type="float">
            <text:p>66</text:p>
          </table:table-cell>
          <table:table-cell table:style-name="ce6" table:formula="of:=[.C957]/[.D$2]" office:value-type="float" office:value="16.395592864638" calcext:value-type="float">
            <text:p>16</text:p>
          </table:table-cell>
          <table:table-cell table:style-name="ce6" table:formula="of:=[.D957]*60" office:value-type="float" office:value="983.735571878279" calcext:value-type="float">
            <text:p>984</text:p>
          </table:table-cell>
          <table:table-cell table:style-name="ce6" table:formula="of:=[.E957]*[.F$2]" office:value-type="float" office:value="1967.47114375656" calcext:value-type="float">
            <text:p>1967</text:p>
          </table:table-cell>
          <table:table-cell table:number-columns-repeated="5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2" table:formula="of:=[.B$2]*[.A958]*1000" office:value-type="float" office:value="15.264" calcext:value-type="float">
            <text:p>15.264</text:p>
          </table:table-cell>
          <table:table-cell table:style-name="ce6" table:formula="of:=1/([.B958]/1000)" office:value-type="float" office:value="65.5136268343816" calcext:value-type="float">
            <text:p>66</text:p>
          </table:table-cell>
          <table:table-cell table:style-name="ce6" table:formula="of:=[.C958]/[.D$2]" office:value-type="float" office:value="16.3784067085954" calcext:value-type="float">
            <text:p>16</text:p>
          </table:table-cell>
          <table:table-cell table:style-name="ce6" table:formula="of:=[.D958]*60" office:value-type="float" office:value="982.704402515723" calcext:value-type="float">
            <text:p>983</text:p>
          </table:table-cell>
          <table:table-cell table:style-name="ce6" table:formula="of:=[.E958]*[.F$2]" office:value-type="float" office:value="1965.40880503145" calcext:value-type="float">
            <text:p>1965</text:p>
          </table:table-cell>
          <table:table-cell table:number-columns-repeated="5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2" table:formula="of:=[.B$2]*[.A959]*1000" office:value-type="float" office:value="15.28" calcext:value-type="float">
            <text:p>15.28</text:p>
          </table:table-cell>
          <table:table-cell table:style-name="ce6" table:formula="of:=1/([.B959]/1000)" office:value-type="float" office:value="65.4450261780105" calcext:value-type="float">
            <text:p>65</text:p>
          </table:table-cell>
          <table:table-cell table:style-name="ce6" table:formula="of:=[.C959]/[.D$2]" office:value-type="float" office:value="16.3612565445026" calcext:value-type="float">
            <text:p>16</text:p>
          </table:table-cell>
          <table:table-cell table:style-name="ce6" table:formula="of:=[.D959]*60" office:value-type="float" office:value="981.675392670157" calcext:value-type="float">
            <text:p>982</text:p>
          </table:table-cell>
          <table:table-cell table:style-name="ce6" table:formula="of:=[.E959]*[.F$2]" office:value-type="float" office:value="1963.35078534031" calcext:value-type="float">
            <text:p>1963</text:p>
          </table:table-cell>
          <table:table-cell table:number-columns-repeated="5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2" table:formula="of:=[.B$2]*[.A960]*1000" office:value-type="float" office:value="15.296" calcext:value-type="float">
            <text:p>15.296</text:p>
          </table:table-cell>
          <table:table-cell table:style-name="ce6" table:formula="of:=1/([.B960]/1000)" office:value-type="float" office:value="65.3765690376569" calcext:value-type="float">
            <text:p>65</text:p>
          </table:table-cell>
          <table:table-cell table:style-name="ce6" table:formula="of:=[.C960]/[.D$2]" office:value-type="float" office:value="16.3441422594142" calcext:value-type="float">
            <text:p>16</text:p>
          </table:table-cell>
          <table:table-cell table:style-name="ce6" table:formula="of:=[.D960]*60" office:value-type="float" office:value="980.648535564854" calcext:value-type="float">
            <text:p>981</text:p>
          </table:table-cell>
          <table:table-cell table:style-name="ce6" table:formula="of:=[.E960]*[.F$2]" office:value-type="float" office:value="1961.29707112971" calcext:value-type="float">
            <text:p>1961</text:p>
          </table:table-cell>
          <table:table-cell table:number-columns-repeated="5"/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2" table:formula="of:=[.B$2]*[.A961]*1000" office:value-type="float" office:value="15.312" calcext:value-type="float">
            <text:p>15.312</text:p>
          </table:table-cell>
          <table:table-cell table:style-name="ce6" table:formula="of:=1/([.B961]/1000)" office:value-type="float" office:value="65.3082549634274" calcext:value-type="float">
            <text:p>65</text:p>
          </table:table-cell>
          <table:table-cell table:style-name="ce6" table:formula="of:=[.C961]/[.D$2]" office:value-type="float" office:value="16.3270637408568" calcext:value-type="float">
            <text:p>16</text:p>
          </table:table-cell>
          <table:table-cell table:style-name="ce6" table:formula="of:=[.D961]*60" office:value-type="float" office:value="979.623824451411" calcext:value-type="float">
            <text:p>980</text:p>
          </table:table-cell>
          <table:table-cell table:style-name="ce6" table:formula="of:=[.E961]*[.F$2]" office:value-type="float" office:value="1959.24764890282" calcext:value-type="float">
            <text:p>1959</text:p>
          </table:table-cell>
          <table:table-cell table:number-columns-repeated="5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2" table:formula="of:=[.B$2]*[.A962]*1000" office:value-type="float" office:value="15.328" calcext:value-type="float">
            <text:p>15.328</text:p>
          </table:table-cell>
          <table:table-cell table:style-name="ce6" table:formula="of:=1/([.B962]/1000)" office:value-type="float" office:value="65.2400835073069" calcext:value-type="float">
            <text:p>65</text:p>
          </table:table-cell>
          <table:table-cell table:style-name="ce6" table:formula="of:=[.C962]/[.D$2]" office:value-type="float" office:value="16.3100208768267" calcext:value-type="float">
            <text:p>16</text:p>
          </table:table-cell>
          <table:table-cell table:style-name="ce6" table:formula="of:=[.D962]*60" office:value-type="float" office:value="978.601252609603" calcext:value-type="float">
            <text:p>979</text:p>
          </table:table-cell>
          <table:table-cell table:style-name="ce6" table:formula="of:=[.E962]*[.F$2]" office:value-type="float" office:value="1957.20250521921" calcext:value-type="float">
            <text:p>1957</text:p>
          </table:table-cell>
          <table:table-cell table:number-columns-repeated="5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2" table:formula="of:=[.B$2]*[.A963]*1000" office:value-type="float" office:value="15.344" calcext:value-type="float">
            <text:p>15.344</text:p>
          </table:table-cell>
          <table:table-cell table:style-name="ce6" table:formula="of:=1/([.B963]/1000)" office:value-type="float" office:value="65.1720542231491" calcext:value-type="float">
            <text:p>65</text:p>
          </table:table-cell>
          <table:table-cell table:style-name="ce6" table:formula="of:=[.C963]/[.D$2]" office:value-type="float" office:value="16.2930135557873" calcext:value-type="float">
            <text:p>16</text:p>
          </table:table-cell>
          <table:table-cell table:style-name="ce6" table:formula="of:=[.D963]*60" office:value-type="float" office:value="977.580813347237" calcext:value-type="float">
            <text:p>978</text:p>
          </table:table-cell>
          <table:table-cell table:style-name="ce6" table:formula="of:=[.E963]*[.F$2]" office:value-type="float" office:value="1955.16162669447" calcext:value-type="float">
            <text:p>1955</text:p>
          </table:table-cell>
          <table:table-cell table:number-columns-repeated="5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 table:formula="of:=[.B$2]*[.A964]*1000" office:value-type="float" office:value="15.36" calcext:value-type="float">
            <text:p>15.36</text:p>
          </table:table-cell>
          <table:table-cell table:style-name="ce6" table:formula="of:=1/([.B964]/1000)" office:value-type="float" office:value="65.1041666666667" calcext:value-type="float">
            <text:p>65</text:p>
          </table:table-cell>
          <table:table-cell table:style-name="ce6" table:formula="of:=[.C964]/[.D$2]" office:value-type="float" office:value="16.2760416666667" calcext:value-type="float">
            <text:p>16</text:p>
          </table:table-cell>
          <table:table-cell table:style-name="ce6" table:formula="of:=[.D964]*60" office:value-type="float" office:value="976.5625" calcext:value-type="float">
            <text:p>977</text:p>
          </table:table-cell>
          <table:table-cell table:style-name="ce6" table:formula="of:=[.E964]*[.F$2]" office:value-type="float" office:value="1953.125" calcext:value-type="float">
            <text:p>1953</text:p>
          </table:table-cell>
          <table:table-cell table:number-columns-repeated="5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2" table:formula="of:=[.B$2]*[.A965]*1000" office:value-type="float" office:value="15.376" calcext:value-type="float">
            <text:p>15.376</text:p>
          </table:table-cell>
          <table:table-cell table:style-name="ce6" table:formula="of:=1/([.B965]/1000)" office:value-type="float" office:value="65.0364203954215" calcext:value-type="float">
            <text:p>65</text:p>
          </table:table-cell>
          <table:table-cell table:style-name="ce6" table:formula="of:=[.C965]/[.D$2]" office:value-type="float" office:value="16.2591050988554" calcext:value-type="float">
            <text:p>16</text:p>
          </table:table-cell>
          <table:table-cell table:style-name="ce6" table:formula="of:=[.D965]*60" office:value-type="float" office:value="975.546305931322" calcext:value-type="float">
            <text:p>976</text:p>
          </table:table-cell>
          <table:table-cell table:style-name="ce6" table:formula="of:=[.E965]*[.F$2]" office:value-type="float" office:value="1951.09261186264" calcext:value-type="float">
            <text:p>1951</text:p>
          </table:table-cell>
          <table:table-cell table:number-columns-repeated="5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2" table:formula="of:=[.B$2]*[.A966]*1000" office:value-type="float" office:value="15.392" calcext:value-type="float">
            <text:p>15.392</text:p>
          </table:table-cell>
          <table:table-cell table:style-name="ce6" table:formula="of:=1/([.B966]/1000)" office:value-type="float" office:value="64.968814968815" calcext:value-type="float">
            <text:p>65</text:p>
          </table:table-cell>
          <table:table-cell table:style-name="ce6" table:formula="of:=[.C966]/[.D$2]" office:value-type="float" office:value="16.2422037422037" calcext:value-type="float">
            <text:p>16</text:p>
          </table:table-cell>
          <table:table-cell table:style-name="ce6" table:formula="of:=[.D966]*60" office:value-type="float" office:value="974.532224532225" calcext:value-type="float">
            <text:p>975</text:p>
          </table:table-cell>
          <table:table-cell table:style-name="ce6" table:formula="of:=[.E966]*[.F$2]" office:value-type="float" office:value="1949.06444906445" calcext:value-type="float">
            <text:p>1949</text:p>
          </table:table-cell>
          <table:table-cell table:number-columns-repeated="5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2" table:formula="of:=[.B$2]*[.A967]*1000" office:value-type="float" office:value="15.408" calcext:value-type="float">
            <text:p>15.408</text:p>
          </table:table-cell>
          <table:table-cell table:style-name="ce6" table:formula="of:=1/([.B967]/1000)" office:value-type="float" office:value="64.9013499480789" calcext:value-type="float">
            <text:p>65</text:p>
          </table:table-cell>
          <table:table-cell table:style-name="ce6" table:formula="of:=[.C967]/[.D$2]" office:value-type="float" office:value="16.2253374870197" calcext:value-type="float">
            <text:p>16</text:p>
          </table:table-cell>
          <table:table-cell table:style-name="ce6" table:formula="of:=[.D967]*60" office:value-type="float" office:value="973.520249221184" calcext:value-type="float">
            <text:p>974</text:p>
          </table:table-cell>
          <table:table-cell table:style-name="ce6" table:formula="of:=[.E967]*[.F$2]" office:value-type="float" office:value="1947.04049844237" calcext:value-type="float">
            <text:p>1947</text:p>
          </table:table-cell>
          <table:table-cell table:number-columns-repeated="5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2" table:formula="of:=[.B$2]*[.A968]*1000" office:value-type="float" office:value="15.424" calcext:value-type="float">
            <text:p>15.424</text:p>
          </table:table-cell>
          <table:table-cell table:style-name="ce6" table:formula="of:=1/([.B968]/1000)" office:value-type="float" office:value="64.8340248962656" calcext:value-type="float">
            <text:p>65</text:p>
          </table:table-cell>
          <table:table-cell table:style-name="ce6" table:formula="of:=[.C968]/[.D$2]" office:value-type="float" office:value="16.2085062240664" calcext:value-type="float">
            <text:p>16</text:p>
          </table:table-cell>
          <table:table-cell table:style-name="ce6" table:formula="of:=[.D968]*60" office:value-type="float" office:value="972.510373443983" calcext:value-type="float">
            <text:p>973</text:p>
          </table:table-cell>
          <table:table-cell table:style-name="ce6" table:formula="of:=[.E968]*[.F$2]" office:value-type="float" office:value="1945.02074688797" calcext:value-type="float">
            <text:p>1945</text:p>
          </table:table-cell>
          <table:table-cell table:number-columns-repeated="5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2" table:formula="of:=[.B$2]*[.A969]*1000" office:value-type="float" office:value="15.44" calcext:value-type="float">
            <text:p>15.44</text:p>
          </table:table-cell>
          <table:table-cell table:style-name="ce6" table:formula="of:=1/([.B969]/1000)" office:value-type="float" office:value="64.7668393782383" calcext:value-type="float">
            <text:p>65</text:p>
          </table:table-cell>
          <table:table-cell table:style-name="ce6" table:formula="of:=[.C969]/[.D$2]" office:value-type="float" office:value="16.1917098445596" calcext:value-type="float">
            <text:p>16</text:p>
          </table:table-cell>
          <table:table-cell table:style-name="ce6" table:formula="of:=[.D969]*60" office:value-type="float" office:value="971.502590673575" calcext:value-type="float">
            <text:p>972</text:p>
          </table:table-cell>
          <table:table-cell table:style-name="ce6" table:formula="of:=[.E969]*[.F$2]" office:value-type="float" office:value="1943.00518134715" calcext:value-type="float">
            <text:p>1943</text:p>
          </table:table-cell>
          <table:table-cell table:number-columns-repeated="5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2" table:formula="of:=[.B$2]*[.A970]*1000" office:value-type="float" office:value="15.456" calcext:value-type="float">
            <text:p>15.456</text:p>
          </table:table-cell>
          <table:table-cell table:style-name="ce6" table:formula="of:=1/([.B970]/1000)" office:value-type="float" office:value="64.6997929606625" calcext:value-type="float">
            <text:p>65</text:p>
          </table:table-cell>
          <table:table-cell table:style-name="ce6" table:formula="of:=[.C970]/[.D$2]" office:value-type="float" office:value="16.1749482401656" calcext:value-type="float">
            <text:p>16</text:p>
          </table:table-cell>
          <table:table-cell table:style-name="ce6" table:formula="of:=[.D970]*60" office:value-type="float" office:value="970.496894409938" calcext:value-type="float">
            <text:p>970</text:p>
          </table:table-cell>
          <table:table-cell table:style-name="ce6" table:formula="of:=[.E970]*[.F$2]" office:value-type="float" office:value="1940.99378881988" calcext:value-type="float">
            <text:p>1941</text:p>
          </table:table-cell>
          <table:table-cell table:number-columns-repeated="5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 table:formula="of:=[.B$2]*[.A971]*1000" office:value-type="float" office:value="15.472" calcext:value-type="float">
            <text:p>15.472</text:p>
          </table:table-cell>
          <table:table-cell table:style-name="ce6" table:formula="of:=1/([.B971]/1000)" office:value-type="float" office:value="64.6328852119959" calcext:value-type="float">
            <text:p>65</text:p>
          </table:table-cell>
          <table:table-cell table:style-name="ce6" table:formula="of:=[.C971]/[.D$2]" office:value-type="float" office:value="16.158221302999" calcext:value-type="float">
            <text:p>16</text:p>
          </table:table-cell>
          <table:table-cell table:style-name="ce6" table:formula="of:=[.D971]*60" office:value-type="float" office:value="969.493278179938" calcext:value-type="float">
            <text:p>969</text:p>
          </table:table-cell>
          <table:table-cell table:style-name="ce6" table:formula="of:=[.E971]*[.F$2]" office:value-type="float" office:value="1938.98655635988" calcext:value-type="float">
            <text:p>1939</text:p>
          </table:table-cell>
          <table:table-cell table:number-columns-repeated="5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2" table:formula="of:=[.B$2]*[.A972]*1000" office:value-type="float" office:value="15.488" calcext:value-type="float">
            <text:p>15.488</text:p>
          </table:table-cell>
          <table:table-cell table:style-name="ce6" table:formula="of:=1/([.B972]/1000)" office:value-type="float" office:value="64.5661157024793" calcext:value-type="float">
            <text:p>65</text:p>
          </table:table-cell>
          <table:table-cell table:style-name="ce6" table:formula="of:=[.C972]/[.D$2]" office:value-type="float" office:value="16.1415289256198" calcext:value-type="float">
            <text:p>16</text:p>
          </table:table-cell>
          <table:table-cell table:style-name="ce6" table:formula="of:=[.D972]*60" office:value-type="float" office:value="968.49173553719" calcext:value-type="float">
            <text:p>968</text:p>
          </table:table-cell>
          <table:table-cell table:style-name="ce6" table:formula="of:=[.E972]*[.F$2]" office:value-type="float" office:value="1936.98347107438" calcext:value-type="float">
            <text:p>1937</text:p>
          </table:table-cell>
          <table:table-cell table:number-columns-repeated="5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 table:formula="of:=[.B$2]*[.A973]*1000" office:value-type="float" office:value="15.504" calcext:value-type="float">
            <text:p>15.504</text:p>
          </table:table-cell>
          <table:table-cell table:style-name="ce6" table:formula="of:=1/([.B973]/1000)" office:value-type="float" office:value="64.499484004128" calcext:value-type="float">
            <text:p>64</text:p>
          </table:table-cell>
          <table:table-cell table:style-name="ce6" table:formula="of:=[.C973]/[.D$2]" office:value-type="float" office:value="16.124871001032" calcext:value-type="float">
            <text:p>16</text:p>
          </table:table-cell>
          <table:table-cell table:style-name="ce6" table:formula="of:=[.D973]*60" office:value-type="float" office:value="967.49226006192" calcext:value-type="float">
            <text:p>967</text:p>
          </table:table-cell>
          <table:table-cell table:style-name="ce6" table:formula="of:=[.E973]*[.F$2]" office:value-type="float" office:value="1934.98452012384" calcext:value-type="float">
            <text:p>1935</text:p>
          </table:table-cell>
          <table:table-cell table:number-columns-repeated="5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 table:formula="of:=[.B$2]*[.A974]*1000" office:value-type="float" office:value="15.52" calcext:value-type="float">
            <text:p>15.52</text:p>
          </table:table-cell>
          <table:table-cell table:style-name="ce6" table:formula="of:=1/([.B974]/1000)" office:value-type="float" office:value="64.4329896907217" calcext:value-type="float">
            <text:p>64</text:p>
          </table:table-cell>
          <table:table-cell table:style-name="ce6" table:formula="of:=[.C974]/[.D$2]" office:value-type="float" office:value="16.1082474226804" calcext:value-type="float">
            <text:p>16</text:p>
          </table:table-cell>
          <table:table-cell table:style-name="ce6" table:formula="of:=[.D974]*60" office:value-type="float" office:value="966.494845360825" calcext:value-type="float">
            <text:p>966</text:p>
          </table:table-cell>
          <table:table-cell table:style-name="ce6" table:formula="of:=[.E974]*[.F$2]" office:value-type="float" office:value="1932.98969072165" calcext:value-type="float">
            <text:p>1933</text:p>
          </table:table-cell>
          <table:table-cell table:number-columns-repeated="5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 table:formula="of:=[.B$2]*[.A975]*1000" office:value-type="float" office:value="15.536" calcext:value-type="float">
            <text:p>15.536</text:p>
          </table:table-cell>
          <table:table-cell table:style-name="ce6" table:formula="of:=1/([.B975]/1000)" office:value-type="float" office:value="64.3666323377961" calcext:value-type="float">
            <text:p>64</text:p>
          </table:table-cell>
          <table:table-cell table:style-name="ce6" table:formula="of:=[.C975]/[.D$2]" office:value-type="float" office:value="16.091658084449" calcext:value-type="float">
            <text:p>16</text:p>
          </table:table-cell>
          <table:table-cell table:style-name="ce6" table:formula="of:=[.D975]*60" office:value-type="float" office:value="965.499485066941" calcext:value-type="float">
            <text:p>965</text:p>
          </table:table-cell>
          <table:table-cell table:style-name="ce6" table:formula="of:=[.E975]*[.F$2]" office:value-type="float" office:value="1930.99897013388" calcext:value-type="float">
            <text:p>1931</text:p>
          </table:table-cell>
          <table:table-cell table:number-columns-repeated="5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2" table:formula="of:=[.B$2]*[.A976]*1000" office:value-type="float" office:value="15.552" calcext:value-type="float">
            <text:p>15.552</text:p>
          </table:table-cell>
          <table:table-cell table:style-name="ce6" table:formula="of:=1/([.B976]/1000)" office:value-type="float" office:value="64.3004115226338" calcext:value-type="float">
            <text:p>64</text:p>
          </table:table-cell>
          <table:table-cell table:style-name="ce6" table:formula="of:=[.C976]/[.D$2]" office:value-type="float" office:value="16.0751028806584" calcext:value-type="float">
            <text:p>16</text:p>
          </table:table-cell>
          <table:table-cell table:style-name="ce6" table:formula="of:=[.D976]*60" office:value-type="float" office:value="964.506172839506" calcext:value-type="float">
            <text:p>965</text:p>
          </table:table-cell>
          <table:table-cell table:style-name="ce6" table:formula="of:=[.E976]*[.F$2]" office:value-type="float" office:value="1929.01234567901" calcext:value-type="float">
            <text:p>1929</text:p>
          </table:table-cell>
          <table:table-cell table:number-columns-repeated="5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2" table:formula="of:=[.B$2]*[.A977]*1000" office:value-type="float" office:value="15.568" calcext:value-type="float">
            <text:p>15.568</text:p>
          </table:table-cell>
          <table:table-cell table:style-name="ce6" table:formula="of:=1/([.B977]/1000)" office:value-type="float" office:value="64.2343268242549" calcext:value-type="float">
            <text:p>64</text:p>
          </table:table-cell>
          <table:table-cell table:style-name="ce6" table:formula="of:=[.C977]/[.D$2]" office:value-type="float" office:value="16.0585817060637" calcext:value-type="float">
            <text:p>16</text:p>
          </table:table-cell>
          <table:table-cell table:style-name="ce6" table:formula="of:=[.D977]*60" office:value-type="float" office:value="963.514902363823" calcext:value-type="float">
            <text:p>964</text:p>
          </table:table-cell>
          <table:table-cell table:style-name="ce6" table:formula="of:=[.E977]*[.F$2]" office:value-type="float" office:value="1927.02980472765" calcext:value-type="float">
            <text:p>1927</text:p>
          </table:table-cell>
          <table:table-cell table:number-columns-repeated="5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2" table:formula="of:=[.B$2]*[.A978]*1000" office:value-type="float" office:value="15.584" calcext:value-type="float">
            <text:p>15.584</text:p>
          </table:table-cell>
          <table:table-cell table:style-name="ce6" table:formula="of:=1/([.B978]/1000)" office:value-type="float" office:value="64.1683778234086" calcext:value-type="float">
            <text:p>64</text:p>
          </table:table-cell>
          <table:table-cell table:style-name="ce6" table:formula="of:=[.C978]/[.D$2]" office:value-type="float" office:value="16.0420944558522" calcext:value-type="float">
            <text:p>16</text:p>
          </table:table-cell>
          <table:table-cell table:style-name="ce6" table:formula="of:=[.D978]*60" office:value-type="float" office:value="962.52566735113" calcext:value-type="float">
            <text:p>963</text:p>
          </table:table-cell>
          <table:table-cell table:style-name="ce6" table:formula="of:=[.E978]*[.F$2]" office:value-type="float" office:value="1925.05133470226" calcext:value-type="float">
            <text:p>1925</text:p>
          </table:table-cell>
          <table:table-cell table:number-columns-repeated="5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 table:formula="of:=[.B$2]*[.A979]*1000" office:value-type="float" office:value="15.6" calcext:value-type="float">
            <text:p>15.6</text:p>
          </table:table-cell>
          <table:table-cell table:style-name="ce6" table:formula="of:=1/([.B979]/1000)" office:value-type="float" office:value="64.1025641025641" calcext:value-type="float">
            <text:p>64</text:p>
          </table:table-cell>
          <table:table-cell table:style-name="ce6" table:formula="of:=[.C979]/[.D$2]" office:value-type="float" office:value="16.025641025641" calcext:value-type="float">
            <text:p>16</text:p>
          </table:table-cell>
          <table:table-cell table:style-name="ce6" table:formula="of:=[.D979]*60" office:value-type="float" office:value="961.538461538462" calcext:value-type="float">
            <text:p>962</text:p>
          </table:table-cell>
          <table:table-cell table:style-name="ce6" table:formula="of:=[.E979]*[.F$2]" office:value-type="float" office:value="1923.07692307692" calcext:value-type="float">
            <text:p>1923</text:p>
          </table:table-cell>
          <table:table-cell table:number-columns-repeated="5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2" table:formula="of:=[.B$2]*[.A980]*1000" office:value-type="float" office:value="15.616" calcext:value-type="float">
            <text:p>15.616</text:p>
          </table:table-cell>
          <table:table-cell table:style-name="ce6" table:formula="of:=1/([.B980]/1000)" office:value-type="float" office:value="64.0368852459016" calcext:value-type="float">
            <text:p>64</text:p>
          </table:table-cell>
          <table:table-cell table:style-name="ce6" table:formula="of:=[.C980]/[.D$2]" office:value-type="float" office:value="16.0092213114754" calcext:value-type="float">
            <text:p>16</text:p>
          </table:table-cell>
          <table:table-cell table:style-name="ce6" table:formula="of:=[.D980]*60" office:value-type="float" office:value="960.553278688525" calcext:value-type="float">
            <text:p>961</text:p>
          </table:table-cell>
          <table:table-cell table:style-name="ce6" table:formula="of:=[.E980]*[.F$2]" office:value-type="float" office:value="1921.10655737705" calcext:value-type="float">
            <text:p>1921</text:p>
          </table:table-cell>
          <table:table-cell table:number-columns-repeated="5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2" table:formula="of:=[.B$2]*[.A981]*1000" office:value-type="float" office:value="15.632" calcext:value-type="float">
            <text:p>15.632</text:p>
          </table:table-cell>
          <table:table-cell table:style-name="ce6" table:formula="of:=1/([.B981]/1000)" office:value-type="float" office:value="63.971340839304" calcext:value-type="float">
            <text:p>64</text:p>
          </table:table-cell>
          <table:table-cell table:style-name="ce6" table:formula="of:=[.C981]/[.D$2]" office:value-type="float" office:value="15.992835209826" calcext:value-type="float">
            <text:p>16</text:p>
          </table:table-cell>
          <table:table-cell table:style-name="ce6" table:formula="of:=[.D981]*60" office:value-type="float" office:value="959.57011258956" calcext:value-type="float">
            <text:p>960</text:p>
          </table:table-cell>
          <table:table-cell table:style-name="ce6" table:formula="of:=[.E981]*[.F$2]" office:value-type="float" office:value="1919.14022517912" calcext:value-type="float">
            <text:p>1919</text:p>
          </table:table-cell>
          <table:table-cell table:number-columns-repeated="5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2" table:formula="of:=[.B$2]*[.A982]*1000" office:value-type="float" office:value="15.648" calcext:value-type="float">
            <text:p>15.648</text:p>
          </table:table-cell>
          <table:table-cell table:style-name="ce6" table:formula="of:=1/([.B982]/1000)" office:value-type="float" office:value="63.9059304703477" calcext:value-type="float">
            <text:p>64</text:p>
          </table:table-cell>
          <table:table-cell table:style-name="ce6" table:formula="of:=[.C982]/[.D$2]" office:value-type="float" office:value="15.9764826175869" calcext:value-type="float">
            <text:p>16</text:p>
          </table:table-cell>
          <table:table-cell table:style-name="ce6" table:formula="of:=[.D982]*60" office:value-type="float" office:value="958.588957055215" calcext:value-type="float">
            <text:p>959</text:p>
          </table:table-cell>
          <table:table-cell table:style-name="ce6" table:formula="of:=[.E982]*[.F$2]" office:value-type="float" office:value="1917.17791411043" calcext:value-type="float">
            <text:p>1917</text:p>
          </table:table-cell>
          <table:table-cell table:number-columns-repeated="5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 table:formula="of:=[.B$2]*[.A983]*1000" office:value-type="float" office:value="15.664" calcext:value-type="float">
            <text:p>15.664</text:p>
          </table:table-cell>
          <table:table-cell table:style-name="ce6" table:formula="of:=1/([.B983]/1000)" office:value-type="float" office:value="63.8406537282942" calcext:value-type="float">
            <text:p>64</text:p>
          </table:table-cell>
          <table:table-cell table:style-name="ce6" table:formula="of:=[.C983]/[.D$2]" office:value-type="float" office:value="15.9601634320735" calcext:value-type="float">
            <text:p>16</text:p>
          </table:table-cell>
          <table:table-cell table:style-name="ce6" table:formula="of:=[.D983]*60" office:value-type="float" office:value="957.609805924412" calcext:value-type="float">
            <text:p>958</text:p>
          </table:table-cell>
          <table:table-cell table:style-name="ce6" table:formula="of:=[.E983]*[.F$2]" office:value-type="float" office:value="1915.21961184883" calcext:value-type="float">
            <text:p>1915</text:p>
          </table:table-cell>
          <table:table-cell table:number-columns-repeated="5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table:formula="of:=[.B$2]*[.A984]*1000" office:value-type="float" office:value="15.68" calcext:value-type="float">
            <text:p>15.68</text:p>
          </table:table-cell>
          <table:table-cell table:style-name="ce6" table:formula="of:=1/([.B984]/1000)" office:value-type="float" office:value="63.7755102040816" calcext:value-type="float">
            <text:p>64</text:p>
          </table:table-cell>
          <table:table-cell table:style-name="ce6" table:formula="of:=[.C984]/[.D$2]" office:value-type="float" office:value="15.9438775510204" calcext:value-type="float">
            <text:p>16</text:p>
          </table:table-cell>
          <table:table-cell table:style-name="ce6" table:formula="of:=[.D984]*60" office:value-type="float" office:value="956.632653061224" calcext:value-type="float">
            <text:p>957</text:p>
          </table:table-cell>
          <table:table-cell table:style-name="ce6" table:formula="of:=[.E984]*[.F$2]" office:value-type="float" office:value="1913.26530612245" calcext:value-type="float">
            <text:p>1913</text:p>
          </table:table-cell>
          <table:table-cell table:number-columns-repeated="5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2" table:formula="of:=[.B$2]*[.A985]*1000" office:value-type="float" office:value="15.696" calcext:value-type="float">
            <text:p>15.696</text:p>
          </table:table-cell>
          <table:table-cell table:style-name="ce6" table:formula="of:=1/([.B985]/1000)" office:value-type="float" office:value="63.710499490316" calcext:value-type="float">
            <text:p>64</text:p>
          </table:table-cell>
          <table:table-cell table:style-name="ce6" table:formula="of:=[.C985]/[.D$2]" office:value-type="float" office:value="15.927624872579" calcext:value-type="float">
            <text:p>16</text:p>
          </table:table-cell>
          <table:table-cell table:style-name="ce6" table:formula="of:=[.D985]*60" office:value-type="float" office:value="955.65749235474" calcext:value-type="float">
            <text:p>956</text:p>
          </table:table-cell>
          <table:table-cell table:style-name="ce6" table:formula="of:=[.E985]*[.F$2]" office:value-type="float" office:value="1911.31498470948" calcext:value-type="float">
            <text:p>1911</text:p>
          </table:table-cell>
          <table:table-cell table:number-columns-repeated="5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2" table:formula="of:=[.B$2]*[.A986]*1000" office:value-type="float" office:value="15.712" calcext:value-type="float">
            <text:p>15.712</text:p>
          </table:table-cell>
          <table:table-cell table:style-name="ce6" table:formula="of:=1/([.B986]/1000)" office:value-type="float" office:value="63.6456211812627" calcext:value-type="float">
            <text:p>64</text:p>
          </table:table-cell>
          <table:table-cell table:style-name="ce6" table:formula="of:=[.C986]/[.D$2]" office:value-type="float" office:value="15.9114052953157" calcext:value-type="float">
            <text:p>16</text:p>
          </table:table-cell>
          <table:table-cell table:style-name="ce6" table:formula="of:=[.D986]*60" office:value-type="float" office:value="954.684317718941" calcext:value-type="float">
            <text:p>955</text:p>
          </table:table-cell>
          <table:table-cell table:style-name="ce6" table:formula="of:=[.E986]*[.F$2]" office:value-type="float" office:value="1909.36863543788" calcext:value-type="float">
            <text:p>1909</text:p>
          </table:table-cell>
          <table:table-cell table:number-columns-repeated="5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2" table:formula="of:=[.B$2]*[.A987]*1000" office:value-type="float" office:value="15.728" calcext:value-type="float">
            <text:p>15.728</text:p>
          </table:table-cell>
          <table:table-cell table:style-name="ce6" table:formula="of:=1/([.B987]/1000)" office:value-type="float" office:value="63.5808748728383" calcext:value-type="float">
            <text:p>64</text:p>
          </table:table-cell>
          <table:table-cell table:style-name="ce6" table:formula="of:=[.C987]/[.D$2]" office:value-type="float" office:value="15.8952187182096" calcext:value-type="float">
            <text:p>16</text:p>
          </table:table-cell>
          <table:table-cell table:style-name="ce6" table:formula="of:=[.D987]*60" office:value-type="float" office:value="953.713123092574" calcext:value-type="float">
            <text:p>954</text:p>
          </table:table-cell>
          <table:table-cell table:style-name="ce6" table:formula="of:=[.E987]*[.F$2]" office:value-type="float" office:value="1907.42624618515" calcext:value-type="float">
            <text:p>1907</text:p>
          </table:table-cell>
          <table:table-cell table:number-columns-repeated="5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2" table:formula="of:=[.B$2]*[.A988]*1000" office:value-type="float" office:value="15.744" calcext:value-type="float">
            <text:p>15.744</text:p>
          </table:table-cell>
          <table:table-cell table:style-name="ce6" table:formula="of:=1/([.B988]/1000)" office:value-type="float" office:value="63.5162601626016" calcext:value-type="float">
            <text:p>64</text:p>
          </table:table-cell>
          <table:table-cell table:style-name="ce6" table:formula="of:=[.C988]/[.D$2]" office:value-type="float" office:value="15.8790650406504" calcext:value-type="float">
            <text:p>16</text:p>
          </table:table-cell>
          <table:table-cell table:style-name="ce6" table:formula="of:=[.D988]*60" office:value-type="float" office:value="952.743902439025" calcext:value-type="float">
            <text:p>953</text:p>
          </table:table-cell>
          <table:table-cell table:style-name="ce6" table:formula="of:=[.E988]*[.F$2]" office:value-type="float" office:value="1905.48780487805" calcext:value-type="float">
            <text:p>1905</text:p>
          </table:table-cell>
          <table:table-cell table:number-columns-repeated="5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2" table:formula="of:=[.B$2]*[.A989]*1000" office:value-type="float" office:value="15.76" calcext:value-type="float">
            <text:p>15.76</text:p>
          </table:table-cell>
          <table:table-cell table:style-name="ce6" table:formula="of:=1/([.B989]/1000)" office:value-type="float" office:value="63.4517766497462" calcext:value-type="float">
            <text:p>63</text:p>
          </table:table-cell>
          <table:table-cell table:style-name="ce6" table:formula="of:=[.C989]/[.D$2]" office:value-type="float" office:value="15.8629441624365" calcext:value-type="float">
            <text:p>16</text:p>
          </table:table-cell>
          <table:table-cell table:style-name="ce6" table:formula="of:=[.D989]*60" office:value-type="float" office:value="951.776649746193" calcext:value-type="float">
            <text:p>952</text:p>
          </table:table-cell>
          <table:table-cell table:style-name="ce6" table:formula="of:=[.E989]*[.F$2]" office:value-type="float" office:value="1903.55329949239" calcext:value-type="float">
            <text:p>1904</text:p>
          </table:table-cell>
          <table:table-cell table:number-columns-repeated="5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2" table:formula="of:=[.B$2]*[.A990]*1000" office:value-type="float" office:value="15.776" calcext:value-type="float">
            <text:p>15.776</text:p>
          </table:table-cell>
          <table:table-cell table:style-name="ce6" table:formula="of:=1/([.B990]/1000)" office:value-type="float" office:value="63.3874239350913" calcext:value-type="float">
            <text:p>63</text:p>
          </table:table-cell>
          <table:table-cell table:style-name="ce6" table:formula="of:=[.C990]/[.D$2]" office:value-type="float" office:value="15.8468559837728" calcext:value-type="float">
            <text:p>16</text:p>
          </table:table-cell>
          <table:table-cell table:style-name="ce6" table:formula="of:=[.D990]*60" office:value-type="float" office:value="950.811359026369" calcext:value-type="float">
            <text:p>951</text:p>
          </table:table-cell>
          <table:table-cell table:style-name="ce6" table:formula="of:=[.E990]*[.F$2]" office:value-type="float" office:value="1901.62271805274" calcext:value-type="float">
            <text:p>1902</text:p>
          </table:table-cell>
          <table:table-cell table:number-columns-repeated="5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 table:formula="of:=[.B$2]*[.A991]*1000" office:value-type="float" office:value="15.792" calcext:value-type="float">
            <text:p>15.792</text:p>
          </table:table-cell>
          <table:table-cell table:style-name="ce6" table:formula="of:=1/([.B991]/1000)" office:value-type="float" office:value="63.323201621074" calcext:value-type="float">
            <text:p>63</text:p>
          </table:table-cell>
          <table:table-cell table:style-name="ce6" table:formula="of:=[.C991]/[.D$2]" office:value-type="float" office:value="15.8308004052685" calcext:value-type="float">
            <text:p>16</text:p>
          </table:table-cell>
          <table:table-cell table:style-name="ce6" table:formula="of:=[.D991]*60" office:value-type="float" office:value="949.848024316109" calcext:value-type="float">
            <text:p>950</text:p>
          </table:table-cell>
          <table:table-cell table:style-name="ce6" table:formula="of:=[.E991]*[.F$2]" office:value-type="float" office:value="1899.69604863222" calcext:value-type="float">
            <text:p>1900</text:p>
          </table:table-cell>
          <table:table-cell table:number-columns-repeated="5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2" table:formula="of:=[.B$2]*[.A992]*1000" office:value-type="float" office:value="15.808" calcext:value-type="float">
            <text:p>15.808</text:p>
          </table:table-cell>
          <table:table-cell table:style-name="ce6" table:formula="of:=1/([.B992]/1000)" office:value-type="float" office:value="63.2591093117409" calcext:value-type="float">
            <text:p>63</text:p>
          </table:table-cell>
          <table:table-cell table:style-name="ce6" table:formula="of:=[.C992]/[.D$2]" office:value-type="float" office:value="15.8147773279352" calcext:value-type="float">
            <text:p>16</text:p>
          </table:table-cell>
          <table:table-cell table:style-name="ce6" table:formula="of:=[.D992]*60" office:value-type="float" office:value="948.886639676113" calcext:value-type="float">
            <text:p>949</text:p>
          </table:table-cell>
          <table:table-cell table:style-name="ce6" table:formula="of:=[.E992]*[.F$2]" office:value-type="float" office:value="1897.77327935223" calcext:value-type="float">
            <text:p>1898</text:p>
          </table:table-cell>
          <table:table-cell table:number-columns-repeated="5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2" table:formula="of:=[.B$2]*[.A993]*1000" office:value-type="float" office:value="15.824" calcext:value-type="float">
            <text:p>15.824</text:p>
          </table:table-cell>
          <table:table-cell table:style-name="ce6" table:formula="of:=1/([.B993]/1000)" office:value-type="float" office:value="63.1951466127402" calcext:value-type="float">
            <text:p>63</text:p>
          </table:table-cell>
          <table:table-cell table:style-name="ce6" table:formula="of:=[.C993]/[.D$2]" office:value-type="float" office:value="15.798786653185" calcext:value-type="float">
            <text:p>16</text:p>
          </table:table-cell>
          <table:table-cell table:style-name="ce6" table:formula="of:=[.D993]*60" office:value-type="float" office:value="947.927199191102" calcext:value-type="float">
            <text:p>948</text:p>
          </table:table-cell>
          <table:table-cell table:style-name="ce6" table:formula="of:=[.E993]*[.F$2]" office:value-type="float" office:value="1895.8543983822" calcext:value-type="float">
            <text:p>1896</text:p>
          </table:table-cell>
          <table:table-cell table:number-columns-repeated="5"/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2" table:formula="of:=[.B$2]*[.A994]*1000" office:value-type="float" office:value="15.84" calcext:value-type="float">
            <text:p>15.84</text:p>
          </table:table-cell>
          <table:table-cell table:style-name="ce6" table:formula="of:=1/([.B994]/1000)" office:value-type="float" office:value="63.1313131313131" calcext:value-type="float">
            <text:p>63</text:p>
          </table:table-cell>
          <table:table-cell table:style-name="ce6" table:formula="of:=[.C994]/[.D$2]" office:value-type="float" office:value="15.7828282828283" calcext:value-type="float">
            <text:p>16</text:p>
          </table:table-cell>
          <table:table-cell table:style-name="ce6" table:formula="of:=[.D994]*60" office:value-type="float" office:value="946.969696969697" calcext:value-type="float">
            <text:p>947</text:p>
          </table:table-cell>
          <table:table-cell table:style-name="ce6" table:formula="of:=[.E994]*[.F$2]" office:value-type="float" office:value="1893.93939393939" calcext:value-type="float">
            <text:p>1894</text:p>
          </table:table-cell>
          <table:table-cell table:number-columns-repeated="5"/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2" table:formula="of:=[.B$2]*[.A995]*1000" office:value-type="float" office:value="15.856" calcext:value-type="float">
            <text:p>15.856</text:p>
          </table:table-cell>
          <table:table-cell table:style-name="ce6" table:formula="of:=1/([.B995]/1000)" office:value-type="float" office:value="63.0676084762866" calcext:value-type="float">
            <text:p>63</text:p>
          </table:table-cell>
          <table:table-cell table:style-name="ce6" table:formula="of:=[.C995]/[.D$2]" office:value-type="float" office:value="15.7669021190716" calcext:value-type="float">
            <text:p>16</text:p>
          </table:table-cell>
          <table:table-cell table:style-name="ce6" table:formula="of:=[.D995]*60" office:value-type="float" office:value="946.014127144299" calcext:value-type="float">
            <text:p>946</text:p>
          </table:table-cell>
          <table:table-cell table:style-name="ce6" table:formula="of:=[.E995]*[.F$2]" office:value-type="float" office:value="1892.0282542886" calcext:value-type="float">
            <text:p>1892</text:p>
          </table:table-cell>
          <table:table-cell table:number-columns-repeated="5"/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 table:formula="of:=[.B$2]*[.A996]*1000" office:value-type="float" office:value="15.872" calcext:value-type="float">
            <text:p>15.872</text:p>
          </table:table-cell>
          <table:table-cell table:style-name="ce6" table:formula="of:=1/([.B996]/1000)" office:value-type="float" office:value="63.0040322580645" calcext:value-type="float">
            <text:p>63</text:p>
          </table:table-cell>
          <table:table-cell table:style-name="ce6" table:formula="of:=[.C996]/[.D$2]" office:value-type="float" office:value="15.7510080645161" calcext:value-type="float">
            <text:p>16</text:p>
          </table:table-cell>
          <table:table-cell table:style-name="ce6" table:formula="of:=[.D996]*60" office:value-type="float" office:value="945.060483870968" calcext:value-type="float">
            <text:p>945</text:p>
          </table:table-cell>
          <table:table-cell table:style-name="ce6" table:formula="of:=[.E996]*[.F$2]" office:value-type="float" office:value="1890.12096774194" calcext:value-type="float">
            <text:p>1890</text:p>
          </table:table-cell>
          <table:table-cell table:number-columns-repeated="5"/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2" table:formula="of:=[.B$2]*[.A997]*1000" office:value-type="float" office:value="15.888" calcext:value-type="float">
            <text:p>15.888</text:p>
          </table:table-cell>
          <table:table-cell table:style-name="ce6" table:formula="of:=1/([.B997]/1000)" office:value-type="float" office:value="62.9405840886203" calcext:value-type="float">
            <text:p>63</text:p>
          </table:table-cell>
          <table:table-cell table:style-name="ce6" table:formula="of:=[.C997]/[.D$2]" office:value-type="float" office:value="15.7351460221551" calcext:value-type="float">
            <text:p>16</text:p>
          </table:table-cell>
          <table:table-cell table:style-name="ce6" table:formula="of:=[.D997]*60" office:value-type="float" office:value="944.108761329305" calcext:value-type="float">
            <text:p>944</text:p>
          </table:table-cell>
          <table:table-cell table:style-name="ce6" table:formula="of:=[.E997]*[.F$2]" office:value-type="float" office:value="1888.21752265861" calcext:value-type="float">
            <text:p>1888</text:p>
          </table:table-cell>
          <table:table-cell table:number-columns-repeated="5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2" table:formula="of:=[.B$2]*[.A998]*1000" office:value-type="float" office:value="15.904" calcext:value-type="float">
            <text:p>15.904</text:p>
          </table:table-cell>
          <table:table-cell table:style-name="ce6" table:formula="of:=1/([.B998]/1000)" office:value-type="float" office:value="62.8772635814889" calcext:value-type="float">
            <text:p>63</text:p>
          </table:table-cell>
          <table:table-cell table:style-name="ce6" table:formula="of:=[.C998]/[.D$2]" office:value-type="float" office:value="15.7193158953722" calcext:value-type="float">
            <text:p>16</text:p>
          </table:table-cell>
          <table:table-cell table:style-name="ce6" table:formula="of:=[.D998]*60" office:value-type="float" office:value="943.158953722334" calcext:value-type="float">
            <text:p>943</text:p>
          </table:table-cell>
          <table:table-cell table:style-name="ce6" table:formula="of:=[.E998]*[.F$2]" office:value-type="float" office:value="1886.31790744467" calcext:value-type="float">
            <text:p>1886</text:p>
          </table:table-cell>
          <table:table-cell table:number-columns-repeated="5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2" table:formula="of:=[.B$2]*[.A999]*1000" office:value-type="float" office:value="15.92" calcext:value-type="float">
            <text:p>15.92</text:p>
          </table:table-cell>
          <table:table-cell table:style-name="ce6" table:formula="of:=1/([.B999]/1000)" office:value-type="float" office:value="62.8140703517588" calcext:value-type="float">
            <text:p>63</text:p>
          </table:table-cell>
          <table:table-cell table:style-name="ce6" table:formula="of:=[.C999]/[.D$2]" office:value-type="float" office:value="15.7035175879397" calcext:value-type="float">
            <text:p>16</text:p>
          </table:table-cell>
          <table:table-cell table:style-name="ce6" table:formula="of:=[.D999]*60" office:value-type="float" office:value="942.211055276382" calcext:value-type="float">
            <text:p>942</text:p>
          </table:table-cell>
          <table:table-cell table:style-name="ce6" table:formula="of:=[.E999]*[.F$2]" office:value-type="float" office:value="1884.42211055276" calcext:value-type="float">
            <text:p>1884</text:p>
          </table:table-cell>
          <table:table-cell table:number-columns-repeated="5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2" table:formula="of:=[.B$2]*[.A1000]*1000" office:value-type="float" office:value="15.936" calcext:value-type="float">
            <text:p>15.936</text:p>
          </table:table-cell>
          <table:table-cell table:style-name="ce6" table:formula="of:=1/([.B1000]/1000)" office:value-type="float" office:value="62.7510040160643" calcext:value-type="float">
            <text:p>63</text:p>
          </table:table-cell>
          <table:table-cell table:style-name="ce6" table:formula="of:=[.C1000]/[.D$2]" office:value-type="float" office:value="15.6877510040161" calcext:value-type="float">
            <text:p>16</text:p>
          </table:table-cell>
          <table:table-cell table:style-name="ce6" table:formula="of:=[.D1000]*60" office:value-type="float" office:value="941.265060240964" calcext:value-type="float">
            <text:p>941</text:p>
          </table:table-cell>
          <table:table-cell table:style-name="ce6" table:formula="of:=[.E1000]*[.F$2]" office:value-type="float" office:value="1882.53012048193" calcext:value-type="float">
            <text:p>1883</text:p>
          </table:table-cell>
          <table:table-cell table:number-columns-repeated="5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2" table:formula="of:=[.B$2]*[.A1001]*1000" office:value-type="float" office:value="15.952" calcext:value-type="float">
            <text:p>15.952</text:p>
          </table:table-cell>
          <table:table-cell table:style-name="ce6" table:formula="of:=1/([.B1001]/1000)" office:value-type="float" office:value="62.6880641925777" calcext:value-type="float">
            <text:p>63</text:p>
          </table:table-cell>
          <table:table-cell table:style-name="ce6" table:formula="of:=[.C1001]/[.D$2]" office:value-type="float" office:value="15.6720160481444" calcext:value-type="float">
            <text:p>16</text:p>
          </table:table-cell>
          <table:table-cell table:style-name="ce6" table:formula="of:=[.D1001]*60" office:value-type="float" office:value="940.320962888666" calcext:value-type="float">
            <text:p>940</text:p>
          </table:table-cell>
          <table:table-cell table:style-name="ce6" table:formula="of:=[.E1001]*[.F$2]" office:value-type="float" office:value="1880.64192577733" calcext:value-type="float">
            <text:p>1881</text:p>
          </table:table-cell>
          <table:table-cell table:number-columns-repeated="5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2" table:formula="of:=[.B$2]*[.A1002]*1000" office:value-type="float" office:value="15.968" calcext:value-type="float">
            <text:p>15.968</text:p>
          </table:table-cell>
          <table:table-cell table:style-name="ce6" table:formula="of:=1/([.B1002]/1000)" office:value-type="float" office:value="62.625250501002" calcext:value-type="float">
            <text:p>63</text:p>
          </table:table-cell>
          <table:table-cell table:style-name="ce6" table:formula="of:=[.C1002]/[.D$2]" office:value-type="float" office:value="15.6563126252505" calcext:value-type="float">
            <text:p>16</text:p>
          </table:table-cell>
          <table:table-cell table:style-name="ce6" table:formula="of:=[.D1002]*60" office:value-type="float" office:value="939.37875751503" calcext:value-type="float">
            <text:p>939</text:p>
          </table:table-cell>
          <table:table-cell table:style-name="ce6" table:formula="of:=[.E1002]*[.F$2]" office:value-type="float" office:value="1878.75751503006" calcext:value-type="float">
            <text:p>1879</text:p>
          </table:table-cell>
          <table:table-cell table:number-columns-repeated="5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 table:formula="of:=[.B$2]*[.A1003]*1000" office:value-type="float" office:value="15.984" calcext:value-type="float">
            <text:p>15.984</text:p>
          </table:table-cell>
          <table:table-cell table:style-name="ce6" table:formula="of:=1/([.B1003]/1000)" office:value-type="float" office:value="62.5625625625626" calcext:value-type="float">
            <text:p>63</text:p>
          </table:table-cell>
          <table:table-cell table:style-name="ce6" table:formula="of:=[.C1003]/[.D$2]" office:value-type="float" office:value="15.6406406406406" calcext:value-type="float">
            <text:p>16</text:p>
          </table:table-cell>
          <table:table-cell table:style-name="ce6" table:formula="of:=[.D1003]*60" office:value-type="float" office:value="938.438438438438" calcext:value-type="float">
            <text:p>938</text:p>
          </table:table-cell>
          <table:table-cell table:style-name="ce6" table:formula="of:=[.E1003]*[.F$2]" office:value-type="float" office:value="1876.87687687688" calcext:value-type="float">
            <text:p>1877</text:p>
          </table:table-cell>
          <table:table-cell table:number-columns-repeated="5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 table:formula="of:=[.B$2]*[.A1004]*1000" office:value-type="float" office:value="16" calcext:value-type="float">
            <text:p>16</text:p>
          </table:table-cell>
          <table:table-cell table:style-name="ce6" table:formula="of:=1/([.B1004]/1000)" office:value-type="float" office:value="62.5" calcext:value-type="float">
            <text:p>63</text:p>
          </table:table-cell>
          <table:table-cell table:style-name="ce6" table:formula="of:=[.C1004]/[.D$2]" office:value-type="float" office:value="15.625" calcext:value-type="float">
            <text:p>16</text:p>
          </table:table-cell>
          <table:table-cell table:style-name="ce6" table:formula="of:=[.D1004]*60" office:value-type="float" office:value="937.5" calcext:value-type="float">
            <text:p>938</text:p>
          </table:table-cell>
          <table:table-cell table:style-name="ce6" table:formula="of:=[.E1004]*[.F$2]" office:value-type="float" office:value="1875" calcext:value-type="float">
            <text:p>1875</text:p>
          </table:table-cell>
          <table:table-cell table:number-columns-repeated="5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 table:formula="of:=[.B$2]*[.A1005]*1000" office:value-type="float" office:value="16.016" calcext:value-type="float">
            <text:p>16.016</text:p>
          </table:table-cell>
          <table:table-cell table:style-name="ce6" table:formula="of:=1/([.B1005]/1000)" office:value-type="float" office:value="62.4375624375624" calcext:value-type="float">
            <text:p>62</text:p>
          </table:table-cell>
          <table:table-cell table:style-name="ce6" table:formula="of:=[.C1005]/[.D$2]" office:value-type="float" office:value="15.6093906093906" calcext:value-type="float">
            <text:p>16</text:p>
          </table:table-cell>
          <table:table-cell table:style-name="ce6" table:formula="of:=[.D1005]*60" office:value-type="float" office:value="936.563436563437" calcext:value-type="float">
            <text:p>937</text:p>
          </table:table-cell>
          <table:table-cell table:style-name="ce6" table:formula="of:=[.E1005]*[.F$2]" office:value-type="float" office:value="1873.12687312687" calcext:value-type="float">
            <text:p>1873</text:p>
          </table:table-cell>
          <table:table-cell table:number-columns-repeated="5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 table:formula="of:=[.B$2]*[.A1006]*1000" office:value-type="float" office:value="16.032" calcext:value-type="float">
            <text:p>16.032</text:p>
          </table:table-cell>
          <table:table-cell table:style-name="ce6" table:formula="of:=1/([.B1006]/1000)" office:value-type="float" office:value="62.375249500998" calcext:value-type="float">
            <text:p>62</text:p>
          </table:table-cell>
          <table:table-cell table:style-name="ce6" table:formula="of:=[.C1006]/[.D$2]" office:value-type="float" office:value="15.5938123752495" calcext:value-type="float">
            <text:p>16</text:p>
          </table:table-cell>
          <table:table-cell table:style-name="ce6" table:formula="of:=[.D1006]*60" office:value-type="float" office:value="935.62874251497" calcext:value-type="float">
            <text:p>936</text:p>
          </table:table-cell>
          <table:table-cell table:style-name="ce6" table:formula="of:=[.E1006]*[.F$2]" office:value-type="float" office:value="1871.25748502994" calcext:value-type="float">
            <text:p>1871</text:p>
          </table:table-cell>
          <table:table-cell table:number-columns-repeated="5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 table:formula="of:=[.B$2]*[.A1007]*1000" office:value-type="float" office:value="16.048" calcext:value-type="float">
            <text:p>16.048</text:p>
          </table:table-cell>
          <table:table-cell table:style-name="ce6" table:formula="of:=1/([.B1007]/1000)" office:value-type="float" office:value="62.3130608175474" calcext:value-type="float">
            <text:p>62</text:p>
          </table:table-cell>
          <table:table-cell table:style-name="ce6" table:formula="of:=[.C1007]/[.D$2]" office:value-type="float" office:value="15.5782652043868" calcext:value-type="float">
            <text:p>16</text:p>
          </table:table-cell>
          <table:table-cell table:style-name="ce6" table:formula="of:=[.D1007]*60" office:value-type="float" office:value="934.69591226321" calcext:value-type="float">
            <text:p>935</text:p>
          </table:table-cell>
          <table:table-cell table:style-name="ce6" table:formula="of:=[.E1007]*[.F$2]" office:value-type="float" office:value="1869.39182452642" calcext:value-type="float">
            <text:p>1869</text:p>
          </table:table-cell>
          <table:table-cell table:number-columns-repeated="5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 table:formula="of:=[.B$2]*[.A1008]*1000" office:value-type="float" office:value="16.064" calcext:value-type="float">
            <text:p>16.064</text:p>
          </table:table-cell>
          <table:table-cell table:style-name="ce6" table:formula="of:=1/([.B1008]/1000)" office:value-type="float" office:value="62.2509960159363" calcext:value-type="float">
            <text:p>62</text:p>
          </table:table-cell>
          <table:table-cell table:style-name="ce6" table:formula="of:=[.C1008]/[.D$2]" office:value-type="float" office:value="15.5627490039841" calcext:value-type="float">
            <text:p>16</text:p>
          </table:table-cell>
          <table:table-cell table:style-name="ce6" table:formula="of:=[.D1008]*60" office:value-type="float" office:value="933.764940239044" calcext:value-type="float">
            <text:p>934</text:p>
          </table:table-cell>
          <table:table-cell table:style-name="ce6" table:formula="of:=[.E1008]*[.F$2]" office:value-type="float" office:value="1867.52988047809" calcext:value-type="float">
            <text:p>1868</text:p>
          </table:table-cell>
          <table:table-cell table:number-columns-repeated="5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 table:formula="of:=[.B$2]*[.A1009]*1000" office:value-type="float" office:value="16.08" calcext:value-type="float">
            <text:p>16.08</text:p>
          </table:table-cell>
          <table:table-cell table:style-name="ce6" table:formula="of:=1/([.B1009]/1000)" office:value-type="float" office:value="62.1890547263682" calcext:value-type="float">
            <text:p>62</text:p>
          </table:table-cell>
          <table:table-cell table:style-name="ce6" table:formula="of:=[.C1009]/[.D$2]" office:value-type="float" office:value="15.547263681592" calcext:value-type="float">
            <text:p>16</text:p>
          </table:table-cell>
          <table:table-cell table:style-name="ce6" table:formula="of:=[.D1009]*60" office:value-type="float" office:value="932.835820895522" calcext:value-type="float">
            <text:p>933</text:p>
          </table:table-cell>
          <table:table-cell table:style-name="ce6" table:formula="of:=[.E1009]*[.F$2]" office:value-type="float" office:value="1865.67164179104" calcext:value-type="float">
            <text:p>1866</text:p>
          </table:table-cell>
          <table:table-cell table:number-columns-repeated="5"/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 table:formula="of:=[.B$2]*[.A1010]*1000" office:value-type="float" office:value="16.096" calcext:value-type="float">
            <text:p>16.096</text:p>
          </table:table-cell>
          <table:table-cell table:style-name="ce6" table:formula="of:=1/([.B1010]/1000)" office:value-type="float" office:value="62.1272365805169" calcext:value-type="float">
            <text:p>62</text:p>
          </table:table-cell>
          <table:table-cell table:style-name="ce6" table:formula="of:=[.C1010]/[.D$2]" office:value-type="float" office:value="15.5318091451292" calcext:value-type="float">
            <text:p>16</text:p>
          </table:table-cell>
          <table:table-cell table:style-name="ce6" table:formula="of:=[.D1010]*60" office:value-type="float" office:value="931.908548707754" calcext:value-type="float">
            <text:p>932</text:p>
          </table:table-cell>
          <table:table-cell table:style-name="ce6" table:formula="of:=[.E1010]*[.F$2]" office:value-type="float" office:value="1863.81709741551" calcext:value-type="float">
            <text:p>1864</text:p>
          </table:table-cell>
          <table:table-cell table:number-columns-repeated="5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2" table:formula="of:=[.B$2]*[.A1011]*1000" office:value-type="float" office:value="16.112" calcext:value-type="float">
            <text:p>16.112</text:p>
          </table:table-cell>
          <table:table-cell table:style-name="ce6" table:formula="of:=1/([.B1011]/1000)" office:value-type="float" office:value="62.0655412115194" calcext:value-type="float">
            <text:p>62</text:p>
          </table:table-cell>
          <table:table-cell table:style-name="ce6" table:formula="of:=[.C1011]/[.D$2]" office:value-type="float" office:value="15.5163853028798" calcext:value-type="float">
            <text:p>16</text:p>
          </table:table-cell>
          <table:table-cell table:style-name="ce6" table:formula="of:=[.D1011]*60" office:value-type="float" office:value="930.983118172791" calcext:value-type="float">
            <text:p>931</text:p>
          </table:table-cell>
          <table:table-cell table:style-name="ce6" table:formula="of:=[.E1011]*[.F$2]" office:value-type="float" office:value="1861.96623634558" calcext:value-type="float">
            <text:p>1862</text:p>
          </table:table-cell>
          <table:table-cell table:number-columns-repeated="5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2" table:formula="of:=[.B$2]*[.A1012]*1000" office:value-type="float" office:value="16.128" calcext:value-type="float">
            <text:p>16.128</text:p>
          </table:table-cell>
          <table:table-cell table:style-name="ce6" table:formula="of:=1/([.B1012]/1000)" office:value-type="float" office:value="62.0039682539683" calcext:value-type="float">
            <text:p>62</text:p>
          </table:table-cell>
          <table:table-cell table:style-name="ce6" table:formula="of:=[.C1012]/[.D$2]" office:value-type="float" office:value="15.5009920634921" calcext:value-type="float">
            <text:p>16</text:p>
          </table:table-cell>
          <table:table-cell table:style-name="ce6" table:formula="of:=[.D1012]*60" office:value-type="float" office:value="930.059523809524" calcext:value-type="float">
            <text:p>930</text:p>
          </table:table-cell>
          <table:table-cell table:style-name="ce6" table:formula="of:=[.E1012]*[.F$2]" office:value-type="float" office:value="1860.11904761905" calcext:value-type="float">
            <text:p>1860</text:p>
          </table:table-cell>
          <table:table-cell table:number-columns-repeated="5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 table:formula="of:=[.B$2]*[.A1013]*1000" office:value-type="float" office:value="16.144" calcext:value-type="float">
            <text:p>16.144</text:p>
          </table:table-cell>
          <table:table-cell table:style-name="ce6" table:formula="of:=1/([.B1013]/1000)" office:value-type="float" office:value="61.9425173439049" calcext:value-type="float">
            <text:p>62</text:p>
          </table:table-cell>
          <table:table-cell table:style-name="ce6" table:formula="of:=[.C1013]/[.D$2]" office:value-type="float" office:value="15.4856293359762" calcext:value-type="float">
            <text:p>15</text:p>
          </table:table-cell>
          <table:table-cell table:style-name="ce6" table:formula="of:=[.D1013]*60" office:value-type="float" office:value="929.137760158573" calcext:value-type="float">
            <text:p>929</text:p>
          </table:table-cell>
          <table:table-cell table:style-name="ce6" table:formula="of:=[.E1013]*[.F$2]" office:value-type="float" office:value="1858.27552031715" calcext:value-type="float">
            <text:p>1858</text:p>
          </table:table-cell>
          <table:table-cell table:number-columns-repeated="5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2" table:formula="of:=[.B$2]*[.A1014]*1000" office:value-type="float" office:value="16.16" calcext:value-type="float">
            <text:p>16.16</text:p>
          </table:table-cell>
          <table:table-cell table:style-name="ce6" table:formula="of:=1/([.B1014]/1000)" office:value-type="float" office:value="61.8811881188119" calcext:value-type="float">
            <text:p>62</text:p>
          </table:table-cell>
          <table:table-cell table:style-name="ce6" table:formula="of:=[.C1014]/[.D$2]" office:value-type="float" office:value="15.470297029703" calcext:value-type="float">
            <text:p>15</text:p>
          </table:table-cell>
          <table:table-cell table:style-name="ce6" table:formula="of:=[.D1014]*60" office:value-type="float" office:value="928.217821782178" calcext:value-type="float">
            <text:p>928</text:p>
          </table:table-cell>
          <table:table-cell table:style-name="ce6" table:formula="of:=[.E1014]*[.F$2]" office:value-type="float" office:value="1856.43564356436" calcext:value-type="float">
            <text:p>1856</text:p>
          </table:table-cell>
          <table:table-cell table:number-columns-repeated="5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 table:formula="of:=[.B$2]*[.A1015]*1000" office:value-type="float" office:value="16.176" calcext:value-type="float">
            <text:p>16.176</text:p>
          </table:table-cell>
          <table:table-cell table:style-name="ce6" table:formula="of:=1/([.B1015]/1000)" office:value-type="float" office:value="61.8199802176063" calcext:value-type="float">
            <text:p>62</text:p>
          </table:table-cell>
          <table:table-cell table:style-name="ce6" table:formula="of:=[.C1015]/[.D$2]" office:value-type="float" office:value="15.4549950544016" calcext:value-type="float">
            <text:p>15</text:p>
          </table:table-cell>
          <table:table-cell table:style-name="ce6" table:formula="of:=[.D1015]*60" office:value-type="float" office:value="927.299703264095" calcext:value-type="float">
            <text:p>927</text:p>
          </table:table-cell>
          <table:table-cell table:style-name="ce6" table:formula="of:=[.E1015]*[.F$2]" office:value-type="float" office:value="1854.59940652819" calcext:value-type="float">
            <text:p>1855</text:p>
          </table:table-cell>
          <table:table-cell table:number-columns-repeated="5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2" table:formula="of:=[.B$2]*[.A1016]*1000" office:value-type="float" office:value="16.192" calcext:value-type="float">
            <text:p>16.192</text:p>
          </table:table-cell>
          <table:table-cell table:style-name="ce6" table:formula="of:=1/([.B1016]/1000)" office:value-type="float" office:value="61.7588932806324" calcext:value-type="float">
            <text:p>62</text:p>
          </table:table-cell>
          <table:table-cell table:style-name="ce6" table:formula="of:=[.C1016]/[.D$2]" office:value-type="float" office:value="15.4397233201581" calcext:value-type="float">
            <text:p>15</text:p>
          </table:table-cell>
          <table:table-cell table:style-name="ce6" table:formula="of:=[.D1016]*60" office:value-type="float" office:value="926.383399209486" calcext:value-type="float">
            <text:p>926</text:p>
          </table:table-cell>
          <table:table-cell table:style-name="ce6" table:formula="of:=[.E1016]*[.F$2]" office:value-type="float" office:value="1852.76679841897" calcext:value-type="float">
            <text:p>1853</text:p>
          </table:table-cell>
          <table:table-cell table:number-columns-repeated="5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2" table:formula="of:=[.B$2]*[.A1017]*1000" office:value-type="float" office:value="16.208" calcext:value-type="float">
            <text:p>16.208</text:p>
          </table:table-cell>
          <table:table-cell table:style-name="ce6" table:formula="of:=1/([.B1017]/1000)" office:value-type="float" office:value="61.6979269496545" calcext:value-type="float">
            <text:p>62</text:p>
          </table:table-cell>
          <table:table-cell table:style-name="ce6" table:formula="of:=[.C1017]/[.D$2]" office:value-type="float" office:value="15.4244817374136" calcext:value-type="float">
            <text:p>15</text:p>
          </table:table-cell>
          <table:table-cell table:style-name="ce6" table:formula="of:=[.D1017]*60" office:value-type="float" office:value="925.468904244818" calcext:value-type="float">
            <text:p>925</text:p>
          </table:table-cell>
          <table:table-cell table:style-name="ce6" table:formula="of:=[.E1017]*[.F$2]" office:value-type="float" office:value="1850.93780848964" calcext:value-type="float">
            <text:p>1851</text:p>
          </table:table-cell>
          <table:table-cell table:number-columns-repeated="5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 table:formula="of:=[.B$2]*[.A1018]*1000" office:value-type="float" office:value="16.224" calcext:value-type="float">
            <text:p>16.224</text:p>
          </table:table-cell>
          <table:table-cell table:style-name="ce6" table:formula="of:=1/([.B1018]/1000)" office:value-type="float" office:value="61.6370808678501" calcext:value-type="float">
            <text:p>62</text:p>
          </table:table-cell>
          <table:table-cell table:style-name="ce6" table:formula="of:=[.C1018]/[.D$2]" office:value-type="float" office:value="15.4092702169625" calcext:value-type="float">
            <text:p>15</text:p>
          </table:table-cell>
          <table:table-cell table:style-name="ce6" table:formula="of:=[.D1018]*60" office:value-type="float" office:value="924.556213017752" calcext:value-type="float">
            <text:p>925</text:p>
          </table:table-cell>
          <table:table-cell table:style-name="ce6" table:formula="of:=[.E1018]*[.F$2]" office:value-type="float" office:value="1849.1124260355" calcext:value-type="float">
            <text:p>1849</text:p>
          </table:table-cell>
          <table:table-cell table:number-columns-repeated="5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2" table:formula="of:=[.B$2]*[.A1019]*1000" office:value-type="float" office:value="16.24" calcext:value-type="float">
            <text:p>16.24</text:p>
          </table:table-cell>
          <table:table-cell table:style-name="ce6" table:formula="of:=1/([.B1019]/1000)" office:value-type="float" office:value="61.576354679803" calcext:value-type="float">
            <text:p>62</text:p>
          </table:table-cell>
          <table:table-cell table:style-name="ce6" table:formula="of:=[.C1019]/[.D$2]" office:value-type="float" office:value="15.3940886699507" calcext:value-type="float">
            <text:p>15</text:p>
          </table:table-cell>
          <table:table-cell table:style-name="ce6" table:formula="of:=[.D1019]*60" office:value-type="float" office:value="923.645320197044" calcext:value-type="float">
            <text:p>924</text:p>
          </table:table-cell>
          <table:table-cell table:style-name="ce6" table:formula="of:=[.E1019]*[.F$2]" office:value-type="float" office:value="1847.29064039409" calcext:value-type="float">
            <text:p>1847</text:p>
          </table:table-cell>
          <table:table-cell table:number-columns-repeated="5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2" table:formula="of:=[.B$2]*[.A1020]*1000" office:value-type="float" office:value="16.256" calcext:value-type="float">
            <text:p>16.256</text:p>
          </table:table-cell>
          <table:table-cell table:style-name="ce6" table:formula="of:=1/([.B1020]/1000)" office:value-type="float" office:value="61.5157480314961" calcext:value-type="float">
            <text:p>62</text:p>
          </table:table-cell>
          <table:table-cell table:style-name="ce6" table:formula="of:=[.C1020]/[.D$2]" office:value-type="float" office:value="15.378937007874" calcext:value-type="float">
            <text:p>15</text:p>
          </table:table-cell>
          <table:table-cell table:style-name="ce6" table:formula="of:=[.D1020]*60" office:value-type="float" office:value="922.736220472441" calcext:value-type="float">
            <text:p>923</text:p>
          </table:table-cell>
          <table:table-cell table:style-name="ce6" table:formula="of:=[.E1020]*[.F$2]" office:value-type="float" office:value="1845.47244094488" calcext:value-type="float">
            <text:p>1845</text:p>
          </table:table-cell>
          <table:table-cell table:number-columns-repeated="5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2" table:formula="of:=[.B$2]*[.A1021]*1000" office:value-type="float" office:value="16.272" calcext:value-type="float">
            <text:p>16.272</text:p>
          </table:table-cell>
          <table:table-cell table:style-name="ce6" table:formula="of:=1/([.B1021]/1000)" office:value-type="float" office:value="61.4552605703048" calcext:value-type="float">
            <text:p>61</text:p>
          </table:table-cell>
          <table:table-cell table:style-name="ce6" table:formula="of:=[.C1021]/[.D$2]" office:value-type="float" office:value="15.3638151425762" calcext:value-type="float">
            <text:p>15</text:p>
          </table:table-cell>
          <table:table-cell table:style-name="ce6" table:formula="of:=[.D1021]*60" office:value-type="float" office:value="921.828908554572" calcext:value-type="float">
            <text:p>922</text:p>
          </table:table-cell>
          <table:table-cell table:style-name="ce6" table:formula="of:=[.E1021]*[.F$2]" office:value-type="float" office:value="1843.65781710914" calcext:value-type="float">
            <text:p>1844</text:p>
          </table:table-cell>
          <table:table-cell table:number-columns-repeated="5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2" table:formula="of:=[.B$2]*[.A1022]*1000" office:value-type="float" office:value="16.288" calcext:value-type="float">
            <text:p>16.288</text:p>
          </table:table-cell>
          <table:table-cell table:style-name="ce6" table:formula="of:=1/([.B1022]/1000)" office:value-type="float" office:value="61.3948919449902" calcext:value-type="float">
            <text:p>61</text:p>
          </table:table-cell>
          <table:table-cell table:style-name="ce6" table:formula="of:=[.C1022]/[.D$2]" office:value-type="float" office:value="15.3487229862475" calcext:value-type="float">
            <text:p>15</text:p>
          </table:table-cell>
          <table:table-cell table:style-name="ce6" table:formula="of:=[.D1022]*60" office:value-type="float" office:value="920.923379174853" calcext:value-type="float">
            <text:p>921</text:p>
          </table:table-cell>
          <table:table-cell table:style-name="ce6" table:formula="of:=[.E1022]*[.F$2]" office:value-type="float" office:value="1841.84675834971" calcext:value-type="float">
            <text:p>1842</text:p>
          </table:table-cell>
          <table:table-cell table:number-columns-repeated="5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2" table:formula="of:=[.B$2]*[.A1023]*1000" office:value-type="float" office:value="16.304" calcext:value-type="float">
            <text:p>16.304</text:p>
          </table:table-cell>
          <table:table-cell table:style-name="ce6" table:formula="of:=1/([.B1023]/1000)" office:value-type="float" office:value="61.3346418056919" calcext:value-type="float">
            <text:p>61</text:p>
          </table:table-cell>
          <table:table-cell table:style-name="ce6" table:formula="of:=[.C1023]/[.D$2]" office:value-type="float" office:value="15.333660451423" calcext:value-type="float">
            <text:p>15</text:p>
          </table:table-cell>
          <table:table-cell table:style-name="ce6" table:formula="of:=[.D1023]*60" office:value-type="float" office:value="920.019627085378" calcext:value-type="float">
            <text:p>920</text:p>
          </table:table-cell>
          <table:table-cell table:style-name="ce6" table:formula="of:=[.E1023]*[.F$2]" office:value-type="float" office:value="1840.03925417076" calcext:value-type="float">
            <text:p>1840</text:p>
          </table:table-cell>
          <table:table-cell table:number-columns-repeated="5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2" table:formula="of:=[.B$2]*[.A1024]*1000" office:value-type="float" office:value="16.32" calcext:value-type="float">
            <text:p>16.32</text:p>
          </table:table-cell>
          <table:table-cell table:style-name="ce6" table:formula="of:=1/([.B1024]/1000)" office:value-type="float" office:value="61.2745098039216" calcext:value-type="float">
            <text:p>61</text:p>
          </table:table-cell>
          <table:table-cell table:style-name="ce6" table:formula="of:=[.C1024]/[.D$2]" office:value-type="float" office:value="15.3186274509804" calcext:value-type="float">
            <text:p>15</text:p>
          </table:table-cell>
          <table:table-cell table:style-name="ce6" table:formula="of:=[.D1024]*60" office:value-type="float" office:value="919.117647058824" calcext:value-type="float">
            <text:p>919</text:p>
          </table:table-cell>
          <table:table-cell table:style-name="ce6" table:formula="of:=[.E1024]*[.F$2]" office:value-type="float" office:value="1838.23529411765" calcext:value-type="float">
            <text:p>1838</text:p>
          </table:table-cell>
          <table:table-cell table:number-columns-repeated="5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 table:formula="of:=[.B$2]*[.A1025]*1000" office:value-type="float" office:value="16.336" calcext:value-type="float">
            <text:p>16.336</text:p>
          </table:table-cell>
          <table:table-cell table:style-name="ce6" table:formula="of:=1/([.B1025]/1000)" office:value-type="float" office:value="61.2144955925563" calcext:value-type="float">
            <text:p>61</text:p>
          </table:table-cell>
          <table:table-cell table:style-name="ce6" table:formula="of:=[.C1025]/[.D$2]" office:value-type="float" office:value="15.3036238981391" calcext:value-type="float">
            <text:p>15</text:p>
          </table:table-cell>
          <table:table-cell table:style-name="ce6" table:formula="of:=[.D1025]*60" office:value-type="float" office:value="918.217433888345" calcext:value-type="float">
            <text:p>918</text:p>
          </table:table-cell>
          <table:table-cell table:style-name="ce6" table:formula="of:=[.E1025]*[.F$2]" office:value-type="float" office:value="1836.43486777669" calcext:value-type="float">
            <text:p>1836</text:p>
          </table:table-cell>
          <table:table-cell table:number-columns-repeated="5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2" table:formula="of:=[.B$2]*[.A1026]*1000" office:value-type="float" office:value="16.352" calcext:value-type="float">
            <text:p>16.352</text:p>
          </table:table-cell>
          <table:table-cell table:style-name="ce6" table:formula="of:=1/([.B1026]/1000)" office:value-type="float" office:value="61.1545988258317" calcext:value-type="float">
            <text:p>61</text:p>
          </table:table-cell>
          <table:table-cell table:style-name="ce6" table:formula="of:=[.C1026]/[.D$2]" office:value-type="float" office:value="15.2886497064579" calcext:value-type="float">
            <text:p>15</text:p>
          </table:table-cell>
          <table:table-cell table:style-name="ce6" table:formula="of:=[.D1026]*60" office:value-type="float" office:value="917.318982387476" calcext:value-type="float">
            <text:p>917</text:p>
          </table:table-cell>
          <table:table-cell table:style-name="ce6" table:formula="of:=[.E1026]*[.F$2]" office:value-type="float" office:value="1834.63796477495" calcext:value-type="float">
            <text:p>1835</text:p>
          </table:table-cell>
          <table:table-cell table:number-columns-repeated="5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2" table:formula="of:=[.B$2]*[.A1027]*1000" office:value-type="float" office:value="16.368" calcext:value-type="float">
            <text:p>16.368</text:p>
          </table:table-cell>
          <table:table-cell table:style-name="ce6" table:formula="of:=1/([.B1027]/1000)" office:value-type="float" office:value="61.0948191593353" calcext:value-type="float">
            <text:p>61</text:p>
          </table:table-cell>
          <table:table-cell table:style-name="ce6" table:formula="of:=[.C1027]/[.D$2]" office:value-type="float" office:value="15.2737047898338" calcext:value-type="float">
            <text:p>15</text:p>
          </table:table-cell>
          <table:table-cell table:style-name="ce6" table:formula="of:=[.D1027]*60" office:value-type="float" office:value="916.422287390029" calcext:value-type="float">
            <text:p>916</text:p>
          </table:table-cell>
          <table:table-cell table:style-name="ce6" table:formula="of:=[.E1027]*[.F$2]" office:value-type="float" office:value="1832.84457478006" calcext:value-type="float">
            <text:p>1833</text:p>
          </table:table-cell>
          <table:table-cell table:number-columns-repeated="5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 table:formula="of:=[.B$2]*[.A1028]*1000" office:value-type="float" office:value="16.384" calcext:value-type="float">
            <text:p>16.384</text:p>
          </table:table-cell>
          <table:table-cell table:style-name="ce6" table:formula="of:=1/([.B1028]/1000)" office:value-type="float" office:value="61.03515625" calcext:value-type="float">
            <text:p>61</text:p>
          </table:table-cell>
          <table:table-cell table:style-name="ce6" table:formula="of:=[.C1028]/[.D$2]" office:value-type="float" office:value="15.2587890625" calcext:value-type="float">
            <text:p>15</text:p>
          </table:table-cell>
          <table:table-cell table:style-name="ce6" table:formula="of:=[.D1028]*60" office:value-type="float" office:value="915.52734375" calcext:value-type="float">
            <text:p>916</text:p>
          </table:table-cell>
          <table:table-cell table:style-name="ce6" table:formula="of:=[.E1028]*[.F$2]" office:value-type="float" office:value="1831.0546875" calcext:value-type="float">
            <text:p>1831</text:p>
          </table:table-cell>
          <table:table-cell table:number-columns-repeated="5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2" table:formula="of:=[.B$2]*[.A1029]*1000" office:value-type="float" office:value="16.4" calcext:value-type="float">
            <text:p>16.4</text:p>
          </table:table-cell>
          <table:table-cell table:style-name="ce6" table:formula="of:=1/([.B1029]/1000)" office:value-type="float" office:value="60.9756097560976" calcext:value-type="float">
            <text:p>61</text:p>
          </table:table-cell>
          <table:table-cell table:style-name="ce6" table:formula="of:=[.C1029]/[.D$2]" office:value-type="float" office:value="15.2439024390244" calcext:value-type="float">
            <text:p>15</text:p>
          </table:table-cell>
          <table:table-cell table:style-name="ce6" table:formula="of:=[.D1029]*60" office:value-type="float" office:value="914.634146341464" calcext:value-type="float">
            <text:p>915</text:p>
          </table:table-cell>
          <table:table-cell table:style-name="ce6" table:formula="of:=[.E1029]*[.F$2]" office:value-type="float" office:value="1829.26829268293" calcext:value-type="float">
            <text:p>1829</text:p>
          </table:table-cell>
          <table:table-cell table:number-columns-repeated="5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2" table:formula="of:=[.B$2]*[.A1030]*1000" office:value-type="float" office:value="16.416" calcext:value-type="float">
            <text:p>16.416</text:p>
          </table:table-cell>
          <table:table-cell table:style-name="ce6" table:formula="of:=1/([.B1030]/1000)" office:value-type="float" office:value="60.916179337232" calcext:value-type="float">
            <text:p>61</text:p>
          </table:table-cell>
          <table:table-cell table:style-name="ce6" table:formula="of:=[.C1030]/[.D$2]" office:value-type="float" office:value="15.229044834308" calcext:value-type="float">
            <text:p>15</text:p>
          </table:table-cell>
          <table:table-cell table:style-name="ce6" table:formula="of:=[.D1030]*60" office:value-type="float" office:value="913.74269005848" calcext:value-type="float">
            <text:p>914</text:p>
          </table:table-cell>
          <table:table-cell table:style-name="ce6" table:formula="of:=[.E1030]*[.F$2]" office:value-type="float" office:value="1827.48538011696" calcext:value-type="float">
            <text:p>1827</text:p>
          </table:table-cell>
          <table:table-cell table:number-columns-repeated="5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2" table:formula="of:=[.B$2]*[.A1031]*1000" office:value-type="float" office:value="16.432" calcext:value-type="float">
            <text:p>16.432</text:p>
          </table:table-cell>
          <table:table-cell table:style-name="ce6" table:formula="of:=1/([.B1031]/1000)" office:value-type="float" office:value="60.856864654333" calcext:value-type="float">
            <text:p>61</text:p>
          </table:table-cell>
          <table:table-cell table:style-name="ce6" table:formula="of:=[.C1031]/[.D$2]" office:value-type="float" office:value="15.2142161635833" calcext:value-type="float">
            <text:p>15</text:p>
          </table:table-cell>
          <table:table-cell table:style-name="ce6" table:formula="of:=[.D1031]*60" office:value-type="float" office:value="912.852969814995" calcext:value-type="float">
            <text:p>913</text:p>
          </table:table-cell>
          <table:table-cell table:style-name="ce6" table:formula="of:=[.E1031]*[.F$2]" office:value-type="float" office:value="1825.70593962999" calcext:value-type="float">
            <text:p>1826</text:p>
          </table:table-cell>
          <table:table-cell table:number-columns-repeated="5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2" table:formula="of:=[.B$2]*[.A1032]*1000" office:value-type="float" office:value="16.448" calcext:value-type="float">
            <text:p>16.448</text:p>
          </table:table-cell>
          <table:table-cell table:style-name="ce6" table:formula="of:=1/([.B1032]/1000)" office:value-type="float" office:value="60.7976653696498" calcext:value-type="float">
            <text:p>61</text:p>
          </table:table-cell>
          <table:table-cell table:style-name="ce6" table:formula="of:=[.C1032]/[.D$2]" office:value-type="float" office:value="15.1994163424125" calcext:value-type="float">
            <text:p>15</text:p>
          </table:table-cell>
          <table:table-cell table:style-name="ce6" table:formula="of:=[.D1032]*60" office:value-type="float" office:value="911.964980544747" calcext:value-type="float">
            <text:p>912</text:p>
          </table:table-cell>
          <table:table-cell table:style-name="ce6" table:formula="of:=[.E1032]*[.F$2]" office:value-type="float" office:value="1823.92996108949" calcext:value-type="float">
            <text:p>1824</text:p>
          </table:table-cell>
          <table:table-cell table:number-columns-repeated="5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 table:formula="of:=[.B$2]*[.A1033]*1000" office:value-type="float" office:value="16.464" calcext:value-type="float">
            <text:p>16.464</text:p>
          </table:table-cell>
          <table:table-cell table:style-name="ce6" table:formula="of:=1/([.B1033]/1000)" office:value-type="float" office:value="60.7385811467444" calcext:value-type="float">
            <text:p>61</text:p>
          </table:table-cell>
          <table:table-cell table:style-name="ce6" table:formula="of:=[.C1033]/[.D$2]" office:value-type="float" office:value="15.1846452866861" calcext:value-type="float">
            <text:p>15</text:p>
          </table:table-cell>
          <table:table-cell table:style-name="ce6" table:formula="of:=[.D1033]*60" office:value-type="float" office:value="911.078717201166" calcext:value-type="float">
            <text:p>911</text:p>
          </table:table-cell>
          <table:table-cell table:style-name="ce6" table:formula="of:=[.E1033]*[.F$2]" office:value-type="float" office:value="1822.15743440233" calcext:value-type="float">
            <text:p>1822</text:p>
          </table:table-cell>
          <table:table-cell table:number-columns-repeated="5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 table:formula="of:=[.B$2]*[.A1034]*1000" office:value-type="float" office:value="16.48" calcext:value-type="float">
            <text:p>16.48</text:p>
          </table:table-cell>
          <table:table-cell table:style-name="ce6" table:formula="of:=1/([.B1034]/1000)" office:value-type="float" office:value="60.6796116504854" calcext:value-type="float">
            <text:p>61</text:p>
          </table:table-cell>
          <table:table-cell table:style-name="ce6" table:formula="of:=[.C1034]/[.D$2]" office:value-type="float" office:value="15.1699029126214" calcext:value-type="float">
            <text:p>15</text:p>
          </table:table-cell>
          <table:table-cell table:style-name="ce6" table:formula="of:=[.D1034]*60" office:value-type="float" office:value="910.194174757282" calcext:value-type="float">
            <text:p>910</text:p>
          </table:table-cell>
          <table:table-cell table:style-name="ce6" table:formula="of:=[.E1034]*[.F$2]" office:value-type="float" office:value="1820.38834951456" calcext:value-type="float">
            <text:p>1820</text:p>
          </table:table-cell>
          <table:table-cell table:number-columns-repeated="5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2" table:formula="of:=[.B$2]*[.A1035]*1000" office:value-type="float" office:value="16.496" calcext:value-type="float">
            <text:p>16.496</text:p>
          </table:table-cell>
          <table:table-cell table:style-name="ce6" table:formula="of:=1/([.B1035]/1000)" office:value-type="float" office:value="60.6207565470417" calcext:value-type="float">
            <text:p>61</text:p>
          </table:table-cell>
          <table:table-cell table:style-name="ce6" table:formula="of:=[.C1035]/[.D$2]" office:value-type="float" office:value="15.1551891367604" calcext:value-type="float">
            <text:p>15</text:p>
          </table:table-cell>
          <table:table-cell table:style-name="ce6" table:formula="of:=[.D1035]*60" office:value-type="float" office:value="909.311348205626" calcext:value-type="float">
            <text:p>909</text:p>
          </table:table-cell>
          <table:table-cell table:style-name="ce6" table:formula="of:=[.E1035]*[.F$2]" office:value-type="float" office:value="1818.62269641125" calcext:value-type="float">
            <text:p>1819</text:p>
          </table:table-cell>
          <table:table-cell table:number-columns-repeated="5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2" table:formula="of:=[.B$2]*[.A1036]*1000" office:value-type="float" office:value="16.512" calcext:value-type="float">
            <text:p>16.512</text:p>
          </table:table-cell>
          <table:table-cell table:style-name="ce6" table:formula="of:=1/([.B1036]/1000)" office:value-type="float" office:value="60.562015503876" calcext:value-type="float">
            <text:p>61</text:p>
          </table:table-cell>
          <table:table-cell table:style-name="ce6" table:formula="of:=[.C1036]/[.D$2]" office:value-type="float" office:value="15.140503875969" calcext:value-type="float">
            <text:p>15</text:p>
          </table:table-cell>
          <table:table-cell table:style-name="ce6" table:formula="of:=[.D1036]*60" office:value-type="float" office:value="908.43023255814" calcext:value-type="float">
            <text:p>908</text:p>
          </table:table-cell>
          <table:table-cell table:style-name="ce6" table:formula="of:=[.E1036]*[.F$2]" office:value-type="float" office:value="1816.86046511628" calcext:value-type="float">
            <text:p>1817</text:p>
          </table:table-cell>
          <table:table-cell table:number-columns-repeated="5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2" table:formula="of:=[.B$2]*[.A1037]*1000" office:value-type="float" office:value="16.528" calcext:value-type="float">
            <text:p>16.528</text:p>
          </table:table-cell>
          <table:table-cell table:style-name="ce6" table:formula="of:=1/([.B1037]/1000)" office:value-type="float" office:value="60.5033881897386" calcext:value-type="float">
            <text:p>61</text:p>
          </table:table-cell>
          <table:table-cell table:style-name="ce6" table:formula="of:=[.C1037]/[.D$2]" office:value-type="float" office:value="15.1258470474347" calcext:value-type="float">
            <text:p>15</text:p>
          </table:table-cell>
          <table:table-cell table:style-name="ce6" table:formula="of:=[.D1037]*60" office:value-type="float" office:value="907.55082284608" calcext:value-type="float">
            <text:p>908</text:p>
          </table:table-cell>
          <table:table-cell table:style-name="ce6" table:formula="of:=[.E1037]*[.F$2]" office:value-type="float" office:value="1815.10164569216" calcext:value-type="float">
            <text:p>1815</text:p>
          </table:table-cell>
          <table:table-cell table:number-columns-repeated="5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2" table:formula="of:=[.B$2]*[.A1038]*1000" office:value-type="float" office:value="16.544" calcext:value-type="float">
            <text:p>16.544</text:p>
          </table:table-cell>
          <table:table-cell table:style-name="ce6" table:formula="of:=1/([.B1038]/1000)" office:value-type="float" office:value="60.4448742746615" calcext:value-type="float">
            <text:p>60</text:p>
          </table:table-cell>
          <table:table-cell table:style-name="ce6" table:formula="of:=[.C1038]/[.D$2]" office:value-type="float" office:value="15.1112185686654" calcext:value-type="float">
            <text:p>15</text:p>
          </table:table-cell>
          <table:table-cell table:style-name="ce6" table:formula="of:=[.D1038]*60" office:value-type="float" office:value="906.673114119923" calcext:value-type="float">
            <text:p>907</text:p>
          </table:table-cell>
          <table:table-cell table:style-name="ce6" table:formula="of:=[.E1038]*[.F$2]" office:value-type="float" office:value="1813.34622823985" calcext:value-type="float">
            <text:p>1813</text:p>
          </table:table-cell>
          <table:table-cell table:number-columns-repeated="5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2" table:formula="of:=[.B$2]*[.A1039]*1000" office:value-type="float" office:value="16.56" calcext:value-type="float">
            <text:p>16.56</text:p>
          </table:table-cell>
          <table:table-cell table:style-name="ce6" table:formula="of:=1/([.B1039]/1000)" office:value-type="float" office:value="60.3864734299517" calcext:value-type="float">
            <text:p>60</text:p>
          </table:table-cell>
          <table:table-cell table:style-name="ce6" table:formula="of:=[.C1039]/[.D$2]" office:value-type="float" office:value="15.0966183574879" calcext:value-type="float">
            <text:p>15</text:p>
          </table:table-cell>
          <table:table-cell table:style-name="ce6" table:formula="of:=[.D1039]*60" office:value-type="float" office:value="905.797101449276" calcext:value-type="float">
            <text:p>906</text:p>
          </table:table-cell>
          <table:table-cell table:style-name="ce6" table:formula="of:=[.E1039]*[.F$2]" office:value-type="float" office:value="1811.59420289855" calcext:value-type="float">
            <text:p>1812</text:p>
          </table:table-cell>
          <table:table-cell table:number-columns-repeated="5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 table:formula="of:=[.B$2]*[.A1040]*1000" office:value-type="float" office:value="16.576" calcext:value-type="float">
            <text:p>16.576</text:p>
          </table:table-cell>
          <table:table-cell table:style-name="ce6" table:formula="of:=1/([.B1040]/1000)" office:value-type="float" office:value="60.3281853281853" calcext:value-type="float">
            <text:p>60</text:p>
          </table:table-cell>
          <table:table-cell table:style-name="ce6" table:formula="of:=[.C1040]/[.D$2]" office:value-type="float" office:value="15.0820463320463" calcext:value-type="float">
            <text:p>15</text:p>
          </table:table-cell>
          <table:table-cell table:style-name="ce6" table:formula="of:=[.D1040]*60" office:value-type="float" office:value="904.92277992278" calcext:value-type="float">
            <text:p>905</text:p>
          </table:table-cell>
          <table:table-cell table:style-name="ce6" table:formula="of:=[.E1040]*[.F$2]" office:value-type="float" office:value="1809.84555984556" calcext:value-type="float">
            <text:p>1810</text:p>
          </table:table-cell>
          <table:table-cell table:number-columns-repeated="5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2" table:formula="of:=[.B$2]*[.A1041]*1000" office:value-type="float" office:value="16.592" calcext:value-type="float">
            <text:p>16.592</text:p>
          </table:table-cell>
          <table:table-cell table:style-name="ce6" table:formula="of:=1/([.B1041]/1000)" office:value-type="float" office:value="60.2700096432015" calcext:value-type="float">
            <text:p>60</text:p>
          </table:table-cell>
          <table:table-cell table:style-name="ce6" table:formula="of:=[.C1041]/[.D$2]" office:value-type="float" office:value="15.0675024108004" calcext:value-type="float">
            <text:p>15</text:p>
          </table:table-cell>
          <table:table-cell table:style-name="ce6" table:formula="of:=[.D1041]*60" office:value-type="float" office:value="904.050144648023" calcext:value-type="float">
            <text:p>904</text:p>
          </table:table-cell>
          <table:table-cell table:style-name="ce6" table:formula="of:=[.E1041]*[.F$2]" office:value-type="float" office:value="1808.10028929605" calcext:value-type="float">
            <text:p>1808</text:p>
          </table:table-cell>
          <table:table-cell table:number-columns-repeated="5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 table:formula="of:=[.B$2]*[.A1042]*1000" office:value-type="float" office:value="16.608" calcext:value-type="float">
            <text:p>16.608</text:p>
          </table:table-cell>
          <table:table-cell table:style-name="ce6" table:formula="of:=1/([.B1042]/1000)" office:value-type="float" office:value="60.2119460500964" calcext:value-type="float">
            <text:p>60</text:p>
          </table:table-cell>
          <table:table-cell table:style-name="ce6" table:formula="of:=[.C1042]/[.D$2]" office:value-type="float" office:value="15.0529865125241" calcext:value-type="float">
            <text:p>15</text:p>
          </table:table-cell>
          <table:table-cell table:style-name="ce6" table:formula="of:=[.D1042]*60" office:value-type="float" office:value="903.179190751445" calcext:value-type="float">
            <text:p>903</text:p>
          </table:table-cell>
          <table:table-cell table:style-name="ce6" table:formula="of:=[.E1042]*[.F$2]" office:value-type="float" office:value="1806.35838150289" calcext:value-type="float">
            <text:p>1806</text:p>
          </table:table-cell>
          <table:table-cell table:number-columns-repeated="5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2" table:formula="of:=[.B$2]*[.A1043]*1000" office:value-type="float" office:value="16.624" calcext:value-type="float">
            <text:p>16.624</text:p>
          </table:table-cell>
          <table:table-cell table:style-name="ce6" table:formula="of:=1/([.B1043]/1000)" office:value-type="float" office:value="60.1539942252166" calcext:value-type="float">
            <text:p>60</text:p>
          </table:table-cell>
          <table:table-cell table:style-name="ce6" table:formula="of:=[.C1043]/[.D$2]" office:value-type="float" office:value="15.0384985563041" calcext:value-type="float">
            <text:p>15</text:p>
          </table:table-cell>
          <table:table-cell table:style-name="ce6" table:formula="of:=[.D1043]*60" office:value-type="float" office:value="902.309913378248" calcext:value-type="float">
            <text:p>902</text:p>
          </table:table-cell>
          <table:table-cell table:style-name="ce6" table:formula="of:=[.E1043]*[.F$2]" office:value-type="float" office:value="1804.6198267565" calcext:value-type="float">
            <text:p>1805</text:p>
          </table:table-cell>
          <table:table-cell table:number-columns-repeated="5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 table:formula="of:=[.B$2]*[.A1044]*1000" office:value-type="float" office:value="16.64" calcext:value-type="float">
            <text:p>16.64</text:p>
          </table:table-cell>
          <table:table-cell table:style-name="ce6" table:formula="of:=1/([.B1044]/1000)" office:value-type="float" office:value="60.0961538461539" calcext:value-type="float">
            <text:p>60</text:p>
          </table:table-cell>
          <table:table-cell table:style-name="ce6" table:formula="of:=[.C1044]/[.D$2]" office:value-type="float" office:value="15.0240384615385" calcext:value-type="float">
            <text:p>15</text:p>
          </table:table-cell>
          <table:table-cell table:style-name="ce6" table:formula="of:=[.D1044]*60" office:value-type="float" office:value="901.442307692308" calcext:value-type="float">
            <text:p>901</text:p>
          </table:table-cell>
          <table:table-cell table:style-name="ce6" table:formula="of:=[.E1044]*[.F$2]" office:value-type="float" office:value="1802.88461538462" calcext:value-type="float">
            <text:p>1803</text:p>
          </table:table-cell>
          <table:table-cell table:number-columns-repeated="5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2" table:formula="of:=[.B$2]*[.A1045]*1000" office:value-type="float" office:value="16.656" calcext:value-type="float">
            <text:p>16.656</text:p>
          </table:table-cell>
          <table:table-cell table:style-name="ce6" table:formula="of:=1/([.B1045]/1000)" office:value-type="float" office:value="60.0384245917387" calcext:value-type="float">
            <text:p>60</text:p>
          </table:table-cell>
          <table:table-cell table:style-name="ce6" table:formula="of:=[.C1045]/[.D$2]" office:value-type="float" office:value="15.0096061479347" calcext:value-type="float">
            <text:p>15</text:p>
          </table:table-cell>
          <table:table-cell table:style-name="ce6" table:formula="of:=[.D1045]*60" office:value-type="float" office:value="900.576368876081" calcext:value-type="float">
            <text:p>901</text:p>
          </table:table-cell>
          <table:table-cell table:style-name="ce6" table:formula="of:=[.E1045]*[.F$2]" office:value-type="float" office:value="1801.15273775216" calcext:value-type="float">
            <text:p>1801</text:p>
          </table:table-cell>
          <table:table-cell table:number-columns-repeated="5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2" table:formula="of:=[.B$2]*[.A1046]*1000" office:value-type="float" office:value="16.672" calcext:value-type="float">
            <text:p>16.672</text:p>
          </table:table-cell>
          <table:table-cell table:style-name="ce6" table:formula="of:=1/([.B1046]/1000)" office:value-type="float" office:value="59.9808061420346" calcext:value-type="float">
            <text:p>60</text:p>
          </table:table-cell>
          <table:table-cell table:style-name="ce6" table:formula="of:=[.C1046]/[.D$2]" office:value-type="float" office:value="14.9952015355086" calcext:value-type="float">
            <text:p>15</text:p>
          </table:table-cell>
          <table:table-cell table:style-name="ce6" table:formula="of:=[.D1046]*60" office:value-type="float" office:value="899.712092130518" calcext:value-type="float">
            <text:p>900</text:p>
          </table:table-cell>
          <table:table-cell table:style-name="ce6" table:formula="of:=[.E1046]*[.F$2]" office:value-type="float" office:value="1799.42418426104" calcext:value-type="float">
            <text:p>1799</text:p>
          </table:table-cell>
          <table:table-cell table:number-columns-repeated="5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2" table:formula="of:=[.B$2]*[.A1047]*1000" office:value-type="float" office:value="16.688" calcext:value-type="float">
            <text:p>16.688</text:p>
          </table:table-cell>
          <table:table-cell table:style-name="ce6" table:formula="of:=1/([.B1047]/1000)" office:value-type="float" office:value="59.9232981783317" calcext:value-type="float">
            <text:p>60</text:p>
          </table:table-cell>
          <table:table-cell table:style-name="ce6" table:formula="of:=[.C1047]/[.D$2]" office:value-type="float" office:value="14.9808245445829" calcext:value-type="float">
            <text:p>15</text:p>
          </table:table-cell>
          <table:table-cell table:style-name="ce6" table:formula="of:=[.D1047]*60" office:value-type="float" office:value="898.849472674976" calcext:value-type="float">
            <text:p>899</text:p>
          </table:table-cell>
          <table:table-cell table:style-name="ce6" table:formula="of:=[.E1047]*[.F$2]" office:value-type="float" office:value="1797.69894534995" calcext:value-type="float">
            <text:p>1798</text:p>
          </table:table-cell>
          <table:table-cell table:number-columns-repeated="5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2" table:formula="of:=[.B$2]*[.A1048]*1000" office:value-type="float" office:value="16.704" calcext:value-type="float">
            <text:p>16.704</text:p>
          </table:table-cell>
          <table:table-cell table:style-name="ce6" table:formula="of:=1/([.B1048]/1000)" office:value-type="float" office:value="59.8659003831418" calcext:value-type="float">
            <text:p>60</text:p>
          </table:table-cell>
          <table:table-cell table:style-name="ce6" table:formula="of:=[.C1048]/[.D$2]" office:value-type="float" office:value="14.9664750957854" calcext:value-type="float">
            <text:p>15</text:p>
          </table:table-cell>
          <table:table-cell table:style-name="ce6" table:formula="of:=[.D1048]*60" office:value-type="float" office:value="897.988505747126" calcext:value-type="float">
            <text:p>898</text:p>
          </table:table-cell>
          <table:table-cell table:style-name="ce6" table:formula="of:=[.E1048]*[.F$2]" office:value-type="float" office:value="1795.97701149425" calcext:value-type="float">
            <text:p>1796</text:p>
          </table:table-cell>
          <table:table-cell table:number-columns-repeated="5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2" table:formula="of:=[.B$2]*[.A1049]*1000" office:value-type="float" office:value="16.72" calcext:value-type="float">
            <text:p>16.72</text:p>
          </table:table-cell>
          <table:table-cell table:style-name="ce6" table:formula="of:=1/([.B1049]/1000)" office:value-type="float" office:value="59.8086124401914" calcext:value-type="float">
            <text:p>60</text:p>
          </table:table-cell>
          <table:table-cell table:style-name="ce6" table:formula="of:=[.C1049]/[.D$2]" office:value-type="float" office:value="14.9521531100478" calcext:value-type="float">
            <text:p>15</text:p>
          </table:table-cell>
          <table:table-cell table:style-name="ce6" table:formula="of:=[.D1049]*60" office:value-type="float" office:value="897.129186602871" calcext:value-type="float">
            <text:p>897</text:p>
          </table:table-cell>
          <table:table-cell table:style-name="ce6" table:formula="of:=[.E1049]*[.F$2]" office:value-type="float" office:value="1794.25837320574" calcext:value-type="float">
            <text:p>1794</text:p>
          </table:table-cell>
          <table:table-cell table:number-columns-repeated="5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2" table:formula="of:=[.B$2]*[.A1050]*1000" office:value-type="float" office:value="16.736" calcext:value-type="float">
            <text:p>16.736</text:p>
          </table:table-cell>
          <table:table-cell table:style-name="ce6" table:formula="of:=1/([.B1050]/1000)" office:value-type="float" office:value="59.7514340344168" calcext:value-type="float">
            <text:p>60</text:p>
          </table:table-cell>
          <table:table-cell table:style-name="ce6" table:formula="of:=[.C1050]/[.D$2]" office:value-type="float" office:value="14.9378585086042" calcext:value-type="float">
            <text:p>15</text:p>
          </table:table-cell>
          <table:table-cell table:style-name="ce6" table:formula="of:=[.D1050]*60" office:value-type="float" office:value="896.271510516252" calcext:value-type="float">
            <text:p>896</text:p>
          </table:table-cell>
          <table:table-cell table:style-name="ce6" table:formula="of:=[.E1050]*[.F$2]" office:value-type="float" office:value="1792.5430210325" calcext:value-type="float">
            <text:p>1793</text:p>
          </table:table-cell>
          <table:table-cell table:number-columns-repeated="5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2" table:formula="of:=[.B$2]*[.A1051]*1000" office:value-type="float" office:value="16.752" calcext:value-type="float">
            <text:p>16.752</text:p>
          </table:table-cell>
          <table:table-cell table:style-name="ce6" table:formula="of:=1/([.B1051]/1000)" office:value-type="float" office:value="59.694364851958" calcext:value-type="float">
            <text:p>60</text:p>
          </table:table-cell>
          <table:table-cell table:style-name="ce6" table:formula="of:=[.C1051]/[.D$2]" office:value-type="float" office:value="14.9235912129895" calcext:value-type="float">
            <text:p>15</text:p>
          </table:table-cell>
          <table:table-cell table:style-name="ce6" table:formula="of:=[.D1051]*60" office:value-type="float" office:value="895.41547277937" calcext:value-type="float">
            <text:p>895</text:p>
          </table:table-cell>
          <table:table-cell table:style-name="ce6" table:formula="of:=[.E1051]*[.F$2]" office:value-type="float" office:value="1790.83094555874" calcext:value-type="float">
            <text:p>1791</text:p>
          </table:table-cell>
          <table:table-cell table:number-columns-repeated="5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2" table:formula="of:=[.B$2]*[.A1052]*1000" office:value-type="float" office:value="16.768" calcext:value-type="float">
            <text:p>16.768</text:p>
          </table:table-cell>
          <table:table-cell table:style-name="ce6" table:formula="of:=1/([.B1052]/1000)" office:value-type="float" office:value="59.6374045801527" calcext:value-type="float">
            <text:p>60</text:p>
          </table:table-cell>
          <table:table-cell table:style-name="ce6" table:formula="of:=[.C1052]/[.D$2]" office:value-type="float" office:value="14.9093511450382" calcext:value-type="float">
            <text:p>15</text:p>
          </table:table-cell>
          <table:table-cell table:style-name="ce6" table:formula="of:=[.D1052]*60" office:value-type="float" office:value="894.56106870229" calcext:value-type="float">
            <text:p>895</text:p>
          </table:table-cell>
          <table:table-cell table:style-name="ce6" table:formula="of:=[.E1052]*[.F$2]" office:value-type="float" office:value="1789.12213740458" calcext:value-type="float">
            <text:p>1789</text:p>
          </table:table-cell>
          <table:table-cell table:number-columns-repeated="5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2" table:formula="of:=[.B$2]*[.A1053]*1000" office:value-type="float" office:value="16.784" calcext:value-type="float">
            <text:p>16.784</text:p>
          </table:table-cell>
          <table:table-cell table:style-name="ce6" table:formula="of:=1/([.B1053]/1000)" office:value-type="float" office:value="59.580552907531" calcext:value-type="float">
            <text:p>60</text:p>
          </table:table-cell>
          <table:table-cell table:style-name="ce6" table:formula="of:=[.C1053]/[.D$2]" office:value-type="float" office:value="14.8951382268827" calcext:value-type="float">
            <text:p>15</text:p>
          </table:table-cell>
          <table:table-cell table:style-name="ce6" table:formula="of:=[.D1053]*60" office:value-type="float" office:value="893.708293612965" calcext:value-type="float">
            <text:p>894</text:p>
          </table:table-cell>
          <table:table-cell table:style-name="ce6" table:formula="of:=[.E1053]*[.F$2]" office:value-type="float" office:value="1787.41658722593" calcext:value-type="float">
            <text:p>1787</text:p>
          </table:table-cell>
          <table:table-cell table:number-columns-repeated="5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2" table:formula="of:=[.B$2]*[.A1054]*1000" office:value-type="float" office:value="16.8" calcext:value-type="float">
            <text:p>16.8</text:p>
          </table:table-cell>
          <table:table-cell table:style-name="ce6" table:formula="of:=1/([.B1054]/1000)" office:value-type="float" office:value="59.5238095238095" calcext:value-type="float">
            <text:p>60</text:p>
          </table:table-cell>
          <table:table-cell table:style-name="ce6" table:formula="of:=[.C1054]/[.D$2]" office:value-type="float" office:value="14.8809523809524" calcext:value-type="float">
            <text:p>15</text:p>
          </table:table-cell>
          <table:table-cell table:style-name="ce6" table:formula="of:=[.D1054]*60" office:value-type="float" office:value="892.857142857143" calcext:value-type="float">
            <text:p>893</text:p>
          </table:table-cell>
          <table:table-cell table:style-name="ce6" table:formula="of:=[.E1054]*[.F$2]" office:value-type="float" office:value="1785.71428571429" calcext:value-type="float">
            <text:p>1786</text:p>
          </table:table-cell>
          <table:table-cell table:number-columns-repeated="5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2" table:formula="of:=[.B$2]*[.A1055]*1000" office:value-type="float" office:value="16.816" calcext:value-type="float">
            <text:p>16.816</text:p>
          </table:table-cell>
          <table:table-cell table:style-name="ce6" table:formula="of:=1/([.B1055]/1000)" office:value-type="float" office:value="59.4671741198858" calcext:value-type="float">
            <text:p>59</text:p>
          </table:table-cell>
          <table:table-cell table:style-name="ce6" table:formula="of:=[.C1055]/[.D$2]" office:value-type="float" office:value="14.8667935299715" calcext:value-type="float">
            <text:p>15</text:p>
          </table:table-cell>
          <table:table-cell table:style-name="ce6" table:formula="of:=[.D1055]*60" office:value-type="float" office:value="892.007611798288" calcext:value-type="float">
            <text:p>892</text:p>
          </table:table-cell>
          <table:table-cell table:style-name="ce6" table:formula="of:=[.E1055]*[.F$2]" office:value-type="float" office:value="1784.01522359658" calcext:value-type="float">
            <text:p>1784</text:p>
          </table:table-cell>
          <table:table-cell table:number-columns-repeated="5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2" table:formula="of:=[.B$2]*[.A1056]*1000" office:value-type="float" office:value="16.832" calcext:value-type="float">
            <text:p>16.832</text:p>
          </table:table-cell>
          <table:table-cell table:style-name="ce6" table:formula="of:=1/([.B1056]/1000)" office:value-type="float" office:value="59.4106463878327" calcext:value-type="float">
            <text:p>59</text:p>
          </table:table-cell>
          <table:table-cell table:style-name="ce6" table:formula="of:=[.C1056]/[.D$2]" office:value-type="float" office:value="14.8526615969582" calcext:value-type="float">
            <text:p>15</text:p>
          </table:table-cell>
          <table:table-cell table:style-name="ce6" table:formula="of:=[.D1056]*60" office:value-type="float" office:value="891.15969581749" calcext:value-type="float">
            <text:p>891</text:p>
          </table:table-cell>
          <table:table-cell table:style-name="ce6" table:formula="of:=[.E1056]*[.F$2]" office:value-type="float" office:value="1782.31939163498" calcext:value-type="float">
            <text:p>1782</text:p>
          </table:table-cell>
          <table:table-cell table:number-columns-repeated="5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2" table:formula="of:=[.B$2]*[.A1057]*1000" office:value-type="float" office:value="16.848" calcext:value-type="float">
            <text:p>16.848</text:p>
          </table:table-cell>
          <table:table-cell table:style-name="ce6" table:formula="of:=1/([.B1057]/1000)" office:value-type="float" office:value="59.3542260208927" calcext:value-type="float">
            <text:p>59</text:p>
          </table:table-cell>
          <table:table-cell table:style-name="ce6" table:formula="of:=[.C1057]/[.D$2]" office:value-type="float" office:value="14.8385565052232" calcext:value-type="float">
            <text:p>15</text:p>
          </table:table-cell>
          <table:table-cell table:style-name="ce6" table:formula="of:=[.D1057]*60" office:value-type="float" office:value="890.31339031339" calcext:value-type="float">
            <text:p>890</text:p>
          </table:table-cell>
          <table:table-cell table:style-name="ce6" table:formula="of:=[.E1057]*[.F$2]" office:value-type="float" office:value="1780.62678062678" calcext:value-type="float">
            <text:p>1781</text:p>
          </table:table-cell>
          <table:table-cell table:number-columns-repeated="5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2" table:formula="of:=[.B$2]*[.A1058]*1000" office:value-type="float" office:value="16.864" calcext:value-type="float">
            <text:p>16.864</text:p>
          </table:table-cell>
          <table:table-cell table:style-name="ce6" table:formula="of:=1/([.B1058]/1000)" office:value-type="float" office:value="59.2979127134725" calcext:value-type="float">
            <text:p>59</text:p>
          </table:table-cell>
          <table:table-cell table:style-name="ce6" table:formula="of:=[.C1058]/[.D$2]" office:value-type="float" office:value="14.8244781783681" calcext:value-type="float">
            <text:p>15</text:p>
          </table:table-cell>
          <table:table-cell table:style-name="ce6" table:formula="of:=[.D1058]*60" office:value-type="float" office:value="889.468690702087" calcext:value-type="float">
            <text:p>889</text:p>
          </table:table-cell>
          <table:table-cell table:style-name="ce6" table:formula="of:=[.E1058]*[.F$2]" office:value-type="float" office:value="1778.93738140417" calcext:value-type="float">
            <text:p>1779</text:p>
          </table:table-cell>
          <table:table-cell table:number-columns-repeated="5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2" table:formula="of:=[.B$2]*[.A1059]*1000" office:value-type="float" office:value="16.88" calcext:value-type="float">
            <text:p>16.88</text:p>
          </table:table-cell>
          <table:table-cell table:style-name="ce6" table:formula="of:=1/([.B1059]/1000)" office:value-type="float" office:value="59.2417061611374" calcext:value-type="float">
            <text:p>59</text:p>
          </table:table-cell>
          <table:table-cell table:style-name="ce6" table:formula="of:=[.C1059]/[.D$2]" office:value-type="float" office:value="14.8104265402844" calcext:value-type="float">
            <text:p>15</text:p>
          </table:table-cell>
          <table:table-cell table:style-name="ce6" table:formula="of:=[.D1059]*60" office:value-type="float" office:value="888.625592417062" calcext:value-type="float">
            <text:p>889</text:p>
          </table:table-cell>
          <table:table-cell table:style-name="ce6" table:formula="of:=[.E1059]*[.F$2]" office:value-type="float" office:value="1777.25118483412" calcext:value-type="float">
            <text:p>1777</text:p>
          </table:table-cell>
          <table:table-cell table:number-columns-repeated="5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2" table:formula="of:=[.B$2]*[.A1060]*1000" office:value-type="float" office:value="16.896" calcext:value-type="float">
            <text:p>16.896</text:p>
          </table:table-cell>
          <table:table-cell table:style-name="ce6" table:formula="of:=1/([.B1060]/1000)" office:value-type="float" office:value="59.1856060606061" calcext:value-type="float">
            <text:p>59</text:p>
          </table:table-cell>
          <table:table-cell table:style-name="ce6" table:formula="of:=[.C1060]/[.D$2]" office:value-type="float" office:value="14.7964015151515" calcext:value-type="float">
            <text:p>15</text:p>
          </table:table-cell>
          <table:table-cell table:style-name="ce6" table:formula="of:=[.D1060]*60" office:value-type="float" office:value="887.784090909091" calcext:value-type="float">
            <text:p>888</text:p>
          </table:table-cell>
          <table:table-cell table:style-name="ce6" table:formula="of:=[.E1060]*[.F$2]" office:value-type="float" office:value="1775.56818181818" calcext:value-type="float">
            <text:p>1776</text:p>
          </table:table-cell>
          <table:table-cell table:number-columns-repeated="5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2" table:formula="of:=[.B$2]*[.A1061]*1000" office:value-type="float" office:value="16.912" calcext:value-type="float">
            <text:p>16.912</text:p>
          </table:table-cell>
          <table:table-cell table:style-name="ce6" table:formula="of:=1/([.B1061]/1000)" office:value-type="float" office:value="59.1296121097446" calcext:value-type="float">
            <text:p>59</text:p>
          </table:table-cell>
          <table:table-cell table:style-name="ce6" table:formula="of:=[.C1061]/[.D$2]" office:value-type="float" office:value="14.7824030274361" calcext:value-type="float">
            <text:p>15</text:p>
          </table:table-cell>
          <table:table-cell table:style-name="ce6" table:formula="of:=[.D1061]*60" office:value-type="float" office:value="886.944181646168" calcext:value-type="float">
            <text:p>887</text:p>
          </table:table-cell>
          <table:table-cell table:style-name="ce6" table:formula="of:=[.E1061]*[.F$2]" office:value-type="float" office:value="1773.88836329234" calcext:value-type="float">
            <text:p>1774</text:p>
          </table:table-cell>
          <table:table-cell table:number-columns-repeated="5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 table:formula="of:=[.B$2]*[.A1062]*1000" office:value-type="float" office:value="16.928" calcext:value-type="float">
            <text:p>16.928</text:p>
          </table:table-cell>
          <table:table-cell table:style-name="ce6" table:formula="of:=1/([.B1062]/1000)" office:value-type="float" office:value="59.0737240075614" calcext:value-type="float">
            <text:p>59</text:p>
          </table:table-cell>
          <table:table-cell table:style-name="ce6" table:formula="of:=[.C1062]/[.D$2]" office:value-type="float" office:value="14.7684310018904" calcext:value-type="float">
            <text:p>15</text:p>
          </table:table-cell>
          <table:table-cell table:style-name="ce6" table:formula="of:=[.D1062]*60" office:value-type="float" office:value="886.105860113422" calcext:value-type="float">
            <text:p>886</text:p>
          </table:table-cell>
          <table:table-cell table:style-name="ce6" table:formula="of:=[.E1062]*[.F$2]" office:value-type="float" office:value="1772.21172022684" calcext:value-type="float">
            <text:p>1772</text:p>
          </table:table-cell>
          <table:table-cell table:number-columns-repeated="5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2" table:formula="of:=[.B$2]*[.A1063]*1000" office:value-type="float" office:value="16.944" calcext:value-type="float">
            <text:p>16.944</text:p>
          </table:table-cell>
          <table:table-cell table:style-name="ce6" table:formula="of:=1/([.B1063]/1000)" office:value-type="float" office:value="59.0179414542021" calcext:value-type="float">
            <text:p>59</text:p>
          </table:table-cell>
          <table:table-cell table:style-name="ce6" table:formula="of:=[.C1063]/[.D$2]" office:value-type="float" office:value="14.7544853635505" calcext:value-type="float">
            <text:p>15</text:p>
          </table:table-cell>
          <table:table-cell table:style-name="ce6" table:formula="of:=[.D1063]*60" office:value-type="float" office:value="885.269121813031" calcext:value-type="float">
            <text:p>885</text:p>
          </table:table-cell>
          <table:table-cell table:style-name="ce6" table:formula="of:=[.E1063]*[.F$2]" office:value-type="float" office:value="1770.53824362606" calcext:value-type="float">
            <text:p>1771</text:p>
          </table:table-cell>
          <table:table-cell table:number-columns-repeated="5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2" table:formula="of:=[.B$2]*[.A1064]*1000" office:value-type="float" office:value="16.96" calcext:value-type="float">
            <text:p>16.96</text:p>
          </table:table-cell>
          <table:table-cell table:style-name="ce6" table:formula="of:=1/([.B1064]/1000)" office:value-type="float" office:value="58.9622641509434" calcext:value-type="float">
            <text:p>59</text:p>
          </table:table-cell>
          <table:table-cell table:style-name="ce6" table:formula="of:=[.C1064]/[.D$2]" office:value-type="float" office:value="14.7405660377359" calcext:value-type="float">
            <text:p>15</text:p>
          </table:table-cell>
          <table:table-cell table:style-name="ce6" table:formula="of:=[.D1064]*60" office:value-type="float" office:value="884.433962264151" calcext:value-type="float">
            <text:p>884</text:p>
          </table:table-cell>
          <table:table-cell table:style-name="ce6" table:formula="of:=[.E1064]*[.F$2]" office:value-type="float" office:value="1768.8679245283" calcext:value-type="float">
            <text:p>1769</text:p>
          </table:table-cell>
          <table:table-cell table:number-columns-repeated="5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2" table:formula="of:=[.B$2]*[.A1065]*1000" office:value-type="float" office:value="16.976" calcext:value-type="float">
            <text:p>16.976</text:p>
          </table:table-cell>
          <table:table-cell table:style-name="ce6" table:formula="of:=1/([.B1065]/1000)" office:value-type="float" office:value="58.9066918001885" calcext:value-type="float">
            <text:p>59</text:p>
          </table:table-cell>
          <table:table-cell table:style-name="ce6" table:formula="of:=[.C1065]/[.D$2]" office:value-type="float" office:value="14.7266729500471" calcext:value-type="float">
            <text:p>15</text:p>
          </table:table-cell>
          <table:table-cell table:style-name="ce6" table:formula="of:=[.D1065]*60" office:value-type="float" office:value="883.600377002828" calcext:value-type="float">
            <text:p>884</text:p>
          </table:table-cell>
          <table:table-cell table:style-name="ce6" table:formula="of:=[.E1065]*[.F$2]" office:value-type="float" office:value="1767.20075400566" calcext:value-type="float">
            <text:p>1767</text:p>
          </table:table-cell>
          <table:table-cell table:number-columns-repeated="5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2" table:formula="of:=[.B$2]*[.A1066]*1000" office:value-type="float" office:value="16.992" calcext:value-type="float">
            <text:p>16.992</text:p>
          </table:table-cell>
          <table:table-cell table:style-name="ce6" table:formula="of:=1/([.B1066]/1000)" office:value-type="float" office:value="58.8512241054614" calcext:value-type="float">
            <text:p>59</text:p>
          </table:table-cell>
          <table:table-cell table:style-name="ce6" table:formula="of:=[.C1066]/[.D$2]" office:value-type="float" office:value="14.7128060263653" calcext:value-type="float">
            <text:p>15</text:p>
          </table:table-cell>
          <table:table-cell table:style-name="ce6" table:formula="of:=[.D1066]*60" office:value-type="float" office:value="882.768361581921" calcext:value-type="float">
            <text:p>883</text:p>
          </table:table-cell>
          <table:table-cell table:style-name="ce6" table:formula="of:=[.E1066]*[.F$2]" office:value-type="float" office:value="1765.53672316384" calcext:value-type="float">
            <text:p>1766</text:p>
          </table:table-cell>
          <table:table-cell table:number-columns-repeated="5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2" table:formula="of:=[.B$2]*[.A1067]*1000" office:value-type="float" office:value="17.008" calcext:value-type="float">
            <text:p>17.008</text:p>
          </table:table-cell>
          <table:table-cell table:style-name="ce6" table:formula="of:=1/([.B1067]/1000)" office:value-type="float" office:value="58.7958607714017" calcext:value-type="float">
            <text:p>59</text:p>
          </table:table-cell>
          <table:table-cell table:style-name="ce6" table:formula="of:=[.C1067]/[.D$2]" office:value-type="float" office:value="14.6989651928504" calcext:value-type="float">
            <text:p>15</text:p>
          </table:table-cell>
          <table:table-cell table:style-name="ce6" table:formula="of:=[.D1067]*60" office:value-type="float" office:value="881.937911571026" calcext:value-type="float">
            <text:p>882</text:p>
          </table:table-cell>
          <table:table-cell table:style-name="ce6" table:formula="of:=[.E1067]*[.F$2]" office:value-type="float" office:value="1763.87582314205" calcext:value-type="float">
            <text:p>1764</text:p>
          </table:table-cell>
          <table:table-cell table:number-columns-repeated="5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2" table:formula="of:=[.B$2]*[.A1068]*1000" office:value-type="float" office:value="17.024" calcext:value-type="float">
            <text:p>17.024</text:p>
          </table:table-cell>
          <table:table-cell table:style-name="ce6" table:formula="of:=1/([.B1068]/1000)" office:value-type="float" office:value="58.7406015037594" calcext:value-type="float">
            <text:p>59</text:p>
          </table:table-cell>
          <table:table-cell table:style-name="ce6" table:formula="of:=[.C1068]/[.D$2]" office:value-type="float" office:value="14.6851503759398" calcext:value-type="float">
            <text:p>15</text:p>
          </table:table-cell>
          <table:table-cell table:style-name="ce6" table:formula="of:=[.D1068]*60" office:value-type="float" office:value="881.109022556391" calcext:value-type="float">
            <text:p>881</text:p>
          </table:table-cell>
          <table:table-cell table:style-name="ce6" table:formula="of:=[.E1068]*[.F$2]" office:value-type="float" office:value="1762.21804511278" calcext:value-type="float">
            <text:p>1762</text:p>
          </table:table-cell>
          <table:table-cell table:number-columns-repeated="5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 table:formula="of:=[.B$2]*[.A1069]*1000" office:value-type="float" office:value="17.04" calcext:value-type="float">
            <text:p>17.04</text:p>
          </table:table-cell>
          <table:table-cell table:style-name="ce6" table:formula="of:=1/([.B1069]/1000)" office:value-type="float" office:value="58.6854460093897" calcext:value-type="float">
            <text:p>59</text:p>
          </table:table-cell>
          <table:table-cell table:style-name="ce6" table:formula="of:=[.C1069]/[.D$2]" office:value-type="float" office:value="14.6713615023474" calcext:value-type="float">
            <text:p>15</text:p>
          </table:table-cell>
          <table:table-cell table:style-name="ce6" table:formula="of:=[.D1069]*60" office:value-type="float" office:value="880.281690140845" calcext:value-type="float">
            <text:p>880</text:p>
          </table:table-cell>
          <table:table-cell table:style-name="ce6" table:formula="of:=[.E1069]*[.F$2]" office:value-type="float" office:value="1760.56338028169" calcext:value-type="float">
            <text:p>1761</text:p>
          </table:table-cell>
          <table:table-cell table:number-columns-repeated="5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2" table:formula="of:=[.B$2]*[.A1070]*1000" office:value-type="float" office:value="17.056" calcext:value-type="float">
            <text:p>17.056</text:p>
          </table:table-cell>
          <table:table-cell table:style-name="ce6" table:formula="of:=1/([.B1070]/1000)" office:value-type="float" office:value="58.6303939962477" calcext:value-type="float">
            <text:p>59</text:p>
          </table:table-cell>
          <table:table-cell table:style-name="ce6" table:formula="of:=[.C1070]/[.D$2]" office:value-type="float" office:value="14.6575984990619" calcext:value-type="float">
            <text:p>15</text:p>
          </table:table-cell>
          <table:table-cell table:style-name="ce6" table:formula="of:=[.D1070]*60" office:value-type="float" office:value="879.455909943715" calcext:value-type="float">
            <text:p>879</text:p>
          </table:table-cell>
          <table:table-cell table:style-name="ce6" table:formula="of:=[.E1070]*[.F$2]" office:value-type="float" office:value="1758.91181988743" calcext:value-type="float">
            <text:p>1759</text:p>
          </table:table-cell>
          <table:table-cell table:number-columns-repeated="5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2" table:formula="of:=[.B$2]*[.A1071]*1000" office:value-type="float" office:value="17.072" calcext:value-type="float">
            <text:p>17.072</text:p>
          </table:table-cell>
          <table:table-cell table:style-name="ce6" table:formula="of:=1/([.B1071]/1000)" office:value-type="float" office:value="58.5754451733833" calcext:value-type="float">
            <text:p>59</text:p>
          </table:table-cell>
          <table:table-cell table:style-name="ce6" table:formula="of:=[.C1071]/[.D$2]" office:value-type="float" office:value="14.6438612933458" calcext:value-type="float">
            <text:p>15</text:p>
          </table:table-cell>
          <table:table-cell table:style-name="ce6" table:formula="of:=[.D1071]*60" office:value-type="float" office:value="878.63167760075" calcext:value-type="float">
            <text:p>879</text:p>
          </table:table-cell>
          <table:table-cell table:style-name="ce6" table:formula="of:=[.E1071]*[.F$2]" office:value-type="float" office:value="1757.2633552015" calcext:value-type="float">
            <text:p>1757</text:p>
          </table:table-cell>
          <table:table-cell table:number-columns-repeated="5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2" table:formula="of:=[.B$2]*[.A1072]*1000" office:value-type="float" office:value="17.088" calcext:value-type="float">
            <text:p>17.088</text:p>
          </table:table-cell>
          <table:table-cell table:style-name="ce6" table:formula="of:=1/([.B1072]/1000)" office:value-type="float" office:value="58.5205992509363" calcext:value-type="float">
            <text:p>59</text:p>
          </table:table-cell>
          <table:table-cell table:style-name="ce6" table:formula="of:=[.C1072]/[.D$2]" office:value-type="float" office:value="14.6301498127341" calcext:value-type="float">
            <text:p>15</text:p>
          </table:table-cell>
          <table:table-cell table:style-name="ce6" table:formula="of:=[.D1072]*60" office:value-type="float" office:value="877.808988764045" calcext:value-type="float">
            <text:p>878</text:p>
          </table:table-cell>
          <table:table-cell table:style-name="ce6" table:formula="of:=[.E1072]*[.F$2]" office:value-type="float" office:value="1755.61797752809" calcext:value-type="float">
            <text:p>1756</text:p>
          </table:table-cell>
          <table:table-cell table:number-columns-repeated="5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2" table:formula="of:=[.B$2]*[.A1073]*1000" office:value-type="float" office:value="17.104" calcext:value-type="float">
            <text:p>17.104</text:p>
          </table:table-cell>
          <table:table-cell table:style-name="ce6" table:formula="of:=1/([.B1073]/1000)" office:value-type="float" office:value="58.465855940131" calcext:value-type="float">
            <text:p>58</text:p>
          </table:table-cell>
          <table:table-cell table:style-name="ce6" table:formula="of:=[.C1073]/[.D$2]" office:value-type="float" office:value="14.6164639850327" calcext:value-type="float">
            <text:p>15</text:p>
          </table:table-cell>
          <table:table-cell table:style-name="ce6" table:formula="of:=[.D1073]*60" office:value-type="float" office:value="876.987839101965" calcext:value-type="float">
            <text:p>877</text:p>
          </table:table-cell>
          <table:table-cell table:style-name="ce6" table:formula="of:=[.E1073]*[.F$2]" office:value-type="float" office:value="1753.97567820393" calcext:value-type="float">
            <text:p>1754</text:p>
          </table:table-cell>
          <table:table-cell table:number-columns-repeated="5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table:style-name="ce2" table:formula="of:=[.B$2]*[.A1074]*1000" office:value-type="float" office:value="17.12" calcext:value-type="float">
            <text:p>17.12</text:p>
          </table:table-cell>
          <table:table-cell table:style-name="ce6" table:formula="of:=1/([.B1074]/1000)" office:value-type="float" office:value="58.411214953271" calcext:value-type="float">
            <text:p>58</text:p>
          </table:table-cell>
          <table:table-cell table:style-name="ce6" table:formula="of:=[.C1074]/[.D$2]" office:value-type="float" office:value="14.6028037383178" calcext:value-type="float">
            <text:p>15</text:p>
          </table:table-cell>
          <table:table-cell table:style-name="ce6" table:formula="of:=[.D1074]*60" office:value-type="float" office:value="876.168224299065" calcext:value-type="float">
            <text:p>876</text:p>
          </table:table-cell>
          <table:table-cell table:style-name="ce6" table:formula="of:=[.E1074]*[.F$2]" office:value-type="float" office:value="1752.33644859813" calcext:value-type="float">
            <text:p>1752</text:p>
          </table:table-cell>
          <table:table-cell table:number-columns-repeated="5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2" table:formula="of:=[.B$2]*[.A1075]*1000" office:value-type="float" office:value="17.136" calcext:value-type="float">
            <text:p>17.136</text:p>
          </table:table-cell>
          <table:table-cell table:style-name="ce6" table:formula="of:=1/([.B1075]/1000)" office:value-type="float" office:value="58.3566760037348" calcext:value-type="float">
            <text:p>58</text:p>
          </table:table-cell>
          <table:table-cell table:style-name="ce6" table:formula="of:=[.C1075]/[.D$2]" office:value-type="float" office:value="14.5891690009337" calcext:value-type="float">
            <text:p>15</text:p>
          </table:table-cell>
          <table:table-cell table:style-name="ce6" table:formula="of:=[.D1075]*60" office:value-type="float" office:value="875.350140056023" calcext:value-type="float">
            <text:p>875</text:p>
          </table:table-cell>
          <table:table-cell table:style-name="ce6" table:formula="of:=[.E1075]*[.F$2]" office:value-type="float" office:value="1750.70028011205" calcext:value-type="float">
            <text:p>1751</text:p>
          </table:table-cell>
          <table:table-cell table:number-columns-repeated="5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 table:formula="of:=[.B$2]*[.A1076]*1000" office:value-type="float" office:value="17.152" calcext:value-type="float">
            <text:p>17.152</text:p>
          </table:table-cell>
          <table:table-cell table:style-name="ce6" table:formula="of:=1/([.B1076]/1000)" office:value-type="float" office:value="58.3022388059702" calcext:value-type="float">
            <text:p>58</text:p>
          </table:table-cell>
          <table:table-cell table:style-name="ce6" table:formula="of:=[.C1076]/[.D$2]" office:value-type="float" office:value="14.5755597014925" calcext:value-type="float">
            <text:p>15</text:p>
          </table:table-cell>
          <table:table-cell table:style-name="ce6" table:formula="of:=[.D1076]*60" office:value-type="float" office:value="874.533582089552" calcext:value-type="float">
            <text:p>875</text:p>
          </table:table-cell>
          <table:table-cell table:style-name="ce6" table:formula="of:=[.E1076]*[.F$2]" office:value-type="float" office:value="1749.0671641791" calcext:value-type="float">
            <text:p>1749</text:p>
          </table:table-cell>
          <table:table-cell table:number-columns-repeated="5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 table:formula="of:=[.B$2]*[.A1077]*1000" office:value-type="float" office:value="17.168" calcext:value-type="float">
            <text:p>17.168</text:p>
          </table:table-cell>
          <table:table-cell table:style-name="ce6" table:formula="of:=1/([.B1077]/1000)" office:value-type="float" office:value="58.2479030754893" calcext:value-type="float">
            <text:p>58</text:p>
          </table:table-cell>
          <table:table-cell table:style-name="ce6" table:formula="of:=[.C1077]/[.D$2]" office:value-type="float" office:value="14.5619757688723" calcext:value-type="float">
            <text:p>15</text:p>
          </table:table-cell>
          <table:table-cell table:style-name="ce6" table:formula="of:=[.D1077]*60" office:value-type="float" office:value="873.718546132339" calcext:value-type="float">
            <text:p>874</text:p>
          </table:table-cell>
          <table:table-cell table:style-name="ce6" table:formula="of:=[.E1077]*[.F$2]" office:value-type="float" office:value="1747.43709226468" calcext:value-type="float">
            <text:p>1747</text:p>
          </table:table-cell>
          <table:table-cell table:number-columns-repeated="5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table:style-name="ce2" table:formula="of:=[.B$2]*[.A1078]*1000" office:value-type="float" office:value="17.184" calcext:value-type="float">
            <text:p>17.184</text:p>
          </table:table-cell>
          <table:table-cell table:style-name="ce6" table:formula="of:=1/([.B1078]/1000)" office:value-type="float" office:value="58.1936685288641" calcext:value-type="float">
            <text:p>58</text:p>
          </table:table-cell>
          <table:table-cell table:style-name="ce6" table:formula="of:=[.C1078]/[.D$2]" office:value-type="float" office:value="14.548417132216" calcext:value-type="float">
            <text:p>15</text:p>
          </table:table-cell>
          <table:table-cell table:style-name="ce6" table:formula="of:=[.D1078]*60" office:value-type="float" office:value="872.905027932961" calcext:value-type="float">
            <text:p>873</text:p>
          </table:table-cell>
          <table:table-cell table:style-name="ce6" table:formula="of:=[.E1078]*[.F$2]" office:value-type="float" office:value="1745.81005586592" calcext:value-type="float">
            <text:p>1746</text:p>
          </table:table-cell>
          <table:table-cell table:number-columns-repeated="5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2" table:formula="of:=[.B$2]*[.A1079]*1000" office:value-type="float" office:value="17.2" calcext:value-type="float">
            <text:p>17.2</text:p>
          </table:table-cell>
          <table:table-cell table:style-name="ce6" table:formula="of:=1/([.B1079]/1000)" office:value-type="float" office:value="58.1395348837209" calcext:value-type="float">
            <text:p>58</text:p>
          </table:table-cell>
          <table:table-cell table:style-name="ce6" table:formula="of:=[.C1079]/[.D$2]" office:value-type="float" office:value="14.5348837209302" calcext:value-type="float">
            <text:p>15</text:p>
          </table:table-cell>
          <table:table-cell table:style-name="ce6" table:formula="of:=[.D1079]*60" office:value-type="float" office:value="872.093023255814" calcext:value-type="float">
            <text:p>872</text:p>
          </table:table-cell>
          <table:table-cell table:style-name="ce6" table:formula="of:=[.E1079]*[.F$2]" office:value-type="float" office:value="1744.18604651163" calcext:value-type="float">
            <text:p>1744</text:p>
          </table:table-cell>
          <table:table-cell table:number-columns-repeated="5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table:style-name="ce2" table:formula="of:=[.B$2]*[.A1080]*1000" office:value-type="float" office:value="17.216" calcext:value-type="float">
            <text:p>17.216</text:p>
          </table:table-cell>
          <table:table-cell table:style-name="ce6" table:formula="of:=1/([.B1080]/1000)" office:value-type="float" office:value="58.0855018587361" calcext:value-type="float">
            <text:p>58</text:p>
          </table:table-cell>
          <table:table-cell table:style-name="ce6" table:formula="of:=[.C1080]/[.D$2]" office:value-type="float" office:value="14.521375464684" calcext:value-type="float">
            <text:p>15</text:p>
          </table:table-cell>
          <table:table-cell table:style-name="ce6" table:formula="of:=[.D1080]*60" office:value-type="float" office:value="871.282527881041" calcext:value-type="float">
            <text:p>871</text:p>
          </table:table-cell>
          <table:table-cell table:style-name="ce6" table:formula="of:=[.E1080]*[.F$2]" office:value-type="float" office:value="1742.56505576208" calcext:value-type="float">
            <text:p>1743</text:p>
          </table:table-cell>
          <table:table-cell table:number-columns-repeated="5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2" table:formula="of:=[.B$2]*[.A1081]*1000" office:value-type="float" office:value="17.232" calcext:value-type="float">
            <text:p>17.232</text:p>
          </table:table-cell>
          <table:table-cell table:style-name="ce6" table:formula="of:=1/([.B1081]/1000)" office:value-type="float" office:value="58.0315691736305" calcext:value-type="float">
            <text:p>58</text:p>
          </table:table-cell>
          <table:table-cell table:style-name="ce6" table:formula="of:=[.C1081]/[.D$2]" office:value-type="float" office:value="14.5078922934076" calcext:value-type="float">
            <text:p>15</text:p>
          </table:table-cell>
          <table:table-cell table:style-name="ce6" table:formula="of:=[.D1081]*60" office:value-type="float" office:value="870.473537604457" calcext:value-type="float">
            <text:p>870</text:p>
          </table:table-cell>
          <table:table-cell table:style-name="ce6" table:formula="of:=[.E1081]*[.F$2]" office:value-type="float" office:value="1740.94707520891" calcext:value-type="float">
            <text:p>1741</text:p>
          </table:table-cell>
          <table:table-cell table:number-columns-repeated="5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2" table:formula="of:=[.B$2]*[.A1082]*1000" office:value-type="float" office:value="17.248" calcext:value-type="float">
            <text:p>17.248</text:p>
          </table:table-cell>
          <table:table-cell table:style-name="ce6" table:formula="of:=1/([.B1082]/1000)" office:value-type="float" office:value="57.9777365491651" calcext:value-type="float">
            <text:p>58</text:p>
          </table:table-cell>
          <table:table-cell table:style-name="ce6" table:formula="of:=[.C1082]/[.D$2]" office:value-type="float" office:value="14.4944341372913" calcext:value-type="float">
            <text:p>14</text:p>
          </table:table-cell>
          <table:table-cell table:style-name="ce6" table:formula="of:=[.D1082]*60" office:value-type="float" office:value="869.666048237477" calcext:value-type="float">
            <text:p>870</text:p>
          </table:table-cell>
          <table:table-cell table:style-name="ce6" table:formula="of:=[.E1082]*[.F$2]" office:value-type="float" office:value="1739.33209647495" calcext:value-type="float">
            <text:p>1739</text:p>
          </table:table-cell>
          <table:table-cell table:number-columns-repeated="5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2" table:formula="of:=[.B$2]*[.A1083]*1000" office:value-type="float" office:value="17.264" calcext:value-type="float">
            <text:p>17.264</text:p>
          </table:table-cell>
          <table:table-cell table:style-name="ce6" table:formula="of:=1/([.B1083]/1000)" office:value-type="float" office:value="57.9240037071362" calcext:value-type="float">
            <text:p>58</text:p>
          </table:table-cell>
          <table:table-cell table:style-name="ce6" table:formula="of:=[.C1083]/[.D$2]" office:value-type="float" office:value="14.4810009267841" calcext:value-type="float">
            <text:p>14</text:p>
          </table:table-cell>
          <table:table-cell table:style-name="ce6" table:formula="of:=[.D1083]*60" office:value-type="float" office:value="868.860055607044" calcext:value-type="float">
            <text:p>869</text:p>
          </table:table-cell>
          <table:table-cell table:style-name="ce6" table:formula="of:=[.E1083]*[.F$2]" office:value-type="float" office:value="1737.72011121409" calcext:value-type="float">
            <text:p>1738</text:p>
          </table:table-cell>
          <table:table-cell table:number-columns-repeated="5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2" table:formula="of:=[.B$2]*[.A1084]*1000" office:value-type="float" office:value="17.28" calcext:value-type="float">
            <text:p>17.28</text:p>
          </table:table-cell>
          <table:table-cell table:style-name="ce6" table:formula="of:=1/([.B1084]/1000)" office:value-type="float" office:value="57.8703703703704" calcext:value-type="float">
            <text:p>58</text:p>
          </table:table-cell>
          <table:table-cell table:style-name="ce6" table:formula="of:=[.C1084]/[.D$2]" office:value-type="float" office:value="14.4675925925926" calcext:value-type="float">
            <text:p>14</text:p>
          </table:table-cell>
          <table:table-cell table:style-name="ce6" table:formula="of:=[.D1084]*60" office:value-type="float" office:value="868.055555555556" calcext:value-type="float">
            <text:p>868</text:p>
          </table:table-cell>
          <table:table-cell table:style-name="ce6" table:formula="of:=[.E1084]*[.F$2]" office:value-type="float" office:value="1736.11111111111" calcext:value-type="float">
            <text:p>1736</text:p>
          </table:table-cell>
          <table:table-cell table:number-columns-repeated="5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2" table:formula="of:=[.B$2]*[.A1085]*1000" office:value-type="float" office:value="17.296" calcext:value-type="float">
            <text:p>17.296</text:p>
          </table:table-cell>
          <table:table-cell table:style-name="ce6" table:formula="of:=1/([.B1085]/1000)" office:value-type="float" office:value="57.8168362627197" calcext:value-type="float">
            <text:p>58</text:p>
          </table:table-cell>
          <table:table-cell table:style-name="ce6" table:formula="of:=[.C1085]/[.D$2]" office:value-type="float" office:value="14.4542090656799" calcext:value-type="float">
            <text:p>14</text:p>
          </table:table-cell>
          <table:table-cell table:style-name="ce6" table:formula="of:=[.D1085]*60" office:value-type="float" office:value="867.252543940796" calcext:value-type="float">
            <text:p>867</text:p>
          </table:table-cell>
          <table:table-cell table:style-name="ce6" table:formula="of:=[.E1085]*[.F$2]" office:value-type="float" office:value="1734.50508788159" calcext:value-type="float">
            <text:p>1735</text:p>
          </table:table-cell>
          <table:table-cell table:number-columns-repeated="5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2" table:formula="of:=[.B$2]*[.A1086]*1000" office:value-type="float" office:value="17.312" calcext:value-type="float">
            <text:p>17.312</text:p>
          </table:table-cell>
          <table:table-cell table:style-name="ce6" table:formula="of:=1/([.B1086]/1000)" office:value-type="float" office:value="57.7634011090573" calcext:value-type="float">
            <text:p>58</text:p>
          </table:table-cell>
          <table:table-cell table:style-name="ce6" table:formula="of:=[.C1086]/[.D$2]" office:value-type="float" office:value="14.4408502772643" calcext:value-type="float">
            <text:p>14</text:p>
          </table:table-cell>
          <table:table-cell table:style-name="ce6" table:formula="of:=[.D1086]*60" office:value-type="float" office:value="866.45101663586" calcext:value-type="float">
            <text:p>866</text:p>
          </table:table-cell>
          <table:table-cell table:style-name="ce6" table:formula="of:=[.E1086]*[.F$2]" office:value-type="float" office:value="1732.90203327172" calcext:value-type="float">
            <text:p>1733</text:p>
          </table:table-cell>
          <table:table-cell table:number-columns-repeated="5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 table:formula="of:=[.B$2]*[.A1087]*1000" office:value-type="float" office:value="17.328" calcext:value-type="float">
            <text:p>17.328</text:p>
          </table:table-cell>
          <table:table-cell table:style-name="ce6" table:formula="of:=1/([.B1087]/1000)" office:value-type="float" office:value="57.7100646352724" calcext:value-type="float">
            <text:p>58</text:p>
          </table:table-cell>
          <table:table-cell table:style-name="ce6" table:formula="of:=[.C1087]/[.D$2]" office:value-type="float" office:value="14.4275161588181" calcext:value-type="float">
            <text:p>14</text:p>
          </table:table-cell>
          <table:table-cell table:style-name="ce6" table:formula="of:=[.D1087]*60" office:value-type="float" office:value="865.650969529086" calcext:value-type="float">
            <text:p>866</text:p>
          </table:table-cell>
          <table:table-cell table:style-name="ce6" table:formula="of:=[.E1087]*[.F$2]" office:value-type="float" office:value="1731.30193905817" calcext:value-type="float">
            <text:p>1731</text:p>
          </table:table-cell>
          <table:table-cell table:number-columns-repeated="5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2" table:formula="of:=[.B$2]*[.A1088]*1000" office:value-type="float" office:value="17.344" calcext:value-type="float">
            <text:p>17.344</text:p>
          </table:table-cell>
          <table:table-cell table:style-name="ce6" table:formula="of:=1/([.B1088]/1000)" office:value-type="float" office:value="57.6568265682657" calcext:value-type="float">
            <text:p>58</text:p>
          </table:table-cell>
          <table:table-cell table:style-name="ce6" table:formula="of:=[.C1088]/[.D$2]" office:value-type="float" office:value="14.4142066420664" calcext:value-type="float">
            <text:p>14</text:p>
          </table:table-cell>
          <table:table-cell table:style-name="ce6" table:formula="of:=[.D1088]*60" office:value-type="float" office:value="864.852398523985" calcext:value-type="float">
            <text:p>865</text:p>
          </table:table-cell>
          <table:table-cell table:style-name="ce6" table:formula="of:=[.E1088]*[.F$2]" office:value-type="float" office:value="1729.70479704797" calcext:value-type="float">
            <text:p>1730</text:p>
          </table:table-cell>
          <table:table-cell table:number-columns-repeated="5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2" table:formula="of:=[.B$2]*[.A1089]*1000" office:value-type="float" office:value="17.36" calcext:value-type="float">
            <text:p>17.36</text:p>
          </table:table-cell>
          <table:table-cell table:style-name="ce6" table:formula="of:=1/([.B1089]/1000)" office:value-type="float" office:value="57.6036866359447" calcext:value-type="float">
            <text:p>58</text:p>
          </table:table-cell>
          <table:table-cell table:style-name="ce6" table:formula="of:=[.C1089]/[.D$2]" office:value-type="float" office:value="14.4009216589862" calcext:value-type="float">
            <text:p>14</text:p>
          </table:table-cell>
          <table:table-cell table:style-name="ce6" table:formula="of:=[.D1089]*60" office:value-type="float" office:value="864.05529953917" calcext:value-type="float">
            <text:p>864</text:p>
          </table:table-cell>
          <table:table-cell table:style-name="ce6" table:formula="of:=[.E1089]*[.F$2]" office:value-type="float" office:value="1728.11059907834" calcext:value-type="float">
            <text:p>1728</text:p>
          </table:table-cell>
          <table:table-cell table:number-columns-repeated="5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2" table:formula="of:=[.B$2]*[.A1090]*1000" office:value-type="float" office:value="17.376" calcext:value-type="float">
            <text:p>17.376</text:p>
          </table:table-cell>
          <table:table-cell table:style-name="ce6" table:formula="of:=1/([.B1090]/1000)" office:value-type="float" office:value="57.5506445672192" calcext:value-type="float">
            <text:p>58</text:p>
          </table:table-cell>
          <table:table-cell table:style-name="ce6" table:formula="of:=[.C1090]/[.D$2]" office:value-type="float" office:value="14.3876611418048" calcext:value-type="float">
            <text:p>14</text:p>
          </table:table-cell>
          <table:table-cell table:style-name="ce6" table:formula="of:=[.D1090]*60" office:value-type="float" office:value="863.259668508287" calcext:value-type="float">
            <text:p>863</text:p>
          </table:table-cell>
          <table:table-cell table:style-name="ce6" table:formula="of:=[.E1090]*[.F$2]" office:value-type="float" office:value="1726.51933701657" calcext:value-type="float">
            <text:p>1727</text:p>
          </table:table-cell>
          <table:table-cell table:number-columns-repeated="5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2" table:formula="of:=[.B$2]*[.A1091]*1000" office:value-type="float" office:value="17.392" calcext:value-type="float">
            <text:p>17.392</text:p>
          </table:table-cell>
          <table:table-cell table:style-name="ce6" table:formula="of:=1/([.B1091]/1000)" office:value-type="float" office:value="57.4977000919963" calcext:value-type="float">
            <text:p>57</text:p>
          </table:table-cell>
          <table:table-cell table:style-name="ce6" table:formula="of:=[.C1091]/[.D$2]" office:value-type="float" office:value="14.3744250229991" calcext:value-type="float">
            <text:p>14</text:p>
          </table:table-cell>
          <table:table-cell table:style-name="ce6" table:formula="of:=[.D1091]*60" office:value-type="float" office:value="862.465501379945" calcext:value-type="float">
            <text:p>862</text:p>
          </table:table-cell>
          <table:table-cell table:style-name="ce6" table:formula="of:=[.E1091]*[.F$2]" office:value-type="float" office:value="1724.93100275989" calcext:value-type="float">
            <text:p>1725</text:p>
          </table:table-cell>
          <table:table-cell table:number-columns-repeated="5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2" table:formula="of:=[.B$2]*[.A1092]*1000" office:value-type="float" office:value="17.408" calcext:value-type="float">
            <text:p>17.408</text:p>
          </table:table-cell>
          <table:table-cell table:style-name="ce6" table:formula="of:=1/([.B1092]/1000)" office:value-type="float" office:value="57.4448529411765" calcext:value-type="float">
            <text:p>57</text:p>
          </table:table-cell>
          <table:table-cell table:style-name="ce6" table:formula="of:=[.C1092]/[.D$2]" office:value-type="float" office:value="14.3612132352941" calcext:value-type="float">
            <text:p>14</text:p>
          </table:table-cell>
          <table:table-cell table:style-name="ce6" table:formula="of:=[.D1092]*60" office:value-type="float" office:value="861.672794117647" calcext:value-type="float">
            <text:p>862</text:p>
          </table:table-cell>
          <table:table-cell table:style-name="ce6" table:formula="of:=[.E1092]*[.F$2]" office:value-type="float" office:value="1723.34558823529" calcext:value-type="float">
            <text:p>1723</text:p>
          </table:table-cell>
          <table:table-cell table:number-columns-repeated="5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 table:formula="of:=[.B$2]*[.A1093]*1000" office:value-type="float" office:value="17.424" calcext:value-type="float">
            <text:p>17.424</text:p>
          </table:table-cell>
          <table:table-cell table:style-name="ce6" table:formula="of:=1/([.B1093]/1000)" office:value-type="float" office:value="57.3921028466483" calcext:value-type="float">
            <text:p>57</text:p>
          </table:table-cell>
          <table:table-cell table:style-name="ce6" table:formula="of:=[.C1093]/[.D$2]" office:value-type="float" office:value="14.3480257116621" calcext:value-type="float">
            <text:p>14</text:p>
          </table:table-cell>
          <table:table-cell table:style-name="ce6" table:formula="of:=[.D1093]*60" office:value-type="float" office:value="860.881542699725" calcext:value-type="float">
            <text:p>861</text:p>
          </table:table-cell>
          <table:table-cell table:style-name="ce6" table:formula="of:=[.E1093]*[.F$2]" office:value-type="float" office:value="1721.76308539945" calcext:value-type="float">
            <text:p>1722</text:p>
          </table:table-cell>
          <table:table-cell table:number-columns-repeated="5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2" table:formula="of:=[.B$2]*[.A1094]*1000" office:value-type="float" office:value="17.44" calcext:value-type="float">
            <text:p>17.44</text:p>
          </table:table-cell>
          <table:table-cell table:style-name="ce6" table:formula="of:=1/([.B1094]/1000)" office:value-type="float" office:value="57.3394495412844" calcext:value-type="float">
            <text:p>57</text:p>
          </table:table-cell>
          <table:table-cell table:style-name="ce6" table:formula="of:=[.C1094]/[.D$2]" office:value-type="float" office:value="14.3348623853211" calcext:value-type="float">
            <text:p>14</text:p>
          </table:table-cell>
          <table:table-cell table:style-name="ce6" table:formula="of:=[.D1094]*60" office:value-type="float" office:value="860.091743119266" calcext:value-type="float">
            <text:p>860</text:p>
          </table:table-cell>
          <table:table-cell table:style-name="ce6" table:formula="of:=[.E1094]*[.F$2]" office:value-type="float" office:value="1720.18348623853" calcext:value-type="float">
            <text:p>1720</text:p>
          </table:table-cell>
          <table:table-cell table:number-columns-repeated="5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2" table:formula="of:=[.B$2]*[.A1095]*1000" office:value-type="float" office:value="17.456" calcext:value-type="float">
            <text:p>17.456</text:p>
          </table:table-cell>
          <table:table-cell table:style-name="ce6" table:formula="of:=1/([.B1095]/1000)" office:value-type="float" office:value="57.2868927589368" calcext:value-type="float">
            <text:p>57</text:p>
          </table:table-cell>
          <table:table-cell table:style-name="ce6" table:formula="of:=[.C1095]/[.D$2]" office:value-type="float" office:value="14.3217231897342" calcext:value-type="float">
            <text:p>14</text:p>
          </table:table-cell>
          <table:table-cell table:style-name="ce6" table:formula="of:=[.D1095]*60" office:value-type="float" office:value="859.303391384051" calcext:value-type="float">
            <text:p>859</text:p>
          </table:table-cell>
          <table:table-cell table:style-name="ce6" table:formula="of:=[.E1095]*[.F$2]" office:value-type="float" office:value="1718.6067827681" calcext:value-type="float">
            <text:p>1719</text:p>
          </table:table-cell>
          <table:table-cell table:number-columns-repeated="5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2" table:formula="of:=[.B$2]*[.A1096]*1000" office:value-type="float" office:value="17.472" calcext:value-type="float">
            <text:p>17.472</text:p>
          </table:table-cell>
          <table:table-cell table:style-name="ce6" table:formula="of:=1/([.B1096]/1000)" office:value-type="float" office:value="57.2344322344322" calcext:value-type="float">
            <text:p>57</text:p>
          </table:table-cell>
          <table:table-cell table:style-name="ce6" table:formula="of:=[.C1096]/[.D$2]" office:value-type="float" office:value="14.3086080586081" calcext:value-type="float">
            <text:p>14</text:p>
          </table:table-cell>
          <table:table-cell table:style-name="ce6" table:formula="of:=[.D1096]*60" office:value-type="float" office:value="858.516483516484" calcext:value-type="float">
            <text:p>859</text:p>
          </table:table-cell>
          <table:table-cell table:style-name="ce6" table:formula="of:=[.E1096]*[.F$2]" office:value-type="float" office:value="1717.03296703297" calcext:value-type="float">
            <text:p>1717</text:p>
          </table:table-cell>
          <table:table-cell table:number-columns-repeated="5"/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2" table:formula="of:=[.B$2]*[.A1097]*1000" office:value-type="float" office:value="17.488" calcext:value-type="float">
            <text:p>17.488</text:p>
          </table:table-cell>
          <table:table-cell table:style-name="ce6" table:formula="of:=1/([.B1097]/1000)" office:value-type="float" office:value="57.1820677035682" calcext:value-type="float">
            <text:p>57</text:p>
          </table:table-cell>
          <table:table-cell table:style-name="ce6" table:formula="of:=[.C1097]/[.D$2]" office:value-type="float" office:value="14.295516925892" calcext:value-type="float">
            <text:p>14</text:p>
          </table:table-cell>
          <table:table-cell table:style-name="ce6" table:formula="of:=[.D1097]*60" office:value-type="float" office:value="857.731015553522" calcext:value-type="float">
            <text:p>858</text:p>
          </table:table-cell>
          <table:table-cell table:style-name="ce6" table:formula="of:=[.E1097]*[.F$2]" office:value-type="float" office:value="1715.46203110704" calcext:value-type="float">
            <text:p>1715</text:p>
          </table:table-cell>
          <table:table-cell table:number-columns-repeated="5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2" table:formula="of:=[.B$2]*[.A1098]*1000" office:value-type="float" office:value="17.504" calcext:value-type="float">
            <text:p>17.504</text:p>
          </table:table-cell>
          <table:table-cell table:style-name="ce6" table:formula="of:=1/([.B1098]/1000)" office:value-type="float" office:value="57.1297989031079" calcext:value-type="float">
            <text:p>57</text:p>
          </table:table-cell>
          <table:table-cell table:style-name="ce6" table:formula="of:=[.C1098]/[.D$2]" office:value-type="float" office:value="14.282449725777" calcext:value-type="float">
            <text:p>14</text:p>
          </table:table-cell>
          <table:table-cell table:style-name="ce6" table:formula="of:=[.D1098]*60" office:value-type="float" office:value="856.946983546618" calcext:value-type="float">
            <text:p>857</text:p>
          </table:table-cell>
          <table:table-cell table:style-name="ce6" table:formula="of:=[.E1098]*[.F$2]" office:value-type="float" office:value="1713.89396709324" calcext:value-type="float">
            <text:p>1714</text:p>
          </table:table-cell>
          <table:table-cell table:number-columns-repeated="5"/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2" table:formula="of:=[.B$2]*[.A1099]*1000" office:value-type="float" office:value="17.52" calcext:value-type="float">
            <text:p>17.52</text:p>
          </table:table-cell>
          <table:table-cell table:style-name="ce6" table:formula="of:=1/([.B1099]/1000)" office:value-type="float" office:value="57.0776255707763" calcext:value-type="float">
            <text:p>57</text:p>
          </table:table-cell>
          <table:table-cell table:style-name="ce6" table:formula="of:=[.C1099]/[.D$2]" office:value-type="float" office:value="14.2694063926941" calcext:value-type="float">
            <text:p>14</text:p>
          </table:table-cell>
          <table:table-cell table:style-name="ce6" table:formula="of:=[.D1099]*60" office:value-type="float" office:value="856.164383561644" calcext:value-type="float">
            <text:p>856</text:p>
          </table:table-cell>
          <table:table-cell table:style-name="ce6" table:formula="of:=[.E1099]*[.F$2]" office:value-type="float" office:value="1712.32876712329" calcext:value-type="float">
            <text:p>1712</text:p>
          </table:table-cell>
          <table:table-cell table:number-columns-repeated="5"/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2" table:formula="of:=[.B$2]*[.A1100]*1000" office:value-type="float" office:value="17.536" calcext:value-type="float">
            <text:p>17.536</text:p>
          </table:table-cell>
          <table:table-cell table:style-name="ce6" table:formula="of:=1/([.B1100]/1000)" office:value-type="float" office:value="57.0255474452555" calcext:value-type="float">
            <text:p>57</text:p>
          </table:table-cell>
          <table:table-cell table:style-name="ce6" table:formula="of:=[.C1100]/[.D$2]" office:value-type="float" office:value="14.2563868613139" calcext:value-type="float">
            <text:p>14</text:p>
          </table:table-cell>
          <table:table-cell table:style-name="ce6" table:formula="of:=[.D1100]*60" office:value-type="float" office:value="855.383211678832" calcext:value-type="float">
            <text:p>855</text:p>
          </table:table-cell>
          <table:table-cell table:style-name="ce6" table:formula="of:=[.E1100]*[.F$2]" office:value-type="float" office:value="1710.76642335766" calcext:value-type="float">
            <text:p>1711</text:p>
          </table:table-cell>
          <table:table-cell table:number-columns-repeated="5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2" table:formula="of:=[.B$2]*[.A1101]*1000" office:value-type="float" office:value="17.552" calcext:value-type="float">
            <text:p>17.552</text:p>
          </table:table-cell>
          <table:table-cell table:style-name="ce6" table:formula="of:=1/([.B1101]/1000)" office:value-type="float" office:value="56.9735642661805" calcext:value-type="float">
            <text:p>57</text:p>
          </table:table-cell>
          <table:table-cell table:style-name="ce6" table:formula="of:=[.C1101]/[.D$2]" office:value-type="float" office:value="14.2433910665451" calcext:value-type="float">
            <text:p>14</text:p>
          </table:table-cell>
          <table:table-cell table:style-name="ce6" table:formula="of:=[.D1101]*60" office:value-type="float" office:value="854.603463992708" calcext:value-type="float">
            <text:p>855</text:p>
          </table:table-cell>
          <table:table-cell table:style-name="ce6" table:formula="of:=[.E1101]*[.F$2]" office:value-type="float" office:value="1709.20692798542" calcext:value-type="float">
            <text:p>1709</text:p>
          </table:table-cell>
          <table:table-cell table:number-columns-repeated="5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2" table:formula="of:=[.B$2]*[.A1102]*1000" office:value-type="float" office:value="17.568" calcext:value-type="float">
            <text:p>17.568</text:p>
          </table:table-cell>
          <table:table-cell table:style-name="ce6" table:formula="of:=1/([.B1102]/1000)" office:value-type="float" office:value="56.9216757741348" calcext:value-type="float">
            <text:p>57</text:p>
          </table:table-cell>
          <table:table-cell table:style-name="ce6" table:formula="of:=[.C1102]/[.D$2]" office:value-type="float" office:value="14.2304189435337" calcext:value-type="float">
            <text:p>14</text:p>
          </table:table-cell>
          <table:table-cell table:style-name="ce6" table:formula="of:=[.D1102]*60" office:value-type="float" office:value="853.825136612022" calcext:value-type="float">
            <text:p>854</text:p>
          </table:table-cell>
          <table:table-cell table:style-name="ce6" table:formula="of:=[.E1102]*[.F$2]" office:value-type="float" office:value="1707.65027322404" calcext:value-type="float">
            <text:p>1708</text:p>
          </table:table-cell>
          <table:table-cell table:number-columns-repeated="5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2" table:formula="of:=[.B$2]*[.A1103]*1000" office:value-type="float" office:value="17.584" calcext:value-type="float">
            <text:p>17.584</text:p>
          </table:table-cell>
          <table:table-cell table:style-name="ce6" table:formula="of:=1/([.B1103]/1000)" office:value-type="float" office:value="56.869881710646" calcext:value-type="float">
            <text:p>57</text:p>
          </table:table-cell>
          <table:table-cell table:style-name="ce6" table:formula="of:=[.C1103]/[.D$2]" office:value-type="float" office:value="14.2174704276615" calcext:value-type="float">
            <text:p>14</text:p>
          </table:table-cell>
          <table:table-cell table:style-name="ce6" table:formula="of:=[.D1103]*60" office:value-type="float" office:value="853.048225659691" calcext:value-type="float">
            <text:p>853</text:p>
          </table:table-cell>
          <table:table-cell table:style-name="ce6" table:formula="of:=[.E1103]*[.F$2]" office:value-type="float" office:value="1706.09645131938" calcext:value-type="float">
            <text:p>1706</text:p>
          </table:table-cell>
          <table:table-cell table:number-columns-repeated="5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2" table:formula="of:=[.B$2]*[.A1104]*1000" office:value-type="float" office:value="17.6" calcext:value-type="float">
            <text:p>17.6</text:p>
          </table:table-cell>
          <table:table-cell table:style-name="ce6" table:formula="of:=1/([.B1104]/1000)" office:value-type="float" office:value="56.8181818181818" calcext:value-type="float">
            <text:p>57</text:p>
          </table:table-cell>
          <table:table-cell table:style-name="ce6" table:formula="of:=[.C1104]/[.D$2]" office:value-type="float" office:value="14.2045454545455" calcext:value-type="float">
            <text:p>14</text:p>
          </table:table-cell>
          <table:table-cell table:style-name="ce6" table:formula="of:=[.D1104]*60" office:value-type="float" office:value="852.272727272727" calcext:value-type="float">
            <text:p>852</text:p>
          </table:table-cell>
          <table:table-cell table:style-name="ce6" table:formula="of:=[.E1104]*[.F$2]" office:value-type="float" office:value="1704.54545454545" calcext:value-type="float">
            <text:p>1705</text:p>
          </table:table-cell>
          <table:table-cell table:number-columns-repeated="5"/>
        </table:table-row>
        <table:table-row table:style-name="ro1">
          <table:table-cell table:style-name="ce2" office:value-type="float" office:value="1101" calcext:value-type="float">
            <text:p>1101</text:p>
          </table:table-cell>
          <table:table-cell table:style-name="ce2" table:formula="of:=[.B$2]*[.A1105]*1000" office:value-type="float" office:value="17.616" calcext:value-type="float">
            <text:p>17.616</text:p>
          </table:table-cell>
          <table:table-cell table:style-name="ce6" table:formula="of:=1/([.B1105]/1000)" office:value-type="float" office:value="56.7665758401453" calcext:value-type="float">
            <text:p>57</text:p>
          </table:table-cell>
          <table:table-cell table:style-name="ce6" table:formula="of:=[.C1105]/[.D$2]" office:value-type="float" office:value="14.1916439600363" calcext:value-type="float">
            <text:p>14</text:p>
          </table:table-cell>
          <table:table-cell table:style-name="ce6" table:formula="of:=[.D1105]*60" office:value-type="float" office:value="851.49863760218" calcext:value-type="float">
            <text:p>851</text:p>
          </table:table-cell>
          <table:table-cell table:style-name="ce6" table:formula="of:=[.E1105]*[.F$2]" office:value-type="float" office:value="1702.99727520436" calcext:value-type="float">
            <text:p>1703</text:p>
          </table:table-cell>
          <table:table-cell table:number-columns-repeated="5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2" table:formula="of:=[.B$2]*[.A1106]*1000" office:value-type="float" office:value="17.632" calcext:value-type="float">
            <text:p>17.632</text:p>
          </table:table-cell>
          <table:table-cell table:style-name="ce6" table:formula="of:=1/([.B1106]/1000)" office:value-type="float" office:value="56.7150635208712" calcext:value-type="float">
            <text:p>57</text:p>
          </table:table-cell>
          <table:table-cell table:style-name="ce6" table:formula="of:=[.C1106]/[.D$2]" office:value-type="float" office:value="14.1787658802178" calcext:value-type="float">
            <text:p>14</text:p>
          </table:table-cell>
          <table:table-cell table:style-name="ce6" table:formula="of:=[.D1106]*60" office:value-type="float" office:value="850.725952813067" calcext:value-type="float">
            <text:p>851</text:p>
          </table:table-cell>
          <table:table-cell table:style-name="ce6" table:formula="of:=[.E1106]*[.F$2]" office:value-type="float" office:value="1701.45190562613" calcext:value-type="float">
            <text:p>1701</text:p>
          </table:table-cell>
          <table:table-cell table:number-columns-repeated="5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2" table:formula="of:=[.B$2]*[.A1107]*1000" office:value-type="float" office:value="17.648" calcext:value-type="float">
            <text:p>17.648</text:p>
          </table:table-cell>
          <table:table-cell table:style-name="ce6" table:formula="of:=1/([.B1107]/1000)" office:value-type="float" office:value="56.663644605621" calcext:value-type="float">
            <text:p>57</text:p>
          </table:table-cell>
          <table:table-cell table:style-name="ce6" table:formula="of:=[.C1107]/[.D$2]" office:value-type="float" office:value="14.1659111514053" calcext:value-type="float">
            <text:p>14</text:p>
          </table:table-cell>
          <table:table-cell table:style-name="ce6" table:formula="of:=[.D1107]*60" office:value-type="float" office:value="849.954669084315" calcext:value-type="float">
            <text:p>850</text:p>
          </table:table-cell>
          <table:table-cell table:style-name="ce6" table:formula="of:=[.E1107]*[.F$2]" office:value-type="float" office:value="1699.90933816863" calcext:value-type="float">
            <text:p>1700</text:p>
          </table:table-cell>
          <table:table-cell table:number-columns-repeated="5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2" table:formula="of:=[.B$2]*[.A1108]*1000" office:value-type="float" office:value="17.664" calcext:value-type="float">
            <text:p>17.664</text:p>
          </table:table-cell>
          <table:table-cell table:style-name="ce6" table:formula="of:=1/([.B1108]/1000)" office:value-type="float" office:value="56.6123188405797" calcext:value-type="float">
            <text:p>57</text:p>
          </table:table-cell>
          <table:table-cell table:style-name="ce6" table:formula="of:=[.C1108]/[.D$2]" office:value-type="float" office:value="14.1530797101449" calcext:value-type="float">
            <text:p>14</text:p>
          </table:table-cell>
          <table:table-cell table:style-name="ce6" table:formula="of:=[.D1108]*60" office:value-type="float" office:value="849.184782608696" calcext:value-type="float">
            <text:p>849</text:p>
          </table:table-cell>
          <table:table-cell table:style-name="ce6" table:formula="of:=[.E1108]*[.F$2]" office:value-type="float" office:value="1698.36956521739" calcext:value-type="float">
            <text:p>1698</text:p>
          </table:table-cell>
          <table:table-cell table:number-columns-repeated="5"/>
        </table:table-row>
        <table:table-row table:style-name="ro1">
          <table:table-cell table:style-name="ce2" office:value-type="float" office:value="1105" calcext:value-type="float">
            <text:p>1105</text:p>
          </table:table-cell>
          <table:table-cell table:style-name="ce2" table:formula="of:=[.B$2]*[.A1109]*1000" office:value-type="float" office:value="17.68" calcext:value-type="float">
            <text:p>17.68</text:p>
          </table:table-cell>
          <table:table-cell table:style-name="ce6" table:formula="of:=1/([.B1109]/1000)" office:value-type="float" office:value="56.5610859728507" calcext:value-type="float">
            <text:p>57</text:p>
          </table:table-cell>
          <table:table-cell table:style-name="ce6" table:formula="of:=[.C1109]/[.D$2]" office:value-type="float" office:value="14.1402714932127" calcext:value-type="float">
            <text:p>14</text:p>
          </table:table-cell>
          <table:table-cell table:style-name="ce6" table:formula="of:=[.D1109]*60" office:value-type="float" office:value="848.41628959276" calcext:value-type="float">
            <text:p>848</text:p>
          </table:table-cell>
          <table:table-cell table:style-name="ce6" table:formula="of:=[.E1109]*[.F$2]" office:value-type="float" office:value="1696.83257918552" calcext:value-type="float">
            <text:p>1697</text:p>
          </table:table-cell>
          <table:table-cell table:number-columns-repeated="5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2" table:formula="of:=[.B$2]*[.A1110]*1000" office:value-type="float" office:value="17.696" calcext:value-type="float">
            <text:p>17.696</text:p>
          </table:table-cell>
          <table:table-cell table:style-name="ce6" table:formula="of:=1/([.B1110]/1000)" office:value-type="float" office:value="56.5099457504521" calcext:value-type="float">
            <text:p>57</text:p>
          </table:table-cell>
          <table:table-cell table:style-name="ce6" table:formula="of:=[.C1110]/[.D$2]" office:value-type="float" office:value="14.127486437613" calcext:value-type="float">
            <text:p>14</text:p>
          </table:table-cell>
          <table:table-cell table:style-name="ce6" table:formula="of:=[.D1110]*60" office:value-type="float" office:value="847.649186256781" calcext:value-type="float">
            <text:p>848</text:p>
          </table:table-cell>
          <table:table-cell table:style-name="ce6" table:formula="of:=[.E1110]*[.F$2]" office:value-type="float" office:value="1695.29837251356" calcext:value-type="float">
            <text:p>1695</text:p>
          </table:table-cell>
          <table:table-cell table:number-columns-repeated="5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2" table:formula="of:=[.B$2]*[.A1111]*1000" office:value-type="float" office:value="17.712" calcext:value-type="float">
            <text:p>17.712</text:p>
          </table:table-cell>
          <table:table-cell table:style-name="ce6" table:formula="of:=1/([.B1111]/1000)" office:value-type="float" office:value="56.4588979223126" calcext:value-type="float">
            <text:p>56</text:p>
          </table:table-cell>
          <table:table-cell table:style-name="ce6" table:formula="of:=[.C1111]/[.D$2]" office:value-type="float" office:value="14.1147244805781" calcext:value-type="float">
            <text:p>14</text:p>
          </table:table-cell>
          <table:table-cell table:style-name="ce6" table:formula="of:=[.D1111]*60" office:value-type="float" office:value="846.883468834688" calcext:value-type="float">
            <text:p>847</text:p>
          </table:table-cell>
          <table:table-cell table:style-name="ce6" table:formula="of:=[.E1111]*[.F$2]" office:value-type="float" office:value="1693.76693766938" calcext:value-type="float">
            <text:p>1694</text:p>
          </table:table-cell>
          <table:table-cell table:number-columns-repeated="5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 table:formula="of:=[.B$2]*[.A1112]*1000" office:value-type="float" office:value="17.728" calcext:value-type="float">
            <text:p>17.728</text:p>
          </table:table-cell>
          <table:table-cell table:style-name="ce6" table:formula="of:=1/([.B1112]/1000)" office:value-type="float" office:value="56.4079422382672" calcext:value-type="float">
            <text:p>56</text:p>
          </table:table-cell>
          <table:table-cell table:style-name="ce6" table:formula="of:=[.C1112]/[.D$2]" office:value-type="float" office:value="14.1019855595668" calcext:value-type="float">
            <text:p>14</text:p>
          </table:table-cell>
          <table:table-cell table:style-name="ce6" table:formula="of:=[.D1112]*60" office:value-type="float" office:value="846.119133574007" calcext:value-type="float">
            <text:p>846</text:p>
          </table:table-cell>
          <table:table-cell table:style-name="ce6" table:formula="of:=[.E1112]*[.F$2]" office:value-type="float" office:value="1692.23826714801" calcext:value-type="float">
            <text:p>1692</text:p>
          </table:table-cell>
          <table:table-cell table:number-columns-repeated="5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2" table:formula="of:=[.B$2]*[.A1113]*1000" office:value-type="float" office:value="17.744" calcext:value-type="float">
            <text:p>17.744</text:p>
          </table:table-cell>
          <table:table-cell table:style-name="ce6" table:formula="of:=1/([.B1113]/1000)" office:value-type="float" office:value="56.3570784490532" calcext:value-type="float">
            <text:p>56</text:p>
          </table:table-cell>
          <table:table-cell table:style-name="ce6" table:formula="of:=[.C1113]/[.D$2]" office:value-type="float" office:value="14.0892696122633" calcext:value-type="float">
            <text:p>14</text:p>
          </table:table-cell>
          <table:table-cell table:style-name="ce6" table:formula="of:=[.D1113]*60" office:value-type="float" office:value="845.356176735798" calcext:value-type="float">
            <text:p>845</text:p>
          </table:table-cell>
          <table:table-cell table:style-name="ce6" table:formula="of:=[.E1113]*[.F$2]" office:value-type="float" office:value="1690.7123534716" calcext:value-type="float">
            <text:p>1691</text:p>
          </table:table-cell>
          <table:table-cell table:number-columns-repeated="5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2" table:formula="of:=[.B$2]*[.A1114]*1000" office:value-type="float" office:value="17.76" calcext:value-type="float">
            <text:p>17.76</text:p>
          </table:table-cell>
          <table:table-cell table:style-name="ce6" table:formula="of:=1/([.B1114]/1000)" office:value-type="float" office:value="56.3063063063063" calcext:value-type="float">
            <text:p>56</text:p>
          </table:table-cell>
          <table:table-cell table:style-name="ce6" table:formula="of:=[.C1114]/[.D$2]" office:value-type="float" office:value="14.0765765765766" calcext:value-type="float">
            <text:p>14</text:p>
          </table:table-cell>
          <table:table-cell table:style-name="ce6" table:formula="of:=[.D1114]*60" office:value-type="float" office:value="844.594594594595" calcext:value-type="float">
            <text:p>845</text:p>
          </table:table-cell>
          <table:table-cell table:style-name="ce6" table:formula="of:=[.E1114]*[.F$2]" office:value-type="float" office:value="1689.18918918919" calcext:value-type="float">
            <text:p>1689</text:p>
          </table:table-cell>
          <table:table-cell table:number-columns-repeated="5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2" table:formula="of:=[.B$2]*[.A1115]*1000" office:value-type="float" office:value="17.776" calcext:value-type="float">
            <text:p>17.776</text:p>
          </table:table-cell>
          <table:table-cell table:style-name="ce6" table:formula="of:=1/([.B1115]/1000)" office:value-type="float" office:value="56.2556255625563" calcext:value-type="float">
            <text:p>56</text:p>
          </table:table-cell>
          <table:table-cell table:style-name="ce6" table:formula="of:=[.C1115]/[.D$2]" office:value-type="float" office:value="14.0639063906391" calcext:value-type="float">
            <text:p>14</text:p>
          </table:table-cell>
          <table:table-cell table:style-name="ce6" table:formula="of:=[.D1115]*60" office:value-type="float" office:value="843.834383438344" calcext:value-type="float">
            <text:p>844</text:p>
          </table:table-cell>
          <table:table-cell table:style-name="ce6" table:formula="of:=[.E1115]*[.F$2]" office:value-type="float" office:value="1687.66876687669" calcext:value-type="float">
            <text:p>1688</text:p>
          </table:table-cell>
          <table:table-cell table:number-columns-repeated="5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2" table:formula="of:=[.B$2]*[.A1116]*1000" office:value-type="float" office:value="17.792" calcext:value-type="float">
            <text:p>17.792</text:p>
          </table:table-cell>
          <table:table-cell table:style-name="ce6" table:formula="of:=1/([.B1116]/1000)" office:value-type="float" office:value="56.205035971223" calcext:value-type="float">
            <text:p>56</text:p>
          </table:table-cell>
          <table:table-cell table:style-name="ce6" table:formula="of:=[.C1116]/[.D$2]" office:value-type="float" office:value="14.0512589928058" calcext:value-type="float">
            <text:p>14</text:p>
          </table:table-cell>
          <table:table-cell table:style-name="ce6" table:formula="of:=[.D1116]*60" office:value-type="float" office:value="843.075539568346" calcext:value-type="float">
            <text:p>843</text:p>
          </table:table-cell>
          <table:table-cell table:style-name="ce6" table:formula="of:=[.E1116]*[.F$2]" office:value-type="float" office:value="1686.15107913669" calcext:value-type="float">
            <text:p>1686</text:p>
          </table:table-cell>
          <table:table-cell table:number-columns-repeated="5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2" table:formula="of:=[.B$2]*[.A1117]*1000" office:value-type="float" office:value="17.808" calcext:value-type="float">
            <text:p>17.808</text:p>
          </table:table-cell>
          <table:table-cell table:style-name="ce6" table:formula="of:=1/([.B1117]/1000)" office:value-type="float" office:value="56.1545372866128" calcext:value-type="float">
            <text:p>56</text:p>
          </table:table-cell>
          <table:table-cell table:style-name="ce6" table:formula="of:=[.C1117]/[.D$2]" office:value-type="float" office:value="14.0386343216532" calcext:value-type="float">
            <text:p>14</text:p>
          </table:table-cell>
          <table:table-cell table:style-name="ce6" table:formula="of:=[.D1117]*60" office:value-type="float" office:value="842.318059299191" calcext:value-type="float">
            <text:p>842</text:p>
          </table:table-cell>
          <table:table-cell table:style-name="ce6" table:formula="of:=[.E1117]*[.F$2]" office:value-type="float" office:value="1684.63611859838" calcext:value-type="float">
            <text:p>1685</text:p>
          </table:table-cell>
          <table:table-cell table:number-columns-repeated="5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 table:formula="of:=[.B$2]*[.A1118]*1000" office:value-type="float" office:value="17.824" calcext:value-type="float">
            <text:p>17.824</text:p>
          </table:table-cell>
          <table:table-cell table:style-name="ce6" table:formula="of:=1/([.B1118]/1000)" office:value-type="float" office:value="56.1041292639138" calcext:value-type="float">
            <text:p>56</text:p>
          </table:table-cell>
          <table:table-cell table:style-name="ce6" table:formula="of:=[.C1118]/[.D$2]" office:value-type="float" office:value="14.0260323159785" calcext:value-type="float">
            <text:p>14</text:p>
          </table:table-cell>
          <table:table-cell table:style-name="ce6" table:formula="of:=[.D1118]*60" office:value-type="float" office:value="841.561938958707" calcext:value-type="float">
            <text:p>842</text:p>
          </table:table-cell>
          <table:table-cell table:style-name="ce6" table:formula="of:=[.E1118]*[.F$2]" office:value-type="float" office:value="1683.12387791741" calcext:value-type="float">
            <text:p>1683</text:p>
          </table:table-cell>
          <table:table-cell table:number-columns-repeated="5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2" table:formula="of:=[.B$2]*[.A1119]*1000" office:value-type="float" office:value="17.84" calcext:value-type="float">
            <text:p>17.84</text:p>
          </table:table-cell>
          <table:table-cell table:style-name="ce6" table:formula="of:=1/([.B1119]/1000)" office:value-type="float" office:value="56.0538116591928" calcext:value-type="float">
            <text:p>56</text:p>
          </table:table-cell>
          <table:table-cell table:style-name="ce6" table:formula="of:=[.C1119]/[.D$2]" office:value-type="float" office:value="14.0134529147982" calcext:value-type="float">
            <text:p>14</text:p>
          </table:table-cell>
          <table:table-cell table:style-name="ce6" table:formula="of:=[.D1119]*60" office:value-type="float" office:value="840.807174887893" calcext:value-type="float">
            <text:p>841</text:p>
          </table:table-cell>
          <table:table-cell table:style-name="ce6" table:formula="of:=[.E1119]*[.F$2]" office:value-type="float" office:value="1681.61434977578" calcext:value-type="float">
            <text:p>1682</text:p>
          </table:table-cell>
          <table:table-cell table:number-columns-repeated="5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2" table:formula="of:=[.B$2]*[.A1120]*1000" office:value-type="float" office:value="17.856" calcext:value-type="float">
            <text:p>17.856</text:p>
          </table:table-cell>
          <table:table-cell table:style-name="ce6" table:formula="of:=1/([.B1120]/1000)" office:value-type="float" office:value="56.0035842293907" calcext:value-type="float">
            <text:p>56</text:p>
          </table:table-cell>
          <table:table-cell table:style-name="ce6" table:formula="of:=[.C1120]/[.D$2]" office:value-type="float" office:value="14.0008960573477" calcext:value-type="float">
            <text:p>14</text:p>
          </table:table-cell>
          <table:table-cell table:style-name="ce6" table:formula="of:=[.D1120]*60" office:value-type="float" office:value="840.05376344086" calcext:value-type="float">
            <text:p>840</text:p>
          </table:table-cell>
          <table:table-cell table:style-name="ce6" table:formula="of:=[.E1120]*[.F$2]" office:value-type="float" office:value="1680.10752688172" calcext:value-type="float">
            <text:p>1680</text:p>
          </table:table-cell>
          <table:table-cell table:number-columns-repeated="5"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2" table:formula="of:=[.B$2]*[.A1121]*1000" office:value-type="float" office:value="17.872" calcext:value-type="float">
            <text:p>17.872</text:p>
          </table:table-cell>
          <table:table-cell table:style-name="ce6" table:formula="of:=1/([.B1121]/1000)" office:value-type="float" office:value="55.9534467323187" calcext:value-type="float">
            <text:p>56</text:p>
          </table:table-cell>
          <table:table-cell table:style-name="ce6" table:formula="of:=[.C1121]/[.D$2]" office:value-type="float" office:value="13.9883616830797" calcext:value-type="float">
            <text:p>14</text:p>
          </table:table-cell>
          <table:table-cell table:style-name="ce6" table:formula="of:=[.D1121]*60" office:value-type="float" office:value="839.301700984781" calcext:value-type="float">
            <text:p>839</text:p>
          </table:table-cell>
          <table:table-cell table:style-name="ce6" table:formula="of:=[.E1121]*[.F$2]" office:value-type="float" office:value="1678.60340196956" calcext:value-type="float">
            <text:p>1679</text:p>
          </table:table-cell>
          <table:table-cell table:number-columns-repeated="5"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2" table:formula="of:=[.B$2]*[.A1122]*1000" office:value-type="float" office:value="17.888" calcext:value-type="float">
            <text:p>17.888</text:p>
          </table:table-cell>
          <table:table-cell table:style-name="ce6" table:formula="of:=1/([.B1122]/1000)" office:value-type="float" office:value="55.9033989266547" calcext:value-type="float">
            <text:p>56</text:p>
          </table:table-cell>
          <table:table-cell table:style-name="ce6" table:formula="of:=[.C1122]/[.D$2]" office:value-type="float" office:value="13.9758497316637" calcext:value-type="float">
            <text:p>14</text:p>
          </table:table-cell>
          <table:table-cell table:style-name="ce6" table:formula="of:=[.D1122]*60" office:value-type="float" office:value="838.550983899821" calcext:value-type="float">
            <text:p>839</text:p>
          </table:table-cell>
          <table:table-cell table:style-name="ce6" table:formula="of:=[.E1122]*[.F$2]" office:value-type="float" office:value="1677.10196779964" calcext:value-type="float">
            <text:p>1677</text:p>
          </table:table-cell>
          <table:table-cell table:number-columns-repeated="5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2" table:formula="of:=[.B$2]*[.A1123]*1000" office:value-type="float" office:value="17.904" calcext:value-type="float">
            <text:p>17.904</text:p>
          </table:table-cell>
          <table:table-cell table:style-name="ce6" table:formula="of:=1/([.B1123]/1000)" office:value-type="float" office:value="55.8534405719392" calcext:value-type="float">
            <text:p>56</text:p>
          </table:table-cell>
          <table:table-cell table:style-name="ce6" table:formula="of:=[.C1123]/[.D$2]" office:value-type="float" office:value="13.9633601429848" calcext:value-type="float">
            <text:p>14</text:p>
          </table:table-cell>
          <table:table-cell table:style-name="ce6" table:formula="of:=[.D1123]*60" office:value-type="float" office:value="837.801608579088" calcext:value-type="float">
            <text:p>838</text:p>
          </table:table-cell>
          <table:table-cell table:style-name="ce6" table:formula="of:=[.E1123]*[.F$2]" office:value-type="float" office:value="1675.60321715818" calcext:value-type="float">
            <text:p>1676</text:p>
          </table:table-cell>
          <table:table-cell table:number-columns-repeated="5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2" table:formula="of:=[.B$2]*[.A1124]*1000" office:value-type="float" office:value="17.92" calcext:value-type="float">
            <text:p>17.92</text:p>
          </table:table-cell>
          <table:table-cell table:style-name="ce6" table:formula="of:=1/([.B1124]/1000)" office:value-type="float" office:value="55.8035714285714" calcext:value-type="float">
            <text:p>56</text:p>
          </table:table-cell>
          <table:table-cell table:style-name="ce6" table:formula="of:=[.C1124]/[.D$2]" office:value-type="float" office:value="13.9508928571429" calcext:value-type="float">
            <text:p>14</text:p>
          </table:table-cell>
          <table:table-cell table:style-name="ce6" table:formula="of:=[.D1124]*60" office:value-type="float" office:value="837.053571428572" calcext:value-type="float">
            <text:p>837</text:p>
          </table:table-cell>
          <table:table-cell table:style-name="ce6" table:formula="of:=[.E1124]*[.F$2]" office:value-type="float" office:value="1674.10714285714" calcext:value-type="float">
            <text:p>1674</text:p>
          </table:table-cell>
          <table:table-cell table:number-columns-repeated="5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2" table:formula="of:=[.B$2]*[.A1125]*1000" office:value-type="float" office:value="17.936" calcext:value-type="float">
            <text:p>17.936</text:p>
          </table:table-cell>
          <table:table-cell table:style-name="ce6" table:formula="of:=1/([.B1125]/1000)" office:value-type="float" office:value="55.7537912578055" calcext:value-type="float">
            <text:p>56</text:p>
          </table:table-cell>
          <table:table-cell table:style-name="ce6" table:formula="of:=[.C1125]/[.D$2]" office:value-type="float" office:value="13.9384478144514" calcext:value-type="float">
            <text:p>14</text:p>
          </table:table-cell>
          <table:table-cell table:style-name="ce6" table:formula="of:=[.D1125]*60" office:value-type="float" office:value="836.306868867083" calcext:value-type="float">
            <text:p>836</text:p>
          </table:table-cell>
          <table:table-cell table:style-name="ce6" table:formula="of:=[.E1125]*[.F$2]" office:value-type="float" office:value="1672.61373773417" calcext:value-type="float">
            <text:p>1673</text:p>
          </table:table-cell>
          <table:table-cell table:number-columns-repeated="5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2" table:formula="of:=[.B$2]*[.A1126]*1000" office:value-type="float" office:value="17.952" calcext:value-type="float">
            <text:p>17.952</text:p>
          </table:table-cell>
          <table:table-cell table:style-name="ce6" table:formula="of:=1/([.B1126]/1000)" office:value-type="float" office:value="55.7040998217469" calcext:value-type="float">
            <text:p>56</text:p>
          </table:table-cell>
          <table:table-cell table:style-name="ce6" table:formula="of:=[.C1126]/[.D$2]" office:value-type="float" office:value="13.9260249554367" calcext:value-type="float">
            <text:p>14</text:p>
          </table:table-cell>
          <table:table-cell table:style-name="ce6" table:formula="of:=[.D1126]*60" office:value-type="float" office:value="835.561497326203" calcext:value-type="float">
            <text:p>836</text:p>
          </table:table-cell>
          <table:table-cell table:style-name="ce6" table:formula="of:=[.E1126]*[.F$2]" office:value-type="float" office:value="1671.12299465241" calcext:value-type="float">
            <text:p>1671</text:p>
          </table:table-cell>
          <table:table-cell table:number-columns-repeated="5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2" table:formula="of:=[.B$2]*[.A1127]*1000" office:value-type="float" office:value="17.968" calcext:value-type="float">
            <text:p>17.968</text:p>
          </table:table-cell>
          <table:table-cell table:style-name="ce6" table:formula="of:=1/([.B1127]/1000)" office:value-type="float" office:value="55.6544968833482" calcext:value-type="float">
            <text:p>56</text:p>
          </table:table-cell>
          <table:table-cell table:style-name="ce6" table:formula="of:=[.C1127]/[.D$2]" office:value-type="float" office:value="13.913624220837" calcext:value-type="float">
            <text:p>14</text:p>
          </table:table-cell>
          <table:table-cell table:style-name="ce6" table:formula="of:=[.D1127]*60" office:value-type="float" office:value="834.817453250223" calcext:value-type="float">
            <text:p>835</text:p>
          </table:table-cell>
          <table:table-cell table:style-name="ce6" table:formula="of:=[.E1127]*[.F$2]" office:value-type="float" office:value="1669.63490650045" calcext:value-type="float">
            <text:p>1670</text:p>
          </table:table-cell>
          <table:table-cell table:number-columns-repeated="5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2" table:formula="of:=[.B$2]*[.A1128]*1000" office:value-type="float" office:value="17.984" calcext:value-type="float">
            <text:p>17.984</text:p>
          </table:table-cell>
          <table:table-cell table:style-name="ce6" table:formula="of:=1/([.B1128]/1000)" office:value-type="float" office:value="55.6049822064057" calcext:value-type="float">
            <text:p>56</text:p>
          </table:table-cell>
          <table:table-cell table:style-name="ce6" table:formula="of:=[.C1128]/[.D$2]" office:value-type="float" office:value="13.9012455516014" calcext:value-type="float">
            <text:p>14</text:p>
          </table:table-cell>
          <table:table-cell table:style-name="ce6" table:formula="of:=[.D1128]*60" office:value-type="float" office:value="834.074733096085" calcext:value-type="float">
            <text:p>834</text:p>
          </table:table-cell>
          <table:table-cell table:style-name="ce6" table:formula="of:=[.E1128]*[.F$2]" office:value-type="float" office:value="1668.14946619217" calcext:value-type="float">
            <text:p>1668</text:p>
          </table:table-cell>
          <table:table-cell table:number-columns-repeated="5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2" table:formula="of:=[.B$2]*[.A1129]*1000" office:value-type="float" office:value="18" calcext:value-type="float">
            <text:p>18</text:p>
          </table:table-cell>
          <table:table-cell table:style-name="ce6" table:formula="of:=1/([.B1129]/1000)" office:value-type="float" office:value="55.5555555555556" calcext:value-type="float">
            <text:p>56</text:p>
          </table:table-cell>
          <table:table-cell table:style-name="ce6" table:formula="of:=[.C1129]/[.D$2]" office:value-type="float" office:value="13.8888888888889" calcext:value-type="float">
            <text:p>14</text:p>
          </table:table-cell>
          <table:table-cell table:style-name="ce6" table:formula="of:=[.D1129]*60" office:value-type="float" office:value="833.333333333333" calcext:value-type="float">
            <text:p>833</text:p>
          </table:table-cell>
          <table:table-cell table:style-name="ce6" table:formula="of:=[.E1129]*[.F$2]" office:value-type="float" office:value="1666.66666666667" calcext:value-type="float">
            <text:p>1667</text:p>
          </table:table-cell>
          <table:table-cell table:number-columns-repeated="5"/>
        </table:table-row>
        <table:table-row table:style-name="ro1">
          <table:table-cell table:style-name="ce2" office:value-type="float" office:value="1126" calcext:value-type="float">
            <text:p>1126</text:p>
          </table:table-cell>
          <table:table-cell table:style-name="ce2" table:formula="of:=[.B$2]*[.A1130]*1000" office:value-type="float" office:value="18.016" calcext:value-type="float">
            <text:p>18.016</text:p>
          </table:table-cell>
          <table:table-cell table:style-name="ce6" table:formula="of:=1/([.B1130]/1000)" office:value-type="float" office:value="55.50621669627" calcext:value-type="float">
            <text:p>56</text:p>
          </table:table-cell>
          <table:table-cell table:style-name="ce6" table:formula="of:=[.C1130]/[.D$2]" office:value-type="float" office:value="13.8765541740675" calcext:value-type="float">
            <text:p>14</text:p>
          </table:table-cell>
          <table:table-cell table:style-name="ce6" table:formula="of:=[.D1130]*60" office:value-type="float" office:value="832.59325044405" calcext:value-type="float">
            <text:p>833</text:p>
          </table:table-cell>
          <table:table-cell table:style-name="ce6" table:formula="of:=[.E1130]*[.F$2]" office:value-type="float" office:value="1665.1865008881" calcext:value-type="float">
            <text:p>1665</text:p>
          </table:table-cell>
          <table:table-cell table:number-columns-repeated="5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2" table:formula="of:=[.B$2]*[.A1131]*1000" office:value-type="float" office:value="18.032" calcext:value-type="float">
            <text:p>18.032</text:p>
          </table:table-cell>
          <table:table-cell table:style-name="ce6" table:formula="of:=1/([.B1131]/1000)" office:value-type="float" office:value="55.4569653948536" calcext:value-type="float">
            <text:p>55</text:p>
          </table:table-cell>
          <table:table-cell table:style-name="ce6" table:formula="of:=[.C1131]/[.D$2]" office:value-type="float" office:value="13.8642413487134" calcext:value-type="float">
            <text:p>14</text:p>
          </table:table-cell>
          <table:table-cell table:style-name="ce6" table:formula="of:=[.D1131]*60" office:value-type="float" office:value="831.854480922804" calcext:value-type="float">
            <text:p>832</text:p>
          </table:table-cell>
          <table:table-cell table:style-name="ce6" table:formula="of:=[.E1131]*[.F$2]" office:value-type="float" office:value="1663.70896184561" calcext:value-type="float">
            <text:p>1664</text:p>
          </table:table-cell>
          <table:table-cell table:number-columns-repeated="5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2" table:formula="of:=[.B$2]*[.A1132]*1000" office:value-type="float" office:value="18.048" calcext:value-type="float">
            <text:p>18.048</text:p>
          </table:table-cell>
          <table:table-cell table:style-name="ce6" table:formula="of:=1/([.B1132]/1000)" office:value-type="float" office:value="55.4078014184397" calcext:value-type="float">
            <text:p>55</text:p>
          </table:table-cell>
          <table:table-cell table:style-name="ce6" table:formula="of:=[.C1132]/[.D$2]" office:value-type="float" office:value="13.8519503546099" calcext:value-type="float">
            <text:p>14</text:p>
          </table:table-cell>
          <table:table-cell table:style-name="ce6" table:formula="of:=[.D1132]*60" office:value-type="float" office:value="831.117021276596" calcext:value-type="float">
            <text:p>831</text:p>
          </table:table-cell>
          <table:table-cell table:style-name="ce6" table:formula="of:=[.E1132]*[.F$2]" office:value-type="float" office:value="1662.23404255319" calcext:value-type="float">
            <text:p>1662</text:p>
          </table:table-cell>
          <table:table-cell table:number-columns-repeated="5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2" table:formula="of:=[.B$2]*[.A1133]*1000" office:value-type="float" office:value="18.064" calcext:value-type="float">
            <text:p>18.064</text:p>
          </table:table-cell>
          <table:table-cell table:style-name="ce6" table:formula="of:=1/([.B1133]/1000)" office:value-type="float" office:value="55.3587245349867" calcext:value-type="float">
            <text:p>55</text:p>
          </table:table-cell>
          <table:table-cell table:style-name="ce6" table:formula="of:=[.C1133]/[.D$2]" office:value-type="float" office:value="13.8396811337467" calcext:value-type="float">
            <text:p>14</text:p>
          </table:table-cell>
          <table:table-cell table:style-name="ce6" table:formula="of:=[.D1133]*60" office:value-type="float" office:value="830.380868024801" calcext:value-type="float">
            <text:p>830</text:p>
          </table:table-cell>
          <table:table-cell table:style-name="ce6" table:formula="of:=[.E1133]*[.F$2]" office:value-type="float" office:value="1660.7617360496" calcext:value-type="float">
            <text:p>1661</text:p>
          </table:table-cell>
          <table:table-cell table:number-columns-repeated="5"/>
        </table:table-row>
        <table:table-row table:style-name="ro1">
          <table:table-cell table:style-name="ce2" office:value-type="float" office:value="1130" calcext:value-type="float">
            <text:p>1130</text:p>
          </table:table-cell>
          <table:table-cell table:style-name="ce2" table:formula="of:=[.B$2]*[.A1134]*1000" office:value-type="float" office:value="18.08" calcext:value-type="float">
            <text:p>18.08</text:p>
          </table:table-cell>
          <table:table-cell table:style-name="ce6" table:formula="of:=1/([.B1134]/1000)" office:value-type="float" office:value="55.3097345132743" calcext:value-type="float">
            <text:p>55</text:p>
          </table:table-cell>
          <table:table-cell table:style-name="ce6" table:formula="of:=[.C1134]/[.D$2]" office:value-type="float" office:value="13.8274336283186" calcext:value-type="float">
            <text:p>14</text:p>
          </table:table-cell>
          <table:table-cell table:style-name="ce6" table:formula="of:=[.D1134]*60" office:value-type="float" office:value="829.646017699115" calcext:value-type="float">
            <text:p>830</text:p>
          </table:table-cell>
          <table:table-cell table:style-name="ce6" table:formula="of:=[.E1134]*[.F$2]" office:value-type="float" office:value="1659.29203539823" calcext:value-type="float">
            <text:p>1659</text:p>
          </table:table-cell>
          <table:table-cell table:number-columns-repeated="5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2" table:formula="of:=[.B$2]*[.A1135]*1000" office:value-type="float" office:value="18.096" calcext:value-type="float">
            <text:p>18.096</text:p>
          </table:table-cell>
          <table:table-cell table:style-name="ce6" table:formula="of:=1/([.B1135]/1000)" office:value-type="float" office:value="55.2608311229001" calcext:value-type="float">
            <text:p>55</text:p>
          </table:table-cell>
          <table:table-cell table:style-name="ce6" table:formula="of:=[.C1135]/[.D$2]" office:value-type="float" office:value="13.815207780725" calcext:value-type="float">
            <text:p>14</text:p>
          </table:table-cell>
          <table:table-cell table:style-name="ce6" table:formula="of:=[.D1135]*60" office:value-type="float" office:value="828.912466843502" calcext:value-type="float">
            <text:p>829</text:p>
          </table:table-cell>
          <table:table-cell table:style-name="ce6" table:formula="of:=[.E1135]*[.F$2]" office:value-type="float" office:value="1657.824933687" calcext:value-type="float">
            <text:p>1658</text:p>
          </table:table-cell>
          <table:table-cell table:number-columns-repeated="5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 table:formula="of:=[.B$2]*[.A1136]*1000" office:value-type="float" office:value="18.112" calcext:value-type="float">
            <text:p>18.112</text:p>
          </table:table-cell>
          <table:table-cell table:style-name="ce6" table:formula="of:=1/([.B1136]/1000)" office:value-type="float" office:value="55.2120141342756" calcext:value-type="float">
            <text:p>55</text:p>
          </table:table-cell>
          <table:table-cell table:style-name="ce6" table:formula="of:=[.C1136]/[.D$2]" office:value-type="float" office:value="13.8030035335689" calcext:value-type="float">
            <text:p>14</text:p>
          </table:table-cell>
          <table:table-cell table:style-name="ce6" table:formula="of:=[.D1136]*60" office:value-type="float" office:value="828.180212014134" calcext:value-type="float">
            <text:p>828</text:p>
          </table:table-cell>
          <table:table-cell table:style-name="ce6" table:formula="of:=[.E1136]*[.F$2]" office:value-type="float" office:value="1656.36042402827" calcext:value-type="float">
            <text:p>1656</text:p>
          </table:table-cell>
          <table:table-cell table:number-columns-repeated="5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2" table:formula="of:=[.B$2]*[.A1137]*1000" office:value-type="float" office:value="18.128" calcext:value-type="float">
            <text:p>18.128</text:p>
          </table:table-cell>
          <table:table-cell table:style-name="ce6" table:formula="of:=1/([.B1137]/1000)" office:value-type="float" office:value="55.1632833186231" calcext:value-type="float">
            <text:p>55</text:p>
          </table:table-cell>
          <table:table-cell table:style-name="ce6" table:formula="of:=[.C1137]/[.D$2]" office:value-type="float" office:value="13.7908208296558" calcext:value-type="float">
            <text:p>14</text:p>
          </table:table-cell>
          <table:table-cell table:style-name="ce6" table:formula="of:=[.D1137]*60" office:value-type="float" office:value="827.449249779347" calcext:value-type="float">
            <text:p>827</text:p>
          </table:table-cell>
          <table:table-cell table:style-name="ce6" table:formula="of:=[.E1137]*[.F$2]" office:value-type="float" office:value="1654.89849955869" calcext:value-type="float">
            <text:p>1655</text:p>
          </table:table-cell>
          <table:table-cell table:number-columns-repeated="5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2" table:formula="of:=[.B$2]*[.A1138]*1000" office:value-type="float" office:value="18.144" calcext:value-type="float">
            <text:p>18.144</text:p>
          </table:table-cell>
          <table:table-cell table:style-name="ce6" table:formula="of:=1/([.B1138]/1000)" office:value-type="float" office:value="55.1146384479718" calcext:value-type="float">
            <text:p>55</text:p>
          </table:table-cell>
          <table:table-cell table:style-name="ce6" table:formula="of:=[.C1138]/[.D$2]" office:value-type="float" office:value="13.7786596119929" calcext:value-type="float">
            <text:p>14</text:p>
          </table:table-cell>
          <table:table-cell table:style-name="ce6" table:formula="of:=[.D1138]*60" office:value-type="float" office:value="826.719576719577" calcext:value-type="float">
            <text:p>827</text:p>
          </table:table-cell>
          <table:table-cell table:style-name="ce6" table:formula="of:=[.E1138]*[.F$2]" office:value-type="float" office:value="1653.43915343915" calcext:value-type="float">
            <text:p>1653</text:p>
          </table:table-cell>
          <table:table-cell table:number-columns-repeated="5"/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2" table:formula="of:=[.B$2]*[.A1139]*1000" office:value-type="float" office:value="18.16" calcext:value-type="float">
            <text:p>18.16</text:p>
          </table:table-cell>
          <table:table-cell table:style-name="ce6" table:formula="of:=1/([.B1139]/1000)" office:value-type="float" office:value="55.0660792951542" calcext:value-type="float">
            <text:p>55</text:p>
          </table:table-cell>
          <table:table-cell table:style-name="ce6" table:formula="of:=[.C1139]/[.D$2]" office:value-type="float" office:value="13.7665198237885" calcext:value-type="float">
            <text:p>14</text:p>
          </table:table-cell>
          <table:table-cell table:style-name="ce6" table:formula="of:=[.D1139]*60" office:value-type="float" office:value="825.991189427313" calcext:value-type="float">
            <text:p>826</text:p>
          </table:table-cell>
          <table:table-cell table:style-name="ce6" table:formula="of:=[.E1139]*[.F$2]" office:value-type="float" office:value="1651.98237885463" calcext:value-type="float">
            <text:p>1652</text:p>
          </table:table-cell>
          <table:table-cell table:number-columns-repeated="5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2" table:formula="of:=[.B$2]*[.A1140]*1000" office:value-type="float" office:value="18.176" calcext:value-type="float">
            <text:p>18.176</text:p>
          </table:table-cell>
          <table:table-cell table:style-name="ce6" table:formula="of:=1/([.B1140]/1000)" office:value-type="float" office:value="55.0176056338028" calcext:value-type="float">
            <text:p>55</text:p>
          </table:table-cell>
          <table:table-cell table:style-name="ce6" table:formula="of:=[.C1140]/[.D$2]" office:value-type="float" office:value="13.7544014084507" calcext:value-type="float">
            <text:p>14</text:p>
          </table:table-cell>
          <table:table-cell table:style-name="ce6" table:formula="of:=[.D1140]*60" office:value-type="float" office:value="825.264084507042" calcext:value-type="float">
            <text:p>825</text:p>
          </table:table-cell>
          <table:table-cell table:style-name="ce6" table:formula="of:=[.E1140]*[.F$2]" office:value-type="float" office:value="1650.52816901408" calcext:value-type="float">
            <text:p>1651</text:p>
          </table:table-cell>
          <table:table-cell table:number-columns-repeated="5"/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2" table:formula="of:=[.B$2]*[.A1141]*1000" office:value-type="float" office:value="18.192" calcext:value-type="float">
            <text:p>18.192</text:p>
          </table:table-cell>
          <table:table-cell table:style-name="ce6" table:formula="of:=1/([.B1141]/1000)" office:value-type="float" office:value="54.9692172383465" calcext:value-type="float">
            <text:p>55</text:p>
          </table:table-cell>
          <table:table-cell table:style-name="ce6" table:formula="of:=[.C1141]/[.D$2]" office:value-type="float" office:value="13.7423043095866" calcext:value-type="float">
            <text:p>14</text:p>
          </table:table-cell>
          <table:table-cell table:style-name="ce6" table:formula="of:=[.D1141]*60" office:value-type="float" office:value="824.538258575198" calcext:value-type="float">
            <text:p>825</text:p>
          </table:table-cell>
          <table:table-cell table:style-name="ce6" table:formula="of:=[.E1141]*[.F$2]" office:value-type="float" office:value="1649.0765171504" calcext:value-type="float">
            <text:p>1649</text:p>
          </table:table-cell>
          <table:table-cell table:number-columns-repeated="5"/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2" table:formula="of:=[.B$2]*[.A1142]*1000" office:value-type="float" office:value="18.208" calcext:value-type="float">
            <text:p>18.208</text:p>
          </table:table-cell>
          <table:table-cell table:style-name="ce6" table:formula="of:=1/([.B1142]/1000)" office:value-type="float" office:value="54.920913884007" calcext:value-type="float">
            <text:p>55</text:p>
          </table:table-cell>
          <table:table-cell table:style-name="ce6" table:formula="of:=[.C1142]/[.D$2]" office:value-type="float" office:value="13.7302284710018" calcext:value-type="float">
            <text:p>14</text:p>
          </table:table-cell>
          <table:table-cell table:style-name="ce6" table:formula="of:=[.D1142]*60" office:value-type="float" office:value="823.813708260106" calcext:value-type="float">
            <text:p>824</text:p>
          </table:table-cell>
          <table:table-cell table:style-name="ce6" table:formula="of:=[.E1142]*[.F$2]" office:value-type="float" office:value="1647.62741652021" calcext:value-type="float">
            <text:p>1648</text:p>
          </table:table-cell>
          <table:table-cell table:number-columns-repeated="5"/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2" table:formula="of:=[.B$2]*[.A1143]*1000" office:value-type="float" office:value="18.224" calcext:value-type="float">
            <text:p>18.224</text:p>
          </table:table-cell>
          <table:table-cell table:style-name="ce6" table:formula="of:=1/([.B1143]/1000)" office:value-type="float" office:value="54.8726953467954" calcext:value-type="float">
            <text:p>55</text:p>
          </table:table-cell>
          <table:table-cell table:style-name="ce6" table:formula="of:=[.C1143]/[.D$2]" office:value-type="float" office:value="13.7181738366989" calcext:value-type="float">
            <text:p>14</text:p>
          </table:table-cell>
          <table:table-cell table:style-name="ce6" table:formula="of:=[.D1143]*60" office:value-type="float" office:value="823.090430201932" calcext:value-type="float">
            <text:p>823</text:p>
          </table:table-cell>
          <table:table-cell table:style-name="ce6" table:formula="of:=[.E1143]*[.F$2]" office:value-type="float" office:value="1646.18086040386" calcext:value-type="float">
            <text:p>1646</text:p>
          </table:table-cell>
          <table:table-cell table:number-columns-repeated="5"/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2" table:formula="of:=[.B$2]*[.A1144]*1000" office:value-type="float" office:value="18.24" calcext:value-type="float">
            <text:p>18.24</text:p>
          </table:table-cell>
          <table:table-cell table:style-name="ce6" table:formula="of:=1/([.B1144]/1000)" office:value-type="float" office:value="54.8245614035088" calcext:value-type="float">
            <text:p>55</text:p>
          </table:table-cell>
          <table:table-cell table:style-name="ce6" table:formula="of:=[.C1144]/[.D$2]" office:value-type="float" office:value="13.7061403508772" calcext:value-type="float">
            <text:p>14</text:p>
          </table:table-cell>
          <table:table-cell table:style-name="ce6" table:formula="of:=[.D1144]*60" office:value-type="float" office:value="822.368421052632" calcext:value-type="float">
            <text:p>822</text:p>
          </table:table-cell>
          <table:table-cell table:style-name="ce6" table:formula="of:=[.E1144]*[.F$2]" office:value-type="float" office:value="1644.73684210526" calcext:value-type="float">
            <text:p>1645</text:p>
          </table:table-cell>
          <table:table-cell table:number-columns-repeated="5"/>
        </table:table-row>
        <table:table-row table:style-name="ro1">
          <table:table-cell table:style-name="ce2" office:value-type="float" office:value="1141" calcext:value-type="float">
            <text:p>1141</text:p>
          </table:table-cell>
          <table:table-cell table:style-name="ce2" table:formula="of:=[.B$2]*[.A1145]*1000" office:value-type="float" office:value="18.256" calcext:value-type="float">
            <text:p>18.256</text:p>
          </table:table-cell>
          <table:table-cell table:style-name="ce6" table:formula="of:=1/([.B1145]/1000)" office:value-type="float" office:value="54.7765118317266" calcext:value-type="float">
            <text:p>55</text:p>
          </table:table-cell>
          <table:table-cell table:style-name="ce6" table:formula="of:=[.C1145]/[.D$2]" office:value-type="float" office:value="13.6941279579316" calcext:value-type="float">
            <text:p>14</text:p>
          </table:table-cell>
          <table:table-cell table:style-name="ce6" table:formula="of:=[.D1145]*60" office:value-type="float" office:value="821.647677475898" calcext:value-type="float">
            <text:p>822</text:p>
          </table:table-cell>
          <table:table-cell table:style-name="ce6" table:formula="of:=[.E1145]*[.F$2]" office:value-type="float" office:value="1643.2953549518" calcext:value-type="float">
            <text:p>1643</text:p>
          </table:table-cell>
          <table:table-cell table:number-columns-repeated="5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2" table:formula="of:=[.B$2]*[.A1146]*1000" office:value-type="float" office:value="18.272" calcext:value-type="float">
            <text:p>18.272</text:p>
          </table:table-cell>
          <table:table-cell table:style-name="ce6" table:formula="of:=1/([.B1146]/1000)" office:value-type="float" office:value="54.7285464098074" calcext:value-type="float">
            <text:p>55</text:p>
          </table:table-cell>
          <table:table-cell table:style-name="ce6" table:formula="of:=[.C1146]/[.D$2]" office:value-type="float" office:value="13.6821366024518" calcext:value-type="float">
            <text:p>14</text:p>
          </table:table-cell>
          <table:table-cell table:style-name="ce6" table:formula="of:=[.D1146]*60" office:value-type="float" office:value="820.92819614711" calcext:value-type="float">
            <text:p>821</text:p>
          </table:table-cell>
          <table:table-cell table:style-name="ce6" table:formula="of:=[.E1146]*[.F$2]" office:value-type="float" office:value="1641.85639229422" calcext:value-type="float">
            <text:p>1642</text:p>
          </table:table-cell>
          <table:table-cell table:number-columns-repeated="5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2" table:formula="of:=[.B$2]*[.A1147]*1000" office:value-type="float" office:value="18.288" calcext:value-type="float">
            <text:p>18.288</text:p>
          </table:table-cell>
          <table:table-cell table:style-name="ce6" table:formula="of:=1/([.B1147]/1000)" office:value-type="float" office:value="54.6806649168854" calcext:value-type="float">
            <text:p>55</text:p>
          </table:table-cell>
          <table:table-cell table:style-name="ce6" table:formula="of:=[.C1147]/[.D$2]" office:value-type="float" office:value="13.6701662292213" calcext:value-type="float">
            <text:p>14</text:p>
          </table:table-cell>
          <table:table-cell table:style-name="ce6" table:formula="of:=[.D1147]*60" office:value-type="float" office:value="820.209973753281" calcext:value-type="float">
            <text:p>820</text:p>
          </table:table-cell>
          <table:table-cell table:style-name="ce6" table:formula="of:=[.E1147]*[.F$2]" office:value-type="float" office:value="1640.41994750656" calcext:value-type="float">
            <text:p>1640</text:p>
          </table:table-cell>
          <table:table-cell table:number-columns-repeated="5"/>
        </table:table-row>
        <table:table-row table:style-name="ro1">
          <table:table-cell table:style-name="ce2" office:value-type="float" office:value="1144" calcext:value-type="float">
            <text:p>1144</text:p>
          </table:table-cell>
          <table:table-cell table:style-name="ce2" table:formula="of:=[.B$2]*[.A1148]*1000" office:value-type="float" office:value="18.304" calcext:value-type="float">
            <text:p>18.304</text:p>
          </table:table-cell>
          <table:table-cell table:style-name="ce6" table:formula="of:=1/([.B1148]/1000)" office:value-type="float" office:value="54.6328671328671" calcext:value-type="float">
            <text:p>55</text:p>
          </table:table-cell>
          <table:table-cell table:style-name="ce6" table:formula="of:=[.C1148]/[.D$2]" office:value-type="float" office:value="13.6582167832168" calcext:value-type="float">
            <text:p>14</text:p>
          </table:table-cell>
          <table:table-cell table:style-name="ce6" table:formula="of:=[.D1148]*60" office:value-type="float" office:value="819.493006993007" calcext:value-type="float">
            <text:p>819</text:p>
          </table:table-cell>
          <table:table-cell table:style-name="ce6" table:formula="of:=[.E1148]*[.F$2]" office:value-type="float" office:value="1638.98601398601" calcext:value-type="float">
            <text:p>1639</text:p>
          </table:table-cell>
          <table:table-cell table:number-columns-repeated="5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2" table:formula="of:=[.B$2]*[.A1149]*1000" office:value-type="float" office:value="18.32" calcext:value-type="float">
            <text:p>18.32</text:p>
          </table:table-cell>
          <table:table-cell table:style-name="ce6" table:formula="of:=1/([.B1149]/1000)" office:value-type="float" office:value="54.585152838428" calcext:value-type="float">
            <text:p>55</text:p>
          </table:table-cell>
          <table:table-cell table:style-name="ce6" table:formula="of:=[.C1149]/[.D$2]" office:value-type="float" office:value="13.646288209607" calcext:value-type="float">
            <text:p>14</text:p>
          </table:table-cell>
          <table:table-cell table:style-name="ce6" table:formula="of:=[.D1149]*60" office:value-type="float" office:value="818.777292576419" calcext:value-type="float">
            <text:p>819</text:p>
          </table:table-cell>
          <table:table-cell table:style-name="ce6" table:formula="of:=[.E1149]*[.F$2]" office:value-type="float" office:value="1637.55458515284" calcext:value-type="float">
            <text:p>1638</text:p>
          </table:table-cell>
          <table:table-cell table:number-columns-repeated="5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2" table:formula="of:=[.B$2]*[.A1150]*1000" office:value-type="float" office:value="18.336" calcext:value-type="float">
            <text:p>18.336</text:p>
          </table:table-cell>
          <table:table-cell table:style-name="ce6" table:formula="of:=1/([.B1150]/1000)" office:value-type="float" office:value="54.5375218150087" calcext:value-type="float">
            <text:p>55</text:p>
          </table:table-cell>
          <table:table-cell table:style-name="ce6" table:formula="of:=[.C1150]/[.D$2]" office:value-type="float" office:value="13.6343804537522" calcext:value-type="float">
            <text:p>14</text:p>
          </table:table-cell>
          <table:table-cell table:style-name="ce6" table:formula="of:=[.D1150]*60" office:value-type="float" office:value="818.062827225131" calcext:value-type="float">
            <text:p>818</text:p>
          </table:table-cell>
          <table:table-cell table:style-name="ce6" table:formula="of:=[.E1150]*[.F$2]" office:value-type="float" office:value="1636.12565445026" calcext:value-type="float">
            <text:p>1636</text:p>
          </table:table-cell>
          <table:table-cell table:number-columns-repeated="5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2" table:formula="of:=[.B$2]*[.A1151]*1000" office:value-type="float" office:value="18.352" calcext:value-type="float">
            <text:p>18.352</text:p>
          </table:table-cell>
          <table:table-cell table:style-name="ce6" table:formula="of:=1/([.B1151]/1000)" office:value-type="float" office:value="54.4899738448126" calcext:value-type="float">
            <text:p>54</text:p>
          </table:table-cell>
          <table:table-cell table:style-name="ce6" table:formula="of:=[.C1151]/[.D$2]" office:value-type="float" office:value="13.6224934612031" calcext:value-type="float">
            <text:p>14</text:p>
          </table:table-cell>
          <table:table-cell table:style-name="ce6" table:formula="of:=[.D1151]*60" office:value-type="float" office:value="817.349607672188" calcext:value-type="float">
            <text:p>817</text:p>
          </table:table-cell>
          <table:table-cell table:style-name="ce6" table:formula="of:=[.E1151]*[.F$2]" office:value-type="float" office:value="1634.69921534438" calcext:value-type="float">
            <text:p>1635</text:p>
          </table:table-cell>
          <table:table-cell table:number-columns-repeated="5"/>
        </table:table-row>
        <table:table-row table:style-name="ro1">
          <table:table-cell table:style-name="ce2" office:value-type="float" office:value="1148" calcext:value-type="float">
            <text:p>1148</text:p>
          </table:table-cell>
          <table:table-cell table:style-name="ce2" table:formula="of:=[.B$2]*[.A1152]*1000" office:value-type="float" office:value="18.368" calcext:value-type="float">
            <text:p>18.368</text:p>
          </table:table-cell>
          <table:table-cell table:style-name="ce6" table:formula="of:=1/([.B1152]/1000)" office:value-type="float" office:value="54.4425087108014" calcext:value-type="float">
            <text:p>54</text:p>
          </table:table-cell>
          <table:table-cell table:style-name="ce6" table:formula="of:=[.C1152]/[.D$2]" office:value-type="float" office:value="13.6106271777004" calcext:value-type="float">
            <text:p>14</text:p>
          </table:table-cell>
          <table:table-cell table:style-name="ce6" table:formula="of:=[.D1152]*60" office:value-type="float" office:value="816.637630662021" calcext:value-type="float">
            <text:p>817</text:p>
          </table:table-cell>
          <table:table-cell table:style-name="ce6" table:formula="of:=[.E1152]*[.F$2]" office:value-type="float" office:value="1633.27526132404" calcext:value-type="float">
            <text:p>1633</text:p>
          </table:table-cell>
          <table:table-cell table:number-columns-repeated="5"/>
        </table:table-row>
        <table:table-row table:style-name="ro1">
          <table:table-cell table:style-name="ce2" office:value-type="float" office:value="1149" calcext:value-type="float">
            <text:p>1149</text:p>
          </table:table-cell>
          <table:table-cell table:style-name="ce2" table:formula="of:=[.B$2]*[.A1153]*1000" office:value-type="float" office:value="18.384" calcext:value-type="float">
            <text:p>18.384</text:p>
          </table:table-cell>
          <table:table-cell table:style-name="ce6" table:formula="of:=1/([.B1153]/1000)" office:value-type="float" office:value="54.3951261966928" calcext:value-type="float">
            <text:p>54</text:p>
          </table:table-cell>
          <table:table-cell table:style-name="ce6" table:formula="of:=[.C1153]/[.D$2]" office:value-type="float" office:value="13.5987815491732" calcext:value-type="float">
            <text:p>14</text:p>
          </table:table-cell>
          <table:table-cell table:style-name="ce6" table:formula="of:=[.D1153]*60" office:value-type="float" office:value="815.926892950392" calcext:value-type="float">
            <text:p>816</text:p>
          </table:table-cell>
          <table:table-cell table:style-name="ce6" table:formula="of:=[.E1153]*[.F$2]" office:value-type="float" office:value="1631.85378590078" calcext:value-type="float">
            <text:p>1632</text:p>
          </table:table-cell>
          <table:table-cell table:number-columns-repeated="5"/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2" table:formula="of:=[.B$2]*[.A1154]*1000" office:value-type="float" office:value="18.4" calcext:value-type="float">
            <text:p>18.4</text:p>
          </table:table-cell>
          <table:table-cell table:style-name="ce6" table:formula="of:=1/([.B1154]/1000)" office:value-type="float" office:value="54.3478260869565" calcext:value-type="float">
            <text:p>54</text:p>
          </table:table-cell>
          <table:table-cell table:style-name="ce6" table:formula="of:=[.C1154]/[.D$2]" office:value-type="float" office:value="13.5869565217391" calcext:value-type="float">
            <text:p>14</text:p>
          </table:table-cell>
          <table:table-cell table:style-name="ce6" table:formula="of:=[.D1154]*60" office:value-type="float" office:value="815.217391304348" calcext:value-type="float">
            <text:p>815</text:p>
          </table:table-cell>
          <table:table-cell table:style-name="ce6" table:formula="of:=[.E1154]*[.F$2]" office:value-type="float" office:value="1630.4347826087" calcext:value-type="float">
            <text:p>1630</text:p>
          </table:table-cell>
          <table:table-cell table:number-columns-repeated="5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2" table:formula="of:=[.B$2]*[.A1155]*1000" office:value-type="float" office:value="18.416" calcext:value-type="float">
            <text:p>18.416</text:p>
          </table:table-cell>
          <table:table-cell table:style-name="ce6" table:formula="of:=1/([.B1155]/1000)" office:value-type="float" office:value="54.3006081668115" calcext:value-type="float">
            <text:p>54</text:p>
          </table:table-cell>
          <table:table-cell table:style-name="ce6" table:formula="of:=[.C1155]/[.D$2]" office:value-type="float" office:value="13.5751520417029" calcext:value-type="float">
            <text:p>14</text:p>
          </table:table-cell>
          <table:table-cell table:style-name="ce6" table:formula="of:=[.D1155]*60" office:value-type="float" office:value="814.509122502172" calcext:value-type="float">
            <text:p>815</text:p>
          </table:table-cell>
          <table:table-cell table:style-name="ce6" table:formula="of:=[.E1155]*[.F$2]" office:value-type="float" office:value="1629.01824500434" calcext:value-type="float">
            <text:p>1629</text:p>
          </table:table-cell>
          <table:table-cell table:number-columns-repeated="5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 table:formula="of:=[.B$2]*[.A1156]*1000" office:value-type="float" office:value="18.432" calcext:value-type="float">
            <text:p>18.432</text:p>
          </table:table-cell>
          <table:table-cell table:style-name="ce6" table:formula="of:=1/([.B1156]/1000)" office:value-type="float" office:value="54.2534722222222" calcext:value-type="float">
            <text:p>54</text:p>
          </table:table-cell>
          <table:table-cell table:style-name="ce6" table:formula="of:=[.C1156]/[.D$2]" office:value-type="float" office:value="13.5633680555556" calcext:value-type="float">
            <text:p>14</text:p>
          </table:table-cell>
          <table:table-cell table:style-name="ce6" table:formula="of:=[.D1156]*60" office:value-type="float" office:value="813.802083333333" calcext:value-type="float">
            <text:p>814</text:p>
          </table:table-cell>
          <table:table-cell table:style-name="ce6" table:formula="of:=[.E1156]*[.F$2]" office:value-type="float" office:value="1627.60416666667" calcext:value-type="float">
            <text:p>1628</text:p>
          </table:table-cell>
          <table:table-cell table:number-columns-repeated="5"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2" table:formula="of:=[.B$2]*[.A1157]*1000" office:value-type="float" office:value="18.448" calcext:value-type="float">
            <text:p>18.448</text:p>
          </table:table-cell>
          <table:table-cell table:style-name="ce6" table:formula="of:=1/([.B1157]/1000)" office:value-type="float" office:value="54.2064180398959" calcext:value-type="float">
            <text:p>54</text:p>
          </table:table-cell>
          <table:table-cell table:style-name="ce6" table:formula="of:=[.C1157]/[.D$2]" office:value-type="float" office:value="13.551604509974" calcext:value-type="float">
            <text:p>14</text:p>
          </table:table-cell>
          <table:table-cell table:style-name="ce6" table:formula="of:=[.D1157]*60" office:value-type="float" office:value="813.096270598439" calcext:value-type="float">
            <text:p>813</text:p>
          </table:table-cell>
          <table:table-cell table:style-name="ce6" table:formula="of:=[.E1157]*[.F$2]" office:value-type="float" office:value="1626.19254119688" calcext:value-type="float">
            <text:p>1626</text:p>
          </table:table-cell>
          <table:table-cell table:number-columns-repeated="5"/>
        </table:table-row>
        <table:table-row table:style-name="ro1">
          <table:table-cell table:style-name="ce2" office:value-type="float" office:value="1154" calcext:value-type="float">
            <text:p>1154</text:p>
          </table:table-cell>
          <table:table-cell table:style-name="ce2" table:formula="of:=[.B$2]*[.A1158]*1000" office:value-type="float" office:value="18.464" calcext:value-type="float">
            <text:p>18.464</text:p>
          </table:table-cell>
          <table:table-cell table:style-name="ce6" table:formula="of:=1/([.B1158]/1000)" office:value-type="float" office:value="54.159445407279" calcext:value-type="float">
            <text:p>54</text:p>
          </table:table-cell>
          <table:table-cell table:style-name="ce6" table:formula="of:=[.C1158]/[.D$2]" office:value-type="float" office:value="13.5398613518198" calcext:value-type="float">
            <text:p>14</text:p>
          </table:table-cell>
          <table:table-cell table:style-name="ce6" table:formula="of:=[.D1158]*60" office:value-type="float" office:value="812.391681109186" calcext:value-type="float">
            <text:p>812</text:p>
          </table:table-cell>
          <table:table-cell table:style-name="ce6" table:formula="of:=[.E1158]*[.F$2]" office:value-type="float" office:value="1624.78336221837" calcext:value-type="float">
            <text:p>1625</text:p>
          </table:table-cell>
          <table:table-cell table:number-columns-repeated="5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2" table:formula="of:=[.B$2]*[.A1159]*1000" office:value-type="float" office:value="18.48" calcext:value-type="float">
            <text:p>18.48</text:p>
          </table:table-cell>
          <table:table-cell table:style-name="ce6" table:formula="of:=1/([.B1159]/1000)" office:value-type="float" office:value="54.1125541125541" calcext:value-type="float">
            <text:p>54</text:p>
          </table:table-cell>
          <table:table-cell table:style-name="ce6" table:formula="of:=[.C1159]/[.D$2]" office:value-type="float" office:value="13.5281385281385" calcext:value-type="float">
            <text:p>14</text:p>
          </table:table-cell>
          <table:table-cell table:style-name="ce6" table:formula="of:=[.D1159]*60" office:value-type="float" office:value="811.688311688312" calcext:value-type="float">
            <text:p>812</text:p>
          </table:table-cell>
          <table:table-cell table:style-name="ce6" table:formula="of:=[.E1159]*[.F$2]" office:value-type="float" office:value="1623.37662337662" calcext:value-type="float">
            <text:p>1623</text:p>
          </table:table-cell>
          <table:table-cell table:number-columns-repeated="5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2" table:formula="of:=[.B$2]*[.A1160]*1000" office:value-type="float" office:value="18.496" calcext:value-type="float">
            <text:p>18.496</text:p>
          </table:table-cell>
          <table:table-cell table:style-name="ce6" table:formula="of:=1/([.B1160]/1000)" office:value-type="float" office:value="54.0657439446367" calcext:value-type="float">
            <text:p>54</text:p>
          </table:table-cell>
          <table:table-cell table:style-name="ce6" table:formula="of:=[.C1160]/[.D$2]" office:value-type="float" office:value="13.5164359861592" calcext:value-type="float">
            <text:p>14</text:p>
          </table:table-cell>
          <table:table-cell table:style-name="ce6" table:formula="of:=[.D1160]*60" office:value-type="float" office:value="810.98615916955" calcext:value-type="float">
            <text:p>811</text:p>
          </table:table-cell>
          <table:table-cell table:style-name="ce6" table:formula="of:=[.E1160]*[.F$2]" office:value-type="float" office:value="1621.9723183391" calcext:value-type="float">
            <text:p>1622</text:p>
          </table:table-cell>
          <table:table-cell table:number-columns-repeated="5"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2" table:formula="of:=[.B$2]*[.A1161]*1000" office:value-type="float" office:value="18.512" calcext:value-type="float">
            <text:p>18.512</text:p>
          </table:table-cell>
          <table:table-cell table:style-name="ce6" table:formula="of:=1/([.B1161]/1000)" office:value-type="float" office:value="54.019014693172" calcext:value-type="float">
            <text:p>54</text:p>
          </table:table-cell>
          <table:table-cell table:style-name="ce6" table:formula="of:=[.C1161]/[.D$2]" office:value-type="float" office:value="13.504753673293" calcext:value-type="float">
            <text:p>14</text:p>
          </table:table-cell>
          <table:table-cell table:style-name="ce6" table:formula="of:=[.D1161]*60" office:value-type="float" office:value="810.28522039758" calcext:value-type="float">
            <text:p>810</text:p>
          </table:table-cell>
          <table:table-cell table:style-name="ce6" table:formula="of:=[.E1161]*[.F$2]" office:value-type="float" office:value="1620.57044079516" calcext:value-type="float">
            <text:p>1621</text:p>
          </table:table-cell>
          <table:table-cell table:number-columns-repeated="5"/>
        </table:table-row>
        <table:table-row table:style-name="ro1">
          <table:table-cell table:style-name="ce2" office:value-type="float" office:value="1158" calcext:value-type="float">
            <text:p>1158</text:p>
          </table:table-cell>
          <table:table-cell table:style-name="ce2" table:formula="of:=[.B$2]*[.A1162]*1000" office:value-type="float" office:value="18.528" calcext:value-type="float">
            <text:p>18.528</text:p>
          </table:table-cell>
          <table:table-cell table:style-name="ce6" table:formula="of:=1/([.B1162]/1000)" office:value-type="float" office:value="53.972366148532" calcext:value-type="float">
            <text:p>54</text:p>
          </table:table-cell>
          <table:table-cell table:style-name="ce6" table:formula="of:=[.C1162]/[.D$2]" office:value-type="float" office:value="13.493091537133" calcext:value-type="float">
            <text:p>13</text:p>
          </table:table-cell>
          <table:table-cell table:style-name="ce6" table:formula="of:=[.D1162]*60" office:value-type="float" office:value="809.585492227979" calcext:value-type="float">
            <text:p>810</text:p>
          </table:table-cell>
          <table:table-cell table:style-name="ce6" table:formula="of:=[.E1162]*[.F$2]" office:value-type="float" office:value="1619.17098445596" calcext:value-type="float">
            <text:p>1619</text:p>
          </table:table-cell>
          <table:table-cell table:number-columns-repeated="5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2" table:formula="of:=[.B$2]*[.A1163]*1000" office:value-type="float" office:value="18.544" calcext:value-type="float">
            <text:p>18.544</text:p>
          </table:table-cell>
          <table:table-cell table:style-name="ce6" table:formula="of:=1/([.B1163]/1000)" office:value-type="float" office:value="53.9257981018119" calcext:value-type="float">
            <text:p>54</text:p>
          </table:table-cell>
          <table:table-cell table:style-name="ce6" table:formula="of:=[.C1163]/[.D$2]" office:value-type="float" office:value="13.481449525453" calcext:value-type="float">
            <text:p>13</text:p>
          </table:table-cell>
          <table:table-cell table:style-name="ce6" table:formula="of:=[.D1163]*60" office:value-type="float" office:value="808.886971527179" calcext:value-type="float">
            <text:p>809</text:p>
          </table:table-cell>
          <table:table-cell table:style-name="ce6" table:formula="of:=[.E1163]*[.F$2]" office:value-type="float" office:value="1617.77394305436" calcext:value-type="float">
            <text:p>1618</text:p>
          </table:table-cell>
          <table:table-cell table:number-columns-repeated="5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2" table:formula="of:=[.B$2]*[.A1164]*1000" office:value-type="float" office:value="18.56" calcext:value-type="float">
            <text:p>18.56</text:p>
          </table:table-cell>
          <table:table-cell table:style-name="ce6" table:formula="of:=1/([.B1164]/1000)" office:value-type="float" office:value="53.8793103448276" calcext:value-type="float">
            <text:p>54</text:p>
          </table:table-cell>
          <table:table-cell table:style-name="ce6" table:formula="of:=[.C1164]/[.D$2]" office:value-type="float" office:value="13.4698275862069" calcext:value-type="float">
            <text:p>13</text:p>
          </table:table-cell>
          <table:table-cell table:style-name="ce6" table:formula="of:=[.D1164]*60" office:value-type="float" office:value="808.189655172414" calcext:value-type="float">
            <text:p>808</text:p>
          </table:table-cell>
          <table:table-cell table:style-name="ce6" table:formula="of:=[.E1164]*[.F$2]" office:value-type="float" office:value="1616.37931034483" calcext:value-type="float">
            <text:p>1616</text:p>
          </table:table-cell>
          <table:table-cell table:number-columns-repeated="5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2" table:formula="of:=[.B$2]*[.A1165]*1000" office:value-type="float" office:value="18.576" calcext:value-type="float">
            <text:p>18.576</text:p>
          </table:table-cell>
          <table:table-cell table:style-name="ce6" table:formula="of:=1/([.B1165]/1000)" office:value-type="float" office:value="53.832902670112" calcext:value-type="float">
            <text:p>54</text:p>
          </table:table-cell>
          <table:table-cell table:style-name="ce6" table:formula="of:=[.C1165]/[.D$2]" office:value-type="float" office:value="13.458225667528" calcext:value-type="float">
            <text:p>13</text:p>
          </table:table-cell>
          <table:table-cell table:style-name="ce6" table:formula="of:=[.D1165]*60" office:value-type="float" office:value="807.49354005168" calcext:value-type="float">
            <text:p>807</text:p>
          </table:table-cell>
          <table:table-cell table:style-name="ce6" table:formula="of:=[.E1165]*[.F$2]" office:value-type="float" office:value="1614.98708010336" calcext:value-type="float">
            <text:p>1615</text:p>
          </table:table-cell>
          <table:table-cell table:number-columns-repeated="5"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2" table:formula="of:=[.B$2]*[.A1166]*1000" office:value-type="float" office:value="18.592" calcext:value-type="float">
            <text:p>18.592</text:p>
          </table:table-cell>
          <table:table-cell table:style-name="ce6" table:formula="of:=1/([.B1166]/1000)" office:value-type="float" office:value="53.7865748709122" calcext:value-type="float">
            <text:p>54</text:p>
          </table:table-cell>
          <table:table-cell table:style-name="ce6" table:formula="of:=[.C1166]/[.D$2]" office:value-type="float" office:value="13.4466437177281" calcext:value-type="float">
            <text:p>13</text:p>
          </table:table-cell>
          <table:table-cell table:style-name="ce6" table:formula="of:=[.D1166]*60" office:value-type="float" office:value="806.798623063683" calcext:value-type="float">
            <text:p>807</text:p>
          </table:table-cell>
          <table:table-cell table:style-name="ce6" table:formula="of:=[.E1166]*[.F$2]" office:value-type="float" office:value="1613.59724612737" calcext:value-type="float">
            <text:p>1614</text:p>
          </table:table-cell>
          <table:table-cell table:number-columns-repeated="5"/>
        </table:table-row>
        <table:table-row table:style-name="ro1">
          <table:table-cell table:style-name="ce2" office:value-type="float" office:value="1163" calcext:value-type="float">
            <text:p>1163</text:p>
          </table:table-cell>
          <table:table-cell table:style-name="ce2" table:formula="of:=[.B$2]*[.A1167]*1000" office:value-type="float" office:value="18.608" calcext:value-type="float">
            <text:p>18.608</text:p>
          </table:table-cell>
          <table:table-cell table:style-name="ce6" table:formula="of:=1/([.B1167]/1000)" office:value-type="float" office:value="53.7403267411866" calcext:value-type="float">
            <text:p>54</text:p>
          </table:table-cell>
          <table:table-cell table:style-name="ce6" table:formula="of:=[.C1167]/[.D$2]" office:value-type="float" office:value="13.4350816852966" calcext:value-type="float">
            <text:p>13</text:p>
          </table:table-cell>
          <table:table-cell table:style-name="ce6" table:formula="of:=[.D1167]*60" office:value-type="float" office:value="806.104901117799" calcext:value-type="float">
            <text:p>806</text:p>
          </table:table-cell>
          <table:table-cell table:style-name="ce6" table:formula="of:=[.E1167]*[.F$2]" office:value-type="float" office:value="1612.2098022356" calcext:value-type="float">
            <text:p>1612</text:p>
          </table:table-cell>
          <table:table-cell table:number-columns-repeated="5"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2" table:formula="of:=[.B$2]*[.A1168]*1000" office:value-type="float" office:value="18.624" calcext:value-type="float">
            <text:p>18.624</text:p>
          </table:table-cell>
          <table:table-cell table:style-name="ce6" table:formula="of:=1/([.B1168]/1000)" office:value-type="float" office:value="53.6941580756014" calcext:value-type="float">
            <text:p>54</text:p>
          </table:table-cell>
          <table:table-cell table:style-name="ce6" table:formula="of:=[.C1168]/[.D$2]" office:value-type="float" office:value="13.4235395189003" calcext:value-type="float">
            <text:p>13</text:p>
          </table:table-cell>
          <table:table-cell table:style-name="ce6" table:formula="of:=[.D1168]*60" office:value-type="float" office:value="805.412371134021" calcext:value-type="float">
            <text:p>805</text:p>
          </table:table-cell>
          <table:table-cell table:style-name="ce6" table:formula="of:=[.E1168]*[.F$2]" office:value-type="float" office:value="1610.82474226804" calcext:value-type="float">
            <text:p>1611</text:p>
          </table:table-cell>
          <table:table-cell table:number-columns-repeated="5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2" table:formula="of:=[.B$2]*[.A1169]*1000" office:value-type="float" office:value="18.64" calcext:value-type="float">
            <text:p>18.64</text:p>
          </table:table-cell>
          <table:table-cell table:style-name="ce6" table:formula="of:=1/([.B1169]/1000)" office:value-type="float" office:value="53.6480686695279" calcext:value-type="float">
            <text:p>54</text:p>
          </table:table-cell>
          <table:table-cell table:style-name="ce6" table:formula="of:=[.C1169]/[.D$2]" office:value-type="float" office:value="13.412017167382" calcext:value-type="float">
            <text:p>13</text:p>
          </table:table-cell>
          <table:table-cell table:style-name="ce6" table:formula="of:=[.D1169]*60" office:value-type="float" office:value="804.721030042918" calcext:value-type="float">
            <text:p>805</text:p>
          </table:table-cell>
          <table:table-cell table:style-name="ce6" table:formula="of:=[.E1169]*[.F$2]" office:value-type="float" office:value="1609.44206008584" calcext:value-type="float">
            <text:p>1609</text:p>
          </table:table-cell>
          <table:table-cell table:number-columns-repeated="5"/>
        </table:table-row>
        <table:table-row table:style-name="ro1">
          <table:table-cell table:style-name="ce2" office:value-type="float" office:value="1166" calcext:value-type="float">
            <text:p>1166</text:p>
          </table:table-cell>
          <table:table-cell table:style-name="ce2" table:formula="of:=[.B$2]*[.A1170]*1000" office:value-type="float" office:value="18.656" calcext:value-type="float">
            <text:p>18.656</text:p>
          </table:table-cell>
          <table:table-cell table:style-name="ce6" table:formula="of:=1/([.B1170]/1000)" office:value-type="float" office:value="53.6020583190395" calcext:value-type="float">
            <text:p>54</text:p>
          </table:table-cell>
          <table:table-cell table:style-name="ce6" table:formula="of:=[.C1170]/[.D$2]" office:value-type="float" office:value="13.4005145797599" calcext:value-type="float">
            <text:p>13</text:p>
          </table:table-cell>
          <table:table-cell table:style-name="ce6" table:formula="of:=[.D1170]*60" office:value-type="float" office:value="804.030874785592" calcext:value-type="float">
            <text:p>804</text:p>
          </table:table-cell>
          <table:table-cell table:style-name="ce6" table:formula="of:=[.E1170]*[.F$2]" office:value-type="float" office:value="1608.06174957118" calcext:value-type="float">
            <text:p>1608</text:p>
          </table:table-cell>
          <table:table-cell table:number-columns-repeated="5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 table:formula="of:=[.B$2]*[.A1171]*1000" office:value-type="float" office:value="18.672" calcext:value-type="float">
            <text:p>18.672</text:p>
          </table:table-cell>
          <table:table-cell table:style-name="ce6" table:formula="of:=1/([.B1171]/1000)" office:value-type="float" office:value="53.5561268209083" calcext:value-type="float">
            <text:p>54</text:p>
          </table:table-cell>
          <table:table-cell table:style-name="ce6" table:formula="of:=[.C1171]/[.D$2]" office:value-type="float" office:value="13.3890317052271" calcext:value-type="float">
            <text:p>13</text:p>
          </table:table-cell>
          <table:table-cell table:style-name="ce6" table:formula="of:=[.D1171]*60" office:value-type="float" office:value="803.341902313625" calcext:value-type="float">
            <text:p>803</text:p>
          </table:table-cell>
          <table:table-cell table:style-name="ce6" table:formula="of:=[.E1171]*[.F$2]" office:value-type="float" office:value="1606.68380462725" calcext:value-type="float">
            <text:p>1607</text:p>
          </table:table-cell>
          <table:table-cell table:number-columns-repeated="5"/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2" table:formula="of:=[.B$2]*[.A1172]*1000" office:value-type="float" office:value="18.688" calcext:value-type="float">
            <text:p>18.688</text:p>
          </table:table-cell>
          <table:table-cell table:style-name="ce6" table:formula="of:=1/([.B1172]/1000)" office:value-type="float" office:value="53.5102739726027" calcext:value-type="float">
            <text:p>54</text:p>
          </table:table-cell>
          <table:table-cell table:style-name="ce6" table:formula="of:=[.C1172]/[.D$2]" office:value-type="float" office:value="13.3775684931507" calcext:value-type="float">
            <text:p>13</text:p>
          </table:table-cell>
          <table:table-cell table:style-name="ce6" table:formula="of:=[.D1172]*60" office:value-type="float" office:value="802.654109589041" calcext:value-type="float">
            <text:p>803</text:p>
          </table:table-cell>
          <table:table-cell table:style-name="ce6" table:formula="of:=[.E1172]*[.F$2]" office:value-type="float" office:value="1605.30821917808" calcext:value-type="float">
            <text:p>1605</text:p>
          </table:table-cell>
          <table:table-cell table:number-columns-repeated="5"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2" table:formula="of:=[.B$2]*[.A1173]*1000" office:value-type="float" office:value="18.704" calcext:value-type="float">
            <text:p>18.704</text:p>
          </table:table-cell>
          <table:table-cell table:style-name="ce6" table:formula="of:=1/([.B1173]/1000)" office:value-type="float" office:value="53.464499572284" calcext:value-type="float">
            <text:p>53</text:p>
          </table:table-cell>
          <table:table-cell table:style-name="ce6" table:formula="of:=[.C1173]/[.D$2]" office:value-type="float" office:value="13.366124893071" calcext:value-type="float">
            <text:p>13</text:p>
          </table:table-cell>
          <table:table-cell table:style-name="ce6" table:formula="of:=[.D1173]*60" office:value-type="float" office:value="801.96749358426" calcext:value-type="float">
            <text:p>802</text:p>
          </table:table-cell>
          <table:table-cell table:style-name="ce6" table:formula="of:=[.E1173]*[.F$2]" office:value-type="float" office:value="1603.93498716852" calcext:value-type="float">
            <text:p>1604</text:p>
          </table:table-cell>
          <table:table-cell table:number-columns-repeated="5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2" table:formula="of:=[.B$2]*[.A1174]*1000" office:value-type="float" office:value="18.72" calcext:value-type="float">
            <text:p>18.72</text:p>
          </table:table-cell>
          <table:table-cell table:style-name="ce6" table:formula="of:=1/([.B1174]/1000)" office:value-type="float" office:value="53.4188034188034" calcext:value-type="float">
            <text:p>53</text:p>
          </table:table-cell>
          <table:table-cell table:style-name="ce6" table:formula="of:=[.C1174]/[.D$2]" office:value-type="float" office:value="13.3547008547009" calcext:value-type="float">
            <text:p>13</text:p>
          </table:table-cell>
          <table:table-cell table:style-name="ce6" table:formula="of:=[.D1174]*60" office:value-type="float" office:value="801.282051282051" calcext:value-type="float">
            <text:p>801</text:p>
          </table:table-cell>
          <table:table-cell table:style-name="ce6" table:formula="of:=[.E1174]*[.F$2]" office:value-type="float" office:value="1602.5641025641" calcext:value-type="float">
            <text:p>1603</text:p>
          </table:table-cell>
          <table:table-cell table:number-columns-repeated="5"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2" table:formula="of:=[.B$2]*[.A1175]*1000" office:value-type="float" office:value="18.736" calcext:value-type="float">
            <text:p>18.736</text:p>
          </table:table-cell>
          <table:table-cell table:style-name="ce6" table:formula="of:=1/([.B1175]/1000)" office:value-type="float" office:value="53.3731853116994" calcext:value-type="float">
            <text:p>53</text:p>
          </table:table-cell>
          <table:table-cell table:style-name="ce6" table:formula="of:=[.C1175]/[.D$2]" office:value-type="float" office:value="13.3432963279249" calcext:value-type="float">
            <text:p>13</text:p>
          </table:table-cell>
          <table:table-cell table:style-name="ce6" table:formula="of:=[.D1175]*60" office:value-type="float" office:value="800.597779675491" calcext:value-type="float">
            <text:p>801</text:p>
          </table:table-cell>
          <table:table-cell table:style-name="ce6" table:formula="of:=[.E1175]*[.F$2]" office:value-type="float" office:value="1601.19555935098" calcext:value-type="float">
            <text:p>1601</text:p>
          </table:table-cell>
          <table:table-cell table:number-columns-repeated="5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2" table:formula="of:=[.B$2]*[.A1176]*1000" office:value-type="float" office:value="18.752" calcext:value-type="float">
            <text:p>18.752</text:p>
          </table:table-cell>
          <table:table-cell table:style-name="ce6" table:formula="of:=1/([.B1176]/1000)" office:value-type="float" office:value="53.3276450511946" calcext:value-type="float">
            <text:p>53</text:p>
          </table:table-cell>
          <table:table-cell table:style-name="ce6" table:formula="of:=[.C1176]/[.D$2]" office:value-type="float" office:value="13.3319112627986" calcext:value-type="float">
            <text:p>13</text:p>
          </table:table-cell>
          <table:table-cell table:style-name="ce6" table:formula="of:=[.D1176]*60" office:value-type="float" office:value="799.914675767918" calcext:value-type="float">
            <text:p>800</text:p>
          </table:table-cell>
          <table:table-cell table:style-name="ce6" table:formula="of:=[.E1176]*[.F$2]" office:value-type="float" office:value="1599.82935153584" calcext:value-type="float">
            <text:p>1600</text:p>
          </table:table-cell>
          <table:table-cell table:number-columns-repeated="5"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2" table:formula="of:=[.B$2]*[.A1177]*1000" office:value-type="float" office:value="18.768" calcext:value-type="float">
            <text:p>18.768</text:p>
          </table:table-cell>
          <table:table-cell table:style-name="ce6" table:formula="of:=1/([.B1177]/1000)" office:value-type="float" office:value="53.2821824381927" calcext:value-type="float">
            <text:p>53</text:p>
          </table:table-cell>
          <table:table-cell table:style-name="ce6" table:formula="of:=[.C1177]/[.D$2]" office:value-type="float" office:value="13.3205456095482" calcext:value-type="float">
            <text:p>13</text:p>
          </table:table-cell>
          <table:table-cell table:style-name="ce6" table:formula="of:=[.D1177]*60" office:value-type="float" office:value="799.23273657289" calcext:value-type="float">
            <text:p>799</text:p>
          </table:table-cell>
          <table:table-cell table:style-name="ce6" table:formula="of:=[.E1177]*[.F$2]" office:value-type="float" office:value="1598.46547314578" calcext:value-type="float">
            <text:p>1598</text:p>
          </table:table-cell>
          <table:table-cell table:number-columns-repeated="5"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2" table:formula="of:=[.B$2]*[.A1178]*1000" office:value-type="float" office:value="18.784" calcext:value-type="float">
            <text:p>18.784</text:p>
          </table:table-cell>
          <table:table-cell table:style-name="ce6" table:formula="of:=1/([.B1178]/1000)" office:value-type="float" office:value="53.236797274276" calcext:value-type="float">
            <text:p>53</text:p>
          </table:table-cell>
          <table:table-cell table:style-name="ce6" table:formula="of:=[.C1178]/[.D$2]" office:value-type="float" office:value="13.309199318569" calcext:value-type="float">
            <text:p>13</text:p>
          </table:table-cell>
          <table:table-cell table:style-name="ce6" table:formula="of:=[.D1178]*60" office:value-type="float" office:value="798.55195911414" calcext:value-type="float">
            <text:p>799</text:p>
          </table:table-cell>
          <table:table-cell table:style-name="ce6" table:formula="of:=[.E1178]*[.F$2]" office:value-type="float" office:value="1597.10391822828" calcext:value-type="float">
            <text:p>1597</text:p>
          </table:table-cell>
          <table:table-cell table:number-columns-repeated="5"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2" table:formula="of:=[.B$2]*[.A1179]*1000" office:value-type="float" office:value="18.8" calcext:value-type="float">
            <text:p>18.8</text:p>
          </table:table-cell>
          <table:table-cell table:style-name="ce6" table:formula="of:=1/([.B1179]/1000)" office:value-type="float" office:value="53.1914893617021" calcext:value-type="float">
            <text:p>53</text:p>
          </table:table-cell>
          <table:table-cell table:style-name="ce6" table:formula="of:=[.C1179]/[.D$2]" office:value-type="float" office:value="13.2978723404255" calcext:value-type="float">
            <text:p>13</text:p>
          </table:table-cell>
          <table:table-cell table:style-name="ce6" table:formula="of:=[.D1179]*60" office:value-type="float" office:value="797.872340425532" calcext:value-type="float">
            <text:p>798</text:p>
          </table:table-cell>
          <table:table-cell table:style-name="ce6" table:formula="of:=[.E1179]*[.F$2]" office:value-type="float" office:value="1595.74468085106" calcext:value-type="float">
            <text:p>1596</text:p>
          </table:table-cell>
          <table:table-cell table:number-columns-repeated="5"/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2" table:formula="of:=[.B$2]*[.A1180]*1000" office:value-type="float" office:value="18.816" calcext:value-type="float">
            <text:p>18.816</text:p>
          </table:table-cell>
          <table:table-cell table:style-name="ce6" table:formula="of:=1/([.B1180]/1000)" office:value-type="float" office:value="53.1462585034014" calcext:value-type="float">
            <text:p>53</text:p>
          </table:table-cell>
          <table:table-cell table:style-name="ce6" table:formula="of:=[.C1180]/[.D$2]" office:value-type="float" office:value="13.2865646258503" calcext:value-type="float">
            <text:p>13</text:p>
          </table:table-cell>
          <table:table-cell table:style-name="ce6" table:formula="of:=[.D1180]*60" office:value-type="float" office:value="797.193877551021" calcext:value-type="float">
            <text:p>797</text:p>
          </table:table-cell>
          <table:table-cell table:style-name="ce6" table:formula="of:=[.E1180]*[.F$2]" office:value-type="float" office:value="1594.38775510204" calcext:value-type="float">
            <text:p>1594</text:p>
          </table:table-cell>
          <table:table-cell table:number-columns-repeated="5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 table:formula="of:=[.B$2]*[.A1181]*1000" office:value-type="float" office:value="18.832" calcext:value-type="float">
            <text:p>18.832</text:p>
          </table:table-cell>
          <table:table-cell table:style-name="ce6" table:formula="of:=1/([.B1181]/1000)" office:value-type="float" office:value="53.1011045029737" calcext:value-type="float">
            <text:p>53</text:p>
          </table:table-cell>
          <table:table-cell table:style-name="ce6" table:formula="of:=[.C1181]/[.D$2]" office:value-type="float" office:value="13.2752761257434" calcext:value-type="float">
            <text:p>13</text:p>
          </table:table-cell>
          <table:table-cell table:style-name="ce6" table:formula="of:=[.D1181]*60" office:value-type="float" office:value="796.516567544605" calcext:value-type="float">
            <text:p>797</text:p>
          </table:table-cell>
          <table:table-cell table:style-name="ce6" table:formula="of:=[.E1181]*[.F$2]" office:value-type="float" office:value="1593.03313508921" calcext:value-type="float">
            <text:p>1593</text:p>
          </table:table-cell>
          <table:table-cell table:number-columns-repeated="5"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2" table:formula="of:=[.B$2]*[.A1182]*1000" office:value-type="float" office:value="18.848" calcext:value-type="float">
            <text:p>18.848</text:p>
          </table:table-cell>
          <table:table-cell table:style-name="ce6" table:formula="of:=1/([.B1182]/1000)" office:value-type="float" office:value="53.0560271646859" calcext:value-type="float">
            <text:p>53</text:p>
          </table:table-cell>
          <table:table-cell table:style-name="ce6" table:formula="of:=[.C1182]/[.D$2]" office:value-type="float" office:value="13.2640067911715" calcext:value-type="float">
            <text:p>13</text:p>
          </table:table-cell>
          <table:table-cell table:style-name="ce6" table:formula="of:=[.D1182]*60" office:value-type="float" office:value="795.840407470289" calcext:value-type="float">
            <text:p>796</text:p>
          </table:table-cell>
          <table:table-cell table:style-name="ce6" table:formula="of:=[.E1182]*[.F$2]" office:value-type="float" office:value="1591.68081494058" calcext:value-type="float">
            <text:p>1592</text:p>
          </table:table-cell>
          <table:table-cell table:number-columns-repeated="5"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2" table:formula="of:=[.B$2]*[.A1183]*1000" office:value-type="float" office:value="18.864" calcext:value-type="float">
            <text:p>18.864</text:p>
          </table:table-cell>
          <table:table-cell table:style-name="ce6" table:formula="of:=1/([.B1183]/1000)" office:value-type="float" office:value="53.011026293469" calcext:value-type="float">
            <text:p>53</text:p>
          </table:table-cell>
          <table:table-cell table:style-name="ce6" table:formula="of:=[.C1183]/[.D$2]" office:value-type="float" office:value="13.2527565733673" calcext:value-type="float">
            <text:p>13</text:p>
          </table:table-cell>
          <table:table-cell table:style-name="ce6" table:formula="of:=[.D1183]*60" office:value-type="float" office:value="795.165394402036" calcext:value-type="float">
            <text:p>795</text:p>
          </table:table-cell>
          <table:table-cell table:style-name="ce6" table:formula="of:=[.E1183]*[.F$2]" office:value-type="float" office:value="1590.33078880407" calcext:value-type="float">
            <text:p>1590</text:p>
          </table:table-cell>
          <table:table-cell table:number-columns-repeated="5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2" table:formula="of:=[.B$2]*[.A1184]*1000" office:value-type="float" office:value="18.88" calcext:value-type="float">
            <text:p>18.88</text:p>
          </table:table-cell>
          <table:table-cell table:style-name="ce6" table:formula="of:=1/([.B1184]/1000)" office:value-type="float" office:value="52.9661016949153" calcext:value-type="float">
            <text:p>53</text:p>
          </table:table-cell>
          <table:table-cell table:style-name="ce6" table:formula="of:=[.C1184]/[.D$2]" office:value-type="float" office:value="13.2415254237288" calcext:value-type="float">
            <text:p>13</text:p>
          </table:table-cell>
          <table:table-cell table:style-name="ce6" table:formula="of:=[.D1184]*60" office:value-type="float" office:value="794.491525423729" calcext:value-type="float">
            <text:p>794</text:p>
          </table:table-cell>
          <table:table-cell table:style-name="ce6" table:formula="of:=[.E1184]*[.F$2]" office:value-type="float" office:value="1588.98305084746" calcext:value-type="float">
            <text:p>1589</text:p>
          </table:table-cell>
          <table:table-cell table:number-columns-repeated="5"/>
        </table:table-row>
        <table:table-row table:style-name="ro1">
          <table:table-cell table:style-name="ce2" office:value-type="float" office:value="1181" calcext:value-type="float">
            <text:p>1181</text:p>
          </table:table-cell>
          <table:table-cell table:style-name="ce2" table:formula="of:=[.B$2]*[.A1185]*1000" office:value-type="float" office:value="18.896" calcext:value-type="float">
            <text:p>18.896</text:p>
          </table:table-cell>
          <table:table-cell table:style-name="ce6" table:formula="of:=1/([.B1185]/1000)" office:value-type="float" office:value="52.9212531752752" calcext:value-type="float">
            <text:p>53</text:p>
          </table:table-cell>
          <table:table-cell table:style-name="ce6" table:formula="of:=[.C1185]/[.D$2]" office:value-type="float" office:value="13.2303132938188" calcext:value-type="float">
            <text:p>13</text:p>
          </table:table-cell>
          <table:table-cell table:style-name="ce6" table:formula="of:=[.D1185]*60" office:value-type="float" office:value="793.818797629128" calcext:value-type="float">
            <text:p>794</text:p>
          </table:table-cell>
          <table:table-cell table:style-name="ce6" table:formula="of:=[.E1185]*[.F$2]" office:value-type="float" office:value="1587.63759525826" calcext:value-type="float">
            <text:p>1588</text:p>
          </table:table-cell>
          <table:table-cell table:number-columns-repeated="5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2" table:formula="of:=[.B$2]*[.A1186]*1000" office:value-type="float" office:value="18.912" calcext:value-type="float">
            <text:p>18.912</text:p>
          </table:table-cell>
          <table:table-cell table:style-name="ce6" table:formula="of:=1/([.B1186]/1000)" office:value-type="float" office:value="52.8764805414552" calcext:value-type="float">
            <text:p>53</text:p>
          </table:table-cell>
          <table:table-cell table:style-name="ce6" table:formula="of:=[.C1186]/[.D$2]" office:value-type="float" office:value="13.2191201353638" calcext:value-type="float">
            <text:p>13</text:p>
          </table:table-cell>
          <table:table-cell table:style-name="ce6" table:formula="of:=[.D1186]*60" office:value-type="float" office:value="793.147208121828" calcext:value-type="float">
            <text:p>793</text:p>
          </table:table-cell>
          <table:table-cell table:style-name="ce6" table:formula="of:=[.E1186]*[.F$2]" office:value-type="float" office:value="1586.29441624366" calcext:value-type="float">
            <text:p>1586</text:p>
          </table:table-cell>
          <table:table-cell table:number-columns-repeated="5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2" table:formula="of:=[.B$2]*[.A1187]*1000" office:value-type="float" office:value="18.928" calcext:value-type="float">
            <text:p>18.928</text:p>
          </table:table-cell>
          <table:table-cell table:style-name="ce6" table:formula="of:=1/([.B1187]/1000)" office:value-type="float" office:value="52.8317836010144" calcext:value-type="float">
            <text:p>53</text:p>
          </table:table-cell>
          <table:table-cell table:style-name="ce6" table:formula="of:=[.C1187]/[.D$2]" office:value-type="float" office:value="13.2079459002536" calcext:value-type="float">
            <text:p>13</text:p>
          </table:table-cell>
          <table:table-cell table:style-name="ce6" table:formula="of:=[.D1187]*60" office:value-type="float" office:value="792.476754015216" calcext:value-type="float">
            <text:p>792</text:p>
          </table:table-cell>
          <table:table-cell table:style-name="ce6" table:formula="of:=[.E1187]*[.F$2]" office:value-type="float" office:value="1584.95350803043" calcext:value-type="float">
            <text:p>1585</text:p>
          </table:table-cell>
          <table:table-cell table:number-columns-repeated="5"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2" table:formula="of:=[.B$2]*[.A1188]*1000" office:value-type="float" office:value="18.944" calcext:value-type="float">
            <text:p>18.944</text:p>
          </table:table-cell>
          <table:table-cell table:style-name="ce6" table:formula="of:=1/([.B1188]/1000)" office:value-type="float" office:value="52.7871621621622" calcext:value-type="float">
            <text:p>53</text:p>
          </table:table-cell>
          <table:table-cell table:style-name="ce6" table:formula="of:=[.C1188]/[.D$2]" office:value-type="float" office:value="13.1967905405405" calcext:value-type="float">
            <text:p>13</text:p>
          </table:table-cell>
          <table:table-cell table:style-name="ce6" table:formula="of:=[.D1188]*60" office:value-type="float" office:value="791.807432432432" calcext:value-type="float">
            <text:p>792</text:p>
          </table:table-cell>
          <table:table-cell table:style-name="ce6" table:formula="of:=[.E1188]*[.F$2]" office:value-type="float" office:value="1583.61486486486" calcext:value-type="float">
            <text:p>1584</text:p>
          </table:table-cell>
          <table:table-cell table:number-columns-repeated="5"/>
        </table:table-row>
        <table:table-row table:style-name="ro1">
          <table:table-cell table:style-name="ce2" office:value-type="float" office:value="1185" calcext:value-type="float">
            <text:p>1185</text:p>
          </table:table-cell>
          <table:table-cell table:style-name="ce2" table:formula="of:=[.B$2]*[.A1189]*1000" office:value-type="float" office:value="18.96" calcext:value-type="float">
            <text:p>18.96</text:p>
          </table:table-cell>
          <table:table-cell table:style-name="ce6" table:formula="of:=1/([.B1189]/1000)" office:value-type="float" office:value="52.7426160337553" calcext:value-type="float">
            <text:p>53</text:p>
          </table:table-cell>
          <table:table-cell table:style-name="ce6" table:formula="of:=[.C1189]/[.D$2]" office:value-type="float" office:value="13.1856540084388" calcext:value-type="float">
            <text:p>13</text:p>
          </table:table-cell>
          <table:table-cell table:style-name="ce6" table:formula="of:=[.D1189]*60" office:value-type="float" office:value="791.139240506329" calcext:value-type="float">
            <text:p>791</text:p>
          </table:table-cell>
          <table:table-cell table:style-name="ce6" table:formula="of:=[.E1189]*[.F$2]" office:value-type="float" office:value="1582.27848101266" calcext:value-type="float">
            <text:p>1582</text:p>
          </table:table-cell>
          <table:table-cell table:number-columns-repeated="5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2" table:formula="of:=[.B$2]*[.A1190]*1000" office:value-type="float" office:value="18.976" calcext:value-type="float">
            <text:p>18.976</text:p>
          </table:table-cell>
          <table:table-cell table:style-name="ce6" table:formula="of:=1/([.B1190]/1000)" office:value-type="float" office:value="52.6981450252951" calcext:value-type="float">
            <text:p>53</text:p>
          </table:table-cell>
          <table:table-cell table:style-name="ce6" table:formula="of:=[.C1190]/[.D$2]" office:value-type="float" office:value="13.1745362563238" calcext:value-type="float">
            <text:p>13</text:p>
          </table:table-cell>
          <table:table-cell table:style-name="ce6" table:formula="of:=[.D1190]*60" office:value-type="float" office:value="790.472175379427" calcext:value-type="float">
            <text:p>790</text:p>
          </table:table-cell>
          <table:table-cell table:style-name="ce6" table:formula="of:=[.E1190]*[.F$2]" office:value-type="float" office:value="1580.94435075885" calcext:value-type="float">
            <text:p>1581</text:p>
          </table:table-cell>
          <table:table-cell table:number-columns-repeated="5"/>
        </table:table-row>
        <table:table-row table:style-name="ro1">
          <table:table-cell table:style-name="ce2" office:value-type="float" office:value="1187" calcext:value-type="float">
            <text:p>1187</text:p>
          </table:table-cell>
          <table:table-cell table:style-name="ce2" table:formula="of:=[.B$2]*[.A1191]*1000" office:value-type="float" office:value="18.992" calcext:value-type="float">
            <text:p>18.992</text:p>
          </table:table-cell>
          <table:table-cell table:style-name="ce6" table:formula="of:=1/([.B1191]/1000)" office:value-type="float" office:value="52.653748946925" calcext:value-type="float">
            <text:p>53</text:p>
          </table:table-cell>
          <table:table-cell table:style-name="ce6" table:formula="of:=[.C1191]/[.D$2]" office:value-type="float" office:value="13.1634372367313" calcext:value-type="float">
            <text:p>13</text:p>
          </table:table-cell>
          <table:table-cell table:style-name="ce6" table:formula="of:=[.D1191]*60" office:value-type="float" office:value="789.806234203875" calcext:value-type="float">
            <text:p>790</text:p>
          </table:table-cell>
          <table:table-cell table:style-name="ce6" table:formula="of:=[.E1191]*[.F$2]" office:value-type="float" office:value="1579.61246840775" calcext:value-type="float">
            <text:p>1580</text:p>
          </table:table-cell>
          <table:table-cell table:number-columns-repeated="5"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2" table:formula="of:=[.B$2]*[.A1192]*1000" office:value-type="float" office:value="19.008" calcext:value-type="float">
            <text:p>19.008</text:p>
          </table:table-cell>
          <table:table-cell table:style-name="ce6" table:formula="of:=1/([.B1192]/1000)" office:value-type="float" office:value="52.6094276094276" calcext:value-type="float">
            <text:p>53</text:p>
          </table:table-cell>
          <table:table-cell table:style-name="ce6" table:formula="of:=[.C1192]/[.D$2]" office:value-type="float" office:value="13.1523569023569" calcext:value-type="float">
            <text:p>13</text:p>
          </table:table-cell>
          <table:table-cell table:style-name="ce6" table:formula="of:=[.D1192]*60" office:value-type="float" office:value="789.141414141414" calcext:value-type="float">
            <text:p>789</text:p>
          </table:table-cell>
          <table:table-cell table:style-name="ce6" table:formula="of:=[.E1192]*[.F$2]" office:value-type="float" office:value="1578.28282828283" calcext:value-type="float">
            <text:p>1578</text:p>
          </table:table-cell>
          <table:table-cell table:number-columns-repeated="5"/>
        </table:table-row>
        <table:table-row table:style-name="ro1">
          <table:table-cell table:style-name="ce2" office:value-type="float" office:value="1189" calcext:value-type="float">
            <text:p>1189</text:p>
          </table:table-cell>
          <table:table-cell table:style-name="ce2" table:formula="of:=[.B$2]*[.A1193]*1000" office:value-type="float" office:value="19.024" calcext:value-type="float">
            <text:p>19.024</text:p>
          </table:table-cell>
          <table:table-cell table:style-name="ce6" table:formula="of:=1/([.B1193]/1000)" office:value-type="float" office:value="52.565180824222" calcext:value-type="float">
            <text:p>53</text:p>
          </table:table-cell>
          <table:table-cell table:style-name="ce6" table:formula="of:=[.C1193]/[.D$2]" office:value-type="float" office:value="13.1412952060555" calcext:value-type="float">
            <text:p>13</text:p>
          </table:table-cell>
          <table:table-cell table:style-name="ce6" table:formula="of:=[.D1193]*60" office:value-type="float" office:value="788.477712363331" calcext:value-type="float">
            <text:p>788</text:p>
          </table:table-cell>
          <table:table-cell table:style-name="ce6" table:formula="of:=[.E1193]*[.F$2]" office:value-type="float" office:value="1576.95542472666" calcext:value-type="float">
            <text:p>1577</text:p>
          </table:table-cell>
          <table:table-cell table:number-columns-repeated="5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 table:formula="of:=[.B$2]*[.A1194]*1000" office:value-type="float" office:value="19.04" calcext:value-type="float">
            <text:p>19.04</text:p>
          </table:table-cell>
          <table:table-cell table:style-name="ce6" table:formula="of:=1/([.B1194]/1000)" office:value-type="float" office:value="52.5210084033614" calcext:value-type="float">
            <text:p>53</text:p>
          </table:table-cell>
          <table:table-cell table:style-name="ce6" table:formula="of:=[.C1194]/[.D$2]" office:value-type="float" office:value="13.1302521008403" calcext:value-type="float">
            <text:p>13</text:p>
          </table:table-cell>
          <table:table-cell table:style-name="ce6" table:formula="of:=[.D1194]*60" office:value-type="float" office:value="787.81512605042" calcext:value-type="float">
            <text:p>788</text:p>
          </table:table-cell>
          <table:table-cell table:style-name="ce6" table:formula="of:=[.E1194]*[.F$2]" office:value-type="float" office:value="1575.63025210084" calcext:value-type="float">
            <text:p>1576</text:p>
          </table:table-cell>
          <table:table-cell table:number-columns-repeated="5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2" table:formula="of:=[.B$2]*[.A1195]*1000" office:value-type="float" office:value="19.056" calcext:value-type="float">
            <text:p>19.056</text:p>
          </table:table-cell>
          <table:table-cell table:style-name="ce6" table:formula="of:=1/([.B1195]/1000)" office:value-type="float" office:value="52.4769101595298" calcext:value-type="float">
            <text:p>52</text:p>
          </table:table-cell>
          <table:table-cell table:style-name="ce6" table:formula="of:=[.C1195]/[.D$2]" office:value-type="float" office:value="13.1192275398825" calcext:value-type="float">
            <text:p>13</text:p>
          </table:table-cell>
          <table:table-cell table:style-name="ce6" table:formula="of:=[.D1195]*60" office:value-type="float" office:value="787.153652392947" calcext:value-type="float">
            <text:p>787</text:p>
          </table:table-cell>
          <table:table-cell table:style-name="ce6" table:formula="of:=[.E1195]*[.F$2]" office:value-type="float" office:value="1574.30730478589" calcext:value-type="float">
            <text:p>1574</text:p>
          </table:table-cell>
          <table:table-cell table:number-columns-repeated="5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2" table:formula="of:=[.B$2]*[.A1196]*1000" office:value-type="float" office:value="19.072" calcext:value-type="float">
            <text:p>19.072</text:p>
          </table:table-cell>
          <table:table-cell table:style-name="ce6" table:formula="of:=1/([.B1196]/1000)" office:value-type="float" office:value="52.4328859060403" calcext:value-type="float">
            <text:p>52</text:p>
          </table:table-cell>
          <table:table-cell table:style-name="ce6" table:formula="of:=[.C1196]/[.D$2]" office:value-type="float" office:value="13.1082214765101" calcext:value-type="float">
            <text:p>13</text:p>
          </table:table-cell>
          <table:table-cell table:style-name="ce6" table:formula="of:=[.D1196]*60" office:value-type="float" office:value="786.493288590604" calcext:value-type="float">
            <text:p>786</text:p>
          </table:table-cell>
          <table:table-cell table:style-name="ce6" table:formula="of:=[.E1196]*[.F$2]" office:value-type="float" office:value="1572.98657718121" calcext:value-type="float">
            <text:p>1573</text:p>
          </table:table-cell>
          <table:table-cell table:number-columns-repeated="5"/>
        </table:table-row>
        <table:table-row table:style-name="ro1">
          <table:table-cell table:style-name="ce2" office:value-type="float" office:value="1193" calcext:value-type="float">
            <text:p>1193</text:p>
          </table:table-cell>
          <table:table-cell table:style-name="ce2" table:formula="of:=[.B$2]*[.A1197]*1000" office:value-type="float" office:value="19.088" calcext:value-type="float">
            <text:p>19.088</text:p>
          </table:table-cell>
          <table:table-cell table:style-name="ce6" table:formula="of:=1/([.B1197]/1000)" office:value-type="float" office:value="52.3889354568315" calcext:value-type="float">
            <text:p>52</text:p>
          </table:table-cell>
          <table:table-cell table:style-name="ce6" table:formula="of:=[.C1197]/[.D$2]" office:value-type="float" office:value="13.0972338642079" calcext:value-type="float">
            <text:p>13</text:p>
          </table:table-cell>
          <table:table-cell table:style-name="ce6" table:formula="of:=[.D1197]*60" office:value-type="float" office:value="785.834031852473" calcext:value-type="float">
            <text:p>786</text:p>
          </table:table-cell>
          <table:table-cell table:style-name="ce6" table:formula="of:=[.E1197]*[.F$2]" office:value-type="float" office:value="1571.66806370495" calcext:value-type="float">
            <text:p>1572</text:p>
          </table:table-cell>
          <table:table-cell table:number-columns-repeated="5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 table:formula="of:=[.B$2]*[.A1198]*1000" office:value-type="float" office:value="19.104" calcext:value-type="float">
            <text:p>19.104</text:p>
          </table:table-cell>
          <table:table-cell table:style-name="ce6" table:formula="of:=1/([.B1198]/1000)" office:value-type="float" office:value="52.3450586264657" calcext:value-type="float">
            <text:p>52</text:p>
          </table:table-cell>
          <table:table-cell table:style-name="ce6" table:formula="of:=[.C1198]/[.D$2]" office:value-type="float" office:value="13.0862646566164" calcext:value-type="float">
            <text:p>13</text:p>
          </table:table-cell>
          <table:table-cell table:style-name="ce6" table:formula="of:=[.D1198]*60" office:value-type="float" office:value="785.175879396985" calcext:value-type="float">
            <text:p>785</text:p>
          </table:table-cell>
          <table:table-cell table:style-name="ce6" table:formula="of:=[.E1198]*[.F$2]" office:value-type="float" office:value="1570.35175879397" calcext:value-type="float">
            <text:p>1570</text:p>
          </table:table-cell>
          <table:table-cell table:number-columns-repeated="5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2" table:formula="of:=[.B$2]*[.A1199]*1000" office:value-type="float" office:value="19.12" calcext:value-type="float">
            <text:p>19.12</text:p>
          </table:table-cell>
          <table:table-cell table:style-name="ce6" table:formula="of:=1/([.B1199]/1000)" office:value-type="float" office:value="52.3012552301255" calcext:value-type="float">
            <text:p>52</text:p>
          </table:table-cell>
          <table:table-cell table:style-name="ce6" table:formula="of:=[.C1199]/[.D$2]" office:value-type="float" office:value="13.0753138075314" calcext:value-type="float">
            <text:p>13</text:p>
          </table:table-cell>
          <table:table-cell table:style-name="ce6" table:formula="of:=[.D1199]*60" office:value-type="float" office:value="784.518828451883" calcext:value-type="float">
            <text:p>785</text:p>
          </table:table-cell>
          <table:table-cell table:style-name="ce6" table:formula="of:=[.E1199]*[.F$2]" office:value-type="float" office:value="1569.03765690377" calcext:value-type="float">
            <text:p>1569</text:p>
          </table:table-cell>
          <table:table-cell table:number-columns-repeated="5"/>
        </table:table-row>
        <table:table-row table:style-name="ro1">
          <table:table-cell table:style-name="ce2" office:value-type="float" office:value="1196" calcext:value-type="float">
            <text:p>1196</text:p>
          </table:table-cell>
          <table:table-cell table:style-name="ce2" table:formula="of:=[.B$2]*[.A1200]*1000" office:value-type="float" office:value="19.136" calcext:value-type="float">
            <text:p>19.136</text:p>
          </table:table-cell>
          <table:table-cell table:style-name="ce6" table:formula="of:=1/([.B1200]/1000)" office:value-type="float" office:value="52.257525083612" calcext:value-type="float">
            <text:p>52</text:p>
          </table:table-cell>
          <table:table-cell table:style-name="ce6" table:formula="of:=[.C1200]/[.D$2]" office:value-type="float" office:value="13.064381270903" calcext:value-type="float">
            <text:p>13</text:p>
          </table:table-cell>
          <table:table-cell table:style-name="ce6" table:formula="of:=[.D1200]*60" office:value-type="float" office:value="783.862876254181" calcext:value-type="float">
            <text:p>784</text:p>
          </table:table-cell>
          <table:table-cell table:style-name="ce6" table:formula="of:=[.E1200]*[.F$2]" office:value-type="float" office:value="1567.72575250836" calcext:value-type="float">
            <text:p>1568</text:p>
          </table:table-cell>
          <table:table-cell table:number-columns-repeated="5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 table:formula="of:=[.B$2]*[.A1201]*1000" office:value-type="float" office:value="19.152" calcext:value-type="float">
            <text:p>19.152</text:p>
          </table:table-cell>
          <table:table-cell table:style-name="ce6" table:formula="of:=1/([.B1201]/1000)" office:value-type="float" office:value="52.2138680033417" calcext:value-type="float">
            <text:p>52</text:p>
          </table:table-cell>
          <table:table-cell table:style-name="ce6" table:formula="of:=[.C1201]/[.D$2]" office:value-type="float" office:value="13.0534670008354" calcext:value-type="float">
            <text:p>13</text:p>
          </table:table-cell>
          <table:table-cell table:style-name="ce6" table:formula="of:=[.D1201]*60" office:value-type="float" office:value="783.208020050125" calcext:value-type="float">
            <text:p>783</text:p>
          </table:table-cell>
          <table:table-cell table:style-name="ce6" table:formula="of:=[.E1201]*[.F$2]" office:value-type="float" office:value="1566.41604010025" calcext:value-type="float">
            <text:p>1566</text:p>
          </table:table-cell>
          <table:table-cell table:number-columns-repeated="5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2" table:formula="of:=[.B$2]*[.A1202]*1000" office:value-type="float" office:value="19.168" calcext:value-type="float">
            <text:p>19.168</text:p>
          </table:table-cell>
          <table:table-cell table:style-name="ce6" table:formula="of:=1/([.B1202]/1000)" office:value-type="float" office:value="52.1702838063439" calcext:value-type="float">
            <text:p>52</text:p>
          </table:table-cell>
          <table:table-cell table:style-name="ce6" table:formula="of:=[.C1202]/[.D$2]" office:value-type="float" office:value="13.042570951586" calcext:value-type="float">
            <text:p>13</text:p>
          </table:table-cell>
          <table:table-cell table:style-name="ce6" table:formula="of:=[.D1202]*60" office:value-type="float" office:value="782.554257095159" calcext:value-type="float">
            <text:p>783</text:p>
          </table:table-cell>
          <table:table-cell table:style-name="ce6" table:formula="of:=[.E1202]*[.F$2]" office:value-type="float" office:value="1565.10851419032" calcext:value-type="float">
            <text:p>1565</text:p>
          </table:table-cell>
          <table:table-cell table:number-columns-repeated="5"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2" table:formula="of:=[.B$2]*[.A1203]*1000" office:value-type="float" office:value="19.184" calcext:value-type="float">
            <text:p>19.184</text:p>
          </table:table-cell>
          <table:table-cell table:style-name="ce6" table:formula="of:=1/([.B1203]/1000)" office:value-type="float" office:value="52.1267723102586" calcext:value-type="float">
            <text:p>52</text:p>
          </table:table-cell>
          <table:table-cell table:style-name="ce6" table:formula="of:=[.C1203]/[.D$2]" office:value-type="float" office:value="13.0316930775646" calcext:value-type="float">
            <text:p>13</text:p>
          </table:table-cell>
          <table:table-cell table:style-name="ce6" table:formula="of:=[.D1203]*60" office:value-type="float" office:value="781.901584653878" calcext:value-type="float">
            <text:p>782</text:p>
          </table:table-cell>
          <table:table-cell table:style-name="ce6" table:formula="of:=[.E1203]*[.F$2]" office:value-type="float" office:value="1563.80316930776" calcext:value-type="float">
            <text:p>1564</text:p>
          </table:table-cell>
          <table:table-cell table:number-columns-repeated="5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 table:formula="of:=[.B$2]*[.A1204]*1000" office:value-type="float" office:value="19.2" calcext:value-type="float">
            <text:p>19.2</text:p>
          </table:table-cell>
          <table:table-cell table:style-name="ce6" table:formula="of:=1/([.B1204]/1000)" office:value-type="float" office:value="52.0833333333333" calcext:value-type="float">
            <text:p>52</text:p>
          </table:table-cell>
          <table:table-cell table:style-name="ce6" table:formula="of:=[.C1204]/[.D$2]" office:value-type="float" office:value="13.0208333333333" calcext:value-type="float">
            <text:p>13</text:p>
          </table:table-cell>
          <table:table-cell table:style-name="ce6" table:formula="of:=[.D1204]*60" office:value-type="float" office:value="781.25" calcext:value-type="float">
            <text:p>781</text:p>
          </table:table-cell>
          <table:table-cell table:style-name="ce6" table:formula="of:=[.E1204]*[.F$2]" office:value-type="float" office:value="1562.5" calcext:value-type="float">
            <text:p>1563</text:p>
          </table:table-cell>
          <table:table-cell table:number-columns-repeated="5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2" table:formula="of:=[.B$2]*[.A1205]*1000" office:value-type="float" office:value="19.216" calcext:value-type="float">
            <text:p>19.216</text:p>
          </table:table-cell>
          <table:table-cell table:style-name="ce6" table:formula="of:=1/([.B1205]/1000)" office:value-type="float" office:value="52.0399666944213" calcext:value-type="float">
            <text:p>52</text:p>
          </table:table-cell>
          <table:table-cell table:style-name="ce6" table:formula="of:=[.C1205]/[.D$2]" office:value-type="float" office:value="13.0099916736053" calcext:value-type="float">
            <text:p>13</text:p>
          </table:table-cell>
          <table:table-cell table:style-name="ce6" table:formula="of:=[.D1205]*60" office:value-type="float" office:value="780.59950041632" calcext:value-type="float">
            <text:p>781</text:p>
          </table:table-cell>
          <table:table-cell table:style-name="ce6" table:formula="of:=[.E1205]*[.F$2]" office:value-type="float" office:value="1561.19900083264" calcext:value-type="float">
            <text:p>1561</text:p>
          </table:table-cell>
          <table:table-cell table:number-columns-repeated="5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2" table:formula="of:=[.B$2]*[.A1206]*1000" office:value-type="float" office:value="19.232" calcext:value-type="float">
            <text:p>19.232</text:p>
          </table:table-cell>
          <table:table-cell table:style-name="ce6" table:formula="of:=1/([.B1206]/1000)" office:value-type="float" office:value="51.9966722129784" calcext:value-type="float">
            <text:p>52</text:p>
          </table:table-cell>
          <table:table-cell table:style-name="ce6" table:formula="of:=[.C1206]/[.D$2]" office:value-type="float" office:value="12.9991680532446" calcext:value-type="float">
            <text:p>13</text:p>
          </table:table-cell>
          <table:table-cell table:style-name="ce6" table:formula="of:=[.D1206]*60" office:value-type="float" office:value="779.950083194676" calcext:value-type="float">
            <text:p>780</text:p>
          </table:table-cell>
          <table:table-cell table:style-name="ce6" table:formula="of:=[.E1206]*[.F$2]" office:value-type="float" office:value="1559.90016638935" calcext:value-type="float">
            <text:p>1560</text:p>
          </table:table-cell>
          <table:table-cell table:number-columns-repeated="5"/>
        </table:table-row>
        <table:table-row table:style-name="ro1">
          <table:table-cell table:style-name="ce2" office:value-type="float" office:value="1203" calcext:value-type="float">
            <text:p>1203</text:p>
          </table:table-cell>
          <table:table-cell table:style-name="ce2" table:formula="of:=[.B$2]*[.A1207]*1000" office:value-type="float" office:value="19.248" calcext:value-type="float">
            <text:p>19.248</text:p>
          </table:table-cell>
          <table:table-cell table:style-name="ce6" table:formula="of:=1/([.B1207]/1000)" office:value-type="float" office:value="51.9534497090607" calcext:value-type="float">
            <text:p>52</text:p>
          </table:table-cell>
          <table:table-cell table:style-name="ce6" table:formula="of:=[.C1207]/[.D$2]" office:value-type="float" office:value="12.9883624272652" calcext:value-type="float">
            <text:p>13</text:p>
          </table:table-cell>
          <table:table-cell table:style-name="ce6" table:formula="of:=[.D1207]*60" office:value-type="float" office:value="779.30174563591" calcext:value-type="float">
            <text:p>779</text:p>
          </table:table-cell>
          <table:table-cell table:style-name="ce6" table:formula="of:=[.E1207]*[.F$2]" office:value-type="float" office:value="1558.60349127182" calcext:value-type="float">
            <text:p>1559</text:p>
          </table:table-cell>
          <table:table-cell table:number-columns-repeated="5"/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2" table:formula="of:=[.B$2]*[.A1208]*1000" office:value-type="float" office:value="19.264" calcext:value-type="float">
            <text:p>19.264</text:p>
          </table:table-cell>
          <table:table-cell table:style-name="ce6" table:formula="of:=1/([.B1208]/1000)" office:value-type="float" office:value="51.9102990033223" calcext:value-type="float">
            <text:p>52</text:p>
          </table:table-cell>
          <table:table-cell table:style-name="ce6" table:formula="of:=[.C1208]/[.D$2]" office:value-type="float" office:value="12.9775747508306" calcext:value-type="float">
            <text:p>13</text:p>
          </table:table-cell>
          <table:table-cell table:style-name="ce6" table:formula="of:=[.D1208]*60" office:value-type="float" office:value="778.654485049834" calcext:value-type="float">
            <text:p>779</text:p>
          </table:table-cell>
          <table:table-cell table:style-name="ce6" table:formula="of:=[.E1208]*[.F$2]" office:value-type="float" office:value="1557.30897009967" calcext:value-type="float">
            <text:p>1557</text:p>
          </table:table-cell>
          <table:table-cell table:number-columns-repeated="5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2" table:formula="of:=[.B$2]*[.A1209]*1000" office:value-type="float" office:value="19.28" calcext:value-type="float">
            <text:p>19.28</text:p>
          </table:table-cell>
          <table:table-cell table:style-name="ce6" table:formula="of:=1/([.B1209]/1000)" office:value-type="float" office:value="51.8672199170125" calcext:value-type="float">
            <text:p>52</text:p>
          </table:table-cell>
          <table:table-cell table:style-name="ce6" table:formula="of:=[.C1209]/[.D$2]" office:value-type="float" office:value="12.9668049792531" calcext:value-type="float">
            <text:p>13</text:p>
          </table:table-cell>
          <table:table-cell table:style-name="ce6" table:formula="of:=[.D1209]*60" office:value-type="float" office:value="778.008298755187" calcext:value-type="float">
            <text:p>778</text:p>
          </table:table-cell>
          <table:table-cell table:style-name="ce6" table:formula="of:=[.E1209]*[.F$2]" office:value-type="float" office:value="1556.01659751037" calcext:value-type="float">
            <text:p>1556</text:p>
          </table:table-cell>
          <table:table-cell table:number-columns-repeated="5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2" table:formula="of:=[.B$2]*[.A1210]*1000" office:value-type="float" office:value="19.296" calcext:value-type="float">
            <text:p>19.296</text:p>
          </table:table-cell>
          <table:table-cell table:style-name="ce6" table:formula="of:=1/([.B1210]/1000)" office:value-type="float" office:value="51.8242122719735" calcext:value-type="float">
            <text:p>52</text:p>
          </table:table-cell>
          <table:table-cell table:style-name="ce6" table:formula="of:=[.C1210]/[.D$2]" office:value-type="float" office:value="12.9560530679934" calcext:value-type="float">
            <text:p>13</text:p>
          </table:table-cell>
          <table:table-cell table:style-name="ce6" table:formula="of:=[.D1210]*60" office:value-type="float" office:value="777.363184079602" calcext:value-type="float">
            <text:p>777</text:p>
          </table:table-cell>
          <table:table-cell table:style-name="ce6" table:formula="of:=[.E1210]*[.F$2]" office:value-type="float" office:value="1554.7263681592" calcext:value-type="float">
            <text:p>1555</text:p>
          </table:table-cell>
          <table:table-cell table:number-columns-repeated="5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 table:formula="of:=[.B$2]*[.A1211]*1000" office:value-type="float" office:value="19.312" calcext:value-type="float">
            <text:p>19.312</text:p>
          </table:table-cell>
          <table:table-cell table:style-name="ce6" table:formula="of:=1/([.B1211]/1000)" office:value-type="float" office:value="51.781275890638" calcext:value-type="float">
            <text:p>52</text:p>
          </table:table-cell>
          <table:table-cell table:style-name="ce6" table:formula="of:=[.C1211]/[.D$2]" office:value-type="float" office:value="12.9453189726595" calcext:value-type="float">
            <text:p>13</text:p>
          </table:table-cell>
          <table:table-cell table:style-name="ce6" table:formula="of:=[.D1211]*60" office:value-type="float" office:value="776.719138359569" calcext:value-type="float">
            <text:p>777</text:p>
          </table:table-cell>
          <table:table-cell table:style-name="ce6" table:formula="of:=[.E1211]*[.F$2]" office:value-type="float" office:value="1553.43827671914" calcext:value-type="float">
            <text:p>1553</text:p>
          </table:table-cell>
          <table:table-cell table:number-columns-repeated="5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 table:formula="of:=[.B$2]*[.A1212]*1000" office:value-type="float" office:value="19.328" calcext:value-type="float">
            <text:p>19.328</text:p>
          </table:table-cell>
          <table:table-cell table:style-name="ce6" table:formula="of:=1/([.B1212]/1000)" office:value-type="float" office:value="51.7384105960265" calcext:value-type="float">
            <text:p>52</text:p>
          </table:table-cell>
          <table:table-cell table:style-name="ce6" table:formula="of:=[.C1212]/[.D$2]" office:value-type="float" office:value="12.9346026490066" calcext:value-type="float">
            <text:p>13</text:p>
          </table:table-cell>
          <table:table-cell table:style-name="ce6" table:formula="of:=[.D1212]*60" office:value-type="float" office:value="776.076158940398" calcext:value-type="float">
            <text:p>776</text:p>
          </table:table-cell>
          <table:table-cell table:style-name="ce6" table:formula="of:=[.E1212]*[.F$2]" office:value-type="float" office:value="1552.1523178808" calcext:value-type="float">
            <text:p>1552</text:p>
          </table:table-cell>
          <table:table-cell table:number-columns-repeated="5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 table:formula="of:=[.B$2]*[.A1213]*1000" office:value-type="float" office:value="19.344" calcext:value-type="float">
            <text:p>19.344</text:p>
          </table:table-cell>
          <table:table-cell table:style-name="ce6" table:formula="of:=1/([.B1213]/1000)" office:value-type="float" office:value="51.6956162117453" calcext:value-type="float">
            <text:p>52</text:p>
          </table:table-cell>
          <table:table-cell table:style-name="ce6" table:formula="of:=[.C1213]/[.D$2]" office:value-type="float" office:value="12.9239040529363" calcext:value-type="float">
            <text:p>13</text:p>
          </table:table-cell>
          <table:table-cell table:style-name="ce6" table:formula="of:=[.D1213]*60" office:value-type="float" office:value="775.434243176179" calcext:value-type="float">
            <text:p>775</text:p>
          </table:table-cell>
          <table:table-cell table:style-name="ce6" table:formula="of:=[.E1213]*[.F$2]" office:value-type="float" office:value="1550.86848635236" calcext:value-type="float">
            <text:p>1551</text:p>
          </table:table-cell>
          <table:table-cell table:number-columns-repeated="5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 table:formula="of:=[.B$2]*[.A1214]*1000" office:value-type="float" office:value="19.36" calcext:value-type="float">
            <text:p>19.36</text:p>
          </table:table-cell>
          <table:table-cell table:style-name="ce6" table:formula="of:=1/([.B1214]/1000)" office:value-type="float" office:value="51.6528925619835" calcext:value-type="float">
            <text:p>52</text:p>
          </table:table-cell>
          <table:table-cell table:style-name="ce6" table:formula="of:=[.C1214]/[.D$2]" office:value-type="float" office:value="12.9132231404959" calcext:value-type="float">
            <text:p>13</text:p>
          </table:table-cell>
          <table:table-cell table:style-name="ce6" table:formula="of:=[.D1214]*60" office:value-type="float" office:value="774.793388429752" calcext:value-type="float">
            <text:p>775</text:p>
          </table:table-cell>
          <table:table-cell table:style-name="ce6" table:formula="of:=[.E1214]*[.F$2]" office:value-type="float" office:value="1549.5867768595" calcext:value-type="float">
            <text:p>1550</text:p>
          </table:table-cell>
          <table:table-cell table:number-columns-repeated="5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2" table:formula="of:=[.B$2]*[.A1215]*1000" office:value-type="float" office:value="19.376" calcext:value-type="float">
            <text:p>19.376</text:p>
          </table:table-cell>
          <table:table-cell table:style-name="ce6" table:formula="of:=1/([.B1215]/1000)" office:value-type="float" office:value="51.6102394715112" calcext:value-type="float">
            <text:p>52</text:p>
          </table:table-cell>
          <table:table-cell table:style-name="ce6" table:formula="of:=[.C1215]/[.D$2]" office:value-type="float" office:value="12.9025598678778" calcext:value-type="float">
            <text:p>13</text:p>
          </table:table-cell>
          <table:table-cell table:style-name="ce6" table:formula="of:=[.D1215]*60" office:value-type="float" office:value="774.153592072667" calcext:value-type="float">
            <text:p>774</text:p>
          </table:table-cell>
          <table:table-cell table:style-name="ce6" table:formula="of:=[.E1215]*[.F$2]" office:value-type="float" office:value="1548.30718414534" calcext:value-type="float">
            <text:p>1548</text:p>
          </table:table-cell>
          <table:table-cell table:number-columns-repeated="5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 table:formula="of:=[.B$2]*[.A1216]*1000" office:value-type="float" office:value="19.392" calcext:value-type="float">
            <text:p>19.392</text:p>
          </table:table-cell>
          <table:table-cell table:style-name="ce6" table:formula="of:=1/([.B1216]/1000)" office:value-type="float" office:value="51.5676567656766" calcext:value-type="float">
            <text:p>52</text:p>
          </table:table-cell>
          <table:table-cell table:style-name="ce6" table:formula="of:=[.C1216]/[.D$2]" office:value-type="float" office:value="12.8919141914191" calcext:value-type="float">
            <text:p>13</text:p>
          </table:table-cell>
          <table:table-cell table:style-name="ce6" table:formula="of:=[.D1216]*60" office:value-type="float" office:value="773.514851485149" calcext:value-type="float">
            <text:p>774</text:p>
          </table:table-cell>
          <table:table-cell table:style-name="ce6" table:formula="of:=[.E1216]*[.F$2]" office:value-type="float" office:value="1547.0297029703" calcext:value-type="float">
            <text:p>1547</text:p>
          </table:table-cell>
          <table:table-cell table:number-columns-repeated="5"/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2" table:formula="of:=[.B$2]*[.A1217]*1000" office:value-type="float" office:value="19.408" calcext:value-type="float">
            <text:p>19.408</text:p>
          </table:table-cell>
          <table:table-cell table:style-name="ce6" table:formula="of:=1/([.B1217]/1000)" office:value-type="float" office:value="51.525144270404" calcext:value-type="float">
            <text:p>52</text:p>
          </table:table-cell>
          <table:table-cell table:style-name="ce6" table:formula="of:=[.C1217]/[.D$2]" office:value-type="float" office:value="12.881286067601" calcext:value-type="float">
            <text:p>13</text:p>
          </table:table-cell>
          <table:table-cell table:style-name="ce6" table:formula="of:=[.D1217]*60" office:value-type="float" office:value="772.877164056059" calcext:value-type="float">
            <text:p>773</text:p>
          </table:table-cell>
          <table:table-cell table:style-name="ce6" table:formula="of:=[.E1217]*[.F$2]" office:value-type="float" office:value="1545.75432811212" calcext:value-type="float">
            <text:p>1546</text:p>
          </table:table-cell>
          <table:table-cell table:number-columns-repeated="5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2" table:formula="of:=[.B$2]*[.A1218]*1000" office:value-type="float" office:value="19.424" calcext:value-type="float">
            <text:p>19.424</text:p>
          </table:table-cell>
          <table:table-cell table:style-name="ce6" table:formula="of:=1/([.B1218]/1000)" office:value-type="float" office:value="51.4827018121911" calcext:value-type="float">
            <text:p>51</text:p>
          </table:table-cell>
          <table:table-cell table:style-name="ce6" table:formula="of:=[.C1218]/[.D$2]" office:value-type="float" office:value="12.8706754530478" calcext:value-type="float">
            <text:p>13</text:p>
          </table:table-cell>
          <table:table-cell table:style-name="ce6" table:formula="of:=[.D1218]*60" office:value-type="float" office:value="772.240527182867" calcext:value-type="float">
            <text:p>772</text:p>
          </table:table-cell>
          <table:table-cell table:style-name="ce6" table:formula="of:=[.E1218]*[.F$2]" office:value-type="float" office:value="1544.48105436573" calcext:value-type="float">
            <text:p>1544</text:p>
          </table:table-cell>
          <table:table-cell table:number-columns-repeated="5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2" table:formula="of:=[.B$2]*[.A1219]*1000" office:value-type="float" office:value="19.44" calcext:value-type="float">
            <text:p>19.44</text:p>
          </table:table-cell>
          <table:table-cell table:style-name="ce6" table:formula="of:=1/([.B1219]/1000)" office:value-type="float" office:value="51.440329218107" calcext:value-type="float">
            <text:p>51</text:p>
          </table:table-cell>
          <table:table-cell table:style-name="ce6" table:formula="of:=[.C1219]/[.D$2]" office:value-type="float" office:value="12.8600823045268" calcext:value-type="float">
            <text:p>13</text:p>
          </table:table-cell>
          <table:table-cell table:style-name="ce6" table:formula="of:=[.D1219]*60" office:value-type="float" office:value="771.604938271605" calcext:value-type="float">
            <text:p>772</text:p>
          </table:table-cell>
          <table:table-cell table:style-name="ce6" table:formula="of:=[.E1219]*[.F$2]" office:value-type="float" office:value="1543.20987654321" calcext:value-type="float">
            <text:p>1543</text:p>
          </table:table-cell>
          <table:table-cell table:number-columns-repeated="5"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2" table:formula="of:=[.B$2]*[.A1220]*1000" office:value-type="float" office:value="19.456" calcext:value-type="float">
            <text:p>19.456</text:p>
          </table:table-cell>
          <table:table-cell table:style-name="ce6" table:formula="of:=1/([.B1220]/1000)" office:value-type="float" office:value="51.3980263157895" calcext:value-type="float">
            <text:p>51</text:p>
          </table:table-cell>
          <table:table-cell table:style-name="ce6" table:formula="of:=[.C1220]/[.D$2]" office:value-type="float" office:value="12.8495065789474" calcext:value-type="float">
            <text:p>13</text:p>
          </table:table-cell>
          <table:table-cell table:style-name="ce6" table:formula="of:=[.D1220]*60" office:value-type="float" office:value="770.970394736842" calcext:value-type="float">
            <text:p>771</text:p>
          </table:table-cell>
          <table:table-cell table:style-name="ce6" table:formula="of:=[.E1220]*[.F$2]" office:value-type="float" office:value="1541.94078947368" calcext:value-type="float">
            <text:p>1542</text:p>
          </table:table-cell>
          <table:table-cell table:number-columns-repeated="5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2" table:formula="of:=[.B$2]*[.A1221]*1000" office:value-type="float" office:value="19.472" calcext:value-type="float">
            <text:p>19.472</text:p>
          </table:table-cell>
          <table:table-cell table:style-name="ce6" table:formula="of:=1/([.B1221]/1000)" office:value-type="float" office:value="51.3557929334429" calcext:value-type="float">
            <text:p>51</text:p>
          </table:table-cell>
          <table:table-cell table:style-name="ce6" table:formula="of:=[.C1221]/[.D$2]" office:value-type="float" office:value="12.8389482333607" calcext:value-type="float">
            <text:p>13</text:p>
          </table:table-cell>
          <table:table-cell table:style-name="ce6" table:formula="of:=[.D1221]*60" office:value-type="float" office:value="770.336894001643" calcext:value-type="float">
            <text:p>770</text:p>
          </table:table-cell>
          <table:table-cell table:style-name="ce6" table:formula="of:=[.E1221]*[.F$2]" office:value-type="float" office:value="1540.67378800329" calcext:value-type="float">
            <text:p>1541</text:p>
          </table:table-cell>
          <table:table-cell table:number-columns-repeated="5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2" table:formula="of:=[.B$2]*[.A1222]*1000" office:value-type="float" office:value="19.488" calcext:value-type="float">
            <text:p>19.488</text:p>
          </table:table-cell>
          <table:table-cell table:style-name="ce6" table:formula="of:=1/([.B1222]/1000)" office:value-type="float" office:value="51.3136288998358" calcext:value-type="float">
            <text:p>51</text:p>
          </table:table-cell>
          <table:table-cell table:style-name="ce6" table:formula="of:=[.C1222]/[.D$2]" office:value-type="float" office:value="12.8284072249589" calcext:value-type="float">
            <text:p>13</text:p>
          </table:table-cell>
          <table:table-cell table:style-name="ce6" table:formula="of:=[.D1222]*60" office:value-type="float" office:value="769.704433497537" calcext:value-type="float">
            <text:p>770</text:p>
          </table:table-cell>
          <table:table-cell table:style-name="ce6" table:formula="of:=[.E1222]*[.F$2]" office:value-type="float" office:value="1539.40886699507" calcext:value-type="float">
            <text:p>1539</text:p>
          </table:table-cell>
          <table:table-cell table:number-columns-repeated="5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 table:formula="of:=[.B$2]*[.A1223]*1000" office:value-type="float" office:value="19.504" calcext:value-type="float">
            <text:p>19.504</text:p>
          </table:table-cell>
          <table:table-cell table:style-name="ce6" table:formula="of:=1/([.B1223]/1000)" office:value-type="float" office:value="51.2715340442986" calcext:value-type="float">
            <text:p>51</text:p>
          </table:table-cell>
          <table:table-cell table:style-name="ce6" table:formula="of:=[.C1223]/[.D$2]" office:value-type="float" office:value="12.8178835110747" calcext:value-type="float">
            <text:p>13</text:p>
          </table:table-cell>
          <table:table-cell table:style-name="ce6" table:formula="of:=[.D1223]*60" office:value-type="float" office:value="769.073010664479" calcext:value-type="float">
            <text:p>769</text:p>
          </table:table-cell>
          <table:table-cell table:style-name="ce6" table:formula="of:=[.E1223]*[.F$2]" office:value-type="float" office:value="1538.14602132896" calcext:value-type="float">
            <text:p>1538</text:p>
          </table:table-cell>
          <table:table-cell table:number-columns-repeated="5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 table:formula="of:=[.B$2]*[.A1224]*1000" office:value-type="float" office:value="19.52" calcext:value-type="float">
            <text:p>19.52</text:p>
          </table:table-cell>
          <table:table-cell table:style-name="ce6" table:formula="of:=1/([.B1224]/1000)" office:value-type="float" office:value="51.2295081967213" calcext:value-type="float">
            <text:p>51</text:p>
          </table:table-cell>
          <table:table-cell table:style-name="ce6" table:formula="of:=[.C1224]/[.D$2]" office:value-type="float" office:value="12.8073770491803" calcext:value-type="float">
            <text:p>13</text:p>
          </table:table-cell>
          <table:table-cell table:style-name="ce6" table:formula="of:=[.D1224]*60" office:value-type="float" office:value="768.44262295082" calcext:value-type="float">
            <text:p>768</text:p>
          </table:table-cell>
          <table:table-cell table:style-name="ce6" table:formula="of:=[.E1224]*[.F$2]" office:value-type="float" office:value="1536.88524590164" calcext:value-type="float">
            <text:p>1537</text:p>
          </table:table-cell>
          <table:table-cell table:number-columns-repeated="5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 table:formula="of:=[.B$2]*[.A1225]*1000" office:value-type="float" office:value="19.536" calcext:value-type="float">
            <text:p>19.536</text:p>
          </table:table-cell>
          <table:table-cell table:style-name="ce6" table:formula="of:=1/([.B1225]/1000)" office:value-type="float" office:value="51.1875511875512" calcext:value-type="float">
            <text:p>51</text:p>
          </table:table-cell>
          <table:table-cell table:style-name="ce6" table:formula="of:=[.C1225]/[.D$2]" office:value-type="float" office:value="12.7968877968878" calcext:value-type="float">
            <text:p>13</text:p>
          </table:table-cell>
          <table:table-cell table:style-name="ce6" table:formula="of:=[.D1225]*60" office:value-type="float" office:value="767.813267813268" calcext:value-type="float">
            <text:p>768</text:p>
          </table:table-cell>
          <table:table-cell table:style-name="ce6" table:formula="of:=[.E1225]*[.F$2]" office:value-type="float" office:value="1535.62653562654" calcext:value-type="float">
            <text:p>1536</text:p>
          </table:table-cell>
          <table:table-cell table:number-columns-repeated="5"/>
        </table:table-row>
        <table:table-row table:style-name="ro1">
          <table:table-cell table:style-name="ce2" office:value-type="float" office:value="1222" calcext:value-type="float">
            <text:p>1222</text:p>
          </table:table-cell>
          <table:table-cell table:style-name="ce2" table:formula="of:=[.B$2]*[.A1226]*1000" office:value-type="float" office:value="19.552" calcext:value-type="float">
            <text:p>19.552</text:p>
          </table:table-cell>
          <table:table-cell table:style-name="ce6" table:formula="of:=1/([.B1226]/1000)" office:value-type="float" office:value="51.1456628477905" calcext:value-type="float">
            <text:p>51</text:p>
          </table:table-cell>
          <table:table-cell table:style-name="ce6" table:formula="of:=[.C1226]/[.D$2]" office:value-type="float" office:value="12.7864157119476" calcext:value-type="float">
            <text:p>13</text:p>
          </table:table-cell>
          <table:table-cell table:style-name="ce6" table:formula="of:=[.D1226]*60" office:value-type="float" office:value="767.184942716858" calcext:value-type="float">
            <text:p>767</text:p>
          </table:table-cell>
          <table:table-cell table:style-name="ce6" table:formula="of:=[.E1226]*[.F$2]" office:value-type="float" office:value="1534.36988543372" calcext:value-type="float">
            <text:p>1534</text:p>
          </table:table-cell>
          <table:table-cell table:number-columns-repeated="5"/>
        </table:table-row>
        <table:table-row table:style-name="ro1">
          <table:table-cell table:style-name="ce2" office:value-type="float" office:value="1223" calcext:value-type="float">
            <text:p>1223</text:p>
          </table:table-cell>
          <table:table-cell table:style-name="ce2" table:formula="of:=[.B$2]*[.A1227]*1000" office:value-type="float" office:value="19.568" calcext:value-type="float">
            <text:p>19.568</text:p>
          </table:table-cell>
          <table:table-cell table:style-name="ce6" table:formula="of:=1/([.B1227]/1000)" office:value-type="float" office:value="51.1038430089943" calcext:value-type="float">
            <text:p>51</text:p>
          </table:table-cell>
          <table:table-cell table:style-name="ce6" table:formula="of:=[.C1227]/[.D$2]" office:value-type="float" office:value="12.7759607522486" calcext:value-type="float">
            <text:p>13</text:p>
          </table:table-cell>
          <table:table-cell table:style-name="ce6" table:formula="of:=[.D1227]*60" office:value-type="float" office:value="766.557645134914" calcext:value-type="float">
            <text:p>767</text:p>
          </table:table-cell>
          <table:table-cell table:style-name="ce6" table:formula="of:=[.E1227]*[.F$2]" office:value-type="float" office:value="1533.11529026983" calcext:value-type="float">
            <text:p>1533</text:p>
          </table:table-cell>
          <table:table-cell table:number-columns-repeated="5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 table:formula="of:=[.B$2]*[.A1228]*1000" office:value-type="float" office:value="19.584" calcext:value-type="float">
            <text:p>19.584</text:p>
          </table:table-cell>
          <table:table-cell table:style-name="ce6" table:formula="of:=1/([.B1228]/1000)" office:value-type="float" office:value="51.062091503268" calcext:value-type="float">
            <text:p>51</text:p>
          </table:table-cell>
          <table:table-cell table:style-name="ce6" table:formula="of:=[.C1228]/[.D$2]" office:value-type="float" office:value="12.765522875817" calcext:value-type="float">
            <text:p>13</text:p>
          </table:table-cell>
          <table:table-cell table:style-name="ce6" table:formula="of:=[.D1228]*60" office:value-type="float" office:value="765.93137254902" calcext:value-type="float">
            <text:p>766</text:p>
          </table:table-cell>
          <table:table-cell table:style-name="ce6" table:formula="of:=[.E1228]*[.F$2]" office:value-type="float" office:value="1531.86274509804" calcext:value-type="float">
            <text:p>1532</text:p>
          </table:table-cell>
          <table:table-cell table:number-columns-repeated="5"/>
        </table:table-row>
        <table:table-row table:style-name="ro1">
          <table:table-cell table:style-name="ce2" office:value-type="float" office:value="1225" calcext:value-type="float">
            <text:p>1225</text:p>
          </table:table-cell>
          <table:table-cell table:style-name="ce2" table:formula="of:=[.B$2]*[.A1229]*1000" office:value-type="float" office:value="19.6" calcext:value-type="float">
            <text:p>19.6</text:p>
          </table:table-cell>
          <table:table-cell table:style-name="ce6" table:formula="of:=1/([.B1229]/1000)" office:value-type="float" office:value="51.0204081632653" calcext:value-type="float">
            <text:p>51</text:p>
          </table:table-cell>
          <table:table-cell table:style-name="ce6" table:formula="of:=[.C1229]/[.D$2]" office:value-type="float" office:value="12.7551020408163" calcext:value-type="float">
            <text:p>13</text:p>
          </table:table-cell>
          <table:table-cell table:style-name="ce6" table:formula="of:=[.D1229]*60" office:value-type="float" office:value="765.30612244898" calcext:value-type="float">
            <text:p>765</text:p>
          </table:table-cell>
          <table:table-cell table:style-name="ce6" table:formula="of:=[.E1229]*[.F$2]" office:value-type="float" office:value="1530.61224489796" calcext:value-type="float">
            <text:p>1531</text:p>
          </table:table-cell>
          <table:table-cell table:number-columns-repeated="5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2" table:formula="of:=[.B$2]*[.A1230]*1000" office:value-type="float" office:value="19.616" calcext:value-type="float">
            <text:p>19.616</text:p>
          </table:table-cell>
          <table:table-cell table:style-name="ce6" table:formula="of:=1/([.B1230]/1000)" office:value-type="float" office:value="50.978792822186" calcext:value-type="float">
            <text:p>51</text:p>
          </table:table-cell>
          <table:table-cell table:style-name="ce6" table:formula="of:=[.C1230]/[.D$2]" office:value-type="float" office:value="12.7446982055465" calcext:value-type="float">
            <text:p>13</text:p>
          </table:table-cell>
          <table:table-cell table:style-name="ce6" table:formula="of:=[.D1230]*60" office:value-type="float" office:value="764.68189233279" calcext:value-type="float">
            <text:p>765</text:p>
          </table:table-cell>
          <table:table-cell table:style-name="ce6" table:formula="of:=[.E1230]*[.F$2]" office:value-type="float" office:value="1529.36378466558" calcext:value-type="float">
            <text:p>1529</text:p>
          </table:table-cell>
          <table:table-cell table:number-columns-repeated="5"/>
        </table:table-row>
        <table:table-row table:style-name="ro1">
          <table:table-cell table:style-name="ce2" office:value-type="float" office:value="1227" calcext:value-type="float">
            <text:p>1227</text:p>
          </table:table-cell>
          <table:table-cell table:style-name="ce2" table:formula="of:=[.B$2]*[.A1231]*1000" office:value-type="float" office:value="19.632" calcext:value-type="float">
            <text:p>19.632</text:p>
          </table:table-cell>
          <table:table-cell table:style-name="ce6" table:formula="of:=1/([.B1231]/1000)" office:value-type="float" office:value="50.9372453137734" calcext:value-type="float">
            <text:p>51</text:p>
          </table:table-cell>
          <table:table-cell table:style-name="ce6" table:formula="of:=[.C1231]/[.D$2]" office:value-type="float" office:value="12.7343113284434" calcext:value-type="float">
            <text:p>13</text:p>
          </table:table-cell>
          <table:table-cell table:style-name="ce6" table:formula="of:=[.D1231]*60" office:value-type="float" office:value="764.058679706601" calcext:value-type="float">
            <text:p>764</text:p>
          </table:table-cell>
          <table:table-cell table:style-name="ce6" table:formula="of:=[.E1231]*[.F$2]" office:value-type="float" office:value="1528.1173594132" calcext:value-type="float">
            <text:p>1528</text:p>
          </table:table-cell>
          <table:table-cell table:number-columns-repeated="5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 table:formula="of:=[.B$2]*[.A1232]*1000" office:value-type="float" office:value="19.648" calcext:value-type="float">
            <text:p>19.648</text:p>
          </table:table-cell>
          <table:table-cell table:style-name="ce6" table:formula="of:=1/([.B1232]/1000)" office:value-type="float" office:value="50.8957654723127" calcext:value-type="float">
            <text:p>51</text:p>
          </table:table-cell>
          <table:table-cell table:style-name="ce6" table:formula="of:=[.C1232]/[.D$2]" office:value-type="float" office:value="12.7239413680782" calcext:value-type="float">
            <text:p>13</text:p>
          </table:table-cell>
          <table:table-cell table:style-name="ce6" table:formula="of:=[.D1232]*60" office:value-type="float" office:value="763.436482084691" calcext:value-type="float">
            <text:p>763</text:p>
          </table:table-cell>
          <table:table-cell table:style-name="ce6" table:formula="of:=[.E1232]*[.F$2]" office:value-type="float" office:value="1526.87296416938" calcext:value-type="float">
            <text:p>1527</text:p>
          </table:table-cell>
          <table:table-cell table:number-columns-repeated="5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 table:formula="of:=[.B$2]*[.A1233]*1000" office:value-type="float" office:value="19.664" calcext:value-type="float">
            <text:p>19.664</text:p>
          </table:table-cell>
          <table:table-cell table:style-name="ce6" table:formula="of:=1/([.B1233]/1000)" office:value-type="float" office:value="50.8543531326282" calcext:value-type="float">
            <text:p>51</text:p>
          </table:table-cell>
          <table:table-cell table:style-name="ce6" table:formula="of:=[.C1233]/[.D$2]" office:value-type="float" office:value="12.713588283157" calcext:value-type="float">
            <text:p>13</text:p>
          </table:table-cell>
          <table:table-cell table:style-name="ce6" table:formula="of:=[.D1233]*60" office:value-type="float" office:value="762.815296989422" calcext:value-type="float">
            <text:p>763</text:p>
          </table:table-cell>
          <table:table-cell table:style-name="ce6" table:formula="of:=[.E1233]*[.F$2]" office:value-type="float" office:value="1525.63059397884" calcext:value-type="float">
            <text:p>1526</text:p>
          </table:table-cell>
          <table:table-cell table:number-columns-repeated="5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2" table:formula="of:=[.B$2]*[.A1234]*1000" office:value-type="float" office:value="19.68" calcext:value-type="float">
            <text:p>19.68</text:p>
          </table:table-cell>
          <table:table-cell table:style-name="ce6" table:formula="of:=1/([.B1234]/1000)" office:value-type="float" office:value="50.8130081300813" calcext:value-type="float">
            <text:p>51</text:p>
          </table:table-cell>
          <table:table-cell table:style-name="ce6" table:formula="of:=[.C1234]/[.D$2]" office:value-type="float" office:value="12.7032520325203" calcext:value-type="float">
            <text:p>13</text:p>
          </table:table-cell>
          <table:table-cell table:style-name="ce6" table:formula="of:=[.D1234]*60" office:value-type="float" office:value="762.19512195122" calcext:value-type="float">
            <text:p>762</text:p>
          </table:table-cell>
          <table:table-cell table:style-name="ce6" table:formula="of:=[.E1234]*[.F$2]" office:value-type="float" office:value="1524.39024390244" calcext:value-type="float">
            <text:p>1524</text:p>
          </table:table-cell>
          <table:table-cell table:number-columns-repeated="5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 table:formula="of:=[.B$2]*[.A1235]*1000" office:value-type="float" office:value="19.696" calcext:value-type="float">
            <text:p>19.696</text:p>
          </table:table-cell>
          <table:table-cell table:style-name="ce6" table:formula="of:=1/([.B1235]/1000)" office:value-type="float" office:value="50.7717303005687" calcext:value-type="float">
            <text:p>51</text:p>
          </table:table-cell>
          <table:table-cell table:style-name="ce6" table:formula="of:=[.C1235]/[.D$2]" office:value-type="float" office:value="12.6929325751422" calcext:value-type="float">
            <text:p>13</text:p>
          </table:table-cell>
          <table:table-cell table:style-name="ce6" table:formula="of:=[.D1235]*60" office:value-type="float" office:value="761.57595450853" calcext:value-type="float">
            <text:p>762</text:p>
          </table:table-cell>
          <table:table-cell table:style-name="ce6" table:formula="of:=[.E1235]*[.F$2]" office:value-type="float" office:value="1523.15190901706" calcext:value-type="float">
            <text:p>1523</text:p>
          </table:table-cell>
          <table:table-cell table:number-columns-repeated="5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 table:formula="of:=[.B$2]*[.A1236]*1000" office:value-type="float" office:value="19.712" calcext:value-type="float">
            <text:p>19.712</text:p>
          </table:table-cell>
          <table:table-cell table:style-name="ce6" table:formula="of:=1/([.B1236]/1000)" office:value-type="float" office:value="50.7305194805195" calcext:value-type="float">
            <text:p>51</text:p>
          </table:table-cell>
          <table:table-cell table:style-name="ce6" table:formula="of:=[.C1236]/[.D$2]" office:value-type="float" office:value="12.6826298701299" calcext:value-type="float">
            <text:p>13</text:p>
          </table:table-cell>
          <table:table-cell table:style-name="ce6" table:formula="of:=[.D1236]*60" office:value-type="float" office:value="760.957792207792" calcext:value-type="float">
            <text:p>761</text:p>
          </table:table-cell>
          <table:table-cell table:style-name="ce6" table:formula="of:=[.E1236]*[.F$2]" office:value-type="float" office:value="1521.91558441558" calcext:value-type="float">
            <text:p>1522</text:p>
          </table:table-cell>
          <table:table-cell table:number-columns-repeated="5"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2" table:formula="of:=[.B$2]*[.A1237]*1000" office:value-type="float" office:value="19.728" calcext:value-type="float">
            <text:p>19.728</text:p>
          </table:table-cell>
          <table:table-cell table:style-name="ce6" table:formula="of:=1/([.B1237]/1000)" office:value-type="float" office:value="50.6893755068938" calcext:value-type="float">
            <text:p>51</text:p>
          </table:table-cell>
          <table:table-cell table:style-name="ce6" table:formula="of:=[.C1237]/[.D$2]" office:value-type="float" office:value="12.6723438767234" calcext:value-type="float">
            <text:p>13</text:p>
          </table:table-cell>
          <table:table-cell table:style-name="ce6" table:formula="of:=[.D1237]*60" office:value-type="float" office:value="760.340632603406" calcext:value-type="float">
            <text:p>760</text:p>
          </table:table-cell>
          <table:table-cell table:style-name="ce6" table:formula="of:=[.E1237]*[.F$2]" office:value-type="float" office:value="1520.68126520681" calcext:value-type="float">
            <text:p>1521</text:p>
          </table:table-cell>
          <table:table-cell table:number-columns-repeated="5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 table:formula="of:=[.B$2]*[.A1238]*1000" office:value-type="float" office:value="19.744" calcext:value-type="float">
            <text:p>19.744</text:p>
          </table:table-cell>
          <table:table-cell table:style-name="ce6" table:formula="of:=1/([.B1238]/1000)" office:value-type="float" office:value="50.6482982171799" calcext:value-type="float">
            <text:p>51</text:p>
          </table:table-cell>
          <table:table-cell table:style-name="ce6" table:formula="of:=[.C1238]/[.D$2]" office:value-type="float" office:value="12.662074554295" calcext:value-type="float">
            <text:p>13</text:p>
          </table:table-cell>
          <table:table-cell table:style-name="ce6" table:formula="of:=[.D1238]*60" office:value-type="float" office:value="759.724473257699" calcext:value-type="float">
            <text:p>760</text:p>
          </table:table-cell>
          <table:table-cell table:style-name="ce6" table:formula="of:=[.E1238]*[.F$2]" office:value-type="float" office:value="1519.4489465154" calcext:value-type="float">
            <text:p>1519</text:p>
          </table:table-cell>
          <table:table-cell table:number-columns-repeated="5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2" table:formula="of:=[.B$2]*[.A1239]*1000" office:value-type="float" office:value="19.76" calcext:value-type="float">
            <text:p>19.76</text:p>
          </table:table-cell>
          <table:table-cell table:style-name="ce6" table:formula="of:=1/([.B1239]/1000)" office:value-type="float" office:value="50.6072874493927" calcext:value-type="float">
            <text:p>51</text:p>
          </table:table-cell>
          <table:table-cell table:style-name="ce6" table:formula="of:=[.C1239]/[.D$2]" office:value-type="float" office:value="12.6518218623482" calcext:value-type="float">
            <text:p>13</text:p>
          </table:table-cell>
          <table:table-cell table:style-name="ce6" table:formula="of:=[.D1239]*60" office:value-type="float" office:value="759.109311740891" calcext:value-type="float">
            <text:p>759</text:p>
          </table:table-cell>
          <table:table-cell table:style-name="ce6" table:formula="of:=[.E1239]*[.F$2]" office:value-type="float" office:value="1518.21862348178" calcext:value-type="float">
            <text:p>1518</text:p>
          </table:table-cell>
          <table:table-cell table:number-columns-repeated="5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2" table:formula="of:=[.B$2]*[.A1240]*1000" office:value-type="float" office:value="19.776" calcext:value-type="float">
            <text:p>19.776</text:p>
          </table:table-cell>
          <table:table-cell table:style-name="ce6" table:formula="of:=1/([.B1240]/1000)" office:value-type="float" office:value="50.5663430420712" calcext:value-type="float">
            <text:p>51</text:p>
          </table:table-cell>
          <table:table-cell table:style-name="ce6" table:formula="of:=[.C1240]/[.D$2]" office:value-type="float" office:value="12.6415857605178" calcext:value-type="float">
            <text:p>13</text:p>
          </table:table-cell>
          <table:table-cell table:style-name="ce6" table:formula="of:=[.D1240]*60" office:value-type="float" office:value="758.495145631068" calcext:value-type="float">
            <text:p>758</text:p>
          </table:table-cell>
          <table:table-cell table:style-name="ce6" table:formula="of:=[.E1240]*[.F$2]" office:value-type="float" office:value="1516.99029126214" calcext:value-type="float">
            <text:p>1517</text:p>
          </table:table-cell>
          <table:table-cell table:number-columns-repeated="5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 table:formula="of:=[.B$2]*[.A1241]*1000" office:value-type="float" office:value="19.792" calcext:value-type="float">
            <text:p>19.792</text:p>
          </table:table-cell>
          <table:table-cell table:style-name="ce6" table:formula="of:=1/([.B1241]/1000)" office:value-type="float" office:value="50.5254648342765" calcext:value-type="float">
            <text:p>51</text:p>
          </table:table-cell>
          <table:table-cell table:style-name="ce6" table:formula="of:=[.C1241]/[.D$2]" office:value-type="float" office:value="12.6313662085691" calcext:value-type="float">
            <text:p>13</text:p>
          </table:table-cell>
          <table:table-cell table:style-name="ce6" table:formula="of:=[.D1241]*60" office:value-type="float" office:value="757.881972514147" calcext:value-type="float">
            <text:p>758</text:p>
          </table:table-cell>
          <table:table-cell table:style-name="ce6" table:formula="of:=[.E1241]*[.F$2]" office:value-type="float" office:value="1515.76394502829" calcext:value-type="float">
            <text:p>1516</text:p>
          </table:table-cell>
          <table:table-cell table:number-columns-repeated="5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 table:formula="of:=[.B$2]*[.A1242]*1000" office:value-type="float" office:value="19.808" calcext:value-type="float">
            <text:p>19.808</text:p>
          </table:table-cell>
          <table:table-cell table:style-name="ce6" table:formula="of:=1/([.B1242]/1000)" office:value-type="float" office:value="50.4846526655897" calcext:value-type="float">
            <text:p>50</text:p>
          </table:table-cell>
          <table:table-cell table:style-name="ce6" table:formula="of:=[.C1242]/[.D$2]" office:value-type="float" office:value="12.6211631663974" calcext:value-type="float">
            <text:p>13</text:p>
          </table:table-cell>
          <table:table-cell table:style-name="ce6" table:formula="of:=[.D1242]*60" office:value-type="float" office:value="757.269789983845" calcext:value-type="float">
            <text:p>757</text:p>
          </table:table-cell>
          <table:table-cell table:style-name="ce6" table:formula="of:=[.E1242]*[.F$2]" office:value-type="float" office:value="1514.53957996769" calcext:value-type="float">
            <text:p>1515</text:p>
          </table:table-cell>
          <table:table-cell table:number-columns-repeated="5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table:formula="of:=[.B$2]*[.A1243]*1000" office:value-type="float" office:value="19.824" calcext:value-type="float">
            <text:p>19.824</text:p>
          </table:table-cell>
          <table:table-cell table:style-name="ce6" table:formula="of:=1/([.B1243]/1000)" office:value-type="float" office:value="50.4439063761098" calcext:value-type="float">
            <text:p>50</text:p>
          </table:table-cell>
          <table:table-cell table:style-name="ce6" table:formula="of:=[.C1243]/[.D$2]" office:value-type="float" office:value="12.6109765940274" calcext:value-type="float">
            <text:p>13</text:p>
          </table:table-cell>
          <table:table-cell table:style-name="ce6" table:formula="of:=[.D1243]*60" office:value-type="float" office:value="756.658595641647" calcext:value-type="float">
            <text:p>757</text:p>
          </table:table-cell>
          <table:table-cell table:style-name="ce6" table:formula="of:=[.E1243]*[.F$2]" office:value-type="float" office:value="1513.31719128329" calcext:value-type="float">
            <text:p>1513</text:p>
          </table:table-cell>
          <table:table-cell table:number-columns-repeated="5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 table:formula="of:=[.B$2]*[.A1244]*1000" office:value-type="float" office:value="19.84" calcext:value-type="float">
            <text:p>19.84</text:p>
          </table:table-cell>
          <table:table-cell table:style-name="ce6" table:formula="of:=1/([.B1244]/1000)" office:value-type="float" office:value="50.4032258064516" calcext:value-type="float">
            <text:p>50</text:p>
          </table:table-cell>
          <table:table-cell table:style-name="ce6" table:formula="of:=[.C1244]/[.D$2]" office:value-type="float" office:value="12.6008064516129" calcext:value-type="float">
            <text:p>13</text:p>
          </table:table-cell>
          <table:table-cell table:style-name="ce6" table:formula="of:=[.D1244]*60" office:value-type="float" office:value="756.048387096774" calcext:value-type="float">
            <text:p>756</text:p>
          </table:table-cell>
          <table:table-cell table:style-name="ce6" table:formula="of:=[.E1244]*[.F$2]" office:value-type="float" office:value="1512.09677419355" calcext:value-type="float">
            <text:p>1512</text:p>
          </table:table-cell>
          <table:table-cell table:number-columns-repeated="5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 table:formula="of:=[.B$2]*[.A1245]*1000" office:value-type="float" office:value="19.856" calcext:value-type="float">
            <text:p>19.856</text:p>
          </table:table-cell>
          <table:table-cell table:style-name="ce6" table:formula="of:=1/([.B1245]/1000)" office:value-type="float" office:value="50.3626107977438" calcext:value-type="float">
            <text:p>50</text:p>
          </table:table-cell>
          <table:table-cell table:style-name="ce6" table:formula="of:=[.C1245]/[.D$2]" office:value-type="float" office:value="12.5906526994359" calcext:value-type="float">
            <text:p>13</text:p>
          </table:table-cell>
          <table:table-cell table:style-name="ce6" table:formula="of:=[.D1245]*60" office:value-type="float" office:value="755.439161966156" calcext:value-type="float">
            <text:p>755</text:p>
          </table:table-cell>
          <table:table-cell table:style-name="ce6" table:formula="of:=[.E1245]*[.F$2]" office:value-type="float" office:value="1510.87832393231" calcext:value-type="float">
            <text:p>1511</text:p>
          </table:table-cell>
          <table:table-cell table:number-columns-repeated="5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2" table:formula="of:=[.B$2]*[.A1246]*1000" office:value-type="float" office:value="19.872" calcext:value-type="float">
            <text:p>19.872</text:p>
          </table:table-cell>
          <table:table-cell table:style-name="ce6" table:formula="of:=1/([.B1246]/1000)" office:value-type="float" office:value="50.3220611916264" calcext:value-type="float">
            <text:p>50</text:p>
          </table:table-cell>
          <table:table-cell table:style-name="ce6" table:formula="of:=[.C1246]/[.D$2]" office:value-type="float" office:value="12.5805152979066" calcext:value-type="float">
            <text:p>13</text:p>
          </table:table-cell>
          <table:table-cell table:style-name="ce6" table:formula="of:=[.D1246]*60" office:value-type="float" office:value="754.830917874396" calcext:value-type="float">
            <text:p>755</text:p>
          </table:table-cell>
          <table:table-cell table:style-name="ce6" table:formula="of:=[.E1246]*[.F$2]" office:value-type="float" office:value="1509.66183574879" calcext:value-type="float">
            <text:p>1510</text:p>
          </table:table-cell>
          <table:table-cell table:number-columns-repeated="5"/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2" table:formula="of:=[.B$2]*[.A1247]*1000" office:value-type="float" office:value="19.888" calcext:value-type="float">
            <text:p>19.888</text:p>
          </table:table-cell>
          <table:table-cell table:style-name="ce6" table:formula="of:=1/([.B1247]/1000)" office:value-type="float" office:value="50.2815768302494" calcext:value-type="float">
            <text:p>50</text:p>
          </table:table-cell>
          <table:table-cell table:style-name="ce6" table:formula="of:=[.C1247]/[.D$2]" office:value-type="float" office:value="12.5703942075624" calcext:value-type="float">
            <text:p>13</text:p>
          </table:table-cell>
          <table:table-cell table:style-name="ce6" table:formula="of:=[.D1247]*60" office:value-type="float" office:value="754.223652453741" calcext:value-type="float">
            <text:p>754</text:p>
          </table:table-cell>
          <table:table-cell table:style-name="ce6" table:formula="of:=[.E1247]*[.F$2]" office:value-type="float" office:value="1508.44730490748" calcext:value-type="float">
            <text:p>1508</text:p>
          </table:table-cell>
          <table:table-cell table:number-columns-repeated="5"/>
        </table:table-row>
        <table:table-row table:style-name="ro1">
          <table:table-cell table:style-name="ce2" office:value-type="float" office:value="1244" calcext:value-type="float">
            <text:p>1244</text:p>
          </table:table-cell>
          <table:table-cell table:style-name="ce2" table:formula="of:=[.B$2]*[.A1248]*1000" office:value-type="float" office:value="19.904" calcext:value-type="float">
            <text:p>19.904</text:p>
          </table:table-cell>
          <table:table-cell table:style-name="ce6" table:formula="of:=1/([.B1248]/1000)" office:value-type="float" office:value="50.2411575562701" calcext:value-type="float">
            <text:p>50</text:p>
          </table:table-cell>
          <table:table-cell table:style-name="ce6" table:formula="of:=[.C1248]/[.D$2]" office:value-type="float" office:value="12.5602893890675" calcext:value-type="float">
            <text:p>13</text:p>
          </table:table-cell>
          <table:table-cell table:style-name="ce6" table:formula="of:=[.D1248]*60" office:value-type="float" office:value="753.617363344052" calcext:value-type="float">
            <text:p>754</text:p>
          </table:table-cell>
          <table:table-cell table:style-name="ce6" table:formula="of:=[.E1248]*[.F$2]" office:value-type="float" office:value="1507.2347266881" calcext:value-type="float">
            <text:p>1507</text:p>
          </table:table-cell>
          <table:table-cell table:number-columns-repeated="5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 table:formula="of:=[.B$2]*[.A1249]*1000" office:value-type="float" office:value="19.92" calcext:value-type="float">
            <text:p>19.92</text:p>
          </table:table-cell>
          <table:table-cell table:style-name="ce6" table:formula="of:=1/([.B1249]/1000)" office:value-type="float" office:value="50.2008032128514" calcext:value-type="float">
            <text:p>50</text:p>
          </table:table-cell>
          <table:table-cell table:style-name="ce6" table:formula="of:=[.C1249]/[.D$2]" office:value-type="float" office:value="12.5502008032129" calcext:value-type="float">
            <text:p>13</text:p>
          </table:table-cell>
          <table:table-cell table:style-name="ce6" table:formula="of:=[.D1249]*60" office:value-type="float" office:value="753.012048192771" calcext:value-type="float">
            <text:p>753</text:p>
          </table:table-cell>
          <table:table-cell table:style-name="ce6" table:formula="of:=[.E1249]*[.F$2]" office:value-type="float" office:value="1506.02409638554" calcext:value-type="float">
            <text:p>1506</text:p>
          </table:table-cell>
          <table:table-cell table:number-columns-repeated="5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2" table:formula="of:=[.B$2]*[.A1250]*1000" office:value-type="float" office:value="19.936" calcext:value-type="float">
            <text:p>19.936</text:p>
          </table:table-cell>
          <table:table-cell table:style-name="ce6" table:formula="of:=1/([.B1250]/1000)" office:value-type="float" office:value="50.1605136436597" calcext:value-type="float">
            <text:p>50</text:p>
          </table:table-cell>
          <table:table-cell table:style-name="ce6" table:formula="of:=[.C1250]/[.D$2]" office:value-type="float" office:value="12.5401284109149" calcext:value-type="float">
            <text:p>13</text:p>
          </table:table-cell>
          <table:table-cell table:style-name="ce6" table:formula="of:=[.D1250]*60" office:value-type="float" office:value="752.407704654896" calcext:value-type="float">
            <text:p>752</text:p>
          </table:table-cell>
          <table:table-cell table:style-name="ce6" table:formula="of:=[.E1250]*[.F$2]" office:value-type="float" office:value="1504.81540930979" calcext:value-type="float">
            <text:p>1505</text:p>
          </table:table-cell>
          <table:table-cell table:number-columns-repeated="5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2" table:formula="of:=[.B$2]*[.A1251]*1000" office:value-type="float" office:value="19.952" calcext:value-type="float">
            <text:p>19.952</text:p>
          </table:table-cell>
          <table:table-cell table:style-name="ce6" table:formula="of:=1/([.B1251]/1000)" office:value-type="float" office:value="50.1202886928629" calcext:value-type="float">
            <text:p>50</text:p>
          </table:table-cell>
          <table:table-cell table:style-name="ce6" table:formula="of:=[.C1251]/[.D$2]" office:value-type="float" office:value="12.5300721732157" calcext:value-type="float">
            <text:p>13</text:p>
          </table:table-cell>
          <table:table-cell table:style-name="ce6" table:formula="of:=[.D1251]*60" office:value-type="float" office:value="751.804330392943" calcext:value-type="float">
            <text:p>752</text:p>
          </table:table-cell>
          <table:table-cell table:style-name="ce6" table:formula="of:=[.E1251]*[.F$2]" office:value-type="float" office:value="1503.60866078589" calcext:value-type="float">
            <text:p>1504</text:p>
          </table:table-cell>
          <table:table-cell table:number-columns-repeated="5"/>
        </table:table-row>
        <table:table-row table:style-name="ro1">
          <table:table-cell table:style-name="ce2" office:value-type="float" office:value="1248" calcext:value-type="float">
            <text:p>1248</text:p>
          </table:table-cell>
          <table:table-cell table:style-name="ce2" table:formula="of:=[.B$2]*[.A1252]*1000" office:value-type="float" office:value="19.968" calcext:value-type="float">
            <text:p>19.968</text:p>
          </table:table-cell>
          <table:table-cell table:style-name="ce6" table:formula="of:=1/([.B1252]/1000)" office:value-type="float" office:value="50.0801282051282" calcext:value-type="float">
            <text:p>50</text:p>
          </table:table-cell>
          <table:table-cell table:style-name="ce6" table:formula="of:=[.C1252]/[.D$2]" office:value-type="float" office:value="12.5200320512821" calcext:value-type="float">
            <text:p>13</text:p>
          </table:table-cell>
          <table:table-cell table:style-name="ce6" table:formula="of:=[.D1252]*60" office:value-type="float" office:value="751.201923076923" calcext:value-type="float">
            <text:p>751</text:p>
          </table:table-cell>
          <table:table-cell table:style-name="ce6" table:formula="of:=[.E1252]*[.F$2]" office:value-type="float" office:value="1502.40384615385" calcext:value-type="float">
            <text:p>1502</text:p>
          </table:table-cell>
          <table:table-cell table:number-columns-repeated="5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 table:formula="of:=[.B$2]*[.A1253]*1000" office:value-type="float" office:value="19.984" calcext:value-type="float">
            <text:p>19.984</text:p>
          </table:table-cell>
          <table:table-cell table:style-name="ce6" table:formula="of:=1/([.B1253]/1000)" office:value-type="float" office:value="50.0400320256205" calcext:value-type="float">
            <text:p>50</text:p>
          </table:table-cell>
          <table:table-cell table:style-name="ce6" table:formula="of:=[.C1253]/[.D$2]" office:value-type="float" office:value="12.5100080064051" calcext:value-type="float">
            <text:p>13</text:p>
          </table:table-cell>
          <table:table-cell table:style-name="ce6" table:formula="of:=[.D1253]*60" office:value-type="float" office:value="750.600480384307" calcext:value-type="float">
            <text:p>751</text:p>
          </table:table-cell>
          <table:table-cell table:style-name="ce6" table:formula="of:=[.E1253]*[.F$2]" office:value-type="float" office:value="1501.20096076862" calcext:value-type="float">
            <text:p>1501</text:p>
          </table:table-cell>
          <table:table-cell table:number-columns-repeated="5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2" table:formula="of:=[.B$2]*[.A1254]*1000" office:value-type="float" office:value="20" calcext:value-type="float">
            <text:p>20</text:p>
          </table:table-cell>
          <table:table-cell table:style-name="ce6" table:formula="of:=1/([.B1254]/1000)" office:value-type="float" office:value="50" calcext:value-type="float">
            <text:p>50</text:p>
          </table:table-cell>
          <table:table-cell table:style-name="ce6" table:formula="of:=[.C1254]/[.D$2]" office:value-type="float" office:value="12.5" calcext:value-type="float">
            <text:p>13</text:p>
          </table:table-cell>
          <table:table-cell table:style-name="ce6" table:formula="of:=[.D1254]*60" office:value-type="float" office:value="750" calcext:value-type="float">
            <text:p>750</text:p>
          </table:table-cell>
          <table:table-cell table:style-name="ce6" table:formula="of:=[.E1254]*[.F$2]" office:value-type="float" office:value="1500" calcext:value-type="float">
            <text:p>1500</text:p>
          </table:table-cell>
          <table:table-cell table:number-columns-repeated="5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2" table:formula="of:=[.B$2]*[.A1255]*1000" office:value-type="float" office:value="20.016" calcext:value-type="float">
            <text:p>20.016</text:p>
          </table:table-cell>
          <table:table-cell table:style-name="ce6" table:formula="of:=1/([.B1255]/1000)" office:value-type="float" office:value="49.9600319744205" calcext:value-type="float">
            <text:p>50</text:p>
          </table:table-cell>
          <table:table-cell table:style-name="ce6" table:formula="of:=[.C1255]/[.D$2]" office:value-type="float" office:value="12.4900079936051" calcext:value-type="float">
            <text:p>12</text:p>
          </table:table-cell>
          <table:table-cell table:style-name="ce6" table:formula="of:=[.D1255]*60" office:value-type="float" office:value="749.400479616307" calcext:value-type="float">
            <text:p>749</text:p>
          </table:table-cell>
          <table:table-cell table:style-name="ce6" table:formula="of:=[.E1255]*[.F$2]" office:value-type="float" office:value="1498.80095923261" calcext:value-type="float">
            <text:p>1499</text:p>
          </table:table-cell>
          <table:table-cell table:number-columns-repeated="5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2" table:formula="of:=[.B$2]*[.A1256]*1000" office:value-type="float" office:value="20.032" calcext:value-type="float">
            <text:p>20.032</text:p>
          </table:table-cell>
          <table:table-cell table:style-name="ce6" table:formula="of:=1/([.B1256]/1000)" office:value-type="float" office:value="49.9201277955272" calcext:value-type="float">
            <text:p>50</text:p>
          </table:table-cell>
          <table:table-cell table:style-name="ce6" table:formula="of:=[.C1256]/[.D$2]" office:value-type="float" office:value="12.4800319488818" calcext:value-type="float">
            <text:p>12</text:p>
          </table:table-cell>
          <table:table-cell table:style-name="ce6" table:formula="of:=[.D1256]*60" office:value-type="float" office:value="748.801916932908" calcext:value-type="float">
            <text:p>749</text:p>
          </table:table-cell>
          <table:table-cell table:style-name="ce6" table:formula="of:=[.E1256]*[.F$2]" office:value-type="float" office:value="1497.60383386582" calcext:value-type="float">
            <text:p>1498</text:p>
          </table:table-cell>
          <table:table-cell table:number-columns-repeated="5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2" table:formula="of:=[.B$2]*[.A1257]*1000" office:value-type="float" office:value="20.048" calcext:value-type="float">
            <text:p>20.048</text:p>
          </table:table-cell>
          <table:table-cell table:style-name="ce6" table:formula="of:=1/([.B1257]/1000)" office:value-type="float" office:value="49.8802873104549" calcext:value-type="float">
            <text:p>50</text:p>
          </table:table-cell>
          <table:table-cell table:style-name="ce6" table:formula="of:=[.C1257]/[.D$2]" office:value-type="float" office:value="12.4700718276137" calcext:value-type="float">
            <text:p>12</text:p>
          </table:table-cell>
          <table:table-cell table:style-name="ce6" table:formula="of:=[.D1257]*60" office:value-type="float" office:value="748.204309656824" calcext:value-type="float">
            <text:p>748</text:p>
          </table:table-cell>
          <table:table-cell table:style-name="ce6" table:formula="of:=[.E1257]*[.F$2]" office:value-type="float" office:value="1496.40861931365" calcext:value-type="float">
            <text:p>1496</text:p>
          </table:table-cell>
          <table:table-cell table:number-columns-repeated="5"/>
        </table:table-row>
        <table:table-row table:style-name="ro1">
          <table:table-cell table:style-name="ce2" office:value-type="float" office:value="1254" calcext:value-type="float">
            <text:p>1254</text:p>
          </table:table-cell>
          <table:table-cell table:style-name="ce2" table:formula="of:=[.B$2]*[.A1258]*1000" office:value-type="float" office:value="20.064" calcext:value-type="float">
            <text:p>20.064</text:p>
          </table:table-cell>
          <table:table-cell table:style-name="ce6" table:formula="of:=1/([.B1258]/1000)" office:value-type="float" office:value="49.8405103668262" calcext:value-type="float">
            <text:p>50</text:p>
          </table:table-cell>
          <table:table-cell table:style-name="ce6" table:formula="of:=[.C1258]/[.D$2]" office:value-type="float" office:value="12.4601275917065" calcext:value-type="float">
            <text:p>12</text:p>
          </table:table-cell>
          <table:table-cell table:style-name="ce6" table:formula="of:=[.D1258]*60" office:value-type="float" office:value="747.607655502392" calcext:value-type="float">
            <text:p>748</text:p>
          </table:table-cell>
          <table:table-cell table:style-name="ce6" table:formula="of:=[.E1258]*[.F$2]" office:value-type="float" office:value="1495.21531100478" calcext:value-type="float">
            <text:p>1495</text:p>
          </table:table-cell>
          <table:table-cell table:number-columns-repeated="5"/>
        </table:table-row>
        <table:table-row table:style-name="ro1">
          <table:table-cell table:style-name="ce2" office:value-type="float" office:value="1255" calcext:value-type="float">
            <text:p>1255</text:p>
          </table:table-cell>
          <table:table-cell table:style-name="ce2" table:formula="of:=[.B$2]*[.A1259]*1000" office:value-type="float" office:value="20.08" calcext:value-type="float">
            <text:p>20.08</text:p>
          </table:table-cell>
          <table:table-cell table:style-name="ce6" table:formula="of:=1/([.B1259]/1000)" office:value-type="float" office:value="49.800796812749" calcext:value-type="float">
            <text:p>50</text:p>
          </table:table-cell>
          <table:table-cell table:style-name="ce6" table:formula="of:=[.C1259]/[.D$2]" office:value-type="float" office:value="12.4501992031873" calcext:value-type="float">
            <text:p>12</text:p>
          </table:table-cell>
          <table:table-cell table:style-name="ce6" table:formula="of:=[.D1259]*60" office:value-type="float" office:value="747.011952191235" calcext:value-type="float">
            <text:p>747</text:p>
          </table:table-cell>
          <table:table-cell table:style-name="ce6" table:formula="of:=[.E1259]*[.F$2]" office:value-type="float" office:value="1494.02390438247" calcext:value-type="float">
            <text:p>1494</text:p>
          </table:table-cell>
          <table:table-cell table:number-columns-repeated="5"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2" table:formula="of:=[.B$2]*[.A1260]*1000" office:value-type="float" office:value="20.096" calcext:value-type="float">
            <text:p>20.096</text:p>
          </table:table-cell>
          <table:table-cell table:style-name="ce6" table:formula="of:=1/([.B1260]/1000)" office:value-type="float" office:value="49.7611464968153" calcext:value-type="float">
            <text:p>50</text:p>
          </table:table-cell>
          <table:table-cell table:style-name="ce6" table:formula="of:=[.C1260]/[.D$2]" office:value-type="float" office:value="12.4402866242038" calcext:value-type="float">
            <text:p>12</text:p>
          </table:table-cell>
          <table:table-cell table:style-name="ce6" table:formula="of:=[.D1260]*60" office:value-type="float" office:value="746.417197452229" calcext:value-type="float">
            <text:p>746</text:p>
          </table:table-cell>
          <table:table-cell table:style-name="ce6" table:formula="of:=[.E1260]*[.F$2]" office:value-type="float" office:value="1492.83439490446" calcext:value-type="float">
            <text:p>1493</text:p>
          </table:table-cell>
          <table:table-cell table:number-columns-repeated="5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2" table:formula="of:=[.B$2]*[.A1261]*1000" office:value-type="float" office:value="20.112" calcext:value-type="float">
            <text:p>20.112</text:p>
          </table:table-cell>
          <table:table-cell table:style-name="ce6" table:formula="of:=1/([.B1261]/1000)" office:value-type="float" office:value="49.7215592680987" calcext:value-type="float">
            <text:p>50</text:p>
          </table:table-cell>
          <table:table-cell table:style-name="ce6" table:formula="of:=[.C1261]/[.D$2]" office:value-type="float" office:value="12.4303898170247" calcext:value-type="float">
            <text:p>12</text:p>
          </table:table-cell>
          <table:table-cell table:style-name="ce6" table:formula="of:=[.D1261]*60" office:value-type="float" office:value="745.82338902148" calcext:value-type="float">
            <text:p>746</text:p>
          </table:table-cell>
          <table:table-cell table:style-name="ce6" table:formula="of:=[.E1261]*[.F$2]" office:value-type="float" office:value="1491.64677804296" calcext:value-type="float">
            <text:p>1492</text:p>
          </table:table-cell>
          <table:table-cell table:number-columns-repeated="5"/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2" table:formula="of:=[.B$2]*[.A1262]*1000" office:value-type="float" office:value="20.128" calcext:value-type="float">
            <text:p>20.128</text:p>
          </table:table-cell>
          <table:table-cell table:style-name="ce6" table:formula="of:=1/([.B1262]/1000)" office:value-type="float" office:value="49.6820349761526" calcext:value-type="float">
            <text:p>50</text:p>
          </table:table-cell>
          <table:table-cell table:style-name="ce6" table:formula="of:=[.C1262]/[.D$2]" office:value-type="float" office:value="12.4205087440382" calcext:value-type="float">
            <text:p>12</text:p>
          </table:table-cell>
          <table:table-cell table:style-name="ce6" table:formula="of:=[.D1262]*60" office:value-type="float" office:value="745.230524642289" calcext:value-type="float">
            <text:p>745</text:p>
          </table:table-cell>
          <table:table-cell table:style-name="ce6" table:formula="of:=[.E1262]*[.F$2]" office:value-type="float" office:value="1490.46104928458" calcext:value-type="float">
            <text:p>1490</text:p>
          </table:table-cell>
          <table:table-cell table:number-columns-repeated="5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 table:formula="of:=[.B$2]*[.A1263]*1000" office:value-type="float" office:value="20.144" calcext:value-type="float">
            <text:p>20.144</text:p>
          </table:table-cell>
          <table:table-cell table:style-name="ce6" table:formula="of:=1/([.B1263]/1000)" office:value-type="float" office:value="49.6425734710087" calcext:value-type="float">
            <text:p>50</text:p>
          </table:table-cell>
          <table:table-cell table:style-name="ce6" table:formula="of:=[.C1263]/[.D$2]" office:value-type="float" office:value="12.4106433677522" calcext:value-type="float">
            <text:p>12</text:p>
          </table:table-cell>
          <table:table-cell table:style-name="ce6" table:formula="of:=[.D1263]*60" office:value-type="float" office:value="744.638602065131" calcext:value-type="float">
            <text:p>745</text:p>
          </table:table-cell>
          <table:table-cell table:style-name="ce6" table:formula="of:=[.E1263]*[.F$2]" office:value-type="float" office:value="1489.27720413026" calcext:value-type="float">
            <text:p>1489</text:p>
          </table:table-cell>
          <table:table-cell table:number-columns-repeated="5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2" table:formula="of:=[.B$2]*[.A1264]*1000" office:value-type="float" office:value="20.16" calcext:value-type="float">
            <text:p>20.16</text:p>
          </table:table-cell>
          <table:table-cell table:style-name="ce6" table:formula="of:=1/([.B1264]/1000)" office:value-type="float" office:value="49.6031746031746" calcext:value-type="float">
            <text:p>50</text:p>
          </table:table-cell>
          <table:table-cell table:style-name="ce6" table:formula="of:=[.C1264]/[.D$2]" office:value-type="float" office:value="12.4007936507937" calcext:value-type="float">
            <text:p>12</text:p>
          </table:table-cell>
          <table:table-cell table:style-name="ce6" table:formula="of:=[.D1264]*60" office:value-type="float" office:value="744.047619047619" calcext:value-type="float">
            <text:p>744</text:p>
          </table:table-cell>
          <table:table-cell table:style-name="ce6" table:formula="of:=[.E1264]*[.F$2]" office:value-type="float" office:value="1488.09523809524" calcext:value-type="float">
            <text:p>1488</text:p>
          </table:table-cell>
          <table:table-cell table:number-columns-repeated="5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2" table:formula="of:=[.B$2]*[.A1265]*1000" office:value-type="float" office:value="20.176" calcext:value-type="float">
            <text:p>20.176</text:p>
          </table:table-cell>
          <table:table-cell table:style-name="ce6" table:formula="of:=1/([.B1265]/1000)" office:value-type="float" office:value="49.563838223632" calcext:value-type="float">
            <text:p>50</text:p>
          </table:table-cell>
          <table:table-cell table:style-name="ce6" table:formula="of:=[.C1265]/[.D$2]" office:value-type="float" office:value="12.390959555908" calcext:value-type="float">
            <text:p>12</text:p>
          </table:table-cell>
          <table:table-cell table:style-name="ce6" table:formula="of:=[.D1265]*60" office:value-type="float" office:value="743.457573354481" calcext:value-type="float">
            <text:p>743</text:p>
          </table:table-cell>
          <table:table-cell table:style-name="ce6" table:formula="of:=[.E1265]*[.F$2]" office:value-type="float" office:value="1486.91514670896" calcext:value-type="float">
            <text:p>1487</text:p>
          </table:table-cell>
          <table:table-cell table:number-columns-repeated="5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2" table:formula="of:=[.B$2]*[.A1266]*1000" office:value-type="float" office:value="20.192" calcext:value-type="float">
            <text:p>20.192</text:p>
          </table:table-cell>
          <table:table-cell table:style-name="ce6" table:formula="of:=1/([.B1266]/1000)" office:value-type="float" office:value="49.5245641838352" calcext:value-type="float">
            <text:p>50</text:p>
          </table:table-cell>
          <table:table-cell table:style-name="ce6" table:formula="of:=[.C1266]/[.D$2]" office:value-type="float" office:value="12.3811410459588" calcext:value-type="float">
            <text:p>12</text:p>
          </table:table-cell>
          <table:table-cell table:style-name="ce6" table:formula="of:=[.D1266]*60" office:value-type="float" office:value="742.868462757528" calcext:value-type="float">
            <text:p>743</text:p>
          </table:table-cell>
          <table:table-cell table:style-name="ce6" table:formula="of:=[.E1266]*[.F$2]" office:value-type="float" office:value="1485.73692551506" calcext:value-type="float">
            <text:p>1486</text:p>
          </table:table-cell>
          <table:table-cell table:number-columns-repeated="5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2" table:formula="of:=[.B$2]*[.A1267]*1000" office:value-type="float" office:value="20.208" calcext:value-type="float">
            <text:p>20.208</text:p>
          </table:table-cell>
          <table:table-cell table:style-name="ce6" table:formula="of:=1/([.B1267]/1000)" office:value-type="float" office:value="49.4853523357086" calcext:value-type="float">
            <text:p>49</text:p>
          </table:table-cell>
          <table:table-cell table:style-name="ce6" table:formula="of:=[.C1267]/[.D$2]" office:value-type="float" office:value="12.3713380839272" calcext:value-type="float">
            <text:p>12</text:p>
          </table:table-cell>
          <table:table-cell table:style-name="ce6" table:formula="of:=[.D1267]*60" office:value-type="float" office:value="742.280285035629" calcext:value-type="float">
            <text:p>742</text:p>
          </table:table-cell>
          <table:table-cell table:style-name="ce6" table:formula="of:=[.E1267]*[.F$2]" office:value-type="float" office:value="1484.56057007126" calcext:value-type="float">
            <text:p>1485</text:p>
          </table:table-cell>
          <table:table-cell table:number-columns-repeated="5"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2" table:formula="of:=[.B$2]*[.A1268]*1000" office:value-type="float" office:value="20.224" calcext:value-type="float">
            <text:p>20.224</text:p>
          </table:table-cell>
          <table:table-cell table:style-name="ce6" table:formula="of:=1/([.B1268]/1000)" office:value-type="float" office:value="49.4462025316456" calcext:value-type="float">
            <text:p>49</text:p>
          </table:table-cell>
          <table:table-cell table:style-name="ce6" table:formula="of:=[.C1268]/[.D$2]" office:value-type="float" office:value="12.3615506329114" calcext:value-type="float">
            <text:p>12</text:p>
          </table:table-cell>
          <table:table-cell table:style-name="ce6" table:formula="of:=[.D1268]*60" office:value-type="float" office:value="741.693037974684" calcext:value-type="float">
            <text:p>742</text:p>
          </table:table-cell>
          <table:table-cell table:style-name="ce6" table:formula="of:=[.E1268]*[.F$2]" office:value-type="float" office:value="1483.38607594937" calcext:value-type="float">
            <text:p>1483</text:p>
          </table:table-cell>
          <table:table-cell table:number-columns-repeated="5"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2" table:formula="of:=[.B$2]*[.A1269]*1000" office:value-type="float" office:value="20.24" calcext:value-type="float">
            <text:p>20.24</text:p>
          </table:table-cell>
          <table:table-cell table:style-name="ce6" table:formula="of:=1/([.B1269]/1000)" office:value-type="float" office:value="49.4071146245059" calcext:value-type="float">
            <text:p>49</text:p>
          </table:table-cell>
          <table:table-cell table:style-name="ce6" table:formula="of:=[.C1269]/[.D$2]" office:value-type="float" office:value="12.3517786561265" calcext:value-type="float">
            <text:p>12</text:p>
          </table:table-cell>
          <table:table-cell table:style-name="ce6" table:formula="of:=[.D1269]*60" office:value-type="float" office:value="741.106719367589" calcext:value-type="float">
            <text:p>741</text:p>
          </table:table-cell>
          <table:table-cell table:style-name="ce6" table:formula="of:=[.E1269]*[.F$2]" office:value-type="float" office:value="1482.21343873518" calcext:value-type="float">
            <text:p>1482</text:p>
          </table:table-cell>
          <table:table-cell table:number-columns-repeated="5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 table:formula="of:=[.B$2]*[.A1270]*1000" office:value-type="float" office:value="20.256" calcext:value-type="float">
            <text:p>20.256</text:p>
          </table:table-cell>
          <table:table-cell table:style-name="ce6" table:formula="of:=1/([.B1270]/1000)" office:value-type="float" office:value="49.3680884676145" calcext:value-type="float">
            <text:p>49</text:p>
          </table:table-cell>
          <table:table-cell table:style-name="ce6" table:formula="of:=[.C1270]/[.D$2]" office:value-type="float" office:value="12.3420221169036" calcext:value-type="float">
            <text:p>12</text:p>
          </table:table-cell>
          <table:table-cell table:style-name="ce6" table:formula="of:=[.D1270]*60" office:value-type="float" office:value="740.521327014218" calcext:value-type="float">
            <text:p>741</text:p>
          </table:table-cell>
          <table:table-cell table:style-name="ce6" table:formula="of:=[.E1270]*[.F$2]" office:value-type="float" office:value="1481.04265402844" calcext:value-type="float">
            <text:p>1481</text:p>
          </table:table-cell>
          <table:table-cell table:number-columns-repeated="5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2" table:formula="of:=[.B$2]*[.A1271]*1000" office:value-type="float" office:value="20.272" calcext:value-type="float">
            <text:p>20.272</text:p>
          </table:table-cell>
          <table:table-cell table:style-name="ce6" table:formula="of:=1/([.B1271]/1000)" office:value-type="float" office:value="49.3291239147593" calcext:value-type="float">
            <text:p>49</text:p>
          </table:table-cell>
          <table:table-cell table:style-name="ce6" table:formula="of:=[.C1271]/[.D$2]" office:value-type="float" office:value="12.3322809786898" calcext:value-type="float">
            <text:p>12</text:p>
          </table:table-cell>
          <table:table-cell table:style-name="ce6" table:formula="of:=[.D1271]*60" office:value-type="float" office:value="739.936858721389" calcext:value-type="float">
            <text:p>740</text:p>
          </table:table-cell>
          <table:table-cell table:style-name="ce6" table:formula="of:=[.E1271]*[.F$2]" office:value-type="float" office:value="1479.87371744278" calcext:value-type="float">
            <text:p>1480</text:p>
          </table:table-cell>
          <table:table-cell table:number-columns-repeated="5"/>
        </table:table-row>
        <table:table-row table:style-name="ro1">
          <table:table-cell table:style-name="ce2" office:value-type="float" office:value="1268" calcext:value-type="float">
            <text:p>1268</text:p>
          </table:table-cell>
          <table:table-cell table:style-name="ce2" table:formula="of:=[.B$2]*[.A1272]*1000" office:value-type="float" office:value="20.288" calcext:value-type="float">
            <text:p>20.288</text:p>
          </table:table-cell>
          <table:table-cell table:style-name="ce6" table:formula="of:=1/([.B1272]/1000)" office:value-type="float" office:value="49.2902208201893" calcext:value-type="float">
            <text:p>49</text:p>
          </table:table-cell>
          <table:table-cell table:style-name="ce6" table:formula="of:=[.C1272]/[.D$2]" office:value-type="float" office:value="12.3225552050473" calcext:value-type="float">
            <text:p>12</text:p>
          </table:table-cell>
          <table:table-cell table:style-name="ce6" table:formula="of:=[.D1272]*60" office:value-type="float" office:value="739.353312302839" calcext:value-type="float">
            <text:p>739</text:p>
          </table:table-cell>
          <table:table-cell table:style-name="ce6" table:formula="of:=[.E1272]*[.F$2]" office:value-type="float" office:value="1478.70662460568" calcext:value-type="float">
            <text:p>1479</text:p>
          </table:table-cell>
          <table:table-cell table:number-columns-repeated="5"/>
        </table:table-row>
        <table:table-row table:style-name="ro1">
          <table:table-cell table:style-name="ce2" office:value-type="float" office:value="1269" calcext:value-type="float">
            <text:p>1269</text:p>
          </table:table-cell>
          <table:table-cell table:style-name="ce2" table:formula="of:=[.B$2]*[.A1273]*1000" office:value-type="float" office:value="20.304" calcext:value-type="float">
            <text:p>20.304</text:p>
          </table:table-cell>
          <table:table-cell table:style-name="ce6" table:formula="of:=1/([.B1273]/1000)" office:value-type="float" office:value="49.2513790386131" calcext:value-type="float">
            <text:p>49</text:p>
          </table:table-cell>
          <table:table-cell table:style-name="ce6" table:formula="of:=[.C1273]/[.D$2]" office:value-type="float" office:value="12.3128447596533" calcext:value-type="float">
            <text:p>12</text:p>
          </table:table-cell>
          <table:table-cell table:style-name="ce6" table:formula="of:=[.D1273]*60" office:value-type="float" office:value="738.770685579196" calcext:value-type="float">
            <text:p>739</text:p>
          </table:table-cell>
          <table:table-cell table:style-name="ce6" table:formula="of:=[.E1273]*[.F$2]" office:value-type="float" office:value="1477.54137115839" calcext:value-type="float">
            <text:p>1478</text:p>
          </table:table-cell>
          <table:table-cell table:number-columns-repeated="5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 table:formula="of:=[.B$2]*[.A1274]*1000" office:value-type="float" office:value="20.32" calcext:value-type="float">
            <text:p>20.32</text:p>
          </table:table-cell>
          <table:table-cell table:style-name="ce6" table:formula="of:=1/([.B1274]/1000)" office:value-type="float" office:value="49.2125984251969" calcext:value-type="float">
            <text:p>49</text:p>
          </table:table-cell>
          <table:table-cell table:style-name="ce6" table:formula="of:=[.C1274]/[.D$2]" office:value-type="float" office:value="12.3031496062992" calcext:value-type="float">
            <text:p>12</text:p>
          </table:table-cell>
          <table:table-cell table:style-name="ce6" table:formula="of:=[.D1274]*60" office:value-type="float" office:value="738.188976377953" calcext:value-type="float">
            <text:p>738</text:p>
          </table:table-cell>
          <table:table-cell table:style-name="ce6" table:formula="of:=[.E1274]*[.F$2]" office:value-type="float" office:value="1476.37795275591" calcext:value-type="float">
            <text:p>1476</text:p>
          </table:table-cell>
          <table:table-cell table:number-columns-repeated="5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2" table:formula="of:=[.B$2]*[.A1275]*1000" office:value-type="float" office:value="20.336" calcext:value-type="float">
            <text:p>20.336</text:p>
          </table:table-cell>
          <table:table-cell table:style-name="ce6" table:formula="of:=1/([.B1275]/1000)" office:value-type="float" office:value="49.1738788355625" calcext:value-type="float">
            <text:p>49</text:p>
          </table:table-cell>
          <table:table-cell table:style-name="ce6" table:formula="of:=[.C1275]/[.D$2]" office:value-type="float" office:value="12.2934697088906" calcext:value-type="float">
            <text:p>12</text:p>
          </table:table-cell>
          <table:table-cell table:style-name="ce6" table:formula="of:=[.D1275]*60" office:value-type="float" office:value="737.608182533438" calcext:value-type="float">
            <text:p>738</text:p>
          </table:table-cell>
          <table:table-cell table:style-name="ce6" table:formula="of:=[.E1275]*[.F$2]" office:value-type="float" office:value="1475.21636506688" calcext:value-type="float">
            <text:p>1475</text:p>
          </table:table-cell>
          <table:table-cell table:number-columns-repeated="5"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2" table:formula="of:=[.B$2]*[.A1276]*1000" office:value-type="float" office:value="20.352" calcext:value-type="float">
            <text:p>20.352</text:p>
          </table:table-cell>
          <table:table-cell table:style-name="ce6" table:formula="of:=1/([.B1276]/1000)" office:value-type="float" office:value="49.1352201257862" calcext:value-type="float">
            <text:p>49</text:p>
          </table:table-cell>
          <table:table-cell table:style-name="ce6" table:formula="of:=[.C1276]/[.D$2]" office:value-type="float" office:value="12.2838050314465" calcext:value-type="float">
            <text:p>12</text:p>
          </table:table-cell>
          <table:table-cell table:style-name="ce6" table:formula="of:=[.D1276]*60" office:value-type="float" office:value="737.028301886792" calcext:value-type="float">
            <text:p>737</text:p>
          </table:table-cell>
          <table:table-cell table:style-name="ce6" table:formula="of:=[.E1276]*[.F$2]" office:value-type="float" office:value="1474.05660377358" calcext:value-type="float">
            <text:p>1474</text:p>
          </table:table-cell>
          <table:table-cell table:number-columns-repeated="5"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2" table:formula="of:=[.B$2]*[.A1277]*1000" office:value-type="float" office:value="20.368" calcext:value-type="float">
            <text:p>20.368</text:p>
          </table:table-cell>
          <table:table-cell table:style-name="ce6" table:formula="of:=1/([.B1277]/1000)" office:value-type="float" office:value="49.0966221523959" calcext:value-type="float">
            <text:p>49</text:p>
          </table:table-cell>
          <table:table-cell table:style-name="ce6" table:formula="of:=[.C1277]/[.D$2]" office:value-type="float" office:value="12.274155538099" calcext:value-type="float">
            <text:p>12</text:p>
          </table:table-cell>
          <table:table-cell table:style-name="ce6" table:formula="of:=[.D1277]*60" office:value-type="float" office:value="736.449332285939" calcext:value-type="float">
            <text:p>736</text:p>
          </table:table-cell>
          <table:table-cell table:style-name="ce6" table:formula="of:=[.E1277]*[.F$2]" office:value-type="float" office:value="1472.89866457188" calcext:value-type="float">
            <text:p>1473</text:p>
          </table:table-cell>
          <table:table-cell table:number-columns-repeated="5"/>
        </table:table-row>
        <table:table-row table:style-name="ro1">
          <table:table-cell table:style-name="ce2" office:value-type="float" office:value="1274" calcext:value-type="float">
            <text:p>1274</text:p>
          </table:table-cell>
          <table:table-cell table:style-name="ce2" table:formula="of:=[.B$2]*[.A1278]*1000" office:value-type="float" office:value="20.384" calcext:value-type="float">
            <text:p>20.384</text:p>
          </table:table-cell>
          <table:table-cell table:style-name="ce6" table:formula="of:=1/([.B1278]/1000)" office:value-type="float" office:value="49.0580847723705" calcext:value-type="float">
            <text:p>49</text:p>
          </table:table-cell>
          <table:table-cell table:style-name="ce6" table:formula="of:=[.C1278]/[.D$2]" office:value-type="float" office:value="12.2645211930926" calcext:value-type="float">
            <text:p>12</text:p>
          </table:table-cell>
          <table:table-cell table:style-name="ce6" table:formula="of:=[.D1278]*60" office:value-type="float" office:value="735.871271585557" calcext:value-type="float">
            <text:p>736</text:p>
          </table:table-cell>
          <table:table-cell table:style-name="ce6" table:formula="of:=[.E1278]*[.F$2]" office:value-type="float" office:value="1471.74254317111" calcext:value-type="float">
            <text:p>1472</text:p>
          </table:table-cell>
          <table:table-cell table:number-columns-repeated="5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 table:formula="of:=[.B$2]*[.A1279]*1000" office:value-type="float" office:value="20.4" calcext:value-type="float">
            <text:p>20.4</text:p>
          </table:table-cell>
          <table:table-cell table:style-name="ce6" table:formula="of:=1/([.B1279]/1000)" office:value-type="float" office:value="49.0196078431373" calcext:value-type="float">
            <text:p>49</text:p>
          </table:table-cell>
          <table:table-cell table:style-name="ce6" table:formula="of:=[.C1279]/[.D$2]" office:value-type="float" office:value="12.2549019607843" calcext:value-type="float">
            <text:p>12</text:p>
          </table:table-cell>
          <table:table-cell table:style-name="ce6" table:formula="of:=[.D1279]*60" office:value-type="float" office:value="735.294117647059" calcext:value-type="float">
            <text:p>735</text:p>
          </table:table-cell>
          <table:table-cell table:style-name="ce6" table:formula="of:=[.E1279]*[.F$2]" office:value-type="float" office:value="1470.58823529412" calcext:value-type="float">
            <text:p>1471</text:p>
          </table:table-cell>
          <table:table-cell table:number-columns-repeated="5"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2" table:formula="of:=[.B$2]*[.A1280]*1000" office:value-type="float" office:value="20.416" calcext:value-type="float">
            <text:p>20.416</text:p>
          </table:table-cell>
          <table:table-cell table:style-name="ce6" table:formula="of:=1/([.B1280]/1000)" office:value-type="float" office:value="48.9811912225705" calcext:value-type="float">
            <text:p>49</text:p>
          </table:table-cell>
          <table:table-cell table:style-name="ce6" table:formula="of:=[.C1280]/[.D$2]" office:value-type="float" office:value="12.2452978056426" calcext:value-type="float">
            <text:p>12</text:p>
          </table:table-cell>
          <table:table-cell table:style-name="ce6" table:formula="of:=[.D1280]*60" office:value-type="float" office:value="734.717868338558" calcext:value-type="float">
            <text:p>735</text:p>
          </table:table-cell>
          <table:table-cell table:style-name="ce6" table:formula="of:=[.E1280]*[.F$2]" office:value-type="float" office:value="1469.43573667712" calcext:value-type="float">
            <text:p>1469</text:p>
          </table:table-cell>
          <table:table-cell table:number-columns-repeated="5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2" table:formula="of:=[.B$2]*[.A1281]*1000" office:value-type="float" office:value="20.432" calcext:value-type="float">
            <text:p>20.432</text:p>
          </table:table-cell>
          <table:table-cell table:style-name="ce6" table:formula="of:=1/([.B1281]/1000)" office:value-type="float" office:value="48.9428347689898" calcext:value-type="float">
            <text:p>49</text:p>
          </table:table-cell>
          <table:table-cell table:style-name="ce6" table:formula="of:=[.C1281]/[.D$2]" office:value-type="float" office:value="12.2357086922475" calcext:value-type="float">
            <text:p>12</text:p>
          </table:table-cell>
          <table:table-cell table:style-name="ce6" table:formula="of:=[.D1281]*60" office:value-type="float" office:value="734.142521534847" calcext:value-type="float">
            <text:p>734</text:p>
          </table:table-cell>
          <table:table-cell table:style-name="ce6" table:formula="of:=[.E1281]*[.F$2]" office:value-type="float" office:value="1468.2850430697" calcext:value-type="float">
            <text:p>1468</text:p>
          </table:table-cell>
          <table:table-cell table:number-columns-repeated="5"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2" table:formula="of:=[.B$2]*[.A1282]*1000" office:value-type="float" office:value="20.448" calcext:value-type="float">
            <text:p>20.448</text:p>
          </table:table-cell>
          <table:table-cell table:style-name="ce6" table:formula="of:=1/([.B1282]/1000)" office:value-type="float" office:value="48.9045383411581" calcext:value-type="float">
            <text:p>49</text:p>
          </table:table-cell>
          <table:table-cell table:style-name="ce6" table:formula="of:=[.C1282]/[.D$2]" office:value-type="float" office:value="12.2261345852895" calcext:value-type="float">
            <text:p>12</text:p>
          </table:table-cell>
          <table:table-cell table:style-name="ce6" table:formula="of:=[.D1282]*60" office:value-type="float" office:value="733.568075117371" calcext:value-type="float">
            <text:p>734</text:p>
          </table:table-cell>
          <table:table-cell table:style-name="ce6" table:formula="of:=[.E1282]*[.F$2]" office:value-type="float" office:value="1467.13615023474" calcext:value-type="float">
            <text:p>1467</text:p>
          </table:table-cell>
          <table:table-cell table:number-columns-repeated="5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 table:formula="of:=[.B$2]*[.A1283]*1000" office:value-type="float" office:value="20.464" calcext:value-type="float">
            <text:p>20.464</text:p>
          </table:table-cell>
          <table:table-cell table:style-name="ce6" table:formula="of:=1/([.B1283]/1000)" office:value-type="float" office:value="48.8663017982799" calcext:value-type="float">
            <text:p>49</text:p>
          </table:table-cell>
          <table:table-cell table:style-name="ce6" table:formula="of:=[.C1283]/[.D$2]" office:value-type="float" office:value="12.21657544957" calcext:value-type="float">
            <text:p>12</text:p>
          </table:table-cell>
          <table:table-cell table:style-name="ce6" table:formula="of:=[.D1283]*60" office:value-type="float" office:value="732.994526974199" calcext:value-type="float">
            <text:p>733</text:p>
          </table:table-cell>
          <table:table-cell table:style-name="ce6" table:formula="of:=[.E1283]*[.F$2]" office:value-type="float" office:value="1465.9890539484" calcext:value-type="float">
            <text:p>1466</text:p>
          </table:table-cell>
          <table:table-cell table:number-columns-repeated="5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 table:formula="of:=[.B$2]*[.A1284]*1000" office:value-type="float" office:value="20.48" calcext:value-type="float">
            <text:p>20.48</text:p>
          </table:table-cell>
          <table:table-cell table:style-name="ce6" table:formula="of:=1/([.B1284]/1000)" office:value-type="float" office:value="48.828125" calcext:value-type="float">
            <text:p>49</text:p>
          </table:table-cell>
          <table:table-cell table:style-name="ce6" table:formula="of:=[.C1284]/[.D$2]" office:value-type="float" office:value="12.20703125" calcext:value-type="float">
            <text:p>12</text:p>
          </table:table-cell>
          <table:table-cell table:style-name="ce6" table:formula="of:=[.D1284]*60" office:value-type="float" office:value="732.421875" calcext:value-type="float">
            <text:p>732</text:p>
          </table:table-cell>
          <table:table-cell table:style-name="ce6" table:formula="of:=[.E1284]*[.F$2]" office:value-type="float" office:value="1464.84375" calcext:value-type="float">
            <text:p>1465</text:p>
          </table:table-cell>
          <table:table-cell table:number-columns-repeated="5"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2" table:formula="of:=[.B$2]*[.A1285]*1000" office:value-type="float" office:value="20.496" calcext:value-type="float">
            <text:p>20.496</text:p>
          </table:table-cell>
          <table:table-cell table:style-name="ce6" table:formula="of:=1/([.B1285]/1000)" office:value-type="float" office:value="48.7900078064012" calcext:value-type="float">
            <text:p>49</text:p>
          </table:table-cell>
          <table:table-cell table:style-name="ce6" table:formula="of:=[.C1285]/[.D$2]" office:value-type="float" office:value="12.1975019516003" calcext:value-type="float">
            <text:p>12</text:p>
          </table:table-cell>
          <table:table-cell table:style-name="ce6" table:formula="of:=[.D1285]*60" office:value-type="float" office:value="731.850117096019" calcext:value-type="float">
            <text:p>732</text:p>
          </table:table-cell>
          <table:table-cell table:style-name="ce6" table:formula="of:=[.E1285]*[.F$2]" office:value-type="float" office:value="1463.70023419204" calcext:value-type="float">
            <text:p>1464</text:p>
          </table:table-cell>
          <table:table-cell table:number-columns-repeated="5"/>
        </table:table-row>
        <table:table-row table:style-name="ro1">
          <table:table-cell table:style-name="ce2" office:value-type="float" office:value="1282" calcext:value-type="float">
            <text:p>1282</text:p>
          </table:table-cell>
          <table:table-cell table:style-name="ce2" table:formula="of:=[.B$2]*[.A1286]*1000" office:value-type="float" office:value="20.512" calcext:value-type="float">
            <text:p>20.512</text:p>
          </table:table-cell>
          <table:table-cell table:style-name="ce6" table:formula="of:=1/([.B1286]/1000)" office:value-type="float" office:value="48.7519500780031" calcext:value-type="float">
            <text:p>49</text:p>
          </table:table-cell>
          <table:table-cell table:style-name="ce6" table:formula="of:=[.C1286]/[.D$2]" office:value-type="float" office:value="12.1879875195008" calcext:value-type="float">
            <text:p>12</text:p>
          </table:table-cell>
          <table:table-cell table:style-name="ce6" table:formula="of:=[.D1286]*60" office:value-type="float" office:value="731.279251170047" calcext:value-type="float">
            <text:p>731</text:p>
          </table:table-cell>
          <table:table-cell table:style-name="ce6" table:formula="of:=[.E1286]*[.F$2]" office:value-type="float" office:value="1462.55850234009" calcext:value-type="float">
            <text:p>1463</text:p>
          </table:table-cell>
          <table:table-cell table:number-columns-repeated="5"/>
        </table:table-row>
        <table:table-row table:style-name="ro1">
          <table:table-cell table:style-name="ce2" office:value-type="float" office:value="1283" calcext:value-type="float">
            <text:p>1283</text:p>
          </table:table-cell>
          <table:table-cell table:style-name="ce2" table:formula="of:=[.B$2]*[.A1287]*1000" office:value-type="float" office:value="20.528" calcext:value-type="float">
            <text:p>20.528</text:p>
          </table:table-cell>
          <table:table-cell table:style-name="ce6" table:formula="of:=1/([.B1287]/1000)" office:value-type="float" office:value="48.7139516757599" calcext:value-type="float">
            <text:p>49</text:p>
          </table:table-cell>
          <table:table-cell table:style-name="ce6" table:formula="of:=[.C1287]/[.D$2]" office:value-type="float" office:value="12.17848791894" calcext:value-type="float">
            <text:p>12</text:p>
          </table:table-cell>
          <table:table-cell table:style-name="ce6" table:formula="of:=[.D1287]*60" office:value-type="float" office:value="730.709275136399" calcext:value-type="float">
            <text:p>731</text:p>
          </table:table-cell>
          <table:table-cell table:style-name="ce6" table:formula="of:=[.E1287]*[.F$2]" office:value-type="float" office:value="1461.4185502728" calcext:value-type="float">
            <text:p>1461</text:p>
          </table:table-cell>
          <table:table-cell table:number-columns-repeated="5"/>
        </table:table-row>
        <table:table-row table:style-name="ro1">
          <table:table-cell table:style-name="ce2" office:value-type="float" office:value="1284" calcext:value-type="float">
            <text:p>1284</text:p>
          </table:table-cell>
          <table:table-cell table:style-name="ce2" table:formula="of:=[.B$2]*[.A1288]*1000" office:value-type="float" office:value="20.544" calcext:value-type="float">
            <text:p>20.544</text:p>
          </table:table-cell>
          <table:table-cell table:style-name="ce6" table:formula="of:=1/([.B1288]/1000)" office:value-type="float" office:value="48.6760124610592" calcext:value-type="float">
            <text:p>49</text:p>
          </table:table-cell>
          <table:table-cell table:style-name="ce6" table:formula="of:=[.C1288]/[.D$2]" office:value-type="float" office:value="12.1690031152648" calcext:value-type="float">
            <text:p>12</text:p>
          </table:table-cell>
          <table:table-cell table:style-name="ce6" table:formula="of:=[.D1288]*60" office:value-type="float" office:value="730.140186915888" calcext:value-type="float">
            <text:p>730</text:p>
          </table:table-cell>
          <table:table-cell table:style-name="ce6" table:formula="of:=[.E1288]*[.F$2]" office:value-type="float" office:value="1460.28037383178" calcext:value-type="float">
            <text:p>1460</text:p>
          </table:table-cell>
          <table:table-cell table:number-columns-repeated="5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 table:formula="of:=[.B$2]*[.A1289]*1000" office:value-type="float" office:value="20.56" calcext:value-type="float">
            <text:p>20.56</text:p>
          </table:table-cell>
          <table:table-cell table:style-name="ce6" table:formula="of:=1/([.B1289]/1000)" office:value-type="float" office:value="48.6381322957199" calcext:value-type="float">
            <text:p>49</text:p>
          </table:table-cell>
          <table:table-cell table:style-name="ce6" table:formula="of:=[.C1289]/[.D$2]" office:value-type="float" office:value="12.15953307393" calcext:value-type="float">
            <text:p>12</text:p>
          </table:table-cell>
          <table:table-cell table:style-name="ce6" table:formula="of:=[.D1289]*60" office:value-type="float" office:value="729.571984435798" calcext:value-type="float">
            <text:p>730</text:p>
          </table:table-cell>
          <table:table-cell table:style-name="ce6" table:formula="of:=[.E1289]*[.F$2]" office:value-type="float" office:value="1459.1439688716" calcext:value-type="float">
            <text:p>1459</text:p>
          </table:table-cell>
          <table:table-cell table:number-columns-repeated="5"/>
        </table:table-row>
        <table:table-row table:style-name="ro1">
          <table:table-cell table:style-name="ce2" office:value-type="float" office:value="1286" calcext:value-type="float">
            <text:p>1286</text:p>
          </table:table-cell>
          <table:table-cell table:style-name="ce2" table:formula="of:=[.B$2]*[.A1290]*1000" office:value-type="float" office:value="20.576" calcext:value-type="float">
            <text:p>20.576</text:p>
          </table:table-cell>
          <table:table-cell table:style-name="ce6" table:formula="of:=1/([.B1290]/1000)" office:value-type="float" office:value="48.6003110419907" calcext:value-type="float">
            <text:p>49</text:p>
          </table:table-cell>
          <table:table-cell table:style-name="ce6" table:formula="of:=[.C1290]/[.D$2]" office:value-type="float" office:value="12.1500777604977" calcext:value-type="float">
            <text:p>12</text:p>
          </table:table-cell>
          <table:table-cell table:style-name="ce6" table:formula="of:=[.D1290]*60" office:value-type="float" office:value="729.00466562986" calcext:value-type="float">
            <text:p>729</text:p>
          </table:table-cell>
          <table:table-cell table:style-name="ce6" table:formula="of:=[.E1290]*[.F$2]" office:value-type="float" office:value="1458.00933125972" calcext:value-type="float">
            <text:p>1458</text:p>
          </table:table-cell>
          <table:table-cell table:number-columns-repeated="5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2" table:formula="of:=[.B$2]*[.A1291]*1000" office:value-type="float" office:value="20.592" calcext:value-type="float">
            <text:p>20.592</text:p>
          </table:table-cell>
          <table:table-cell table:style-name="ce6" table:formula="of:=1/([.B1291]/1000)" office:value-type="float" office:value="48.5625485625486" calcext:value-type="float">
            <text:p>49</text:p>
          </table:table-cell>
          <table:table-cell table:style-name="ce6" table:formula="of:=[.C1291]/[.D$2]" office:value-type="float" office:value="12.1406371406371" calcext:value-type="float">
            <text:p>12</text:p>
          </table:table-cell>
          <table:table-cell table:style-name="ce6" table:formula="of:=[.D1291]*60" office:value-type="float" office:value="728.438228438228" calcext:value-type="float">
            <text:p>728</text:p>
          </table:table-cell>
          <table:table-cell table:style-name="ce6" table:formula="of:=[.E1291]*[.F$2]" office:value-type="float" office:value="1456.87645687646" calcext:value-type="float">
            <text:p>1457</text:p>
          </table:table-cell>
          <table:table-cell table:number-columns-repeated="5"/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2" table:formula="of:=[.B$2]*[.A1292]*1000" office:value-type="float" office:value="20.608" calcext:value-type="float">
            <text:p>20.608</text:p>
          </table:table-cell>
          <table:table-cell table:style-name="ce6" table:formula="of:=1/([.B1292]/1000)" office:value-type="float" office:value="48.5248447204969" calcext:value-type="float">
            <text:p>49</text:p>
          </table:table-cell>
          <table:table-cell table:style-name="ce6" table:formula="of:=[.C1292]/[.D$2]" office:value-type="float" office:value="12.1312111801242" calcext:value-type="float">
            <text:p>12</text:p>
          </table:table-cell>
          <table:table-cell table:style-name="ce6" table:formula="of:=[.D1292]*60" office:value-type="float" office:value="727.872670807454" calcext:value-type="float">
            <text:p>728</text:p>
          </table:table-cell>
          <table:table-cell table:style-name="ce6" table:formula="of:=[.E1292]*[.F$2]" office:value-type="float" office:value="1455.74534161491" calcext:value-type="float">
            <text:p>1456</text:p>
          </table:table-cell>
          <table:table-cell table:number-columns-repeated="5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2" table:formula="of:=[.B$2]*[.A1293]*1000" office:value-type="float" office:value="20.624" calcext:value-type="float">
            <text:p>20.624</text:p>
          </table:table-cell>
          <table:table-cell table:style-name="ce6" table:formula="of:=1/([.B1293]/1000)" office:value-type="float" office:value="48.4871993793639" calcext:value-type="float">
            <text:p>48</text:p>
          </table:table-cell>
          <table:table-cell table:style-name="ce6" table:formula="of:=[.C1293]/[.D$2]" office:value-type="float" office:value="12.121799844841" calcext:value-type="float">
            <text:p>12</text:p>
          </table:table-cell>
          <table:table-cell table:style-name="ce6" table:formula="of:=[.D1293]*60" office:value-type="float" office:value="727.307990690458" calcext:value-type="float">
            <text:p>727</text:p>
          </table:table-cell>
          <table:table-cell table:style-name="ce6" table:formula="of:=[.E1293]*[.F$2]" office:value-type="float" office:value="1454.61598138092" calcext:value-type="float">
            <text:p>1455</text:p>
          </table:table-cell>
          <table:table-cell table:number-columns-repeated="5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2" table:formula="of:=[.B$2]*[.A1294]*1000" office:value-type="float" office:value="20.64" calcext:value-type="float">
            <text:p>20.64</text:p>
          </table:table-cell>
          <table:table-cell table:style-name="ce6" table:formula="of:=1/([.B1294]/1000)" office:value-type="float" office:value="48.4496124031008" calcext:value-type="float">
            <text:p>48</text:p>
          </table:table-cell>
          <table:table-cell table:style-name="ce6" table:formula="of:=[.C1294]/[.D$2]" office:value-type="float" office:value="12.1124031007752" calcext:value-type="float">
            <text:p>12</text:p>
          </table:table-cell>
          <table:table-cell table:style-name="ce6" table:formula="of:=[.D1294]*60" office:value-type="float" office:value="726.744186046512" calcext:value-type="float">
            <text:p>727</text:p>
          </table:table-cell>
          <table:table-cell table:style-name="ce6" table:formula="of:=[.E1294]*[.F$2]" office:value-type="float" office:value="1453.48837209302" calcext:value-type="float">
            <text:p>1453</text:p>
          </table:table-cell>
          <table:table-cell table:number-columns-repeated="5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2" table:formula="of:=[.B$2]*[.A1295]*1000" office:value-type="float" office:value="20.656" calcext:value-type="float">
            <text:p>20.656</text:p>
          </table:table-cell>
          <table:table-cell table:style-name="ce6" table:formula="of:=1/([.B1295]/1000)" office:value-type="float" office:value="48.4120836560806" calcext:value-type="float">
            <text:p>48</text:p>
          </table:table-cell>
          <table:table-cell table:style-name="ce6" table:formula="of:=[.C1295]/[.D$2]" office:value-type="float" office:value="12.1030209140201" calcext:value-type="float">
            <text:p>12</text:p>
          </table:table-cell>
          <table:table-cell table:style-name="ce6" table:formula="of:=[.D1295]*60" office:value-type="float" office:value="726.181254841208" calcext:value-type="float">
            <text:p>726</text:p>
          </table:table-cell>
          <table:table-cell table:style-name="ce6" table:formula="of:=[.E1295]*[.F$2]" office:value-type="float" office:value="1452.36250968242" calcext:value-type="float">
            <text:p>1452</text:p>
          </table:table-cell>
          <table:table-cell table:number-columns-repeated="5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2" table:formula="of:=[.B$2]*[.A1296]*1000" office:value-type="float" office:value="20.672" calcext:value-type="float">
            <text:p>20.672</text:p>
          </table:table-cell>
          <table:table-cell table:style-name="ce6" table:formula="of:=1/([.B1296]/1000)" office:value-type="float" office:value="48.374613003096" calcext:value-type="float">
            <text:p>48</text:p>
          </table:table-cell>
          <table:table-cell table:style-name="ce6" table:formula="of:=[.C1296]/[.D$2]" office:value-type="float" office:value="12.093653250774" calcext:value-type="float">
            <text:p>12</text:p>
          </table:table-cell>
          <table:table-cell table:style-name="ce6" table:formula="of:=[.D1296]*60" office:value-type="float" office:value="725.61919504644" calcext:value-type="float">
            <text:p>726</text:p>
          </table:table-cell>
          <table:table-cell table:style-name="ce6" table:formula="of:=[.E1296]*[.F$2]" office:value-type="float" office:value="1451.23839009288" calcext:value-type="float">
            <text:p>1451</text:p>
          </table:table-cell>
          <table:table-cell table:number-columns-repeated="5"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2" table:formula="of:=[.B$2]*[.A1297]*1000" office:value-type="float" office:value="20.688" calcext:value-type="float">
            <text:p>20.688</text:p>
          </table:table-cell>
          <table:table-cell table:style-name="ce6" table:formula="of:=1/([.B1297]/1000)" office:value-type="float" office:value="48.3372003093581" calcext:value-type="float">
            <text:p>48</text:p>
          </table:table-cell>
          <table:table-cell table:style-name="ce6" table:formula="of:=[.C1297]/[.D$2]" office:value-type="float" office:value="12.0843000773395" calcext:value-type="float">
            <text:p>12</text:p>
          </table:table-cell>
          <table:table-cell table:style-name="ce6" table:formula="of:=[.D1297]*60" office:value-type="float" office:value="725.058004640371" calcext:value-type="float">
            <text:p>725</text:p>
          </table:table-cell>
          <table:table-cell table:style-name="ce6" table:formula="of:=[.E1297]*[.F$2]" office:value-type="float" office:value="1450.11600928074" calcext:value-type="float">
            <text:p>1450</text:p>
          </table:table-cell>
          <table:table-cell table:number-columns-repeated="5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2" table:formula="of:=[.B$2]*[.A1298]*1000" office:value-type="float" office:value="20.704" calcext:value-type="float">
            <text:p>20.704</text:p>
          </table:table-cell>
          <table:table-cell table:style-name="ce6" table:formula="of:=1/([.B1298]/1000)" office:value-type="float" office:value="48.2998454404946" calcext:value-type="float">
            <text:p>48</text:p>
          </table:table-cell>
          <table:table-cell table:style-name="ce6" table:formula="of:=[.C1298]/[.D$2]" office:value-type="float" office:value="12.0749613601236" calcext:value-type="float">
            <text:p>12</text:p>
          </table:table-cell>
          <table:table-cell table:style-name="ce6" table:formula="of:=[.D1298]*60" office:value-type="float" office:value="724.497681607419" calcext:value-type="float">
            <text:p>724</text:p>
          </table:table-cell>
          <table:table-cell table:style-name="ce6" table:formula="of:=[.E1298]*[.F$2]" office:value-type="float" office:value="1448.99536321484" calcext:value-type="float">
            <text:p>1449</text:p>
          </table:table-cell>
          <table:table-cell table:number-columns-repeated="5"/>
        </table:table-row>
        <table:table-row table:style-name="ro1">
          <table:table-cell table:style-name="ce2" office:value-type="float" office:value="1295" calcext:value-type="float">
            <text:p>1295</text:p>
          </table:table-cell>
          <table:table-cell table:style-name="ce2" table:formula="of:=[.B$2]*[.A1299]*1000" office:value-type="float" office:value="20.72" calcext:value-type="float">
            <text:p>20.72</text:p>
          </table:table-cell>
          <table:table-cell table:style-name="ce6" table:formula="of:=1/([.B1299]/1000)" office:value-type="float" office:value="48.2625482625483" calcext:value-type="float">
            <text:p>48</text:p>
          </table:table-cell>
          <table:table-cell table:style-name="ce6" table:formula="of:=[.C1299]/[.D$2]" office:value-type="float" office:value="12.0656370656371" calcext:value-type="float">
            <text:p>12</text:p>
          </table:table-cell>
          <table:table-cell table:style-name="ce6" table:formula="of:=[.D1299]*60" office:value-type="float" office:value="723.938223938224" calcext:value-type="float">
            <text:p>724</text:p>
          </table:table-cell>
          <table:table-cell table:style-name="ce6" table:formula="of:=[.E1299]*[.F$2]" office:value-type="float" office:value="1447.87644787645" calcext:value-type="float">
            <text:p>1448</text:p>
          </table:table-cell>
          <table:table-cell table:number-columns-repeated="5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 table:formula="of:=[.B$2]*[.A1300]*1000" office:value-type="float" office:value="20.736" calcext:value-type="float">
            <text:p>20.736</text:p>
          </table:table-cell>
          <table:table-cell table:style-name="ce6" table:formula="of:=1/([.B1300]/1000)" office:value-type="float" office:value="48.2253086419753" calcext:value-type="float">
            <text:p>48</text:p>
          </table:table-cell>
          <table:table-cell table:style-name="ce6" table:formula="of:=[.C1300]/[.D$2]" office:value-type="float" office:value="12.0563271604938" calcext:value-type="float">
            <text:p>12</text:p>
          </table:table-cell>
          <table:table-cell table:style-name="ce6" table:formula="of:=[.D1300]*60" office:value-type="float" office:value="723.37962962963" calcext:value-type="float">
            <text:p>723</text:p>
          </table:table-cell>
          <table:table-cell table:style-name="ce6" table:formula="of:=[.E1300]*[.F$2]" office:value-type="float" office:value="1446.75925925926" calcext:value-type="float">
            <text:p>1447</text:p>
          </table:table-cell>
          <table:table-cell table:number-columns-repeated="5"/>
        </table:table-row>
        <table:table-row table:style-name="ro1">
          <table:table-cell table:style-name="ce2" office:value-type="float" office:value="1297" calcext:value-type="float">
            <text:p>1297</text:p>
          </table:table-cell>
          <table:table-cell table:style-name="ce2" table:formula="of:=[.B$2]*[.A1301]*1000" office:value-type="float" office:value="20.752" calcext:value-type="float">
            <text:p>20.752</text:p>
          </table:table-cell>
          <table:table-cell table:style-name="ce6" table:formula="of:=1/([.B1301]/1000)" office:value-type="float" office:value="48.1881264456438" calcext:value-type="float">
            <text:p>48</text:p>
          </table:table-cell>
          <table:table-cell table:style-name="ce6" table:formula="of:=[.C1301]/[.D$2]" office:value-type="float" office:value="12.047031611411" calcext:value-type="float">
            <text:p>12</text:p>
          </table:table-cell>
          <table:table-cell table:style-name="ce6" table:formula="of:=[.D1301]*60" office:value-type="float" office:value="722.821896684657" calcext:value-type="float">
            <text:p>723</text:p>
          </table:table-cell>
          <table:table-cell table:style-name="ce6" table:formula="of:=[.E1301]*[.F$2]" office:value-type="float" office:value="1445.64379336931" calcext:value-type="float">
            <text:p>1446</text:p>
          </table:table-cell>
          <table:table-cell table:number-columns-repeated="5"/>
        </table:table-row>
        <table:table-row table:style-name="ro1">
          <table:table-cell table:style-name="ce2" office:value-type="float" office:value="1298" calcext:value-type="float">
            <text:p>1298</text:p>
          </table:table-cell>
          <table:table-cell table:style-name="ce2" table:formula="of:=[.B$2]*[.A1302]*1000" office:value-type="float" office:value="20.768" calcext:value-type="float">
            <text:p>20.768</text:p>
          </table:table-cell>
          <table:table-cell table:style-name="ce6" table:formula="of:=1/([.B1302]/1000)" office:value-type="float" office:value="48.1510015408321" calcext:value-type="float">
            <text:p>48</text:p>
          </table:table-cell>
          <table:table-cell table:style-name="ce6" table:formula="of:=[.C1302]/[.D$2]" office:value-type="float" office:value="12.037750385208" calcext:value-type="float">
            <text:p>12</text:p>
          </table:table-cell>
          <table:table-cell table:style-name="ce6" table:formula="of:=[.D1302]*60" office:value-type="float" office:value="722.265023112481" calcext:value-type="float">
            <text:p>722</text:p>
          </table:table-cell>
          <table:table-cell table:style-name="ce6" table:formula="of:=[.E1302]*[.F$2]" office:value-type="float" office:value="1444.53004622496" calcext:value-type="float">
            <text:p>1445</text:p>
          </table:table-cell>
          <table:table-cell table:number-columns-repeated="5"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2" table:formula="of:=[.B$2]*[.A1303]*1000" office:value-type="float" office:value="20.784" calcext:value-type="float">
            <text:p>20.784</text:p>
          </table:table-cell>
          <table:table-cell table:style-name="ce6" table:formula="of:=1/([.B1303]/1000)" office:value-type="float" office:value="48.1139337952271" calcext:value-type="float">
            <text:p>48</text:p>
          </table:table-cell>
          <table:table-cell table:style-name="ce6" table:formula="of:=[.C1303]/[.D$2]" office:value-type="float" office:value="12.0284834488068" calcext:value-type="float">
            <text:p>12</text:p>
          </table:table-cell>
          <table:table-cell table:style-name="ce6" table:formula="of:=[.D1303]*60" office:value-type="float" office:value="721.709006928406" calcext:value-type="float">
            <text:p>722</text:p>
          </table:table-cell>
          <table:table-cell table:style-name="ce6" table:formula="of:=[.E1303]*[.F$2]" office:value-type="float" office:value="1443.41801385681" calcext:value-type="float">
            <text:p>1443</text:p>
          </table:table-cell>
          <table:table-cell table:number-columns-repeated="5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2" table:formula="of:=[.B$2]*[.A1304]*1000" office:value-type="float" office:value="20.8" calcext:value-type="float">
            <text:p>20.8</text:p>
          </table:table-cell>
          <table:table-cell table:style-name="ce6" table:formula="of:=1/([.B1304]/1000)" office:value-type="float" office:value="48.0769230769231" calcext:value-type="float">
            <text:p>48</text:p>
          </table:table-cell>
          <table:table-cell table:style-name="ce6" table:formula="of:=[.C1304]/[.D$2]" office:value-type="float" office:value="12.0192307692308" calcext:value-type="float">
            <text:p>12</text:p>
          </table:table-cell>
          <table:table-cell table:style-name="ce6" table:formula="of:=[.D1304]*60" office:value-type="float" office:value="721.153846153846" calcext:value-type="float">
            <text:p>721</text:p>
          </table:table-cell>
          <table:table-cell table:style-name="ce6" table:formula="of:=[.E1304]*[.F$2]" office:value-type="float" office:value="1442.30769230769" calcext:value-type="float">
            <text:p>1442</text:p>
          </table:table-cell>
          <table:table-cell table:number-columns-repeated="5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2" table:formula="of:=[.B$2]*[.A1305]*1000" office:value-type="float" office:value="20.816" calcext:value-type="float">
            <text:p>20.816</text:p>
          </table:table-cell>
          <table:table-cell table:style-name="ce6" table:formula="of:=1/([.B1305]/1000)" office:value-type="float" office:value="48.0399692544197" calcext:value-type="float">
            <text:p>48</text:p>
          </table:table-cell>
          <table:table-cell table:style-name="ce6" table:formula="of:=[.C1305]/[.D$2]" office:value-type="float" office:value="12.0099923136049" calcext:value-type="float">
            <text:p>12</text:p>
          </table:table-cell>
          <table:table-cell table:style-name="ce6" table:formula="of:=[.D1305]*60" office:value-type="float" office:value="720.599538816295" calcext:value-type="float">
            <text:p>721</text:p>
          </table:table-cell>
          <table:table-cell table:style-name="ce6" table:formula="of:=[.E1305]*[.F$2]" office:value-type="float" office:value="1441.19907763259" calcext:value-type="float">
            <text:p>1441</text:p>
          </table:table-cell>
          <table:table-cell table:number-columns-repeated="5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2" table:formula="of:=[.B$2]*[.A1306]*1000" office:value-type="float" office:value="20.832" calcext:value-type="float">
            <text:p>20.832</text:p>
          </table:table-cell>
          <table:table-cell table:style-name="ce6" table:formula="of:=1/([.B1306]/1000)" office:value-type="float" office:value="48.0030721966206" calcext:value-type="float">
            <text:p>48</text:p>
          </table:table-cell>
          <table:table-cell table:style-name="ce6" table:formula="of:=[.C1306]/[.D$2]" office:value-type="float" office:value="12.0007680491551" calcext:value-type="float">
            <text:p>12</text:p>
          </table:table-cell>
          <table:table-cell table:style-name="ce6" table:formula="of:=[.D1306]*60" office:value-type="float" office:value="720.046082949309" calcext:value-type="float">
            <text:p>720</text:p>
          </table:table-cell>
          <table:table-cell table:style-name="ce6" table:formula="of:=[.E1306]*[.F$2]" office:value-type="float" office:value="1440.09216589862" calcext:value-type="float">
            <text:p>1440</text:p>
          </table:table-cell>
          <table:table-cell table:number-columns-repeated="5"/>
        </table:table-row>
        <table:table-row table:style-name="ro1">
          <table:table-cell table:style-name="ce2" office:value-type="float" office:value="1303" calcext:value-type="float">
            <text:p>1303</text:p>
          </table:table-cell>
          <table:table-cell table:style-name="ce2" table:formula="of:=[.B$2]*[.A1307]*1000" office:value-type="float" office:value="20.848" calcext:value-type="float">
            <text:p>20.848</text:p>
          </table:table-cell>
          <table:table-cell table:style-name="ce6" table:formula="of:=1/([.B1307]/1000)" office:value-type="float" office:value="47.9662317728319" calcext:value-type="float">
            <text:p>48</text:p>
          </table:table-cell>
          <table:table-cell table:style-name="ce6" table:formula="of:=[.C1307]/[.D$2]" office:value-type="float" office:value="11.991557943208" calcext:value-type="float">
            <text:p>12</text:p>
          </table:table-cell>
          <table:table-cell table:style-name="ce6" table:formula="of:=[.D1307]*60" office:value-type="float" office:value="719.493476592479" calcext:value-type="float">
            <text:p>719</text:p>
          </table:table-cell>
          <table:table-cell table:style-name="ce6" table:formula="of:=[.E1307]*[.F$2]" office:value-type="float" office:value="1438.98695318496" calcext:value-type="float">
            <text:p>1439</text:p>
          </table:table-cell>
          <table:table-cell table:number-columns-repeated="5"/>
        </table:table-row>
        <table:table-row table:style-name="ro1">
          <table:table-cell table:style-name="ce2" office:value-type="float" office:value="1304" calcext:value-type="float">
            <text:p>1304</text:p>
          </table:table-cell>
          <table:table-cell table:style-name="ce2" table:formula="of:=[.B$2]*[.A1308]*1000" office:value-type="float" office:value="20.864" calcext:value-type="float">
            <text:p>20.864</text:p>
          </table:table-cell>
          <table:table-cell table:style-name="ce6" table:formula="of:=1/([.B1308]/1000)" office:value-type="float" office:value="47.9294478527607" calcext:value-type="float">
            <text:p>48</text:p>
          </table:table-cell>
          <table:table-cell table:style-name="ce6" table:formula="of:=[.C1308]/[.D$2]" office:value-type="float" office:value="11.9823619631902" calcext:value-type="float">
            <text:p>12</text:p>
          </table:table-cell>
          <table:table-cell table:style-name="ce6" table:formula="of:=[.D1308]*60" office:value-type="float" office:value="718.941717791411" calcext:value-type="float">
            <text:p>719</text:p>
          </table:table-cell>
          <table:table-cell table:style-name="ce6" table:formula="of:=[.E1308]*[.F$2]" office:value-type="float" office:value="1437.88343558282" calcext:value-type="float">
            <text:p>1438</text:p>
          </table:table-cell>
          <table:table-cell table:number-columns-repeated="5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2" table:formula="of:=[.B$2]*[.A1309]*1000" office:value-type="float" office:value="20.88" calcext:value-type="float">
            <text:p>20.88</text:p>
          </table:table-cell>
          <table:table-cell table:style-name="ce6" table:formula="of:=1/([.B1309]/1000)" office:value-type="float" office:value="47.8927203065134" calcext:value-type="float">
            <text:p>48</text:p>
          </table:table-cell>
          <table:table-cell table:style-name="ce6" table:formula="of:=[.C1309]/[.D$2]" office:value-type="float" office:value="11.9731800766284" calcext:value-type="float">
            <text:p>12</text:p>
          </table:table-cell>
          <table:table-cell table:style-name="ce6" table:formula="of:=[.D1309]*60" office:value-type="float" office:value="718.390804597701" calcext:value-type="float">
            <text:p>718</text:p>
          </table:table-cell>
          <table:table-cell table:style-name="ce6" table:formula="of:=[.E1309]*[.F$2]" office:value-type="float" office:value="1436.7816091954" calcext:value-type="float">
            <text:p>1437</text:p>
          </table:table-cell>
          <table:table-cell table:number-columns-repeated="5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2" table:formula="of:=[.B$2]*[.A1310]*1000" office:value-type="float" office:value="20.896" calcext:value-type="float">
            <text:p>20.896</text:p>
          </table:table-cell>
          <table:table-cell table:style-name="ce6" table:formula="of:=1/([.B1310]/1000)" office:value-type="float" office:value="47.8560490045942" calcext:value-type="float">
            <text:p>48</text:p>
          </table:table-cell>
          <table:table-cell table:style-name="ce6" table:formula="of:=[.C1310]/[.D$2]" office:value-type="float" office:value="11.9640122511485" calcext:value-type="float">
            <text:p>12</text:p>
          </table:table-cell>
          <table:table-cell table:style-name="ce6" table:formula="of:=[.D1310]*60" office:value-type="float" office:value="717.840735068913" calcext:value-type="float">
            <text:p>718</text:p>
          </table:table-cell>
          <table:table-cell table:style-name="ce6" table:formula="of:=[.E1310]*[.F$2]" office:value-type="float" office:value="1435.68147013783" calcext:value-type="float">
            <text:p>1436</text:p>
          </table:table-cell>
          <table:table-cell table:number-columns-repeated="5"/>
        </table:table-row>
        <table:table-row table:style-name="ro1">
          <table:table-cell table:style-name="ce2" office:value-type="float" office:value="1307" calcext:value-type="float">
            <text:p>1307</text:p>
          </table:table-cell>
          <table:table-cell table:style-name="ce2" table:formula="of:=[.B$2]*[.A1311]*1000" office:value-type="float" office:value="20.912" calcext:value-type="float">
            <text:p>20.912</text:p>
          </table:table-cell>
          <table:table-cell table:style-name="ce6" table:formula="of:=1/([.B1311]/1000)" office:value-type="float" office:value="47.8194338179036" calcext:value-type="float">
            <text:p>48</text:p>
          </table:table-cell>
          <table:table-cell table:style-name="ce6" table:formula="of:=[.C1311]/[.D$2]" office:value-type="float" office:value="11.9548584544759" calcext:value-type="float">
            <text:p>12</text:p>
          </table:table-cell>
          <table:table-cell table:style-name="ce6" table:formula="of:=[.D1311]*60" office:value-type="float" office:value="717.291507268554" calcext:value-type="float">
            <text:p>717</text:p>
          </table:table-cell>
          <table:table-cell table:style-name="ce6" table:formula="of:=[.E1311]*[.F$2]" office:value-type="float" office:value="1434.58301453711" calcext:value-type="float">
            <text:p>1435</text:p>
          </table:table-cell>
          <table:table-cell table:number-columns-repeated="5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2" table:formula="of:=[.B$2]*[.A1312]*1000" office:value-type="float" office:value="20.928" calcext:value-type="float">
            <text:p>20.928</text:p>
          </table:table-cell>
          <table:table-cell table:style-name="ce6" table:formula="of:=1/([.B1312]/1000)" office:value-type="float" office:value="47.782874617737" calcext:value-type="float">
            <text:p>48</text:p>
          </table:table-cell>
          <table:table-cell table:style-name="ce6" table:formula="of:=[.C1312]/[.D$2]" office:value-type="float" office:value="11.9457186544343" calcext:value-type="float">
            <text:p>12</text:p>
          </table:table-cell>
          <table:table-cell table:style-name="ce6" table:formula="of:=[.D1312]*60" office:value-type="float" office:value="716.743119266055" calcext:value-type="float">
            <text:p>717</text:p>
          </table:table-cell>
          <table:table-cell table:style-name="ce6" table:formula="of:=[.E1312]*[.F$2]" office:value-type="float" office:value="1433.48623853211" calcext:value-type="float">
            <text:p>1433</text:p>
          </table:table-cell>
          <table:table-cell table:number-columns-repeated="5"/>
        </table:table-row>
        <table:table-row table:style-name="ro1">
          <table:table-cell table:style-name="ce2" office:value-type="float" office:value="1309" calcext:value-type="float">
            <text:p>1309</text:p>
          </table:table-cell>
          <table:table-cell table:style-name="ce2" table:formula="of:=[.B$2]*[.A1313]*1000" office:value-type="float" office:value="20.944" calcext:value-type="float">
            <text:p>20.944</text:p>
          </table:table-cell>
          <table:table-cell table:style-name="ce6" table:formula="of:=1/([.B1313]/1000)" office:value-type="float" office:value="47.746371275783" calcext:value-type="float">
            <text:p>48</text:p>
          </table:table-cell>
          <table:table-cell table:style-name="ce6" table:formula="of:=[.C1313]/[.D$2]" office:value-type="float" office:value="11.9365928189458" calcext:value-type="float">
            <text:p>12</text:p>
          </table:table-cell>
          <table:table-cell table:style-name="ce6" table:formula="of:=[.D1313]*60" office:value-type="float" office:value="716.195569136746" calcext:value-type="float">
            <text:p>716</text:p>
          </table:table-cell>
          <table:table-cell table:style-name="ce6" table:formula="of:=[.E1313]*[.F$2]" office:value-type="float" office:value="1432.39113827349" calcext:value-type="float">
            <text:p>1432</text:p>
          </table:table-cell>
          <table:table-cell table:number-columns-repeated="5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2" table:formula="of:=[.B$2]*[.A1314]*1000" office:value-type="float" office:value="20.96" calcext:value-type="float">
            <text:p>20.96</text:p>
          </table:table-cell>
          <table:table-cell table:style-name="ce6" table:formula="of:=1/([.B1314]/1000)" office:value-type="float" office:value="47.7099236641221" calcext:value-type="float">
            <text:p>48</text:p>
          </table:table-cell>
          <table:table-cell table:style-name="ce6" table:formula="of:=[.C1314]/[.D$2]" office:value-type="float" office:value="11.9274809160305" calcext:value-type="float">
            <text:p>12</text:p>
          </table:table-cell>
          <table:table-cell table:style-name="ce6" table:formula="of:=[.D1314]*60" office:value-type="float" office:value="715.648854961832" calcext:value-type="float">
            <text:p>716</text:p>
          </table:table-cell>
          <table:table-cell table:style-name="ce6" table:formula="of:=[.E1314]*[.F$2]" office:value-type="float" office:value="1431.29770992366" calcext:value-type="float">
            <text:p>1431</text:p>
          </table:table-cell>
          <table:table-cell table:number-columns-repeated="5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2" table:formula="of:=[.B$2]*[.A1315]*1000" office:value-type="float" office:value="20.976" calcext:value-type="float">
            <text:p>20.976</text:p>
          </table:table-cell>
          <table:table-cell table:style-name="ce6" table:formula="of:=1/([.B1315]/1000)" office:value-type="float" office:value="47.673531655225" calcext:value-type="float">
            <text:p>48</text:p>
          </table:table-cell>
          <table:table-cell table:style-name="ce6" table:formula="of:=[.C1315]/[.D$2]" office:value-type="float" office:value="11.9183829138063" calcext:value-type="float">
            <text:p>12</text:p>
          </table:table-cell>
          <table:table-cell table:style-name="ce6" table:formula="of:=[.D1315]*60" office:value-type="float" office:value="715.102974828375" calcext:value-type="float">
            <text:p>715</text:p>
          </table:table-cell>
          <table:table-cell table:style-name="ce6" table:formula="of:=[.E1315]*[.F$2]" office:value-type="float" office:value="1430.20594965675" calcext:value-type="float">
            <text:p>1430</text:p>
          </table:table-cell>
          <table:table-cell table:number-columns-repeated="5"/>
        </table:table-row>
        <table:table-row table:style-name="ro1">
          <table:table-cell table:style-name="ce2" office:value-type="float" office:value="1312" calcext:value-type="float">
            <text:p>1312</text:p>
          </table:table-cell>
          <table:table-cell table:style-name="ce2" table:formula="of:=[.B$2]*[.A1316]*1000" office:value-type="float" office:value="20.992" calcext:value-type="float">
            <text:p>20.992</text:p>
          </table:table-cell>
          <table:table-cell table:style-name="ce6" table:formula="of:=1/([.B1316]/1000)" office:value-type="float" office:value="47.6371951219512" calcext:value-type="float">
            <text:p>48</text:p>
          </table:table-cell>
          <table:table-cell table:style-name="ce6" table:formula="of:=[.C1316]/[.D$2]" office:value-type="float" office:value="11.9092987804878" calcext:value-type="float">
            <text:p>12</text:p>
          </table:table-cell>
          <table:table-cell table:style-name="ce6" table:formula="of:=[.D1316]*60" office:value-type="float" office:value="714.557926829268" calcext:value-type="float">
            <text:p>715</text:p>
          </table:table-cell>
          <table:table-cell table:style-name="ce6" table:formula="of:=[.E1316]*[.F$2]" office:value-type="float" office:value="1429.11585365854" calcext:value-type="float">
            <text:p>1429</text:p>
          </table:table-cell>
          <table:table-cell table:number-columns-repeated="5"/>
        </table:table-row>
        <table:table-row table:style-name="ro1">
          <table:table-cell table:style-name="ce2" office:value-type="float" office:value="1313" calcext:value-type="float">
            <text:p>1313</text:p>
          </table:table-cell>
          <table:table-cell table:style-name="ce2" table:formula="of:=[.B$2]*[.A1317]*1000" office:value-type="float" office:value="21.008" calcext:value-type="float">
            <text:p>21.008</text:p>
          </table:table-cell>
          <table:table-cell table:style-name="ce6" table:formula="of:=1/([.B1317]/1000)" office:value-type="float" office:value="47.6009139375476" calcext:value-type="float">
            <text:p>48</text:p>
          </table:table-cell>
          <table:table-cell table:style-name="ce6" table:formula="of:=[.C1317]/[.D$2]" office:value-type="float" office:value="11.9002284843869" calcext:value-type="float">
            <text:p>12</text:p>
          </table:table-cell>
          <table:table-cell table:style-name="ce6" table:formula="of:=[.D1317]*60" office:value-type="float" office:value="714.013709063214" calcext:value-type="float">
            <text:p>714</text:p>
          </table:table-cell>
          <table:table-cell table:style-name="ce6" table:formula="of:=[.E1317]*[.F$2]" office:value-type="float" office:value="1428.02741812643" calcext:value-type="float">
            <text:p>1428</text:p>
          </table:table-cell>
          <table:table-cell table:number-columns-repeated="5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table:style-name="ce2" table:formula="of:=[.B$2]*[.A1318]*1000" office:value-type="float" office:value="21.024" calcext:value-type="float">
            <text:p>21.024</text:p>
          </table:table-cell>
          <table:table-cell table:style-name="ce6" table:formula="of:=1/([.B1318]/1000)" office:value-type="float" office:value="47.5646879756469" calcext:value-type="float">
            <text:p>48</text:p>
          </table:table-cell>
          <table:table-cell table:style-name="ce6" table:formula="of:=[.C1318]/[.D$2]" office:value-type="float" office:value="11.8911719939117" calcext:value-type="float">
            <text:p>12</text:p>
          </table:table-cell>
          <table:table-cell table:style-name="ce6" table:formula="of:=[.D1318]*60" office:value-type="float" office:value="713.470319634703" calcext:value-type="float">
            <text:p>713</text:p>
          </table:table-cell>
          <table:table-cell table:style-name="ce6" table:formula="of:=[.E1318]*[.F$2]" office:value-type="float" office:value="1426.94063926941" calcext:value-type="float">
            <text:p>1427</text:p>
          </table:table-cell>
          <table:table-cell table:number-columns-repeated="5"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2" table:formula="of:=[.B$2]*[.A1319]*1000" office:value-type="float" office:value="21.04" calcext:value-type="float">
            <text:p>21.04</text:p>
          </table:table-cell>
          <table:table-cell table:style-name="ce6" table:formula="of:=1/([.B1319]/1000)" office:value-type="float" office:value="47.5285171102662" calcext:value-type="float">
            <text:p>48</text:p>
          </table:table-cell>
          <table:table-cell table:style-name="ce6" table:formula="of:=[.C1319]/[.D$2]" office:value-type="float" office:value="11.8821292775665" calcext:value-type="float">
            <text:p>12</text:p>
          </table:table-cell>
          <table:table-cell table:style-name="ce6" table:formula="of:=[.D1319]*60" office:value-type="float" office:value="712.927756653992" calcext:value-type="float">
            <text:p>713</text:p>
          </table:table-cell>
          <table:table-cell table:style-name="ce6" table:formula="of:=[.E1319]*[.F$2]" office:value-type="float" office:value="1425.85551330798" calcext:value-type="float">
            <text:p>1426</text:p>
          </table:table-cell>
          <table:table-cell table:number-columns-repeated="5"/>
        </table:table-row>
        <table:table-row table:style-name="ro1">
          <table:table-cell table:style-name="ce2" office:value-type="float" office:value="1316" calcext:value-type="float">
            <text:p>1316</text:p>
          </table:table-cell>
          <table:table-cell table:style-name="ce2" table:formula="of:=[.B$2]*[.A1320]*1000" office:value-type="float" office:value="21.056" calcext:value-type="float">
            <text:p>21.056</text:p>
          </table:table-cell>
          <table:table-cell table:style-name="ce6" table:formula="of:=1/([.B1320]/1000)" office:value-type="float" office:value="47.4924012158055" calcext:value-type="float">
            <text:p>47</text:p>
          </table:table-cell>
          <table:table-cell table:style-name="ce6" table:formula="of:=[.C1320]/[.D$2]" office:value-type="float" office:value="11.8731003039514" calcext:value-type="float">
            <text:p>12</text:p>
          </table:table-cell>
          <table:table-cell table:style-name="ce6" table:formula="of:=[.D1320]*60" office:value-type="float" office:value="712.386018237082" calcext:value-type="float">
            <text:p>712</text:p>
          </table:table-cell>
          <table:table-cell table:style-name="ce6" table:formula="of:=[.E1320]*[.F$2]" office:value-type="float" office:value="1424.77203647416" calcext:value-type="float">
            <text:p>1425</text:p>
          </table:table-cell>
          <table:table-cell table:number-columns-repeated="5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2" table:formula="of:=[.B$2]*[.A1321]*1000" office:value-type="float" office:value="21.072" calcext:value-type="float">
            <text:p>21.072</text:p>
          </table:table-cell>
          <table:table-cell table:style-name="ce6" table:formula="of:=1/([.B1321]/1000)" office:value-type="float" office:value="47.4563401670463" calcext:value-type="float">
            <text:p>47</text:p>
          </table:table-cell>
          <table:table-cell table:style-name="ce6" table:formula="of:=[.C1321]/[.D$2]" office:value-type="float" office:value="11.8640850417616" calcext:value-type="float">
            <text:p>12</text:p>
          </table:table-cell>
          <table:table-cell table:style-name="ce6" table:formula="of:=[.D1321]*60" office:value-type="float" office:value="711.845102505695" calcext:value-type="float">
            <text:p>712</text:p>
          </table:table-cell>
          <table:table-cell table:style-name="ce6" table:formula="of:=[.E1321]*[.F$2]" office:value-type="float" office:value="1423.69020501139" calcext:value-type="float">
            <text:p>1424</text:p>
          </table:table-cell>
          <table:table-cell table:number-columns-repeated="5"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2" table:formula="of:=[.B$2]*[.A1322]*1000" office:value-type="float" office:value="21.088" calcext:value-type="float">
            <text:p>21.088</text:p>
          </table:table-cell>
          <table:table-cell table:style-name="ce6" table:formula="of:=1/([.B1322]/1000)" office:value-type="float" office:value="47.4203338391502" calcext:value-type="float">
            <text:p>47</text:p>
          </table:table-cell>
          <table:table-cell table:style-name="ce6" table:formula="of:=[.C1322]/[.D$2]" office:value-type="float" office:value="11.8550834597876" calcext:value-type="float">
            <text:p>12</text:p>
          </table:table-cell>
          <table:table-cell table:style-name="ce6" table:formula="of:=[.D1322]*60" office:value-type="float" office:value="711.305007587254" calcext:value-type="float">
            <text:p>711</text:p>
          </table:table-cell>
          <table:table-cell table:style-name="ce6" table:formula="of:=[.E1322]*[.F$2]" office:value-type="float" office:value="1422.61001517451" calcext:value-type="float">
            <text:p>1423</text:p>
          </table:table-cell>
          <table:table-cell table:number-columns-repeated="5"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2" table:formula="of:=[.B$2]*[.A1323]*1000" office:value-type="float" office:value="21.104" calcext:value-type="float">
            <text:p>21.104</text:p>
          </table:table-cell>
          <table:table-cell table:style-name="ce6" table:formula="of:=1/([.B1323]/1000)" office:value-type="float" office:value="47.3843821076573" calcext:value-type="float">
            <text:p>47</text:p>
          </table:table-cell>
          <table:table-cell table:style-name="ce6" table:formula="of:=[.C1323]/[.D$2]" office:value-type="float" office:value="11.8460955269143" calcext:value-type="float">
            <text:p>12</text:p>
          </table:table-cell>
          <table:table-cell table:style-name="ce6" table:formula="of:=[.D1323]*60" office:value-type="float" office:value="710.76573161486" calcext:value-type="float">
            <text:p>711</text:p>
          </table:table-cell>
          <table:table-cell table:style-name="ce6" table:formula="of:=[.E1323]*[.F$2]" office:value-type="float" office:value="1421.53146322972" calcext:value-type="float">
            <text:p>1422</text:p>
          </table:table-cell>
          <table:table-cell table:number-columns-repeated="5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2" table:formula="of:=[.B$2]*[.A1324]*1000" office:value-type="float" office:value="21.12" calcext:value-type="float">
            <text:p>21.12</text:p>
          </table:table-cell>
          <table:table-cell table:style-name="ce6" table:formula="of:=1/([.B1324]/1000)" office:value-type="float" office:value="47.3484848484849" calcext:value-type="float">
            <text:p>47</text:p>
          </table:table-cell>
          <table:table-cell table:style-name="ce6" table:formula="of:=[.C1324]/[.D$2]" office:value-type="float" office:value="11.8371212121212" calcext:value-type="float">
            <text:p>12</text:p>
          </table:table-cell>
          <table:table-cell table:style-name="ce6" table:formula="of:=[.D1324]*60" office:value-type="float" office:value="710.227272727273" calcext:value-type="float">
            <text:p>710</text:p>
          </table:table-cell>
          <table:table-cell table:style-name="ce6" table:formula="of:=[.E1324]*[.F$2]" office:value-type="float" office:value="1420.45454545455" calcext:value-type="float">
            <text:p>1420</text:p>
          </table:table-cell>
          <table:table-cell table:number-columns-repeated="5"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2" table:formula="of:=[.B$2]*[.A1325]*1000" office:value-type="float" office:value="21.136" calcext:value-type="float">
            <text:p>21.136</text:p>
          </table:table-cell>
          <table:table-cell table:style-name="ce6" table:formula="of:=1/([.B1325]/1000)" office:value-type="float" office:value="47.3126419379258" calcext:value-type="float">
            <text:p>47</text:p>
          </table:table-cell>
          <table:table-cell table:style-name="ce6" table:formula="of:=[.C1325]/[.D$2]" office:value-type="float" office:value="11.8281604844815" calcext:value-type="float">
            <text:p>12</text:p>
          </table:table-cell>
          <table:table-cell table:style-name="ce6" table:formula="of:=[.D1325]*60" office:value-type="float" office:value="709.689629068887" calcext:value-type="float">
            <text:p>710</text:p>
          </table:table-cell>
          <table:table-cell table:style-name="ce6" table:formula="of:=[.E1325]*[.F$2]" office:value-type="float" office:value="1419.37925813777" calcext:value-type="float">
            <text:p>1419</text:p>
          </table:table-cell>
          <table:table-cell table:number-columns-repeated="5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2" table:formula="of:=[.B$2]*[.A1326]*1000" office:value-type="float" office:value="21.152" calcext:value-type="float">
            <text:p>21.152</text:p>
          </table:table-cell>
          <table:table-cell table:style-name="ce6" table:formula="of:=1/([.B1326]/1000)" office:value-type="float" office:value="47.2768532526475" calcext:value-type="float">
            <text:p>47</text:p>
          </table:table-cell>
          <table:table-cell table:style-name="ce6" table:formula="of:=[.C1326]/[.D$2]" office:value-type="float" office:value="11.8192133131619" calcext:value-type="float">
            <text:p>12</text:p>
          </table:table-cell>
          <table:table-cell table:style-name="ce6" table:formula="of:=[.D1326]*60" office:value-type="float" office:value="709.152798789713" calcext:value-type="float">
            <text:p>709</text:p>
          </table:table-cell>
          <table:table-cell table:style-name="ce6" table:formula="of:=[.E1326]*[.F$2]" office:value-type="float" office:value="1418.30559757943" calcext:value-type="float">
            <text:p>1418</text:p>
          </table:table-cell>
          <table:table-cell table:number-columns-repeated="5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2" table:formula="of:=[.B$2]*[.A1327]*1000" office:value-type="float" office:value="21.168" calcext:value-type="float">
            <text:p>21.168</text:p>
          </table:table-cell>
          <table:table-cell table:style-name="ce6" table:formula="of:=1/([.B1327]/1000)" office:value-type="float" office:value="47.2411186696901" calcext:value-type="float">
            <text:p>47</text:p>
          </table:table-cell>
          <table:table-cell table:style-name="ce6" table:formula="of:=[.C1327]/[.D$2]" office:value-type="float" office:value="11.8102796674225" calcext:value-type="float">
            <text:p>12</text:p>
          </table:table-cell>
          <table:table-cell table:style-name="ce6" table:formula="of:=[.D1327]*60" office:value-type="float" office:value="708.616780045352" calcext:value-type="float">
            <text:p>709</text:p>
          </table:table-cell>
          <table:table-cell table:style-name="ce6" table:formula="of:=[.E1327]*[.F$2]" office:value-type="float" office:value="1417.2335600907" calcext:value-type="float">
            <text:p>1417</text:p>
          </table:table-cell>
          <table:table-cell table:number-columns-repeated="5"/>
        </table:table-row>
        <table:table-row table:style-name="ro1">
          <table:table-cell table:style-name="ce2" office:value-type="float" office:value="1324" calcext:value-type="float">
            <text:p>1324</text:p>
          </table:table-cell>
          <table:table-cell table:style-name="ce2" table:formula="of:=[.B$2]*[.A1328]*1000" office:value-type="float" office:value="21.184" calcext:value-type="float">
            <text:p>21.184</text:p>
          </table:table-cell>
          <table:table-cell table:style-name="ce6" table:formula="of:=1/([.B1328]/1000)" office:value-type="float" office:value="47.2054380664653" calcext:value-type="float">
            <text:p>47</text:p>
          </table:table-cell>
          <table:table-cell table:style-name="ce6" table:formula="of:=[.C1328]/[.D$2]" office:value-type="float" office:value="11.8013595166163" calcext:value-type="float">
            <text:p>12</text:p>
          </table:table-cell>
          <table:table-cell table:style-name="ce6" table:formula="of:=[.D1328]*60" office:value-type="float" office:value="708.081570996979" calcext:value-type="float">
            <text:p>708</text:p>
          </table:table-cell>
          <table:table-cell table:style-name="ce6" table:formula="of:=[.E1328]*[.F$2]" office:value-type="float" office:value="1416.16314199396" calcext:value-type="float">
            <text:p>1416</text:p>
          </table:table-cell>
          <table:table-cell table:number-columns-repeated="5"/>
        </table:table-row>
        <table:table-row table:style-name="ro1">
          <table:table-cell table:style-name="ce2" office:value-type="float" office:value="1325" calcext:value-type="float">
            <text:p>1325</text:p>
          </table:table-cell>
          <table:table-cell table:style-name="ce2" table:formula="of:=[.B$2]*[.A1329]*1000" office:value-type="float" office:value="21.2" calcext:value-type="float">
            <text:p>21.2</text:p>
          </table:table-cell>
          <table:table-cell table:style-name="ce6" table:formula="of:=1/([.B1329]/1000)" office:value-type="float" office:value="47.1698113207547" calcext:value-type="float">
            <text:p>47</text:p>
          </table:table-cell>
          <table:table-cell table:style-name="ce6" table:formula="of:=[.C1329]/[.D$2]" office:value-type="float" office:value="11.7924528301887" calcext:value-type="float">
            <text:p>12</text:p>
          </table:table-cell>
          <table:table-cell table:style-name="ce6" table:formula="of:=[.D1329]*60" office:value-type="float" office:value="707.547169811321" calcext:value-type="float">
            <text:p>708</text:p>
          </table:table-cell>
          <table:table-cell table:style-name="ce6" table:formula="of:=[.E1329]*[.F$2]" office:value-type="float" office:value="1415.09433962264" calcext:value-type="float">
            <text:p>1415</text:p>
          </table:table-cell>
          <table:table-cell table:number-columns-repeated="5"/>
        </table:table-row>
        <table:table-row table:style-name="ro1">
          <table:table-cell table:style-name="ce2" office:value-type="float" office:value="1326" calcext:value-type="float">
            <text:p>1326</text:p>
          </table:table-cell>
          <table:table-cell table:style-name="ce2" table:formula="of:=[.B$2]*[.A1330]*1000" office:value-type="float" office:value="21.216" calcext:value-type="float">
            <text:p>21.216</text:p>
          </table:table-cell>
          <table:table-cell table:style-name="ce6" table:formula="of:=1/([.B1330]/1000)" office:value-type="float" office:value="47.1342383107089" calcext:value-type="float">
            <text:p>47</text:p>
          </table:table-cell>
          <table:table-cell table:style-name="ce6" table:formula="of:=[.C1330]/[.D$2]" office:value-type="float" office:value="11.7835595776772" calcext:value-type="float">
            <text:p>12</text:p>
          </table:table-cell>
          <table:table-cell table:style-name="ce6" table:formula="of:=[.D1330]*60" office:value-type="float" office:value="707.013574660633" calcext:value-type="float">
            <text:p>707</text:p>
          </table:table-cell>
          <table:table-cell table:style-name="ce6" table:formula="of:=[.E1330]*[.F$2]" office:value-type="float" office:value="1414.02714932127" calcext:value-type="float">
            <text:p>1414</text:p>
          </table:table-cell>
          <table:table-cell table:number-columns-repeated="5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2" table:formula="of:=[.B$2]*[.A1331]*1000" office:value-type="float" office:value="21.232" calcext:value-type="float">
            <text:p>21.232</text:p>
          </table:table-cell>
          <table:table-cell table:style-name="ce6" table:formula="of:=1/([.B1331]/1000)" office:value-type="float" office:value="47.0987189148455" calcext:value-type="float">
            <text:p>47</text:p>
          </table:table-cell>
          <table:table-cell table:style-name="ce6" table:formula="of:=[.C1331]/[.D$2]" office:value-type="float" office:value="11.7746797287114" calcext:value-type="float">
            <text:p>12</text:p>
          </table:table-cell>
          <table:table-cell table:style-name="ce6" table:formula="of:=[.D1331]*60" office:value-type="float" office:value="706.480783722683" calcext:value-type="float">
            <text:p>706</text:p>
          </table:table-cell>
          <table:table-cell table:style-name="ce6" table:formula="of:=[.E1331]*[.F$2]" office:value-type="float" office:value="1412.96156744537" calcext:value-type="float">
            <text:p>1413</text:p>
          </table:table-cell>
          <table:table-cell table:number-columns-repeated="5"/>
        </table:table-row>
        <table:table-row table:style-name="ro1">
          <table:table-cell table:style-name="ce2" office:value-type="float" office:value="1328" calcext:value-type="float">
            <text:p>1328</text:p>
          </table:table-cell>
          <table:table-cell table:style-name="ce2" table:formula="of:=[.B$2]*[.A1332]*1000" office:value-type="float" office:value="21.248" calcext:value-type="float">
            <text:p>21.248</text:p>
          </table:table-cell>
          <table:table-cell table:style-name="ce6" table:formula="of:=1/([.B1332]/1000)" office:value-type="float" office:value="47.0632530120482" calcext:value-type="float">
            <text:p>47</text:p>
          </table:table-cell>
          <table:table-cell table:style-name="ce6" table:formula="of:=[.C1332]/[.D$2]" office:value-type="float" office:value="11.765813253012" calcext:value-type="float">
            <text:p>12</text:p>
          </table:table-cell>
          <table:table-cell table:style-name="ce6" table:formula="of:=[.D1332]*60" office:value-type="float" office:value="705.948795180723" calcext:value-type="float">
            <text:p>706</text:p>
          </table:table-cell>
          <table:table-cell table:style-name="ce6" table:formula="of:=[.E1332]*[.F$2]" office:value-type="float" office:value="1411.89759036145" calcext:value-type="float">
            <text:p>1412</text:p>
          </table:table-cell>
          <table:table-cell table:number-columns-repeated="5"/>
        </table:table-row>
        <table:table-row table:style-name="ro1">
          <table:table-cell table:style-name="ce2" office:value-type="float" office:value="1329" calcext:value-type="float">
            <text:p>1329</text:p>
          </table:table-cell>
          <table:table-cell table:style-name="ce2" table:formula="of:=[.B$2]*[.A1333]*1000" office:value-type="float" office:value="21.264" calcext:value-type="float">
            <text:p>21.264</text:p>
          </table:table-cell>
          <table:table-cell table:style-name="ce6" table:formula="of:=1/([.B1333]/1000)" office:value-type="float" office:value="47.0278404815651" calcext:value-type="float">
            <text:p>47</text:p>
          </table:table-cell>
          <table:table-cell table:style-name="ce6" table:formula="of:=[.C1333]/[.D$2]" office:value-type="float" office:value="11.7569601203913" calcext:value-type="float">
            <text:p>12</text:p>
          </table:table-cell>
          <table:table-cell table:style-name="ce6" table:formula="of:=[.D1333]*60" office:value-type="float" office:value="705.417607223476" calcext:value-type="float">
            <text:p>705</text:p>
          </table:table-cell>
          <table:table-cell table:style-name="ce6" table:formula="of:=[.E1333]*[.F$2]" office:value-type="float" office:value="1410.83521444695" calcext:value-type="float">
            <text:p>1411</text:p>
          </table:table-cell>
          <table:table-cell table:number-columns-repeated="5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2" table:formula="of:=[.B$2]*[.A1334]*1000" office:value-type="float" office:value="21.28" calcext:value-type="float">
            <text:p>21.28</text:p>
          </table:table-cell>
          <table:table-cell table:style-name="ce6" table:formula="of:=1/([.B1334]/1000)" office:value-type="float" office:value="46.9924812030075" calcext:value-type="float">
            <text:p>47</text:p>
          </table:table-cell>
          <table:table-cell table:style-name="ce6" table:formula="of:=[.C1334]/[.D$2]" office:value-type="float" office:value="11.7481203007519" calcext:value-type="float">
            <text:p>12</text:p>
          </table:table-cell>
          <table:table-cell table:style-name="ce6" table:formula="of:=[.D1334]*60" office:value-type="float" office:value="704.887218045113" calcext:value-type="float">
            <text:p>705</text:p>
          </table:table-cell>
          <table:table-cell table:style-name="ce6" table:formula="of:=[.E1334]*[.F$2]" office:value-type="float" office:value="1409.77443609023" calcext:value-type="float">
            <text:p>1410</text:p>
          </table:table-cell>
          <table:table-cell table:number-columns-repeated="5"/>
        </table:table-row>
        <table:table-row table:style-name="ro1">
          <table:table-cell table:style-name="ce2" office:value-type="float" office:value="1331" calcext:value-type="float">
            <text:p>1331</text:p>
          </table:table-cell>
          <table:table-cell table:style-name="ce2" table:formula="of:=[.B$2]*[.A1335]*1000" office:value-type="float" office:value="21.296" calcext:value-type="float">
            <text:p>21.296</text:p>
          </table:table-cell>
          <table:table-cell table:style-name="ce6" table:formula="of:=1/([.B1335]/1000)" office:value-type="float" office:value="46.9571750563486" calcext:value-type="float">
            <text:p>47</text:p>
          </table:table-cell>
          <table:table-cell table:style-name="ce6" table:formula="of:=[.C1335]/[.D$2]" office:value-type="float" office:value="11.7392937640872" calcext:value-type="float">
            <text:p>12</text:p>
          </table:table-cell>
          <table:table-cell table:style-name="ce6" table:formula="of:=[.D1335]*60" office:value-type="float" office:value="704.357625845229" calcext:value-type="float">
            <text:p>704</text:p>
          </table:table-cell>
          <table:table-cell table:style-name="ce6" table:formula="of:=[.E1335]*[.F$2]" office:value-type="float" office:value="1408.71525169046" calcext:value-type="float">
            <text:p>1409</text:p>
          </table:table-cell>
          <table:table-cell table:number-columns-repeated="5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2" table:formula="of:=[.B$2]*[.A1336]*1000" office:value-type="float" office:value="21.312" calcext:value-type="float">
            <text:p>21.312</text:p>
          </table:table-cell>
          <table:table-cell table:style-name="ce6" table:formula="of:=1/([.B1336]/1000)" office:value-type="float" office:value="46.9219219219219" calcext:value-type="float">
            <text:p>47</text:p>
          </table:table-cell>
          <table:table-cell table:style-name="ce6" table:formula="of:=[.C1336]/[.D$2]" office:value-type="float" office:value="11.7304804804805" calcext:value-type="float">
            <text:p>12</text:p>
          </table:table-cell>
          <table:table-cell table:style-name="ce6" table:formula="of:=[.D1336]*60" office:value-type="float" office:value="703.828828828829" calcext:value-type="float">
            <text:p>704</text:p>
          </table:table-cell>
          <table:table-cell table:style-name="ce6" table:formula="of:=[.E1336]*[.F$2]" office:value-type="float" office:value="1407.65765765766" calcext:value-type="float">
            <text:p>1408</text:p>
          </table:table-cell>
          <table:table-cell table:number-columns-repeated="5"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2" table:formula="of:=[.B$2]*[.A1337]*1000" office:value-type="float" office:value="21.328" calcext:value-type="float">
            <text:p>21.328</text:p>
          </table:table-cell>
          <table:table-cell table:style-name="ce6" table:formula="of:=1/([.B1337]/1000)" office:value-type="float" office:value="46.8867216804201" calcext:value-type="float">
            <text:p>47</text:p>
          </table:table-cell>
          <table:table-cell table:style-name="ce6" table:formula="of:=[.C1337]/[.D$2]" office:value-type="float" office:value="11.721680420105" calcext:value-type="float">
            <text:p>12</text:p>
          </table:table-cell>
          <table:table-cell table:style-name="ce6" table:formula="of:=[.D1337]*60" office:value-type="float" office:value="703.300825206302" calcext:value-type="float">
            <text:p>703</text:p>
          </table:table-cell>
          <table:table-cell table:style-name="ce6" table:formula="of:=[.E1337]*[.F$2]" office:value-type="float" office:value="1406.6016504126" calcext:value-type="float">
            <text:p>1407</text:p>
          </table:table-cell>
          <table:table-cell table:number-columns-repeated="5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 table:formula="of:=[.B$2]*[.A1338]*1000" office:value-type="float" office:value="21.344" calcext:value-type="float">
            <text:p>21.344</text:p>
          </table:table-cell>
          <table:table-cell table:style-name="ce6" table:formula="of:=1/([.B1338]/1000)" office:value-type="float" office:value="46.8515742128936" calcext:value-type="float">
            <text:p>47</text:p>
          </table:table-cell>
          <table:table-cell table:style-name="ce6" table:formula="of:=[.C1338]/[.D$2]" office:value-type="float" office:value="11.7128935532234" calcext:value-type="float">
            <text:p>12</text:p>
          </table:table-cell>
          <table:table-cell table:style-name="ce6" table:formula="of:=[.D1338]*60" office:value-type="float" office:value="702.773613193403" calcext:value-type="float">
            <text:p>703</text:p>
          </table:table-cell>
          <table:table-cell table:style-name="ce6" table:formula="of:=[.E1338]*[.F$2]" office:value-type="float" office:value="1405.54722638681" calcext:value-type="float">
            <text:p>1406</text:p>
          </table:table-cell>
          <table:table-cell table:number-columns-repeated="5"/>
        </table:table-row>
        <table:table-row table:style-name="ro1">
          <table:table-cell table:style-name="ce2" office:value-type="float" office:value="1335" calcext:value-type="float">
            <text:p>1335</text:p>
          </table:table-cell>
          <table:table-cell table:style-name="ce2" table:formula="of:=[.B$2]*[.A1339]*1000" office:value-type="float" office:value="21.36" calcext:value-type="float">
            <text:p>21.36</text:p>
          </table:table-cell>
          <table:table-cell table:style-name="ce6" table:formula="of:=1/([.B1339]/1000)" office:value-type="float" office:value="46.8164794007491" calcext:value-type="float">
            <text:p>47</text:p>
          </table:table-cell>
          <table:table-cell table:style-name="ce6" table:formula="of:=[.C1339]/[.D$2]" office:value-type="float" office:value="11.7041198501873" calcext:value-type="float">
            <text:p>12</text:p>
          </table:table-cell>
          <table:table-cell table:style-name="ce6" table:formula="of:=[.D1339]*60" office:value-type="float" office:value="702.247191011236" calcext:value-type="float">
            <text:p>702</text:p>
          </table:table-cell>
          <table:table-cell table:style-name="ce6" table:formula="of:=[.E1339]*[.F$2]" office:value-type="float" office:value="1404.49438202247" calcext:value-type="float">
            <text:p>1404</text:p>
          </table:table-cell>
          <table:table-cell table:number-columns-repeated="5"/>
        </table:table-row>
        <table:table-row table:style-name="ro1">
          <table:table-cell table:style-name="ce2" office:value-type="float" office:value="1336" calcext:value-type="float">
            <text:p>1336</text:p>
          </table:table-cell>
          <table:table-cell table:style-name="ce2" table:formula="of:=[.B$2]*[.A1340]*1000" office:value-type="float" office:value="21.376" calcext:value-type="float">
            <text:p>21.376</text:p>
          </table:table-cell>
          <table:table-cell table:style-name="ce6" table:formula="of:=1/([.B1340]/1000)" office:value-type="float" office:value="46.7814371257485" calcext:value-type="float">
            <text:p>47</text:p>
          </table:table-cell>
          <table:table-cell table:style-name="ce6" table:formula="of:=[.C1340]/[.D$2]" office:value-type="float" office:value="11.6953592814371" calcext:value-type="float">
            <text:p>12</text:p>
          </table:table-cell>
          <table:table-cell table:style-name="ce6" table:formula="of:=[.D1340]*60" office:value-type="float" office:value="701.721556886228" calcext:value-type="float">
            <text:p>702</text:p>
          </table:table-cell>
          <table:table-cell table:style-name="ce6" table:formula="of:=[.E1340]*[.F$2]" office:value-type="float" office:value="1403.44311377246" calcext:value-type="float">
            <text:p>1403</text:p>
          </table:table-cell>
          <table:table-cell table:number-columns-repeated="5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2" table:formula="of:=[.B$2]*[.A1341]*1000" office:value-type="float" office:value="21.392" calcext:value-type="float">
            <text:p>21.392</text:p>
          </table:table-cell>
          <table:table-cell table:style-name="ce6" table:formula="of:=1/([.B1341]/1000)" office:value-type="float" office:value="46.7464472700075" calcext:value-type="float">
            <text:p>47</text:p>
          </table:table-cell>
          <table:table-cell table:style-name="ce6" table:formula="of:=[.C1341]/[.D$2]" office:value-type="float" office:value="11.6866118175019" calcext:value-type="float">
            <text:p>12</text:p>
          </table:table-cell>
          <table:table-cell table:style-name="ce6" table:formula="of:=[.D1341]*60" office:value-type="float" office:value="701.196709050112" calcext:value-type="float">
            <text:p>701</text:p>
          </table:table-cell>
          <table:table-cell table:style-name="ce6" table:formula="of:=[.E1341]*[.F$2]" office:value-type="float" office:value="1402.39341810022" calcext:value-type="float">
            <text:p>1402</text:p>
          </table:table-cell>
          <table:table-cell table:number-columns-repeated="5"/>
        </table:table-row>
        <table:table-row table:style-name="ro1">
          <table:table-cell table:style-name="ce2" office:value-type="float" office:value="1338" calcext:value-type="float">
            <text:p>1338</text:p>
          </table:table-cell>
          <table:table-cell table:style-name="ce2" table:formula="of:=[.B$2]*[.A1342]*1000" office:value-type="float" office:value="21.408" calcext:value-type="float">
            <text:p>21.408</text:p>
          </table:table-cell>
          <table:table-cell table:style-name="ce6" table:formula="of:=1/([.B1342]/1000)" office:value-type="float" office:value="46.711509715994" calcext:value-type="float">
            <text:p>47</text:p>
          </table:table-cell>
          <table:table-cell table:style-name="ce6" table:formula="of:=[.C1342]/[.D$2]" office:value-type="float" office:value="11.6778774289985" calcext:value-type="float">
            <text:p>12</text:p>
          </table:table-cell>
          <table:table-cell table:style-name="ce6" table:formula="of:=[.D1342]*60" office:value-type="float" office:value="700.67264573991" calcext:value-type="float">
            <text:p>701</text:p>
          </table:table-cell>
          <table:table-cell table:style-name="ce6" table:formula="of:=[.E1342]*[.F$2]" office:value-type="float" office:value="1401.34529147982" calcext:value-type="float">
            <text:p>1401</text:p>
          </table:table-cell>
          <table:table-cell table:number-columns-repeated="5"/>
        </table:table-row>
        <table:table-row table:style-name="ro1">
          <table:table-cell table:style-name="ce2" office:value-type="float" office:value="1339" calcext:value-type="float">
            <text:p>1339</text:p>
          </table:table-cell>
          <table:table-cell table:style-name="ce2" table:formula="of:=[.B$2]*[.A1343]*1000" office:value-type="float" office:value="21.424" calcext:value-type="float">
            <text:p>21.424</text:p>
          </table:table-cell>
          <table:table-cell table:style-name="ce6" table:formula="of:=1/([.B1343]/1000)" office:value-type="float" office:value="46.6766243465273" calcext:value-type="float">
            <text:p>47</text:p>
          </table:table-cell>
          <table:table-cell table:style-name="ce6" table:formula="of:=[.C1343]/[.D$2]" office:value-type="float" office:value="11.6691560866318" calcext:value-type="float">
            <text:p>12</text:p>
          </table:table-cell>
          <table:table-cell table:style-name="ce6" table:formula="of:=[.D1343]*60" office:value-type="float" office:value="700.149365197909" calcext:value-type="float">
            <text:p>700</text:p>
          </table:table-cell>
          <table:table-cell table:style-name="ce6" table:formula="of:=[.E1343]*[.F$2]" office:value-type="float" office:value="1400.29873039582" calcext:value-type="float">
            <text:p>1400</text:p>
          </table:table-cell>
          <table:table-cell table:number-columns-repeated="5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2" table:formula="of:=[.B$2]*[.A1344]*1000" office:value-type="float" office:value="21.44" calcext:value-type="float">
            <text:p>21.44</text:p>
          </table:table-cell>
          <table:table-cell table:style-name="ce6" table:formula="of:=1/([.B1344]/1000)" office:value-type="float" office:value="46.6417910447761" calcext:value-type="float">
            <text:p>47</text:p>
          </table:table-cell>
          <table:table-cell table:style-name="ce6" table:formula="of:=[.C1344]/[.D$2]" office:value-type="float" office:value="11.660447761194" calcext:value-type="float">
            <text:p>12</text:p>
          </table:table-cell>
          <table:table-cell table:style-name="ce6" table:formula="of:=[.D1344]*60" office:value-type="float" office:value="699.626865671642" calcext:value-type="float">
            <text:p>700</text:p>
          </table:table-cell>
          <table:table-cell table:style-name="ce6" table:formula="of:=[.E1344]*[.F$2]" office:value-type="float" office:value="1399.25373134328" calcext:value-type="float">
            <text:p>1399</text:p>
          </table:table-cell>
          <table:table-cell table:number-columns-repeated="5"/>
        </table:table-row>
        <table:table-row table:style-name="ro1">
          <table:table-cell table:style-name="ce2" office:value-type="float" office:value="1341" calcext:value-type="float">
            <text:p>1341</text:p>
          </table:table-cell>
          <table:table-cell table:style-name="ce2" table:formula="of:=[.B$2]*[.A1345]*1000" office:value-type="float" office:value="21.456" calcext:value-type="float">
            <text:p>21.456</text:p>
          </table:table-cell>
          <table:table-cell table:style-name="ce6" table:formula="of:=1/([.B1345]/1000)" office:value-type="float" office:value="46.607009694258" calcext:value-type="float">
            <text:p>47</text:p>
          </table:table-cell>
          <table:table-cell table:style-name="ce6" table:formula="of:=[.C1345]/[.D$2]" office:value-type="float" office:value="11.6517524235645" calcext:value-type="float">
            <text:p>12</text:p>
          </table:table-cell>
          <table:table-cell table:style-name="ce6" table:formula="of:=[.D1345]*60" office:value-type="float" office:value="699.10514541387" calcext:value-type="float">
            <text:p>699</text:p>
          </table:table-cell>
          <table:table-cell table:style-name="ce6" table:formula="of:=[.E1345]*[.F$2]" office:value-type="float" office:value="1398.21029082774" calcext:value-type="float">
            <text:p>1398</text:p>
          </table:table-cell>
          <table:table-cell table:number-columns-repeated="5"/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table:style-name="ce2" table:formula="of:=[.B$2]*[.A1346]*1000" office:value-type="float" office:value="21.472" calcext:value-type="float">
            <text:p>21.472</text:p>
          </table:table-cell>
          <table:table-cell table:style-name="ce6" table:formula="of:=1/([.B1346]/1000)" office:value-type="float" office:value="46.5722801788376" calcext:value-type="float">
            <text:p>47</text:p>
          </table:table-cell>
          <table:table-cell table:style-name="ce6" table:formula="of:=[.C1346]/[.D$2]" office:value-type="float" office:value="11.6430700447094" calcext:value-type="float">
            <text:p>12</text:p>
          </table:table-cell>
          <table:table-cell table:style-name="ce6" table:formula="of:=[.D1346]*60" office:value-type="float" office:value="698.584202682563" calcext:value-type="float">
            <text:p>699</text:p>
          </table:table-cell>
          <table:table-cell table:style-name="ce6" table:formula="of:=[.E1346]*[.F$2]" office:value-type="float" office:value="1397.16840536513" calcext:value-type="float">
            <text:p>1397</text:p>
          </table:table-cell>
          <table:table-cell table:number-columns-repeated="5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2" table:formula="of:=[.B$2]*[.A1347]*1000" office:value-type="float" office:value="21.488" calcext:value-type="float">
            <text:p>21.488</text:p>
          </table:table-cell>
          <table:table-cell table:style-name="ce6" table:formula="of:=1/([.B1347]/1000)" office:value-type="float" office:value="46.5376023827252" calcext:value-type="float">
            <text:p>47</text:p>
          </table:table-cell>
          <table:table-cell table:style-name="ce6" table:formula="of:=[.C1347]/[.D$2]" office:value-type="float" office:value="11.6344005956813" calcext:value-type="float">
            <text:p>12</text:p>
          </table:table-cell>
          <table:table-cell table:style-name="ce6" table:formula="of:=[.D1347]*60" office:value-type="float" office:value="698.064035740879" calcext:value-type="float">
            <text:p>698</text:p>
          </table:table-cell>
          <table:table-cell table:style-name="ce6" table:formula="of:=[.E1347]*[.F$2]" office:value-type="float" office:value="1396.12807148176" calcext:value-type="float">
            <text:p>1396</text:p>
          </table:table-cell>
          <table:table-cell table:number-columns-repeated="5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2" table:formula="of:=[.B$2]*[.A1348]*1000" office:value-type="float" office:value="21.504" calcext:value-type="float">
            <text:p>21.504</text:p>
          </table:table-cell>
          <table:table-cell table:style-name="ce6" table:formula="of:=1/([.B1348]/1000)" office:value-type="float" office:value="46.5029761904762" calcext:value-type="float">
            <text:p>47</text:p>
          </table:table-cell>
          <table:table-cell table:style-name="ce6" table:formula="of:=[.C1348]/[.D$2]" office:value-type="float" office:value="11.625744047619" calcext:value-type="float">
            <text:p>12</text:p>
          </table:table-cell>
          <table:table-cell table:style-name="ce6" table:formula="of:=[.D1348]*60" office:value-type="float" office:value="697.544642857143" calcext:value-type="float">
            <text:p>698</text:p>
          </table:table-cell>
          <table:table-cell table:style-name="ce6" table:formula="of:=[.E1348]*[.F$2]" office:value-type="float" office:value="1395.08928571429" calcext:value-type="float">
            <text:p>1395</text:p>
          </table:table-cell>
          <table:table-cell table:number-columns-repeated="5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2" table:formula="of:=[.B$2]*[.A1349]*1000" office:value-type="float" office:value="21.52" calcext:value-type="float">
            <text:p>21.52</text:p>
          </table:table-cell>
          <table:table-cell table:style-name="ce6" table:formula="of:=1/([.B1349]/1000)" office:value-type="float" office:value="46.4684014869889" calcext:value-type="float">
            <text:p>46</text:p>
          </table:table-cell>
          <table:table-cell table:style-name="ce6" table:formula="of:=[.C1349]/[.D$2]" office:value-type="float" office:value="11.6171003717472" calcext:value-type="float">
            <text:p>12</text:p>
          </table:table-cell>
          <table:table-cell table:style-name="ce6" table:formula="of:=[.D1349]*60" office:value-type="float" office:value="697.026022304833" calcext:value-type="float">
            <text:p>697</text:p>
          </table:table-cell>
          <table:table-cell table:style-name="ce6" table:formula="of:=[.E1349]*[.F$2]" office:value-type="float" office:value="1394.05204460967" calcext:value-type="float">
            <text:p>1394</text:p>
          </table:table-cell>
          <table:table-cell table:number-columns-repeated="5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2" table:formula="of:=[.B$2]*[.A1350]*1000" office:value-type="float" office:value="21.536" calcext:value-type="float">
            <text:p>21.536</text:p>
          </table:table-cell>
          <table:table-cell table:style-name="ce6" table:formula="of:=1/([.B1350]/1000)" office:value-type="float" office:value="46.4338781575037" calcext:value-type="float">
            <text:p>46</text:p>
          </table:table-cell>
          <table:table-cell table:style-name="ce6" table:formula="of:=[.C1350]/[.D$2]" office:value-type="float" office:value="11.6084695393759" calcext:value-type="float">
            <text:p>12</text:p>
          </table:table-cell>
          <table:table-cell table:style-name="ce6" table:formula="of:=[.D1350]*60" office:value-type="float" office:value="696.508172362556" calcext:value-type="float">
            <text:p>697</text:p>
          </table:table-cell>
          <table:table-cell table:style-name="ce6" table:formula="of:=[.E1350]*[.F$2]" office:value-type="float" office:value="1393.01634472511" calcext:value-type="float">
            <text:p>1393</text:p>
          </table:table-cell>
          <table:table-cell table:number-columns-repeated="5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2" table:formula="of:=[.B$2]*[.A1351]*1000" office:value-type="float" office:value="21.552" calcext:value-type="float">
            <text:p>21.552</text:p>
          </table:table-cell>
          <table:table-cell table:style-name="ce6" table:formula="of:=1/([.B1351]/1000)" office:value-type="float" office:value="46.3994060876021" calcext:value-type="float">
            <text:p>46</text:p>
          </table:table-cell>
          <table:table-cell table:style-name="ce6" table:formula="of:=[.C1351]/[.D$2]" office:value-type="float" office:value="11.5998515219005" calcext:value-type="float">
            <text:p>12</text:p>
          </table:table-cell>
          <table:table-cell table:style-name="ce6" table:formula="of:=[.D1351]*60" office:value-type="float" office:value="695.991091314031" calcext:value-type="float">
            <text:p>696</text:p>
          </table:table-cell>
          <table:table-cell table:style-name="ce6" table:formula="of:=[.E1351]*[.F$2]" office:value-type="float" office:value="1391.98218262806" calcext:value-type="float">
            <text:p>1392</text:p>
          </table:table-cell>
          <table:table-cell table:number-columns-repeated="5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2" table:formula="of:=[.B$2]*[.A1352]*1000" office:value-type="float" office:value="21.568" calcext:value-type="float">
            <text:p>21.568</text:p>
          </table:table-cell>
          <table:table-cell table:style-name="ce6" table:formula="of:=1/([.B1352]/1000)" office:value-type="float" office:value="46.3649851632048" calcext:value-type="float">
            <text:p>46</text:p>
          </table:table-cell>
          <table:table-cell table:style-name="ce6" table:formula="of:=[.C1352]/[.D$2]" office:value-type="float" office:value="11.5912462908012" calcext:value-type="float">
            <text:p>12</text:p>
          </table:table-cell>
          <table:table-cell table:style-name="ce6" table:formula="of:=[.D1352]*60" office:value-type="float" office:value="695.474777448071" calcext:value-type="float">
            <text:p>695</text:p>
          </table:table-cell>
          <table:table-cell table:style-name="ce6" table:formula="of:=[.E1352]*[.F$2]" office:value-type="float" office:value="1390.94955489614" calcext:value-type="float">
            <text:p>1391</text:p>
          </table:table-cell>
          <table:table-cell table:number-columns-repeated="5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2" table:formula="of:=[.B$2]*[.A1353]*1000" office:value-type="float" office:value="21.584" calcext:value-type="float">
            <text:p>21.584</text:p>
          </table:table-cell>
          <table:table-cell table:style-name="ce6" table:formula="of:=1/([.B1353]/1000)" office:value-type="float" office:value="46.3306152705708" calcext:value-type="float">
            <text:p>46</text:p>
          </table:table-cell>
          <table:table-cell table:style-name="ce6" table:formula="of:=[.C1353]/[.D$2]" office:value-type="float" office:value="11.5826538176427" calcext:value-type="float">
            <text:p>12</text:p>
          </table:table-cell>
          <table:table-cell table:style-name="ce6" table:formula="of:=[.D1353]*60" office:value-type="float" office:value="694.959229058562" calcext:value-type="float">
            <text:p>695</text:p>
          </table:table-cell>
          <table:table-cell table:style-name="ce6" table:formula="of:=[.E1353]*[.F$2]" office:value-type="float" office:value="1389.91845811712" calcext:value-type="float">
            <text:p>1390</text:p>
          </table:table-cell>
          <table:table-cell table:number-columns-repeated="5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2" table:formula="of:=[.B$2]*[.A1354]*1000" office:value-type="float" office:value="21.6" calcext:value-type="float">
            <text:p>21.6</text:p>
          </table:table-cell>
          <table:table-cell table:style-name="ce6" table:formula="of:=1/([.B1354]/1000)" office:value-type="float" office:value="46.2962962962963" calcext:value-type="float">
            <text:p>46</text:p>
          </table:table-cell>
          <table:table-cell table:style-name="ce6" table:formula="of:=[.C1354]/[.D$2]" office:value-type="float" office:value="11.5740740740741" calcext:value-type="float">
            <text:p>12</text:p>
          </table:table-cell>
          <table:table-cell table:style-name="ce6" table:formula="of:=[.D1354]*60" office:value-type="float" office:value="694.444444444445" calcext:value-type="float">
            <text:p>694</text:p>
          </table:table-cell>
          <table:table-cell table:style-name="ce6" table:formula="of:=[.E1354]*[.F$2]" office:value-type="float" office:value="1388.88888888889" calcext:value-type="float">
            <text:p>1389</text:p>
          </table:table-cell>
          <table:table-cell table:number-columns-repeated="5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2" table:formula="of:=[.B$2]*[.A1355]*1000" office:value-type="float" office:value="21.616" calcext:value-type="float">
            <text:p>21.616</text:p>
          </table:table-cell>
          <table:table-cell table:style-name="ce6" table:formula="of:=1/([.B1355]/1000)" office:value-type="float" office:value="46.2620281273131" calcext:value-type="float">
            <text:p>46</text:p>
          </table:table-cell>
          <table:table-cell table:style-name="ce6" table:formula="of:=[.C1355]/[.D$2]" office:value-type="float" office:value="11.5655070318283" calcext:value-type="float">
            <text:p>12</text:p>
          </table:table-cell>
          <table:table-cell table:style-name="ce6" table:formula="of:=[.D1355]*60" office:value-type="float" office:value="693.930421909697" calcext:value-type="float">
            <text:p>694</text:p>
          </table:table-cell>
          <table:table-cell table:style-name="ce6" table:formula="of:=[.E1355]*[.F$2]" office:value-type="float" office:value="1387.86084381939" calcext:value-type="float">
            <text:p>1388</text:p>
          </table:table-cell>
          <table:table-cell table:number-columns-repeated="5"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2" table:formula="of:=[.B$2]*[.A1356]*1000" office:value-type="float" office:value="21.632" calcext:value-type="float">
            <text:p>21.632</text:p>
          </table:table-cell>
          <table:table-cell table:style-name="ce6" table:formula="of:=1/([.B1356]/1000)" office:value-type="float" office:value="46.2278106508876" calcext:value-type="float">
            <text:p>46</text:p>
          </table:table-cell>
          <table:table-cell table:style-name="ce6" table:formula="of:=[.C1356]/[.D$2]" office:value-type="float" office:value="11.5569526627219" calcext:value-type="float">
            <text:p>12</text:p>
          </table:table-cell>
          <table:table-cell table:style-name="ce6" table:formula="of:=[.D1356]*60" office:value-type="float" office:value="693.417159763314" calcext:value-type="float">
            <text:p>693</text:p>
          </table:table-cell>
          <table:table-cell table:style-name="ce6" table:formula="of:=[.E1356]*[.F$2]" office:value-type="float" office:value="1386.83431952663" calcext:value-type="float">
            <text:p>1387</text:p>
          </table:table-cell>
          <table:table-cell table:number-columns-repeated="5"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2" table:formula="of:=[.B$2]*[.A1357]*1000" office:value-type="float" office:value="21.648" calcext:value-type="float">
            <text:p>21.648</text:p>
          </table:table-cell>
          <table:table-cell table:style-name="ce6" table:formula="of:=1/([.B1357]/1000)" office:value-type="float" office:value="46.1936437546194" calcext:value-type="float">
            <text:p>46</text:p>
          </table:table-cell>
          <table:table-cell table:style-name="ce6" table:formula="of:=[.C1357]/[.D$2]" office:value-type="float" office:value="11.5484109386548" calcext:value-type="float">
            <text:p>12</text:p>
          </table:table-cell>
          <table:table-cell table:style-name="ce6" table:formula="of:=[.D1357]*60" office:value-type="float" office:value="692.90465631929" calcext:value-type="float">
            <text:p>693</text:p>
          </table:table-cell>
          <table:table-cell table:style-name="ce6" table:formula="of:=[.E1357]*[.F$2]" office:value-type="float" office:value="1385.80931263858" calcext:value-type="float">
            <text:p>1386</text:p>
          </table:table-cell>
          <table:table-cell table:number-columns-repeated="5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2" table:formula="of:=[.B$2]*[.A1358]*1000" office:value-type="float" office:value="21.664" calcext:value-type="float">
            <text:p>21.664</text:p>
          </table:table-cell>
          <table:table-cell table:style-name="ce6" table:formula="of:=1/([.B1358]/1000)" office:value-type="float" office:value="46.1595273264402" calcext:value-type="float">
            <text:p>46</text:p>
          </table:table-cell>
          <table:table-cell table:style-name="ce6" table:formula="of:=[.C1358]/[.D$2]" office:value-type="float" office:value="11.53988183161" calcext:value-type="float">
            <text:p>12</text:p>
          </table:table-cell>
          <table:table-cell table:style-name="ce6" table:formula="of:=[.D1358]*60" office:value-type="float" office:value="692.392909896603" calcext:value-type="float">
            <text:p>692</text:p>
          </table:table-cell>
          <table:table-cell table:style-name="ce6" table:formula="of:=[.E1358]*[.F$2]" office:value-type="float" office:value="1384.78581979321" calcext:value-type="float">
            <text:p>1385</text:p>
          </table:table-cell>
          <table:table-cell table:number-columns-repeated="5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2" table:formula="of:=[.B$2]*[.A1359]*1000" office:value-type="float" office:value="21.68" calcext:value-type="float">
            <text:p>21.68</text:p>
          </table:table-cell>
          <table:table-cell table:style-name="ce6" table:formula="of:=1/([.B1359]/1000)" office:value-type="float" office:value="46.1254612546126" calcext:value-type="float">
            <text:p>46</text:p>
          </table:table-cell>
          <table:table-cell table:style-name="ce6" table:formula="of:=[.C1359]/[.D$2]" office:value-type="float" office:value="11.5313653136531" calcext:value-type="float">
            <text:p>12</text:p>
          </table:table-cell>
          <table:table-cell table:style-name="ce6" table:formula="of:=[.D1359]*60" office:value-type="float" office:value="691.881918819188" calcext:value-type="float">
            <text:p>692</text:p>
          </table:table-cell>
          <table:table-cell table:style-name="ce6" table:formula="of:=[.E1359]*[.F$2]" office:value-type="float" office:value="1383.76383763838" calcext:value-type="float">
            <text:p>1384</text:p>
          </table:table-cell>
          <table:table-cell table:number-columns-repeated="5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style-name="ce2" table:formula="of:=[.B$2]*[.A1360]*1000" office:value-type="float" office:value="21.696" calcext:value-type="float">
            <text:p>21.696</text:p>
          </table:table-cell>
          <table:table-cell table:style-name="ce6" table:formula="of:=1/([.B1360]/1000)" office:value-type="float" office:value="46.0914454277286" calcext:value-type="float">
            <text:p>46</text:p>
          </table:table-cell>
          <table:table-cell table:style-name="ce6" table:formula="of:=[.C1360]/[.D$2]" office:value-type="float" office:value="11.5228613569322" calcext:value-type="float">
            <text:p>12</text:p>
          </table:table-cell>
          <table:table-cell table:style-name="ce6" table:formula="of:=[.D1360]*60" office:value-type="float" office:value="691.371681415929" calcext:value-type="float">
            <text:p>691</text:p>
          </table:table-cell>
          <table:table-cell table:style-name="ce6" table:formula="of:=[.E1360]*[.F$2]" office:value-type="float" office:value="1382.74336283186" calcext:value-type="float">
            <text:p>1383</text:p>
          </table:table-cell>
          <table:table-cell table:number-columns-repeated="5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2" table:formula="of:=[.B$2]*[.A1361]*1000" office:value-type="float" office:value="21.712" calcext:value-type="float">
            <text:p>21.712</text:p>
          </table:table-cell>
          <table:table-cell table:style-name="ce6" table:formula="of:=1/([.B1361]/1000)" office:value-type="float" office:value="46.0574797347089" calcext:value-type="float">
            <text:p>46</text:p>
          </table:table-cell>
          <table:table-cell table:style-name="ce6" table:formula="of:=[.C1361]/[.D$2]" office:value-type="float" office:value="11.5143699336772" calcext:value-type="float">
            <text:p>12</text:p>
          </table:table-cell>
          <table:table-cell table:style-name="ce6" table:formula="of:=[.D1361]*60" office:value-type="float" office:value="690.862196020634" calcext:value-type="float">
            <text:p>691</text:p>
          </table:table-cell>
          <table:table-cell table:style-name="ce6" table:formula="of:=[.E1361]*[.F$2]" office:value-type="float" office:value="1381.72439204127" calcext:value-type="float">
            <text:p>1382</text:p>
          </table:table-cell>
          <table:table-cell table:number-columns-repeated="5"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2" table:formula="of:=[.B$2]*[.A1362]*1000" office:value-type="float" office:value="21.728" calcext:value-type="float">
            <text:p>21.728</text:p>
          </table:table-cell>
          <table:table-cell table:style-name="ce6" table:formula="of:=1/([.B1362]/1000)" office:value-type="float" office:value="46.0235640648012" calcext:value-type="float">
            <text:p>46</text:p>
          </table:table-cell>
          <table:table-cell table:style-name="ce6" table:formula="of:=[.C1362]/[.D$2]" office:value-type="float" office:value="11.5058910162003" calcext:value-type="float">
            <text:p>12</text:p>
          </table:table-cell>
          <table:table-cell table:style-name="ce6" table:formula="of:=[.D1362]*60" office:value-type="float" office:value="690.353460972018" calcext:value-type="float">
            <text:p>690</text:p>
          </table:table-cell>
          <table:table-cell table:style-name="ce6" table:formula="of:=[.E1362]*[.F$2]" office:value-type="float" office:value="1380.70692194404" calcext:value-type="float">
            <text:p>1381</text:p>
          </table:table-cell>
          <table:table-cell table:number-columns-repeated="5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2" table:formula="of:=[.B$2]*[.A1363]*1000" office:value-type="float" office:value="21.744" calcext:value-type="float">
            <text:p>21.744</text:p>
          </table:table-cell>
          <table:table-cell table:style-name="ce6" table:formula="of:=1/([.B1363]/1000)" office:value-type="float" office:value="45.9896983075791" calcext:value-type="float">
            <text:p>46</text:p>
          </table:table-cell>
          <table:table-cell table:style-name="ce6" table:formula="of:=[.C1363]/[.D$2]" office:value-type="float" office:value="11.4974245768948" calcext:value-type="float">
            <text:p>11</text:p>
          </table:table-cell>
          <table:table-cell table:style-name="ce6" table:formula="of:=[.D1363]*60" office:value-type="float" office:value="689.845474613687" calcext:value-type="float">
            <text:p>690</text:p>
          </table:table-cell>
          <table:table-cell table:style-name="ce6" table:formula="of:=[.E1363]*[.F$2]" office:value-type="float" office:value="1379.69094922737" calcext:value-type="float">
            <text:p>1380</text:p>
          </table:table-cell>
          <table:table-cell table:number-columns-repeated="5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 table:formula="of:=[.B$2]*[.A1364]*1000" office:value-type="float" office:value="21.76" calcext:value-type="float">
            <text:p>21.76</text:p>
          </table:table-cell>
          <table:table-cell table:style-name="ce6" table:formula="of:=1/([.B1364]/1000)" office:value-type="float" office:value="45.9558823529412" calcext:value-type="float">
            <text:p>46</text:p>
          </table:table-cell>
          <table:table-cell table:style-name="ce6" table:formula="of:=[.C1364]/[.D$2]" office:value-type="float" office:value="11.4889705882353" calcext:value-type="float">
            <text:p>11</text:p>
          </table:table-cell>
          <table:table-cell table:style-name="ce6" table:formula="of:=[.D1364]*60" office:value-type="float" office:value="689.338235294118" calcext:value-type="float">
            <text:p>689</text:p>
          </table:table-cell>
          <table:table-cell table:style-name="ce6" table:formula="of:=[.E1364]*[.F$2]" office:value-type="float" office:value="1378.67647058824" calcext:value-type="float">
            <text:p>1379</text:p>
          </table:table-cell>
          <table:table-cell table:number-columns-repeated="5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2" table:formula="of:=[.B$2]*[.A1365]*1000" office:value-type="float" office:value="21.776" calcext:value-type="float">
            <text:p>21.776</text:p>
          </table:table-cell>
          <table:table-cell table:style-name="ce6" table:formula="of:=1/([.B1365]/1000)" office:value-type="float" office:value="45.9221160911095" calcext:value-type="float">
            <text:p>46</text:p>
          </table:table-cell>
          <table:table-cell table:style-name="ce6" table:formula="of:=[.C1365]/[.D$2]" office:value-type="float" office:value="11.4805290227774" calcext:value-type="float">
            <text:p>11</text:p>
          </table:table-cell>
          <table:table-cell table:style-name="ce6" table:formula="of:=[.D1365]*60" office:value-type="float" office:value="688.831741366642" calcext:value-type="float">
            <text:p>689</text:p>
          </table:table-cell>
          <table:table-cell table:style-name="ce6" table:formula="of:=[.E1365]*[.F$2]" office:value-type="float" office:value="1377.66348273328" calcext:value-type="float">
            <text:p>1378</text:p>
          </table:table-cell>
          <table:table-cell table:number-columns-repeated="5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2" table:formula="of:=[.B$2]*[.A1366]*1000" office:value-type="float" office:value="21.792" calcext:value-type="float">
            <text:p>21.792</text:p>
          </table:table-cell>
          <table:table-cell table:style-name="ce6" table:formula="of:=1/([.B1366]/1000)" office:value-type="float" office:value="45.8883994126285" calcext:value-type="float">
            <text:p>46</text:p>
          </table:table-cell>
          <table:table-cell table:style-name="ce6" table:formula="of:=[.C1366]/[.D$2]" office:value-type="float" office:value="11.4720998531571" calcext:value-type="float">
            <text:p>11</text:p>
          </table:table-cell>
          <table:table-cell table:style-name="ce6" table:formula="of:=[.D1366]*60" office:value-type="float" office:value="688.325991189427" calcext:value-type="float">
            <text:p>688</text:p>
          </table:table-cell>
          <table:table-cell table:style-name="ce6" table:formula="of:=[.E1366]*[.F$2]" office:value-type="float" office:value="1376.65198237885" calcext:value-type="float">
            <text:p>1377</text:p>
          </table:table-cell>
          <table:table-cell table:number-columns-repeated="5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2" table:formula="of:=[.B$2]*[.A1367]*1000" office:value-type="float" office:value="21.808" calcext:value-type="float">
            <text:p>21.808</text:p>
          </table:table-cell>
          <table:table-cell table:style-name="ce6" table:formula="of:=1/([.B1367]/1000)" office:value-type="float" office:value="45.8547322083639" calcext:value-type="float">
            <text:p>46</text:p>
          </table:table-cell>
          <table:table-cell table:style-name="ce6" table:formula="of:=[.C1367]/[.D$2]" office:value-type="float" office:value="11.463683052091" calcext:value-type="float">
            <text:p>11</text:p>
          </table:table-cell>
          <table:table-cell table:style-name="ce6" table:formula="of:=[.D1367]*60" office:value-type="float" office:value="687.820983125459" calcext:value-type="float">
            <text:p>688</text:p>
          </table:table-cell>
          <table:table-cell table:style-name="ce6" table:formula="of:=[.E1367]*[.F$2]" office:value-type="float" office:value="1375.64196625092" calcext:value-type="float">
            <text:p>1376</text:p>
          </table:table-cell>
          <table:table-cell table:number-columns-repeated="5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2" table:formula="of:=[.B$2]*[.A1368]*1000" office:value-type="float" office:value="21.824" calcext:value-type="float">
            <text:p>21.824</text:p>
          </table:table-cell>
          <table:table-cell table:style-name="ce6" table:formula="of:=1/([.B1368]/1000)" office:value-type="float" office:value="45.8211143695015" calcext:value-type="float">
            <text:p>46</text:p>
          </table:table-cell>
          <table:table-cell table:style-name="ce6" table:formula="of:=[.C1368]/[.D$2]" office:value-type="float" office:value="11.4552785923754" calcext:value-type="float">
            <text:p>11</text:p>
          </table:table-cell>
          <table:table-cell table:style-name="ce6" table:formula="of:=[.D1368]*60" office:value-type="float" office:value="687.316715542522" calcext:value-type="float">
            <text:p>687</text:p>
          </table:table-cell>
          <table:table-cell table:style-name="ce6" table:formula="of:=[.E1368]*[.F$2]" office:value-type="float" office:value="1374.63343108504" calcext:value-type="float">
            <text:p>1375</text:p>
          </table:table-cell>
          <table:table-cell table:number-columns-repeated="5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2" table:formula="of:=[.B$2]*[.A1369]*1000" office:value-type="float" office:value="21.84" calcext:value-type="float">
            <text:p>21.84</text:p>
          </table:table-cell>
          <table:table-cell table:style-name="ce6" table:formula="of:=1/([.B1369]/1000)" office:value-type="float" office:value="45.7875457875458" calcext:value-type="float">
            <text:p>46</text:p>
          </table:table-cell>
          <table:table-cell table:style-name="ce6" table:formula="of:=[.C1369]/[.D$2]" office:value-type="float" office:value="11.4468864468864" calcext:value-type="float">
            <text:p>11</text:p>
          </table:table-cell>
          <table:table-cell table:style-name="ce6" table:formula="of:=[.D1369]*60" office:value-type="float" office:value="686.813186813187" calcext:value-type="float">
            <text:p>687</text:p>
          </table:table-cell>
          <table:table-cell table:style-name="ce6" table:formula="of:=[.E1369]*[.F$2]" office:value-type="float" office:value="1373.62637362637" calcext:value-type="float">
            <text:p>1374</text:p>
          </table:table-cell>
          <table:table-cell table:number-columns-repeated="5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2" table:formula="of:=[.B$2]*[.A1370]*1000" office:value-type="float" office:value="21.856" calcext:value-type="float">
            <text:p>21.856</text:p>
          </table:table-cell>
          <table:table-cell table:style-name="ce6" table:formula="of:=1/([.B1370]/1000)" office:value-type="float" office:value="45.7540263543192" calcext:value-type="float">
            <text:p>46</text:p>
          </table:table-cell>
          <table:table-cell table:style-name="ce6" table:formula="of:=[.C1370]/[.D$2]" office:value-type="float" office:value="11.4385065885798" calcext:value-type="float">
            <text:p>11</text:p>
          </table:table-cell>
          <table:table-cell table:style-name="ce6" table:formula="of:=[.D1370]*60" office:value-type="float" office:value="686.310395314788" calcext:value-type="float">
            <text:p>686</text:p>
          </table:table-cell>
          <table:table-cell table:style-name="ce6" table:formula="of:=[.E1370]*[.F$2]" office:value-type="float" office:value="1372.62079062958" calcext:value-type="float">
            <text:p>1373</text:p>
          </table:table-cell>
          <table:table-cell table:number-columns-repeated="5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2" table:formula="of:=[.B$2]*[.A1371]*1000" office:value-type="float" office:value="21.872" calcext:value-type="float">
            <text:p>21.872</text:p>
          </table:table-cell>
          <table:table-cell table:style-name="ce6" table:formula="of:=1/([.B1371]/1000)" office:value-type="float" office:value="45.7205559619605" calcext:value-type="float">
            <text:p>46</text:p>
          </table:table-cell>
          <table:table-cell table:style-name="ce6" table:formula="of:=[.C1371]/[.D$2]" office:value-type="float" office:value="11.4301389904901" calcext:value-type="float">
            <text:p>11</text:p>
          </table:table-cell>
          <table:table-cell table:style-name="ce6" table:formula="of:=[.D1371]*60" office:value-type="float" office:value="685.808339429408" calcext:value-type="float">
            <text:p>686</text:p>
          </table:table-cell>
          <table:table-cell table:style-name="ce6" table:formula="of:=[.E1371]*[.F$2]" office:value-type="float" office:value="1371.61667885882" calcext:value-type="float">
            <text:p>1372</text:p>
          </table:table-cell>
          <table:table-cell table:number-columns-repeated="5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2" table:formula="of:=[.B$2]*[.A1372]*1000" office:value-type="float" office:value="21.888" calcext:value-type="float">
            <text:p>21.888</text:p>
          </table:table-cell>
          <table:table-cell table:style-name="ce6" table:formula="of:=1/([.B1372]/1000)" office:value-type="float" office:value="45.687134502924" calcext:value-type="float">
            <text:p>46</text:p>
          </table:table-cell>
          <table:table-cell table:style-name="ce6" table:formula="of:=[.C1372]/[.D$2]" office:value-type="float" office:value="11.421783625731" calcext:value-type="float">
            <text:p>11</text:p>
          </table:table-cell>
          <table:table-cell table:style-name="ce6" table:formula="of:=[.D1372]*60" office:value-type="float" office:value="685.30701754386" calcext:value-type="float">
            <text:p>685</text:p>
          </table:table-cell>
          <table:table-cell table:style-name="ce6" table:formula="of:=[.E1372]*[.F$2]" office:value-type="float" office:value="1370.61403508772" calcext:value-type="float">
            <text:p>1371</text:p>
          </table:table-cell>
          <table:table-cell table:number-columns-repeated="5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2" table:formula="of:=[.B$2]*[.A1373]*1000" office:value-type="float" office:value="21.904" calcext:value-type="float">
            <text:p>21.904</text:p>
          </table:table-cell>
          <table:table-cell table:style-name="ce6" table:formula="of:=1/([.B1373]/1000)" office:value-type="float" office:value="45.6537618699781" calcext:value-type="float">
            <text:p>46</text:p>
          </table:table-cell>
          <table:table-cell table:style-name="ce6" table:formula="of:=[.C1373]/[.D$2]" office:value-type="float" office:value="11.4134404674945" calcext:value-type="float">
            <text:p>11</text:p>
          </table:table-cell>
          <table:table-cell table:style-name="ce6" table:formula="of:=[.D1373]*60" office:value-type="float" office:value="684.806428049671" calcext:value-type="float">
            <text:p>685</text:p>
          </table:table-cell>
          <table:table-cell table:style-name="ce6" table:formula="of:=[.E1373]*[.F$2]" office:value-type="float" office:value="1369.61285609934" calcext:value-type="float">
            <text:p>1370</text:p>
          </table:table-cell>
          <table:table-cell table:number-columns-repeated="5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2" table:formula="of:=[.B$2]*[.A1374]*1000" office:value-type="float" office:value="21.92" calcext:value-type="float">
            <text:p>21.92</text:p>
          </table:table-cell>
          <table:table-cell table:style-name="ce6" table:formula="of:=1/([.B1374]/1000)" office:value-type="float" office:value="45.6204379562044" calcext:value-type="float">
            <text:p>46</text:p>
          </table:table-cell>
          <table:table-cell table:style-name="ce6" table:formula="of:=[.C1374]/[.D$2]" office:value-type="float" office:value="11.4051094890511" calcext:value-type="float">
            <text:p>11</text:p>
          </table:table-cell>
          <table:table-cell table:style-name="ce6" table:formula="of:=[.D1374]*60" office:value-type="float" office:value="684.306569343066" calcext:value-type="float">
            <text:p>684</text:p>
          </table:table-cell>
          <table:table-cell table:style-name="ce6" table:formula="of:=[.E1374]*[.F$2]" office:value-type="float" office:value="1368.61313868613" calcext:value-type="float">
            <text:p>1369</text:p>
          </table:table-cell>
          <table:table-cell table:number-columns-repeated="5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2" table:formula="of:=[.B$2]*[.A1375]*1000" office:value-type="float" office:value="21.936" calcext:value-type="float">
            <text:p>21.936</text:p>
          </table:table-cell>
          <table:table-cell table:style-name="ce6" table:formula="of:=1/([.B1375]/1000)" office:value-type="float" office:value="45.5871626549964" calcext:value-type="float">
            <text:p>46</text:p>
          </table:table-cell>
          <table:table-cell table:style-name="ce6" table:formula="of:=[.C1375]/[.D$2]" office:value-type="float" office:value="11.3967906637491" calcext:value-type="float">
            <text:p>11</text:p>
          </table:table-cell>
          <table:table-cell table:style-name="ce6" table:formula="of:=[.D1375]*60" office:value-type="float" office:value="683.807439824945" calcext:value-type="float">
            <text:p>684</text:p>
          </table:table-cell>
          <table:table-cell table:style-name="ce6" table:formula="of:=[.E1375]*[.F$2]" office:value-type="float" office:value="1367.61487964989" calcext:value-type="float">
            <text:p>1368</text:p>
          </table:table-cell>
          <table:table-cell table:number-columns-repeated="5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2" table:formula="of:=[.B$2]*[.A1376]*1000" office:value-type="float" office:value="21.952" calcext:value-type="float">
            <text:p>21.952</text:p>
          </table:table-cell>
          <table:table-cell table:style-name="ce6" table:formula="of:=1/([.B1376]/1000)" office:value-type="float" office:value="45.5539358600583" calcext:value-type="float">
            <text:p>46</text:p>
          </table:table-cell>
          <table:table-cell table:style-name="ce6" table:formula="of:=[.C1376]/[.D$2]" office:value-type="float" office:value="11.3884839650146" calcext:value-type="float">
            <text:p>11</text:p>
          </table:table-cell>
          <table:table-cell table:style-name="ce6" table:formula="of:=[.D1376]*60" office:value-type="float" office:value="683.309037900875" calcext:value-type="float">
            <text:p>683</text:p>
          </table:table-cell>
          <table:table-cell table:style-name="ce6" table:formula="of:=[.E1376]*[.F$2]" office:value-type="float" office:value="1366.61807580175" calcext:value-type="float">
            <text:p>1367</text:p>
          </table:table-cell>
          <table:table-cell table:number-columns-repeated="5"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2" table:formula="of:=[.B$2]*[.A1377]*1000" office:value-type="float" office:value="21.968" calcext:value-type="float">
            <text:p>21.968</text:p>
          </table:table-cell>
          <table:table-cell table:style-name="ce6" table:formula="of:=1/([.B1377]/1000)" office:value-type="float" office:value="45.5207574654042" calcext:value-type="float">
            <text:p>46</text:p>
          </table:table-cell>
          <table:table-cell table:style-name="ce6" table:formula="of:=[.C1377]/[.D$2]" office:value-type="float" office:value="11.3801893663511" calcext:value-type="float">
            <text:p>11</text:p>
          </table:table-cell>
          <table:table-cell table:style-name="ce6" table:formula="of:=[.D1377]*60" office:value-type="float" office:value="682.811361981063" calcext:value-type="float">
            <text:p>683</text:p>
          </table:table-cell>
          <table:table-cell table:style-name="ce6" table:formula="of:=[.E1377]*[.F$2]" office:value-type="float" office:value="1365.62272396213" calcext:value-type="float">
            <text:p>1366</text:p>
          </table:table-cell>
          <table:table-cell table:number-columns-repeated="5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2" table:formula="of:=[.B$2]*[.A1378]*1000" office:value-type="float" office:value="21.984" calcext:value-type="float">
            <text:p>21.984</text:p>
          </table:table-cell>
          <table:table-cell table:style-name="ce6" table:formula="of:=1/([.B1378]/1000)" office:value-type="float" office:value="45.4876273653566" calcext:value-type="float">
            <text:p>45</text:p>
          </table:table-cell>
          <table:table-cell table:style-name="ce6" table:formula="of:=[.C1378]/[.D$2]" office:value-type="float" office:value="11.3719068413392" calcext:value-type="float">
            <text:p>11</text:p>
          </table:table-cell>
          <table:table-cell table:style-name="ce6" table:formula="of:=[.D1378]*60" office:value-type="float" office:value="682.314410480349" calcext:value-type="float">
            <text:p>682</text:p>
          </table:table-cell>
          <table:table-cell table:style-name="ce6" table:formula="of:=[.E1378]*[.F$2]" office:value-type="float" office:value="1364.6288209607" calcext:value-type="float">
            <text:p>1365</text:p>
          </table:table-cell>
          <table:table-cell table:number-columns-repeated="5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2" table:formula="of:=[.B$2]*[.A1379]*1000" office:value-type="float" office:value="22" calcext:value-type="float">
            <text:p>22</text:p>
          </table:table-cell>
          <table:table-cell table:style-name="ce6" table:formula="of:=1/([.B1379]/1000)" office:value-type="float" office:value="45.4545454545455" calcext:value-type="float">
            <text:p>45</text:p>
          </table:table-cell>
          <table:table-cell table:style-name="ce6" table:formula="of:=[.C1379]/[.D$2]" office:value-type="float" office:value="11.3636363636364" calcext:value-type="float">
            <text:p>11</text:p>
          </table:table-cell>
          <table:table-cell table:style-name="ce6" table:formula="of:=[.D1379]*60" office:value-type="float" office:value="681.818181818182" calcext:value-type="float">
            <text:p>682</text:p>
          </table:table-cell>
          <table:table-cell table:style-name="ce6" table:formula="of:=[.E1379]*[.F$2]" office:value-type="float" office:value="1363.63636363636" calcext:value-type="float">
            <text:p>1364</text:p>
          </table:table-cell>
          <table:table-cell table:number-columns-repeated="5"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2" table:formula="of:=[.B$2]*[.A1380]*1000" office:value-type="float" office:value="22.016" calcext:value-type="float">
            <text:p>22.016</text:p>
          </table:table-cell>
          <table:table-cell table:style-name="ce6" table:formula="of:=1/([.B1380]/1000)" office:value-type="float" office:value="45.421511627907" calcext:value-type="float">
            <text:p>45</text:p>
          </table:table-cell>
          <table:table-cell table:style-name="ce6" table:formula="of:=[.C1380]/[.D$2]" office:value-type="float" office:value="11.3553779069767" calcext:value-type="float">
            <text:p>11</text:p>
          </table:table-cell>
          <table:table-cell table:style-name="ce6" table:formula="of:=[.D1380]*60" office:value-type="float" office:value="681.322674418605" calcext:value-type="float">
            <text:p>681</text:p>
          </table:table-cell>
          <table:table-cell table:style-name="ce6" table:formula="of:=[.E1380]*[.F$2]" office:value-type="float" office:value="1362.64534883721" calcext:value-type="float">
            <text:p>1363</text:p>
          </table:table-cell>
          <table:table-cell table:number-columns-repeated="5"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2" table:formula="of:=[.B$2]*[.A1381]*1000" office:value-type="float" office:value="22.032" calcext:value-type="float">
            <text:p>22.032</text:p>
          </table:table-cell>
          <table:table-cell table:style-name="ce6" table:formula="of:=1/([.B1381]/1000)" office:value-type="float" office:value="45.3885257806826" calcext:value-type="float">
            <text:p>45</text:p>
          </table:table-cell>
          <table:table-cell table:style-name="ce6" table:formula="of:=[.C1381]/[.D$2]" office:value-type="float" office:value="11.3471314451707" calcext:value-type="float">
            <text:p>11</text:p>
          </table:table-cell>
          <table:table-cell table:style-name="ce6" table:formula="of:=[.D1381]*60" office:value-type="float" office:value="680.82788671024" calcext:value-type="float">
            <text:p>681</text:p>
          </table:table-cell>
          <table:table-cell table:style-name="ce6" table:formula="of:=[.E1381]*[.F$2]" office:value-type="float" office:value="1361.65577342048" calcext:value-type="float">
            <text:p>1362</text:p>
          </table:table-cell>
          <table:table-cell table:number-columns-repeated="5"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2" table:formula="of:=[.B$2]*[.A1382]*1000" office:value-type="float" office:value="22.048" calcext:value-type="float">
            <text:p>22.048</text:p>
          </table:table-cell>
          <table:table-cell table:style-name="ce6" table:formula="of:=1/([.B1382]/1000)" office:value-type="float" office:value="45.355587808418" calcext:value-type="float">
            <text:p>45</text:p>
          </table:table-cell>
          <table:table-cell table:style-name="ce6" table:formula="of:=[.C1382]/[.D$2]" office:value-type="float" office:value="11.3388969521045" calcext:value-type="float">
            <text:p>11</text:p>
          </table:table-cell>
          <table:table-cell table:style-name="ce6" table:formula="of:=[.D1382]*60" office:value-type="float" office:value="680.33381712627" calcext:value-type="float">
            <text:p>680</text:p>
          </table:table-cell>
          <table:table-cell table:style-name="ce6" table:formula="of:=[.E1382]*[.F$2]" office:value-type="float" office:value="1360.66763425254" calcext:value-type="float">
            <text:p>1361</text:p>
          </table:table-cell>
          <table:table-cell table:number-columns-repeated="5"/>
        </table:table-row>
        <table:table-row table:style-name="ro1">
          <table:table-cell table:style-name="ce2" office:value-type="float" office:value="1379" calcext:value-type="float">
            <text:p>1379</text:p>
          </table:table-cell>
          <table:table-cell table:style-name="ce2" table:formula="of:=[.B$2]*[.A1383]*1000" office:value-type="float" office:value="22.064" calcext:value-type="float">
            <text:p>22.064</text:p>
          </table:table-cell>
          <table:table-cell table:style-name="ce6" table:formula="of:=1/([.B1383]/1000)" office:value-type="float" office:value="45.3226976069616" calcext:value-type="float">
            <text:p>45</text:p>
          </table:table-cell>
          <table:table-cell table:style-name="ce6" table:formula="of:=[.C1383]/[.D$2]" office:value-type="float" office:value="11.3306744017404" calcext:value-type="float">
            <text:p>11</text:p>
          </table:table-cell>
          <table:table-cell table:style-name="ce6" table:formula="of:=[.D1383]*60" office:value-type="float" office:value="679.840464104424" calcext:value-type="float">
            <text:p>680</text:p>
          </table:table-cell>
          <table:table-cell table:style-name="ce6" table:formula="of:=[.E1383]*[.F$2]" office:value-type="float" office:value="1359.68092820885" calcext:value-type="float">
            <text:p>1360</text:p>
          </table:table-cell>
          <table:table-cell table:number-columns-repeated="5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2" table:formula="of:=[.B$2]*[.A1384]*1000" office:value-type="float" office:value="22.08" calcext:value-type="float">
            <text:p>22.08</text:p>
          </table:table-cell>
          <table:table-cell table:style-name="ce6" table:formula="of:=1/([.B1384]/1000)" office:value-type="float" office:value="45.2898550724638" calcext:value-type="float">
            <text:p>45</text:p>
          </table:table-cell>
          <table:table-cell table:style-name="ce6" table:formula="of:=[.C1384]/[.D$2]" office:value-type="float" office:value="11.3224637681159" calcext:value-type="float">
            <text:p>11</text:p>
          </table:table-cell>
          <table:table-cell table:style-name="ce6" table:formula="of:=[.D1384]*60" office:value-type="float" office:value="679.347826086957" calcext:value-type="float">
            <text:p>679</text:p>
          </table:table-cell>
          <table:table-cell table:style-name="ce6" table:formula="of:=[.E1384]*[.F$2]" office:value-type="float" office:value="1358.69565217391" calcext:value-type="float">
            <text:p>1359</text:p>
          </table:table-cell>
          <table:table-cell table:number-columns-repeated="5"/>
        </table:table-row>
        <table:table-row table:style-name="ro1">
          <table:table-cell table:style-name="ce2" office:value-type="float" office:value="1381" calcext:value-type="float">
            <text:p>1381</text:p>
          </table:table-cell>
          <table:table-cell table:style-name="ce2" table:formula="of:=[.B$2]*[.A1385]*1000" office:value-type="float" office:value="22.096" calcext:value-type="float">
            <text:p>22.096</text:p>
          </table:table-cell>
          <table:table-cell table:style-name="ce6" table:formula="of:=1/([.B1385]/1000)" office:value-type="float" office:value="45.2570601013758" calcext:value-type="float">
            <text:p>45</text:p>
          </table:table-cell>
          <table:table-cell table:style-name="ce6" table:formula="of:=[.C1385]/[.D$2]" office:value-type="float" office:value="11.314265025344" calcext:value-type="float">
            <text:p>11</text:p>
          </table:table-cell>
          <table:table-cell table:style-name="ce6" table:formula="of:=[.D1385]*60" office:value-type="float" office:value="678.855901520637" calcext:value-type="float">
            <text:p>679</text:p>
          </table:table-cell>
          <table:table-cell table:style-name="ce6" table:formula="of:=[.E1385]*[.F$2]" office:value-type="float" office:value="1357.71180304127" calcext:value-type="float">
            <text:p>1358</text:p>
          </table:table-cell>
          <table:table-cell table:number-columns-repeated="5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2" table:formula="of:=[.B$2]*[.A1386]*1000" office:value-type="float" office:value="22.112" calcext:value-type="float">
            <text:p>22.112</text:p>
          </table:table-cell>
          <table:table-cell table:style-name="ce6" table:formula="of:=1/([.B1386]/1000)" office:value-type="float" office:value="45.2243125904486" calcext:value-type="float">
            <text:p>45</text:p>
          </table:table-cell>
          <table:table-cell table:style-name="ce6" table:formula="of:=[.C1386]/[.D$2]" office:value-type="float" office:value="11.3060781476122" calcext:value-type="float">
            <text:p>11</text:p>
          </table:table-cell>
          <table:table-cell table:style-name="ce6" table:formula="of:=[.D1386]*60" office:value-type="float" office:value="678.364688856729" calcext:value-type="float">
            <text:p>678</text:p>
          </table:table-cell>
          <table:table-cell table:style-name="ce6" table:formula="of:=[.E1386]*[.F$2]" office:value-type="float" office:value="1356.72937771346" calcext:value-type="float">
            <text:p>1357</text:p>
          </table:table-cell>
          <table:table-cell table:number-columns-repeated="5"/>
        </table:table-row>
        <table:table-row table:style-name="ro1">
          <table:table-cell table:style-name="ce2" office:value-type="float" office:value="1383" calcext:value-type="float">
            <text:p>1383</text:p>
          </table:table-cell>
          <table:table-cell table:style-name="ce2" table:formula="of:=[.B$2]*[.A1387]*1000" office:value-type="float" office:value="22.128" calcext:value-type="float">
            <text:p>22.128</text:p>
          </table:table-cell>
          <table:table-cell table:style-name="ce6" table:formula="of:=1/([.B1387]/1000)" office:value-type="float" office:value="45.1916124367317" calcext:value-type="float">
            <text:p>45</text:p>
          </table:table-cell>
          <table:table-cell table:style-name="ce6" table:formula="of:=[.C1387]/[.D$2]" office:value-type="float" office:value="11.2979031091829" calcext:value-type="float">
            <text:p>11</text:p>
          </table:table-cell>
          <table:table-cell table:style-name="ce6" table:formula="of:=[.D1387]*60" office:value-type="float" office:value="677.874186550976" calcext:value-type="float">
            <text:p>678</text:p>
          </table:table-cell>
          <table:table-cell table:style-name="ce6" table:formula="of:=[.E1387]*[.F$2]" office:value-type="float" office:value="1355.74837310195" calcext:value-type="float">
            <text:p>1356</text:p>
          </table:table-cell>
          <table:table-cell table:number-columns-repeated="5"/>
        </table:table-row>
        <table:table-row table:style-name="ro1">
          <table:table-cell table:style-name="ce2" office:value-type="float" office:value="1384" calcext:value-type="float">
            <text:p>1384</text:p>
          </table:table-cell>
          <table:table-cell table:style-name="ce2" table:formula="of:=[.B$2]*[.A1388]*1000" office:value-type="float" office:value="22.144" calcext:value-type="float">
            <text:p>22.144</text:p>
          </table:table-cell>
          <table:table-cell table:style-name="ce6" table:formula="of:=1/([.B1388]/1000)" office:value-type="float" office:value="45.1589595375723" calcext:value-type="float">
            <text:p>45</text:p>
          </table:table-cell>
          <table:table-cell table:style-name="ce6" table:formula="of:=[.C1388]/[.D$2]" office:value-type="float" office:value="11.2897398843931" calcext:value-type="float">
            <text:p>11</text:p>
          </table:table-cell>
          <table:table-cell table:style-name="ce6" table:formula="of:=[.D1388]*60" office:value-type="float" office:value="677.384393063584" calcext:value-type="float">
            <text:p>677</text:p>
          </table:table-cell>
          <table:table-cell table:style-name="ce6" table:formula="of:=[.E1388]*[.F$2]" office:value-type="float" office:value="1354.76878612717" calcext:value-type="float">
            <text:p>1355</text:p>
          </table:table-cell>
          <table:table-cell table:number-columns-repeated="5"/>
        </table:table-row>
        <table:table-row table:style-name="ro1">
          <table:table-cell table:style-name="ce2" office:value-type="float" office:value="1385" calcext:value-type="float">
            <text:p>1385</text:p>
          </table:table-cell>
          <table:table-cell table:style-name="ce2" table:formula="of:=[.B$2]*[.A1389]*1000" office:value-type="float" office:value="22.16" calcext:value-type="float">
            <text:p>22.16</text:p>
          </table:table-cell>
          <table:table-cell table:style-name="ce6" table:formula="of:=1/([.B1389]/1000)" office:value-type="float" office:value="45.1263537906137" calcext:value-type="float">
            <text:p>45</text:p>
          </table:table-cell>
          <table:table-cell table:style-name="ce6" table:formula="of:=[.C1389]/[.D$2]" office:value-type="float" office:value="11.2815884476534" calcext:value-type="float">
            <text:p>11</text:p>
          </table:table-cell>
          <table:table-cell table:style-name="ce6" table:formula="of:=[.D1389]*60" office:value-type="float" office:value="676.895306859206" calcext:value-type="float">
            <text:p>677</text:p>
          </table:table-cell>
          <table:table-cell table:style-name="ce6" table:formula="of:=[.E1389]*[.F$2]" office:value-type="float" office:value="1353.79061371841" calcext:value-type="float">
            <text:p>1354</text:p>
          </table:table-cell>
          <table:table-cell table:number-columns-repeated="5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2" table:formula="of:=[.B$2]*[.A1390]*1000" office:value-type="float" office:value="22.176" calcext:value-type="float">
            <text:p>22.176</text:p>
          </table:table-cell>
          <table:table-cell table:style-name="ce6" table:formula="of:=1/([.B1390]/1000)" office:value-type="float" office:value="45.0937950937951" calcext:value-type="float">
            <text:p>45</text:p>
          </table:table-cell>
          <table:table-cell table:style-name="ce6" table:formula="of:=[.C1390]/[.D$2]" office:value-type="float" office:value="11.2734487734488" calcext:value-type="float">
            <text:p>11</text:p>
          </table:table-cell>
          <table:table-cell table:style-name="ce6" table:formula="of:=[.D1390]*60" office:value-type="float" office:value="676.406926406927" calcext:value-type="float">
            <text:p>676</text:p>
          </table:table-cell>
          <table:table-cell table:style-name="ce6" table:formula="of:=[.E1390]*[.F$2]" office:value-type="float" office:value="1352.81385281385" calcext:value-type="float">
            <text:p>1353</text:p>
          </table:table-cell>
          <table:table-cell table:number-columns-repeated="5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2" table:formula="of:=[.B$2]*[.A1391]*1000" office:value-type="float" office:value="22.192" calcext:value-type="float">
            <text:p>22.192</text:p>
          </table:table-cell>
          <table:table-cell table:style-name="ce6" table:formula="of:=1/([.B1391]/1000)" office:value-type="float" office:value="45.0612833453497" calcext:value-type="float">
            <text:p>45</text:p>
          </table:table-cell>
          <table:table-cell table:style-name="ce6" table:formula="of:=[.C1391]/[.D$2]" office:value-type="float" office:value="11.2653208363374" calcext:value-type="float">
            <text:p>11</text:p>
          </table:table-cell>
          <table:table-cell table:style-name="ce6" table:formula="of:=[.D1391]*60" office:value-type="float" office:value="675.919250180245" calcext:value-type="float">
            <text:p>676</text:p>
          </table:table-cell>
          <table:table-cell table:style-name="ce6" table:formula="of:=[.E1391]*[.F$2]" office:value-type="float" office:value="1351.83850036049" calcext:value-type="float">
            <text:p>1352</text:p>
          </table:table-cell>
          <table:table-cell table:number-columns-repeated="5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2" table:formula="of:=[.B$2]*[.A1392]*1000" office:value-type="float" office:value="22.208" calcext:value-type="float">
            <text:p>22.208</text:p>
          </table:table-cell>
          <table:table-cell table:style-name="ce6" table:formula="of:=1/([.B1392]/1000)" office:value-type="float" office:value="45.028818443804" calcext:value-type="float">
            <text:p>45</text:p>
          </table:table-cell>
          <table:table-cell table:style-name="ce6" table:formula="of:=[.C1392]/[.D$2]" office:value-type="float" office:value="11.257204610951" calcext:value-type="float">
            <text:p>11</text:p>
          </table:table-cell>
          <table:table-cell table:style-name="ce6" table:formula="of:=[.D1392]*60" office:value-type="float" office:value="675.43227665706" calcext:value-type="float">
            <text:p>675</text:p>
          </table:table-cell>
          <table:table-cell table:style-name="ce6" table:formula="of:=[.E1392]*[.F$2]" office:value-type="float" office:value="1350.86455331412" calcext:value-type="float">
            <text:p>1351</text:p>
          </table:table-cell>
          <table:table-cell table:number-columns-repeated="5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2" table:formula="of:=[.B$2]*[.A1393]*1000" office:value-type="float" office:value="22.224" calcext:value-type="float">
            <text:p>22.224</text:p>
          </table:table-cell>
          <table:table-cell table:style-name="ce6" table:formula="of:=1/([.B1393]/1000)" office:value-type="float" office:value="44.996400287977" calcext:value-type="float">
            <text:p>45</text:p>
          </table:table-cell>
          <table:table-cell table:style-name="ce6" table:formula="of:=[.C1393]/[.D$2]" office:value-type="float" office:value="11.2491000719942" calcext:value-type="float">
            <text:p>11</text:p>
          </table:table-cell>
          <table:table-cell table:style-name="ce6" table:formula="of:=[.D1393]*60" office:value-type="float" office:value="674.946004319654" calcext:value-type="float">
            <text:p>675</text:p>
          </table:table-cell>
          <table:table-cell table:style-name="ce6" table:formula="of:=[.E1393]*[.F$2]" office:value-type="float" office:value="1349.89200863931" calcext:value-type="float">
            <text:p>1350</text:p>
          </table:table-cell>
          <table:table-cell table:number-columns-repeated="5"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2" table:formula="of:=[.B$2]*[.A1394]*1000" office:value-type="float" office:value="22.24" calcext:value-type="float">
            <text:p>22.24</text:p>
          </table:table-cell>
          <table:table-cell table:style-name="ce6" table:formula="of:=1/([.B1394]/1000)" office:value-type="float" office:value="44.9640287769784" calcext:value-type="float">
            <text:p>45</text:p>
          </table:table-cell>
          <table:table-cell table:style-name="ce6" table:formula="of:=[.C1394]/[.D$2]" office:value-type="float" office:value="11.2410071942446" calcext:value-type="float">
            <text:p>11</text:p>
          </table:table-cell>
          <table:table-cell table:style-name="ce6" table:formula="of:=[.D1394]*60" office:value-type="float" office:value="674.460431654676" calcext:value-type="float">
            <text:p>674</text:p>
          </table:table-cell>
          <table:table-cell table:style-name="ce6" table:formula="of:=[.E1394]*[.F$2]" office:value-type="float" office:value="1348.92086330935" calcext:value-type="float">
            <text:p>1349</text:p>
          </table:table-cell>
          <table:table-cell table:number-columns-repeated="5"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2" table:formula="of:=[.B$2]*[.A1395]*1000" office:value-type="float" office:value="22.256" calcext:value-type="float">
            <text:p>22.256</text:p>
          </table:table-cell>
          <table:table-cell table:style-name="ce6" table:formula="of:=1/([.B1395]/1000)" office:value-type="float" office:value="44.9317038102085" calcext:value-type="float">
            <text:p>45</text:p>
          </table:table-cell>
          <table:table-cell table:style-name="ce6" table:formula="of:=[.C1395]/[.D$2]" office:value-type="float" office:value="11.2329259525521" calcext:value-type="float">
            <text:p>11</text:p>
          </table:table-cell>
          <table:table-cell table:style-name="ce6" table:formula="of:=[.D1395]*60" office:value-type="float" office:value="673.975557153127" calcext:value-type="float">
            <text:p>674</text:p>
          </table:table-cell>
          <table:table-cell table:style-name="ce6" table:formula="of:=[.E1395]*[.F$2]" office:value-type="float" office:value="1347.95111430625" calcext:value-type="float">
            <text:p>1348</text:p>
          </table:table-cell>
          <table:table-cell table:number-columns-repeated="5"/>
        </table:table-row>
        <table:table-row table:style-name="ro1">
          <table:table-cell table:style-name="ce2" office:value-type="float" office:value="1392" calcext:value-type="float">
            <text:p>1392</text:p>
          </table:table-cell>
          <table:table-cell table:style-name="ce2" table:formula="of:=[.B$2]*[.A1396]*1000" office:value-type="float" office:value="22.272" calcext:value-type="float">
            <text:p>22.272</text:p>
          </table:table-cell>
          <table:table-cell table:style-name="ce6" table:formula="of:=1/([.B1396]/1000)" office:value-type="float" office:value="44.8994252873563" calcext:value-type="float">
            <text:p>45</text:p>
          </table:table-cell>
          <table:table-cell table:style-name="ce6" table:formula="of:=[.C1396]/[.D$2]" office:value-type="float" office:value="11.2248563218391" calcext:value-type="float">
            <text:p>11</text:p>
          </table:table-cell>
          <table:table-cell table:style-name="ce6" table:formula="of:=[.D1396]*60" office:value-type="float" office:value="673.491379310345" calcext:value-type="float">
            <text:p>673</text:p>
          </table:table-cell>
          <table:table-cell table:style-name="ce6" table:formula="of:=[.E1396]*[.F$2]" office:value-type="float" office:value="1346.98275862069" calcext:value-type="float">
            <text:p>1347</text:p>
          </table:table-cell>
          <table:table-cell table:number-columns-repeated="5"/>
        </table:table-row>
        <table:table-row table:style-name="ro1">
          <table:table-cell table:style-name="ce2" office:value-type="float" office:value="1393" calcext:value-type="float">
            <text:p>1393</text:p>
          </table:table-cell>
          <table:table-cell table:style-name="ce2" table:formula="of:=[.B$2]*[.A1397]*1000" office:value-type="float" office:value="22.288" calcext:value-type="float">
            <text:p>22.288</text:p>
          </table:table-cell>
          <table:table-cell table:style-name="ce6" table:formula="of:=1/([.B1397]/1000)" office:value-type="float" office:value="44.8671931083991" calcext:value-type="float">
            <text:p>45</text:p>
          </table:table-cell>
          <table:table-cell table:style-name="ce6" table:formula="of:=[.C1397]/[.D$2]" office:value-type="float" office:value="11.2167982770998" calcext:value-type="float">
            <text:p>11</text:p>
          </table:table-cell>
          <table:table-cell table:style-name="ce6" table:formula="of:=[.D1397]*60" office:value-type="float" office:value="673.007896625987" calcext:value-type="float">
            <text:p>673</text:p>
          </table:table-cell>
          <table:table-cell table:style-name="ce6" table:formula="of:=[.E1397]*[.F$2]" office:value-type="float" office:value="1346.01579325197" calcext:value-type="float">
            <text:p>1346</text:p>
          </table:table-cell>
          <table:table-cell table:number-columns-repeated="5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2" table:formula="of:=[.B$2]*[.A1398]*1000" office:value-type="float" office:value="22.304" calcext:value-type="float">
            <text:p>22.304</text:p>
          </table:table-cell>
          <table:table-cell table:style-name="ce6" table:formula="of:=1/([.B1398]/1000)" office:value-type="float" office:value="44.8350071736012" calcext:value-type="float">
            <text:p>45</text:p>
          </table:table-cell>
          <table:table-cell table:style-name="ce6" table:formula="of:=[.C1398]/[.D$2]" office:value-type="float" office:value="11.2087517934003" calcext:value-type="float">
            <text:p>11</text:p>
          </table:table-cell>
          <table:table-cell table:style-name="ce6" table:formula="of:=[.D1398]*60" office:value-type="float" office:value="672.525107604017" calcext:value-type="float">
            <text:p>673</text:p>
          </table:table-cell>
          <table:table-cell table:style-name="ce6" table:formula="of:=[.E1398]*[.F$2]" office:value-type="float" office:value="1345.05021520803" calcext:value-type="float">
            <text:p>1345</text:p>
          </table:table-cell>
          <table:table-cell table:number-columns-repeated="5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 table:formula="of:=[.B$2]*[.A1399]*1000" office:value-type="float" office:value="22.32" calcext:value-type="float">
            <text:p>22.32</text:p>
          </table:table-cell>
          <table:table-cell table:style-name="ce6" table:formula="of:=1/([.B1399]/1000)" office:value-type="float" office:value="44.8028673835126" calcext:value-type="float">
            <text:p>45</text:p>
          </table:table-cell>
          <table:table-cell table:style-name="ce6" table:formula="of:=[.C1399]/[.D$2]" office:value-type="float" office:value="11.2007168458781" calcext:value-type="float">
            <text:p>11</text:p>
          </table:table-cell>
          <table:table-cell table:style-name="ce6" table:formula="of:=[.D1399]*60" office:value-type="float" office:value="672.043010752688" calcext:value-type="float">
            <text:p>672</text:p>
          </table:table-cell>
          <table:table-cell table:style-name="ce6" table:formula="of:=[.E1399]*[.F$2]" office:value-type="float" office:value="1344.08602150538" calcext:value-type="float">
            <text:p>1344</text:p>
          </table:table-cell>
          <table:table-cell table:number-columns-repeated="5"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2" table:formula="of:=[.B$2]*[.A1400]*1000" office:value-type="float" office:value="22.336" calcext:value-type="float">
            <text:p>22.336</text:p>
          </table:table-cell>
          <table:table-cell table:style-name="ce6" table:formula="of:=1/([.B1400]/1000)" office:value-type="float" office:value="44.7707736389685" calcext:value-type="float">
            <text:p>45</text:p>
          </table:table-cell>
          <table:table-cell table:style-name="ce6" table:formula="of:=[.C1400]/[.D$2]" office:value-type="float" office:value="11.1926934097421" calcext:value-type="float">
            <text:p>11</text:p>
          </table:table-cell>
          <table:table-cell table:style-name="ce6" table:formula="of:=[.D1400]*60" office:value-type="float" office:value="671.561604584527" calcext:value-type="float">
            <text:p>672</text:p>
          </table:table-cell>
          <table:table-cell table:style-name="ce6" table:formula="of:=[.E1400]*[.F$2]" office:value-type="float" office:value="1343.12320916905" calcext:value-type="float">
            <text:p>1343</text:p>
          </table:table-cell>
          <table:table-cell table:number-columns-repeated="5"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2" table:formula="of:=[.B$2]*[.A1401]*1000" office:value-type="float" office:value="22.352" calcext:value-type="float">
            <text:p>22.352</text:p>
          </table:table-cell>
          <table:table-cell table:style-name="ce6" table:formula="of:=1/([.B1401]/1000)" office:value-type="float" office:value="44.7387258410881" calcext:value-type="float">
            <text:p>45</text:p>
          </table:table-cell>
          <table:table-cell table:style-name="ce6" table:formula="of:=[.C1401]/[.D$2]" office:value-type="float" office:value="11.184681460272" calcext:value-type="float">
            <text:p>11</text:p>
          </table:table-cell>
          <table:table-cell table:style-name="ce6" table:formula="of:=[.D1401]*60" office:value-type="float" office:value="671.080887616321" calcext:value-type="float">
            <text:p>671</text:p>
          </table:table-cell>
          <table:table-cell table:style-name="ce6" table:formula="of:=[.E1401]*[.F$2]" office:value-type="float" office:value="1342.16177523264" calcext:value-type="float">
            <text:p>1342</text:p>
          </table:table-cell>
          <table:table-cell table:number-columns-repeated="5"/>
        </table:table-row>
        <table:table-row table:style-name="ro1">
          <table:table-cell table:style-name="ce2" office:value-type="float" office:value="1398" calcext:value-type="float">
            <text:p>1398</text:p>
          </table:table-cell>
          <table:table-cell table:style-name="ce2" table:formula="of:=[.B$2]*[.A1402]*1000" office:value-type="float" office:value="22.368" calcext:value-type="float">
            <text:p>22.368</text:p>
          </table:table-cell>
          <table:table-cell table:style-name="ce6" table:formula="of:=1/([.B1402]/1000)" office:value-type="float" office:value="44.7067238912732" calcext:value-type="float">
            <text:p>45</text:p>
          </table:table-cell>
          <table:table-cell table:style-name="ce6" table:formula="of:=[.C1402]/[.D$2]" office:value-type="float" office:value="11.1766809728183" calcext:value-type="float">
            <text:p>11</text:p>
          </table:table-cell>
          <table:table-cell table:style-name="ce6" table:formula="of:=[.D1402]*60" office:value-type="float" office:value="670.600858369099" calcext:value-type="float">
            <text:p>671</text:p>
          </table:table-cell>
          <table:table-cell table:style-name="ce6" table:formula="of:=[.E1402]*[.F$2]" office:value-type="float" office:value="1341.2017167382" calcext:value-type="float">
            <text:p>1341</text:p>
          </table:table-cell>
          <table:table-cell table:number-columns-repeated="5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2" table:formula="of:=[.B$2]*[.A1403]*1000" office:value-type="float" office:value="22.384" calcext:value-type="float">
            <text:p>22.384</text:p>
          </table:table-cell>
          <table:table-cell table:style-name="ce6" table:formula="of:=1/([.B1403]/1000)" office:value-type="float" office:value="44.674767691208" calcext:value-type="float">
            <text:p>45</text:p>
          </table:table-cell>
          <table:table-cell table:style-name="ce6" table:formula="of:=[.C1403]/[.D$2]" office:value-type="float" office:value="11.168691922802" calcext:value-type="float">
            <text:p>11</text:p>
          </table:table-cell>
          <table:table-cell table:style-name="ce6" table:formula="of:=[.D1403]*60" office:value-type="float" office:value="670.12151536812" calcext:value-type="float">
            <text:p>670</text:p>
          </table:table-cell>
          <table:table-cell table:style-name="ce6" table:formula="of:=[.E1403]*[.F$2]" office:value-type="float" office:value="1340.24303073624" calcext:value-type="float">
            <text:p>1340</text:p>
          </table:table-cell>
          <table:table-cell table:number-columns-repeated="5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 table:formula="of:=[.B$2]*[.A1404]*1000" office:value-type="float" office:value="22.4" calcext:value-type="float">
            <text:p>22.4</text:p>
          </table:table-cell>
          <table:table-cell table:style-name="ce6" table:formula="of:=1/([.B1404]/1000)" office:value-type="float" office:value="44.6428571428571" calcext:value-type="float">
            <text:p>45</text:p>
          </table:table-cell>
          <table:table-cell table:style-name="ce6" table:formula="of:=[.C1404]/[.D$2]" office:value-type="float" office:value="11.1607142857143" calcext:value-type="float">
            <text:p>11</text:p>
          </table:table-cell>
          <table:table-cell table:style-name="ce6" table:formula="of:=[.D1404]*60" office:value-type="float" office:value="669.642857142857" calcext:value-type="float">
            <text:p>670</text:p>
          </table:table-cell>
          <table:table-cell table:style-name="ce6" table:formula="of:=[.E1404]*[.F$2]" office:value-type="float" office:value="1339.28571428571" calcext:value-type="float">
            <text:p>1339</text:p>
          </table:table-cell>
          <table:table-cell table:number-columns-repeated="5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2" table:formula="of:=[.B$2]*[.A1405]*1000" office:value-type="float" office:value="22.416" calcext:value-type="float">
            <text:p>22.416</text:p>
          </table:table-cell>
          <table:table-cell table:style-name="ce6" table:formula="of:=1/([.B1405]/1000)" office:value-type="float" office:value="44.6109921484654" calcext:value-type="float">
            <text:p>45</text:p>
          </table:table-cell>
          <table:table-cell table:style-name="ce6" table:formula="of:=[.C1405]/[.D$2]" office:value-type="float" office:value="11.1527480371163" calcext:value-type="float">
            <text:p>11</text:p>
          </table:table-cell>
          <table:table-cell table:style-name="ce6" table:formula="of:=[.D1405]*60" office:value-type="float" office:value="669.164882226981" calcext:value-type="float">
            <text:p>669</text:p>
          </table:table-cell>
          <table:table-cell table:style-name="ce6" table:formula="of:=[.E1405]*[.F$2]" office:value-type="float" office:value="1338.32976445396" calcext:value-type="float">
            <text:p>1338</text:p>
          </table:table-cell>
          <table:table-cell table:number-columns-repeated="5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 table:formula="of:=[.B$2]*[.A1406]*1000" office:value-type="float" office:value="22.432" calcext:value-type="float">
            <text:p>22.432</text:p>
          </table:table-cell>
          <table:table-cell table:style-name="ce6" table:formula="of:=1/([.B1406]/1000)" office:value-type="float" office:value="44.5791726105564" calcext:value-type="float">
            <text:p>45</text:p>
          </table:table-cell>
          <table:table-cell table:style-name="ce6" table:formula="of:=[.C1406]/[.D$2]" office:value-type="float" office:value="11.1447931526391" calcext:value-type="float">
            <text:p>11</text:p>
          </table:table-cell>
          <table:table-cell table:style-name="ce6" table:formula="of:=[.D1406]*60" office:value-type="float" office:value="668.687589158345" calcext:value-type="float">
            <text:p>669</text:p>
          </table:table-cell>
          <table:table-cell table:style-name="ce6" table:formula="of:=[.E1406]*[.F$2]" office:value-type="float" office:value="1337.37517831669" calcext:value-type="float">
            <text:p>1337</text:p>
          </table:table-cell>
          <table:table-cell table:number-columns-repeated="5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 table:formula="of:=[.B$2]*[.A1407]*1000" office:value-type="float" office:value="22.448" calcext:value-type="float">
            <text:p>22.448</text:p>
          </table:table-cell>
          <table:table-cell table:style-name="ce6" table:formula="of:=1/([.B1407]/1000)" office:value-type="float" office:value="44.5473984319316" calcext:value-type="float">
            <text:p>45</text:p>
          </table:table-cell>
          <table:table-cell table:style-name="ce6" table:formula="of:=[.C1407]/[.D$2]" office:value-type="float" office:value="11.1368496079829" calcext:value-type="float">
            <text:p>11</text:p>
          </table:table-cell>
          <table:table-cell table:style-name="ce6" table:formula="of:=[.D1407]*60" office:value-type="float" office:value="668.210976478974" calcext:value-type="float">
            <text:p>668</text:p>
          </table:table-cell>
          <table:table-cell table:style-name="ce6" table:formula="of:=[.E1407]*[.F$2]" office:value-type="float" office:value="1336.42195295795" calcext:value-type="float">
            <text:p>1336</text:p>
          </table:table-cell>
          <table:table-cell table:number-columns-repeated="5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2" table:formula="of:=[.B$2]*[.A1408]*1000" office:value-type="float" office:value="22.464" calcext:value-type="float">
            <text:p>22.464</text:p>
          </table:table-cell>
          <table:table-cell table:style-name="ce6" table:formula="of:=1/([.B1408]/1000)" office:value-type="float" office:value="44.5156695156695" calcext:value-type="float">
            <text:p>45</text:p>
          </table:table-cell>
          <table:table-cell table:style-name="ce6" table:formula="of:=[.C1408]/[.D$2]" office:value-type="float" office:value="11.1289173789174" calcext:value-type="float">
            <text:p>11</text:p>
          </table:table-cell>
          <table:table-cell table:style-name="ce6" table:formula="of:=[.D1408]*60" office:value-type="float" office:value="667.735042735043" calcext:value-type="float">
            <text:p>668</text:p>
          </table:table-cell>
          <table:table-cell table:style-name="ce6" table:formula="of:=[.E1408]*[.F$2]" office:value-type="float" office:value="1335.47008547009" calcext:value-type="float">
            <text:p>1335</text:p>
          </table:table-cell>
          <table:table-cell table:number-columns-repeated="5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2" table:formula="of:=[.B$2]*[.A1409]*1000" office:value-type="float" office:value="22.48" calcext:value-type="float">
            <text:p>22.48</text:p>
          </table:table-cell>
          <table:table-cell table:style-name="ce6" table:formula="of:=1/([.B1409]/1000)" office:value-type="float" office:value="44.4839857651246" calcext:value-type="float">
            <text:p>44</text:p>
          </table:table-cell>
          <table:table-cell table:style-name="ce6" table:formula="of:=[.C1409]/[.D$2]" office:value-type="float" office:value="11.1209964412811" calcext:value-type="float">
            <text:p>11</text:p>
          </table:table-cell>
          <table:table-cell table:style-name="ce6" table:formula="of:=[.D1409]*60" office:value-type="float" office:value="667.259786476868" calcext:value-type="float">
            <text:p>667</text:p>
          </table:table-cell>
          <table:table-cell table:style-name="ce6" table:formula="of:=[.E1409]*[.F$2]" office:value-type="float" office:value="1334.51957295374" calcext:value-type="float">
            <text:p>1335</text:p>
          </table:table-cell>
          <table:table-cell table:number-columns-repeated="5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2" table:formula="of:=[.B$2]*[.A1410]*1000" office:value-type="float" office:value="22.496" calcext:value-type="float">
            <text:p>22.496</text:p>
          </table:table-cell>
          <table:table-cell table:style-name="ce6" table:formula="of:=1/([.B1410]/1000)" office:value-type="float" office:value="44.452347083926" calcext:value-type="float">
            <text:p>44</text:p>
          </table:table-cell>
          <table:table-cell table:style-name="ce6" table:formula="of:=[.C1410]/[.D$2]" office:value-type="float" office:value="11.1130867709815" calcext:value-type="float">
            <text:p>11</text:p>
          </table:table-cell>
          <table:table-cell table:style-name="ce6" table:formula="of:=[.D1410]*60" office:value-type="float" office:value="666.785206258891" calcext:value-type="float">
            <text:p>667</text:p>
          </table:table-cell>
          <table:table-cell table:style-name="ce6" table:formula="of:=[.E1410]*[.F$2]" office:value-type="float" office:value="1333.57041251778" calcext:value-type="float">
            <text:p>1334</text:p>
          </table:table-cell>
          <table:table-cell table:number-columns-repeated="5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2" table:formula="of:=[.B$2]*[.A1411]*1000" office:value-type="float" office:value="22.512" calcext:value-type="float">
            <text:p>22.512</text:p>
          </table:table-cell>
          <table:table-cell table:style-name="ce6" table:formula="of:=1/([.B1411]/1000)" office:value-type="float" office:value="44.4207533759773" calcext:value-type="float">
            <text:p>44</text:p>
          </table:table-cell>
          <table:table-cell table:style-name="ce6" table:formula="of:=[.C1411]/[.D$2]" office:value-type="float" office:value="11.1051883439943" calcext:value-type="float">
            <text:p>11</text:p>
          </table:table-cell>
          <table:table-cell table:style-name="ce6" table:formula="of:=[.D1411]*60" office:value-type="float" office:value="666.311300639659" calcext:value-type="float">
            <text:p>666</text:p>
          </table:table-cell>
          <table:table-cell table:style-name="ce6" table:formula="of:=[.E1411]*[.F$2]" office:value-type="float" office:value="1332.62260127932" calcext:value-type="float">
            <text:p>1333</text:p>
          </table:table-cell>
          <table:table-cell table:number-columns-repeated="5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2" table:formula="of:=[.B$2]*[.A1412]*1000" office:value-type="float" office:value="22.528" calcext:value-type="float">
            <text:p>22.528</text:p>
          </table:table-cell>
          <table:table-cell table:style-name="ce6" table:formula="of:=1/([.B1412]/1000)" office:value-type="float" office:value="44.3892045454546" calcext:value-type="float">
            <text:p>44</text:p>
          </table:table-cell>
          <table:table-cell table:style-name="ce6" table:formula="of:=[.C1412]/[.D$2]" office:value-type="float" office:value="11.0973011363636" calcext:value-type="float">
            <text:p>11</text:p>
          </table:table-cell>
          <table:table-cell table:style-name="ce6" table:formula="of:=[.D1412]*60" office:value-type="float" office:value="665.838068181818" calcext:value-type="float">
            <text:p>666</text:p>
          </table:table-cell>
          <table:table-cell table:style-name="ce6" table:formula="of:=[.E1412]*[.F$2]" office:value-type="float" office:value="1331.67613636364" calcext:value-type="float">
            <text:p>1332</text:p>
          </table:table-cell>
          <table:table-cell table:number-columns-repeated="5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2" table:formula="of:=[.B$2]*[.A1413]*1000" office:value-type="float" office:value="22.544" calcext:value-type="float">
            <text:p>22.544</text:p>
          </table:table-cell>
          <table:table-cell table:style-name="ce6" table:formula="of:=1/([.B1413]/1000)" office:value-type="float" office:value="44.3577004968063" calcext:value-type="float">
            <text:p>44</text:p>
          </table:table-cell>
          <table:table-cell table:style-name="ce6" table:formula="of:=[.C1413]/[.D$2]" office:value-type="float" office:value="11.0894251242016" calcext:value-type="float">
            <text:p>11</text:p>
          </table:table-cell>
          <table:table-cell table:style-name="ce6" table:formula="of:=[.D1413]*60" office:value-type="float" office:value="665.365507452094" calcext:value-type="float">
            <text:p>665</text:p>
          </table:table-cell>
          <table:table-cell table:style-name="ce6" table:formula="of:=[.E1413]*[.F$2]" office:value-type="float" office:value="1330.73101490419" calcext:value-type="float">
            <text:p>1331</text:p>
          </table:table-cell>
          <table:table-cell table:number-columns-repeated="5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2" table:formula="of:=[.B$2]*[.A1414]*1000" office:value-type="float" office:value="22.56" calcext:value-type="float">
            <text:p>22.56</text:p>
          </table:table-cell>
          <table:table-cell table:style-name="ce6" table:formula="of:=1/([.B1414]/1000)" office:value-type="float" office:value="44.3262411347518" calcext:value-type="float">
            <text:p>44</text:p>
          </table:table-cell>
          <table:table-cell table:style-name="ce6" table:formula="of:=[.C1414]/[.D$2]" office:value-type="float" office:value="11.0815602836879" calcext:value-type="float">
            <text:p>11</text:p>
          </table:table-cell>
          <table:table-cell table:style-name="ce6" table:formula="of:=[.D1414]*60" office:value-type="float" office:value="664.893617021277" calcext:value-type="float">
            <text:p>665</text:p>
          </table:table-cell>
          <table:table-cell table:style-name="ce6" table:formula="of:=[.E1414]*[.F$2]" office:value-type="float" office:value="1329.78723404255" calcext:value-type="float">
            <text:p>1330</text:p>
          </table:table-cell>
          <table:table-cell table:number-columns-repeated="5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table:formula="of:=[.B$2]*[.A1415]*1000" office:value-type="float" office:value="22.576" calcext:value-type="float">
            <text:p>22.576</text:p>
          </table:table-cell>
          <table:table-cell table:style-name="ce6" table:formula="of:=1/([.B1415]/1000)" office:value-type="float" office:value="44.2948263642807" calcext:value-type="float">
            <text:p>44</text:p>
          </table:table-cell>
          <table:table-cell table:style-name="ce6" table:formula="of:=[.C1415]/[.D$2]" office:value-type="float" office:value="11.0737065910702" calcext:value-type="float">
            <text:p>11</text:p>
          </table:table-cell>
          <table:table-cell table:style-name="ce6" table:formula="of:=[.D1415]*60" office:value-type="float" office:value="664.42239546421" calcext:value-type="float">
            <text:p>664</text:p>
          </table:table-cell>
          <table:table-cell table:style-name="ce6" table:formula="of:=[.E1415]*[.F$2]" office:value-type="float" office:value="1328.84479092842" calcext:value-type="float">
            <text:p>1329</text:p>
          </table:table-cell>
          <table:table-cell table:number-columns-repeated="5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 table:formula="of:=[.B$2]*[.A1416]*1000" office:value-type="float" office:value="22.592" calcext:value-type="float">
            <text:p>22.592</text:p>
          </table:table-cell>
          <table:table-cell table:style-name="ce6" table:formula="of:=1/([.B1416]/1000)" office:value-type="float" office:value="44.2634560906516" calcext:value-type="float">
            <text:p>44</text:p>
          </table:table-cell>
          <table:table-cell table:style-name="ce6" table:formula="of:=[.C1416]/[.D$2]" office:value-type="float" office:value="11.0658640226629" calcext:value-type="float">
            <text:p>11</text:p>
          </table:table-cell>
          <table:table-cell table:style-name="ce6" table:formula="of:=[.D1416]*60" office:value-type="float" office:value="663.951841359774" calcext:value-type="float">
            <text:p>664</text:p>
          </table:table-cell>
          <table:table-cell table:style-name="ce6" table:formula="of:=[.E1416]*[.F$2]" office:value-type="float" office:value="1327.90368271955" calcext:value-type="float">
            <text:p>1328</text:p>
          </table:table-cell>
          <table:table-cell table:number-columns-repeated="5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 table:formula="of:=[.B$2]*[.A1417]*1000" office:value-type="float" office:value="22.608" calcext:value-type="float">
            <text:p>22.608</text:p>
          </table:table-cell>
          <table:table-cell table:style-name="ce6" table:formula="of:=1/([.B1417]/1000)" office:value-type="float" office:value="44.2321302193914" calcext:value-type="float">
            <text:p>44</text:p>
          </table:table-cell>
          <table:table-cell table:style-name="ce6" table:formula="of:=[.C1417]/[.D$2]" office:value-type="float" office:value="11.0580325548478" calcext:value-type="float">
            <text:p>11</text:p>
          </table:table-cell>
          <table:table-cell table:style-name="ce6" table:formula="of:=[.D1417]*60" office:value-type="float" office:value="663.481953290871" calcext:value-type="float">
            <text:p>663</text:p>
          </table:table-cell>
          <table:table-cell table:style-name="ce6" table:formula="of:=[.E1417]*[.F$2]" office:value-type="float" office:value="1326.96390658174" calcext:value-type="float">
            <text:p>1327</text:p>
          </table:table-cell>
          <table:table-cell table:number-columns-repeated="5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 table:formula="of:=[.B$2]*[.A1418]*1000" office:value-type="float" office:value="22.624" calcext:value-type="float">
            <text:p>22.624</text:p>
          </table:table-cell>
          <table:table-cell table:style-name="ce6" table:formula="of:=1/([.B1418]/1000)" office:value-type="float" office:value="44.2008486562942" calcext:value-type="float">
            <text:p>44</text:p>
          </table:table-cell>
          <table:table-cell table:style-name="ce6" table:formula="of:=[.C1418]/[.D$2]" office:value-type="float" office:value="11.0502121640736" calcext:value-type="float">
            <text:p>11</text:p>
          </table:table-cell>
          <table:table-cell table:style-name="ce6" table:formula="of:=[.D1418]*60" office:value-type="float" office:value="663.012729844413" calcext:value-type="float">
            <text:p>663</text:p>
          </table:table-cell>
          <table:table-cell table:style-name="ce6" table:formula="of:=[.E1418]*[.F$2]" office:value-type="float" office:value="1326.02545968883" calcext:value-type="float">
            <text:p>1326</text:p>
          </table:table-cell>
          <table:table-cell table:number-columns-repeated="5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2" table:formula="of:=[.B$2]*[.A1419]*1000" office:value-type="float" office:value="22.64" calcext:value-type="float">
            <text:p>22.64</text:p>
          </table:table-cell>
          <table:table-cell table:style-name="ce6" table:formula="of:=1/([.B1419]/1000)" office:value-type="float" office:value="44.1696113074205" calcext:value-type="float">
            <text:p>44</text:p>
          </table:table-cell>
          <table:table-cell table:style-name="ce6" table:formula="of:=[.C1419]/[.D$2]" office:value-type="float" office:value="11.0424028268551" calcext:value-type="float">
            <text:p>11</text:p>
          </table:table-cell>
          <table:table-cell table:style-name="ce6" table:formula="of:=[.D1419]*60" office:value-type="float" office:value="662.544169611307" calcext:value-type="float">
            <text:p>663</text:p>
          </table:table-cell>
          <table:table-cell table:style-name="ce6" table:formula="of:=[.E1419]*[.F$2]" office:value-type="float" office:value="1325.08833922262" calcext:value-type="float">
            <text:p>1325</text:p>
          </table:table-cell>
          <table:table-cell table:number-columns-repeated="5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2" table:formula="of:=[.B$2]*[.A1420]*1000" office:value-type="float" office:value="22.656" calcext:value-type="float">
            <text:p>22.656</text:p>
          </table:table-cell>
          <table:table-cell table:style-name="ce6" table:formula="of:=1/([.B1420]/1000)" office:value-type="float" office:value="44.1384180790961" calcext:value-type="float">
            <text:p>44</text:p>
          </table:table-cell>
          <table:table-cell table:style-name="ce6" table:formula="of:=[.C1420]/[.D$2]" office:value-type="float" office:value="11.034604519774" calcext:value-type="float">
            <text:p>11</text:p>
          </table:table-cell>
          <table:table-cell table:style-name="ce6" table:formula="of:=[.D1420]*60" office:value-type="float" office:value="662.076271186441" calcext:value-type="float">
            <text:p>662</text:p>
          </table:table-cell>
          <table:table-cell table:style-name="ce6" table:formula="of:=[.E1420]*[.F$2]" office:value-type="float" office:value="1324.15254237288" calcext:value-type="float">
            <text:p>1324</text:p>
          </table:table-cell>
          <table:table-cell table:number-columns-repeated="5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2" table:formula="of:=[.B$2]*[.A1421]*1000" office:value-type="float" office:value="22.672" calcext:value-type="float">
            <text:p>22.672</text:p>
          </table:table-cell>
          <table:table-cell table:style-name="ce6" table:formula="of:=1/([.B1421]/1000)" office:value-type="float" office:value="44.1072688779111" calcext:value-type="float">
            <text:p>44</text:p>
          </table:table-cell>
          <table:table-cell table:style-name="ce6" table:formula="of:=[.C1421]/[.D$2]" office:value-type="float" office:value="11.0268172194778" calcext:value-type="float">
            <text:p>11</text:p>
          </table:table-cell>
          <table:table-cell table:style-name="ce6" table:formula="of:=[.D1421]*60" office:value-type="float" office:value="661.609033168666" calcext:value-type="float">
            <text:p>662</text:p>
          </table:table-cell>
          <table:table-cell table:style-name="ce6" table:formula="of:=[.E1421]*[.F$2]" office:value-type="float" office:value="1323.21806633733" calcext:value-type="float">
            <text:p>1323</text:p>
          </table:table-cell>
          <table:table-cell table:number-columns-repeated="5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2" table:formula="of:=[.B$2]*[.A1422]*1000" office:value-type="float" office:value="22.688" calcext:value-type="float">
            <text:p>22.688</text:p>
          </table:table-cell>
          <table:table-cell table:style-name="ce6" table:formula="of:=1/([.B1422]/1000)" office:value-type="float" office:value="44.0761636107193" calcext:value-type="float">
            <text:p>44</text:p>
          </table:table-cell>
          <table:table-cell table:style-name="ce6" table:formula="of:=[.C1422]/[.D$2]" office:value-type="float" office:value="11.0190409026798" calcext:value-type="float">
            <text:p>11</text:p>
          </table:table-cell>
          <table:table-cell table:style-name="ce6" table:formula="of:=[.D1422]*60" office:value-type="float" office:value="661.14245416079" calcext:value-type="float">
            <text:p>661</text:p>
          </table:table-cell>
          <table:table-cell table:style-name="ce6" table:formula="of:=[.E1422]*[.F$2]" office:value-type="float" office:value="1322.28490832158" calcext:value-type="float">
            <text:p>1322</text:p>
          </table:table-cell>
          <table:table-cell table:number-columns-repeated="5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2" table:formula="of:=[.B$2]*[.A1423]*1000" office:value-type="float" office:value="22.704" calcext:value-type="float">
            <text:p>22.704</text:p>
          </table:table-cell>
          <table:table-cell table:style-name="ce6" table:formula="of:=1/([.B1423]/1000)" office:value-type="float" office:value="44.0451021846371" calcext:value-type="float">
            <text:p>44</text:p>
          </table:table-cell>
          <table:table-cell table:style-name="ce6" table:formula="of:=[.C1423]/[.D$2]" office:value-type="float" office:value="11.0112755461593" calcext:value-type="float">
            <text:p>11</text:p>
          </table:table-cell>
          <table:table-cell table:style-name="ce6" table:formula="of:=[.D1423]*60" office:value-type="float" office:value="660.676532769556" calcext:value-type="float">
            <text:p>661</text:p>
          </table:table-cell>
          <table:table-cell table:style-name="ce6" table:formula="of:=[.E1423]*[.F$2]" office:value-type="float" office:value="1321.35306553911" calcext:value-type="float">
            <text:p>1321</text:p>
          </table:table-cell>
          <table:table-cell table:number-columns-repeated="5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2" table:formula="of:=[.B$2]*[.A1424]*1000" office:value-type="float" office:value="22.72" calcext:value-type="float">
            <text:p>22.72</text:p>
          </table:table-cell>
          <table:table-cell table:style-name="ce6" table:formula="of:=1/([.B1424]/1000)" office:value-type="float" office:value="44.0140845070423" calcext:value-type="float">
            <text:p>44</text:p>
          </table:table-cell>
          <table:table-cell table:style-name="ce6" table:formula="of:=[.C1424]/[.D$2]" office:value-type="float" office:value="11.0035211267606" calcext:value-type="float">
            <text:p>11</text:p>
          </table:table-cell>
          <table:table-cell table:style-name="ce6" table:formula="of:=[.D1424]*60" office:value-type="float" office:value="660.211267605634" calcext:value-type="float">
            <text:p>660</text:p>
          </table:table-cell>
          <table:table-cell table:style-name="ce6" table:formula="of:=[.E1424]*[.F$2]" office:value-type="float" office:value="1320.42253521127" calcext:value-type="float">
            <text:p>1320</text:p>
          </table:table-cell>
          <table:table-cell table:number-columns-repeated="5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2" table:formula="of:=[.B$2]*[.A1425]*1000" office:value-type="float" office:value="22.736" calcext:value-type="float">
            <text:p>22.736</text:p>
          </table:table-cell>
          <table:table-cell table:style-name="ce6" table:formula="of:=1/([.B1425]/1000)" office:value-type="float" office:value="43.9831104855735" calcext:value-type="float">
            <text:p>44</text:p>
          </table:table-cell>
          <table:table-cell table:style-name="ce6" table:formula="of:=[.C1425]/[.D$2]" office:value-type="float" office:value="10.9957776213934" calcext:value-type="float">
            <text:p>11</text:p>
          </table:table-cell>
          <table:table-cell table:style-name="ce6" table:formula="of:=[.D1425]*60" office:value-type="float" office:value="659.746657283603" calcext:value-type="float">
            <text:p>660</text:p>
          </table:table-cell>
          <table:table-cell table:style-name="ce6" table:formula="of:=[.E1425]*[.F$2]" office:value-type="float" office:value="1319.49331456721" calcext:value-type="float">
            <text:p>1319</text:p>
          </table:table-cell>
          <table:table-cell table:number-columns-repeated="5"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2" table:formula="of:=[.B$2]*[.A1426]*1000" office:value-type="float" office:value="22.752" calcext:value-type="float">
            <text:p>22.752</text:p>
          </table:table-cell>
          <table:table-cell table:style-name="ce6" table:formula="of:=1/([.B1426]/1000)" office:value-type="float" office:value="43.9521800281294" calcext:value-type="float">
            <text:p>44</text:p>
          </table:table-cell>
          <table:table-cell table:style-name="ce6" table:formula="of:=[.C1426]/[.D$2]" office:value-type="float" office:value="10.9880450070324" calcext:value-type="float">
            <text:p>11</text:p>
          </table:table-cell>
          <table:table-cell table:style-name="ce6" table:formula="of:=[.D1426]*60" office:value-type="float" office:value="659.282700421941" calcext:value-type="float">
            <text:p>659</text:p>
          </table:table-cell>
          <table:table-cell table:style-name="ce6" table:formula="of:=[.E1426]*[.F$2]" office:value-type="float" office:value="1318.56540084388" calcext:value-type="float">
            <text:p>1319</text:p>
          </table:table-cell>
          <table:table-cell table:number-columns-repeated="5"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2" table:formula="of:=[.B$2]*[.A1427]*1000" office:value-type="float" office:value="22.768" calcext:value-type="float">
            <text:p>22.768</text:p>
          </table:table-cell>
          <table:table-cell table:style-name="ce6" table:formula="of:=1/([.B1427]/1000)" office:value-type="float" office:value="43.9212930428672" calcext:value-type="float">
            <text:p>44</text:p>
          </table:table-cell>
          <table:table-cell table:style-name="ce6" table:formula="of:=[.C1427]/[.D$2]" office:value-type="float" office:value="10.9803232607168" calcext:value-type="float">
            <text:p>11</text:p>
          </table:table-cell>
          <table:table-cell table:style-name="ce6" table:formula="of:=[.D1427]*60" office:value-type="float" office:value="658.819395643008" calcext:value-type="float">
            <text:p>659</text:p>
          </table:table-cell>
          <table:table-cell table:style-name="ce6" table:formula="of:=[.E1427]*[.F$2]" office:value-type="float" office:value="1317.63879128602" calcext:value-type="float">
            <text:p>1318</text:p>
          </table:table-cell>
          <table:table-cell table:number-columns-repeated="5"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2" table:formula="of:=[.B$2]*[.A1428]*1000" office:value-type="float" office:value="22.784" calcext:value-type="float">
            <text:p>22.784</text:p>
          </table:table-cell>
          <table:table-cell table:style-name="ce6" table:formula="of:=1/([.B1428]/1000)" office:value-type="float" office:value="43.8904494382023" calcext:value-type="float">
            <text:p>44</text:p>
          </table:table-cell>
          <table:table-cell table:style-name="ce6" table:formula="of:=[.C1428]/[.D$2]" office:value-type="float" office:value="10.9726123595506" calcext:value-type="float">
            <text:p>11</text:p>
          </table:table-cell>
          <table:table-cell table:style-name="ce6" table:formula="of:=[.D1428]*60" office:value-type="float" office:value="658.356741573034" calcext:value-type="float">
            <text:p>658</text:p>
          </table:table-cell>
          <table:table-cell table:style-name="ce6" table:formula="of:=[.E1428]*[.F$2]" office:value-type="float" office:value="1316.71348314607" calcext:value-type="float">
            <text:p>1317</text:p>
          </table:table-cell>
          <table:table-cell table:number-columns-repeated="5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2" table:formula="of:=[.B$2]*[.A1429]*1000" office:value-type="float" office:value="22.8" calcext:value-type="float">
            <text:p>22.8</text:p>
          </table:table-cell>
          <table:table-cell table:style-name="ce6" table:formula="of:=1/([.B1429]/1000)" office:value-type="float" office:value="43.859649122807" calcext:value-type="float">
            <text:p>44</text:p>
          </table:table-cell>
          <table:table-cell table:style-name="ce6" table:formula="of:=[.C1429]/[.D$2]" office:value-type="float" office:value="10.9649122807018" calcext:value-type="float">
            <text:p>11</text:p>
          </table:table-cell>
          <table:table-cell table:style-name="ce6" table:formula="of:=[.D1429]*60" office:value-type="float" office:value="657.894736842105" calcext:value-type="float">
            <text:p>658</text:p>
          </table:table-cell>
          <table:table-cell table:style-name="ce6" table:formula="of:=[.E1429]*[.F$2]" office:value-type="float" office:value="1315.78947368421" calcext:value-type="float">
            <text:p>1316</text:p>
          </table:table-cell>
          <table:table-cell table:number-columns-repeated="5"/>
        </table:table-row>
        <table:table-row table:style-name="ro1">
          <table:table-cell table:style-name="ce2" office:value-type="float" office:value="1426" calcext:value-type="float">
            <text:p>1426</text:p>
          </table:table-cell>
          <table:table-cell table:style-name="ce2" table:formula="of:=[.B$2]*[.A1430]*1000" office:value-type="float" office:value="22.816" calcext:value-type="float">
            <text:p>22.816</text:p>
          </table:table-cell>
          <table:table-cell table:style-name="ce6" table:formula="of:=1/([.B1430]/1000)" office:value-type="float" office:value="43.8288920056101" calcext:value-type="float">
            <text:p>44</text:p>
          </table:table-cell>
          <table:table-cell table:style-name="ce6" table:formula="of:=[.C1430]/[.D$2]" office:value-type="float" office:value="10.9572230014025" calcext:value-type="float">
            <text:p>11</text:p>
          </table:table-cell>
          <table:table-cell table:style-name="ce6" table:formula="of:=[.D1430]*60" office:value-type="float" office:value="657.433380084152" calcext:value-type="float">
            <text:p>657</text:p>
          </table:table-cell>
          <table:table-cell table:style-name="ce6" table:formula="of:=[.E1430]*[.F$2]" office:value-type="float" office:value="1314.8667601683" calcext:value-type="float">
            <text:p>1315</text:p>
          </table:table-cell>
          <table:table-cell table:number-columns-repeated="5"/>
        </table:table-row>
        <table:table-row table:style-name="ro1">
          <table:table-cell table:style-name="ce2" office:value-type="float" office:value="1427" calcext:value-type="float">
            <text:p>1427</text:p>
          </table:table-cell>
          <table:table-cell table:style-name="ce2" table:formula="of:=[.B$2]*[.A1431]*1000" office:value-type="float" office:value="22.832" calcext:value-type="float">
            <text:p>22.832</text:p>
          </table:table-cell>
          <table:table-cell table:style-name="ce6" table:formula="of:=1/([.B1431]/1000)" office:value-type="float" office:value="43.7981779957954" calcext:value-type="float">
            <text:p>44</text:p>
          </table:table-cell>
          <table:table-cell table:style-name="ce6" table:formula="of:=[.C1431]/[.D$2]" office:value-type="float" office:value="10.9495444989488" calcext:value-type="float">
            <text:p>11</text:p>
          </table:table-cell>
          <table:table-cell table:style-name="ce6" table:formula="of:=[.D1431]*60" office:value-type="float" office:value="656.972669936931" calcext:value-type="float">
            <text:p>657</text:p>
          </table:table-cell>
          <table:table-cell table:style-name="ce6" table:formula="of:=[.E1431]*[.F$2]" office:value-type="float" office:value="1313.94533987386" calcext:value-type="float">
            <text:p>1314</text:p>
          </table:table-cell>
          <table:table-cell table:number-columns-repeated="5"/>
        </table:table-row>
        <table:table-row table:style-name="ro1">
          <table:table-cell table:style-name="ce2" office:value-type="float" office:value="1428" calcext:value-type="float">
            <text:p>1428</text:p>
          </table:table-cell>
          <table:table-cell table:style-name="ce2" table:formula="of:=[.B$2]*[.A1432]*1000" office:value-type="float" office:value="22.848" calcext:value-type="float">
            <text:p>22.848</text:p>
          </table:table-cell>
          <table:table-cell table:style-name="ce6" table:formula="of:=1/([.B1432]/1000)" office:value-type="float" office:value="43.7675070028011" calcext:value-type="float">
            <text:p>44</text:p>
          </table:table-cell>
          <table:table-cell table:style-name="ce6" table:formula="of:=[.C1432]/[.D$2]" office:value-type="float" office:value="10.9418767507003" calcext:value-type="float">
            <text:p>11</text:p>
          </table:table-cell>
          <table:table-cell table:style-name="ce6" table:formula="of:=[.D1432]*60" office:value-type="float" office:value="656.512605042017" calcext:value-type="float">
            <text:p>657</text:p>
          </table:table-cell>
          <table:table-cell table:style-name="ce6" table:formula="of:=[.E1432]*[.F$2]" office:value-type="float" office:value="1313.02521008403" calcext:value-type="float">
            <text:p>1313</text:p>
          </table:table-cell>
          <table:table-cell table:number-columns-repeated="5"/>
        </table:table-row>
        <table:table-row table:style-name="ro1">
          <table:table-cell table:style-name="ce2" office:value-type="float" office:value="1429" calcext:value-type="float">
            <text:p>1429</text:p>
          </table:table-cell>
          <table:table-cell table:style-name="ce2" table:formula="of:=[.B$2]*[.A1433]*1000" office:value-type="float" office:value="22.864" calcext:value-type="float">
            <text:p>22.864</text:p>
          </table:table-cell>
          <table:table-cell table:style-name="ce6" table:formula="of:=1/([.B1433]/1000)" office:value-type="float" office:value="43.7368789363191" calcext:value-type="float">
            <text:p>44</text:p>
          </table:table-cell>
          <table:table-cell table:style-name="ce6" table:formula="of:=[.C1433]/[.D$2]" office:value-type="float" office:value="10.9342197340798" calcext:value-type="float">
            <text:p>11</text:p>
          </table:table-cell>
          <table:table-cell table:style-name="ce6" table:formula="of:=[.D1433]*60" office:value-type="float" office:value="656.053184044787" calcext:value-type="float">
            <text:p>656</text:p>
          </table:table-cell>
          <table:table-cell table:style-name="ce6" table:formula="of:=[.E1433]*[.F$2]" office:value-type="float" office:value="1312.10636808957" calcext:value-type="float">
            <text:p>1312</text:p>
          </table:table-cell>
          <table:table-cell table:number-columns-repeated="5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2" table:formula="of:=[.B$2]*[.A1434]*1000" office:value-type="float" office:value="22.88" calcext:value-type="float">
            <text:p>22.88</text:p>
          </table:table-cell>
          <table:table-cell table:style-name="ce6" table:formula="of:=1/([.B1434]/1000)" office:value-type="float" office:value="43.7062937062937" calcext:value-type="float">
            <text:p>44</text:p>
          </table:table-cell>
          <table:table-cell table:style-name="ce6" table:formula="of:=[.C1434]/[.D$2]" office:value-type="float" office:value="10.9265734265734" calcext:value-type="float">
            <text:p>11</text:p>
          </table:table-cell>
          <table:table-cell table:style-name="ce6" table:formula="of:=[.D1434]*60" office:value-type="float" office:value="655.594405594406" calcext:value-type="float">
            <text:p>656</text:p>
          </table:table-cell>
          <table:table-cell table:style-name="ce6" table:formula="of:=[.E1434]*[.F$2]" office:value-type="float" office:value="1311.18881118881" calcext:value-type="float">
            <text:p>1311</text:p>
          </table:table-cell>
          <table:table-cell table:number-columns-repeated="5"/>
        </table:table-row>
        <table:table-row table:style-name="ro1">
          <table:table-cell table:style-name="ce2" office:value-type="float" office:value="1431" calcext:value-type="float">
            <text:p>1431</text:p>
          </table:table-cell>
          <table:table-cell table:style-name="ce2" table:formula="of:=[.B$2]*[.A1435]*1000" office:value-type="float" office:value="22.896" calcext:value-type="float">
            <text:p>22.896</text:p>
          </table:table-cell>
          <table:table-cell table:style-name="ce6" table:formula="of:=1/([.B1435]/1000)" office:value-type="float" office:value="43.675751222921" calcext:value-type="float">
            <text:p>44</text:p>
          </table:table-cell>
          <table:table-cell table:style-name="ce6" table:formula="of:=[.C1435]/[.D$2]" office:value-type="float" office:value="10.9189378057303" calcext:value-type="float">
            <text:p>11</text:p>
          </table:table-cell>
          <table:table-cell table:style-name="ce6" table:formula="of:=[.D1435]*60" office:value-type="float" office:value="655.136268343816" calcext:value-type="float">
            <text:p>655</text:p>
          </table:table-cell>
          <table:table-cell table:style-name="ce6" table:formula="of:=[.E1435]*[.F$2]" office:value-type="float" office:value="1310.27253668763" calcext:value-type="float">
            <text:p>1310</text:p>
          </table:table-cell>
          <table:table-cell table:number-columns-repeated="5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 table:formula="of:=[.B$2]*[.A1436]*1000" office:value-type="float" office:value="22.912" calcext:value-type="float">
            <text:p>22.912</text:p>
          </table:table-cell>
          <table:table-cell table:style-name="ce6" table:formula="of:=1/([.B1436]/1000)" office:value-type="float" office:value="43.645251396648" calcext:value-type="float">
            <text:p>44</text:p>
          </table:table-cell>
          <table:table-cell table:style-name="ce6" table:formula="of:=[.C1436]/[.D$2]" office:value-type="float" office:value="10.911312849162" calcext:value-type="float">
            <text:p>11</text:p>
          </table:table-cell>
          <table:table-cell table:style-name="ce6" table:formula="of:=[.D1436]*60" office:value-type="float" office:value="654.678770949721" calcext:value-type="float">
            <text:p>655</text:p>
          </table:table-cell>
          <table:table-cell table:style-name="ce6" table:formula="of:=[.E1436]*[.F$2]" office:value-type="float" office:value="1309.35754189944" calcext:value-type="float">
            <text:p>1309</text:p>
          </table:table-cell>
          <table:table-cell table:number-columns-repeated="5"/>
        </table:table-row>
        <table:table-row table:style-name="ro1">
          <table:table-cell table:style-name="ce2" office:value-type="float" office:value="1433" calcext:value-type="float">
            <text:p>1433</text:p>
          </table:table-cell>
          <table:table-cell table:style-name="ce2" table:formula="of:=[.B$2]*[.A1437]*1000" office:value-type="float" office:value="22.928" calcext:value-type="float">
            <text:p>22.928</text:p>
          </table:table-cell>
          <table:table-cell table:style-name="ce6" table:formula="of:=1/([.B1437]/1000)" office:value-type="float" office:value="43.6147941381717" calcext:value-type="float">
            <text:p>44</text:p>
          </table:table-cell>
          <table:table-cell table:style-name="ce6" table:formula="of:=[.C1437]/[.D$2]" office:value-type="float" office:value="10.9036985345429" calcext:value-type="float">
            <text:p>11</text:p>
          </table:table-cell>
          <table:table-cell table:style-name="ce6" table:formula="of:=[.D1437]*60" office:value-type="float" office:value="654.221912072575" calcext:value-type="float">
            <text:p>654</text:p>
          </table:table-cell>
          <table:table-cell table:style-name="ce6" table:formula="of:=[.E1437]*[.F$2]" office:value-type="float" office:value="1308.44382414515" calcext:value-type="float">
            <text:p>1308</text:p>
          </table:table-cell>
          <table:table-cell table:number-columns-repeated="5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2" table:formula="of:=[.B$2]*[.A1438]*1000" office:value-type="float" office:value="22.944" calcext:value-type="float">
            <text:p>22.944</text:p>
          </table:table-cell>
          <table:table-cell table:style-name="ce6" table:formula="of:=1/([.B1438]/1000)" office:value-type="float" office:value="43.5843793584379" calcext:value-type="float">
            <text:p>44</text:p>
          </table:table-cell>
          <table:table-cell table:style-name="ce6" table:formula="of:=[.C1438]/[.D$2]" office:value-type="float" office:value="10.8960948396095" calcext:value-type="float">
            <text:p>11</text:p>
          </table:table-cell>
          <table:table-cell table:style-name="ce6" table:formula="of:=[.D1438]*60" office:value-type="float" office:value="653.765690376569" calcext:value-type="float">
            <text:p>654</text:p>
          </table:table-cell>
          <table:table-cell table:style-name="ce6" table:formula="of:=[.E1438]*[.F$2]" office:value-type="float" office:value="1307.53138075314" calcext:value-type="float">
            <text:p>1308</text:p>
          </table:table-cell>
          <table:table-cell table:number-columns-repeated="5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 table:formula="of:=[.B$2]*[.A1439]*1000" office:value-type="float" office:value="22.96" calcext:value-type="float">
            <text:p>22.96</text:p>
          </table:table-cell>
          <table:table-cell table:style-name="ce6" table:formula="of:=1/([.B1439]/1000)" office:value-type="float" office:value="43.5540069686411" calcext:value-type="float">
            <text:p>44</text:p>
          </table:table-cell>
          <table:table-cell table:style-name="ce6" table:formula="of:=[.C1439]/[.D$2]" office:value-type="float" office:value="10.8885017421603" calcext:value-type="float">
            <text:p>11</text:p>
          </table:table-cell>
          <table:table-cell table:style-name="ce6" table:formula="of:=[.D1439]*60" office:value-type="float" office:value="653.310104529617" calcext:value-type="float">
            <text:p>653</text:p>
          </table:table-cell>
          <table:table-cell table:style-name="ce6" table:formula="of:=[.E1439]*[.F$2]" office:value-type="float" office:value="1306.62020905923" calcext:value-type="float">
            <text:p>1307</text:p>
          </table:table-cell>
          <table:table-cell table:number-columns-repeated="5"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2" table:formula="of:=[.B$2]*[.A1440]*1000" office:value-type="float" office:value="22.976" calcext:value-type="float">
            <text:p>22.976</text:p>
          </table:table-cell>
          <table:table-cell table:style-name="ce6" table:formula="of:=1/([.B1440]/1000)" office:value-type="float" office:value="43.5236768802228" calcext:value-type="float">
            <text:p>44</text:p>
          </table:table-cell>
          <table:table-cell table:style-name="ce6" table:formula="of:=[.C1440]/[.D$2]" office:value-type="float" office:value="10.8809192200557" calcext:value-type="float">
            <text:p>11</text:p>
          </table:table-cell>
          <table:table-cell table:style-name="ce6" table:formula="of:=[.D1440]*60" office:value-type="float" office:value="652.855153203343" calcext:value-type="float">
            <text:p>653</text:p>
          </table:table-cell>
          <table:table-cell table:style-name="ce6" table:formula="of:=[.E1440]*[.F$2]" office:value-type="float" office:value="1305.71030640669" calcext:value-type="float">
            <text:p>1306</text:p>
          </table:table-cell>
          <table:table-cell table:number-columns-repeated="5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2" table:formula="of:=[.B$2]*[.A1441]*1000" office:value-type="float" office:value="22.992" calcext:value-type="float">
            <text:p>22.992</text:p>
          </table:table-cell>
          <table:table-cell table:style-name="ce6" table:formula="of:=1/([.B1441]/1000)" office:value-type="float" office:value="43.4933890048713" calcext:value-type="float">
            <text:p>43</text:p>
          </table:table-cell>
          <table:table-cell table:style-name="ce6" table:formula="of:=[.C1441]/[.D$2]" office:value-type="float" office:value="10.8733472512178" calcext:value-type="float">
            <text:p>11</text:p>
          </table:table-cell>
          <table:table-cell table:style-name="ce6" table:formula="of:=[.D1441]*60" office:value-type="float" office:value="652.400835073069" calcext:value-type="float">
            <text:p>652</text:p>
          </table:table-cell>
          <table:table-cell table:style-name="ce6" table:formula="of:=[.E1441]*[.F$2]" office:value-type="float" office:value="1304.80167014614" calcext:value-type="float">
            <text:p>1305</text:p>
          </table:table-cell>
          <table:table-cell table:number-columns-repeated="5"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2" table:formula="of:=[.B$2]*[.A1442]*1000" office:value-type="float" office:value="23.008" calcext:value-type="float">
            <text:p>23.008</text:p>
          </table:table-cell>
          <table:table-cell table:style-name="ce6" table:formula="of:=1/([.B1442]/1000)" office:value-type="float" office:value="43.4631432545202" calcext:value-type="float">
            <text:p>43</text:p>
          </table:table-cell>
          <table:table-cell table:style-name="ce6" table:formula="of:=[.C1442]/[.D$2]" office:value-type="float" office:value="10.86578581363" calcext:value-type="float">
            <text:p>11</text:p>
          </table:table-cell>
          <table:table-cell table:style-name="ce6" table:formula="of:=[.D1442]*60" office:value-type="float" office:value="651.947148817802" calcext:value-type="float">
            <text:p>652</text:p>
          </table:table-cell>
          <table:table-cell table:style-name="ce6" table:formula="of:=[.E1442]*[.F$2]" office:value-type="float" office:value="1303.89429763561" calcext:value-type="float">
            <text:p>1304</text:p>
          </table:table-cell>
          <table:table-cell table:number-columns-repeated="5"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2" table:formula="of:=[.B$2]*[.A1443]*1000" office:value-type="float" office:value="23.024" calcext:value-type="float">
            <text:p>23.024</text:p>
          </table:table-cell>
          <table:table-cell table:style-name="ce6" table:formula="of:=1/([.B1443]/1000)" office:value-type="float" office:value="43.4329395413482" calcext:value-type="float">
            <text:p>43</text:p>
          </table:table-cell>
          <table:table-cell table:style-name="ce6" table:formula="of:=[.C1443]/[.D$2]" office:value-type="float" office:value="10.858234885337" calcext:value-type="float">
            <text:p>11</text:p>
          </table:table-cell>
          <table:table-cell table:style-name="ce6" table:formula="of:=[.D1443]*60" office:value-type="float" office:value="651.494093120223" calcext:value-type="float">
            <text:p>651</text:p>
          </table:table-cell>
          <table:table-cell table:style-name="ce6" table:formula="of:=[.E1443]*[.F$2]" office:value-type="float" office:value="1302.98818624044" calcext:value-type="float">
            <text:p>1303</text:p>
          </table:table-cell>
          <table:table-cell table:number-columns-repeated="5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table:formula="of:=[.B$2]*[.A1444]*1000" office:value-type="float" office:value="23.04" calcext:value-type="float">
            <text:p>23.04</text:p>
          </table:table-cell>
          <table:table-cell table:style-name="ce6" table:formula="of:=1/([.B1444]/1000)" office:value-type="float" office:value="43.4027777777778" calcext:value-type="float">
            <text:p>43</text:p>
          </table:table-cell>
          <table:table-cell table:style-name="ce6" table:formula="of:=[.C1444]/[.D$2]" office:value-type="float" office:value="10.8506944444444" calcext:value-type="float">
            <text:p>11</text:p>
          </table:table-cell>
          <table:table-cell table:style-name="ce6" table:formula="of:=[.D1444]*60" office:value-type="float" office:value="651.041666666667" calcext:value-type="float">
            <text:p>651</text:p>
          </table:table-cell>
          <table:table-cell table:style-name="ce6" table:formula="of:=[.E1444]*[.F$2]" office:value-type="float" office:value="1302.08333333333" calcext:value-type="float">
            <text:p>1302</text:p>
          </table:table-cell>
          <table:table-cell table:number-columns-repeated="5"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2" table:formula="of:=[.B$2]*[.A1445]*1000" office:value-type="float" office:value="23.056" calcext:value-type="float">
            <text:p>23.056</text:p>
          </table:table-cell>
          <table:table-cell table:style-name="ce6" table:formula="of:=1/([.B1445]/1000)" office:value-type="float" office:value="43.3726578764747" calcext:value-type="float">
            <text:p>43</text:p>
          </table:table-cell>
          <table:table-cell table:style-name="ce6" table:formula="of:=[.C1445]/[.D$2]" office:value-type="float" office:value="10.8431644691187" calcext:value-type="float">
            <text:p>11</text:p>
          </table:table-cell>
          <table:table-cell table:style-name="ce6" table:formula="of:=[.D1445]*60" office:value-type="float" office:value="650.58986814712" calcext:value-type="float">
            <text:p>651</text:p>
          </table:table-cell>
          <table:table-cell table:style-name="ce6" table:formula="of:=[.E1445]*[.F$2]" office:value-type="float" office:value="1301.17973629424" calcext:value-type="float">
            <text:p>1301</text:p>
          </table:table-cell>
          <table:table-cell table:number-columns-repeated="5"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2" table:formula="of:=[.B$2]*[.A1446]*1000" office:value-type="float" office:value="23.072" calcext:value-type="float">
            <text:p>23.072</text:p>
          </table:table-cell>
          <table:table-cell table:style-name="ce6" table:formula="of:=1/([.B1446]/1000)" office:value-type="float" office:value="43.3425797503467" calcext:value-type="float">
            <text:p>43</text:p>
          </table:table-cell>
          <table:table-cell table:style-name="ce6" table:formula="of:=[.C1446]/[.D$2]" office:value-type="float" office:value="10.8356449375867" calcext:value-type="float">
            <text:p>11</text:p>
          </table:table-cell>
          <table:table-cell table:style-name="ce6" table:formula="of:=[.D1446]*60" office:value-type="float" office:value="650.138696255201" calcext:value-type="float">
            <text:p>650</text:p>
          </table:table-cell>
          <table:table-cell table:style-name="ce6" table:formula="of:=[.E1446]*[.F$2]" office:value-type="float" office:value="1300.2773925104" calcext:value-type="float">
            <text:p>1300</text:p>
          </table:table-cell>
          <table:table-cell table:number-columns-repeated="5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 table:formula="of:=[.B$2]*[.A1447]*1000" office:value-type="float" office:value="23.088" calcext:value-type="float">
            <text:p>23.088</text:p>
          </table:table-cell>
          <table:table-cell table:style-name="ce6" table:formula="of:=1/([.B1447]/1000)" office:value-type="float" office:value="43.3125433125433" calcext:value-type="float">
            <text:p>43</text:p>
          </table:table-cell>
          <table:table-cell table:style-name="ce6" table:formula="of:=[.C1447]/[.D$2]" office:value-type="float" office:value="10.8281358281358" calcext:value-type="float">
            <text:p>11</text:p>
          </table:table-cell>
          <table:table-cell table:style-name="ce6" table:formula="of:=[.D1447]*60" office:value-type="float" office:value="649.68814968815" calcext:value-type="float">
            <text:p>650</text:p>
          </table:table-cell>
          <table:table-cell table:style-name="ce6" table:formula="of:=[.E1447]*[.F$2]" office:value-type="float" office:value="1299.3762993763" calcext:value-type="float">
            <text:p>1299</text:p>
          </table:table-cell>
          <table:table-cell table:number-columns-repeated="5"/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2" table:formula="of:=[.B$2]*[.A1448]*1000" office:value-type="float" office:value="23.104" calcext:value-type="float">
            <text:p>23.104</text:p>
          </table:table-cell>
          <table:table-cell table:style-name="ce6" table:formula="of:=1/([.B1448]/1000)" office:value-type="float" office:value="43.2825484764543" calcext:value-type="float">
            <text:p>43</text:p>
          </table:table-cell>
          <table:table-cell table:style-name="ce6" table:formula="of:=[.C1448]/[.D$2]" office:value-type="float" office:value="10.8206371191136" calcext:value-type="float">
            <text:p>11</text:p>
          </table:table-cell>
          <table:table-cell table:style-name="ce6" table:formula="of:=[.D1448]*60" office:value-type="float" office:value="649.238227146814" calcext:value-type="float">
            <text:p>649</text:p>
          </table:table-cell>
          <table:table-cell table:style-name="ce6" table:formula="of:=[.E1448]*[.F$2]" office:value-type="float" office:value="1298.47645429363" calcext:value-type="float">
            <text:p>1298</text:p>
          </table:table-cell>
          <table:table-cell table:number-columns-repeated="5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2" table:formula="of:=[.B$2]*[.A1449]*1000" office:value-type="float" office:value="23.12" calcext:value-type="float">
            <text:p>23.12</text:p>
          </table:table-cell>
          <table:table-cell table:style-name="ce6" table:formula="of:=1/([.B1449]/1000)" office:value-type="float" office:value="43.2525951557093" calcext:value-type="float">
            <text:p>43</text:p>
          </table:table-cell>
          <table:table-cell table:style-name="ce6" table:formula="of:=[.C1449]/[.D$2]" office:value-type="float" office:value="10.8131487889273" calcext:value-type="float">
            <text:p>11</text:p>
          </table:table-cell>
          <table:table-cell table:style-name="ce6" table:formula="of:=[.D1449]*60" office:value-type="float" office:value="648.78892733564" calcext:value-type="float">
            <text:p>649</text:p>
          </table:table-cell>
          <table:table-cell table:style-name="ce6" table:formula="of:=[.E1449]*[.F$2]" office:value-type="float" office:value="1297.57785467128" calcext:value-type="float">
            <text:p>1298</text:p>
          </table:table-cell>
          <table:table-cell table:number-columns-repeated="5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2" table:formula="of:=[.B$2]*[.A1450]*1000" office:value-type="float" office:value="23.136" calcext:value-type="float">
            <text:p>23.136</text:p>
          </table:table-cell>
          <table:table-cell table:style-name="ce6" table:formula="of:=1/([.B1450]/1000)" office:value-type="float" office:value="43.222683264177" calcext:value-type="float">
            <text:p>43</text:p>
          </table:table-cell>
          <table:table-cell table:style-name="ce6" table:formula="of:=[.C1450]/[.D$2]" office:value-type="float" office:value="10.8056708160443" calcext:value-type="float">
            <text:p>11</text:p>
          </table:table-cell>
          <table:table-cell table:style-name="ce6" table:formula="of:=[.D1450]*60" office:value-type="float" office:value="648.340248962656" calcext:value-type="float">
            <text:p>648</text:p>
          </table:table-cell>
          <table:table-cell table:style-name="ce6" table:formula="of:=[.E1450]*[.F$2]" office:value-type="float" office:value="1296.68049792531" calcext:value-type="float">
            <text:p>1297</text:p>
          </table:table-cell>
          <table:table-cell table:number-columns-repeated="5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2" table:formula="of:=[.B$2]*[.A1451]*1000" office:value-type="float" office:value="23.152" calcext:value-type="float">
            <text:p>23.152</text:p>
          </table:table-cell>
          <table:table-cell table:style-name="ce6" table:formula="of:=1/([.B1451]/1000)" office:value-type="float" office:value="43.1928127159641" calcext:value-type="float">
            <text:p>43</text:p>
          </table:table-cell>
          <table:table-cell table:style-name="ce6" table:formula="of:=[.C1451]/[.D$2]" office:value-type="float" office:value="10.798203178991" calcext:value-type="float">
            <text:p>11</text:p>
          </table:table-cell>
          <table:table-cell table:style-name="ce6" table:formula="of:=[.D1451]*60" office:value-type="float" office:value="647.892190739461" calcext:value-type="float">
            <text:p>648</text:p>
          </table:table-cell>
          <table:table-cell table:style-name="ce6" table:formula="of:=[.E1451]*[.F$2]" office:value-type="float" office:value="1295.78438147892" calcext:value-type="float">
            <text:p>1296</text:p>
          </table:table-cell>
          <table:table-cell table:number-columns-repeated="5"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2" table:formula="of:=[.B$2]*[.A1452]*1000" office:value-type="float" office:value="23.168" calcext:value-type="float">
            <text:p>23.168</text:p>
          </table:table-cell>
          <table:table-cell table:style-name="ce6" table:formula="of:=1/([.B1452]/1000)" office:value-type="float" office:value="43.1629834254144" calcext:value-type="float">
            <text:p>43</text:p>
          </table:table-cell>
          <table:table-cell table:style-name="ce6" table:formula="of:=[.C1452]/[.D$2]" office:value-type="float" office:value="10.7907458563536" calcext:value-type="float">
            <text:p>11</text:p>
          </table:table-cell>
          <table:table-cell table:style-name="ce6" table:formula="of:=[.D1452]*60" office:value-type="float" office:value="647.444751381216" calcext:value-type="float">
            <text:p>647</text:p>
          </table:table-cell>
          <table:table-cell table:style-name="ce6" table:formula="of:=[.E1452]*[.F$2]" office:value-type="float" office:value="1294.88950276243" calcext:value-type="float">
            <text:p>1295</text:p>
          </table:table-cell>
          <table:table-cell table:number-columns-repeated="5"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2" table:formula="of:=[.B$2]*[.A1453]*1000" office:value-type="float" office:value="23.184" calcext:value-type="float">
            <text:p>23.184</text:p>
          </table:table-cell>
          <table:table-cell table:style-name="ce6" table:formula="of:=1/([.B1453]/1000)" office:value-type="float" office:value="43.1331953071084" calcext:value-type="float">
            <text:p>43</text:p>
          </table:table-cell>
          <table:table-cell table:style-name="ce6" table:formula="of:=[.C1453]/[.D$2]" office:value-type="float" office:value="10.7832988267771" calcext:value-type="float">
            <text:p>11</text:p>
          </table:table-cell>
          <table:table-cell table:style-name="ce6" table:formula="of:=[.D1453]*60" office:value-type="float" office:value="646.997929606625" calcext:value-type="float">
            <text:p>647</text:p>
          </table:table-cell>
          <table:table-cell table:style-name="ce6" table:formula="of:=[.E1453]*[.F$2]" office:value-type="float" office:value="1293.99585921325" calcext:value-type="float">
            <text:p>1294</text:p>
          </table:table-cell>
          <table:table-cell table:number-columns-repeated="5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2" table:formula="of:=[.B$2]*[.A1454]*1000" office:value-type="float" office:value="23.2" calcext:value-type="float">
            <text:p>23.2</text:p>
          </table:table-cell>
          <table:table-cell table:style-name="ce6" table:formula="of:=1/([.B1454]/1000)" office:value-type="float" office:value="43.1034482758621" calcext:value-type="float">
            <text:p>43</text:p>
          </table:table-cell>
          <table:table-cell table:style-name="ce6" table:formula="of:=[.C1454]/[.D$2]" office:value-type="float" office:value="10.7758620689655" calcext:value-type="float">
            <text:p>11</text:p>
          </table:table-cell>
          <table:table-cell table:style-name="ce6" table:formula="of:=[.D1454]*60" office:value-type="float" office:value="646.551724137931" calcext:value-type="float">
            <text:p>647</text:p>
          </table:table-cell>
          <table:table-cell table:style-name="ce6" table:formula="of:=[.E1454]*[.F$2]" office:value-type="float" office:value="1293.10344827586" calcext:value-type="float">
            <text:p>1293</text:p>
          </table:table-cell>
          <table:table-cell table:number-columns-repeated="5"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2" table:formula="of:=[.B$2]*[.A1455]*1000" office:value-type="float" office:value="23.216" calcext:value-type="float">
            <text:p>23.216</text:p>
          </table:table-cell>
          <table:table-cell table:style-name="ce6" table:formula="of:=1/([.B1455]/1000)" office:value-type="float" office:value="43.0737422467264" calcext:value-type="float">
            <text:p>43</text:p>
          </table:table-cell>
          <table:table-cell table:style-name="ce6" table:formula="of:=[.C1455]/[.D$2]" office:value-type="float" office:value="10.7684355616816" calcext:value-type="float">
            <text:p>11</text:p>
          </table:table-cell>
          <table:table-cell table:style-name="ce6" table:formula="of:=[.D1455]*60" office:value-type="float" office:value="646.106133700896" calcext:value-type="float">
            <text:p>646</text:p>
          </table:table-cell>
          <table:table-cell table:style-name="ce6" table:formula="of:=[.E1455]*[.F$2]" office:value-type="float" office:value="1292.21226740179" calcext:value-type="float">
            <text:p>1292</text:p>
          </table:table-cell>
          <table:table-cell table:number-columns-repeated="5"/>
        </table:table-row>
        <table:table-row table:style-name="ro1">
          <table:table-cell table:style-name="ce2" office:value-type="float" office:value="1452" calcext:value-type="float">
            <text:p>1452</text:p>
          </table:table-cell>
          <table:table-cell table:style-name="ce2" table:formula="of:=[.B$2]*[.A1456]*1000" office:value-type="float" office:value="23.232" calcext:value-type="float">
            <text:p>23.232</text:p>
          </table:table-cell>
          <table:table-cell table:style-name="ce6" table:formula="of:=1/([.B1456]/1000)" office:value-type="float" office:value="43.0440771349862" calcext:value-type="float">
            <text:p>43</text:p>
          </table:table-cell>
          <table:table-cell table:style-name="ce6" table:formula="of:=[.C1456]/[.D$2]" office:value-type="float" office:value="10.7610192837466" calcext:value-type="float">
            <text:p>11</text:p>
          </table:table-cell>
          <table:table-cell table:style-name="ce6" table:formula="of:=[.D1456]*60" office:value-type="float" office:value="645.661157024793" calcext:value-type="float">
            <text:p>646</text:p>
          </table:table-cell>
          <table:table-cell table:style-name="ce6" table:formula="of:=[.E1456]*[.F$2]" office:value-type="float" office:value="1291.32231404959" calcext:value-type="float">
            <text:p>1291</text:p>
          </table:table-cell>
          <table:table-cell table:number-columns-repeated="5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2" table:formula="of:=[.B$2]*[.A1457]*1000" office:value-type="float" office:value="23.248" calcext:value-type="float">
            <text:p>23.248</text:p>
          </table:table-cell>
          <table:table-cell table:style-name="ce6" table:formula="of:=1/([.B1457]/1000)" office:value-type="float" office:value="43.0144528561597" calcext:value-type="float">
            <text:p>43</text:p>
          </table:table-cell>
          <table:table-cell table:style-name="ce6" table:formula="of:=[.C1457]/[.D$2]" office:value-type="float" office:value="10.7536132140399" calcext:value-type="float">
            <text:p>11</text:p>
          </table:table-cell>
          <table:table-cell table:style-name="ce6" table:formula="of:=[.D1457]*60" office:value-type="float" office:value="645.216792842395" calcext:value-type="float">
            <text:p>645</text:p>
          </table:table-cell>
          <table:table-cell table:style-name="ce6" table:formula="of:=[.E1457]*[.F$2]" office:value-type="float" office:value="1290.43358568479" calcext:value-type="float">
            <text:p>1290</text:p>
          </table:table-cell>
          <table:table-cell table:number-columns-repeated="5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2" table:formula="of:=[.B$2]*[.A1458]*1000" office:value-type="float" office:value="23.264" calcext:value-type="float">
            <text:p>23.264</text:p>
          </table:table-cell>
          <table:table-cell table:style-name="ce6" table:formula="of:=1/([.B1458]/1000)" office:value-type="float" office:value="42.9848693259973" calcext:value-type="float">
            <text:p>43</text:p>
          </table:table-cell>
          <table:table-cell table:style-name="ce6" table:formula="of:=[.C1458]/[.D$2]" office:value-type="float" office:value="10.7462173314993" calcext:value-type="float">
            <text:p>11</text:p>
          </table:table-cell>
          <table:table-cell table:style-name="ce6" table:formula="of:=[.D1458]*60" office:value-type="float" office:value="644.773039889959" calcext:value-type="float">
            <text:p>645</text:p>
          </table:table-cell>
          <table:table-cell table:style-name="ce6" table:formula="of:=[.E1458]*[.F$2]" office:value-type="float" office:value="1289.54607977992" calcext:value-type="float">
            <text:p>1290</text:p>
          </table:table-cell>
          <table:table-cell table:number-columns-repeated="5"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2" table:formula="of:=[.B$2]*[.A1459]*1000" office:value-type="float" office:value="23.28" calcext:value-type="float">
            <text:p>23.28</text:p>
          </table:table-cell>
          <table:table-cell table:style-name="ce6" table:formula="of:=1/([.B1459]/1000)" office:value-type="float" office:value="42.9553264604811" calcext:value-type="float">
            <text:p>43</text:p>
          </table:table-cell>
          <table:table-cell table:style-name="ce6" table:formula="of:=[.C1459]/[.D$2]" office:value-type="float" office:value="10.7388316151203" calcext:value-type="float">
            <text:p>11</text:p>
          </table:table-cell>
          <table:table-cell table:style-name="ce6" table:formula="of:=[.D1459]*60" office:value-type="float" office:value="644.329896907217" calcext:value-type="float">
            <text:p>644</text:p>
          </table:table-cell>
          <table:table-cell table:style-name="ce6" table:formula="of:=[.E1459]*[.F$2]" office:value-type="float" office:value="1288.65979381443" calcext:value-type="float">
            <text:p>1289</text:p>
          </table:table-cell>
          <table:table-cell table:number-columns-repeated="5"/>
        </table:table-row>
        <table:table-row table:style-name="ro1">
          <table:table-cell table:style-name="ce2" office:value-type="float" office:value="1456" calcext:value-type="float">
            <text:p>1456</text:p>
          </table:table-cell>
          <table:table-cell table:style-name="ce2" table:formula="of:=[.B$2]*[.A1460]*1000" office:value-type="float" office:value="23.296" calcext:value-type="float">
            <text:p>23.296</text:p>
          </table:table-cell>
          <table:table-cell table:style-name="ce6" table:formula="of:=1/([.B1460]/1000)" office:value-type="float" office:value="42.9258241758242" calcext:value-type="float">
            <text:p>43</text:p>
          </table:table-cell>
          <table:table-cell table:style-name="ce6" table:formula="of:=[.C1460]/[.D$2]" office:value-type="float" office:value="10.731456043956" calcext:value-type="float">
            <text:p>11</text:p>
          </table:table-cell>
          <table:table-cell table:style-name="ce6" table:formula="of:=[.D1460]*60" office:value-type="float" office:value="643.887362637363" calcext:value-type="float">
            <text:p>644</text:p>
          </table:table-cell>
          <table:table-cell table:style-name="ce6" table:formula="of:=[.E1460]*[.F$2]" office:value-type="float" office:value="1287.77472527473" calcext:value-type="float">
            <text:p>1288</text:p>
          </table:table-cell>
          <table:table-cell table:number-columns-repeated="5"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2" table:formula="of:=[.B$2]*[.A1461]*1000" office:value-type="float" office:value="23.312" calcext:value-type="float">
            <text:p>23.312</text:p>
          </table:table-cell>
          <table:table-cell table:style-name="ce6" table:formula="of:=1/([.B1461]/1000)" office:value-type="float" office:value="42.8963623884695" calcext:value-type="float">
            <text:p>43</text:p>
          </table:table-cell>
          <table:table-cell table:style-name="ce6" table:formula="of:=[.C1461]/[.D$2]" office:value-type="float" office:value="10.7240905971174" calcext:value-type="float">
            <text:p>11</text:p>
          </table:table-cell>
          <table:table-cell table:style-name="ce6" table:formula="of:=[.D1461]*60" office:value-type="float" office:value="643.445435827042" calcext:value-type="float">
            <text:p>643</text:p>
          </table:table-cell>
          <table:table-cell table:style-name="ce6" table:formula="of:=[.E1461]*[.F$2]" office:value-type="float" office:value="1286.89087165408" calcext:value-type="float">
            <text:p>1287</text:p>
          </table:table-cell>
          <table:table-cell table:number-columns-repeated="5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 table:formula="of:=[.B$2]*[.A1462]*1000" office:value-type="float" office:value="23.328" calcext:value-type="float">
            <text:p>23.328</text:p>
          </table:table-cell>
          <table:table-cell table:style-name="ce6" table:formula="of:=1/([.B1462]/1000)" office:value-type="float" office:value="42.8669410150892" calcext:value-type="float">
            <text:p>43</text:p>
          </table:table-cell>
          <table:table-cell table:style-name="ce6" table:formula="of:=[.C1462]/[.D$2]" office:value-type="float" office:value="10.7167352537723" calcext:value-type="float">
            <text:p>11</text:p>
          </table:table-cell>
          <table:table-cell table:style-name="ce6" table:formula="of:=[.D1462]*60" office:value-type="float" office:value="643.004115226337" calcext:value-type="float">
            <text:p>643</text:p>
          </table:table-cell>
          <table:table-cell table:style-name="ce6" table:formula="of:=[.E1462]*[.F$2]" office:value-type="float" office:value="1286.00823045268" calcext:value-type="float">
            <text:p>1286</text:p>
          </table:table-cell>
          <table:table-cell table:number-columns-repeated="5"/>
        </table:table-row>
        <table:table-row table:style-name="ro1">
          <table:table-cell table:style-name="ce2" office:value-type="float" office:value="1459" calcext:value-type="float">
            <text:p>1459</text:p>
          </table:table-cell>
          <table:table-cell table:style-name="ce2" table:formula="of:=[.B$2]*[.A1463]*1000" office:value-type="float" office:value="23.344" calcext:value-type="float">
            <text:p>23.344</text:p>
          </table:table-cell>
          <table:table-cell table:style-name="ce6" table:formula="of:=1/([.B1463]/1000)" office:value-type="float" office:value="42.837559972584" calcext:value-type="float">
            <text:p>43</text:p>
          </table:table-cell>
          <table:table-cell table:style-name="ce6" table:formula="of:=[.C1463]/[.D$2]" office:value-type="float" office:value="10.709389993146" calcext:value-type="float">
            <text:p>11</text:p>
          </table:table-cell>
          <table:table-cell table:style-name="ce6" table:formula="of:=[.D1463]*60" office:value-type="float" office:value="642.56339958876" calcext:value-type="float">
            <text:p>643</text:p>
          </table:table-cell>
          <table:table-cell table:style-name="ce6" table:formula="of:=[.E1463]*[.F$2]" office:value-type="float" office:value="1285.12679917752" calcext:value-type="float">
            <text:p>1285</text:p>
          </table:table-cell>
          <table:table-cell table:number-columns-repeated="5"/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2" table:formula="of:=[.B$2]*[.A1464]*1000" office:value-type="float" office:value="23.36" calcext:value-type="float">
            <text:p>23.36</text:p>
          </table:table-cell>
          <table:table-cell table:style-name="ce6" table:formula="of:=1/([.B1464]/1000)" office:value-type="float" office:value="42.8082191780822" calcext:value-type="float">
            <text:p>43</text:p>
          </table:table-cell>
          <table:table-cell table:style-name="ce6" table:formula="of:=[.C1464]/[.D$2]" office:value-type="float" office:value="10.7020547945206" calcext:value-type="float">
            <text:p>11</text:p>
          </table:table-cell>
          <table:table-cell table:style-name="ce6" table:formula="of:=[.D1464]*60" office:value-type="float" office:value="642.123287671233" calcext:value-type="float">
            <text:p>642</text:p>
          </table:table-cell>
          <table:table-cell table:style-name="ce6" table:formula="of:=[.E1464]*[.F$2]" office:value-type="float" office:value="1284.24657534247" calcext:value-type="float">
            <text:p>1284</text:p>
          </table:table-cell>
          <table:table-cell table:number-columns-repeated="5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2" table:formula="of:=[.B$2]*[.A1465]*1000" office:value-type="float" office:value="23.376" calcext:value-type="float">
            <text:p>23.376</text:p>
          </table:table-cell>
          <table:table-cell table:style-name="ce6" table:formula="of:=1/([.B1465]/1000)" office:value-type="float" office:value="42.7789185489391" calcext:value-type="float">
            <text:p>43</text:p>
          </table:table-cell>
          <table:table-cell table:style-name="ce6" table:formula="of:=[.C1465]/[.D$2]" office:value-type="float" office:value="10.6947296372348" calcext:value-type="float">
            <text:p>11</text:p>
          </table:table-cell>
          <table:table-cell table:style-name="ce6" table:formula="of:=[.D1465]*60" office:value-type="float" office:value="641.683778234086" calcext:value-type="float">
            <text:p>642</text:p>
          </table:table-cell>
          <table:table-cell table:style-name="ce6" table:formula="of:=[.E1465]*[.F$2]" office:value-type="float" office:value="1283.36755646817" calcext:value-type="float">
            <text:p>1283</text:p>
          </table:table-cell>
          <table:table-cell table:number-columns-repeated="5"/>
        </table:table-row>
        <table:table-row table:style-name="ro1">
          <table:table-cell table:style-name="ce2" office:value-type="float" office:value="1462" calcext:value-type="float">
            <text:p>1462</text:p>
          </table:table-cell>
          <table:table-cell table:style-name="ce2" table:formula="of:=[.B$2]*[.A1466]*1000" office:value-type="float" office:value="23.392" calcext:value-type="float">
            <text:p>23.392</text:p>
          </table:table-cell>
          <table:table-cell table:style-name="ce6" table:formula="of:=1/([.B1466]/1000)" office:value-type="float" office:value="42.749658002736" calcext:value-type="float">
            <text:p>43</text:p>
          </table:table-cell>
          <table:table-cell table:style-name="ce6" table:formula="of:=[.C1466]/[.D$2]" office:value-type="float" office:value="10.687414500684" calcext:value-type="float">
            <text:p>11</text:p>
          </table:table-cell>
          <table:table-cell table:style-name="ce6" table:formula="of:=[.D1466]*60" office:value-type="float" office:value="641.24487004104" calcext:value-type="float">
            <text:p>641</text:p>
          </table:table-cell>
          <table:table-cell table:style-name="ce6" table:formula="of:=[.E1466]*[.F$2]" office:value-type="float" office:value="1282.48974008208" calcext:value-type="float">
            <text:p>1282</text:p>
          </table:table-cell>
          <table:table-cell table:number-columns-repeated="5"/>
        </table:table-row>
        <table:table-row table:style-name="ro1">
          <table:table-cell table:style-name="ce2" office:value-type="float" office:value="1463" calcext:value-type="float">
            <text:p>1463</text:p>
          </table:table-cell>
          <table:table-cell table:style-name="ce2" table:formula="of:=[.B$2]*[.A1467]*1000" office:value-type="float" office:value="23.408" calcext:value-type="float">
            <text:p>23.408</text:p>
          </table:table-cell>
          <table:table-cell table:style-name="ce6" table:formula="of:=1/([.B1467]/1000)" office:value-type="float" office:value="42.7204374572796" calcext:value-type="float">
            <text:p>43</text:p>
          </table:table-cell>
          <table:table-cell table:style-name="ce6" table:formula="of:=[.C1467]/[.D$2]" office:value-type="float" office:value="10.6801093643199" calcext:value-type="float">
            <text:p>11</text:p>
          </table:table-cell>
          <table:table-cell table:style-name="ce6" table:formula="of:=[.D1467]*60" office:value-type="float" office:value="640.806561859194" calcext:value-type="float">
            <text:p>641</text:p>
          </table:table-cell>
          <table:table-cell table:style-name="ce6" table:formula="of:=[.E1467]*[.F$2]" office:value-type="float" office:value="1281.61312371839" calcext:value-type="float">
            <text:p>1282</text:p>
          </table:table-cell>
          <table:table-cell table:number-columns-repeated="5"/>
        </table:table-row>
        <table:table-row table:style-name="ro1">
          <table:table-cell table:style-name="ce2" office:value-type="float" office:value="1464" calcext:value-type="float">
            <text:p>1464</text:p>
          </table:table-cell>
          <table:table-cell table:style-name="ce2" table:formula="of:=[.B$2]*[.A1468]*1000" office:value-type="float" office:value="23.424" calcext:value-type="float">
            <text:p>23.424</text:p>
          </table:table-cell>
          <table:table-cell table:style-name="ce6" table:formula="of:=1/([.B1468]/1000)" office:value-type="float" office:value="42.6912568306011" calcext:value-type="float">
            <text:p>43</text:p>
          </table:table-cell>
          <table:table-cell table:style-name="ce6" table:formula="of:=[.C1468]/[.D$2]" office:value-type="float" office:value="10.6728142076503" calcext:value-type="float">
            <text:p>11</text:p>
          </table:table-cell>
          <table:table-cell table:style-name="ce6" table:formula="of:=[.D1468]*60" office:value-type="float" office:value="640.368852459016" calcext:value-type="float">
            <text:p>640</text:p>
          </table:table-cell>
          <table:table-cell table:style-name="ce6" table:formula="of:=[.E1468]*[.F$2]" office:value-type="float" office:value="1280.73770491803" calcext:value-type="float">
            <text:p>1281</text:p>
          </table:table-cell>
          <table:table-cell table:number-columns-repeated="5"/>
        </table:table-row>
        <table:table-row table:style-name="ro1">
          <table:table-cell table:style-name="ce2" office:value-type="float" office:value="1465" calcext:value-type="float">
            <text:p>1465</text:p>
          </table:table-cell>
          <table:table-cell table:style-name="ce2" table:formula="of:=[.B$2]*[.A1469]*1000" office:value-type="float" office:value="23.44" calcext:value-type="float">
            <text:p>23.44</text:p>
          </table:table-cell>
          <table:table-cell table:style-name="ce6" table:formula="of:=1/([.B1469]/1000)" office:value-type="float" office:value="42.6621160409556" calcext:value-type="float">
            <text:p>43</text:p>
          </table:table-cell>
          <table:table-cell table:style-name="ce6" table:formula="of:=[.C1469]/[.D$2]" office:value-type="float" office:value="10.6655290102389" calcext:value-type="float">
            <text:p>11</text:p>
          </table:table-cell>
          <table:table-cell table:style-name="ce6" table:formula="of:=[.D1469]*60" office:value-type="float" office:value="639.931740614334" calcext:value-type="float">
            <text:p>640</text:p>
          </table:table-cell>
          <table:table-cell table:style-name="ce6" table:formula="of:=[.E1469]*[.F$2]" office:value-type="float" office:value="1279.86348122867" calcext:value-type="float">
            <text:p>1280</text:p>
          </table:table-cell>
          <table:table-cell table:number-columns-repeated="5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 table:formula="of:=[.B$2]*[.A1470]*1000" office:value-type="float" office:value="23.456" calcext:value-type="float">
            <text:p>23.456</text:p>
          </table:table-cell>
          <table:table-cell table:style-name="ce6" table:formula="of:=1/([.B1470]/1000)" office:value-type="float" office:value="42.6330150068213" calcext:value-type="float">
            <text:p>43</text:p>
          </table:table-cell>
          <table:table-cell table:style-name="ce6" table:formula="of:=[.C1470]/[.D$2]" office:value-type="float" office:value="10.6582537517053" calcext:value-type="float">
            <text:p>11</text:p>
          </table:table-cell>
          <table:table-cell table:style-name="ce6" table:formula="of:=[.D1470]*60" office:value-type="float" office:value="639.495225102319" calcext:value-type="float">
            <text:p>639</text:p>
          </table:table-cell>
          <table:table-cell table:style-name="ce6" table:formula="of:=[.E1470]*[.F$2]" office:value-type="float" office:value="1278.99045020464" calcext:value-type="float">
            <text:p>1279</text:p>
          </table:table-cell>
          <table:table-cell table:number-columns-repeated="5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2" table:formula="of:=[.B$2]*[.A1471]*1000" office:value-type="float" office:value="23.472" calcext:value-type="float">
            <text:p>23.472</text:p>
          </table:table-cell>
          <table:table-cell table:style-name="ce6" table:formula="of:=1/([.B1471]/1000)" office:value-type="float" office:value="42.6039536468984" calcext:value-type="float">
            <text:p>43</text:p>
          </table:table-cell>
          <table:table-cell table:style-name="ce6" table:formula="of:=[.C1471]/[.D$2]" office:value-type="float" office:value="10.6509884117246" calcext:value-type="float">
            <text:p>11</text:p>
          </table:table-cell>
          <table:table-cell table:style-name="ce6" table:formula="of:=[.D1471]*60" office:value-type="float" office:value="639.059304703477" calcext:value-type="float">
            <text:p>639</text:p>
          </table:table-cell>
          <table:table-cell table:style-name="ce6" table:formula="of:=[.E1471]*[.F$2]" office:value-type="float" office:value="1278.11860940695" calcext:value-type="float">
            <text:p>1278</text:p>
          </table:table-cell>
          <table:table-cell table:number-columns-repeated="5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 table:formula="of:=[.B$2]*[.A1472]*1000" office:value-type="float" office:value="23.488" calcext:value-type="float">
            <text:p>23.488</text:p>
          </table:table-cell>
          <table:table-cell table:style-name="ce6" table:formula="of:=1/([.B1472]/1000)" office:value-type="float" office:value="42.574931880109" calcext:value-type="float">
            <text:p>43</text:p>
          </table:table-cell>
          <table:table-cell table:style-name="ce6" table:formula="of:=[.C1472]/[.D$2]" office:value-type="float" office:value="10.6437329700272" calcext:value-type="float">
            <text:p>11</text:p>
          </table:table-cell>
          <table:table-cell table:style-name="ce6" table:formula="of:=[.D1472]*60" office:value-type="float" office:value="638.623978201635" calcext:value-type="float">
            <text:p>639</text:p>
          </table:table-cell>
          <table:table-cell table:style-name="ce6" table:formula="of:=[.E1472]*[.F$2]" office:value-type="float" office:value="1277.24795640327" calcext:value-type="float">
            <text:p>1277</text:p>
          </table:table-cell>
          <table:table-cell table:number-columns-repeated="5"/>
        </table:table-row>
        <table:table-row table:style-name="ro1">
          <table:table-cell table:style-name="ce2" office:value-type="float" office:value="1469" calcext:value-type="float">
            <text:p>1469</text:p>
          </table:table-cell>
          <table:table-cell table:style-name="ce2" table:formula="of:=[.B$2]*[.A1473]*1000" office:value-type="float" office:value="23.504" calcext:value-type="float">
            <text:p>23.504</text:p>
          </table:table-cell>
          <table:table-cell table:style-name="ce6" table:formula="of:=1/([.B1473]/1000)" office:value-type="float" office:value="42.5459496255956" calcext:value-type="float">
            <text:p>43</text:p>
          </table:table-cell>
          <table:table-cell table:style-name="ce6" table:formula="of:=[.C1473]/[.D$2]" office:value-type="float" office:value="10.6364874063989" calcext:value-type="float">
            <text:p>11</text:p>
          </table:table-cell>
          <table:table-cell table:style-name="ce6" table:formula="of:=[.D1473]*60" office:value-type="float" office:value="638.189244383935" calcext:value-type="float">
            <text:p>638</text:p>
          </table:table-cell>
          <table:table-cell table:style-name="ce6" table:formula="of:=[.E1473]*[.F$2]" office:value-type="float" office:value="1276.37848876787" calcext:value-type="float">
            <text:p>1276</text:p>
          </table:table-cell>
          <table:table-cell table:number-columns-repeated="5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2" table:formula="of:=[.B$2]*[.A1474]*1000" office:value-type="float" office:value="23.52" calcext:value-type="float">
            <text:p>23.52</text:p>
          </table:table-cell>
          <table:table-cell table:style-name="ce6" table:formula="of:=1/([.B1474]/1000)" office:value-type="float" office:value="42.5170068027211" calcext:value-type="float">
            <text:p>43</text:p>
          </table:table-cell>
          <table:table-cell table:style-name="ce6" table:formula="of:=[.C1474]/[.D$2]" office:value-type="float" office:value="10.6292517006803" calcext:value-type="float">
            <text:p>11</text:p>
          </table:table-cell>
          <table:table-cell table:style-name="ce6" table:formula="of:=[.D1474]*60" office:value-type="float" office:value="637.755102040816" calcext:value-type="float">
            <text:p>638</text:p>
          </table:table-cell>
          <table:table-cell table:style-name="ce6" table:formula="of:=[.E1474]*[.F$2]" office:value-type="float" office:value="1275.51020408163" calcext:value-type="float">
            <text:p>1276</text:p>
          </table:table-cell>
          <table:table-cell table:number-columns-repeated="5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2" table:formula="of:=[.B$2]*[.A1475]*1000" office:value-type="float" office:value="23.536" calcext:value-type="float">
            <text:p>23.536</text:p>
          </table:table-cell>
          <table:table-cell table:style-name="ce6" table:formula="of:=1/([.B1475]/1000)" office:value-type="float" office:value="42.4881033310673" calcext:value-type="float">
            <text:p>42</text:p>
          </table:table-cell>
          <table:table-cell table:style-name="ce6" table:formula="of:=[.C1475]/[.D$2]" office:value-type="float" office:value="10.6220258327668" calcext:value-type="float">
            <text:p>11</text:p>
          </table:table-cell>
          <table:table-cell table:style-name="ce6" table:formula="of:=[.D1475]*60" office:value-type="float" office:value="637.32154996601" calcext:value-type="float">
            <text:p>637</text:p>
          </table:table-cell>
          <table:table-cell table:style-name="ce6" table:formula="of:=[.E1475]*[.F$2]" office:value-type="float" office:value="1274.64309993202" calcext:value-type="float">
            <text:p>1275</text:p>
          </table:table-cell>
          <table:table-cell table:number-columns-repeated="5"/>
        </table:table-row>
        <table:table-row table:style-name="ro1">
          <table:table-cell table:style-name="ce2" office:value-type="float" office:value="1472" calcext:value-type="float">
            <text:p>1472</text:p>
          </table:table-cell>
          <table:table-cell table:style-name="ce2" table:formula="of:=[.B$2]*[.A1476]*1000" office:value-type="float" office:value="23.552" calcext:value-type="float">
            <text:p>23.552</text:p>
          </table:table-cell>
          <table:table-cell table:style-name="ce6" table:formula="of:=1/([.B1476]/1000)" office:value-type="float" office:value="42.4592391304348" calcext:value-type="float">
            <text:p>42</text:p>
          </table:table-cell>
          <table:table-cell table:style-name="ce6" table:formula="of:=[.C1476]/[.D$2]" office:value-type="float" office:value="10.6148097826087" calcext:value-type="float">
            <text:p>11</text:p>
          </table:table-cell>
          <table:table-cell table:style-name="ce6" table:formula="of:=[.D1476]*60" office:value-type="float" office:value="636.888586956522" calcext:value-type="float">
            <text:p>637</text:p>
          </table:table-cell>
          <table:table-cell table:style-name="ce6" table:formula="of:=[.E1476]*[.F$2]" office:value-type="float" office:value="1273.77717391304" calcext:value-type="float">
            <text:p>1274</text:p>
          </table:table-cell>
          <table:table-cell table:number-columns-repeated="5"/>
        </table:table-row>
        <table:table-row table:style-name="ro1">
          <table:table-cell table:style-name="ce2" office:value-type="float" office:value="1473" calcext:value-type="float">
            <text:p>1473</text:p>
          </table:table-cell>
          <table:table-cell table:style-name="ce2" table:formula="of:=[.B$2]*[.A1477]*1000" office:value-type="float" office:value="23.568" calcext:value-type="float">
            <text:p>23.568</text:p>
          </table:table-cell>
          <table:table-cell table:style-name="ce6" table:formula="of:=1/([.B1477]/1000)" office:value-type="float" office:value="42.4304141208418" calcext:value-type="float">
            <text:p>42</text:p>
          </table:table-cell>
          <table:table-cell table:style-name="ce6" table:formula="of:=[.C1477]/[.D$2]" office:value-type="float" office:value="10.6076035302105" calcext:value-type="float">
            <text:p>11</text:p>
          </table:table-cell>
          <table:table-cell table:style-name="ce6" table:formula="of:=[.D1477]*60" office:value-type="float" office:value="636.456211812627" calcext:value-type="float">
            <text:p>636</text:p>
          </table:table-cell>
          <table:table-cell table:style-name="ce6" table:formula="of:=[.E1477]*[.F$2]" office:value-type="float" office:value="1272.91242362525" calcext:value-type="float">
            <text:p>1273</text:p>
          </table:table-cell>
          <table:table-cell table:number-columns-repeated="5"/>
        </table:table-row>
        <table:table-row table:style-name="ro1">
          <table:table-cell table:style-name="ce2" office:value-type="float" office:value="1474" calcext:value-type="float">
            <text:p>1474</text:p>
          </table:table-cell>
          <table:table-cell table:style-name="ce2" table:formula="of:=[.B$2]*[.A1478]*1000" office:value-type="float" office:value="23.584" calcext:value-type="float">
            <text:p>23.584</text:p>
          </table:table-cell>
          <table:table-cell table:style-name="ce6" table:formula="of:=1/([.B1478]/1000)" office:value-type="float" office:value="42.4016282225237" calcext:value-type="float">
            <text:p>42</text:p>
          </table:table-cell>
          <table:table-cell table:style-name="ce6" table:formula="of:=[.C1478]/[.D$2]" office:value-type="float" office:value="10.6004070556309" calcext:value-type="float">
            <text:p>11</text:p>
          </table:table-cell>
          <table:table-cell table:style-name="ce6" table:formula="of:=[.D1478]*60" office:value-type="float" office:value="636.024423337856" calcext:value-type="float">
            <text:p>636</text:p>
          </table:table-cell>
          <table:table-cell table:style-name="ce6" table:formula="of:=[.E1478]*[.F$2]" office:value-type="float" office:value="1272.04884667571" calcext:value-type="float">
            <text:p>1272</text:p>
          </table:table-cell>
          <table:table-cell table:number-columns-repeated="5"/>
        </table:table-row>
        <table:table-row table:style-name="ro1">
          <table:table-cell table:style-name="ce2" office:value-type="float" office:value="1475" calcext:value-type="float">
            <text:p>1475</text:p>
          </table:table-cell>
          <table:table-cell table:style-name="ce2" table:formula="of:=[.B$2]*[.A1479]*1000" office:value-type="float" office:value="23.6" calcext:value-type="float">
            <text:p>23.6</text:p>
          </table:table-cell>
          <table:table-cell table:style-name="ce6" table:formula="of:=1/([.B1479]/1000)" office:value-type="float" office:value="42.3728813559322" calcext:value-type="float">
            <text:p>42</text:p>
          </table:table-cell>
          <table:table-cell table:style-name="ce6" table:formula="of:=[.C1479]/[.D$2]" office:value-type="float" office:value="10.5932203389831" calcext:value-type="float">
            <text:p>11</text:p>
          </table:table-cell>
          <table:table-cell table:style-name="ce6" table:formula="of:=[.D1479]*60" office:value-type="float" office:value="635.593220338983" calcext:value-type="float">
            <text:p>636</text:p>
          </table:table-cell>
          <table:table-cell table:style-name="ce6" table:formula="of:=[.E1479]*[.F$2]" office:value-type="float" office:value="1271.18644067797" calcext:value-type="float">
            <text:p>1271</text:p>
          </table:table-cell>
          <table:table-cell table:number-columns-repeated="5"/>
        </table:table-row>
        <table:table-row table:style-name="ro1">
          <table:table-cell table:style-name="ce2" office:value-type="float" office:value="1476" calcext:value-type="float">
            <text:p>1476</text:p>
          </table:table-cell>
          <table:table-cell table:style-name="ce2" table:formula="of:=[.B$2]*[.A1480]*1000" office:value-type="float" office:value="23.616" calcext:value-type="float">
            <text:p>23.616</text:p>
          </table:table-cell>
          <table:table-cell table:style-name="ce6" table:formula="of:=1/([.B1480]/1000)" office:value-type="float" office:value="42.3441734417344" calcext:value-type="float">
            <text:p>42</text:p>
          </table:table-cell>
          <table:table-cell table:style-name="ce6" table:formula="of:=[.C1480]/[.D$2]" office:value-type="float" office:value="10.5860433604336" calcext:value-type="float">
            <text:p>11</text:p>
          </table:table-cell>
          <table:table-cell table:style-name="ce6" table:formula="of:=[.D1480]*60" office:value-type="float" office:value="635.162601626016" calcext:value-type="float">
            <text:p>635</text:p>
          </table:table-cell>
          <table:table-cell table:style-name="ce6" table:formula="of:=[.E1480]*[.F$2]" office:value-type="float" office:value="1270.32520325203" calcext:value-type="float">
            <text:p>1270</text:p>
          </table:table-cell>
          <table:table-cell table:number-columns-repeated="5"/>
        </table:table-row>
        <table:table-row table:style-name="ro1">
          <table:table-cell table:style-name="ce2" office:value-type="float" office:value="1477" calcext:value-type="float">
            <text:p>1477</text:p>
          </table:table-cell>
          <table:table-cell table:style-name="ce2" table:formula="of:=[.B$2]*[.A1481]*1000" office:value-type="float" office:value="23.632" calcext:value-type="float">
            <text:p>23.632</text:p>
          </table:table-cell>
          <table:table-cell table:style-name="ce6" table:formula="of:=1/([.B1481]/1000)" office:value-type="float" office:value="42.3155044008125" calcext:value-type="float">
            <text:p>42</text:p>
          </table:table-cell>
          <table:table-cell table:style-name="ce6" table:formula="of:=[.C1481]/[.D$2]" office:value-type="float" office:value="10.5788761002031" calcext:value-type="float">
            <text:p>11</text:p>
          </table:table-cell>
          <table:table-cell table:style-name="ce6" table:formula="of:=[.D1481]*60" office:value-type="float" office:value="634.732566012187" calcext:value-type="float">
            <text:p>635</text:p>
          </table:table-cell>
          <table:table-cell table:style-name="ce6" table:formula="of:=[.E1481]*[.F$2]" office:value-type="float" office:value="1269.46513202437" calcext:value-type="float">
            <text:p>1269</text:p>
          </table:table-cell>
          <table:table-cell table:number-columns-repeated="5"/>
        </table:table-row>
        <table:table-row table:style-name="ro1">
          <table:table-cell table:style-name="ce2" office:value-type="float" office:value="1478" calcext:value-type="float">
            <text:p>1478</text:p>
          </table:table-cell>
          <table:table-cell table:style-name="ce2" table:formula="of:=[.B$2]*[.A1482]*1000" office:value-type="float" office:value="23.648" calcext:value-type="float">
            <text:p>23.648</text:p>
          </table:table-cell>
          <table:table-cell table:style-name="ce6" table:formula="of:=1/([.B1482]/1000)" office:value-type="float" office:value="42.2868741542625" calcext:value-type="float">
            <text:p>42</text:p>
          </table:table-cell>
          <table:table-cell table:style-name="ce6" table:formula="of:=[.C1482]/[.D$2]" office:value-type="float" office:value="10.5717185385656" calcext:value-type="float">
            <text:p>11</text:p>
          </table:table-cell>
          <table:table-cell table:style-name="ce6" table:formula="of:=[.D1482]*60" office:value-type="float" office:value="634.303112313938" calcext:value-type="float">
            <text:p>634</text:p>
          </table:table-cell>
          <table:table-cell table:style-name="ce6" table:formula="of:=[.E1482]*[.F$2]" office:value-type="float" office:value="1268.60622462788" calcext:value-type="float">
            <text:p>1269</text:p>
          </table:table-cell>
          <table:table-cell table:number-columns-repeated="5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 table:formula="of:=[.B$2]*[.A1483]*1000" office:value-type="float" office:value="23.664" calcext:value-type="float">
            <text:p>23.664</text:p>
          </table:table-cell>
          <table:table-cell table:style-name="ce6" table:formula="of:=1/([.B1483]/1000)" office:value-type="float" office:value="42.2582826233942" calcext:value-type="float">
            <text:p>42</text:p>
          </table:table-cell>
          <table:table-cell table:style-name="ce6" table:formula="of:=[.C1483]/[.D$2]" office:value-type="float" office:value="10.5645706558485" calcext:value-type="float">
            <text:p>11</text:p>
          </table:table-cell>
          <table:table-cell table:style-name="ce6" table:formula="of:=[.D1483]*60" office:value-type="float" office:value="633.874239350913" calcext:value-type="float">
            <text:p>634</text:p>
          </table:table-cell>
          <table:table-cell table:style-name="ce6" table:formula="of:=[.E1483]*[.F$2]" office:value-type="float" office:value="1267.74847870183" calcext:value-type="float">
            <text:p>1268</text:p>
          </table:table-cell>
          <table:table-cell table:number-columns-repeated="5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2" table:formula="of:=[.B$2]*[.A1484]*1000" office:value-type="float" office:value="23.68" calcext:value-type="float">
            <text:p>23.68</text:p>
          </table:table-cell>
          <table:table-cell table:style-name="ce6" table:formula="of:=1/([.B1484]/1000)" office:value-type="float" office:value="42.2297297297297" calcext:value-type="float">
            <text:p>42</text:p>
          </table:table-cell>
          <table:table-cell table:style-name="ce6" table:formula="of:=[.C1484]/[.D$2]" office:value-type="float" office:value="10.5574324324324" calcext:value-type="float">
            <text:p>11</text:p>
          </table:table-cell>
          <table:table-cell table:style-name="ce6" table:formula="of:=[.D1484]*60" office:value-type="float" office:value="633.445945945946" calcext:value-type="float">
            <text:p>633</text:p>
          </table:table-cell>
          <table:table-cell table:style-name="ce6" table:formula="of:=[.E1484]*[.F$2]" office:value-type="float" office:value="1266.89189189189" calcext:value-type="float">
            <text:p>1267</text:p>
          </table:table-cell>
          <table:table-cell table:number-columns-repeated="5"/>
        </table:table-row>
        <table:table-row table:style-name="ro1">
          <table:table-cell table:style-name="ce2" office:value-type="float" office:value="1481" calcext:value-type="float">
            <text:p>1481</text:p>
          </table:table-cell>
          <table:table-cell table:style-name="ce2" table:formula="of:=[.B$2]*[.A1485]*1000" office:value-type="float" office:value="23.696" calcext:value-type="float">
            <text:p>23.696</text:p>
          </table:table-cell>
          <table:table-cell table:style-name="ce6" table:formula="of:=1/([.B1485]/1000)" office:value-type="float" office:value="42.2012153950034" calcext:value-type="float">
            <text:p>42</text:p>
          </table:table-cell>
          <table:table-cell table:style-name="ce6" table:formula="of:=[.C1485]/[.D$2]" office:value-type="float" office:value="10.5503038487508" calcext:value-type="float">
            <text:p>11</text:p>
          </table:table-cell>
          <table:table-cell table:style-name="ce6" table:formula="of:=[.D1485]*60" office:value-type="float" office:value="633.018230925051" calcext:value-type="float">
            <text:p>633</text:p>
          </table:table-cell>
          <table:table-cell table:style-name="ce6" table:formula="of:=[.E1485]*[.F$2]" office:value-type="float" office:value="1266.0364618501" calcext:value-type="float">
            <text:p>1266</text:p>
          </table:table-cell>
          <table:table-cell table:number-columns-repeated="5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2" table:formula="of:=[.B$2]*[.A1486]*1000" office:value-type="float" office:value="23.712" calcext:value-type="float">
            <text:p>23.712</text:p>
          </table:table-cell>
          <table:table-cell table:style-name="ce6" table:formula="of:=1/([.B1486]/1000)" office:value-type="float" office:value="42.1727395411606" calcext:value-type="float">
            <text:p>42</text:p>
          </table:table-cell>
          <table:table-cell table:style-name="ce6" table:formula="of:=[.C1486]/[.D$2]" office:value-type="float" office:value="10.5431848852901" calcext:value-type="float">
            <text:p>11</text:p>
          </table:table-cell>
          <table:table-cell table:style-name="ce6" table:formula="of:=[.D1486]*60" office:value-type="float" office:value="632.591093117409" calcext:value-type="float">
            <text:p>633</text:p>
          </table:table-cell>
          <table:table-cell table:style-name="ce6" table:formula="of:=[.E1486]*[.F$2]" office:value-type="float" office:value="1265.18218623482" calcext:value-type="float">
            <text:p>1265</text:p>
          </table:table-cell>
          <table:table-cell table:number-columns-repeated="5"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2" table:formula="of:=[.B$2]*[.A1487]*1000" office:value-type="float" office:value="23.728" calcext:value-type="float">
            <text:p>23.728</text:p>
          </table:table-cell>
          <table:table-cell table:style-name="ce6" table:formula="of:=1/([.B1487]/1000)" office:value-type="float" office:value="42.1443020903574" calcext:value-type="float">
            <text:p>42</text:p>
          </table:table-cell>
          <table:table-cell table:style-name="ce6" table:formula="of:=[.C1487]/[.D$2]" office:value-type="float" office:value="10.5360755225893" calcext:value-type="float">
            <text:p>11</text:p>
          </table:table-cell>
          <table:table-cell table:style-name="ce6" table:formula="of:=[.D1487]*60" office:value-type="float" office:value="632.164531355361" calcext:value-type="float">
            <text:p>632</text:p>
          </table:table-cell>
          <table:table-cell table:style-name="ce6" table:formula="of:=[.E1487]*[.F$2]" office:value-type="float" office:value="1264.32906271072" calcext:value-type="float">
            <text:p>1264</text:p>
          </table:table-cell>
          <table:table-cell table:number-columns-repeated="5"/>
        </table:table-row>
        <table:table-row table:style-name="ro1">
          <table:table-cell table:style-name="ce2" office:value-type="float" office:value="1484" calcext:value-type="float">
            <text:p>1484</text:p>
          </table:table-cell>
          <table:table-cell table:style-name="ce2" table:formula="of:=[.B$2]*[.A1488]*1000" office:value-type="float" office:value="23.744" calcext:value-type="float">
            <text:p>23.744</text:p>
          </table:table-cell>
          <table:table-cell table:style-name="ce6" table:formula="of:=1/([.B1488]/1000)" office:value-type="float" office:value="42.1159029649596" calcext:value-type="float">
            <text:p>42</text:p>
          </table:table-cell>
          <table:table-cell table:style-name="ce6" table:formula="of:=[.C1488]/[.D$2]" office:value-type="float" office:value="10.5289757412399" calcext:value-type="float">
            <text:p>11</text:p>
          </table:table-cell>
          <table:table-cell table:style-name="ce6" table:formula="of:=[.D1488]*60" office:value-type="float" office:value="631.738544474394" calcext:value-type="float">
            <text:p>632</text:p>
          </table:table-cell>
          <table:table-cell table:style-name="ce6" table:formula="of:=[.E1488]*[.F$2]" office:value-type="float" office:value="1263.47708894879" calcext:value-type="float">
            <text:p>1263</text:p>
          </table:table-cell>
          <table:table-cell table:number-columns-repeated="5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2" table:formula="of:=[.B$2]*[.A1489]*1000" office:value-type="float" office:value="23.76" calcext:value-type="float">
            <text:p>23.76</text:p>
          </table:table-cell>
          <table:table-cell table:style-name="ce6" table:formula="of:=1/([.B1489]/1000)" office:value-type="float" office:value="42.0875420875421" calcext:value-type="float">
            <text:p>42</text:p>
          </table:table-cell>
          <table:table-cell table:style-name="ce6" table:formula="of:=[.C1489]/[.D$2]" office:value-type="float" office:value="10.5218855218855" calcext:value-type="float">
            <text:p>11</text:p>
          </table:table-cell>
          <table:table-cell table:style-name="ce6" table:formula="of:=[.D1489]*60" office:value-type="float" office:value="631.313131313131" calcext:value-type="float">
            <text:p>631</text:p>
          </table:table-cell>
          <table:table-cell table:style-name="ce6" table:formula="of:=[.E1489]*[.F$2]" office:value-type="float" office:value="1262.62626262626" calcext:value-type="float">
            <text:p>1263</text:p>
          </table:table-cell>
          <table:table-cell table:number-columns-repeated="5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2" table:formula="of:=[.B$2]*[.A1490]*1000" office:value-type="float" office:value="23.776" calcext:value-type="float">
            <text:p>23.776</text:p>
          </table:table-cell>
          <table:table-cell table:style-name="ce6" table:formula="of:=1/([.B1490]/1000)" office:value-type="float" office:value="42.0592193808883" calcext:value-type="float">
            <text:p>42</text:p>
          </table:table-cell>
          <table:table-cell table:style-name="ce6" table:formula="of:=[.C1490]/[.D$2]" office:value-type="float" office:value="10.5148048452221" calcext:value-type="float">
            <text:p>11</text:p>
          </table:table-cell>
          <table:table-cell table:style-name="ce6" table:formula="of:=[.D1490]*60" office:value-type="float" office:value="630.888290713324" calcext:value-type="float">
            <text:p>631</text:p>
          </table:table-cell>
          <table:table-cell table:style-name="ce6" table:formula="of:=[.E1490]*[.F$2]" office:value-type="float" office:value="1261.77658142665" calcext:value-type="float">
            <text:p>1262</text:p>
          </table:table-cell>
          <table:table-cell table:number-columns-repeated="5"/>
        </table:table-row>
        <table:table-row table:style-name="ro1">
          <table:table-cell table:style-name="ce2" office:value-type="float" office:value="1487" calcext:value-type="float">
            <text:p>1487</text:p>
          </table:table-cell>
          <table:table-cell table:style-name="ce2" table:formula="of:=[.B$2]*[.A1491]*1000" office:value-type="float" office:value="23.792" calcext:value-type="float">
            <text:p>23.792</text:p>
          </table:table-cell>
          <table:table-cell table:style-name="ce6" table:formula="of:=1/([.B1491]/1000)" office:value-type="float" office:value="42.0309347679892" calcext:value-type="float">
            <text:p>42</text:p>
          </table:table-cell>
          <table:table-cell table:style-name="ce6" table:formula="of:=[.C1491]/[.D$2]" office:value-type="float" office:value="10.5077336919973" calcext:value-type="float">
            <text:p>11</text:p>
          </table:table-cell>
          <table:table-cell table:style-name="ce6" table:formula="of:=[.D1491]*60" office:value-type="float" office:value="630.464021519839" calcext:value-type="float">
            <text:p>630</text:p>
          </table:table-cell>
          <table:table-cell table:style-name="ce6" table:formula="of:=[.E1491]*[.F$2]" office:value-type="float" office:value="1260.92804303968" calcext:value-type="float">
            <text:p>1261</text:p>
          </table:table-cell>
          <table:table-cell table:number-columns-repeated="5"/>
        </table:table-row>
        <table:table-row table:style-name="ro1">
          <table:table-cell table:style-name="ce2" office:value-type="float" office:value="1488" calcext:value-type="float">
            <text:p>1488</text:p>
          </table:table-cell>
          <table:table-cell table:style-name="ce2" table:formula="of:=[.B$2]*[.A1492]*1000" office:value-type="float" office:value="23.808" calcext:value-type="float">
            <text:p>23.808</text:p>
          </table:table-cell>
          <table:table-cell table:style-name="ce6" table:formula="of:=1/([.B1492]/1000)" office:value-type="float" office:value="42.002688172043" calcext:value-type="float">
            <text:p>42</text:p>
          </table:table-cell>
          <table:table-cell table:style-name="ce6" table:formula="of:=[.C1492]/[.D$2]" office:value-type="float" office:value="10.5006720430108" calcext:value-type="float">
            <text:p>11</text:p>
          </table:table-cell>
          <table:table-cell table:style-name="ce6" table:formula="of:=[.D1492]*60" office:value-type="float" office:value="630.040322580645" calcext:value-type="float">
            <text:p>630</text:p>
          </table:table-cell>
          <table:table-cell table:style-name="ce6" table:formula="of:=[.E1492]*[.F$2]" office:value-type="float" office:value="1260.08064516129" calcext:value-type="float">
            <text:p>1260</text:p>
          </table:table-cell>
          <table:table-cell table:number-columns-repeated="5"/>
        </table:table-row>
        <table:table-row table:style-name="ro1">
          <table:table-cell table:style-name="ce2" office:value-type="float" office:value="1489" calcext:value-type="float">
            <text:p>1489</text:p>
          </table:table-cell>
          <table:table-cell table:style-name="ce2" table:formula="of:=[.B$2]*[.A1493]*1000" office:value-type="float" office:value="23.824" calcext:value-type="float">
            <text:p>23.824</text:p>
          </table:table-cell>
          <table:table-cell table:style-name="ce6" table:formula="of:=1/([.B1493]/1000)" office:value-type="float" office:value="41.974479516454" calcext:value-type="float">
            <text:p>42</text:p>
          </table:table-cell>
          <table:table-cell table:style-name="ce6" table:formula="of:=[.C1493]/[.D$2]" office:value-type="float" office:value="10.4936198791135" calcext:value-type="float">
            <text:p>10</text:p>
          </table:table-cell>
          <table:table-cell table:style-name="ce6" table:formula="of:=[.D1493]*60" office:value-type="float" office:value="629.61719274681" calcext:value-type="float">
            <text:p>630</text:p>
          </table:table-cell>
          <table:table-cell table:style-name="ce6" table:formula="of:=[.E1493]*[.F$2]" office:value-type="float" office:value="1259.23438549362" calcext:value-type="float">
            <text:p>1259</text:p>
          </table:table-cell>
          <table:table-cell table:number-columns-repeated="5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2" table:formula="of:=[.B$2]*[.A1494]*1000" office:value-type="float" office:value="23.84" calcext:value-type="float">
            <text:p>23.84</text:p>
          </table:table-cell>
          <table:table-cell table:style-name="ce6" table:formula="of:=1/([.B1494]/1000)" office:value-type="float" office:value="41.9463087248322" calcext:value-type="float">
            <text:p>42</text:p>
          </table:table-cell>
          <table:table-cell table:style-name="ce6" table:formula="of:=[.C1494]/[.D$2]" office:value-type="float" office:value="10.4865771812081" calcext:value-type="float">
            <text:p>10</text:p>
          </table:table-cell>
          <table:table-cell table:style-name="ce6" table:formula="of:=[.D1494]*60" office:value-type="float" office:value="629.194630872483" calcext:value-type="float">
            <text:p>629</text:p>
          </table:table-cell>
          <table:table-cell table:style-name="ce6" table:formula="of:=[.E1494]*[.F$2]" office:value-type="float" office:value="1258.38926174497" calcext:value-type="float">
            <text:p>1258</text:p>
          </table:table-cell>
          <table:table-cell table:number-columns-repeated="5"/>
        </table:table-row>
        <table:table-row table:style-name="ro1">
          <table:table-cell table:style-name="ce2" office:value-type="float" office:value="1491" calcext:value-type="float">
            <text:p>1491</text:p>
          </table:table-cell>
          <table:table-cell table:style-name="ce2" table:formula="of:=[.B$2]*[.A1495]*1000" office:value-type="float" office:value="23.856" calcext:value-type="float">
            <text:p>23.856</text:p>
          </table:table-cell>
          <table:table-cell table:style-name="ce6" table:formula="of:=1/([.B1495]/1000)" office:value-type="float" office:value="41.9181757209926" calcext:value-type="float">
            <text:p>42</text:p>
          </table:table-cell>
          <table:table-cell table:style-name="ce6" table:formula="of:=[.C1495]/[.D$2]" office:value-type="float" office:value="10.4795439302482" calcext:value-type="float">
            <text:p>10</text:p>
          </table:table-cell>
          <table:table-cell table:style-name="ce6" table:formula="of:=[.D1495]*60" office:value-type="float" office:value="628.772635814889" calcext:value-type="float">
            <text:p>629</text:p>
          </table:table-cell>
          <table:table-cell table:style-name="ce6" table:formula="of:=[.E1495]*[.F$2]" office:value-type="float" office:value="1257.54527162978" calcext:value-type="float">
            <text:p>1258</text:p>
          </table:table-cell>
          <table:table-cell table:number-columns-repeated="5"/>
        </table:table-row>
        <table:table-row table:style-name="ro1">
          <table:table-cell table:style-name="ce2" office:value-type="float" office:value="1492" calcext:value-type="float">
            <text:p>1492</text:p>
          </table:table-cell>
          <table:table-cell table:style-name="ce2" table:formula="of:=[.B$2]*[.A1496]*1000" office:value-type="float" office:value="23.872" calcext:value-type="float">
            <text:p>23.872</text:p>
          </table:table-cell>
          <table:table-cell table:style-name="ce6" table:formula="of:=1/([.B1496]/1000)" office:value-type="float" office:value="41.8900804289544" calcext:value-type="float">
            <text:p>42</text:p>
          </table:table-cell>
          <table:table-cell table:style-name="ce6" table:formula="of:=[.C1496]/[.D$2]" office:value-type="float" office:value="10.4725201072386" calcext:value-type="float">
            <text:p>10</text:p>
          </table:table-cell>
          <table:table-cell table:style-name="ce6" table:formula="of:=[.D1496]*60" office:value-type="float" office:value="628.351206434316" calcext:value-type="float">
            <text:p>628</text:p>
          </table:table-cell>
          <table:table-cell table:style-name="ce6" table:formula="of:=[.E1496]*[.F$2]" office:value-type="float" office:value="1256.70241286863" calcext:value-type="float">
            <text:p>1257</text:p>
          </table:table-cell>
          <table:table-cell table:number-columns-repeated="5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2" table:formula="of:=[.B$2]*[.A1497]*1000" office:value-type="float" office:value="23.888" calcext:value-type="float">
            <text:p>23.888</text:p>
          </table:table-cell>
          <table:table-cell table:style-name="ce6" table:formula="of:=1/([.B1497]/1000)" office:value-type="float" office:value="41.8620227729404" calcext:value-type="float">
            <text:p>42</text:p>
          </table:table-cell>
          <table:table-cell table:style-name="ce6" table:formula="of:=[.C1497]/[.D$2]" office:value-type="float" office:value="10.4655056932351" calcext:value-type="float">
            <text:p>10</text:p>
          </table:table-cell>
          <table:table-cell table:style-name="ce6" table:formula="of:=[.D1497]*60" office:value-type="float" office:value="627.930341594106" calcext:value-type="float">
            <text:p>628</text:p>
          </table:table-cell>
          <table:table-cell table:style-name="ce6" table:formula="of:=[.E1497]*[.F$2]" office:value-type="float" office:value="1255.86068318821" calcext:value-type="float">
            <text:p>1256</text:p>
          </table:table-cell>
          <table:table-cell table:number-columns-repeated="5"/>
        </table:table-row>
        <table:table-row table:style-name="ro1">
          <table:table-cell table:style-name="ce2" office:value-type="float" office:value="1494" calcext:value-type="float">
            <text:p>1494</text:p>
          </table:table-cell>
          <table:table-cell table:style-name="ce2" table:formula="of:=[.B$2]*[.A1498]*1000" office:value-type="float" office:value="23.904" calcext:value-type="float">
            <text:p>23.904</text:p>
          </table:table-cell>
          <table:table-cell table:style-name="ce6" table:formula="of:=1/([.B1498]/1000)" office:value-type="float" office:value="41.8340026773762" calcext:value-type="float">
            <text:p>42</text:p>
          </table:table-cell>
          <table:table-cell table:style-name="ce6" table:formula="of:=[.C1498]/[.D$2]" office:value-type="float" office:value="10.458500669344" calcext:value-type="float">
            <text:p>10</text:p>
          </table:table-cell>
          <table:table-cell table:style-name="ce6" table:formula="of:=[.D1498]*60" office:value-type="float" office:value="627.510040160643" calcext:value-type="float">
            <text:p>628</text:p>
          </table:table-cell>
          <table:table-cell table:style-name="ce6" table:formula="of:=[.E1498]*[.F$2]" office:value-type="float" office:value="1255.02008032129" calcext:value-type="float">
            <text:p>1255</text:p>
          </table:table-cell>
          <table:table-cell table:number-columns-repeated="5"/>
        </table:table-row>
        <table:table-row table:style-name="ro1">
          <table:table-cell table:style-name="ce2" office:value-type="float" office:value="1495" calcext:value-type="float">
            <text:p>1495</text:p>
          </table:table-cell>
          <table:table-cell table:style-name="ce2" table:formula="of:=[.B$2]*[.A1499]*1000" office:value-type="float" office:value="23.92" calcext:value-type="float">
            <text:p>23.92</text:p>
          </table:table-cell>
          <table:table-cell table:style-name="ce6" table:formula="of:=1/([.B1499]/1000)" office:value-type="float" office:value="41.8060200668896" calcext:value-type="float">
            <text:p>42</text:p>
          </table:table-cell>
          <table:table-cell table:style-name="ce6" table:formula="of:=[.C1499]/[.D$2]" office:value-type="float" office:value="10.4515050167224" calcext:value-type="float">
            <text:p>10</text:p>
          </table:table-cell>
          <table:table-cell table:style-name="ce6" table:formula="of:=[.D1499]*60" office:value-type="float" office:value="627.090301003344" calcext:value-type="float">
            <text:p>627</text:p>
          </table:table-cell>
          <table:table-cell table:style-name="ce6" table:formula="of:=[.E1499]*[.F$2]" office:value-type="float" office:value="1254.18060200669" calcext:value-type="float">
            <text:p>1254</text:p>
          </table:table-cell>
          <table:table-cell table:number-columns-repeated="5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2" table:formula="of:=[.B$2]*[.A1500]*1000" office:value-type="float" office:value="23.936" calcext:value-type="float">
            <text:p>23.936</text:p>
          </table:table-cell>
          <table:table-cell table:style-name="ce6" table:formula="of:=1/([.B1500]/1000)" office:value-type="float" office:value="41.7780748663102" calcext:value-type="float">
            <text:p>42</text:p>
          </table:table-cell>
          <table:table-cell table:style-name="ce6" table:formula="of:=[.C1500]/[.D$2]" office:value-type="float" office:value="10.4445187165775" calcext:value-type="float">
            <text:p>10</text:p>
          </table:table-cell>
          <table:table-cell table:style-name="ce6" table:formula="of:=[.D1500]*60" office:value-type="float" office:value="626.671122994653" calcext:value-type="float">
            <text:p>627</text:p>
          </table:table-cell>
          <table:table-cell table:style-name="ce6" table:formula="of:=[.E1500]*[.F$2]" office:value-type="float" office:value="1253.3422459893" calcext:value-type="float">
            <text:p>1253</text:p>
          </table:table-cell>
          <table:table-cell table:number-columns-repeated="5"/>
        </table:table-row>
        <table:table-row table:style-name="ro1">
          <table:table-cell table:style-name="ce2" office:value-type="float" office:value="1497" calcext:value-type="float">
            <text:p>1497</text:p>
          </table:table-cell>
          <table:table-cell table:style-name="ce2" table:formula="of:=[.B$2]*[.A1501]*1000" office:value-type="float" office:value="23.952" calcext:value-type="float">
            <text:p>23.952</text:p>
          </table:table-cell>
          <table:table-cell table:style-name="ce6" table:formula="of:=1/([.B1501]/1000)" office:value-type="float" office:value="41.750167000668" calcext:value-type="float">
            <text:p>42</text:p>
          </table:table-cell>
          <table:table-cell table:style-name="ce6" table:formula="of:=[.C1501]/[.D$2]" office:value-type="float" office:value="10.437541750167" calcext:value-type="float">
            <text:p>10</text:p>
          </table:table-cell>
          <table:table-cell table:style-name="ce6" table:formula="of:=[.D1501]*60" office:value-type="float" office:value="626.25250501002" calcext:value-type="float">
            <text:p>626</text:p>
          </table:table-cell>
          <table:table-cell table:style-name="ce6" table:formula="of:=[.E1501]*[.F$2]" office:value-type="float" office:value="1252.50501002004" calcext:value-type="float">
            <text:p>1253</text:p>
          </table:table-cell>
          <table:table-cell table:number-columns-repeated="5"/>
        </table:table-row>
        <table:table-row table:style-name="ro1">
          <table:table-cell table:style-name="ce2" office:value-type="float" office:value="1498" calcext:value-type="float">
            <text:p>1498</text:p>
          </table:table-cell>
          <table:table-cell table:style-name="ce2" table:formula="of:=[.B$2]*[.A1502]*1000" office:value-type="float" office:value="23.968" calcext:value-type="float">
            <text:p>23.968</text:p>
          </table:table-cell>
          <table:table-cell table:style-name="ce6" table:formula="of:=1/([.B1502]/1000)" office:value-type="float" office:value="41.7222963951936" calcext:value-type="float">
            <text:p>42</text:p>
          </table:table-cell>
          <table:table-cell table:style-name="ce6" table:formula="of:=[.C1502]/[.D$2]" office:value-type="float" office:value="10.4305740987984" calcext:value-type="float">
            <text:p>10</text:p>
          </table:table-cell>
          <table:table-cell table:style-name="ce6" table:formula="of:=[.D1502]*60" office:value-type="float" office:value="625.834445927904" calcext:value-type="float">
            <text:p>626</text:p>
          </table:table-cell>
          <table:table-cell table:style-name="ce6" table:formula="of:=[.E1502]*[.F$2]" office:value-type="float" office:value="1251.66889185581" calcext:value-type="float">
            <text:p>1252</text:p>
          </table:table-cell>
          <table:table-cell table:number-columns-repeated="5"/>
        </table:table-row>
        <table:table-row table:style-name="ro1">
          <table:table-cell table:style-name="ce2" office:value-type="float" office:value="1499" calcext:value-type="float">
            <text:p>1499</text:p>
          </table:table-cell>
          <table:table-cell table:style-name="ce2" table:formula="of:=[.B$2]*[.A1503]*1000" office:value-type="float" office:value="23.984" calcext:value-type="float">
            <text:p>23.984</text:p>
          </table:table-cell>
          <table:table-cell table:style-name="ce6" table:formula="of:=1/([.B1503]/1000)" office:value-type="float" office:value="41.6944629753169" calcext:value-type="float">
            <text:p>42</text:p>
          </table:table-cell>
          <table:table-cell table:style-name="ce6" table:formula="of:=[.C1503]/[.D$2]" office:value-type="float" office:value="10.4236157438292" calcext:value-type="float">
            <text:p>10</text:p>
          </table:table-cell>
          <table:table-cell table:style-name="ce6" table:formula="of:=[.D1503]*60" office:value-type="float" office:value="625.416944629753" calcext:value-type="float">
            <text:p>625</text:p>
          </table:table-cell>
          <table:table-cell table:style-name="ce6" table:formula="of:=[.E1503]*[.F$2]" office:value-type="float" office:value="1250.83388925951" calcext:value-type="float">
            <text:p>1251</text:p>
          </table:table-cell>
          <table:table-cell table:number-columns-repeated="5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 table:formula="of:=[.B$2]*[.A1504]*1000" office:value-type="float" office:value="24" calcext:value-type="float">
            <text:p>24</text:p>
          </table:table-cell>
          <table:table-cell table:style-name="ce6" table:formula="of:=1/([.B1504]/1000)" office:value-type="float" office:value="41.6666666666667" calcext:value-type="float">
            <text:p>42</text:p>
          </table:table-cell>
          <table:table-cell table:style-name="ce6" table:formula="of:=[.C1504]/[.D$2]" office:value-type="float" office:value="10.4166666666667" calcext:value-type="float">
            <text:p>10</text:p>
          </table:table-cell>
          <table:table-cell table:style-name="ce6" table:formula="of:=[.D1504]*60" office:value-type="float" office:value="625" calcext:value-type="float">
            <text:p>625</text:p>
          </table:table-cell>
          <table:table-cell table:style-name="ce6" table:formula="of:=[.E1504]*[.F$2]" office:value-type="float" office:value="1250" calcext:value-type="float">
            <text:p>1250</text:p>
          </table:table-cell>
          <table:table-cell table:number-columns-repeated="5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2" table:formula="of:=[.B$2]*[.A1505]*1000" office:value-type="float" office:value="24.016" calcext:value-type="float">
            <text:p>24.016</text:p>
          </table:table-cell>
          <table:table-cell table:style-name="ce6" table:formula="of:=1/([.B1505]/1000)" office:value-type="float" office:value="41.63890739507" calcext:value-type="float">
            <text:p>42</text:p>
          </table:table-cell>
          <table:table-cell table:style-name="ce6" table:formula="of:=[.C1505]/[.D$2]" office:value-type="float" office:value="10.4097268487675" calcext:value-type="float">
            <text:p>10</text:p>
          </table:table-cell>
          <table:table-cell table:style-name="ce6" table:formula="of:=[.D1505]*60" office:value-type="float" office:value="624.583610926049" calcext:value-type="float">
            <text:p>625</text:p>
          </table:table-cell>
          <table:table-cell table:style-name="ce6" table:formula="of:=[.E1505]*[.F$2]" office:value-type="float" office:value="1249.1672218521" calcext:value-type="float">
            <text:p>1249</text:p>
          </table:table-cell>
          <table:table-cell table:number-columns-repeated="5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2" table:formula="of:=[.B$2]*[.A1506]*1000" office:value-type="float" office:value="24.032" calcext:value-type="float">
            <text:p>24.032</text:p>
          </table:table-cell>
          <table:table-cell table:style-name="ce6" table:formula="of:=1/([.B1506]/1000)" office:value-type="float" office:value="41.6111850865513" calcext:value-type="float">
            <text:p>42</text:p>
          </table:table-cell>
          <table:table-cell table:style-name="ce6" table:formula="of:=[.C1506]/[.D$2]" office:value-type="float" office:value="10.4027962716378" calcext:value-type="float">
            <text:p>10</text:p>
          </table:table-cell>
          <table:table-cell table:style-name="ce6" table:formula="of:=[.D1506]*60" office:value-type="float" office:value="624.167776298269" calcext:value-type="float">
            <text:p>624</text:p>
          </table:table-cell>
          <table:table-cell table:style-name="ce6" table:formula="of:=[.E1506]*[.F$2]" office:value-type="float" office:value="1248.33555259654" calcext:value-type="float">
            <text:p>1248</text:p>
          </table:table-cell>
          <table:table-cell table:number-columns-repeated="5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2" table:formula="of:=[.B$2]*[.A1507]*1000" office:value-type="float" office:value="24.048" calcext:value-type="float">
            <text:p>24.048</text:p>
          </table:table-cell>
          <table:table-cell table:style-name="ce6" table:formula="of:=1/([.B1507]/1000)" office:value-type="float" office:value="41.583499667332" calcext:value-type="float">
            <text:p>42</text:p>
          </table:table-cell>
          <table:table-cell table:style-name="ce6" table:formula="of:=[.C1507]/[.D$2]" office:value-type="float" office:value="10.395874916833" calcext:value-type="float">
            <text:p>10</text:p>
          </table:table-cell>
          <table:table-cell table:style-name="ce6" table:formula="of:=[.D1507]*60" office:value-type="float" office:value="623.75249500998" calcext:value-type="float">
            <text:p>624</text:p>
          </table:table-cell>
          <table:table-cell table:style-name="ce6" table:formula="of:=[.E1507]*[.F$2]" office:value-type="float" office:value="1247.50499001996" calcext:value-type="float">
            <text:p>1248</text:p>
          </table:table-cell>
          <table:table-cell table:number-columns-repeated="5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2" table:formula="of:=[.B$2]*[.A1508]*1000" office:value-type="float" office:value="24.064" calcext:value-type="float">
            <text:p>24.064</text:p>
          </table:table-cell>
          <table:table-cell table:style-name="ce6" table:formula="of:=1/([.B1508]/1000)" office:value-type="float" office:value="41.5558510638298" calcext:value-type="float">
            <text:p>42</text:p>
          </table:table-cell>
          <table:table-cell table:style-name="ce6" table:formula="of:=[.C1508]/[.D$2]" office:value-type="float" office:value="10.3889627659574" calcext:value-type="float">
            <text:p>10</text:p>
          </table:table-cell>
          <table:table-cell table:style-name="ce6" table:formula="of:=[.D1508]*60" office:value-type="float" office:value="623.337765957447" calcext:value-type="float">
            <text:p>623</text:p>
          </table:table-cell>
          <table:table-cell table:style-name="ce6" table:formula="of:=[.E1508]*[.F$2]" office:value-type="float" office:value="1246.67553191489" calcext:value-type="float">
            <text:p>1247</text:p>
          </table:table-cell>
          <table:table-cell table:number-columns-repeated="5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2" table:formula="of:=[.B$2]*[.A1509]*1000" office:value-type="float" office:value="24.08" calcext:value-type="float">
            <text:p>24.08</text:p>
          </table:table-cell>
          <table:table-cell table:style-name="ce6" table:formula="of:=1/([.B1509]/1000)" office:value-type="float" office:value="41.5282392026578" calcext:value-type="float">
            <text:p>42</text:p>
          </table:table-cell>
          <table:table-cell table:style-name="ce6" table:formula="of:=[.C1509]/[.D$2]" office:value-type="float" office:value="10.3820598006645" calcext:value-type="float">
            <text:p>10</text:p>
          </table:table-cell>
          <table:table-cell table:style-name="ce6" table:formula="of:=[.D1509]*60" office:value-type="float" office:value="622.923588039867" calcext:value-type="float">
            <text:p>623</text:p>
          </table:table-cell>
          <table:table-cell table:style-name="ce6" table:formula="of:=[.E1509]*[.F$2]" office:value-type="float" office:value="1245.84717607973" calcext:value-type="float">
            <text:p>1246</text:p>
          </table:table-cell>
          <table:table-cell table:number-columns-repeated="5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2" table:formula="of:=[.B$2]*[.A1510]*1000" office:value-type="float" office:value="24.096" calcext:value-type="float">
            <text:p>24.096</text:p>
          </table:table-cell>
          <table:table-cell table:style-name="ce6" table:formula="of:=1/([.B1510]/1000)" office:value-type="float" office:value="41.5006640106242" calcext:value-type="float">
            <text:p>42</text:p>
          </table:table-cell>
          <table:table-cell table:style-name="ce6" table:formula="of:=[.C1510]/[.D$2]" office:value-type="float" office:value="10.375166002656" calcext:value-type="float">
            <text:p>10</text:p>
          </table:table-cell>
          <table:table-cell table:style-name="ce6" table:formula="of:=[.D1510]*60" office:value-type="float" office:value="622.509960159363" calcext:value-type="float">
            <text:p>623</text:p>
          </table:table-cell>
          <table:table-cell table:style-name="ce6" table:formula="of:=[.E1510]*[.F$2]" office:value-type="float" office:value="1245.01992031873" calcext:value-type="float">
            <text:p>1245</text:p>
          </table:table-cell>
          <table:table-cell table:number-columns-repeated="5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2" table:formula="of:=[.B$2]*[.A1511]*1000" office:value-type="float" office:value="24.112" calcext:value-type="float">
            <text:p>24.112</text:p>
          </table:table-cell>
          <table:table-cell table:style-name="ce6" table:formula="of:=1/([.B1511]/1000)" office:value-type="float" office:value="41.4731254147313" calcext:value-type="float">
            <text:p>41</text:p>
          </table:table-cell>
          <table:table-cell table:style-name="ce6" table:formula="of:=[.C1511]/[.D$2]" office:value-type="float" office:value="10.3682813536828" calcext:value-type="float">
            <text:p>10</text:p>
          </table:table-cell>
          <table:table-cell table:style-name="ce6" table:formula="of:=[.D1511]*60" office:value-type="float" office:value="622.096881220969" calcext:value-type="float">
            <text:p>622</text:p>
          </table:table-cell>
          <table:table-cell table:style-name="ce6" table:formula="of:=[.E1511]*[.F$2]" office:value-type="float" office:value="1244.19376244194" calcext:value-type="float">
            <text:p>1244</text:p>
          </table:table-cell>
          <table:table-cell table:number-columns-repeated="5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2" table:formula="of:=[.B$2]*[.A1512]*1000" office:value-type="float" office:value="24.128" calcext:value-type="float">
            <text:p>24.128</text:p>
          </table:table-cell>
          <table:table-cell table:style-name="ce6" table:formula="of:=1/([.B1512]/1000)" office:value-type="float" office:value="41.4456233421751" calcext:value-type="float">
            <text:p>41</text:p>
          </table:table-cell>
          <table:table-cell table:style-name="ce6" table:formula="of:=[.C1512]/[.D$2]" office:value-type="float" office:value="10.3614058355438" calcext:value-type="float">
            <text:p>10</text:p>
          </table:table-cell>
          <table:table-cell table:style-name="ce6" table:formula="of:=[.D1512]*60" office:value-type="float" office:value="621.684350132626" calcext:value-type="float">
            <text:p>622</text:p>
          </table:table-cell>
          <table:table-cell table:style-name="ce6" table:formula="of:=[.E1512]*[.F$2]" office:value-type="float" office:value="1243.36870026525" calcext:value-type="float">
            <text:p>1243</text:p>
          </table:table-cell>
          <table:table-cell table:number-columns-repeated="5"/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2" table:formula="of:=[.B$2]*[.A1513]*1000" office:value-type="float" office:value="24.144" calcext:value-type="float">
            <text:p>24.144</text:p>
          </table:table-cell>
          <table:table-cell table:style-name="ce6" table:formula="of:=1/([.B1513]/1000)" office:value-type="float" office:value="41.4181577203446" calcext:value-type="float">
            <text:p>41</text:p>
          </table:table-cell>
          <table:table-cell table:style-name="ce6" table:formula="of:=[.C1513]/[.D$2]" office:value-type="float" office:value="10.3545394300862" calcext:value-type="float">
            <text:p>10</text:p>
          </table:table-cell>
          <table:table-cell table:style-name="ce6" table:formula="of:=[.D1513]*60" office:value-type="float" office:value="621.272365805169" calcext:value-type="float">
            <text:p>621</text:p>
          </table:table-cell>
          <table:table-cell table:style-name="ce6" table:formula="of:=[.E1513]*[.F$2]" office:value-type="float" office:value="1242.54473161034" calcext:value-type="float">
            <text:p>1243</text:p>
          </table:table-cell>
          <table:table-cell table:number-columns-repeated="5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2" table:formula="of:=[.B$2]*[.A1514]*1000" office:value-type="float" office:value="24.16" calcext:value-type="float">
            <text:p>24.16</text:p>
          </table:table-cell>
          <table:table-cell table:style-name="ce6" table:formula="of:=1/([.B1514]/1000)" office:value-type="float" office:value="41.3907284768212" calcext:value-type="float">
            <text:p>41</text:p>
          </table:table-cell>
          <table:table-cell table:style-name="ce6" table:formula="of:=[.C1514]/[.D$2]" office:value-type="float" office:value="10.3476821192053" calcext:value-type="float">
            <text:p>10</text:p>
          </table:table-cell>
          <table:table-cell table:style-name="ce6" table:formula="of:=[.D1514]*60" office:value-type="float" office:value="620.860927152318" calcext:value-type="float">
            <text:p>621</text:p>
          </table:table-cell>
          <table:table-cell table:style-name="ce6" table:formula="of:=[.E1514]*[.F$2]" office:value-type="float" office:value="1241.72185430464" calcext:value-type="float">
            <text:p>1242</text:p>
          </table:table-cell>
          <table:table-cell table:number-columns-repeated="5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 table:formula="of:=[.B$2]*[.A1515]*1000" office:value-type="float" office:value="24.176" calcext:value-type="float">
            <text:p>24.176</text:p>
          </table:table-cell>
          <table:table-cell table:style-name="ce6" table:formula="of:=1/([.B1515]/1000)" office:value-type="float" office:value="41.3633355393779" calcext:value-type="float">
            <text:p>41</text:p>
          </table:table-cell>
          <table:table-cell table:style-name="ce6" table:formula="of:=[.C1515]/[.D$2]" office:value-type="float" office:value="10.3408338848445" calcext:value-type="float">
            <text:p>10</text:p>
          </table:table-cell>
          <table:table-cell table:style-name="ce6" table:formula="of:=[.D1515]*60" office:value-type="float" office:value="620.450033090668" calcext:value-type="float">
            <text:p>620</text:p>
          </table:table-cell>
          <table:table-cell table:style-name="ce6" table:formula="of:=[.E1515]*[.F$2]" office:value-type="float" office:value="1240.90006618134" calcext:value-type="float">
            <text:p>1241</text:p>
          </table:table-cell>
          <table:table-cell table:number-columns-repeated="5"/>
        </table:table-row>
        <table:table-row table:style-name="ro1">
          <table:table-cell table:style-name="ce2" office:value-type="float" office:value="1512" calcext:value-type="float">
            <text:p>1512</text:p>
          </table:table-cell>
          <table:table-cell table:style-name="ce2" table:formula="of:=[.B$2]*[.A1516]*1000" office:value-type="float" office:value="24.192" calcext:value-type="float">
            <text:p>24.192</text:p>
          </table:table-cell>
          <table:table-cell table:style-name="ce6" table:formula="of:=1/([.B1516]/1000)" office:value-type="float" office:value="41.3359788359788" calcext:value-type="float">
            <text:p>41</text:p>
          </table:table-cell>
          <table:table-cell table:style-name="ce6" table:formula="of:=[.C1516]/[.D$2]" office:value-type="float" office:value="10.3339947089947" calcext:value-type="float">
            <text:p>10</text:p>
          </table:table-cell>
          <table:table-cell table:style-name="ce6" table:formula="of:=[.D1516]*60" office:value-type="float" office:value="620.039682539683" calcext:value-type="float">
            <text:p>620</text:p>
          </table:table-cell>
          <table:table-cell table:style-name="ce6" table:formula="of:=[.E1516]*[.F$2]" office:value-type="float" office:value="1240.07936507937" calcext:value-type="float">
            <text:p>1240</text:p>
          </table:table-cell>
          <table:table-cell table:number-columns-repeated="5"/>
        </table:table-row>
        <table:table-row table:style-name="ro1">
          <table:table-cell table:style-name="ce2" office:value-type="float" office:value="1513" calcext:value-type="float">
            <text:p>1513</text:p>
          </table:table-cell>
          <table:table-cell table:style-name="ce2" table:formula="of:=[.B$2]*[.A1517]*1000" office:value-type="float" office:value="24.208" calcext:value-type="float">
            <text:p>24.208</text:p>
          </table:table-cell>
          <table:table-cell table:style-name="ce6" table:formula="of:=1/([.B1517]/1000)" office:value-type="float" office:value="41.3086582947786" calcext:value-type="float">
            <text:p>41</text:p>
          </table:table-cell>
          <table:table-cell table:style-name="ce6" table:formula="of:=[.C1517]/[.D$2]" office:value-type="float" office:value="10.3271645736946" calcext:value-type="float">
            <text:p>10</text:p>
          </table:table-cell>
          <table:table-cell table:style-name="ce6" table:formula="of:=[.D1517]*60" office:value-type="float" office:value="619.629874421679" calcext:value-type="float">
            <text:p>620</text:p>
          </table:table-cell>
          <table:table-cell table:style-name="ce6" table:formula="of:=[.E1517]*[.F$2]" office:value-type="float" office:value="1239.25974884336" calcext:value-type="float">
            <text:p>1239</text:p>
          </table:table-cell>
          <table:table-cell table:number-columns-repeated="5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2" table:formula="of:=[.B$2]*[.A1518]*1000" office:value-type="float" office:value="24.224" calcext:value-type="float">
            <text:p>24.224</text:p>
          </table:table-cell>
          <table:table-cell table:style-name="ce6" table:formula="of:=1/([.B1518]/1000)" office:value-type="float" office:value="41.2813738441215" calcext:value-type="float">
            <text:p>41</text:p>
          </table:table-cell>
          <table:table-cell table:style-name="ce6" table:formula="of:=[.C1518]/[.D$2]" office:value-type="float" office:value="10.3203434610304" calcext:value-type="float">
            <text:p>10</text:p>
          </table:table-cell>
          <table:table-cell table:style-name="ce6" table:formula="of:=[.D1518]*60" office:value-type="float" office:value="619.220607661823" calcext:value-type="float">
            <text:p>619</text:p>
          </table:table-cell>
          <table:table-cell table:style-name="ce6" table:formula="of:=[.E1518]*[.F$2]" office:value-type="float" office:value="1238.44121532365" calcext:value-type="float">
            <text:p>1238</text:p>
          </table:table-cell>
          <table:table-cell table:number-columns-repeated="5"/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2" table:formula="of:=[.B$2]*[.A1519]*1000" office:value-type="float" office:value="24.24" calcext:value-type="float">
            <text:p>24.24</text:p>
          </table:table-cell>
          <table:table-cell table:style-name="ce6" table:formula="of:=1/([.B1519]/1000)" office:value-type="float" office:value="41.2541254125413" calcext:value-type="float">
            <text:p>41</text:p>
          </table:table-cell>
          <table:table-cell table:style-name="ce6" table:formula="of:=[.C1519]/[.D$2]" office:value-type="float" office:value="10.3135313531353" calcext:value-type="float">
            <text:p>10</text:p>
          </table:table-cell>
          <table:table-cell table:style-name="ce6" table:formula="of:=[.D1519]*60" office:value-type="float" office:value="618.811881188119" calcext:value-type="float">
            <text:p>619</text:p>
          </table:table-cell>
          <table:table-cell table:style-name="ce6" table:formula="of:=[.E1519]*[.F$2]" office:value-type="float" office:value="1237.62376237624" calcext:value-type="float">
            <text:p>1238</text:p>
          </table:table-cell>
          <table:table-cell table:number-columns-repeated="5"/>
        </table:table-row>
        <table:table-row table:style-name="ro1">
          <table:table-cell table:style-name="ce2" office:value-type="float" office:value="1516" calcext:value-type="float">
            <text:p>1516</text:p>
          </table:table-cell>
          <table:table-cell table:style-name="ce2" table:formula="of:=[.B$2]*[.A1520]*1000" office:value-type="float" office:value="24.256" calcext:value-type="float">
            <text:p>24.256</text:p>
          </table:table-cell>
          <table:table-cell table:style-name="ce6" table:formula="of:=1/([.B1520]/1000)" office:value-type="float" office:value="41.2269129287599" calcext:value-type="float">
            <text:p>41</text:p>
          </table:table-cell>
          <table:table-cell table:style-name="ce6" table:formula="of:=[.C1520]/[.D$2]" office:value-type="float" office:value="10.30672823219" calcext:value-type="float">
            <text:p>10</text:p>
          </table:table-cell>
          <table:table-cell table:style-name="ce6" table:formula="of:=[.D1520]*60" office:value-type="float" office:value="618.403693931398" calcext:value-type="float">
            <text:p>618</text:p>
          </table:table-cell>
          <table:table-cell table:style-name="ce6" table:formula="of:=[.E1520]*[.F$2]" office:value-type="float" office:value="1236.8073878628" calcext:value-type="float">
            <text:p>1237</text:p>
          </table:table-cell>
          <table:table-cell table:number-columns-repeated="5"/>
        </table:table-row>
        <table:table-row table:style-name="ro1">
          <table:table-cell table:style-name="ce2" office:value-type="float" office:value="1517" calcext:value-type="float">
            <text:p>1517</text:p>
          </table:table-cell>
          <table:table-cell table:style-name="ce2" table:formula="of:=[.B$2]*[.A1521]*1000" office:value-type="float" office:value="24.272" calcext:value-type="float">
            <text:p>24.272</text:p>
          </table:table-cell>
          <table:table-cell table:style-name="ce6" table:formula="of:=1/([.B1521]/1000)" office:value-type="float" office:value="41.1997363216875" calcext:value-type="float">
            <text:p>41</text:p>
          </table:table-cell>
          <table:table-cell table:style-name="ce6" table:formula="of:=[.C1521]/[.D$2]" office:value-type="float" office:value="10.2999340804219" calcext:value-type="float">
            <text:p>10</text:p>
          </table:table-cell>
          <table:table-cell table:style-name="ce6" table:formula="of:=[.D1521]*60" office:value-type="float" office:value="617.996044825313" calcext:value-type="float">
            <text:p>618</text:p>
          </table:table-cell>
          <table:table-cell table:style-name="ce6" table:formula="of:=[.E1521]*[.F$2]" office:value-type="float" office:value="1235.99208965063" calcext:value-type="float">
            <text:p>1236</text:p>
          </table:table-cell>
          <table:table-cell table:number-columns-repeated="5"/>
        </table:table-row>
        <table:table-row table:style-name="ro1">
          <table:table-cell table:style-name="ce2" office:value-type="float" office:value="1518" calcext:value-type="float">
            <text:p>1518</text:p>
          </table:table-cell>
          <table:table-cell table:style-name="ce2" table:formula="of:=[.B$2]*[.A1522]*1000" office:value-type="float" office:value="24.288" calcext:value-type="float">
            <text:p>24.288</text:p>
          </table:table-cell>
          <table:table-cell table:style-name="ce6" table:formula="of:=1/([.B1522]/1000)" office:value-type="float" office:value="41.1725955204216" calcext:value-type="float">
            <text:p>41</text:p>
          </table:table-cell>
          <table:table-cell table:style-name="ce6" table:formula="of:=[.C1522]/[.D$2]" office:value-type="float" office:value="10.2931488801054" calcext:value-type="float">
            <text:p>10</text:p>
          </table:table-cell>
          <table:table-cell table:style-name="ce6" table:formula="of:=[.D1522]*60" office:value-type="float" office:value="617.588932806324" calcext:value-type="float">
            <text:p>618</text:p>
          </table:table-cell>
          <table:table-cell table:style-name="ce6" table:formula="of:=[.E1522]*[.F$2]" office:value-type="float" office:value="1235.17786561265" calcext:value-type="float">
            <text:p>1235</text:p>
          </table:table-cell>
          <table:table-cell table:number-columns-repeated="5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2" table:formula="of:=[.B$2]*[.A1523]*1000" office:value-type="float" office:value="24.304" calcext:value-type="float">
            <text:p>24.304</text:p>
          </table:table-cell>
          <table:table-cell table:style-name="ce6" table:formula="of:=1/([.B1523]/1000)" office:value-type="float" office:value="41.1454904542462" calcext:value-type="float">
            <text:p>41</text:p>
          </table:table-cell>
          <table:table-cell table:style-name="ce6" table:formula="of:=[.C1523]/[.D$2]" office:value-type="float" office:value="10.2863726135616" calcext:value-type="float">
            <text:p>10</text:p>
          </table:table-cell>
          <table:table-cell table:style-name="ce6" table:formula="of:=[.D1523]*60" office:value-type="float" office:value="617.182356813693" calcext:value-type="float">
            <text:p>617</text:p>
          </table:table-cell>
          <table:table-cell table:style-name="ce6" table:formula="of:=[.E1523]*[.F$2]" office:value-type="float" office:value="1234.36471362739" calcext:value-type="float">
            <text:p>1234</text:p>
          </table:table-cell>
          <table:table-cell table:number-columns-repeated="5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2" table:formula="of:=[.B$2]*[.A1524]*1000" office:value-type="float" office:value="24.32" calcext:value-type="float">
            <text:p>24.32</text:p>
          </table:table-cell>
          <table:table-cell table:style-name="ce6" table:formula="of:=1/([.B1524]/1000)" office:value-type="float" office:value="41.1184210526316" calcext:value-type="float">
            <text:p>41</text:p>
          </table:table-cell>
          <table:table-cell table:style-name="ce6" table:formula="of:=[.C1524]/[.D$2]" office:value-type="float" office:value="10.2796052631579" calcext:value-type="float">
            <text:p>10</text:p>
          </table:table-cell>
          <table:table-cell table:style-name="ce6" table:formula="of:=[.D1524]*60" office:value-type="float" office:value="616.776315789474" calcext:value-type="float">
            <text:p>617</text:p>
          </table:table-cell>
          <table:table-cell table:style-name="ce6" table:formula="of:=[.E1524]*[.F$2]" office:value-type="float" office:value="1233.55263157895" calcext:value-type="float">
            <text:p>1234</text:p>
          </table:table-cell>
          <table:table-cell table:number-columns-repeated="5"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2" table:formula="of:=[.B$2]*[.A1525]*1000" office:value-type="float" office:value="24.336" calcext:value-type="float">
            <text:p>24.336</text:p>
          </table:table-cell>
          <table:table-cell table:style-name="ce6" table:formula="of:=1/([.B1525]/1000)" office:value-type="float" office:value="41.0913872452334" calcext:value-type="float">
            <text:p>41</text:p>
          </table:table-cell>
          <table:table-cell table:style-name="ce6" table:formula="of:=[.C1525]/[.D$2]" office:value-type="float" office:value="10.2728468113084" calcext:value-type="float">
            <text:p>10</text:p>
          </table:table-cell>
          <table:table-cell table:style-name="ce6" table:formula="of:=[.D1525]*60" office:value-type="float" office:value="616.370808678501" calcext:value-type="float">
            <text:p>616</text:p>
          </table:table-cell>
          <table:table-cell table:style-name="ce6" table:formula="of:=[.E1525]*[.F$2]" office:value-type="float" office:value="1232.741617357" calcext:value-type="float">
            <text:p>1233</text:p>
          </table:table-cell>
          <table:table-cell table:number-columns-repeated="5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2" table:formula="of:=[.B$2]*[.A1526]*1000" office:value-type="float" office:value="24.352" calcext:value-type="float">
            <text:p>24.352</text:p>
          </table:table-cell>
          <table:table-cell table:style-name="ce6" table:formula="of:=1/([.B1526]/1000)" office:value-type="float" office:value="41.0643889618923" calcext:value-type="float">
            <text:p>41</text:p>
          </table:table-cell>
          <table:table-cell table:style-name="ce6" table:formula="of:=[.C1526]/[.D$2]" office:value-type="float" office:value="10.2660972404731" calcext:value-type="float">
            <text:p>10</text:p>
          </table:table-cell>
          <table:table-cell table:style-name="ce6" table:formula="of:=[.D1526]*60" office:value-type="float" office:value="615.965834428384" calcext:value-type="float">
            <text:p>616</text:p>
          </table:table-cell>
          <table:table-cell table:style-name="ce6" table:formula="of:=[.E1526]*[.F$2]" office:value-type="float" office:value="1231.93166885677" calcext:value-type="float">
            <text:p>1232</text:p>
          </table:table-cell>
          <table:table-cell table:number-columns-repeated="5"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2" table:formula="of:=[.B$2]*[.A1527]*1000" office:value-type="float" office:value="24.368" calcext:value-type="float">
            <text:p>24.368</text:p>
          </table:table-cell>
          <table:table-cell table:style-name="ce6" table:formula="of:=1/([.B1527]/1000)" office:value-type="float" office:value="41.037426132633" calcext:value-type="float">
            <text:p>41</text:p>
          </table:table-cell>
          <table:table-cell table:style-name="ce6" table:formula="of:=[.C1527]/[.D$2]" office:value-type="float" office:value="10.2593565331582" calcext:value-type="float">
            <text:p>10</text:p>
          </table:table-cell>
          <table:table-cell table:style-name="ce6" table:formula="of:=[.D1527]*60" office:value-type="float" office:value="615.561391989495" calcext:value-type="float">
            <text:p>616</text:p>
          </table:table-cell>
          <table:table-cell table:style-name="ce6" table:formula="of:=[.E1527]*[.F$2]" office:value-type="float" office:value="1231.12278397899" calcext:value-type="float">
            <text:p>1231</text:p>
          </table:table-cell>
          <table:table-cell table:number-columns-repeated="5"/>
        </table:table-row>
        <table:table-row table:style-name="ro1">
          <table:table-cell table:style-name="ce2" office:value-type="float" office:value="1524" calcext:value-type="float">
            <text:p>1524</text:p>
          </table:table-cell>
          <table:table-cell table:style-name="ce2" table:formula="of:=[.B$2]*[.A1528]*1000" office:value-type="float" office:value="24.384" calcext:value-type="float">
            <text:p>24.384</text:p>
          </table:table-cell>
          <table:table-cell table:style-name="ce6" table:formula="of:=1/([.B1528]/1000)" office:value-type="float" office:value="41.010498687664" calcext:value-type="float">
            <text:p>41</text:p>
          </table:table-cell>
          <table:table-cell table:style-name="ce6" table:formula="of:=[.C1528]/[.D$2]" office:value-type="float" office:value="10.252624671916" calcext:value-type="float">
            <text:p>10</text:p>
          </table:table-cell>
          <table:table-cell table:style-name="ce6" table:formula="of:=[.D1528]*60" office:value-type="float" office:value="615.157480314961" calcext:value-type="float">
            <text:p>615</text:p>
          </table:table-cell>
          <table:table-cell table:style-name="ce6" table:formula="of:=[.E1528]*[.F$2]" office:value-type="float" office:value="1230.31496062992" calcext:value-type="float">
            <text:p>1230</text:p>
          </table:table-cell>
          <table:table-cell table:number-columns-repeated="5"/>
        </table:table-row>
        <table:table-row table:style-name="ro1">
          <table:table-cell table:style-name="ce2" office:value-type="float" office:value="1525" calcext:value-type="float">
            <text:p>1525</text:p>
          </table:table-cell>
          <table:table-cell table:style-name="ce2" table:formula="of:=[.B$2]*[.A1529]*1000" office:value-type="float" office:value="24.4" calcext:value-type="float">
            <text:p>24.4</text:p>
          </table:table-cell>
          <table:table-cell table:style-name="ce6" table:formula="of:=1/([.B1529]/1000)" office:value-type="float" office:value="40.9836065573771" calcext:value-type="float">
            <text:p>41</text:p>
          </table:table-cell>
          <table:table-cell table:style-name="ce6" table:formula="of:=[.C1529]/[.D$2]" office:value-type="float" office:value="10.2459016393443" calcext:value-type="float">
            <text:p>10</text:p>
          </table:table-cell>
          <table:table-cell table:style-name="ce6" table:formula="of:=[.D1529]*60" office:value-type="float" office:value="614.754098360656" calcext:value-type="float">
            <text:p>615</text:p>
          </table:table-cell>
          <table:table-cell table:style-name="ce6" table:formula="of:=[.E1529]*[.F$2]" office:value-type="float" office:value="1229.50819672131" calcext:value-type="float">
            <text:p>1230</text:p>
          </table:table-cell>
          <table:table-cell table:number-columns-repeated="5"/>
        </table:table-row>
        <table:table-row table:style-name="ro1">
          <table:table-cell table:style-name="ce2" office:value-type="float" office:value="1526" calcext:value-type="float">
            <text:p>1526</text:p>
          </table:table-cell>
          <table:table-cell table:style-name="ce2" table:formula="of:=[.B$2]*[.A1530]*1000" office:value-type="float" office:value="24.416" calcext:value-type="float">
            <text:p>24.416</text:p>
          </table:table-cell>
          <table:table-cell table:style-name="ce6" table:formula="of:=1/([.B1530]/1000)" office:value-type="float" office:value="40.956749672346" calcext:value-type="float">
            <text:p>41</text:p>
          </table:table-cell>
          <table:table-cell table:style-name="ce6" table:formula="of:=[.C1530]/[.D$2]" office:value-type="float" office:value="10.2391874180865" calcext:value-type="float">
            <text:p>10</text:p>
          </table:table-cell>
          <table:table-cell table:style-name="ce6" table:formula="of:=[.D1530]*60" office:value-type="float" office:value="614.35124508519" calcext:value-type="float">
            <text:p>614</text:p>
          </table:table-cell>
          <table:table-cell table:style-name="ce6" table:formula="of:=[.E1530]*[.F$2]" office:value-type="float" office:value="1228.70249017038" calcext:value-type="float">
            <text:p>1229</text:p>
          </table:table-cell>
          <table:table-cell table:number-columns-repeated="5"/>
        </table:table-row>
        <table:table-row table:style-name="ro1">
          <table:table-cell table:style-name="ce2" office:value-type="float" office:value="1527" calcext:value-type="float">
            <text:p>1527</text:p>
          </table:table-cell>
          <table:table-cell table:style-name="ce2" table:formula="of:=[.B$2]*[.A1531]*1000" office:value-type="float" office:value="24.432" calcext:value-type="float">
            <text:p>24.432</text:p>
          </table:table-cell>
          <table:table-cell table:style-name="ce6" table:formula="of:=1/([.B1531]/1000)" office:value-type="float" office:value="40.9299279633268" calcext:value-type="float">
            <text:p>41</text:p>
          </table:table-cell>
          <table:table-cell table:style-name="ce6" table:formula="of:=[.C1531]/[.D$2]" office:value-type="float" office:value="10.2324819908317" calcext:value-type="float">
            <text:p>10</text:p>
          </table:table-cell>
          <table:table-cell table:style-name="ce6" table:formula="of:=[.D1531]*60" office:value-type="float" office:value="613.948919449902" calcext:value-type="float">
            <text:p>614</text:p>
          </table:table-cell>
          <table:table-cell table:style-name="ce6" table:formula="of:=[.E1531]*[.F$2]" office:value-type="float" office:value="1227.8978388998" calcext:value-type="float">
            <text:p>1228</text:p>
          </table:table-cell>
          <table:table-cell table:number-columns-repeated="5"/>
        </table:table-row>
        <table:table-row table:style-name="ro1">
          <table:table-cell table:style-name="ce2" office:value-type="float" office:value="1528" calcext:value-type="float">
            <text:p>1528</text:p>
          </table:table-cell>
          <table:table-cell table:style-name="ce2" table:formula="of:=[.B$2]*[.A1532]*1000" office:value-type="float" office:value="24.448" calcext:value-type="float">
            <text:p>24.448</text:p>
          </table:table-cell>
          <table:table-cell table:style-name="ce6" table:formula="of:=1/([.B1532]/1000)" office:value-type="float" office:value="40.9031413612566" calcext:value-type="float">
            <text:p>41</text:p>
          </table:table-cell>
          <table:table-cell table:style-name="ce6" table:formula="of:=[.C1532]/[.D$2]" office:value-type="float" office:value="10.2257853403141" calcext:value-type="float">
            <text:p>10</text:p>
          </table:table-cell>
          <table:table-cell table:style-name="ce6" table:formula="of:=[.D1532]*60" office:value-type="float" office:value="613.547120418848" calcext:value-type="float">
            <text:p>614</text:p>
          </table:table-cell>
          <table:table-cell table:style-name="ce6" table:formula="of:=[.E1532]*[.F$2]" office:value-type="float" office:value="1227.0942408377" calcext:value-type="float">
            <text:p>1227</text:p>
          </table:table-cell>
          <table:table-cell table:number-columns-repeated="5"/>
        </table:table-row>
        <table:table-row table:style-name="ro1">
          <table:table-cell table:style-name="ce2" office:value-type="float" office:value="1529" calcext:value-type="float">
            <text:p>1529</text:p>
          </table:table-cell>
          <table:table-cell table:style-name="ce2" table:formula="of:=[.B$2]*[.A1533]*1000" office:value-type="float" office:value="24.464" calcext:value-type="float">
            <text:p>24.464</text:p>
          </table:table-cell>
          <table:table-cell table:style-name="ce6" table:formula="of:=1/([.B1533]/1000)" office:value-type="float" office:value="40.8763897972531" calcext:value-type="float">
            <text:p>41</text:p>
          </table:table-cell>
          <table:table-cell table:style-name="ce6" table:formula="of:=[.C1533]/[.D$2]" office:value-type="float" office:value="10.2190974493133" calcext:value-type="float">
            <text:p>10</text:p>
          </table:table-cell>
          <table:table-cell table:style-name="ce6" table:formula="of:=[.D1533]*60" office:value-type="float" office:value="613.145846958797" calcext:value-type="float">
            <text:p>613</text:p>
          </table:table-cell>
          <table:table-cell table:style-name="ce6" table:formula="of:=[.E1533]*[.F$2]" office:value-type="float" office:value="1226.29169391759" calcext:value-type="float">
            <text:p>1226</text:p>
          </table:table-cell>
          <table:table-cell table:number-columns-repeated="5"/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2" table:formula="of:=[.B$2]*[.A1534]*1000" office:value-type="float" office:value="24.48" calcext:value-type="float">
            <text:p>24.48</text:p>
          </table:table-cell>
          <table:table-cell table:style-name="ce6" table:formula="of:=1/([.B1534]/1000)" office:value-type="float" office:value="40.8496732026144" calcext:value-type="float">
            <text:p>41</text:p>
          </table:table-cell>
          <table:table-cell table:style-name="ce6" table:formula="of:=[.C1534]/[.D$2]" office:value-type="float" office:value="10.2124183006536" calcext:value-type="float">
            <text:p>10</text:p>
          </table:table-cell>
          <table:table-cell table:style-name="ce6" table:formula="of:=[.D1534]*60" office:value-type="float" office:value="612.745098039216" calcext:value-type="float">
            <text:p>613</text:p>
          </table:table-cell>
          <table:table-cell table:style-name="ce6" table:formula="of:=[.E1534]*[.F$2]" office:value-type="float" office:value="1225.49019607843" calcext:value-type="float">
            <text:p>1225</text:p>
          </table:table-cell>
          <table:table-cell table:number-columns-repeated="5"/>
        </table:table-row>
        <table:table-row table:style-name="ro1">
          <table:table-cell table:style-name="ce2" office:value-type="float" office:value="1531" calcext:value-type="float">
            <text:p>1531</text:p>
          </table:table-cell>
          <table:table-cell table:style-name="ce2" table:formula="of:=[.B$2]*[.A1535]*1000" office:value-type="float" office:value="24.496" calcext:value-type="float">
            <text:p>24.496</text:p>
          </table:table-cell>
          <table:table-cell table:style-name="ce6" table:formula="of:=1/([.B1535]/1000)" office:value-type="float" office:value="40.8229915088178" calcext:value-type="float">
            <text:p>41</text:p>
          </table:table-cell>
          <table:table-cell table:style-name="ce6" table:formula="of:=[.C1535]/[.D$2]" office:value-type="float" office:value="10.2057478772044" calcext:value-type="float">
            <text:p>10</text:p>
          </table:table-cell>
          <table:table-cell table:style-name="ce6" table:formula="of:=[.D1535]*60" office:value-type="float" office:value="612.344872632267" calcext:value-type="float">
            <text:p>612</text:p>
          </table:table-cell>
          <table:table-cell table:style-name="ce6" table:formula="of:=[.E1535]*[.F$2]" office:value-type="float" office:value="1224.68974526453" calcext:value-type="float">
            <text:p>1225</text:p>
          </table:table-cell>
          <table:table-cell table:number-columns-repeated="5"/>
        </table:table-row>
        <table:table-row table:style-name="ro1">
          <table:table-cell table:style-name="ce2" office:value-type="float" office:value="1532" calcext:value-type="float">
            <text:p>1532</text:p>
          </table:table-cell>
          <table:table-cell table:style-name="ce2" table:formula="of:=[.B$2]*[.A1536]*1000" office:value-type="float" office:value="24.512" calcext:value-type="float">
            <text:p>24.512</text:p>
          </table:table-cell>
          <table:table-cell table:style-name="ce6" table:formula="of:=1/([.B1536]/1000)" office:value-type="float" office:value="40.7963446475196" calcext:value-type="float">
            <text:p>41</text:p>
          </table:table-cell>
          <table:table-cell table:style-name="ce6" table:formula="of:=[.C1536]/[.D$2]" office:value-type="float" office:value="10.1990861618799" calcext:value-type="float">
            <text:p>10</text:p>
          </table:table-cell>
          <table:table-cell table:style-name="ce6" table:formula="of:=[.D1536]*60" office:value-type="float" office:value="611.945169712794" calcext:value-type="float">
            <text:p>612</text:p>
          </table:table-cell>
          <table:table-cell table:style-name="ce6" table:formula="of:=[.E1536]*[.F$2]" office:value-type="float" office:value="1223.89033942559" calcext:value-type="float">
            <text:p>1224</text:p>
          </table:table-cell>
          <table:table-cell table:number-columns-repeated="5"/>
        </table:table-row>
        <table:table-row table:style-name="ro1">
          <table:table-cell table:style-name="ce2" office:value-type="float" office:value="1533" calcext:value-type="float">
            <text:p>1533</text:p>
          </table:table-cell>
          <table:table-cell table:style-name="ce2" table:formula="of:=[.B$2]*[.A1537]*1000" office:value-type="float" office:value="24.528" calcext:value-type="float">
            <text:p>24.528</text:p>
          </table:table-cell>
          <table:table-cell table:style-name="ce6" table:formula="of:=1/([.B1537]/1000)" office:value-type="float" office:value="40.7697325505545" calcext:value-type="float">
            <text:p>41</text:p>
          </table:table-cell>
          <table:table-cell table:style-name="ce6" table:formula="of:=[.C1537]/[.D$2]" office:value-type="float" office:value="10.1924331376386" calcext:value-type="float">
            <text:p>10</text:p>
          </table:table-cell>
          <table:table-cell table:style-name="ce6" table:formula="of:=[.D1537]*60" office:value-type="float" office:value="611.545988258317" calcext:value-type="float">
            <text:p>612</text:p>
          </table:table-cell>
          <table:table-cell table:style-name="ce6" table:formula="of:=[.E1537]*[.F$2]" office:value-type="float" office:value="1223.09197651663" calcext:value-type="float">
            <text:p>1223</text:p>
          </table:table-cell>
          <table:table-cell table:number-columns-repeated="5"/>
        </table:table-row>
        <table:table-row table:style-name="ro1">
          <table:table-cell table:style-name="ce2" office:value-type="float" office:value="1534" calcext:value-type="float">
            <text:p>1534</text:p>
          </table:table-cell>
          <table:table-cell table:style-name="ce2" table:formula="of:=[.B$2]*[.A1538]*1000" office:value-type="float" office:value="24.544" calcext:value-type="float">
            <text:p>24.544</text:p>
          </table:table-cell>
          <table:table-cell table:style-name="ce6" table:formula="of:=1/([.B1538]/1000)" office:value-type="float" office:value="40.7431551499348" calcext:value-type="float">
            <text:p>41</text:p>
          </table:table-cell>
          <table:table-cell table:style-name="ce6" table:formula="of:=[.C1538]/[.D$2]" office:value-type="float" office:value="10.1857887874837" calcext:value-type="float">
            <text:p>10</text:p>
          </table:table-cell>
          <table:table-cell table:style-name="ce6" table:formula="of:=[.D1538]*60" office:value-type="float" office:value="611.147327249022" calcext:value-type="float">
            <text:p>611</text:p>
          </table:table-cell>
          <table:table-cell table:style-name="ce6" table:formula="of:=[.E1538]*[.F$2]" office:value-type="float" office:value="1222.29465449804" calcext:value-type="float">
            <text:p>1222</text:p>
          </table:table-cell>
          <table:table-cell table:number-columns-repeated="5"/>
        </table:table-row>
        <table:table-row table:style-name="ro1">
          <table:table-cell table:style-name="ce2" office:value-type="float" office:value="1535" calcext:value-type="float">
            <text:p>1535</text:p>
          </table:table-cell>
          <table:table-cell table:style-name="ce2" table:formula="of:=[.B$2]*[.A1539]*1000" office:value-type="float" office:value="24.56" calcext:value-type="float">
            <text:p>24.56</text:p>
          </table:table-cell>
          <table:table-cell table:style-name="ce6" table:formula="of:=1/([.B1539]/1000)" office:value-type="float" office:value="40.7166123778502" calcext:value-type="float">
            <text:p>41</text:p>
          </table:table-cell>
          <table:table-cell table:style-name="ce6" table:formula="of:=[.C1539]/[.D$2]" office:value-type="float" office:value="10.1791530944625" calcext:value-type="float">
            <text:p>10</text:p>
          </table:table-cell>
          <table:table-cell table:style-name="ce6" table:formula="of:=[.D1539]*60" office:value-type="float" office:value="610.749185667753" calcext:value-type="float">
            <text:p>611</text:p>
          </table:table-cell>
          <table:table-cell table:style-name="ce6" table:formula="of:=[.E1539]*[.F$2]" office:value-type="float" office:value="1221.49837133551" calcext:value-type="float">
            <text:p>1221</text:p>
          </table:table-cell>
          <table:table-cell table:number-columns-repeated="5"/>
        </table:table-row>
        <table:table-row table:style-name="ro1">
          <table:table-cell table:style-name="ce2" office:value-type="float" office:value="1536" calcext:value-type="float">
            <text:p>1536</text:p>
          </table:table-cell>
          <table:table-cell table:style-name="ce2" table:formula="of:=[.B$2]*[.A1540]*1000" office:value-type="float" office:value="24.576" calcext:value-type="float">
            <text:p>24.576</text:p>
          </table:table-cell>
          <table:table-cell table:style-name="ce6" table:formula="of:=1/([.B1540]/1000)" office:value-type="float" office:value="40.6901041666667" calcext:value-type="float">
            <text:p>41</text:p>
          </table:table-cell>
          <table:table-cell table:style-name="ce6" table:formula="of:=[.C1540]/[.D$2]" office:value-type="float" office:value="10.1725260416667" calcext:value-type="float">
            <text:p>10</text:p>
          </table:table-cell>
          <table:table-cell table:style-name="ce6" table:formula="of:=[.D1540]*60" office:value-type="float" office:value="610.3515625" calcext:value-type="float">
            <text:p>610</text:p>
          </table:table-cell>
          <table:table-cell table:style-name="ce6" table:formula="of:=[.E1540]*[.F$2]" office:value-type="float" office:value="1220.703125" calcext:value-type="float">
            <text:p>1221</text:p>
          </table:table-cell>
          <table:table-cell table:number-columns-repeated="5"/>
        </table:table-row>
        <table:table-row table:style-name="ro1">
          <table:table-cell table:style-name="ce2" office:value-type="float" office:value="1537" calcext:value-type="float">
            <text:p>1537</text:p>
          </table:table-cell>
          <table:table-cell table:style-name="ce2" table:formula="of:=[.B$2]*[.A1541]*1000" office:value-type="float" office:value="24.592" calcext:value-type="float">
            <text:p>24.592</text:p>
          </table:table-cell>
          <table:table-cell table:style-name="ce6" table:formula="of:=1/([.B1541]/1000)" office:value-type="float" office:value="40.6636304489265" calcext:value-type="float">
            <text:p>41</text:p>
          </table:table-cell>
          <table:table-cell table:style-name="ce6" table:formula="of:=[.C1541]/[.D$2]" office:value-type="float" office:value="10.1659076122316" calcext:value-type="float">
            <text:p>10</text:p>
          </table:table-cell>
          <table:table-cell table:style-name="ce6" table:formula="of:=[.D1541]*60" office:value-type="float" office:value="609.954456733897" calcext:value-type="float">
            <text:p>610</text:p>
          </table:table-cell>
          <table:table-cell table:style-name="ce6" table:formula="of:=[.E1541]*[.F$2]" office:value-type="float" office:value="1219.90891346779" calcext:value-type="float">
            <text:p>1220</text:p>
          </table:table-cell>
          <table:table-cell table:number-columns-repeated="5"/>
        </table:table-row>
        <table:table-row table:style-name="ro1">
          <table:table-cell table:style-name="ce2" office:value-type="float" office:value="1538" calcext:value-type="float">
            <text:p>1538</text:p>
          </table:table-cell>
          <table:table-cell table:style-name="ce2" table:formula="of:=[.B$2]*[.A1542]*1000" office:value-type="float" office:value="24.608" calcext:value-type="float">
            <text:p>24.608</text:p>
          </table:table-cell>
          <table:table-cell table:style-name="ce6" table:formula="of:=1/([.B1542]/1000)" office:value-type="float" office:value="40.6371911573472" calcext:value-type="float">
            <text:p>41</text:p>
          </table:table-cell>
          <table:table-cell table:style-name="ce6" table:formula="of:=[.C1542]/[.D$2]" office:value-type="float" office:value="10.1592977893368" calcext:value-type="float">
            <text:p>10</text:p>
          </table:table-cell>
          <table:table-cell table:style-name="ce6" table:formula="of:=[.D1542]*60" office:value-type="float" office:value="609.557867360208" calcext:value-type="float">
            <text:p>610</text:p>
          </table:table-cell>
          <table:table-cell table:style-name="ce6" table:formula="of:=[.E1542]*[.F$2]" office:value-type="float" office:value="1219.11573472042" calcext:value-type="float">
            <text:p>1219</text:p>
          </table:table-cell>
          <table:table-cell table:number-columns-repeated="5"/>
        </table:table-row>
        <table:table-row table:style-name="ro1">
          <table:table-cell table:style-name="ce2" office:value-type="float" office:value="1539" calcext:value-type="float">
            <text:p>1539</text:p>
          </table:table-cell>
          <table:table-cell table:style-name="ce2" table:formula="of:=[.B$2]*[.A1543]*1000" office:value-type="float" office:value="24.624" calcext:value-type="float">
            <text:p>24.624</text:p>
          </table:table-cell>
          <table:table-cell table:style-name="ce6" table:formula="of:=1/([.B1543]/1000)" office:value-type="float" office:value="40.6107862248213" calcext:value-type="float">
            <text:p>41</text:p>
          </table:table-cell>
          <table:table-cell table:style-name="ce6" table:formula="of:=[.C1543]/[.D$2]" office:value-type="float" office:value="10.1526965562053" calcext:value-type="float">
            <text:p>10</text:p>
          </table:table-cell>
          <table:table-cell table:style-name="ce6" table:formula="of:=[.D1543]*60" office:value-type="float" office:value="609.16179337232" calcext:value-type="float">
            <text:p>609</text:p>
          </table:table-cell>
          <table:table-cell table:style-name="ce6" table:formula="of:=[.E1543]*[.F$2]" office:value-type="float" office:value="1218.32358674464" calcext:value-type="float">
            <text:p>1218</text:p>
          </table:table-cell>
          <table:table-cell table:number-columns-repeated="5"/>
        </table:table-row>
        <table:table-row table:style-name="ro1">
          <table:table-cell table:style-name="ce2" office:value-type="float" office:value="1540" calcext:value-type="float">
            <text:p>1540</text:p>
          </table:table-cell>
          <table:table-cell table:style-name="ce2" table:formula="of:=[.B$2]*[.A1544]*1000" office:value-type="float" office:value="24.64" calcext:value-type="float">
            <text:p>24.64</text:p>
          </table:table-cell>
          <table:table-cell table:style-name="ce6" table:formula="of:=1/([.B1544]/1000)" office:value-type="float" office:value="40.5844155844156" calcext:value-type="float">
            <text:p>41</text:p>
          </table:table-cell>
          <table:table-cell table:style-name="ce6" table:formula="of:=[.C1544]/[.D$2]" office:value-type="float" office:value="10.1461038961039" calcext:value-type="float">
            <text:p>10</text:p>
          </table:table-cell>
          <table:table-cell table:style-name="ce6" table:formula="of:=[.D1544]*60" office:value-type="float" office:value="608.766233766234" calcext:value-type="float">
            <text:p>609</text:p>
          </table:table-cell>
          <table:table-cell table:style-name="ce6" table:formula="of:=[.E1544]*[.F$2]" office:value-type="float" office:value="1217.53246753247" calcext:value-type="float">
            <text:p>1218</text:p>
          </table:table-cell>
          <table:table-cell table:number-columns-repeated="5"/>
        </table:table-row>
        <table:table-row table:style-name="ro1">
          <table:table-cell table:style-name="ce2" office:value-type="float" office:value="1541" calcext:value-type="float">
            <text:p>1541</text:p>
          </table:table-cell>
          <table:table-cell table:style-name="ce2" table:formula="of:=[.B$2]*[.A1545]*1000" office:value-type="float" office:value="24.656" calcext:value-type="float">
            <text:p>24.656</text:p>
          </table:table-cell>
          <table:table-cell table:style-name="ce6" table:formula="of:=1/([.B1545]/1000)" office:value-type="float" office:value="40.5580791693705" calcext:value-type="float">
            <text:p>41</text:p>
          </table:table-cell>
          <table:table-cell table:style-name="ce6" table:formula="of:=[.C1545]/[.D$2]" office:value-type="float" office:value="10.1395197923426" calcext:value-type="float">
            <text:p>10</text:p>
          </table:table-cell>
          <table:table-cell table:style-name="ce6" table:formula="of:=[.D1545]*60" office:value-type="float" office:value="608.371187540558" calcext:value-type="float">
            <text:p>608</text:p>
          </table:table-cell>
          <table:table-cell table:style-name="ce6" table:formula="of:=[.E1545]*[.F$2]" office:value-type="float" office:value="1216.74237508112" calcext:value-type="float">
            <text:p>1217</text:p>
          </table:table-cell>
          <table:table-cell table:number-columns-repeated="5"/>
        </table:table-row>
        <table:table-row table:style-name="ro1">
          <table:table-cell table:style-name="ce2" office:value-type="float" office:value="1542" calcext:value-type="float">
            <text:p>1542</text:p>
          </table:table-cell>
          <table:table-cell table:style-name="ce2" table:formula="of:=[.B$2]*[.A1546]*1000" office:value-type="float" office:value="24.672" calcext:value-type="float">
            <text:p>24.672</text:p>
          </table:table-cell>
          <table:table-cell table:style-name="ce6" table:formula="of:=1/([.B1546]/1000)" office:value-type="float" office:value="40.5317769130999" calcext:value-type="float">
            <text:p>41</text:p>
          </table:table-cell>
          <table:table-cell table:style-name="ce6" table:formula="of:=[.C1546]/[.D$2]" office:value-type="float" office:value="10.132944228275" calcext:value-type="float">
            <text:p>10</text:p>
          </table:table-cell>
          <table:table-cell table:style-name="ce6" table:formula="of:=[.D1546]*60" office:value-type="float" office:value="607.976653696498" calcext:value-type="float">
            <text:p>608</text:p>
          </table:table-cell>
          <table:table-cell table:style-name="ce6" table:formula="of:=[.E1546]*[.F$2]" office:value-type="float" office:value="1215.953307393" calcext:value-type="float">
            <text:p>1216</text:p>
          </table:table-cell>
          <table:table-cell table:number-columns-repeated="5"/>
        </table:table-row>
        <table:table-row table:style-name="ro1">
          <table:table-cell table:style-name="ce2" office:value-type="float" office:value="1543" calcext:value-type="float">
            <text:p>1543</text:p>
          </table:table-cell>
          <table:table-cell table:style-name="ce2" table:formula="of:=[.B$2]*[.A1547]*1000" office:value-type="float" office:value="24.688" calcext:value-type="float">
            <text:p>24.688</text:p>
          </table:table-cell>
          <table:table-cell table:style-name="ce6" table:formula="of:=1/([.B1547]/1000)" office:value-type="float" office:value="40.5055087491899" calcext:value-type="float">
            <text:p>41</text:p>
          </table:table-cell>
          <table:table-cell table:style-name="ce6" table:formula="of:=[.C1547]/[.D$2]" office:value-type="float" office:value="10.1263771872975" calcext:value-type="float">
            <text:p>10</text:p>
          </table:table-cell>
          <table:table-cell table:style-name="ce6" table:formula="of:=[.D1547]*60" office:value-type="float" office:value="607.582631237848" calcext:value-type="float">
            <text:p>608</text:p>
          </table:table-cell>
          <table:table-cell table:style-name="ce6" table:formula="of:=[.E1547]*[.F$2]" office:value-type="float" office:value="1215.1652624757" calcext:value-type="float">
            <text:p>1215</text:p>
          </table:table-cell>
          <table:table-cell table:number-columns-repeated="5"/>
        </table:table-row>
        <table:table-row table:style-name="ro1">
          <table:table-cell table:style-name="ce2" office:value-type="float" office:value="1544" calcext:value-type="float">
            <text:p>1544</text:p>
          </table:table-cell>
          <table:table-cell table:style-name="ce2" table:formula="of:=[.B$2]*[.A1548]*1000" office:value-type="float" office:value="24.704" calcext:value-type="float">
            <text:p>24.704</text:p>
          </table:table-cell>
          <table:table-cell table:style-name="ce6" table:formula="of:=1/([.B1548]/1000)" office:value-type="float" office:value="40.479274611399" calcext:value-type="float">
            <text:p>40</text:p>
          </table:table-cell>
          <table:table-cell table:style-name="ce6" table:formula="of:=[.C1548]/[.D$2]" office:value-type="float" office:value="10.1198186528497" calcext:value-type="float">
            <text:p>10</text:p>
          </table:table-cell>
          <table:table-cell table:style-name="ce6" table:formula="of:=[.D1548]*60" office:value-type="float" office:value="607.189119170984" calcext:value-type="float">
            <text:p>607</text:p>
          </table:table-cell>
          <table:table-cell table:style-name="ce6" table:formula="of:=[.E1548]*[.F$2]" office:value-type="float" office:value="1214.37823834197" calcext:value-type="float">
            <text:p>1214</text:p>
          </table:table-cell>
          <table:table-cell table:number-columns-repeated="5"/>
        </table:table-row>
        <table:table-row table:style-name="ro1">
          <table:table-cell table:style-name="ce2" office:value-type="float" office:value="1545" calcext:value-type="float">
            <text:p>1545</text:p>
          </table:table-cell>
          <table:table-cell table:style-name="ce2" table:formula="of:=[.B$2]*[.A1549]*1000" office:value-type="float" office:value="24.72" calcext:value-type="float">
            <text:p>24.72</text:p>
          </table:table-cell>
          <table:table-cell table:style-name="ce6" table:formula="of:=1/([.B1549]/1000)" office:value-type="float" office:value="40.453074433657" calcext:value-type="float">
            <text:p>40</text:p>
          </table:table-cell>
          <table:table-cell table:style-name="ce6" table:formula="of:=[.C1549]/[.D$2]" office:value-type="float" office:value="10.1132686084142" calcext:value-type="float">
            <text:p>10</text:p>
          </table:table-cell>
          <table:table-cell table:style-name="ce6" table:formula="of:=[.D1549]*60" office:value-type="float" office:value="606.796116504854" calcext:value-type="float">
            <text:p>607</text:p>
          </table:table-cell>
          <table:table-cell table:style-name="ce6" table:formula="of:=[.E1549]*[.F$2]" office:value-type="float" office:value="1213.59223300971" calcext:value-type="float">
            <text:p>1214</text:p>
          </table:table-cell>
          <table:table-cell table:number-columns-repeated="5"/>
        </table:table-row>
        <table:table-row table:style-name="ro1">
          <table:table-cell table:style-name="ce2" office:value-type="float" office:value="1546" calcext:value-type="float">
            <text:p>1546</text:p>
          </table:table-cell>
          <table:table-cell table:style-name="ce2" table:formula="of:=[.B$2]*[.A1550]*1000" office:value-type="float" office:value="24.736" calcext:value-type="float">
            <text:p>24.736</text:p>
          </table:table-cell>
          <table:table-cell table:style-name="ce6" table:formula="of:=1/([.B1550]/1000)" office:value-type="float" office:value="40.4269081500647" calcext:value-type="float">
            <text:p>40</text:p>
          </table:table-cell>
          <table:table-cell table:style-name="ce6" table:formula="of:=[.C1550]/[.D$2]" office:value-type="float" office:value="10.1067270375162" calcext:value-type="float">
            <text:p>10</text:p>
          </table:table-cell>
          <table:table-cell table:style-name="ce6" table:formula="of:=[.D1550]*60" office:value-type="float" office:value="606.40362225097" calcext:value-type="float">
            <text:p>606</text:p>
          </table:table-cell>
          <table:table-cell table:style-name="ce6" table:formula="of:=[.E1550]*[.F$2]" office:value-type="float" office:value="1212.80724450194" calcext:value-type="float">
            <text:p>1213</text:p>
          </table:table-cell>
          <table:table-cell table:number-columns-repeated="5"/>
        </table:table-row>
        <table:table-row table:style-name="ro1">
          <table:table-cell table:style-name="ce2" office:value-type="float" office:value="1547" calcext:value-type="float">
            <text:p>1547</text:p>
          </table:table-cell>
          <table:table-cell table:style-name="ce2" table:formula="of:=[.B$2]*[.A1551]*1000" office:value-type="float" office:value="24.752" calcext:value-type="float">
            <text:p>24.752</text:p>
          </table:table-cell>
          <table:table-cell table:style-name="ce6" table:formula="of:=1/([.B1551]/1000)" office:value-type="float" office:value="40.4007756948933" calcext:value-type="float">
            <text:p>40</text:p>
          </table:table-cell>
          <table:table-cell table:style-name="ce6" table:formula="of:=[.C1551]/[.D$2]" office:value-type="float" office:value="10.1001939237233" calcext:value-type="float">
            <text:p>10</text:p>
          </table:table-cell>
          <table:table-cell table:style-name="ce6" table:formula="of:=[.D1551]*60" office:value-type="float" office:value="606.0116354234" calcext:value-type="float">
            <text:p>606</text:p>
          </table:table-cell>
          <table:table-cell table:style-name="ce6" table:formula="of:=[.E1551]*[.F$2]" office:value-type="float" office:value="1212.0232708468" calcext:value-type="float">
            <text:p>1212</text:p>
          </table:table-cell>
          <table:table-cell table:number-columns-repeated="5"/>
        </table:table-row>
        <table:table-row table:style-name="ro1">
          <table:table-cell table:style-name="ce2" office:value-type="float" office:value="1548" calcext:value-type="float">
            <text:p>1548</text:p>
          </table:table-cell>
          <table:table-cell table:style-name="ce2" table:formula="of:=[.B$2]*[.A1552]*1000" office:value-type="float" office:value="24.768" calcext:value-type="float">
            <text:p>24.768</text:p>
          </table:table-cell>
          <table:table-cell table:style-name="ce6" table:formula="of:=1/([.B1552]/1000)" office:value-type="float" office:value="40.374677002584" calcext:value-type="float">
            <text:p>40</text:p>
          </table:table-cell>
          <table:table-cell table:style-name="ce6" table:formula="of:=[.C1552]/[.D$2]" office:value-type="float" office:value="10.093669250646" calcext:value-type="float">
            <text:p>10</text:p>
          </table:table-cell>
          <table:table-cell table:style-name="ce6" table:formula="of:=[.D1552]*60" office:value-type="float" office:value="605.62015503876" calcext:value-type="float">
            <text:p>606</text:p>
          </table:table-cell>
          <table:table-cell table:style-name="ce6" table:formula="of:=[.E1552]*[.F$2]" office:value-type="float" office:value="1211.24031007752" calcext:value-type="float">
            <text:p>1211</text:p>
          </table:table-cell>
          <table:table-cell table:number-columns-repeated="5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2" table:formula="of:=[.B$2]*[.A1553]*1000" office:value-type="float" office:value="24.784" calcext:value-type="float">
            <text:p>24.784</text:p>
          </table:table-cell>
          <table:table-cell table:style-name="ce6" table:formula="of:=1/([.B1553]/1000)" office:value-type="float" office:value="40.3486120077469" calcext:value-type="float">
            <text:p>40</text:p>
          </table:table-cell>
          <table:table-cell table:style-name="ce6" table:formula="of:=[.C1553]/[.D$2]" office:value-type="float" office:value="10.0871530019367" calcext:value-type="float">
            <text:p>10</text:p>
          </table:table-cell>
          <table:table-cell table:style-name="ce6" table:formula="of:=[.D1553]*60" office:value-type="float" office:value="605.229180116204" calcext:value-type="float">
            <text:p>605</text:p>
          </table:table-cell>
          <table:table-cell table:style-name="ce6" table:formula="of:=[.E1553]*[.F$2]" office:value-type="float" office:value="1210.45836023241" calcext:value-type="float">
            <text:p>1210</text:p>
          </table:table-cell>
          <table:table-cell table:number-columns-repeated="5"/>
        </table:table-row>
        <table:table-row table:style-name="ro1">
          <table:table-cell table:style-name="ce2" office:value-type="float" office:value="1550" calcext:value-type="float">
            <text:p>1550</text:p>
          </table:table-cell>
          <table:table-cell table:style-name="ce2" table:formula="of:=[.B$2]*[.A1554]*1000" office:value-type="float" office:value="24.8" calcext:value-type="float">
            <text:p>24.8</text:p>
          </table:table-cell>
          <table:table-cell table:style-name="ce6" table:formula="of:=1/([.B1554]/1000)" office:value-type="float" office:value="40.3225806451613" calcext:value-type="float">
            <text:p>40</text:p>
          </table:table-cell>
          <table:table-cell table:style-name="ce6" table:formula="of:=[.C1554]/[.D$2]" office:value-type="float" office:value="10.0806451612903" calcext:value-type="float">
            <text:p>10</text:p>
          </table:table-cell>
          <table:table-cell table:style-name="ce6" table:formula="of:=[.D1554]*60" office:value-type="float" office:value="604.838709677419" calcext:value-type="float">
            <text:p>605</text:p>
          </table:table-cell>
          <table:table-cell table:style-name="ce6" table:formula="of:=[.E1554]*[.F$2]" office:value-type="float" office:value="1209.67741935484" calcext:value-type="float">
            <text:p>1210</text:p>
          </table:table-cell>
          <table:table-cell table:number-columns-repeated="5"/>
        </table:table-row>
        <table:table-row table:style-name="ro1">
          <table:table-cell table:style-name="ce2" office:value-type="float" office:value="1551" calcext:value-type="float">
            <text:p>1551</text:p>
          </table:table-cell>
          <table:table-cell table:style-name="ce2" table:formula="of:=[.B$2]*[.A1555]*1000" office:value-type="float" office:value="24.816" calcext:value-type="float">
            <text:p>24.816</text:p>
          </table:table-cell>
          <table:table-cell table:style-name="ce6" table:formula="of:=1/([.B1555]/1000)" office:value-type="float" office:value="40.2965828497744" calcext:value-type="float">
            <text:p>40</text:p>
          </table:table-cell>
          <table:table-cell table:style-name="ce6" table:formula="of:=[.C1555]/[.D$2]" office:value-type="float" office:value="10.0741457124436" calcext:value-type="float">
            <text:p>10</text:p>
          </table:table-cell>
          <table:table-cell table:style-name="ce6" table:formula="of:=[.D1555]*60" office:value-type="float" office:value="604.448742746615" calcext:value-type="float">
            <text:p>604</text:p>
          </table:table-cell>
          <table:table-cell table:style-name="ce6" table:formula="of:=[.E1555]*[.F$2]" office:value-type="float" office:value="1208.89748549323" calcext:value-type="float">
            <text:p>1209</text:p>
          </table:table-cell>
          <table:table-cell table:number-columns-repeated="5"/>
        </table:table-row>
        <table:table-row table:style-name="ro1">
          <table:table-cell table:style-name="ce2" office:value-type="float" office:value="1552" calcext:value-type="float">
            <text:p>1552</text:p>
          </table:table-cell>
          <table:table-cell table:style-name="ce2" table:formula="of:=[.B$2]*[.A1556]*1000" office:value-type="float" office:value="24.832" calcext:value-type="float">
            <text:p>24.832</text:p>
          </table:table-cell>
          <table:table-cell table:style-name="ce6" table:formula="of:=1/([.B1556]/1000)" office:value-type="float" office:value="40.270618556701" calcext:value-type="float">
            <text:p>40</text:p>
          </table:table-cell>
          <table:table-cell table:style-name="ce6" table:formula="of:=[.C1556]/[.D$2]" office:value-type="float" office:value="10.0676546391753" calcext:value-type="float">
            <text:p>10</text:p>
          </table:table-cell>
          <table:table-cell table:style-name="ce6" table:formula="of:=[.D1556]*60" office:value-type="float" office:value="604.059278350515" calcext:value-type="float">
            <text:p>604</text:p>
          </table:table-cell>
          <table:table-cell table:style-name="ce6" table:formula="of:=[.E1556]*[.F$2]" office:value-type="float" office:value="1208.11855670103" calcext:value-type="float">
            <text:p>1208</text:p>
          </table:table-cell>
          <table:table-cell table:number-columns-repeated="5"/>
        </table:table-row>
        <table:table-row table:style-name="ro1">
          <table:table-cell table:style-name="ce2" office:value-type="float" office:value="1553" calcext:value-type="float">
            <text:p>1553</text:p>
          </table:table-cell>
          <table:table-cell table:style-name="ce2" table:formula="of:=[.B$2]*[.A1557]*1000" office:value-type="float" office:value="24.848" calcext:value-type="float">
            <text:p>24.848</text:p>
          </table:table-cell>
          <table:table-cell table:style-name="ce6" table:formula="of:=1/([.B1557]/1000)" office:value-type="float" office:value="40.2446877012234" calcext:value-type="float">
            <text:p>40</text:p>
          </table:table-cell>
          <table:table-cell table:style-name="ce6" table:formula="of:=[.C1557]/[.D$2]" office:value-type="float" office:value="10.0611719253059" calcext:value-type="float">
            <text:p>10</text:p>
          </table:table-cell>
          <table:table-cell table:style-name="ce6" table:formula="of:=[.D1557]*60" office:value-type="float" office:value="603.670315518352" calcext:value-type="float">
            <text:p>604</text:p>
          </table:table-cell>
          <table:table-cell table:style-name="ce6" table:formula="of:=[.E1557]*[.F$2]" office:value-type="float" office:value="1207.3406310367" calcext:value-type="float">
            <text:p>1207</text:p>
          </table:table-cell>
          <table:table-cell table:number-columns-repeated="5"/>
        </table:table-row>
        <table:table-row table:style-name="ro1">
          <table:table-cell table:style-name="ce2" office:value-type="float" office:value="1554" calcext:value-type="float">
            <text:p>1554</text:p>
          </table:table-cell>
          <table:table-cell table:style-name="ce2" table:formula="of:=[.B$2]*[.A1558]*1000" office:value-type="float" office:value="24.864" calcext:value-type="float">
            <text:p>24.864</text:p>
          </table:table-cell>
          <table:table-cell table:style-name="ce6" table:formula="of:=1/([.B1558]/1000)" office:value-type="float" office:value="40.2187902187902" calcext:value-type="float">
            <text:p>40</text:p>
          </table:table-cell>
          <table:table-cell table:style-name="ce6" table:formula="of:=[.C1558]/[.D$2]" office:value-type="float" office:value="10.0546975546976" calcext:value-type="float">
            <text:p>10</text:p>
          </table:table-cell>
          <table:table-cell table:style-name="ce6" table:formula="of:=[.D1558]*60" office:value-type="float" office:value="603.281853281853" calcext:value-type="float">
            <text:p>603</text:p>
          </table:table-cell>
          <table:table-cell table:style-name="ce6" table:formula="of:=[.E1558]*[.F$2]" office:value-type="float" office:value="1206.56370656371" calcext:value-type="float">
            <text:p>1207</text:p>
          </table:table-cell>
          <table:table-cell table:number-columns-repeated="5"/>
        </table:table-row>
        <table:table-row table:style-name="ro1">
          <table:table-cell table:style-name="ce2" office:value-type="float" office:value="1555" calcext:value-type="float">
            <text:p>1555</text:p>
          </table:table-cell>
          <table:table-cell table:style-name="ce2" table:formula="of:=[.B$2]*[.A1559]*1000" office:value-type="float" office:value="24.88" calcext:value-type="float">
            <text:p>24.88</text:p>
          </table:table-cell>
          <table:table-cell table:style-name="ce6" table:formula="of:=1/([.B1559]/1000)" office:value-type="float" office:value="40.1929260450161" calcext:value-type="float">
            <text:p>40</text:p>
          </table:table-cell>
          <table:table-cell table:style-name="ce6" table:formula="of:=[.C1559]/[.D$2]" office:value-type="float" office:value="10.048231511254" calcext:value-type="float">
            <text:p>10</text:p>
          </table:table-cell>
          <table:table-cell table:style-name="ce6" table:formula="of:=[.D1559]*60" office:value-type="float" office:value="602.893890675241" calcext:value-type="float">
            <text:p>603</text:p>
          </table:table-cell>
          <table:table-cell table:style-name="ce6" table:formula="of:=[.E1559]*[.F$2]" office:value-type="float" office:value="1205.78778135048" calcext:value-type="float">
            <text:p>1206</text:p>
          </table:table-cell>
          <table:table-cell table:number-columns-repeated="5"/>
        </table:table-row>
        <table:table-row table:style-name="ro1">
          <table:table-cell table:style-name="ce2" office:value-type="float" office:value="1556" calcext:value-type="float">
            <text:p>1556</text:p>
          </table:table-cell>
          <table:table-cell table:style-name="ce2" table:formula="of:=[.B$2]*[.A1560]*1000" office:value-type="float" office:value="24.896" calcext:value-type="float">
            <text:p>24.896</text:p>
          </table:table-cell>
          <table:table-cell table:style-name="ce6" table:formula="of:=1/([.B1560]/1000)" office:value-type="float" office:value="40.1670951156812" calcext:value-type="float">
            <text:p>40</text:p>
          </table:table-cell>
          <table:table-cell table:style-name="ce6" table:formula="of:=[.C1560]/[.D$2]" office:value-type="float" office:value="10.0417737789203" calcext:value-type="float">
            <text:p>10</text:p>
          </table:table-cell>
          <table:table-cell table:style-name="ce6" table:formula="of:=[.D1560]*60" office:value-type="float" office:value="602.506426735219" calcext:value-type="float">
            <text:p>603</text:p>
          </table:table-cell>
          <table:table-cell table:style-name="ce6" table:formula="of:=[.E1560]*[.F$2]" office:value-type="float" office:value="1205.01285347044" calcext:value-type="float">
            <text:p>1205</text:p>
          </table:table-cell>
          <table:table-cell table:number-columns-repeated="5"/>
        </table:table-row>
        <table:table-row table:style-name="ro1">
          <table:table-cell table:style-name="ce2" office:value-type="float" office:value="1557" calcext:value-type="float">
            <text:p>1557</text:p>
          </table:table-cell>
          <table:table-cell table:style-name="ce2" table:formula="of:=[.B$2]*[.A1561]*1000" office:value-type="float" office:value="24.912" calcext:value-type="float">
            <text:p>24.912</text:p>
          </table:table-cell>
          <table:table-cell table:style-name="ce6" table:formula="of:=1/([.B1561]/1000)" office:value-type="float" office:value="40.1412973667309" calcext:value-type="float">
            <text:p>40</text:p>
          </table:table-cell>
          <table:table-cell table:style-name="ce6" table:formula="of:=[.C1561]/[.D$2]" office:value-type="float" office:value="10.0353243416827" calcext:value-type="float">
            <text:p>10</text:p>
          </table:table-cell>
          <table:table-cell table:style-name="ce6" table:formula="of:=[.D1561]*60" office:value-type="float" office:value="602.119460500964" calcext:value-type="float">
            <text:p>602</text:p>
          </table:table-cell>
          <table:table-cell table:style-name="ce6" table:formula="of:=[.E1561]*[.F$2]" office:value-type="float" office:value="1204.23892100193" calcext:value-type="float">
            <text:p>1204</text:p>
          </table:table-cell>
          <table:table-cell table:number-columns-repeated="5"/>
        </table:table-row>
        <table:table-row table:style-name="ro1">
          <table:table-cell table:style-name="ce2" office:value-type="float" office:value="1558" calcext:value-type="float">
            <text:p>1558</text:p>
          </table:table-cell>
          <table:table-cell table:style-name="ce2" table:formula="of:=[.B$2]*[.A1562]*1000" office:value-type="float" office:value="24.928" calcext:value-type="float">
            <text:p>24.928</text:p>
          </table:table-cell>
          <table:table-cell table:style-name="ce6" table:formula="of:=1/([.B1562]/1000)" office:value-type="float" office:value="40.1155327342747" calcext:value-type="float">
            <text:p>40</text:p>
          </table:table-cell>
          <table:table-cell table:style-name="ce6" table:formula="of:=[.C1562]/[.D$2]" office:value-type="float" office:value="10.0288831835687" calcext:value-type="float">
            <text:p>10</text:p>
          </table:table-cell>
          <table:table-cell table:style-name="ce6" table:formula="of:=[.D1562]*60" office:value-type="float" office:value="601.732991014121" calcext:value-type="float">
            <text:p>602</text:p>
          </table:table-cell>
          <table:table-cell table:style-name="ce6" table:formula="of:=[.E1562]*[.F$2]" office:value-type="float" office:value="1203.46598202824" calcext:value-type="float">
            <text:p>1203</text:p>
          </table:table-cell>
          <table:table-cell table:number-columns-repeated="5"/>
        </table:table-row>
        <table:table-row table:style-name="ro1">
          <table:table-cell table:style-name="ce2" office:value-type="float" office:value="1559" calcext:value-type="float">
            <text:p>1559</text:p>
          </table:table-cell>
          <table:table-cell table:style-name="ce2" table:formula="of:=[.B$2]*[.A1563]*1000" office:value-type="float" office:value="24.944" calcext:value-type="float">
            <text:p>24.944</text:p>
          </table:table-cell>
          <table:table-cell table:style-name="ce6" table:formula="of:=1/([.B1563]/1000)" office:value-type="float" office:value="40.0898011545863" calcext:value-type="float">
            <text:p>40</text:p>
          </table:table-cell>
          <table:table-cell table:style-name="ce6" table:formula="of:=[.C1563]/[.D$2]" office:value-type="float" office:value="10.0224502886466" calcext:value-type="float">
            <text:p>10</text:p>
          </table:table-cell>
          <table:table-cell table:style-name="ce6" table:formula="of:=[.D1563]*60" office:value-type="float" office:value="601.347017318794" calcext:value-type="float">
            <text:p>601</text:p>
          </table:table-cell>
          <table:table-cell table:style-name="ce6" table:formula="of:=[.E1563]*[.F$2]" office:value-type="float" office:value="1202.69403463759" calcext:value-type="float">
            <text:p>1203</text:p>
          </table:table-cell>
          <table:table-cell table:number-columns-repeated="5"/>
        </table:table-row>
        <table:table-row table:style-name="ro1">
          <table:table-cell table:style-name="ce2" office:value-type="float" office:value="1560" calcext:value-type="float">
            <text:p>1560</text:p>
          </table:table-cell>
          <table:table-cell table:style-name="ce2" table:formula="of:=[.B$2]*[.A1564]*1000" office:value-type="float" office:value="24.96" calcext:value-type="float">
            <text:p>24.96</text:p>
          </table:table-cell>
          <table:table-cell table:style-name="ce6" table:formula="of:=1/([.B1564]/1000)" office:value-type="float" office:value="40.0641025641026" calcext:value-type="float">
            <text:p>40</text:p>
          </table:table-cell>
          <table:table-cell table:style-name="ce6" table:formula="of:=[.C1564]/[.D$2]" office:value-type="float" office:value="10.0160256410256" calcext:value-type="float">
            <text:p>10</text:p>
          </table:table-cell>
          <table:table-cell table:style-name="ce6" table:formula="of:=[.D1564]*60" office:value-type="float" office:value="600.961538461538" calcext:value-type="float">
            <text:p>601</text:p>
          </table:table-cell>
          <table:table-cell table:style-name="ce6" table:formula="of:=[.E1564]*[.F$2]" office:value-type="float" office:value="1201.92307692308" calcext:value-type="float">
            <text:p>1202</text:p>
          </table:table-cell>
          <table:table-cell table:number-columns-repeated="5"/>
        </table:table-row>
        <table:table-row table:style-name="ro1">
          <table:table-cell table:style-name="ce2" office:value-type="float" office:value="1561" calcext:value-type="float">
            <text:p>1561</text:p>
          </table:table-cell>
          <table:table-cell table:style-name="ce2" table:formula="of:=[.B$2]*[.A1565]*1000" office:value-type="float" office:value="24.976" calcext:value-type="float">
            <text:p>24.976</text:p>
          </table:table-cell>
          <table:table-cell table:style-name="ce6" table:formula="of:=1/([.B1565]/1000)" office:value-type="float" office:value="40.0384368994235" calcext:value-type="float">
            <text:p>40</text:p>
          </table:table-cell>
          <table:table-cell table:style-name="ce6" table:formula="of:=[.C1565]/[.D$2]" office:value-type="float" office:value="10.0096092248559" calcext:value-type="float">
            <text:p>10</text:p>
          </table:table-cell>
          <table:table-cell table:style-name="ce6" table:formula="of:=[.D1565]*60" office:value-type="float" office:value="600.576553491352" calcext:value-type="float">
            <text:p>601</text:p>
          </table:table-cell>
          <table:table-cell table:style-name="ce6" table:formula="of:=[.E1565]*[.F$2]" office:value-type="float" office:value="1201.1531069827" calcext:value-type="float">
            <text:p>1201</text:p>
          </table:table-cell>
          <table:table-cell table:number-columns-repeated="5"/>
        </table:table-row>
        <table:table-row table:style-name="ro1">
          <table:table-cell table:style-name="ce2" office:value-type="float" office:value="1562" calcext:value-type="float">
            <text:p>1562</text:p>
          </table:table-cell>
          <table:table-cell table:style-name="ce2" table:formula="of:=[.B$2]*[.A1566]*1000" office:value-type="float" office:value="24.992" calcext:value-type="float">
            <text:p>24.992</text:p>
          </table:table-cell>
          <table:table-cell table:style-name="ce6" table:formula="of:=1/([.B1566]/1000)" office:value-type="float" office:value="40.0128040973111" calcext:value-type="float">
            <text:p>40</text:p>
          </table:table-cell>
          <table:table-cell table:style-name="ce6" table:formula="of:=[.C1566]/[.D$2]" office:value-type="float" office:value="10.0032010243278" calcext:value-type="float">
            <text:p>10</text:p>
          </table:table-cell>
          <table:table-cell table:style-name="ce6" table:formula="of:=[.D1566]*60" office:value-type="float" office:value="600.192061459667" calcext:value-type="float">
            <text:p>600</text:p>
          </table:table-cell>
          <table:table-cell table:style-name="ce6" table:formula="of:=[.E1566]*[.F$2]" office:value-type="float" office:value="1200.38412291933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2" office:value-type="float" office:value="1563" calcext:value-type="float">
            <text:p>1563</text:p>
          </table:table-cell>
          <table:table-cell table:style-name="ce2" table:formula="of:=[.B$2]*[.A1567]*1000" office:value-type="float" office:value="25.008" calcext:value-type="float">
            <text:p>25.008</text:p>
          </table:table-cell>
          <table:table-cell table:style-name="ce6" table:formula="of:=1/([.B1567]/1000)" office:value-type="float" office:value="39.9872040946897" calcext:value-type="float">
            <text:p>40</text:p>
          </table:table-cell>
          <table:table-cell table:style-name="ce6" table:formula="of:=[.C1567]/[.D$2]" office:value-type="float" office:value="9.99680102367243" calcext:value-type="float">
            <text:p>10</text:p>
          </table:table-cell>
          <table:table-cell table:style-name="ce6" table:formula="of:=[.D1567]*60" office:value-type="float" office:value="599.808061420346" calcext:value-type="float">
            <text:p>600</text:p>
          </table:table-cell>
          <table:table-cell table:style-name="ce6" table:formula="of:=[.E1567]*[.F$2]" office:value-type="float" office:value="1199.61612284069" calcext:value-type="float">
            <text:p>1200</text:p>
          </table:table-cell>
          <table:table-cell table:number-columns-repeated="5"/>
        </table:table-row>
        <table:table-row table:style-name="ro1">
          <table:table-cell table:style-name="ce2" office:value-type="float" office:value="1564" calcext:value-type="float">
            <text:p>1564</text:p>
          </table:table-cell>
          <table:table-cell table:style-name="ce2" table:formula="of:=[.B$2]*[.A1568]*1000" office:value-type="float" office:value="25.024" calcext:value-type="float">
            <text:p>25.024</text:p>
          </table:table-cell>
          <table:table-cell table:style-name="ce6" table:formula="of:=1/([.B1568]/1000)" office:value-type="float" office:value="39.9616368286445" calcext:value-type="float">
            <text:p>40</text:p>
          </table:table-cell>
          <table:table-cell table:style-name="ce6" table:formula="of:=[.C1568]/[.D$2]" office:value-type="float" office:value="9.99040920716113" calcext:value-type="float">
            <text:p>10</text:p>
          </table:table-cell>
          <table:table-cell table:style-name="ce6" table:formula="of:=[.D1568]*60" office:value-type="float" office:value="599.424552429668" calcext:value-type="float">
            <text:p>599</text:p>
          </table:table-cell>
          <table:table-cell table:style-name="ce6" table:formula="of:=[.E1568]*[.F$2]" office:value-type="float" office:value="1198.84910485934" calcext:value-type="float">
            <text:p>1199</text:p>
          </table:table-cell>
          <table:table-cell table:number-columns-repeated="5"/>
        </table:table-row>
        <table:table-row table:style-name="ro1">
          <table:table-cell table:style-name="ce2" office:value-type="float" office:value="1565" calcext:value-type="float">
            <text:p>1565</text:p>
          </table:table-cell>
          <table:table-cell table:style-name="ce2" table:formula="of:=[.B$2]*[.A1569]*1000" office:value-type="float" office:value="25.04" calcext:value-type="float">
            <text:p>25.04</text:p>
          </table:table-cell>
          <table:table-cell table:style-name="ce6" table:formula="of:=1/([.B1569]/1000)" office:value-type="float" office:value="39.9361022364217" calcext:value-type="float">
            <text:p>40</text:p>
          </table:table-cell>
          <table:table-cell table:style-name="ce6" table:formula="of:=[.C1569]/[.D$2]" office:value-type="float" office:value="9.98402555910543" calcext:value-type="float">
            <text:p>10</text:p>
          </table:table-cell>
          <table:table-cell table:style-name="ce6" table:formula="of:=[.D1569]*60" office:value-type="float" office:value="599.041533546326" calcext:value-type="float">
            <text:p>599</text:p>
          </table:table-cell>
          <table:table-cell table:style-name="ce6" table:formula="of:=[.E1569]*[.F$2]" office:value-type="float" office:value="1198.08306709265" calcext:value-type="float">
            <text:p>1198</text:p>
          </table:table-cell>
          <table:table-cell table:number-columns-repeated="5"/>
        </table:table-row>
        <table:table-row table:style-name="ro1">
          <table:table-cell table:style-name="ce2" office:value-type="float" office:value="1566" calcext:value-type="float">
            <text:p>1566</text:p>
          </table:table-cell>
          <table:table-cell table:style-name="ce2" table:formula="of:=[.B$2]*[.A1570]*1000" office:value-type="float" office:value="25.056" calcext:value-type="float">
            <text:p>25.056</text:p>
          </table:table-cell>
          <table:table-cell table:style-name="ce6" table:formula="of:=1/([.B1570]/1000)" office:value-type="float" office:value="39.9106002554278" calcext:value-type="float">
            <text:p>40</text:p>
          </table:table-cell>
          <table:table-cell table:style-name="ce6" table:formula="of:=[.C1570]/[.D$2]" office:value-type="float" office:value="9.97765006385696" calcext:value-type="float">
            <text:p>10</text:p>
          </table:table-cell>
          <table:table-cell table:style-name="ce6" table:formula="of:=[.D1570]*60" office:value-type="float" office:value="598.659003831418" calcext:value-type="float">
            <text:p>599</text:p>
          </table:table-cell>
          <table:table-cell table:style-name="ce6" table:formula="of:=[.E1570]*[.F$2]" office:value-type="float" office:value="1197.31800766284" calcext:value-type="float">
            <text:p>1197</text:p>
          </table:table-cell>
          <table:table-cell table:number-columns-repeated="5"/>
        </table:table-row>
        <table:table-row table:style-name="ro1">
          <table:table-cell table:style-name="ce2" office:value-type="float" office:value="1567" calcext:value-type="float">
            <text:p>1567</text:p>
          </table:table-cell>
          <table:table-cell table:style-name="ce2" table:formula="of:=[.B$2]*[.A1571]*1000" office:value-type="float" office:value="25.072" calcext:value-type="float">
            <text:p>25.072</text:p>
          </table:table-cell>
          <table:table-cell table:style-name="ce6" table:formula="of:=1/([.B1571]/1000)" office:value-type="float" office:value="39.8851308232291" calcext:value-type="float">
            <text:p>40</text:p>
          </table:table-cell>
          <table:table-cell table:style-name="ce6" table:formula="of:=[.C1571]/[.D$2]" office:value-type="float" office:value="9.97128270580727" calcext:value-type="float">
            <text:p>10</text:p>
          </table:table-cell>
          <table:table-cell table:style-name="ce6" table:formula="of:=[.D1571]*60" office:value-type="float" office:value="598.276962348436" calcext:value-type="float">
            <text:p>598</text:p>
          </table:table-cell>
          <table:table-cell table:style-name="ce6" table:formula="of:=[.E1571]*[.F$2]" office:value-type="float" office:value="1196.55392469687" calcext:value-type="float">
            <text:p>1197</text:p>
          </table:table-cell>
          <table:table-cell table:number-columns-repeated="5"/>
        </table:table-row>
        <table:table-row table:style-name="ro1">
          <table:table-cell table:style-name="ce2" office:value-type="float" office:value="1568" calcext:value-type="float">
            <text:p>1568</text:p>
          </table:table-cell>
          <table:table-cell table:style-name="ce2" table:formula="of:=[.B$2]*[.A1572]*1000" office:value-type="float" office:value="25.088" calcext:value-type="float">
            <text:p>25.088</text:p>
          </table:table-cell>
          <table:table-cell table:style-name="ce6" table:formula="of:=1/([.B1572]/1000)" office:value-type="float" office:value="39.859693877551" calcext:value-type="float">
            <text:p>40</text:p>
          </table:table-cell>
          <table:table-cell table:style-name="ce6" table:formula="of:=[.C1572]/[.D$2]" office:value-type="float" office:value="9.96492346938775" calcext:value-type="float">
            <text:p>10</text:p>
          </table:table-cell>
          <table:table-cell table:style-name="ce6" table:formula="of:=[.D1572]*60" office:value-type="float" office:value="597.895408163265" calcext:value-type="float">
            <text:p>598</text:p>
          </table:table-cell>
          <table:table-cell table:style-name="ce6" table:formula="of:=[.E1572]*[.F$2]" office:value-type="float" office:value="1195.79081632653" calcext:value-type="float">
            <text:p>1196</text:p>
          </table:table-cell>
          <table:table-cell table:number-columns-repeated="5"/>
        </table:table-row>
        <table:table-row table:style-name="ro1">
          <table:table-cell table:style-name="ce2" office:value-type="float" office:value="1569" calcext:value-type="float">
            <text:p>1569</text:p>
          </table:table-cell>
          <table:table-cell table:style-name="ce2" table:formula="of:=[.B$2]*[.A1573]*1000" office:value-type="float" office:value="25.104" calcext:value-type="float">
            <text:p>25.104</text:p>
          </table:table-cell>
          <table:table-cell table:style-name="ce6" table:formula="of:=1/([.B1573]/1000)" office:value-type="float" office:value="39.8342893562779" calcext:value-type="float">
            <text:p>40</text:p>
          </table:table-cell>
          <table:table-cell table:style-name="ce6" table:formula="of:=[.C1573]/[.D$2]" office:value-type="float" office:value="9.95857233906947" calcext:value-type="float">
            <text:p>10</text:p>
          </table:table-cell>
          <table:table-cell table:style-name="ce6" table:formula="of:=[.D1573]*60" office:value-type="float" office:value="597.514340344168" calcext:value-type="float">
            <text:p>598</text:p>
          </table:table-cell>
          <table:table-cell table:style-name="ce6" table:formula="of:=[.E1573]*[.F$2]" office:value-type="float" office:value="1195.02868068834" calcext:value-type="float">
            <text:p>1195</text:p>
          </table:table-cell>
          <table:table-cell table:number-columns-repeated="5"/>
        </table:table-row>
        <table:table-row table:style-name="ro1">
          <table:table-cell table:style-name="ce2" office:value-type="float" office:value="1570" calcext:value-type="float">
            <text:p>1570</text:p>
          </table:table-cell>
          <table:table-cell table:style-name="ce2" table:formula="of:=[.B$2]*[.A1574]*1000" office:value-type="float" office:value="25.12" calcext:value-type="float">
            <text:p>25.12</text:p>
          </table:table-cell>
          <table:table-cell table:style-name="ce6" table:formula="of:=1/([.B1574]/1000)" office:value-type="float" office:value="39.8089171974522" calcext:value-type="float">
            <text:p>40</text:p>
          </table:table-cell>
          <table:table-cell table:style-name="ce6" table:formula="of:=[.C1574]/[.D$2]" office:value-type="float" office:value="9.95222929936306" calcext:value-type="float">
            <text:p>10</text:p>
          </table:table-cell>
          <table:table-cell table:style-name="ce6" table:formula="of:=[.D1574]*60" office:value-type="float" office:value="597.133757961784" calcext:value-type="float">
            <text:p>597</text:p>
          </table:table-cell>
          <table:table-cell table:style-name="ce6" table:formula="of:=[.E1574]*[.F$2]" office:value-type="float" office:value="1194.26751592357" calcext:value-type="float">
            <text:p>1194</text:p>
          </table:table-cell>
          <table:table-cell table:number-columns-repeated="5"/>
        </table:table-row>
        <table:table-row table:style-name="ro1">
          <table:table-cell table:style-name="ce2" office:value-type="float" office:value="1571" calcext:value-type="float">
            <text:p>1571</text:p>
          </table:table-cell>
          <table:table-cell table:style-name="ce2" table:formula="of:=[.B$2]*[.A1575]*1000" office:value-type="float" office:value="25.136" calcext:value-type="float">
            <text:p>25.136</text:p>
          </table:table-cell>
          <table:table-cell table:style-name="ce6" table:formula="of:=1/([.B1575]/1000)" office:value-type="float" office:value="39.7835773392744" calcext:value-type="float">
            <text:p>40</text:p>
          </table:table-cell>
          <table:table-cell table:style-name="ce6" table:formula="of:=[.C1575]/[.D$2]" office:value-type="float" office:value="9.94589433481859" calcext:value-type="float">
            <text:p>10</text:p>
          </table:table-cell>
          <table:table-cell table:style-name="ce6" table:formula="of:=[.D1575]*60" office:value-type="float" office:value="596.753660089115" calcext:value-type="float">
            <text:p>597</text:p>
          </table:table-cell>
          <table:table-cell table:style-name="ce6" table:formula="of:=[.E1575]*[.F$2]" office:value-type="float" office:value="1193.50732017823" calcext:value-type="float">
            <text:p>1194</text:p>
          </table:table-cell>
          <table:table-cell table:number-columns-repeated="5"/>
        </table:table-row>
        <table:table-row table:style-name="ro1">
          <table:table-cell table:style-name="ce2" office:value-type="float" office:value="1572" calcext:value-type="float">
            <text:p>1572</text:p>
          </table:table-cell>
          <table:table-cell table:style-name="ce2" table:formula="of:=[.B$2]*[.A1576]*1000" office:value-type="float" office:value="25.152" calcext:value-type="float">
            <text:p>25.152</text:p>
          </table:table-cell>
          <table:table-cell table:style-name="ce6" table:formula="of:=1/([.B1576]/1000)" office:value-type="float" office:value="39.7582697201018" calcext:value-type="float">
            <text:p>40</text:p>
          </table:table-cell>
          <table:table-cell table:style-name="ce6" table:formula="of:=[.C1576]/[.D$2]" office:value-type="float" office:value="9.93956743002545" calcext:value-type="float">
            <text:p>10</text:p>
          </table:table-cell>
          <table:table-cell table:style-name="ce6" table:formula="of:=[.D1576]*60" office:value-type="float" office:value="596.374045801527" calcext:value-type="float">
            <text:p>596</text:p>
          </table:table-cell>
          <table:table-cell table:style-name="ce6" table:formula="of:=[.E1576]*[.F$2]" office:value-type="float" office:value="1192.74809160305" calcext:value-type="float">
            <text:p>1193</text:p>
          </table:table-cell>
          <table:table-cell table:number-columns-repeated="5"/>
        </table:table-row>
        <table:table-row table:style-name="ro1">
          <table:table-cell table:style-name="ce2" office:value-type="float" office:value="1573" calcext:value-type="float">
            <text:p>1573</text:p>
          </table:table-cell>
          <table:table-cell table:style-name="ce2" table:formula="of:=[.B$2]*[.A1577]*1000" office:value-type="float" office:value="25.168" calcext:value-type="float">
            <text:p>25.168</text:p>
          </table:table-cell>
          <table:table-cell table:style-name="ce6" table:formula="of:=1/([.B1577]/1000)" office:value-type="float" office:value="39.7329942784488" calcext:value-type="float">
            <text:p>40</text:p>
          </table:table-cell>
          <table:table-cell table:style-name="ce6" table:formula="of:=[.C1577]/[.D$2]" office:value-type="float" office:value="9.93324856961221" calcext:value-type="float">
            <text:p>10</text:p>
          </table:table-cell>
          <table:table-cell table:style-name="ce6" table:formula="of:=[.D1577]*60" office:value-type="float" office:value="595.994914176732" calcext:value-type="float">
            <text:p>596</text:p>
          </table:table-cell>
          <table:table-cell table:style-name="ce6" table:formula="of:=[.E1577]*[.F$2]" office:value-type="float" office:value="1191.98982835346" calcext:value-type="float">
            <text:p>1192</text:p>
          </table:table-cell>
          <table:table-cell table:number-columns-repeated="5"/>
        </table:table-row>
        <table:table-row table:style-name="ro1">
          <table:table-cell table:style-name="ce2" office:value-type="float" office:value="1574" calcext:value-type="float">
            <text:p>1574</text:p>
          </table:table-cell>
          <table:table-cell table:style-name="ce2" table:formula="of:=[.B$2]*[.A1578]*1000" office:value-type="float" office:value="25.184" calcext:value-type="float">
            <text:p>25.184</text:p>
          </table:table-cell>
          <table:table-cell table:style-name="ce6" table:formula="of:=1/([.B1578]/1000)" office:value-type="float" office:value="39.707750952986" calcext:value-type="float">
            <text:p>40</text:p>
          </table:table-cell>
          <table:table-cell table:style-name="ce6" table:formula="of:=[.C1578]/[.D$2]" office:value-type="float" office:value="9.92693773824651" calcext:value-type="float">
            <text:p>10</text:p>
          </table:table-cell>
          <table:table-cell table:style-name="ce6" table:formula="of:=[.D1578]*60" office:value-type="float" office:value="595.61626429479" calcext:value-type="float">
            <text:p>596</text:p>
          </table:table-cell>
          <table:table-cell table:style-name="ce6" table:formula="of:=[.E1578]*[.F$2]" office:value-type="float" office:value="1191.23252858958" calcext:value-type="float">
            <text:p>1191</text:p>
          </table:table-cell>
          <table:table-cell table:number-columns-repeated="5"/>
        </table:table-row>
        <table:table-row table:style-name="ro1">
          <table:table-cell table:style-name="ce2" office:value-type="float" office:value="1575" calcext:value-type="float">
            <text:p>1575</text:p>
          </table:table-cell>
          <table:table-cell table:style-name="ce2" table:formula="of:=[.B$2]*[.A1579]*1000" office:value-type="float" office:value="25.2" calcext:value-type="float">
            <text:p>25.2</text:p>
          </table:table-cell>
          <table:table-cell table:style-name="ce6" table:formula="of:=1/([.B1579]/1000)" office:value-type="float" office:value="39.6825396825397" calcext:value-type="float">
            <text:p>40</text:p>
          </table:table-cell>
          <table:table-cell table:style-name="ce6" table:formula="of:=[.C1579]/[.D$2]" office:value-type="float" office:value="9.92063492063492" calcext:value-type="float">
            <text:p>10</text:p>
          </table:table-cell>
          <table:table-cell table:style-name="ce6" table:formula="of:=[.D1579]*60" office:value-type="float" office:value="595.238095238095" calcext:value-type="float">
            <text:p>595</text:p>
          </table:table-cell>
          <table:table-cell table:style-name="ce6" table:formula="of:=[.E1579]*[.F$2]" office:value-type="float" office:value="1190.47619047619" calcext:value-type="float">
            <text:p>1190</text:p>
          </table:table-cell>
          <table:table-cell table:number-columns-repeated="5"/>
        </table:table-row>
        <table:table-row table:style-name="ro1">
          <table:table-cell table:style-name="ce2" office:value-type="float" office:value="1576" calcext:value-type="float">
            <text:p>1576</text:p>
          </table:table-cell>
          <table:table-cell table:style-name="ce2" table:formula="of:=[.B$2]*[.A1580]*1000" office:value-type="float" office:value="25.216" calcext:value-type="float">
            <text:p>25.216</text:p>
          </table:table-cell>
          <table:table-cell table:style-name="ce6" table:formula="of:=1/([.B1580]/1000)" office:value-type="float" office:value="39.6573604060914" calcext:value-type="float">
            <text:p>40</text:p>
          </table:table-cell>
          <table:table-cell table:style-name="ce6" table:formula="of:=[.C1580]/[.D$2]" office:value-type="float" office:value="9.91434010152284" calcext:value-type="float">
            <text:p>10</text:p>
          </table:table-cell>
          <table:table-cell table:style-name="ce6" table:formula="of:=[.D1580]*60" office:value-type="float" office:value="594.860406091371" calcext:value-type="float">
            <text:p>595</text:p>
          </table:table-cell>
          <table:table-cell table:style-name="ce6" table:formula="of:=[.E1580]*[.F$2]" office:value-type="float" office:value="1189.72081218274" calcext:value-type="float">
            <text:p>1190</text:p>
          </table:table-cell>
          <table:table-cell table:number-columns-repeated="5"/>
        </table:table-row>
        <table:table-row table:style-name="ro1">
          <table:table-cell table:style-name="ce2" office:value-type="float" office:value="1577" calcext:value-type="float">
            <text:p>1577</text:p>
          </table:table-cell>
          <table:table-cell table:style-name="ce2" table:formula="of:=[.B$2]*[.A1581]*1000" office:value-type="float" office:value="25.232" calcext:value-type="float">
            <text:p>25.232</text:p>
          </table:table-cell>
          <table:table-cell table:style-name="ce6" table:formula="of:=1/([.B1581]/1000)" office:value-type="float" office:value="39.6322130627774" calcext:value-type="float">
            <text:p>40</text:p>
          </table:table-cell>
          <table:table-cell table:style-name="ce6" table:formula="of:=[.C1581]/[.D$2]" office:value-type="float" office:value="9.90805326569436" calcext:value-type="float">
            <text:p>10</text:p>
          </table:table-cell>
          <table:table-cell table:style-name="ce6" table:formula="of:=[.D1581]*60" office:value-type="float" office:value="594.483195941662" calcext:value-type="float">
            <text:p>594</text:p>
          </table:table-cell>
          <table:table-cell table:style-name="ce6" table:formula="of:=[.E1581]*[.F$2]" office:value-type="float" office:value="1188.96639188332" calcext:value-type="float">
            <text:p>1189</text:p>
          </table:table-cell>
          <table:table-cell table:number-columns-repeated="5"/>
        </table:table-row>
        <table:table-row table:style-name="ro1">
          <table:table-cell table:style-name="ce2" office:value-type="float" office:value="1578" calcext:value-type="float">
            <text:p>1578</text:p>
          </table:table-cell>
          <table:table-cell table:style-name="ce2" table:formula="of:=[.B$2]*[.A1582]*1000" office:value-type="float" office:value="25.248" calcext:value-type="float">
            <text:p>25.248</text:p>
          </table:table-cell>
          <table:table-cell table:style-name="ce6" table:formula="of:=1/([.B1582]/1000)" office:value-type="float" office:value="39.6070975918885" calcext:value-type="float">
            <text:p>40</text:p>
          </table:table-cell>
          <table:table-cell table:style-name="ce6" table:formula="of:=[.C1582]/[.D$2]" office:value-type="float" office:value="9.90177439797212" calcext:value-type="float">
            <text:p>10</text:p>
          </table:table-cell>
          <table:table-cell table:style-name="ce6" table:formula="of:=[.D1582]*60" office:value-type="float" office:value="594.106463878327" calcext:value-type="float">
            <text:p>594</text:p>
          </table:table-cell>
          <table:table-cell table:style-name="ce6" table:formula="of:=[.E1582]*[.F$2]" office:value-type="float" office:value="1188.21292775665" calcext:value-type="float">
            <text:p>1188</text:p>
          </table:table-cell>
          <table:table-cell table:number-columns-repeated="5"/>
        </table:table-row>
        <table:table-row table:style-name="ro1">
          <table:table-cell table:style-name="ce2" office:value-type="float" office:value="1579" calcext:value-type="float">
            <text:p>1579</text:p>
          </table:table-cell>
          <table:table-cell table:style-name="ce2" table:formula="of:=[.B$2]*[.A1583]*1000" office:value-type="float" office:value="25.264" calcext:value-type="float">
            <text:p>25.264</text:p>
          </table:table-cell>
          <table:table-cell table:style-name="ce6" table:formula="of:=1/([.B1583]/1000)" office:value-type="float" office:value="39.5820139328689" calcext:value-type="float">
            <text:p>40</text:p>
          </table:table-cell>
          <table:table-cell table:style-name="ce6" table:formula="of:=[.C1583]/[.D$2]" office:value-type="float" office:value="9.89550348321723" calcext:value-type="float">
            <text:p>10</text:p>
          </table:table-cell>
          <table:table-cell table:style-name="ce6" table:formula="of:=[.D1583]*60" office:value-type="float" office:value="593.730208993034" calcext:value-type="float">
            <text:p>594</text:p>
          </table:table-cell>
          <table:table-cell table:style-name="ce6" table:formula="of:=[.E1583]*[.F$2]" office:value-type="float" office:value="1187.46041798607" calcext:value-type="float">
            <text:p>1187</text:p>
          </table:table-cell>
          <table:table-cell table:number-columns-repeated="5"/>
        </table:table-row>
        <table:table-row table:style-name="ro1">
          <table:table-cell table:style-name="ce2" office:value-type="float" office:value="1580" calcext:value-type="float">
            <text:p>1580</text:p>
          </table:table-cell>
          <table:table-cell table:style-name="ce2" table:formula="of:=[.B$2]*[.A1584]*1000" office:value-type="float" office:value="25.28" calcext:value-type="float">
            <text:p>25.28</text:p>
          </table:table-cell>
          <table:table-cell table:style-name="ce6" table:formula="of:=1/([.B1584]/1000)" office:value-type="float" office:value="39.5569620253165" calcext:value-type="float">
            <text:p>40</text:p>
          </table:table-cell>
          <table:table-cell table:style-name="ce6" table:formula="of:=[.C1584]/[.D$2]" office:value-type="float" office:value="9.88924050632911" calcext:value-type="float">
            <text:p>10</text:p>
          </table:table-cell>
          <table:table-cell table:style-name="ce6" table:formula="of:=[.D1584]*60" office:value-type="float" office:value="593.354430379747" calcext:value-type="float">
            <text:p>593</text:p>
          </table:table-cell>
          <table:table-cell table:style-name="ce6" table:formula="of:=[.E1584]*[.F$2]" office:value-type="float" office:value="1186.70886075949" calcext:value-type="float">
            <text:p>1187</text:p>
          </table:table-cell>
          <table:table-cell table:number-columns-repeated="5"/>
        </table:table-row>
        <table:table-row table:style-name="ro1">
          <table:table-cell table:style-name="ce2" office:value-type="float" office:value="1581" calcext:value-type="float">
            <text:p>1581</text:p>
          </table:table-cell>
          <table:table-cell table:style-name="ce2" table:formula="of:=[.B$2]*[.A1585]*1000" office:value-type="float" office:value="25.296" calcext:value-type="float">
            <text:p>25.296</text:p>
          </table:table-cell>
          <table:table-cell table:style-name="ce6" table:formula="of:=1/([.B1585]/1000)" office:value-type="float" office:value="39.5319418089817" calcext:value-type="float">
            <text:p>40</text:p>
          </table:table-cell>
          <table:table-cell table:style-name="ce6" table:formula="of:=[.C1585]/[.D$2]" office:value-type="float" office:value="9.88298545224541" calcext:value-type="float">
            <text:p>10</text:p>
          </table:table-cell>
          <table:table-cell table:style-name="ce6" table:formula="of:=[.D1585]*60" office:value-type="float" office:value="592.979127134725" calcext:value-type="float">
            <text:p>593</text:p>
          </table:table-cell>
          <table:table-cell table:style-name="ce6" table:formula="of:=[.E1585]*[.F$2]" office:value-type="float" office:value="1185.95825426945" calcext:value-type="float">
            <text:p>1186</text:p>
          </table:table-cell>
          <table:table-cell table:number-columns-repeated="5"/>
        </table:table-row>
        <table:table-row table:style-name="ro1">
          <table:table-cell table:style-name="ce2" office:value-type="float" office:value="1582" calcext:value-type="float">
            <text:p>1582</text:p>
          </table:table-cell>
          <table:table-cell table:style-name="ce2" table:formula="of:=[.B$2]*[.A1586]*1000" office:value-type="float" office:value="25.312" calcext:value-type="float">
            <text:p>25.312</text:p>
          </table:table-cell>
          <table:table-cell table:style-name="ce6" table:formula="of:=1/([.B1586]/1000)" office:value-type="float" office:value="39.5069532237674" calcext:value-type="float">
            <text:p>40</text:p>
          </table:table-cell>
          <table:table-cell table:style-name="ce6" table:formula="of:=[.C1586]/[.D$2]" office:value-type="float" office:value="9.87673830594185" calcext:value-type="float">
            <text:p>10</text:p>
          </table:table-cell>
          <table:table-cell table:style-name="ce6" table:formula="of:=[.D1586]*60" office:value-type="float" office:value="592.604298356511" calcext:value-type="float">
            <text:p>593</text:p>
          </table:table-cell>
          <table:table-cell table:style-name="ce6" table:formula="of:=[.E1586]*[.F$2]" office:value-type="float" office:value="1185.20859671302" calcext:value-type="float">
            <text:p>1185</text:p>
          </table:table-cell>
          <table:table-cell table:number-columns-repeated="5"/>
        </table:table-row>
        <table:table-row table:style-name="ro1">
          <table:table-cell table:style-name="ce2" office:value-type="float" office:value="1583" calcext:value-type="float">
            <text:p>1583</text:p>
          </table:table-cell>
          <table:table-cell table:style-name="ce2" table:formula="of:=[.B$2]*[.A1587]*1000" office:value-type="float" office:value="25.328" calcext:value-type="float">
            <text:p>25.328</text:p>
          </table:table-cell>
          <table:table-cell table:style-name="ce6" table:formula="of:=1/([.B1587]/1000)" office:value-type="float" office:value="39.4819962097284" calcext:value-type="float">
            <text:p>39</text:p>
          </table:table-cell>
          <table:table-cell table:style-name="ce6" table:formula="of:=[.C1587]/[.D$2]" office:value-type="float" office:value="9.87049905243209" calcext:value-type="float">
            <text:p>10</text:p>
          </table:table-cell>
          <table:table-cell table:style-name="ce6" table:formula="of:=[.D1587]*60" office:value-type="float" office:value="592.229943145926" calcext:value-type="float">
            <text:p>592</text:p>
          </table:table-cell>
          <table:table-cell table:style-name="ce6" table:formula="of:=[.E1587]*[.F$2]" office:value-type="float" office:value="1184.45988629185" calcext:value-type="float">
            <text:p>1184</text:p>
          </table:table-cell>
          <table:table-cell table:number-columns-repeated="5"/>
        </table:table-row>
        <table:table-row table:style-name="ro1">
          <table:table-cell table:style-name="ce2" office:value-type="float" office:value="1584" calcext:value-type="float">
            <text:p>1584</text:p>
          </table:table-cell>
          <table:table-cell table:style-name="ce2" table:formula="of:=[.B$2]*[.A1588]*1000" office:value-type="float" office:value="25.344" calcext:value-type="float">
            <text:p>25.344</text:p>
          </table:table-cell>
          <table:table-cell table:style-name="ce6" table:formula="of:=1/([.B1588]/1000)" office:value-type="float" office:value="39.4570707070707" calcext:value-type="float">
            <text:p>39</text:p>
          </table:table-cell>
          <table:table-cell table:style-name="ce6" table:formula="of:=[.C1588]/[.D$2]" office:value-type="float" office:value="9.86426767676768" calcext:value-type="float">
            <text:p>10</text:p>
          </table:table-cell>
          <table:table-cell table:style-name="ce6" table:formula="of:=[.D1588]*60" office:value-type="float" office:value="591.856060606061" calcext:value-type="float">
            <text:p>592</text:p>
          </table:table-cell>
          <table:table-cell table:style-name="ce6" table:formula="of:=[.E1588]*[.F$2]" office:value-type="float" office:value="1183.71212121212" calcext:value-type="float">
            <text:p>1184</text:p>
          </table:table-cell>
          <table:table-cell table:number-columns-repeated="5"/>
        </table:table-row>
        <table:table-row table:style-name="ro1">
          <table:table-cell table:style-name="ce2" office:value-type="float" office:value="1585" calcext:value-type="float">
            <text:p>1585</text:p>
          </table:table-cell>
          <table:table-cell table:style-name="ce2" table:formula="of:=[.B$2]*[.A1589]*1000" office:value-type="float" office:value="25.36" calcext:value-type="float">
            <text:p>25.36</text:p>
          </table:table-cell>
          <table:table-cell table:style-name="ce6" table:formula="of:=1/([.B1589]/1000)" office:value-type="float" office:value="39.4321766561514" calcext:value-type="float">
            <text:p>39</text:p>
          </table:table-cell>
          <table:table-cell table:style-name="ce6" table:formula="of:=[.C1589]/[.D$2]" office:value-type="float" office:value="9.85804416403786" calcext:value-type="float">
            <text:p>10</text:p>
          </table:table-cell>
          <table:table-cell table:style-name="ce6" table:formula="of:=[.D1589]*60" office:value-type="float" office:value="591.482649842271" calcext:value-type="float">
            <text:p>591</text:p>
          </table:table-cell>
          <table:table-cell table:style-name="ce6" table:formula="of:=[.E1589]*[.F$2]" office:value-type="float" office:value="1182.96529968454" calcext:value-type="float">
            <text:p>1183</text:p>
          </table:table-cell>
          <table:table-cell table:number-columns-repeated="5"/>
        </table:table-row>
        <table:table-row table:style-name="ro1">
          <table:table-cell table:style-name="ce2" office:value-type="float" office:value="1586" calcext:value-type="float">
            <text:p>1586</text:p>
          </table:table-cell>
          <table:table-cell table:style-name="ce2" table:formula="of:=[.B$2]*[.A1590]*1000" office:value-type="float" office:value="25.376" calcext:value-type="float">
            <text:p>25.376</text:p>
          </table:table-cell>
          <table:table-cell table:style-name="ce6" table:formula="of:=1/([.B1590]/1000)" office:value-type="float" office:value="39.4073139974779" calcext:value-type="float">
            <text:p>39</text:p>
          </table:table-cell>
          <table:table-cell table:style-name="ce6" table:formula="of:=[.C1590]/[.D$2]" office:value-type="float" office:value="9.85182849936948" calcext:value-type="float">
            <text:p>10</text:p>
          </table:table-cell>
          <table:table-cell table:style-name="ce6" table:formula="of:=[.D1590]*60" office:value-type="float" office:value="591.109709962169" calcext:value-type="float">
            <text:p>591</text:p>
          </table:table-cell>
          <table:table-cell table:style-name="ce6" table:formula="of:=[.E1590]*[.F$2]" office:value-type="float" office:value="1182.21941992434" calcext:value-type="float">
            <text:p>1182</text:p>
          </table:table-cell>
          <table:table-cell table:number-columns-repeated="5"/>
        </table:table-row>
        <table:table-row table:style-name="ro1">
          <table:table-cell table:style-name="ce2" office:value-type="float" office:value="1587" calcext:value-type="float">
            <text:p>1587</text:p>
          </table:table-cell>
          <table:table-cell table:style-name="ce2" table:formula="of:=[.B$2]*[.A1591]*1000" office:value-type="float" office:value="25.392" calcext:value-type="float">
            <text:p>25.392</text:p>
          </table:table-cell>
          <table:table-cell table:style-name="ce6" table:formula="of:=1/([.B1591]/1000)" office:value-type="float" office:value="39.3824826717076" calcext:value-type="float">
            <text:p>39</text:p>
          </table:table-cell>
          <table:table-cell table:style-name="ce6" table:formula="of:=[.C1591]/[.D$2]" office:value-type="float" office:value="9.84562066792691" calcext:value-type="float">
            <text:p>10</text:p>
          </table:table-cell>
          <table:table-cell table:style-name="ce6" table:formula="of:=[.D1591]*60" office:value-type="float" office:value="590.737240075614" calcext:value-type="float">
            <text:p>591</text:p>
          </table:table-cell>
          <table:table-cell table:style-name="ce6" table:formula="of:=[.E1591]*[.F$2]" office:value-type="float" office:value="1181.47448015123" calcext:value-type="float">
            <text:p>1181</text:p>
          </table:table-cell>
          <table:table-cell table:number-columns-repeated="5"/>
        </table:table-row>
        <table:table-row table:style-name="ro1">
          <table:table-cell table:style-name="ce2" office:value-type="float" office:value="1588" calcext:value-type="float">
            <text:p>1588</text:p>
          </table:table-cell>
          <table:table-cell table:style-name="ce2" table:formula="of:=[.B$2]*[.A1592]*1000" office:value-type="float" office:value="25.408" calcext:value-type="float">
            <text:p>25.408</text:p>
          </table:table-cell>
          <table:table-cell table:style-name="ce6" table:formula="of:=1/([.B1592]/1000)" office:value-type="float" office:value="39.3576826196474" calcext:value-type="float">
            <text:p>39</text:p>
          </table:table-cell>
          <table:table-cell table:style-name="ce6" table:formula="of:=[.C1592]/[.D$2]" office:value-type="float" office:value="9.83942065491184" calcext:value-type="float">
            <text:p>10</text:p>
          </table:table-cell>
          <table:table-cell table:style-name="ce6" table:formula="of:=[.D1592]*60" office:value-type="float" office:value="590.36523929471" calcext:value-type="float">
            <text:p>590</text:p>
          </table:table-cell>
          <table:table-cell table:style-name="ce6" table:formula="of:=[.E1592]*[.F$2]" office:value-type="float" office:value="1180.73047858942" calcext:value-type="float">
            <text:p>1181</text:p>
          </table:table-cell>
          <table:table-cell table:number-columns-repeated="5"/>
        </table:table-row>
        <table:table-row table:style-name="ro1">
          <table:table-cell table:style-name="ce2" office:value-type="float" office:value="1589" calcext:value-type="float">
            <text:p>1589</text:p>
          </table:table-cell>
          <table:table-cell table:style-name="ce2" table:formula="of:=[.B$2]*[.A1593]*1000" office:value-type="float" office:value="25.424" calcext:value-type="float">
            <text:p>25.424</text:p>
          </table:table-cell>
          <table:table-cell table:style-name="ce6" table:formula="of:=1/([.B1593]/1000)" office:value-type="float" office:value="39.332913782253" calcext:value-type="float">
            <text:p>39</text:p>
          </table:table-cell>
          <table:table-cell table:style-name="ce6" table:formula="of:=[.C1593]/[.D$2]" office:value-type="float" office:value="9.83322844556325" calcext:value-type="float">
            <text:p>10</text:p>
          </table:table-cell>
          <table:table-cell table:style-name="ce6" table:formula="of:=[.D1593]*60" office:value-type="float" office:value="589.993706733795" calcext:value-type="float">
            <text:p>590</text:p>
          </table:table-cell>
          <table:table-cell table:style-name="ce6" table:formula="of:=[.E1593]*[.F$2]" office:value-type="float" office:value="1179.98741346759" calcext:value-type="float">
            <text:p>1180</text:p>
          </table:table-cell>
          <table:table-cell table:number-columns-repeated="5"/>
        </table:table-row>
        <table:table-row table:style-name="ro1">
          <table:table-cell table:style-name="ce2" office:value-type="float" office:value="1590" calcext:value-type="float">
            <text:p>1590</text:p>
          </table:table-cell>
          <table:table-cell table:style-name="ce2" table:formula="of:=[.B$2]*[.A1594]*1000" office:value-type="float" office:value="25.44" calcext:value-type="float">
            <text:p>25.44</text:p>
          </table:table-cell>
          <table:table-cell table:style-name="ce6" table:formula="of:=1/([.B1594]/1000)" office:value-type="float" office:value="39.3081761006289" calcext:value-type="float">
            <text:p>39</text:p>
          </table:table-cell>
          <table:table-cell table:style-name="ce6" table:formula="of:=[.C1594]/[.D$2]" office:value-type="float" office:value="9.82704402515723" calcext:value-type="float">
            <text:p>10</text:p>
          </table:table-cell>
          <table:table-cell table:style-name="ce6" table:formula="of:=[.D1594]*60" office:value-type="float" office:value="589.622641509434" calcext:value-type="float">
            <text:p>590</text:p>
          </table:table-cell>
          <table:table-cell table:style-name="ce6" table:formula="of:=[.E1594]*[.F$2]" office:value-type="float" office:value="1179.24528301887" calcext:value-type="float">
            <text:p>1179</text:p>
          </table:table-cell>
          <table:table-cell table:number-columns-repeated="5"/>
        </table:table-row>
        <table:table-row table:style-name="ro1">
          <table:table-cell table:style-name="ce2" office:value-type="float" office:value="1591" calcext:value-type="float">
            <text:p>1591</text:p>
          </table:table-cell>
          <table:table-cell table:style-name="ce2" table:formula="of:=[.B$2]*[.A1595]*1000" office:value-type="float" office:value="25.456" calcext:value-type="float">
            <text:p>25.456</text:p>
          </table:table-cell>
          <table:table-cell table:style-name="ce6" table:formula="of:=1/([.B1595]/1000)" office:value-type="float" office:value="39.2834695160277" calcext:value-type="float">
            <text:p>39</text:p>
          </table:table-cell>
          <table:table-cell table:style-name="ce6" table:formula="of:=[.C1595]/[.D$2]" office:value-type="float" office:value="9.82086737900691" calcext:value-type="float">
            <text:p>10</text:p>
          </table:table-cell>
          <table:table-cell table:style-name="ce6" table:formula="of:=[.D1595]*60" office:value-type="float" office:value="589.252042740415" calcext:value-type="float">
            <text:p>589</text:p>
          </table:table-cell>
          <table:table-cell table:style-name="ce6" table:formula="of:=[.E1595]*[.F$2]" office:value-type="float" office:value="1178.50408548083" calcext:value-type="float">
            <text:p>1179</text:p>
          </table:table-cell>
          <table:table-cell table:number-columns-repeated="5"/>
        </table:table-row>
        <table:table-row table:style-name="ro1">
          <table:table-cell table:style-name="ce2" office:value-type="float" office:value="1592" calcext:value-type="float">
            <text:p>1592</text:p>
          </table:table-cell>
          <table:table-cell table:style-name="ce2" table:formula="of:=[.B$2]*[.A1596]*1000" office:value-type="float" office:value="25.472" calcext:value-type="float">
            <text:p>25.472</text:p>
          </table:table-cell>
          <table:table-cell table:style-name="ce6" table:formula="of:=1/([.B1596]/1000)" office:value-type="float" office:value="39.2587939698493" calcext:value-type="float">
            <text:p>39</text:p>
          </table:table-cell>
          <table:table-cell table:style-name="ce6" table:formula="of:=[.C1596]/[.D$2]" office:value-type="float" office:value="9.81469849246231" calcext:value-type="float">
            <text:p>10</text:p>
          </table:table-cell>
          <table:table-cell table:style-name="ce6" table:formula="of:=[.D1596]*60" office:value-type="float" office:value="588.881909547739" calcext:value-type="float">
            <text:p>589</text:p>
          </table:table-cell>
          <table:table-cell table:style-name="ce6" table:formula="of:=[.E1596]*[.F$2]" office:value-type="float" office:value="1177.76381909548" calcext:value-type="float">
            <text:p>1178</text:p>
          </table:table-cell>
          <table:table-cell table:number-columns-repeated="5"/>
        </table:table-row>
        <table:table-row table:style-name="ro1">
          <table:table-cell table:style-name="ce2" office:value-type="float" office:value="1593" calcext:value-type="float">
            <text:p>1593</text:p>
          </table:table-cell>
          <table:table-cell table:style-name="ce2" table:formula="of:=[.B$2]*[.A1597]*1000" office:value-type="float" office:value="25.488" calcext:value-type="float">
            <text:p>25.488</text:p>
          </table:table-cell>
          <table:table-cell table:style-name="ce6" table:formula="of:=1/([.B1597]/1000)" office:value-type="float" office:value="39.2341494036409" calcext:value-type="float">
            <text:p>39</text:p>
          </table:table-cell>
          <table:table-cell table:style-name="ce6" table:formula="of:=[.C1597]/[.D$2]" office:value-type="float" office:value="9.80853735091023" calcext:value-type="float">
            <text:p>10</text:p>
          </table:table-cell>
          <table:table-cell table:style-name="ce6" table:formula="of:=[.D1597]*60" office:value-type="float" office:value="588.512241054614" calcext:value-type="float">
            <text:p>589</text:p>
          </table:table-cell>
          <table:table-cell table:style-name="ce6" table:formula="of:=[.E1597]*[.F$2]" office:value-type="float" office:value="1177.02448210923" calcext:value-type="float">
            <text:p>1177</text:p>
          </table:table-cell>
          <table:table-cell table:number-columns-repeated="5"/>
        </table:table-row>
        <table:table-row table:style-name="ro1">
          <table:table-cell table:style-name="ce2" office:value-type="float" office:value="1594" calcext:value-type="float">
            <text:p>1594</text:p>
          </table:table-cell>
          <table:table-cell table:style-name="ce2" table:formula="of:=[.B$2]*[.A1598]*1000" office:value-type="float" office:value="25.504" calcext:value-type="float">
            <text:p>25.504</text:p>
          </table:table-cell>
          <table:table-cell table:style-name="ce6" table:formula="of:=1/([.B1598]/1000)" office:value-type="float" office:value="39.2095357590966" calcext:value-type="float">
            <text:p>39</text:p>
          </table:table-cell>
          <table:table-cell table:style-name="ce6" table:formula="of:=[.C1598]/[.D$2]" office:value-type="float" office:value="9.80238393977415" calcext:value-type="float">
            <text:p>10</text:p>
          </table:table-cell>
          <table:table-cell table:style-name="ce6" table:formula="of:=[.D1598]*60" office:value-type="float" office:value="588.143036386449" calcext:value-type="float">
            <text:p>588</text:p>
          </table:table-cell>
          <table:table-cell table:style-name="ce6" table:formula="of:=[.E1598]*[.F$2]" office:value-type="float" office:value="1176.2860727729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2" office:value-type="float" office:value="1595" calcext:value-type="float">
            <text:p>1595</text:p>
          </table:table-cell>
          <table:table-cell table:style-name="ce2" table:formula="of:=[.B$2]*[.A1599]*1000" office:value-type="float" office:value="25.52" calcext:value-type="float">
            <text:p>25.52</text:p>
          </table:table-cell>
          <table:table-cell table:style-name="ce6" table:formula="of:=1/([.B1599]/1000)" office:value-type="float" office:value="39.1849529780564" calcext:value-type="float">
            <text:p>39</text:p>
          </table:table-cell>
          <table:table-cell table:style-name="ce6" table:formula="of:=[.C1599]/[.D$2]" office:value-type="float" office:value="9.79623824451411" calcext:value-type="float">
            <text:p>10</text:p>
          </table:table-cell>
          <table:table-cell table:style-name="ce6" table:formula="of:=[.D1599]*60" office:value-type="float" office:value="587.774294670846" calcext:value-type="float">
            <text:p>588</text:p>
          </table:table-cell>
          <table:table-cell table:style-name="ce6" table:formula="of:=[.E1599]*[.F$2]" office:value-type="float" office:value="1175.54858934169" calcext:value-type="float">
            <text:p>1176</text:p>
          </table:table-cell>
          <table:table-cell table:number-columns-repeated="5"/>
        </table:table-row>
        <table:table-row table:style-name="ro1">
          <table:table-cell table:style-name="ce2" office:value-type="float" office:value="1596" calcext:value-type="float">
            <text:p>1596</text:p>
          </table:table-cell>
          <table:table-cell table:style-name="ce2" table:formula="of:=[.B$2]*[.A1600]*1000" office:value-type="float" office:value="25.536" calcext:value-type="float">
            <text:p>25.536</text:p>
          </table:table-cell>
          <table:table-cell table:style-name="ce6" table:formula="of:=1/([.B1600]/1000)" office:value-type="float" office:value="39.1604010025063" calcext:value-type="float">
            <text:p>39</text:p>
          </table:table-cell>
          <table:table-cell table:style-name="ce6" table:formula="of:=[.C1600]/[.D$2]" office:value-type="float" office:value="9.79010025062657" calcext:value-type="float">
            <text:p>10</text:p>
          </table:table-cell>
          <table:table-cell table:style-name="ce6" table:formula="of:=[.D1600]*60" office:value-type="float" office:value="587.406015037594" calcext:value-type="float">
            <text:p>587</text:p>
          </table:table-cell>
          <table:table-cell table:style-name="ce6" table:formula="of:=[.E1600]*[.F$2]" office:value-type="float" office:value="1174.81203007519" calcext:value-type="float">
            <text:p>1175</text:p>
          </table:table-cell>
          <table:table-cell table:number-columns-repeated="5"/>
        </table:table-row>
        <table:table-row table:style-name="ro1">
          <table:table-cell table:style-name="ce2" office:value-type="float" office:value="1597" calcext:value-type="float">
            <text:p>1597</text:p>
          </table:table-cell>
          <table:table-cell table:style-name="ce2" table:formula="of:=[.B$2]*[.A1601]*1000" office:value-type="float" office:value="25.552" calcext:value-type="float">
            <text:p>25.552</text:p>
          </table:table-cell>
          <table:table-cell table:style-name="ce6" table:formula="of:=1/([.B1601]/1000)" office:value-type="float" office:value="39.1358797745773" calcext:value-type="float">
            <text:p>39</text:p>
          </table:table-cell>
          <table:table-cell table:style-name="ce6" table:formula="of:=[.C1601]/[.D$2]" office:value-type="float" office:value="9.78396994364433" calcext:value-type="float">
            <text:p>10</text:p>
          </table:table-cell>
          <table:table-cell table:style-name="ce6" table:formula="of:=[.D1601]*60" office:value-type="float" office:value="587.03819661866" calcext:value-type="float">
            <text:p>587</text:p>
          </table:table-cell>
          <table:table-cell table:style-name="ce6" table:formula="of:=[.E1601]*[.F$2]" office:value-type="float" office:value="1174.07639323732" calcext:value-type="float">
            <text:p>1174</text:p>
          </table:table-cell>
          <table:table-cell table:number-columns-repeated="5"/>
        </table:table-row>
        <table:table-row table:style-name="ro1">
          <table:table-cell table:style-name="ce2" office:value-type="float" office:value="1598" calcext:value-type="float">
            <text:p>1598</text:p>
          </table:table-cell>
          <table:table-cell table:style-name="ce2" table:formula="of:=[.B$2]*[.A1602]*1000" office:value-type="float" office:value="25.568" calcext:value-type="float">
            <text:p>25.568</text:p>
          </table:table-cell>
          <table:table-cell table:style-name="ce6" table:formula="of:=1/([.B1602]/1000)" office:value-type="float" office:value="39.1113892365457" calcext:value-type="float">
            <text:p>39</text:p>
          </table:table-cell>
          <table:table-cell table:style-name="ce6" table:formula="of:=[.C1602]/[.D$2]" office:value-type="float" office:value="9.77784730913642" calcext:value-type="float">
            <text:p>10</text:p>
          </table:table-cell>
          <table:table-cell table:style-name="ce6" table:formula="of:=[.D1602]*60" office:value-type="float" office:value="586.670838548185" calcext:value-type="float">
            <text:p>587</text:p>
          </table:table-cell>
          <table:table-cell table:style-name="ce6" table:formula="of:=[.E1602]*[.F$2]" office:value-type="float" office:value="1173.34167709637" calcext:value-type="float">
            <text:p>1173</text:p>
          </table:table-cell>
          <table:table-cell table:number-columns-repeated="5"/>
        </table:table-row>
        <table:table-row table:style-name="ro1">
          <table:table-cell table:style-name="ce2" office:value-type="float" office:value="1599" calcext:value-type="float">
            <text:p>1599</text:p>
          </table:table-cell>
          <table:table-cell table:style-name="ce2" table:formula="of:=[.B$2]*[.A1603]*1000" office:value-type="float" office:value="25.584" calcext:value-type="float">
            <text:p>25.584</text:p>
          </table:table-cell>
          <table:table-cell table:style-name="ce6" table:formula="of:=1/([.B1603]/1000)" office:value-type="float" office:value="39.0869293308318" calcext:value-type="float">
            <text:p>39</text:p>
          </table:table-cell>
          <table:table-cell table:style-name="ce6" table:formula="of:=[.C1603]/[.D$2]" office:value-type="float" office:value="9.77173233270794" calcext:value-type="float">
            <text:p>10</text:p>
          </table:table-cell>
          <table:table-cell table:style-name="ce6" table:formula="of:=[.D1603]*60" office:value-type="float" office:value="586.303939962477" calcext:value-type="float">
            <text:p>586</text:p>
          </table:table-cell>
          <table:table-cell table:style-name="ce6" table:formula="of:=[.E1603]*[.F$2]" office:value-type="float" office:value="1172.60787992495" calcext:value-type="float">
            <text:p>1173</text:p>
          </table:table-cell>
          <table:table-cell table:number-columns-repeated="5"/>
        </table:table-row>
        <table:table-row table:style-name="ro1">
          <table:table-cell table:style-name="ce2" office:value-type="float" office:value="1600" calcext:value-type="float">
            <text:p>1600</text:p>
          </table:table-cell>
          <table:table-cell table:style-name="ce2" table:formula="of:=[.B$2]*[.A1604]*1000" office:value-type="float" office:value="25.6" calcext:value-type="float">
            <text:p>25.6</text:p>
          </table:table-cell>
          <table:table-cell table:style-name="ce6" table:formula="of:=1/([.B1604]/1000)" office:value-type="float" office:value="39.0625" calcext:value-type="float">
            <text:p>39</text:p>
          </table:table-cell>
          <table:table-cell table:style-name="ce6" table:formula="of:=[.C1604]/[.D$2]" office:value-type="float" office:value="9.765625" calcext:value-type="float">
            <text:p>10</text:p>
          </table:table-cell>
          <table:table-cell table:style-name="ce6" table:formula="of:=[.D1604]*60" office:value-type="float" office:value="585.9375" calcext:value-type="float">
            <text:p>586</text:p>
          </table:table-cell>
          <table:table-cell table:style-name="ce6" table:formula="of:=[.E1604]*[.F$2]" office:value-type="float" office:value="1171.875" calcext:value-type="float">
            <text:p>1172</text:p>
          </table:table-cell>
          <table:table-cell table:number-columns-repeated="5"/>
        </table:table-row>
        <table:table-row table:style-name="ro1">
          <table:table-cell table:style-name="ce2" office:value-type="float" office:value="1601" calcext:value-type="float">
            <text:p>1601</text:p>
          </table:table-cell>
          <table:table-cell table:style-name="ce2" table:formula="of:=[.B$2]*[.A1605]*1000" office:value-type="float" office:value="25.616" calcext:value-type="float">
            <text:p>25.616</text:p>
          </table:table-cell>
          <table:table-cell table:style-name="ce6" table:formula="of:=1/([.B1605]/1000)" office:value-type="float" office:value="39.0381011867583" calcext:value-type="float">
            <text:p>39</text:p>
          </table:table-cell>
          <table:table-cell table:style-name="ce6" table:formula="of:=[.C1605]/[.D$2]" office:value-type="float" office:value="9.75952529668957" calcext:value-type="float">
            <text:p>10</text:p>
          </table:table-cell>
          <table:table-cell table:style-name="ce6" table:formula="of:=[.D1605]*60" office:value-type="float" office:value="585.571517801374" calcext:value-type="float">
            <text:p>586</text:p>
          </table:table-cell>
          <table:table-cell table:style-name="ce6" table:formula="of:=[.E1605]*[.F$2]" office:value-type="float" office:value="1171.14303560275" calcext:value-type="float">
            <text:p>1171</text:p>
          </table:table-cell>
          <table:table-cell table:number-columns-repeated="5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2" table:formula="of:=[.B$2]*[.A1606]*1000" office:value-type="float" office:value="25.632" calcext:value-type="float">
            <text:p>25.632</text:p>
          </table:table-cell>
          <table:table-cell table:style-name="ce6" table:formula="of:=1/([.B1606]/1000)" office:value-type="float" office:value="39.0137328339576" calcext:value-type="float">
            <text:p>39</text:p>
          </table:table-cell>
          <table:table-cell table:style-name="ce6" table:formula="of:=[.C1606]/[.D$2]" office:value-type="float" office:value="9.75343320848939" calcext:value-type="float">
            <text:p>10</text:p>
          </table:table-cell>
          <table:table-cell table:style-name="ce6" table:formula="of:=[.D1606]*60" office:value-type="float" office:value="585.205992509363" calcext:value-type="float">
            <text:p>585</text:p>
          </table:table-cell>
          <table:table-cell table:style-name="ce6" table:formula="of:=[.E1606]*[.F$2]" office:value-type="float" office:value="1170.41198501873" calcext:value-type="float">
            <text:p>1170</text:p>
          </table:table-cell>
          <table:table-cell table:number-columns-repeated="5"/>
        </table:table-row>
        <table:table-row table:style-name="ro1">
          <table:table-cell table:style-name="ce2" office:value-type="float" office:value="1603" calcext:value-type="float">
            <text:p>1603</text:p>
          </table:table-cell>
          <table:table-cell table:style-name="ce2" table:formula="of:=[.B$2]*[.A1607]*1000" office:value-type="float" office:value="25.648" calcext:value-type="float">
            <text:p>25.648</text:p>
          </table:table-cell>
          <table:table-cell table:style-name="ce6" table:formula="of:=1/([.B1607]/1000)" office:value-type="float" office:value="38.9893948845914" calcext:value-type="float">
            <text:p>39</text:p>
          </table:table-cell>
          <table:table-cell table:style-name="ce6" table:formula="of:=[.C1607]/[.D$2]" office:value-type="float" office:value="9.74734872114785" calcext:value-type="float">
            <text:p>10</text:p>
          </table:table-cell>
          <table:table-cell table:style-name="ce6" table:formula="of:=[.D1607]*60" office:value-type="float" office:value="584.840923268871" calcext:value-type="float">
            <text:p>585</text:p>
          </table:table-cell>
          <table:table-cell table:style-name="ce6" table:formula="of:=[.E1607]*[.F$2]" office:value-type="float" office:value="1169.68184653774" calcext:value-type="float">
            <text:p>1170</text:p>
          </table:table-cell>
          <table:table-cell table:number-columns-repeated="5"/>
        </table:table-row>
        <table:table-row table:style-name="ro1">
          <table:table-cell table:style-name="ce2" office:value-type="float" office:value="1604" calcext:value-type="float">
            <text:p>1604</text:p>
          </table:table-cell>
          <table:table-cell table:style-name="ce2" table:formula="of:=[.B$2]*[.A1608]*1000" office:value-type="float" office:value="25.664" calcext:value-type="float">
            <text:p>25.664</text:p>
          </table:table-cell>
          <table:table-cell table:style-name="ce6" table:formula="of:=1/([.B1608]/1000)" office:value-type="float" office:value="38.9650872817955" calcext:value-type="float">
            <text:p>39</text:p>
          </table:table-cell>
          <table:table-cell table:style-name="ce6" table:formula="of:=[.C1608]/[.D$2]" office:value-type="float" office:value="9.74127182044888" calcext:value-type="float">
            <text:p>10</text:p>
          </table:table-cell>
          <table:table-cell table:style-name="ce6" table:formula="of:=[.D1608]*60" office:value-type="float" office:value="584.476309226933" calcext:value-type="float">
            <text:p>584</text:p>
          </table:table-cell>
          <table:table-cell table:style-name="ce6" table:formula="of:=[.E1608]*[.F$2]" office:value-type="float" office:value="1168.95261845387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2" office:value-type="float" office:value="1605" calcext:value-type="float">
            <text:p>1605</text:p>
          </table:table-cell>
          <table:table-cell table:style-name="ce2" table:formula="of:=[.B$2]*[.A1609]*1000" office:value-type="float" office:value="25.68" calcext:value-type="float">
            <text:p>25.68</text:p>
          </table:table-cell>
          <table:table-cell table:style-name="ce6" table:formula="of:=1/([.B1609]/1000)" office:value-type="float" office:value="38.9408099688473" calcext:value-type="float">
            <text:p>39</text:p>
          </table:table-cell>
          <table:table-cell table:style-name="ce6" table:formula="of:=[.C1609]/[.D$2]" office:value-type="float" office:value="9.73520249221184" calcext:value-type="float">
            <text:p>10</text:p>
          </table:table-cell>
          <table:table-cell table:style-name="ce6" table:formula="of:=[.D1609]*60" office:value-type="float" office:value="584.11214953271" calcext:value-type="float">
            <text:p>584</text:p>
          </table:table-cell>
          <table:table-cell table:style-name="ce6" table:formula="of:=[.E1609]*[.F$2]" office:value-type="float" office:value="1168.22429906542" calcext:value-type="float">
            <text:p>1168</text:p>
          </table:table-cell>
          <table:table-cell table:number-columns-repeated="5"/>
        </table:table-row>
        <table:table-row table:style-name="ro1">
          <table:table-cell table:style-name="ce2" office:value-type="float" office:value="1606" calcext:value-type="float">
            <text:p>1606</text:p>
          </table:table-cell>
          <table:table-cell table:style-name="ce2" table:formula="of:=[.B$2]*[.A1610]*1000" office:value-type="float" office:value="25.696" calcext:value-type="float">
            <text:p>25.696</text:p>
          </table:table-cell>
          <table:table-cell table:style-name="ce6" table:formula="of:=1/([.B1610]/1000)" office:value-type="float" office:value="38.9165628891656" calcext:value-type="float">
            <text:p>39</text:p>
          </table:table-cell>
          <table:table-cell table:style-name="ce6" table:formula="of:=[.C1610]/[.D$2]" office:value-type="float" office:value="9.72914072229141" calcext:value-type="float">
            <text:p>10</text:p>
          </table:table-cell>
          <table:table-cell table:style-name="ce6" table:formula="of:=[.D1610]*60" office:value-type="float" office:value="583.748443337484" calcext:value-type="float">
            <text:p>584</text:p>
          </table:table-cell>
          <table:table-cell table:style-name="ce6" table:formula="of:=[.E1610]*[.F$2]" office:value-type="float" office:value="1167.49688667497" calcext:value-type="float">
            <text:p>1167</text:p>
          </table:table-cell>
          <table:table-cell table:number-columns-repeated="5"/>
        </table:table-row>
        <table:table-row table:style-name="ro1">
          <table:table-cell table:style-name="ce2" office:value-type="float" office:value="1607" calcext:value-type="float">
            <text:p>1607</text:p>
          </table:table-cell>
          <table:table-cell table:style-name="ce2" table:formula="of:=[.B$2]*[.A1611]*1000" office:value-type="float" office:value="25.712" calcext:value-type="float">
            <text:p>25.712</text:p>
          </table:table-cell>
          <table:table-cell table:style-name="ce6" table:formula="of:=1/([.B1611]/1000)" office:value-type="float" office:value="38.8923459863099" calcext:value-type="float">
            <text:p>39</text:p>
          </table:table-cell>
          <table:table-cell table:style-name="ce6" table:formula="of:=[.C1611]/[.D$2]" office:value-type="float" office:value="9.72308649657747" calcext:value-type="float">
            <text:p>10</text:p>
          </table:table-cell>
          <table:table-cell table:style-name="ce6" table:formula="of:=[.D1611]*60" office:value-type="float" office:value="583.385189794648" calcext:value-type="float">
            <text:p>583</text:p>
          </table:table-cell>
          <table:table-cell table:style-name="ce6" table:formula="of:=[.E1611]*[.F$2]" office:value-type="float" office:value="1166.7703795893" calcext:value-type="float">
            <text:p>1167</text:p>
          </table:table-cell>
          <table:table-cell table:number-columns-repeated="5"/>
        </table:table-row>
        <table:table-row table:style-name="ro1">
          <table:table-cell table:style-name="ce2" office:value-type="float" office:value="1608" calcext:value-type="float">
            <text:p>1608</text:p>
          </table:table-cell>
          <table:table-cell table:style-name="ce2" table:formula="of:=[.B$2]*[.A1612]*1000" office:value-type="float" office:value="25.728" calcext:value-type="float">
            <text:p>25.728</text:p>
          </table:table-cell>
          <table:table-cell table:style-name="ce6" table:formula="of:=1/([.B1612]/1000)" office:value-type="float" office:value="38.8681592039801" calcext:value-type="float">
            <text:p>39</text:p>
          </table:table-cell>
          <table:table-cell table:style-name="ce6" table:formula="of:=[.C1612]/[.D$2]" office:value-type="float" office:value="9.71703980099503" calcext:value-type="float">
            <text:p>10</text:p>
          </table:table-cell>
          <table:table-cell table:style-name="ce6" table:formula="of:=[.D1612]*60" office:value-type="float" office:value="583.022388059702" calcext:value-type="float">
            <text:p>583</text:p>
          </table:table-cell>
          <table:table-cell table:style-name="ce6" table:formula="of:=[.E1612]*[.F$2]" office:value-type="float" office:value="1166.0447761194" calcext:value-type="float">
            <text:p>1166</text:p>
          </table:table-cell>
          <table:table-cell table:number-columns-repeated="5"/>
        </table:table-row>
        <table:table-row table:style-name="ro1">
          <table:table-cell table:style-name="ce2" office:value-type="float" office:value="1609" calcext:value-type="float">
            <text:p>1609</text:p>
          </table:table-cell>
          <table:table-cell table:style-name="ce2" table:formula="of:=[.B$2]*[.A1613]*1000" office:value-type="float" office:value="25.744" calcext:value-type="float">
            <text:p>25.744</text:p>
          </table:table-cell>
          <table:table-cell table:style-name="ce6" table:formula="of:=1/([.B1613]/1000)" office:value-type="float" office:value="38.8440024860162" calcext:value-type="float">
            <text:p>39</text:p>
          </table:table-cell>
          <table:table-cell table:style-name="ce6" table:formula="of:=[.C1613]/[.D$2]" office:value-type="float" office:value="9.71100062150404" calcext:value-type="float">
            <text:p>10</text:p>
          </table:table-cell>
          <table:table-cell table:style-name="ce6" table:formula="of:=[.D1613]*60" office:value-type="float" office:value="582.660037290242" calcext:value-type="float">
            <text:p>583</text:p>
          </table:table-cell>
          <table:table-cell table:style-name="ce6" table:formula="of:=[.E1613]*[.F$2]" office:value-type="float" office:value="1165.32007458048" calcext:value-type="float">
            <text:p>1165</text:p>
          </table:table-cell>
          <table:table-cell table:number-columns-repeated="5"/>
        </table:table-row>
        <table:table-row table:style-name="ro1">
          <table:table-cell table:style-name="ce2" office:value-type="float" office:value="1610" calcext:value-type="float">
            <text:p>1610</text:p>
          </table:table-cell>
          <table:table-cell table:style-name="ce2" table:formula="of:=[.B$2]*[.A1614]*1000" office:value-type="float" office:value="25.76" calcext:value-type="float">
            <text:p>25.76</text:p>
          </table:table-cell>
          <table:table-cell table:style-name="ce6" table:formula="of:=1/([.B1614]/1000)" office:value-type="float" office:value="38.8198757763975" calcext:value-type="float">
            <text:p>39</text:p>
          </table:table-cell>
          <table:table-cell table:style-name="ce6" table:formula="of:=[.C1614]/[.D$2]" office:value-type="float" office:value="9.70496894409938" calcext:value-type="float">
            <text:p>10</text:p>
          </table:table-cell>
          <table:table-cell table:style-name="ce6" table:formula="of:=[.D1614]*60" office:value-type="float" office:value="582.298136645963" calcext:value-type="float">
            <text:p>582</text:p>
          </table:table-cell>
          <table:table-cell table:style-name="ce6" table:formula="of:=[.E1614]*[.F$2]" office:value-type="float" office:value="1164.59627329193" calcext:value-type="float">
            <text:p>1165</text:p>
          </table:table-cell>
          <table:table-cell table:number-columns-repeated="5"/>
        </table:table-row>
        <table:table-row table:style-name="ro1">
          <table:table-cell table:style-name="ce2" office:value-type="float" office:value="1611" calcext:value-type="float">
            <text:p>1611</text:p>
          </table:table-cell>
          <table:table-cell table:style-name="ce2" table:formula="of:=[.B$2]*[.A1615]*1000" office:value-type="float" office:value="25.776" calcext:value-type="float">
            <text:p>25.776</text:p>
          </table:table-cell>
          <table:table-cell table:style-name="ce6" table:formula="of:=1/([.B1615]/1000)" office:value-type="float" office:value="38.7957790192427" calcext:value-type="float">
            <text:p>39</text:p>
          </table:table-cell>
          <table:table-cell table:style-name="ce6" table:formula="of:=[.C1615]/[.D$2]" office:value-type="float" office:value="9.69894475481068" calcext:value-type="float">
            <text:p>10</text:p>
          </table:table-cell>
          <table:table-cell table:style-name="ce6" table:formula="of:=[.D1615]*60" office:value-type="float" office:value="581.936685288641" calcext:value-type="float">
            <text:p>582</text:p>
          </table:table-cell>
          <table:table-cell table:style-name="ce6" table:formula="of:=[.E1615]*[.F$2]" office:value-type="float" office:value="1163.87337057728" calcext:value-type="float">
            <text:p>1164</text:p>
          </table:table-cell>
          <table:table-cell table:number-columns-repeated="5"/>
        </table:table-row>
        <table:table-row table:style-name="ro1">
          <table:table-cell table:style-name="ce2" office:value-type="float" office:value="1612" calcext:value-type="float">
            <text:p>1612</text:p>
          </table:table-cell>
          <table:table-cell table:style-name="ce2" table:formula="of:=[.B$2]*[.A1616]*1000" office:value-type="float" office:value="25.792" calcext:value-type="float">
            <text:p>25.792</text:p>
          </table:table-cell>
          <table:table-cell table:style-name="ce6" table:formula="of:=1/([.B1616]/1000)" office:value-type="float" office:value="38.7717121588089" calcext:value-type="float">
            <text:p>39</text:p>
          </table:table-cell>
          <table:table-cell table:style-name="ce6" table:formula="of:=[.C1616]/[.D$2]" office:value-type="float" office:value="9.69292803970223" calcext:value-type="float">
            <text:p>10</text:p>
          </table:table-cell>
          <table:table-cell table:style-name="ce6" table:formula="of:=[.D1616]*60" office:value-type="float" office:value="581.575682382134" calcext:value-type="float">
            <text:p>582</text:p>
          </table:table-cell>
          <table:table-cell table:style-name="ce6" table:formula="of:=[.E1616]*[.F$2]" office:value-type="float" office:value="1163.15136476427" calcext:value-type="float">
            <text:p>1163</text:p>
          </table:table-cell>
          <table:table-cell table:number-columns-repeated="5"/>
        </table:table-row>
        <table:table-row table:style-name="ro1">
          <table:table-cell table:style-name="ce2" office:value-type="float" office:value="1613" calcext:value-type="float">
            <text:p>1613</text:p>
          </table:table-cell>
          <table:table-cell table:style-name="ce2" table:formula="of:=[.B$2]*[.A1617]*1000" office:value-type="float" office:value="25.808" calcext:value-type="float">
            <text:p>25.808</text:p>
          </table:table-cell>
          <table:table-cell table:style-name="ce6" table:formula="of:=1/([.B1617]/1000)" office:value-type="float" office:value="38.7476751394916" calcext:value-type="float">
            <text:p>39</text:p>
          </table:table-cell>
          <table:table-cell table:style-name="ce6" table:formula="of:=[.C1617]/[.D$2]" office:value-type="float" office:value="9.68691878487291" calcext:value-type="float">
            <text:p>10</text:p>
          </table:table-cell>
          <table:table-cell table:style-name="ce6" table:formula="of:=[.D1617]*60" office:value-type="float" office:value="581.215127092375" calcext:value-type="float">
            <text:p>581</text:p>
          </table:table-cell>
          <table:table-cell table:style-name="ce6" table:formula="of:=[.E1617]*[.F$2]" office:value-type="float" office:value="1162.43025418475" calcext:value-type="float">
            <text:p>1162</text:p>
          </table:table-cell>
          <table:table-cell table:number-columns-repeated="5"/>
        </table:table-row>
        <table:table-row table:style-name="ro1">
          <table:table-cell table:style-name="ce2" office:value-type="float" office:value="1614" calcext:value-type="float">
            <text:p>1614</text:p>
          </table:table-cell>
          <table:table-cell table:style-name="ce2" table:formula="of:=[.B$2]*[.A1618]*1000" office:value-type="float" office:value="25.824" calcext:value-type="float">
            <text:p>25.824</text:p>
          </table:table-cell>
          <table:table-cell table:style-name="ce6" table:formula="of:=1/([.B1618]/1000)" office:value-type="float" office:value="38.723667905824" calcext:value-type="float">
            <text:p>39</text:p>
          </table:table-cell>
          <table:table-cell table:style-name="ce6" table:formula="of:=[.C1618]/[.D$2]" office:value-type="float" office:value="9.68091697645601" calcext:value-type="float">
            <text:p>10</text:p>
          </table:table-cell>
          <table:table-cell table:style-name="ce6" table:formula="of:=[.D1618]*60" office:value-type="float" office:value="580.855018587361" calcext:value-type="float">
            <text:p>581</text:p>
          </table:table-cell>
          <table:table-cell table:style-name="ce6" table:formula="of:=[.E1618]*[.F$2]" office:value-type="float" office:value="1161.71003717472" calcext:value-type="float">
            <text:p>1162</text:p>
          </table:table-cell>
          <table:table-cell table:number-columns-repeated="5"/>
        </table:table-row>
        <table:table-row table:style-name="ro1">
          <table:table-cell table:style-name="ce2" office:value-type="float" office:value="1615" calcext:value-type="float">
            <text:p>1615</text:p>
          </table:table-cell>
          <table:table-cell table:style-name="ce2" table:formula="of:=[.B$2]*[.A1619]*1000" office:value-type="float" office:value="25.84" calcext:value-type="float">
            <text:p>25.84</text:p>
          </table:table-cell>
          <table:table-cell table:style-name="ce6" table:formula="of:=1/([.B1619]/1000)" office:value-type="float" office:value="38.6996904024768" calcext:value-type="float">
            <text:p>39</text:p>
          </table:table-cell>
          <table:table-cell table:style-name="ce6" table:formula="of:=[.C1619]/[.D$2]" office:value-type="float" office:value="9.6749226006192" calcext:value-type="float">
            <text:p>10</text:p>
          </table:table-cell>
          <table:table-cell table:style-name="ce6" table:formula="of:=[.D1619]*60" office:value-type="float" office:value="580.495356037152" calcext:value-type="float">
            <text:p>580</text:p>
          </table:table-cell>
          <table:table-cell table:style-name="ce6" table:formula="of:=[.E1619]*[.F$2]" office:value-type="float" office:value="1160.9907120743" calcext:value-type="float">
            <text:p>1161</text:p>
          </table:table-cell>
          <table:table-cell table:number-columns-repeated="5"/>
        </table:table-row>
        <table:table-row table:style-name="ro1">
          <table:table-cell table:style-name="ce2" office:value-type="float" office:value="1616" calcext:value-type="float">
            <text:p>1616</text:p>
          </table:table-cell>
          <table:table-cell table:style-name="ce2" table:formula="of:=[.B$2]*[.A1620]*1000" office:value-type="float" office:value="25.856" calcext:value-type="float">
            <text:p>25.856</text:p>
          </table:table-cell>
          <table:table-cell table:style-name="ce6" table:formula="of:=1/([.B1620]/1000)" office:value-type="float" office:value="38.6757425742574" calcext:value-type="float">
            <text:p>39</text:p>
          </table:table-cell>
          <table:table-cell table:style-name="ce6" table:formula="of:=[.C1620]/[.D$2]" office:value-type="float" office:value="9.66893564356436" calcext:value-type="float">
            <text:p>10</text:p>
          </table:table-cell>
          <table:table-cell table:style-name="ce6" table:formula="of:=[.D1620]*60" office:value-type="float" office:value="580.136138613861" calcext:value-type="float">
            <text:p>580</text:p>
          </table:table-cell>
          <table:table-cell table:style-name="ce6" table:formula="of:=[.E1620]*[.F$2]" office:value-type="float" office:value="1160.27227722772" calcext:value-type="float">
            <text:p>1160</text:p>
          </table:table-cell>
          <table:table-cell table:number-columns-repeated="5"/>
        </table:table-row>
        <table:table-row table:style-name="ro1">
          <table:table-cell table:style-name="ce2" office:value-type="float" office:value="1617" calcext:value-type="float">
            <text:p>1617</text:p>
          </table:table-cell>
          <table:table-cell table:style-name="ce2" table:formula="of:=[.B$2]*[.A1621]*1000" office:value-type="float" office:value="25.872" calcext:value-type="float">
            <text:p>25.872</text:p>
          </table:table-cell>
          <table:table-cell table:style-name="ce6" table:formula="of:=1/([.B1621]/1000)" office:value-type="float" office:value="38.6518243661101" calcext:value-type="float">
            <text:p>39</text:p>
          </table:table-cell>
          <table:table-cell table:style-name="ce6" table:formula="of:=[.C1621]/[.D$2]" office:value-type="float" office:value="9.66295609152752" calcext:value-type="float">
            <text:p>10</text:p>
          </table:table-cell>
          <table:table-cell table:style-name="ce6" table:formula="of:=[.D1621]*60" office:value-type="float" office:value="579.777365491651" calcext:value-type="float">
            <text:p>580</text:p>
          </table:table-cell>
          <table:table-cell table:style-name="ce6" table:formula="of:=[.E1621]*[.F$2]" office:value-type="float" office:value="1159.5547309833" calcext:value-type="float">
            <text:p>1160</text:p>
          </table:table-cell>
          <table:table-cell table:number-columns-repeated="5"/>
        </table:table-row>
        <table:table-row table:style-name="ro1">
          <table:table-cell table:style-name="ce2" office:value-type="float" office:value="1618" calcext:value-type="float">
            <text:p>1618</text:p>
          </table:table-cell>
          <table:table-cell table:style-name="ce2" table:formula="of:=[.B$2]*[.A1622]*1000" office:value-type="float" office:value="25.888" calcext:value-type="float">
            <text:p>25.888</text:p>
          </table:table-cell>
          <table:table-cell table:style-name="ce6" table:formula="of:=1/([.B1622]/1000)" office:value-type="float" office:value="38.627935723115" calcext:value-type="float">
            <text:p>39</text:p>
          </table:table-cell>
          <table:table-cell table:style-name="ce6" table:formula="of:=[.C1622]/[.D$2]" office:value-type="float" office:value="9.65698393077874" calcext:value-type="float">
            <text:p>10</text:p>
          </table:table-cell>
          <table:table-cell table:style-name="ce6" table:formula="of:=[.D1622]*60" office:value-type="float" office:value="579.419035846724" calcext:value-type="float">
            <text:p>579</text:p>
          </table:table-cell>
          <table:table-cell table:style-name="ce6" table:formula="of:=[.E1622]*[.F$2]" office:value-type="float" office:value="1158.83807169345" calcext:value-type="float">
            <text:p>1159</text:p>
          </table:table-cell>
          <table:table-cell table:number-columns-repeated="5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table:formula="of:=[.B$2]*[.A1623]*1000" office:value-type="float" office:value="25.904" calcext:value-type="float">
            <text:p>25.904</text:p>
          </table:table-cell>
          <table:table-cell table:style-name="ce6" table:formula="of:=1/([.B1623]/1000)" office:value-type="float" office:value="38.604076590488" calcext:value-type="float">
            <text:p>39</text:p>
          </table:table-cell>
          <table:table-cell table:style-name="ce6" table:formula="of:=[.C1623]/[.D$2]" office:value-type="float" office:value="9.65101914762199" calcext:value-type="float">
            <text:p>10</text:p>
          </table:table-cell>
          <table:table-cell table:style-name="ce6" table:formula="of:=[.D1623]*60" office:value-type="float" office:value="579.061148857319" calcext:value-type="float">
            <text:p>579</text:p>
          </table:table-cell>
          <table:table-cell table:style-name="ce6" table:formula="of:=[.E1623]*[.F$2]" office:value-type="float" office:value="1158.12229771464" calcext:value-type="float">
            <text:p>1158</text:p>
          </table:table-cell>
          <table:table-cell table:number-columns-repeated="5"/>
        </table:table-row>
        <table:table-row table:style-name="ro1">
          <table:table-cell table:style-name="ce2" office:value-type="float" office:value="1620" calcext:value-type="float">
            <text:p>1620</text:p>
          </table:table-cell>
          <table:table-cell table:style-name="ce2" table:formula="of:=[.B$2]*[.A1624]*1000" office:value-type="float" office:value="25.92" calcext:value-type="float">
            <text:p>25.92</text:p>
          </table:table-cell>
          <table:table-cell table:style-name="ce6" table:formula="of:=1/([.B1624]/1000)" office:value-type="float" office:value="38.5802469135802" calcext:value-type="float">
            <text:p>39</text:p>
          </table:table-cell>
          <table:table-cell table:style-name="ce6" table:formula="of:=[.C1624]/[.D$2]" office:value-type="float" office:value="9.64506172839506" calcext:value-type="float">
            <text:p>10</text:p>
          </table:table-cell>
          <table:table-cell table:style-name="ce6" table:formula="of:=[.D1624]*60" office:value-type="float" office:value="578.703703703704" calcext:value-type="float">
            <text:p>579</text:p>
          </table:table-cell>
          <table:table-cell table:style-name="ce6" table:formula="of:=[.E1624]*[.F$2]" office:value-type="float" office:value="1157.40740740741" calcext:value-type="float">
            <text:p>1157</text:p>
          </table:table-cell>
          <table:table-cell table:number-columns-repeated="5"/>
        </table:table-row>
        <table:table-row table:style-name="ro1">
          <table:table-cell table:style-name="ce2" office:value-type="float" office:value="1621" calcext:value-type="float">
            <text:p>1621</text:p>
          </table:table-cell>
          <table:table-cell table:style-name="ce2" table:formula="of:=[.B$2]*[.A1625]*1000" office:value-type="float" office:value="25.936" calcext:value-type="float">
            <text:p>25.936</text:p>
          </table:table-cell>
          <table:table-cell table:style-name="ce6" table:formula="of:=1/([.B1625]/1000)" office:value-type="float" office:value="38.5564466378779" calcext:value-type="float">
            <text:p>39</text:p>
          </table:table-cell>
          <table:table-cell table:style-name="ce6" table:formula="of:=[.C1625]/[.D$2]" office:value-type="float" office:value="9.63911165946946" calcext:value-type="float">
            <text:p>10</text:p>
          </table:table-cell>
          <table:table-cell table:style-name="ce6" table:formula="of:=[.D1625]*60" office:value-type="float" office:value="578.346699568168" calcext:value-type="float">
            <text:p>578</text:p>
          </table:table-cell>
          <table:table-cell table:style-name="ce6" table:formula="of:=[.E1625]*[.F$2]" office:value-type="float" office:value="1156.69339913634" calcext:value-type="float">
            <text:p>1157</text:p>
          </table:table-cell>
          <table:table-cell table:number-columns-repeated="5"/>
        </table:table-row>
        <table:table-row table:style-name="ro1">
          <table:table-cell table:style-name="ce2" office:value-type="float" office:value="1622" calcext:value-type="float">
            <text:p>1622</text:p>
          </table:table-cell>
          <table:table-cell table:style-name="ce2" table:formula="of:=[.B$2]*[.A1626]*1000" office:value-type="float" office:value="25.952" calcext:value-type="float">
            <text:p>25.952</text:p>
          </table:table-cell>
          <table:table-cell table:style-name="ce6" table:formula="of:=1/([.B1626]/1000)" office:value-type="float" office:value="38.5326757090012" calcext:value-type="float">
            <text:p>39</text:p>
          </table:table-cell>
          <table:table-cell table:style-name="ce6" table:formula="of:=[.C1626]/[.D$2]" office:value-type="float" office:value="9.63316892725031" calcext:value-type="float">
            <text:p>10</text:p>
          </table:table-cell>
          <table:table-cell table:style-name="ce6" table:formula="of:=[.D1626]*60" office:value-type="float" office:value="577.990135635019" calcext:value-type="float">
            <text:p>578</text:p>
          </table:table-cell>
          <table:table-cell table:style-name="ce6" table:formula="of:=[.E1626]*[.F$2]" office:value-type="float" office:value="1155.98027127004" calcext:value-type="float">
            <text:p>1156</text:p>
          </table:table-cell>
          <table:table-cell table:number-columns-repeated="5"/>
        </table:table-row>
        <table:table-row table:style-name="ro1">
          <table:table-cell table:style-name="ce2" office:value-type="float" office:value="1623" calcext:value-type="float">
            <text:p>1623</text:p>
          </table:table-cell>
          <table:table-cell table:style-name="ce2" table:formula="of:=[.B$2]*[.A1627]*1000" office:value-type="float" office:value="25.968" calcext:value-type="float">
            <text:p>25.968</text:p>
          </table:table-cell>
          <table:table-cell table:style-name="ce6" table:formula="of:=1/([.B1627]/1000)" office:value-type="float" office:value="38.5089340727049" calcext:value-type="float">
            <text:p>39</text:p>
          </table:table-cell>
          <table:table-cell table:style-name="ce6" table:formula="of:=[.C1627]/[.D$2]" office:value-type="float" office:value="9.62723351817622" calcext:value-type="float">
            <text:p>10</text:p>
          </table:table-cell>
          <table:table-cell table:style-name="ce6" table:formula="of:=[.D1627]*60" office:value-type="float" office:value="577.634011090573" calcext:value-type="float">
            <text:p>578</text:p>
          </table:table-cell>
          <table:table-cell table:style-name="ce6" table:formula="of:=[.E1627]*[.F$2]" office:value-type="float" office:value="1155.26802218115" calcext:value-type="float">
            <text:p>1155</text:p>
          </table:table-cell>
          <table:table-cell table:number-columns-repeated="5"/>
        </table:table-row>
        <table:table-row table:style-name="ro1">
          <table:table-cell table:style-name="ce2" office:value-type="float" office:value="1624" calcext:value-type="float">
            <text:p>1624</text:p>
          </table:table-cell>
          <table:table-cell table:style-name="ce2" table:formula="of:=[.B$2]*[.A1628]*1000" office:value-type="float" office:value="25.984" calcext:value-type="float">
            <text:p>25.984</text:p>
          </table:table-cell>
          <table:table-cell table:style-name="ce6" table:formula="of:=1/([.B1628]/1000)" office:value-type="float" office:value="38.4852216748768" calcext:value-type="float">
            <text:p>38</text:p>
          </table:table-cell>
          <table:table-cell table:style-name="ce6" table:formula="of:=[.C1628]/[.D$2]" office:value-type="float" office:value="9.62130541871921" calcext:value-type="float">
            <text:p>10</text:p>
          </table:table-cell>
          <table:table-cell table:style-name="ce6" table:formula="of:=[.D1628]*60" office:value-type="float" office:value="577.278325123153" calcext:value-type="float">
            <text:p>577</text:p>
          </table:table-cell>
          <table:table-cell table:style-name="ce6" table:formula="of:=[.E1628]*[.F$2]" office:value-type="float" office:value="1154.55665024631" calcext:value-type="float">
            <text:p>1155</text:p>
          </table:table-cell>
          <table:table-cell table:number-columns-repeated="5"/>
        </table:table-row>
        <table:table-row table:style-name="ro1">
          <table:table-cell table:style-name="ce2" office:value-type="float" office:value="1625" calcext:value-type="float">
            <text:p>1625</text:p>
          </table:table-cell>
          <table:table-cell table:style-name="ce2" table:formula="of:=[.B$2]*[.A1629]*1000" office:value-type="float" office:value="26" calcext:value-type="float">
            <text:p>26</text:p>
          </table:table-cell>
          <table:table-cell table:style-name="ce6" table:formula="of:=1/([.B1629]/1000)" office:value-type="float" office:value="38.4615384615385" calcext:value-type="float">
            <text:p>38</text:p>
          </table:table-cell>
          <table:table-cell table:style-name="ce6" table:formula="of:=[.C1629]/[.D$2]" office:value-type="float" office:value="9.61538461538462" calcext:value-type="float">
            <text:p>10</text:p>
          </table:table-cell>
          <table:table-cell table:style-name="ce6" table:formula="of:=[.D1629]*60" office:value-type="float" office:value="576.923076923077" calcext:value-type="float">
            <text:p>577</text:p>
          </table:table-cell>
          <table:table-cell table:style-name="ce6" table:formula="of:=[.E1629]*[.F$2]" office:value-type="float" office:value="1153.84615384615" calcext:value-type="float">
            <text:p>1154</text:p>
          </table:table-cell>
          <table:table-cell table:number-columns-repeated="5"/>
        </table:table-row>
        <table:table-row table:style-name="ro1">
          <table:table-cell table:style-name="ce2" office:value-type="float" office:value="1626" calcext:value-type="float">
            <text:p>1626</text:p>
          </table:table-cell>
          <table:table-cell table:style-name="ce2" table:formula="of:=[.B$2]*[.A1630]*1000" office:value-type="float" office:value="26.016" calcext:value-type="float">
            <text:p>26.016</text:p>
          </table:table-cell>
          <table:table-cell table:style-name="ce6" table:formula="of:=1/([.B1630]/1000)" office:value-type="float" office:value="38.4378843788438" calcext:value-type="float">
            <text:p>38</text:p>
          </table:table-cell>
          <table:table-cell table:style-name="ce6" table:formula="of:=[.C1630]/[.D$2]" office:value-type="float" office:value="9.60947109471095" calcext:value-type="float">
            <text:p>10</text:p>
          </table:table-cell>
          <table:table-cell table:style-name="ce6" table:formula="of:=[.D1630]*60" office:value-type="float" office:value="576.568265682657" calcext:value-type="float">
            <text:p>577</text:p>
          </table:table-cell>
          <table:table-cell table:style-name="ce6" table:formula="of:=[.E1630]*[.F$2]" office:value-type="float" office:value="1153.13653136531" calcext:value-type="float">
            <text:p>1153</text:p>
          </table:table-cell>
          <table:table-cell table:number-columns-repeated="5"/>
        </table:table-row>
        <table:table-row table:style-name="ro1">
          <table:table-cell table:style-name="ce2" office:value-type="float" office:value="1627" calcext:value-type="float">
            <text:p>1627</text:p>
          </table:table-cell>
          <table:table-cell table:style-name="ce2" table:formula="of:=[.B$2]*[.A1631]*1000" office:value-type="float" office:value="26.032" calcext:value-type="float">
            <text:p>26.032</text:p>
          </table:table-cell>
          <table:table-cell table:style-name="ce6" table:formula="of:=1/([.B1631]/1000)" office:value-type="float" office:value="38.4142593730793" calcext:value-type="float">
            <text:p>38</text:p>
          </table:table-cell>
          <table:table-cell table:style-name="ce6" table:formula="of:=[.C1631]/[.D$2]" office:value-type="float" office:value="9.60356484326982" calcext:value-type="float">
            <text:p>10</text:p>
          </table:table-cell>
          <table:table-cell table:style-name="ce6" table:formula="of:=[.D1631]*60" office:value-type="float" office:value="576.213890596189" calcext:value-type="float">
            <text:p>576</text:p>
          </table:table-cell>
          <table:table-cell table:style-name="ce6" table:formula="of:=[.E1631]*[.F$2]" office:value-type="float" office:value="1152.42778119238" calcext:value-type="float">
            <text:p>1152</text:p>
          </table:table-cell>
          <table:table-cell table:number-columns-repeated="5"/>
        </table:table-row>
        <table:table-row table:style-name="ro1">
          <table:table-cell table:style-name="ce2" office:value-type="float" office:value="1628" calcext:value-type="float">
            <text:p>1628</text:p>
          </table:table-cell>
          <table:table-cell table:style-name="ce2" table:formula="of:=[.B$2]*[.A1632]*1000" office:value-type="float" office:value="26.048" calcext:value-type="float">
            <text:p>26.048</text:p>
          </table:table-cell>
          <table:table-cell table:style-name="ce6" table:formula="of:=1/([.B1632]/1000)" office:value-type="float" office:value="38.3906633906634" calcext:value-type="float">
            <text:p>38</text:p>
          </table:table-cell>
          <table:table-cell table:style-name="ce6" table:formula="of:=[.C1632]/[.D$2]" office:value-type="float" office:value="9.59766584766585" calcext:value-type="float">
            <text:p>10</text:p>
          </table:table-cell>
          <table:table-cell table:style-name="ce6" table:formula="of:=[.D1632]*60" office:value-type="float" office:value="575.859950859951" calcext:value-type="float">
            <text:p>576</text:p>
          </table:table-cell>
          <table:table-cell table:style-name="ce6" table:formula="of:=[.E1632]*[.F$2]" office:value-type="float" office:value="1151.7199017199" calcext:value-type="float">
            <text:p>1152</text:p>
          </table:table-cell>
          <table:table-cell table:number-columns-repeated="5"/>
        </table:table-row>
        <table:table-row table:style-name="ro1">
          <table:table-cell table:style-name="ce2" office:value-type="float" office:value="1629" calcext:value-type="float">
            <text:p>1629</text:p>
          </table:table-cell>
          <table:table-cell table:style-name="ce2" table:formula="of:=[.B$2]*[.A1633]*1000" office:value-type="float" office:value="26.064" calcext:value-type="float">
            <text:p>26.064</text:p>
          </table:table-cell>
          <table:table-cell table:style-name="ce6" table:formula="of:=1/([.B1633]/1000)" office:value-type="float" office:value="38.3670963781461" calcext:value-type="float">
            <text:p>38</text:p>
          </table:table-cell>
          <table:table-cell table:style-name="ce6" table:formula="of:=[.C1633]/[.D$2]" office:value-type="float" office:value="9.59177409453653" calcext:value-type="float">
            <text:p>10</text:p>
          </table:table-cell>
          <table:table-cell table:style-name="ce6" table:formula="of:=[.D1633]*60" office:value-type="float" office:value="575.506445672191" calcext:value-type="float">
            <text:p>576</text:p>
          </table:table-cell>
          <table:table-cell table:style-name="ce6" table:formula="of:=[.E1633]*[.F$2]" office:value-type="float" office:value="1151.01289134438" calcext:value-type="float">
            <text:p>1151</text:p>
          </table:table-cell>
          <table:table-cell table:number-columns-repeated="5"/>
        </table:table-row>
        <table:table-row table:style-name="ro1">
          <table:table-cell table:style-name="ce2" office:value-type="float" office:value="1630" calcext:value-type="float">
            <text:p>1630</text:p>
          </table:table-cell>
          <table:table-cell table:style-name="ce2" table:formula="of:=[.B$2]*[.A1634]*1000" office:value-type="float" office:value="26.08" calcext:value-type="float">
            <text:p>26.08</text:p>
          </table:table-cell>
          <table:table-cell table:style-name="ce6" table:formula="of:=1/([.B1634]/1000)" office:value-type="float" office:value="38.3435582822086" calcext:value-type="float">
            <text:p>38</text:p>
          </table:table-cell>
          <table:table-cell table:style-name="ce6" table:formula="of:=[.C1634]/[.D$2]" office:value-type="float" office:value="9.58588957055215" calcext:value-type="float">
            <text:p>10</text:p>
          </table:table-cell>
          <table:table-cell table:style-name="ce6" table:formula="of:=[.D1634]*60" office:value-type="float" office:value="575.153374233129" calcext:value-type="float">
            <text:p>575</text:p>
          </table:table-cell>
          <table:table-cell table:style-name="ce6" table:formula="of:=[.E1634]*[.F$2]" office:value-type="float" office:value="1150.30674846626" calcext:value-type="float">
            <text:p>1150</text:p>
          </table:table-cell>
          <table:table-cell table:number-columns-repeated="5"/>
        </table:table-row>
        <table:table-row table:style-name="ro1">
          <table:table-cell table:style-name="ce2" office:value-type="float" office:value="1631" calcext:value-type="float">
            <text:p>1631</text:p>
          </table:table-cell>
          <table:table-cell table:style-name="ce2" table:formula="of:=[.B$2]*[.A1635]*1000" office:value-type="float" office:value="26.096" calcext:value-type="float">
            <text:p>26.096</text:p>
          </table:table-cell>
          <table:table-cell table:style-name="ce6" table:formula="of:=1/([.B1635]/1000)" office:value-type="float" office:value="38.3200490496628" calcext:value-type="float">
            <text:p>38</text:p>
          </table:table-cell>
          <table:table-cell table:style-name="ce6" table:formula="of:=[.C1635]/[.D$2]" office:value-type="float" office:value="9.5800122624157" calcext:value-type="float">
            <text:p>10</text:p>
          </table:table-cell>
          <table:table-cell table:style-name="ce6" table:formula="of:=[.D1635]*60" office:value-type="float" office:value="574.800735744942" calcext:value-type="float">
            <text:p>575</text:p>
          </table:table-cell>
          <table:table-cell table:style-name="ce6" table:formula="of:=[.E1635]*[.F$2]" office:value-type="float" office:value="1149.60147148988" calcext:value-type="float">
            <text:p>1150</text:p>
          </table:table-cell>
          <table:table-cell table:number-columns-repeated="5"/>
        </table:table-row>
        <table:table-row table:style-name="ro1">
          <table:table-cell table:style-name="ce2" office:value-type="float" office:value="1632" calcext:value-type="float">
            <text:p>1632</text:p>
          </table:table-cell>
          <table:table-cell table:style-name="ce2" table:formula="of:=[.B$2]*[.A1636]*1000" office:value-type="float" office:value="26.112" calcext:value-type="float">
            <text:p>26.112</text:p>
          </table:table-cell>
          <table:table-cell table:style-name="ce6" table:formula="of:=1/([.B1636]/1000)" office:value-type="float" office:value="38.296568627451" calcext:value-type="float">
            <text:p>38</text:p>
          </table:table-cell>
          <table:table-cell table:style-name="ce6" table:formula="of:=[.C1636]/[.D$2]" office:value-type="float" office:value="9.57414215686275" calcext:value-type="float">
            <text:p>10</text:p>
          </table:table-cell>
          <table:table-cell table:style-name="ce6" table:formula="of:=[.D1636]*60" office:value-type="float" office:value="574.448529411765" calcext:value-type="float">
            <text:p>574</text:p>
          </table:table-cell>
          <table:table-cell table:style-name="ce6" table:formula="of:=[.E1636]*[.F$2]" office:value-type="float" office:value="1148.89705882353" calcext:value-type="float">
            <text:p>1149</text:p>
          </table:table-cell>
          <table:table-cell table:number-columns-repeated="5"/>
        </table:table-row>
        <table:table-row table:style-name="ro1">
          <table:table-cell table:style-name="ce2" office:value-type="float" office:value="1633" calcext:value-type="float">
            <text:p>1633</text:p>
          </table:table-cell>
          <table:table-cell table:style-name="ce2" table:formula="of:=[.B$2]*[.A1637]*1000" office:value-type="float" office:value="26.128" calcext:value-type="float">
            <text:p>26.128</text:p>
          </table:table-cell>
          <table:table-cell table:style-name="ce6" table:formula="of:=1/([.B1637]/1000)" office:value-type="float" office:value="38.2731169626454" calcext:value-type="float">
            <text:p>38</text:p>
          </table:table-cell>
          <table:table-cell table:style-name="ce6" table:formula="of:=[.C1637]/[.D$2]" office:value-type="float" office:value="9.56827924066136" calcext:value-type="float">
            <text:p>10</text:p>
          </table:table-cell>
          <table:table-cell table:style-name="ce6" table:formula="of:=[.D1637]*60" office:value-type="float" office:value="574.096754439682" calcext:value-type="float">
            <text:p>574</text:p>
          </table:table-cell>
          <table:table-cell table:style-name="ce6" table:formula="of:=[.E1637]*[.F$2]" office:value-type="float" office:value="1148.19350887936" calcext:value-type="float">
            <text:p>1148</text:p>
          </table:table-cell>
          <table:table-cell table:number-columns-repeated="5"/>
        </table:table-row>
        <table:table-row table:style-name="ro1">
          <table:table-cell table:style-name="ce2" office:value-type="float" office:value="1634" calcext:value-type="float">
            <text:p>1634</text:p>
          </table:table-cell>
          <table:table-cell table:style-name="ce2" table:formula="of:=[.B$2]*[.A1638]*1000" office:value-type="float" office:value="26.144" calcext:value-type="float">
            <text:p>26.144</text:p>
          </table:table-cell>
          <table:table-cell table:style-name="ce6" table:formula="of:=1/([.B1638]/1000)" office:value-type="float" office:value="38.249694002448" calcext:value-type="float">
            <text:p>38</text:p>
          </table:table-cell>
          <table:table-cell table:style-name="ce6" table:formula="of:=[.C1638]/[.D$2]" office:value-type="float" office:value="9.562423500612" calcext:value-type="float">
            <text:p>10</text:p>
          </table:table-cell>
          <table:table-cell table:style-name="ce6" table:formula="of:=[.D1638]*60" office:value-type="float" office:value="573.74541003672" calcext:value-type="float">
            <text:p>574</text:p>
          </table:table-cell>
          <table:table-cell table:style-name="ce6" table:formula="of:=[.E1638]*[.F$2]" office:value-type="float" office:value="1147.49082007344" calcext:value-type="float">
            <text:p>1147</text:p>
          </table:table-cell>
          <table:table-cell table:number-columns-repeated="5"/>
        </table:table-row>
        <table:table-row table:style-name="ro1">
          <table:table-cell table:style-name="ce2" office:value-type="float" office:value="1635" calcext:value-type="float">
            <text:p>1635</text:p>
          </table:table-cell>
          <table:table-cell table:style-name="ce2" table:formula="of:=[.B$2]*[.A1639]*1000" office:value-type="float" office:value="26.16" calcext:value-type="float">
            <text:p>26.16</text:p>
          </table:table-cell>
          <table:table-cell table:style-name="ce6" table:formula="of:=1/([.B1639]/1000)" office:value-type="float" office:value="38.2262996941896" calcext:value-type="float">
            <text:p>38</text:p>
          </table:table-cell>
          <table:table-cell table:style-name="ce6" table:formula="of:=[.C1639]/[.D$2]" office:value-type="float" office:value="9.5565749235474" calcext:value-type="float">
            <text:p>10</text:p>
          </table:table-cell>
          <table:table-cell table:style-name="ce6" table:formula="of:=[.D1639]*60" office:value-type="float" office:value="573.394495412844" calcext:value-type="float">
            <text:p>573</text:p>
          </table:table-cell>
          <table:table-cell table:style-name="ce6" table:formula="of:=[.E1639]*[.F$2]" office:value-type="float" office:value="1146.78899082569" calcext:value-type="float">
            <text:p>1147</text:p>
          </table:table-cell>
          <table:table-cell table:number-columns-repeated="5"/>
        </table:table-row>
        <table:table-row table:style-name="ro1">
          <table:table-cell table:style-name="ce2" office:value-type="float" office:value="1636" calcext:value-type="float">
            <text:p>1636</text:p>
          </table:table-cell>
          <table:table-cell table:style-name="ce2" table:formula="of:=[.B$2]*[.A1640]*1000" office:value-type="float" office:value="26.176" calcext:value-type="float">
            <text:p>26.176</text:p>
          </table:table-cell>
          <table:table-cell table:style-name="ce6" table:formula="of:=1/([.B1640]/1000)" office:value-type="float" office:value="38.2029339853301" calcext:value-type="float">
            <text:p>38</text:p>
          </table:table-cell>
          <table:table-cell table:style-name="ce6" table:formula="of:=[.C1640]/[.D$2]" office:value-type="float" office:value="9.55073349633252" calcext:value-type="float">
            <text:p>10</text:p>
          </table:table-cell>
          <table:table-cell table:style-name="ce6" table:formula="of:=[.D1640]*60" office:value-type="float" office:value="573.044009779951" calcext:value-type="float">
            <text:p>573</text:p>
          </table:table-cell>
          <table:table-cell table:style-name="ce6" table:formula="of:=[.E1640]*[.F$2]" office:value-type="float" office:value="1146.0880195599" calcext:value-type="float">
            <text:p>1146</text:p>
          </table:table-cell>
          <table:table-cell table:number-columns-repeated="5"/>
        </table:table-row>
        <table:table-row table:style-name="ro1">
          <table:table-cell table:style-name="ce2" office:value-type="float" office:value="1637" calcext:value-type="float">
            <text:p>1637</text:p>
          </table:table-cell>
          <table:table-cell table:style-name="ce2" table:formula="of:=[.B$2]*[.A1641]*1000" office:value-type="float" office:value="26.192" calcext:value-type="float">
            <text:p>26.192</text:p>
          </table:table-cell>
          <table:table-cell table:style-name="ce6" table:formula="of:=1/([.B1641]/1000)" office:value-type="float" office:value="38.1795968234575" calcext:value-type="float">
            <text:p>38</text:p>
          </table:table-cell>
          <table:table-cell table:style-name="ce6" table:formula="of:=[.C1641]/[.D$2]" office:value-type="float" office:value="9.54489920586439" calcext:value-type="float">
            <text:p>10</text:p>
          </table:table-cell>
          <table:table-cell table:style-name="ce6" table:formula="of:=[.D1641]*60" office:value-type="float" office:value="572.693952351863" calcext:value-type="float">
            <text:p>573</text:p>
          </table:table-cell>
          <table:table-cell table:style-name="ce6" table:formula="of:=[.E1641]*[.F$2]" office:value-type="float" office:value="1145.38790470373" calcext:value-type="float">
            <text:p>1145</text:p>
          </table:table-cell>
          <table:table-cell table:number-columns-repeated="5"/>
        </table:table-row>
        <table:table-row table:style-name="ro1">
          <table:table-cell table:style-name="ce2" office:value-type="float" office:value="1638" calcext:value-type="float">
            <text:p>1638</text:p>
          </table:table-cell>
          <table:table-cell table:style-name="ce2" table:formula="of:=[.B$2]*[.A1642]*1000" office:value-type="float" office:value="26.208" calcext:value-type="float">
            <text:p>26.208</text:p>
          </table:table-cell>
          <table:table-cell table:style-name="ce6" table:formula="of:=1/([.B1642]/1000)" office:value-type="float" office:value="38.1562881562882" calcext:value-type="float">
            <text:p>38</text:p>
          </table:table-cell>
          <table:table-cell table:style-name="ce6" table:formula="of:=[.C1642]/[.D$2]" office:value-type="float" office:value="9.53907203907204" calcext:value-type="float">
            <text:p>10</text:p>
          </table:table-cell>
          <table:table-cell table:style-name="ce6" table:formula="of:=[.D1642]*60" office:value-type="float" office:value="572.344322344322" calcext:value-type="float">
            <text:p>572</text:p>
          </table:table-cell>
          <table:table-cell table:style-name="ce6" table:formula="of:=[.E1642]*[.F$2]" office:value-type="float" office:value="1144.68864468864" calcext:value-type="float">
            <text:p>1145</text:p>
          </table:table-cell>
          <table:table-cell table:number-columns-repeated="5"/>
        </table:table-row>
        <table:table-row table:style-name="ro1">
          <table:table-cell table:style-name="ce2" office:value-type="float" office:value="1639" calcext:value-type="float">
            <text:p>1639</text:p>
          </table:table-cell>
          <table:table-cell table:style-name="ce2" table:formula="of:=[.B$2]*[.A1643]*1000" office:value-type="float" office:value="26.224" calcext:value-type="float">
            <text:p>26.224</text:p>
          </table:table-cell>
          <table:table-cell table:style-name="ce6" table:formula="of:=1/([.B1643]/1000)" office:value-type="float" office:value="38.1330079316657" calcext:value-type="float">
            <text:p>38</text:p>
          </table:table-cell>
          <table:table-cell table:style-name="ce6" table:formula="of:=[.C1643]/[.D$2]" office:value-type="float" office:value="9.53325198291641" calcext:value-type="float">
            <text:p>10</text:p>
          </table:table-cell>
          <table:table-cell table:style-name="ce6" table:formula="of:=[.D1643]*60" office:value-type="float" office:value="571.995118974985" calcext:value-type="float">
            <text:p>572</text:p>
          </table:table-cell>
          <table:table-cell table:style-name="ce6" table:formula="of:=[.E1643]*[.F$2]" office:value-type="float" office:value="1143.99023794997" calcext:value-type="float">
            <text:p>1144</text:p>
          </table:table-cell>
          <table:table-cell table:number-columns-repeated="5"/>
        </table:table-row>
        <table:table-row table:style-name="ro1">
          <table:table-cell table:style-name="ce2" office:value-type="float" office:value="1640" calcext:value-type="float">
            <text:p>1640</text:p>
          </table:table-cell>
          <table:table-cell table:style-name="ce2" table:formula="of:=[.B$2]*[.A1644]*1000" office:value-type="float" office:value="26.24" calcext:value-type="float">
            <text:p>26.24</text:p>
          </table:table-cell>
          <table:table-cell table:style-name="ce6" table:formula="of:=1/([.B1644]/1000)" office:value-type="float" office:value="38.109756097561" calcext:value-type="float">
            <text:p>38</text:p>
          </table:table-cell>
          <table:table-cell table:style-name="ce6" table:formula="of:=[.C1644]/[.D$2]" office:value-type="float" office:value="9.52743902439024" calcext:value-type="float">
            <text:p>10</text:p>
          </table:table-cell>
          <table:table-cell table:style-name="ce6" table:formula="of:=[.D1644]*60" office:value-type="float" office:value="571.646341463415" calcext:value-type="float">
            <text:p>572</text:p>
          </table:table-cell>
          <table:table-cell table:style-name="ce6" table:formula="of:=[.E1644]*[.F$2]" office:value-type="float" office:value="1143.29268292683" calcext:value-type="float">
            <text:p>1143</text:p>
          </table:table-cell>
          <table:table-cell table:number-columns-repeated="5"/>
        </table:table-row>
        <table:table-row table:style-name="ro1">
          <table:table-cell table:style-name="ce2" office:value-type="float" office:value="1641" calcext:value-type="float">
            <text:p>1641</text:p>
          </table:table-cell>
          <table:table-cell table:style-name="ce2" table:formula="of:=[.B$2]*[.A1645]*1000" office:value-type="float" office:value="26.256" calcext:value-type="float">
            <text:p>26.256</text:p>
          </table:table-cell>
          <table:table-cell table:style-name="ce6" table:formula="of:=1/([.B1645]/1000)" office:value-type="float" office:value="38.0865326020719" calcext:value-type="float">
            <text:p>38</text:p>
          </table:table-cell>
          <table:table-cell table:style-name="ce6" table:formula="of:=[.C1645]/[.D$2]" office:value-type="float" office:value="9.52163315051798" calcext:value-type="float">
            <text:p>10</text:p>
          </table:table-cell>
          <table:table-cell table:style-name="ce6" table:formula="of:=[.D1645]*60" office:value-type="float" office:value="571.297989031079" calcext:value-type="float">
            <text:p>571</text:p>
          </table:table-cell>
          <table:table-cell table:style-name="ce6" table:formula="of:=[.E1645]*[.F$2]" office:value-type="float" office:value="1142.59597806216" calcext:value-type="float">
            <text:p>1143</text:p>
          </table:table-cell>
          <table:table-cell table:number-columns-repeated="5"/>
        </table:table-row>
        <table:table-row table:style-name="ro1">
          <table:table-cell table:style-name="ce2" office:value-type="float" office:value="1642" calcext:value-type="float">
            <text:p>1642</text:p>
          </table:table-cell>
          <table:table-cell table:style-name="ce2" table:formula="of:=[.B$2]*[.A1646]*1000" office:value-type="float" office:value="26.272" calcext:value-type="float">
            <text:p>26.272</text:p>
          </table:table-cell>
          <table:table-cell table:style-name="ce6" table:formula="of:=1/([.B1646]/1000)" office:value-type="float" office:value="38.0633373934227" calcext:value-type="float">
            <text:p>38</text:p>
          </table:table-cell>
          <table:table-cell table:style-name="ce6" table:formula="of:=[.C1646]/[.D$2]" office:value-type="float" office:value="9.51583434835566" calcext:value-type="float">
            <text:p>10</text:p>
          </table:table-cell>
          <table:table-cell table:style-name="ce6" table:formula="of:=[.D1646]*60" office:value-type="float" office:value="570.95006090134" calcext:value-type="float">
            <text:p>571</text:p>
          </table:table-cell>
          <table:table-cell table:style-name="ce6" table:formula="of:=[.E1646]*[.F$2]" office:value-type="float" office:value="1141.90012180268" calcext:value-type="float">
            <text:p>1142</text:p>
          </table:table-cell>
          <table:table-cell table:number-columns-repeated="5"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2" table:formula="of:=[.B$2]*[.A1647]*1000" office:value-type="float" office:value="26.288" calcext:value-type="float">
            <text:p>26.288</text:p>
          </table:table-cell>
          <table:table-cell table:style-name="ce6" table:formula="of:=1/([.B1647]/1000)" office:value-type="float" office:value="38.0401704199635" calcext:value-type="float">
            <text:p>38</text:p>
          </table:table-cell>
          <table:table-cell table:style-name="ce6" table:formula="of:=[.C1647]/[.D$2]" office:value-type="float" office:value="9.51004260499087" calcext:value-type="float">
            <text:p>10</text:p>
          </table:table-cell>
          <table:table-cell table:style-name="ce6" table:formula="of:=[.D1647]*60" office:value-type="float" office:value="570.602556299452" calcext:value-type="float">
            <text:p>571</text:p>
          </table:table-cell>
          <table:table-cell table:style-name="ce6" table:formula="of:=[.E1647]*[.F$2]" office:value-type="float" office:value="1141.2051125989" calcext:value-type="float">
            <text:p>1141</text:p>
          </table:table-cell>
          <table:table-cell table:number-columns-repeated="5"/>
        </table:table-row>
        <table:table-row table:style-name="ro1">
          <table:table-cell table:style-name="ce2" office:value-type="float" office:value="1644" calcext:value-type="float">
            <text:p>1644</text:p>
          </table:table-cell>
          <table:table-cell table:style-name="ce2" table:formula="of:=[.B$2]*[.A1648]*1000" office:value-type="float" office:value="26.304" calcext:value-type="float">
            <text:p>26.304</text:p>
          </table:table-cell>
          <table:table-cell table:style-name="ce6" table:formula="of:=1/([.B1648]/1000)" office:value-type="float" office:value="38.0170316301703" calcext:value-type="float">
            <text:p>38</text:p>
          </table:table-cell>
          <table:table-cell table:style-name="ce6" table:formula="of:=[.C1648]/[.D$2]" office:value-type="float" office:value="9.50425790754258" calcext:value-type="float">
            <text:p>10</text:p>
          </table:table-cell>
          <table:table-cell table:style-name="ce6" table:formula="of:=[.D1648]*60" office:value-type="float" office:value="570.255474452555" calcext:value-type="float">
            <text:p>570</text:p>
          </table:table-cell>
          <table:table-cell table:style-name="ce6" table:formula="of:=[.E1648]*[.F$2]" office:value-type="float" office:value="1140.51094890511" calcext:value-type="float">
            <text:p>1141</text:p>
          </table:table-cell>
          <table:table-cell table:number-columns-repeated="5"/>
        </table:table-row>
        <table:table-row table:style-name="ro1">
          <table:table-cell table:style-name="ce2" office:value-type="float" office:value="1645" calcext:value-type="float">
            <text:p>1645</text:p>
          </table:table-cell>
          <table:table-cell table:style-name="ce2" table:formula="of:=[.B$2]*[.A1649]*1000" office:value-type="float" office:value="26.32" calcext:value-type="float">
            <text:p>26.32</text:p>
          </table:table-cell>
          <table:table-cell table:style-name="ce6" table:formula="of:=1/([.B1649]/1000)" office:value-type="float" office:value="37.9939209726444" calcext:value-type="float">
            <text:p>38</text:p>
          </table:table-cell>
          <table:table-cell table:style-name="ce6" table:formula="of:=[.C1649]/[.D$2]" office:value-type="float" office:value="9.49848024316109" calcext:value-type="float">
            <text:p>9</text:p>
          </table:table-cell>
          <table:table-cell table:style-name="ce6" table:formula="of:=[.D1649]*60" office:value-type="float" office:value="569.908814589666" calcext:value-type="float">
            <text:p>570</text:p>
          </table:table-cell>
          <table:table-cell table:style-name="ce6" table:formula="of:=[.E1649]*[.F$2]" office:value-type="float" office:value="1139.81762917933" calcext:value-type="float">
            <text:p>1140</text:p>
          </table:table-cell>
          <table:table-cell table:number-columns-repeated="5"/>
        </table:table-row>
        <table:table-row table:style-name="ro1">
          <table:table-cell table:style-name="ce2" office:value-type="float" office:value="1646" calcext:value-type="float">
            <text:p>1646</text:p>
          </table:table-cell>
          <table:table-cell table:style-name="ce2" table:formula="of:=[.B$2]*[.A1650]*1000" office:value-type="float" office:value="26.336" calcext:value-type="float">
            <text:p>26.336</text:p>
          </table:table-cell>
          <table:table-cell table:style-name="ce6" table:formula="of:=1/([.B1650]/1000)" office:value-type="float" office:value="37.9708383961118" calcext:value-type="float">
            <text:p>38</text:p>
          </table:table-cell>
          <table:table-cell table:style-name="ce6" table:formula="of:=[.C1650]/[.D$2]" office:value-type="float" office:value="9.49270959902795" calcext:value-type="float">
            <text:p>9</text:p>
          </table:table-cell>
          <table:table-cell table:style-name="ce6" table:formula="of:=[.D1650]*60" office:value-type="float" office:value="569.562575941677" calcext:value-type="float">
            <text:p>570</text:p>
          </table:table-cell>
          <table:table-cell table:style-name="ce6" table:formula="of:=[.E1650]*[.F$2]" office:value-type="float" office:value="1139.12515188335" calcext:value-type="float">
            <text:p>1139</text:p>
          </table:table-cell>
          <table:table-cell table:number-columns-repeated="5"/>
        </table:table-row>
        <table:table-row table:style-name="ro1">
          <table:table-cell table:style-name="ce2" office:value-type="float" office:value="1647" calcext:value-type="float">
            <text:p>1647</text:p>
          </table:table-cell>
          <table:table-cell table:style-name="ce2" table:formula="of:=[.B$2]*[.A1651]*1000" office:value-type="float" office:value="26.352" calcext:value-type="float">
            <text:p>26.352</text:p>
          </table:table-cell>
          <table:table-cell table:style-name="ce6" table:formula="of:=1/([.B1651]/1000)" office:value-type="float" office:value="37.9477838494232" calcext:value-type="float">
            <text:p>38</text:p>
          </table:table-cell>
          <table:table-cell table:style-name="ce6" table:formula="of:=[.C1651]/[.D$2]" office:value-type="float" office:value="9.4869459623558" calcext:value-type="float">
            <text:p>9</text:p>
          </table:table-cell>
          <table:table-cell table:style-name="ce6" table:formula="of:=[.D1651]*60" office:value-type="float" office:value="569.216757741348" calcext:value-type="float">
            <text:p>569</text:p>
          </table:table-cell>
          <table:table-cell table:style-name="ce6" table:formula="of:=[.E1651]*[.F$2]" office:value-type="float" office:value="1138.4335154827" calcext:value-type="float">
            <text:p>1138</text:p>
          </table:table-cell>
          <table:table-cell table:number-columns-repeated="5"/>
        </table:table-row>
        <table:table-row table:style-name="ro1">
          <table:table-cell table:style-name="ce2" office:value-type="float" office:value="1648" calcext:value-type="float">
            <text:p>1648</text:p>
          </table:table-cell>
          <table:table-cell table:style-name="ce2" table:formula="of:=[.B$2]*[.A1652]*1000" office:value-type="float" office:value="26.368" calcext:value-type="float">
            <text:p>26.368</text:p>
          </table:table-cell>
          <table:table-cell table:style-name="ce6" table:formula="of:=1/([.B1652]/1000)" office:value-type="float" office:value="37.9247572815534" calcext:value-type="float">
            <text:p>38</text:p>
          </table:table-cell>
          <table:table-cell table:style-name="ce6" table:formula="of:=[.C1652]/[.D$2]" office:value-type="float" office:value="9.48118932038835" calcext:value-type="float">
            <text:p>9</text:p>
          </table:table-cell>
          <table:table-cell table:style-name="ce6" table:formula="of:=[.D1652]*60" office:value-type="float" office:value="568.871359223301" calcext:value-type="float">
            <text:p>569</text:p>
          </table:table-cell>
          <table:table-cell table:style-name="ce6" table:formula="of:=[.E1652]*[.F$2]" office:value-type="float" office:value="1137.7427184466" calcext:value-type="float">
            <text:p>1138</text:p>
          </table:table-cell>
          <table:table-cell table:number-columns-repeated="5"/>
        </table:table-row>
        <table:table-row table:style-name="ro1">
          <table:table-cell table:style-name="ce2" office:value-type="float" office:value="1649" calcext:value-type="float">
            <text:p>1649</text:p>
          </table:table-cell>
          <table:table-cell table:style-name="ce2" table:formula="of:=[.B$2]*[.A1653]*1000" office:value-type="float" office:value="26.384" calcext:value-type="float">
            <text:p>26.384</text:p>
          </table:table-cell>
          <table:table-cell table:style-name="ce6" table:formula="of:=1/([.B1653]/1000)" office:value-type="float" office:value="37.901758641601" calcext:value-type="float">
            <text:p>38</text:p>
          </table:table-cell>
          <table:table-cell table:style-name="ce6" table:formula="of:=[.C1653]/[.D$2]" office:value-type="float" office:value="9.47543966040024" calcext:value-type="float">
            <text:p>9</text:p>
          </table:table-cell>
          <table:table-cell table:style-name="ce6" table:formula="of:=[.D1653]*60" office:value-type="float" office:value="568.526379624015" calcext:value-type="float">
            <text:p>569</text:p>
          </table:table-cell>
          <table:table-cell table:style-name="ce6" table:formula="of:=[.E1653]*[.F$2]" office:value-type="float" office:value="1137.05275924803" calcext:value-type="float">
            <text:p>1137</text:p>
          </table:table-cell>
          <table:table-cell table:number-columns-repeated="5"/>
        </table:table-row>
        <table:table-row table:style-name="ro1">
          <table:table-cell table:style-name="ce2" office:value-type="float" office:value="1650" calcext:value-type="float">
            <text:p>1650</text:p>
          </table:table-cell>
          <table:table-cell table:style-name="ce2" table:formula="of:=[.B$2]*[.A1654]*1000" office:value-type="float" office:value="26.4" calcext:value-type="float">
            <text:p>26.4</text:p>
          </table:table-cell>
          <table:table-cell table:style-name="ce6" table:formula="of:=1/([.B1654]/1000)" office:value-type="float" office:value="37.8787878787879" calcext:value-type="float">
            <text:p>38</text:p>
          </table:table-cell>
          <table:table-cell table:style-name="ce6" table:formula="of:=[.C1654]/[.D$2]" office:value-type="float" office:value="9.46969696969697" calcext:value-type="float">
            <text:p>9</text:p>
          </table:table-cell>
          <table:table-cell table:style-name="ce6" table:formula="of:=[.D1654]*60" office:value-type="float" office:value="568.181818181818" calcext:value-type="float">
            <text:p>568</text:p>
          </table:table-cell>
          <table:table-cell table:style-name="ce6" table:formula="of:=[.E1654]*[.F$2]" office:value-type="float" office:value="1136.36363636364" calcext:value-type="float">
            <text:p>1136</text:p>
          </table:table-cell>
          <table:table-cell table:number-columns-repeated="5"/>
        </table:table-row>
        <table:table-row table:style-name="ro1">
          <table:table-cell table:style-name="ce2" office:value-type="float" office:value="1651" calcext:value-type="float">
            <text:p>1651</text:p>
          </table:table-cell>
          <table:table-cell table:style-name="ce2" table:formula="of:=[.B$2]*[.A1655]*1000" office:value-type="float" office:value="26.416" calcext:value-type="float">
            <text:p>26.416</text:p>
          </table:table-cell>
          <table:table-cell table:style-name="ce6" table:formula="of:=1/([.B1655]/1000)" office:value-type="float" office:value="37.8558449424591" calcext:value-type="float">
            <text:p>38</text:p>
          </table:table-cell>
          <table:table-cell table:style-name="ce6" table:formula="of:=[.C1655]/[.D$2]" office:value-type="float" office:value="9.46396123561478" calcext:value-type="float">
            <text:p>9</text:p>
          </table:table-cell>
          <table:table-cell table:style-name="ce6" table:formula="of:=[.D1655]*60" office:value-type="float" office:value="567.837674136887" calcext:value-type="float">
            <text:p>568</text:p>
          </table:table-cell>
          <table:table-cell table:style-name="ce6" table:formula="of:=[.E1655]*[.F$2]" office:value-type="float" office:value="1135.67534827377" calcext:value-type="float">
            <text:p>1136</text:p>
          </table:table-cell>
          <table:table-cell table:number-columns-repeated="5"/>
        </table:table-row>
        <table:table-row table:style-name="ro1">
          <table:table-cell table:style-name="ce2" office:value-type="float" office:value="1652" calcext:value-type="float">
            <text:p>1652</text:p>
          </table:table-cell>
          <table:table-cell table:style-name="ce2" table:formula="of:=[.B$2]*[.A1656]*1000" office:value-type="float" office:value="26.432" calcext:value-type="float">
            <text:p>26.432</text:p>
          </table:table-cell>
          <table:table-cell table:style-name="ce6" table:formula="of:=1/([.B1656]/1000)" office:value-type="float" office:value="37.8329297820823" calcext:value-type="float">
            <text:p>38</text:p>
          </table:table-cell>
          <table:table-cell table:style-name="ce6" table:formula="of:=[.C1656]/[.D$2]" office:value-type="float" office:value="9.45823244552058" calcext:value-type="float">
            <text:p>9</text:p>
          </table:table-cell>
          <table:table-cell table:style-name="ce6" table:formula="of:=[.D1656]*60" office:value-type="float" office:value="567.493946731235" calcext:value-type="float">
            <text:p>567</text:p>
          </table:table-cell>
          <table:table-cell table:style-name="ce6" table:formula="of:=[.E1656]*[.F$2]" office:value-type="float" office:value="1134.98789346247" calcext:value-type="float">
            <text:p>1135</text:p>
          </table:table-cell>
          <table:table-cell table:number-columns-repeated="5"/>
        </table:table-row>
        <table:table-row table:style-name="ro1">
          <table:table-cell table:style-name="ce2" office:value-type="float" office:value="1653" calcext:value-type="float">
            <text:p>1653</text:p>
          </table:table-cell>
          <table:table-cell table:style-name="ce2" table:formula="of:=[.B$2]*[.A1657]*1000" office:value-type="float" office:value="26.448" calcext:value-type="float">
            <text:p>26.448</text:p>
          </table:table-cell>
          <table:table-cell table:style-name="ce6" table:formula="of:=1/([.B1657]/1000)" office:value-type="float" office:value="37.8100423472474" calcext:value-type="float">
            <text:p>38</text:p>
          </table:table-cell>
          <table:table-cell table:style-name="ce6" table:formula="of:=[.C1657]/[.D$2]" office:value-type="float" office:value="9.45251058681186" calcext:value-type="float">
            <text:p>9</text:p>
          </table:table-cell>
          <table:table-cell table:style-name="ce6" table:formula="of:=[.D1657]*60" office:value-type="float" office:value="567.150635208712" calcext:value-type="float">
            <text:p>567</text:p>
          </table:table-cell>
          <table:table-cell table:style-name="ce6" table:formula="of:=[.E1657]*[.F$2]" office:value-type="float" office:value="1134.30127041742" calcext:value-type="float">
            <text:p>1134</text:p>
          </table:table-cell>
          <table:table-cell table:number-columns-repeated="5"/>
        </table:table-row>
        <table:table-row table:style-name="ro1">
          <table:table-cell table:style-name="ce2" office:value-type="float" office:value="1654" calcext:value-type="float">
            <text:p>1654</text:p>
          </table:table-cell>
          <table:table-cell table:style-name="ce2" table:formula="of:=[.B$2]*[.A1658]*1000" office:value-type="float" office:value="26.464" calcext:value-type="float">
            <text:p>26.464</text:p>
          </table:table-cell>
          <table:table-cell table:style-name="ce6" table:formula="of:=1/([.B1658]/1000)" office:value-type="float" office:value="37.7871825876663" calcext:value-type="float">
            <text:p>38</text:p>
          </table:table-cell>
          <table:table-cell table:style-name="ce6" table:formula="of:=[.C1658]/[.D$2]" office:value-type="float" office:value="9.44679564691657" calcext:value-type="float">
            <text:p>9</text:p>
          </table:table-cell>
          <table:table-cell table:style-name="ce6" table:formula="of:=[.D1658]*60" office:value-type="float" office:value="566.807738814994" calcext:value-type="float">
            <text:p>567</text:p>
          </table:table-cell>
          <table:table-cell table:style-name="ce6" table:formula="of:=[.E1658]*[.F$2]" office:value-type="float" office:value="1133.61547762999" calcext:value-type="float">
            <text:p>1134</text:p>
          </table:table-cell>
          <table:table-cell table:number-columns-repeated="5"/>
        </table:table-row>
        <table:table-row table:style-name="ro1">
          <table:table-cell table:style-name="ce2" office:value-type="float" office:value="1655" calcext:value-type="float">
            <text:p>1655</text:p>
          </table:table-cell>
          <table:table-cell table:style-name="ce2" table:formula="of:=[.B$2]*[.A1659]*1000" office:value-type="float" office:value="26.48" calcext:value-type="float">
            <text:p>26.48</text:p>
          </table:table-cell>
          <table:table-cell table:style-name="ce6" table:formula="of:=1/([.B1659]/1000)" office:value-type="float" office:value="37.7643504531722" calcext:value-type="float">
            <text:p>38</text:p>
          </table:table-cell>
          <table:table-cell table:style-name="ce6" table:formula="of:=[.C1659]/[.D$2]" office:value-type="float" office:value="9.44108761329305" calcext:value-type="float">
            <text:p>9</text:p>
          </table:table-cell>
          <table:table-cell table:style-name="ce6" table:formula="of:=[.D1659]*60" office:value-type="float" office:value="566.465256797583" calcext:value-type="float">
            <text:p>566</text:p>
          </table:table-cell>
          <table:table-cell table:style-name="ce6" table:formula="of:=[.E1659]*[.F$2]" office:value-type="float" office:value="1132.93051359517" calcext:value-type="float">
            <text:p>1133</text:p>
          </table:table-cell>
          <table:table-cell table:number-columns-repeated="5"/>
        </table:table-row>
        <table:table-row table:style-name="ro1">
          <table:table-cell table:style-name="ce2" office:value-type="float" office:value="1656" calcext:value-type="float">
            <text:p>1656</text:p>
          </table:table-cell>
          <table:table-cell table:style-name="ce2" table:formula="of:=[.B$2]*[.A1660]*1000" office:value-type="float" office:value="26.496" calcext:value-type="float">
            <text:p>26.496</text:p>
          </table:table-cell>
          <table:table-cell table:style-name="ce6" table:formula="of:=1/([.B1660]/1000)" office:value-type="float" office:value="37.7415458937198" calcext:value-type="float">
            <text:p>38</text:p>
          </table:table-cell>
          <table:table-cell table:style-name="ce6" table:formula="of:=[.C1660]/[.D$2]" office:value-type="float" office:value="9.43538647342995" calcext:value-type="float">
            <text:p>9</text:p>
          </table:table-cell>
          <table:table-cell table:style-name="ce6" table:formula="of:=[.D1660]*60" office:value-type="float" office:value="566.123188405797" calcext:value-type="float">
            <text:p>566</text:p>
          </table:table-cell>
          <table:table-cell table:style-name="ce6" table:formula="of:=[.E1660]*[.F$2]" office:value-type="float" office:value="1132.24637681159" calcext:value-type="float">
            <text:p>1132</text:p>
          </table:table-cell>
          <table:table-cell table:number-columns-repeated="5"/>
        </table:table-row>
        <table:table-row table:style-name="ro1">
          <table:table-cell table:style-name="ce2" office:value-type="float" office:value="1657" calcext:value-type="float">
            <text:p>1657</text:p>
          </table:table-cell>
          <table:table-cell table:style-name="ce2" table:formula="of:=[.B$2]*[.A1661]*1000" office:value-type="float" office:value="26.512" calcext:value-type="float">
            <text:p>26.512</text:p>
          </table:table-cell>
          <table:table-cell table:style-name="ce6" table:formula="of:=1/([.B1661]/1000)" office:value-type="float" office:value="37.7187688593844" calcext:value-type="float">
            <text:p>38</text:p>
          </table:table-cell>
          <table:table-cell table:style-name="ce6" table:formula="of:=[.C1661]/[.D$2]" office:value-type="float" office:value="9.42969221484611" calcext:value-type="float">
            <text:p>9</text:p>
          </table:table-cell>
          <table:table-cell table:style-name="ce6" table:formula="of:=[.D1661]*60" office:value-type="float" office:value="565.781532890767" calcext:value-type="float">
            <text:p>566</text:p>
          </table:table-cell>
          <table:table-cell table:style-name="ce6" table:formula="of:=[.E1661]*[.F$2]" office:value-type="float" office:value="1131.56306578153" calcext:value-type="float">
            <text:p>1132</text:p>
          </table:table-cell>
          <table:table-cell table:number-columns-repeated="5"/>
        </table:table-row>
        <table:table-row table:style-name="ro1">
          <table:table-cell table:style-name="ce2" office:value-type="float" office:value="1658" calcext:value-type="float">
            <text:p>1658</text:p>
          </table:table-cell>
          <table:table-cell table:style-name="ce2" table:formula="of:=[.B$2]*[.A1662]*1000" office:value-type="float" office:value="26.528" calcext:value-type="float">
            <text:p>26.528</text:p>
          </table:table-cell>
          <table:table-cell table:style-name="ce6" table:formula="of:=1/([.B1662]/1000)" office:value-type="float" office:value="37.6960193003619" calcext:value-type="float">
            <text:p>38</text:p>
          </table:table-cell>
          <table:table-cell table:style-name="ce6" table:formula="of:=[.C1662]/[.D$2]" office:value-type="float" office:value="9.42400482509047" calcext:value-type="float">
            <text:p>9</text:p>
          </table:table-cell>
          <table:table-cell table:style-name="ce6" table:formula="of:=[.D1662]*60" office:value-type="float" office:value="565.440289505428" calcext:value-type="float">
            <text:p>565</text:p>
          </table:table-cell>
          <table:table-cell table:style-name="ce6" table:formula="of:=[.E1662]*[.F$2]" office:value-type="float" office:value="1130.88057901086" calcext:value-type="float">
            <text:p>1131</text:p>
          </table:table-cell>
          <table:table-cell table:number-columns-repeated="5"/>
        </table:table-row>
        <table:table-row table:style-name="ro1">
          <table:table-cell table:style-name="ce2" office:value-type="float" office:value="1659" calcext:value-type="float">
            <text:p>1659</text:p>
          </table:table-cell>
          <table:table-cell table:style-name="ce2" table:formula="of:=[.B$2]*[.A1663]*1000" office:value-type="float" office:value="26.544" calcext:value-type="float">
            <text:p>26.544</text:p>
          </table:table-cell>
          <table:table-cell table:style-name="ce6" table:formula="of:=1/([.B1663]/1000)" office:value-type="float" office:value="37.6732971669681" calcext:value-type="float">
            <text:p>38</text:p>
          </table:table-cell>
          <table:table-cell table:style-name="ce6" table:formula="of:=[.C1663]/[.D$2]" office:value-type="float" office:value="9.41832429174201" calcext:value-type="float">
            <text:p>9</text:p>
          </table:table-cell>
          <table:table-cell table:style-name="ce6" table:formula="of:=[.D1663]*60" office:value-type="float" office:value="565.099457504521" calcext:value-type="float">
            <text:p>565</text:p>
          </table:table-cell>
          <table:table-cell table:style-name="ce6" table:formula="of:=[.E1663]*[.F$2]" office:value-type="float" office:value="1130.19891500904" calcext:value-type="float">
            <text:p>1130</text:p>
          </table:table-cell>
          <table:table-cell table:number-columns-repeated="5"/>
        </table:table-row>
        <table:table-row table:style-name="ro1">
          <table:table-cell table:style-name="ce2" office:value-type="float" office:value="1660" calcext:value-type="float">
            <text:p>1660</text:p>
          </table:table-cell>
          <table:table-cell table:style-name="ce2" table:formula="of:=[.B$2]*[.A1664]*1000" office:value-type="float" office:value="26.56" calcext:value-type="float">
            <text:p>26.56</text:p>
          </table:table-cell>
          <table:table-cell table:style-name="ce6" table:formula="of:=1/([.B1664]/1000)" office:value-type="float" office:value="37.6506024096386" calcext:value-type="float">
            <text:p>38</text:p>
          </table:table-cell>
          <table:table-cell table:style-name="ce6" table:formula="of:=[.C1664]/[.D$2]" office:value-type="float" office:value="9.41265060240964" calcext:value-type="float">
            <text:p>9</text:p>
          </table:table-cell>
          <table:table-cell table:style-name="ce6" table:formula="of:=[.D1664]*60" office:value-type="float" office:value="564.759036144578" calcext:value-type="float">
            <text:p>565</text:p>
          </table:table-cell>
          <table:table-cell table:style-name="ce6" table:formula="of:=[.E1664]*[.F$2]" office:value-type="float" office:value="1129.51807228916" calcext:value-type="float">
            <text:p>1130</text:p>
          </table:table-cell>
          <table:table-cell table:number-columns-repeated="5"/>
        </table:table-row>
        <table:table-row table:style-name="ro1">
          <table:table-cell table:style-name="ce2" office:value-type="float" office:value="1661" calcext:value-type="float">
            <text:p>1661</text:p>
          </table:table-cell>
          <table:table-cell table:style-name="ce2" table:formula="of:=[.B$2]*[.A1665]*1000" office:value-type="float" office:value="26.576" calcext:value-type="float">
            <text:p>26.576</text:p>
          </table:table-cell>
          <table:table-cell table:style-name="ce6" table:formula="of:=1/([.B1665]/1000)" office:value-type="float" office:value="37.6279349789284" calcext:value-type="float">
            <text:p>38</text:p>
          </table:table-cell>
          <table:table-cell table:style-name="ce6" table:formula="of:=[.C1665]/[.D$2]" office:value-type="float" office:value="9.40698374473209" calcext:value-type="float">
            <text:p>9</text:p>
          </table:table-cell>
          <table:table-cell table:style-name="ce6" table:formula="of:=[.D1665]*60" office:value-type="float" office:value="564.419024683925" calcext:value-type="float">
            <text:p>564</text:p>
          </table:table-cell>
          <table:table-cell table:style-name="ce6" table:formula="of:=[.E1665]*[.F$2]" office:value-type="float" office:value="1128.83804936785" calcext:value-type="float">
            <text:p>1129</text:p>
          </table:table-cell>
          <table:table-cell table:number-columns-repeated="5"/>
        </table:table-row>
        <table:table-row table:style-name="ro1">
          <table:table-cell table:style-name="ce2" office:value-type="float" office:value="1662" calcext:value-type="float">
            <text:p>1662</text:p>
          </table:table-cell>
          <table:table-cell table:style-name="ce2" table:formula="of:=[.B$2]*[.A1666]*1000" office:value-type="float" office:value="26.592" calcext:value-type="float">
            <text:p>26.592</text:p>
          </table:table-cell>
          <table:table-cell table:style-name="ce6" table:formula="of:=1/([.B1666]/1000)" office:value-type="float" office:value="37.6052948255114" calcext:value-type="float">
            <text:p>38</text:p>
          </table:table-cell>
          <table:table-cell table:style-name="ce6" table:formula="of:=[.C1666]/[.D$2]" office:value-type="float" office:value="9.40132370637786" calcext:value-type="float">
            <text:p>9</text:p>
          </table:table-cell>
          <table:table-cell table:style-name="ce6" table:formula="of:=[.D1666]*60" office:value-type="float" office:value="564.079422382672" calcext:value-type="float">
            <text:p>564</text:p>
          </table:table-cell>
          <table:table-cell table:style-name="ce6" table:formula="of:=[.E1666]*[.F$2]" office:value-type="float" office:value="1128.15884476534" calcext:value-type="float">
            <text:p>1128</text:p>
          </table:table-cell>
          <table:table-cell table:number-columns-repeated="5"/>
        </table:table-row>
        <table:table-row table:style-name="ro1">
          <table:table-cell table:style-name="ce2" office:value-type="float" office:value="1663" calcext:value-type="float">
            <text:p>1663</text:p>
          </table:table-cell>
          <table:table-cell table:style-name="ce2" table:formula="of:=[.B$2]*[.A1667]*1000" office:value-type="float" office:value="26.608" calcext:value-type="float">
            <text:p>26.608</text:p>
          </table:table-cell>
          <table:table-cell table:style-name="ce6" table:formula="of:=1/([.B1667]/1000)" office:value-type="float" office:value="37.5826819001804" calcext:value-type="float">
            <text:p>38</text:p>
          </table:table-cell>
          <table:table-cell table:style-name="ce6" table:formula="of:=[.C1667]/[.D$2]" office:value-type="float" office:value="9.3956704750451" calcext:value-type="float">
            <text:p>9</text:p>
          </table:table-cell>
          <table:table-cell table:style-name="ce6" table:formula="of:=[.D1667]*60" office:value-type="float" office:value="563.740228502706" calcext:value-type="float">
            <text:p>564</text:p>
          </table:table-cell>
          <table:table-cell table:style-name="ce6" table:formula="of:=[.E1667]*[.F$2]" office:value-type="float" office:value="1127.48045700541" calcext:value-type="float">
            <text:p>1127</text:p>
          </table:table-cell>
          <table:table-cell table:number-columns-repeated="5"/>
        </table:table-row>
        <table:table-row table:style-name="ro1">
          <table:table-cell table:style-name="ce2" office:value-type="float" office:value="1664" calcext:value-type="float">
            <text:p>1664</text:p>
          </table:table-cell>
          <table:table-cell table:style-name="ce2" table:formula="of:=[.B$2]*[.A1668]*1000" office:value-type="float" office:value="26.624" calcext:value-type="float">
            <text:p>26.624</text:p>
          </table:table-cell>
          <table:table-cell table:style-name="ce6" table:formula="of:=1/([.B1668]/1000)" office:value-type="float" office:value="37.5600961538462" calcext:value-type="float">
            <text:p>38</text:p>
          </table:table-cell>
          <table:table-cell table:style-name="ce6" table:formula="of:=[.C1668]/[.D$2]" office:value-type="float" office:value="9.39002403846154" calcext:value-type="float">
            <text:p>9</text:p>
          </table:table-cell>
          <table:table-cell table:style-name="ce6" table:formula="of:=[.D1668]*60" office:value-type="float" office:value="563.401442307692" calcext:value-type="float">
            <text:p>563</text:p>
          </table:table-cell>
          <table:table-cell table:style-name="ce6" table:formula="of:=[.E1668]*[.F$2]" office:value-type="float" office:value="1126.80288461538" calcext:value-type="float">
            <text:p>1127</text:p>
          </table:table-cell>
          <table:table-cell table:number-columns-repeated="5"/>
        </table:table-row>
        <table:table-row table:style-name="ro1">
          <table:table-cell table:style-name="ce2" office:value-type="float" office:value="1665" calcext:value-type="float">
            <text:p>1665</text:p>
          </table:table-cell>
          <table:table-cell table:style-name="ce2" table:formula="of:=[.B$2]*[.A1669]*1000" office:value-type="float" office:value="26.64" calcext:value-type="float">
            <text:p>26.64</text:p>
          </table:table-cell>
          <table:table-cell table:style-name="ce6" table:formula="of:=1/([.B1669]/1000)" office:value-type="float" office:value="37.5375375375375" calcext:value-type="float">
            <text:p>38</text:p>
          </table:table-cell>
          <table:table-cell table:style-name="ce6" table:formula="of:=[.C1669]/[.D$2]" office:value-type="float" office:value="9.38438438438438" calcext:value-type="float">
            <text:p>9</text:p>
          </table:table-cell>
          <table:table-cell table:style-name="ce6" table:formula="of:=[.D1669]*60" office:value-type="float" office:value="563.063063063063" calcext:value-type="float">
            <text:p>563</text:p>
          </table:table-cell>
          <table:table-cell table:style-name="ce6" table:formula="of:=[.E1669]*[.F$2]" office:value-type="float" office:value="1126.12612612613" calcext:value-type="float">
            <text:p>1126</text:p>
          </table:table-cell>
          <table:table-cell table:number-columns-repeated="5"/>
        </table:table-row>
        <table:table-row table:style-name="ro1">
          <table:table-cell table:style-name="ce2" office:value-type="float" office:value="1666" calcext:value-type="float">
            <text:p>1666</text:p>
          </table:table-cell>
          <table:table-cell table:style-name="ce2" table:formula="of:=[.B$2]*[.A1670]*1000" office:value-type="float" office:value="26.656" calcext:value-type="float">
            <text:p>26.656</text:p>
          </table:table-cell>
          <table:table-cell table:style-name="ce6" table:formula="of:=1/([.B1670]/1000)" office:value-type="float" office:value="37.515006002401" calcext:value-type="float">
            <text:p>38</text:p>
          </table:table-cell>
          <table:table-cell table:style-name="ce6" table:formula="of:=[.C1670]/[.D$2]" office:value-type="float" office:value="9.37875150060024" calcext:value-type="float">
            <text:p>9</text:p>
          </table:table-cell>
          <table:table-cell table:style-name="ce6" table:formula="of:=[.D1670]*60" office:value-type="float" office:value="562.725090036014" calcext:value-type="float">
            <text:p>563</text:p>
          </table:table-cell>
          <table:table-cell table:style-name="ce6" table:formula="of:=[.E1670]*[.F$2]" office:value-type="float" office:value="1125.45018007203" calcext:value-type="float">
            <text:p>1125</text:p>
          </table:table-cell>
          <table:table-cell table:number-columns-repeated="5"/>
        </table:table-row>
        <table:table-row table:style-name="ro1">
          <table:table-cell table:style-name="ce2" office:value-type="float" office:value="1667" calcext:value-type="float">
            <text:p>1667</text:p>
          </table:table-cell>
          <table:table-cell table:style-name="ce2" table:formula="of:=[.B$2]*[.A1671]*1000" office:value-type="float" office:value="26.672" calcext:value-type="float">
            <text:p>26.672</text:p>
          </table:table-cell>
          <table:table-cell table:style-name="ce6" table:formula="of:=1/([.B1671]/1000)" office:value-type="float" office:value="37.4925014997001" calcext:value-type="float">
            <text:p>37</text:p>
          </table:table-cell>
          <table:table-cell table:style-name="ce6" table:formula="of:=[.C1671]/[.D$2]" office:value-type="float" office:value="9.37312537492502" calcext:value-type="float">
            <text:p>9</text:p>
          </table:table-cell>
          <table:table-cell table:style-name="ce6" table:formula="of:=[.D1671]*60" office:value-type="float" office:value="562.387522495501" calcext:value-type="float">
            <text:p>562</text:p>
          </table:table-cell>
          <table:table-cell table:style-name="ce6" table:formula="of:=[.E1671]*[.F$2]" office:value-type="float" office:value="1124.775044991" calcext:value-type="float">
            <text:p>1125</text:p>
          </table:table-cell>
          <table:table-cell table:number-columns-repeated="5"/>
        </table:table-row>
        <table:table-row table:style-name="ro1">
          <table:table-cell table:style-name="ce2" office:value-type="float" office:value="1668" calcext:value-type="float">
            <text:p>1668</text:p>
          </table:table-cell>
          <table:table-cell table:style-name="ce2" table:formula="of:=[.B$2]*[.A1672]*1000" office:value-type="float" office:value="26.688" calcext:value-type="float">
            <text:p>26.688</text:p>
          </table:table-cell>
          <table:table-cell table:style-name="ce6" table:formula="of:=1/([.B1672]/1000)" office:value-type="float" office:value="37.4700239808153" calcext:value-type="float">
            <text:p>37</text:p>
          </table:table-cell>
          <table:table-cell table:style-name="ce6" table:formula="of:=[.C1672]/[.D$2]" office:value-type="float" office:value="9.36750599520384" calcext:value-type="float">
            <text:p>9</text:p>
          </table:table-cell>
          <table:table-cell table:style-name="ce6" table:formula="of:=[.D1672]*60" office:value-type="float" office:value="562.05035971223" calcext:value-type="float">
            <text:p>562</text:p>
          </table:table-cell>
          <table:table-cell table:style-name="ce6" table:formula="of:=[.E1672]*[.F$2]" office:value-type="float" office:value="1124.10071942446" calcext:value-type="float">
            <text:p>1124</text:p>
          </table:table-cell>
          <table:table-cell table:number-columns-repeated="5"/>
        </table:table-row>
        <table:table-row table:style-name="ro1">
          <table:table-cell table:style-name="ce2" office:value-type="float" office:value="1669" calcext:value-type="float">
            <text:p>1669</text:p>
          </table:table-cell>
          <table:table-cell table:style-name="ce2" table:formula="of:=[.B$2]*[.A1673]*1000" office:value-type="float" office:value="26.704" calcext:value-type="float">
            <text:p>26.704</text:p>
          </table:table-cell>
          <table:table-cell table:style-name="ce6" table:formula="of:=1/([.B1673]/1000)" office:value-type="float" office:value="37.4475733972439" calcext:value-type="float">
            <text:p>37</text:p>
          </table:table-cell>
          <table:table-cell table:style-name="ce6" table:formula="of:=[.C1673]/[.D$2]" office:value-type="float" office:value="9.36189334931096" calcext:value-type="float">
            <text:p>9</text:p>
          </table:table-cell>
          <table:table-cell table:style-name="ce6" table:formula="of:=[.D1673]*60" office:value-type="float" office:value="561.713600958658" calcext:value-type="float">
            <text:p>562</text:p>
          </table:table-cell>
          <table:table-cell table:style-name="ce6" table:formula="of:=[.E1673]*[.F$2]" office:value-type="float" office:value="1123.42720191732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2" office:value-type="float" office:value="1670" calcext:value-type="float">
            <text:p>1670</text:p>
          </table:table-cell>
          <table:table-cell table:style-name="ce2" table:formula="of:=[.B$2]*[.A1674]*1000" office:value-type="float" office:value="26.72" calcext:value-type="float">
            <text:p>26.72</text:p>
          </table:table-cell>
          <table:table-cell table:style-name="ce6" table:formula="of:=1/([.B1674]/1000)" office:value-type="float" office:value="37.4251497005988" calcext:value-type="float">
            <text:p>37</text:p>
          </table:table-cell>
          <table:table-cell table:style-name="ce6" table:formula="of:=[.C1674]/[.D$2]" office:value-type="float" office:value="9.3562874251497" calcext:value-type="float">
            <text:p>9</text:p>
          </table:table-cell>
          <table:table-cell table:style-name="ce6" table:formula="of:=[.D1674]*60" office:value-type="float" office:value="561.377245508982" calcext:value-type="float">
            <text:p>561</text:p>
          </table:table-cell>
          <table:table-cell table:style-name="ce6" table:formula="of:=[.E1674]*[.F$2]" office:value-type="float" office:value="1122.75449101796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2" office:value-type="float" office:value="1671" calcext:value-type="float">
            <text:p>1671</text:p>
          </table:table-cell>
          <table:table-cell table:style-name="ce2" table:formula="of:=[.B$2]*[.A1675]*1000" office:value-type="float" office:value="26.736" calcext:value-type="float">
            <text:p>26.736</text:p>
          </table:table-cell>
          <table:table-cell table:style-name="ce6" table:formula="of:=1/([.B1675]/1000)" office:value-type="float" office:value="37.4027528426092" calcext:value-type="float">
            <text:p>37</text:p>
          </table:table-cell>
          <table:table-cell table:style-name="ce6" table:formula="of:=[.C1675]/[.D$2]" office:value-type="float" office:value="9.3506882106523" calcext:value-type="float">
            <text:p>9</text:p>
          </table:table-cell>
          <table:table-cell table:style-name="ce6" table:formula="of:=[.D1675]*60" office:value-type="float" office:value="561.041292639138" calcext:value-type="float">
            <text:p>561</text:p>
          </table:table-cell>
          <table:table-cell table:style-name="ce6" table:formula="of:=[.E1675]*[.F$2]" office:value-type="float" office:value="1122.08258527828" calcext:value-type="float">
            <text:p>1122</text:p>
          </table:table-cell>
          <table:table-cell table:number-columns-repeated="5"/>
        </table:table-row>
        <table:table-row table:style-name="ro1">
          <table:table-cell table:style-name="ce2" office:value-type="float" office:value="1672" calcext:value-type="float">
            <text:p>1672</text:p>
          </table:table-cell>
          <table:table-cell table:style-name="ce2" table:formula="of:=[.B$2]*[.A1676]*1000" office:value-type="float" office:value="26.752" calcext:value-type="float">
            <text:p>26.752</text:p>
          </table:table-cell>
          <table:table-cell table:style-name="ce6" table:formula="of:=1/([.B1676]/1000)" office:value-type="float" office:value="37.3803827751196" calcext:value-type="float">
            <text:p>37</text:p>
          </table:table-cell>
          <table:table-cell table:style-name="ce6" table:formula="of:=[.C1676]/[.D$2]" office:value-type="float" office:value="9.34509569377991" calcext:value-type="float">
            <text:p>9</text:p>
          </table:table-cell>
          <table:table-cell table:style-name="ce6" table:formula="of:=[.D1676]*60" office:value-type="float" office:value="560.705741626794" calcext:value-type="float">
            <text:p>561</text:p>
          </table:table-cell>
          <table:table-cell table:style-name="ce6" table:formula="of:=[.E1676]*[.F$2]" office:value-type="float" office:value="1121.41148325359" calcext:value-type="float">
            <text:p>1121</text:p>
          </table:table-cell>
          <table:table-cell table:number-columns-repeated="5"/>
        </table:table-row>
        <table:table-row table:style-name="ro1">
          <table:table-cell table:style-name="ce2" office:value-type="float" office:value="1673" calcext:value-type="float">
            <text:p>1673</text:p>
          </table:table-cell>
          <table:table-cell table:style-name="ce2" table:formula="of:=[.B$2]*[.A1677]*1000" office:value-type="float" office:value="26.768" calcext:value-type="float">
            <text:p>26.768</text:p>
          </table:table-cell>
          <table:table-cell table:style-name="ce6" table:formula="of:=1/([.B1677]/1000)" office:value-type="float" office:value="37.3580394500897" calcext:value-type="float">
            <text:p>37</text:p>
          </table:table-cell>
          <table:table-cell table:style-name="ce6" table:formula="of:=[.C1677]/[.D$2]" office:value-type="float" office:value="9.33950986252241" calcext:value-type="float">
            <text:p>9</text:p>
          </table:table-cell>
          <table:table-cell table:style-name="ce6" table:formula="of:=[.D1677]*60" office:value-type="float" office:value="560.370591751345" calcext:value-type="float">
            <text:p>560</text:p>
          </table:table-cell>
          <table:table-cell table:style-name="ce6" table:formula="of:=[.E1677]*[.F$2]" office:value-type="float" office:value="1120.74118350269" calcext:value-type="float">
            <text:p>1121</text:p>
          </table:table-cell>
          <table:table-cell table:number-columns-repeated="5"/>
        </table:table-row>
        <table:table-row table:style-name="ro1">
          <table:table-cell table:style-name="ce2" office:value-type="float" office:value="1674" calcext:value-type="float">
            <text:p>1674</text:p>
          </table:table-cell>
          <table:table-cell table:style-name="ce2" table:formula="of:=[.B$2]*[.A1678]*1000" office:value-type="float" office:value="26.784" calcext:value-type="float">
            <text:p>26.784</text:p>
          </table:table-cell>
          <table:table-cell table:style-name="ce6" table:formula="of:=1/([.B1678]/1000)" office:value-type="float" office:value="37.3357228195938" calcext:value-type="float">
            <text:p>37</text:p>
          </table:table-cell>
          <table:table-cell table:style-name="ce6" table:formula="of:=[.C1678]/[.D$2]" office:value-type="float" office:value="9.33393070489845" calcext:value-type="float">
            <text:p>9</text:p>
          </table:table-cell>
          <table:table-cell table:style-name="ce6" table:formula="of:=[.D1678]*60" office:value-type="float" office:value="560.035842293907" calcext:value-type="float">
            <text:p>560</text:p>
          </table:table-cell>
          <table:table-cell table:style-name="ce6" table:formula="of:=[.E1678]*[.F$2]" office:value-type="float" office:value="1120.07168458781" calcext:value-type="float">
            <text:p>1120</text:p>
          </table:table-cell>
          <table:table-cell table:number-columns-repeated="5"/>
        </table:table-row>
        <table:table-row table:style-name="ro1">
          <table:table-cell table:style-name="ce2" office:value-type="float" office:value="1675" calcext:value-type="float">
            <text:p>1675</text:p>
          </table:table-cell>
          <table:table-cell table:style-name="ce2" table:formula="of:=[.B$2]*[.A1679]*1000" office:value-type="float" office:value="26.8" calcext:value-type="float">
            <text:p>26.8</text:p>
          </table:table-cell>
          <table:table-cell table:style-name="ce6" table:formula="of:=1/([.B1679]/1000)" office:value-type="float" office:value="37.3134328358209" calcext:value-type="float">
            <text:p>37</text:p>
          </table:table-cell>
          <table:table-cell table:style-name="ce6" table:formula="of:=[.C1679]/[.D$2]" office:value-type="float" office:value="9.32835820895522" calcext:value-type="float">
            <text:p>9</text:p>
          </table:table-cell>
          <table:table-cell table:style-name="ce6" table:formula="of:=[.D1679]*60" office:value-type="float" office:value="559.701492537313" calcext:value-type="float">
            <text:p>560</text:p>
          </table:table-cell>
          <table:table-cell table:style-name="ce6" table:formula="of:=[.E1679]*[.F$2]" office:value-type="float" office:value="1119.40298507463" calcext:value-type="float">
            <text:p>1119</text:p>
          </table:table-cell>
          <table:table-cell table:number-columns-repeated="5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table:formula="of:=[.B$2]*[.A1680]*1000" office:value-type="float" office:value="26.816" calcext:value-type="float">
            <text:p>26.816</text:p>
          </table:table-cell>
          <table:table-cell table:style-name="ce6" table:formula="of:=1/([.B1680]/1000)" office:value-type="float" office:value="37.291169451074" calcext:value-type="float">
            <text:p>37</text:p>
          </table:table-cell>
          <table:table-cell table:style-name="ce6" table:formula="of:=[.C1680]/[.D$2]" office:value-type="float" office:value="9.3227923627685" calcext:value-type="float">
            <text:p>9</text:p>
          </table:table-cell>
          <table:table-cell table:style-name="ce6" table:formula="of:=[.D1680]*60" office:value-type="float" office:value="559.36754176611" calcext:value-type="float">
            <text:p>559</text:p>
          </table:table-cell>
          <table:table-cell table:style-name="ce6" table:formula="of:=[.E1680]*[.F$2]" office:value-type="float" office:value="1118.73508353222" calcext:value-type="float">
            <text:p>1119</text:p>
          </table:table-cell>
          <table:table-cell table:number-columns-repeated="5"/>
        </table:table-row>
        <table:table-row table:style-name="ro1">
          <table:table-cell table:style-name="ce2" office:value-type="float" office:value="1677" calcext:value-type="float">
            <text:p>1677</text:p>
          </table:table-cell>
          <table:table-cell table:style-name="ce2" table:formula="of:=[.B$2]*[.A1681]*1000" office:value-type="float" office:value="26.832" calcext:value-type="float">
            <text:p>26.832</text:p>
          </table:table-cell>
          <table:table-cell table:style-name="ce6" table:formula="of:=1/([.B1681]/1000)" office:value-type="float" office:value="37.2689326177698" calcext:value-type="float">
            <text:p>37</text:p>
          </table:table-cell>
          <table:table-cell table:style-name="ce6" table:formula="of:=[.C1681]/[.D$2]" office:value-type="float" office:value="9.31723315444246" calcext:value-type="float">
            <text:p>9</text:p>
          </table:table-cell>
          <table:table-cell table:style-name="ce6" table:formula="of:=[.D1681]*60" office:value-type="float" office:value="559.033989266547" calcext:value-type="float">
            <text:p>559</text:p>
          </table:table-cell>
          <table:table-cell table:style-name="ce6" table:formula="of:=[.E1681]*[.F$2]" office:value-type="float" office:value="1118.0679785331" calcext:value-type="float">
            <text:p>1118</text:p>
          </table:table-cell>
          <table:table-cell table:number-columns-repeated="5"/>
        </table:table-row>
        <table:table-row table:style-name="ro1">
          <table:table-cell table:style-name="ce2" office:value-type="float" office:value="1678" calcext:value-type="float">
            <text:p>1678</text:p>
          </table:table-cell>
          <table:table-cell table:style-name="ce2" table:formula="of:=[.B$2]*[.A1682]*1000" office:value-type="float" office:value="26.848" calcext:value-type="float">
            <text:p>26.848</text:p>
          </table:table-cell>
          <table:table-cell table:style-name="ce6" table:formula="of:=1/([.B1682]/1000)" office:value-type="float" office:value="37.2467222884386" calcext:value-type="float">
            <text:p>37</text:p>
          </table:table-cell>
          <table:table-cell table:style-name="ce6" table:formula="of:=[.C1682]/[.D$2]" office:value-type="float" office:value="9.31168057210966" calcext:value-type="float">
            <text:p>9</text:p>
          </table:table-cell>
          <table:table-cell table:style-name="ce6" table:formula="of:=[.D1682]*60" office:value-type="float" office:value="558.700834326579" calcext:value-type="float">
            <text:p>559</text:p>
          </table:table-cell>
          <table:table-cell table:style-name="ce6" table:formula="of:=[.E1682]*[.F$2]" office:value-type="float" office:value="1117.40166865316" calcext:value-type="float">
            <text:p>1117</text:p>
          </table:table-cell>
          <table:table-cell table:number-columns-repeated="5"/>
        </table:table-row>
        <table:table-row table:style-name="ro1">
          <table:table-cell table:style-name="ce2" office:value-type="float" office:value="1679" calcext:value-type="float">
            <text:p>1679</text:p>
          </table:table-cell>
          <table:table-cell table:style-name="ce2" table:formula="of:=[.B$2]*[.A1683]*1000" office:value-type="float" office:value="26.864" calcext:value-type="float">
            <text:p>26.864</text:p>
          </table:table-cell>
          <table:table-cell table:style-name="ce6" table:formula="of:=1/([.B1683]/1000)" office:value-type="float" office:value="37.2245384157236" calcext:value-type="float">
            <text:p>37</text:p>
          </table:table-cell>
          <table:table-cell table:style-name="ce6" table:formula="of:=[.C1683]/[.D$2]" office:value-type="float" office:value="9.30613460393091" calcext:value-type="float">
            <text:p>9</text:p>
          </table:table-cell>
          <table:table-cell table:style-name="ce6" table:formula="of:=[.D1683]*60" office:value-type="float" office:value="558.368076235855" calcext:value-type="float">
            <text:p>558</text:p>
          </table:table-cell>
          <table:table-cell table:style-name="ce6" table:formula="of:=[.E1683]*[.F$2]" office:value-type="float" office:value="1116.73615247171" calcext:value-type="float">
            <text:p>1117</text:p>
          </table:table-cell>
          <table:table-cell table:number-columns-repeated="5"/>
        </table:table-row>
        <table:table-row table:style-name="ro1">
          <table:table-cell table:style-name="ce2" office:value-type="float" office:value="1680" calcext:value-type="float">
            <text:p>1680</text:p>
          </table:table-cell>
          <table:table-cell table:style-name="ce2" table:formula="of:=[.B$2]*[.A1684]*1000" office:value-type="float" office:value="26.88" calcext:value-type="float">
            <text:p>26.88</text:p>
          </table:table-cell>
          <table:table-cell table:style-name="ce6" table:formula="of:=1/([.B1684]/1000)" office:value-type="float" office:value="37.202380952381" calcext:value-type="float">
            <text:p>37</text:p>
          </table:table-cell>
          <table:table-cell table:style-name="ce6" table:formula="of:=[.C1684]/[.D$2]" office:value-type="float" office:value="9.30059523809524" calcext:value-type="float">
            <text:p>9</text:p>
          </table:table-cell>
          <table:table-cell table:style-name="ce6" table:formula="of:=[.D1684]*60" office:value-type="float" office:value="558.035714285714" calcext:value-type="float">
            <text:p>558</text:p>
          </table:table-cell>
          <table:table-cell table:style-name="ce6" table:formula="of:=[.E1684]*[.F$2]" office:value-type="float" office:value="1116.07142857143" calcext:value-type="float">
            <text:p>1116</text:p>
          </table:table-cell>
          <table:table-cell table:number-columns-repeated="5"/>
        </table:table-row>
        <table:table-row table:style-name="ro1">
          <table:table-cell table:style-name="ce2" office:value-type="float" office:value="1681" calcext:value-type="float">
            <text:p>1681</text:p>
          </table:table-cell>
          <table:table-cell table:style-name="ce2" table:formula="of:=[.B$2]*[.A1685]*1000" office:value-type="float" office:value="26.896" calcext:value-type="float">
            <text:p>26.896</text:p>
          </table:table-cell>
          <table:table-cell table:style-name="ce6" table:formula="of:=1/([.B1685]/1000)" office:value-type="float" office:value="37.180249851279" calcext:value-type="float">
            <text:p>37</text:p>
          </table:table-cell>
          <table:table-cell table:style-name="ce6" table:formula="of:=[.C1685]/[.D$2]" office:value-type="float" office:value="9.29506246281975" calcext:value-type="float">
            <text:p>9</text:p>
          </table:table-cell>
          <table:table-cell table:style-name="ce6" table:formula="of:=[.D1685]*60" office:value-type="float" office:value="557.703747769185" calcext:value-type="float">
            <text:p>558</text:p>
          </table:table-cell>
          <table:table-cell table:style-name="ce6" table:formula="of:=[.E1685]*[.F$2]" office:value-type="float" office:value="1115.40749553837" calcext:value-type="float">
            <text:p>1115</text:p>
          </table:table-cell>
          <table:table-cell table:number-columns-repeated="5"/>
        </table:table-row>
        <table:table-row table:style-name="ro1">
          <table:table-cell table:style-name="ce2" office:value-type="float" office:value="1682" calcext:value-type="float">
            <text:p>1682</text:p>
          </table:table-cell>
          <table:table-cell table:style-name="ce2" table:formula="of:=[.B$2]*[.A1686]*1000" office:value-type="float" office:value="26.912" calcext:value-type="float">
            <text:p>26.912</text:p>
          </table:table-cell>
          <table:table-cell table:style-name="ce6" table:formula="of:=1/([.B1686]/1000)" office:value-type="float" office:value="37.1581450653983" calcext:value-type="float">
            <text:p>37</text:p>
          </table:table-cell>
          <table:table-cell table:style-name="ce6" table:formula="of:=[.C1686]/[.D$2]" office:value-type="float" office:value="9.28953626634958" calcext:value-type="float">
            <text:p>9</text:p>
          </table:table-cell>
          <table:table-cell table:style-name="ce6" table:formula="of:=[.D1686]*60" office:value-type="float" office:value="557.372175980975" calcext:value-type="float">
            <text:p>557</text:p>
          </table:table-cell>
          <table:table-cell table:style-name="ce6" table:formula="of:=[.E1686]*[.F$2]" office:value-type="float" office:value="1114.74435196195" calcext:value-type="float">
            <text:p>1115</text:p>
          </table:table-cell>
          <table:table-cell table:number-columns-repeated="5"/>
        </table:table-row>
        <table:table-row table:style-name="ro1">
          <table:table-cell table:style-name="ce2" office:value-type="float" office:value="1683" calcext:value-type="float">
            <text:p>1683</text:p>
          </table:table-cell>
          <table:table-cell table:style-name="ce2" table:formula="of:=[.B$2]*[.A1687]*1000" office:value-type="float" office:value="26.928" calcext:value-type="float">
            <text:p>26.928</text:p>
          </table:table-cell>
          <table:table-cell table:style-name="ce6" table:formula="of:=1/([.B1687]/1000)" office:value-type="float" office:value="37.1360665478313" calcext:value-type="float">
            <text:p>37</text:p>
          </table:table-cell>
          <table:table-cell table:style-name="ce6" table:formula="of:=[.C1687]/[.D$2]" office:value-type="float" office:value="9.28401663695781" calcext:value-type="float">
            <text:p>9</text:p>
          </table:table-cell>
          <table:table-cell table:style-name="ce6" table:formula="of:=[.D1687]*60" office:value-type="float" office:value="557.040998217469" calcext:value-type="float">
            <text:p>557</text:p>
          </table:table-cell>
          <table:table-cell table:style-name="ce6" table:formula="of:=[.E1687]*[.F$2]" office:value-type="float" office:value="1114.08199643494" calcext:value-type="float">
            <text:p>1114</text:p>
          </table:table-cell>
          <table:table-cell table:number-columns-repeated="5"/>
        </table:table-row>
        <table:table-row table:style-name="ro1">
          <table:table-cell table:style-name="ce2" office:value-type="float" office:value="1684" calcext:value-type="float">
            <text:p>1684</text:p>
          </table:table-cell>
          <table:table-cell table:style-name="ce2" table:formula="of:=[.B$2]*[.A1688]*1000" office:value-type="float" office:value="26.944" calcext:value-type="float">
            <text:p>26.944</text:p>
          </table:table-cell>
          <table:table-cell table:style-name="ce6" table:formula="of:=1/([.B1688]/1000)" office:value-type="float" office:value="37.1140142517815" calcext:value-type="float">
            <text:p>37</text:p>
          </table:table-cell>
          <table:table-cell table:style-name="ce6" table:formula="of:=[.C1688]/[.D$2]" office:value-type="float" office:value="9.27850356294537" calcext:value-type="float">
            <text:p>9</text:p>
          </table:table-cell>
          <table:table-cell table:style-name="ce6" table:formula="of:=[.D1688]*60" office:value-type="float" office:value="556.710213776722" calcext:value-type="float">
            <text:p>557</text:p>
          </table:table-cell>
          <table:table-cell table:style-name="ce6" table:formula="of:=[.E1688]*[.F$2]" office:value-type="float" office:value="1113.42042755344" calcext:value-type="float">
            <text:p>1113</text:p>
          </table:table-cell>
          <table:table-cell table:number-columns-repeated="5"/>
        </table:table-row>
        <table:table-row table:style-name="ro1">
          <table:table-cell table:style-name="ce2" office:value-type="float" office:value="1685" calcext:value-type="float">
            <text:p>1685</text:p>
          </table:table-cell>
          <table:table-cell table:style-name="ce2" table:formula="of:=[.B$2]*[.A1689]*1000" office:value-type="float" office:value="26.96" calcext:value-type="float">
            <text:p>26.96</text:p>
          </table:table-cell>
          <table:table-cell table:style-name="ce6" table:formula="of:=1/([.B1689]/1000)" office:value-type="float" office:value="37.0919881305638" calcext:value-type="float">
            <text:p>37</text:p>
          </table:table-cell>
          <table:table-cell table:style-name="ce6" table:formula="of:=[.C1689]/[.D$2]" office:value-type="float" office:value="9.27299703264095" calcext:value-type="float">
            <text:p>9</text:p>
          </table:table-cell>
          <table:table-cell table:style-name="ce6" table:formula="of:=[.D1689]*60" office:value-type="float" office:value="556.379821958457" calcext:value-type="float">
            <text:p>556</text:p>
          </table:table-cell>
          <table:table-cell table:style-name="ce6" table:formula="of:=[.E1689]*[.F$2]" office:value-type="float" office:value="1112.75964391691" calcext:value-type="float">
            <text:p>1113</text:p>
          </table:table-cell>
          <table:table-cell table:number-columns-repeated="5"/>
        </table:table-row>
        <table:table-row table:style-name="ro1">
          <table:table-cell table:style-name="ce2" office:value-type="float" office:value="1686" calcext:value-type="float">
            <text:p>1686</text:p>
          </table:table-cell>
          <table:table-cell table:style-name="ce2" table:formula="of:=[.B$2]*[.A1690]*1000" office:value-type="float" office:value="26.976" calcext:value-type="float">
            <text:p>26.976</text:p>
          </table:table-cell>
          <table:table-cell table:style-name="ce6" table:formula="of:=1/([.B1690]/1000)" office:value-type="float" office:value="37.0699881376038" calcext:value-type="float">
            <text:p>37</text:p>
          </table:table-cell>
          <table:table-cell table:style-name="ce6" table:formula="of:=[.C1690]/[.D$2]" office:value-type="float" office:value="9.26749703440095" calcext:value-type="float">
            <text:p>9</text:p>
          </table:table-cell>
          <table:table-cell table:style-name="ce6" table:formula="of:=[.D1690]*60" office:value-type="float" office:value="556.049822064057" calcext:value-type="float">
            <text:p>556</text:p>
          </table:table-cell>
          <table:table-cell table:style-name="ce6" table:formula="of:=[.E1690]*[.F$2]" office:value-type="float" office:value="1112.09964412811" calcext:value-type="float">
            <text:p>1112</text:p>
          </table:table-cell>
          <table:table-cell table:number-columns-repeated="5"/>
        </table:table-row>
        <table:table-row table:style-name="ro1">
          <table:table-cell table:style-name="ce2" office:value-type="float" office:value="1687" calcext:value-type="float">
            <text:p>1687</text:p>
          </table:table-cell>
          <table:table-cell table:style-name="ce2" table:formula="of:=[.B$2]*[.A1691]*1000" office:value-type="float" office:value="26.992" calcext:value-type="float">
            <text:p>26.992</text:p>
          </table:table-cell>
          <table:table-cell table:style-name="ce6" table:formula="of:=1/([.B1691]/1000)" office:value-type="float" office:value="37.0480142264375" calcext:value-type="float">
            <text:p>37</text:p>
          </table:table-cell>
          <table:table-cell table:style-name="ce6" table:formula="of:=[.C1691]/[.D$2]" office:value-type="float" office:value="9.26200355660937" calcext:value-type="float">
            <text:p>9</text:p>
          </table:table-cell>
          <table:table-cell table:style-name="ce6" table:formula="of:=[.D1691]*60" office:value-type="float" office:value="555.720213396562" calcext:value-type="float">
            <text:p>556</text:p>
          </table:table-cell>
          <table:table-cell table:style-name="ce6" table:formula="of:=[.E1691]*[.F$2]" office:value-type="float" office:value="1111.44042679312" calcext:value-type="float">
            <text:p>1111</text:p>
          </table:table-cell>
          <table:table-cell table:number-columns-repeated="5"/>
        </table:table-row>
        <table:table-row table:style-name="ro1">
          <table:table-cell table:style-name="ce2" office:value-type="float" office:value="1688" calcext:value-type="float">
            <text:p>1688</text:p>
          </table:table-cell>
          <table:table-cell table:style-name="ce2" table:formula="of:=[.B$2]*[.A1692]*1000" office:value-type="float" office:value="27.008" calcext:value-type="float">
            <text:p>27.008</text:p>
          </table:table-cell>
          <table:table-cell table:style-name="ce6" table:formula="of:=1/([.B1692]/1000)" office:value-type="float" office:value="37.0260663507109" calcext:value-type="float">
            <text:p>37</text:p>
          </table:table-cell>
          <table:table-cell table:style-name="ce6" table:formula="of:=[.C1692]/[.D$2]" office:value-type="float" office:value="9.25651658767773" calcext:value-type="float">
            <text:p>9</text:p>
          </table:table-cell>
          <table:table-cell table:style-name="ce6" table:formula="of:=[.D1692]*60" office:value-type="float" office:value="555.390995260664" calcext:value-type="float">
            <text:p>555</text:p>
          </table:table-cell>
          <table:table-cell table:style-name="ce6" table:formula="of:=[.E1692]*[.F$2]" office:value-type="float" office:value="1110.78199052133" calcext:value-type="float">
            <text:p>1111</text:p>
          </table:table-cell>
          <table:table-cell table:number-columns-repeated="5"/>
        </table:table-row>
        <table:table-row table:style-name="ro1">
          <table:table-cell table:style-name="ce2" office:value-type="float" office:value="1689" calcext:value-type="float">
            <text:p>1689</text:p>
          </table:table-cell>
          <table:table-cell table:style-name="ce2" table:formula="of:=[.B$2]*[.A1693]*1000" office:value-type="float" office:value="27.024" calcext:value-type="float">
            <text:p>27.024</text:p>
          </table:table-cell>
          <table:table-cell table:style-name="ce6" table:formula="of:=1/([.B1693]/1000)" office:value-type="float" office:value="37.00414446418" calcext:value-type="float">
            <text:p>37</text:p>
          </table:table-cell>
          <table:table-cell table:style-name="ce6" table:formula="of:=[.C1693]/[.D$2]" office:value-type="float" office:value="9.251036116045" calcext:value-type="float">
            <text:p>9</text:p>
          </table:table-cell>
          <table:table-cell table:style-name="ce6" table:formula="of:=[.D1693]*60" office:value-type="float" office:value="555.0621669627" calcext:value-type="float">
            <text:p>555</text:p>
          </table:table-cell>
          <table:table-cell table:style-name="ce6" table:formula="of:=[.E1693]*[.F$2]" office:value-type="float" office:value="1110.1243339254" calcext:value-type="float">
            <text:p>1110</text:p>
          </table:table-cell>
          <table:table-cell table:number-columns-repeated="5"/>
        </table:table-row>
        <table:table-row table:style-name="ro1">
          <table:table-cell table:style-name="ce2" office:value-type="float" office:value="1690" calcext:value-type="float">
            <text:p>1690</text:p>
          </table:table-cell>
          <table:table-cell table:style-name="ce2" table:formula="of:=[.B$2]*[.A1694]*1000" office:value-type="float" office:value="27.04" calcext:value-type="float">
            <text:p>27.04</text:p>
          </table:table-cell>
          <table:table-cell table:style-name="ce6" table:formula="of:=1/([.B1694]/1000)" office:value-type="float" office:value="36.9822485207101" calcext:value-type="float">
            <text:p>37</text:p>
          </table:table-cell>
          <table:table-cell table:style-name="ce6" table:formula="of:=[.C1694]/[.D$2]" office:value-type="float" office:value="9.24556213017751" calcext:value-type="float">
            <text:p>9</text:p>
          </table:table-cell>
          <table:table-cell table:style-name="ce6" table:formula="of:=[.D1694]*60" office:value-type="float" office:value="554.733727810651" calcext:value-type="float">
            <text:p>555</text:p>
          </table:table-cell>
          <table:table-cell table:style-name="ce6" table:formula="of:=[.E1694]*[.F$2]" office:value-type="float" office:value="1109.4674556213" calcext:value-type="float">
            <text:p>1109</text:p>
          </table:table-cell>
          <table:table-cell table:number-columns-repeated="5"/>
        </table:table-row>
        <table:table-row table:style-name="ro1">
          <table:table-cell table:style-name="ce2" office:value-type="float" office:value="1691" calcext:value-type="float">
            <text:p>1691</text:p>
          </table:table-cell>
          <table:table-cell table:style-name="ce2" table:formula="of:=[.B$2]*[.A1695]*1000" office:value-type="float" office:value="27.056" calcext:value-type="float">
            <text:p>27.056</text:p>
          </table:table-cell>
          <table:table-cell table:style-name="ce6" table:formula="of:=1/([.B1695]/1000)" office:value-type="float" office:value="36.9603784742756" calcext:value-type="float">
            <text:p>37</text:p>
          </table:table-cell>
          <table:table-cell table:style-name="ce6" table:formula="of:=[.C1695]/[.D$2]" office:value-type="float" office:value="9.2400946185689" calcext:value-type="float">
            <text:p>9</text:p>
          </table:table-cell>
          <table:table-cell table:style-name="ce6" table:formula="of:=[.D1695]*60" office:value-type="float" office:value="554.405677114134" calcext:value-type="float">
            <text:p>554</text:p>
          </table:table-cell>
          <table:table-cell table:style-name="ce6" table:formula="of:=[.E1695]*[.F$2]" office:value-type="float" office:value="1108.81135422827" calcext:value-type="float">
            <text:p>1109</text:p>
          </table:table-cell>
          <table:table-cell table:number-columns-repeated="5"/>
        </table:table-row>
        <table:table-row table:style-name="ro1">
          <table:table-cell table:style-name="ce2" office:value-type="float" office:value="1692" calcext:value-type="float">
            <text:p>1692</text:p>
          </table:table-cell>
          <table:table-cell table:style-name="ce2" table:formula="of:=[.B$2]*[.A1696]*1000" office:value-type="float" office:value="27.072" calcext:value-type="float">
            <text:p>27.072</text:p>
          </table:table-cell>
          <table:table-cell table:style-name="ce6" table:formula="of:=1/([.B1696]/1000)" office:value-type="float" office:value="36.9385342789598" calcext:value-type="float">
            <text:p>37</text:p>
          </table:table-cell>
          <table:table-cell table:style-name="ce6" table:formula="of:=[.C1696]/[.D$2]" office:value-type="float" office:value="9.23463356973995" calcext:value-type="float">
            <text:p>9</text:p>
          </table:table-cell>
          <table:table-cell table:style-name="ce6" table:formula="of:=[.D1696]*60" office:value-type="float" office:value="554.078014184397" calcext:value-type="float">
            <text:p>554</text:p>
          </table:table-cell>
          <table:table-cell table:style-name="ce6" table:formula="of:=[.E1696]*[.F$2]" office:value-type="float" office:value="1108.15602836879" calcext:value-type="float">
            <text:p>1108</text:p>
          </table:table-cell>
          <table:table-cell table:number-columns-repeated="5"/>
        </table:table-row>
        <table:table-row table:style-name="ro1">
          <table:table-cell table:style-name="ce2" office:value-type="float" office:value="1693" calcext:value-type="float">
            <text:p>1693</text:p>
          </table:table-cell>
          <table:table-cell table:style-name="ce2" table:formula="of:=[.B$2]*[.A1697]*1000" office:value-type="float" office:value="27.088" calcext:value-type="float">
            <text:p>27.088</text:p>
          </table:table-cell>
          <table:table-cell table:style-name="ce6" table:formula="of:=1/([.B1697]/1000)" office:value-type="float" office:value="36.9167158889545" calcext:value-type="float">
            <text:p>37</text:p>
          </table:table-cell>
          <table:table-cell table:style-name="ce6" table:formula="of:=[.C1697]/[.D$2]" office:value-type="float" office:value="9.22917897223863" calcext:value-type="float">
            <text:p>9</text:p>
          </table:table-cell>
          <table:table-cell table:style-name="ce6" table:formula="of:=[.D1697]*60" office:value-type="float" office:value="553.750738334318" calcext:value-type="float">
            <text:p>554</text:p>
          </table:table-cell>
          <table:table-cell table:style-name="ce6" table:formula="of:=[.E1697]*[.F$2]" office:value-type="float" office:value="1107.50147666864" calcext:value-type="float">
            <text:p>1108</text:p>
          </table:table-cell>
          <table:table-cell table:number-columns-repeated="5"/>
        </table:table-row>
        <table:table-row table:style-name="ro1">
          <table:table-cell table:style-name="ce2" office:value-type="float" office:value="1694" calcext:value-type="float">
            <text:p>1694</text:p>
          </table:table-cell>
          <table:table-cell table:style-name="ce2" table:formula="of:=[.B$2]*[.A1698]*1000" office:value-type="float" office:value="27.104" calcext:value-type="float">
            <text:p>27.104</text:p>
          </table:table-cell>
          <table:table-cell table:style-name="ce6" table:formula="of:=1/([.B1698]/1000)" office:value-type="float" office:value="36.8949232585596" calcext:value-type="float">
            <text:p>37</text:p>
          </table:table-cell>
          <table:table-cell table:style-name="ce6" table:formula="of:=[.C1698]/[.D$2]" office:value-type="float" office:value="9.22373081463991" calcext:value-type="float">
            <text:p>9</text:p>
          </table:table-cell>
          <table:table-cell table:style-name="ce6" table:formula="of:=[.D1698]*60" office:value-type="float" office:value="553.423848878394" calcext:value-type="float">
            <text:p>553</text:p>
          </table:table-cell>
          <table:table-cell table:style-name="ce6" table:formula="of:=[.E1698]*[.F$2]" office:value-type="float" office:value="1106.84769775679" calcext:value-type="float">
            <text:p>1107</text:p>
          </table:table-cell>
          <table:table-cell table:number-columns-repeated="5"/>
        </table:table-row>
        <table:table-row table:style-name="ro1">
          <table:table-cell table:style-name="ce2" office:value-type="float" office:value="1695" calcext:value-type="float">
            <text:p>1695</text:p>
          </table:table-cell>
          <table:table-cell table:style-name="ce2" table:formula="of:=[.B$2]*[.A1699]*1000" office:value-type="float" office:value="27.12" calcext:value-type="float">
            <text:p>27.12</text:p>
          </table:table-cell>
          <table:table-cell table:style-name="ce6" table:formula="of:=1/([.B1699]/1000)" office:value-type="float" office:value="36.8731563421829" calcext:value-type="float">
            <text:p>37</text:p>
          </table:table-cell>
          <table:table-cell table:style-name="ce6" table:formula="of:=[.C1699]/[.D$2]" office:value-type="float" office:value="9.21828908554572" calcext:value-type="float">
            <text:p>9</text:p>
          </table:table-cell>
          <table:table-cell table:style-name="ce6" table:formula="of:=[.D1699]*60" office:value-type="float" office:value="553.097345132743" calcext:value-type="float">
            <text:p>553</text:p>
          </table:table-cell>
          <table:table-cell table:style-name="ce6" table:formula="of:=[.E1699]*[.F$2]" office:value-type="float" office:value="1106.19469026549" calcext:value-type="float">
            <text:p>1106</text:p>
          </table:table-cell>
          <table:table-cell table:number-columns-repeated="5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table:formula="of:=[.B$2]*[.A1700]*1000" office:value-type="float" office:value="27.136" calcext:value-type="float">
            <text:p>27.136</text:p>
          </table:table-cell>
          <table:table-cell table:style-name="ce6" table:formula="of:=1/([.B1700]/1000)" office:value-type="float" office:value="36.8514150943396" calcext:value-type="float">
            <text:p>37</text:p>
          </table:table-cell>
          <table:table-cell table:style-name="ce6" table:formula="of:=[.C1700]/[.D$2]" office:value-type="float" office:value="9.21285377358491" calcext:value-type="float">
            <text:p>9</text:p>
          </table:table-cell>
          <table:table-cell table:style-name="ce6" table:formula="of:=[.D1700]*60" office:value-type="float" office:value="552.771226415094" calcext:value-type="float">
            <text:p>553</text:p>
          </table:table-cell>
          <table:table-cell table:style-name="ce6" table:formula="of:=[.E1700]*[.F$2]" office:value-type="float" office:value="1105.54245283019" calcext:value-type="float">
            <text:p>1106</text:p>
          </table:table-cell>
          <table:table-cell table:number-columns-repeated="5"/>
        </table:table-row>
        <table:table-row table:style-name="ro1">
          <table:table-cell table:style-name="ce2" office:value-type="float" office:value="1697" calcext:value-type="float">
            <text:p>1697</text:p>
          </table:table-cell>
          <table:table-cell table:style-name="ce2" table:formula="of:=[.B$2]*[.A1701]*1000" office:value-type="float" office:value="27.152" calcext:value-type="float">
            <text:p>27.152</text:p>
          </table:table-cell>
          <table:table-cell table:style-name="ce6" table:formula="of:=1/([.B1701]/1000)" office:value-type="float" office:value="36.8296994696523" calcext:value-type="float">
            <text:p>37</text:p>
          </table:table-cell>
          <table:table-cell table:style-name="ce6" table:formula="of:=[.C1701]/[.D$2]" office:value-type="float" office:value="9.20742486741308" calcext:value-type="float">
            <text:p>9</text:p>
          </table:table-cell>
          <table:table-cell table:style-name="ce6" table:formula="of:=[.D1701]*60" office:value-type="float" office:value="552.445492044785" calcext:value-type="float">
            <text:p>552</text:p>
          </table:table-cell>
          <table:table-cell table:style-name="ce6" table:formula="of:=[.E1701]*[.F$2]" office:value-type="float" office:value="1104.89098408957" calcext:value-type="float">
            <text:p>1105</text:p>
          </table:table-cell>
          <table:table-cell table:number-columns-repeated="5"/>
        </table:table-row>
        <table:table-row table:style-name="ro1">
          <table:table-cell table:style-name="ce2" office:value-type="float" office:value="1698" calcext:value-type="float">
            <text:p>1698</text:p>
          </table:table-cell>
          <table:table-cell table:style-name="ce2" table:formula="of:=[.B$2]*[.A1702]*1000" office:value-type="float" office:value="27.168" calcext:value-type="float">
            <text:p>27.168</text:p>
          </table:table-cell>
          <table:table-cell table:style-name="ce6" table:formula="of:=1/([.B1702]/1000)" office:value-type="float" office:value="36.8080094228504" calcext:value-type="float">
            <text:p>37</text:p>
          </table:table-cell>
          <table:table-cell table:style-name="ce6" table:formula="of:=[.C1702]/[.D$2]" office:value-type="float" office:value="9.2020023557126" calcext:value-type="float">
            <text:p>9</text:p>
          </table:table-cell>
          <table:table-cell table:style-name="ce6" table:formula="of:=[.D1702]*60" office:value-type="float" office:value="552.120141342756" calcext:value-type="float">
            <text:p>552</text:p>
          </table:table-cell>
          <table:table-cell table:style-name="ce6" table:formula="of:=[.E1702]*[.F$2]" office:value-type="float" office:value="1104.24028268551" calcext:value-type="float">
            <text:p>1104</text:p>
          </table:table-cell>
          <table:table-cell table:number-columns-repeated="5"/>
        </table:table-row>
        <table:table-row table:style-name="ro1">
          <table:table-cell table:style-name="ce2" office:value-type="float" office:value="1699" calcext:value-type="float">
            <text:p>1699</text:p>
          </table:table-cell>
          <table:table-cell table:style-name="ce2" table:formula="of:=[.B$2]*[.A1703]*1000" office:value-type="float" office:value="27.184" calcext:value-type="float">
            <text:p>27.184</text:p>
          </table:table-cell>
          <table:table-cell table:style-name="ce6" table:formula="of:=1/([.B1703]/1000)" office:value-type="float" office:value="36.7863449087699" calcext:value-type="float">
            <text:p>37</text:p>
          </table:table-cell>
          <table:table-cell table:style-name="ce6" table:formula="of:=[.C1703]/[.D$2]" office:value-type="float" office:value="9.19658622719247" calcext:value-type="float">
            <text:p>9</text:p>
          </table:table-cell>
          <table:table-cell table:style-name="ce6" table:formula="of:=[.D1703]*60" office:value-type="float" office:value="551.795173631548" calcext:value-type="float">
            <text:p>552</text:p>
          </table:table-cell>
          <table:table-cell table:style-name="ce6" table:formula="of:=[.E1703]*[.F$2]" office:value-type="float" office:value="1103.5903472631" calcext:value-type="float">
            <text:p>1104</text:p>
          </table:table-cell>
          <table:table-cell table:number-columns-repeated="5"/>
        </table:table-row>
        <table:table-row table:style-name="ro1">
          <table:table-cell table:style-name="ce2" office:value-type="float" office:value="1700" calcext:value-type="float">
            <text:p>1700</text:p>
          </table:table-cell>
          <table:table-cell table:style-name="ce2" table:formula="of:=[.B$2]*[.A1704]*1000" office:value-type="float" office:value="27.2" calcext:value-type="float">
            <text:p>27.2</text:p>
          </table:table-cell>
          <table:table-cell table:style-name="ce6" table:formula="of:=1/([.B1704]/1000)" office:value-type="float" office:value="36.7647058823529" calcext:value-type="float">
            <text:p>37</text:p>
          </table:table-cell>
          <table:table-cell table:style-name="ce6" table:formula="of:=[.C1704]/[.D$2]" office:value-type="float" office:value="9.19117647058824" calcext:value-type="float">
            <text:p>9</text:p>
          </table:table-cell>
          <table:table-cell table:style-name="ce6" table:formula="of:=[.D1704]*60" office:value-type="float" office:value="551.470588235294" calcext:value-type="float">
            <text:p>551</text:p>
          </table:table-cell>
          <table:table-cell table:style-name="ce6" table:formula="of:=[.E1704]*[.F$2]" office:value-type="float" office:value="1102.94117647059" calcext:value-type="float">
            <text:p>1103</text:p>
          </table:table-cell>
          <table:table-cell table:number-columns-repeated="5"/>
        </table:table-row>
        <table:table-row table:style-name="ro1">
          <table:table-cell table:style-name="ce2" office:value-type="float" office:value="1701" calcext:value-type="float">
            <text:p>1701</text:p>
          </table:table-cell>
          <table:table-cell table:style-name="ce2" table:formula="of:=[.B$2]*[.A1705]*1000" office:value-type="float" office:value="27.216" calcext:value-type="float">
            <text:p>27.216</text:p>
          </table:table-cell>
          <table:table-cell table:style-name="ce6" table:formula="of:=1/([.B1705]/1000)" office:value-type="float" office:value="36.7430922986479" calcext:value-type="float">
            <text:p>37</text:p>
          </table:table-cell>
          <table:table-cell table:style-name="ce6" table:formula="of:=[.C1705]/[.D$2]" office:value-type="float" office:value="9.18577307466197" calcext:value-type="float">
            <text:p>9</text:p>
          </table:table-cell>
          <table:table-cell table:style-name="ce6" table:formula="of:=[.D1705]*60" office:value-type="float" office:value="551.146384479718" calcext:value-type="float">
            <text:p>551</text:p>
          </table:table-cell>
          <table:table-cell table:style-name="ce6" table:formula="of:=[.E1705]*[.F$2]" office:value-type="float" office:value="1102.29276895944" calcext:value-type="float">
            <text:p>1102</text:p>
          </table:table-cell>
          <table:table-cell table:number-columns-repeated="5"/>
        </table:table-row>
        <table:table-row table:style-name="ro1">
          <table:table-cell table:style-name="ce2" office:value-type="float" office:value="1702" calcext:value-type="float">
            <text:p>1702</text:p>
          </table:table-cell>
          <table:table-cell table:style-name="ce2" table:formula="of:=[.B$2]*[.A1706]*1000" office:value-type="float" office:value="27.232" calcext:value-type="float">
            <text:p>27.232</text:p>
          </table:table-cell>
          <table:table-cell table:style-name="ce6" table:formula="of:=1/([.B1706]/1000)" office:value-type="float" office:value="36.7215041128085" calcext:value-type="float">
            <text:p>37</text:p>
          </table:table-cell>
          <table:table-cell table:style-name="ce6" table:formula="of:=[.C1706]/[.D$2]" office:value-type="float" office:value="9.18037602820212" calcext:value-type="float">
            <text:p>9</text:p>
          </table:table-cell>
          <table:table-cell table:style-name="ce6" table:formula="of:=[.D1706]*60" office:value-type="float" office:value="550.822561692127" calcext:value-type="float">
            <text:p>551</text:p>
          </table:table-cell>
          <table:table-cell table:style-name="ce6" table:formula="of:=[.E1706]*[.F$2]" office:value-type="float" office:value="1101.64512338425" calcext:value-type="float">
            <text:p>1102</text:p>
          </table:table-cell>
          <table:table-cell table:number-columns-repeated="5"/>
        </table:table-row>
        <table:table-row table:style-name="ro1">
          <table:table-cell table:style-name="ce2" office:value-type="float" office:value="1703" calcext:value-type="float">
            <text:p>1703</text:p>
          </table:table-cell>
          <table:table-cell table:style-name="ce2" table:formula="of:=[.B$2]*[.A1707]*1000" office:value-type="float" office:value="27.248" calcext:value-type="float">
            <text:p>27.248</text:p>
          </table:table-cell>
          <table:table-cell table:style-name="ce6" table:formula="of:=1/([.B1707]/1000)" office:value-type="float" office:value="36.6999412800939" calcext:value-type="float">
            <text:p>37</text:p>
          </table:table-cell>
          <table:table-cell table:style-name="ce6" table:formula="of:=[.C1707]/[.D$2]" office:value-type="float" office:value="9.17498532002349" calcext:value-type="float">
            <text:p>9</text:p>
          </table:table-cell>
          <table:table-cell table:style-name="ce6" table:formula="of:=[.D1707]*60" office:value-type="float" office:value="550.499119201409" calcext:value-type="float">
            <text:p>550</text:p>
          </table:table-cell>
          <table:table-cell table:style-name="ce6" table:formula="of:=[.E1707]*[.F$2]" office:value-type="float" office:value="1100.99823840282" calcext:value-type="float">
            <text:p>1101</text:p>
          </table:table-cell>
          <table:table-cell table:number-columns-repeated="5"/>
        </table:table-row>
        <table:table-row table:style-name="ro1">
          <table:table-cell table:style-name="ce2" office:value-type="float" office:value="1704" calcext:value-type="float">
            <text:p>1704</text:p>
          </table:table-cell>
          <table:table-cell table:style-name="ce2" table:formula="of:=[.B$2]*[.A1708]*1000" office:value-type="float" office:value="27.264" calcext:value-type="float">
            <text:p>27.264</text:p>
          </table:table-cell>
          <table:table-cell table:style-name="ce6" table:formula="of:=1/([.B1708]/1000)" office:value-type="float" office:value="36.6784037558685" calcext:value-type="float">
            <text:p>37</text:p>
          </table:table-cell>
          <table:table-cell table:style-name="ce6" table:formula="of:=[.C1708]/[.D$2]" office:value-type="float" office:value="9.16960093896714" calcext:value-type="float">
            <text:p>9</text:p>
          </table:table-cell>
          <table:table-cell table:style-name="ce6" table:formula="of:=[.D1708]*60" office:value-type="float" office:value="550.176056338028" calcext:value-type="float">
            <text:p>550</text:p>
          </table:table-cell>
          <table:table-cell table:style-name="ce6" table:formula="of:=[.E1708]*[.F$2]" office:value-type="float" office:value="1100.35211267606" calcext:value-type="float">
            <text:p>1100</text:p>
          </table:table-cell>
          <table:table-cell table:number-columns-repeated="5"/>
        </table:table-row>
        <table:table-row table:style-name="ro1">
          <table:table-cell table:style-name="ce2" office:value-type="float" office:value="1705" calcext:value-type="float">
            <text:p>1705</text:p>
          </table:table-cell>
          <table:table-cell table:style-name="ce2" table:formula="of:=[.B$2]*[.A1709]*1000" office:value-type="float" office:value="27.28" calcext:value-type="float">
            <text:p>27.28</text:p>
          </table:table-cell>
          <table:table-cell table:style-name="ce6" table:formula="of:=1/([.B1709]/1000)" office:value-type="float" office:value="36.6568914956012" calcext:value-type="float">
            <text:p>37</text:p>
          </table:table-cell>
          <table:table-cell table:style-name="ce6" table:formula="of:=[.C1709]/[.D$2]" office:value-type="float" office:value="9.16422287390029" calcext:value-type="float">
            <text:p>9</text:p>
          </table:table-cell>
          <table:table-cell table:style-name="ce6" table:formula="of:=[.D1709]*60" office:value-type="float" office:value="549.853372434018" calcext:value-type="float">
            <text:p>550</text:p>
          </table:table-cell>
          <table:table-cell table:style-name="ce6" table:formula="of:=[.E1709]*[.F$2]" office:value-type="float" office:value="1099.70674486804" calcext:value-type="float">
            <text:p>1100</text:p>
          </table:table-cell>
          <table:table-cell table:number-columns-repeated="5"/>
        </table:table-row>
        <table:table-row table:style-name="ro1">
          <table:table-cell table:style-name="ce2" office:value-type="float" office:value="1706" calcext:value-type="float">
            <text:p>1706</text:p>
          </table:table-cell>
          <table:table-cell table:style-name="ce2" table:formula="of:=[.B$2]*[.A1710]*1000" office:value-type="float" office:value="27.296" calcext:value-type="float">
            <text:p>27.296</text:p>
          </table:table-cell>
          <table:table-cell table:style-name="ce6" table:formula="of:=1/([.B1710]/1000)" office:value-type="float" office:value="36.6354044548652" calcext:value-type="float">
            <text:p>37</text:p>
          </table:table-cell>
          <table:table-cell table:style-name="ce6" table:formula="of:=[.C1710]/[.D$2]" office:value-type="float" office:value="9.1588511137163" calcext:value-type="float">
            <text:p>9</text:p>
          </table:table-cell>
          <table:table-cell table:style-name="ce6" table:formula="of:=[.D1710]*60" office:value-type="float" office:value="549.531066822978" calcext:value-type="float">
            <text:p>550</text:p>
          </table:table-cell>
          <table:table-cell table:style-name="ce6" table:formula="of:=[.E1710]*[.F$2]" office:value-type="float" office:value="1099.06213364596" calcext:value-type="float">
            <text:p>1099</text:p>
          </table:table-cell>
          <table:table-cell table:number-columns-repeated="5"/>
        </table:table-row>
        <table:table-row table:style-name="ro1">
          <table:table-cell table:style-name="ce2" office:value-type="float" office:value="1707" calcext:value-type="float">
            <text:p>1707</text:p>
          </table:table-cell>
          <table:table-cell table:style-name="ce2" table:formula="of:=[.B$2]*[.A1711]*1000" office:value-type="float" office:value="27.312" calcext:value-type="float">
            <text:p>27.312</text:p>
          </table:table-cell>
          <table:table-cell table:style-name="ce6" table:formula="of:=1/([.B1711]/1000)" office:value-type="float" office:value="36.613942589338" calcext:value-type="float">
            <text:p>37</text:p>
          </table:table-cell>
          <table:table-cell table:style-name="ce6" table:formula="of:=[.C1711]/[.D$2]" office:value-type="float" office:value="9.15348564733451" calcext:value-type="float">
            <text:p>9</text:p>
          </table:table-cell>
          <table:table-cell table:style-name="ce6" table:formula="of:=[.D1711]*60" office:value-type="float" office:value="549.20913884007" calcext:value-type="float">
            <text:p>549</text:p>
          </table:table-cell>
          <table:table-cell table:style-name="ce6" table:formula="of:=[.E1711]*[.F$2]" office:value-type="float" office:value="1098.41827768014" calcext:value-type="float">
            <text:p>1098</text:p>
          </table:table-cell>
          <table:table-cell table:number-columns-repeated="5"/>
        </table:table-row>
        <table:table-row table:style-name="ro1">
          <table:table-cell table:style-name="ce2" office:value-type="float" office:value="1708" calcext:value-type="float">
            <text:p>1708</text:p>
          </table:table-cell>
          <table:table-cell table:style-name="ce2" table:formula="of:=[.B$2]*[.A1712]*1000" office:value-type="float" office:value="27.328" calcext:value-type="float">
            <text:p>27.328</text:p>
          </table:table-cell>
          <table:table-cell table:style-name="ce6" table:formula="of:=1/([.B1712]/1000)" office:value-type="float" office:value="36.5925058548009" calcext:value-type="float">
            <text:p>37</text:p>
          </table:table-cell>
          <table:table-cell table:style-name="ce6" table:formula="of:=[.C1712]/[.D$2]" office:value-type="float" office:value="9.14812646370024" calcext:value-type="float">
            <text:p>9</text:p>
          </table:table-cell>
          <table:table-cell table:style-name="ce6" table:formula="of:=[.D1712]*60" office:value-type="float" office:value="548.887587822014" calcext:value-type="float">
            <text:p>549</text:p>
          </table:table-cell>
          <table:table-cell table:style-name="ce6" table:formula="of:=[.E1712]*[.F$2]" office:value-type="float" office:value="1097.77517564403" calcext:value-type="float">
            <text:p>1098</text:p>
          </table:table-cell>
          <table:table-cell table:number-columns-repeated="5"/>
        </table:table-row>
        <table:table-row table:style-name="ro1">
          <table:table-cell table:style-name="ce2" office:value-type="float" office:value="1709" calcext:value-type="float">
            <text:p>1709</text:p>
          </table:table-cell>
          <table:table-cell table:style-name="ce2" table:formula="of:=[.B$2]*[.A1713]*1000" office:value-type="float" office:value="27.344" calcext:value-type="float">
            <text:p>27.344</text:p>
          </table:table-cell>
          <table:table-cell table:style-name="ce6" table:formula="of:=1/([.B1713]/1000)" office:value-type="float" office:value="36.5710942071387" calcext:value-type="float">
            <text:p>37</text:p>
          </table:table-cell>
          <table:table-cell table:style-name="ce6" table:formula="of:=[.C1713]/[.D$2]" office:value-type="float" office:value="9.14277355178467" calcext:value-type="float">
            <text:p>9</text:p>
          </table:table-cell>
          <table:table-cell table:style-name="ce6" table:formula="of:=[.D1713]*60" office:value-type="float" office:value="548.56641310708" calcext:value-type="float">
            <text:p>549</text:p>
          </table:table-cell>
          <table:table-cell table:style-name="ce6" table:formula="of:=[.E1713]*[.F$2]" office:value-type="float" office:value="1097.13282621416" calcext:value-type="float">
            <text:p>1097</text:p>
          </table:table-cell>
          <table:table-cell table:number-columns-repeated="5"/>
        </table:table-row>
        <table:table-row table:style-name="ro1">
          <table:table-cell table:style-name="ce2" office:value-type="float" office:value="1710" calcext:value-type="float">
            <text:p>1710</text:p>
          </table:table-cell>
          <table:table-cell table:style-name="ce2" table:formula="of:=[.B$2]*[.A1714]*1000" office:value-type="float" office:value="27.36" calcext:value-type="float">
            <text:p>27.36</text:p>
          </table:table-cell>
          <table:table-cell table:style-name="ce6" table:formula="of:=1/([.B1714]/1000)" office:value-type="float" office:value="36.5497076023392" calcext:value-type="float">
            <text:p>37</text:p>
          </table:table-cell>
          <table:table-cell table:style-name="ce6" table:formula="of:=[.C1714]/[.D$2]" office:value-type="float" office:value="9.1374269005848" calcext:value-type="float">
            <text:p>9</text:p>
          </table:table-cell>
          <table:table-cell table:style-name="ce6" table:formula="of:=[.D1714]*60" office:value-type="float" office:value="548.245614035088" calcext:value-type="float">
            <text:p>548</text:p>
          </table:table-cell>
          <table:table-cell table:style-name="ce6" table:formula="of:=[.E1714]*[.F$2]" office:value-type="float" office:value="1096.49122807018" calcext:value-type="float">
            <text:p>1096</text:p>
          </table:table-cell>
          <table:table-cell table:number-columns-repeated="5"/>
        </table:table-row>
        <table:table-row table:style-name="ro1">
          <table:table-cell table:style-name="ce2" office:value-type="float" office:value="1711" calcext:value-type="float">
            <text:p>1711</text:p>
          </table:table-cell>
          <table:table-cell table:style-name="ce2" table:formula="of:=[.B$2]*[.A1715]*1000" office:value-type="float" office:value="27.376" calcext:value-type="float">
            <text:p>27.376</text:p>
          </table:table-cell>
          <table:table-cell table:style-name="ce6" table:formula="of:=1/([.B1715]/1000)" office:value-type="float" office:value="36.5283459964933" calcext:value-type="float">
            <text:p>37</text:p>
          </table:table-cell>
          <table:table-cell table:style-name="ce6" table:formula="of:=[.C1715]/[.D$2]" office:value-type="float" office:value="9.13208649912332" calcext:value-type="float">
            <text:p>9</text:p>
          </table:table-cell>
          <table:table-cell table:style-name="ce6" table:formula="of:=[.D1715]*60" office:value-type="float" office:value="547.925189947399" calcext:value-type="float">
            <text:p>548</text:p>
          </table:table-cell>
          <table:table-cell table:style-name="ce6" table:formula="of:=[.E1715]*[.F$2]" office:value-type="float" office:value="1095.8503798948" calcext:value-type="float">
            <text:p>1096</text:p>
          </table:table-cell>
          <table:table-cell table:number-columns-repeated="5"/>
        </table:table-row>
        <table:table-row table:style-name="ro1">
          <table:table-cell table:style-name="ce2" office:value-type="float" office:value="1712" calcext:value-type="float">
            <text:p>1712</text:p>
          </table:table-cell>
          <table:table-cell table:style-name="ce2" table:formula="of:=[.B$2]*[.A1716]*1000" office:value-type="float" office:value="27.392" calcext:value-type="float">
            <text:p>27.392</text:p>
          </table:table-cell>
          <table:table-cell table:style-name="ce6" table:formula="of:=1/([.B1716]/1000)" office:value-type="float" office:value="36.5070093457944" calcext:value-type="float">
            <text:p>37</text:p>
          </table:table-cell>
          <table:table-cell table:style-name="ce6" table:formula="of:=[.C1716]/[.D$2]" office:value-type="float" office:value="9.1267523364486" calcext:value-type="float">
            <text:p>9</text:p>
          </table:table-cell>
          <table:table-cell table:style-name="ce6" table:formula="of:=[.D1716]*60" office:value-type="float" office:value="547.605140186916" calcext:value-type="float">
            <text:p>548</text:p>
          </table:table-cell>
          <table:table-cell table:style-name="ce6" table:formula="of:=[.E1716]*[.F$2]" office:value-type="float" office:value="1095.21028037383" calcext:value-type="float">
            <text:p>1095</text:p>
          </table:table-cell>
          <table:table-cell table:number-columns-repeated="5"/>
        </table:table-row>
        <table:table-row table:style-name="ro1">
          <table:table-cell table:style-name="ce2" office:value-type="float" office:value="1713" calcext:value-type="float">
            <text:p>1713</text:p>
          </table:table-cell>
          <table:table-cell table:style-name="ce2" table:formula="of:=[.B$2]*[.A1717]*1000" office:value-type="float" office:value="27.408" calcext:value-type="float">
            <text:p>27.408</text:p>
          </table:table-cell>
          <table:table-cell table:style-name="ce6" table:formula="of:=1/([.B1717]/1000)" office:value-type="float" office:value="36.4856976065382" calcext:value-type="float">
            <text:p>36</text:p>
          </table:table-cell>
          <table:table-cell table:style-name="ce6" table:formula="of:=[.C1717]/[.D$2]" office:value-type="float" office:value="9.12142440163456" calcext:value-type="float">
            <text:p>9</text:p>
          </table:table-cell>
          <table:table-cell table:style-name="ce6" table:formula="of:=[.D1717]*60" office:value-type="float" office:value="547.285464098074" calcext:value-type="float">
            <text:p>547</text:p>
          </table:table-cell>
          <table:table-cell table:style-name="ce6" table:formula="of:=[.E1717]*[.F$2]" office:value-type="float" office:value="1094.57092819615" calcext:value-type="float">
            <text:p>1095</text:p>
          </table:table-cell>
          <table:table-cell table:number-columns-repeated="5"/>
        </table:table-row>
        <table:table-row table:style-name="ro1">
          <table:table-cell table:style-name="ce2" office:value-type="float" office:value="1714" calcext:value-type="float">
            <text:p>1714</text:p>
          </table:table-cell>
          <table:table-cell table:style-name="ce2" table:formula="of:=[.B$2]*[.A1718]*1000" office:value-type="float" office:value="27.424" calcext:value-type="float">
            <text:p>27.424</text:p>
          </table:table-cell>
          <table:table-cell table:style-name="ce6" table:formula="of:=1/([.B1718]/1000)" office:value-type="float" office:value="36.4644107351225" calcext:value-type="float">
            <text:p>36</text:p>
          </table:table-cell>
          <table:table-cell table:style-name="ce6" table:formula="of:=[.C1718]/[.D$2]" office:value-type="float" office:value="9.11610268378063" calcext:value-type="float">
            <text:p>9</text:p>
          </table:table-cell>
          <table:table-cell table:style-name="ce6" table:formula="of:=[.D1718]*60" office:value-type="float" office:value="546.966161026838" calcext:value-type="float">
            <text:p>547</text:p>
          </table:table-cell>
          <table:table-cell table:style-name="ce6" table:formula="of:=[.E1718]*[.F$2]" office:value-type="float" office:value="1093.93232205368" calcext:value-type="float">
            <text:p>1094</text:p>
          </table:table-cell>
          <table:table-cell table:number-columns-repeated="5"/>
        </table:table-row>
        <table:table-row table:style-name="ro1">
          <table:table-cell table:style-name="ce2" office:value-type="float" office:value="1715" calcext:value-type="float">
            <text:p>1715</text:p>
          </table:table-cell>
          <table:table-cell table:style-name="ce2" table:formula="of:=[.B$2]*[.A1719]*1000" office:value-type="float" office:value="27.44" calcext:value-type="float">
            <text:p>27.44</text:p>
          </table:table-cell>
          <table:table-cell table:style-name="ce6" table:formula="of:=1/([.B1719]/1000)" office:value-type="float" office:value="36.4431486880466" calcext:value-type="float">
            <text:p>36</text:p>
          </table:table-cell>
          <table:table-cell table:style-name="ce6" table:formula="of:=[.C1719]/[.D$2]" office:value-type="float" office:value="9.11078717201166" calcext:value-type="float">
            <text:p>9</text:p>
          </table:table-cell>
          <table:table-cell table:style-name="ce6" table:formula="of:=[.D1719]*60" office:value-type="float" office:value="546.6472303207" calcext:value-type="float">
            <text:p>547</text:p>
          </table:table-cell>
          <table:table-cell table:style-name="ce6" table:formula="of:=[.E1719]*[.F$2]" office:value-type="float" office:value="1093.2944606414" calcext:value-type="float">
            <text:p>1093</text:p>
          </table:table-cell>
          <table:table-cell table:number-columns-repeated="5"/>
        </table:table-row>
        <table:table-row table:style-name="ro1">
          <table:table-cell table:style-name="ce2" office:value-type="float" office:value="1716" calcext:value-type="float">
            <text:p>1716</text:p>
          </table:table-cell>
          <table:table-cell table:style-name="ce2" table:formula="of:=[.B$2]*[.A1720]*1000" office:value-type="float" office:value="27.456" calcext:value-type="float">
            <text:p>27.456</text:p>
          </table:table-cell>
          <table:table-cell table:style-name="ce6" table:formula="of:=1/([.B1720]/1000)" office:value-type="float" office:value="36.4219114219114" calcext:value-type="float">
            <text:p>36</text:p>
          </table:table-cell>
          <table:table-cell table:style-name="ce6" table:formula="of:=[.C1720]/[.D$2]" office:value-type="float" office:value="9.10547785547785" calcext:value-type="float">
            <text:p>9</text:p>
          </table:table-cell>
          <table:table-cell table:style-name="ce6" table:formula="of:=[.D1720]*60" office:value-type="float" office:value="546.328671328671" calcext:value-type="float">
            <text:p>546</text:p>
          </table:table-cell>
          <table:table-cell table:style-name="ce6" table:formula="of:=[.E1720]*[.F$2]" office:value-type="float" office:value="1092.65734265734" calcext:value-type="float">
            <text:p>1093</text:p>
          </table:table-cell>
          <table:table-cell table:number-columns-repeated="5"/>
        </table:table-row>
        <table:table-row table:style-name="ro1">
          <table:table-cell table:style-name="ce2" office:value-type="float" office:value="1717" calcext:value-type="float">
            <text:p>1717</text:p>
          </table:table-cell>
          <table:table-cell table:style-name="ce2" table:formula="of:=[.B$2]*[.A1721]*1000" office:value-type="float" office:value="27.472" calcext:value-type="float">
            <text:p>27.472</text:p>
          </table:table-cell>
          <table:table-cell table:style-name="ce6" table:formula="of:=1/([.B1721]/1000)" office:value-type="float" office:value="36.4006988934188" calcext:value-type="float">
            <text:p>36</text:p>
          </table:table-cell>
          <table:table-cell table:style-name="ce6" table:formula="of:=[.C1721]/[.D$2]" office:value-type="float" office:value="9.10017472335469" calcext:value-type="float">
            <text:p>9</text:p>
          </table:table-cell>
          <table:table-cell table:style-name="ce6" table:formula="of:=[.D1721]*60" office:value-type="float" office:value="546.010483401281" calcext:value-type="float">
            <text:p>546</text:p>
          </table:table-cell>
          <table:table-cell table:style-name="ce6" table:formula="of:=[.E1721]*[.F$2]" office:value-type="float" office:value="1092.02096680256" calcext:value-type="float">
            <text:p>1092</text:p>
          </table:table-cell>
          <table:table-cell table:number-columns-repeated="5"/>
        </table:table-row>
        <table:table-row table:style-name="ro1">
          <table:table-cell table:style-name="ce2" office:value-type="float" office:value="1718" calcext:value-type="float">
            <text:p>1718</text:p>
          </table:table-cell>
          <table:table-cell table:style-name="ce2" table:formula="of:=[.B$2]*[.A1722]*1000" office:value-type="float" office:value="27.488" calcext:value-type="float">
            <text:p>27.488</text:p>
          </table:table-cell>
          <table:table-cell table:style-name="ce6" table:formula="of:=1/([.B1722]/1000)" office:value-type="float" office:value="36.3795110593714" calcext:value-type="float">
            <text:p>36</text:p>
          </table:table-cell>
          <table:table-cell table:style-name="ce6" table:formula="of:=[.C1722]/[.D$2]" office:value-type="float" office:value="9.09487776484284" calcext:value-type="float">
            <text:p>9</text:p>
          </table:table-cell>
          <table:table-cell table:style-name="ce6" table:formula="of:=[.D1722]*60" office:value-type="float" office:value="545.692665890571" calcext:value-type="float">
            <text:p>546</text:p>
          </table:table-cell>
          <table:table-cell table:style-name="ce6" table:formula="of:=[.E1722]*[.F$2]" office:value-type="float" office:value="1091.38533178114" calcext:value-type="float">
            <text:p>1091</text:p>
          </table:table-cell>
          <table:table-cell table:number-columns-repeated="5"/>
        </table:table-row>
        <table:table-row table:style-name="ro1">
          <table:table-cell table:style-name="ce2" office:value-type="float" office:value="1719" calcext:value-type="float">
            <text:p>1719</text:p>
          </table:table-cell>
          <table:table-cell table:style-name="ce2" table:formula="of:=[.B$2]*[.A1723]*1000" office:value-type="float" office:value="27.504" calcext:value-type="float">
            <text:p>27.504</text:p>
          </table:table-cell>
          <table:table-cell table:style-name="ce6" table:formula="of:=1/([.B1723]/1000)" office:value-type="float" office:value="36.3583478766725" calcext:value-type="float">
            <text:p>36</text:p>
          </table:table-cell>
          <table:table-cell table:style-name="ce6" table:formula="of:=[.C1723]/[.D$2]" office:value-type="float" office:value="9.08958696916812" calcext:value-type="float">
            <text:p>9</text:p>
          </table:table-cell>
          <table:table-cell table:style-name="ce6" table:formula="of:=[.D1723]*60" office:value-type="float" office:value="545.375218150087" calcext:value-type="float">
            <text:p>545</text:p>
          </table:table-cell>
          <table:table-cell table:style-name="ce6" table:formula="of:=[.E1723]*[.F$2]" office:value-type="float" office:value="1090.75043630017" calcext:value-type="float">
            <text:p>1091</text:p>
          </table:table-cell>
          <table:table-cell table:number-columns-repeated="5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table:formula="of:=[.B$2]*[.A1724]*1000" office:value-type="float" office:value="27.52" calcext:value-type="float">
            <text:p>27.52</text:p>
          </table:table-cell>
          <table:table-cell table:style-name="ce6" table:formula="of:=1/([.B1724]/1000)" office:value-type="float" office:value="36.3372093023256" calcext:value-type="float">
            <text:p>36</text:p>
          </table:table-cell>
          <table:table-cell table:style-name="ce6" table:formula="of:=[.C1724]/[.D$2]" office:value-type="float" office:value="9.0843023255814" calcext:value-type="float">
            <text:p>9</text:p>
          </table:table-cell>
          <table:table-cell table:style-name="ce6" table:formula="of:=[.D1724]*60" office:value-type="float" office:value="545.058139534884" calcext:value-type="float">
            <text:p>545</text:p>
          </table:table-cell>
          <table:table-cell table:style-name="ce6" table:formula="of:=[.E1724]*[.F$2]" office:value-type="float" office:value="1090.11627906977" calcext:value-type="float">
            <text:p>1090</text:p>
          </table:table-cell>
          <table:table-cell table:number-columns-repeated="5"/>
        </table:table-row>
        <table:table-row table:style-name="ro1">
          <table:table-cell table:style-name="ce2" office:value-type="float" office:value="1721" calcext:value-type="float">
            <text:p>1721</text:p>
          </table:table-cell>
          <table:table-cell table:style-name="ce2" table:formula="of:=[.B$2]*[.A1725]*1000" office:value-type="float" office:value="27.536" calcext:value-type="float">
            <text:p>27.536</text:p>
          </table:table-cell>
          <table:table-cell table:style-name="ce6" table:formula="of:=1/([.B1725]/1000)" office:value-type="float" office:value="36.3160952934341" calcext:value-type="float">
            <text:p>36</text:p>
          </table:table-cell>
          <table:table-cell table:style-name="ce6" table:formula="of:=[.C1725]/[.D$2]" office:value-type="float" office:value="9.07902382335851" calcext:value-type="float">
            <text:p>9</text:p>
          </table:table-cell>
          <table:table-cell table:style-name="ce6" table:formula="of:=[.D1725]*60" office:value-type="float" office:value="544.741429401511" calcext:value-type="float">
            <text:p>545</text:p>
          </table:table-cell>
          <table:table-cell table:style-name="ce6" table:formula="of:=[.E1725]*[.F$2]" office:value-type="float" office:value="1089.48285880302" calcext:value-type="float">
            <text:p>1089</text:p>
          </table:table-cell>
          <table:table-cell table:number-columns-repeated="5"/>
        </table:table-row>
        <table:table-row table:style-name="ro1">
          <table:table-cell table:style-name="ce2" office:value-type="float" office:value="1722" calcext:value-type="float">
            <text:p>1722</text:p>
          </table:table-cell>
          <table:table-cell table:style-name="ce2" table:formula="of:=[.B$2]*[.A1726]*1000" office:value-type="float" office:value="27.552" calcext:value-type="float">
            <text:p>27.552</text:p>
          </table:table-cell>
          <table:table-cell table:style-name="ce6" table:formula="of:=1/([.B1726]/1000)" office:value-type="float" office:value="36.2950058072009" calcext:value-type="float">
            <text:p>36</text:p>
          </table:table-cell>
          <table:table-cell table:style-name="ce6" table:formula="of:=[.C1726]/[.D$2]" office:value-type="float" office:value="9.07375145180023" calcext:value-type="float">
            <text:p>9</text:p>
          </table:table-cell>
          <table:table-cell table:style-name="ce6" table:formula="of:=[.D1726]*60" office:value-type="float" office:value="544.425087108014" calcext:value-type="float">
            <text:p>544</text:p>
          </table:table-cell>
          <table:table-cell table:style-name="ce6" table:formula="of:=[.E1726]*[.F$2]" office:value-type="float" office:value="1088.85017421603" calcext:value-type="float">
            <text:p>1089</text:p>
          </table:table-cell>
          <table:table-cell table:number-columns-repeated="5"/>
        </table:table-row>
        <table:table-row table:style-name="ro1">
          <table:table-cell table:style-name="ce2" office:value-type="float" office:value="1723" calcext:value-type="float">
            <text:p>1723</text:p>
          </table:table-cell>
          <table:table-cell table:style-name="ce2" table:formula="of:=[.B$2]*[.A1727]*1000" office:value-type="float" office:value="27.568" calcext:value-type="float">
            <text:p>27.568</text:p>
          </table:table-cell>
          <table:table-cell table:style-name="ce6" table:formula="of:=1/([.B1727]/1000)" office:value-type="float" office:value="36.2739408009286" calcext:value-type="float">
            <text:p>36</text:p>
          </table:table-cell>
          <table:table-cell table:style-name="ce6" table:formula="of:=[.C1727]/[.D$2]" office:value-type="float" office:value="9.06848520023215" calcext:value-type="float">
            <text:p>9</text:p>
          </table:table-cell>
          <table:table-cell table:style-name="ce6" table:formula="of:=[.D1727]*60" office:value-type="float" office:value="544.109112013929" calcext:value-type="float">
            <text:p>544</text:p>
          </table:table-cell>
          <table:table-cell table:style-name="ce6" table:formula="of:=[.E1727]*[.F$2]" office:value-type="float" office:value="1088.21822402786" calcext:value-type="float">
            <text:p>1088</text:p>
          </table:table-cell>
          <table:table-cell table:number-columns-repeated="5"/>
        </table:table-row>
        <table:table-row table:style-name="ro1">
          <table:table-cell table:style-name="ce2" office:value-type="float" office:value="1724" calcext:value-type="float">
            <text:p>1724</text:p>
          </table:table-cell>
          <table:table-cell table:style-name="ce2" table:formula="of:=[.B$2]*[.A1728]*1000" office:value-type="float" office:value="27.584" calcext:value-type="float">
            <text:p>27.584</text:p>
          </table:table-cell>
          <table:table-cell table:style-name="ce6" table:formula="of:=1/([.B1728]/1000)" office:value-type="float" office:value="36.2529002320186" calcext:value-type="float">
            <text:p>36</text:p>
          </table:table-cell>
          <table:table-cell table:style-name="ce6" table:formula="of:=[.C1728]/[.D$2]" office:value-type="float" office:value="9.06322505800464" calcext:value-type="float">
            <text:p>9</text:p>
          </table:table-cell>
          <table:table-cell table:style-name="ce6" table:formula="of:=[.D1728]*60" office:value-type="float" office:value="543.793503480279" calcext:value-type="float">
            <text:p>544</text:p>
          </table:table-cell>
          <table:table-cell table:style-name="ce6" table:formula="of:=[.E1728]*[.F$2]" office:value-type="float" office:value="1087.58700696056" calcext:value-type="float">
            <text:p>1088</text:p>
          </table:table-cell>
          <table:table-cell table:number-columns-repeated="5"/>
        </table:table-row>
        <table:table-row table:style-name="ro1">
          <table:table-cell table:style-name="ce2" office:value-type="float" office:value="1725" calcext:value-type="float">
            <text:p>1725</text:p>
          </table:table-cell>
          <table:table-cell table:style-name="ce2" table:formula="of:=[.B$2]*[.A1729]*1000" office:value-type="float" office:value="27.6" calcext:value-type="float">
            <text:p>27.6</text:p>
          </table:table-cell>
          <table:table-cell table:style-name="ce6" table:formula="of:=1/([.B1729]/1000)" office:value-type="float" office:value="36.231884057971" calcext:value-type="float">
            <text:p>36</text:p>
          </table:table-cell>
          <table:table-cell table:style-name="ce6" table:formula="of:=[.C1729]/[.D$2]" office:value-type="float" office:value="9.05797101449275" calcext:value-type="float">
            <text:p>9</text:p>
          </table:table-cell>
          <table:table-cell table:style-name="ce6" table:formula="of:=[.D1729]*60" office:value-type="float" office:value="543.478260869565" calcext:value-type="float">
            <text:p>543</text:p>
          </table:table-cell>
          <table:table-cell table:style-name="ce6" table:formula="of:=[.E1729]*[.F$2]" office:value-type="float" office:value="1086.95652173913" calcext:value-type="float">
            <text:p>1087</text:p>
          </table:table-cell>
          <table:table-cell table:number-columns-repeated="5"/>
        </table:table-row>
        <table:table-row table:style-name="ro1">
          <table:table-cell table:style-name="ce2" office:value-type="float" office:value="1726" calcext:value-type="float">
            <text:p>1726</text:p>
          </table:table-cell>
          <table:table-cell table:style-name="ce2" table:formula="of:=[.B$2]*[.A1730]*1000" office:value-type="float" office:value="27.616" calcext:value-type="float">
            <text:p>27.616</text:p>
          </table:table-cell>
          <table:table-cell table:style-name="ce6" table:formula="of:=1/([.B1730]/1000)" office:value-type="float" office:value="36.2108922363847" calcext:value-type="float">
            <text:p>36</text:p>
          </table:table-cell>
          <table:table-cell table:style-name="ce6" table:formula="of:=[.C1730]/[.D$2]" office:value-type="float" office:value="9.05272305909618" calcext:value-type="float">
            <text:p>9</text:p>
          </table:table-cell>
          <table:table-cell table:style-name="ce6" table:formula="of:=[.D1730]*60" office:value-type="float" office:value="543.163383545771" calcext:value-type="float">
            <text:p>543</text:p>
          </table:table-cell>
          <table:table-cell table:style-name="ce6" table:formula="of:=[.E1730]*[.F$2]" office:value-type="float" office:value="1086.32676709154" calcext:value-type="float">
            <text:p>1086</text:p>
          </table:table-cell>
          <table:table-cell table:number-columns-repeated="5"/>
        </table:table-row>
        <table:table-row table:style-name="ro1">
          <table:table-cell table:style-name="ce2" office:value-type="float" office:value="1727" calcext:value-type="float">
            <text:p>1727</text:p>
          </table:table-cell>
          <table:table-cell table:style-name="ce2" table:formula="of:=[.B$2]*[.A1731]*1000" office:value-type="float" office:value="27.632" calcext:value-type="float">
            <text:p>27.632</text:p>
          </table:table-cell>
          <table:table-cell table:style-name="ce6" table:formula="of:=1/([.B1731]/1000)" office:value-type="float" office:value="36.1899247249566" calcext:value-type="float">
            <text:p>36</text:p>
          </table:table-cell>
          <table:table-cell table:style-name="ce6" table:formula="of:=[.C1731]/[.D$2]" office:value-type="float" office:value="9.04748118123914" calcext:value-type="float">
            <text:p>9</text:p>
          </table:table-cell>
          <table:table-cell table:style-name="ce6" table:formula="of:=[.D1731]*60" office:value-type="float" office:value="542.848870874349" calcext:value-type="float">
            <text:p>543</text:p>
          </table:table-cell>
          <table:table-cell table:style-name="ce6" table:formula="of:=[.E1731]*[.F$2]" office:value-type="float" office:value="1085.6977417487" calcext:value-type="float">
            <text:p>1086</text:p>
          </table:table-cell>
          <table:table-cell table:number-columns-repeated="5"/>
        </table:table-row>
        <table:table-row table:style-name="ro1">
          <table:table-cell table:style-name="ce2" office:value-type="float" office:value="1728" calcext:value-type="float">
            <text:p>1728</text:p>
          </table:table-cell>
          <table:table-cell table:style-name="ce2" table:formula="of:=[.B$2]*[.A1732]*1000" office:value-type="float" office:value="27.648" calcext:value-type="float">
            <text:p>27.648</text:p>
          </table:table-cell>
          <table:table-cell table:style-name="ce6" table:formula="of:=1/([.B1732]/1000)" office:value-type="float" office:value="36.1689814814815" calcext:value-type="float">
            <text:p>36</text:p>
          </table:table-cell>
          <table:table-cell table:style-name="ce6" table:formula="of:=[.C1732]/[.D$2]" office:value-type="float" office:value="9.04224537037037" calcext:value-type="float">
            <text:p>9</text:p>
          </table:table-cell>
          <table:table-cell table:style-name="ce6" table:formula="of:=[.D1732]*60" office:value-type="float" office:value="542.534722222222" calcext:value-type="float">
            <text:p>543</text:p>
          </table:table-cell>
          <table:table-cell table:style-name="ce6" table:formula="of:=[.E1732]*[.F$2]" office:value-type="float" office:value="1085.06944444444" calcext:value-type="float">
            <text:p>1085</text:p>
          </table:table-cell>
          <table:table-cell table:number-columns-repeated="5"/>
        </table:table-row>
        <table:table-row table:style-name="ro1">
          <table:table-cell table:style-name="ce2" office:value-type="float" office:value="1729" calcext:value-type="float">
            <text:p>1729</text:p>
          </table:table-cell>
          <table:table-cell table:style-name="ce2" table:formula="of:=[.B$2]*[.A1733]*1000" office:value-type="float" office:value="27.664" calcext:value-type="float">
            <text:p>27.664</text:p>
          </table:table-cell>
          <table:table-cell table:style-name="ce6" table:formula="of:=1/([.B1733]/1000)" office:value-type="float" office:value="36.1480624638519" calcext:value-type="float">
            <text:p>36</text:p>
          </table:table-cell>
          <table:table-cell table:style-name="ce6" table:formula="of:=[.C1733]/[.D$2]" office:value-type="float" office:value="9.03701561596299" calcext:value-type="float">
            <text:p>9</text:p>
          </table:table-cell>
          <table:table-cell table:style-name="ce6" table:formula="of:=[.D1733]*60" office:value-type="float" office:value="542.220936957779" calcext:value-type="float">
            <text:p>542</text:p>
          </table:table-cell>
          <table:table-cell table:style-name="ce6" table:formula="of:=[.E1733]*[.F$2]" office:value-type="float" office:value="1084.44187391556" calcext:value-type="float">
            <text:p>1084</text:p>
          </table:table-cell>
          <table:table-cell table:number-columns-repeated="5"/>
        </table:table-row>
        <table:table-row table:style-name="ro1">
          <table:table-cell table:style-name="ce2" office:value-type="float" office:value="1730" calcext:value-type="float">
            <text:p>1730</text:p>
          </table:table-cell>
          <table:table-cell table:style-name="ce2" table:formula="of:=[.B$2]*[.A1734]*1000" office:value-type="float" office:value="27.68" calcext:value-type="float">
            <text:p>27.68</text:p>
          </table:table-cell>
          <table:table-cell table:style-name="ce6" table:formula="of:=1/([.B1734]/1000)" office:value-type="float" office:value="36.1271676300578" calcext:value-type="float">
            <text:p>36</text:p>
          </table:table-cell>
          <table:table-cell table:style-name="ce6" table:formula="of:=[.C1734]/[.D$2]" office:value-type="float" office:value="9.03179190751445" calcext:value-type="float">
            <text:p>9</text:p>
          </table:table-cell>
          <table:table-cell table:style-name="ce6" table:formula="of:=[.D1734]*60" office:value-type="float" office:value="541.907514450867" calcext:value-type="float">
            <text:p>542</text:p>
          </table:table-cell>
          <table:table-cell table:style-name="ce6" table:formula="of:=[.E1734]*[.F$2]" office:value-type="float" office:value="1083.81502890173" calcext:value-type="float">
            <text:p>1084</text:p>
          </table:table-cell>
          <table:table-cell table:number-columns-repeated="5"/>
        </table:table-row>
        <table:table-row table:style-name="ro1">
          <table:table-cell table:style-name="ce2" office:value-type="float" office:value="1731" calcext:value-type="float">
            <text:p>1731</text:p>
          </table:table-cell>
          <table:table-cell table:style-name="ce2" table:formula="of:=[.B$2]*[.A1735]*1000" office:value-type="float" office:value="27.696" calcext:value-type="float">
            <text:p>27.696</text:p>
          </table:table-cell>
          <table:table-cell table:style-name="ce6" table:formula="of:=1/([.B1735]/1000)" office:value-type="float" office:value="36.106296938186" calcext:value-type="float">
            <text:p>36</text:p>
          </table:table-cell>
          <table:table-cell table:style-name="ce6" table:formula="of:=[.C1735]/[.D$2]" office:value-type="float" office:value="9.02657423454651" calcext:value-type="float">
            <text:p>9</text:p>
          </table:table-cell>
          <table:table-cell table:style-name="ce6" table:formula="of:=[.D1735]*60" office:value-type="float" office:value="541.59445407279" calcext:value-type="float">
            <text:p>542</text:p>
          </table:table-cell>
          <table:table-cell table:style-name="ce6" table:formula="of:=[.E1735]*[.F$2]" office:value-type="float" office:value="1083.18890814558" calcext:value-type="float">
            <text:p>1083</text:p>
          </table:table-cell>
          <table:table-cell table:number-columns-repeated="5"/>
        </table:table-row>
        <table:table-row table:style-name="ro1">
          <table:table-cell table:style-name="ce2" office:value-type="float" office:value="1732" calcext:value-type="float">
            <text:p>1732</text:p>
          </table:table-cell>
          <table:table-cell table:style-name="ce2" table:formula="of:=[.B$2]*[.A1736]*1000" office:value-type="float" office:value="27.712" calcext:value-type="float">
            <text:p>27.712</text:p>
          </table:table-cell>
          <table:table-cell table:style-name="ce6" table:formula="of:=1/([.B1736]/1000)" office:value-type="float" office:value="36.0854503464203" calcext:value-type="float">
            <text:p>36</text:p>
          </table:table-cell>
          <table:table-cell table:style-name="ce6" table:formula="of:=[.C1736]/[.D$2]" office:value-type="float" office:value="9.02136258660508" calcext:value-type="float">
            <text:p>9</text:p>
          </table:table-cell>
          <table:table-cell table:style-name="ce6" table:formula="of:=[.D1736]*60" office:value-type="float" office:value="541.281755196305" calcext:value-type="float">
            <text:p>541</text:p>
          </table:table-cell>
          <table:table-cell table:style-name="ce6" table:formula="of:=[.E1736]*[.F$2]" office:value-type="float" office:value="1082.56351039261" calcext:value-type="float">
            <text:p>1083</text:p>
          </table:table-cell>
          <table:table-cell table:number-columns-repeated="5"/>
        </table:table-row>
        <table:table-row table:style-name="ro1">
          <table:table-cell table:style-name="ce2" office:value-type="float" office:value="1733" calcext:value-type="float">
            <text:p>1733</text:p>
          </table:table-cell>
          <table:table-cell table:style-name="ce2" table:formula="of:=[.B$2]*[.A1737]*1000" office:value-type="float" office:value="27.728" calcext:value-type="float">
            <text:p>27.728</text:p>
          </table:table-cell>
          <table:table-cell table:style-name="ce6" table:formula="of:=1/([.B1737]/1000)" office:value-type="float" office:value="36.064627813041" calcext:value-type="float">
            <text:p>36</text:p>
          </table:table-cell>
          <table:table-cell table:style-name="ce6" table:formula="of:=[.C1737]/[.D$2]" office:value-type="float" office:value="9.01615695326024" calcext:value-type="float">
            <text:p>9</text:p>
          </table:table-cell>
          <table:table-cell table:style-name="ce6" table:formula="of:=[.D1737]*60" office:value-type="float" office:value="540.969417195615" calcext:value-type="float">
            <text:p>541</text:p>
          </table:table-cell>
          <table:table-cell table:style-name="ce6" table:formula="of:=[.E1737]*[.F$2]" office:value-type="float" office:value="1081.93883439123" calcext:value-type="float">
            <text:p>1082</text:p>
          </table:table-cell>
          <table:table-cell table:number-columns-repeated="5"/>
        </table:table-row>
        <table:table-row table:style-name="ro1">
          <table:table-cell table:style-name="ce2" office:value-type="float" office:value="1734" calcext:value-type="float">
            <text:p>1734</text:p>
          </table:table-cell>
          <table:table-cell table:style-name="ce2" table:formula="of:=[.B$2]*[.A1738]*1000" office:value-type="float" office:value="27.744" calcext:value-type="float">
            <text:p>27.744</text:p>
          </table:table-cell>
          <table:table-cell table:style-name="ce6" table:formula="of:=1/([.B1738]/1000)" office:value-type="float" office:value="36.0438292964245" calcext:value-type="float">
            <text:p>36</text:p>
          </table:table-cell>
          <table:table-cell table:style-name="ce6" table:formula="of:=[.C1738]/[.D$2]" office:value-type="float" office:value="9.01095732410611" calcext:value-type="float">
            <text:p>9</text:p>
          </table:table-cell>
          <table:table-cell table:style-name="ce6" table:formula="of:=[.D1738]*60" office:value-type="float" office:value="540.657439446367" calcext:value-type="float">
            <text:p>541</text:p>
          </table:table-cell>
          <table:table-cell table:style-name="ce6" table:formula="of:=[.E1738]*[.F$2]" office:value-type="float" office:value="1081.31487889273" calcext:value-type="float">
            <text:p>1081</text:p>
          </table:table-cell>
          <table:table-cell table:number-columns-repeated="5"/>
        </table:table-row>
        <table:table-row table:style-name="ro1">
          <table:table-cell table:style-name="ce2" office:value-type="float" office:value="1735" calcext:value-type="float">
            <text:p>1735</text:p>
          </table:table-cell>
          <table:table-cell table:style-name="ce2" table:formula="of:=[.B$2]*[.A1739]*1000" office:value-type="float" office:value="27.76" calcext:value-type="float">
            <text:p>27.76</text:p>
          </table:table-cell>
          <table:table-cell table:style-name="ce6" table:formula="of:=1/([.B1739]/1000)" office:value-type="float" office:value="36.0230547550432" calcext:value-type="float">
            <text:p>36</text:p>
          </table:table-cell>
          <table:table-cell table:style-name="ce6" table:formula="of:=[.C1739]/[.D$2]" office:value-type="float" office:value="9.00576368876081" calcext:value-type="float">
            <text:p>9</text:p>
          </table:table-cell>
          <table:table-cell table:style-name="ce6" table:formula="of:=[.D1739]*60" office:value-type="float" office:value="540.345821325648" calcext:value-type="float">
            <text:p>540</text:p>
          </table:table-cell>
          <table:table-cell table:style-name="ce6" table:formula="of:=[.E1739]*[.F$2]" office:value-type="float" office:value="1080.6916426513" calcext:value-type="float">
            <text:p>1081</text:p>
          </table:table-cell>
          <table:table-cell table:number-columns-repeated="5"/>
        </table:table-row>
        <table:table-row table:style-name="ro1">
          <table:table-cell table:style-name="ce2" office:value-type="float" office:value="1736" calcext:value-type="float">
            <text:p>1736</text:p>
          </table:table-cell>
          <table:table-cell table:style-name="ce2" table:formula="of:=[.B$2]*[.A1740]*1000" office:value-type="float" office:value="27.776" calcext:value-type="float">
            <text:p>27.776</text:p>
          </table:table-cell>
          <table:table-cell table:style-name="ce6" table:formula="of:=1/([.B1740]/1000)" office:value-type="float" office:value="36.0023041474654" calcext:value-type="float">
            <text:p>36</text:p>
          </table:table-cell>
          <table:table-cell table:style-name="ce6" table:formula="of:=[.C1740]/[.D$2]" office:value-type="float" office:value="9.00057603686636" calcext:value-type="float">
            <text:p>9</text:p>
          </table:table-cell>
          <table:table-cell table:style-name="ce6" table:formula="of:=[.D1740]*60" office:value-type="float" office:value="540.034562211982" calcext:value-type="float">
            <text:p>540</text:p>
          </table:table-cell>
          <table:table-cell table:style-name="ce6" table:formula="of:=[.E1740]*[.F$2]" office:value-type="float" office:value="1080.06912442396" calcext:value-type="float">
            <text:p>1080</text:p>
          </table:table-cell>
          <table:table-cell table:number-columns-repeated="5"/>
        </table:table-row>
        <table:table-row table:style-name="ro1">
          <table:table-cell table:style-name="ce2" office:value-type="float" office:value="1737" calcext:value-type="float">
            <text:p>1737</text:p>
          </table:table-cell>
          <table:table-cell table:style-name="ce2" table:formula="of:=[.B$2]*[.A1741]*1000" office:value-type="float" office:value="27.792" calcext:value-type="float">
            <text:p>27.792</text:p>
          </table:table-cell>
          <table:table-cell table:style-name="ce6" table:formula="of:=1/([.B1741]/1000)" office:value-type="float" office:value="35.9815774323546" calcext:value-type="float">
            <text:p>36</text:p>
          </table:table-cell>
          <table:table-cell table:style-name="ce6" table:formula="of:=[.C1741]/[.D$2]" office:value-type="float" office:value="8.99539435808866" calcext:value-type="float">
            <text:p>9</text:p>
          </table:table-cell>
          <table:table-cell table:style-name="ce6" table:formula="of:=[.D1741]*60" office:value-type="float" office:value="539.72366148532" calcext:value-type="float">
            <text:p>540</text:p>
          </table:table-cell>
          <table:table-cell table:style-name="ce6" table:formula="of:=[.E1741]*[.F$2]" office:value-type="float" office:value="1079.44732297064" calcext:value-type="float">
            <text:p>1079</text:p>
          </table:table-cell>
          <table:table-cell table:number-columns-repeated="5"/>
        </table:table-row>
        <table:table-row table:style-name="ro1">
          <table:table-cell table:style-name="ce2" office:value-type="float" office:value="1738" calcext:value-type="float">
            <text:p>1738</text:p>
          </table:table-cell>
          <table:table-cell table:style-name="ce2" table:formula="of:=[.B$2]*[.A1742]*1000" office:value-type="float" office:value="27.808" calcext:value-type="float">
            <text:p>27.808</text:p>
          </table:table-cell>
          <table:table-cell table:style-name="ce6" table:formula="of:=1/([.B1742]/1000)" office:value-type="float" office:value="35.9608745684695" calcext:value-type="float">
            <text:p>36</text:p>
          </table:table-cell>
          <table:table-cell table:style-name="ce6" table:formula="of:=[.C1742]/[.D$2]" office:value-type="float" office:value="8.99021864211738" calcext:value-type="float">
            <text:p>9</text:p>
          </table:table-cell>
          <table:table-cell table:style-name="ce6" table:formula="of:=[.D1742]*60" office:value-type="float" office:value="539.413118527043" calcext:value-type="float">
            <text:p>539</text:p>
          </table:table-cell>
          <table:table-cell table:style-name="ce6" table:formula="of:=[.E1742]*[.F$2]" office:value-type="float" office:value="1078.82623705409" calcext:value-type="float">
            <text:p>1079</text:p>
          </table:table-cell>
          <table:table-cell table:number-columns-repeated="5"/>
        </table:table-row>
        <table:table-row table:style-name="ro1">
          <table:table-cell table:style-name="ce2" office:value-type="float" office:value="1739" calcext:value-type="float">
            <text:p>1739</text:p>
          </table:table-cell>
          <table:table-cell table:style-name="ce2" table:formula="of:=[.B$2]*[.A1743]*1000" office:value-type="float" office:value="27.824" calcext:value-type="float">
            <text:p>27.824</text:p>
          </table:table-cell>
          <table:table-cell table:style-name="ce6" table:formula="of:=1/([.B1743]/1000)" office:value-type="float" office:value="35.9401955146636" calcext:value-type="float">
            <text:p>36</text:p>
          </table:table-cell>
          <table:table-cell table:style-name="ce6" table:formula="of:=[.C1743]/[.D$2]" office:value-type="float" office:value="8.9850488786659" calcext:value-type="float">
            <text:p>9</text:p>
          </table:table-cell>
          <table:table-cell table:style-name="ce6" table:formula="of:=[.D1743]*60" office:value-type="float" office:value="539.102932719954" calcext:value-type="float">
            <text:p>539</text:p>
          </table:table-cell>
          <table:table-cell table:style-name="ce6" table:formula="of:=[.E1743]*[.F$2]" office:value-type="float" office:value="1078.20586543991" calcext:value-type="float">
            <text:p>1078</text:p>
          </table:table-cell>
          <table:table-cell table:number-columns-repeated="5"/>
        </table:table-row>
        <table:table-row table:style-name="ro1">
          <table:table-cell table:style-name="ce2" office:value-type="float" office:value="1740" calcext:value-type="float">
            <text:p>1740</text:p>
          </table:table-cell>
          <table:table-cell table:style-name="ce2" table:formula="of:=[.B$2]*[.A1744]*1000" office:value-type="float" office:value="27.84" calcext:value-type="float">
            <text:p>27.84</text:p>
          </table:table-cell>
          <table:table-cell table:style-name="ce6" table:formula="of:=1/([.B1744]/1000)" office:value-type="float" office:value="35.9195402298851" calcext:value-type="float">
            <text:p>36</text:p>
          </table:table-cell>
          <table:table-cell table:style-name="ce6" table:formula="of:=[.C1744]/[.D$2]" office:value-type="float" office:value="8.97988505747126" calcext:value-type="float">
            <text:p>9</text:p>
          </table:table-cell>
          <table:table-cell table:style-name="ce6" table:formula="of:=[.D1744]*60" office:value-type="float" office:value="538.793103448276" calcext:value-type="float">
            <text:p>539</text:p>
          </table:table-cell>
          <table:table-cell table:style-name="ce6" table:formula="of:=[.E1744]*[.F$2]" office:value-type="float" office:value="1077.58620689655" calcext:value-type="float">
            <text:p>1078</text:p>
          </table:table-cell>
          <table:table-cell table:number-columns-repeated="5"/>
        </table:table-row>
        <table:table-row table:style-name="ro1">
          <table:table-cell table:style-name="ce2" office:value-type="float" office:value="1741" calcext:value-type="float">
            <text:p>1741</text:p>
          </table:table-cell>
          <table:table-cell table:style-name="ce2" table:formula="of:=[.B$2]*[.A1745]*1000" office:value-type="float" office:value="27.856" calcext:value-type="float">
            <text:p>27.856</text:p>
          </table:table-cell>
          <table:table-cell table:style-name="ce6" table:formula="of:=1/([.B1745]/1000)" office:value-type="float" office:value="35.8989086731763" calcext:value-type="float">
            <text:p>36</text:p>
          </table:table-cell>
          <table:table-cell table:style-name="ce6" table:formula="of:=[.C1745]/[.D$2]" office:value-type="float" office:value="8.97472716829408" calcext:value-type="float">
            <text:p>9</text:p>
          </table:table-cell>
          <table:table-cell table:style-name="ce6" table:formula="of:=[.D1745]*60" office:value-type="float" office:value="538.483630097645" calcext:value-type="float">
            <text:p>538</text:p>
          </table:table-cell>
          <table:table-cell table:style-name="ce6" table:formula="of:=[.E1745]*[.F$2]" office:value-type="float" office:value="1076.96726019529" calcext:value-type="float">
            <text:p>1077</text:p>
          </table:table-cell>
          <table:table-cell table:number-columns-repeated="5"/>
        </table:table-row>
        <table:table-row table:style-name="ro1">
          <table:table-cell table:style-name="ce2" office:value-type="float" office:value="1742" calcext:value-type="float">
            <text:p>1742</text:p>
          </table:table-cell>
          <table:table-cell table:style-name="ce2" table:formula="of:=[.B$2]*[.A1746]*1000" office:value-type="float" office:value="27.872" calcext:value-type="float">
            <text:p>27.872</text:p>
          </table:table-cell>
          <table:table-cell table:style-name="ce6" table:formula="of:=1/([.B1746]/1000)" office:value-type="float" office:value="35.8783008036739" calcext:value-type="float">
            <text:p>36</text:p>
          </table:table-cell>
          <table:table-cell table:style-name="ce6" table:formula="of:=[.C1746]/[.D$2]" office:value-type="float" office:value="8.96957520091849" calcext:value-type="float">
            <text:p>9</text:p>
          </table:table-cell>
          <table:table-cell table:style-name="ce6" table:formula="of:=[.D1746]*60" office:value-type="float" office:value="538.174512055109" calcext:value-type="float">
            <text:p>538</text:p>
          </table:table-cell>
          <table:table-cell table:style-name="ce6" table:formula="of:=[.E1746]*[.F$2]" office:value-type="float" office:value="1076.34902411022" calcext:value-type="float">
            <text:p>1076</text:p>
          </table:table-cell>
          <table:table-cell table:number-columns-repeated="5"/>
        </table:table-row>
        <table:table-row table:style-name="ro1">
          <table:table-cell table:style-name="ce2" office:value-type="float" office:value="1743" calcext:value-type="float">
            <text:p>1743</text:p>
          </table:table-cell>
          <table:table-cell table:style-name="ce2" table:formula="of:=[.B$2]*[.A1747]*1000" office:value-type="float" office:value="27.888" calcext:value-type="float">
            <text:p>27.888</text:p>
          </table:table-cell>
          <table:table-cell table:style-name="ce6" table:formula="of:=1/([.B1747]/1000)" office:value-type="float" office:value="35.8577165806081" calcext:value-type="float">
            <text:p>36</text:p>
          </table:table-cell>
          <table:table-cell table:style-name="ce6" table:formula="of:=[.C1747]/[.D$2]" office:value-type="float" office:value="8.96442914515204" calcext:value-type="float">
            <text:p>9</text:p>
          </table:table-cell>
          <table:table-cell table:style-name="ce6" table:formula="of:=[.D1747]*60" office:value-type="float" office:value="537.865748709122" calcext:value-type="float">
            <text:p>538</text:p>
          </table:table-cell>
          <table:table-cell table:style-name="ce6" table:formula="of:=[.E1747]*[.F$2]" office:value-type="float" office:value="1075.73149741824" calcext:value-type="float">
            <text:p>1076</text:p>
          </table:table-cell>
          <table:table-cell table:number-columns-repeated="5"/>
        </table:table-row>
        <table:table-row table:style-name="ro1">
          <table:table-cell table:style-name="ce2" office:value-type="float" office:value="1744" calcext:value-type="float">
            <text:p>1744</text:p>
          </table:table-cell>
          <table:table-cell table:style-name="ce2" table:formula="of:=[.B$2]*[.A1748]*1000" office:value-type="float" office:value="27.904" calcext:value-type="float">
            <text:p>27.904</text:p>
          </table:table-cell>
          <table:table-cell table:style-name="ce6" table:formula="of:=1/([.B1748]/1000)" office:value-type="float" office:value="35.8371559633028" calcext:value-type="float">
            <text:p>36</text:p>
          </table:table-cell>
          <table:table-cell table:style-name="ce6" table:formula="of:=[.C1748]/[.D$2]" office:value-type="float" office:value="8.95928899082569" calcext:value-type="float">
            <text:p>9</text:p>
          </table:table-cell>
          <table:table-cell table:style-name="ce6" table:formula="of:=[.D1748]*60" office:value-type="float" office:value="537.557339449541" calcext:value-type="float">
            <text:p>538</text:p>
          </table:table-cell>
          <table:table-cell table:style-name="ce6" table:formula="of:=[.E1748]*[.F$2]" office:value-type="float" office:value="1075.11467889908" calcext:value-type="float">
            <text:p>1075</text:p>
          </table:table-cell>
          <table:table-cell table:number-columns-repeated="5"/>
        </table:table-row>
        <table:table-row table:style-name="ro1">
          <table:table-cell table:style-name="ce2" office:value-type="float" office:value="1745" calcext:value-type="float">
            <text:p>1745</text:p>
          </table:table-cell>
          <table:table-cell table:style-name="ce2" table:formula="of:=[.B$2]*[.A1749]*1000" office:value-type="float" office:value="27.92" calcext:value-type="float">
            <text:p>27.92</text:p>
          </table:table-cell>
          <table:table-cell table:style-name="ce6" table:formula="of:=1/([.B1749]/1000)" office:value-type="float" office:value="35.8166189111748" calcext:value-type="float">
            <text:p>36</text:p>
          </table:table-cell>
          <table:table-cell table:style-name="ce6" table:formula="of:=[.C1749]/[.D$2]" office:value-type="float" office:value="8.9541547277937" calcext:value-type="float">
            <text:p>9</text:p>
          </table:table-cell>
          <table:table-cell table:style-name="ce6" table:formula="of:=[.D1749]*60" office:value-type="float" office:value="537.249283667622" calcext:value-type="float">
            <text:p>537</text:p>
          </table:table-cell>
          <table:table-cell table:style-name="ce6" table:formula="of:=[.E1749]*[.F$2]" office:value-type="float" office:value="1074.49856733524" calcext:value-type="float">
            <text:p>1074</text:p>
          </table:table-cell>
          <table:table-cell table:number-columns-repeated="5"/>
        </table:table-row>
        <table:table-row table:style-name="ro1">
          <table:table-cell table:style-name="ce2" office:value-type="float" office:value="1746" calcext:value-type="float">
            <text:p>1746</text:p>
          </table:table-cell>
          <table:table-cell table:style-name="ce2" table:formula="of:=[.B$2]*[.A1750]*1000" office:value-type="float" office:value="27.936" calcext:value-type="float">
            <text:p>27.936</text:p>
          </table:table-cell>
          <table:table-cell table:style-name="ce6" table:formula="of:=1/([.B1750]/1000)" office:value-type="float" office:value="35.7961053837343" calcext:value-type="float">
            <text:p>36</text:p>
          </table:table-cell>
          <table:table-cell table:style-name="ce6" table:formula="of:=[.C1750]/[.D$2]" office:value-type="float" office:value="8.94902634593356" calcext:value-type="float">
            <text:p>9</text:p>
          </table:table-cell>
          <table:table-cell table:style-name="ce6" table:formula="of:=[.D1750]*60" office:value-type="float" office:value="536.941580756014" calcext:value-type="float">
            <text:p>537</text:p>
          </table:table-cell>
          <table:table-cell table:style-name="ce6" table:formula="of:=[.E1750]*[.F$2]" office:value-type="float" office:value="1073.88316151203" calcext:value-type="float">
            <text:p>1074</text:p>
          </table:table-cell>
          <table:table-cell table:number-columns-repeated="5"/>
        </table:table-row>
        <table:table-row table:style-name="ro1">
          <table:table-cell table:style-name="ce2" office:value-type="float" office:value="1747" calcext:value-type="float">
            <text:p>1747</text:p>
          </table:table-cell>
          <table:table-cell table:style-name="ce2" table:formula="of:=[.B$2]*[.A1751]*1000" office:value-type="float" office:value="27.952" calcext:value-type="float">
            <text:p>27.952</text:p>
          </table:table-cell>
          <table:table-cell table:style-name="ce6" table:formula="of:=1/([.B1751]/1000)" office:value-type="float" office:value="35.7756153405839" calcext:value-type="float">
            <text:p>36</text:p>
          </table:table-cell>
          <table:table-cell table:style-name="ce6" table:formula="of:=[.C1751]/[.D$2]" office:value-type="float" office:value="8.94390383514597" calcext:value-type="float">
            <text:p>9</text:p>
          </table:table-cell>
          <table:table-cell table:style-name="ce6" table:formula="of:=[.D1751]*60" office:value-type="float" office:value="536.634230108758" calcext:value-type="float">
            <text:p>537</text:p>
          </table:table-cell>
          <table:table-cell table:style-name="ce6" table:formula="of:=[.E1751]*[.F$2]" office:value-type="float" office:value="1073.26846021752" calcext:value-type="float">
            <text:p>1073</text:p>
          </table:table-cell>
          <table:table-cell table:number-columns-repeated="5"/>
        </table:table-row>
        <table:table-row table:style-name="ro1">
          <table:table-cell table:style-name="ce2" office:value-type="float" office:value="1748" calcext:value-type="float">
            <text:p>1748</text:p>
          </table:table-cell>
          <table:table-cell table:style-name="ce2" table:formula="of:=[.B$2]*[.A1752]*1000" office:value-type="float" office:value="27.968" calcext:value-type="float">
            <text:p>27.968</text:p>
          </table:table-cell>
          <table:table-cell table:style-name="ce6" table:formula="of:=1/([.B1752]/1000)" office:value-type="float" office:value="35.7551487414188" calcext:value-type="float">
            <text:p>36</text:p>
          </table:table-cell>
          <table:table-cell table:style-name="ce6" table:formula="of:=[.C1752]/[.D$2]" office:value-type="float" office:value="8.93878718535469" calcext:value-type="float">
            <text:p>9</text:p>
          </table:table-cell>
          <table:table-cell table:style-name="ce6" table:formula="of:=[.D1752]*60" office:value-type="float" office:value="536.327231121281" calcext:value-type="float">
            <text:p>536</text:p>
          </table:table-cell>
          <table:table-cell table:style-name="ce6" table:formula="of:=[.E1752]*[.F$2]" office:value-type="float" office:value="1072.65446224256" calcext:value-type="float">
            <text:p>1073</text:p>
          </table:table-cell>
          <table:table-cell table:number-columns-repeated="5"/>
        </table:table-row>
        <table:table-row table:style-name="ro1">
          <table:table-cell table:style-name="ce2" office:value-type="float" office:value="1749" calcext:value-type="float">
            <text:p>1749</text:p>
          </table:table-cell>
          <table:table-cell table:style-name="ce2" table:formula="of:=[.B$2]*[.A1753]*1000" office:value-type="float" office:value="27.984" calcext:value-type="float">
            <text:p>27.984</text:p>
          </table:table-cell>
          <table:table-cell table:style-name="ce6" table:formula="of:=1/([.B1753]/1000)" office:value-type="float" office:value="35.7347055460263" calcext:value-type="float">
            <text:p>36</text:p>
          </table:table-cell>
          <table:table-cell table:style-name="ce6" table:formula="of:=[.C1753]/[.D$2]" office:value-type="float" office:value="8.93367638650658" calcext:value-type="float">
            <text:p>9</text:p>
          </table:table-cell>
          <table:table-cell table:style-name="ce6" table:formula="of:=[.D1753]*60" office:value-type="float" office:value="536.020583190395" calcext:value-type="float">
            <text:p>536</text:p>
          </table:table-cell>
          <table:table-cell table:style-name="ce6" table:formula="of:=[.E1753]*[.F$2]" office:value-type="float" office:value="1072.04116638079" calcext:value-type="float">
            <text:p>1072</text:p>
          </table:table-cell>
          <table:table-cell table:number-columns-repeated="5"/>
        </table:table-row>
        <table:table-row table:style-name="ro1">
          <table:table-cell table:style-name="ce2" office:value-type="float" office:value="1750" calcext:value-type="float">
            <text:p>1750</text:p>
          </table:table-cell>
          <table:table-cell table:style-name="ce2" table:formula="of:=[.B$2]*[.A1754]*1000" office:value-type="float" office:value="28" calcext:value-type="float">
            <text:p>28</text:p>
          </table:table-cell>
          <table:table-cell table:style-name="ce6" table:formula="of:=1/([.B1754]/1000)" office:value-type="float" office:value="35.7142857142857" calcext:value-type="float">
            <text:p>36</text:p>
          </table:table-cell>
          <table:table-cell table:style-name="ce6" table:formula="of:=[.C1754]/[.D$2]" office:value-type="float" office:value="8.92857142857143" calcext:value-type="float">
            <text:p>9</text:p>
          </table:table-cell>
          <table:table-cell table:style-name="ce6" table:formula="of:=[.D1754]*60" office:value-type="float" office:value="535.714285714286" calcext:value-type="float">
            <text:p>536</text:p>
          </table:table-cell>
          <table:table-cell table:style-name="ce6" table:formula="of:=[.E1754]*[.F$2]" office:value-type="float" office:value="1071.42857142857" calcext:value-type="float">
            <text:p>1071</text:p>
          </table:table-cell>
          <table:table-cell table:number-columns-repeated="5"/>
        </table:table-row>
        <table:table-row table:style-name="ro1">
          <table:table-cell table:style-name="ce2" office:value-type="float" office:value="1751" calcext:value-type="float">
            <text:p>1751</text:p>
          </table:table-cell>
          <table:table-cell table:style-name="ce2" table:formula="of:=[.B$2]*[.A1755]*1000" office:value-type="float" office:value="28.016" calcext:value-type="float">
            <text:p>28.016</text:p>
          </table:table-cell>
          <table:table-cell table:style-name="ce6" table:formula="of:=1/([.B1755]/1000)" office:value-type="float" office:value="35.6938892061679" calcext:value-type="float">
            <text:p>36</text:p>
          </table:table-cell>
          <table:table-cell table:style-name="ce6" table:formula="of:=[.C1755]/[.D$2]" office:value-type="float" office:value="8.92347230154198" calcext:value-type="float">
            <text:p>9</text:p>
          </table:table-cell>
          <table:table-cell table:style-name="ce6" table:formula="of:=[.D1755]*60" office:value-type="float" office:value="535.408338092519" calcext:value-type="float">
            <text:p>535</text:p>
          </table:table-cell>
          <table:table-cell table:style-name="ce6" table:formula="of:=[.E1755]*[.F$2]" office:value-type="float" office:value="1070.81667618504" calcext:value-type="float">
            <text:p>1071</text:p>
          </table:table-cell>
          <table:table-cell table:number-columns-repeated="5"/>
        </table:table-row>
        <table:table-row table:style-name="ro1">
          <table:table-cell table:style-name="ce2" office:value-type="float" office:value="1752" calcext:value-type="float">
            <text:p>1752</text:p>
          </table:table-cell>
          <table:table-cell table:style-name="ce2" table:formula="of:=[.B$2]*[.A1756]*1000" office:value-type="float" office:value="28.032" calcext:value-type="float">
            <text:p>28.032</text:p>
          </table:table-cell>
          <table:table-cell table:style-name="ce6" table:formula="of:=1/([.B1756]/1000)" office:value-type="float" office:value="35.6735159817352" calcext:value-type="float">
            <text:p>36</text:p>
          </table:table-cell>
          <table:table-cell table:style-name="ce6" table:formula="of:=[.C1756]/[.D$2]" office:value-type="float" office:value="8.91837899543379" calcext:value-type="float">
            <text:p>9</text:p>
          </table:table-cell>
          <table:table-cell table:style-name="ce6" table:formula="of:=[.D1756]*60" office:value-type="float" office:value="535.102739726027" calcext:value-type="float">
            <text:p>535</text:p>
          </table:table-cell>
          <table:table-cell table:style-name="ce6" table:formula="of:=[.E1756]*[.F$2]" office:value-type="float" office:value="1070.20547945206" calcext:value-type="float">
            <text:p>1070</text:p>
          </table:table-cell>
          <table:table-cell table:number-columns-repeated="5"/>
        </table:table-row>
        <table:table-row table:style-name="ro1">
          <table:table-cell table:style-name="ce2" office:value-type="float" office:value="1753" calcext:value-type="float">
            <text:p>1753</text:p>
          </table:table-cell>
          <table:table-cell table:style-name="ce2" table:formula="of:=[.B$2]*[.A1757]*1000" office:value-type="float" office:value="28.048" calcext:value-type="float">
            <text:p>28.048</text:p>
          </table:table-cell>
          <table:table-cell table:style-name="ce6" table:formula="of:=1/([.B1757]/1000)" office:value-type="float" office:value="35.6531660011409" calcext:value-type="float">
            <text:p>36</text:p>
          </table:table-cell>
          <table:table-cell table:style-name="ce6" table:formula="of:=[.C1757]/[.D$2]" office:value-type="float" office:value="8.91329150028523" calcext:value-type="float">
            <text:p>9</text:p>
          </table:table-cell>
          <table:table-cell table:style-name="ce6" table:formula="of:=[.D1757]*60" office:value-type="float" office:value="534.797490017114" calcext:value-type="float">
            <text:p>535</text:p>
          </table:table-cell>
          <table:table-cell table:style-name="ce6" table:formula="of:=[.E1757]*[.F$2]" office:value-type="float" office:value="1069.59498003423" calcext:value-type="float">
            <text:p>1070</text:p>
          </table:table-cell>
          <table:table-cell table:number-columns-repeated="5"/>
        </table:table-row>
        <table:table-row table:style-name="ro1">
          <table:table-cell table:style-name="ce2" office:value-type="float" office:value="1754" calcext:value-type="float">
            <text:p>1754</text:p>
          </table:table-cell>
          <table:table-cell table:style-name="ce2" table:formula="of:=[.B$2]*[.A1758]*1000" office:value-type="float" office:value="28.064" calcext:value-type="float">
            <text:p>28.064</text:p>
          </table:table-cell>
          <table:table-cell table:style-name="ce6" table:formula="of:=1/([.B1758]/1000)" office:value-type="float" office:value="35.6328392246294" calcext:value-type="float">
            <text:p>36</text:p>
          </table:table-cell>
          <table:table-cell table:style-name="ce6" table:formula="of:=[.C1758]/[.D$2]" office:value-type="float" office:value="8.90820980615736" calcext:value-type="float">
            <text:p>9</text:p>
          </table:table-cell>
          <table:table-cell table:style-name="ce6" table:formula="of:=[.D1758]*60" office:value-type="float" office:value="534.492588369441" calcext:value-type="float">
            <text:p>534</text:p>
          </table:table-cell>
          <table:table-cell table:style-name="ce6" table:formula="of:=[.E1758]*[.F$2]" office:value-type="float" office:value="1068.98517673888" calcext:value-type="float">
            <text:p>1069</text:p>
          </table:table-cell>
          <table:table-cell table:number-columns-repeated="5"/>
        </table:table-row>
        <table:table-row table:style-name="ro1">
          <table:table-cell table:style-name="ce2" office:value-type="float" office:value="1755" calcext:value-type="float">
            <text:p>1755</text:p>
          </table:table-cell>
          <table:table-cell table:style-name="ce2" table:formula="of:=[.B$2]*[.A1759]*1000" office:value-type="float" office:value="28.08" calcext:value-type="float">
            <text:p>28.08</text:p>
          </table:table-cell>
          <table:table-cell table:style-name="ce6" table:formula="of:=1/([.B1759]/1000)" office:value-type="float" office:value="35.6125356125356" calcext:value-type="float">
            <text:p>36</text:p>
          </table:table-cell>
          <table:table-cell table:style-name="ce6" table:formula="of:=[.C1759]/[.D$2]" office:value-type="float" office:value="8.9031339031339" calcext:value-type="float">
            <text:p>9</text:p>
          </table:table-cell>
          <table:table-cell table:style-name="ce6" table:formula="of:=[.D1759]*60" office:value-type="float" office:value="534.188034188034" calcext:value-type="float">
            <text:p>534</text:p>
          </table:table-cell>
          <table:table-cell table:style-name="ce6" table:formula="of:=[.E1759]*[.F$2]" office:value-type="float" office:value="1068.37606837607" calcext:value-type="float">
            <text:p>1068</text:p>
          </table:table-cell>
          <table:table-cell table:number-columns-repeated="5"/>
        </table:table-row>
        <table:table-row table:style-name="ro1">
          <table:table-cell table:style-name="ce2" office:value-type="float" office:value="1756" calcext:value-type="float">
            <text:p>1756</text:p>
          </table:table-cell>
          <table:table-cell table:style-name="ce2" table:formula="of:=[.B$2]*[.A1760]*1000" office:value-type="float" office:value="28.096" calcext:value-type="float">
            <text:p>28.096</text:p>
          </table:table-cell>
          <table:table-cell table:style-name="ce6" table:formula="of:=1/([.B1760]/1000)" office:value-type="float" office:value="35.5922551252847" calcext:value-type="float">
            <text:p>36</text:p>
          </table:table-cell>
          <table:table-cell table:style-name="ce6" table:formula="of:=[.C1760]/[.D$2]" office:value-type="float" office:value="8.89806378132118" calcext:value-type="float">
            <text:p>9</text:p>
          </table:table-cell>
          <table:table-cell table:style-name="ce6" table:formula="of:=[.D1760]*60" office:value-type="float" office:value="533.883826879271" calcext:value-type="float">
            <text:p>534</text:p>
          </table:table-cell>
          <table:table-cell table:style-name="ce6" table:formula="of:=[.E1760]*[.F$2]" office:value-type="float" office:value="1067.76765375854" calcext:value-type="float">
            <text:p>1068</text:p>
          </table:table-cell>
          <table:table-cell table:number-columns-repeated="5"/>
        </table:table-row>
        <table:table-row table:style-name="ro1">
          <table:table-cell table:style-name="ce2" office:value-type="float" office:value="1757" calcext:value-type="float">
            <text:p>1757</text:p>
          </table:table-cell>
          <table:table-cell table:style-name="ce2" table:formula="of:=[.B$2]*[.A1761]*1000" office:value-type="float" office:value="28.112" calcext:value-type="float">
            <text:p>28.112</text:p>
          </table:table-cell>
          <table:table-cell table:style-name="ce6" table:formula="of:=1/([.B1761]/1000)" office:value-type="float" office:value="35.5719977233921" calcext:value-type="float">
            <text:p>36</text:p>
          </table:table-cell>
          <table:table-cell table:style-name="ce6" table:formula="of:=[.C1761]/[.D$2]" office:value-type="float" office:value="8.89299943084804" calcext:value-type="float">
            <text:p>9</text:p>
          </table:table-cell>
          <table:table-cell table:style-name="ce6" table:formula="of:=[.D1761]*60" office:value-type="float" office:value="533.579965850882" calcext:value-type="float">
            <text:p>534</text:p>
          </table:table-cell>
          <table:table-cell table:style-name="ce6" table:formula="of:=[.E1761]*[.F$2]" office:value-type="float" office:value="1067.15993170176" calcext:value-type="float">
            <text:p>1067</text:p>
          </table:table-cell>
          <table:table-cell table:number-columns-repeated="5"/>
        </table:table-row>
        <table:table-row table:style-name="ro1">
          <table:table-cell table:style-name="ce2" office:value-type="float" office:value="1758" calcext:value-type="float">
            <text:p>1758</text:p>
          </table:table-cell>
          <table:table-cell table:style-name="ce2" table:formula="of:=[.B$2]*[.A1762]*1000" office:value-type="float" office:value="28.128" calcext:value-type="float">
            <text:p>28.128</text:p>
          </table:table-cell>
          <table:table-cell table:style-name="ce6" table:formula="of:=1/([.B1762]/1000)" office:value-type="float" office:value="35.551763367463" calcext:value-type="float">
            <text:p>36</text:p>
          </table:table-cell>
          <table:table-cell table:style-name="ce6" table:formula="of:=[.C1762]/[.D$2]" office:value-type="float" office:value="8.88794084186576" calcext:value-type="float">
            <text:p>9</text:p>
          </table:table-cell>
          <table:table-cell table:style-name="ce6" table:formula="of:=[.D1762]*60" office:value-type="float" office:value="533.276450511945" calcext:value-type="float">
            <text:p>533</text:p>
          </table:table-cell>
          <table:table-cell table:style-name="ce6" table:formula="of:=[.E1762]*[.F$2]" office:value-type="float" office:value="1066.55290102389" calcext:value-type="float">
            <text:p>1067</text:p>
          </table:table-cell>
          <table:table-cell table:number-columns-repeated="5"/>
        </table:table-row>
        <table:table-row table:style-name="ro1">
          <table:table-cell table:style-name="ce2" office:value-type="float" office:value="1759" calcext:value-type="float">
            <text:p>1759</text:p>
          </table:table-cell>
          <table:table-cell table:style-name="ce2" table:formula="of:=[.B$2]*[.A1763]*1000" office:value-type="float" office:value="28.144" calcext:value-type="float">
            <text:p>28.144</text:p>
          </table:table-cell>
          <table:table-cell table:style-name="ce6" table:formula="of:=1/([.B1763]/1000)" office:value-type="float" office:value="35.5315520181922" calcext:value-type="float">
            <text:p>36</text:p>
          </table:table-cell>
          <table:table-cell table:style-name="ce6" table:formula="of:=[.C1763]/[.D$2]" office:value-type="float" office:value="8.88288800454804" calcext:value-type="float">
            <text:p>9</text:p>
          </table:table-cell>
          <table:table-cell table:style-name="ce6" table:formula="of:=[.D1763]*60" office:value-type="float" office:value="532.973280272882" calcext:value-type="float">
            <text:p>533</text:p>
          </table:table-cell>
          <table:table-cell table:style-name="ce6" table:formula="of:=[.E1763]*[.F$2]" office:value-type="float" office:value="1065.94656054576" calcext:value-type="float">
            <text:p>1066</text:p>
          </table:table-cell>
          <table:table-cell table:number-columns-repeated="5"/>
        </table:table-row>
        <table:table-row table:style-name="ro1">
          <table:table-cell table:style-name="ce2" office:value-type="float" office:value="1760" calcext:value-type="float">
            <text:p>1760</text:p>
          </table:table-cell>
          <table:table-cell table:style-name="ce2" table:formula="of:=[.B$2]*[.A1764]*1000" office:value-type="float" office:value="28.16" calcext:value-type="float">
            <text:p>28.16</text:p>
          </table:table-cell>
          <table:table-cell table:style-name="ce6" table:formula="of:=1/([.B1764]/1000)" office:value-type="float" office:value="35.5113636363636" calcext:value-type="float">
            <text:p>36</text:p>
          </table:table-cell>
          <table:table-cell table:style-name="ce6" table:formula="of:=[.C1764]/[.D$2]" office:value-type="float" office:value="8.87784090909091" calcext:value-type="float">
            <text:p>9</text:p>
          </table:table-cell>
          <table:table-cell table:style-name="ce6" table:formula="of:=[.D1764]*60" office:value-type="float" office:value="532.670454545455" calcext:value-type="float">
            <text:p>533</text:p>
          </table:table-cell>
          <table:table-cell table:style-name="ce6" table:formula="of:=[.E1764]*[.F$2]" office:value-type="float" office:value="1065.34090909091" calcext:value-type="float">
            <text:p>1065</text:p>
          </table:table-cell>
          <table:table-cell table:number-columns-repeated="5"/>
        </table:table-row>
        <table:table-row table:style-name="ro1">
          <table:table-cell table:style-name="ce2" office:value-type="float" office:value="1761" calcext:value-type="float">
            <text:p>1761</text:p>
          </table:table-cell>
          <table:table-cell table:style-name="ce2" table:formula="of:=[.B$2]*[.A1765]*1000" office:value-type="float" office:value="28.176" calcext:value-type="float">
            <text:p>28.176</text:p>
          </table:table-cell>
          <table:table-cell table:style-name="ce6" table:formula="of:=1/([.B1765]/1000)" office:value-type="float" office:value="35.4911981828507" calcext:value-type="float">
            <text:p>35</text:p>
          </table:table-cell>
          <table:table-cell table:style-name="ce6" table:formula="of:=[.C1765]/[.D$2]" office:value-type="float" office:value="8.87279954571266" calcext:value-type="float">
            <text:p>9</text:p>
          </table:table-cell>
          <table:table-cell table:style-name="ce6" table:formula="of:=[.D1765]*60" office:value-type="float" office:value="532.36797274276" calcext:value-type="float">
            <text:p>532</text:p>
          </table:table-cell>
          <table:table-cell table:style-name="ce6" table:formula="of:=[.E1765]*[.F$2]" office:value-type="float" office:value="1064.73594548552" calcext:value-type="float">
            <text:p>1065</text:p>
          </table:table-cell>
          <table:table-cell table:number-columns-repeated="5"/>
        </table:table-row>
        <table:table-row table:style-name="ro1">
          <table:table-cell table:style-name="ce2" office:value-type="float" office:value="1762" calcext:value-type="float">
            <text:p>1762</text:p>
          </table:table-cell>
          <table:table-cell table:style-name="ce2" table:formula="of:=[.B$2]*[.A1766]*1000" office:value-type="float" office:value="28.192" calcext:value-type="float">
            <text:p>28.192</text:p>
          </table:table-cell>
          <table:table-cell table:style-name="ce6" table:formula="of:=1/([.B1766]/1000)" office:value-type="float" office:value="35.4710556186152" calcext:value-type="float">
            <text:p>35</text:p>
          </table:table-cell>
          <table:table-cell table:style-name="ce6" table:formula="of:=[.C1766]/[.D$2]" office:value-type="float" office:value="8.8677639046538" calcext:value-type="float">
            <text:p>9</text:p>
          </table:table-cell>
          <table:table-cell table:style-name="ce6" table:formula="of:=[.D1766]*60" office:value-type="float" office:value="532.065834279228" calcext:value-type="float">
            <text:p>532</text:p>
          </table:table-cell>
          <table:table-cell table:style-name="ce6" table:formula="of:=[.E1766]*[.F$2]" office:value-type="float" office:value="1064.13166855846" calcext:value-type="float">
            <text:p>1064</text:p>
          </table:table-cell>
          <table:table-cell table:number-columns-repeated="5"/>
        </table:table-row>
        <table:table-row table:style-name="ro1">
          <table:table-cell table:style-name="ce2" office:value-type="float" office:value="1763" calcext:value-type="float">
            <text:p>1763</text:p>
          </table:table-cell>
          <table:table-cell table:style-name="ce2" table:formula="of:=[.B$2]*[.A1767]*1000" office:value-type="float" office:value="28.208" calcext:value-type="float">
            <text:p>28.208</text:p>
          </table:table-cell>
          <table:table-cell table:style-name="ce6" table:formula="of:=1/([.B1767]/1000)" office:value-type="float" office:value="35.4509359047079" calcext:value-type="float">
            <text:p>35</text:p>
          </table:table-cell>
          <table:table-cell table:style-name="ce6" table:formula="of:=[.C1767]/[.D$2]" office:value-type="float" office:value="8.86273397617697" calcext:value-type="float">
            <text:p>9</text:p>
          </table:table-cell>
          <table:table-cell table:style-name="ce6" table:formula="of:=[.D1767]*60" office:value-type="float" office:value="531.764038570618" calcext:value-type="float">
            <text:p>532</text:p>
          </table:table-cell>
          <table:table-cell table:style-name="ce6" table:formula="of:=[.E1767]*[.F$2]" office:value-type="float" office:value="1063.52807714124" calcext:value-type="float">
            <text:p>1064</text:p>
          </table:table-cell>
          <table:table-cell table:number-columns-repeated="5"/>
        </table:table-row>
        <table:table-row table:style-name="ro1">
          <table:table-cell table:style-name="ce2" office:value-type="float" office:value="1764" calcext:value-type="float">
            <text:p>1764</text:p>
          </table:table-cell>
          <table:table-cell table:style-name="ce2" table:formula="of:=[.B$2]*[.A1768]*1000" office:value-type="float" office:value="28.224" calcext:value-type="float">
            <text:p>28.224</text:p>
          </table:table-cell>
          <table:table-cell table:style-name="ce6" table:formula="of:=1/([.B1768]/1000)" office:value-type="float" office:value="35.4308390022676" calcext:value-type="float">
            <text:p>35</text:p>
          </table:table-cell>
          <table:table-cell table:style-name="ce6" table:formula="of:=[.C1768]/[.D$2]" office:value-type="float" office:value="8.85770975056689" calcext:value-type="float">
            <text:p>9</text:p>
          </table:table-cell>
          <table:table-cell table:style-name="ce6" table:formula="of:=[.D1768]*60" office:value-type="float" office:value="531.462585034014" calcext:value-type="float">
            <text:p>531</text:p>
          </table:table-cell>
          <table:table-cell table:style-name="ce6" table:formula="of:=[.E1768]*[.F$2]" office:value-type="float" office:value="1062.92517006803" calcext:value-type="float">
            <text:p>1063</text:p>
          </table:table-cell>
          <table:table-cell table:number-columns-repeated="5"/>
        </table:table-row>
        <table:table-row table:style-name="ro1">
          <table:table-cell table:style-name="ce2" office:value-type="float" office:value="1765" calcext:value-type="float">
            <text:p>1765</text:p>
          </table:table-cell>
          <table:table-cell table:style-name="ce2" table:formula="of:=[.B$2]*[.A1769]*1000" office:value-type="float" office:value="28.24" calcext:value-type="float">
            <text:p>28.24</text:p>
          </table:table-cell>
          <table:table-cell table:style-name="ce6" table:formula="of:=1/([.B1769]/1000)" office:value-type="float" office:value="35.4107648725212" calcext:value-type="float">
            <text:p>35</text:p>
          </table:table-cell>
          <table:table-cell table:style-name="ce6" table:formula="of:=[.C1769]/[.D$2]" office:value-type="float" office:value="8.85269121813031" calcext:value-type="float">
            <text:p>9</text:p>
          </table:table-cell>
          <table:table-cell table:style-name="ce6" table:formula="of:=[.D1769]*60" office:value-type="float" office:value="531.161473087819" calcext:value-type="float">
            <text:p>531</text:p>
          </table:table-cell>
          <table:table-cell table:style-name="ce6" table:formula="of:=[.E1769]*[.F$2]" office:value-type="float" office:value="1062.32294617564" calcext:value-type="float">
            <text:p>1062</text:p>
          </table:table-cell>
          <table:table-cell table:number-columns-repeated="5"/>
        </table:table-row>
        <table:table-row table:style-name="ro1">
          <table:table-cell table:style-name="ce2" office:value-type="float" office:value="1766" calcext:value-type="float">
            <text:p>1766</text:p>
          </table:table-cell>
          <table:table-cell table:style-name="ce2" table:formula="of:=[.B$2]*[.A1770]*1000" office:value-type="float" office:value="28.256" calcext:value-type="float">
            <text:p>28.256</text:p>
          </table:table-cell>
          <table:table-cell table:style-name="ce6" table:formula="of:=1/([.B1770]/1000)" office:value-type="float" office:value="35.3907134767837" calcext:value-type="float">
            <text:p>35</text:p>
          </table:table-cell>
          <table:table-cell table:style-name="ce6" table:formula="of:=[.C1770]/[.D$2]" office:value-type="float" office:value="8.84767836919592" calcext:value-type="float">
            <text:p>9</text:p>
          </table:table-cell>
          <table:table-cell table:style-name="ce6" table:formula="of:=[.D1770]*60" office:value-type="float" office:value="530.860702151755" calcext:value-type="float">
            <text:p>531</text:p>
          </table:table-cell>
          <table:table-cell table:style-name="ce6" table:formula="of:=[.E1770]*[.F$2]" office:value-type="float" office:value="1061.72140430351" calcext:value-type="float">
            <text:p>1062</text:p>
          </table:table-cell>
          <table:table-cell table:number-columns-repeated="5"/>
        </table:table-row>
        <table:table-row table:style-name="ro1">
          <table:table-cell table:style-name="ce2" office:value-type="float" office:value="1767" calcext:value-type="float">
            <text:p>1767</text:p>
          </table:table-cell>
          <table:table-cell table:style-name="ce2" table:formula="of:=[.B$2]*[.A1771]*1000" office:value-type="float" office:value="28.272" calcext:value-type="float">
            <text:p>28.272</text:p>
          </table:table-cell>
          <table:table-cell table:style-name="ce6" table:formula="of:=1/([.B1771]/1000)" office:value-type="float" office:value="35.3706847764573" calcext:value-type="float">
            <text:p>35</text:p>
          </table:table-cell>
          <table:table-cell table:style-name="ce6" table:formula="of:=[.C1771]/[.D$2]" office:value-type="float" office:value="8.84267119411432" calcext:value-type="float">
            <text:p>9</text:p>
          </table:table-cell>
          <table:table-cell table:style-name="ce6" table:formula="of:=[.D1771]*60" office:value-type="float" office:value="530.560271646859" calcext:value-type="float">
            <text:p>531</text:p>
          </table:table-cell>
          <table:table-cell table:style-name="ce6" table:formula="of:=[.E1771]*[.F$2]" office:value-type="float" office:value="1061.12054329372" calcext:value-type="float">
            <text:p>1061</text:p>
          </table:table-cell>
          <table:table-cell table:number-columns-repeated="5"/>
        </table:table-row>
        <table:table-row table:style-name="ro1">
          <table:table-cell table:style-name="ce2" office:value-type="float" office:value="1768" calcext:value-type="float">
            <text:p>1768</text:p>
          </table:table-cell>
          <table:table-cell table:style-name="ce2" table:formula="of:=[.B$2]*[.A1772]*1000" office:value-type="float" office:value="28.288" calcext:value-type="float">
            <text:p>28.288</text:p>
          </table:table-cell>
          <table:table-cell table:style-name="ce6" table:formula="of:=1/([.B1772]/1000)" office:value-type="float" office:value="35.3506787330317" calcext:value-type="float">
            <text:p>35</text:p>
          </table:table-cell>
          <table:table-cell table:style-name="ce6" table:formula="of:=[.C1772]/[.D$2]" office:value-type="float" office:value="8.83766968325792" calcext:value-type="float">
            <text:p>9</text:p>
          </table:table-cell>
          <table:table-cell table:style-name="ce6" table:formula="of:=[.D1772]*60" office:value-type="float" office:value="530.260180995475" calcext:value-type="float">
            <text:p>530</text:p>
          </table:table-cell>
          <table:table-cell table:style-name="ce6" table:formula="of:=[.E1772]*[.F$2]" office:value-type="float" office:value="1060.52036199095" calcext:value-type="float">
            <text:p>1061</text:p>
          </table:table-cell>
          <table:table-cell table:number-columns-repeated="5"/>
        </table:table-row>
        <table:table-row table:style-name="ro1">
          <table:table-cell table:style-name="ce2" office:value-type="float" office:value="1769" calcext:value-type="float">
            <text:p>1769</text:p>
          </table:table-cell>
          <table:table-cell table:style-name="ce2" table:formula="of:=[.B$2]*[.A1773]*1000" office:value-type="float" office:value="28.304" calcext:value-type="float">
            <text:p>28.304</text:p>
          </table:table-cell>
          <table:table-cell table:style-name="ce6" table:formula="of:=1/([.B1773]/1000)" office:value-type="float" office:value="35.3306953080837" calcext:value-type="float">
            <text:p>35</text:p>
          </table:table-cell>
          <table:table-cell table:style-name="ce6" table:formula="of:=[.C1773]/[.D$2]" office:value-type="float" office:value="8.83267382702092" calcext:value-type="float">
            <text:p>9</text:p>
          </table:table-cell>
          <table:table-cell table:style-name="ce6" table:formula="of:=[.D1773]*60" office:value-type="float" office:value="529.960429621255" calcext:value-type="float">
            <text:p>530</text:p>
          </table:table-cell>
          <table:table-cell table:style-name="ce6" table:formula="of:=[.E1773]*[.F$2]" office:value-type="float" office:value="1059.92085924251" calcext:value-type="float">
            <text:p>1060</text:p>
          </table:table-cell>
          <table:table-cell table:number-columns-repeated="5"/>
        </table:table-row>
        <table:table-row table:style-name="ro1">
          <table:table-cell table:style-name="ce2" office:value-type="float" office:value="1770" calcext:value-type="float">
            <text:p>1770</text:p>
          </table:table-cell>
          <table:table-cell table:style-name="ce2" table:formula="of:=[.B$2]*[.A1774]*1000" office:value-type="float" office:value="28.32" calcext:value-type="float">
            <text:p>28.32</text:p>
          </table:table-cell>
          <table:table-cell table:style-name="ce6" table:formula="of:=1/([.B1774]/1000)" office:value-type="float" office:value="35.3107344632768" calcext:value-type="float">
            <text:p>35</text:p>
          </table:table-cell>
          <table:table-cell table:style-name="ce6" table:formula="of:=[.C1774]/[.D$2]" office:value-type="float" office:value="8.82768361581921" calcext:value-type="float">
            <text:p>9</text:p>
          </table:table-cell>
          <table:table-cell table:style-name="ce6" table:formula="of:=[.D1774]*60" office:value-type="float" office:value="529.661016949153" calcext:value-type="float">
            <text:p>530</text:p>
          </table:table-cell>
          <table:table-cell table:style-name="ce6" table:formula="of:=[.E1774]*[.F$2]" office:value-type="float" office:value="1059.32203389831" calcext:value-type="float">
            <text:p>1059</text:p>
          </table:table-cell>
          <table:table-cell table:number-columns-repeated="5"/>
        </table:table-row>
        <table:table-row table:style-name="ro1">
          <table:table-cell table:style-name="ce2" office:value-type="float" office:value="1771" calcext:value-type="float">
            <text:p>1771</text:p>
          </table:table-cell>
          <table:table-cell table:style-name="ce2" table:formula="of:=[.B$2]*[.A1775]*1000" office:value-type="float" office:value="28.336" calcext:value-type="float">
            <text:p>28.336</text:p>
          </table:table-cell>
          <table:table-cell table:style-name="ce6" table:formula="of:=1/([.B1775]/1000)" office:value-type="float" office:value="35.2907961603614" calcext:value-type="float">
            <text:p>35</text:p>
          </table:table-cell>
          <table:table-cell table:style-name="ce6" table:formula="of:=[.C1775]/[.D$2]" office:value-type="float" office:value="8.82269904009034" calcext:value-type="float">
            <text:p>9</text:p>
          </table:table-cell>
          <table:table-cell table:style-name="ce6" table:formula="of:=[.D1775]*60" office:value-type="float" office:value="529.361942405421" calcext:value-type="float">
            <text:p>529</text:p>
          </table:table-cell>
          <table:table-cell table:style-name="ce6" table:formula="of:=[.E1775]*[.F$2]" office:value-type="float" office:value="1058.72388481084" calcext:value-type="float">
            <text:p>1059</text:p>
          </table:table-cell>
          <table:table-cell table:number-columns-repeated="5"/>
        </table:table-row>
        <table:table-row table:style-name="ro1">
          <table:table-cell table:style-name="ce2" office:value-type="float" office:value="1772" calcext:value-type="float">
            <text:p>1772</text:p>
          </table:table-cell>
          <table:table-cell table:style-name="ce2" table:formula="of:=[.B$2]*[.A1776]*1000" office:value-type="float" office:value="28.352" calcext:value-type="float">
            <text:p>28.352</text:p>
          </table:table-cell>
          <table:table-cell table:style-name="ce6" table:formula="of:=1/([.B1776]/1000)" office:value-type="float" office:value="35.2708803611738" calcext:value-type="float">
            <text:p>35</text:p>
          </table:table-cell>
          <table:table-cell table:style-name="ce6" table:formula="of:=[.C1776]/[.D$2]" office:value-type="float" office:value="8.81772009029345" calcext:value-type="float">
            <text:p>9</text:p>
          </table:table-cell>
          <table:table-cell table:style-name="ce6" table:formula="of:=[.D1776]*60" office:value-type="float" office:value="529.063205417607" calcext:value-type="float">
            <text:p>529</text:p>
          </table:table-cell>
          <table:table-cell table:style-name="ce6" table:formula="of:=[.E1776]*[.F$2]" office:value-type="float" office:value="1058.12641083521" calcext:value-type="float">
            <text:p>1058</text:p>
          </table:table-cell>
          <table:table-cell table:number-columns-repeated="5"/>
        </table:table-row>
        <table:table-row table:style-name="ro1">
          <table:table-cell table:style-name="ce2" office:value-type="float" office:value="1773" calcext:value-type="float">
            <text:p>1773</text:p>
          </table:table-cell>
          <table:table-cell table:style-name="ce2" table:formula="of:=[.B$2]*[.A1777]*1000" office:value-type="float" office:value="28.368" calcext:value-type="float">
            <text:p>28.368</text:p>
          </table:table-cell>
          <table:table-cell table:style-name="ce6" table:formula="of:=1/([.B1777]/1000)" office:value-type="float" office:value="35.2509870276368" calcext:value-type="float">
            <text:p>35</text:p>
          </table:table-cell>
          <table:table-cell table:style-name="ce6" table:formula="of:=[.C1777]/[.D$2]" office:value-type="float" office:value="8.81274675690919" calcext:value-type="float">
            <text:p>9</text:p>
          </table:table-cell>
          <table:table-cell table:style-name="ce6" table:formula="of:=[.D1777]*60" office:value-type="float" office:value="528.764805414552" calcext:value-type="float">
            <text:p>529</text:p>
          </table:table-cell>
          <table:table-cell table:style-name="ce6" table:formula="of:=[.E1777]*[.F$2]" office:value-type="float" office:value="1057.5296108291" calcext:value-type="float">
            <text:p>1058</text:p>
          </table:table-cell>
          <table:table-cell table:number-columns-repeated="5"/>
        </table:table-row>
        <table:table-row table:style-name="ro1">
          <table:table-cell table:style-name="ce2" office:value-type="float" office:value="1774" calcext:value-type="float">
            <text:p>1774</text:p>
          </table:table-cell>
          <table:table-cell table:style-name="ce2" table:formula="of:=[.B$2]*[.A1778]*1000" office:value-type="float" office:value="28.384" calcext:value-type="float">
            <text:p>28.384</text:p>
          </table:table-cell>
          <table:table-cell table:style-name="ce6" table:formula="of:=1/([.B1778]/1000)" office:value-type="float" office:value="35.2311161217587" calcext:value-type="float">
            <text:p>35</text:p>
          </table:table-cell>
          <table:table-cell table:style-name="ce6" table:formula="of:=[.C1778]/[.D$2]" office:value-type="float" office:value="8.80777903043968" calcext:value-type="float">
            <text:p>9</text:p>
          </table:table-cell>
          <table:table-cell table:style-name="ce6" table:formula="of:=[.D1778]*60" office:value-type="float" office:value="528.466741826381" calcext:value-type="float">
            <text:p>528</text:p>
          </table:table-cell>
          <table:table-cell table:style-name="ce6" table:formula="of:=[.E1778]*[.F$2]" office:value-type="float" office:value="1056.93348365276" calcext:value-type="float">
            <text:p>1057</text:p>
          </table:table-cell>
          <table:table-cell table:number-columns-repeated="5"/>
        </table:table-row>
        <table:table-row table:style-name="ro1">
          <table:table-cell table:style-name="ce2" office:value-type="float" office:value="1775" calcext:value-type="float">
            <text:p>1775</text:p>
          </table:table-cell>
          <table:table-cell table:style-name="ce2" table:formula="of:=[.B$2]*[.A1779]*1000" office:value-type="float" office:value="28.4" calcext:value-type="float">
            <text:p>28.4</text:p>
          </table:table-cell>
          <table:table-cell table:style-name="ce6" table:formula="of:=1/([.B1779]/1000)" office:value-type="float" office:value="35.2112676056338" calcext:value-type="float">
            <text:p>35</text:p>
          </table:table-cell>
          <table:table-cell table:style-name="ce6" table:formula="of:=[.C1779]/[.D$2]" office:value-type="float" office:value="8.80281690140845" calcext:value-type="float">
            <text:p>9</text:p>
          </table:table-cell>
          <table:table-cell table:style-name="ce6" table:formula="of:=[.D1779]*60" office:value-type="float" office:value="528.169014084507" calcext:value-type="float">
            <text:p>528</text:p>
          </table:table-cell>
          <table:table-cell table:style-name="ce6" table:formula="of:=[.E1779]*[.F$2]" office:value-type="float" office:value="1056.33802816901" calcext:value-type="float">
            <text:p>1056</text:p>
          </table:table-cell>
          <table:table-cell table:number-columns-repeated="5"/>
        </table:table-row>
        <table:table-row table:style-name="ro1">
          <table:table-cell table:style-name="ce2" office:value-type="float" office:value="1776" calcext:value-type="float">
            <text:p>1776</text:p>
          </table:table-cell>
          <table:table-cell table:style-name="ce2" table:formula="of:=[.B$2]*[.A1780]*1000" office:value-type="float" office:value="28.416" calcext:value-type="float">
            <text:p>28.416</text:p>
          </table:table-cell>
          <table:table-cell table:style-name="ce6" table:formula="of:=1/([.B1780]/1000)" office:value-type="float" office:value="35.1914414414414" calcext:value-type="float">
            <text:p>35</text:p>
          </table:table-cell>
          <table:table-cell table:style-name="ce6" table:formula="of:=[.C1780]/[.D$2]" office:value-type="float" office:value="8.79786036036036" calcext:value-type="float">
            <text:p>9</text:p>
          </table:table-cell>
          <table:table-cell table:style-name="ce6" table:formula="of:=[.D1780]*60" office:value-type="float" office:value="527.871621621622" calcext:value-type="float">
            <text:p>528</text:p>
          </table:table-cell>
          <table:table-cell table:style-name="ce6" table:formula="of:=[.E1780]*[.F$2]" office:value-type="float" office:value="1055.74324324324" calcext:value-type="float">
            <text:p>1056</text:p>
          </table:table-cell>
          <table:table-cell table:number-columns-repeated="5"/>
        </table:table-row>
        <table:table-row table:style-name="ro1">
          <table:table-cell table:style-name="ce2" office:value-type="float" office:value="1777" calcext:value-type="float">
            <text:p>1777</text:p>
          </table:table-cell>
          <table:table-cell table:style-name="ce2" table:formula="of:=[.B$2]*[.A1781]*1000" office:value-type="float" office:value="28.432" calcext:value-type="float">
            <text:p>28.432</text:p>
          </table:table-cell>
          <table:table-cell table:style-name="ce6" table:formula="of:=1/([.B1781]/1000)" office:value-type="float" office:value="35.1716375914463" calcext:value-type="float">
            <text:p>35</text:p>
          </table:table-cell>
          <table:table-cell table:style-name="ce6" table:formula="of:=[.C1781]/[.D$2]" office:value-type="float" office:value="8.79290939786156" calcext:value-type="float">
            <text:p>9</text:p>
          </table:table-cell>
          <table:table-cell table:style-name="ce6" table:formula="of:=[.D1781]*60" office:value-type="float" office:value="527.574563871694" calcext:value-type="float">
            <text:p>528</text:p>
          </table:table-cell>
          <table:table-cell table:style-name="ce6" table:formula="of:=[.E1781]*[.F$2]" office:value-type="float" office:value="1055.14912774339" calcext:value-type="float">
            <text:p>1055</text:p>
          </table:table-cell>
          <table:table-cell table:number-columns-repeated="5"/>
        </table:table-row>
        <table:table-row table:style-name="ro1">
          <table:table-cell table:style-name="ce2" office:value-type="float" office:value="1778" calcext:value-type="float">
            <text:p>1778</text:p>
          </table:table-cell>
          <table:table-cell table:style-name="ce2" table:formula="of:=[.B$2]*[.A1782]*1000" office:value-type="float" office:value="28.448" calcext:value-type="float">
            <text:p>28.448</text:p>
          </table:table-cell>
          <table:table-cell table:style-name="ce6" table:formula="of:=1/([.B1782]/1000)" office:value-type="float" office:value="35.1518560179978" calcext:value-type="float">
            <text:p>35</text:p>
          </table:table-cell>
          <table:table-cell table:style-name="ce6" table:formula="of:=[.C1782]/[.D$2]" office:value-type="float" office:value="8.78796400449944" calcext:value-type="float">
            <text:p>9</text:p>
          </table:table-cell>
          <table:table-cell table:style-name="ce6" table:formula="of:=[.D1782]*60" office:value-type="float" office:value="527.277840269966" calcext:value-type="float">
            <text:p>527</text:p>
          </table:table-cell>
          <table:table-cell table:style-name="ce6" table:formula="of:=[.E1782]*[.F$2]" office:value-type="float" office:value="1054.55568053993" calcext:value-type="float">
            <text:p>1055</text:p>
          </table:table-cell>
          <table:table-cell table:number-columns-repeated="5"/>
        </table:table-row>
        <table:table-row table:style-name="ro1">
          <table:table-cell table:style-name="ce2" office:value-type="float" office:value="1779" calcext:value-type="float">
            <text:p>1779</text:p>
          </table:table-cell>
          <table:table-cell table:style-name="ce2" table:formula="of:=[.B$2]*[.A1783]*1000" office:value-type="float" office:value="28.464" calcext:value-type="float">
            <text:p>28.464</text:p>
          </table:table-cell>
          <table:table-cell table:style-name="ce6" table:formula="of:=1/([.B1783]/1000)" office:value-type="float" office:value="35.1320966835301" calcext:value-type="float">
            <text:p>35</text:p>
          </table:table-cell>
          <table:table-cell table:style-name="ce6" table:formula="of:=[.C1783]/[.D$2]" office:value-type="float" office:value="8.78302417088252" calcext:value-type="float">
            <text:p>9</text:p>
          </table:table-cell>
          <table:table-cell table:style-name="ce6" table:formula="of:=[.D1783]*60" office:value-type="float" office:value="526.981450252951" calcext:value-type="float">
            <text:p>527</text:p>
          </table:table-cell>
          <table:table-cell table:style-name="ce6" table:formula="of:=[.E1783]*[.F$2]" office:value-type="float" office:value="1053.9629005059" calcext:value-type="float">
            <text:p>1054</text:p>
          </table:table-cell>
          <table:table-cell table:number-columns-repeated="5"/>
        </table:table-row>
        <table:table-row table:style-name="ro1">
          <table:table-cell table:style-name="ce2" office:value-type="float" office:value="1780" calcext:value-type="float">
            <text:p>1780</text:p>
          </table:table-cell>
          <table:table-cell table:style-name="ce2" table:formula="of:=[.B$2]*[.A1784]*1000" office:value-type="float" office:value="28.48" calcext:value-type="float">
            <text:p>28.48</text:p>
          </table:table-cell>
          <table:table-cell table:style-name="ce6" table:formula="of:=1/([.B1784]/1000)" office:value-type="float" office:value="35.1123595505618" calcext:value-type="float">
            <text:p>35</text:p>
          </table:table-cell>
          <table:table-cell table:style-name="ce6" table:formula="of:=[.C1784]/[.D$2]" office:value-type="float" office:value="8.77808988764045" calcext:value-type="float">
            <text:p>9</text:p>
          </table:table-cell>
          <table:table-cell table:style-name="ce6" table:formula="of:=[.D1784]*60" office:value-type="float" office:value="526.685393258427" calcext:value-type="float">
            <text:p>527</text:p>
          </table:table-cell>
          <table:table-cell table:style-name="ce6" table:formula="of:=[.E1784]*[.F$2]" office:value-type="float" office:value="1053.37078651685" calcext:value-type="float">
            <text:p>1053</text:p>
          </table:table-cell>
          <table:table-cell table:number-columns-repeated="5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table:formula="of:=[.B$2]*[.A1785]*1000" office:value-type="float" office:value="28.496" calcext:value-type="float">
            <text:p>28.496</text:p>
          </table:table-cell>
          <table:table-cell table:style-name="ce6" table:formula="of:=1/([.B1785]/1000)" office:value-type="float" office:value="35.0926445816957" calcext:value-type="float">
            <text:p>35</text:p>
          </table:table-cell>
          <table:table-cell table:style-name="ce6" table:formula="of:=[.C1785]/[.D$2]" office:value-type="float" office:value="8.77316114542392" calcext:value-type="float">
            <text:p>9</text:p>
          </table:table-cell>
          <table:table-cell table:style-name="ce6" table:formula="of:=[.D1785]*60" office:value-type="float" office:value="526.389668725435" calcext:value-type="float">
            <text:p>526</text:p>
          </table:table-cell>
          <table:table-cell table:style-name="ce6" table:formula="of:=[.E1785]*[.F$2]" office:value-type="float" office:value="1052.77933745087" calcext:value-type="float">
            <text:p>1053</text:p>
          </table:table-cell>
          <table:table-cell table:number-columns-repeated="5"/>
        </table:table-row>
        <table:table-row table:style-name="ro1">
          <table:table-cell table:style-name="ce2" office:value-type="float" office:value="1782" calcext:value-type="float">
            <text:p>1782</text:p>
          </table:table-cell>
          <table:table-cell table:style-name="ce2" table:formula="of:=[.B$2]*[.A1786]*1000" office:value-type="float" office:value="28.512" calcext:value-type="float">
            <text:p>28.512</text:p>
          </table:table-cell>
          <table:table-cell table:style-name="ce6" table:formula="of:=1/([.B1786]/1000)" office:value-type="float" office:value="35.0729517396184" calcext:value-type="float">
            <text:p>35</text:p>
          </table:table-cell>
          <table:table-cell table:style-name="ce6" table:formula="of:=[.C1786]/[.D$2]" office:value-type="float" office:value="8.7682379349046" calcext:value-type="float">
            <text:p>9</text:p>
          </table:table-cell>
          <table:table-cell table:style-name="ce6" table:formula="of:=[.D1786]*60" office:value-type="float" office:value="526.094276094276" calcext:value-type="float">
            <text:p>526</text:p>
          </table:table-cell>
          <table:table-cell table:style-name="ce6" table:formula="of:=[.E1786]*[.F$2]" office:value-type="float" office:value="1052.18855218855" calcext:value-type="float">
            <text:p>1052</text:p>
          </table:table-cell>
          <table:table-cell table:number-columns-repeated="5"/>
        </table:table-row>
        <table:table-row table:style-name="ro1">
          <table:table-cell table:style-name="ce2" office:value-type="float" office:value="1783" calcext:value-type="float">
            <text:p>1783</text:p>
          </table:table-cell>
          <table:table-cell table:style-name="ce2" table:formula="of:=[.B$2]*[.A1787]*1000" office:value-type="float" office:value="28.528" calcext:value-type="float">
            <text:p>28.528</text:p>
          </table:table-cell>
          <table:table-cell table:style-name="ce6" table:formula="of:=1/([.B1787]/1000)" office:value-type="float" office:value="35.0532809871004" calcext:value-type="float">
            <text:p>35</text:p>
          </table:table-cell>
          <table:table-cell table:style-name="ce6" table:formula="of:=[.C1787]/[.D$2]" office:value-type="float" office:value="8.7633202467751" calcext:value-type="float">
            <text:p>9</text:p>
          </table:table-cell>
          <table:table-cell table:style-name="ce6" table:formula="of:=[.D1787]*60" office:value-type="float" office:value="525.799214806506" calcext:value-type="float">
            <text:p>526</text:p>
          </table:table-cell>
          <table:table-cell table:style-name="ce6" table:formula="of:=[.E1787]*[.F$2]" office:value-type="float" office:value="1051.59842961301" calcext:value-type="float">
            <text:p>1052</text:p>
          </table:table-cell>
          <table:table-cell table:number-columns-repeated="5"/>
        </table:table-row>
        <table:table-row table:style-name="ro1">
          <table:table-cell table:style-name="ce2" office:value-type="float" office:value="1784" calcext:value-type="float">
            <text:p>1784</text:p>
          </table:table-cell>
          <table:table-cell table:style-name="ce2" table:formula="of:=[.B$2]*[.A1788]*1000" office:value-type="float" office:value="28.544" calcext:value-type="float">
            <text:p>28.544</text:p>
          </table:table-cell>
          <table:table-cell table:style-name="ce6" table:formula="of:=1/([.B1788]/1000)" office:value-type="float" office:value="35.0336322869955" calcext:value-type="float">
            <text:p>35</text:p>
          </table:table-cell>
          <table:table-cell table:style-name="ce6" table:formula="of:=[.C1788]/[.D$2]" office:value-type="float" office:value="8.75840807174888" calcext:value-type="float">
            <text:p>9</text:p>
          </table:table-cell>
          <table:table-cell table:style-name="ce6" table:formula="of:=[.D1788]*60" office:value-type="float" office:value="525.504484304933" calcext:value-type="float">
            <text:p>526</text:p>
          </table:table-cell>
          <table:table-cell table:style-name="ce6" table:formula="of:=[.E1788]*[.F$2]" office:value-type="float" office:value="1051.00896860987" calcext:value-type="float">
            <text:p>1051</text:p>
          </table:table-cell>
          <table:table-cell table:number-columns-repeated="5"/>
        </table:table-row>
        <table:table-row table:style-name="ro1">
          <table:table-cell table:style-name="ce2" office:value-type="float" office:value="1785" calcext:value-type="float">
            <text:p>1785</text:p>
          </table:table-cell>
          <table:table-cell table:style-name="ce2" table:formula="of:=[.B$2]*[.A1789]*1000" office:value-type="float" office:value="28.56" calcext:value-type="float">
            <text:p>28.56</text:p>
          </table:table-cell>
          <table:table-cell table:style-name="ce6" table:formula="of:=1/([.B1789]/1000)" office:value-type="float" office:value="35.0140056022409" calcext:value-type="float">
            <text:p>35</text:p>
          </table:table-cell>
          <table:table-cell table:style-name="ce6" table:formula="of:=[.C1789]/[.D$2]" office:value-type="float" office:value="8.75350140056023" calcext:value-type="float">
            <text:p>9</text:p>
          </table:table-cell>
          <table:table-cell table:style-name="ce6" table:formula="of:=[.D1789]*60" office:value-type="float" office:value="525.210084033614" calcext:value-type="float">
            <text:p>525</text:p>
          </table:table-cell>
          <table:table-cell table:style-name="ce6" table:formula="of:=[.E1789]*[.F$2]" office:value-type="float" office:value="1050.42016806723" calcext:value-type="float">
            <text:p>1050</text:p>
          </table:table-cell>
          <table:table-cell table:number-columns-repeated="5"/>
        </table:table-row>
        <table:table-row table:style-name="ro1">
          <table:table-cell table:style-name="ce2" office:value-type="float" office:value="1786" calcext:value-type="float">
            <text:p>1786</text:p>
          </table:table-cell>
          <table:table-cell table:style-name="ce2" table:formula="of:=[.B$2]*[.A1790]*1000" office:value-type="float" office:value="28.576" calcext:value-type="float">
            <text:p>28.576</text:p>
          </table:table-cell>
          <table:table-cell table:style-name="ce6" table:formula="of:=1/([.B1790]/1000)" office:value-type="float" office:value="34.9944008958567" calcext:value-type="float">
            <text:p>35</text:p>
          </table:table-cell>
          <table:table-cell table:style-name="ce6" table:formula="of:=[.C1790]/[.D$2]" office:value-type="float" office:value="8.74860022396417" calcext:value-type="float">
            <text:p>9</text:p>
          </table:table-cell>
          <table:table-cell table:style-name="ce6" table:formula="of:=[.D1790]*60" office:value-type="float" office:value="524.91601343785" calcext:value-type="float">
            <text:p>525</text:p>
          </table:table-cell>
          <table:table-cell table:style-name="ce6" table:formula="of:=[.E1790]*[.F$2]" office:value-type="float" office:value="1049.8320268757" calcext:value-type="float">
            <text:p>1050</text:p>
          </table:table-cell>
          <table:table-cell table:number-columns-repeated="5"/>
        </table:table-row>
        <table:table-row table:style-name="ro1">
          <table:table-cell table:style-name="ce2" office:value-type="float" office:value="1787" calcext:value-type="float">
            <text:p>1787</text:p>
          </table:table-cell>
          <table:table-cell table:style-name="ce2" table:formula="of:=[.B$2]*[.A1791]*1000" office:value-type="float" office:value="28.592" calcext:value-type="float">
            <text:p>28.592</text:p>
          </table:table-cell>
          <table:table-cell table:style-name="ce6" table:formula="of:=1/([.B1791]/1000)" office:value-type="float" office:value="34.9748181309457" calcext:value-type="float">
            <text:p>35</text:p>
          </table:table-cell>
          <table:table-cell table:style-name="ce6" table:formula="of:=[.C1791]/[.D$2]" office:value-type="float" office:value="8.74370453273643" calcext:value-type="float">
            <text:p>9</text:p>
          </table:table-cell>
          <table:table-cell table:style-name="ce6" table:formula="of:=[.D1791]*60" office:value-type="float" office:value="524.622271964186" calcext:value-type="float">
            <text:p>525</text:p>
          </table:table-cell>
          <table:table-cell table:style-name="ce6" table:formula="of:=[.E1791]*[.F$2]" office:value-type="float" office:value="1049.24454392837" calcext:value-type="float">
            <text:p>1049</text:p>
          </table:table-cell>
          <table:table-cell table:number-columns-repeated="5"/>
        </table:table-row>
        <table:table-row table:style-name="ro1">
          <table:table-cell table:style-name="ce2" office:value-type="float" office:value="1788" calcext:value-type="float">
            <text:p>1788</text:p>
          </table:table-cell>
          <table:table-cell table:style-name="ce2" table:formula="of:=[.B$2]*[.A1792]*1000" office:value-type="float" office:value="28.608" calcext:value-type="float">
            <text:p>28.608</text:p>
          </table:table-cell>
          <table:table-cell table:style-name="ce6" table:formula="of:=1/([.B1792]/1000)" office:value-type="float" office:value="34.9552572706935" calcext:value-type="float">
            <text:p>35</text:p>
          </table:table-cell>
          <table:table-cell table:style-name="ce6" table:formula="of:=[.C1792]/[.D$2]" office:value-type="float" office:value="8.73881431767338" calcext:value-type="float">
            <text:p>9</text:p>
          </table:table-cell>
          <table:table-cell table:style-name="ce6" table:formula="of:=[.D1792]*60" office:value-type="float" office:value="524.328859060403" calcext:value-type="float">
            <text:p>524</text:p>
          </table:table-cell>
          <table:table-cell table:style-name="ce6" table:formula="of:=[.E1792]*[.F$2]" office:value-type="float" office:value="1048.65771812081" calcext:value-type="float">
            <text:p>1049</text:p>
          </table:table-cell>
          <table:table-cell table:number-columns-repeated="5"/>
        </table:table-row>
        <table:table-row table:style-name="ro1">
          <table:table-cell table:style-name="ce2" office:value-type="float" office:value="1789" calcext:value-type="float">
            <text:p>1789</text:p>
          </table:table-cell>
          <table:table-cell table:style-name="ce2" table:formula="of:=[.B$2]*[.A1793]*1000" office:value-type="float" office:value="28.624" calcext:value-type="float">
            <text:p>28.624</text:p>
          </table:table-cell>
          <table:table-cell table:style-name="ce6" table:formula="of:=1/([.B1793]/1000)" office:value-type="float" office:value="34.9357182783678" calcext:value-type="float">
            <text:p>35</text:p>
          </table:table-cell>
          <table:table-cell table:style-name="ce6" table:formula="of:=[.C1793]/[.D$2]" office:value-type="float" office:value="8.73392956959195" calcext:value-type="float">
            <text:p>9</text:p>
          </table:table-cell>
          <table:table-cell table:style-name="ce6" table:formula="of:=[.D1793]*60" office:value-type="float" office:value="524.035774175517" calcext:value-type="float">
            <text:p>524</text:p>
          </table:table-cell>
          <table:table-cell table:style-name="ce6" table:formula="of:=[.E1793]*[.F$2]" office:value-type="float" office:value="1048.07154835103" calcext:value-type="float">
            <text:p>1048</text:p>
          </table:table-cell>
          <table:table-cell table:number-columns-repeated="5"/>
        </table:table-row>
        <table:table-row table:style-name="ro1">
          <table:table-cell table:style-name="ce2" office:value-type="float" office:value="1790" calcext:value-type="float">
            <text:p>1790</text:p>
          </table:table-cell>
          <table:table-cell table:style-name="ce2" table:formula="of:=[.B$2]*[.A1794]*1000" office:value-type="float" office:value="28.64" calcext:value-type="float">
            <text:p>28.64</text:p>
          </table:table-cell>
          <table:table-cell table:style-name="ce6" table:formula="of:=1/([.B1794]/1000)" office:value-type="float" office:value="34.9162011173184" calcext:value-type="float">
            <text:p>35</text:p>
          </table:table-cell>
          <table:table-cell table:style-name="ce6" table:formula="of:=[.C1794]/[.D$2]" office:value-type="float" office:value="8.72905027932961" calcext:value-type="float">
            <text:p>9</text:p>
          </table:table-cell>
          <table:table-cell table:style-name="ce6" table:formula="of:=[.D1794]*60" office:value-type="float" office:value="523.743016759776" calcext:value-type="float">
            <text:p>524</text:p>
          </table:table-cell>
          <table:table-cell table:style-name="ce6" table:formula="of:=[.E1794]*[.F$2]" office:value-type="float" office:value="1047.48603351955" calcext:value-type="float">
            <text:p>1047</text:p>
          </table:table-cell>
          <table:table-cell table:number-columns-repeated="5"/>
        </table:table-row>
        <table:table-row table:style-name="ro1">
          <table:table-cell table:style-name="ce2" office:value-type="float" office:value="1791" calcext:value-type="float">
            <text:p>1791</text:p>
          </table:table-cell>
          <table:table-cell table:style-name="ce2" table:formula="of:=[.B$2]*[.A1795]*1000" office:value-type="float" office:value="28.656" calcext:value-type="float">
            <text:p>28.656</text:p>
          </table:table-cell>
          <table:table-cell table:style-name="ce6" table:formula="of:=1/([.B1795]/1000)" office:value-type="float" office:value="34.8967057509771" calcext:value-type="float">
            <text:p>35</text:p>
          </table:table-cell>
          <table:table-cell table:style-name="ce6" table:formula="of:=[.C1795]/[.D$2]" office:value-type="float" office:value="8.72417643774428" calcext:value-type="float">
            <text:p>9</text:p>
          </table:table-cell>
          <table:table-cell table:style-name="ce6" table:formula="of:=[.D1795]*60" office:value-type="float" office:value="523.450586264657" calcext:value-type="float">
            <text:p>523</text:p>
          </table:table-cell>
          <table:table-cell table:style-name="ce6" table:formula="of:=[.E1795]*[.F$2]" office:value-type="float" office:value="1046.90117252931" calcext:value-type="float">
            <text:p>1047</text:p>
          </table:table-cell>
          <table:table-cell table:number-columns-repeated="5"/>
        </table:table-row>
        <table:table-row table:style-name="ro1">
          <table:table-cell table:style-name="ce2" office:value-type="float" office:value="1792" calcext:value-type="float">
            <text:p>1792</text:p>
          </table:table-cell>
          <table:table-cell table:style-name="ce2" table:formula="of:=[.B$2]*[.A1796]*1000" office:value-type="float" office:value="28.672" calcext:value-type="float">
            <text:p>28.672</text:p>
          </table:table-cell>
          <table:table-cell table:style-name="ce6" table:formula="of:=1/([.B1796]/1000)" office:value-type="float" office:value="34.8772321428571" calcext:value-type="float">
            <text:p>35</text:p>
          </table:table-cell>
          <table:table-cell table:style-name="ce6" table:formula="of:=[.C1796]/[.D$2]" office:value-type="float" office:value="8.71930803571429" calcext:value-type="float">
            <text:p>9</text:p>
          </table:table-cell>
          <table:table-cell table:style-name="ce6" table:formula="of:=[.D1796]*60" office:value-type="float" office:value="523.158482142857" calcext:value-type="float">
            <text:p>523</text:p>
          </table:table-cell>
          <table:table-cell table:style-name="ce6" table:formula="of:=[.E1796]*[.F$2]" office:value-type="float" office:value="1046.31696428571" calcext:value-type="float">
            <text:p>1046</text:p>
          </table:table-cell>
          <table:table-cell table:number-columns-repeated="5"/>
        </table:table-row>
        <table:table-row table:style-name="ro1">
          <table:table-cell table:style-name="ce2" office:value-type="float" office:value="1793" calcext:value-type="float">
            <text:p>1793</text:p>
          </table:table-cell>
          <table:table-cell table:style-name="ce2" table:formula="of:=[.B$2]*[.A1797]*1000" office:value-type="float" office:value="28.688" calcext:value-type="float">
            <text:p>28.688</text:p>
          </table:table-cell>
          <table:table-cell table:style-name="ce6" table:formula="of:=1/([.B1797]/1000)" office:value-type="float" office:value="34.8577802565533" calcext:value-type="float">
            <text:p>35</text:p>
          </table:table-cell>
          <table:table-cell table:style-name="ce6" table:formula="of:=[.C1797]/[.D$2]" office:value-type="float" office:value="8.71444506413832" calcext:value-type="float">
            <text:p>9</text:p>
          </table:table-cell>
          <table:table-cell table:style-name="ce6" table:formula="of:=[.D1797]*60" office:value-type="float" office:value="522.866703848299" calcext:value-type="float">
            <text:p>523</text:p>
          </table:table-cell>
          <table:table-cell table:style-name="ce6" table:formula="of:=[.E1797]*[.F$2]" office:value-type="float" office:value="1045.7334076966" calcext:value-type="float">
            <text:p>1046</text:p>
          </table:table-cell>
          <table:table-cell table:number-columns-repeated="5"/>
        </table:table-row>
        <table:table-row table:style-name="ro1">
          <table:table-cell table:style-name="ce2" office:value-type="float" office:value="1794" calcext:value-type="float">
            <text:p>1794</text:p>
          </table:table-cell>
          <table:table-cell table:style-name="ce2" table:formula="of:=[.B$2]*[.A1798]*1000" office:value-type="float" office:value="28.704" calcext:value-type="float">
            <text:p>28.704</text:p>
          </table:table-cell>
          <table:table-cell table:style-name="ce6" table:formula="of:=1/([.B1798]/1000)" office:value-type="float" office:value="34.8383500557414" calcext:value-type="float">
            <text:p>35</text:p>
          </table:table-cell>
          <table:table-cell table:style-name="ce6" table:formula="of:=[.C1798]/[.D$2]" office:value-type="float" office:value="8.70958751393534" calcext:value-type="float">
            <text:p>9</text:p>
          </table:table-cell>
          <table:table-cell table:style-name="ce6" table:formula="of:=[.D1798]*60" office:value-type="float" office:value="522.57525083612" calcext:value-type="float">
            <text:p>523</text:p>
          </table:table-cell>
          <table:table-cell table:style-name="ce6" table:formula="of:=[.E1798]*[.F$2]" office:value-type="float" office:value="1045.15050167224" calcext:value-type="float">
            <text:p>1045</text:p>
          </table:table-cell>
          <table:table-cell table:number-columns-repeated="5"/>
        </table:table-row>
        <table:table-row table:style-name="ro1">
          <table:table-cell table:style-name="ce2" office:value-type="float" office:value="1795" calcext:value-type="float">
            <text:p>1795</text:p>
          </table:table-cell>
          <table:table-cell table:style-name="ce2" table:formula="of:=[.B$2]*[.A1799]*1000" office:value-type="float" office:value="28.72" calcext:value-type="float">
            <text:p>28.72</text:p>
          </table:table-cell>
          <table:table-cell table:style-name="ce6" table:formula="of:=1/([.B1799]/1000)" office:value-type="float" office:value="34.8189415041783" calcext:value-type="float">
            <text:p>35</text:p>
          </table:table-cell>
          <table:table-cell table:style-name="ce6" table:formula="of:=[.C1799]/[.D$2]" office:value-type="float" office:value="8.70473537604457" calcext:value-type="float">
            <text:p>9</text:p>
          </table:table-cell>
          <table:table-cell table:style-name="ce6" table:formula="of:=[.D1799]*60" office:value-type="float" office:value="522.284122562674" calcext:value-type="float">
            <text:p>522</text:p>
          </table:table-cell>
          <table:table-cell table:style-name="ce6" table:formula="of:=[.E1799]*[.F$2]" office:value-type="float" office:value="1044.56824512535" calcext:value-type="float">
            <text:p>1045</text:p>
          </table:table-cell>
          <table:table-cell table:number-columns-repeated="5"/>
        </table:table-row>
        <table:table-row table:style-name="ro1">
          <table:table-cell table:style-name="ce2" office:value-type="float" office:value="1796" calcext:value-type="float">
            <text:p>1796</text:p>
          </table:table-cell>
          <table:table-cell table:style-name="ce2" table:formula="of:=[.B$2]*[.A1800]*1000" office:value-type="float" office:value="28.736" calcext:value-type="float">
            <text:p>28.736</text:p>
          </table:table-cell>
          <table:table-cell table:style-name="ce6" table:formula="of:=1/([.B1800]/1000)" office:value-type="float" office:value="34.7995545657016" calcext:value-type="float">
            <text:p>35</text:p>
          </table:table-cell>
          <table:table-cell table:style-name="ce6" table:formula="of:=[.C1800]/[.D$2]" office:value-type="float" office:value="8.69988864142539" calcext:value-type="float">
            <text:p>9</text:p>
          </table:table-cell>
          <table:table-cell table:style-name="ce6" table:formula="of:=[.D1800]*60" office:value-type="float" office:value="521.993318485523" calcext:value-type="float">
            <text:p>522</text:p>
          </table:table-cell>
          <table:table-cell table:style-name="ce6" table:formula="of:=[.E1800]*[.F$2]" office:value-type="float" office:value="1043.98663697105" calcext:value-type="float">
            <text:p>1044</text:p>
          </table:table-cell>
          <table:table-cell table:number-columns-repeated="5"/>
        </table:table-row>
        <table:table-row table:style-name="ro1">
          <table:table-cell table:style-name="ce2" office:value-type="float" office:value="1797" calcext:value-type="float">
            <text:p>1797</text:p>
          </table:table-cell>
          <table:table-cell table:style-name="ce2" table:formula="of:=[.B$2]*[.A1801]*1000" office:value-type="float" office:value="28.752" calcext:value-type="float">
            <text:p>28.752</text:p>
          </table:table-cell>
          <table:table-cell table:style-name="ce6" table:formula="of:=1/([.B1801]/1000)" office:value-type="float" office:value="34.7801892042293" calcext:value-type="float">
            <text:p>35</text:p>
          </table:table-cell>
          <table:table-cell table:style-name="ce6" table:formula="of:=[.C1801]/[.D$2]" office:value-type="float" office:value="8.69504730105732" calcext:value-type="float">
            <text:p>9</text:p>
          </table:table-cell>
          <table:table-cell table:style-name="ce6" table:formula="of:=[.D1801]*60" office:value-type="float" office:value="521.702838063439" calcext:value-type="float">
            <text:p>522</text:p>
          </table:table-cell>
          <table:table-cell table:style-name="ce6" table:formula="of:=[.E1801]*[.F$2]" office:value-type="float" office:value="1043.40567612688" calcext:value-type="float">
            <text:p>1043</text:p>
          </table:table-cell>
          <table:table-cell table:number-columns-repeated="5"/>
        </table:table-row>
        <table:table-row table:style-name="ro1">
          <table:table-cell table:style-name="ce2" office:value-type="float" office:value="1798" calcext:value-type="float">
            <text:p>1798</text:p>
          </table:table-cell>
          <table:table-cell table:style-name="ce2" table:formula="of:=[.B$2]*[.A1802]*1000" office:value-type="float" office:value="28.768" calcext:value-type="float">
            <text:p>28.768</text:p>
          </table:table-cell>
          <table:table-cell table:style-name="ce6" table:formula="of:=1/([.B1802]/1000)" office:value-type="float" office:value="34.7608453837597" calcext:value-type="float">
            <text:p>35</text:p>
          </table:table-cell>
          <table:table-cell table:style-name="ce6" table:formula="of:=[.C1802]/[.D$2]" office:value-type="float" office:value="8.69021134593993" calcext:value-type="float">
            <text:p>9</text:p>
          </table:table-cell>
          <table:table-cell table:style-name="ce6" table:formula="of:=[.D1802]*60" office:value-type="float" office:value="521.412680756396" calcext:value-type="float">
            <text:p>521</text:p>
          </table:table-cell>
          <table:table-cell table:style-name="ce6" table:formula="of:=[.E1802]*[.F$2]" office:value-type="float" office:value="1042.82536151279" calcext:value-type="float">
            <text:p>1043</text:p>
          </table:table-cell>
          <table:table-cell table:number-columns-repeated="5"/>
        </table:table-row>
        <table:table-row table:style-name="ro1">
          <table:table-cell table:style-name="ce2" office:value-type="float" office:value="1799" calcext:value-type="float">
            <text:p>1799</text:p>
          </table:table-cell>
          <table:table-cell table:style-name="ce2" table:formula="of:=[.B$2]*[.A1803]*1000" office:value-type="float" office:value="28.784" calcext:value-type="float">
            <text:p>28.784</text:p>
          </table:table-cell>
          <table:table-cell table:style-name="ce6" table:formula="of:=1/([.B1803]/1000)" office:value-type="float" office:value="34.7415230683713" calcext:value-type="float">
            <text:p>35</text:p>
          </table:table-cell>
          <table:table-cell table:style-name="ce6" table:formula="of:=[.C1803]/[.D$2]" office:value-type="float" office:value="8.68538076709283" calcext:value-type="float">
            <text:p>9</text:p>
          </table:table-cell>
          <table:table-cell table:style-name="ce6" table:formula="of:=[.D1803]*60" office:value-type="float" office:value="521.12284602557" calcext:value-type="float">
            <text:p>521</text:p>
          </table:table-cell>
          <table:table-cell table:style-name="ce6" table:formula="of:=[.E1803]*[.F$2]" office:value-type="float" office:value="1042.24569205114" calcext:value-type="float">
            <text:p>1042</text:p>
          </table:table-cell>
          <table:table-cell table:number-columns-repeated="5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table:formula="of:=[.B$2]*[.A1804]*1000" office:value-type="float" office:value="28.8" calcext:value-type="float">
            <text:p>28.8</text:p>
          </table:table-cell>
          <table:table-cell table:style-name="ce6" table:formula="of:=1/([.B1804]/1000)" office:value-type="float" office:value="34.7222222222222" calcext:value-type="float">
            <text:p>35</text:p>
          </table:table-cell>
          <table:table-cell table:style-name="ce6" table:formula="of:=[.C1804]/[.D$2]" office:value-type="float" office:value="8.68055555555556" calcext:value-type="float">
            <text:p>9</text:p>
          </table:table-cell>
          <table:table-cell table:style-name="ce6" table:formula="of:=[.D1804]*60" office:value-type="float" office:value="520.833333333333" calcext:value-type="float">
            <text:p>521</text:p>
          </table:table-cell>
          <table:table-cell table:style-name="ce6" table:formula="of:=[.E1804]*[.F$2]" office:value-type="float" office:value="1041.66666666667" calcext:value-type="float">
            <text:p>1042</text:p>
          </table:table-cell>
          <table:table-cell table:number-columns-repeated="5"/>
        </table:table-row>
        <table:table-row table:style-name="ro1">
          <table:table-cell table:style-name="ce2" office:value-type="float" office:value="1801" calcext:value-type="float">
            <text:p>1801</text:p>
          </table:table-cell>
          <table:table-cell table:style-name="ce2" table:formula="of:=[.B$2]*[.A1805]*1000" office:value-type="float" office:value="28.816" calcext:value-type="float">
            <text:p>28.816</text:p>
          </table:table-cell>
          <table:table-cell table:style-name="ce6" table:formula="of:=1/([.B1805]/1000)" office:value-type="float" office:value="34.7029428095502" calcext:value-type="float">
            <text:p>35</text:p>
          </table:table-cell>
          <table:table-cell table:style-name="ce6" table:formula="of:=[.C1805]/[.D$2]" office:value-type="float" office:value="8.67573570238756" calcext:value-type="float">
            <text:p>9</text:p>
          </table:table-cell>
          <table:table-cell table:style-name="ce6" table:formula="of:=[.D1805]*60" office:value-type="float" office:value="520.544142143254" calcext:value-type="float">
            <text:p>521</text:p>
          </table:table-cell>
          <table:table-cell table:style-name="ce6" table:formula="of:=[.E1805]*[.F$2]" office:value-type="float" office:value="1041.08828428651" calcext:value-type="float">
            <text:p>1041</text:p>
          </table:table-cell>
          <table:table-cell table:number-columns-repeated="5"/>
        </table:table-row>
        <table:table-row table:style-name="ro1">
          <table:table-cell table:style-name="ce2" office:value-type="float" office:value="1802" calcext:value-type="float">
            <text:p>1802</text:p>
          </table:table-cell>
          <table:table-cell table:style-name="ce2" table:formula="of:=[.B$2]*[.A1806]*1000" office:value-type="float" office:value="28.832" calcext:value-type="float">
            <text:p>28.832</text:p>
          </table:table-cell>
          <table:table-cell table:style-name="ce6" table:formula="of:=1/([.B1806]/1000)" office:value-type="float" office:value="34.6836847946726" calcext:value-type="float">
            <text:p>35</text:p>
          </table:table-cell>
          <table:table-cell table:style-name="ce6" table:formula="of:=[.C1806]/[.D$2]" office:value-type="float" office:value="8.67092119866815" calcext:value-type="float">
            <text:p>9</text:p>
          </table:table-cell>
          <table:table-cell table:style-name="ce6" table:formula="of:=[.D1806]*60" office:value-type="float" office:value="520.255271920089" calcext:value-type="float">
            <text:p>520</text:p>
          </table:table-cell>
          <table:table-cell table:style-name="ce6" table:formula="of:=[.E1806]*[.F$2]" office:value-type="float" office:value="1040.51054384018" calcext:value-type="float">
            <text:p>1041</text:p>
          </table:table-cell>
          <table:table-cell table:number-columns-repeated="5"/>
        </table:table-row>
        <table:table-row table:style-name="ro1">
          <table:table-cell table:style-name="ce2" office:value-type="float" office:value="1803" calcext:value-type="float">
            <text:p>1803</text:p>
          </table:table-cell>
          <table:table-cell table:style-name="ce2" table:formula="of:=[.B$2]*[.A1807]*1000" office:value-type="float" office:value="28.848" calcext:value-type="float">
            <text:p>28.848</text:p>
          </table:table-cell>
          <table:table-cell table:style-name="ce6" table:formula="of:=1/([.B1807]/1000)" office:value-type="float" office:value="34.6644481419856" calcext:value-type="float">
            <text:p>35</text:p>
          </table:table-cell>
          <table:table-cell table:style-name="ce6" table:formula="of:=[.C1807]/[.D$2]" office:value-type="float" office:value="8.6661120354964" calcext:value-type="float">
            <text:p>9</text:p>
          </table:table-cell>
          <table:table-cell table:style-name="ce6" table:formula="of:=[.D1807]*60" office:value-type="float" office:value="519.966722129784" calcext:value-type="float">
            <text:p>520</text:p>
          </table:table-cell>
          <table:table-cell table:style-name="ce6" table:formula="of:=[.E1807]*[.F$2]" office:value-type="float" office:value="1039.93344425957" calcext:value-type="float">
            <text:p>1040</text:p>
          </table:table-cell>
          <table:table-cell table:number-columns-repeated="5"/>
        </table:table-row>
        <table:table-row table:style-name="ro1">
          <table:table-cell table:style-name="ce2" office:value-type="float" office:value="1804" calcext:value-type="float">
            <text:p>1804</text:p>
          </table:table-cell>
          <table:table-cell table:style-name="ce2" table:formula="of:=[.B$2]*[.A1808]*1000" office:value-type="float" office:value="28.864" calcext:value-type="float">
            <text:p>28.864</text:p>
          </table:table-cell>
          <table:table-cell table:style-name="ce6" table:formula="of:=1/([.B1808]/1000)" office:value-type="float" office:value="34.6452328159645" calcext:value-type="float">
            <text:p>35</text:p>
          </table:table-cell>
          <table:table-cell table:style-name="ce6" table:formula="of:=[.C1808]/[.D$2]" office:value-type="float" office:value="8.66130820399113" calcext:value-type="float">
            <text:p>9</text:p>
          </table:table-cell>
          <table:table-cell table:style-name="ce6" table:formula="of:=[.D1808]*60" office:value-type="float" office:value="519.678492239468" calcext:value-type="float">
            <text:p>520</text:p>
          </table:table-cell>
          <table:table-cell table:style-name="ce6" table:formula="of:=[.E1808]*[.F$2]" office:value-type="float" office:value="1039.35698447894" calcext:value-type="float">
            <text:p>1039</text:p>
          </table:table-cell>
          <table:table-cell table:number-columns-repeated="5"/>
        </table:table-row>
        <table:table-row table:style-name="ro1">
          <table:table-cell table:style-name="ce2" office:value-type="float" office:value="1805" calcext:value-type="float">
            <text:p>1805</text:p>
          </table:table-cell>
          <table:table-cell table:style-name="ce2" table:formula="of:=[.B$2]*[.A1809]*1000" office:value-type="float" office:value="28.88" calcext:value-type="float">
            <text:p>28.88</text:p>
          </table:table-cell>
          <table:table-cell table:style-name="ce6" table:formula="of:=1/([.B1809]/1000)" office:value-type="float" office:value="34.6260387811634" calcext:value-type="float">
            <text:p>35</text:p>
          </table:table-cell>
          <table:table-cell table:style-name="ce6" table:formula="of:=[.C1809]/[.D$2]" office:value-type="float" office:value="8.65650969529086" calcext:value-type="float">
            <text:p>9</text:p>
          </table:table-cell>
          <table:table-cell table:style-name="ce6" table:formula="of:=[.D1809]*60" office:value-type="float" office:value="519.390581717452" calcext:value-type="float">
            <text:p>519</text:p>
          </table:table-cell>
          <table:table-cell table:style-name="ce6" table:formula="of:=[.E1809]*[.F$2]" office:value-type="float" office:value="1038.7811634349" calcext:value-type="float">
            <text:p>1039</text:p>
          </table:table-cell>
          <table:table-cell table:number-columns-repeated="5"/>
        </table:table-row>
        <table:table-row table:style-name="ro1">
          <table:table-cell table:style-name="ce2" office:value-type="float" office:value="1806" calcext:value-type="float">
            <text:p>1806</text:p>
          </table:table-cell>
          <table:table-cell table:style-name="ce2" table:formula="of:=[.B$2]*[.A1810]*1000" office:value-type="float" office:value="28.896" calcext:value-type="float">
            <text:p>28.896</text:p>
          </table:table-cell>
          <table:table-cell table:style-name="ce6" table:formula="of:=1/([.B1810]/1000)" office:value-type="float" office:value="34.6068660022148" calcext:value-type="float">
            <text:p>35</text:p>
          </table:table-cell>
          <table:table-cell table:style-name="ce6" table:formula="of:=[.C1810]/[.D$2]" office:value-type="float" office:value="8.65171650055371" calcext:value-type="float">
            <text:p>9</text:p>
          </table:table-cell>
          <table:table-cell table:style-name="ce6" table:formula="of:=[.D1810]*60" office:value-type="float" office:value="519.102990033223" calcext:value-type="float">
            <text:p>519</text:p>
          </table:table-cell>
          <table:table-cell table:style-name="ce6" table:formula="of:=[.E1810]*[.F$2]" office:value-type="float" office:value="1038.20598006645" calcext:value-type="float">
            <text:p>1038</text:p>
          </table:table-cell>
          <table:table-cell table:number-columns-repeated="5"/>
        </table:table-row>
        <table:table-row table:style-name="ro1">
          <table:table-cell table:style-name="ce2" office:value-type="float" office:value="1807" calcext:value-type="float">
            <text:p>1807</text:p>
          </table:table-cell>
          <table:table-cell table:style-name="ce2" table:formula="of:=[.B$2]*[.A1811]*1000" office:value-type="float" office:value="28.912" calcext:value-type="float">
            <text:p>28.912</text:p>
          </table:table-cell>
          <table:table-cell table:style-name="ce6" table:formula="of:=1/([.B1811]/1000)" office:value-type="float" office:value="34.5877144438296" calcext:value-type="float">
            <text:p>35</text:p>
          </table:table-cell>
          <table:table-cell table:style-name="ce6" table:formula="of:=[.C1811]/[.D$2]" office:value-type="float" office:value="8.64692861095739" calcext:value-type="float">
            <text:p>9</text:p>
          </table:table-cell>
          <table:table-cell table:style-name="ce6" table:formula="of:=[.D1811]*60" office:value-type="float" office:value="518.815716657443" calcext:value-type="float">
            <text:p>519</text:p>
          </table:table-cell>
          <table:table-cell table:style-name="ce6" table:formula="of:=[.E1811]*[.F$2]" office:value-type="float" office:value="1037.63143331489" calcext:value-type="float">
            <text:p>1038</text:p>
          </table:table-cell>
          <table:table-cell table:number-columns-repeated="5"/>
        </table:table-row>
        <table:table-row table:style-name="ro1">
          <table:table-cell table:style-name="ce2" office:value-type="float" office:value="1808" calcext:value-type="float">
            <text:p>1808</text:p>
          </table:table-cell>
          <table:table-cell table:style-name="ce2" table:formula="of:=[.B$2]*[.A1812]*1000" office:value-type="float" office:value="28.928" calcext:value-type="float">
            <text:p>28.928</text:p>
          </table:table-cell>
          <table:table-cell table:style-name="ce6" table:formula="of:=1/([.B1812]/1000)" office:value-type="float" office:value="34.5685840707965" calcext:value-type="float">
            <text:p>35</text:p>
          </table:table-cell>
          <table:table-cell table:style-name="ce6" table:formula="of:=[.C1812]/[.D$2]" office:value-type="float" office:value="8.64214601769912" calcext:value-type="float">
            <text:p>9</text:p>
          </table:table-cell>
          <table:table-cell table:style-name="ce6" table:formula="of:=[.D1812]*60" office:value-type="float" office:value="518.528761061947" calcext:value-type="float">
            <text:p>519</text:p>
          </table:table-cell>
          <table:table-cell table:style-name="ce6" table:formula="of:=[.E1812]*[.F$2]" office:value-type="float" office:value="1037.05752212389" calcext:value-type="float">
            <text:p>1037</text:p>
          </table:table-cell>
          <table:table-cell table:number-columns-repeated="5"/>
        </table:table-row>
        <table:table-row table:style-name="ro1">
          <table:table-cell table:style-name="ce2" office:value-type="float" office:value="1809" calcext:value-type="float">
            <text:p>1809</text:p>
          </table:table-cell>
          <table:table-cell table:style-name="ce2" table:formula="of:=[.B$2]*[.A1813]*1000" office:value-type="float" office:value="28.944" calcext:value-type="float">
            <text:p>28.944</text:p>
          </table:table-cell>
          <table:table-cell table:style-name="ce6" table:formula="of:=1/([.B1813]/1000)" office:value-type="float" office:value="34.5494748479823" calcext:value-type="float">
            <text:p>35</text:p>
          </table:table-cell>
          <table:table-cell table:style-name="ce6" table:formula="of:=[.C1813]/[.D$2]" office:value-type="float" office:value="8.63736871199558" calcext:value-type="float">
            <text:p>9</text:p>
          </table:table-cell>
          <table:table-cell table:style-name="ce6" table:formula="of:=[.D1813]*60" office:value-type="float" office:value="518.242122719735" calcext:value-type="float">
            <text:p>518</text:p>
          </table:table-cell>
          <table:table-cell table:style-name="ce6" table:formula="of:=[.E1813]*[.F$2]" office:value-type="float" office:value="1036.48424543947" calcext:value-type="float">
            <text:p>1036</text:p>
          </table:table-cell>
          <table:table-cell table:number-columns-repeated="5"/>
        </table:table-row>
        <table:table-row table:style-name="ro1">
          <table:table-cell table:style-name="ce2" office:value-type="float" office:value="1810" calcext:value-type="float">
            <text:p>1810</text:p>
          </table:table-cell>
          <table:table-cell table:style-name="ce2" table:formula="of:=[.B$2]*[.A1814]*1000" office:value-type="float" office:value="28.96" calcext:value-type="float">
            <text:p>28.96</text:p>
          </table:table-cell>
          <table:table-cell table:style-name="ce6" table:formula="of:=1/([.B1814]/1000)" office:value-type="float" office:value="34.5303867403315" calcext:value-type="float">
            <text:p>35</text:p>
          </table:table-cell>
          <table:table-cell table:style-name="ce6" table:formula="of:=[.C1814]/[.D$2]" office:value-type="float" office:value="8.63259668508287" calcext:value-type="float">
            <text:p>9</text:p>
          </table:table-cell>
          <table:table-cell table:style-name="ce6" table:formula="of:=[.D1814]*60" office:value-type="float" office:value="517.955801104972" calcext:value-type="float">
            <text:p>518</text:p>
          </table:table-cell>
          <table:table-cell table:style-name="ce6" table:formula="of:=[.E1814]*[.F$2]" office:value-type="float" office:value="1035.91160220994" calcext:value-type="float">
            <text:p>1036</text:p>
          </table:table-cell>
          <table:table-cell table:number-columns-repeated="5"/>
        </table:table-row>
        <table:table-row table:style-name="ro1">
          <table:table-cell table:style-name="ce2" office:value-type="float" office:value="1811" calcext:value-type="float">
            <text:p>1811</text:p>
          </table:table-cell>
          <table:table-cell table:style-name="ce2" table:formula="of:=[.B$2]*[.A1815]*1000" office:value-type="float" office:value="28.976" calcext:value-type="float">
            <text:p>28.976</text:p>
          </table:table-cell>
          <table:table-cell table:style-name="ce6" table:formula="of:=1/([.B1815]/1000)" office:value-type="float" office:value="34.5113197128658" calcext:value-type="float">
            <text:p>35</text:p>
          </table:table-cell>
          <table:table-cell table:style-name="ce6" table:formula="of:=[.C1815]/[.D$2]" office:value-type="float" office:value="8.62782992821646" calcext:value-type="float">
            <text:p>9</text:p>
          </table:table-cell>
          <table:table-cell table:style-name="ce6" table:formula="of:=[.D1815]*60" office:value-type="float" office:value="517.669795692987" calcext:value-type="float">
            <text:p>518</text:p>
          </table:table-cell>
          <table:table-cell table:style-name="ce6" table:formula="of:=[.E1815]*[.F$2]" office:value-type="float" office:value="1035.33959138597" calcext:value-type="float">
            <text:p>1035</text:p>
          </table:table-cell>
          <table:table-cell table:number-columns-repeated="5"/>
        </table:table-row>
        <table:table-row table:style-name="ro1">
          <table:table-cell table:style-name="ce2" office:value-type="float" office:value="1812" calcext:value-type="float">
            <text:p>1812</text:p>
          </table:table-cell>
          <table:table-cell table:style-name="ce2" table:formula="of:=[.B$2]*[.A1816]*1000" office:value-type="float" office:value="28.992" calcext:value-type="float">
            <text:p>28.992</text:p>
          </table:table-cell>
          <table:table-cell table:style-name="ce6" table:formula="of:=1/([.B1816]/1000)" office:value-type="float" office:value="34.4922737306843" calcext:value-type="float">
            <text:p>34</text:p>
          </table:table-cell>
          <table:table-cell table:style-name="ce6" table:formula="of:=[.C1816]/[.D$2]" office:value-type="float" office:value="8.62306843267108" calcext:value-type="float">
            <text:p>9</text:p>
          </table:table-cell>
          <table:table-cell table:style-name="ce6" table:formula="of:=[.D1816]*60" office:value-type="float" office:value="517.384105960265" calcext:value-type="float">
            <text:p>517</text:p>
          </table:table-cell>
          <table:table-cell table:style-name="ce6" table:formula="of:=[.E1816]*[.F$2]" office:value-type="float" office:value="1034.76821192053" calcext:value-type="float">
            <text:p>1035</text:p>
          </table:table-cell>
          <table:table-cell table:number-columns-repeated="5"/>
        </table:table-row>
        <table:table-row table:style-name="ro1">
          <table:table-cell table:style-name="ce2" office:value-type="float" office:value="1813" calcext:value-type="float">
            <text:p>1813</text:p>
          </table:table-cell>
          <table:table-cell table:style-name="ce2" table:formula="of:=[.B$2]*[.A1817]*1000" office:value-type="float" office:value="29.008" calcext:value-type="float">
            <text:p>29.008</text:p>
          </table:table-cell>
          <table:table-cell table:style-name="ce6" table:formula="of:=1/([.B1817]/1000)" office:value-type="float" office:value="34.473248758963" calcext:value-type="float">
            <text:p>34</text:p>
          </table:table-cell>
          <table:table-cell table:style-name="ce6" table:formula="of:=[.C1817]/[.D$2]" office:value-type="float" office:value="8.61831218974076" calcext:value-type="float">
            <text:p>9</text:p>
          </table:table-cell>
          <table:table-cell table:style-name="ce6" table:formula="of:=[.D1817]*60" office:value-type="float" office:value="517.098731384446" calcext:value-type="float">
            <text:p>517</text:p>
          </table:table-cell>
          <table:table-cell table:style-name="ce6" table:formula="of:=[.E1817]*[.F$2]" office:value-type="float" office:value="1034.19746276889" calcext:value-type="float">
            <text:p>1034</text:p>
          </table:table-cell>
          <table:table-cell table:number-columns-repeated="5"/>
        </table:table-row>
        <table:table-row table:style-name="ro1">
          <table:table-cell table:style-name="ce2" office:value-type="float" office:value="1814" calcext:value-type="float">
            <text:p>1814</text:p>
          </table:table-cell>
          <table:table-cell table:style-name="ce2" table:formula="of:=[.B$2]*[.A1818]*1000" office:value-type="float" office:value="29.024" calcext:value-type="float">
            <text:p>29.024</text:p>
          </table:table-cell>
          <table:table-cell table:style-name="ce6" table:formula="of:=1/([.B1818]/1000)" office:value-type="float" office:value="34.4542447629548" calcext:value-type="float">
            <text:p>34</text:p>
          </table:table-cell>
          <table:table-cell table:style-name="ce6" table:formula="of:=[.C1818]/[.D$2]" office:value-type="float" office:value="8.6135611907387" calcext:value-type="float">
            <text:p>9</text:p>
          </table:table-cell>
          <table:table-cell table:style-name="ce6" table:formula="of:=[.D1818]*60" office:value-type="float" office:value="516.813671444322" calcext:value-type="float">
            <text:p>517</text:p>
          </table:table-cell>
          <table:table-cell table:style-name="ce6" table:formula="of:=[.E1818]*[.F$2]" office:value-type="float" office:value="1033.62734288864" calcext:value-type="float">
            <text:p>1034</text:p>
          </table:table-cell>
          <table:table-cell table:number-columns-repeated="5"/>
        </table:table-row>
        <table:table-row table:style-name="ro1">
          <table:table-cell table:style-name="ce2" office:value-type="float" office:value="1815" calcext:value-type="float">
            <text:p>1815</text:p>
          </table:table-cell>
          <table:table-cell table:style-name="ce2" table:formula="of:=[.B$2]*[.A1819]*1000" office:value-type="float" office:value="29.04" calcext:value-type="float">
            <text:p>29.04</text:p>
          </table:table-cell>
          <table:table-cell table:style-name="ce6" table:formula="of:=1/([.B1819]/1000)" office:value-type="float" office:value="34.435261707989" calcext:value-type="float">
            <text:p>34</text:p>
          </table:table-cell>
          <table:table-cell table:style-name="ce6" table:formula="of:=[.C1819]/[.D$2]" office:value-type="float" office:value="8.60881542699724" calcext:value-type="float">
            <text:p>9</text:p>
          </table:table-cell>
          <table:table-cell table:style-name="ce6" table:formula="of:=[.D1819]*60" office:value-type="float" office:value="516.528925619835" calcext:value-type="float">
            <text:p>517</text:p>
          </table:table-cell>
          <table:table-cell table:style-name="ce6" table:formula="of:=[.E1819]*[.F$2]" office:value-type="float" office:value="1033.05785123967" calcext:value-type="float">
            <text:p>1033</text:p>
          </table:table-cell>
          <table:table-cell table:number-columns-repeated="5"/>
        </table:table-row>
        <table:table-row table:style-name="ro1">
          <table:table-cell table:style-name="ce2" office:value-type="float" office:value="1816" calcext:value-type="float">
            <text:p>1816</text:p>
          </table:table-cell>
          <table:table-cell table:style-name="ce2" table:formula="of:=[.B$2]*[.A1820]*1000" office:value-type="float" office:value="29.056" calcext:value-type="float">
            <text:p>29.056</text:p>
          </table:table-cell>
          <table:table-cell table:style-name="ce6" table:formula="of:=1/([.B1820]/1000)" office:value-type="float" office:value="34.4162995594714" calcext:value-type="float">
            <text:p>34</text:p>
          </table:table-cell>
          <table:table-cell table:style-name="ce6" table:formula="of:=[.C1820]/[.D$2]" office:value-type="float" office:value="8.60407488986784" calcext:value-type="float">
            <text:p>9</text:p>
          </table:table-cell>
          <table:table-cell table:style-name="ce6" table:formula="of:=[.D1820]*60" office:value-type="float" office:value="516.244493392071" calcext:value-type="float">
            <text:p>516</text:p>
          </table:table-cell>
          <table:table-cell table:style-name="ce6" table:formula="of:=[.E1820]*[.F$2]" office:value-type="float" office:value="1032.48898678414" calcext:value-type="float">
            <text:p>1032</text:p>
          </table:table-cell>
          <table:table-cell table:number-columns-repeated="5"/>
        </table:table-row>
        <table:table-row table:style-name="ro1">
          <table:table-cell table:style-name="ce2" office:value-type="float" office:value="1817" calcext:value-type="float">
            <text:p>1817</text:p>
          </table:table-cell>
          <table:table-cell table:style-name="ce2" table:formula="of:=[.B$2]*[.A1821]*1000" office:value-type="float" office:value="29.072" calcext:value-type="float">
            <text:p>29.072</text:p>
          </table:table-cell>
          <table:table-cell table:style-name="ce6" table:formula="of:=1/([.B1821]/1000)" office:value-type="float" office:value="34.3973582828839" calcext:value-type="float">
            <text:p>34</text:p>
          </table:table-cell>
          <table:table-cell table:style-name="ce6" table:formula="of:=[.C1821]/[.D$2]" office:value-type="float" office:value="8.59933957072097" calcext:value-type="float">
            <text:p>9</text:p>
          </table:table-cell>
          <table:table-cell table:style-name="ce6" table:formula="of:=[.D1821]*60" office:value-type="float" office:value="515.960374243258" calcext:value-type="float">
            <text:p>516</text:p>
          </table:table-cell>
          <table:table-cell table:style-name="ce6" table:formula="of:=[.E1821]*[.F$2]" office:value-type="float" office:value="1031.92074848652" calcext:value-type="float">
            <text:p>1032</text:p>
          </table:table-cell>
          <table:table-cell table:number-columns-repeated="5"/>
        </table:table-row>
        <table:table-row table:style-name="ro1">
          <table:table-cell table:style-name="ce2" office:value-type="float" office:value="1818" calcext:value-type="float">
            <text:p>1818</text:p>
          </table:table-cell>
          <table:table-cell table:style-name="ce2" table:formula="of:=[.B$2]*[.A1822]*1000" office:value-type="float" office:value="29.088" calcext:value-type="float">
            <text:p>29.088</text:p>
          </table:table-cell>
          <table:table-cell table:style-name="ce6" table:formula="of:=1/([.B1822]/1000)" office:value-type="float" office:value="34.3784378437844" calcext:value-type="float">
            <text:p>34</text:p>
          </table:table-cell>
          <table:table-cell table:style-name="ce6" table:formula="of:=[.C1822]/[.D$2]" office:value-type="float" office:value="8.5946094609461" calcext:value-type="float">
            <text:p>9</text:p>
          </table:table-cell>
          <table:table-cell table:style-name="ce6" table:formula="of:=[.D1822]*60" office:value-type="float" office:value="515.676567656766" calcext:value-type="float">
            <text:p>516</text:p>
          </table:table-cell>
          <table:table-cell table:style-name="ce6" table:formula="of:=[.E1822]*[.F$2]" office:value-type="float" office:value="1031.35313531353" calcext:value-type="float">
            <text:p>1031</text:p>
          </table:table-cell>
          <table:table-cell table:number-columns-repeated="5"/>
        </table:table-row>
        <table:table-row table:style-name="ro1">
          <table:table-cell table:style-name="ce2" office:value-type="float" office:value="1819" calcext:value-type="float">
            <text:p>1819</text:p>
          </table:table-cell>
          <table:table-cell table:style-name="ce2" table:formula="of:=[.B$2]*[.A1823]*1000" office:value-type="float" office:value="29.104" calcext:value-type="float">
            <text:p>29.104</text:p>
          </table:table-cell>
          <table:table-cell table:style-name="ce6" table:formula="of:=1/([.B1823]/1000)" office:value-type="float" office:value="34.3595382078065" calcext:value-type="float">
            <text:p>34</text:p>
          </table:table-cell>
          <table:table-cell table:style-name="ce6" table:formula="of:=[.C1823]/[.D$2]" office:value-type="float" office:value="8.58988455195162" calcext:value-type="float">
            <text:p>9</text:p>
          </table:table-cell>
          <table:table-cell table:style-name="ce6" table:formula="of:=[.D1823]*60" office:value-type="float" office:value="515.393073117097" calcext:value-type="float">
            <text:p>515</text:p>
          </table:table-cell>
          <table:table-cell table:style-name="ce6" table:formula="of:=[.E1823]*[.F$2]" office:value-type="float" office:value="1030.78614623419" calcext:value-type="float">
            <text:p>1031</text:p>
          </table:table-cell>
          <table:table-cell table:number-columns-repeated="5"/>
        </table:table-row>
        <table:table-row table:style-name="ro1">
          <table:table-cell table:style-name="ce2" office:value-type="float" office:value="1820" calcext:value-type="float">
            <text:p>1820</text:p>
          </table:table-cell>
          <table:table-cell table:style-name="ce2" table:formula="of:=[.B$2]*[.A1824]*1000" office:value-type="float" office:value="29.12" calcext:value-type="float">
            <text:p>29.12</text:p>
          </table:table-cell>
          <table:table-cell table:style-name="ce6" table:formula="of:=1/([.B1824]/1000)" office:value-type="float" office:value="34.3406593406593" calcext:value-type="float">
            <text:p>34</text:p>
          </table:table-cell>
          <table:table-cell table:style-name="ce6" table:formula="of:=[.C1824]/[.D$2]" office:value-type="float" office:value="8.58516483516484" calcext:value-type="float">
            <text:p>9</text:p>
          </table:table-cell>
          <table:table-cell table:style-name="ce6" table:formula="of:=[.D1824]*60" office:value-type="float" office:value="515.10989010989" calcext:value-type="float">
            <text:p>515</text:p>
          </table:table-cell>
          <table:table-cell table:style-name="ce6" table:formula="of:=[.E1824]*[.F$2]" office:value-type="float" office:value="1030.21978021978" calcext:value-type="float">
            <text:p>1030</text:p>
          </table:table-cell>
          <table:table-cell table:number-columns-repeated="5"/>
        </table:table-row>
        <table:table-row table:style-name="ro1">
          <table:table-cell table:style-name="ce2" office:value-type="float" office:value="1821" calcext:value-type="float">
            <text:p>1821</text:p>
          </table:table-cell>
          <table:table-cell table:style-name="ce2" table:formula="of:=[.B$2]*[.A1825]*1000" office:value-type="float" office:value="29.136" calcext:value-type="float">
            <text:p>29.136</text:p>
          </table:table-cell>
          <table:table-cell table:style-name="ce6" table:formula="of:=1/([.B1825]/1000)" office:value-type="float" office:value="34.3218012081274" calcext:value-type="float">
            <text:p>34</text:p>
          </table:table-cell>
          <table:table-cell table:style-name="ce6" table:formula="of:=[.C1825]/[.D$2]" office:value-type="float" office:value="8.58045030203185" calcext:value-type="float">
            <text:p>9</text:p>
          </table:table-cell>
          <table:table-cell table:style-name="ce6" table:formula="of:=[.D1825]*60" office:value-type="float" office:value="514.827018121911" calcext:value-type="float">
            <text:p>515</text:p>
          </table:table-cell>
          <table:table-cell table:style-name="ce6" table:formula="of:=[.E1825]*[.F$2]" office:value-type="float" office:value="1029.65403624382" calcext:value-type="float">
            <text:p>1030</text:p>
          </table:table-cell>
          <table:table-cell table:number-columns-repeated="5"/>
        </table:table-row>
        <table:table-row table:style-name="ro1">
          <table:table-cell table:style-name="ce2" office:value-type="float" office:value="1822" calcext:value-type="float">
            <text:p>1822</text:p>
          </table:table-cell>
          <table:table-cell table:style-name="ce2" table:formula="of:=[.B$2]*[.A1826]*1000" office:value-type="float" office:value="29.152" calcext:value-type="float">
            <text:p>29.152</text:p>
          </table:table-cell>
          <table:table-cell table:style-name="ce6" table:formula="of:=1/([.B1826]/1000)" office:value-type="float" office:value="34.3029637760703" calcext:value-type="float">
            <text:p>34</text:p>
          </table:table-cell>
          <table:table-cell table:style-name="ce6" table:formula="of:=[.C1826]/[.D$2]" office:value-type="float" office:value="8.57574094401756" calcext:value-type="float">
            <text:p>9</text:p>
          </table:table-cell>
          <table:table-cell table:style-name="ce6" table:formula="of:=[.D1826]*60" office:value-type="float" office:value="514.544456641054" calcext:value-type="float">
            <text:p>515</text:p>
          </table:table-cell>
          <table:table-cell table:style-name="ce6" table:formula="of:=[.E1826]*[.F$2]" office:value-type="float" office:value="1029.08891328211" calcext:value-type="float">
            <text:p>1029</text:p>
          </table:table-cell>
          <table:table-cell table:number-columns-repeated="5"/>
        </table:table-row>
        <table:table-row table:style-name="ro1">
          <table:table-cell table:style-name="ce2" office:value-type="float" office:value="1823" calcext:value-type="float">
            <text:p>1823</text:p>
          </table:table-cell>
          <table:table-cell table:style-name="ce2" table:formula="of:=[.B$2]*[.A1827]*1000" office:value-type="float" office:value="29.168" calcext:value-type="float">
            <text:p>29.168</text:p>
          </table:table-cell>
          <table:table-cell table:style-name="ce6" table:formula="of:=1/([.B1827]/1000)" office:value-type="float" office:value="34.2841470104224" calcext:value-type="float">
            <text:p>34</text:p>
          </table:table-cell>
          <table:table-cell table:style-name="ce6" table:formula="of:=[.C1827]/[.D$2]" office:value-type="float" office:value="8.5710367526056" calcext:value-type="float">
            <text:p>9</text:p>
          </table:table-cell>
          <table:table-cell table:style-name="ce6" table:formula="of:=[.D1827]*60" office:value-type="float" office:value="514.262205156336" calcext:value-type="float">
            <text:p>514</text:p>
          </table:table-cell>
          <table:table-cell table:style-name="ce6" table:formula="of:=[.E1827]*[.F$2]" office:value-type="float" office:value="1028.52441031267" calcext:value-type="float">
            <text:p>1029</text:p>
          </table:table-cell>
          <table:table-cell table:number-columns-repeated="5"/>
        </table:table-row>
        <table:table-row table:style-name="ro1">
          <table:table-cell table:style-name="ce2" office:value-type="float" office:value="1824" calcext:value-type="float">
            <text:p>1824</text:p>
          </table:table-cell>
          <table:table-cell table:style-name="ce2" table:formula="of:=[.B$2]*[.A1828]*1000" office:value-type="float" office:value="29.184" calcext:value-type="float">
            <text:p>29.184</text:p>
          </table:table-cell>
          <table:table-cell table:style-name="ce6" table:formula="of:=1/([.B1828]/1000)" office:value-type="float" office:value="34.265350877193" calcext:value-type="float">
            <text:p>34</text:p>
          </table:table-cell>
          <table:table-cell table:style-name="ce6" table:formula="of:=[.C1828]/[.D$2]" office:value-type="float" office:value="8.56633771929825" calcext:value-type="float">
            <text:p>9</text:p>
          </table:table-cell>
          <table:table-cell table:style-name="ce6" table:formula="of:=[.D1828]*60" office:value-type="float" office:value="513.980263157895" calcext:value-type="float">
            <text:p>514</text:p>
          </table:table-cell>
          <table:table-cell table:style-name="ce6" table:formula="of:=[.E1828]*[.F$2]" office:value-type="float" office:value="1027.96052631579" calcext:value-type="float">
            <text:p>1028</text:p>
          </table:table-cell>
          <table:table-cell table:number-columns-repeated="5"/>
        </table:table-row>
        <table:table-row table:style-name="ro1">
          <table:table-cell table:style-name="ce2" office:value-type="float" office:value="1825" calcext:value-type="float">
            <text:p>1825</text:p>
          </table:table-cell>
          <table:table-cell table:style-name="ce2" table:formula="of:=[.B$2]*[.A1829]*1000" office:value-type="float" office:value="29.2" calcext:value-type="float">
            <text:p>29.2</text:p>
          </table:table-cell>
          <table:table-cell table:style-name="ce6" table:formula="of:=1/([.B1829]/1000)" office:value-type="float" office:value="34.2465753424658" calcext:value-type="float">
            <text:p>34</text:p>
          </table:table-cell>
          <table:table-cell table:style-name="ce6" table:formula="of:=[.C1829]/[.D$2]" office:value-type="float" office:value="8.56164383561644" calcext:value-type="float">
            <text:p>9</text:p>
          </table:table-cell>
          <table:table-cell table:style-name="ce6" table:formula="of:=[.D1829]*60" office:value-type="float" office:value="513.698630136986" calcext:value-type="float">
            <text:p>514</text:p>
          </table:table-cell>
          <table:table-cell table:style-name="ce6" table:formula="of:=[.E1829]*[.F$2]" office:value-type="float" office:value="1027.39726027397" calcext:value-type="float">
            <text:p>1027</text:p>
          </table:table-cell>
          <table:table-cell table:number-columns-repeated="5"/>
        </table:table-row>
        <table:table-row table:style-name="ro1">
          <table:table-cell table:style-name="ce2" office:value-type="float" office:value="1826" calcext:value-type="float">
            <text:p>1826</text:p>
          </table:table-cell>
          <table:table-cell table:style-name="ce2" table:formula="of:=[.B$2]*[.A1830]*1000" office:value-type="float" office:value="29.216" calcext:value-type="float">
            <text:p>29.216</text:p>
          </table:table-cell>
          <table:table-cell table:style-name="ce6" table:formula="of:=1/([.B1830]/1000)" office:value-type="float" office:value="34.2278203723987" calcext:value-type="float">
            <text:p>34</text:p>
          </table:table-cell>
          <table:table-cell table:style-name="ce6" table:formula="of:=[.C1830]/[.D$2]" office:value-type="float" office:value="8.55695509309967" calcext:value-type="float">
            <text:p>9</text:p>
          </table:table-cell>
          <table:table-cell table:style-name="ce6" table:formula="of:=[.D1830]*60" office:value-type="float" office:value="513.41730558598" calcext:value-type="float">
            <text:p>513</text:p>
          </table:table-cell>
          <table:table-cell table:style-name="ce6" table:formula="of:=[.E1830]*[.F$2]" office:value-type="float" office:value="1026.83461117196" calcext:value-type="float">
            <text:p>1027</text:p>
          </table:table-cell>
          <table:table-cell table:number-columns-repeated="5"/>
        </table:table-row>
        <table:table-row table:style-name="ro1">
          <table:table-cell table:style-name="ce2" office:value-type="float" office:value="1827" calcext:value-type="float">
            <text:p>1827</text:p>
          </table:table-cell>
          <table:table-cell table:style-name="ce2" table:formula="of:=[.B$2]*[.A1831]*1000" office:value-type="float" office:value="29.232" calcext:value-type="float">
            <text:p>29.232</text:p>
          </table:table-cell>
          <table:table-cell table:style-name="ce6" table:formula="of:=1/([.B1831]/1000)" office:value-type="float" office:value="34.2090859332239" calcext:value-type="float">
            <text:p>34</text:p>
          </table:table-cell>
          <table:table-cell table:style-name="ce6" table:formula="of:=[.C1831]/[.D$2]" office:value-type="float" office:value="8.55227148330597" calcext:value-type="float">
            <text:p>9</text:p>
          </table:table-cell>
          <table:table-cell table:style-name="ce6" table:formula="of:=[.D1831]*60" office:value-type="float" office:value="513.136288998358" calcext:value-type="float">
            <text:p>513</text:p>
          </table:table-cell>
          <table:table-cell table:style-name="ce6" table:formula="of:=[.E1831]*[.F$2]" office:value-type="float" office:value="1026.27257799672" calcext:value-type="float">
            <text:p>1026</text:p>
          </table:table-cell>
          <table:table-cell table:number-columns-repeated="5"/>
        </table:table-row>
        <table:table-row table:style-name="ro1">
          <table:table-cell table:style-name="ce2" office:value-type="float" office:value="1828" calcext:value-type="float">
            <text:p>1828</text:p>
          </table:table-cell>
          <table:table-cell table:style-name="ce2" table:formula="of:=[.B$2]*[.A1832]*1000" office:value-type="float" office:value="29.248" calcext:value-type="float">
            <text:p>29.248</text:p>
          </table:table-cell>
          <table:table-cell table:style-name="ce6" table:formula="of:=1/([.B1832]/1000)" office:value-type="float" office:value="34.1903719912473" calcext:value-type="float">
            <text:p>34</text:p>
          </table:table-cell>
          <table:table-cell table:style-name="ce6" table:formula="of:=[.C1832]/[.D$2]" office:value-type="float" office:value="8.54759299781182" calcext:value-type="float">
            <text:p>9</text:p>
          </table:table-cell>
          <table:table-cell table:style-name="ce6" table:formula="of:=[.D1832]*60" office:value-type="float" office:value="512.855579868709" calcext:value-type="float">
            <text:p>513</text:p>
          </table:table-cell>
          <table:table-cell table:style-name="ce6" table:formula="of:=[.E1832]*[.F$2]" office:value-type="float" office:value="1025.71115973742" calcext:value-type="float">
            <text:p>1026</text:p>
          </table:table-cell>
          <table:table-cell table:number-columns-repeated="5"/>
        </table:table-row>
        <table:table-row table:style-name="ro1">
          <table:table-cell table:style-name="ce2" office:value-type="float" office:value="1829" calcext:value-type="float">
            <text:p>1829</text:p>
          </table:table-cell>
          <table:table-cell table:style-name="ce2" table:formula="of:=[.B$2]*[.A1833]*1000" office:value-type="float" office:value="29.264" calcext:value-type="float">
            <text:p>29.264</text:p>
          </table:table-cell>
          <table:table-cell table:style-name="ce6" table:formula="of:=1/([.B1833]/1000)" office:value-type="float" office:value="34.1716785128486" calcext:value-type="float">
            <text:p>34</text:p>
          </table:table-cell>
          <table:table-cell table:style-name="ce6" table:formula="of:=[.C1833]/[.D$2]" office:value-type="float" office:value="8.54291962821214" calcext:value-type="float">
            <text:p>9</text:p>
          </table:table-cell>
          <table:table-cell table:style-name="ce6" table:formula="of:=[.D1833]*60" office:value-type="float" office:value="512.575177692728" calcext:value-type="float">
            <text:p>513</text:p>
          </table:table-cell>
          <table:table-cell table:style-name="ce6" table:formula="of:=[.E1833]*[.F$2]" office:value-type="float" office:value="1025.15035538546" calcext:value-type="float">
            <text:p>1025</text:p>
          </table:table-cell>
          <table:table-cell table:number-columns-repeated="5"/>
        </table:table-row>
        <table:table-row table:style-name="ro1">
          <table:table-cell table:style-name="ce2" office:value-type="float" office:value="1830" calcext:value-type="float">
            <text:p>1830</text:p>
          </table:table-cell>
          <table:table-cell table:style-name="ce2" table:formula="of:=[.B$2]*[.A1834]*1000" office:value-type="float" office:value="29.28" calcext:value-type="float">
            <text:p>29.28</text:p>
          </table:table-cell>
          <table:table-cell table:style-name="ce6" table:formula="of:=1/([.B1834]/1000)" office:value-type="float" office:value="34.1530054644809" calcext:value-type="float">
            <text:p>34</text:p>
          </table:table-cell>
          <table:table-cell table:style-name="ce6" table:formula="of:=[.C1834]/[.D$2]" office:value-type="float" office:value="8.53825136612022" calcext:value-type="float">
            <text:p>9</text:p>
          </table:table-cell>
          <table:table-cell table:style-name="ce6" table:formula="of:=[.D1834]*60" office:value-type="float" office:value="512.295081967213" calcext:value-type="float">
            <text:p>512</text:p>
          </table:table-cell>
          <table:table-cell table:style-name="ce6" table:formula="of:=[.E1834]*[.F$2]" office:value-type="float" office:value="1024.59016393443" calcext:value-type="float">
            <text:p>1025</text:p>
          </table:table-cell>
          <table:table-cell table:number-columns-repeated="5"/>
        </table:table-row>
        <table:table-row table:style-name="ro1">
          <table:table-cell table:style-name="ce2" office:value-type="float" office:value="1831" calcext:value-type="float">
            <text:p>1831</text:p>
          </table:table-cell>
          <table:table-cell table:style-name="ce2" table:formula="of:=[.B$2]*[.A1835]*1000" office:value-type="float" office:value="29.296" calcext:value-type="float">
            <text:p>29.296</text:p>
          </table:table-cell>
          <table:table-cell table:style-name="ce6" table:formula="of:=1/([.B1835]/1000)" office:value-type="float" office:value="34.1343528126707" calcext:value-type="float">
            <text:p>34</text:p>
          </table:table-cell>
          <table:table-cell table:style-name="ce6" table:formula="of:=[.C1835]/[.D$2]" office:value-type="float" office:value="8.53358820316767" calcext:value-type="float">
            <text:p>9</text:p>
          </table:table-cell>
          <table:table-cell table:style-name="ce6" table:formula="of:=[.D1835]*60" office:value-type="float" office:value="512.01529219006" calcext:value-type="float">
            <text:p>512</text:p>
          </table:table-cell>
          <table:table-cell table:style-name="ce6" table:formula="of:=[.E1835]*[.F$2]" office:value-type="float" office:value="1024.03058438012" calcext:value-type="float">
            <text:p>1024</text:p>
          </table:table-cell>
          <table:table-cell table:number-columns-repeated="5"/>
        </table:table-row>
        <table:table-row table:style-name="ro1">
          <table:table-cell table:style-name="ce2" office:value-type="float" office:value="1832" calcext:value-type="float">
            <text:p>1832</text:p>
          </table:table-cell>
          <table:table-cell table:style-name="ce2" table:formula="of:=[.B$2]*[.A1836]*1000" office:value-type="float" office:value="29.312" calcext:value-type="float">
            <text:p>29.312</text:p>
          </table:table-cell>
          <table:table-cell table:style-name="ce6" table:formula="of:=1/([.B1836]/1000)" office:value-type="float" office:value="34.1157205240175" calcext:value-type="float">
            <text:p>34</text:p>
          </table:table-cell>
          <table:table-cell table:style-name="ce6" table:formula="of:=[.C1836]/[.D$2]" office:value-type="float" office:value="8.52893013100437" calcext:value-type="float">
            <text:p>9</text:p>
          </table:table-cell>
          <table:table-cell table:style-name="ce6" table:formula="of:=[.D1836]*60" office:value-type="float" office:value="511.735807860262" calcext:value-type="float">
            <text:p>512</text:p>
          </table:table-cell>
          <table:table-cell table:style-name="ce6" table:formula="of:=[.E1836]*[.F$2]" office:value-type="float" office:value="1023.47161572052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float" office:value="1833" calcext:value-type="float">
            <text:p>1833</text:p>
          </table:table-cell>
          <table:table-cell table:style-name="ce2" table:formula="of:=[.B$2]*[.A1837]*1000" office:value-type="float" office:value="29.328" calcext:value-type="float">
            <text:p>29.328</text:p>
          </table:table-cell>
          <table:table-cell table:style-name="ce6" table:formula="of:=1/([.B1837]/1000)" office:value-type="float" office:value="34.0971085651937" calcext:value-type="float">
            <text:p>34</text:p>
          </table:table-cell>
          <table:table-cell table:style-name="ce6" table:formula="of:=[.C1837]/[.D$2]" office:value-type="float" office:value="8.52427714129842" calcext:value-type="float">
            <text:p>9</text:p>
          </table:table-cell>
          <table:table-cell table:style-name="ce6" table:formula="of:=[.D1837]*60" office:value-type="float" office:value="511.456628477905" calcext:value-type="float">
            <text:p>511</text:p>
          </table:table-cell>
          <table:table-cell table:style-name="ce6" table:formula="of:=[.E1837]*[.F$2]" office:value-type="float" office:value="1022.91325695581" calcext:value-type="float">
            <text:p>1023</text:p>
          </table:table-cell>
          <table:table-cell table:number-columns-repeated="5"/>
        </table:table-row>
        <table:table-row table:style-name="ro1">
          <table:table-cell table:style-name="ce2" office:value-type="float" office:value="1834" calcext:value-type="float">
            <text:p>1834</text:p>
          </table:table-cell>
          <table:table-cell table:style-name="ce2" table:formula="of:=[.B$2]*[.A1838]*1000" office:value-type="float" office:value="29.344" calcext:value-type="float">
            <text:p>29.344</text:p>
          </table:table-cell>
          <table:table-cell table:style-name="ce6" table:formula="of:=1/([.B1838]/1000)" office:value-type="float" office:value="34.0785169029444" calcext:value-type="float">
            <text:p>34</text:p>
          </table:table-cell>
          <table:table-cell table:style-name="ce6" table:formula="of:=[.C1838]/[.D$2]" office:value-type="float" office:value="8.5196292257361" calcext:value-type="float">
            <text:p>9</text:p>
          </table:table-cell>
          <table:table-cell table:style-name="ce6" table:formula="of:=[.D1838]*60" office:value-type="float" office:value="511.177753544166" calcext:value-type="float">
            <text:p>511</text:p>
          </table:table-cell>
          <table:table-cell table:style-name="ce6" table:formula="of:=[.E1838]*[.F$2]" office:value-type="float" office:value="1022.35550708833" calcext:value-type="float">
            <text:p>1022</text:p>
          </table:table-cell>
          <table:table-cell table:number-columns-repeated="5"/>
        </table:table-row>
        <table:table-row table:style-name="ro1">
          <table:table-cell table:style-name="ce2" office:value-type="float" office:value="1835" calcext:value-type="float">
            <text:p>1835</text:p>
          </table:table-cell>
          <table:table-cell table:style-name="ce2" table:formula="of:=[.B$2]*[.A1839]*1000" office:value-type="float" office:value="29.36" calcext:value-type="float">
            <text:p>29.36</text:p>
          </table:table-cell>
          <table:table-cell table:style-name="ce6" table:formula="of:=1/([.B1839]/1000)" office:value-type="float" office:value="34.0599455040872" calcext:value-type="float">
            <text:p>34</text:p>
          </table:table-cell>
          <table:table-cell table:style-name="ce6" table:formula="of:=[.C1839]/[.D$2]" office:value-type="float" office:value="8.5149863760218" calcext:value-type="float">
            <text:p>9</text:p>
          </table:table-cell>
          <table:table-cell table:style-name="ce6" table:formula="of:=[.D1839]*60" office:value-type="float" office:value="510.899182561308" calcext:value-type="float">
            <text:p>511</text:p>
          </table:table-cell>
          <table:table-cell table:style-name="ce6" table:formula="of:=[.E1839]*[.F$2]" office:value-type="float" office:value="1021.79836512262" calcext:value-type="float">
            <text:p>1022</text:p>
          </table:table-cell>
          <table:table-cell table:number-columns-repeated="5"/>
        </table:table-row>
        <table:table-row table:style-name="ro1">
          <table:table-cell table:style-name="ce2" office:value-type="float" office:value="1836" calcext:value-type="float">
            <text:p>1836</text:p>
          </table:table-cell>
          <table:table-cell table:style-name="ce2" table:formula="of:=[.B$2]*[.A1840]*1000" office:value-type="float" office:value="29.376" calcext:value-type="float">
            <text:p>29.376</text:p>
          </table:table-cell>
          <table:table-cell table:style-name="ce6" table:formula="of:=1/([.B1840]/1000)" office:value-type="float" office:value="34.041394335512" calcext:value-type="float">
            <text:p>34</text:p>
          </table:table-cell>
          <table:table-cell table:style-name="ce6" table:formula="of:=[.C1840]/[.D$2]" office:value-type="float" office:value="8.510348583878" calcext:value-type="float">
            <text:p>9</text:p>
          </table:table-cell>
          <table:table-cell table:style-name="ce6" table:formula="of:=[.D1840]*60" office:value-type="float" office:value="510.62091503268" calcext:value-type="float">
            <text:p>511</text:p>
          </table:table-cell>
          <table:table-cell table:style-name="ce6" table:formula="of:=[.E1840]*[.F$2]" office:value-type="float" office:value="1021.24183006536" calcext:value-type="float">
            <text:p>1021</text:p>
          </table:table-cell>
          <table:table-cell table:number-columns-repeated="5"/>
        </table:table-row>
        <table:table-row table:style-name="ro1">
          <table:table-cell table:style-name="ce2" office:value-type="float" office:value="1837" calcext:value-type="float">
            <text:p>1837</text:p>
          </table:table-cell>
          <table:table-cell table:style-name="ce2" table:formula="of:=[.B$2]*[.A1841]*1000" office:value-type="float" office:value="29.392" calcext:value-type="float">
            <text:p>29.392</text:p>
          </table:table-cell>
          <table:table-cell table:style-name="ce6" table:formula="of:=1/([.B1841]/1000)" office:value-type="float" office:value="34.0228633641807" calcext:value-type="float">
            <text:p>34</text:p>
          </table:table-cell>
          <table:table-cell table:style-name="ce6" table:formula="of:=[.C1841]/[.D$2]" office:value-type="float" office:value="8.50571584104518" calcext:value-type="float">
            <text:p>9</text:p>
          </table:table-cell>
          <table:table-cell table:style-name="ce6" table:formula="of:=[.D1841]*60" office:value-type="float" office:value="510.342950462711" calcext:value-type="float">
            <text:p>510</text:p>
          </table:table-cell>
          <table:table-cell table:style-name="ce6" table:formula="of:=[.E1841]*[.F$2]" office:value-type="float" office:value="1020.68590092542" calcext:value-type="float">
            <text:p>1021</text:p>
          </table:table-cell>
          <table:table-cell table:number-columns-repeated="5"/>
        </table:table-row>
        <table:table-row table:style-name="ro1">
          <table:table-cell table:style-name="ce2" office:value-type="float" office:value="1838" calcext:value-type="float">
            <text:p>1838</text:p>
          </table:table-cell>
          <table:table-cell table:style-name="ce2" table:formula="of:=[.B$2]*[.A1842]*1000" office:value-type="float" office:value="29.408" calcext:value-type="float">
            <text:p>29.408</text:p>
          </table:table-cell>
          <table:table-cell table:style-name="ce6" table:formula="of:=1/([.B1842]/1000)" office:value-type="float" office:value="34.0043525571273" calcext:value-type="float">
            <text:p>34</text:p>
          </table:table-cell>
          <table:table-cell table:style-name="ce6" table:formula="of:=[.C1842]/[.D$2]" office:value-type="float" office:value="8.50108813928183" calcext:value-type="float">
            <text:p>9</text:p>
          </table:table-cell>
          <table:table-cell table:style-name="ce6" table:formula="of:=[.D1842]*60" office:value-type="float" office:value="510.06528835691" calcext:value-type="float">
            <text:p>510</text:p>
          </table:table-cell>
          <table:table-cell table:style-name="ce6" table:formula="of:=[.E1842]*[.F$2]" office:value-type="float" office:value="1020.13057671382" calcext:value-type="float">
            <text:p>1020</text:p>
          </table:table-cell>
          <table:table-cell table:number-columns-repeated="5"/>
        </table:table-row>
        <table:table-row table:style-name="ro1">
          <table:table-cell table:style-name="ce2" office:value-type="float" office:value="1839" calcext:value-type="float">
            <text:p>1839</text:p>
          </table:table-cell>
          <table:table-cell table:style-name="ce2" table:formula="of:=[.B$2]*[.A1843]*1000" office:value-type="float" office:value="29.424" calcext:value-type="float">
            <text:p>29.424</text:p>
          </table:table-cell>
          <table:table-cell table:style-name="ce6" table:formula="of:=1/([.B1843]/1000)" office:value-type="float" office:value="33.9858618814573" calcext:value-type="float">
            <text:p>34</text:p>
          </table:table-cell>
          <table:table-cell table:style-name="ce6" table:formula="of:=[.C1843]/[.D$2]" office:value-type="float" office:value="8.49646547036433" calcext:value-type="float">
            <text:p>8</text:p>
          </table:table-cell>
          <table:table-cell table:style-name="ce6" table:formula="of:=[.D1843]*60" office:value-type="float" office:value="509.78792822186" calcext:value-type="float">
            <text:p>510</text:p>
          </table:table-cell>
          <table:table-cell table:style-name="ce6" table:formula="of:=[.E1843]*[.F$2]" office:value-type="float" office:value="1019.57585644372" calcext:value-type="float">
            <text:p>1020</text:p>
          </table:table-cell>
          <table:table-cell table:number-columns-repeated="5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table:formula="of:=[.B$2]*[.A1844]*1000" office:value-type="float" office:value="29.44" calcext:value-type="float">
            <text:p>29.44</text:p>
          </table:table-cell>
          <table:table-cell table:style-name="ce6" table:formula="of:=1/([.B1844]/1000)" office:value-type="float" office:value="33.9673913043478" calcext:value-type="float">
            <text:p>34</text:p>
          </table:table-cell>
          <table:table-cell table:style-name="ce6" table:formula="of:=[.C1844]/[.D$2]" office:value-type="float" office:value="8.49184782608696" calcext:value-type="float">
            <text:p>8</text:p>
          </table:table-cell>
          <table:table-cell table:style-name="ce6" table:formula="of:=[.D1844]*60" office:value-type="float" office:value="509.510869565218" calcext:value-type="float">
            <text:p>510</text:p>
          </table:table-cell>
          <table:table-cell table:style-name="ce6" table:formula="of:=[.E1844]*[.F$2]" office:value-type="float" office:value="1019.02173913043" calcext:value-type="float">
            <text:p>1019</text:p>
          </table:table-cell>
          <table:table-cell table:number-columns-repeated="5"/>
        </table:table-row>
        <table:table-row table:style-name="ro1">
          <table:table-cell table:style-name="ce2" office:value-type="float" office:value="1841" calcext:value-type="float">
            <text:p>1841</text:p>
          </table:table-cell>
          <table:table-cell table:style-name="ce2" table:formula="of:=[.B$2]*[.A1845]*1000" office:value-type="float" office:value="29.456" calcext:value-type="float">
            <text:p>29.456</text:p>
          </table:table-cell>
          <table:table-cell table:style-name="ce6" table:formula="of:=1/([.B1845]/1000)" office:value-type="float" office:value="33.9489407930473" calcext:value-type="float">
            <text:p>34</text:p>
          </table:table-cell>
          <table:table-cell table:style-name="ce6" table:formula="of:=[.C1845]/[.D$2]" office:value-type="float" office:value="8.48723519826181" calcext:value-type="float">
            <text:p>8</text:p>
          </table:table-cell>
          <table:table-cell table:style-name="ce6" table:formula="of:=[.D1845]*60" office:value-type="float" office:value="509.234111895709" calcext:value-type="float">
            <text:p>509</text:p>
          </table:table-cell>
          <table:table-cell table:style-name="ce6" table:formula="of:=[.E1845]*[.F$2]" office:value-type="float" office:value="1018.46822379142" calcext:value-type="float">
            <text:p>1018</text:p>
          </table:table-cell>
          <table:table-cell table:number-columns-repeated="5"/>
        </table:table-row>
        <table:table-row table:style-name="ro1">
          <table:table-cell table:style-name="ce2" office:value-type="float" office:value="1842" calcext:value-type="float">
            <text:p>1842</text:p>
          </table:table-cell>
          <table:table-cell table:style-name="ce2" table:formula="of:=[.B$2]*[.A1846]*1000" office:value-type="float" office:value="29.472" calcext:value-type="float">
            <text:p>29.472</text:p>
          </table:table-cell>
          <table:table-cell table:style-name="ce6" table:formula="of:=1/([.B1846]/1000)" office:value-type="float" office:value="33.9305103148751" calcext:value-type="float">
            <text:p>34</text:p>
          </table:table-cell>
          <table:table-cell table:style-name="ce6" table:formula="of:=[.C1846]/[.D$2]" office:value-type="float" office:value="8.48262757871878" calcext:value-type="float">
            <text:p>8</text:p>
          </table:table-cell>
          <table:table-cell table:style-name="ce6" table:formula="of:=[.D1846]*60" office:value-type="float" office:value="508.957654723127" calcext:value-type="float">
            <text:p>509</text:p>
          </table:table-cell>
          <table:table-cell table:style-name="ce6" table:formula="of:=[.E1846]*[.F$2]" office:value-type="float" office:value="1017.91530944625" calcext:value-type="float">
            <text:p>1018</text:p>
          </table:table-cell>
          <table:table-cell table:number-columns-repeated="5"/>
        </table:table-row>
        <table:table-row table:style-name="ro1">
          <table:table-cell table:style-name="ce2" office:value-type="float" office:value="1843" calcext:value-type="float">
            <text:p>1843</text:p>
          </table:table-cell>
          <table:table-cell table:style-name="ce2" table:formula="of:=[.B$2]*[.A1847]*1000" office:value-type="float" office:value="29.488" calcext:value-type="float">
            <text:p>29.488</text:p>
          </table:table-cell>
          <table:table-cell table:style-name="ce6" table:formula="of:=1/([.B1847]/1000)" office:value-type="float" office:value="33.9120998372219" calcext:value-type="float">
            <text:p>34</text:p>
          </table:table-cell>
          <table:table-cell table:style-name="ce6" table:formula="of:=[.C1847]/[.D$2]" office:value-type="float" office:value="8.47802495930548" calcext:value-type="float">
            <text:p>8</text:p>
          </table:table-cell>
          <table:table-cell table:style-name="ce6" table:formula="of:=[.D1847]*60" office:value-type="float" office:value="508.681497558329" calcext:value-type="float">
            <text:p>509</text:p>
          </table:table-cell>
          <table:table-cell table:style-name="ce6" table:formula="of:=[.E1847]*[.F$2]" office:value-type="float" office:value="1017.36299511666" calcext:value-type="float">
            <text:p>1017</text:p>
          </table:table-cell>
          <table:table-cell table:number-columns-repeated="5"/>
        </table:table-row>
        <table:table-row table:style-name="ro1">
          <table:table-cell table:style-name="ce2" office:value-type="float" office:value="1844" calcext:value-type="float">
            <text:p>1844</text:p>
          </table:table-cell>
          <table:table-cell table:style-name="ce2" table:formula="of:=[.B$2]*[.A1848]*1000" office:value-type="float" office:value="29.504" calcext:value-type="float">
            <text:p>29.504</text:p>
          </table:table-cell>
          <table:table-cell table:style-name="ce6" table:formula="of:=1/([.B1848]/1000)" office:value-type="float" office:value="33.8937093275488" calcext:value-type="float">
            <text:p>34</text:p>
          </table:table-cell>
          <table:table-cell table:style-name="ce6" table:formula="of:=[.C1848]/[.D$2]" office:value-type="float" office:value="8.4734273318872" calcext:value-type="float">
            <text:p>8</text:p>
          </table:table-cell>
          <table:table-cell table:style-name="ce6" table:formula="of:=[.D1848]*60" office:value-type="float" office:value="508.405639913232" calcext:value-type="float">
            <text:p>508</text:p>
          </table:table-cell>
          <table:table-cell table:style-name="ce6" table:formula="of:=[.E1848]*[.F$2]" office:value-type="float" office:value="1016.81127982646" calcext:value-type="float">
            <text:p>1017</text:p>
          </table:table-cell>
          <table:table-cell table:number-columns-repeated="5"/>
        </table:table-row>
        <table:table-row table:style-name="ro1">
          <table:table-cell table:style-name="ce2" office:value-type="float" office:value="1845" calcext:value-type="float">
            <text:p>1845</text:p>
          </table:table-cell>
          <table:table-cell table:style-name="ce2" table:formula="of:=[.B$2]*[.A1849]*1000" office:value-type="float" office:value="29.52" calcext:value-type="float">
            <text:p>29.52</text:p>
          </table:table-cell>
          <table:table-cell table:style-name="ce6" table:formula="of:=1/([.B1849]/1000)" office:value-type="float" office:value="33.8753387533875" calcext:value-type="float">
            <text:p>34</text:p>
          </table:table-cell>
          <table:table-cell table:style-name="ce6" table:formula="of:=[.C1849]/[.D$2]" office:value-type="float" office:value="8.46883468834688" calcext:value-type="float">
            <text:p>8</text:p>
          </table:table-cell>
          <table:table-cell table:style-name="ce6" table:formula="of:=[.D1849]*60" office:value-type="float" office:value="508.130081300813" calcext:value-type="float">
            <text:p>508</text:p>
          </table:table-cell>
          <table:table-cell table:style-name="ce6" table:formula="of:=[.E1849]*[.F$2]" office:value-type="float" office:value="1016.26016260163" calcext:value-type="float">
            <text:p>1016</text:p>
          </table:table-cell>
          <table:table-cell table:number-columns-repeated="5"/>
        </table:table-row>
        <table:table-row table:style-name="ro1">
          <table:table-cell table:style-name="ce2" office:value-type="float" office:value="1846" calcext:value-type="float">
            <text:p>1846</text:p>
          </table:table-cell>
          <table:table-cell table:style-name="ce2" table:formula="of:=[.B$2]*[.A1850]*1000" office:value-type="float" office:value="29.536" calcext:value-type="float">
            <text:p>29.536</text:p>
          </table:table-cell>
          <table:table-cell table:style-name="ce6" table:formula="of:=1/([.B1850]/1000)" office:value-type="float" office:value="33.8569880823402" calcext:value-type="float">
            <text:p>34</text:p>
          </table:table-cell>
          <table:table-cell table:style-name="ce6" table:formula="of:=[.C1850]/[.D$2]" office:value-type="float" office:value="8.46424702058505" calcext:value-type="float">
            <text:p>8</text:p>
          </table:table-cell>
          <table:table-cell table:style-name="ce6" table:formula="of:=[.D1850]*60" office:value-type="float" office:value="507.854821235103" calcext:value-type="float">
            <text:p>508</text:p>
          </table:table-cell>
          <table:table-cell table:style-name="ce6" table:formula="of:=[.E1850]*[.F$2]" office:value-type="float" office:value="1015.70964247021" calcext:value-type="float">
            <text:p>1016</text:p>
          </table:table-cell>
          <table:table-cell table:number-columns-repeated="5"/>
        </table:table-row>
        <table:table-row table:style-name="ro1">
          <table:table-cell table:style-name="ce2" office:value-type="float" office:value="1847" calcext:value-type="float">
            <text:p>1847</text:p>
          </table:table-cell>
          <table:table-cell table:style-name="ce2" table:formula="of:=[.B$2]*[.A1851]*1000" office:value-type="float" office:value="29.552" calcext:value-type="float">
            <text:p>29.552</text:p>
          </table:table-cell>
          <table:table-cell table:style-name="ce6" table:formula="of:=1/([.B1851]/1000)" office:value-type="float" office:value="33.838657282079" calcext:value-type="float">
            <text:p>34</text:p>
          </table:table-cell>
          <table:table-cell table:style-name="ce6" table:formula="of:=[.C1851]/[.D$2]" office:value-type="float" office:value="8.45966432051976" calcext:value-type="float">
            <text:p>8</text:p>
          </table:table-cell>
          <table:table-cell table:style-name="ce6" table:formula="of:=[.D1851]*60" office:value-type="float" office:value="507.579859231186" calcext:value-type="float">
            <text:p>508</text:p>
          </table:table-cell>
          <table:table-cell table:style-name="ce6" table:formula="of:=[.E1851]*[.F$2]" office:value-type="float" office:value="1015.15971846237" calcext:value-type="float">
            <text:p>1015</text:p>
          </table:table-cell>
          <table:table-cell table:number-columns-repeated="5"/>
        </table:table-row>
        <table:table-row table:style-name="ro1">
          <table:table-cell table:style-name="ce2" office:value-type="float" office:value="1848" calcext:value-type="float">
            <text:p>1848</text:p>
          </table:table-cell>
          <table:table-cell table:style-name="ce2" table:formula="of:=[.B$2]*[.A1852]*1000" office:value-type="float" office:value="29.568" calcext:value-type="float">
            <text:p>29.568</text:p>
          </table:table-cell>
          <table:table-cell table:style-name="ce6" table:formula="of:=1/([.B1852]/1000)" office:value-type="float" office:value="33.8203463203463" calcext:value-type="float">
            <text:p>34</text:p>
          </table:table-cell>
          <table:table-cell table:style-name="ce6" table:formula="of:=[.C1852]/[.D$2]" office:value-type="float" office:value="8.45508658008658" calcext:value-type="float">
            <text:p>8</text:p>
          </table:table-cell>
          <table:table-cell table:style-name="ce6" table:formula="of:=[.D1852]*60" office:value-type="float" office:value="507.305194805195" calcext:value-type="float">
            <text:p>507</text:p>
          </table:table-cell>
          <table:table-cell table:style-name="ce6" table:formula="of:=[.E1852]*[.F$2]" office:value-type="float" office:value="1014.61038961039" calcext:value-type="float">
            <text:p>1015</text:p>
          </table:table-cell>
          <table:table-cell table:number-columns-repeated="5"/>
        </table:table-row>
        <table:table-row table:style-name="ro1">
          <table:table-cell table:style-name="ce2" office:value-type="float" office:value="1849" calcext:value-type="float">
            <text:p>1849</text:p>
          </table:table-cell>
          <table:table-cell table:style-name="ce2" table:formula="of:=[.B$2]*[.A1853]*1000" office:value-type="float" office:value="29.584" calcext:value-type="float">
            <text:p>29.584</text:p>
          </table:table-cell>
          <table:table-cell table:style-name="ce6" table:formula="of:=1/([.B1853]/1000)" office:value-type="float" office:value="33.802055164954" calcext:value-type="float">
            <text:p>34</text:p>
          </table:table-cell>
          <table:table-cell table:style-name="ce6" table:formula="of:=[.C1853]/[.D$2]" office:value-type="float" office:value="8.45051379123851" calcext:value-type="float">
            <text:p>8</text:p>
          </table:table-cell>
          <table:table-cell table:style-name="ce6" table:formula="of:=[.D1853]*60" office:value-type="float" office:value="507.03082747431" calcext:value-type="float">
            <text:p>507</text:p>
          </table:table-cell>
          <table:table-cell table:style-name="ce6" table:formula="of:=[.E1853]*[.F$2]" office:value-type="float" office:value="1014.06165494862" calcext:value-type="float">
            <text:p>1014</text:p>
          </table:table-cell>
          <table:table-cell table:number-columns-repeated="5"/>
        </table:table-row>
        <table:table-row table:style-name="ro1">
          <table:table-cell table:style-name="ce2" office:value-type="float" office:value="1850" calcext:value-type="float">
            <text:p>1850</text:p>
          </table:table-cell>
          <table:table-cell table:style-name="ce2" table:formula="of:=[.B$2]*[.A1854]*1000" office:value-type="float" office:value="29.6" calcext:value-type="float">
            <text:p>29.6</text:p>
          </table:table-cell>
          <table:table-cell table:style-name="ce6" table:formula="of:=1/([.B1854]/1000)" office:value-type="float" office:value="33.7837837837838" calcext:value-type="float">
            <text:p>34</text:p>
          </table:table-cell>
          <table:table-cell table:style-name="ce6" table:formula="of:=[.C1854]/[.D$2]" office:value-type="float" office:value="8.44594594594595" calcext:value-type="float">
            <text:p>8</text:p>
          </table:table-cell>
          <table:table-cell table:style-name="ce6" table:formula="of:=[.D1854]*60" office:value-type="float" office:value="506.756756756757" calcext:value-type="float">
            <text:p>507</text:p>
          </table:table-cell>
          <table:table-cell table:style-name="ce6" table:formula="of:=[.E1854]*[.F$2]" office:value-type="float" office:value="1013.51351351351" calcext:value-type="float">
            <text:p>1014</text:p>
          </table:table-cell>
          <table:table-cell table:number-columns-repeated="5"/>
        </table:table-row>
        <table:table-row table:style-name="ro1">
          <table:table-cell table:style-name="ce2" office:value-type="float" office:value="1851" calcext:value-type="float">
            <text:p>1851</text:p>
          </table:table-cell>
          <table:table-cell table:style-name="ce2" table:formula="of:=[.B$2]*[.A1855]*1000" office:value-type="float" office:value="29.616" calcext:value-type="float">
            <text:p>29.616</text:p>
          </table:table-cell>
          <table:table-cell table:style-name="ce6" table:formula="of:=1/([.B1855]/1000)" office:value-type="float" office:value="33.7655321447866" calcext:value-type="float">
            <text:p>34</text:p>
          </table:table-cell>
          <table:table-cell table:style-name="ce6" table:formula="of:=[.C1855]/[.D$2]" office:value-type="float" office:value="8.44138303619665" calcext:value-type="float">
            <text:p>8</text:p>
          </table:table-cell>
          <table:table-cell table:style-name="ce6" table:formula="of:=[.D1855]*60" office:value-type="float" office:value="506.482982171799" calcext:value-type="float">
            <text:p>506</text:p>
          </table:table-cell>
          <table:table-cell table:style-name="ce6" table:formula="of:=[.E1855]*[.F$2]" office:value-type="float" office:value="1012.9659643436" calcext:value-type="float">
            <text:p>1013</text:p>
          </table:table-cell>
          <table:table-cell table:number-columns-repeated="5"/>
        </table:table-row>
        <table:table-row table:style-name="ro1">
          <table:table-cell table:style-name="ce2" office:value-type="float" office:value="1852" calcext:value-type="float">
            <text:p>1852</text:p>
          </table:table-cell>
          <table:table-cell table:style-name="ce2" table:formula="of:=[.B$2]*[.A1856]*1000" office:value-type="float" office:value="29.632" calcext:value-type="float">
            <text:p>29.632</text:p>
          </table:table-cell>
          <table:table-cell table:style-name="ce6" table:formula="of:=1/([.B1856]/1000)" office:value-type="float" office:value="33.7473002159827" calcext:value-type="float">
            <text:p>34</text:p>
          </table:table-cell>
          <table:table-cell table:style-name="ce6" table:formula="of:=[.C1856]/[.D$2]" office:value-type="float" office:value="8.43682505399568" calcext:value-type="float">
            <text:p>8</text:p>
          </table:table-cell>
          <table:table-cell table:style-name="ce6" table:formula="of:=[.D1856]*60" office:value-type="float" office:value="506.209503239741" calcext:value-type="float">
            <text:p>506</text:p>
          </table:table-cell>
          <table:table-cell table:style-name="ce6" table:formula="of:=[.E1856]*[.F$2]" office:value-type="float" office:value="1012.41900647948" calcext:value-type="float">
            <text:p>1012</text:p>
          </table:table-cell>
          <table:table-cell table:number-columns-repeated="5"/>
        </table:table-row>
        <table:table-row table:style-name="ro1">
          <table:table-cell table:style-name="ce2" office:value-type="float" office:value="1853" calcext:value-type="float">
            <text:p>1853</text:p>
          </table:table-cell>
          <table:table-cell table:style-name="ce2" table:formula="of:=[.B$2]*[.A1857]*1000" office:value-type="float" office:value="29.648" calcext:value-type="float">
            <text:p>29.648</text:p>
          </table:table-cell>
          <table:table-cell table:style-name="ce6" table:formula="of:=1/([.B1857]/1000)" office:value-type="float" office:value="33.7290879654614" calcext:value-type="float">
            <text:p>34</text:p>
          </table:table-cell>
          <table:table-cell table:style-name="ce6" table:formula="of:=[.C1857]/[.D$2]" office:value-type="float" office:value="8.43227199136535" calcext:value-type="float">
            <text:p>8</text:p>
          </table:table-cell>
          <table:table-cell table:style-name="ce6" table:formula="of:=[.D1857]*60" office:value-type="float" office:value="505.936319481921" calcext:value-type="float">
            <text:p>506</text:p>
          </table:table-cell>
          <table:table-cell table:style-name="ce6" table:formula="of:=[.E1857]*[.F$2]" office:value-type="float" office:value="1011.87263896384" calcext:value-type="float">
            <text:p>1012</text:p>
          </table:table-cell>
          <table:table-cell table:number-columns-repeated="5"/>
        </table:table-row>
        <table:table-row table:style-name="ro1">
          <table:table-cell table:style-name="ce2" office:value-type="float" office:value="1854" calcext:value-type="float">
            <text:p>1854</text:p>
          </table:table-cell>
          <table:table-cell table:style-name="ce2" table:formula="of:=[.B$2]*[.A1858]*1000" office:value-type="float" office:value="29.664" calcext:value-type="float">
            <text:p>29.664</text:p>
          </table:table-cell>
          <table:table-cell table:style-name="ce6" table:formula="of:=1/([.B1858]/1000)" office:value-type="float" office:value="33.7108953613808" calcext:value-type="float">
            <text:p>34</text:p>
          </table:table-cell>
          <table:table-cell table:style-name="ce6" table:formula="of:=[.C1858]/[.D$2]" office:value-type="float" office:value="8.4277238403452" calcext:value-type="float">
            <text:p>8</text:p>
          </table:table-cell>
          <table:table-cell table:style-name="ce6" table:formula="of:=[.D1858]*60" office:value-type="float" office:value="505.663430420712" calcext:value-type="float">
            <text:p>506</text:p>
          </table:table-cell>
          <table:table-cell table:style-name="ce6" table:formula="of:=[.E1858]*[.F$2]" office:value-type="float" office:value="1011.32686084142" calcext:value-type="float">
            <text:p>1011</text:p>
          </table:table-cell>
          <table:table-cell table:number-columns-repeated="5"/>
        </table:table-row>
        <table:table-row table:style-name="ro1">
          <table:table-cell table:style-name="ce2" office:value-type="float" office:value="1855" calcext:value-type="float">
            <text:p>1855</text:p>
          </table:table-cell>
          <table:table-cell table:style-name="ce2" table:formula="of:=[.B$2]*[.A1859]*1000" office:value-type="float" office:value="29.68" calcext:value-type="float">
            <text:p>29.68</text:p>
          </table:table-cell>
          <table:table-cell table:style-name="ce6" table:formula="of:=1/([.B1859]/1000)" office:value-type="float" office:value="33.6927223719677" calcext:value-type="float">
            <text:p>34</text:p>
          </table:table-cell>
          <table:table-cell table:style-name="ce6" table:formula="of:=[.C1859]/[.D$2]" office:value-type="float" office:value="8.42318059299191" calcext:value-type="float">
            <text:p>8</text:p>
          </table:table-cell>
          <table:table-cell table:style-name="ce6" table:formula="of:=[.D1859]*60" office:value-type="float" office:value="505.390835579515" calcext:value-type="float">
            <text:p>505</text:p>
          </table:table-cell>
          <table:table-cell table:style-name="ce6" table:formula="of:=[.E1859]*[.F$2]" office:value-type="float" office:value="1010.78167115903" calcext:value-type="float">
            <text:p>1011</text:p>
          </table:table-cell>
          <table:table-cell table:number-columns-repeated="5"/>
        </table:table-row>
        <table:table-row table:style-name="ro1">
          <table:table-cell table:style-name="ce2" office:value-type="float" office:value="1856" calcext:value-type="float">
            <text:p>1856</text:p>
          </table:table-cell>
          <table:table-cell table:style-name="ce2" table:formula="of:=[.B$2]*[.A1860]*1000" office:value-type="float" office:value="29.696" calcext:value-type="float">
            <text:p>29.696</text:p>
          </table:table-cell>
          <table:table-cell table:style-name="ce6" table:formula="of:=1/([.B1860]/1000)" office:value-type="float" office:value="33.6745689655172" calcext:value-type="float">
            <text:p>34</text:p>
          </table:table-cell>
          <table:table-cell table:style-name="ce6" table:formula="of:=[.C1860]/[.D$2]" office:value-type="float" office:value="8.41864224137931" calcext:value-type="float">
            <text:p>8</text:p>
          </table:table-cell>
          <table:table-cell table:style-name="ce6" table:formula="of:=[.D1860]*60" office:value-type="float" office:value="505.118534482759" calcext:value-type="float">
            <text:p>505</text:p>
          </table:table-cell>
          <table:table-cell table:style-name="ce6" table:formula="of:=[.E1860]*[.F$2]" office:value-type="float" office:value="1010.23706896552" calcext:value-type="float">
            <text:p>1010</text:p>
          </table:table-cell>
          <table:table-cell table:number-columns-repeated="5"/>
        </table:table-row>
        <table:table-row table:style-name="ro1">
          <table:table-cell table:style-name="ce2" office:value-type="float" office:value="1857" calcext:value-type="float">
            <text:p>1857</text:p>
          </table:table-cell>
          <table:table-cell table:style-name="ce2" table:formula="of:=[.B$2]*[.A1861]*1000" office:value-type="float" office:value="29.712" calcext:value-type="float">
            <text:p>29.712</text:p>
          </table:table-cell>
          <table:table-cell table:style-name="ce6" table:formula="of:=1/([.B1861]/1000)" office:value-type="float" office:value="33.6564351103931" calcext:value-type="float">
            <text:p>34</text:p>
          </table:table-cell>
          <table:table-cell table:style-name="ce6" table:formula="of:=[.C1861]/[.D$2]" office:value-type="float" office:value="8.41410877759828" calcext:value-type="float">
            <text:p>8</text:p>
          </table:table-cell>
          <table:table-cell table:style-name="ce6" table:formula="of:=[.D1861]*60" office:value-type="float" office:value="504.846526655897" calcext:value-type="float">
            <text:p>505</text:p>
          </table:table-cell>
          <table:table-cell table:style-name="ce6" table:formula="of:=[.E1861]*[.F$2]" office:value-type="float" office:value="1009.69305331179" calcext:value-type="float">
            <text:p>1010</text:p>
          </table:table-cell>
          <table:table-cell table:number-columns-repeated="5"/>
        </table:table-row>
        <table:table-row table:style-name="ro1">
          <table:table-cell table:style-name="ce2" office:value-type="float" office:value="1858" calcext:value-type="float">
            <text:p>1858</text:p>
          </table:table-cell>
          <table:table-cell table:style-name="ce2" table:formula="of:=[.B$2]*[.A1862]*1000" office:value-type="float" office:value="29.728" calcext:value-type="float">
            <text:p>29.728</text:p>
          </table:table-cell>
          <table:table-cell table:style-name="ce6" table:formula="of:=1/([.B1862]/1000)" office:value-type="float" office:value="33.6383207750269" calcext:value-type="float">
            <text:p>34</text:p>
          </table:table-cell>
          <table:table-cell table:style-name="ce6" table:formula="of:=[.C1862]/[.D$2]" office:value-type="float" office:value="8.40958019375673" calcext:value-type="float">
            <text:p>8</text:p>
          </table:table-cell>
          <table:table-cell table:style-name="ce6" table:formula="of:=[.D1862]*60" office:value-type="float" office:value="504.574811625404" calcext:value-type="float">
            <text:p>505</text:p>
          </table:table-cell>
          <table:table-cell table:style-name="ce6" table:formula="of:=[.E1862]*[.F$2]" office:value-type="float" office:value="1009.14962325081" calcext:value-type="float">
            <text:p>1009</text:p>
          </table:table-cell>
          <table:table-cell table:number-columns-repeated="5"/>
        </table:table-row>
        <table:table-row table:style-name="ro1">
          <table:table-cell table:style-name="ce2" office:value-type="float" office:value="1859" calcext:value-type="float">
            <text:p>1859</text:p>
          </table:table-cell>
          <table:table-cell table:style-name="ce2" table:formula="of:=[.B$2]*[.A1863]*1000" office:value-type="float" office:value="29.744" calcext:value-type="float">
            <text:p>29.744</text:p>
          </table:table-cell>
          <table:table-cell table:style-name="ce6" table:formula="of:=1/([.B1863]/1000)" office:value-type="float" office:value="33.6202259279182" calcext:value-type="float">
            <text:p>34</text:p>
          </table:table-cell>
          <table:table-cell table:style-name="ce6" table:formula="of:=[.C1863]/[.D$2]" office:value-type="float" office:value="8.40505648197956" calcext:value-type="float">
            <text:p>8</text:p>
          </table:table-cell>
          <table:table-cell table:style-name="ce6" table:formula="of:=[.D1863]*60" office:value-type="float" office:value="504.303388918774" calcext:value-type="float">
            <text:p>504</text:p>
          </table:table-cell>
          <table:table-cell table:style-name="ce6" table:formula="of:=[.E1863]*[.F$2]" office:value-type="float" office:value="1008.60677783755" calcext:value-type="float">
            <text:p>1009</text:p>
          </table:table-cell>
          <table:table-cell table:number-columns-repeated="5"/>
        </table:table-row>
        <table:table-row table:style-name="ro1">
          <table:table-cell table:style-name="ce2" office:value-type="float" office:value="1860" calcext:value-type="float">
            <text:p>1860</text:p>
          </table:table-cell>
          <table:table-cell table:style-name="ce2" table:formula="of:=[.B$2]*[.A1864]*1000" office:value-type="float" office:value="29.76" calcext:value-type="float">
            <text:p>29.76</text:p>
          </table:table-cell>
          <table:table-cell table:style-name="ce6" table:formula="of:=1/([.B1864]/1000)" office:value-type="float" office:value="33.6021505376344" calcext:value-type="float">
            <text:p>34</text:p>
          </table:table-cell>
          <table:table-cell table:style-name="ce6" table:formula="of:=[.C1864]/[.D$2]" office:value-type="float" office:value="8.4005376344086" calcext:value-type="float">
            <text:p>8</text:p>
          </table:table-cell>
          <table:table-cell table:style-name="ce6" table:formula="of:=[.D1864]*60" office:value-type="float" office:value="504.032258064516" calcext:value-type="float">
            <text:p>504</text:p>
          </table:table-cell>
          <table:table-cell table:style-name="ce6" table:formula="of:=[.E1864]*[.F$2]" office:value-type="float" office:value="1008.06451612903" calcext:value-type="float">
            <text:p>1008</text:p>
          </table:table-cell>
          <table:table-cell table:number-columns-repeated="5"/>
        </table:table-row>
        <table:table-row table:style-name="ro1">
          <table:table-cell table:style-name="ce2" office:value-type="float" office:value="1861" calcext:value-type="float">
            <text:p>1861</text:p>
          </table:table-cell>
          <table:table-cell table:style-name="ce2" table:formula="of:=[.B$2]*[.A1865]*1000" office:value-type="float" office:value="29.776" calcext:value-type="float">
            <text:p>29.776</text:p>
          </table:table-cell>
          <table:table-cell table:style-name="ce6" table:formula="of:=1/([.B1865]/1000)" office:value-type="float" office:value="33.5840945728103" calcext:value-type="float">
            <text:p>34</text:p>
          </table:table-cell>
          <table:table-cell table:style-name="ce6" table:formula="of:=[.C1865]/[.D$2]" office:value-type="float" office:value="8.39602364320258" calcext:value-type="float">
            <text:p>8</text:p>
          </table:table-cell>
          <table:table-cell table:style-name="ce6" table:formula="of:=[.D1865]*60" office:value-type="float" office:value="503.761418592155" calcext:value-type="float">
            <text:p>504</text:p>
          </table:table-cell>
          <table:table-cell table:style-name="ce6" table:formula="of:=[.E1865]*[.F$2]" office:value-type="float" office:value="1007.52283718431" calcext:value-type="float">
            <text:p>1008</text:p>
          </table:table-cell>
          <table:table-cell table:number-columns-repeated="5"/>
        </table:table-row>
        <table:table-row table:style-name="ro1">
          <table:table-cell table:style-name="ce2" office:value-type="float" office:value="1862" calcext:value-type="float">
            <text:p>1862</text:p>
          </table:table-cell>
          <table:table-cell table:style-name="ce2" table:formula="of:=[.B$2]*[.A1866]*1000" office:value-type="float" office:value="29.792" calcext:value-type="float">
            <text:p>29.792</text:p>
          </table:table-cell>
          <table:table-cell table:style-name="ce6" table:formula="of:=1/([.B1866]/1000)" office:value-type="float" office:value="33.5660580021482" calcext:value-type="float">
            <text:p>34</text:p>
          </table:table-cell>
          <table:table-cell table:style-name="ce6" table:formula="of:=[.C1866]/[.D$2]" office:value-type="float" office:value="8.39151450053706" calcext:value-type="float">
            <text:p>8</text:p>
          </table:table-cell>
          <table:table-cell table:style-name="ce6" table:formula="of:=[.D1866]*60" office:value-type="float" office:value="503.490870032223" calcext:value-type="float">
            <text:p>503</text:p>
          </table:table-cell>
          <table:table-cell table:style-name="ce6" table:formula="of:=[.E1866]*[.F$2]" office:value-type="float" office:value="1006.98174006445" calcext:value-type="float">
            <text:p>1007</text:p>
          </table:table-cell>
          <table:table-cell table:number-columns-repeated="5"/>
        </table:table-row>
        <table:table-row table:style-name="ro1">
          <table:table-cell table:style-name="ce2" office:value-type="float" office:value="1863" calcext:value-type="float">
            <text:p>1863</text:p>
          </table:table-cell>
          <table:table-cell table:style-name="ce2" table:formula="of:=[.B$2]*[.A1867]*1000" office:value-type="float" office:value="29.808" calcext:value-type="float">
            <text:p>29.808</text:p>
          </table:table-cell>
          <table:table-cell table:style-name="ce6" table:formula="of:=1/([.B1867]/1000)" office:value-type="float" office:value="33.5480407944176" calcext:value-type="float">
            <text:p>34</text:p>
          </table:table-cell>
          <table:table-cell table:style-name="ce6" table:formula="of:=[.C1867]/[.D$2]" office:value-type="float" office:value="8.3870101986044" calcext:value-type="float">
            <text:p>8</text:p>
          </table:table-cell>
          <table:table-cell table:style-name="ce6" table:formula="of:=[.D1867]*60" office:value-type="float" office:value="503.220611916264" calcext:value-type="float">
            <text:p>503</text:p>
          </table:table-cell>
          <table:table-cell table:style-name="ce6" table:formula="of:=[.E1867]*[.F$2]" office:value-type="float" office:value="1006.44122383253" calcext:value-type="float">
            <text:p>1006</text:p>
          </table:table-cell>
          <table:table-cell table:number-columns-repeated="5"/>
        </table:table-row>
        <table:table-row table:style-name="ro1">
          <table:table-cell table:style-name="ce2" office:value-type="float" office:value="1864" calcext:value-type="float">
            <text:p>1864</text:p>
          </table:table-cell>
          <table:table-cell table:style-name="ce2" table:formula="of:=[.B$2]*[.A1868]*1000" office:value-type="float" office:value="29.824" calcext:value-type="float">
            <text:p>29.824</text:p>
          </table:table-cell>
          <table:table-cell table:style-name="ce6" table:formula="of:=1/([.B1868]/1000)" office:value-type="float" office:value="33.5300429184549" calcext:value-type="float">
            <text:p>34</text:p>
          </table:table-cell>
          <table:table-cell table:style-name="ce6" table:formula="of:=[.C1868]/[.D$2]" office:value-type="float" office:value="8.38251072961373" calcext:value-type="float">
            <text:p>8</text:p>
          </table:table-cell>
          <table:table-cell table:style-name="ce6" table:formula="of:=[.D1868]*60" office:value-type="float" office:value="502.950643776824" calcext:value-type="float">
            <text:p>503</text:p>
          </table:table-cell>
          <table:table-cell table:style-name="ce6" table:formula="of:=[.E1868]*[.F$2]" office:value-type="float" office:value="1005.90128755365" calcext:value-type="float">
            <text:p>1006</text:p>
          </table:table-cell>
          <table:table-cell table:number-columns-repeated="5"/>
        </table:table-row>
        <table:table-row table:style-name="ro1">
          <table:table-cell table:style-name="ce2" office:value-type="float" office:value="1865" calcext:value-type="float">
            <text:p>1865</text:p>
          </table:table-cell>
          <table:table-cell table:style-name="ce2" table:formula="of:=[.B$2]*[.A1869]*1000" office:value-type="float" office:value="29.84" calcext:value-type="float">
            <text:p>29.84</text:p>
          </table:table-cell>
          <table:table-cell table:style-name="ce6" table:formula="of:=1/([.B1869]/1000)" office:value-type="float" office:value="33.5120643431635" calcext:value-type="float">
            <text:p>34</text:p>
          </table:table-cell>
          <table:table-cell table:style-name="ce6" table:formula="of:=[.C1869]/[.D$2]" office:value-type="float" office:value="8.37801608579088" calcext:value-type="float">
            <text:p>8</text:p>
          </table:table-cell>
          <table:table-cell table:style-name="ce6" table:formula="of:=[.D1869]*60" office:value-type="float" office:value="502.680965147453" calcext:value-type="float">
            <text:p>503</text:p>
          </table:table-cell>
          <table:table-cell table:style-name="ce6" table:formula="of:=[.E1869]*[.F$2]" office:value-type="float" office:value="1005.36193029491" calcext:value-type="float">
            <text:p>1005</text:p>
          </table:table-cell>
          <table:table-cell table:number-columns-repeated="5"/>
        </table:table-row>
        <table:table-row table:style-name="ro1">
          <table:table-cell table:style-name="ce2" office:value-type="float" office:value="1866" calcext:value-type="float">
            <text:p>1866</text:p>
          </table:table-cell>
          <table:table-cell table:style-name="ce2" table:formula="of:=[.B$2]*[.A1870]*1000" office:value-type="float" office:value="29.856" calcext:value-type="float">
            <text:p>29.856</text:p>
          </table:table-cell>
          <table:table-cell table:style-name="ce6" table:formula="of:=1/([.B1870]/1000)" office:value-type="float" office:value="33.4941050375134" calcext:value-type="float">
            <text:p>33</text:p>
          </table:table-cell>
          <table:table-cell table:style-name="ce6" table:formula="of:=[.C1870]/[.D$2]" office:value-type="float" office:value="8.37352625937835" calcext:value-type="float">
            <text:p>8</text:p>
          </table:table-cell>
          <table:table-cell table:style-name="ce6" table:formula="of:=[.D1870]*60" office:value-type="float" office:value="502.411575562701" calcext:value-type="float">
            <text:p>502</text:p>
          </table:table-cell>
          <table:table-cell table:style-name="ce6" table:formula="of:=[.E1870]*[.F$2]" office:value-type="float" office:value="1004.8231511254" calcext:value-type="float">
            <text:p>1005</text:p>
          </table:table-cell>
          <table:table-cell table:number-columns-repeated="5"/>
        </table:table-row>
        <table:table-row table:style-name="ro1">
          <table:table-cell table:style-name="ce2" office:value-type="float" office:value="1867" calcext:value-type="float">
            <text:p>1867</text:p>
          </table:table-cell>
          <table:table-cell table:style-name="ce2" table:formula="of:=[.B$2]*[.A1871]*1000" office:value-type="float" office:value="29.872" calcext:value-type="float">
            <text:p>29.872</text:p>
          </table:table-cell>
          <table:table-cell table:style-name="ce6" table:formula="of:=1/([.B1871]/1000)" office:value-type="float" office:value="33.476164970541" calcext:value-type="float">
            <text:p>33</text:p>
          </table:table-cell>
          <table:table-cell table:style-name="ce6" table:formula="of:=[.C1871]/[.D$2]" office:value-type="float" office:value="8.36904124263524" calcext:value-type="float">
            <text:p>8</text:p>
          </table:table-cell>
          <table:table-cell table:style-name="ce6" table:formula="of:=[.D1871]*60" office:value-type="float" office:value="502.142474558115" calcext:value-type="float">
            <text:p>502</text:p>
          </table:table-cell>
          <table:table-cell table:style-name="ce6" table:formula="of:=[.E1871]*[.F$2]" office:value-type="float" office:value="1004.28494911623" calcext:value-type="float">
            <text:p>1004</text:p>
          </table:table-cell>
          <table:table-cell table:number-columns-repeated="5"/>
        </table:table-row>
        <table:table-row table:style-name="ro1">
          <table:table-cell table:style-name="ce2" office:value-type="float" office:value="1868" calcext:value-type="float">
            <text:p>1868</text:p>
          </table:table-cell>
          <table:table-cell table:style-name="ce2" table:formula="of:=[.B$2]*[.A1872]*1000" office:value-type="float" office:value="29.888" calcext:value-type="float">
            <text:p>29.888</text:p>
          </table:table-cell>
          <table:table-cell table:style-name="ce6" table:formula="of:=1/([.B1872]/1000)" office:value-type="float" office:value="33.458244111349" calcext:value-type="float">
            <text:p>33</text:p>
          </table:table-cell>
          <table:table-cell table:style-name="ce6" table:formula="of:=[.C1872]/[.D$2]" office:value-type="float" office:value="8.36456102783726" calcext:value-type="float">
            <text:p>8</text:p>
          </table:table-cell>
          <table:table-cell table:style-name="ce6" table:formula="of:=[.D1872]*60" office:value-type="float" office:value="501.873661670236" calcext:value-type="float">
            <text:p>502</text:p>
          </table:table-cell>
          <table:table-cell table:style-name="ce6" table:formula="of:=[.E1872]*[.F$2]" office:value-type="float" office:value="1003.74732334047" calcext:value-type="float">
            <text:p>1004</text:p>
          </table:table-cell>
          <table:table-cell table:number-columns-repeated="5"/>
        </table:table-row>
        <table:table-row table:style-name="ro1">
          <table:table-cell table:style-name="ce2" office:value-type="float" office:value="1869" calcext:value-type="float">
            <text:p>1869</text:p>
          </table:table-cell>
          <table:table-cell table:style-name="ce2" table:formula="of:=[.B$2]*[.A1873]*1000" office:value-type="float" office:value="29.904" calcext:value-type="float">
            <text:p>29.904</text:p>
          </table:table-cell>
          <table:table-cell table:style-name="ce6" table:formula="of:=1/([.B1873]/1000)" office:value-type="float" office:value="33.4403424291065" calcext:value-type="float">
            <text:p>33</text:p>
          </table:table-cell>
          <table:table-cell table:style-name="ce6" table:formula="of:=[.C1873]/[.D$2]" office:value-type="float" office:value="8.36008560727662" calcext:value-type="float">
            <text:p>8</text:p>
          </table:table-cell>
          <table:table-cell table:style-name="ce6" table:formula="of:=[.D1873]*60" office:value-type="float" office:value="501.605136436597" calcext:value-type="float">
            <text:p>502</text:p>
          </table:table-cell>
          <table:table-cell table:style-name="ce6" table:formula="of:=[.E1873]*[.F$2]" office:value-type="float" office:value="1003.21027287319" calcext:value-type="float">
            <text:p>1003</text:p>
          </table:table-cell>
          <table:table-cell table:number-columns-repeated="5"/>
        </table:table-row>
        <table:table-row table:style-name="ro1">
          <table:table-cell table:style-name="ce2" office:value-type="float" office:value="1870" calcext:value-type="float">
            <text:p>1870</text:p>
          </table:table-cell>
          <table:table-cell table:style-name="ce2" table:formula="of:=[.B$2]*[.A1874]*1000" office:value-type="float" office:value="29.92" calcext:value-type="float">
            <text:p>29.92</text:p>
          </table:table-cell>
          <table:table-cell table:style-name="ce6" table:formula="of:=1/([.B1874]/1000)" office:value-type="float" office:value="33.4224598930481" calcext:value-type="float">
            <text:p>33</text:p>
          </table:table-cell>
          <table:table-cell table:style-name="ce6" table:formula="of:=[.C1874]/[.D$2]" office:value-type="float" office:value="8.35561497326203" calcext:value-type="float">
            <text:p>8</text:p>
          </table:table-cell>
          <table:table-cell table:style-name="ce6" table:formula="of:=[.D1874]*60" office:value-type="float" office:value="501.336898395722" calcext:value-type="float">
            <text:p>501</text:p>
          </table:table-cell>
          <table:table-cell table:style-name="ce6" table:formula="of:=[.E1874]*[.F$2]" office:value-type="float" office:value="1002.67379679144" calcext:value-type="float">
            <text:p>1003</text:p>
          </table:table-cell>
          <table:table-cell table:number-columns-repeated="5"/>
        </table:table-row>
        <table:table-row table:style-name="ro1">
          <table:table-cell table:style-name="ce2" office:value-type="float" office:value="1871" calcext:value-type="float">
            <text:p>1871</text:p>
          </table:table-cell>
          <table:table-cell table:style-name="ce2" table:formula="of:=[.B$2]*[.A1875]*1000" office:value-type="float" office:value="29.936" calcext:value-type="float">
            <text:p>29.936</text:p>
          </table:table-cell>
          <table:table-cell table:style-name="ce6" table:formula="of:=1/([.B1875]/1000)" office:value-type="float" office:value="33.4045964724746" calcext:value-type="float">
            <text:p>33</text:p>
          </table:table-cell>
          <table:table-cell table:style-name="ce6" table:formula="of:=[.C1875]/[.D$2]" office:value-type="float" office:value="8.35114911811865" calcext:value-type="float">
            <text:p>8</text:p>
          </table:table-cell>
          <table:table-cell table:style-name="ce6" table:formula="of:=[.D1875]*60" office:value-type="float" office:value="501.068947087119" calcext:value-type="float">
            <text:p>501</text:p>
          </table:table-cell>
          <table:table-cell table:style-name="ce6" table:formula="of:=[.E1875]*[.F$2]" office:value-type="float" office:value="1002.13789417424" calcext:value-type="float">
            <text:p>1002</text:p>
          </table:table-cell>
          <table:table-cell table:number-columns-repeated="5"/>
        </table:table-row>
        <table:table-row table:style-name="ro1">
          <table:table-cell table:style-name="ce2" office:value-type="float" office:value="1872" calcext:value-type="float">
            <text:p>1872</text:p>
          </table:table-cell>
          <table:table-cell table:style-name="ce2" table:formula="of:=[.B$2]*[.A1876]*1000" office:value-type="float" office:value="29.952" calcext:value-type="float">
            <text:p>29.952</text:p>
          </table:table-cell>
          <table:table-cell table:style-name="ce6" table:formula="of:=1/([.B1876]/1000)" office:value-type="float" office:value="33.3867521367521" calcext:value-type="float">
            <text:p>33</text:p>
          </table:table-cell>
          <table:table-cell table:style-name="ce6" table:formula="of:=[.C1876]/[.D$2]" office:value-type="float" office:value="8.34668803418803" calcext:value-type="float">
            <text:p>8</text:p>
          </table:table-cell>
          <table:table-cell table:style-name="ce6" table:formula="of:=[.D1876]*60" office:value-type="float" office:value="500.801282051282" calcext:value-type="float">
            <text:p>501</text:p>
          </table:table-cell>
          <table:table-cell table:style-name="ce6" table:formula="of:=[.E1876]*[.F$2]" office:value-type="float" office:value="1001.60256410256" calcext:value-type="float">
            <text:p>1002</text:p>
          </table:table-cell>
          <table:table-cell table:number-columns-repeated="5"/>
        </table:table-row>
        <table:table-row table:style-name="ro1">
          <table:table-cell table:style-name="ce2" office:value-type="float" office:value="1873" calcext:value-type="float">
            <text:p>1873</text:p>
          </table:table-cell>
          <table:table-cell table:style-name="ce2" table:formula="of:=[.B$2]*[.A1877]*1000" office:value-type="float" office:value="29.968" calcext:value-type="float">
            <text:p>29.968</text:p>
          </table:table-cell>
          <table:table-cell table:style-name="ce6" table:formula="of:=1/([.B1877]/1000)" office:value-type="float" office:value="33.3689268553123" calcext:value-type="float">
            <text:p>33</text:p>
          </table:table-cell>
          <table:table-cell table:style-name="ce6" table:formula="of:=[.C1877]/[.D$2]" office:value-type="float" office:value="8.34223171382808" calcext:value-type="float">
            <text:p>8</text:p>
          </table:table-cell>
          <table:table-cell table:style-name="ce6" table:formula="of:=[.D1877]*60" office:value-type="float" office:value="500.533902829685" calcext:value-type="float">
            <text:p>501</text:p>
          </table:table-cell>
          <table:table-cell table:style-name="ce6" table:formula="of:=[.E1877]*[.F$2]" office:value-type="float" office:value="1001.06780565937" calcext:value-type="float">
            <text:p>1001</text:p>
          </table:table-cell>
          <table:table-cell table:number-columns-repeated="5"/>
        </table:table-row>
        <table:table-row table:style-name="ro1">
          <table:table-cell table:style-name="ce2" office:value-type="float" office:value="1874" calcext:value-type="float">
            <text:p>1874</text:p>
          </table:table-cell>
          <table:table-cell table:style-name="ce2" table:formula="of:=[.B$2]*[.A1878]*1000" office:value-type="float" office:value="29.984" calcext:value-type="float">
            <text:p>29.984</text:p>
          </table:table-cell>
          <table:table-cell table:style-name="ce6" table:formula="of:=1/([.B1878]/1000)" office:value-type="float" office:value="33.3511205976521" calcext:value-type="float">
            <text:p>33</text:p>
          </table:table-cell>
          <table:table-cell table:style-name="ce6" table:formula="of:=[.C1878]/[.D$2]" office:value-type="float" office:value="8.33778014941302" calcext:value-type="float">
            <text:p>8</text:p>
          </table:table-cell>
          <table:table-cell table:style-name="ce6" table:formula="of:=[.D1878]*60" office:value-type="float" office:value="500.266808964781" calcext:value-type="float">
            <text:p>500</text:p>
          </table:table-cell>
          <table:table-cell table:style-name="ce6" table:formula="of:=[.E1878]*[.F$2]" office:value-type="float" office:value="1000.53361792956" calcext:value-type="float">
            <text:p>1001</text:p>
          </table:table-cell>
          <table:table-cell table:number-columns-repeated="5"/>
        </table:table-row>
        <table:table-row table:style-name="ro1">
          <table:table-cell table:style-name="ce2" office:value-type="float" office:value="1875" calcext:value-type="float">
            <text:p>1875</text:p>
          </table:table-cell>
          <table:table-cell table:style-name="ce2" table:formula="of:=[.B$2]*[.A1879]*1000" office:value-type="float" office:value="30" calcext:value-type="float">
            <text:p>30</text:p>
          </table:table-cell>
          <table:table-cell table:style-name="ce6" table:formula="of:=1/([.B1879]/1000)" office:value-type="float" office:value="33.3333333333333" calcext:value-type="float">
            <text:p>33</text:p>
          </table:table-cell>
          <table:table-cell table:style-name="ce6" table:formula="of:=[.C1879]/[.D$2]" office:value-type="float" office:value="8.33333333333333" calcext:value-type="float">
            <text:p>8</text:p>
          </table:table-cell>
          <table:table-cell table:style-name="ce6" table:formula="of:=[.D1879]*60" office:value-type="float" office:value="500" calcext:value-type="float">
            <text:p>500</text:p>
          </table:table-cell>
          <table:table-cell table:style-name="ce6" table:formula="of:=[.E1879]*[.F$2]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formula="of:=[.B$2]*[.A1880]*1000" office:value-type="float" office:value="30.016" calcext:value-type="float">
            <text:p>30.016</text:p>
          </table:table-cell>
          <table:table-cell table:formula="of:=1/([.B1880]/1000)" office:value-type="float" office:value="33.3155650319829" calcext:value-type="float">
            <text:p>33</text:p>
          </table:table-cell>
          <table:table-cell table:formula="of:=[.C1880]/[.D$2]" office:value-type="float" office:value="8.32889125799574" calcext:value-type="float">
            <text:p>8</text:p>
          </table:table-cell>
          <table:table-cell table:formula="of:=[.D1880]*60" office:value-type="float" office:value="499.733475479744" calcext:value-type="float">
            <text:p>500</text:p>
          </table:table-cell>
          <table:table-cell table:formula="of:=[.E1880]*[.F$2]" office:value-type="float" office:value="999.466950959488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float" office:value="1877" calcext:value-type="float">
            <text:p>1877</text:p>
          </table:table-cell>
          <table:table-cell table:formula="of:=[.B$2]*[.A1881]*1000" office:value-type="float" office:value="30.032" calcext:value-type="float">
            <text:p>30.032</text:p>
          </table:table-cell>
          <table:table-cell table:formula="of:=1/([.B1881]/1000)" office:value-type="float" office:value="33.2978156632925" calcext:value-type="float">
            <text:p>33</text:p>
          </table:table-cell>
          <table:table-cell table:formula="of:=[.C1881]/[.D$2]" office:value-type="float" office:value="8.32445391582312" calcext:value-type="float">
            <text:p>8</text:p>
          </table:table-cell>
          <table:table-cell table:formula="of:=[.D1881]*60" office:value-type="float" office:value="499.467234949387" calcext:value-type="float">
            <text:p>499</text:p>
          </table:table-cell>
          <table:table-cell table:formula="of:=[.E1881]*[.F$2]" office:value-type="float" office:value="998.934469898775" calcext:value-type="float">
            <text:p>999</text:p>
          </table:table-cell>
          <table:table-cell table:number-columns-repeated="5"/>
        </table:table-row>
        <table:table-row table:style-name="ro1">
          <table:table-cell office:value-type="float" office:value="1878" calcext:value-type="float">
            <text:p>1878</text:p>
          </table:table-cell>
          <table:table-cell table:formula="of:=[.B$2]*[.A1882]*1000" office:value-type="float" office:value="30.048" calcext:value-type="float">
            <text:p>30.048</text:p>
          </table:table-cell>
          <table:table-cell table:formula="of:=1/([.B1882]/1000)" office:value-type="float" office:value="33.2800851970181" calcext:value-type="float">
            <text:p>33</text:p>
          </table:table-cell>
          <table:table-cell table:formula="of:=[.C1882]/[.D$2]" office:value-type="float" office:value="8.32002129925453" calcext:value-type="float">
            <text:p>8</text:p>
          </table:table-cell>
          <table:table-cell table:formula="of:=[.D1882]*60" office:value-type="float" office:value="499.201277955272" calcext:value-type="float">
            <text:p>499</text:p>
          </table:table-cell>
          <table:table-cell table:formula="of:=[.E1882]*[.F$2]" office:value-type="float" office:value="998.402555910543" calcext:value-type="float">
            <text:p>998</text:p>
          </table:table-cell>
          <table:table-cell table:number-columns-repeated="5"/>
        </table:table-row>
        <table:table-row table:style-name="ro1">
          <table:table-cell office:value-type="float" office:value="1879" calcext:value-type="float">
            <text:p>1879</text:p>
          </table:table-cell>
          <table:table-cell table:formula="of:=[.B$2]*[.A1883]*1000" office:value-type="float" office:value="30.064" calcext:value-type="float">
            <text:p>30.064</text:p>
          </table:table-cell>
          <table:table-cell table:formula="of:=1/([.B1883]/1000)" office:value-type="float" office:value="33.2623736029803" calcext:value-type="float">
            <text:p>33</text:p>
          </table:table-cell>
          <table:table-cell table:formula="of:=[.C1883]/[.D$2]" office:value-type="float" office:value="8.31559340074508" calcext:value-type="float">
            <text:p>8</text:p>
          </table:table-cell>
          <table:table-cell table:formula="of:=[.D1883]*60" office:value-type="float" office:value="498.935604044705" calcext:value-type="float">
            <text:p>499</text:p>
          </table:table-cell>
          <table:table-cell table:formula="of:=[.E1883]*[.F$2]" office:value-type="float" office:value="997.871208089409" calcext:value-type="float">
            <text:p>998</text:p>
          </table:table-cell>
          <table:table-cell table:number-columns-repeated="5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formula="of:=[.B$2]*[.A1884]*1000" office:value-type="float" office:value="30.08" calcext:value-type="float">
            <text:p>30.08</text:p>
          </table:table-cell>
          <table:table-cell table:formula="of:=1/([.B1884]/1000)" office:value-type="float" office:value="33.2446808510638" calcext:value-type="float">
            <text:p>33</text:p>
          </table:table-cell>
          <table:table-cell table:formula="of:=[.C1884]/[.D$2]" office:value-type="float" office:value="8.31117021276596" calcext:value-type="float">
            <text:p>8</text:p>
          </table:table-cell>
          <table:table-cell table:formula="of:=[.D1884]*60" office:value-type="float" office:value="498.670212765957" calcext:value-type="float">
            <text:p>499</text:p>
          </table:table-cell>
          <table:table-cell table:formula="of:=[.E1884]*[.F$2]" office:value-type="float" office:value="997.340425531915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1881" calcext:value-type="float">
            <text:p>1881</text:p>
          </table:table-cell>
          <table:table-cell table:formula="of:=[.B$2]*[.A1885]*1000" office:value-type="float" office:value="30.096" calcext:value-type="float">
            <text:p>30.096</text:p>
          </table:table-cell>
          <table:table-cell table:formula="of:=1/([.B1885]/1000)" office:value-type="float" office:value="33.2270069112174" calcext:value-type="float">
            <text:p>33</text:p>
          </table:table-cell>
          <table:table-cell table:formula="of:=[.C1885]/[.D$2]" office:value-type="float" office:value="8.30675172780436" calcext:value-type="float">
            <text:p>8</text:p>
          </table:table-cell>
          <table:table-cell table:formula="of:=[.D1885]*60" office:value-type="float" office:value="498.405103668262" calcext:value-type="float">
            <text:p>498</text:p>
          </table:table-cell>
          <table:table-cell table:formula="of:=[.E1885]*[.F$2]" office:value-type="float" office:value="996.810207336523" calcext:value-type="float">
            <text:p>997</text:p>
          </table:table-cell>
          <table:table-cell table:number-columns-repeated="5"/>
        </table:table-row>
        <table:table-row table:style-name="ro1">
          <table:table-cell office:value-type="float" office:value="1882" calcext:value-type="float">
            <text:p>1882</text:p>
          </table:table-cell>
          <table:table-cell table:formula="of:=[.B$2]*[.A1886]*1000" office:value-type="float" office:value="30.112" calcext:value-type="float">
            <text:p>30.112</text:p>
          </table:table-cell>
          <table:table-cell table:formula="of:=1/([.B1886]/1000)" office:value-type="float" office:value="33.2093517534538" calcext:value-type="float">
            <text:p>33</text:p>
          </table:table-cell>
          <table:table-cell table:formula="of:=[.C1886]/[.D$2]" office:value-type="float" office:value="8.30233793836344" calcext:value-type="float">
            <text:p>8</text:p>
          </table:table-cell>
          <table:table-cell table:formula="of:=[.D1886]*60" office:value-type="float" office:value="498.140276301807" calcext:value-type="float">
            <text:p>498</text:p>
          </table:table-cell>
          <table:table-cell table:formula="of:=[.E1886]*[.F$2]" office:value-type="float" office:value="996.280552603613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1883" calcext:value-type="float">
            <text:p>1883</text:p>
          </table:table-cell>
          <table:table-cell table:formula="of:=[.B$2]*[.A1887]*1000" office:value-type="float" office:value="30.128" calcext:value-type="float">
            <text:p>30.128</text:p>
          </table:table-cell>
          <table:table-cell table:formula="of:=1/([.B1887]/1000)" office:value-type="float" office:value="33.1917153478492" calcext:value-type="float">
            <text:p>33</text:p>
          </table:table-cell>
          <table:table-cell table:formula="of:=[.C1887]/[.D$2]" office:value-type="float" office:value="8.29792883696229" calcext:value-type="float">
            <text:p>8</text:p>
          </table:table-cell>
          <table:table-cell table:formula="of:=[.D1887]*60" office:value-type="float" office:value="497.875730217738" calcext:value-type="float">
            <text:p>498</text:p>
          </table:table-cell>
          <table:table-cell table:formula="of:=[.E1887]*[.F$2]" office:value-type="float" office:value="995.751460435475" calcext:value-type="float">
            <text:p>996</text:p>
          </table:table-cell>
          <table:table-cell table:number-columns-repeated="5"/>
        </table:table-row>
        <table:table-row table:style-name="ro1">
          <table:table-cell office:value-type="float" office:value="1884" calcext:value-type="float">
            <text:p>1884</text:p>
          </table:table-cell>
          <table:table-cell table:formula="of:=[.B$2]*[.A1888]*1000" office:value-type="float" office:value="30.144" calcext:value-type="float">
            <text:p>30.144</text:p>
          </table:table-cell>
          <table:table-cell table:formula="of:=1/([.B1888]/1000)" office:value-type="float" office:value="33.1740976645435" calcext:value-type="float">
            <text:p>33</text:p>
          </table:table-cell>
          <table:table-cell table:formula="of:=[.C1888]/[.D$2]" office:value-type="float" office:value="8.29352441613588" calcext:value-type="float">
            <text:p>8</text:p>
          </table:table-cell>
          <table:table-cell table:formula="of:=[.D1888]*60" office:value-type="float" office:value="497.611464968153" calcext:value-type="float">
            <text:p>498</text:p>
          </table:table-cell>
          <table:table-cell table:formula="of:=[.E1888]*[.F$2]" office:value-type="float" office:value="995.222929936306" calcext:value-type="float">
            <text:p>995</text:p>
          </table:table-cell>
          <table:table-cell table:number-columns-repeated="5"/>
        </table:table-row>
        <table:table-row table:style-name="ro1">
          <table:table-cell office:value-type="float" office:value="1885" calcext:value-type="float">
            <text:p>1885</text:p>
          </table:table-cell>
          <table:table-cell table:formula="of:=[.B$2]*[.A1889]*1000" office:value-type="float" office:value="30.16" calcext:value-type="float">
            <text:p>30.16</text:p>
          </table:table-cell>
          <table:table-cell table:formula="of:=1/([.B1889]/1000)" office:value-type="float" office:value="33.1564986737401" calcext:value-type="float">
            <text:p>33</text:p>
          </table:table-cell>
          <table:table-cell table:formula="of:=[.C1889]/[.D$2]" office:value-type="float" office:value="8.28912466843501" calcext:value-type="float">
            <text:p>8</text:p>
          </table:table-cell>
          <table:table-cell table:formula="of:=[.D1889]*60" office:value-type="float" office:value="497.347480106101" calcext:value-type="float">
            <text:p>497</text:p>
          </table:table-cell>
          <table:table-cell table:formula="of:=[.E1889]*[.F$2]" office:value-type="float" office:value="994.694960212202" calcext:value-type="float">
            <text:p>995</text:p>
          </table:table-cell>
          <table:table-cell table:number-columns-repeated="5"/>
        </table:table-row>
        <table:table-row table:style-name="ro1">
          <table:table-cell office:value-type="float" office:value="1886" calcext:value-type="float">
            <text:p>1886</text:p>
          </table:table-cell>
          <table:table-cell table:formula="of:=[.B$2]*[.A1890]*1000" office:value-type="float" office:value="30.176" calcext:value-type="float">
            <text:p>30.176</text:p>
          </table:table-cell>
          <table:table-cell table:formula="of:=1/([.B1890]/1000)" office:value-type="float" office:value="33.1389183457052" calcext:value-type="float">
            <text:p>33</text:p>
          </table:table-cell>
          <table:table-cell table:formula="of:=[.C1890]/[.D$2]" office:value-type="float" office:value="8.2847295864263" calcext:value-type="float">
            <text:p>8</text:p>
          </table:table-cell>
          <table:table-cell table:formula="of:=[.D1890]*60" office:value-type="float" office:value="497.083775185578" calcext:value-type="float">
            <text:p>497</text:p>
          </table:table-cell>
          <table:table-cell table:formula="of:=[.E1890]*[.F$2]" office:value-type="float" office:value="994.167550371156" calcext:value-type="float">
            <text:p>994</text:p>
          </table:table-cell>
          <table:table-cell table:number-columns-repeated="5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formula="of:=[.B$2]*[.A1891]*1000" office:value-type="float" office:value="30.192" calcext:value-type="float">
            <text:p>30.192</text:p>
          </table:table-cell>
          <table:table-cell table:formula="of:=1/([.B1891]/1000)" office:value-type="float" office:value="33.1213566507684" calcext:value-type="float">
            <text:p>33</text:p>
          </table:table-cell>
          <table:table-cell table:formula="of:=[.C1891]/[.D$2]" office:value-type="float" office:value="8.2803391626921" calcext:value-type="float">
            <text:p>8</text:p>
          </table:table-cell>
          <table:table-cell table:formula="of:=[.D1891]*60" office:value-type="float" office:value="496.820349761526" calcext:value-type="float">
            <text:p>497</text:p>
          </table:table-cell>
          <table:table-cell table:formula="of:=[.E1891]*[.F$2]" office:value-type="float" office:value="993.640699523052" calcext:value-type="float">
            <text:p>994</text:p>
          </table:table-cell>
          <table:table-cell table:number-columns-repeated="5"/>
        </table:table-row>
        <table:table-row table:style-name="ro1">
          <table:table-cell office:value-type="float" office:value="1888" calcext:value-type="float">
            <text:p>1888</text:p>
          </table:table-cell>
          <table:table-cell table:formula="of:=[.B$2]*[.A1892]*1000" office:value-type="float" office:value="30.208" calcext:value-type="float">
            <text:p>30.208</text:p>
          </table:table-cell>
          <table:table-cell table:formula="of:=1/([.B1892]/1000)" office:value-type="float" office:value="33.103813559322" calcext:value-type="float">
            <text:p>33</text:p>
          </table:table-cell>
          <table:table-cell table:formula="of:=[.C1892]/[.D$2]" office:value-type="float" office:value="8.27595338983051" calcext:value-type="float">
            <text:p>8</text:p>
          </table:table-cell>
          <table:table-cell table:formula="of:=[.D1892]*60" office:value-type="float" office:value="496.557203389831" calcext:value-type="float">
            <text:p>497</text:p>
          </table:table-cell>
          <table:table-cell table:formula="of:=[.E1892]*[.F$2]" office:value-type="float" office:value="993.114406779661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1889" calcext:value-type="float">
            <text:p>1889</text:p>
          </table:table-cell>
          <table:table-cell table:formula="of:=[.B$2]*[.A1893]*1000" office:value-type="float" office:value="30.224" calcext:value-type="float">
            <text:p>30.224</text:p>
          </table:table-cell>
          <table:table-cell table:formula="of:=1/([.B1893]/1000)" office:value-type="float" office:value="33.0862890418211" calcext:value-type="float">
            <text:p>33</text:p>
          </table:table-cell>
          <table:table-cell table:formula="of:=[.C1893]/[.D$2]" office:value-type="float" office:value="8.27157226045527" calcext:value-type="float">
            <text:p>8</text:p>
          </table:table-cell>
          <table:table-cell table:formula="of:=[.D1893]*60" office:value-type="float" office:value="496.294335627316" calcext:value-type="float">
            <text:p>496</text:p>
          </table:table-cell>
          <table:table-cell table:formula="of:=[.E1893]*[.F$2]" office:value-type="float" office:value="992.588671254632" calcext:value-type="float">
            <text:p>993</text:p>
          </table:table-cell>
          <table:table-cell table:number-columns-repeated="5"/>
        </table:table-row>
        <table:table-row table:style-name="ro1">
          <table:table-cell office:value-type="float" office:value="1890" calcext:value-type="float">
            <text:p>1890</text:p>
          </table:table-cell>
          <table:table-cell table:formula="of:=[.B$2]*[.A1894]*1000" office:value-type="float" office:value="30.24" calcext:value-type="float">
            <text:p>30.24</text:p>
          </table:table-cell>
          <table:table-cell table:formula="of:=1/([.B1894]/1000)" office:value-type="float" office:value="33.0687830687831" calcext:value-type="float">
            <text:p>33</text:p>
          </table:table-cell>
          <table:table-cell table:formula="of:=[.C1894]/[.D$2]" office:value-type="float" office:value="8.26719576719577" calcext:value-type="float">
            <text:p>8</text:p>
          </table:table-cell>
          <table:table-cell table:formula="of:=[.D1894]*60" office:value-type="float" office:value="496.031746031746" calcext:value-type="float">
            <text:p>496</text:p>
          </table:table-cell>
          <table:table-cell table:formula="of:=[.E1894]*[.F$2]" office:value-type="float" office:value="992.063492063492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1891" calcext:value-type="float">
            <text:p>1891</text:p>
          </table:table-cell>
          <table:table-cell table:formula="of:=[.B$2]*[.A1895]*1000" office:value-type="float" office:value="30.256" calcext:value-type="float">
            <text:p>30.256</text:p>
          </table:table-cell>
          <table:table-cell table:formula="of:=1/([.B1895]/1000)" office:value-type="float" office:value="33.0512956107879" calcext:value-type="float">
            <text:p>33</text:p>
          </table:table-cell>
          <table:table-cell table:formula="of:=[.C1895]/[.D$2]" office:value-type="float" office:value="8.26282390269699" calcext:value-type="float">
            <text:p>8</text:p>
          </table:table-cell>
          <table:table-cell table:formula="of:=[.D1895]*60" office:value-type="float" office:value="495.769434161819" calcext:value-type="float">
            <text:p>496</text:p>
          </table:table-cell>
          <table:table-cell table:formula="of:=[.E1895]*[.F$2]" office:value-type="float" office:value="991.538868323638" calcext:value-type="float">
            <text:p>992</text:p>
          </table:table-cell>
          <table:table-cell table:number-columns-repeated="5"/>
        </table:table-row>
        <table:table-row table:style-name="ro1">
          <table:table-cell office:value-type="float" office:value="1892" calcext:value-type="float">
            <text:p>1892</text:p>
          </table:table-cell>
          <table:table-cell table:formula="of:=[.B$2]*[.A1896]*1000" office:value-type="float" office:value="30.272" calcext:value-type="float">
            <text:p>30.272</text:p>
          </table:table-cell>
          <table:table-cell table:formula="of:=1/([.B1896]/1000)" office:value-type="float" office:value="33.0338266384778" calcext:value-type="float">
            <text:p>33</text:p>
          </table:table-cell>
          <table:table-cell table:formula="of:=[.C1896]/[.D$2]" office:value-type="float" office:value="8.25845665961945" calcext:value-type="float">
            <text:p>8</text:p>
          </table:table-cell>
          <table:table-cell table:formula="of:=[.D1896]*60" office:value-type="float" office:value="495.507399577167" calcext:value-type="float">
            <text:p>496</text:p>
          </table:table-cell>
          <table:table-cell table:formula="of:=[.E1896]*[.F$2]" office:value-type="float" office:value="991.014799154334" calcext:value-type="float">
            <text:p>991</text:p>
          </table:table-cell>
          <table:table-cell table:number-columns-repeated="5"/>
        </table:table-row>
        <table:table-row table:style-name="ro1">
          <table:table-cell office:value-type="float" office:value="1893" calcext:value-type="float">
            <text:p>1893</text:p>
          </table:table-cell>
          <table:table-cell table:formula="of:=[.B$2]*[.A1897]*1000" office:value-type="float" office:value="30.288" calcext:value-type="float">
            <text:p>30.288</text:p>
          </table:table-cell>
          <table:table-cell table:formula="of:=1/([.B1897]/1000)" office:value-type="float" office:value="33.0163761225568" calcext:value-type="float">
            <text:p>33</text:p>
          </table:table-cell>
          <table:table-cell table:formula="of:=[.C1897]/[.D$2]" office:value-type="float" office:value="8.2540940306392" calcext:value-type="float">
            <text:p>8</text:p>
          </table:table-cell>
          <table:table-cell table:formula="of:=[.D1897]*60" office:value-type="float" office:value="495.245641838352" calcext:value-type="float">
            <text:p>495</text:p>
          </table:table-cell>
          <table:table-cell table:formula="of:=[.E1897]*[.F$2]" office:value-type="float" office:value="990.491283676704" calcext:value-type="float">
            <text:p>990</text:p>
          </table:table-cell>
          <table:table-cell table:number-columns-repeated="5"/>
        </table:table-row>
        <table:table-row table:style-name="ro1">
          <table:table-cell office:value-type="float" office:value="1894" calcext:value-type="float">
            <text:p>1894</text:p>
          </table:table-cell>
          <table:table-cell table:formula="of:=[.B$2]*[.A1898]*1000" office:value-type="float" office:value="30.304" calcext:value-type="float">
            <text:p>30.304</text:p>
          </table:table-cell>
          <table:table-cell table:formula="of:=1/([.B1898]/1000)" office:value-type="float" office:value="32.9989440337909" calcext:value-type="float">
            <text:p>33</text:p>
          </table:table-cell>
          <table:table-cell table:formula="of:=[.C1898]/[.D$2]" office:value-type="float" office:value="8.24973600844773" calcext:value-type="float">
            <text:p>8</text:p>
          </table:table-cell>
          <table:table-cell table:formula="of:=[.D1898]*60" office:value-type="float" office:value="494.984160506864" calcext:value-type="float">
            <text:p>495</text:p>
          </table:table-cell>
          <table:table-cell table:formula="of:=[.E1898]*[.F$2]" office:value-type="float" office:value="989.968321013728" calcext:value-type="float">
            <text:p>990</text:p>
          </table:table-cell>
          <table:table-cell table:number-columns-repeated="5"/>
        </table:table-row>
        <table:table-row table:style-name="ro1">
          <table:table-cell office:value-type="float" office:value="1895" calcext:value-type="float">
            <text:p>1895</text:p>
          </table:table-cell>
          <table:table-cell table:formula="of:=[.B$2]*[.A1899]*1000" office:value-type="float" office:value="30.32" calcext:value-type="float">
            <text:p>30.32</text:p>
          </table:table-cell>
          <table:table-cell table:formula="of:=1/([.B1899]/1000)" office:value-type="float" office:value="32.9815303430079" calcext:value-type="float">
            <text:p>33</text:p>
          </table:table-cell>
          <table:table-cell table:formula="of:=[.C1899]/[.D$2]" office:value-type="float" office:value="8.24538258575198" calcext:value-type="float">
            <text:p>8</text:p>
          </table:table-cell>
          <table:table-cell table:formula="of:=[.D1899]*60" office:value-type="float" office:value="494.722955145119" calcext:value-type="float">
            <text:p>495</text:p>
          </table:table-cell>
          <table:table-cell table:formula="of:=[.E1899]*[.F$2]" office:value-type="float" office:value="989.445910290238" calcext:value-type="float">
            <text:p>989</text:p>
          </table:table-cell>
          <table:table-cell table:number-columns-repeated="5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formula="of:=[.B$2]*[.A1900]*1000" office:value-type="float" office:value="30.336" calcext:value-type="float">
            <text:p>30.336</text:p>
          </table:table-cell>
          <table:table-cell table:formula="of:=1/([.B1900]/1000)" office:value-type="float" office:value="32.9641350210971" calcext:value-type="float">
            <text:p>33</text:p>
          </table:table-cell>
          <table:table-cell table:formula="of:=[.C1900]/[.D$2]" office:value-type="float" office:value="8.24103375527426" calcext:value-type="float">
            <text:p>8</text:p>
          </table:table-cell>
          <table:table-cell table:formula="of:=[.D1900]*60" office:value-type="float" office:value="494.462025316456" calcext:value-type="float">
            <text:p>494</text:p>
          </table:table-cell>
          <table:table-cell table:formula="of:=[.E1900]*[.F$2]" office:value-type="float" office:value="988.924050632911" calcext:value-type="float">
            <text:p>989</text:p>
          </table:table-cell>
          <table:table-cell table:number-columns-repeated="5"/>
        </table:table-row>
        <table:table-row table:style-name="ro1">
          <table:table-cell office:value-type="float" office:value="1897" calcext:value-type="float">
            <text:p>1897</text:p>
          </table:table-cell>
          <table:table-cell table:formula="of:=[.B$2]*[.A1901]*1000" office:value-type="float" office:value="30.352" calcext:value-type="float">
            <text:p>30.352</text:p>
          </table:table-cell>
          <table:table-cell table:formula="of:=1/([.B1901]/1000)" office:value-type="float" office:value="32.946758039009" calcext:value-type="float">
            <text:p>33</text:p>
          </table:table-cell>
          <table:table-cell table:formula="of:=[.C1901]/[.D$2]" office:value-type="float" office:value="8.23668950975224" calcext:value-type="float">
            <text:p>8</text:p>
          </table:table-cell>
          <table:table-cell table:formula="of:=[.D1901]*60" office:value-type="float" office:value="494.201370585135" calcext:value-type="float">
            <text:p>494</text:p>
          </table:table-cell>
          <table:table-cell table:formula="of:=[.E1901]*[.F$2]" office:value-type="float" office:value="988.402741170269" calcext:value-type="float">
            <text:p>988</text:p>
          </table:table-cell>
          <table:table-cell table:number-columns-repeated="5"/>
        </table:table-row>
        <table:table-row table:style-name="ro1">
          <table:table-cell office:value-type="float" office:value="1898" calcext:value-type="float">
            <text:p>1898</text:p>
          </table:table-cell>
          <table:table-cell table:formula="of:=[.B$2]*[.A1902]*1000" office:value-type="float" office:value="30.368" calcext:value-type="float">
            <text:p>30.368</text:p>
          </table:table-cell>
          <table:table-cell table:formula="of:=1/([.B1902]/1000)" office:value-type="float" office:value="32.9293993677555" calcext:value-type="float">
            <text:p>33</text:p>
          </table:table-cell>
          <table:table-cell table:formula="of:=[.C1902]/[.D$2]" office:value-type="float" office:value="8.23234984193888" calcext:value-type="float">
            <text:p>8</text:p>
          </table:table-cell>
          <table:table-cell table:formula="of:=[.D1902]*60" office:value-type="float" office:value="493.940990516333" calcext:value-type="float">
            <text:p>494</text:p>
          </table:table-cell>
          <table:table-cell table:formula="of:=[.E1902]*[.F$2]" office:value-type="float" office:value="987.881981032666" calcext:value-type="float">
            <text:p>988</text:p>
          </table:table-cell>
          <table:table-cell table:number-columns-repeated="5"/>
        </table:table-row>
        <table:table-row table:style-name="ro1">
          <table:table-cell office:value-type="float" office:value="1899" calcext:value-type="float">
            <text:p>1899</text:p>
          </table:table-cell>
          <table:table-cell table:formula="of:=[.B$2]*[.A1903]*1000" office:value-type="float" office:value="30.384" calcext:value-type="float">
            <text:p>30.384</text:p>
          </table:table-cell>
          <table:table-cell table:formula="of:=1/([.B1903]/1000)" office:value-type="float" office:value="32.9120589784097" calcext:value-type="float">
            <text:p>33</text:p>
          </table:table-cell>
          <table:table-cell table:formula="of:=[.C1903]/[.D$2]" office:value-type="float" office:value="8.22801474460242" calcext:value-type="float">
            <text:p>8</text:p>
          </table:table-cell>
          <table:table-cell table:formula="of:=[.D1903]*60" office:value-type="float" office:value="493.680884676145" calcext:value-type="float">
            <text:p>494</text:p>
          </table:table-cell>
          <table:table-cell table:formula="of:=[.E1903]*[.F$2]" office:value-type="float" office:value="987.361769352291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formula="of:=[.B$2]*[.A1904]*1000" office:value-type="float" office:value="30.4" calcext:value-type="float">
            <text:p>30.4</text:p>
          </table:table-cell>
          <table:table-cell table:formula="of:=1/([.B1904]/1000)" office:value-type="float" office:value="32.8947368421053" calcext:value-type="float">
            <text:p>33</text:p>
          </table:table-cell>
          <table:table-cell table:formula="of:=[.C1904]/[.D$2]" office:value-type="float" office:value="8.22368421052632" calcext:value-type="float">
            <text:p>8</text:p>
          </table:table-cell>
          <table:table-cell table:formula="of:=[.D1904]*60" office:value-type="float" office:value="493.421052631579" calcext:value-type="float">
            <text:p>493</text:p>
          </table:table-cell>
          <table:table-cell table:formula="of:=[.E1904]*[.F$2]" office:value-type="float" office:value="986.842105263158" calcext:value-type="float">
            <text:p>987</text:p>
          </table:table-cell>
          <table:table-cell table:number-columns-repeated="5"/>
        </table:table-row>
        <table:table-row table:style-name="ro1">
          <table:table-cell office:value-type="float" office:value="1901" calcext:value-type="float">
            <text:p>1901</text:p>
          </table:table-cell>
          <table:table-cell table:formula="of:=[.B$2]*[.A1905]*1000" office:value-type="float" office:value="30.416" calcext:value-type="float">
            <text:p>30.416</text:p>
          </table:table-cell>
          <table:table-cell table:formula="of:=1/([.B1905]/1000)" office:value-type="float" office:value="32.8774329300368" calcext:value-type="float">
            <text:p>33</text:p>
          </table:table-cell>
          <table:table-cell table:formula="of:=[.C1905]/[.D$2]" office:value-type="float" office:value="8.21935823250921" calcext:value-type="float">
            <text:p>8</text:p>
          </table:table-cell>
          <table:table-cell table:formula="of:=[.D1905]*60" office:value-type="float" office:value="493.161493950552" calcext:value-type="float">
            <text:p>493</text:p>
          </table:table-cell>
          <table:table-cell table:formula="of:=[.E1905]*[.F$2]" office:value-type="float" office:value="986.322987901105" calcext:value-type="float">
            <text:p>986</text:p>
          </table:table-cell>
          <table:table-cell table:number-columns-repeated="5"/>
        </table:table-row>
        <table:table-row table:style-name="ro1">
          <table:table-cell office:value-type="float" office:value="1902" calcext:value-type="float">
            <text:p>1902</text:p>
          </table:table-cell>
          <table:table-cell table:formula="of:=[.B$2]*[.A1906]*1000" office:value-type="float" office:value="30.432" calcext:value-type="float">
            <text:p>30.432</text:p>
          </table:table-cell>
          <table:table-cell table:formula="of:=1/([.B1906]/1000)" office:value-type="float" office:value="32.8601472134595" calcext:value-type="float">
            <text:p>33</text:p>
          </table:table-cell>
          <table:table-cell table:formula="of:=[.C1906]/[.D$2]" office:value-type="float" office:value="8.21503680336488" calcext:value-type="float">
            <text:p>8</text:p>
          </table:table-cell>
          <table:table-cell table:formula="of:=[.D1906]*60" office:value-type="float" office:value="492.902208201893" calcext:value-type="float">
            <text:p>493</text:p>
          </table:table-cell>
          <table:table-cell table:formula="of:=[.E1906]*[.F$2]" office:value-type="float" office:value="985.804416403786" calcext:value-type="float">
            <text:p>986</text:p>
          </table:table-cell>
          <table:table-cell table:number-columns-repeated="5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formula="of:=[.B$2]*[.A1907]*1000" office:value-type="float" office:value="30.448" calcext:value-type="float">
            <text:p>30.448</text:p>
          </table:table-cell>
          <table:table-cell table:formula="of:=1/([.B1907]/1000)" office:value-type="float" office:value="32.8428796636889" calcext:value-type="float">
            <text:p>33</text:p>
          </table:table-cell>
          <table:table-cell table:formula="of:=[.C1907]/[.D$2]" office:value-type="float" office:value="8.21071991592223" calcext:value-type="float">
            <text:p>8</text:p>
          </table:table-cell>
          <table:table-cell table:formula="of:=[.D1907]*60" office:value-type="float" office:value="492.643194955334" calcext:value-type="float">
            <text:p>493</text:p>
          </table:table-cell>
          <table:table-cell table:formula="of:=[.E1907]*[.F$2]" office:value-type="float" office:value="985.286389910667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formula="of:=[.B$2]*[.A1908]*1000" office:value-type="float" office:value="30.464" calcext:value-type="float">
            <text:p>30.464</text:p>
          </table:table-cell>
          <table:table-cell table:formula="of:=1/([.B1908]/1000)" office:value-type="float" office:value="32.8256302521008" calcext:value-type="float">
            <text:p>33</text:p>
          </table:table-cell>
          <table:table-cell table:formula="of:=[.C1908]/[.D$2]" office:value-type="float" office:value="8.20640756302521" calcext:value-type="float">
            <text:p>8</text:p>
          </table:table-cell>
          <table:table-cell table:formula="of:=[.D1908]*60" office:value-type="float" office:value="492.384453781513" calcext:value-type="float">
            <text:p>492</text:p>
          </table:table-cell>
          <table:table-cell table:formula="of:=[.E1908]*[.F$2]" office:value-type="float" office:value="984.768907563025" calcext:value-type="float">
            <text:p>985</text:p>
          </table:table-cell>
          <table:table-cell table:number-columns-repeated="5"/>
        </table:table-row>
        <table:table-row table:style-name="ro1">
          <table:table-cell office:value-type="float" office:value="1905" calcext:value-type="float">
            <text:p>1905</text:p>
          </table:table-cell>
          <table:table-cell table:formula="of:=[.B$2]*[.A1909]*1000" office:value-type="float" office:value="30.48" calcext:value-type="float">
            <text:p>30.48</text:p>
          </table:table-cell>
          <table:table-cell table:formula="of:=1/([.B1909]/1000)" office:value-type="float" office:value="32.8083989501312" calcext:value-type="float">
            <text:p>33</text:p>
          </table:table-cell>
          <table:table-cell table:formula="of:=[.C1909]/[.D$2]" office:value-type="float" office:value="8.20209973753281" calcext:value-type="float">
            <text:p>8</text:p>
          </table:table-cell>
          <table:table-cell table:formula="of:=[.D1909]*60" office:value-type="float" office:value="492.125984251969" calcext:value-type="float">
            <text:p>492</text:p>
          </table:table-cell>
          <table:table-cell table:formula="of:=[.E1909]*[.F$2]" office:value-type="float" office:value="984.251968503937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1906" calcext:value-type="float">
            <text:p>1906</text:p>
          </table:table-cell>
          <table:table-cell table:formula="of:=[.B$2]*[.A1910]*1000" office:value-type="float" office:value="30.496" calcext:value-type="float">
            <text:p>30.496</text:p>
          </table:table-cell>
          <table:table-cell table:formula="of:=1/([.B1910]/1000)" office:value-type="float" office:value="32.791185729276" calcext:value-type="float">
            <text:p>33</text:p>
          </table:table-cell>
          <table:table-cell table:formula="of:=[.C1910]/[.D$2]" office:value-type="float" office:value="8.19779643231899" calcext:value-type="float">
            <text:p>8</text:p>
          </table:table-cell>
          <table:table-cell table:formula="of:=[.D1910]*60" office:value-type="float" office:value="491.86778593914" calcext:value-type="float">
            <text:p>492</text:p>
          </table:table-cell>
          <table:table-cell table:formula="of:=[.E1910]*[.F$2]" office:value-type="float" office:value="983.735571878279" calcext:value-type="float">
            <text:p>984</text:p>
          </table:table-cell>
          <table:table-cell table:number-columns-repeated="5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formula="of:=[.B$2]*[.A1911]*1000" office:value-type="float" office:value="30.512" calcext:value-type="float">
            <text:p>30.512</text:p>
          </table:table-cell>
          <table:table-cell table:formula="of:=1/([.B1911]/1000)" office:value-type="float" office:value="32.7739905610907" calcext:value-type="float">
            <text:p>33</text:p>
          </table:table-cell>
          <table:table-cell table:formula="of:=[.C1911]/[.D$2]" office:value-type="float" office:value="8.19349764027268" calcext:value-type="float">
            <text:p>8</text:p>
          </table:table-cell>
          <table:table-cell table:formula="of:=[.D1911]*60" office:value-type="float" office:value="491.609858416361" calcext:value-type="float">
            <text:p>492</text:p>
          </table:table-cell>
          <table:table-cell table:formula="of:=[.E1911]*[.F$2]" office:value-type="float" office:value="983.219716832722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float" office:value="1908" calcext:value-type="float">
            <text:p>1908</text:p>
          </table:table-cell>
          <table:table-cell table:formula="of:=[.B$2]*[.A1912]*1000" office:value-type="float" office:value="30.528" calcext:value-type="float">
            <text:p>30.528</text:p>
          </table:table-cell>
          <table:table-cell table:formula="of:=1/([.B1912]/1000)" office:value-type="float" office:value="32.7568134171908" calcext:value-type="float">
            <text:p>33</text:p>
          </table:table-cell>
          <table:table-cell table:formula="of:=[.C1912]/[.D$2]" office:value-type="float" office:value="8.18920335429769" calcext:value-type="float">
            <text:p>8</text:p>
          </table:table-cell>
          <table:table-cell table:formula="of:=[.D1912]*60" office:value-type="float" office:value="491.352201257862" calcext:value-type="float">
            <text:p>491</text:p>
          </table:table-cell>
          <table:table-cell table:formula="of:=[.E1912]*[.F$2]" office:value-type="float" office:value="982.704402515723" calcext:value-type="float">
            <text:p>983</text:p>
          </table:table-cell>
          <table:table-cell table:number-columns-repeated="5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formula="of:=[.B$2]*[.A1913]*1000" office:value-type="float" office:value="30.544" calcext:value-type="float">
            <text:p>30.544</text:p>
          </table:table-cell>
          <table:table-cell table:formula="of:=1/([.B1913]/1000)" office:value-type="float" office:value="32.7396542692509" calcext:value-type="float">
            <text:p>33</text:p>
          </table:table-cell>
          <table:table-cell table:formula="of:=[.C1913]/[.D$2]" office:value-type="float" office:value="8.18491356731273" calcext:value-type="float">
            <text:p>8</text:p>
          </table:table-cell>
          <table:table-cell table:formula="of:=[.D1913]*60" office:value-type="float" office:value="491.094814038764" calcext:value-type="float">
            <text:p>491</text:p>
          </table:table-cell>
          <table:table-cell table:formula="of:=[.E1913]*[.F$2]" office:value-type="float" office:value="982.189628077528" calcext:value-type="float">
            <text:p>982</text:p>
          </table:table-cell>
          <table:table-cell table:number-columns-repeated="5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formula="of:=[.B$2]*[.A1914]*1000" office:value-type="float" office:value="30.56" calcext:value-type="float">
            <text:p>30.56</text:p>
          </table:table-cell>
          <table:table-cell table:formula="of:=1/([.B1914]/1000)" office:value-type="float" office:value="32.7225130890052" calcext:value-type="float">
            <text:p>33</text:p>
          </table:table-cell>
          <table:table-cell table:formula="of:=[.C1914]/[.D$2]" office:value-type="float" office:value="8.18062827225131" calcext:value-type="float">
            <text:p>8</text:p>
          </table:table-cell>
          <table:table-cell table:formula="of:=[.D1914]*60" office:value-type="float" office:value="490.837696335079" calcext:value-type="float">
            <text:p>491</text:p>
          </table:table-cell>
          <table:table-cell table:formula="of:=[.E1914]*[.F$2]" office:value-type="float" office:value="981.675392670157" calcext:value-type="float">
            <text:p>982</text:p>
          </table:table-cell>
          <table:table-cell table:number-columns-repeated="5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formula="of:=[.B$2]*[.A1915]*1000" office:value-type="float" office:value="30.576" calcext:value-type="float">
            <text:p>30.576</text:p>
          </table:table-cell>
          <table:table-cell table:formula="of:=1/([.B1915]/1000)" office:value-type="float" office:value="32.705389848247" calcext:value-type="float">
            <text:p>33</text:p>
          </table:table-cell>
          <table:table-cell table:formula="of:=[.C1915]/[.D$2]" office:value-type="float" office:value="8.17634746206175" calcext:value-type="float">
            <text:p>8</text:p>
          </table:table-cell>
          <table:table-cell table:formula="of:=[.D1915]*60" office:value-type="float" office:value="490.580847723705" calcext:value-type="float">
            <text:p>491</text:p>
          </table:table-cell>
          <table:table-cell table:formula="of:=[.E1915]*[.F$2]" office:value-type="float" office:value="981.16169544741" calcext:value-type="float">
            <text:p>981</text:p>
          </table:table-cell>
          <table:table-cell table:number-columns-repeated="5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formula="of:=[.B$2]*[.A1916]*1000" office:value-type="float" office:value="30.592" calcext:value-type="float">
            <text:p>30.592</text:p>
          </table:table-cell>
          <table:table-cell table:formula="of:=1/([.B1916]/1000)" office:value-type="float" office:value="32.6882845188285" calcext:value-type="float">
            <text:p>33</text:p>
          </table:table-cell>
          <table:table-cell table:formula="of:=[.C1916]/[.D$2]" office:value-type="float" office:value="8.17207112970711" calcext:value-type="float">
            <text:p>8</text:p>
          </table:table-cell>
          <table:table-cell table:formula="of:=[.D1916]*60" office:value-type="float" office:value="490.324267782427" calcext:value-type="float">
            <text:p>490</text:p>
          </table:table-cell>
          <table:table-cell table:formula="of:=[.E1916]*[.F$2]" office:value-type="float" office:value="980.648535564854" calcext:value-type="float">
            <text:p>981</text:p>
          </table:table-cell>
          <table:table-cell table:number-columns-repeated="5"/>
        </table:table-row>
        <table:table-row table:style-name="ro1">
          <table:table-cell office:value-type="float" office:value="1913" calcext:value-type="float">
            <text:p>1913</text:p>
          </table:table-cell>
          <table:table-cell table:formula="of:=[.B$2]*[.A1917]*1000" office:value-type="float" office:value="30.608" calcext:value-type="float">
            <text:p>30.608</text:p>
          </table:table-cell>
          <table:table-cell table:formula="of:=1/([.B1917]/1000)" office:value-type="float" office:value="32.6711970726607" calcext:value-type="float">
            <text:p>33</text:p>
          </table:table-cell>
          <table:table-cell table:formula="of:=[.C1917]/[.D$2]" office:value-type="float" office:value="8.16779926816519" calcext:value-type="float">
            <text:p>8</text:p>
          </table:table-cell>
          <table:table-cell table:formula="of:=[.D1917]*60" office:value-type="float" office:value="490.067956089911" calcext:value-type="float">
            <text:p>490</text:p>
          </table:table-cell>
          <table:table-cell table:formula="of:=[.E1917]*[.F$2]" office:value-type="float" office:value="980.135912179822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formula="of:=[.B$2]*[.A1918]*1000" office:value-type="float" office:value="30.624" calcext:value-type="float">
            <text:p>30.624</text:p>
          </table:table-cell>
          <table:table-cell table:formula="of:=1/([.B1918]/1000)" office:value-type="float" office:value="32.6541274817137" calcext:value-type="float">
            <text:p>33</text:p>
          </table:table-cell>
          <table:table-cell table:formula="of:=[.C1918]/[.D$2]" office:value-type="float" office:value="8.16353187042842" calcext:value-type="float">
            <text:p>8</text:p>
          </table:table-cell>
          <table:table-cell table:formula="of:=[.D1918]*60" office:value-type="float" office:value="489.811912225705" calcext:value-type="float">
            <text:p>490</text:p>
          </table:table-cell>
          <table:table-cell table:formula="of:=[.E1918]*[.F$2]" office:value-type="float" office:value="979.623824451411" calcext:value-type="float">
            <text:p>980</text:p>
          </table:table-cell>
          <table:table-cell table:number-columns-repeated="5"/>
        </table:table-row>
        <table:table-row table:style-name="ro1">
          <table:table-cell office:value-type="float" office:value="1915" calcext:value-type="float">
            <text:p>1915</text:p>
          </table:table-cell>
          <table:table-cell table:formula="of:=[.B$2]*[.A1919]*1000" office:value-type="float" office:value="30.64" calcext:value-type="float">
            <text:p>30.64</text:p>
          </table:table-cell>
          <table:table-cell table:formula="of:=1/([.B1919]/1000)" office:value-type="float" office:value="32.6370757180157" calcext:value-type="float">
            <text:p>33</text:p>
          </table:table-cell>
          <table:table-cell table:formula="of:=[.C1919]/[.D$2]" office:value-type="float" office:value="8.15926892950392" calcext:value-type="float">
            <text:p>8</text:p>
          </table:table-cell>
          <table:table-cell table:formula="of:=[.D1919]*60" office:value-type="float" office:value="489.556135770235" calcext:value-type="float">
            <text:p>490</text:p>
          </table:table-cell>
          <table:table-cell table:formula="of:=[.E1919]*[.F$2]" office:value-type="float" office:value="979.11227154047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formula="of:=[.B$2]*[.A1920]*1000" office:value-type="float" office:value="30.656" calcext:value-type="float">
            <text:p>30.656</text:p>
          </table:table-cell>
          <table:table-cell table:formula="of:=1/([.B1920]/1000)" office:value-type="float" office:value="32.6200417536534" calcext:value-type="float">
            <text:p>33</text:p>
          </table:table-cell>
          <table:table-cell table:formula="of:=[.C1920]/[.D$2]" office:value-type="float" office:value="8.15501043841336" calcext:value-type="float">
            <text:p>8</text:p>
          </table:table-cell>
          <table:table-cell table:formula="of:=[.D1920]*60" office:value-type="float" office:value="489.300626304802" calcext:value-type="float">
            <text:p>489</text:p>
          </table:table-cell>
          <table:table-cell table:formula="of:=[.E1920]*[.F$2]" office:value-type="float" office:value="978.601252609603" calcext:value-type="float">
            <text:p>979</text:p>
          </table:table-cell>
          <table:table-cell table:number-columns-repeated="5"/>
        </table:table-row>
        <table:table-row table:style-name="ro1">
          <table:table-cell office:value-type="float" office:value="1917" calcext:value-type="float">
            <text:p>1917</text:p>
          </table:table-cell>
          <table:table-cell table:formula="of:=[.B$2]*[.A1921]*1000" office:value-type="float" office:value="30.672" calcext:value-type="float">
            <text:p>30.672</text:p>
          </table:table-cell>
          <table:table-cell table:formula="of:=1/([.B1921]/1000)" office:value-type="float" office:value="32.603025560772" calcext:value-type="float">
            <text:p>33</text:p>
          </table:table-cell>
          <table:table-cell table:formula="of:=[.C1921]/[.D$2]" office:value-type="float" office:value="8.15075639019301" calcext:value-type="float">
            <text:p>8</text:p>
          </table:table-cell>
          <table:table-cell table:formula="of:=[.D1921]*60" office:value-type="float" office:value="489.045383411581" calcext:value-type="float">
            <text:p>489</text:p>
          </table:table-cell>
          <table:table-cell table:formula="of:=[.E1921]*[.F$2]" office:value-type="float" office:value="978.090766823161" calcext:value-type="float">
            <text:p>978</text:p>
          </table:table-cell>
          <table:table-cell table:number-columns-repeated="5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formula="of:=[.B$2]*[.A1922]*1000" office:value-type="float" office:value="30.688" calcext:value-type="float">
            <text:p>30.688</text:p>
          </table:table-cell>
          <table:table-cell table:formula="of:=1/([.B1922]/1000)" office:value-type="float" office:value="32.5860271115746" calcext:value-type="float">
            <text:p>33</text:p>
          </table:table-cell>
          <table:table-cell table:formula="of:=[.C1922]/[.D$2]" office:value-type="float" office:value="8.14650677789364" calcext:value-type="float">
            <text:p>8</text:p>
          </table:table-cell>
          <table:table-cell table:formula="of:=[.D1922]*60" office:value-type="float" office:value="488.790406673618" calcext:value-type="float">
            <text:p>489</text:p>
          </table:table-cell>
          <table:table-cell table:formula="of:=[.E1922]*[.F$2]" office:value-type="float" office:value="977.580813347237" calcext:value-type="float">
            <text:p>978</text:p>
          </table:table-cell>
          <table:table-cell table:number-columns-repeated="5"/>
        </table:table-row>
        <table:table-row table:style-name="ro1">
          <table:table-cell office:value-type="float" office:value="1919" calcext:value-type="float">
            <text:p>1919</text:p>
          </table:table-cell>
          <table:table-cell table:formula="of:=[.B$2]*[.A1923]*1000" office:value-type="float" office:value="30.704" calcext:value-type="float">
            <text:p>30.704</text:p>
          </table:table-cell>
          <table:table-cell table:formula="of:=1/([.B1923]/1000)" office:value-type="float" office:value="32.569046378322" calcext:value-type="float">
            <text:p>33</text:p>
          </table:table-cell>
          <table:table-cell table:formula="of:=[.C1923]/[.D$2]" office:value-type="float" office:value="8.14226159458051" calcext:value-type="float">
            <text:p>8</text:p>
          </table:table-cell>
          <table:table-cell table:formula="of:=[.D1923]*60" office:value-type="float" office:value="488.535695674831" calcext:value-type="float">
            <text:p>489</text:p>
          </table:table-cell>
          <table:table-cell table:formula="of:=[.E1923]*[.F$2]" office:value-type="float" office:value="977.071391349661" calcext:value-type="float">
            <text:p>977</text:p>
          </table:table-cell>
          <table:table-cell table:number-columns-repeated="5"/>
        </table:table-row>
        <table:table-row table:style-name="ro1">
          <table:table-cell office:value-type="float" office:value="1920" calcext:value-type="float">
            <text:p>1920</text:p>
          </table:table-cell>
          <table:table-cell table:formula="of:=[.B$2]*[.A1924]*1000" office:value-type="float" office:value="30.72" calcext:value-type="float">
            <text:p>30.72</text:p>
          </table:table-cell>
          <table:table-cell table:formula="of:=1/([.B1924]/1000)" office:value-type="float" office:value="32.5520833333333" calcext:value-type="float">
            <text:p>33</text:p>
          </table:table-cell>
          <table:table-cell table:formula="of:=[.C1924]/[.D$2]" office:value-type="float" office:value="8.13802083333333" calcext:value-type="float">
            <text:p>8</text:p>
          </table:table-cell>
          <table:table-cell table:formula="of:=[.D1924]*60" office:value-type="float" office:value="488.28125" calcext:value-type="float">
            <text:p>488</text:p>
          </table:table-cell>
          <table:table-cell table:formula="of:=[.E1924]*[.F$2]" office:value-type="float" office:value="976.5625" calcext:value-type="float">
            <text:p>977</text:p>
          </table:table-cell>
          <table:table-cell table:number-columns-repeated="5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formula="of:=[.B$2]*[.A1925]*1000" office:value-type="float" office:value="30.736" calcext:value-type="float">
            <text:p>30.736</text:p>
          </table:table-cell>
          <table:table-cell table:formula="of:=1/([.B1925]/1000)" office:value-type="float" office:value="32.5351379489849" calcext:value-type="float">
            <text:p>33</text:p>
          </table:table-cell>
          <table:table-cell table:formula="of:=[.C1925]/[.D$2]" office:value-type="float" office:value="8.13378448724623" calcext:value-type="float">
            <text:p>8</text:p>
          </table:table-cell>
          <table:table-cell table:formula="of:=[.D1925]*60" office:value-type="float" office:value="488.027069234774" calcext:value-type="float">
            <text:p>488</text:p>
          </table:table-cell>
          <table:table-cell table:formula="of:=[.E1925]*[.F$2]" office:value-type="float" office:value="976.054138469547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table:formula="of:=[.B$2]*[.A1926]*1000" office:value-type="float" office:value="30.752" calcext:value-type="float">
            <text:p>30.752</text:p>
          </table:table-cell>
          <table:table-cell table:formula="of:=1/([.B1926]/1000)" office:value-type="float" office:value="32.5182101977107" calcext:value-type="float">
            <text:p>33</text:p>
          </table:table-cell>
          <table:table-cell table:formula="of:=[.C1926]/[.D$2]" office:value-type="float" office:value="8.12955254942768" calcext:value-type="float">
            <text:p>8</text:p>
          </table:table-cell>
          <table:table-cell table:formula="of:=[.D1926]*60" office:value-type="float" office:value="487.773152965661" calcext:value-type="float">
            <text:p>488</text:p>
          </table:table-cell>
          <table:table-cell table:formula="of:=[.E1926]*[.F$2]" office:value-type="float" office:value="975.546305931322" calcext:value-type="float">
            <text:p>976</text:p>
          </table:table-cell>
          <table:table-cell table:number-columns-repeated="5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formula="of:=[.B$2]*[.A1927]*1000" office:value-type="float" office:value="30.768" calcext:value-type="float">
            <text:p>30.768</text:p>
          </table:table-cell>
          <table:table-cell table:formula="of:=1/([.B1927]/1000)" office:value-type="float" office:value="32.5013000520021" calcext:value-type="float">
            <text:p>33</text:p>
          </table:table-cell>
          <table:table-cell table:formula="of:=[.C1927]/[.D$2]" office:value-type="float" office:value="8.12532501300052" calcext:value-type="float">
            <text:p>8</text:p>
          </table:table-cell>
          <table:table-cell table:formula="of:=[.D1927]*60" office:value-type="float" office:value="487.519500780031" calcext:value-type="float">
            <text:p>488</text:p>
          </table:table-cell>
          <table:table-cell table:formula="of:=[.E1927]*[.F$2]" office:value-type="float" office:value="975.039001560062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formula="of:=[.B$2]*[.A1928]*1000" office:value-type="float" office:value="30.784" calcext:value-type="float">
            <text:p>30.784</text:p>
          </table:table-cell>
          <table:table-cell table:formula="of:=1/([.B1928]/1000)" office:value-type="float" office:value="32.4844074844075" calcext:value-type="float">
            <text:p>32</text:p>
          </table:table-cell>
          <table:table-cell table:formula="of:=[.C1928]/[.D$2]" office:value-type="float" office:value="8.12110187110187" calcext:value-type="float">
            <text:p>8</text:p>
          </table:table-cell>
          <table:table-cell table:formula="of:=[.D1928]*60" office:value-type="float" office:value="487.266112266112" calcext:value-type="float">
            <text:p>487</text:p>
          </table:table-cell>
          <table:table-cell table:formula="of:=[.E1928]*[.F$2]" office:value-type="float" office:value="974.532224532225" calcext:value-type="float">
            <text:p>975</text:p>
          </table:table-cell>
          <table:table-cell table:number-columns-repeated="5"/>
        </table:table-row>
        <table:table-row table:style-name="ro1">
          <table:table-cell office:value-type="float" office:value="1925" calcext:value-type="float">
            <text:p>1925</text:p>
          </table:table-cell>
          <table:table-cell table:formula="of:=[.B$2]*[.A1929]*1000" office:value-type="float" office:value="30.8" calcext:value-type="float">
            <text:p>30.8</text:p>
          </table:table-cell>
          <table:table-cell table:formula="of:=1/([.B1929]/1000)" office:value-type="float" office:value="32.4675324675325" calcext:value-type="float">
            <text:p>32</text:p>
          </table:table-cell>
          <table:table-cell table:formula="of:=[.C1929]/[.D$2]" office:value-type="float" office:value="8.11688311688312" calcext:value-type="float">
            <text:p>8</text:p>
          </table:table-cell>
          <table:table-cell table:formula="of:=[.D1929]*60" office:value-type="float" office:value="487.012987012987" calcext:value-type="float">
            <text:p>487</text:p>
          </table:table-cell>
          <table:table-cell table:formula="of:=[.E1929]*[.F$2]" office:value-type="float" office:value="974.025974025974" calcext:value-type="float">
            <text:p>974</text:p>
          </table:table-cell>
          <table:table-cell table:number-columns-repeated="5"/>
        </table:table-row>
        <table:table-row table:style-name="ro1">
          <table:table-cell office:value-type="float" office:value="1926" calcext:value-type="float">
            <text:p>1926</text:p>
          </table:table-cell>
          <table:table-cell table:formula="of:=[.B$2]*[.A1930]*1000" office:value-type="float" office:value="30.816" calcext:value-type="float">
            <text:p>30.816</text:p>
          </table:table-cell>
          <table:table-cell table:formula="of:=1/([.B1930]/1000)" office:value-type="float" office:value="32.4506749740395" calcext:value-type="float">
            <text:p>32</text:p>
          </table:table-cell>
          <table:table-cell table:formula="of:=[.C1930]/[.D$2]" office:value-type="float" office:value="8.11266874350986" calcext:value-type="float">
            <text:p>8</text:p>
          </table:table-cell>
          <table:table-cell table:formula="of:=[.D1930]*60" office:value-type="float" office:value="486.760124610592" calcext:value-type="float">
            <text:p>487</text:p>
          </table:table-cell>
          <table:table-cell table:formula="of:=[.E1930]*[.F$2]" office:value-type="float" office:value="973.520249221184" calcext:value-type="float">
            <text:p>974</text:p>
          </table:table-cell>
          <table:table-cell table:number-columns-repeated="5"/>
        </table:table-row>
        <table:table-row table:style-name="ro1">
          <table:table-cell office:value-type="float" office:value="1927" calcext:value-type="float">
            <text:p>1927</text:p>
          </table:table-cell>
          <table:table-cell table:formula="of:=[.B$2]*[.A1931]*1000" office:value-type="float" office:value="30.832" calcext:value-type="float">
            <text:p>30.832</text:p>
          </table:table-cell>
          <table:table-cell table:formula="of:=1/([.B1931]/1000)" office:value-type="float" office:value="32.4338349766476" calcext:value-type="float">
            <text:p>32</text:p>
          </table:table-cell>
          <table:table-cell table:formula="of:=[.C1931]/[.D$2]" office:value-type="float" office:value="8.10845874416191" calcext:value-type="float">
            <text:p>8</text:p>
          </table:table-cell>
          <table:table-cell table:formula="of:=[.D1931]*60" office:value-type="float" office:value="486.507524649715" calcext:value-type="float">
            <text:p>487</text:p>
          </table:table-cell>
          <table:table-cell table:formula="of:=[.E1931]*[.F$2]" office:value-type="float" office:value="973.015049299429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formula="of:=[.B$2]*[.A1932]*1000" office:value-type="float" office:value="30.848" calcext:value-type="float">
            <text:p>30.848</text:p>
          </table:table-cell>
          <table:table-cell table:formula="of:=1/([.B1932]/1000)" office:value-type="float" office:value="32.4170124481328" calcext:value-type="float">
            <text:p>32</text:p>
          </table:table-cell>
          <table:table-cell table:formula="of:=[.C1932]/[.D$2]" office:value-type="float" office:value="8.1042531120332" calcext:value-type="float">
            <text:p>8</text:p>
          </table:table-cell>
          <table:table-cell table:formula="of:=[.D1932]*60" office:value-type="float" office:value="486.255186721992" calcext:value-type="float">
            <text:p>486</text:p>
          </table:table-cell>
          <table:table-cell table:formula="of:=[.E1932]*[.F$2]" office:value-type="float" office:value="972.510373443983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formula="of:=[.B$2]*[.A1933]*1000" office:value-type="float" office:value="30.864" calcext:value-type="float">
            <text:p>30.864</text:p>
          </table:table-cell>
          <table:table-cell table:formula="of:=1/([.B1933]/1000)" office:value-type="float" office:value="32.4002073613271" calcext:value-type="float">
            <text:p>32</text:p>
          </table:table-cell>
          <table:table-cell table:formula="of:=[.C1933]/[.D$2]" office:value-type="float" office:value="8.10005184033178" calcext:value-type="float">
            <text:p>8</text:p>
          </table:table-cell>
          <table:table-cell table:formula="of:=[.D1933]*60" office:value-type="float" office:value="486.003110419907" calcext:value-type="float">
            <text:p>486</text:p>
          </table:table-cell>
          <table:table-cell table:formula="of:=[.E1933]*[.F$2]" office:value-type="float" office:value="972.006220839814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formula="of:=[.B$2]*[.A1934]*1000" office:value-type="float" office:value="30.88" calcext:value-type="float">
            <text:p>30.88</text:p>
          </table:table-cell>
          <table:table-cell table:formula="of:=1/([.B1934]/1000)" office:value-type="float" office:value="32.3834196891192" calcext:value-type="float">
            <text:p>32</text:p>
          </table:table-cell>
          <table:table-cell table:formula="of:=[.C1934]/[.D$2]" office:value-type="float" office:value="8.09585492227979" calcext:value-type="float">
            <text:p>8</text:p>
          </table:table-cell>
          <table:table-cell table:formula="of:=[.D1934]*60" office:value-type="float" office:value="485.751295336788" calcext:value-type="float">
            <text:p>486</text:p>
          </table:table-cell>
          <table:table-cell table:formula="of:=[.E1934]*[.F$2]" office:value-type="float" office:value="971.502590673575" calcext:value-type="float">
            <text:p>972</text:p>
          </table:table-cell>
          <table:table-cell table:number-columns-repeated="5"/>
        </table:table-row>
        <table:table-row table:style-name="ro1">
          <table:table-cell office:value-type="float" office:value="1931" calcext:value-type="float">
            <text:p>1931</text:p>
          </table:table-cell>
          <table:table-cell table:formula="of:=[.B$2]*[.A1935]*1000" office:value-type="float" office:value="30.896" calcext:value-type="float">
            <text:p>30.896</text:p>
          </table:table-cell>
          <table:table-cell table:formula="of:=1/([.B1935]/1000)" office:value-type="float" office:value="32.3666494044537" calcext:value-type="float">
            <text:p>32</text:p>
          </table:table-cell>
          <table:table-cell table:formula="of:=[.C1935]/[.D$2]" office:value-type="float" office:value="8.09166235111341" calcext:value-type="float">
            <text:p>8</text:p>
          </table:table-cell>
          <table:table-cell table:formula="of:=[.D1935]*60" office:value-type="float" office:value="485.499741066805" calcext:value-type="float">
            <text:p>485</text:p>
          </table:table-cell>
          <table:table-cell table:formula="of:=[.E1935]*[.F$2]" office:value-type="float" office:value="970.99948213361" calcext:value-type="float">
            <text:p>97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table:formula="of:=[.B$2]*[.A1936]*1000" office:value-type="float" office:value="30.912" calcext:value-type="float">
            <text:p>30.912</text:p>
          </table:table-cell>
          <table:table-cell table:formula="of:=1/([.B1936]/1000)" office:value-type="float" office:value="32.3498964803313" calcext:value-type="float">
            <text:p>32</text:p>
          </table:table-cell>
          <table:table-cell table:formula="of:=[.C1936]/[.D$2]" office:value-type="float" office:value="8.08747412008282" calcext:value-type="float">
            <text:p>8</text:p>
          </table:table-cell>
          <table:table-cell table:formula="of:=[.D1936]*60" office:value-type="float" office:value="485.248447204969" calcext:value-type="float">
            <text:p>485</text:p>
          </table:table-cell>
          <table:table-cell table:formula="of:=[.E1936]*[.F$2]" office:value-type="float" office:value="970.496894409938" calcext:value-type="float">
            <text:p>970</text:p>
          </table:table-cell>
          <table:table-cell table:number-columns-repeated="5"/>
        </table:table-row>
        <table:table-row table:style-name="ro1">
          <table:table-cell office:value-type="float" office:value="1933" calcext:value-type="float">
            <text:p>1933</text:p>
          </table:table-cell>
          <table:table-cell table:formula="of:=[.B$2]*[.A1937]*1000" office:value-type="float" office:value="30.928" calcext:value-type="float">
            <text:p>30.928</text:p>
          </table:table-cell>
          <table:table-cell table:formula="of:=1/([.B1937]/1000)" office:value-type="float" office:value="32.3331608898086" calcext:value-type="float">
            <text:p>32</text:p>
          </table:table-cell>
          <table:table-cell table:formula="of:=[.C1937]/[.D$2]" office:value-type="float" office:value="8.08329022245215" calcext:value-type="float">
            <text:p>8</text:p>
          </table:table-cell>
          <table:table-cell table:formula="of:=[.D1937]*60" office:value-type="float" office:value="484.997413347129" calcext:value-type="float">
            <text:p>485</text:p>
          </table:table-cell>
          <table:table-cell table:formula="of:=[.E1937]*[.F$2]" office:value-type="float" office:value="969.994826694258" calcext:value-type="float">
            <text:p>970</text:p>
          </table:table-cell>
          <table:table-cell table:number-columns-repeated="5"/>
        </table:table-row>
        <table:table-row table:style-name="ro1">
          <table:table-cell office:value-type="float" office:value="1934" calcext:value-type="float">
            <text:p>1934</text:p>
          </table:table-cell>
          <table:table-cell table:formula="of:=[.B$2]*[.A1938]*1000" office:value-type="float" office:value="30.944" calcext:value-type="float">
            <text:p>30.944</text:p>
          </table:table-cell>
          <table:table-cell table:formula="of:=1/([.B1938]/1000)" office:value-type="float" office:value="32.3164426059979" calcext:value-type="float">
            <text:p>32</text:p>
          </table:table-cell>
          <table:table-cell table:formula="of:=[.C1938]/[.D$2]" office:value-type="float" office:value="8.07911065149948" calcext:value-type="float">
            <text:p>8</text:p>
          </table:table-cell>
          <table:table-cell table:formula="of:=[.D1938]*60" office:value-type="float" office:value="484.746639089969" calcext:value-type="float">
            <text:p>485</text:p>
          </table:table-cell>
          <table:table-cell table:formula="of:=[.E1938]*[.F$2]" office:value-type="float" office:value="969.493278179938" calcext:value-type="float">
            <text:p>969</text:p>
          </table:table-cell>
          <table:table-cell table:number-columns-repeated="5"/>
        </table:table-row>
        <table:table-row table:style-name="ro1">
          <table:table-cell office:value-type="float" office:value="1935" calcext:value-type="float">
            <text:p>1935</text:p>
          </table:table-cell>
          <table:table-cell table:formula="of:=[.B$2]*[.A1939]*1000" office:value-type="float" office:value="30.96" calcext:value-type="float">
            <text:p>30.96</text:p>
          </table:table-cell>
          <table:table-cell table:formula="of:=1/([.B1939]/1000)" office:value-type="float" office:value="32.2997416020672" calcext:value-type="float">
            <text:p>32</text:p>
          </table:table-cell>
          <table:table-cell table:formula="of:=[.C1939]/[.D$2]" office:value-type="float" office:value="8.0749354005168" calcext:value-type="float">
            <text:p>8</text:p>
          </table:table-cell>
          <table:table-cell table:formula="of:=[.D1939]*60" office:value-type="float" office:value="484.496124031008" calcext:value-type="float">
            <text:p>484</text:p>
          </table:table-cell>
          <table:table-cell table:formula="of:=[.E1939]*[.F$2]" office:value-type="float" office:value="968.992248062016" calcext:value-type="float">
            <text:p>969</text:p>
          </table:table-cell>
          <table:table-cell table:number-columns-repeated="5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formula="of:=[.B$2]*[.A1940]*1000" office:value-type="float" office:value="30.976" calcext:value-type="float">
            <text:p>30.976</text:p>
          </table:table-cell>
          <table:table-cell table:formula="of:=1/([.B1940]/1000)" office:value-type="float" office:value="32.2830578512397" calcext:value-type="float">
            <text:p>32</text:p>
          </table:table-cell>
          <table:table-cell table:formula="of:=[.C1940]/[.D$2]" office:value-type="float" office:value="8.07076446280992" calcext:value-type="float">
            <text:p>8</text:p>
          </table:table-cell>
          <table:table-cell table:formula="of:=[.D1940]*60" office:value-type="float" office:value="484.245867768595" calcext:value-type="float">
            <text:p>484</text:p>
          </table:table-cell>
          <table:table-cell table:formula="of:=[.E1940]*[.F$2]" office:value-type="float" office:value="968.49173553719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1937" calcext:value-type="float">
            <text:p>1937</text:p>
          </table:table-cell>
          <table:table-cell table:formula="of:=[.B$2]*[.A1941]*1000" office:value-type="float" office:value="30.992" calcext:value-type="float">
            <text:p>30.992</text:p>
          </table:table-cell>
          <table:table-cell table:formula="of:=1/([.B1941]/1000)" office:value-type="float" office:value="32.266391326794" calcext:value-type="float">
            <text:p>32</text:p>
          </table:table-cell>
          <table:table-cell table:formula="of:=[.C1941]/[.D$2]" office:value-type="float" office:value="8.0665978316985" calcext:value-type="float">
            <text:p>8</text:p>
          </table:table-cell>
          <table:table-cell table:formula="of:=[.D1941]*60" office:value-type="float" office:value="483.99586990191" calcext:value-type="float">
            <text:p>484</text:p>
          </table:table-cell>
          <table:table-cell table:formula="of:=[.E1941]*[.F$2]" office:value-type="float" office:value="967.991739803821" calcext:value-type="float">
            <text:p>968</text:p>
          </table:table-cell>
          <table:table-cell table:number-columns-repeated="5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formula="of:=[.B$2]*[.A1942]*1000" office:value-type="float" office:value="31.008" calcext:value-type="float">
            <text:p>31.008</text:p>
          </table:table-cell>
          <table:table-cell table:formula="of:=1/([.B1942]/1000)" office:value-type="float" office:value="32.249742002064" calcext:value-type="float">
            <text:p>32</text:p>
          </table:table-cell>
          <table:table-cell table:formula="of:=[.C1942]/[.D$2]" office:value-type="float" office:value="8.062435500516" calcext:value-type="float">
            <text:p>8</text:p>
          </table:table-cell>
          <table:table-cell table:formula="of:=[.D1942]*60" office:value-type="float" office:value="483.74613003096" calcext:value-type="float">
            <text:p>484</text:p>
          </table:table-cell>
          <table:table-cell table:formula="of:=[.E1942]*[.F$2]" office:value-type="float" office:value="967.49226006192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formula="of:=[.B$2]*[.A1943]*1000" office:value-type="float" office:value="31.024" calcext:value-type="float">
            <text:p>31.024</text:p>
          </table:table-cell>
          <table:table-cell table:formula="of:=1/([.B1943]/1000)" office:value-type="float" office:value="32.2331098504384" calcext:value-type="float">
            <text:p>32</text:p>
          </table:table-cell>
          <table:table-cell table:formula="of:=[.C1943]/[.D$2]" office:value-type="float" office:value="8.05827746260959" calcext:value-type="float">
            <text:p>8</text:p>
          </table:table-cell>
          <table:table-cell table:formula="of:=[.D1943]*60" office:value-type="float" office:value="483.496647756575" calcext:value-type="float">
            <text:p>483</text:p>
          </table:table-cell>
          <table:table-cell table:formula="of:=[.E1943]*[.F$2]" office:value-type="float" office:value="966.993295513151" calcext:value-type="float">
            <text:p>967</text:p>
          </table:table-cell>
          <table:table-cell table:number-columns-repeated="5"/>
        </table:table-row>
        <table:table-row table:style-name="ro1">
          <table:table-cell office:value-type="float" office:value="1940" calcext:value-type="float">
            <text:p>1940</text:p>
          </table:table-cell>
          <table:table-cell table:formula="of:=[.B$2]*[.A1944]*1000" office:value-type="float" office:value="31.04" calcext:value-type="float">
            <text:p>31.04</text:p>
          </table:table-cell>
          <table:table-cell table:formula="of:=1/([.B1944]/1000)" office:value-type="float" office:value="32.2164948453608" calcext:value-type="float">
            <text:p>32</text:p>
          </table:table-cell>
          <table:table-cell table:formula="of:=[.C1944]/[.D$2]" office:value-type="float" office:value="8.05412371134021" calcext:value-type="float">
            <text:p>8</text:p>
          </table:table-cell>
          <table:table-cell table:formula="of:=[.D1944]*60" office:value-type="float" office:value="483.247422680412" calcext:value-type="float">
            <text:p>483</text:p>
          </table:table-cell>
          <table:table-cell table:formula="of:=[.E1944]*[.F$2]" office:value-type="float" office:value="966.494845360825" calcext:value-type="float">
            <text:p>966</text:p>
          </table:table-cell>
          <table:table-cell table:number-columns-repeated="5"/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[.B$2]*[.A1945]*1000" office:value-type="float" office:value="31.056" calcext:value-type="float">
            <text:p>31.056</text:p>
          </table:table-cell>
          <table:table-cell table:formula="of:=1/([.B1945]/1000)" office:value-type="float" office:value="32.1998969603297" calcext:value-type="float">
            <text:p>32</text:p>
          </table:table-cell>
          <table:table-cell table:formula="of:=[.C1945]/[.D$2]" office:value-type="float" office:value="8.04997424008243" calcext:value-type="float">
            <text:p>8</text:p>
          </table:table-cell>
          <table:table-cell table:formula="of:=[.D1945]*60" office:value-type="float" office:value="482.998454404946" calcext:value-type="float">
            <text:p>483</text:p>
          </table:table-cell>
          <table:table-cell table:formula="of:=[.E1945]*[.F$2]" office:value-type="float" office:value="965.996908809892" calcext:value-type="float">
            <text:p>966</text:p>
          </table:table-cell>
          <table:table-cell table:number-columns-repeated="5"/>
        </table:table-row>
        <table:table-row table:style-name="ro1">
          <table:table-cell office:value-type="float" office:value="1942" calcext:value-type="float">
            <text:p>1942</text:p>
          </table:table-cell>
          <table:table-cell table:formula="of:=[.B$2]*[.A1946]*1000" office:value-type="float" office:value="31.072" calcext:value-type="float">
            <text:p>31.072</text:p>
          </table:table-cell>
          <table:table-cell table:formula="of:=1/([.B1946]/1000)" office:value-type="float" office:value="32.183316168898" calcext:value-type="float">
            <text:p>32</text:p>
          </table:table-cell>
          <table:table-cell table:formula="of:=[.C1946]/[.D$2]" office:value-type="float" office:value="8.04582904222451" calcext:value-type="float">
            <text:p>8</text:p>
          </table:table-cell>
          <table:table-cell table:formula="of:=[.D1946]*60" office:value-type="float" office:value="482.749742533471" calcext:value-type="float">
            <text:p>483</text:p>
          </table:table-cell>
          <table:table-cell table:formula="of:=[.E1946]*[.F$2]" office:value-type="float" office:value="965.499485066941" calcext:value-type="float">
            <text:p>965</text:p>
          </table:table-cell>
          <table:table-cell table:number-columns-repeated="5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formula="of:=[.B$2]*[.A1947]*1000" office:value-type="float" office:value="31.088" calcext:value-type="float">
            <text:p>31.088</text:p>
          </table:table-cell>
          <table:table-cell table:formula="of:=1/([.B1947]/1000)" office:value-type="float" office:value="32.1667524446732" calcext:value-type="float">
            <text:p>32</text:p>
          </table:table-cell>
          <table:table-cell table:formula="of:=[.C1947]/[.D$2]" office:value-type="float" office:value="8.0416881111683" calcext:value-type="float">
            <text:p>8</text:p>
          </table:table-cell>
          <table:table-cell table:formula="of:=[.D1947]*60" office:value-type="float" office:value="482.501286670098" calcext:value-type="float">
            <text:p>483</text:p>
          </table:table-cell>
          <table:table-cell table:formula="of:=[.E1947]*[.F$2]" office:value-type="float" office:value="965.002573340196" calcext:value-type="float">
            <text:p>965</text:p>
          </table:table-cell>
          <table:table-cell table:number-columns-repeated="5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formula="of:=[.B$2]*[.A1948]*1000" office:value-type="float" office:value="31.104" calcext:value-type="float">
            <text:p>31.104</text:p>
          </table:table-cell>
          <table:table-cell table:formula="of:=1/([.B1948]/1000)" office:value-type="float" office:value="32.1502057613169" calcext:value-type="float">
            <text:p>32</text:p>
          </table:table-cell>
          <table:table-cell table:formula="of:=[.C1948]/[.D$2]" office:value-type="float" office:value="8.03755144032922" calcext:value-type="float">
            <text:p>8</text:p>
          </table:table-cell>
          <table:table-cell table:formula="of:=[.D1948]*60" office:value-type="float" office:value="482.253086419753" calcext:value-type="float">
            <text:p>482</text:p>
          </table:table-cell>
          <table:table-cell table:formula="of:=[.E1948]*[.F$2]" office:value-type="float" office:value="964.506172839506" calcext:value-type="float">
            <text:p>965</text:p>
          </table:table-cell>
          <table:table-cell table:number-columns-repeated="5"/>
        </table:table-row>
        <table:table-row table:style-name="ro1">
          <table:table-cell office:value-type="float" office:value="1945" calcext:value-type="float">
            <text:p>1945</text:p>
          </table:table-cell>
          <table:table-cell table:formula="of:=[.B$2]*[.A1949]*1000" office:value-type="float" office:value="31.12" calcext:value-type="float">
            <text:p>31.12</text:p>
          </table:table-cell>
          <table:table-cell table:formula="of:=1/([.B1949]/1000)" office:value-type="float" office:value="32.133676092545" calcext:value-type="float">
            <text:p>32</text:p>
          </table:table-cell>
          <table:table-cell table:formula="of:=[.C1949]/[.D$2]" office:value-type="float" office:value="8.03341902313625" calcext:value-type="float">
            <text:p>8</text:p>
          </table:table-cell>
          <table:table-cell table:formula="of:=[.D1949]*60" office:value-type="float" office:value="482.005141388175" calcext:value-type="float">
            <text:p>482</text:p>
          </table:table-cell>
          <table:table-cell table:formula="of:=[.E1949]*[.F$2]" office:value-type="float" office:value="964.01028277635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formula="of:=[.B$2]*[.A1950]*1000" office:value-type="float" office:value="31.136" calcext:value-type="float">
            <text:p>31.136</text:p>
          </table:table-cell>
          <table:table-cell table:formula="of:=1/([.B1950]/1000)" office:value-type="float" office:value="32.1171634121274" calcext:value-type="float">
            <text:p>32</text:p>
          </table:table-cell>
          <table:table-cell table:formula="of:=[.C1950]/[.D$2]" office:value-type="float" office:value="8.02929085303186" calcext:value-type="float">
            <text:p>8</text:p>
          </table:table-cell>
          <table:table-cell table:formula="of:=[.D1950]*60" office:value-type="float" office:value="481.757451181912" calcext:value-type="float">
            <text:p>482</text:p>
          </table:table-cell>
          <table:table-cell table:formula="of:=[.E1950]*[.F$2]" office:value-type="float" office:value="963.514902363823" calcext:value-type="float">
            <text:p>964</text:p>
          </table:table-cell>
          <table:table-cell table:number-columns-repeated="5"/>
        </table:table-row>
        <table:table-row table:style-name="ro1">
          <table:table-cell office:value-type="float" office:value="1947" calcext:value-type="float">
            <text:p>1947</text:p>
          </table:table-cell>
          <table:table-cell table:formula="of:=[.B$2]*[.A1951]*1000" office:value-type="float" office:value="31.152" calcext:value-type="float">
            <text:p>31.152</text:p>
          </table:table-cell>
          <table:table-cell table:formula="of:=1/([.B1951]/1000)" office:value-type="float" office:value="32.100667693888" calcext:value-type="float">
            <text:p>32</text:p>
          </table:table-cell>
          <table:table-cell table:formula="of:=[.C1951]/[.D$2]" office:value-type="float" office:value="8.02516692347201" calcext:value-type="float">
            <text:p>8</text:p>
          </table:table-cell>
          <table:table-cell table:formula="of:=[.D1951]*60" office:value-type="float" office:value="481.510015408321" calcext:value-type="float">
            <text:p>482</text:p>
          </table:table-cell>
          <table:table-cell table:formula="of:=[.E1951]*[.F$2]" office:value-type="float" office:value="963.020030816641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formula="of:=[.B$2]*[.A1952]*1000" office:value-type="float" office:value="31.168" calcext:value-type="float">
            <text:p>31.168</text:p>
          </table:table-cell>
          <table:table-cell table:formula="of:=1/([.B1952]/1000)" office:value-type="float" office:value="32.0841889117043" calcext:value-type="float">
            <text:p>32</text:p>
          </table:table-cell>
          <table:table-cell table:formula="of:=[.C1952]/[.D$2]" office:value-type="float" office:value="8.02104722792608" calcext:value-type="float">
            <text:p>8</text:p>
          </table:table-cell>
          <table:table-cell table:formula="of:=[.D1952]*60" office:value-type="float" office:value="481.262833675565" calcext:value-type="float">
            <text:p>481</text:p>
          </table:table-cell>
          <table:table-cell table:formula="of:=[.E1952]*[.F$2]" office:value-type="float" office:value="962.52566735113" calcext:value-type="float">
            <text:p>963</text:p>
          </table:table-cell>
          <table:table-cell table:number-columns-repeated="5"/>
        </table:table-row>
        <table:table-row table:style-name="ro1">
          <table:table-cell office:value-type="float" office:value="1949" calcext:value-type="float">
            <text:p>1949</text:p>
          </table:table-cell>
          <table:table-cell table:formula="of:=[.B$2]*[.A1953]*1000" office:value-type="float" office:value="31.184" calcext:value-type="float">
            <text:p>31.184</text:p>
          </table:table-cell>
          <table:table-cell table:formula="of:=1/([.B1953]/1000)" office:value-type="float" office:value="32.0677270395074" calcext:value-type="float">
            <text:p>32</text:p>
          </table:table-cell>
          <table:table-cell table:formula="of:=[.C1953]/[.D$2]" office:value-type="float" office:value="8.01693175987686" calcext:value-type="float">
            <text:p>8</text:p>
          </table:table-cell>
          <table:table-cell table:formula="of:=[.D1953]*60" office:value-type="float" office:value="481.015905592612" calcext:value-type="float">
            <text:p>481</text:p>
          </table:table-cell>
          <table:table-cell table:formula="of:=[.E1953]*[.F$2]" office:value-type="float" office:value="962.031811185223" calcext:value-type="float">
            <text:p>962</text:p>
          </table:table-cell>
          <table:table-cell table:number-columns-repeated="5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B$2]*[.A1954]*1000" office:value-type="float" office:value="31.2" calcext:value-type="float">
            <text:p>31.2</text:p>
          </table:table-cell>
          <table:table-cell table:formula="of:=1/([.B1954]/1000)" office:value-type="float" office:value="32.0512820512821" calcext:value-type="float">
            <text:p>32</text:p>
          </table:table-cell>
          <table:table-cell table:formula="of:=[.C1954]/[.D$2]" office:value-type="float" office:value="8.01282051282051" calcext:value-type="float">
            <text:p>8</text:p>
          </table:table-cell>
          <table:table-cell table:formula="of:=[.D1954]*60" office:value-type="float" office:value="480.769230769231" calcext:value-type="float">
            <text:p>481</text:p>
          </table:table-cell>
          <table:table-cell table:formula="of:=[.E1954]*[.F$2]" office:value-type="float" office:value="961.538461538462" calcext:value-type="float">
            <text:p>962</text:p>
          </table:table-cell>
          <table:table-cell table:number-columns-repeated="5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formula="of:=[.B$2]*[.A1955]*1000" office:value-type="float" office:value="31.216" calcext:value-type="float">
            <text:p>31.216</text:p>
          </table:table-cell>
          <table:table-cell table:formula="of:=1/([.B1955]/1000)" office:value-type="float" office:value="32.0348539210661" calcext:value-type="float">
            <text:p>32</text:p>
          </table:table-cell>
          <table:table-cell table:formula="of:=[.C1955]/[.D$2]" office:value-type="float" office:value="8.00871348026653" calcext:value-type="float">
            <text:p>8</text:p>
          </table:table-cell>
          <table:table-cell table:formula="of:=[.D1955]*60" office:value-type="float" office:value="480.522808815992" calcext:value-type="float">
            <text:p>481</text:p>
          </table:table-cell>
          <table:table-cell table:formula="of:=[.E1955]*[.F$2]" office:value-type="float" office:value="961.045617631984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1952" calcext:value-type="float">
            <text:p>1952</text:p>
          </table:table-cell>
          <table:table-cell table:formula="of:=[.B$2]*[.A1956]*1000" office:value-type="float" office:value="31.232" calcext:value-type="float">
            <text:p>31.232</text:p>
          </table:table-cell>
          <table:table-cell table:formula="of:=1/([.B1956]/1000)" office:value-type="float" office:value="32.0184426229508" calcext:value-type="float">
            <text:p>32</text:p>
          </table:table-cell>
          <table:table-cell table:formula="of:=[.C1956]/[.D$2]" office:value-type="float" office:value="8.00461065573771" calcext:value-type="float">
            <text:p>8</text:p>
          </table:table-cell>
          <table:table-cell table:formula="of:=[.D1956]*60" office:value-type="float" office:value="480.276639344262" calcext:value-type="float">
            <text:p>480</text:p>
          </table:table-cell>
          <table:table-cell table:formula="of:=[.E1956]*[.F$2]" office:value-type="float" office:value="960.553278688525" calcext:value-type="float">
            <text:p>961</text:p>
          </table:table-cell>
          <table:table-cell table:number-columns-repeated="5"/>
        </table:table-row>
        <table:table-row table:style-name="ro1">
          <table:table-cell office:value-type="float" office:value="1953" calcext:value-type="float">
            <text:p>1953</text:p>
          </table:table-cell>
          <table:table-cell table:formula="of:=[.B$2]*[.A1957]*1000" office:value-type="float" office:value="31.248" calcext:value-type="float">
            <text:p>31.248</text:p>
          </table:table-cell>
          <table:table-cell table:formula="of:=1/([.B1957]/1000)" office:value-type="float" office:value="32.0020481310804" calcext:value-type="float">
            <text:p>32</text:p>
          </table:table-cell>
          <table:table-cell table:formula="of:=[.C1957]/[.D$2]" office:value-type="float" office:value="8.0005120327701" calcext:value-type="float">
            <text:p>8</text:p>
          </table:table-cell>
          <table:table-cell table:formula="of:=[.D1957]*60" office:value-type="float" office:value="480.030721966206" calcext:value-type="float">
            <text:p>480</text:p>
          </table:table-cell>
          <table:table-cell table:formula="of:=[.E1957]*[.F$2]" office:value-type="float" office:value="960.061443932412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formula="of:=[.B$2]*[.A1958]*1000" office:value-type="float" office:value="31.264" calcext:value-type="float">
            <text:p>31.264</text:p>
          </table:table-cell>
          <table:table-cell table:formula="of:=1/([.B1958]/1000)" office:value-type="float" office:value="31.985670419652" calcext:value-type="float">
            <text:p>32</text:p>
          </table:table-cell>
          <table:table-cell table:formula="of:=[.C1958]/[.D$2]" office:value-type="float" office:value="7.996417604913" calcext:value-type="float">
            <text:p>8</text:p>
          </table:table-cell>
          <table:table-cell table:formula="of:=[.D1958]*60" office:value-type="float" office:value="479.78505629478" calcext:value-type="float">
            <text:p>480</text:p>
          </table:table-cell>
          <table:table-cell table:formula="of:=[.E1958]*[.F$2]" office:value-type="float" office:value="959.57011258956" calcext:value-type="float">
            <text:p>960</text:p>
          </table:table-cell>
          <table:table-cell table:number-columns-repeated="5"/>
        </table:table-row>
        <table:table-row table:style-name="ro1">
          <table:table-cell office:value-type="float" office:value="1955" calcext:value-type="float">
            <text:p>1955</text:p>
          </table:table-cell>
          <table:table-cell table:formula="of:=[.B$2]*[.A1959]*1000" office:value-type="float" office:value="31.28" calcext:value-type="float">
            <text:p>31.28</text:p>
          </table:table-cell>
          <table:table-cell table:formula="of:=1/([.B1959]/1000)" office:value-type="float" office:value="31.9693094629156" calcext:value-type="float">
            <text:p>32</text:p>
          </table:table-cell>
          <table:table-cell table:formula="of:=[.C1959]/[.D$2]" office:value-type="float" office:value="7.9923273657289" calcext:value-type="float">
            <text:p>8</text:p>
          </table:table-cell>
          <table:table-cell table:formula="of:=[.D1959]*60" office:value-type="float" office:value="479.539641943734" calcext:value-type="float">
            <text:p>480</text:p>
          </table:table-cell>
          <table:table-cell table:formula="of:=[.E1959]*[.F$2]" office:value-type="float" office:value="959.079283887468" calcext:value-type="float">
            <text:p>959</text:p>
          </table:table-cell>
          <table:table-cell table:number-columns-repeated="5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formula="of:=[.B$2]*[.A1960]*1000" office:value-type="float" office:value="31.296" calcext:value-type="float">
            <text:p>31.296</text:p>
          </table:table-cell>
          <table:table-cell table:formula="of:=1/([.B1960]/1000)" office:value-type="float" office:value="31.9529652351738" calcext:value-type="float">
            <text:p>32</text:p>
          </table:table-cell>
          <table:table-cell table:formula="of:=[.C1960]/[.D$2]" office:value-type="float" office:value="7.98824130879346" calcext:value-type="float">
            <text:p>8</text:p>
          </table:table-cell>
          <table:table-cell table:formula="of:=[.D1960]*60" office:value-type="float" office:value="479.294478527607" calcext:value-type="float">
            <text:p>479</text:p>
          </table:table-cell>
          <table:table-cell table:formula="of:=[.E1960]*[.F$2]" office:value-type="float" office:value="958.588957055215" calcext:value-type="float">
            <text:p>959</text:p>
          </table:table-cell>
          <table:table-cell table:number-columns-repeated="5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formula="of:=[.B$2]*[.A1961]*1000" office:value-type="float" office:value="31.312" calcext:value-type="float">
            <text:p>31.312</text:p>
          </table:table-cell>
          <table:table-cell table:formula="of:=1/([.B1961]/1000)" office:value-type="float" office:value="31.9366377107818" calcext:value-type="float">
            <text:p>32</text:p>
          </table:table-cell>
          <table:table-cell table:formula="of:=[.C1961]/[.D$2]" office:value-type="float" office:value="7.98415942769545" calcext:value-type="float">
            <text:p>8</text:p>
          </table:table-cell>
          <table:table-cell table:formula="of:=[.D1961]*60" office:value-type="float" office:value="479.049565661727" calcext:value-type="float">
            <text:p>479</text:p>
          </table:table-cell>
          <table:table-cell table:formula="of:=[.E1961]*[.F$2]" office:value-type="float" office:value="958.099131323454" calcext:value-type="float">
            <text:p>958</text:p>
          </table:table-cell>
          <table:table-cell table:number-columns-repeated="5"/>
        </table:table-row>
        <table:table-row table:style-name="ro1">
          <table:table-cell office:value-type="float" office:value="1958" calcext:value-type="float">
            <text:p>1958</text:p>
          </table:table-cell>
          <table:table-cell table:formula="of:=[.B$2]*[.A1962]*1000" office:value-type="float" office:value="31.328" calcext:value-type="float">
            <text:p>31.328</text:p>
          </table:table-cell>
          <table:table-cell table:formula="of:=1/([.B1962]/1000)" office:value-type="float" office:value="31.9203268641471" calcext:value-type="float">
            <text:p>32</text:p>
          </table:table-cell>
          <table:table-cell table:formula="of:=[.C1962]/[.D$2]" office:value-type="float" office:value="7.98008171603677" calcext:value-type="float">
            <text:p>8</text:p>
          </table:table-cell>
          <table:table-cell table:formula="of:=[.D1962]*60" office:value-type="float" office:value="478.804902962206" calcext:value-type="float">
            <text:p>479</text:p>
          </table:table-cell>
          <table:table-cell table:formula="of:=[.E1962]*[.F$2]" office:value-type="float" office:value="957.609805924412" calcext:value-type="float">
            <text:p>958</text:p>
          </table:table-cell>
          <table:table-cell table:number-columns-repeated="5"/>
        </table:table-row>
        <table:table-row table:style-name="ro1">
          <table:table-cell office:value-type="float" office:value="1959" calcext:value-type="float">
            <text:p>1959</text:p>
          </table:table-cell>
          <table:table-cell table:formula="of:=[.B$2]*[.A1963]*1000" office:value-type="float" office:value="31.344" calcext:value-type="float">
            <text:p>31.344</text:p>
          </table:table-cell>
          <table:table-cell table:formula="of:=1/([.B1963]/1000)" office:value-type="float" office:value="31.9040326697295" calcext:value-type="float">
            <text:p>32</text:p>
          </table:table-cell>
          <table:table-cell table:formula="of:=[.C1963]/[.D$2]" office:value-type="float" office:value="7.97600816743236" calcext:value-type="float">
            <text:p>8</text:p>
          </table:table-cell>
          <table:table-cell table:formula="of:=[.D1963]*60" office:value-type="float" office:value="478.560490045942" calcext:value-type="float">
            <text:p>479</text:p>
          </table:table-cell>
          <table:table-cell table:formula="of:=[.E1963]*[.F$2]" office:value-type="float" office:value="957.120980091884" calcext:value-type="float">
            <text:p>957</text:p>
          </table:table-cell>
          <table:table-cell table:number-columns-repeated="5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formula="of:=[.B$2]*[.A1964]*1000" office:value-type="float" office:value="31.36" calcext:value-type="float">
            <text:p>31.36</text:p>
          </table:table-cell>
          <table:table-cell table:formula="of:=1/([.B1964]/1000)" office:value-type="float" office:value="31.8877551020408" calcext:value-type="float">
            <text:p>32</text:p>
          </table:table-cell>
          <table:table-cell table:formula="of:=[.C1964]/[.D$2]" office:value-type="float" office:value="7.9719387755102" calcext:value-type="float">
            <text:p>8</text:p>
          </table:table-cell>
          <table:table-cell table:formula="of:=[.D1964]*60" office:value-type="float" office:value="478.316326530612" calcext:value-type="float">
            <text:p>478</text:p>
          </table:table-cell>
          <table:table-cell table:formula="of:=[.E1964]*[.F$2]" office:value-type="float" office:value="956.632653061224" calcext:value-type="float">
            <text:p>957</text:p>
          </table:table-cell>
          <table:table-cell table:number-columns-repeated="5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formula="of:=[.B$2]*[.A1965]*1000" office:value-type="float" office:value="31.376" calcext:value-type="float">
            <text:p>31.376</text:p>
          </table:table-cell>
          <table:table-cell table:formula="of:=1/([.B1965]/1000)" office:value-type="float" office:value="31.8714941356451" calcext:value-type="float">
            <text:p>32</text:p>
          </table:table-cell>
          <table:table-cell table:formula="of:=[.C1965]/[.D$2]" office:value-type="float" office:value="7.96787353391127" calcext:value-type="float">
            <text:p>8</text:p>
          </table:table-cell>
          <table:table-cell table:formula="of:=[.D1965]*60" office:value-type="float" office:value="478.072412034676" calcext:value-type="float">
            <text:p>478</text:p>
          </table:table-cell>
          <table:table-cell table:formula="of:=[.E1965]*[.F$2]" office:value-type="float" office:value="956.144824069352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float" office:value="1962" calcext:value-type="float">
            <text:p>1962</text:p>
          </table:table-cell>
          <table:table-cell table:formula="of:=[.B$2]*[.A1966]*1000" office:value-type="float" office:value="31.392" calcext:value-type="float">
            <text:p>31.392</text:p>
          </table:table-cell>
          <table:table-cell table:formula="of:=1/([.B1966]/1000)" office:value-type="float" office:value="31.855249745158" calcext:value-type="float">
            <text:p>32</text:p>
          </table:table-cell>
          <table:table-cell table:formula="of:=[.C1966]/[.D$2]" office:value-type="float" office:value="7.9638124362895" calcext:value-type="float">
            <text:p>8</text:p>
          </table:table-cell>
          <table:table-cell table:formula="of:=[.D1966]*60" office:value-type="float" office:value="477.82874617737" calcext:value-type="float">
            <text:p>478</text:p>
          </table:table-cell>
          <table:table-cell table:formula="of:=[.E1966]*[.F$2]" office:value-type="float" office:value="955.65749235474" calcext:value-type="float">
            <text:p>956</text:p>
          </table:table-cell>
          <table:table-cell table:number-columns-repeated="5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formula="of:=[.B$2]*[.A1967]*1000" office:value-type="float" office:value="31.408" calcext:value-type="float">
            <text:p>31.408</text:p>
          </table:table-cell>
          <table:table-cell table:formula="of:=1/([.B1967]/1000)" office:value-type="float" office:value="31.8390219052471" calcext:value-type="float">
            <text:p>32</text:p>
          </table:table-cell>
          <table:table-cell table:formula="of:=[.C1967]/[.D$2]" office:value-type="float" office:value="7.95975547631177" calcext:value-type="float">
            <text:p>8</text:p>
          </table:table-cell>
          <table:table-cell table:formula="of:=[.D1967]*60" office:value-type="float" office:value="477.585328578706" calcext:value-type="float">
            <text:p>478</text:p>
          </table:table-cell>
          <table:table-cell table:formula="of:=[.E1967]*[.F$2]" office:value-type="float" office:value="955.170657157412" calcext:value-type="float">
            <text:p>955</text:p>
          </table:table-cell>
          <table:table-cell table:number-columns-repeated="5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formula="of:=[.B$2]*[.A1968]*1000" office:value-type="float" office:value="31.424" calcext:value-type="float">
            <text:p>31.424</text:p>
          </table:table-cell>
          <table:table-cell table:formula="of:=1/([.B1968]/1000)" office:value-type="float" office:value="31.8228105906314" calcext:value-type="float">
            <text:p>32</text:p>
          </table:table-cell>
          <table:table-cell table:formula="of:=[.C1968]/[.D$2]" office:value-type="float" office:value="7.95570264765784" calcext:value-type="float">
            <text:p>8</text:p>
          </table:table-cell>
          <table:table-cell table:formula="of:=[.D1968]*60" office:value-type="float" office:value="477.34215885947" calcext:value-type="float">
            <text:p>477</text:p>
          </table:table-cell>
          <table:table-cell table:formula="of:=[.E1968]*[.F$2]" office:value-type="float" office:value="954.684317718941" calcext:value-type="float">
            <text:p>955</text:p>
          </table:table-cell>
          <table:table-cell table:number-columns-repeated="5"/>
        </table:table-row>
        <table:table-row table:style-name="ro1">
          <table:table-cell office:value-type="float" office:value="1965" calcext:value-type="float">
            <text:p>1965</text:p>
          </table:table-cell>
          <table:table-cell table:formula="of:=[.B$2]*[.A1969]*1000" office:value-type="float" office:value="31.44" calcext:value-type="float">
            <text:p>31.44</text:p>
          </table:table-cell>
          <table:table-cell table:formula="of:=1/([.B1969]/1000)" office:value-type="float" office:value="31.8066157760814" calcext:value-type="float">
            <text:p>32</text:p>
          </table:table-cell>
          <table:table-cell table:formula="of:=[.C1969]/[.D$2]" office:value-type="float" office:value="7.95165394402036" calcext:value-type="float">
            <text:p>8</text:p>
          </table:table-cell>
          <table:table-cell table:formula="of:=[.D1969]*60" office:value-type="float" office:value="477.099236641221" calcext:value-type="float">
            <text:p>477</text:p>
          </table:table-cell>
          <table:table-cell table:formula="of:=[.E1969]*[.F$2]" office:value-type="float" office:value="954.198473282443" calcext:value-type="float">
            <text:p>954</text:p>
          </table:table-cell>
          <table:table-cell table:number-columns-repeated="5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formula="of:=[.B$2]*[.A1970]*1000" office:value-type="float" office:value="31.456" calcext:value-type="float">
            <text:p>31.456</text:p>
          </table:table-cell>
          <table:table-cell table:formula="of:=1/([.B1970]/1000)" office:value-type="float" office:value="31.7904374364191" calcext:value-type="float">
            <text:p>32</text:p>
          </table:table-cell>
          <table:table-cell table:formula="of:=[.C1970]/[.D$2]" office:value-type="float" office:value="7.94760935910478" calcext:value-type="float">
            <text:p>8</text:p>
          </table:table-cell>
          <table:table-cell table:formula="of:=[.D1970]*60" office:value-type="float" office:value="476.856561546287" calcext:value-type="float">
            <text:p>477</text:p>
          </table:table-cell>
          <table:table-cell table:formula="of:=[.E1970]*[.F$2]" office:value-type="float" office:value="953.713123092574" calcext:value-type="float">
            <text:p>954</text:p>
          </table:table-cell>
          <table:table-cell table:number-columns-repeated="5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formula="of:=[.B$2]*[.A1971]*1000" office:value-type="float" office:value="31.472" calcext:value-type="float">
            <text:p>31.472</text:p>
          </table:table-cell>
          <table:table-cell table:formula="of:=1/([.B1971]/1000)" office:value-type="float" office:value="31.7742755465175" calcext:value-type="float">
            <text:p>32</text:p>
          </table:table-cell>
          <table:table-cell table:formula="of:=[.C1971]/[.D$2]" office:value-type="float" office:value="7.94356888662939" calcext:value-type="float">
            <text:p>8</text:p>
          </table:table-cell>
          <table:table-cell table:formula="of:=[.D1971]*60" office:value-type="float" office:value="476.614133197763" calcext:value-type="float">
            <text:p>477</text:p>
          </table:table-cell>
          <table:table-cell table:formula="of:=[.E1971]*[.F$2]" office:value-type="float" office:value="953.228266395526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1968" calcext:value-type="float">
            <text:p>1968</text:p>
          </table:table-cell>
          <table:table-cell table:formula="of:=[.B$2]*[.A1972]*1000" office:value-type="float" office:value="31.488" calcext:value-type="float">
            <text:p>31.488</text:p>
          </table:table-cell>
          <table:table-cell table:formula="of:=1/([.B1972]/1000)" office:value-type="float" office:value="31.7581300813008" calcext:value-type="float">
            <text:p>32</text:p>
          </table:table-cell>
          <table:table-cell table:formula="of:=[.C1972]/[.D$2]" office:value-type="float" office:value="7.9395325203252" calcext:value-type="float">
            <text:p>8</text:p>
          </table:table-cell>
          <table:table-cell table:formula="of:=[.D1972]*60" office:value-type="float" office:value="476.371951219512" calcext:value-type="float">
            <text:p>476</text:p>
          </table:table-cell>
          <table:table-cell table:formula="of:=[.E1972]*[.F$2]" office:value-type="float" office:value="952.743902439025" calcext:value-type="float">
            <text:p>953</text:p>
          </table:table-cell>
          <table:table-cell table:number-columns-repeated="5"/>
        </table:table-row>
        <table:table-row table:style-name="ro1">
          <table:table-cell office:value-type="float" office:value="1969" calcext:value-type="float">
            <text:p>1969</text:p>
          </table:table-cell>
          <table:table-cell table:formula="of:=[.B$2]*[.A1973]*1000" office:value-type="float" office:value="31.504" calcext:value-type="float">
            <text:p>31.504</text:p>
          </table:table-cell>
          <table:table-cell table:formula="of:=1/([.B1973]/1000)" office:value-type="float" office:value="31.742001015744" calcext:value-type="float">
            <text:p>32</text:p>
          </table:table-cell>
          <table:table-cell table:formula="of:=[.C1973]/[.D$2]" office:value-type="float" office:value="7.93550025393601" calcext:value-type="float">
            <text:p>8</text:p>
          </table:table-cell>
          <table:table-cell table:formula="of:=[.D1973]*60" office:value-type="float" office:value="476.13001523616" calcext:value-type="float">
            <text:p>476</text:p>
          </table:table-cell>
          <table:table-cell table:formula="of:=[.E1973]*[.F$2]" office:value-type="float" office:value="952.260030472321" calcext:value-type="float">
            <text:p>952</text:p>
          </table:table-cell>
          <table:table-cell table:number-columns-repeated="5"/>
        </table:table-row>
        <table:table-row table:style-name="ro1">
          <table:table-cell office:value-type="float" office:value="1970" calcext:value-type="float">
            <text:p>1970</text:p>
          </table:table-cell>
          <table:table-cell table:formula="of:=[.B$2]*[.A1974]*1000" office:value-type="float" office:value="31.52" calcext:value-type="float">
            <text:p>31.52</text:p>
          </table:table-cell>
          <table:table-cell table:formula="of:=1/([.B1974]/1000)" office:value-type="float" office:value="31.7258883248731" calcext:value-type="float">
            <text:p>32</text:p>
          </table:table-cell>
          <table:table-cell table:formula="of:=[.C1974]/[.D$2]" office:value-type="float" office:value="7.93147208121827" calcext:value-type="float">
            <text:p>8</text:p>
          </table:table-cell>
          <table:table-cell table:formula="of:=[.D1974]*60" office:value-type="float" office:value="475.888324873097" calcext:value-type="float">
            <text:p>476</text:p>
          </table:table-cell>
          <table:table-cell table:formula="of:=[.E1974]*[.F$2]" office:value-type="float" office:value="951.776649746193" calcext:value-type="float">
            <text:p>952</text:p>
          </table:table-cell>
          <table:table-cell table:number-columns-repeated="5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formula="of:=[.B$2]*[.A1975]*1000" office:value-type="float" office:value="31.536" calcext:value-type="float">
            <text:p>31.536</text:p>
          </table:table-cell>
          <table:table-cell table:formula="of:=1/([.B1975]/1000)" office:value-type="float" office:value="31.7097919837646" calcext:value-type="float">
            <text:p>32</text:p>
          </table:table-cell>
          <table:table-cell table:formula="of:=[.C1975]/[.D$2]" office:value-type="float" office:value="7.92744799594115" calcext:value-type="float">
            <text:p>8</text:p>
          </table:table-cell>
          <table:table-cell table:formula="of:=[.D1975]*60" office:value-type="float" office:value="475.646879756469" calcext:value-type="float">
            <text:p>476</text:p>
          </table:table-cell>
          <table:table-cell table:formula="of:=[.E1975]*[.F$2]" office:value-type="float" office:value="951.293759512938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1972" calcext:value-type="float">
            <text:p>1972</text:p>
          </table:table-cell>
          <table:table-cell table:formula="of:=[.B$2]*[.A1976]*1000" office:value-type="float" office:value="31.552" calcext:value-type="float">
            <text:p>31.552</text:p>
          </table:table-cell>
          <table:table-cell table:formula="of:=1/([.B1976]/1000)" office:value-type="float" office:value="31.6937119675456" calcext:value-type="float">
            <text:p>32</text:p>
          </table:table-cell>
          <table:table-cell table:formula="of:=[.C1976]/[.D$2]" office:value-type="float" office:value="7.92342799188641" calcext:value-type="float">
            <text:p>8</text:p>
          </table:table-cell>
          <table:table-cell table:formula="of:=[.D1976]*60" office:value-type="float" office:value="475.405679513185" calcext:value-type="float">
            <text:p>475</text:p>
          </table:table-cell>
          <table:table-cell table:formula="of:=[.E1976]*[.F$2]" office:value-type="float" office:value="950.811359026369" calcext:value-type="float">
            <text:p>951</text:p>
          </table:table-cell>
          <table:table-cell table:number-columns-repeated="5"/>
        </table:table-row>
        <table:table-row table:style-name="ro1">
          <table:table-cell office:value-type="float" office:value="1973" calcext:value-type="float">
            <text:p>1973</text:p>
          </table:table-cell>
          <table:table-cell table:formula="of:=[.B$2]*[.A1977]*1000" office:value-type="float" office:value="31.568" calcext:value-type="float">
            <text:p>31.568</text:p>
          </table:table-cell>
          <table:table-cell table:formula="of:=1/([.B1977]/1000)" office:value-type="float" office:value="31.6776482513938" calcext:value-type="float">
            <text:p>32</text:p>
          </table:table-cell>
          <table:table-cell table:formula="of:=[.C1977]/[.D$2]" office:value-type="float" office:value="7.91941206284846" calcext:value-type="float">
            <text:p>8</text:p>
          </table:table-cell>
          <table:table-cell table:formula="of:=[.D1977]*60" office:value-type="float" office:value="475.164723770907" calcext:value-type="float">
            <text:p>475</text:p>
          </table:table-cell>
          <table:table-cell table:formula="of:=[.E1977]*[.F$2]" office:value-type="float" office:value="950.329447541815" calcext:value-type="float">
            <text:p>950</text:p>
          </table:table-cell>
          <table:table-cell table:number-columns-repeated="5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formula="of:=[.B$2]*[.A1978]*1000" office:value-type="float" office:value="31.584" calcext:value-type="float">
            <text:p>31.584</text:p>
          </table:table-cell>
          <table:table-cell table:formula="of:=1/([.B1978]/1000)" office:value-type="float" office:value="31.661600810537" calcext:value-type="float">
            <text:p>32</text:p>
          </table:table-cell>
          <table:table-cell table:formula="of:=[.C1978]/[.D$2]" office:value-type="float" office:value="7.91540020263425" calcext:value-type="float">
            <text:p>8</text:p>
          </table:table-cell>
          <table:table-cell table:formula="of:=[.D1978]*60" office:value-type="float" office:value="474.924012158055" calcext:value-type="float">
            <text:p>475</text:p>
          </table:table-cell>
          <table:table-cell table:formula="of:=[.E1978]*[.F$2]" office:value-type="float" office:value="949.848024316109" calcext:value-type="float">
            <text:p>950</text:p>
          </table:table-cell>
          <table:table-cell table:number-columns-repeated="5"/>
        </table:table-row>
        <table:table-row table:style-name="ro1">
          <table:table-cell office:value-type="float" office:value="1975" calcext:value-type="float">
            <text:p>1975</text:p>
          </table:table-cell>
          <table:table-cell table:formula="of:=[.B$2]*[.A1979]*1000" office:value-type="float" office:value="31.6" calcext:value-type="float">
            <text:p>31.6</text:p>
          </table:table-cell>
          <table:table-cell table:formula="of:=1/([.B1979]/1000)" office:value-type="float" office:value="31.6455696202532" calcext:value-type="float">
            <text:p>32</text:p>
          </table:table-cell>
          <table:table-cell table:formula="of:=[.C1979]/[.D$2]" office:value-type="float" office:value="7.91139240506329" calcext:value-type="float">
            <text:p>8</text:p>
          </table:table-cell>
          <table:table-cell table:formula="of:=[.D1979]*60" office:value-type="float" office:value="474.683544303798" calcext:value-type="float">
            <text:p>475</text:p>
          </table:table-cell>
          <table:table-cell table:formula="of:=[.E1979]*[.F$2]" office:value-type="float" office:value="949.367088607595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formula="of:=[.B$2]*[.A1980]*1000" office:value-type="float" office:value="31.616" calcext:value-type="float">
            <text:p>31.616</text:p>
          </table:table-cell>
          <table:table-cell table:formula="of:=1/([.B1980]/1000)" office:value-type="float" office:value="31.6295546558704" calcext:value-type="float">
            <text:p>32</text:p>
          </table:table-cell>
          <table:table-cell table:formula="of:=[.C1980]/[.D$2]" office:value-type="float" office:value="7.90738866396761" calcext:value-type="float">
            <text:p>8</text:p>
          </table:table-cell>
          <table:table-cell table:formula="of:=[.D1980]*60" office:value-type="float" office:value="474.443319838057" calcext:value-type="float">
            <text:p>474</text:p>
          </table:table-cell>
          <table:table-cell table:formula="of:=[.E1980]*[.F$2]" office:value-type="float" office:value="948.886639676113" calcext:value-type="float">
            <text:p>949</text:p>
          </table:table-cell>
          <table:table-cell table:number-columns-repeated="5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formula="of:=[.B$2]*[.A1981]*1000" office:value-type="float" office:value="31.632" calcext:value-type="float">
            <text:p>31.632</text:p>
          </table:table-cell>
          <table:table-cell table:formula="of:=1/([.B1981]/1000)" office:value-type="float" office:value="31.6135558927668" calcext:value-type="float">
            <text:p>32</text:p>
          </table:table-cell>
          <table:table-cell table:formula="of:=[.C1981]/[.D$2]" office:value-type="float" office:value="7.9033889731917" calcext:value-type="float">
            <text:p>8</text:p>
          </table:table-cell>
          <table:table-cell table:formula="of:=[.D1981]*60" office:value-type="float" office:value="474.203338391502" calcext:value-type="float">
            <text:p>474</text:p>
          </table:table-cell>
          <table:table-cell table:formula="of:=[.E1981]*[.F$2]" office:value-type="float" office:value="948.406676783005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float" office:value="1978" calcext:value-type="float">
            <text:p>1978</text:p>
          </table:table-cell>
          <table:table-cell table:formula="of:=[.B$2]*[.A1982]*1000" office:value-type="float" office:value="31.648" calcext:value-type="float">
            <text:p>31.648</text:p>
          </table:table-cell>
          <table:table-cell table:formula="of:=1/([.B1982]/1000)" office:value-type="float" office:value="31.5975733063701" calcext:value-type="float">
            <text:p>32</text:p>
          </table:table-cell>
          <table:table-cell table:formula="of:=[.C1982]/[.D$2]" office:value-type="float" office:value="7.89939332659252" calcext:value-type="float">
            <text:p>8</text:p>
          </table:table-cell>
          <table:table-cell table:formula="of:=[.D1982]*60" office:value-type="float" office:value="473.963599595551" calcext:value-type="float">
            <text:p>474</text:p>
          </table:table-cell>
          <table:table-cell table:formula="of:=[.E1982]*[.F$2]" office:value-type="float" office:value="947.927199191102" calcext:value-type="float">
            <text:p>948</text:p>
          </table:table-cell>
          <table:table-cell table:number-columns-repeated="5"/>
        </table:table-row>
        <table:table-row table:style-name="ro1">
          <table:table-cell office:value-type="float" office:value="1979" calcext:value-type="float">
            <text:p>1979</text:p>
          </table:table-cell>
          <table:table-cell table:formula="of:=[.B$2]*[.A1983]*1000" office:value-type="float" office:value="31.664" calcext:value-type="float">
            <text:p>31.664</text:p>
          </table:table-cell>
          <table:table-cell table:formula="of:=1/([.B1983]/1000)" office:value-type="float" office:value="31.5816068721577" calcext:value-type="float">
            <text:p>32</text:p>
          </table:table-cell>
          <table:table-cell table:formula="of:=[.C1983]/[.D$2]" office:value-type="float" office:value="7.89540171803941" calcext:value-type="float">
            <text:p>8</text:p>
          </table:table-cell>
          <table:table-cell table:formula="of:=[.D1983]*60" office:value-type="float" office:value="473.724103082365" calcext:value-type="float">
            <text:p>474</text:p>
          </table:table-cell>
          <table:table-cell table:formula="of:=[.E1983]*[.F$2]" office:value-type="float" office:value="947.44820616473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float" office:value="1980" calcext:value-type="float">
            <text:p>1980</text:p>
          </table:table-cell>
          <table:table-cell table:formula="of:=[.B$2]*[.A1984]*1000" office:value-type="float" office:value="31.68" calcext:value-type="float">
            <text:p>31.68</text:p>
          </table:table-cell>
          <table:table-cell table:formula="of:=1/([.B1984]/1000)" office:value-type="float" office:value="31.5656565656566" calcext:value-type="float">
            <text:p>32</text:p>
          </table:table-cell>
          <table:table-cell table:formula="of:=[.C1984]/[.D$2]" office:value-type="float" office:value="7.89141414141414" calcext:value-type="float">
            <text:p>8</text:p>
          </table:table-cell>
          <table:table-cell table:formula="of:=[.D1984]*60" office:value-type="float" office:value="473.484848484849" calcext:value-type="float">
            <text:p>473</text:p>
          </table:table-cell>
          <table:table-cell table:formula="of:=[.E1984]*[.F$2]" office:value-type="float" office:value="946.969696969697" calcext:value-type="float">
            <text:p>947</text:p>
          </table:table-cell>
          <table:table-cell table:number-columns-repeated="5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formula="of:=[.B$2]*[.A1985]*1000" office:value-type="float" office:value="31.696" calcext:value-type="float">
            <text:p>31.696</text:p>
          </table:table-cell>
          <table:table-cell table:formula="of:=1/([.B1985]/1000)" office:value-type="float" office:value="31.5497223624432" calcext:value-type="float">
            <text:p>32</text:p>
          </table:table-cell>
          <table:table-cell table:formula="of:=[.C1985]/[.D$2]" office:value-type="float" office:value="7.8874305906108" calcext:value-type="float">
            <text:p>8</text:p>
          </table:table-cell>
          <table:table-cell table:formula="of:=[.D1985]*60" office:value-type="float" office:value="473.245835436648" calcext:value-type="float">
            <text:p>473</text:p>
          </table:table-cell>
          <table:table-cell table:formula="of:=[.E1985]*[.F$2]" office:value-type="float" office:value="946.491670873296" calcext:value-type="float">
            <text:p>946</text:p>
          </table:table-cell>
          <table:table-cell table:number-columns-repeated="5"/>
        </table:table-row>
        <table:table-row table:style-name="ro1">
          <table:table-cell office:value-type="float" office:value="1982" calcext:value-type="float">
            <text:p>1982</text:p>
          </table:table-cell>
          <table:table-cell table:formula="of:=[.B$2]*[.A1986]*1000" office:value-type="float" office:value="31.712" calcext:value-type="float">
            <text:p>31.712</text:p>
          </table:table-cell>
          <table:table-cell table:formula="of:=1/([.B1986]/1000)" office:value-type="float" office:value="31.5338042381433" calcext:value-type="float">
            <text:p>32</text:p>
          </table:table-cell>
          <table:table-cell table:formula="of:=[.C1986]/[.D$2]" office:value-type="float" office:value="7.88345105953582" calcext:value-type="float">
            <text:p>8</text:p>
          </table:table-cell>
          <table:table-cell table:formula="of:=[.D1986]*60" office:value-type="float" office:value="473.007063572149" calcext:value-type="float">
            <text:p>473</text:p>
          </table:table-cell>
          <table:table-cell table:formula="of:=[.E1986]*[.F$2]" office:value-type="float" office:value="946.014127144299" calcext:value-type="float">
            <text:p>946</text:p>
          </table:table-cell>
          <table:table-cell table:number-columns-repeated="5"/>
        </table:table-row>
        <table:table-row table:style-name="ro1">
          <table:table-cell office:value-type="float" office:value="1983" calcext:value-type="float">
            <text:p>1983</text:p>
          </table:table-cell>
          <table:table-cell table:formula="of:=[.B$2]*[.A1987]*1000" office:value-type="float" office:value="31.728" calcext:value-type="float">
            <text:p>31.728</text:p>
          </table:table-cell>
          <table:table-cell table:formula="of:=1/([.B1987]/1000)" office:value-type="float" office:value="31.5179021684317" calcext:value-type="float">
            <text:p>32</text:p>
          </table:table-cell>
          <table:table-cell table:formula="of:=[.C1987]/[.D$2]" office:value-type="float" office:value="7.87947554210792" calcext:value-type="float">
            <text:p>8</text:p>
          </table:table-cell>
          <table:table-cell table:formula="of:=[.D1987]*60" office:value-type="float" office:value="472.768532526475" calcext:value-type="float">
            <text:p>473</text:p>
          </table:table-cell>
          <table:table-cell table:formula="of:=[.E1987]*[.F$2]" office:value-type="float" office:value="945.53706505295" calcext:value-type="float">
            <text:p>946</text:p>
          </table:table-cell>
          <table:table-cell table:number-columns-repeated="5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formula="of:=[.B$2]*[.A1988]*1000" office:value-type="float" office:value="31.744" calcext:value-type="float">
            <text:p>31.744</text:p>
          </table:table-cell>
          <table:table-cell table:formula="of:=1/([.B1988]/1000)" office:value-type="float" office:value="31.5020161290323" calcext:value-type="float">
            <text:p>32</text:p>
          </table:table-cell>
          <table:table-cell table:formula="of:=[.C1988]/[.D$2]" office:value-type="float" office:value="7.87550403225806" calcext:value-type="float">
            <text:p>8</text:p>
          </table:table-cell>
          <table:table-cell table:formula="of:=[.D1988]*60" office:value-type="float" office:value="472.530241935484" calcext:value-type="float">
            <text:p>473</text:p>
          </table:table-cell>
          <table:table-cell table:formula="of:=[.E1988]*[.F$2]" office:value-type="float" office:value="945.060483870968" calcext:value-type="float">
            <text:p>945</text:p>
          </table:table-cell>
          <table:table-cell table:number-columns-repeated="5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formula="of:=[.B$2]*[.A1989]*1000" office:value-type="float" office:value="31.76" calcext:value-type="float">
            <text:p>31.76</text:p>
          </table:table-cell>
          <table:table-cell table:formula="of:=1/([.B1989]/1000)" office:value-type="float" office:value="31.4861460957179" calcext:value-type="float">
            <text:p>31</text:p>
          </table:table-cell>
          <table:table-cell table:formula="of:=[.C1989]/[.D$2]" office:value-type="float" office:value="7.87153652392947" calcext:value-type="float">
            <text:p>8</text:p>
          </table:table-cell>
          <table:table-cell table:formula="of:=[.D1989]*60" office:value-type="float" office:value="472.292191435768" calcext:value-type="float">
            <text:p>472</text:p>
          </table:table-cell>
          <table:table-cell table:formula="of:=[.E1989]*[.F$2]" office:value-type="float" office:value="944.584382871537" calcext:value-type="float">
            <text:p>945</text:p>
          </table:table-cell>
          <table:table-cell table:number-columns-repeated="5"/>
        </table:table-row>
        <table:table-row table:style-name="ro1">
          <table:table-cell office:value-type="float" office:value="1986" calcext:value-type="float">
            <text:p>1986</text:p>
          </table:table-cell>
          <table:table-cell table:formula="of:=[.B$2]*[.A1990]*1000" office:value-type="float" office:value="31.776" calcext:value-type="float">
            <text:p>31.776</text:p>
          </table:table-cell>
          <table:table-cell table:formula="of:=1/([.B1990]/1000)" office:value-type="float" office:value="31.4702920443102" calcext:value-type="float">
            <text:p>31</text:p>
          </table:table-cell>
          <table:table-cell table:formula="of:=[.C1990]/[.D$2]" office:value-type="float" office:value="7.86757301107754" calcext:value-type="float">
            <text:p>8</text:p>
          </table:table-cell>
          <table:table-cell table:formula="of:=[.D1990]*60" office:value-type="float" office:value="472.054380664653" calcext:value-type="float">
            <text:p>472</text:p>
          </table:table-cell>
          <table:table-cell table:formula="of:=[.E1990]*[.F$2]" office:value-type="float" office:value="944.108761329305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float" office:value="1987" calcext:value-type="float">
            <text:p>1987</text:p>
          </table:table-cell>
          <table:table-cell table:formula="of:=[.B$2]*[.A1991]*1000" office:value-type="float" office:value="31.792" calcext:value-type="float">
            <text:p>31.792</text:p>
          </table:table-cell>
          <table:table-cell table:formula="of:=1/([.B1991]/1000)" office:value-type="float" office:value="31.4544539506794" calcext:value-type="float">
            <text:p>31</text:p>
          </table:table-cell>
          <table:table-cell table:formula="of:=[.C1991]/[.D$2]" office:value-type="float" office:value="7.86361348766985" calcext:value-type="float">
            <text:p>8</text:p>
          </table:table-cell>
          <table:table-cell table:formula="of:=[.D1991]*60" office:value-type="float" office:value="471.816809260191" calcext:value-type="float">
            <text:p>472</text:p>
          </table:table-cell>
          <table:table-cell table:formula="of:=[.E1991]*[.F$2]" office:value-type="float" office:value="943.633618520382" calcext:value-type="float">
            <text:p>944</text:p>
          </table:table-cell>
          <table:table-cell table:number-columns-repeated="5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formula="of:=[.B$2]*[.A1992]*1000" office:value-type="float" office:value="31.808" calcext:value-type="float">
            <text:p>31.808</text:p>
          </table:table-cell>
          <table:table-cell table:formula="of:=1/([.B1992]/1000)" office:value-type="float" office:value="31.4386317907445" calcext:value-type="float">
            <text:p>31</text:p>
          </table:table-cell>
          <table:table-cell table:formula="of:=[.C1992]/[.D$2]" office:value-type="float" office:value="7.85965794768612" calcext:value-type="float">
            <text:p>8</text:p>
          </table:table-cell>
          <table:table-cell table:formula="of:=[.D1992]*60" office:value-type="float" office:value="471.579476861167" calcext:value-type="float">
            <text:p>472</text:p>
          </table:table-cell>
          <table:table-cell table:formula="of:=[.E1992]*[.F$2]" office:value-type="float" office:value="943.158953722334" calcext:value-type="float">
            <text:p>943</text:p>
          </table:table-cell>
          <table:table-cell table:number-columns-repeated="5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formula="of:=[.B$2]*[.A1993]*1000" office:value-type="float" office:value="31.824" calcext:value-type="float">
            <text:p>31.824</text:p>
          </table:table-cell>
          <table:table-cell table:formula="of:=1/([.B1993]/1000)" office:value-type="float" office:value="31.4228255404726" calcext:value-type="float">
            <text:p>31</text:p>
          </table:table-cell>
          <table:table-cell table:formula="of:=[.C1993]/[.D$2]" office:value-type="float" office:value="7.85570638511815" calcext:value-type="float">
            <text:p>8</text:p>
          </table:table-cell>
          <table:table-cell table:formula="of:=[.D1993]*60" office:value-type="float" office:value="471.342383107089" calcext:value-type="float">
            <text:p>471</text:p>
          </table:table-cell>
          <table:table-cell table:formula="of:=[.E1993]*[.F$2]" office:value-type="float" office:value="942.684766214178" calcext:value-type="float">
            <text:p>943</text:p>
          </table:table-cell>
          <table:table-cell table:number-columns-repeated="5"/>
        </table:table-row>
        <table:table-row table:style-name="ro1">
          <table:table-cell office:value-type="float" office:value="1990" calcext:value-type="float">
            <text:p>1990</text:p>
          </table:table-cell>
          <table:table-cell table:formula="of:=[.B$2]*[.A1994]*1000" office:value-type="float" office:value="31.84" calcext:value-type="float">
            <text:p>31.84</text:p>
          </table:table-cell>
          <table:table-cell table:formula="of:=1/([.B1994]/1000)" office:value-type="float" office:value="31.4070351758794" calcext:value-type="float">
            <text:p>31</text:p>
          </table:table-cell>
          <table:table-cell table:formula="of:=[.C1994]/[.D$2]" office:value-type="float" office:value="7.85175879396985" calcext:value-type="float">
            <text:p>8</text:p>
          </table:table-cell>
          <table:table-cell table:formula="of:=[.D1994]*60" office:value-type="float" office:value="471.105527638191" calcext:value-type="float">
            <text:p>471</text:p>
          </table:table-cell>
          <table:table-cell table:formula="of:=[.E1994]*[.F$2]" office:value-type="float" office:value="942.211055276382" calcext:value-type="float">
            <text:p>942</text:p>
          </table:table-cell>
          <table:table-cell table:number-columns-repeated="5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formula="of:=[.B$2]*[.A1995]*1000" office:value-type="float" office:value="31.856" calcext:value-type="float">
            <text:p>31.856</text:p>
          </table:table-cell>
          <table:table-cell table:formula="of:=1/([.B1995]/1000)" office:value-type="float" office:value="31.3912606730286" calcext:value-type="float">
            <text:p>31</text:p>
          </table:table-cell>
          <table:table-cell table:formula="of:=[.C1995]/[.D$2]" office:value-type="float" office:value="7.84781516825716" calcext:value-type="float">
            <text:p>8</text:p>
          </table:table-cell>
          <table:table-cell table:formula="of:=[.D1995]*60" office:value-type="float" office:value="470.86891009543" calcext:value-type="float">
            <text:p>471</text:p>
          </table:table-cell>
          <table:table-cell table:formula="of:=[.E1995]*[.F$2]" office:value-type="float" office:value="941.737820190859" calcext:value-type="float">
            <text:p>942</text:p>
          </table:table-cell>
          <table:table-cell table:number-columns-repeated="5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formula="of:=[.B$2]*[.A1996]*1000" office:value-type="float" office:value="31.872" calcext:value-type="float">
            <text:p>31.872</text:p>
          </table:table-cell>
          <table:table-cell table:formula="of:=1/([.B1996]/1000)" office:value-type="float" office:value="31.3755020080321" calcext:value-type="float">
            <text:p>31</text:p>
          </table:table-cell>
          <table:table-cell table:formula="of:=[.C1996]/[.D$2]" office:value-type="float" office:value="7.84387550200803" calcext:value-type="float">
            <text:p>8</text:p>
          </table:table-cell>
          <table:table-cell table:formula="of:=[.D1996]*60" office:value-type="float" office:value="470.632530120482" calcext:value-type="float">
            <text:p>471</text:p>
          </table:table-cell>
          <table:table-cell table:formula="of:=[.E1996]*[.F$2]" office:value-type="float" office:value="941.265060240964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formula="of:=[.B$2]*[.A1997]*1000" office:value-type="float" office:value="31.888" calcext:value-type="float">
            <text:p>31.888</text:p>
          </table:table-cell>
          <table:table-cell table:formula="of:=1/([.B1997]/1000)" office:value-type="float" office:value="31.3597591570497" calcext:value-type="float">
            <text:p>31</text:p>
          </table:table-cell>
          <table:table-cell table:formula="of:=[.C1997]/[.D$2]" office:value-type="float" office:value="7.83993978926242" calcext:value-type="float">
            <text:p>8</text:p>
          </table:table-cell>
          <table:table-cell table:formula="of:=[.D1997]*60" office:value-type="float" office:value="470.396387355745" calcext:value-type="float">
            <text:p>470</text:p>
          </table:table-cell>
          <table:table-cell table:formula="of:=[.E1997]*[.F$2]" office:value-type="float" office:value="940.79277471149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formula="of:=[.B$2]*[.A1998]*1000" office:value-type="float" office:value="31.904" calcext:value-type="float">
            <text:p>31.904</text:p>
          </table:table-cell>
          <table:table-cell table:formula="of:=1/([.B1998]/1000)" office:value-type="float" office:value="31.3440320962889" calcext:value-type="float">
            <text:p>31</text:p>
          </table:table-cell>
          <table:table-cell table:formula="of:=[.C1998]/[.D$2]" office:value-type="float" office:value="7.83600802407222" calcext:value-type="float">
            <text:p>8</text:p>
          </table:table-cell>
          <table:table-cell table:formula="of:=[.D1998]*60" office:value-type="float" office:value="470.160481444333" calcext:value-type="float">
            <text:p>470</text:p>
          </table:table-cell>
          <table:table-cell table:formula="of:=[.E1998]*[.F$2]" office:value-type="float" office:value="940.320962888666" calcext:value-type="float">
            <text:p>940</text:p>
          </table:table-cell>
          <table:table-cell table:number-columns-repeated="5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formula="of:=[.B$2]*[.A1999]*1000" office:value-type="float" office:value="31.92" calcext:value-type="float">
            <text:p>31.92</text:p>
          </table:table-cell>
          <table:table-cell table:formula="of:=1/([.B1999]/1000)" office:value-type="float" office:value="31.328320802005" calcext:value-type="float">
            <text:p>31</text:p>
          </table:table-cell>
          <table:table-cell table:formula="of:=[.C1999]/[.D$2]" office:value-type="float" office:value="7.83208020050125" calcext:value-type="float">
            <text:p>8</text:p>
          </table:table-cell>
          <table:table-cell table:formula="of:=[.D1999]*60" office:value-type="float" office:value="469.924812030075" calcext:value-type="float">
            <text:p>470</text:p>
          </table:table-cell>
          <table:table-cell table:formula="of:=[.E1999]*[.F$2]" office:value-type="float" office:value="939.849624060151" calcext:value-type="float">
            <text:p>940</text:p>
          </table:table-cell>
          <table:table-cell table:number-columns-repeated="5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formula="of:=[.B$2]*[.A2000]*1000" office:value-type="float" office:value="31.936" calcext:value-type="float">
            <text:p>31.936</text:p>
          </table:table-cell>
          <table:table-cell table:formula="of:=1/([.B2000]/1000)" office:value-type="float" office:value="31.312625250501" calcext:value-type="float">
            <text:p>31</text:p>
          </table:table-cell>
          <table:table-cell table:formula="of:=[.C2000]/[.D$2]" office:value-type="float" office:value="7.82815631262525" calcext:value-type="float">
            <text:p>8</text:p>
          </table:table-cell>
          <table:table-cell table:formula="of:=[.D2000]*60" office:value-type="float" office:value="469.689378757515" calcext:value-type="float">
            <text:p>470</text:p>
          </table:table-cell>
          <table:table-cell table:formula="of:=[.E2000]*[.F$2]" office:value-type="float" office:value="939.37875751503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formula="of:=[.B$2]*[.A2001]*1000" office:value-type="float" office:value="31.952" calcext:value-type="float">
            <text:p>31.952</text:p>
          </table:table-cell>
          <table:table-cell table:formula="of:=1/([.B2001]/1000)" office:value-type="float" office:value="31.2969454181272" calcext:value-type="float">
            <text:p>31</text:p>
          </table:table-cell>
          <table:table-cell table:formula="of:=[.C2001]/[.D$2]" office:value-type="float" office:value="7.8242363545318" calcext:value-type="float">
            <text:p>8</text:p>
          </table:table-cell>
          <table:table-cell table:formula="of:=[.D2001]*60" office:value-type="float" office:value="469.454181271908" calcext:value-type="float">
            <text:p>469</text:p>
          </table:table-cell>
          <table:table-cell table:formula="of:=[.E2001]*[.F$2]" office:value-type="float" office:value="938.908362543816" calcext:value-type="float">
            <text:p>939</text:p>
          </table:table-cell>
          <table:table-cell table:number-columns-repeated="5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formula="of:=[.B$2]*[.A2002]*1000" office:value-type="float" office:value="31.968" calcext:value-type="float">
            <text:p>31.968</text:p>
          </table:table-cell>
          <table:table-cell table:formula="of:=1/([.B2002]/1000)" office:value-type="float" office:value="31.2812812812813" calcext:value-type="float">
            <text:p>31</text:p>
          </table:table-cell>
          <table:table-cell table:formula="of:=[.C2002]/[.D$2]" office:value-type="float" office:value="7.82032032032032" calcext:value-type="float">
            <text:p>8</text:p>
          </table:table-cell>
          <table:table-cell table:formula="of:=[.D2002]*60" office:value-type="float" office:value="469.219219219219" calcext:value-type="float">
            <text:p>469</text:p>
          </table:table-cell>
          <table:table-cell table:formula="of:=[.E2002]*[.F$2]" office:value-type="float" office:value="938.438438438438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formula="of:=[.B$2]*[.A2003]*1000" office:value-type="float" office:value="31.984" calcext:value-type="float">
            <text:p>31.984</text:p>
          </table:table-cell>
          <table:table-cell table:formula="of:=1/([.B2003]/1000)" office:value-type="float" office:value="31.2656328164082" calcext:value-type="float">
            <text:p>31</text:p>
          </table:table-cell>
          <table:table-cell table:formula="of:=[.C2003]/[.D$2]" office:value-type="float" office:value="7.81640820410205" calcext:value-type="float">
            <text:p>8</text:p>
          </table:table-cell>
          <table:table-cell table:formula="of:=[.D2003]*60" office:value-type="float" office:value="468.984492246123" calcext:value-type="float">
            <text:p>469</text:p>
          </table:table-cell>
          <table:table-cell table:formula="of:=[.E2003]*[.F$2]" office:value-type="float" office:value="937.968984492246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B$2]*[.A2004]*1000" office:value-type="float" office:value="32" calcext:value-type="float">
            <text:p>32</text:p>
          </table:table-cell>
          <table:table-cell table:formula="of:=1/([.B2004]/1000)" office:value-type="float" office:value="31.25" calcext:value-type="float">
            <text:p>31</text:p>
          </table:table-cell>
          <table:table-cell table:formula="of:=[.C2004]/[.D$2]" office:value-type="float" office:value="7.8125" calcext:value-type="float">
            <text:p>8</text:p>
          </table:table-cell>
          <table:table-cell table:formula="of:=[.D2004]*60" office:value-type="float" office:value="468.75" calcext:value-type="float">
            <text:p>469</text:p>
          </table:table-cell>
          <table:table-cell table:formula="of:=[.E2004]*[.F$2]" office:value-type="float" office:value="937.5" calcext:value-type="float">
            <text:p>938</text:p>
          </table:table-cell>
          <table:table-cell table:number-columns-repeated="5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B$2]*[.A2005]*1000" office:value-type="float" office:value="32.016" calcext:value-type="float">
            <text:p>32.016</text:p>
          </table:table-cell>
          <table:table-cell table:formula="of:=1/([.B2005]/1000)" office:value-type="float" office:value="31.2343828085957" calcext:value-type="float">
            <text:p>31</text:p>
          </table:table-cell>
          <table:table-cell table:formula="of:=[.C2005]/[.D$2]" office:value-type="float" office:value="7.80859570214893" calcext:value-type="float">
            <text:p>8</text:p>
          </table:table-cell>
          <table:table-cell table:formula="of:=[.D2005]*60" office:value-type="float" office:value="468.515742128936" calcext:value-type="float">
            <text:p>469</text:p>
          </table:table-cell>
          <table:table-cell table:formula="of:=[.E2005]*[.F$2]" office:value-type="float" office:value="937.031484257871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B$2]*[.A2006]*1000" office:value-type="float" office:value="32.032" calcext:value-type="float">
            <text:p>32.032</text:p>
          </table:table-cell>
          <table:table-cell table:formula="of:=1/([.B2006]/1000)" office:value-type="float" office:value="31.2187812187812" calcext:value-type="float">
            <text:p>31</text:p>
          </table:table-cell>
          <table:table-cell table:formula="of:=[.C2006]/[.D$2]" office:value-type="float" office:value="7.80469530469531" calcext:value-type="float">
            <text:p>8</text:p>
          </table:table-cell>
          <table:table-cell table:formula="of:=[.D2006]*60" office:value-type="float" office:value="468.281718281718" calcext:value-type="float">
            <text:p>468</text:p>
          </table:table-cell>
          <table:table-cell table:formula="of:=[.E2006]*[.F$2]" office:value-type="float" office:value="936.563436563437" calcext:value-type="float">
            <text:p>937</text:p>
          </table:table-cell>
          <table:table-cell table:number-columns-repeated="5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B$2]*[.A2007]*1000" office:value-type="float" office:value="32.048" calcext:value-type="float">
            <text:p>32.048</text:p>
          </table:table-cell>
          <table:table-cell table:formula="of:=1/([.B2007]/1000)" office:value-type="float" office:value="31.2031952071892" calcext:value-type="float">
            <text:p>31</text:p>
          </table:table-cell>
          <table:table-cell table:formula="of:=[.C2007]/[.D$2]" office:value-type="float" office:value="7.8007988017973" calcext:value-type="float">
            <text:p>8</text:p>
          </table:table-cell>
          <table:table-cell table:formula="of:=[.D2007]*60" office:value-type="float" office:value="468.047928107838" calcext:value-type="float">
            <text:p>468</text:p>
          </table:table-cell>
          <table:table-cell table:formula="of:=[.E2007]*[.F$2]" office:value-type="float" office:value="936.095856215677" calcext:value-type="float">
            <text:p>936</text:p>
          </table:table-cell>
          <table:table-cell table:number-columns-repeated="5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B$2]*[.A2008]*1000" office:value-type="float" office:value="32.064" calcext:value-type="float">
            <text:p>32.064</text:p>
          </table:table-cell>
          <table:table-cell table:formula="of:=1/([.B2008]/1000)" office:value-type="float" office:value="31.187624750499" calcext:value-type="float">
            <text:p>31</text:p>
          </table:table-cell>
          <table:table-cell table:formula="of:=[.C2008]/[.D$2]" office:value-type="float" office:value="7.79690618762475" calcext:value-type="float">
            <text:p>8</text:p>
          </table:table-cell>
          <table:table-cell table:formula="of:=[.D2008]*60" office:value-type="float" office:value="467.814371257485" calcext:value-type="float">
            <text:p>468</text:p>
          </table:table-cell>
          <table:table-cell table:formula="of:=[.E2008]*[.F$2]" office:value-type="float" office:value="935.62874251497" calcext:value-type="float">
            <text:p>936</text:p>
          </table:table-cell>
          <table:table-cell table:number-columns-repeated="5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B$2]*[.A2009]*1000" office:value-type="float" office:value="32.08" calcext:value-type="float">
            <text:p>32.08</text:p>
          </table:table-cell>
          <table:table-cell table:formula="of:=1/([.B2009]/1000)" office:value-type="float" office:value="31.1720698254364" calcext:value-type="float">
            <text:p>31</text:p>
          </table:table-cell>
          <table:table-cell table:formula="of:=[.C2009]/[.D$2]" office:value-type="float" office:value="7.7930174563591" calcext:value-type="float">
            <text:p>8</text:p>
          </table:table-cell>
          <table:table-cell table:formula="of:=[.D2009]*60" office:value-type="float" office:value="467.581047381546" calcext:value-type="float">
            <text:p>468</text:p>
          </table:table-cell>
          <table:table-cell table:formula="of:=[.E2009]*[.F$2]" office:value-type="float" office:value="935.162094763092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B$2]*[.A2010]*1000" office:value-type="float" office:value="32.096" calcext:value-type="float">
            <text:p>32.096</text:p>
          </table:table-cell>
          <table:table-cell table:formula="of:=1/([.B2010]/1000)" office:value-type="float" office:value="31.1565304087737" calcext:value-type="float">
            <text:p>31</text:p>
          </table:table-cell>
          <table:table-cell table:formula="of:=[.C2010]/[.D$2]" office:value-type="float" office:value="7.78913260219342" calcext:value-type="float">
            <text:p>8</text:p>
          </table:table-cell>
          <table:table-cell table:formula="of:=[.D2010]*60" office:value-type="float" office:value="467.347956131605" calcext:value-type="float">
            <text:p>467</text:p>
          </table:table-cell>
          <table:table-cell table:formula="of:=[.E2010]*[.F$2]" office:value-type="float" office:value="934.69591226321" calcext:value-type="float">
            <text:p>935</text:p>
          </table:table-cell>
          <table:table-cell table:number-columns-repeated="5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B$2]*[.A2011]*1000" office:value-type="float" office:value="32.112" calcext:value-type="float">
            <text:p>32.112</text:p>
          </table:table-cell>
          <table:table-cell table:formula="of:=1/([.B2011]/1000)" office:value-type="float" office:value="31.1410064773293" calcext:value-type="float">
            <text:p>31</text:p>
          </table:table-cell>
          <table:table-cell table:formula="of:=[.C2011]/[.D$2]" office:value-type="float" office:value="7.78525161933234" calcext:value-type="float">
            <text:p>8</text:p>
          </table:table-cell>
          <table:table-cell table:formula="of:=[.D2011]*60" office:value-type="float" office:value="467.11509715994" calcext:value-type="float">
            <text:p>467</text:p>
          </table:table-cell>
          <table:table-cell table:formula="of:=[.E2011]*[.F$2]" office:value-type="float" office:value="934.23019431988" calcext:value-type="float">
            <text:p>934</text:p>
          </table:table-cell>
          <table:table-cell table:number-columns-repeated="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B$2]*[.A2012]*1000" office:value-type="float" office:value="32.128" calcext:value-type="float">
            <text:p>32.128</text:p>
          </table:table-cell>
          <table:table-cell table:formula="of:=1/([.B2012]/1000)" office:value-type="float" office:value="31.1254980079681" calcext:value-type="float">
            <text:p>31</text:p>
          </table:table-cell>
          <table:table-cell table:formula="of:=[.C2012]/[.D$2]" office:value-type="float" office:value="7.78137450199203" calcext:value-type="float">
            <text:p>8</text:p>
          </table:table-cell>
          <table:table-cell table:formula="of:=[.D2012]*60" office:value-type="float" office:value="466.882470119522" calcext:value-type="float">
            <text:p>467</text:p>
          </table:table-cell>
          <table:table-cell table:formula="of:=[.E2012]*[.F$2]" office:value-type="float" office:value="933.764940239044" calcext:value-type="float">
            <text:p>934</text:p>
          </table:table-cell>
          <table:table-cell table:number-columns-repeated="5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B$2]*[.A2013]*1000" office:value-type="float" office:value="32.144" calcext:value-type="float">
            <text:p>32.144</text:p>
          </table:table-cell>
          <table:table-cell table:formula="of:=1/([.B2013]/1000)" office:value-type="float" office:value="31.1100049776008" calcext:value-type="float">
            <text:p>31</text:p>
          </table:table-cell>
          <table:table-cell table:formula="of:=[.C2013]/[.D$2]" office:value-type="float" office:value="7.7775012444002" calcext:value-type="float">
            <text:p>8</text:p>
          </table:table-cell>
          <table:table-cell table:formula="of:=[.D2013]*60" office:value-type="float" office:value="466.650074664012" calcext:value-type="float">
            <text:p>467</text:p>
          </table:table-cell>
          <table:table-cell table:formula="of:=[.E2013]*[.F$2]" office:value-type="float" office:value="933.300149328024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B$2]*[.A2014]*1000" office:value-type="float" office:value="32.16" calcext:value-type="float">
            <text:p>32.16</text:p>
          </table:table-cell>
          <table:table-cell table:formula="of:=1/([.B2014]/1000)" office:value-type="float" office:value="31.0945273631841" calcext:value-type="float">
            <text:p>31</text:p>
          </table:table-cell>
          <table:table-cell table:formula="of:=[.C2014]/[.D$2]" office:value-type="float" office:value="7.77363184079602" calcext:value-type="float">
            <text:p>8</text:p>
          </table:table-cell>
          <table:table-cell table:formula="of:=[.D2014]*60" office:value-type="float" office:value="466.417910447761" calcext:value-type="float">
            <text:p>466</text:p>
          </table:table-cell>
          <table:table-cell table:formula="of:=[.E2014]*[.F$2]" office:value-type="float" office:value="932.835820895522" calcext:value-type="float">
            <text:p>933</text:p>
          </table:table-cell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B$2]*[.A2015]*1000" office:value-type="float" office:value="32.176" calcext:value-type="float">
            <text:p>32.176</text:p>
          </table:table-cell>
          <table:table-cell table:formula="of:=1/([.B2015]/1000)" office:value-type="float" office:value="31.0790651417205" calcext:value-type="float">
            <text:p>31</text:p>
          </table:table-cell>
          <table:table-cell table:formula="of:=[.C2015]/[.D$2]" office:value-type="float" office:value="7.76976628543014" calcext:value-type="float">
            <text:p>8</text:p>
          </table:table-cell>
          <table:table-cell table:formula="of:=[.D2015]*60" office:value-type="float" office:value="466.185977125808" calcext:value-type="float">
            <text:p>466</text:p>
          </table:table-cell>
          <table:table-cell table:formula="of:=[.E2015]*[.F$2]" office:value-type="float" office:value="932.371954251616" calcext:value-type="float">
            <text:p>932</text:p>
          </table:table-cell>
          <table:table-cell table:number-columns-repeated="5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B$2]*[.A2016]*1000" office:value-type="float" office:value="32.192" calcext:value-type="float">
            <text:p>32.192</text:p>
          </table:table-cell>
          <table:table-cell table:formula="of:=1/([.B2016]/1000)" office:value-type="float" office:value="31.0636182902584" calcext:value-type="float">
            <text:p>31</text:p>
          </table:table-cell>
          <table:table-cell table:formula="of:=[.C2016]/[.D$2]" office:value-type="float" office:value="7.76590457256461" calcext:value-type="float">
            <text:p>8</text:p>
          </table:table-cell>
          <table:table-cell table:formula="of:=[.D2016]*60" office:value-type="float" office:value="465.954274353877" calcext:value-type="float">
            <text:p>466</text:p>
          </table:table-cell>
          <table:table-cell table:formula="of:=[.E2016]*[.F$2]" office:value-type="float" office:value="931.908548707754" calcext:value-type="float">
            <text:p>932</text:p>
          </table:table-cell>
          <table:table-cell table:number-columns-repeated="5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B$2]*[.A2017]*1000" office:value-type="float" office:value="32.208" calcext:value-type="float">
            <text:p>32.208</text:p>
          </table:table-cell>
          <table:table-cell table:formula="of:=1/([.B2017]/1000)" office:value-type="float" office:value="31.0481867858917" calcext:value-type="float">
            <text:p>31</text:p>
          </table:table-cell>
          <table:table-cell table:formula="of:=[.C2017]/[.D$2]" office:value-type="float" office:value="7.76204669647293" calcext:value-type="float">
            <text:p>8</text:p>
          </table:table-cell>
          <table:table-cell table:formula="of:=[.D2017]*60" office:value-type="float" office:value="465.722801788376" calcext:value-type="float">
            <text:p>466</text:p>
          </table:table-cell>
          <table:table-cell table:formula="of:=[.E2017]*[.F$2]" office:value-type="float" office:value="931.445603576751" calcext:value-type="float">
            <text:p>931</text:p>
          </table:table-cell>
          <table:table-cell table:number-columns-repeated="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B$2]*[.A2018]*1000" office:value-type="float" office:value="32.224" calcext:value-type="float">
            <text:p>32.224</text:p>
          </table:table-cell>
          <table:table-cell table:formula="of:=1/([.B2018]/1000)" office:value-type="float" office:value="31.0327706057597" calcext:value-type="float">
            <text:p>31</text:p>
          </table:table-cell>
          <table:table-cell table:formula="of:=[.C2018]/[.D$2]" office:value-type="float" office:value="7.75819265143992" calcext:value-type="float">
            <text:p>8</text:p>
          </table:table-cell>
          <table:table-cell table:formula="of:=[.D2018]*60" office:value-type="float" office:value="465.491559086395" calcext:value-type="float">
            <text:p>465</text:p>
          </table:table-cell>
          <table:table-cell table:formula="of:=[.E2018]*[.F$2]" office:value-type="float" office:value="930.983118172791" calcext:value-type="float">
            <text:p>931</text:p>
          </table:table-cell>
          <table:table-cell table:number-columns-repeated="5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B$2]*[.A2019]*1000" office:value-type="float" office:value="32.24" calcext:value-type="float">
            <text:p>32.24</text:p>
          </table:table-cell>
          <table:table-cell table:formula="of:=1/([.B2019]/1000)" office:value-type="float" office:value="31.0173697270471" calcext:value-type="float">
            <text:p>31</text:p>
          </table:table-cell>
          <table:table-cell table:formula="of:=[.C2019]/[.D$2]" office:value-type="float" office:value="7.75434243176179" calcext:value-type="float">
            <text:p>8</text:p>
          </table:table-cell>
          <table:table-cell table:formula="of:=[.D2019]*60" office:value-type="float" office:value="465.260545905707" calcext:value-type="float">
            <text:p>465</text:p>
          </table:table-cell>
          <table:table-cell table:formula="of:=[.E2019]*[.F$2]" office:value-type="float" office:value="930.521091811415" calcext:value-type="float">
            <text:p>931</text:p>
          </table:table-cell>
          <table:table-cell table:number-columns-repeated="5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formula="of:=[.B$2]*[.A2020]*1000" office:value-type="float" office:value="32.256" calcext:value-type="float">
            <text:p>32.256</text:p>
          </table:table-cell>
          <table:table-cell table:formula="of:=1/([.B2020]/1000)" office:value-type="float" office:value="31.0019841269841" calcext:value-type="float">
            <text:p>31</text:p>
          </table:table-cell>
          <table:table-cell table:formula="of:=[.C2020]/[.D$2]" office:value-type="float" office:value="7.75049603174603" calcext:value-type="float">
            <text:p>8</text:p>
          </table:table-cell>
          <table:table-cell table:formula="of:=[.D2020]*60" office:value-type="float" office:value="465.029761904762" calcext:value-type="float">
            <text:p>465</text:p>
          </table:table-cell>
          <table:table-cell table:formula="of:=[.E2020]*[.F$2]" office:value-type="float" office:value="930.059523809524" calcext:value-type="float">
            <text:p>930</text:p>
          </table:table-cell>
          <table:table-cell table:number-columns-repeated="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[.B$2]*[.A2021]*1000" office:value-type="float" office:value="32.272" calcext:value-type="float">
            <text:p>32.272</text:p>
          </table:table-cell>
          <table:table-cell table:formula="of:=1/([.B2021]/1000)" office:value-type="float" office:value="30.9866137828458" calcext:value-type="float">
            <text:p>31</text:p>
          </table:table-cell>
          <table:table-cell table:formula="of:=[.C2021]/[.D$2]" office:value-type="float" office:value="7.74665344571145" calcext:value-type="float">
            <text:p>8</text:p>
          </table:table-cell>
          <table:table-cell table:formula="of:=[.D2021]*60" office:value-type="float" office:value="464.799206742687" calcext:value-type="float">
            <text:p>465</text:p>
          </table:table-cell>
          <table:table-cell table:formula="of:=[.E2021]*[.F$2]" office:value-type="float" office:value="929.598413485375" calcext:value-type="float">
            <text:p>930</text:p>
          </table:table-cell>
          <table:table-cell table:number-columns-repeated="5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formula="of:=[.B$2]*[.A2022]*1000" office:value-type="float" office:value="32.288" calcext:value-type="float">
            <text:p>32.288</text:p>
          </table:table-cell>
          <table:table-cell table:formula="of:=1/([.B2022]/1000)" office:value-type="float" office:value="30.9712586719524" calcext:value-type="float">
            <text:p>31</text:p>
          </table:table-cell>
          <table:table-cell table:formula="of:=[.C2022]/[.D$2]" office:value-type="float" office:value="7.74281466798811" calcext:value-type="float">
            <text:p>8</text:p>
          </table:table-cell>
          <table:table-cell table:formula="of:=[.D2022]*60" office:value-type="float" office:value="464.568880079287" calcext:value-type="float">
            <text:p>465</text:p>
          </table:table-cell>
          <table:table-cell table:formula="of:=[.E2022]*[.F$2]" office:value-type="float" office:value="929.137760158573" calcext:value-type="float">
            <text:p>929</text:p>
          </table:table-cell>
          <table:table-cell table:number-columns-repeated="5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formula="of:=[.B$2]*[.A2023]*1000" office:value-type="float" office:value="32.304" calcext:value-type="float">
            <text:p>32.304</text:p>
          </table:table-cell>
          <table:table-cell table:formula="of:=1/([.B2023]/1000)" office:value-type="float" office:value="30.9559187716691" calcext:value-type="float">
            <text:p>31</text:p>
          </table:table-cell>
          <table:table-cell table:formula="of:=[.C2023]/[.D$2]" office:value-type="float" office:value="7.73897969291729" calcext:value-type="float">
            <text:p>8</text:p>
          </table:table-cell>
          <table:table-cell table:formula="of:=[.D2023]*60" office:value-type="float" office:value="464.338781575037" calcext:value-type="float">
            <text:p>464</text:p>
          </table:table-cell>
          <table:table-cell table:formula="of:=[.E2023]*[.F$2]" office:value-type="float" office:value="928.677563150074" calcext:value-type="float">
            <text:p>929</text:p>
          </table:table-cell>
          <table:table-cell table:number-columns-repeated="5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formula="of:=[.B$2]*[.A2024]*1000" office:value-type="float" office:value="32.32" calcext:value-type="float">
            <text:p>32.32</text:p>
          </table:table-cell>
          <table:table-cell table:formula="of:=1/([.B2024]/1000)" office:value-type="float" office:value="30.9405940594059" calcext:value-type="float">
            <text:p>31</text:p>
          </table:table-cell>
          <table:table-cell table:formula="of:=[.C2024]/[.D$2]" office:value-type="float" office:value="7.73514851485149" calcext:value-type="float">
            <text:p>8</text:p>
          </table:table-cell>
          <table:table-cell table:formula="of:=[.D2024]*60" office:value-type="float" office:value="464.108910891089" calcext:value-type="float">
            <text:p>464</text:p>
          </table:table-cell>
          <table:table-cell table:formula="of:=[.E2024]*[.F$2]" office:value-type="float" office:value="928.217821782178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formula="of:=[.B$2]*[.A2025]*1000" office:value-type="float" office:value="32.336" calcext:value-type="float">
            <text:p>32.336</text:p>
          </table:table-cell>
          <table:table-cell table:formula="of:=1/([.B2025]/1000)" office:value-type="float" office:value="30.9252845126175" calcext:value-type="float">
            <text:p>31</text:p>
          </table:table-cell>
          <table:table-cell table:formula="of:=[.C2025]/[.D$2]" office:value-type="float" office:value="7.73132112815438" calcext:value-type="float">
            <text:p>8</text:p>
          </table:table-cell>
          <table:table-cell table:formula="of:=[.D2025]*60" office:value-type="float" office:value="463.879267689263" calcext:value-type="float">
            <text:p>464</text:p>
          </table:table-cell>
          <table:table-cell table:formula="of:=[.E2025]*[.F$2]" office:value-type="float" office:value="927.758535378526" calcext:value-type="float">
            <text:p>928</text:p>
          </table:table-cell>
          <table:table-cell table:number-columns-repeated="5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formula="of:=[.B$2]*[.A2026]*1000" office:value-type="float" office:value="32.352" calcext:value-type="float">
            <text:p>32.352</text:p>
          </table:table-cell>
          <table:table-cell table:formula="of:=1/([.B2026]/1000)" office:value-type="float" office:value="30.9099901088032" calcext:value-type="float">
            <text:p>31</text:p>
          </table:table-cell>
          <table:table-cell table:formula="of:=[.C2026]/[.D$2]" office:value-type="float" office:value="7.72749752720079" calcext:value-type="float">
            <text:p>8</text:p>
          </table:table-cell>
          <table:table-cell table:formula="of:=[.D2026]*60" office:value-type="float" office:value="463.649851632048" calcext:value-type="float">
            <text:p>464</text:p>
          </table:table-cell>
          <table:table-cell table:formula="of:=[.E2026]*[.F$2]" office:value-type="float" office:value="927.299703264095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2023" calcext:value-type="float">
            <text:p>2023</text:p>
          </table:table-cell>
          <table:table-cell table:formula="of:=[.B$2]*[.A2027]*1000" office:value-type="float" office:value="32.368" calcext:value-type="float">
            <text:p>32.368</text:p>
          </table:table-cell>
          <table:table-cell table:formula="of:=1/([.B2027]/1000)" office:value-type="float" office:value="30.8947108255067" calcext:value-type="float">
            <text:p>31</text:p>
          </table:table-cell>
          <table:table-cell table:formula="of:=[.C2027]/[.D$2]" office:value-type="float" office:value="7.72367770637667" calcext:value-type="float">
            <text:p>8</text:p>
          </table:table-cell>
          <table:table-cell table:formula="of:=[.D2027]*60" office:value-type="float" office:value="463.4206623826" calcext:value-type="float">
            <text:p>463</text:p>
          </table:table-cell>
          <table:table-cell table:formula="of:=[.E2027]*[.F$2]" office:value-type="float" office:value="926.8413247652" calcext:value-type="float">
            <text:p>927</text:p>
          </table:table-cell>
          <table:table-cell table:number-columns-repeated="5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formula="of:=[.B$2]*[.A2028]*1000" office:value-type="float" office:value="32.384" calcext:value-type="float">
            <text:p>32.384</text:p>
          </table:table-cell>
          <table:table-cell table:formula="of:=1/([.B2028]/1000)" office:value-type="float" office:value="30.8794466403162" calcext:value-type="float">
            <text:p>31</text:p>
          </table:table-cell>
          <table:table-cell table:formula="of:=[.C2028]/[.D$2]" office:value-type="float" office:value="7.71986166007905" calcext:value-type="float">
            <text:p>8</text:p>
          </table:table-cell>
          <table:table-cell table:formula="of:=[.D2028]*60" office:value-type="float" office:value="463.191699604743" calcext:value-type="float">
            <text:p>463</text:p>
          </table:table-cell>
          <table:table-cell table:formula="of:=[.E2028]*[.F$2]" office:value-type="float" office:value="926.383399209486" calcext:value-type="float">
            <text:p>926</text:p>
          </table:table-cell>
          <table:table-cell table:number-columns-repeated="5"/>
        </table:table-row>
        <table:table-row table:style-name="ro1">
          <table:table-cell office:value-type="float" office:value="2025" calcext:value-type="float">
            <text:p>2025</text:p>
          </table:table-cell>
          <table:table-cell table:formula="of:=[.B$2]*[.A2029]*1000" office:value-type="float" office:value="32.4" calcext:value-type="float">
            <text:p>32.4</text:p>
          </table:table-cell>
          <table:table-cell table:formula="of:=1/([.B2029]/1000)" office:value-type="float" office:value="30.8641975308642" calcext:value-type="float">
            <text:p>31</text:p>
          </table:table-cell>
          <table:table-cell table:formula="of:=[.C2029]/[.D$2]" office:value-type="float" office:value="7.71604938271605" calcext:value-type="float">
            <text:p>8</text:p>
          </table:table-cell>
          <table:table-cell table:formula="of:=[.D2029]*60" office:value-type="float" office:value="462.962962962963" calcext:value-type="float">
            <text:p>463</text:p>
          </table:table-cell>
          <table:table-cell table:formula="of:=[.E2029]*[.F$2]" office:value-type="float" office:value="925.925925925926" calcext:value-type="float">
            <text:p>926</text:p>
          </table:table-cell>
          <table:table-cell table:number-columns-repeated="5"/>
        </table:table-row>
        <table:table-row table:style-name="ro1">
          <table:table-cell office:value-type="float" office:value="2026" calcext:value-type="float">
            <text:p>2026</text:p>
          </table:table-cell>
          <table:table-cell table:formula="of:=[.B$2]*[.A2030]*1000" office:value-type="float" office:value="32.416" calcext:value-type="float">
            <text:p>32.416</text:p>
          </table:table-cell>
          <table:table-cell table:formula="of:=1/([.B2030]/1000)" office:value-type="float" office:value="30.8489634748272" calcext:value-type="float">
            <text:p>31</text:p>
          </table:table-cell>
          <table:table-cell table:formula="of:=[.C2030]/[.D$2]" office:value-type="float" office:value="7.71224086870681" calcext:value-type="float">
            <text:p>8</text:p>
          </table:table-cell>
          <table:table-cell table:formula="of:=[.D2030]*60" office:value-type="float" office:value="462.734452122409" calcext:value-type="float">
            <text:p>463</text:p>
          </table:table-cell>
          <table:table-cell table:formula="of:=[.E2030]*[.F$2]" office:value-type="float" office:value="925.468904244818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formula="of:=[.B$2]*[.A2031]*1000" office:value-type="float" office:value="32.432" calcext:value-type="float">
            <text:p>32.432</text:p>
          </table:table-cell>
          <table:table-cell table:formula="of:=1/([.B2031]/1000)" office:value-type="float" office:value="30.833744449926" calcext:value-type="float">
            <text:p>31</text:p>
          </table:table-cell>
          <table:table-cell table:formula="of:=[.C2031]/[.D$2]" office:value-type="float" office:value="7.7084361124815" calcext:value-type="float">
            <text:p>8</text:p>
          </table:table-cell>
          <table:table-cell table:formula="of:=[.D2031]*60" office:value-type="float" office:value="462.50616674889" calcext:value-type="float">
            <text:p>463</text:p>
          </table:table-cell>
          <table:table-cell table:formula="of:=[.E2031]*[.F$2]" office:value-type="float" office:value="925.01233349778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formula="of:=[.B$2]*[.A2032]*1000" office:value-type="float" office:value="32.448" calcext:value-type="float">
            <text:p>32.448</text:p>
          </table:table-cell>
          <table:table-cell table:formula="of:=1/([.B2032]/1000)" office:value-type="float" office:value="30.818540433925" calcext:value-type="float">
            <text:p>31</text:p>
          </table:table-cell>
          <table:table-cell table:formula="of:=[.C2032]/[.D$2]" office:value-type="float" office:value="7.70463510848126" calcext:value-type="float">
            <text:p>8</text:p>
          </table:table-cell>
          <table:table-cell table:formula="of:=[.D2032]*60" office:value-type="float" office:value="462.278106508876" calcext:value-type="float">
            <text:p>462</text:p>
          </table:table-cell>
          <table:table-cell table:formula="of:=[.E2032]*[.F$2]" office:value-type="float" office:value="924.556213017752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formula="of:=[.B$2]*[.A2033]*1000" office:value-type="float" office:value="32.464" calcext:value-type="float">
            <text:p>32.464</text:p>
          </table:table-cell>
          <table:table-cell table:formula="of:=1/([.B2033]/1000)" office:value-type="float" office:value="30.8033514046328" calcext:value-type="float">
            <text:p>31</text:p>
          </table:table-cell>
          <table:table-cell table:formula="of:=[.C2033]/[.D$2]" office:value-type="float" office:value="7.70083785115821" calcext:value-type="float">
            <text:p>8</text:p>
          </table:table-cell>
          <table:table-cell table:formula="of:=[.D2033]*60" office:value-type="float" office:value="462.050271069492" calcext:value-type="float">
            <text:p>462</text:p>
          </table:table-cell>
          <table:table-cell table:formula="of:=[.E2033]*[.F$2]" office:value-type="float" office:value="924.100542138985" calcext:value-type="float">
            <text:p>924</text:p>
          </table:table-cell>
          <table:table-cell table:number-columns-repeated="5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formula="of:=[.B$2]*[.A2034]*1000" office:value-type="float" office:value="32.48" calcext:value-type="float">
            <text:p>32.48</text:p>
          </table:table-cell>
          <table:table-cell table:formula="of:=1/([.B2034]/1000)" office:value-type="float" office:value="30.7881773399015" calcext:value-type="float">
            <text:p>31</text:p>
          </table:table-cell>
          <table:table-cell table:formula="of:=[.C2034]/[.D$2]" office:value-type="float" office:value="7.69704433497537" calcext:value-type="float">
            <text:p>8</text:p>
          </table:table-cell>
          <table:table-cell table:formula="of:=[.D2034]*60" office:value-type="float" office:value="461.822660098522" calcext:value-type="float">
            <text:p>462</text:p>
          </table:table-cell>
          <table:table-cell table:formula="of:=[.E2034]*[.F$2]" office:value-type="float" office:value="923.645320197044" calcext:value-type="float">
            <text:p>924</text:p>
          </table:table-cell>
          <table:table-cell table:number-columns-repeated="5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formula="of:=[.B$2]*[.A2035]*1000" office:value-type="float" office:value="32.496" calcext:value-type="float">
            <text:p>32.496</text:p>
          </table:table-cell>
          <table:table-cell table:formula="of:=1/([.B2035]/1000)" office:value-type="float" office:value="30.7730182176268" calcext:value-type="float">
            <text:p>31</text:p>
          </table:table-cell>
          <table:table-cell table:formula="of:=[.C2035]/[.D$2]" office:value-type="float" office:value="7.6932545544067" calcext:value-type="float">
            <text:p>8</text:p>
          </table:table-cell>
          <table:table-cell table:formula="of:=[.D2035]*60" office:value-type="float" office:value="461.595273264402" calcext:value-type="float">
            <text:p>462</text:p>
          </table:table-cell>
          <table:table-cell table:formula="of:=[.E2035]*[.F$2]" office:value-type="float" office:value="923.190546528804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2032" calcext:value-type="float">
            <text:p>2032</text:p>
          </table:table-cell>
          <table:table-cell table:formula="of:=[.B$2]*[.A2036]*1000" office:value-type="float" office:value="32.512" calcext:value-type="float">
            <text:p>32.512</text:p>
          </table:table-cell>
          <table:table-cell table:formula="of:=1/([.B2036]/1000)" office:value-type="float" office:value="30.757874015748" calcext:value-type="float">
            <text:p>31</text:p>
          </table:table-cell>
          <table:table-cell table:formula="of:=[.C2036]/[.D$2]" office:value-type="float" office:value="7.68946850393701" calcext:value-type="float">
            <text:p>8</text:p>
          </table:table-cell>
          <table:table-cell table:formula="of:=[.D2036]*60" office:value-type="float" office:value="461.36811023622" calcext:value-type="float">
            <text:p>461</text:p>
          </table:table-cell>
          <table:table-cell table:formula="of:=[.E2036]*[.F$2]" office:value-type="float" office:value="922.736220472441" calcext:value-type="float">
            <text:p>923</text:p>
          </table:table-cell>
          <table:table-cell table:number-columns-repeated="5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formula="of:=[.B$2]*[.A2037]*1000" office:value-type="float" office:value="32.528" calcext:value-type="float">
            <text:p>32.528</text:p>
          </table:table-cell>
          <table:table-cell table:formula="of:=1/([.B2037]/1000)" office:value-type="float" office:value="30.7427447122479" calcext:value-type="float">
            <text:p>31</text:p>
          </table:table-cell>
          <table:table-cell table:formula="of:=[.C2037]/[.D$2]" office:value-type="float" office:value="7.68568617806198" calcext:value-type="float">
            <text:p>8</text:p>
          </table:table-cell>
          <table:table-cell table:formula="of:=[.D2037]*60" office:value-type="float" office:value="461.141170683719" calcext:value-type="float">
            <text:p>461</text:p>
          </table:table-cell>
          <table:table-cell table:formula="of:=[.E2037]*[.F$2]" office:value-type="float" office:value="922.282341367437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formula="of:=[.B$2]*[.A2038]*1000" office:value-type="float" office:value="32.544" calcext:value-type="float">
            <text:p>32.544</text:p>
          </table:table-cell>
          <table:table-cell table:formula="of:=1/([.B2038]/1000)" office:value-type="float" office:value="30.7276302851524" calcext:value-type="float">
            <text:p>31</text:p>
          </table:table-cell>
          <table:table-cell table:formula="of:=[.C2038]/[.D$2]" office:value-type="float" office:value="7.6819075712881" calcext:value-type="float">
            <text:p>8</text:p>
          </table:table-cell>
          <table:table-cell table:formula="of:=[.D2038]*60" office:value-type="float" office:value="460.914454277286" calcext:value-type="float">
            <text:p>461</text:p>
          </table:table-cell>
          <table:table-cell table:formula="of:=[.E2038]*[.F$2]" office:value-type="float" office:value="921.828908554572" calcext:value-type="float">
            <text:p>922</text:p>
          </table:table-cell>
          <table:table-cell table:number-columns-repeated="5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formula="of:=[.B$2]*[.A2039]*1000" office:value-type="float" office:value="32.56" calcext:value-type="float">
            <text:p>32.56</text:p>
          </table:table-cell>
          <table:table-cell table:formula="of:=1/([.B2039]/1000)" office:value-type="float" office:value="30.7125307125307" calcext:value-type="float">
            <text:p>31</text:p>
          </table:table-cell>
          <table:table-cell table:formula="of:=[.C2039]/[.D$2]" office:value-type="float" office:value="7.67813267813268" calcext:value-type="float">
            <text:p>8</text:p>
          </table:table-cell>
          <table:table-cell table:formula="of:=[.D2039]*60" office:value-type="float" office:value="460.687960687961" calcext:value-type="float">
            <text:p>461</text:p>
          </table:table-cell>
          <table:table-cell table:formula="of:=[.E2039]*[.F$2]" office:value-type="float" office:value="921.375921375922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formula="of:=[.B$2]*[.A2040]*1000" office:value-type="float" office:value="32.576" calcext:value-type="float">
            <text:p>32.576</text:p>
          </table:table-cell>
          <table:table-cell table:formula="of:=1/([.B2040]/1000)" office:value-type="float" office:value="30.6974459724951" calcext:value-type="float">
            <text:p>31</text:p>
          </table:table-cell>
          <table:table-cell table:formula="of:=[.C2040]/[.D$2]" office:value-type="float" office:value="7.67436149312377" calcext:value-type="float">
            <text:p>8</text:p>
          </table:table-cell>
          <table:table-cell table:formula="of:=[.D2040]*60" office:value-type="float" office:value="460.461689587426" calcext:value-type="float">
            <text:p>460</text:p>
          </table:table-cell>
          <table:table-cell table:formula="of:=[.E2040]*[.F$2]" office:value-type="float" office:value="920.923379174853" calcext:value-type="float">
            <text:p>921</text:p>
          </table:table-cell>
          <table:table-cell table:number-columns-repeated="5"/>
        </table:table-row>
        <table:table-row table:style-name="ro1">
          <table:table-cell office:value-type="float" office:value="2037" calcext:value-type="float">
            <text:p>2037</text:p>
          </table:table-cell>
          <table:table-cell table:formula="of:=[.B$2]*[.A2041]*1000" office:value-type="float" office:value="32.592" calcext:value-type="float">
            <text:p>32.592</text:p>
          </table:table-cell>
          <table:table-cell table:formula="of:=1/([.B2041]/1000)" office:value-type="float" office:value="30.6823760432008" calcext:value-type="float">
            <text:p>31</text:p>
          </table:table-cell>
          <table:table-cell table:formula="of:=[.C2041]/[.D$2]" office:value-type="float" office:value="7.6705940108002" calcext:value-type="float">
            <text:p>8</text:p>
          </table:table-cell>
          <table:table-cell table:formula="of:=[.D2041]*60" office:value-type="float" office:value="460.235640648012" calcext:value-type="float">
            <text:p>460</text:p>
          </table:table-cell>
          <table:table-cell table:formula="of:=[.E2041]*[.F$2]" office:value-type="float" office:value="920.471281296024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formula="of:=[.B$2]*[.A2042]*1000" office:value-type="float" office:value="32.608" calcext:value-type="float">
            <text:p>32.608</text:p>
          </table:table-cell>
          <table:table-cell table:formula="of:=1/([.B2042]/1000)" office:value-type="float" office:value="30.6673209028459" calcext:value-type="float">
            <text:p>31</text:p>
          </table:table-cell>
          <table:table-cell table:formula="of:=[.C2042]/[.D$2]" office:value-type="float" office:value="7.66683022571148" calcext:value-type="float">
            <text:p>8</text:p>
          </table:table-cell>
          <table:table-cell table:formula="of:=[.D2042]*60" office:value-type="float" office:value="460.009813542689" calcext:value-type="float">
            <text:p>460</text:p>
          </table:table-cell>
          <table:table-cell table:formula="of:=[.E2042]*[.F$2]" office:value-type="float" office:value="920.019627085378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2039" calcext:value-type="float">
            <text:p>2039</text:p>
          </table:table-cell>
          <table:table-cell table:formula="of:=[.B$2]*[.A2043]*1000" office:value-type="float" office:value="32.624" calcext:value-type="float">
            <text:p>32.624</text:p>
          </table:table-cell>
          <table:table-cell table:formula="of:=1/([.B2043]/1000)" office:value-type="float" office:value="30.6522805296714" calcext:value-type="float">
            <text:p>31</text:p>
          </table:table-cell>
          <table:table-cell table:formula="of:=[.C2043]/[.D$2]" office:value-type="float" office:value="7.66307013241785" calcext:value-type="float">
            <text:p>8</text:p>
          </table:table-cell>
          <table:table-cell table:formula="of:=[.D2043]*60" office:value-type="float" office:value="459.784207945071" calcext:value-type="float">
            <text:p>460</text:p>
          </table:table-cell>
          <table:table-cell table:formula="of:=[.E2043]*[.F$2]" office:value-type="float" office:value="919.568415890142" calcext:value-type="float">
            <text:p>920</text:p>
          </table:table-cell>
          <table:table-cell table:number-columns-repeated="5"/>
        </table:table-row>
        <table:table-row table:style-name="ro1">
          <table:table-cell office:value-type="float" office:value="2040" calcext:value-type="float">
            <text:p>2040</text:p>
          </table:table-cell>
          <table:table-cell table:formula="of:=[.B$2]*[.A2044]*1000" office:value-type="float" office:value="32.64" calcext:value-type="float">
            <text:p>32.64</text:p>
          </table:table-cell>
          <table:table-cell table:formula="of:=1/([.B2044]/1000)" office:value-type="float" office:value="30.6372549019608" calcext:value-type="float">
            <text:p>31</text:p>
          </table:table-cell>
          <table:table-cell table:formula="of:=[.C2044]/[.D$2]" office:value-type="float" office:value="7.6593137254902" calcext:value-type="float">
            <text:p>8</text:p>
          </table:table-cell>
          <table:table-cell table:formula="of:=[.D2044]*60" office:value-type="float" office:value="459.558823529412" calcext:value-type="float">
            <text:p>460</text:p>
          </table:table-cell>
          <table:table-cell table:formula="of:=[.E2044]*[.F$2]" office:value-type="float" office:value="919.117647058824" calcext:value-type="float">
            <text:p>919</text:p>
          </table:table-cell>
          <table:table-cell table:number-columns-repeated="5"/>
        </table:table-row>
        <table:table-row table:style-name="ro1">
          <table:table-cell office:value-type="float" office:value="2041" calcext:value-type="float">
            <text:p>2041</text:p>
          </table:table-cell>
          <table:table-cell table:formula="of:=[.B$2]*[.A2045]*1000" office:value-type="float" office:value="32.656" calcext:value-type="float">
            <text:p>32.656</text:p>
          </table:table-cell>
          <table:table-cell table:formula="of:=1/([.B2045]/1000)" office:value-type="float" office:value="30.6222439980402" calcext:value-type="float">
            <text:p>31</text:p>
          </table:table-cell>
          <table:table-cell table:formula="of:=[.C2045]/[.D$2]" office:value-type="float" office:value="7.65556099951005" calcext:value-type="float">
            <text:p>8</text:p>
          </table:table-cell>
          <table:table-cell table:formula="of:=[.D2045]*60" office:value-type="float" office:value="459.333659970603" calcext:value-type="float">
            <text:p>459</text:p>
          </table:table-cell>
          <table:table-cell table:formula="of:=[.E2045]*[.F$2]" office:value-type="float" office:value="918.667319941205" calcext:value-type="float">
            <text:p>919</text:p>
          </table:table-cell>
          <table:table-cell table:number-columns-repeated="5"/>
        </table:table-row>
        <table:table-row table:style-name="ro1">
          <table:table-cell office:value-type="float" office:value="2042" calcext:value-type="float">
            <text:p>2042</text:p>
          </table:table-cell>
          <table:table-cell table:formula="of:=[.B$2]*[.A2046]*1000" office:value-type="float" office:value="32.672" calcext:value-type="float">
            <text:p>32.672</text:p>
          </table:table-cell>
          <table:table-cell table:formula="of:=1/([.B2046]/1000)" office:value-type="float" office:value="30.6072477962782" calcext:value-type="float">
            <text:p>31</text:p>
          </table:table-cell>
          <table:table-cell table:formula="of:=[.C2046]/[.D$2]" office:value-type="float" office:value="7.65181194906954" calcext:value-type="float">
            <text:p>8</text:p>
          </table:table-cell>
          <table:table-cell table:formula="of:=[.D2046]*60" office:value-type="float" office:value="459.108716944172" calcext:value-type="float">
            <text:p>459</text:p>
          </table:table-cell>
          <table:table-cell table:formula="of:=[.E2046]*[.F$2]" office:value-type="float" office:value="918.217433888345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2043" calcext:value-type="float">
            <text:p>2043</text:p>
          </table:table-cell>
          <table:table-cell table:formula="of:=[.B$2]*[.A2047]*1000" office:value-type="float" office:value="32.688" calcext:value-type="float">
            <text:p>32.688</text:p>
          </table:table-cell>
          <table:table-cell table:formula="of:=1/([.B2047]/1000)" office:value-type="float" office:value="30.5922662750857" calcext:value-type="float">
            <text:p>31</text:p>
          </table:table-cell>
          <table:table-cell table:formula="of:=[.C2047]/[.D$2]" office:value-type="float" office:value="7.64806656877141" calcext:value-type="float">
            <text:p>8</text:p>
          </table:table-cell>
          <table:table-cell table:formula="of:=[.D2047]*60" office:value-type="float" office:value="458.883994126285" calcext:value-type="float">
            <text:p>459</text:p>
          </table:table-cell>
          <table:table-cell table:formula="of:=[.E2047]*[.F$2]" office:value-type="float" office:value="917.76798825257" calcext:value-type="float">
            <text:p>918</text:p>
          </table:table-cell>
          <table:table-cell table:number-columns-repeated="5"/>
        </table:table-row>
        <table:table-row table:style-name="ro1">
          <table:table-cell office:value-type="float" office:value="2044" calcext:value-type="float">
            <text:p>2044</text:p>
          </table:table-cell>
          <table:table-cell table:formula="of:=[.B$2]*[.A2048]*1000" office:value-type="float" office:value="32.704" calcext:value-type="float">
            <text:p>32.704</text:p>
          </table:table-cell>
          <table:table-cell table:formula="of:=1/([.B2048]/1000)" office:value-type="float" office:value="30.5772994129159" calcext:value-type="float">
            <text:p>31</text:p>
          </table:table-cell>
          <table:table-cell table:formula="of:=[.C2048]/[.D$2]" office:value-type="float" office:value="7.64432485322896" calcext:value-type="float">
            <text:p>8</text:p>
          </table:table-cell>
          <table:table-cell table:formula="of:=[.D2048]*60" office:value-type="float" office:value="458.659491193738" calcext:value-type="float">
            <text:p>459</text:p>
          </table:table-cell>
          <table:table-cell table:formula="of:=[.E2048]*[.F$2]" office:value-type="float" office:value="917.318982387476" calcext:value-type="float">
            <text:p>917</text:p>
          </table:table-cell>
          <table:table-cell table:number-columns-repeated="5"/>
        </table:table-row>
        <table:table-row table:style-name="ro1">
          <table:table-cell office:value-type="float" office:value="2045" calcext:value-type="float">
            <text:p>2045</text:p>
          </table:table-cell>
          <table:table-cell table:formula="of:=[.B$2]*[.A2049]*1000" office:value-type="float" office:value="32.72" calcext:value-type="float">
            <text:p>32.72</text:p>
          </table:table-cell>
          <table:table-cell table:formula="of:=1/([.B2049]/1000)" office:value-type="float" office:value="30.5623471882641" calcext:value-type="float">
            <text:p>31</text:p>
          </table:table-cell>
          <table:table-cell table:formula="of:=[.C2049]/[.D$2]" office:value-type="float" office:value="7.64058679706602" calcext:value-type="float">
            <text:p>8</text:p>
          </table:table-cell>
          <table:table-cell table:formula="of:=[.D2049]*60" office:value-type="float" office:value="458.435207823961" calcext:value-type="float">
            <text:p>458</text:p>
          </table:table-cell>
          <table:table-cell table:formula="of:=[.E2049]*[.F$2]" office:value-type="float" office:value="916.870415647922" calcext:value-type="float">
            <text:p>917</text:p>
          </table:table-cell>
          <table:table-cell table:number-columns-repeated="5"/>
        </table:table-row>
        <table:table-row table:style-name="ro1">
          <table:table-cell office:value-type="float" office:value="2046" calcext:value-type="float">
            <text:p>2046</text:p>
          </table:table-cell>
          <table:table-cell table:formula="of:=[.B$2]*[.A2050]*1000" office:value-type="float" office:value="32.736" calcext:value-type="float">
            <text:p>32.736</text:p>
          </table:table-cell>
          <table:table-cell table:formula="of:=1/([.B2050]/1000)" office:value-type="float" office:value="30.5474095796676" calcext:value-type="float">
            <text:p>31</text:p>
          </table:table-cell>
          <table:table-cell table:formula="of:=[.C2050]/[.D$2]" office:value-type="float" office:value="7.63685239491691" calcext:value-type="float">
            <text:p>8</text:p>
          </table:table-cell>
          <table:table-cell table:formula="of:=[.D2050]*60" office:value-type="float" office:value="458.211143695015" calcext:value-type="float">
            <text:p>458</text:p>
          </table:table-cell>
          <table:table-cell table:formula="of:=[.E2050]*[.F$2]" office:value-type="float" office:value="916.422287390029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2047" calcext:value-type="float">
            <text:p>2047</text:p>
          </table:table-cell>
          <table:table-cell table:formula="of:=[.B$2]*[.A2051]*1000" office:value-type="float" office:value="32.752" calcext:value-type="float">
            <text:p>32.752</text:p>
          </table:table-cell>
          <table:table-cell table:formula="of:=1/([.B2051]/1000)" office:value-type="float" office:value="30.5324865657059" calcext:value-type="float">
            <text:p>31</text:p>
          </table:table-cell>
          <table:table-cell table:formula="of:=[.C2051]/[.D$2]" office:value-type="float" office:value="7.63312164142648" calcext:value-type="float">
            <text:p>8</text:p>
          </table:table-cell>
          <table:table-cell table:formula="of:=[.D2051]*60" office:value-type="float" office:value="457.987298485589" calcext:value-type="float">
            <text:p>458</text:p>
          </table:table-cell>
          <table:table-cell table:formula="of:=[.E2051]*[.F$2]" office:value-type="float" office:value="915.974596971177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table:formula="of:=[.B$2]*[.A2052]*1000" office:value-type="float" office:value="32.768" calcext:value-type="float">
            <text:p>32.768</text:p>
          </table:table-cell>
          <table:table-cell table:formula="of:=1/([.B2052]/1000)" office:value-type="float" office:value="30.517578125" calcext:value-type="float">
            <text:p>31</text:p>
          </table:table-cell>
          <table:table-cell table:formula="of:=[.C2052]/[.D$2]" office:value-type="float" office:value="7.62939453125" calcext:value-type="float">
            <text:p>8</text:p>
          </table:table-cell>
          <table:table-cell table:formula="of:=[.D2052]*60" office:value-type="float" office:value="457.763671875" calcext:value-type="float">
            <text:p>458</text:p>
          </table:table-cell>
          <table:table-cell table:formula="of:=[.E2052]*[.F$2]" office:value-type="float" office:value="915.52734375" calcext:value-type="float">
            <text:p>916</text:p>
          </table:table-cell>
          <table:table-cell table:number-columns-repeated="5"/>
        </table:table-row>
        <table:table-row table:style-name="ro1">
          <table:table-cell office:value-type="float" office:value="2049" calcext:value-type="float">
            <text:p>2049</text:p>
          </table:table-cell>
          <table:table-cell table:formula="of:=[.B$2]*[.A2053]*1000" office:value-type="float" office:value="32.784" calcext:value-type="float">
            <text:p>32.784</text:p>
          </table:table-cell>
          <table:table-cell table:formula="of:=1/([.B2053]/1000)" office:value-type="float" office:value="30.5026842362128" calcext:value-type="float">
            <text:p>31</text:p>
          </table:table-cell>
          <table:table-cell table:formula="of:=[.C2053]/[.D$2]" office:value-type="float" office:value="7.6256710590532" calcext:value-type="float">
            <text:p>8</text:p>
          </table:table-cell>
          <table:table-cell table:formula="of:=[.D2053]*60" office:value-type="float" office:value="457.540263543192" calcext:value-type="float">
            <text:p>458</text:p>
          </table:table-cell>
          <table:table-cell table:formula="of:=[.E2053]*[.F$2]" office:value-type="float" office:value="915.080527086384" calcext:value-type="float">
            <text:p>915</text:p>
          </table:table-cell>
          <table:table-cell table:number-columns-repeated="5"/>
        </table:table-row>
        <table:table-row table:style-name="ro1">
          <table:table-cell office:value-type="float" office:value="2050" calcext:value-type="float">
            <text:p>2050</text:p>
          </table:table-cell>
          <table:table-cell table:formula="of:=[.B$2]*[.A2054]*1000" office:value-type="float" office:value="32.8" calcext:value-type="float">
            <text:p>32.8</text:p>
          </table:table-cell>
          <table:table-cell table:formula="of:=1/([.B2054]/1000)" office:value-type="float" office:value="30.4878048780488" calcext:value-type="float">
            <text:p>30</text:p>
          </table:table-cell>
          <table:table-cell table:formula="of:=[.C2054]/[.D$2]" office:value-type="float" office:value="7.6219512195122" calcext:value-type="float">
            <text:p>8</text:p>
          </table:table-cell>
          <table:table-cell table:formula="of:=[.D2054]*60" office:value-type="float" office:value="457.317073170732" calcext:value-type="float">
            <text:p>457</text:p>
          </table:table-cell>
          <table:table-cell table:formula="of:=[.E2054]*[.F$2]" office:value-type="float" office:value="914.634146341464" calcext:value-type="float">
            <text:p>915</text:p>
          </table:table-cell>
          <table:table-cell table:number-columns-repeated="5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formula="of:=[.B$2]*[.A2055]*1000" office:value-type="float" office:value="32.816" calcext:value-type="float">
            <text:p>32.816</text:p>
          </table:table-cell>
          <table:table-cell table:formula="of:=1/([.B2055]/1000)" office:value-type="float" office:value="30.472940029254" calcext:value-type="float">
            <text:p>30</text:p>
          </table:table-cell>
          <table:table-cell table:formula="of:=[.C2055]/[.D$2]" office:value-type="float" office:value="7.61823500731351" calcext:value-type="float">
            <text:p>8</text:p>
          </table:table-cell>
          <table:table-cell table:formula="of:=[.D2055]*60" office:value-type="float" office:value="457.09410043881" calcext:value-type="float">
            <text:p>457</text:p>
          </table:table-cell>
          <table:table-cell table:formula="of:=[.E2055]*[.F$2]" office:value-type="float" office:value="914.188200877621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formula="of:=[.B$2]*[.A2056]*1000" office:value-type="float" office:value="32.832" calcext:value-type="float">
            <text:p>32.832</text:p>
          </table:table-cell>
          <table:table-cell table:formula="of:=1/([.B2056]/1000)" office:value-type="float" office:value="30.458089668616" calcext:value-type="float">
            <text:p>30</text:p>
          </table:table-cell>
          <table:table-cell table:formula="of:=[.C2056]/[.D$2]" office:value-type="float" office:value="7.614522417154" calcext:value-type="float">
            <text:p>8</text:p>
          </table:table-cell>
          <table:table-cell table:formula="of:=[.D2056]*60" office:value-type="float" office:value="456.87134502924" calcext:value-type="float">
            <text:p>457</text:p>
          </table:table-cell>
          <table:table-cell table:formula="of:=[.E2056]*[.F$2]" office:value-type="float" office:value="913.74269005848" calcext:value-type="float">
            <text:p>914</text:p>
          </table:table-cell>
          <table:table-cell table:number-columns-repeated="5"/>
        </table:table-row>
        <table:table-row table:style-name="ro1">
          <table:table-cell office:value-type="float" office:value="2053" calcext:value-type="float">
            <text:p>2053</text:p>
          </table:table-cell>
          <table:table-cell table:formula="of:=[.B$2]*[.A2057]*1000" office:value-type="float" office:value="32.848" calcext:value-type="float">
            <text:p>32.848</text:p>
          </table:table-cell>
          <table:table-cell table:formula="of:=1/([.B2057]/1000)" office:value-type="float" office:value="30.4432537749635" calcext:value-type="float">
            <text:p>30</text:p>
          </table:table-cell>
          <table:table-cell table:formula="of:=[.C2057]/[.D$2]" office:value-type="float" office:value="7.61081344374087" calcext:value-type="float">
            <text:p>8</text:p>
          </table:table-cell>
          <table:table-cell table:formula="of:=[.D2057]*60" office:value-type="float" office:value="456.648806624452" calcext:value-type="float">
            <text:p>457</text:p>
          </table:table-cell>
          <table:table-cell table:formula="of:=[.E2057]*[.F$2]" office:value-type="float" office:value="913.297613248904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formula="of:=[.B$2]*[.A2058]*1000" office:value-type="float" office:value="32.864" calcext:value-type="float">
            <text:p>32.864</text:p>
          </table:table-cell>
          <table:table-cell table:formula="of:=1/([.B2058]/1000)" office:value-type="float" office:value="30.4284323271665" calcext:value-type="float">
            <text:p>30</text:p>
          </table:table-cell>
          <table:table-cell table:formula="of:=[.C2058]/[.D$2]" office:value-type="float" office:value="7.60710808179163" calcext:value-type="float">
            <text:p>8</text:p>
          </table:table-cell>
          <table:table-cell table:formula="of:=[.D2058]*60" office:value-type="float" office:value="456.426484907498" calcext:value-type="float">
            <text:p>456</text:p>
          </table:table-cell>
          <table:table-cell table:formula="of:=[.E2058]*[.F$2]" office:value-type="float" office:value="912.852969814995" calcext:value-type="float">
            <text:p>913</text:p>
          </table:table-cell>
          <table:table-cell table:number-columns-repeated="5"/>
        </table:table-row>
        <table:table-row table:style-name="ro1">
          <table:table-cell office:value-type="float" office:value="2055" calcext:value-type="float">
            <text:p>2055</text:p>
          </table:table-cell>
          <table:table-cell table:formula="of:=[.B$2]*[.A2059]*1000" office:value-type="float" office:value="32.88" calcext:value-type="float">
            <text:p>32.88</text:p>
          </table:table-cell>
          <table:table-cell table:formula="of:=1/([.B2059]/1000)" office:value-type="float" office:value="30.4136253041363" calcext:value-type="float">
            <text:p>30</text:p>
          </table:table-cell>
          <table:table-cell table:formula="of:=[.C2059]/[.D$2]" office:value-type="float" office:value="7.60340632603406" calcext:value-type="float">
            <text:p>8</text:p>
          </table:table-cell>
          <table:table-cell table:formula="of:=[.D2059]*60" office:value-type="float" office:value="456.204379562044" calcext:value-type="float">
            <text:p>456</text:p>
          </table:table-cell>
          <table:table-cell table:formula="of:=[.E2059]*[.F$2]" office:value-type="float" office:value="912.408759124088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2056" calcext:value-type="float">
            <text:p>2056</text:p>
          </table:table-cell>
          <table:table-cell table:formula="of:=[.B$2]*[.A2060]*1000" office:value-type="float" office:value="32.896" calcext:value-type="float">
            <text:p>32.896</text:p>
          </table:table-cell>
          <table:table-cell table:formula="of:=1/([.B2060]/1000)" office:value-type="float" office:value="30.3988326848249" calcext:value-type="float">
            <text:p>30</text:p>
          </table:table-cell>
          <table:table-cell table:formula="of:=[.C2060]/[.D$2]" office:value-type="float" office:value="7.59970817120623" calcext:value-type="float">
            <text:p>8</text:p>
          </table:table-cell>
          <table:table-cell table:formula="of:=[.D2060]*60" office:value-type="float" office:value="455.982490272374" calcext:value-type="float">
            <text:p>456</text:p>
          </table:table-cell>
          <table:table-cell table:formula="of:=[.E2060]*[.F$2]" office:value-type="float" office:value="911.964980544747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2057" calcext:value-type="float">
            <text:p>2057</text:p>
          </table:table-cell>
          <table:table-cell table:formula="of:=[.B$2]*[.A2061]*1000" office:value-type="float" office:value="32.912" calcext:value-type="float">
            <text:p>32.912</text:p>
          </table:table-cell>
          <table:table-cell table:formula="of:=1/([.B2061]/1000)" office:value-type="float" office:value="30.3840544482256" calcext:value-type="float">
            <text:p>30</text:p>
          </table:table-cell>
          <table:table-cell table:formula="of:=[.C2061]/[.D$2]" office:value-type="float" office:value="7.59601361205639" calcext:value-type="float">
            <text:p>8</text:p>
          </table:table-cell>
          <table:table-cell table:formula="of:=[.D2061]*60" office:value-type="float" office:value="455.760816723384" calcext:value-type="float">
            <text:p>456</text:p>
          </table:table-cell>
          <table:table-cell table:formula="of:=[.E2061]*[.F$2]" office:value-type="float" office:value="911.521633446767" calcext:value-type="float">
            <text:p>912</text:p>
          </table:table-cell>
          <table:table-cell table:number-columns-repeated="5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formula="of:=[.B$2]*[.A2062]*1000" office:value-type="float" office:value="32.928" calcext:value-type="float">
            <text:p>32.928</text:p>
          </table:table-cell>
          <table:table-cell table:formula="of:=1/([.B2062]/1000)" office:value-type="float" office:value="30.3692905733722" calcext:value-type="float">
            <text:p>30</text:p>
          </table:table-cell>
          <table:table-cell table:formula="of:=[.C2062]/[.D$2]" office:value-type="float" office:value="7.59232264334305" calcext:value-type="float">
            <text:p>8</text:p>
          </table:table-cell>
          <table:table-cell table:formula="of:=[.D2062]*60" office:value-type="float" office:value="455.539358600583" calcext:value-type="float">
            <text:p>456</text:p>
          </table:table-cell>
          <table:table-cell table:formula="of:=[.E2062]*[.F$2]" office:value-type="float" office:value="911.078717201166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formula="of:=[.B$2]*[.A2063]*1000" office:value-type="float" office:value="32.944" calcext:value-type="float">
            <text:p>32.944</text:p>
          </table:table-cell>
          <table:table-cell table:formula="of:=1/([.B2063]/1000)" office:value-type="float" office:value="30.3545410393395" calcext:value-type="float">
            <text:p>30</text:p>
          </table:table-cell>
          <table:table-cell table:formula="of:=[.C2063]/[.D$2]" office:value-type="float" office:value="7.58863525983487" calcext:value-type="float">
            <text:p>8</text:p>
          </table:table-cell>
          <table:table-cell table:formula="of:=[.D2063]*60" office:value-type="float" office:value="455.318115590092" calcext:value-type="float">
            <text:p>455</text:p>
          </table:table-cell>
          <table:table-cell table:formula="of:=[.E2063]*[.F$2]" office:value-type="float" office:value="910.636231180185" calcext:value-type="float">
            <text:p>911</text:p>
          </table:table-cell>
          <table:table-cell table:number-columns-repeated="5"/>
        </table:table-row>
        <table:table-row table:style-name="ro1">
          <table:table-cell office:value-type="float" office:value="2060" calcext:value-type="float">
            <text:p>2060</text:p>
          </table:table-cell>
          <table:table-cell table:formula="of:=[.B$2]*[.A2064]*1000" office:value-type="float" office:value="32.96" calcext:value-type="float">
            <text:p>32.96</text:p>
          </table:table-cell>
          <table:table-cell table:formula="of:=1/([.B2064]/1000)" office:value-type="float" office:value="30.3398058252427" calcext:value-type="float">
            <text:p>30</text:p>
          </table:table-cell>
          <table:table-cell table:formula="of:=[.C2064]/[.D$2]" office:value-type="float" office:value="7.58495145631068" calcext:value-type="float">
            <text:p>8</text:p>
          </table:table-cell>
          <table:table-cell table:formula="of:=[.D2064]*60" office:value-type="float" office:value="455.097087378641" calcext:value-type="float">
            <text:p>455</text:p>
          </table:table-cell>
          <table:table-cell table:formula="of:=[.E2064]*[.F$2]" office:value-type="float" office:value="910.194174757282" calcext:value-type="float">
            <text:p>910</text:p>
          </table:table-cell>
          <table:table-cell table:number-columns-repeated="5"/>
        </table:table-row>
        <table:table-row table:style-name="ro1">
          <table:table-cell office:value-type="float" office:value="2061" calcext:value-type="float">
            <text:p>2061</text:p>
          </table:table-cell>
          <table:table-cell table:formula="of:=[.B$2]*[.A2065]*1000" office:value-type="float" office:value="32.976" calcext:value-type="float">
            <text:p>32.976</text:p>
          </table:table-cell>
          <table:table-cell table:formula="of:=1/([.B2065]/1000)" office:value-type="float" office:value="30.3250849102377" calcext:value-type="float">
            <text:p>30</text:p>
          </table:table-cell>
          <table:table-cell table:formula="of:=[.C2065]/[.D$2]" office:value-type="float" office:value="7.58127122755944" calcext:value-type="float">
            <text:p>8</text:p>
          </table:table-cell>
          <table:table-cell table:formula="of:=[.D2065]*60" office:value-type="float" office:value="454.876273653566" calcext:value-type="float">
            <text:p>455</text:p>
          </table:table-cell>
          <table:table-cell table:formula="of:=[.E2065]*[.F$2]" office:value-type="float" office:value="909.752547307132" calcext:value-type="float">
            <text:p>910</text:p>
          </table:table-cell>
          <table:table-cell table:number-columns-repeated="5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formula="of:=[.B$2]*[.A2066]*1000" office:value-type="float" office:value="32.992" calcext:value-type="float">
            <text:p>32.992</text:p>
          </table:table-cell>
          <table:table-cell table:formula="of:=1/([.B2066]/1000)" office:value-type="float" office:value="30.3103782735209" calcext:value-type="float">
            <text:p>30</text:p>
          </table:table-cell>
          <table:table-cell table:formula="of:=[.C2066]/[.D$2]" office:value-type="float" office:value="7.57759456838021" calcext:value-type="float">
            <text:p>8</text:p>
          </table:table-cell>
          <table:table-cell table:formula="of:=[.D2066]*60" office:value-type="float" office:value="454.655674102813" calcext:value-type="float">
            <text:p>455</text:p>
          </table:table-cell>
          <table:table-cell table:formula="of:=[.E2066]*[.F$2]" office:value-type="float" office:value="909.311348205626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float" office:value="2063" calcext:value-type="float">
            <text:p>2063</text:p>
          </table:table-cell>
          <table:table-cell table:formula="of:=[.B$2]*[.A2067]*1000" office:value-type="float" office:value="33.008" calcext:value-type="float">
            <text:p>33.008</text:p>
          </table:table-cell>
          <table:table-cell table:formula="of:=1/([.B2067]/1000)" office:value-type="float" office:value="30.2956858943287" calcext:value-type="float">
            <text:p>30</text:p>
          </table:table-cell>
          <table:table-cell table:formula="of:=[.C2067]/[.D$2]" office:value-type="float" office:value="7.57392147358216" calcext:value-type="float">
            <text:p>8</text:p>
          </table:table-cell>
          <table:table-cell table:formula="of:=[.D2067]*60" office:value-type="float" office:value="454.43528841493" calcext:value-type="float">
            <text:p>454</text:p>
          </table:table-cell>
          <table:table-cell table:formula="of:=[.E2067]*[.F$2]" office:value-type="float" office:value="908.87057682986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float" office:value="2064" calcext:value-type="float">
            <text:p>2064</text:p>
          </table:table-cell>
          <table:table-cell table:formula="of:=[.B$2]*[.A2068]*1000" office:value-type="float" office:value="33.024" calcext:value-type="float">
            <text:p>33.024</text:p>
          </table:table-cell>
          <table:table-cell table:formula="of:=1/([.B2068]/1000)" office:value-type="float" office:value="30.281007751938" calcext:value-type="float">
            <text:p>30</text:p>
          </table:table-cell>
          <table:table-cell table:formula="of:=[.C2068]/[.D$2]" office:value-type="float" office:value="7.5702519379845" calcext:value-type="float">
            <text:p>8</text:p>
          </table:table-cell>
          <table:table-cell table:formula="of:=[.D2068]*60" office:value-type="float" office:value="454.21511627907" calcext:value-type="float">
            <text:p>454</text:p>
          </table:table-cell>
          <table:table-cell table:formula="of:=[.E2068]*[.F$2]" office:value-type="float" office:value="908.43023255814" calcext:value-type="float">
            <text:p>908</text:p>
          </table:table-cell>
          <table:table-cell table:number-columns-repeated="5"/>
        </table:table-row>
        <table:table-row table:style-name="ro1">
          <table:table-cell office:value-type="float" office:value="2065" calcext:value-type="float">
            <text:p>2065</text:p>
          </table:table-cell>
          <table:table-cell table:formula="of:=[.B$2]*[.A2069]*1000" office:value-type="float" office:value="33.04" calcext:value-type="float">
            <text:p>33.04</text:p>
          </table:table-cell>
          <table:table-cell table:formula="of:=1/([.B2069]/1000)" office:value-type="float" office:value="30.2663438256659" calcext:value-type="float">
            <text:p>30</text:p>
          </table:table-cell>
          <table:table-cell table:formula="of:=[.C2069]/[.D$2]" office:value-type="float" office:value="7.56658595641647" calcext:value-type="float">
            <text:p>8</text:p>
          </table:table-cell>
          <table:table-cell table:formula="of:=[.D2069]*60" office:value-type="float" office:value="453.995157384988" calcext:value-type="float">
            <text:p>454</text:p>
          </table:table-cell>
          <table:table-cell table:formula="of:=[.E2069]*[.F$2]" office:value-type="float" office:value="907.990314769976" calcext:value-type="float">
            <text:p>908</text:p>
          </table:table-cell>
          <table:table-cell table:number-columns-repeated="5"/>
        </table:table-row>
        <table:table-row table:style-name="ro1">
          <table:table-cell office:value-type="float" office:value="2066" calcext:value-type="float">
            <text:p>2066</text:p>
          </table:table-cell>
          <table:table-cell table:formula="of:=[.B$2]*[.A2070]*1000" office:value-type="float" office:value="33.056" calcext:value-type="float">
            <text:p>33.056</text:p>
          </table:table-cell>
          <table:table-cell table:formula="of:=1/([.B2070]/1000)" office:value-type="float" office:value="30.2516940948693" calcext:value-type="float">
            <text:p>30</text:p>
          </table:table-cell>
          <table:table-cell table:formula="of:=[.C2070]/[.D$2]" office:value-type="float" office:value="7.56292352371733" calcext:value-type="float">
            <text:p>8</text:p>
          </table:table-cell>
          <table:table-cell table:formula="of:=[.D2070]*60" office:value-type="float" office:value="453.77541142304" calcext:value-type="float">
            <text:p>454</text:p>
          </table:table-cell>
          <table:table-cell table:formula="of:=[.E2070]*[.F$2]" office:value-type="float" office:value="907.55082284608" calcext:value-type="float">
            <text:p>908</text:p>
          </table:table-cell>
          <table:table-cell table:number-columns-repeated="5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formula="of:=[.B$2]*[.A2071]*1000" office:value-type="float" office:value="33.072" calcext:value-type="float">
            <text:p>33.072</text:p>
          </table:table-cell>
          <table:table-cell table:formula="of:=1/([.B2071]/1000)" office:value-type="float" office:value="30.2370585389453" calcext:value-type="float">
            <text:p>30</text:p>
          </table:table-cell>
          <table:table-cell table:formula="of:=[.C2071]/[.D$2]" office:value-type="float" office:value="7.55926463473633" calcext:value-type="float">
            <text:p>8</text:p>
          </table:table-cell>
          <table:table-cell table:formula="of:=[.D2071]*60" office:value-type="float" office:value="453.55587808418" calcext:value-type="float">
            <text:p>454</text:p>
          </table:table-cell>
          <table:table-cell table:formula="of:=[.E2071]*[.F$2]" office:value-type="float" office:value="907.11175616836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formula="of:=[.B$2]*[.A2072]*1000" office:value-type="float" office:value="33.088" calcext:value-type="float">
            <text:p>33.088</text:p>
          </table:table-cell>
          <table:table-cell table:formula="of:=1/([.B2072]/1000)" office:value-type="float" office:value="30.2224371373308" calcext:value-type="float">
            <text:p>30</text:p>
          </table:table-cell>
          <table:table-cell table:formula="of:=[.C2072]/[.D$2]" office:value-type="float" office:value="7.55560928433269" calcext:value-type="float">
            <text:p>8</text:p>
          </table:table-cell>
          <table:table-cell table:formula="of:=[.D2072]*60" office:value-type="float" office:value="453.336557059961" calcext:value-type="float">
            <text:p>453</text:p>
          </table:table-cell>
          <table:table-cell table:formula="of:=[.E2072]*[.F$2]" office:value-type="float" office:value="906.673114119923" calcext:value-type="float">
            <text:p>907</text:p>
          </table:table-cell>
          <table:table-cell table:number-columns-repeated="5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formula="of:=[.B$2]*[.A2073]*1000" office:value-type="float" office:value="33.104" calcext:value-type="float">
            <text:p>33.104</text:p>
          </table:table-cell>
          <table:table-cell table:formula="of:=1/([.B2073]/1000)" office:value-type="float" office:value="30.2078298695022" calcext:value-type="float">
            <text:p>30</text:p>
          </table:table-cell>
          <table:table-cell table:formula="of:=[.C2073]/[.D$2]" office:value-type="float" office:value="7.55195746737554" calcext:value-type="float">
            <text:p>8</text:p>
          </table:table-cell>
          <table:table-cell table:formula="of:=[.D2073]*60" office:value-type="float" office:value="453.117448042533" calcext:value-type="float">
            <text:p>453</text:p>
          </table:table-cell>
          <table:table-cell table:formula="of:=[.E2073]*[.F$2]" office:value-type="float" office:value="906.234896085065" calcext:value-type="float">
            <text:p>906</text:p>
          </table:table-cell>
          <table:table-cell table:number-columns-repeated="5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formula="of:=[.B$2]*[.A2074]*1000" office:value-type="float" office:value="33.12" calcext:value-type="float">
            <text:p>33.12</text:p>
          </table:table-cell>
          <table:table-cell table:formula="of:=1/([.B2074]/1000)" office:value-type="float" office:value="30.1932367149758" calcext:value-type="float">
            <text:p>30</text:p>
          </table:table-cell>
          <table:table-cell table:formula="of:=[.C2074]/[.D$2]" office:value-type="float" office:value="7.54830917874396" calcext:value-type="float">
            <text:p>8</text:p>
          </table:table-cell>
          <table:table-cell table:formula="of:=[.D2074]*60" office:value-type="float" office:value="452.898550724638" calcext:value-type="float">
            <text:p>453</text:p>
          </table:table-cell>
          <table:table-cell table:formula="of:=[.E2074]*[.F$2]" office:value-type="float" office:value="905.797101449276" calcext:value-type="float">
            <text:p>906</text:p>
          </table:table-cell>
          <table:table-cell table:number-columns-repeated="5"/>
        </table:table-row>
        <table:table-row table:style-name="ro1">
          <table:table-cell office:value-type="float" office:value="2071" calcext:value-type="float">
            <text:p>2071</text:p>
          </table:table-cell>
          <table:table-cell table:formula="of:=[.B$2]*[.A2075]*1000" office:value-type="float" office:value="33.136" calcext:value-type="float">
            <text:p>33.136</text:p>
          </table:table-cell>
          <table:table-cell table:formula="of:=1/([.B2075]/1000)" office:value-type="float" office:value="30.1786576533076" calcext:value-type="float">
            <text:p>30</text:p>
          </table:table-cell>
          <table:table-cell table:formula="of:=[.C2075]/[.D$2]" office:value-type="float" office:value="7.5446644133269" calcext:value-type="float">
            <text:p>8</text:p>
          </table:table-cell>
          <table:table-cell table:formula="of:=[.D2075]*60" office:value-type="float" office:value="452.679864799614" calcext:value-type="float">
            <text:p>453</text:p>
          </table:table-cell>
          <table:table-cell table:formula="of:=[.E2075]*[.F$2]" office:value-type="float" office:value="905.359729599227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float" office:value="2072" calcext:value-type="float">
            <text:p>2072</text:p>
          </table:table-cell>
          <table:table-cell table:formula="of:=[.B$2]*[.A2076]*1000" office:value-type="float" office:value="33.152" calcext:value-type="float">
            <text:p>33.152</text:p>
          </table:table-cell>
          <table:table-cell table:formula="of:=1/([.B2076]/1000)" office:value-type="float" office:value="30.1640926640927" calcext:value-type="float">
            <text:p>30</text:p>
          </table:table-cell>
          <table:table-cell table:formula="of:=[.C2076]/[.D$2]" office:value-type="float" office:value="7.54102316602317" calcext:value-type="float">
            <text:p>8</text:p>
          </table:table-cell>
          <table:table-cell table:formula="of:=[.D2076]*60" office:value-type="float" office:value="452.46138996139" calcext:value-type="float">
            <text:p>452</text:p>
          </table:table-cell>
          <table:table-cell table:formula="of:=[.E2076]*[.F$2]" office:value-type="float" office:value="904.92277992278" calcext:value-type="float">
            <text:p>905</text:p>
          </table:table-cell>
          <table:table-cell table:number-columns-repeated="5"/>
        </table:table-row>
        <table:table-row table:style-name="ro1">
          <table:table-cell office:value-type="float" office:value="2073" calcext:value-type="float">
            <text:p>2073</text:p>
          </table:table-cell>
          <table:table-cell table:formula="of:=[.B$2]*[.A2077]*1000" office:value-type="float" office:value="33.168" calcext:value-type="float">
            <text:p>33.168</text:p>
          </table:table-cell>
          <table:table-cell table:formula="of:=1/([.B2077]/1000)" office:value-type="float" office:value="30.1495417269658" calcext:value-type="float">
            <text:p>30</text:p>
          </table:table-cell>
          <table:table-cell table:formula="of:=[.C2077]/[.D$2]" office:value-type="float" office:value="7.53738543174144" calcext:value-type="float">
            <text:p>8</text:p>
          </table:table-cell>
          <table:table-cell table:formula="of:=[.D2077]*60" office:value-type="float" office:value="452.243125904486" calcext:value-type="float">
            <text:p>452</text:p>
          </table:table-cell>
          <table:table-cell table:formula="of:=[.E2077]*[.F$2]" office:value-type="float" office:value="904.486251808973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float" office:value="2074" calcext:value-type="float">
            <text:p>2074</text:p>
          </table:table-cell>
          <table:table-cell table:formula="of:=[.B$2]*[.A2078]*1000" office:value-type="float" office:value="33.184" calcext:value-type="float">
            <text:p>33.184</text:p>
          </table:table-cell>
          <table:table-cell table:formula="of:=1/([.B2078]/1000)" office:value-type="float" office:value="30.1350048216008" calcext:value-type="float">
            <text:p>30</text:p>
          </table:table-cell>
          <table:table-cell table:formula="of:=[.C2078]/[.D$2]" office:value-type="float" office:value="7.53375120540019" calcext:value-type="float">
            <text:p>8</text:p>
          </table:table-cell>
          <table:table-cell table:formula="of:=[.D2078]*60" office:value-type="float" office:value="452.025072324012" calcext:value-type="float">
            <text:p>452</text:p>
          </table:table-cell>
          <table:table-cell table:formula="of:=[.E2078]*[.F$2]" office:value-type="float" office:value="904.050144648023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formula="of:=[.B$2]*[.A2079]*1000" office:value-type="float" office:value="33.2" calcext:value-type="float">
            <text:p>33.2</text:p>
          </table:table-cell>
          <table:table-cell table:formula="of:=1/([.B2079]/1000)" office:value-type="float" office:value="30.1204819277108" calcext:value-type="float">
            <text:p>30</text:p>
          </table:table-cell>
          <table:table-cell table:formula="of:=[.C2079]/[.D$2]" office:value-type="float" office:value="7.53012048192771" calcext:value-type="float">
            <text:p>8</text:p>
          </table:table-cell>
          <table:table-cell table:formula="of:=[.D2079]*60" office:value-type="float" office:value="451.807228915663" calcext:value-type="float">
            <text:p>452</text:p>
          </table:table-cell>
          <table:table-cell table:formula="of:=[.E2079]*[.F$2]" office:value-type="float" office:value="903.614457831325" calcext:value-type="float">
            <text:p>904</text:p>
          </table:table-cell>
          <table:table-cell table:number-columns-repeated="5"/>
        </table:table-row>
        <table:table-row table:style-name="ro1">
          <table:table-cell office:value-type="float" office:value="2076" calcext:value-type="float">
            <text:p>2076</text:p>
          </table:table-cell>
          <table:table-cell table:formula="of:=[.B$2]*[.A2080]*1000" office:value-type="float" office:value="33.216" calcext:value-type="float">
            <text:p>33.216</text:p>
          </table:table-cell>
          <table:table-cell table:formula="of:=1/([.B2080]/1000)" office:value-type="float" office:value="30.1059730250482" calcext:value-type="float">
            <text:p>30</text:p>
          </table:table-cell>
          <table:table-cell table:formula="of:=[.C2080]/[.D$2]" office:value-type="float" office:value="7.52649325626204" calcext:value-type="float">
            <text:p>8</text:p>
          </table:table-cell>
          <table:table-cell table:formula="of:=[.D2080]*60" office:value-type="float" office:value="451.589595375723" calcext:value-type="float">
            <text:p>452</text:p>
          </table:table-cell>
          <table:table-cell table:formula="of:=[.E2080]*[.F$2]" office:value-type="float" office:value="903.179190751445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formula="of:=[.B$2]*[.A2081]*1000" office:value-type="float" office:value="33.232" calcext:value-type="float">
            <text:p>33.232</text:p>
          </table:table-cell>
          <table:table-cell table:formula="of:=1/([.B2081]/1000)" office:value-type="float" office:value="30.091478093404" calcext:value-type="float">
            <text:p>30</text:p>
          </table:table-cell>
          <table:table-cell table:formula="of:=[.C2081]/[.D$2]" office:value-type="float" office:value="7.52286952335099" calcext:value-type="float">
            <text:p>8</text:p>
          </table:table-cell>
          <table:table-cell table:formula="of:=[.D2081]*60" office:value-type="float" office:value="451.372171401059" calcext:value-type="float">
            <text:p>451</text:p>
          </table:table-cell>
          <table:table-cell table:formula="of:=[.E2081]*[.F$2]" office:value-type="float" office:value="902.744342802118" calcext:value-type="float">
            <text:p>903</text:p>
          </table:table-cell>
          <table:table-cell table:number-columns-repeated="5"/>
        </table:table-row>
        <table:table-row table:style-name="ro1">
          <table:table-cell office:value-type="float" office:value="2078" calcext:value-type="float">
            <text:p>2078</text:p>
          </table:table-cell>
          <table:table-cell table:formula="of:=[.B$2]*[.A2082]*1000" office:value-type="float" office:value="33.248" calcext:value-type="float">
            <text:p>33.248</text:p>
          </table:table-cell>
          <table:table-cell table:formula="of:=1/([.B2082]/1000)" office:value-type="float" office:value="30.0769971126083" calcext:value-type="float">
            <text:p>30</text:p>
          </table:table-cell>
          <table:table-cell table:formula="of:=[.C2082]/[.D$2]" office:value-type="float" office:value="7.51924927815207" calcext:value-type="float">
            <text:p>8</text:p>
          </table:table-cell>
          <table:table-cell table:formula="of:=[.D2082]*60" office:value-type="float" office:value="451.154956689124" calcext:value-type="float">
            <text:p>451</text:p>
          </table:table-cell>
          <table:table-cell table:formula="of:=[.E2082]*[.F$2]" office:value-type="float" office:value="902.309913378248" calcext:value-type="float">
            <text:p>902</text:p>
          </table:table-cell>
          <table:table-cell table:number-columns-repeated="5"/>
        </table:table-row>
        <table:table-row table:style-name="ro1">
          <table:table-cell office:value-type="float" office:value="2079" calcext:value-type="float">
            <text:p>2079</text:p>
          </table:table-cell>
          <table:table-cell table:formula="of:=[.B$2]*[.A2083]*1000" office:value-type="float" office:value="33.264" calcext:value-type="float">
            <text:p>33.264</text:p>
          </table:table-cell>
          <table:table-cell table:formula="of:=1/([.B2083]/1000)" office:value-type="float" office:value="30.0625300625301" calcext:value-type="float">
            <text:p>30</text:p>
          </table:table-cell>
          <table:table-cell table:formula="of:=[.C2083]/[.D$2]" office:value-type="float" office:value="7.51563251563252" calcext:value-type="float">
            <text:p>8</text:p>
          </table:table-cell>
          <table:table-cell table:formula="of:=[.D2083]*60" office:value-type="float" office:value="450.937950937951" calcext:value-type="float">
            <text:p>451</text:p>
          </table:table-cell>
          <table:table-cell table:formula="of:=[.E2083]*[.F$2]" office:value-type="float" office:value="901.875901875902" calcext:value-type="float">
            <text:p>902</text:p>
          </table:table-cell>
          <table:table-cell table:number-columns-repeated="5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formula="of:=[.B$2]*[.A2084]*1000" office:value-type="float" office:value="33.28" calcext:value-type="float">
            <text:p>33.28</text:p>
          </table:table-cell>
          <table:table-cell table:formula="of:=1/([.B2084]/1000)" office:value-type="float" office:value="30.0480769230769" calcext:value-type="float">
            <text:p>30</text:p>
          </table:table-cell>
          <table:table-cell table:formula="of:=[.C2084]/[.D$2]" office:value-type="float" office:value="7.51201923076923" calcext:value-type="float">
            <text:p>8</text:p>
          </table:table-cell>
          <table:table-cell table:formula="of:=[.D2084]*60" office:value-type="float" office:value="450.721153846154" calcext:value-type="float">
            <text:p>451</text:p>
          </table:table-cell>
          <table:table-cell table:formula="of:=[.E2084]*[.F$2]" office:value-type="float" office:value="901.442307692308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formula="of:=[.B$2]*[.A2085]*1000" office:value-type="float" office:value="33.296" calcext:value-type="float">
            <text:p>33.296</text:p>
          </table:table-cell>
          <table:table-cell table:formula="of:=1/([.B2085]/1000)" office:value-type="float" office:value="30.0336376741951" calcext:value-type="float">
            <text:p>30</text:p>
          </table:table-cell>
          <table:table-cell table:formula="of:=[.C2085]/[.D$2]" office:value-type="float" office:value="7.50840941854877" calcext:value-type="float">
            <text:p>8</text:p>
          </table:table-cell>
          <table:table-cell table:formula="of:=[.D2085]*60" office:value-type="float" office:value="450.504565112926" calcext:value-type="float">
            <text:p>451</text:p>
          </table:table-cell>
          <table:table-cell table:formula="of:=[.E2085]*[.F$2]" office:value-type="float" office:value="901.009130225853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2082" calcext:value-type="float">
            <text:p>2082</text:p>
          </table:table-cell>
          <table:table-cell table:formula="of:=[.B$2]*[.A2086]*1000" office:value-type="float" office:value="33.312" calcext:value-type="float">
            <text:p>33.312</text:p>
          </table:table-cell>
          <table:table-cell table:formula="of:=1/([.B2086]/1000)" office:value-type="float" office:value="30.0192122958694" calcext:value-type="float">
            <text:p>30</text:p>
          </table:table-cell>
          <table:table-cell table:formula="of:=[.C2086]/[.D$2]" office:value-type="float" office:value="7.50480307396734" calcext:value-type="float">
            <text:p>8</text:p>
          </table:table-cell>
          <table:table-cell table:formula="of:=[.D2086]*60" office:value-type="float" office:value="450.28818443804" calcext:value-type="float">
            <text:p>450</text:p>
          </table:table-cell>
          <table:table-cell table:formula="of:=[.E2086]*[.F$2]" office:value-type="float" office:value="900.576368876081" calcext:value-type="float">
            <text:p>901</text:p>
          </table:table-cell>
          <table:table-cell table:number-columns-repeated="5"/>
        </table:table-row>
        <table:table-row table:style-name="ro1">
          <table:table-cell office:value-type="float" office:value="2083" calcext:value-type="float">
            <text:p>2083</text:p>
          </table:table-cell>
          <table:table-cell table:formula="of:=[.B$2]*[.A2087]*1000" office:value-type="float" office:value="33.328" calcext:value-type="float">
            <text:p>33.328</text:p>
          </table:table-cell>
          <table:table-cell table:formula="of:=1/([.B2087]/1000)" office:value-type="float" office:value="30.0048007681229" calcext:value-type="float">
            <text:p>30</text:p>
          </table:table-cell>
          <table:table-cell table:formula="of:=[.C2087]/[.D$2]" office:value-type="float" office:value="7.50120019203073" calcext:value-type="float">
            <text:p>8</text:p>
          </table:table-cell>
          <table:table-cell table:formula="of:=[.D2087]*60" office:value-type="float" office:value="450.072011521844" calcext:value-type="float">
            <text:p>450</text:p>
          </table:table-cell>
          <table:table-cell table:formula="of:=[.E2087]*[.F$2]" office:value-type="float" office:value="900.144023043687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formula="of:=[.B$2]*[.A2088]*1000" office:value-type="float" office:value="33.344" calcext:value-type="float">
            <text:p>33.344</text:p>
          </table:table-cell>
          <table:table-cell table:formula="of:=1/([.B2088]/1000)" office:value-type="float" office:value="29.9904030710173" calcext:value-type="float">
            <text:p>30</text:p>
          </table:table-cell>
          <table:table-cell table:formula="of:=[.C2088]/[.D$2]" office:value-type="float" office:value="7.49760076775432" calcext:value-type="float">
            <text:p>7</text:p>
          </table:table-cell>
          <table:table-cell table:formula="of:=[.D2088]*60" office:value-type="float" office:value="449.856046065259" calcext:value-type="float">
            <text:p>450</text:p>
          </table:table-cell>
          <table:table-cell table:formula="of:=[.E2088]*[.F$2]" office:value-type="float" office:value="899.712092130518" calcext:value-type="float">
            <text:p>900</text:p>
          </table:table-cell>
          <table:table-cell table:number-columns-repeated="5"/>
        </table:table-row>
        <table:table-row table:style-name="ro1">
          <table:table-cell office:value-type="float" office:value="2085" calcext:value-type="float">
            <text:p>2085</text:p>
          </table:table-cell>
          <table:table-cell table:formula="of:=[.B$2]*[.A2089]*1000" office:value-type="float" office:value="33.36" calcext:value-type="float">
            <text:p>33.36</text:p>
          </table:table-cell>
          <table:table-cell table:formula="of:=1/([.B2089]/1000)" office:value-type="float" office:value="29.9760191846523" calcext:value-type="float">
            <text:p>30</text:p>
          </table:table-cell>
          <table:table-cell table:formula="of:=[.C2089]/[.D$2]" office:value-type="float" office:value="7.49400479616307" calcext:value-type="float">
            <text:p>7</text:p>
          </table:table-cell>
          <table:table-cell table:formula="of:=[.D2089]*60" office:value-type="float" office:value="449.640287769784" calcext:value-type="float">
            <text:p>450</text:p>
          </table:table-cell>
          <table:table-cell table:formula="of:=[.E2089]*[.F$2]" office:value-type="float" office:value="899.280575539568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2086" calcext:value-type="float">
            <text:p>2086</text:p>
          </table:table-cell>
          <table:table-cell table:formula="of:=[.B$2]*[.A2090]*1000" office:value-type="float" office:value="33.376" calcext:value-type="float">
            <text:p>33.376</text:p>
          </table:table-cell>
          <table:table-cell table:formula="of:=1/([.B2090]/1000)" office:value-type="float" office:value="29.9616490891659" calcext:value-type="float">
            <text:p>30</text:p>
          </table:table-cell>
          <table:table-cell table:formula="of:=[.C2090]/[.D$2]" office:value-type="float" office:value="7.49041227229147" calcext:value-type="float">
            <text:p>7</text:p>
          </table:table-cell>
          <table:table-cell table:formula="of:=[.D2090]*60" office:value-type="float" office:value="449.424736337488" calcext:value-type="float">
            <text:p>449</text:p>
          </table:table-cell>
          <table:table-cell table:formula="of:=[.E2090]*[.F$2]" office:value-type="float" office:value="898.849472674976" calcext:value-type="float">
            <text:p>899</text:p>
          </table:table-cell>
          <table:table-cell table:number-columns-repeated="5"/>
        </table:table-row>
        <table:table-row table:style-name="ro1">
          <table:table-cell office:value-type="float" office:value="2087" calcext:value-type="float">
            <text:p>2087</text:p>
          </table:table-cell>
          <table:table-cell table:formula="of:=[.B$2]*[.A2091]*1000" office:value-type="float" office:value="33.392" calcext:value-type="float">
            <text:p>33.392</text:p>
          </table:table-cell>
          <table:table-cell table:formula="of:=1/([.B2091]/1000)" office:value-type="float" office:value="29.9472927647341" calcext:value-type="float">
            <text:p>30</text:p>
          </table:table-cell>
          <table:table-cell table:formula="of:=[.C2091]/[.D$2]" office:value-type="float" office:value="7.48682319118352" calcext:value-type="float">
            <text:p>7</text:p>
          </table:table-cell>
          <table:table-cell table:formula="of:=[.D2091]*60" office:value-type="float" office:value="449.209391471011" calcext:value-type="float">
            <text:p>449</text:p>
          </table:table-cell>
          <table:table-cell table:formula="of:=[.E2091]*[.F$2]" office:value-type="float" office:value="898.418782942022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2088" calcext:value-type="float">
            <text:p>2088</text:p>
          </table:table-cell>
          <table:table-cell table:formula="of:=[.B$2]*[.A2092]*1000" office:value-type="float" office:value="33.408" calcext:value-type="float">
            <text:p>33.408</text:p>
          </table:table-cell>
          <table:table-cell table:formula="of:=1/([.B2092]/1000)" office:value-type="float" office:value="29.9329501915709" calcext:value-type="float">
            <text:p>30</text:p>
          </table:table-cell>
          <table:table-cell table:formula="of:=[.C2092]/[.D$2]" office:value-type="float" office:value="7.48323754789272" calcext:value-type="float">
            <text:p>7</text:p>
          </table:table-cell>
          <table:table-cell table:formula="of:=[.D2092]*60" office:value-type="float" office:value="448.994252873563" calcext:value-type="float">
            <text:p>449</text:p>
          </table:table-cell>
          <table:table-cell table:formula="of:=[.E2092]*[.F$2]" office:value-type="float" office:value="897.988505747126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formula="of:=[.B$2]*[.A2093]*1000" office:value-type="float" office:value="33.424" calcext:value-type="float">
            <text:p>33.424</text:p>
          </table:table-cell>
          <table:table-cell table:formula="of:=1/([.B2093]/1000)" office:value-type="float" office:value="29.9186213499282" calcext:value-type="float">
            <text:p>30</text:p>
          </table:table-cell>
          <table:table-cell table:formula="of:=[.C2093]/[.D$2]" office:value-type="float" office:value="7.47965533748205" calcext:value-type="float">
            <text:p>7</text:p>
          </table:table-cell>
          <table:table-cell table:formula="of:=[.D2093]*60" office:value-type="float" office:value="448.779320248923" calcext:value-type="float">
            <text:p>449</text:p>
          </table:table-cell>
          <table:table-cell table:formula="of:=[.E2093]*[.F$2]" office:value-type="float" office:value="897.558640497846" calcext:value-type="float">
            <text:p>898</text:p>
          </table:table-cell>
          <table:table-cell table:number-columns-repeated="5"/>
        </table:table-row>
        <table:table-row table:style-name="ro1">
          <table:table-cell office:value-type="float" office:value="2090" calcext:value-type="float">
            <text:p>2090</text:p>
          </table:table-cell>
          <table:table-cell table:formula="of:=[.B$2]*[.A2094]*1000" office:value-type="float" office:value="33.44" calcext:value-type="float">
            <text:p>33.44</text:p>
          </table:table-cell>
          <table:table-cell table:formula="of:=1/([.B2094]/1000)" office:value-type="float" office:value="29.9043062200957" calcext:value-type="float">
            <text:p>30</text:p>
          </table:table-cell>
          <table:table-cell table:formula="of:=[.C2094]/[.D$2]" office:value-type="float" office:value="7.47607655502392" calcext:value-type="float">
            <text:p>7</text:p>
          </table:table-cell>
          <table:table-cell table:formula="of:=[.D2094]*60" office:value-type="float" office:value="448.564593301435" calcext:value-type="float">
            <text:p>449</text:p>
          </table:table-cell>
          <table:table-cell table:formula="of:=[.E2094]*[.F$2]" office:value-type="float" office:value="897.129186602871" calcext:value-type="float">
            <text:p>897</text:p>
          </table:table-cell>
          <table:table-cell table:number-columns-repeated="5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formula="of:=[.B$2]*[.A2095]*1000" office:value-type="float" office:value="33.456" calcext:value-type="float">
            <text:p>33.456</text:p>
          </table:table-cell>
          <table:table-cell table:formula="of:=1/([.B2095]/1000)" office:value-type="float" office:value="29.8900047824008" calcext:value-type="float">
            <text:p>30</text:p>
          </table:table-cell>
          <table:table-cell table:formula="of:=[.C2095]/[.D$2]" office:value-type="float" office:value="7.47250119560019" calcext:value-type="float">
            <text:p>7</text:p>
          </table:table-cell>
          <table:table-cell table:formula="of:=[.D2095]*60" office:value-type="float" office:value="448.350071736012" calcext:value-type="float">
            <text:p>448</text:p>
          </table:table-cell>
          <table:table-cell table:formula="of:=[.E2095]*[.F$2]" office:value-type="float" office:value="896.700143472023" calcext:value-type="float">
            <text:p>897</text:p>
          </table:table-cell>
          <table:table-cell table:number-columns-repeated="5"/>
        </table:table-row>
        <table:table-row table:style-name="ro1" table:number-rows-repeated="104648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30T20:43:03.331035102</meta:creation-date>
    <dc:date>2022-05-30T22:50:23.013376534</dc:date>
    <meta:editing-duration>PT5M6S</meta:editing-duration>
    <meta:editing-cycles>2</meta:editing-cycles>
    <meta:generator>LibreOffice/7.1.7.2$MacOSX_X86_64 LibreOffice_project/c6a4e3954236145e2acb0b65f68614365aeee33f</meta:generator>
    <meta:document-statistic meta:table-count="1" meta:cell-count="13908" meta:object-count="0"/>
  </office:meta>
</office:document-meta>
</file>